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4.228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2.05cm"/>
    </style:style>
    <style:style style:name="co6" style:family="table-column">
      <style:table-column-properties fo:break-before="auto" style:column-width="1.261cm"/>
    </style:style>
    <style:style style:name="co7" style:family="table-column">
      <style:table-column-properties fo:break-before="auto" style:column-width="1.07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spa</text:p>
          </table:table-cell>
          <table:table-cell office:value-type="string" calcext:value-type="string">
            <text:p>ingles</text:p>
          </table:table-cell>
          <table:table-cell table:style-name="Default" office:value-type="string" calcext:value-type="string">
            <text:p>latin</text:p>
          </table:table-cell>
          <table:table-cell/>
          <table:table-cell office:value-type="string" calcext:value-type="string">
            <text:p>igual?</text:p>
          </table:table-cell>
          <table:table-cell/>
          <table:table-cell office:value-type="string" calcext:value-type="string">
            <text:p>inse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rom</text:p>
          </table:table-cell>
          <table:table-cell table:style-name="Default" office:value-type="string" calcext:value-type="string">
            <text:p>De</text:p>
          </table:table-cell>
          <table:table-cell/>
          <table:table-cell table:formula="of:=IF([.B2]=[.D2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2];&quot;, '&quot;;SUBSTITUTE(LOWER([.B2]);&quot;'&quot;;&quot;''&quot;);&quot;', '&quot;;SUBSTITUTE(LOWER([.C2]);&quot;'&quot;;&quot;''&quot;);&quot;', '&quot;;SUBSTITUTE(LOWER([.D2]);&quot;'&quot;;&quot;''&quot;);&quot;');&quot;)" office:value-type="string" office:string-value="insert into palabras(id, castellano, ingles, latin) values(1, 'de', 'from', 'de');" calcext:value-type="string">
            <text:p>insert into palabras(id, castellano, ingles, latin) values(1, 'de', 'from', 'de');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The</text:p>
          </table:table-cell>
          <table:table-cell table:style-name="Default" office:value-type="string" calcext:value-type="string">
            <text:p>In</text:p>
          </table:table-cell>
          <table:table-cell/>
          <table:table-cell table:formula="of:=IF([.B3]=[.D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];&quot;, '&quot;;SUBSTITUTE(LOWER([.B3]);&quot;'&quot;;&quot;''&quot;);&quot;', '&quot;;SUBSTITUTE(LOWER([.C3]);&quot;'&quot;;&quot;''&quot;);&quot;', '&quot;;SUBSTITUTE(LOWER([.D3]);&quot;'&quot;;&quot;''&quot;);&quot;');&quot;)" office:value-type="string" office:string-value="insert into palabras(id, castellano, ingles, latin) values(2, 'la', 'the', 'in');" calcext:value-type="string">
            <text:p>insert into palabras(id, castellano, ingles, latin) values(2, 'la', 'the', 'in');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That</text:p>
          </table:table-cell>
          <table:table-cell table:style-name="Default" office:value-type="string" calcext:value-type="string">
            <text:p>Quod</text:p>
          </table:table-cell>
          <table:table-cell/>
          <table:table-cell table:formula="of:=IF([.B4]=[.D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];&quot;, '&quot;;SUBSTITUTE(LOWER([.B4]);&quot;'&quot;;&quot;''&quot;);&quot;', '&quot;;SUBSTITUTE(LOWER([.C4]);&quot;'&quot;;&quot;''&quot;);&quot;', '&quot;;SUBSTITUTE(LOWER([.D4]);&quot;'&quot;;&quot;''&quot;);&quot;');&quot;)" office:value-type="string" office:string-value="insert into palabras(id, castellano, ingles, latin) values(3, 'que', 'that', 'quod');" calcext:value-type="string">
            <text:p>insert into palabras(id, castellano, ingles, latin) values(3, 'que', 'that', 'quod');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The</text:p>
          </table:table-cell>
          <table:table-cell table:style-name="Default" office:value-type="string" calcext:value-type="string">
            <text:p>Ille</text:p>
          </table:table-cell>
          <table:table-cell/>
          <table:table-cell table:formula="of:=IF([.B5]=[.D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];&quot;, '&quot;;SUBSTITUTE(LOWER([.B5]);&quot;'&quot;;&quot;''&quot;);&quot;', '&quot;;SUBSTITUTE(LOWER([.C5]);&quot;'&quot;;&quot;''&quot;);&quot;', '&quot;;SUBSTITUTE(LOWER([.D5]);&quot;'&quot;;&quot;''&quot;);&quot;');&quot;)" office:value-type="string" office:string-value="insert into palabras(id, castellano, ingles, latin) values(4, 'el', 'the', 'ille');" calcext:value-type="string">
            <text:p>insert into palabras(id, castellano, ingles, latin) values(4, 'el', 'the', 'ille');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t</text:p>
          </table:table-cell>
          <table:table-cell table:style-name="Default" office:value-type="string" calcext:value-type="string">
            <text:p>In</text:p>
          </table:table-cell>
          <table:table-cell/>
          <table:table-cell table:formula="of:=IF([.B6]=[.D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];&quot;, '&quot;;SUBSTITUTE(LOWER([.B6]);&quot;'&quot;;&quot;''&quot;);&quot;', '&quot;;SUBSTITUTE(LOWER([.C6]);&quot;'&quot;;&quot;''&quot;);&quot;', '&quot;;SUBSTITUTE(LOWER([.D6]);&quot;'&quot;;&quot;''&quot;);&quot;');&quot;)" office:value-type="string" office:string-value="insert into palabras(id, castellano, ingles, latin) values(5, 'en', 'at', 'in');" calcext:value-type="string">
            <text:p>insert into palabras(id, castellano, ingles, latin) values(5, 'en', 'at', 'in');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number-columns-repeated="2" office:value-type="string" calcext:value-type="string">
            <text:p>Y</text:p>
          </table:table-cell>
          <table:table-cell table:style-name="Default" office:value-type="string" calcext:value-type="string">
            <text:p>Et</text:p>
          </table:table-cell>
          <table:table-cell/>
          <table:table-cell table:formula="of:=IF([.B7]=[.D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];&quot;, '&quot;;SUBSTITUTE(LOWER([.B7]);&quot;'&quot;;&quot;''&quot;);&quot;', '&quot;;SUBSTITUTE(LOWER([.C7]);&quot;'&quot;;&quot;''&quot;);&quot;', '&quot;;SUBSTITUTE(LOWER([.D7]);&quot;'&quot;;&quot;''&quot;);&quot;');&quot;)" office:value-type="string" office:string-value="insert into palabras(id, castellano, ingles, latin) values(6, 'y', 'y', 'et');" calcext:value-type="string">
            <text:p>insert into palabras(id, castellano, ingles, latin) values(6, 'y', 'y', 'et');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Los</text:p>
          </table:table-cell>
          <table:table-cell office:value-type="string" calcext:value-type="string">
            <text:p>The</text:p>
          </table:table-cell>
          <table:table-cell table:style-name="Default" office:value-type="string" calcext:value-type="string">
            <text:p>Hi</text:p>
          </table:table-cell>
          <table:table-cell/>
          <table:table-cell table:formula="of:=IF([.B8]=[.D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];&quot;, '&quot;;SUBSTITUTE(LOWER([.B8]);&quot;'&quot;;&quot;''&quot;);&quot;', '&quot;;SUBSTITUTE(LOWER([.C8]);&quot;'&quot;;&quot;''&quot;);&quot;', '&quot;;SUBSTITUTE(LOWER([.D8]);&quot;'&quot;;&quot;''&quot;);&quot;');&quot;)" office:value-type="string" office:string-value="insert into palabras(id, castellano, ingles, latin) values(7, 'los', 'the', 'hi');" calcext:value-type="string">
            <text:p>insert into palabras(id, castellano, ingles, latin) values(7, 'los', 'the', 'hi');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Himself</text:p>
          </table:table-cell>
          <table:table-cell table:style-name="Default" office:value-type="string" calcext:value-type="string">
            <text:p>Se</text:p>
          </table:table-cell>
          <table:table-cell/>
          <table:table-cell table:formula="of:=IF([.B9]=[.D9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9];&quot;, '&quot;;SUBSTITUTE(LOWER([.B9]);&quot;'&quot;;&quot;''&quot;);&quot;', '&quot;;SUBSTITUTE(LOWER([.C9]);&quot;'&quot;;&quot;''&quot;);&quot;', '&quot;;SUBSTITUTE(LOWER([.D9]);&quot;'&quot;;&quot;''&quot;);&quot;');&quot;)" office:value-type="string" office:string-value="insert into palabras(id, castellano, ingles, latin) values(8, 'se', 'himself', 'se');" calcext:value-type="string">
            <text:p>insert into palabras(id, castellano, ingles, latin) values(8, 'se', 'himself', 'se');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From</text:p>
          </table:table-cell>
          <table:table-cell table:style-name="Default" office:value-type="string" calcext:value-type="string">
            <text:p>De</text:p>
          </table:table-cell>
          <table:table-cell/>
          <table:table-cell table:formula="of:=IF([.B10]=[.D1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];&quot;, '&quot;;SUBSTITUTE(LOWER([.B10]);&quot;'&quot;;&quot;''&quot;);&quot;', '&quot;;SUBSTITUTE(LOWER([.C10]);&quot;'&quot;;&quot;''&quot;);&quot;', '&quot;;SUBSTITUTE(LOWER([.D10]);&quot;'&quot;;&quot;''&quot;);&quot;');&quot;)" office:value-type="string" office:string-value="insert into palabras(id, castellano, ingles, latin) values(9, 'del', 'from', 'de');" calcext:value-type="string">
            <text:p>insert into palabras(id, castellano, ingles, latin) values(9, 'del', 'from', 'de');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Las</text:p>
          </table:table-cell>
          <table:table-cell office:value-type="string" calcext:value-type="string">
            <text:p>The</text:p>
          </table:table-cell>
          <table:table-cell table:style-name="Default" office:value-type="string" calcext:value-type="string">
            <text:p>Illi</text:p>
          </table:table-cell>
          <table:table-cell/>
          <table:table-cell table:formula="of:=IF([.B11]=[.D1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];&quot;, '&quot;;SUBSTITUTE(LOWER([.B11]);&quot;'&quot;;&quot;''&quot;);&quot;', '&quot;;SUBSTITUTE(LOWER([.C11]);&quot;'&quot;;&quot;''&quot;);&quot;', '&quot;;SUBSTITUTE(LOWER([.D11]);&quot;'&quot;;&quot;''&quot;);&quot;');&quot;)" office:value-type="string" office:string-value="insert into palabras(id, castellano, ingles, latin) values(10, 'las', 'the', 'illi');" calcext:value-type="string">
            <text:p>insert into palabras(id, castellano, ingles, latin) values(10, 'las', 'the', 'illi');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Unus</text:p>
          </table:table-cell>
          <table:table-cell/>
          <table:table-cell table:formula="of:=IF([.B12]=[.D1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];&quot;, '&quot;;SUBSTITUTE(LOWER([.B12]);&quot;'&quot;;&quot;''&quot;);&quot;', '&quot;;SUBSTITUTE(LOWER([.C12]);&quot;'&quot;;&quot;''&quot;);&quot;', '&quot;;SUBSTITUTE(LOWER([.D12]);&quot;'&quot;;&quot;''&quot;);&quot;');&quot;)" office:value-type="string" office:string-value="insert into palabras(id, castellano, ingles, latin) values(11, 'un', 'a', 'unus');" calcext:value-type="string">
            <text:p>insert into palabras(id, castellano, ingles, latin) values(11, 'un', 'a', 'unus');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By</text:p>
          </table:table-cell>
          <table:table-cell table:style-name="Default" office:value-type="string" calcext:value-type="string">
            <text:p>Per</text:p>
          </table:table-cell>
          <table:table-cell/>
          <table:table-cell table:formula="of:=IF([.B13]=[.D1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];&quot;, '&quot;;SUBSTITUTE(LOWER([.B13]);&quot;'&quot;;&quot;''&quot;);&quot;', '&quot;;SUBSTITUTE(LOWER([.C13]);&quot;'&quot;;&quot;''&quot;);&quot;', '&quot;;SUBSTITUTE(LOWER([.D13]);&quot;'&quot;;&quot;''&quot;);&quot;');&quot;)" office:value-type="string" office:string-value="insert into palabras(id, castellano, ingles, latin) values(12, 'por', 'by', 'per');" calcext:value-type="string">
            <text:p>insert into palabras(id, castellano, ingles, latin) values(12, 'por', 'by', 'per');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With</text:p>
          </table:table-cell>
          <table:table-cell table:style-name="Default" office:value-type="string" calcext:value-type="string">
            <text:p>Cum</text:p>
          </table:table-cell>
          <table:table-cell/>
          <table:table-cell table:formula="of:=IF([.B14]=[.D1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];&quot;, '&quot;;SUBSTITUTE(LOWER([.B14]);&quot;'&quot;;&quot;''&quot;);&quot;', '&quot;;SUBSTITUTE(LOWER([.C14]);&quot;'&quot;;&quot;''&quot;);&quot;', '&quot;;SUBSTITUTE(LOWER([.D14]);&quot;'&quot;;&quot;''&quot;);&quot;');&quot;)" office:value-type="string" office:string-value="insert into palabras(id, castellano, ingles, latin) values(13, 'con', 'with', 'cum');" calcext:value-type="string">
            <text:p>insert into palabras(id, castellano, ingles, latin) values(13, 'con', 'with', 'cum');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</text:p>
          </table:table-cell>
          <table:table-cell table:style-name="Default" office:value-type="string" calcext:value-type="string">
            <text:p>Non</text:p>
          </table:table-cell>
          <table:table-cell/>
          <table:table-cell table:formula="of:=IF([.B15]=[.D1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];&quot;, '&quot;;SUBSTITUTE(LOWER([.B15]);&quot;'&quot;;&quot;''&quot;);&quot;', '&quot;;SUBSTITUTE(LOWER([.C15]);&quot;'&quot;;&quot;''&quot;);&quot;', '&quot;;SUBSTITUTE(LOWER([.D15]);&quot;'&quot;;&quot;''&quot;);&quot;');&quot;)" office:value-type="string" office:string-value="insert into palabras(id, castellano, ingles, latin) values(14, 'no', 'not', 'non');" calcext:value-type="string">
            <text:p>insert into palabras(id, castellano, ingles, latin) values(14, 'no', 'not', 'non');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Una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Una</text:p>
          </table:table-cell>
          <table:table-cell/>
          <table:table-cell table:formula="of:=IF([.B16]=[.D16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6];&quot;, '&quot;;SUBSTITUTE(LOWER([.B16]);&quot;'&quot;;&quot;''&quot;);&quot;', '&quot;;SUBSTITUTE(LOWER([.C16]);&quot;'&quot;;&quot;''&quot;);&quot;', '&quot;;SUBSTITUTE(LOWER([.D16]);&quot;'&quot;;&quot;''&quot;);&quot;');&quot;)" office:value-type="string" office:string-value="insert into palabras(id, castellano, ingles, latin) values(15, 'una', 'a', 'una');" calcext:value-type="string">
            <text:p>insert into palabras(id, castellano, ingles, latin) values(15, 'una', 'a', 'una');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Your</text:p>
          </table:table-cell>
          <table:table-cell table:style-name="Default" office:value-type="string" calcext:value-type="string">
            <text:p>Suum</text:p>
          </table:table-cell>
          <table:table-cell/>
          <table:table-cell table:formula="of:=IF([.B17]=[.D1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];&quot;, '&quot;;SUBSTITUTE(LOWER([.B17]);&quot;'&quot;;&quot;''&quot;);&quot;', '&quot;;SUBSTITUTE(LOWER([.C17]);&quot;'&quot;;&quot;''&quot;);&quot;', '&quot;;SUBSTITUTE(LOWER([.D17]);&quot;'&quot;;&quot;''&quot;);&quot;');&quot;)" office:value-type="string" office:string-value="insert into palabras(id, castellano, ingles, latin) values(16, 'su', 'your', 'suum');" calcext:value-type="string">
            <text:p>insert into palabras(id, castellano, ingles, latin) values(16, 'su', 'your', 'suum');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Para</text:p>
          </table:table-cell>
          <table:table-cell office:value-type="string" calcext:value-type="string">
            <text:p>For</text:p>
          </table:table-cell>
          <table:table-cell table:style-name="Default" office:value-type="string" calcext:value-type="string">
            <text:p>Ad</text:p>
          </table:table-cell>
          <table:table-cell/>
          <table:table-cell table:formula="of:=IF([.B18]=[.D1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];&quot;, '&quot;;SUBSTITUTE(LOWER([.B18]);&quot;'&quot;;&quot;''&quot;);&quot;', '&quot;;SUBSTITUTE(LOWER([.C18]);&quot;'&quot;;&quot;''&quot;);&quot;', '&quot;;SUBSTITUTE(LOWER([.D18]);&quot;'&quot;;&quot;''&quot;);&quot;');&quot;)" office:value-type="string" office:string-value="insert into palabras(id, castellano, ingles, latin) values(17, 'para', 'for', 'ad');" calcext:value-type="string">
            <text:p>insert into palabras(id, castellano, ingles, latin) values(17, 'para', 'for', 'ad');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Is</text:p>
          </table:table-cell>
          <table:table-cell table:style-name="Default" office:value-type="string" calcext:value-type="string">
            <text:p>Est</text:p>
          </table:table-cell>
          <table:table-cell/>
          <table:table-cell table:formula="of:=IF([.B19]=[.D1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];&quot;, '&quot;;SUBSTITUTE(LOWER([.B19]);&quot;'&quot;;&quot;''&quot;);&quot;', '&quot;;SUBSTITUTE(LOWER([.C19]);&quot;'&quot;;&quot;''&quot;);&quot;', '&quot;;SUBSTITUTE(LOWER([.D19]);&quot;'&quot;;&quot;''&quot;);&quot;');&quot;)" office:value-type="string" office:string-value="insert into palabras(id, castellano, ingles, latin) values(18, 'es', 'is', 'est');" calcext:value-type="string">
            <text:p>insert into palabras(id, castellano, ingles, latin) values(18, 'es', 'is', 'est');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To</text:p>
          </table:table-cell>
          <table:table-cell table:style-name="Default" office:value-type="string" calcext:value-type="string">
            <text:p>In</text:p>
          </table:table-cell>
          <table:table-cell/>
          <table:table-cell table:formula="of:=IF([.B20]=[.D2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];&quot;, '&quot;;SUBSTITUTE(LOWER([.B20]);&quot;'&quot;;&quot;''&quot;);&quot;', '&quot;;SUBSTITUTE(LOWER([.C20]);&quot;'&quot;;&quot;''&quot;);&quot;', '&quot;;SUBSTITUTE(LOWER([.D20]);&quot;'&quot;;&quot;''&quot;);&quot;');&quot;)" office:value-type="string" office:string-value="insert into palabras(id, castellano, ingles, latin) values(19, 'al', 'to', 'in');" calcext:value-type="string">
            <text:p>insert into palabras(id, castellano, ingles, latin) values(19, 'al', 'to', 'in');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It</text:p>
          </table:table-cell>
          <table:table-cell table:style-name="Default" office:value-type="string" calcext:value-type="string">
            <text:p>Illud</text:p>
          </table:table-cell>
          <table:table-cell/>
          <table:table-cell table:formula="of:=IF([.B21]=[.D2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1];&quot;, '&quot;;SUBSTITUTE(LOWER([.B21]);&quot;'&quot;;&quot;''&quot;);&quot;', '&quot;;SUBSTITUTE(LOWER([.C21]);&quot;'&quot;;&quot;''&quot;);&quot;', '&quot;;SUBSTITUTE(LOWER([.D21]);&quot;'&quot;;&quot;''&quot;);&quot;');&quot;)" office:value-type="string" office:string-value="insert into palabras(id, castellano, ingles, latin) values(20, 'lo', 'it', 'illud');" calcext:value-type="string">
            <text:p>insert into palabras(id, castellano, ingles, latin) values(20, 'lo', 'it', 'illud');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Como</text:p>
          </table:table-cell>
          <table:table-cell office:value-type="string" calcext:value-type="string">
            <text:p>Like</text:p>
          </table:table-cell>
          <table:table-cell table:style-name="Default" office:value-type="string" calcext:value-type="string">
            <text:p>Sicut</text:p>
          </table:table-cell>
          <table:table-cell/>
          <table:table-cell table:formula="of:=IF([.B22]=[.D2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2];&quot;, '&quot;;SUBSTITUTE(LOWER([.B22]);&quot;'&quot;;&quot;''&quot;);&quot;', '&quot;;SUBSTITUTE(LOWER([.C22]);&quot;'&quot;;&quot;''&quot;);&quot;', '&quot;;SUBSTITUTE(LOWER([.D22]);&quot;'&quot;;&quot;''&quot;);&quot;');&quot;)" office:value-type="string" office:string-value="insert into palabras(id, castellano, ingles, latin) values(21, 'como', 'like', 'sicut');" calcext:value-type="string">
            <text:p>insert into palabras(id, castellano, ingles, latin) values(21, 'como', 'like', 'sicut');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Más</text:p>
          </table:table-cell>
          <table:table-cell office:value-type="string" calcext:value-type="string">
            <text:p>More</text:p>
          </table:table-cell>
          <table:table-cell table:style-name="Default" office:value-type="string" calcext:value-type="string">
            <text:p>Plus</text:p>
          </table:table-cell>
          <table:table-cell/>
          <table:table-cell table:formula="of:=IF([.B23]=[.D2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3];&quot;, '&quot;;SUBSTITUTE(LOWER([.B23]);&quot;'&quot;;&quot;''&quot;);&quot;', '&quot;;SUBSTITUTE(LOWER([.C23]);&quot;'&quot;;&quot;''&quot;);&quot;', '&quot;;SUBSTITUTE(LOWER([.D23]);&quot;'&quot;;&quot;''&quot;);&quot;');&quot;)" office:value-type="string" office:string-value="insert into palabras(id, castellano, ingles, latin) values(22, 'más', 'more', 'plus');" calcext:value-type="string">
            <text:p>insert into palabras(id, castellano, ingles, latin) values(22, 'más', 'more', 'plus');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r</text:p>
          </table:table-cell>
          <table:table-cell table:style-name="Default" office:value-type="string" calcext:value-type="string">
            <text:p>Vel</text:p>
          </table:table-cell>
          <table:table-cell/>
          <table:table-cell table:formula="of:=IF([.B24]=[.D2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4];&quot;, '&quot;;SUBSTITUTE(LOWER([.B24]);&quot;'&quot;;&quot;''&quot;);&quot;', '&quot;;SUBSTITUTE(LOWER([.C24]);&quot;'&quot;;&quot;''&quot;);&quot;', '&quot;;SUBSTITUTE(LOWER([.D24]);&quot;'&quot;;&quot;''&quot;);&quot;');&quot;)" office:value-type="string" office:string-value="insert into palabras(id, castellano, ingles, latin) values(23, 'o', 'or', 'vel');" calcext:value-type="string">
            <text:p>insert into palabras(id, castellano, ingles, latin) values(23, 'o', 'or', 'vel');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Pero</text:p>
          </table:table-cell>
          <table:table-cell office:value-type="string" calcext:value-type="string">
            <text:p>But</text:p>
          </table:table-cell>
          <table:table-cell table:style-name="Default" office:value-type="string" calcext:value-type="string">
            <text:p>Sed</text:p>
          </table:table-cell>
          <table:table-cell/>
          <table:table-cell table:formula="of:=IF([.B25]=[.D2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5];&quot;, '&quot;;SUBSTITUTE(LOWER([.B25]);&quot;'&quot;;&quot;''&quot;);&quot;', '&quot;;SUBSTITUTE(LOWER([.C25]);&quot;'&quot;;&quot;''&quot;);&quot;', '&quot;;SUBSTITUTE(LOWER([.D25]);&quot;'&quot;;&quot;''&quot;);&quot;');&quot;)" office:value-type="string" office:string-value="insert into palabras(id, castellano, ingles, latin) values(24, 'pero', 'but', 'sed');" calcext:value-type="string">
            <text:p>insert into palabras(id, castellano, ingles, latin) values(24, 'pero', 'but', 'sed');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Its</text:p>
          </table:table-cell>
          <table:table-cell table:style-name="Default" office:value-type="string" calcext:value-type="string">
            <text:p>Sui</text:p>
          </table:table-cell>
          <table:table-cell/>
          <table:table-cell table:formula="of:=IF([.B26]=[.D2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6];&quot;, '&quot;;SUBSTITUTE(LOWER([.B26]);&quot;'&quot;;&quot;''&quot;);&quot;', '&quot;;SUBSTITUTE(LOWER([.C26]);&quot;'&quot;;&quot;''&quot;);&quot;', '&quot;;SUBSTITUTE(LOWER([.D26]);&quot;'&quot;;&quot;''&quot;);&quot;');&quot;)" office:value-type="string" office:string-value="insert into palabras(id, castellano, ingles, latin) values(25, 'sus', 'its', 'sui');" calcext:value-type="string">
            <text:p>insert into palabras(id, castellano, ingles, latin) values(25, 'sus', 'its', 'sui');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Himself</text:p>
          </table:table-cell>
          <table:table-cell table:style-name="Default" office:value-type="string" calcext:value-type="string">
            <text:p>Ita</text:p>
          </table:table-cell>
          <table:table-cell/>
          <table:table-cell table:formula="of:=IF([.B27]=[.D2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7];&quot;, '&quot;;SUBSTITUTE(LOWER([.B27]);&quot;'&quot;;&quot;''&quot;);&quot;', '&quot;;SUBSTITUTE(LOWER([.C27]);&quot;'&quot;;&quot;''&quot;);&quot;', '&quot;;SUBSTITUTE(LOWER([.D27]);&quot;'&quot;;&quot;''&quot;);&quot;');&quot;)" office:value-type="string" office:string-value="insert into palabras(id, castellano, ingles, latin) values(26, 'le', 'himself', 'ita');" calcext:value-type="string">
            <text:p>insert into palabras(id, castellano, ingles, latin) values(26, 'le', 'himself', 'ita');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Has</text:p>
          </table:table-cell>
          <table:table-cell table:style-name="Default" office:value-type="string" calcext:value-type="string">
            <text:p>Habet</text:p>
          </table:table-cell>
          <table:table-cell/>
          <table:table-cell table:formula="of:=IF([.B28]=[.D2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8];&quot;, '&quot;;SUBSTITUTE(LOWER([.B28]);&quot;'&quot;;&quot;''&quot;);&quot;', '&quot;;SUBSTITUTE(LOWER([.C28]);&quot;'&quot;;&quot;''&quot;);&quot;', '&quot;;SUBSTITUTE(LOWER([.D28]);&quot;'&quot;;&quot;''&quot;);&quot;');&quot;)" office:value-type="string" office:string-value="insert into palabras(id, castellano, ingles, latin) values(27, 'ha', 'has', 'habet');" calcext:value-type="string">
            <text:p>insert into palabras(id, castellano, ingles, latin) values(27, 'ha', 'has', 'habet');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number-columns-repeated="2" office:value-type="string" calcext:value-type="string">
            <text:p>Me</text:p>
          </table:table-cell>
          <table:table-cell table:style-name="Default" office:value-type="string" calcext:value-type="string">
            <text:p>Me</text:p>
          </table:table-cell>
          <table:table-cell/>
          <table:table-cell table:formula="of:=IF([.B29]=[.D29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29];&quot;, '&quot;;SUBSTITUTE(LOWER([.B29]);&quot;'&quot;;&quot;''&quot;);&quot;', '&quot;;SUBSTITUTE(LOWER([.C29]);&quot;'&quot;;&quot;''&quot;);&quot;', '&quot;;SUBSTITUTE(LOWER([.D29]);&quot;'&quot;;&quot;''&quot;);&quot;');&quot;)" office:value-type="string" office:string-value="insert into palabras(id, castellano, ingles, latin) values(28, 'me', 'me', 'me');" calcext:value-type="string">
            <text:p>insert into palabras(id, castellano, ingles, latin) values(28, 'me', 'me', 'me');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If</text:p>
          </table:table-cell>
          <table:table-cell table:style-name="Default" office:value-type="string" calcext:value-type="string">
            <text:p>Si</text:p>
          </table:table-cell>
          <table:table-cell/>
          <table:table-cell table:formula="of:=IF([.B30]=[.D30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30];&quot;, '&quot;;SUBSTITUTE(LOWER([.B30]);&quot;'&quot;;&quot;''&quot;);&quot;', '&quot;;SUBSTITUTE(LOWER([.C30]);&quot;'&quot;;&quot;''&quot;);&quot;', '&quot;;SUBSTITUTE(LOWER([.D30]);&quot;'&quot;;&quot;''&quot;);&quot;');&quot;)" office:value-type="string" office:string-value="insert into palabras(id, castellano, ingles, latin) values(29, 'si', 'if', 'si');" calcext:value-type="string">
            <text:p>insert into palabras(id, castellano, ingles, latin) values(29, 'si', 'if', 'si');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Without</text:p>
          </table:table-cell>
          <table:table-cell table:style-name="Default" office:value-type="string" calcext:value-type="string">
            <text:p>Sine</text:p>
          </table:table-cell>
          <table:table-cell/>
          <table:table-cell table:formula="of:=IF([.B31]=[.D3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1];&quot;, '&quot;;SUBSTITUTE(LOWER([.B31]);&quot;'&quot;;&quot;''&quot;);&quot;', '&quot;;SUBSTITUTE(LOWER([.C31]);&quot;'&quot;;&quot;''&quot;);&quot;', '&quot;;SUBSTITUTE(LOWER([.D31]);&quot;'&quot;;&quot;''&quot;);&quot;');&quot;)" office:value-type="string" office:string-value="insert into palabras(id, castellano, ingles, latin) values(30, 'sin', 'without', 'sine');" calcext:value-type="string">
            <text:p>insert into palabras(id, castellano, ingles, latin) values(30, 'sin', 'without', 'sine');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Sobre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Super</text:p>
          </table:table-cell>
          <table:table-cell/>
          <table:table-cell table:formula="of:=IF([.B32]=[.D3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2];&quot;, '&quot;;SUBSTITUTE(LOWER([.B32]);&quot;'&quot;;&quot;''&quot;);&quot;', '&quot;;SUBSTITUTE(LOWER([.C32]);&quot;'&quot;;&quot;''&quot;);&quot;', '&quot;;SUBSTITUTE(LOWER([.D32]);&quot;'&quot;;&quot;''&quot;);&quot;');&quot;)" office:value-type="string" office:string-value="insert into palabras(id, castellano, ingles, latin) values(31, 'sobre', 'about', 'super');" calcext:value-type="string">
            <text:p>insert into palabras(id, castellano, ingles, latin) values(31, 'sobre', 'about', 'super');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Este</text:p>
          </table:table-cell>
          <table:table-cell office:value-type="string" calcext:value-type="string">
            <text:p>This</text:p>
          </table:table-cell>
          <table:table-cell table:style-name="Default" office:value-type="string" calcext:value-type="string">
            <text:p>Hic</text:p>
          </table:table-cell>
          <table:table-cell/>
          <table:table-cell table:formula="of:=IF([.B33]=[.D3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3];&quot;, '&quot;;SUBSTITUTE(LOWER([.B33]);&quot;'&quot;;&quot;''&quot;);&quot;', '&quot;;SUBSTITUTE(LOWER([.C33]);&quot;'&quot;;&quot;''&quot;);&quot;', '&quot;;SUBSTITUTE(LOWER([.D33]);&quot;'&quot;;&quot;''&quot;);&quot;');&quot;)" office:value-type="string" office:string-value="insert into palabras(id, castellano, ingles, latin) values(32, 'este', 'this', 'hic');" calcext:value-type="string">
            <text:p>insert into palabras(id, castellano, ingles, latin) values(32, 'este', 'this', 'hic');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Already</text:p>
          </table:table-cell>
          <table:table-cell table:style-name="Default" office:value-type="string" calcext:value-type="string">
            <text:p>Iam</text:p>
          </table:table-cell>
          <table:table-cell/>
          <table:table-cell table:formula="of:=IF([.B34]=[.D3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4];&quot;, '&quot;;SUBSTITUTE(LOWER([.B34]);&quot;'&quot;;&quot;''&quot;);&quot;', '&quot;;SUBSTITUTE(LOWER([.C34]);&quot;'&quot;;&quot;''&quot;);&quot;', '&quot;;SUBSTITUTE(LOWER([.D34]);&quot;'&quot;;&quot;''&quot;);&quot;');&quot;)" office:value-type="string" office:string-value="insert into palabras(id, castellano, ingles, latin) values(33, 'ya', 'already', 'iam');" calcext:value-type="string">
            <text:p>insert into palabras(id, castellano, ingles, latin) values(33, 'ya', 'already', 'iam');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Between</text:p>
          </table:table-cell>
          <table:table-cell table:style-name="Default" office:value-type="string" calcext:value-type="string">
            <text:p>Inter</text:p>
          </table:table-cell>
          <table:table-cell/>
          <table:table-cell table:formula="of:=IF([.B35]=[.D3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5];&quot;, '&quot;;SUBSTITUTE(LOWER([.B35]);&quot;'&quot;;&quot;''&quot;);&quot;', '&quot;;SUBSTITUTE(LOWER([.C35]);&quot;'&quot;;&quot;''&quot;);&quot;', '&quot;;SUBSTITUTE(LOWER([.D35]);&quot;'&quot;;&quot;''&quot;);&quot;');&quot;)" office:value-type="string" office:string-value="insert into palabras(id, castellano, ingles, latin) values(34, 'entre', 'between', 'inter');" calcext:value-type="string">
            <text:p>insert into palabras(id, castellano, ingles, latin) values(34, 'entre', 'between', 'inter');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Cuando</text:p>
          </table:table-cell>
          <table:table-cell office:value-type="string" calcext:value-type="string">
            <text:p>When</text:p>
          </table:table-cell>
          <table:table-cell table:style-name="Default" office:value-type="string" calcext:value-type="string">
            <text:p>Cum</text:p>
          </table:table-cell>
          <table:table-cell/>
          <table:table-cell table:formula="of:=IF([.B36]=[.D3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6];&quot;, '&quot;;SUBSTITUTE(LOWER([.B36]);&quot;'&quot;;&quot;''&quot;);&quot;', '&quot;;SUBSTITUTE(LOWER([.C36]);&quot;'&quot;;&quot;''&quot;);&quot;', '&quot;;SUBSTITUTE(LOWER([.D36]);&quot;'&quot;;&quot;''&quot;);&quot;');&quot;)" office:value-type="string" office:string-value="insert into palabras(id, castellano, ingles, latin) values(35, 'cuando', 'when', 'cum');" calcext:value-type="string">
            <text:p>insert into palabras(id, castellano, ingles, latin) values(35, 'cuando', 'when', 'cum');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All</text:p>
          </table:table-cell>
          <table:table-cell table:style-name="Default" office:value-type="string" calcext:value-type="string">
            <text:p>Omnis</text:p>
          </table:table-cell>
          <table:table-cell/>
          <table:table-cell table:formula="of:=IF([.B37]=[.D3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7];&quot;, '&quot;;SUBSTITUTE(LOWER([.B37]);&quot;'&quot;;&quot;''&quot;);&quot;', '&quot;;SUBSTITUTE(LOWER([.C37]);&quot;'&quot;;&quot;''&quot;);&quot;', '&quot;;SUBSTITUTE(LOWER([.D37]);&quot;'&quot;;&quot;''&quot;);&quot;');&quot;)" office:value-type="string" office:string-value="insert into palabras(id, castellano, ingles, latin) values(36, 'todo', 'all', 'omnis');" calcext:value-type="string">
            <text:p>insert into palabras(id, castellano, ingles, latin) values(36, 'todo', 'all', 'omnis');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Esta</text:p>
          </table:table-cell>
          <table:table-cell office:value-type="string" calcext:value-type="string">
            <text:p>Is</text:p>
          </table:table-cell>
          <table:table-cell table:style-name="Default" office:value-type="string" calcext:value-type="string">
            <text:p>Hic</text:p>
          </table:table-cell>
          <table:table-cell/>
          <table:table-cell table:formula="of:=IF([.B38]=[.D3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8];&quot;, '&quot;;SUBSTITUTE(LOWER([.B38]);&quot;'&quot;;&quot;''&quot;);&quot;', '&quot;;SUBSTITUTE(LOWER([.C38]);&quot;'&quot;;&quot;''&quot;);&quot;', '&quot;;SUBSTITUTE(LOWER([.D38]);&quot;'&quot;;&quot;''&quot;);&quot;');&quot;)" office:value-type="string" office:string-value="insert into palabras(id, castellano, ingles, latin) values(37, 'esta', 'is', 'hic');" calcext:value-type="string">
            <text:p>insert into palabras(id, castellano, ingles, latin) values(37, 'esta', 'is', 'hic');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Be</text:p>
          </table:table-cell>
          <table:table-cell table:style-name="Default" office:value-type="string" calcext:value-type="string">
            <text:p>Esse</text:p>
          </table:table-cell>
          <table:table-cell/>
          <table:table-cell table:formula="of:=IF([.B39]=[.D3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9];&quot;, '&quot;;SUBSTITUTE(LOWER([.B39]);&quot;'&quot;;&quot;''&quot;);&quot;', '&quot;;SUBSTITUTE(LOWER([.C39]);&quot;'&quot;;&quot;''&quot;);&quot;', '&quot;;SUBSTITUTE(LOWER([.D39]);&quot;'&quot;;&quot;''&quot;);&quot;');&quot;)" office:value-type="string" office:string-value="insert into palabras(id, castellano, ingles, latin) values(38, 'ser', 'be', 'esse');" calcext:value-type="string">
            <text:p>insert into palabras(id, castellano, ingles, latin) values(38, 'ser', 'be', 'esse');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Are</text:p>
          </table:table-cell>
          <table:table-cell table:style-name="Default" office:value-type="string" calcext:value-type="string">
            <text:p>Sunt</text:p>
          </table:table-cell>
          <table:table-cell/>
          <table:table-cell table:formula="of:=IF([.B40]=[.D4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0];&quot;, '&quot;;SUBSTITUTE(LOWER([.B40]);&quot;'&quot;;&quot;''&quot;);&quot;', '&quot;;SUBSTITUTE(LOWER([.C40]);&quot;'&quot;;&quot;''&quot;);&quot;', '&quot;;SUBSTITUTE(LOWER([.D40]);&quot;'&quot;;&quot;''&quot;);&quot;');&quot;)" office:value-type="string" office:string-value="insert into palabras(id, castellano, ingles, latin) values(39, 'son', 'are', 'sunt');" calcext:value-type="string">
            <text:p>insert into palabras(id, castellano, ingles, latin) values(39, 'son', 'are', 'sunt');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Dos</text:p>
          </table:table-cell>
          <table:table-cell office:value-type="string" calcext:value-type="string">
            <text:p>Two</text:p>
          </table:table-cell>
          <table:table-cell table:style-name="Default" office:value-type="string" calcext:value-type="string">
            <text:p>Duo</text:p>
          </table:table-cell>
          <table:table-cell/>
          <table:table-cell table:formula="of:=IF([.B41]=[.D4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1];&quot;, '&quot;;SUBSTITUTE(LOWER([.B41]);&quot;'&quot;;&quot;''&quot;);&quot;', '&quot;;SUBSTITUTE(LOWER([.C41]);&quot;'&quot;;&quot;''&quot;);&quot;', '&quot;;SUBSTITUTE(LOWER([.D41]);&quot;'&quot;;&quot;''&quot;);&quot;');&quot;)" office:value-type="string" office:string-value="insert into palabras(id, castellano, ingles, latin) values(40, 'dos', 'two', 'duo');" calcext:value-type="string">
            <text:p>insert into palabras(id, castellano, ingles, latin) values(40, 'dos', 'two', 'duo');</text:p>
          </table:table-cell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También</text:p>
          </table:table-cell>
          <table:table-cell office:value-type="string" calcext:value-type="string">
            <text:p>Also</text:p>
          </table:table-cell>
          <table:table-cell table:style-name="Default" office:value-type="string" calcext:value-type="string">
            <text:p>Etiam</text:p>
          </table:table-cell>
          <table:table-cell/>
          <table:table-cell table:formula="of:=IF([.B42]=[.D4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2];&quot;, '&quot;;SUBSTITUTE(LOWER([.B42]);&quot;'&quot;;&quot;''&quot;);&quot;', '&quot;;SUBSTITUTE(LOWER([.C42]);&quot;'&quot;;&quot;''&quot;);&quot;', '&quot;;SUBSTITUTE(LOWER([.D42]);&quot;'&quot;;&quot;''&quot;);&quot;');&quot;)" office:value-type="string" office:string-value="insert into palabras(id, castellano, ingles, latin) values(41, 'también', 'also', 'etiam');" calcext:value-type="string">
            <text:p>insert into palabras(id, castellano, ingles, latin) values(41, 'también', 'also', 'etiam');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Fue</text:p>
          </table:table-cell>
          <table:table-cell office:value-type="string" calcext:value-type="string">
            <text:p>Was</text:p>
          </table:table-cell>
          <table:table-cell table:style-name="Default" office:value-type="string" calcext:value-type="string">
            <text:p>Fuit</text:p>
          </table:table-cell>
          <table:table-cell/>
          <table:table-cell table:formula="of:=IF([.B43]=[.D4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3];&quot;, '&quot;;SUBSTITUTE(LOWER([.B43]);&quot;'&quot;;&quot;''&quot;);&quot;', '&quot;;SUBSTITUTE(LOWER([.C43]);&quot;'&quot;;&quot;''&quot;);&quot;', '&quot;;SUBSTITUTE(LOWER([.D43]);&quot;'&quot;;&quot;''&quot;);&quot;');&quot;)" office:value-type="string" office:string-value="insert into palabras(id, castellano, ingles, latin) values(42, 'fue', 'was', 'fuit');" calcext:value-type="string">
            <text:p>insert into palabras(id, castellano, ingles, latin) values(42, 'fue', 'was', 'fuit');</text:p>
          </table:table-cell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Was</text:p>
          </table:table-cell>
          <table:table-cell table:style-name="Default" office:value-type="string" calcext:value-type="string">
            <text:p>Erat</text:p>
          </table:table-cell>
          <table:table-cell/>
          <table:table-cell table:formula="of:=IF([.B44]=[.D4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4];&quot;, '&quot;;SUBSTITUTE(LOWER([.B44]);&quot;'&quot;;&quot;''&quot;);&quot;', '&quot;;SUBSTITUTE(LOWER([.C44]);&quot;'&quot;;&quot;''&quot;);&quot;', '&quot;;SUBSTITUTE(LOWER([.D44]);&quot;'&quot;;&quot;''&quot;);&quot;');&quot;)" office:value-type="string" office:string-value="insert into palabras(id, castellano, ingles, latin) values(43, 'era', 'was', 'erat');" calcext:value-type="string">
            <text:p>insert into palabras(id, castellano, ingles, latin) values(43, 'era', 'was', 'erat');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Muy</text:p>
          </table:table-cell>
          <table:table-cell office:value-type="string" calcext:value-type="string">
            <text:p>Very</text:p>
          </table:table-cell>
          <table:table-cell table:style-name="Default" office:value-type="string" calcext:value-type="string">
            <text:p>Valde</text:p>
          </table:table-cell>
          <table:table-cell/>
          <table:table-cell table:formula="of:=IF([.B45]=[.D4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5];&quot;, '&quot;;SUBSTITUTE(LOWER([.B45]);&quot;'&quot;;&quot;''&quot;);&quot;', '&quot;;SUBSTITUTE(LOWER([.C45]);&quot;'&quot;;&quot;''&quot;);&quot;', '&quot;;SUBSTITUTE(LOWER([.D45]);&quot;'&quot;;&quot;''&quot;);&quot;');&quot;)" office:value-type="string" office:string-value="insert into palabras(id, castellano, ingles, latin) values(44, 'muy', 'very', 'valde');" calcext:value-type="string">
            <text:p>insert into palabras(id, castellano, ingles, latin) values(44, 'muy', 'very', 'valde');</text:p>
          </table:table-cell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Años</text:p>
          </table:table-cell>
          <table:table-cell office:value-type="string" calcext:value-type="string">
            <text:p>Years</text:p>
          </table:table-cell>
          <table:table-cell table:style-name="Default" office:value-type="string" calcext:value-type="string">
            <text:p>Annus</text:p>
          </table:table-cell>
          <table:table-cell/>
          <table:table-cell table:formula="of:=IF([.B46]=[.D4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6];&quot;, '&quot;;SUBSTITUTE(LOWER([.B46]);&quot;'&quot;;&quot;''&quot;);&quot;', '&quot;;SUBSTITUTE(LOWER([.C46]);&quot;'&quot;;&quot;''&quot;);&quot;', '&quot;;SUBSTITUTE(LOWER([.D46]);&quot;'&quot;;&quot;''&quot;);&quot;');&quot;)" office:value-type="string" office:string-value="insert into palabras(id, castellano, ingles, latin) values(45, 'años', 'years', 'annus');" calcext:value-type="string">
            <text:p>insert into palabras(id, castellano, ingles, latin) values(45, 'años', 'years', 'annus');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Hasta</text:p>
          </table:table-cell>
          <table:table-cell office:value-type="string" calcext:value-type="string">
            <text:p>To</text:p>
          </table:table-cell>
          <table:table-cell table:style-name="Default" office:value-type="string" calcext:value-type="string">
            <text:p>Usque</text:p>
          </table:table-cell>
          <table:table-cell/>
          <table:table-cell table:formula="of:=IF([.B47]=[.D4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7];&quot;, '&quot;;SUBSTITUTE(LOWER([.B47]);&quot;'&quot;;&quot;''&quot;);&quot;', '&quot;;SUBSTITUTE(LOWER([.C47]);&quot;'&quot;;&quot;''&quot;);&quot;', '&quot;;SUBSTITUTE(LOWER([.D47]);&quot;'&quot;;&quot;''&quot;);&quot;');&quot;)" office:value-type="string" office:string-value="insert into palabras(id, castellano, ingles, latin) values(46, 'hasta', 'to', 'usque');" calcext:value-type="string">
            <text:p>insert into palabras(id, castellano, ingles, latin) values(46, 'hasta', 'to', 'usque');</text:p>
          </table:table-cell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Desde</text:p>
          </table:table-cell>
          <table:table-cell office:value-type="string" calcext:value-type="string">
            <text:p>From</text:p>
          </table:table-cell>
          <table:table-cell table:style-name="Default" office:value-type="string" calcext:value-type="string">
            <text:p>Ab</text:p>
          </table:table-cell>
          <table:table-cell/>
          <table:table-cell table:formula="of:=IF([.B48]=[.D4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8];&quot;, '&quot;;SUBSTITUTE(LOWER([.B48]);&quot;'&quot;;&quot;''&quot;);&quot;', '&quot;;SUBSTITUTE(LOWER([.C48]);&quot;'&quot;;&quot;''&quot;);&quot;', '&quot;;SUBSTITUTE(LOWER([.D48]);&quot;'&quot;;&quot;''&quot;);&quot;');&quot;)" office:value-type="string" office:string-value="insert into palabras(id, castellano, ingles, latin) values(47, 'desde', 'from', 'ab');" calcext:value-type="string">
            <text:p>insert into palabras(id, castellano, ingles, latin) values(47, 'desde', 'from', 'ab');</text:p>
          </table:table-cell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Está</text:p>
          </table:table-cell>
          <table:table-cell office:value-type="string" calcext:value-type="string">
            <text:p>Is</text:p>
          </table:table-cell>
          <table:table-cell table:style-name="Default" office:value-type="string" calcext:value-type="string">
            <text:p>Est</text:p>
          </table:table-cell>
          <table:table-cell/>
          <table:table-cell table:formula="of:=IF([.B49]=[.D4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9];&quot;, '&quot;;SUBSTITUTE(LOWER([.B49]);&quot;'&quot;;&quot;''&quot;);&quot;', '&quot;;SUBSTITUTE(LOWER([.C49]);&quot;'&quot;;&quot;''&quot;);&quot;', '&quot;;SUBSTITUTE(LOWER([.D49]);&quot;'&quot;;&quot;''&quot;);&quot;');&quot;)" office:value-type="string" office:string-value="insert into palabras(id, castellano, ingles, latin) values(48, 'está', 'is', 'est');" calcext:value-type="string">
            <text:p>insert into palabras(id, castellano, ingles, latin) values(48, 'está', 'is', 'est');</text:p>
          </table:table-cell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y</text:p>
          </table:table-cell>
          <table:table-cell table:style-name="Default" office:value-type="string" calcext:value-type="string">
            <text:p>Meus</text:p>
          </table:table-cell>
          <table:table-cell/>
          <table:table-cell table:formula="of:=IF([.B50]=[.D5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0];&quot;, '&quot;;SUBSTITUTE(LOWER([.B50]);&quot;'&quot;;&quot;''&quot;);&quot;', '&quot;;SUBSTITUTE(LOWER([.C50]);&quot;'&quot;;&quot;''&quot;);&quot;', '&quot;;SUBSTITUTE(LOWER([.D50]);&quot;'&quot;;&quot;''&quot;);&quot;');&quot;)" office:value-type="string" office:string-value="insert into palabras(id, castellano, ingles, latin) values(49, 'mi', 'my', 'meus');" calcext:value-type="string">
            <text:p>insert into palabras(id, castellano, ingles, latin) values(49, 'mi', 'my', 'meus');</text:p>
          </table:table-cell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Porque</text:p>
          </table:table-cell>
          <table:table-cell office:value-type="string" calcext:value-type="string">
            <text:p>Because</text:p>
          </table:table-cell>
          <table:table-cell table:style-name="Default" office:value-type="string" calcext:value-type="string">
            <text:p>Quia</text:p>
          </table:table-cell>
          <table:table-cell/>
          <table:table-cell table:formula="of:=IF([.B51]=[.D5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1];&quot;, '&quot;;SUBSTITUTE(LOWER([.B51]);&quot;'&quot;;&quot;''&quot;);&quot;', '&quot;;SUBSTITUTE(LOWER([.C51]);&quot;'&quot;;&quot;''&quot;);&quot;', '&quot;;SUBSTITUTE(LOWER([.D51]);&quot;'&quot;;&quot;''&quot;);&quot;');&quot;)" office:value-type="string" office:string-value="insert into palabras(id, castellano, ingles, latin) values(50, 'porque', 'because', 'quia');" calcext:value-type="string">
            <text:p>insert into palabras(id, castellano, ingles, latin) values(50, 'porque', 'because', 'quia');</text:p>
          </table:table-cell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string" calcext:value-type="string">
            <text:p>Qué</text:p>
          </table:table-cell>
          <table:table-cell office:value-type="string" calcext:value-type="string">
            <text:p>What</text:p>
          </table:table-cell>
          <table:table-cell table:style-name="Default" office:value-type="string" calcext:value-type="string">
            <text:p>Quid</text:p>
          </table:table-cell>
          <table:table-cell/>
          <table:table-cell table:formula="of:=IF([.B52]=[.D5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2];&quot;, '&quot;;SUBSTITUTE(LOWER([.B52]);&quot;'&quot;;&quot;''&quot;);&quot;', '&quot;;SUBSTITUTE(LOWER([.C52]);&quot;'&quot;;&quot;''&quot;);&quot;', '&quot;;SUBSTITUTE(LOWER([.D52]);&quot;'&quot;;&quot;''&quot;);&quot;');&quot;)" office:value-type="string" office:string-value="insert into palabras(id, castellano, ingles, latin) values(51, 'qué', 'what', 'quid');" calcext:value-type="string">
            <text:p>insert into palabras(id, castellano, ingles, latin) values(51, 'qué', 'what', 'quid');</text:p>
          </table:table-cell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string" calcext:value-type="string">
            <text:p>Sólo</text:p>
          </table:table-cell>
          <table:table-cell office:value-type="string" calcext:value-type="string">
            <text:p>Only</text:p>
          </table:table-cell>
          <table:table-cell table:style-name="Default" office:value-type="string" calcext:value-type="string">
            <text:p>Solum</text:p>
          </table:table-cell>
          <table:table-cell/>
          <table:table-cell table:formula="of:=IF([.B53]=[.D5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3];&quot;, '&quot;;SUBSTITUTE(LOWER([.B53]);&quot;'&quot;;&quot;''&quot;);&quot;', '&quot;;SUBSTITUTE(LOWER([.C53]);&quot;'&quot;;&quot;''&quot;);&quot;', '&quot;;SUBSTITUTE(LOWER([.D53]);&quot;'&quot;;&quot;''&quot;);&quot;');&quot;)" office:value-type="string" office:string-value="insert into palabras(id, castellano, ingles, latin) values(52, 'sólo', 'only', 'solum');" calcext:value-type="string">
            <text:p>insert into palabras(id, castellano, ingles, latin) values(52, 'sólo', 'only', 'solum');</text:p>
          </table:table-cell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string" calcext:value-type="string">
            <text:p>Han</text:p>
          </table:table-cell>
          <table:table-cell office:value-type="string" calcext:value-type="string">
            <text:p>Have</text:p>
          </table:table-cell>
          <table:table-cell table:style-name="Default" office:value-type="string" calcext:value-type="string">
            <text:p>Habent</text:p>
          </table:table-cell>
          <table:table-cell/>
          <table:table-cell table:formula="of:=IF([.B54]=[.D5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4];&quot;, '&quot;;SUBSTITUTE(LOWER([.B54]);&quot;'&quot;;&quot;''&quot;);&quot;', '&quot;;SUBSTITUTE(LOWER([.C54]);&quot;'&quot;;&quot;''&quot;);&quot;', '&quot;;SUBSTITUTE(LOWER([.D54]);&quot;'&quot;;&quot;''&quot;);&quot;');&quot;)" office:value-type="string" office:string-value="insert into palabras(id, castellano, ingles, latin) values(53, 'han', 'have', 'habent');" calcext:value-type="string">
            <text:p>insert into palabras(id, castellano, ingles, latin) values(53, 'han', 'have', 'habent');</text:p>
          </table:table-cell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Ego</text:p>
          </table:table-cell>
          <table:table-cell/>
          <table:table-cell table:formula="of:=IF([.B55]=[.D5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5];&quot;, '&quot;;SUBSTITUTE(LOWER([.B55]);&quot;'&quot;;&quot;''&quot;);&quot;', '&quot;;SUBSTITUTE(LOWER([.C55]);&quot;'&quot;;&quot;''&quot;);&quot;', '&quot;;SUBSTITUTE(LOWER([.D55]);&quot;'&quot;;&quot;''&quot;);&quot;');&quot;)" office:value-type="string" office:string-value="insert into palabras(id, castellano, ingles, latin) values(54, 'yo', 'i', 'ego');" calcext:value-type="string">
            <text:p>insert into palabras(id, castellano, ingles, latin) values(54, 'yo', 'i', 'ego');</text:p>
          </table:table-cell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string" calcext:value-type="string">
            <text:p>Vez</text:p>
          </table:table-cell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Tempus</text:p>
          </table:table-cell>
          <table:table-cell/>
          <table:table-cell table:formula="of:=IF([.B56]=[.D5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6];&quot;, '&quot;;SUBSTITUTE(LOWER([.B56]);&quot;'&quot;;&quot;''&quot;);&quot;', '&quot;;SUBSTITUTE(LOWER([.C56]);&quot;'&quot;;&quot;''&quot;);&quot;', '&quot;;SUBSTITUTE(LOWER([.D56]);&quot;'&quot;;&quot;''&quot;);&quot;');&quot;)" office:value-type="string" office:string-value="insert into palabras(id, castellano, ingles, latin) values(55, 'vez', 'time', 'tempus');" calcext:value-type="string">
            <text:p>insert into palabras(id, castellano, ingles, latin) values(55, 'vez', 'time', 'tempus');</text:p>
          </table:table-cell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string" calcext:value-type="string">
            <text:p>Todos</text:p>
          </table:table-cell>
          <table:table-cell office:value-type="string" calcext:value-type="string">
            <text:p>All</text:p>
          </table:table-cell>
          <table:table-cell table:style-name="Default" office:value-type="string" calcext:value-type="string">
            <text:p>Omnis</text:p>
          </table:table-cell>
          <table:table-cell/>
          <table:table-cell table:formula="of:=IF([.B57]=[.D5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7];&quot;, '&quot;;SUBSTITUTE(LOWER([.B57]);&quot;'&quot;;&quot;''&quot;);&quot;', '&quot;;SUBSTITUTE(LOWER([.C57]);&quot;'&quot;;&quot;''&quot;);&quot;', '&quot;;SUBSTITUTE(LOWER([.D57]);&quot;'&quot;;&quot;''&quot;);&quot;');&quot;)" office:value-type="string" office:string-value="insert into palabras(id, castellano, ingles, latin) values(56, 'todos', 'all', 'omnis');" calcext:value-type="string">
            <text:p>insert into palabras(id, castellano, ingles, latin) values(56, 'todos', 'all', 'omnis');</text:p>
          </table:table-cell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string" calcext:value-type="string">
            <text:p>Así</text:p>
          </table:table-cell>
          <table:table-cell office:value-type="string" calcext:value-type="string">
            <text:p>So</text:p>
          </table:table-cell>
          <table:table-cell table:style-name="Default" office:value-type="string" calcext:value-type="string">
            <text:p>Iste</text:p>
          </table:table-cell>
          <table:table-cell/>
          <table:table-cell table:formula="of:=IF([.B58]=[.D5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8];&quot;, '&quot;;SUBSTITUTE(LOWER([.B58]);&quot;'&quot;;&quot;''&quot;);&quot;', '&quot;;SUBSTITUTE(LOWER([.C58]);&quot;'&quot;;&quot;''&quot;);&quot;', '&quot;;SUBSTITUTE(LOWER([.D58]);&quot;'&quot;;&quot;''&quot;);&quot;');&quot;)" office:value-type="string" office:string-value="insert into palabras(id, castellano, ingles, latin) values(57, 'así', 'so', 'iste');" calcext:value-type="string">
            <text:p>insert into palabras(id, castellano, ingles, latin) values(57, 'así', 'so', 'iste');</text:p>
          </table:table-cell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Us</text:p>
          </table:table-cell>
          <table:table-cell table:style-name="Default" office:value-type="string" calcext:value-type="string">
            <text:p>Nunc</text:p>
          </table:table-cell>
          <table:table-cell/>
          <table:table-cell table:formula="of:=IF([.B59]=[.D5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9];&quot;, '&quot;;SUBSTITUTE(LOWER([.B59]);&quot;'&quot;;&quot;''&quot;);&quot;', '&quot;;SUBSTITUTE(LOWER([.C59]);&quot;'&quot;;&quot;''&quot;);&quot;', '&quot;;SUBSTITUTE(LOWER([.D59]);&quot;'&quot;;&quot;''&quot;);&quot;');&quot;)" office:value-type="string" office:string-value="insert into palabras(id, castellano, ingles, latin) values(58, 'nos', 'us', 'nunc');" calcext:value-type="string">
            <text:p>insert into palabras(id, castellano, ingles, latin) values(58, 'nos', 'us', 'nunc');</text:p>
          </table:table-cell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or</text:p>
          </table:table-cell>
          <table:table-cell table:style-name="Default" office:value-type="string" calcext:value-type="string">
            <text:p>Quodlibet</text:p>
          </table:table-cell>
          <table:table-cell/>
          <table:table-cell table:formula="of:=IF([.B60]=[.D6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0];&quot;, '&quot;;SUBSTITUTE(LOWER([.B60]);&quot;'&quot;;&quot;''&quot;);&quot;', '&quot;;SUBSTITUTE(LOWER([.C60]);&quot;'&quot;;&quot;''&quot;);&quot;', '&quot;;SUBSTITUTE(LOWER([.D60]);&quot;'&quot;;&quot;''&quot;);&quot;');&quot;)" office:value-type="string" office:string-value="insert into palabras(id, castellano, ingles, latin) values(59, 'ni', 'nor', 'quodlibet');" calcext:value-type="string">
            <text:p>insert into palabras(id, castellano, ingles, latin) values(59, 'ni', 'nor', 'quodlibet');</text:p>
          </table:table-cell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Part</text:p>
          </table:table-cell>
          <table:table-cell table:style-name="Default" office:value-type="string" calcext:value-type="string">
            <text:p>Vita</text:p>
          </table:table-cell>
          <table:table-cell/>
          <table:table-cell table:formula="of:=IF([.B61]=[.D6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1];&quot;, '&quot;;SUBSTITUTE(LOWER([.B61]);&quot;'&quot;;&quot;''&quot;);&quot;', '&quot;;SUBSTITUTE(LOWER([.C61]);&quot;'&quot;;&quot;''&quot;);&quot;', '&quot;;SUBSTITUTE(LOWER([.D61]);&quot;'&quot;;&quot;''&quot;);&quot;');&quot;)" office:value-type="string" office:string-value="insert into palabras(id, castellano, ingles, latin) values(60, 'parte', 'part', 'vita');" calcext:value-type="string">
            <text:p>insert into palabras(id, castellano, ingles, latin) values(60, 'parte', 'part', 'vita');</text:p>
          </table:table-cell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string" calcext:value-type="string">
            <text:p>Tiene</text:p>
          </table:table-cell>
          <table:table-cell office:value-type="string" calcext:value-type="string">
            <text:p>Has</text:p>
          </table:table-cell>
          <table:table-cell table:style-name="Default" office:value-type="string" calcext:value-type="string">
            <text:p>Alius</text:p>
          </table:table-cell>
          <table:table-cell/>
          <table:table-cell table:formula="of:=IF([.B62]=[.D6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2];&quot;, '&quot;;SUBSTITUTE(LOWER([.B62]);&quot;'&quot;;&quot;''&quot;);&quot;', '&quot;;SUBSTITUTE(LOWER([.C62]);&quot;'&quot;;&quot;''&quot;);&quot;', '&quot;;SUBSTITUTE(LOWER([.D62]);&quot;'&quot;;&quot;''&quot;);&quot;');&quot;)" office:value-type="string" office:string-value="insert into palabras(id, castellano, ingles, latin) values(61, 'tiene', 'has', 'alius');" calcext:value-type="string">
            <text:p>insert into palabras(id, castellano, ingles, latin) values(61, 'tiene', 'has', 'alius');</text:p>
          </table:table-cell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string" calcext:value-type="string">
            <text:p>Él</text:p>
          </table:table-cell>
          <table:table-cell office:value-type="string" calcext:value-type="string">
            <text:p>He</text:p>
          </table:table-cell>
          <table:table-cell table:style-name="Default" office:value-type="string" calcext:value-type="string">
            <text:p>Postea</text:p>
          </table:table-cell>
          <table:table-cell/>
          <table:table-cell table:formula="of:=IF([.B63]=[.D6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3];&quot;, '&quot;;SUBSTITUTE(LOWER([.B63]);&quot;'&quot;;&quot;''&quot;);&quot;', '&quot;;SUBSTITUTE(LOWER([.C63]);&quot;'&quot;;&quot;''&quot;);&quot;', '&quot;;SUBSTITUTE(LOWER([.D63]);&quot;'&quot;;&quot;''&quot;);&quot;');&quot;)" office:value-type="string" office:string-value="insert into palabras(id, castellano, ingles, latin) values(62, 'él', 'he', 'postea');" calcext:value-type="string">
            <text:p>insert into palabras(id, castellano, ingles, latin) values(62, 'él', 'he', 'postea');</text:p>
          </table:table-cell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string" calcext:value-type="string">
            <text:p>Uno</text:p>
          </table:table-cell>
          <table:table-cell office:value-type="string" calcext:value-type="string">
            <text:p>One</text:p>
          </table:table-cell>
          <table:table-cell table:style-name="Default" office:value-type="string" calcext:value-type="string">
            <text:p>Te</text:p>
          </table:table-cell>
          <table:table-cell/>
          <table:table-cell table:formula="of:=IF([.B64]=[.D6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4];&quot;, '&quot;;SUBSTITUTE(LOWER([.B64]);&quot;'&quot;;&quot;''&quot;);&quot;', '&quot;;SUBSTITUTE(LOWER([.C64]);&quot;'&quot;;&quot;''&quot;);&quot;', '&quot;;SUBSTITUTE(LOWER([.D64]);&quot;'&quot;;&quot;''&quot;);&quot;');&quot;)" office:value-type="string" office:string-value="insert into palabras(id, castellano, ingles, latin) values(63, 'uno', 'one', 'te');" calcext:value-type="string">
            <text:p>insert into palabras(id, castellano, ingles, latin) values(63, 'uno', 'one', 'te');</text:p>
          </table:table-cell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string" calcext:value-type="string">
            <text:p>Dond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Alii</text:p>
          </table:table-cell>
          <table:table-cell/>
          <table:table-cell table:formula="of:=IF([.B65]=[.D6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5];&quot;, '&quot;;SUBSTITUTE(LOWER([.B65]);&quot;'&quot;;&quot;''&quot;);&quot;', '&quot;;SUBSTITUTE(LOWER([.C65]);&quot;'&quot;;&quot;''&quot;);&quot;', '&quot;;SUBSTITUTE(LOWER([.D65]);&quot;'&quot;;&quot;''&quot;);&quot;');&quot;)" office:value-type="string" office:string-value="insert into palabras(id, castellano, ingles, latin) values(64, 'donde', 'where', 'alii');" calcext:value-type="string">
            <text:p>insert into palabras(id, castellano, ingles, latin) values(64, 'donde', 'where', 'alii');</text:p>
          </table:table-cell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Either</text:p>
          </table:table-cell>
          <table:table-cell table:style-name="Default" office:value-type="string" calcext:value-type="string">
            <text:p>Etsi</text:p>
          </table:table-cell>
          <table:table-cell/>
          <table:table-cell table:formula="of:=IF([.B66]=[.D6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6];&quot;, '&quot;;SUBSTITUTE(LOWER([.B66]);&quot;'&quot;;&quot;''&quot;);&quot;', '&quot;;SUBSTITUTE(LOWER([.C66]);&quot;'&quot;;&quot;''&quot;);&quot;', '&quot;;SUBSTITUTE(LOWER([.D66]);&quot;'&quot;;&quot;''&quot;);&quot;');&quot;)" office:value-type="string" office:string-value="insert into palabras(id, castellano, ingles, latin) values(65, 'bien', 'either', 'etsi');" calcext:value-type="string">
            <text:p>insert into palabras(id, castellano, ingles, latin) values(65, 'bien', 'either', 'etsi');</text:p>
          </table:table-cell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Ista</text:p>
          </table:table-cell>
          <table:table-cell/>
          <table:table-cell table:formula="of:=IF([.B67]=[.D6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7];&quot;, '&quot;;SUBSTITUTE(LOWER([.B67]);&quot;'&quot;;&quot;''&quot;);&quot;', '&quot;;SUBSTITUTE(LOWER([.C67]);&quot;'&quot;;&quot;''&quot;);&quot;', '&quot;;SUBSTITUTE(LOWER([.D67]);&quot;'&quot;;&quot;''&quot;);&quot;');&quot;)" office:value-type="string" office:string-value="insert into palabras(id, castellano, ingles, latin) values(66, 'tiempo', 'time', 'ista');" calcext:value-type="string">
            <text:p>insert into palabras(id, castellano, ingles, latin) values(66, 'tiempo', 'time', 'ista');</text:p>
          </table:table-cell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string" calcext:value-type="string">
            <text:p>Mismo</text:p>
          </table:table-cell>
          <table:table-cell office:value-type="string" calcext:value-type="string">
            <text:p>Same</text:p>
          </table:table-cell>
          <table:table-cell table:style-name="Default" office:value-type="string" calcext:value-type="string">
            <text:p>Id</text:p>
          </table:table-cell>
          <table:table-cell/>
          <table:table-cell table:formula="of:=IF([.B68]=[.D6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8];&quot;, '&quot;;SUBSTITUTE(LOWER([.B68]);&quot;'&quot;;&quot;''&quot;);&quot;', '&quot;;SUBSTITUTE(LOWER([.C68]);&quot;'&quot;;&quot;''&quot;);&quot;', '&quot;;SUBSTITUTE(LOWER([.D68]);&quot;'&quot;;&quot;''&quot;);&quot;');&quot;)" office:value-type="string" office:string-value="insert into palabras(id, castellano, ingles, latin) values(67, 'mismo', 'same', 'id');" calcext:value-type="string">
            <text:p>insert into palabras(id, castellano, ingles, latin) values(67, 'mismo', 'same', 'id');</text:p>
          </table:table-cell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string" calcext:value-type="string">
            <text:p>Ese</text:p>
          </table:table-cell>
          <table:table-cell office:value-type="string" calcext:value-type="string">
            <text:p>That</text:p>
          </table:table-cell>
          <table:table-cell table:style-name="Default" office:value-type="string" calcext:value-type="string">
            <text:p>Facit</text:p>
          </table:table-cell>
          <table:table-cell/>
          <table:table-cell table:formula="of:=IF([.B69]=[.D6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9];&quot;, '&quot;;SUBSTITUTE(LOWER([.B69]);&quot;'&quot;;&quot;''&quot;);&quot;', '&quot;;SUBSTITUTE(LOWER([.C69]);&quot;'&quot;;&quot;''&quot;);&quot;', '&quot;;SUBSTITUTE(LOWER([.D69]);&quot;'&quot;;&quot;''&quot;);&quot;');&quot;)" office:value-type="string" office:string-value="insert into palabras(id, castellano, ingles, latin) values(68, 'ese', 'that', 'facit');" calcext:value-type="string">
            <text:p>insert into palabras(id, castellano, ingles, latin) values(68, 'ese', 'that', 'facit');</text:p>
          </table:table-cell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string" calcext:value-type="string">
            <text:p>Ahora</text:p>
          </table:table-cell>
          <table:table-cell office:value-type="string" calcext:value-type="string">
            <text:p>Now</text:p>
          </table:table-cell>
          <table:table-cell table:style-name="Default" office:value-type="string" calcext:value-type="string">
            <text:p>Aliud</text:p>
          </table:table-cell>
          <table:table-cell/>
          <table:table-cell table:formula="of:=IF([.B70]=[.D7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0];&quot;, '&quot;;SUBSTITUTE(LOWER([.B70]);&quot;'&quot;;&quot;''&quot;);&quot;', '&quot;;SUBSTITUTE(LOWER([.C70]);&quot;'&quot;;&quot;''&quot;);&quot;', '&quot;;SUBSTITUTE(LOWER([.D70]);&quot;'&quot;;&quot;''&quot;);&quot;');&quot;)" office:value-type="string" office:string-value="insert into palabras(id, castellano, ingles, latin) values(69, 'ahora', 'now', 'aliud');" calcext:value-type="string">
            <text:p>insert into palabras(id, castellano, ingles, latin) values(69, 'ahora', 'now', 'aliud');</text:p>
          </table:table-cell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string" calcext:value-type="string">
            <text:p>Cada</text:p>
          </table:table-cell>
          <table:table-cell office:value-type="string" calcext:value-type="string">
            <text:p>Every</text:p>
          </table:table-cell>
          <table:table-cell table:style-name="Default" office:value-type="string" calcext:value-type="string">
            <text:p>Regimen</text:p>
          </table:table-cell>
          <table:table-cell/>
          <table:table-cell table:formula="of:=IF([.B71]=[.D7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1];&quot;, '&quot;;SUBSTITUTE(LOWER([.B71]);&quot;'&quot;;&quot;''&quot;);&quot;', '&quot;;SUBSTITUTE(LOWER([.C71]);&quot;'&quot;;&quot;''&quot;);&quot;', '&quot;;SUBSTITUTE(LOWER([.D71]);&quot;'&quot;;&quot;''&quot;);&quot;');&quot;)" office:value-type="string" office:string-value="insert into palabras(id, castellano, ingles, latin) values(70, 'cada', 'every', 'regimen');" calcext:value-type="string">
            <text:p>insert into palabras(id, castellano, ingles, latin) values(70, 'cada', 'every', 'regimen');</text:p>
          </table:table-cell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string" calcext:value-type="string">
            <text:p>Vida</text:p>
          </table:table-cell>
          <table:table-cell office:value-type="string" calcext:value-type="string">
            <text:p>Life</text:p>
          </table:table-cell>
          <table:table-cell table:style-name="Default" office:value-type="string" calcext:value-type="string">
            <text:p>Tam</text:p>
          </table:table-cell>
          <table:table-cell/>
          <table:table-cell table:formula="of:=IF([.B72]=[.D7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2];&quot;, '&quot;;SUBSTITUTE(LOWER([.B72]);&quot;'&quot;;&quot;''&quot;);&quot;', '&quot;;SUBSTITUTE(LOWER([.C72]);&quot;'&quot;;&quot;''&quot;);&quot;', '&quot;;SUBSTITUTE(LOWER([.D72]);&quot;'&quot;;&quot;''&quot;);&quot;');&quot;)" office:value-type="string" office:string-value="insert into palabras(id, castellano, ingles, latin) values(71, 'vida', 'life', 'tam');" calcext:value-type="string">
            <text:p>insert into palabras(id, castellano, ingles, latin) values(71, 'vida', 'life', 'tam');</text:p>
          </table:table-cell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string" calcext:value-type="string">
            <text:p>Otro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Per</text:p>
          </table:table-cell>
          <table:table-cell/>
          <table:table-cell table:formula="of:=IF([.B73]=[.D7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3];&quot;, '&quot;;SUBSTITUTE(LOWER([.B73]);&quot;'&quot;;&quot;''&quot;);&quot;', '&quot;;SUBSTITUTE(LOWER([.C73]);&quot;'&quot;;&quot;''&quot;);&quot;', '&quot;;SUBSTITUTE(LOWER([.D73]);&quot;'&quot;;&quot;''&quot;);&quot;');&quot;)" office:value-type="string" office:string-value="insert into palabras(id, castellano, ingles, latin) values(72, 'otro', 'another', 'per');" calcext:value-type="string">
            <text:p>insert into palabras(id, castellano, ingles, latin) values(72, 'otro', 'another', 'per');</text:p>
          </table:table-cell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string" calcext:value-type="string">
            <text:p>Después</text:p>
          </table:table-cell>
          <table:table-cell office:value-type="string" calcext:value-type="string">
            <text:p>Then</text:p>
          </table:table-cell>
          <table:table-cell table:style-name="Default" office:value-type="string" calcext:value-type="string">
            <text:p>Semper</text:p>
          </table:table-cell>
          <table:table-cell/>
          <table:table-cell table:formula="of:=IF([.B74]=[.D7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4];&quot;, '&quot;;SUBSTITUTE(LOWER([.B74]);&quot;'&quot;;&quot;''&quot;);&quot;', '&quot;;SUBSTITUTE(LOWER([.C74]);&quot;'&quot;;&quot;''&quot;);&quot;', '&quot;;SUBSTITUTE(LOWER([.D74]);&quot;'&quot;;&quot;''&quot;);&quot;');&quot;)" office:value-type="string" office:string-value="insert into palabras(id, castellano, ingles, latin) values(73, 'después', 'then', 'semper');" calcext:value-type="string">
            <text:p>insert into palabras(id, castellano, ingles, latin) values(73, 'después', 'then', 'semper');</text:p>
          </table:table-cell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You</text:p>
          </table:table-cell>
          <table:table-cell table:style-name="Default" office:value-type="string" calcext:value-type="string">
            <text:p>Dies</text:p>
          </table:table-cell>
          <table:table-cell/>
          <table:table-cell table:formula="of:=IF([.B75]=[.D7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5];&quot;, '&quot;;SUBSTITUTE(LOWER([.B75]);&quot;'&quot;;&quot;''&quot;);&quot;', '&quot;;SUBSTITUTE(LOWER([.C75]);&quot;'&quot;;&quot;''&quot;);&quot;', '&quot;;SUBSTITUTE(LOWER([.D75]);&quot;'&quot;;&quot;''&quot;);&quot;');&quot;)" office:value-type="string" office:string-value="insert into palabras(id, castellano, ingles, latin) values(74, 'te', 'you', 'dies');" calcext:value-type="string">
            <text:p>insert into palabras(id, castellano, ingles, latin) values(74, 'te', 'you', 'dies');</text:p>
          </table:table-cell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Others</text:p>
          </table:table-cell>
          <table:table-cell table:style-name="Default" office:value-type="string" calcext:value-type="string">
            <text:p>Tantum</text:p>
          </table:table-cell>
          <table:table-cell/>
          <table:table-cell table:formula="of:=IF([.B76]=[.D7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6];&quot;, '&quot;;SUBSTITUTE(LOWER([.B76]);&quot;'&quot;;&quot;''&quot;);&quot;', '&quot;;SUBSTITUTE(LOWER([.C76]);&quot;'&quot;;&quot;''&quot;);&quot;', '&quot;;SUBSTITUTE(LOWER([.D76]);&quot;'&quot;;&quot;''&quot;);&quot;');&quot;)" office:value-type="string" office:string-value="insert into palabras(id, castellano, ingles, latin) values(75, 'otros', 'others', 'tantum');" calcext:value-type="string">
            <text:p>insert into palabras(id, castellano, ingles, latin) values(75, 'otros', 'others', 'tantum');</text:p>
          </table:table-cell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string" calcext:value-type="string">
            <text:p>Aunque</text:p>
          </table:table-cell>
          <table:table-cell office:value-type="string" calcext:value-type="string">
            <text:p>Although</text:p>
          </table:table-cell>
          <table:table-cell table:style-name="Default" office:value-type="string" calcext:value-type="string">
            <text:p>Illa</text:p>
          </table:table-cell>
          <table:table-cell/>
          <table:table-cell table:formula="of:=IF([.B77]=[.D7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7];&quot;, '&quot;;SUBSTITUTE(LOWER([.B77]);&quot;'&quot;;&quot;''&quot;);&quot;', '&quot;;SUBSTITUTE(LOWER([.C77]);&quot;'&quot;;&quot;''&quot;);&quot;', '&quot;;SUBSTITUTE(LOWER([.D77]);&quot;'&quot;;&quot;''&quot;);&quot;');&quot;)" office:value-type="string" office:string-value="insert into palabras(id, castellano, ingles, latin) values(76, 'aunque', 'although', 'illa');" calcext:value-type="string">
            <text:p>insert into palabras(id, castellano, ingles, latin) values(76, 'aunque', 'although', 'illa');</text:p>
          </table:table-cell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string" calcext:value-type="string">
            <text:p>Esa</text:p>
          </table:table-cell>
          <table:table-cell office:value-type="string" calcext:value-type="string">
            <text:p>That</text:p>
          </table:table-cell>
          <table:table-cell table:style-name="Default" office:value-type="string" calcext:value-type="string">
            <text:p>Tres</text:p>
          </table:table-cell>
          <table:table-cell/>
          <table:table-cell table:formula="of:=IF([.B78]=[.D7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8];&quot;, '&quot;;SUBSTITUTE(LOWER([.B78]);&quot;'&quot;;&quot;''&quot;);&quot;', '&quot;;SUBSTITUTE(LOWER([.C78]);&quot;'&quot;;&quot;''&quot;);&quot;', '&quot;;SUBSTITUTE(LOWER([.D78]);&quot;'&quot;;&quot;''&quot;);&quot;');&quot;)" office:value-type="string" office:string-value="insert into palabras(id, castellano, ingles, latin) values(77, 'esa', 'that', 'tres');" calcext:value-type="string">
            <text:p>insert into palabras(id, castellano, ingles, latin) values(77, 'esa', 'that', 'tres');</text:p>
          </table:table-cell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string" calcext:value-type="string">
            <text:p>Eso</text:p>
          </table:table-cell>
          <table:table-cell office:value-type="string" calcext:value-type="string">
            <text:p>That</text:p>
          </table:table-cell>
          <table:table-cell table:style-name="Default" office:value-type="string" calcext:value-type="string">
            <text:p>Ita</text:p>
          </table:table-cell>
          <table:table-cell/>
          <table:table-cell table:formula="of:=IF([.B79]=[.D7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9];&quot;, '&quot;;SUBSTITUTE(LOWER([.B79]);&quot;'&quot;;&quot;''&quot;);&quot;', '&quot;;SUBSTITUTE(LOWER([.C79]);&quot;'&quot;;&quot;''&quot;);&quot;', '&quot;;SUBSTITUTE(LOWER([.D79]);&quot;'&quot;;&quot;''&quot;);&quot;');&quot;)" office:value-type="string" office:string-value="insert into palabras(id, castellano, ingles, latin) values(78, 'eso', 'that', 'ita');" calcext:value-type="string">
            <text:p>insert into palabras(id, castellano, ingles, latin) values(78, 'eso', 'that', 'ita');</text:p>
          </table:table-cell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string" calcext:value-type="string">
            <text:p>Hace</text:p>
          </table:table-cell>
          <table:table-cell office:value-type="string" calcext:value-type="string">
            <text:p>Makes</text:p>
          </table:table-cell>
          <table:table-cell table:style-name="Default" office:value-type="string" calcext:value-type="string">
            <text:p>Dixit</text:p>
          </table:table-cell>
          <table:table-cell/>
          <table:table-cell table:formula="of:=IF([.B80]=[.D8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0];&quot;, '&quot;;SUBSTITUTE(LOWER([.B80]);&quot;'&quot;;&quot;''&quot;);&quot;', '&quot;;SUBSTITUTE(LOWER([.C80]);&quot;'&quot;;&quot;''&quot;);&quot;', '&quot;;SUBSTITUTE(LOWER([.D80]);&quot;'&quot;;&quot;''&quot;);&quot;');&quot;)" office:value-type="string" office:string-value="insert into palabras(id, castellano, ingles, latin) values(79, 'hace', 'makes', 'dixit');" calcext:value-type="string">
            <text:p>insert into palabras(id, castellano, ingles, latin) values(79, 'hace', 'makes', 'dixit');</text:p>
          </table:table-cell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string" calcext:value-type="string">
            <text:p>Otra</text:p>
          </table:table-cell>
          <table:table-cell office:value-type="string" calcext:value-type="string">
            <text:p>Another</text:p>
          </table:table-cell>
          <table:table-cell table:style-name="Default" office:value-type="string" calcext:value-type="string">
            <text:p>Magnus</text:p>
          </table:table-cell>
          <table:table-cell/>
          <table:table-cell table:formula="of:=IF([.B81]=[.D8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1];&quot;, '&quot;;SUBSTITUTE(LOWER([.B81]);&quot;'&quot;;&quot;''&quot;);&quot;', '&quot;;SUBSTITUTE(LOWER([.C81]);&quot;'&quot;;&quot;''&quot;);&quot;', '&quot;;SUBSTITUTE(LOWER([.D81]);&quot;'&quot;;&quot;''&quot;);&quot;');&quot;)" office:value-type="string" office:string-value="insert into palabras(id, castellano, ingles, latin) values(80, 'otra', 'another', 'magnus');" calcext:value-type="string">
            <text:p>insert into palabras(id, castellano, ingles, latin) values(80, 'otra', 'another', 'magnus');</text:p>
          </table:table-cell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string" calcext:value-type="string">
            <text:p>Gobierno</text:p>
          </table:table-cell>
          <table:table-cell office:value-type="string" calcext:value-type="string">
            <text:p>Government</text:p>
          </table:table-cell>
          <table:table-cell table:style-name="Default" office:value-type="string" calcext:value-type="string">
            <text:p>Patria</text:p>
          </table:table-cell>
          <table:table-cell/>
          <table:table-cell table:formula="of:=IF([.B82]=[.D8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2];&quot;, '&quot;;SUBSTITUTE(LOWER([.B82]);&quot;'&quot;;&quot;''&quot;);&quot;', '&quot;;SUBSTITUTE(LOWER([.C82]);&quot;'&quot;;&quot;''&quot;);&quot;', '&quot;;SUBSTITUTE(LOWER([.D82]);&quot;'&quot;;&quot;''&quot;);&quot;');&quot;)" office:value-type="string" office:string-value="insert into palabras(id, castellano, ingles, latin) values(81, 'gobierno', 'government', 'patria');" calcext:value-type="string">
            <text:p>insert into palabras(id, castellano, ingles, latin) values(81, 'gobierno', 'government', 'patria');</text:p>
          </table:table-cell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So</text:p>
          </table:table-cell>
          <table:table-cell table:style-name="Default" office:value-type="string" calcext:value-type="string">
            <text:p>Minus</text:p>
          </table:table-cell>
          <table:table-cell/>
          <table:table-cell table:formula="of:=IF([.B83]=[.D8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3];&quot;, '&quot;;SUBSTITUTE(LOWER([.B83]);&quot;'&quot;;&quot;''&quot;);&quot;', '&quot;;SUBSTITUTE(LOWER([.C83]);&quot;'&quot;;&quot;''&quot;);&quot;', '&quot;;SUBSTITUTE(LOWER([.D83]);&quot;'&quot;;&quot;''&quot;);&quot;');&quot;)" office:value-type="string" office:string-value="insert into palabras(id, castellano, ingles, latin) values(82, 'tan', 'so', 'minus');" calcext:value-type="string">
            <text:p>insert into palabras(id, castellano, ingles, latin) values(82, 'tan', 'so', 'minus');</text:p>
          </table:table-cell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string" calcext:value-type="string">
            <text:p>Durante</text:p>
          </table:table-cell>
          <table:table-cell office:value-type="string" calcext:value-type="string">
            <text:p>During</text:p>
          </table:table-cell>
          <table:table-cell table:style-name="Default" office:value-type="string" calcext:value-type="string">
            <text:p>Mundus</text:p>
          </table:table-cell>
          <table:table-cell/>
          <table:table-cell table:formula="of:=IF([.B84]=[.D8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4];&quot;, '&quot;;SUBSTITUTE(LOWER([.B84]);&quot;'&quot;;&quot;''&quot;);&quot;', '&quot;;SUBSTITUTE(LOWER([.C84]);&quot;'&quot;;&quot;''&quot;);&quot;', '&quot;;SUBSTITUTE(LOWER([.D84]);&quot;'&quot;;&quot;''&quot;);&quot;');&quot;)" office:value-type="string" office:string-value="insert into palabras(id, castellano, ingles, latin) values(83, 'durante', 'during', 'mundus');" calcext:value-type="string">
            <text:p>insert into palabras(id, castellano, ingles, latin) values(83, 'durante', 'during', 'mundus');</text:p>
          </table:table-cell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office:value-type="string" calcext:value-type="string">
            <text:p>Siempre</text:p>
          </table:table-cell>
          <table:table-cell office:value-type="string" calcext:value-type="string">
            <text:p>Always</text:p>
          </table:table-cell>
          <table:table-cell table:style-name="Default" office:value-type="string" calcext:value-type="string">
            <text:p>Annus</text:p>
          </table:table-cell>
          <table:table-cell/>
          <table:table-cell table:formula="of:=IF([.B85]=[.D8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5];&quot;, '&quot;;SUBSTITUTE(LOWER([.B85]);&quot;'&quot;;&quot;''&quot;);&quot;', '&quot;;SUBSTITUTE(LOWER([.C85]);&quot;'&quot;;&quot;''&quot;);&quot;', '&quot;;SUBSTITUTE(LOWER([.D85]);&quot;'&quot;;&quot;''&quot;);&quot;');&quot;)" office:value-type="string" office:string-value="insert into palabras(id, castellano, ingles, latin) values(84, 'siempre', 'always', 'annus');" calcext:value-type="string">
            <text:p>insert into palabras(id, castellano, ingles, latin) values(84, 'siempre', 'always', 'annus');</text:p>
          </table:table-cell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string" calcext:value-type="string">
            <text:p>Día</text:p>
          </table:table-cell>
          <table:table-cell office:value-type="string" calcext:value-type="string">
            <text:p>Day</text:p>
          </table:table-cell>
          <table:table-cell table:style-name="Default" office:value-type="string" calcext:value-type="string">
            <text:p>Ante</text:p>
          </table:table-cell>
          <table:table-cell/>
          <table:table-cell table:formula="of:=IF([.B86]=[.D8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6];&quot;, '&quot;;SUBSTITUTE(LOWER([.B86]);&quot;'&quot;;&quot;''&quot;);&quot;', '&quot;;SUBSTITUTE(LOWER([.C86]);&quot;'&quot;;&quot;''&quot;);&quot;', '&quot;;SUBSTITUTE(LOWER([.D86]);&quot;'&quot;;&quot;''&quot;);&quot;');&quot;)" office:value-type="string" office:string-value="insert into palabras(id, castellano, ingles, latin) values(85, 'día', 'day', 'ante');" calcext:value-type="string">
            <text:p>insert into palabras(id, castellano, ingles, latin) values(85, 'día', 'day', 'ante');</text:p>
          </table:table-cell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office:value-type="string" calcext:value-type="string">
            <text:p>Tanto</text:p>
          </table:table-cell>
          <table:table-cell office:value-type="string" calcext:value-type="string">
            <text:p>Both</text:p>
          </table:table-cell>
          <table:table-cell table:style-name="Default" office:value-type="string" calcext:value-type="string">
            <text:p>Status</text:p>
          </table:table-cell>
          <table:table-cell/>
          <table:table-cell table:formula="of:=IF([.B87]=[.D8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7];&quot;, '&quot;;SUBSTITUTE(LOWER([.B87]);&quot;'&quot;;&quot;''&quot;);&quot;', '&quot;;SUBSTITUTE(LOWER([.C87]);&quot;'&quot;;&quot;''&quot;);&quot;', '&quot;;SUBSTITUTE(LOWER([.D87]);&quot;'&quot;;&quot;''&quot;);&quot;');&quot;)" office:value-type="string" office:string-value="insert into palabras(id, castellano, ingles, latin) values(86, 'tanto', 'both', 'status');" calcext:value-type="string">
            <text:p>insert into palabras(id, castellano, ingles, latin) values(86, 'tanto', 'both', 'status');</text:p>
          </table:table-cell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office:value-type="string" calcext:value-type="string">
            <text:p>Ella</text:p>
          </table:table-cell>
          <table:table-cell office:value-type="string" calcext:value-type="string">
            <text:p>She</text:p>
          </table:table-cell>
          <table:table-cell table:style-name="Default" office:value-type="string" calcext:value-type="string">
            <text:p>Contra</text:p>
          </table:table-cell>
          <table:table-cell/>
          <table:table-cell table:formula="of:=IF([.B88]=[.D8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8];&quot;, '&quot;;SUBSTITUTE(LOWER([.B88]);&quot;'&quot;;&quot;''&quot;);&quot;', '&quot;;SUBSTITUTE(LOWER([.C88]);&quot;'&quot;;&quot;''&quot;);&quot;', '&quot;;SUBSTITUTE(LOWER([.D88]);&quot;'&quot;;&quot;''&quot;);&quot;');&quot;)" office:value-type="string" office:string-value="insert into palabras(id, castellano, ingles, latin) values(87, 'ella', 'she', 'contra');" calcext:value-type="string">
            <text:p>insert into palabras(id, castellano, ingles, latin) values(87, 'ella', 'she', 'contra');</text:p>
          </table:table-cell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Sed</text:p>
          </table:table-cell>
          <table:table-cell/>
          <table:table-cell table:formula="of:=IF([.B89]=[.D8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9];&quot;, '&quot;;SUBSTITUTE(LOWER([.B89]);&quot;'&quot;;&quot;''&quot;);&quot;', '&quot;;SUBSTITUTE(LOWER([.C89]);&quot;'&quot;;&quot;''&quot;);&quot;', '&quot;;SUBSTITUTE(LOWER([.D89]);&quot;'&quot;;&quot;''&quot;);&quot;');&quot;)" office:value-type="string" office:string-value="insert into palabras(id, castellano, ingles, latin) values(88, 'tres', 'three', 'sed');" calcext:value-type="string">
            <text:p>insert into palabras(id, castellano, ingles, latin) values(88, 'tres', 'three', 'sed');</text:p>
          </table:table-cell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rma</text:p>
          </table:table-cell>
          <table:table-cell/>
          <table:table-cell table:formula="of:=IF([.B90]=[.D9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0];&quot;, '&quot;;SUBSTITUTE(LOWER([.B90]);&quot;'&quot;;&quot;''&quot;);&quot;', '&quot;;SUBSTITUTE(LOWER([.C90]);&quot;'&quot;;&quot;''&quot;);&quot;', '&quot;;SUBSTITUTE(LOWER([.D90]);&quot;'&quot;;&quot;''&quot;);&quot;');&quot;)" office:value-type="string" office:string-value="insert into palabras(id, castellano, ingles, latin) values(89, 'sí', 'yes', 'forma');" calcext:value-type="string">
            <text:p>insert into palabras(id, castellano, ingles, latin) values(89, 'sí', 'yes', 'forma');</text:p>
          </table:table-cell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string" calcext:value-type="string">
            <text:p>Dijo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Causa</text:p>
          </table:table-cell>
          <table:table-cell/>
          <table:table-cell table:formula="of:=IF([.B91]=[.D9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1];&quot;, '&quot;;SUBSTITUTE(LOWER([.B91]);&quot;'&quot;;&quot;''&quot;);&quot;', '&quot;;SUBSTITUTE(LOWER([.C91]);&quot;'&quot;;&quot;''&quot;);&quot;', '&quot;;SUBSTITUTE(LOWER([.D91]);&quot;'&quot;;&quot;''&quot;);&quot;');&quot;)" office:value-type="string" office:string-value="insert into palabras(id, castellano, ingles, latin) values(90, 'dijo', 'said', 'causa');" calcext:value-type="string">
            <text:p>insert into palabras(id, castellano, ingles, latin) values(90, 'dijo', 'said', 'causa');</text:p>
          </table:table-cell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string" calcext:value-type="string">
            <text:p>Gran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Nihil</text:p>
          </table:table-cell>
          <table:table-cell/>
          <table:table-cell table:formula="of:=IF([.B92]=[.D9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2];&quot;, '&quot;;SUBSTITUTE(LOWER([.B92]);&quot;'&quot;;&quot;''&quot;);&quot;', '&quot;;SUBSTITUTE(LOWER([.C92]);&quot;'&quot;;&quot;''&quot;);&quot;', '&quot;;SUBSTITUTE(LOWER([.D92]);&quot;'&quot;;&quot;''&quot;);&quot;');&quot;)" office:value-type="string" office:string-value="insert into palabras(id, castellano, ingles, latin) values(91, 'gran', 'great', 'nihil');" calcext:value-type="string">
            <text:p>insert into palabras(id, castellano, ingles, latin) values(91, 'gran', 'great', 'nihil');</text:p>
          </table:table-cell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office:value-type="string" calcext:value-type="string">
            <text:p>País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Facere</text:p>
          </table:table-cell>
          <table:table-cell/>
          <table:table-cell table:formula="of:=IF([.B93]=[.D9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3];&quot;, '&quot;;SUBSTITUTE(LOWER([.B93]);&quot;'&quot;;&quot;''&quot;);&quot;', '&quot;;SUBSTITUTE(LOWER([.C93]);&quot;'&quot;;&quot;''&quot;);&quot;', '&quot;;SUBSTITUTE(LOWER([.D93]);&quot;'&quot;;&quot;''&quot;);&quot;');&quot;)" office:value-type="string" office:string-value="insert into palabras(id, castellano, ingles, latin) values(92, 'país', 'country', 'facere');" calcext:value-type="string">
            <text:p>insert into palabras(id, castellano, ingles, latin) values(92, 'país', 'country', 'facere');</text:p>
          </table:table-cell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string" calcext:value-type="string">
            <text:p>Menos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General</text:p>
          </table:table-cell>
          <table:table-cell/>
          <table:table-cell table:formula="of:=IF([.B94]=[.D9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4];&quot;, '&quot;;SUBSTITUTE(LOWER([.B94]);&quot;'&quot;;&quot;''&quot;);&quot;', '&quot;;SUBSTITUTE(LOWER([.C94]);&quot;'&quot;;&quot;''&quot;);&quot;', '&quot;;SUBSTITUTE(LOWER([.D94]);&quot;'&quot;;&quot;''&quot;);&quot;');&quot;)" office:value-type="string" office:string-value="insert into palabras(id, castellano, ingles, latin) values(93, 'menos', 'minus', 'general');" calcext:value-type="string">
            <text:p>insert into palabras(id, castellano, ingles, latin) values(93, 'menos', 'minus', 'general');</text:p>
          </table:table-cell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string" calcext:value-type="string">
            <text:p>Mundo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rat</text:p>
          </table:table-cell>
          <table:table-cell/>
          <table:table-cell table:formula="of:=IF([.B95]=[.D9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5];&quot;, '&quot;;SUBSTITUTE(LOWER([.B95]);&quot;'&quot;;&quot;''&quot;);&quot;', '&quot;;SUBSTITUTE(LOWER([.C95]);&quot;'&quot;;&quot;''&quot;);&quot;', '&quot;;SUBSTITUTE(LOWER([.D95]);&quot;'&quot;;&quot;''&quot;);&quot;');&quot;)" office:value-type="string" office:string-value="insert into palabras(id, castellano, ingles, latin) values(94, 'mundo', 'world', 'erat');" calcext:value-type="string">
            <text:p>insert into palabras(id, castellano, ingles, latin) values(94, 'mundo', 'world', 'erat');</text:p>
          </table:table-cell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office:value-type="string" calcext:value-type="string">
            <text:p>Año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Pauci</text:p>
          </table:table-cell>
          <table:table-cell/>
          <table:table-cell table:formula="of:=IF([.B96]=[.D9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6];&quot;, '&quot;;SUBSTITUTE(LOWER([.B96]);&quot;'&quot;;&quot;''&quot;);&quot;', '&quot;;SUBSTITUTE(LOWER([.C96]);&quot;'&quot;;&quot;''&quot;);&quot;', '&quot;;SUBSTITUTE(LOWER([.D96]);&quot;'&quot;;&quot;''&quot;);&quot;');&quot;)" office:value-type="string" office:string-value="insert into palabras(id, castellano, ingles, latin) values(95, 'año', 'year', 'pauci');" calcext:value-type="string">
            <text:p>insert into palabras(id, castellano, ingles, latin) values(95, 'año', 'year', 'pauci');</text:p>
          </table:table-cell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office:value-type="string" calcext:value-type="string">
            <text:p>Antes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Hi</text:p>
          </table:table-cell>
          <table:table-cell/>
          <table:table-cell table:formula="of:=IF([.B97]=[.D9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7];&quot;, '&quot;;SUBSTITUTE(LOWER([.B97]);&quot;'&quot;;&quot;''&quot;);&quot;', '&quot;;SUBSTITUTE(LOWER([.C97]);&quot;'&quot;;&quot;''&quot;);&quot;', '&quot;;SUBSTITUTE(LOWER([.D97]);&quot;'&quot;;&quot;''&quot;);&quot;');&quot;)" office:value-type="string" office:string-value="insert into palabras(id, castellano, ingles, latin) values(96, 'antes', 'before', 'hi');" calcext:value-type="string">
            <text:p>insert into palabras(id, castellano, ingles, latin) values(96, 'antes', 'before', 'hi');</text:p>
          </table:table-cell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Praesidens</text:p>
          </table:table-cell>
          <table:table-cell/>
          <table:table-cell table:formula="of:=IF([.B98]=[.D9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8];&quot;, '&quot;;SUBSTITUTE(LOWER([.B98]);&quot;'&quot;;&quot;''&quot;);&quot;', '&quot;;SUBSTITUTE(LOWER([.C98]);&quot;'&quot;;&quot;''&quot;);&quot;', '&quot;;SUBSTITUTE(LOWER([.D98]);&quot;'&quot;;&quot;''&quot;);&quot;');&quot;)" office:value-type="string" office:string-value="insert into palabras(id, castellano, ingles, latin) values(97, 'estado', 'state', 'praesidens');" calcext:value-type="string">
            <text:p>insert into palabras(id, castellano, ingles, latin) values(97, 'estado', 'state', 'praesidens');</text:p>
          </table:table-cell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string" calcext:value-type="string">
            <text:p>Contra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Maior</text:p>
          </table:table-cell>
          <table:table-cell/>
          <table:table-cell table:formula="of:=IF([.B99]=[.D9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9];&quot;, '&quot;;SUBSTITUTE(LOWER([.B99]);&quot;'&quot;;&quot;''&quot;);&quot;', '&quot;;SUBSTITUTE(LOWER([.C99]);&quot;'&quot;;&quot;''&quot;);&quot;', '&quot;;SUBSTITUTE(LOWER([.D99]);&quot;'&quot;;&quot;''&quot;);&quot;');&quot;)" office:value-type="string" office:string-value="insert into palabras(id, castellano, ingles, latin) values(98, 'contra', 'against', 'maior');" calcext:value-type="string">
            <text:p>insert into palabras(id, castellano, ingles, latin) values(98, 'contra', 'against', 'maior');</text:p>
          </table:table-cell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string" calcext:value-type="string">
            <text:p>Sino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Ante</text:p>
          </table:table-cell>
          <table:table-cell/>
          <table:table-cell table:formula="of:=IF([.B100]=[.D10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0];&quot;, '&quot;;SUBSTITUTE(LOWER([.B100]);&quot;'&quot;;&quot;''&quot;);&quot;', '&quot;;SUBSTITUTE(LOWER([.C100]);&quot;'&quot;;&quot;''&quot;);&quot;', '&quot;;SUBSTITUTE(LOWER([.D100]);&quot;'&quot;;&quot;''&quot;);&quot;');&quot;)" office:value-type="string" office:string-value="insert into palabras(id, castellano, ingles, latin) values(99, 'sino', 'but', 'ante');" calcext:value-type="string">
            <text:p>insert into palabras(id, castellano, ingles, latin) values(99, 'sino', 'but', 'ante');</text:p>
          </table:table-cell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string" calcext:value-type="string">
            <text:p>Forma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Quidam</text:p>
          </table:table-cell>
          <table:table-cell/>
          <table:table-cell table:formula="of:=IF([.B101]=[.D10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1];&quot;, '&quot;;SUBSTITUTE(LOWER([.B101]);&quot;'&quot;;&quot;''&quot;);&quot;', '&quot;;SUBSTITUTE(LOWER([.C101]);&quot;'&quot;;&quot;''&quot;);&quot;', '&quot;;SUBSTITUTE(LOWER([.D101]);&quot;'&quot;;&quot;''&quot;);&quot;');&quot;)" office:value-type="string" office:string-value="insert into palabras(id, castellano, ingles, latin) values(100, 'forma', 'form', 'quidam');" calcext:value-type="string">
            <text:p>insert into palabras(id, castellano, ingles, latin) values(100, 'forma', 'form', 'quidam');</text:p>
          </table:table-cell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office:value-type="string" calcext:value-type="string">
            <text:p>Caso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Iis</text:p>
          </table:table-cell>
          <table:table-cell/>
          <table:table-cell table:formula="of:=IF([.B102]=[.D10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2];&quot;, '&quot;;SUBSTITUTE(LOWER([.B102]);&quot;'&quot;;&quot;''&quot;);&quot;', '&quot;;SUBSTITUTE(LOWER([.C102]);&quot;'&quot;;&quot;''&quot;);&quot;', '&quot;;SUBSTITUTE(LOWER([.D102]);&quot;'&quot;;&quot;''&quot;);&quot;');&quot;)" office:value-type="string" office:string-value="insert into palabras(id, castellano, ingles, latin) values(101, 'caso', 'case', 'iis');" calcext:value-type="string">
            <text:p>insert into palabras(id, castellano, ingles, latin) values(101, 'caso', 'case', 'iis');</text:p>
          </table:table-cell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office:value-type="string" calcext:value-type="string">
            <text:p>Nada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Aliquid</text:p>
          </table:table-cell>
          <table:table-cell/>
          <table:table-cell table:formula="of:=IF([.B103]=[.D10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3];&quot;, '&quot;;SUBSTITUTE(LOWER([.B103]);&quot;'&quot;;&quot;''&quot;);&quot;', '&quot;;SUBSTITUTE(LOWER([.C103]);&quot;'&quot;;&quot;''&quot;);&quot;', '&quot;;SUBSTITUTE(LOWER([.D103]);&quot;'&quot;;&quot;''&quot;);&quot;');&quot;)" office:value-type="string" office:string-value="insert into palabras(id, castellano, ingles, latin) values(102, 'nada', 'nothing', 'aliquid');" calcext:value-type="string">
            <text:p>insert into palabras(id, castellano, ingles, latin) values(102, 'nada', 'nothing', 'aliquid');</text:p>
          </table:table-cell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office:value-type="string" calcext:value-type="string">
            <text:p>Hacer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Ad</text:p>
          </table:table-cell>
          <table:table-cell/>
          <table:table-cell table:formula="of:=IF([.B104]=[.D10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4];&quot;, '&quot;;SUBSTITUTE(LOWER([.B104]);&quot;'&quot;;&quot;''&quot;);&quot;', '&quot;;SUBSTITUTE(LOWER([.C104]);&quot;'&quot;;&quot;''&quot;);&quot;', '&quot;;SUBSTITUTE(LOWER([.D104]);&quot;'&quot;;&quot;''&quot;);&quot;');&quot;)" office:value-type="string" office:string-value="insert into palabras(id, castellano, ingles, latin) values(103, 'hacer', 'make', 'ad');" calcext:value-type="string">
            <text:p>insert into palabras(id, castellano, ingles, latin) values(103, 'hacer', 'make', 'ad');</text:p>
          </table:table-cell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table:number-columns-repeated="2" office:value-type="string" calcext:value-type="string">
            <text:p>General</text:p>
          </table:table-cell>
          <table:table-cell office:value-type="string" calcext:value-type="string">
            <text:p>Domus</text:p>
          </table:table-cell>
          <table:table-cell/>
          <table:table-cell table:formula="of:=IF([.B105]=[.D10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5];&quot;, '&quot;;SUBSTITUTE(LOWER([.B105]);&quot;'&quot;;&quot;''&quot;);&quot;', '&quot;;SUBSTITUTE(LOWER([.C105]);&quot;'&quot;;&quot;''&quot;);&quot;', '&quot;;SUBSTITUTE(LOWER([.D105]);&quot;'&quot;;&quot;''&quot;);&quot;');&quot;)" office:value-type="string" office:string-value="insert into palabras(id, castellano, ingles, latin) values(104, 'general', 'general', 'domus');" calcext:value-type="string">
            <text:p>insert into palabras(id, castellano, ingles, latin) values(104, 'general', 'general', 'domus');</text:p>
          </table:table-cell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office:value-type="string" calcext:value-type="string">
            <text:p>Estaba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Ipsi</text:p>
          </table:table-cell>
          <table:table-cell/>
          <table:table-cell table:formula="of:=IF([.B106]=[.D10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6];&quot;, '&quot;;SUBSTITUTE(LOWER([.B106]);&quot;'&quot;;&quot;''&quot;);&quot;', '&quot;;SUBSTITUTE(LOWER([.C106]);&quot;'&quot;;&quot;''&quot;);&quot;', '&quot;;SUBSTITUTE(LOWER([.D106]);&quot;'&quot;;&quot;''&quot;);&quot;');&quot;)" office:value-type="string" office:string-value="insert into palabras(id, castellano, ingles, latin) values(105, 'estaba', 'was', 'ipsi');" calcext:value-type="string">
            <text:p>insert into palabras(id, castellano, ingles, latin) values(105, 'estaba', 'was', 'ipsi');</text:p>
          </table:table-cell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office:value-type="string" calcext:value-type="string">
            <text:p>Poco</text:p>
          </table:table-cell>
          <table:table-cell office:value-type="string" calcext:value-type="string">
            <text:p>Little</text:p>
          </table:table-cell>
          <table:table-cell office:value-type="string" calcext:value-type="string">
            <text:p>Heri</text:p>
          </table:table-cell>
          <table:table-cell/>
          <table:table-cell table:formula="of:=IF([.B107]=[.D10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7];&quot;, '&quot;;SUBSTITUTE(LOWER([.B107]);&quot;'&quot;;&quot;''&quot;);&quot;', '&quot;;SUBSTITUTE(LOWER([.C107]);&quot;'&quot;;&quot;''&quot;);&quot;', '&quot;;SUBSTITUTE(LOWER([.D107]);&quot;'&quot;;&quot;''&quot;);&quot;');&quot;)" office:value-type="string" office:string-value="insert into palabras(id, castellano, ingles, latin) values(106, 'poco', 'little', 'heri');" calcext:value-type="string">
            <text:p>insert into palabras(id, castellano, ingles, latin) values(106, 'poco', 'little', 'heri');</text:p>
          </table:table-cell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office:value-type="string" calcext:value-type="string">
            <text:p>Estos</text:p>
          </table:table-cell>
          <table:table-cell office:value-type="string" calcext:value-type="string">
            <text:p>These</text:p>
          </table:table-cell>
          <table:table-cell office:value-type="string" calcext:value-type="string">
            <text:p>Factum</text:p>
          </table:table-cell>
          <table:table-cell/>
          <table:table-cell table:formula="of:=IF([.B108]=[.D10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8];&quot;, '&quot;;SUBSTITUTE(LOWER([.B108]);&quot;'&quot;;&quot;''&quot;);&quot;', '&quot;;SUBSTITUTE(LOWER([.C108]);&quot;'&quot;;&quot;''&quot;);&quot;', '&quot;;SUBSTITUTE(LOWER([.D108]);&quot;'&quot;;&quot;''&quot;);&quot;');&quot;)" office:value-type="string" office:string-value="insert into palabras(id, castellano, ingles, latin) values(107, 'estos', 'these', 'factum');" calcext:value-type="string">
            <text:p>insert into palabras(id, castellano, ingles, latin) values(107, 'estos', 'these', 'factum');</text:p>
          </table:table-cell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office:value-type="string" calcext:value-type="string">
            <text:p>Presidente</text:p>
          </table:table-cell>
          <table:table-cell office:value-type="string" calcext:value-type="string">
            <text:p>President</text:p>
          </table:table-cell>
          <table:table-cell office:value-type="string" calcext:value-type="string">
            <text:p>Primum</text:p>
          </table:table-cell>
          <table:table-cell/>
          <table:table-cell table:formula="of:=IF([.B109]=[.D10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9];&quot;, '&quot;;SUBSTITUTE(LOWER([.B109]);&quot;'&quot;;&quot;''&quot;);&quot;', '&quot;;SUBSTITUTE(LOWER([.C109]);&quot;'&quot;;&quot;''&quot;);&quot;', '&quot;;SUBSTITUTE(LOWER([.D109]);&quot;'&quot;;&quot;''&quot;);&quot;');&quot;)" office:value-type="string" office:string-value="insert into palabras(id, castellano, ingles, latin) values(108, 'presidente', 'president', 'primum');" calcext:value-type="string">
            <text:p>insert into palabras(id, castellano, ingles, latin) values(108, 'presidente', 'president', 'primum');</text:p>
          </table:table-cell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Major</text:p>
          </table:table-cell>
          <table:table-cell table:style-name="Default" office:value-type="string" calcext:value-type="string">
            <text:p>Dum</text:p>
          </table:table-cell>
          <table:table-cell/>
          <table:table-cell table:formula="of:=IF([.B110]=[.D11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0];&quot;, '&quot;;SUBSTITUTE(LOWER([.B110]);&quot;'&quot;;&quot;''&quot;);&quot;', '&quot;;SUBSTITUTE(LOWER([.C110]);&quot;'&quot;;&quot;''&quot;);&quot;', '&quot;;SUBSTITUTE(LOWER([.D110]);&quot;'&quot;;&quot;''&quot;);&quot;');&quot;)" office:value-type="string" office:string-value="insert into palabras(id, castellano, ingles, latin) values(109, 'mayor', 'major', 'dum');" calcext:value-type="string">
            <text:p>insert into palabras(id, castellano, ingles, latin) values(109, 'mayor', 'major', 'dum');</text:p>
          </table:table-cell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office:value-type="string" calcext:value-type="string">
            <text:p>Ante</text:p>
          </table:table-cell>
          <table:table-cell office:value-type="string" calcext:value-type="string">
            <text:p>Before</text:p>
          </table:table-cell>
          <table:table-cell table:style-name="Default" office:value-type="string" calcext:value-type="string">
            <text:p>Qui</text:p>
          </table:table-cell>
          <table:table-cell/>
          <table:table-cell table:formula="of:=IF([.B111]=[.D11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1];&quot;, '&quot;;SUBSTITUTE(LOWER([.B111]);&quot;'&quot;;&quot;''&quot;);&quot;', '&quot;;SUBSTITUTE(LOWER([.C111]);&quot;'&quot;;&quot;''&quot;);&quot;', '&quot;;SUBSTITUTE(LOWER([.D111]);&quot;'&quot;;&quot;''&quot;);&quot;');&quot;)" office:value-type="string" office:string-value="insert into palabras(id, castellano, ingles, latin) values(110, 'ante', 'before', 'qui');" calcext:value-type="string">
            <text:p>insert into palabras(id, castellano, ingles, latin) values(110, 'ante', 'before', 'qui');</text:p>
          </table:table-cell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office:value-type="string" calcext:value-type="string">
            <text:p>Unos</text:p>
          </table:table-cell>
          <table:table-cell office:value-type="string" calcext:value-type="string">
            <text:p>About</text:p>
          </table:table-cell>
          <table:table-cell table:style-name="Default" office:value-type="string" calcext:value-type="string">
            <text:p>Tempus</text:p>
          </table:table-cell>
          <table:table-cell/>
          <table:table-cell table:formula="of:=IF([.B112]=[.D11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2];&quot;, '&quot;;SUBSTITUTE(LOWER([.B112]);&quot;'&quot;;&quot;''&quot;);&quot;', '&quot;;SUBSTITUTE(LOWER([.C112]);&quot;'&quot;;&quot;''&quot;);&quot;', '&quot;;SUBSTITUTE(LOWER([.D112]);&quot;'&quot;;&quot;''&quot;);&quot;');&quot;)" office:value-type="string" office:string-value="insert into palabras(id, castellano, ingles, latin) values(111, 'unos', 'about', 'tempus');" calcext:value-type="string">
            <text:p>insert into palabras(id, castellano, ingles, latin) values(111, 'unos', 'about', 'tempus');</text:p>
          </table:table-cell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Them</text:p>
          </table:table-cell>
          <table:table-cell table:style-name="Default" office:value-type="string" calcext:value-type="string">
            <text:p>Milliones</text:p>
          </table:table-cell>
          <table:table-cell/>
          <table:table-cell table:formula="of:=IF([.B113]=[.D11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3];&quot;, '&quot;;SUBSTITUTE(LOWER([.B113]);&quot;'&quot;;&quot;''&quot;);&quot;', '&quot;;SUBSTITUTE(LOWER([.C113]);&quot;'&quot;;&quot;''&quot;);&quot;', '&quot;;SUBSTITUTE(LOWER([.D113]);&quot;'&quot;;&quot;''&quot;);&quot;');&quot;)" office:value-type="string" office:string-value="insert into palabras(id, castellano, ingles, latin) values(112, 'les', 'them', 'milliones');" calcext:value-type="string">
            <text:p>insert into palabras(id, castellano, ingles, latin) values(112, 'les', 'them', 'milliones');</text:p>
          </table:table-cell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Something</text:p>
          </table:table-cell>
          <table:table-cell table:style-name="Default" office:value-type="string" calcext:value-type="string">
            <text:p>Hoc</text:p>
          </table:table-cell>
          <table:table-cell/>
          <table:table-cell table:formula="of:=IF([.B114]=[.D11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4];&quot;, '&quot;;SUBSTITUTE(LOWER([.B114]);&quot;'&quot;;&quot;''&quot;);&quot;', '&quot;;SUBSTITUTE(LOWER([.C114]);&quot;'&quot;;&quot;''&quot;);&quot;', '&quot;;SUBSTITUTE(LOWER([.D114]);&quot;'&quot;;&quot;''&quot;);&quot;');&quot;)" office:value-type="string" office:string-value="insert into palabras(id, castellano, ingles, latin) values(113, 'algo', 'something', 'hoc');" calcext:value-type="string">
            <text:p>insert into palabras(id, castellano, ingles, latin) values(113, 'algo', 'something', 'hoc');</text:p>
          </table:table-cell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office:value-type="string" calcext:value-type="string">
            <text:p>Hacia</text:p>
          </table:table-cell>
          <table:table-cell office:value-type="string" calcext:value-type="string">
            <text:p>To</text:p>
          </table:table-cell>
          <table:table-cell table:style-name="Default" office:value-type="string" calcext:value-type="string">
            <text:p>Hispania</text:p>
          </table:table-cell>
          <table:table-cell/>
          <table:table-cell table:formula="of:=IF([.B115]=[.D11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5];&quot;, '&quot;;SUBSTITUTE(LOWER([.B115]);&quot;'&quot;;&quot;''&quot;);&quot;', '&quot;;SUBSTITUTE(LOWER([.C115]);&quot;'&quot;;&quot;''&quot;);&quot;', '&quot;;SUBSTITUTE(LOWER([.D115]);&quot;'&quot;;&quot;''&quot;);&quot;');&quot;)" office:value-type="string" office:string-value="insert into palabras(id, castellano, ingles, latin) values(114, 'hacia', 'to', 'hispania');" calcext:value-type="string">
            <text:p>insert into palabras(id, castellano, ingles, latin) values(114, 'hacia', 'to', 'hispania');</text:p>
          </table:table-cell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Vir</text:p>
          </table:table-cell>
          <table:table-cell/>
          <table:table-cell table:formula="of:=IF([.B116]=[.D11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6];&quot;, '&quot;;SUBSTITUTE(LOWER([.B116]);&quot;'&quot;;&quot;''&quot;);&quot;', '&quot;;SUBSTITUTE(LOWER([.C116]);&quot;'&quot;;&quot;''&quot;);&quot;', '&quot;;SUBSTITUTE(LOWER([.D116]);&quot;'&quot;;&quot;''&quot;);&quot;');&quot;)" office:value-type="string" office:string-value="insert into palabras(id, castellano, ingles, latin) values(115, 'casa', 'house', 'vir');" calcext:value-type="string">
            <text:p>insert into palabras(id, castellano, ingles, latin) values(115, 'casa', 'house', 'vir');</text:p>
          </table:table-cell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office:value-type="string" calcext:value-type="string">
            <text:p>Ellos</text:p>
          </table:table-cell>
          <table:table-cell office:value-type="string" calcext:value-type="string">
            <text:p>They</text:p>
          </table:table-cell>
          <table:table-cell table:style-name="Default" office:value-type="string" calcext:value-type="string">
            <text:p>Sunt</text:p>
          </table:table-cell>
          <table:table-cell/>
          <table:table-cell table:formula="of:=IF([.B117]=[.D11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7];&quot;, '&quot;;SUBSTITUTE(LOWER([.B117]);&quot;'&quot;;&quot;''&quot;);&quot;', '&quot;;SUBSTITUTE(LOWER([.C117]);&quot;'&quot;;&quot;''&quot;);&quot;', '&quot;;SUBSTITUTE(LOWER([.D117]);&quot;'&quot;;&quot;''&quot;);&quot;');&quot;)" office:value-type="string" office:string-value="insert into palabras(id, castellano, ingles, latin) values(116, 'ellos', 'they', 'sunt');" calcext:value-type="string">
            <text:p>insert into palabras(id, castellano, ingles, latin) values(116, 'ellos', 'they', 'sunt');</text:p>
          </table:table-cell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office:value-type="string" calcext:value-type="string">
            <text:p>Ayer</text:p>
          </table:table-cell>
          <table:table-cell office:value-type="string" calcext:value-type="string">
            <text:p>Yesterday</text:p>
          </table:table-cell>
          <table:table-cell table:style-name="Default" office:value-type="string" calcext:value-type="string">
            <text:p>Ergo</text:p>
          </table:table-cell>
          <table:table-cell/>
          <table:table-cell table:formula="of:=IF([.B118]=[.D11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8];&quot;, '&quot;;SUBSTITUTE(LOWER([.B118]);&quot;'&quot;;&quot;''&quot;);&quot;', '&quot;;SUBSTITUTE(LOWER([.C118]);&quot;'&quot;;&quot;''&quot;);&quot;', '&quot;;SUBSTITUTE(LOWER([.D118]);&quot;'&quot;;&quot;''&quot;);&quot;');&quot;)" office:value-type="string" office:string-value="insert into palabras(id, castellano, ingles, latin) values(117, 'ayer', 'yesterday', 'ergo');" calcext:value-type="string">
            <text:p>insert into palabras(id, castellano, ingles, latin) values(117, 'ayer', 'yesterday', 'ergo');</text:p>
          </table:table-cell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office:value-type="string" calcext:value-type="string">
            <text:p>Hecho</text:p>
          </table:table-cell>
          <table:table-cell office:value-type="string" calcext:value-type="string">
            <text:p>Fact</text:p>
          </table:table-cell>
          <table:table-cell table:style-name="Default" office:value-type="string" calcext:value-type="string">
            <text:p>Hodie</text:p>
          </table:table-cell>
          <table:table-cell/>
          <table:table-cell table:formula="of:=IF([.B119]=[.D11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9];&quot;, '&quot;;SUBSTITUTE(LOWER([.B119]);&quot;'&quot;;&quot;''&quot;);&quot;', '&quot;;SUBSTITUTE(LOWER([.C119]);&quot;'&quot;;&quot;''&quot;);&quot;', '&quot;;SUBSTITUTE(LOWER([.D119]);&quot;'&quot;;&quot;''&quot;);&quot;');&quot;)" office:value-type="string" office:string-value="insert into palabras(id, castellano, ingles, latin) values(118, 'hecho', 'fact', 'hodie');" calcext:value-type="string">
            <text:p>insert into palabras(id, castellano, ingles, latin) values(118, 'hecho', 'fact', 'hodie');</text:p>
          </table:table-cell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office:value-type="string" calcext:value-type="string">
            <text:p>Primera</text:p>
          </table:table-cell>
          <table:table-cell office:value-type="string" calcext:value-type="string">
            <text:p>First</text:p>
          </table:table-cell>
          <table:table-cell table:style-name="Default" office:value-type="string" calcext:value-type="string">
            <text:p>Locus</text:p>
          </table:table-cell>
          <table:table-cell/>
          <table:table-cell table:formula="of:=IF([.B120]=[.D12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0];&quot;, '&quot;;SUBSTITUTE(LOWER([.B120]);&quot;'&quot;;&quot;''&quot;);&quot;', '&quot;;SUBSTITUTE(LOWER([.C120]);&quot;'&quot;;&quot;''&quot;);&quot;', '&quot;;SUBSTITUTE(LOWER([.D120]);&quot;'&quot;;&quot;''&quot;);&quot;');&quot;)" office:value-type="string" office:string-value="insert into palabras(id, castellano, ingles, latin) values(119, 'primera', 'first', 'locus');" calcext:value-type="string">
            <text:p>insert into palabras(id, castellano, ingles, latin) values(119, 'primera', 'first', 'locus');</text:p>
          </table:table-cell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office:value-type="string" calcext:value-type="string">
            <text:p>Mientras</text:p>
          </table:table-cell>
          <table:table-cell office:value-type="string" calcext:value-type="string">
            <text:p>While</text:p>
          </table:table-cell>
          <table:table-cell table:style-name="Default" office:value-type="string" calcext:value-type="string">
            <text:p>Matriti</text:p>
          </table:table-cell>
          <table:table-cell/>
          <table:table-cell table:formula="of:=IF([.B121]=[.D12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1];&quot;, '&quot;;SUBSTITUTE(LOWER([.B121]);&quot;'&quot;;&quot;''&quot;);&quot;', '&quot;;SUBSTITUTE(LOWER([.C121]);&quot;'&quot;;&quot;''&quot;);&quot;', '&quot;;SUBSTITUTE(LOWER([.D121]);&quot;'&quot;;&quot;''&quot;);&quot;');&quot;)" office:value-type="string" office:string-value="insert into palabras(id, castellano, ingles, latin) values(120, 'mientras', 'while', 'matriti');" calcext:value-type="string">
            <text:p>insert into palabras(id, castellano, ingles, latin) values(120, 'mientras', 'while', 'matriti');</text:p>
          </table:table-cell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office:value-type="string" calcext:value-type="string">
            <text:p>Quien</text:p>
          </table:table-cell>
          <table:table-cell office:value-type="string" calcext:value-type="string">
            <text:p>Who</text:p>
          </table:table-cell>
          <table:table-cell table:style-name="Default" office:value-type="string" calcext:value-type="string">
            <text:p>Nationalis</text:p>
          </table:table-cell>
          <table:table-cell/>
          <table:table-cell table:formula="of:=IF([.B122]=[.D12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2];&quot;, '&quot;;SUBSTITUTE(LOWER([.B122]);&quot;'&quot;;&quot;''&quot;);&quot;', '&quot;;SUBSTITUTE(LOWER([.C122]);&quot;'&quot;;&quot;''&quot;);&quot;', '&quot;;SUBSTITUTE(LOWER([.D122]);&quot;'&quot;;&quot;''&quot;);&quot;');&quot;)" office:value-type="string" office:string-value="insert into palabras(id, castellano, ingles, latin) values(121, 'quien', 'who', 'nationalis');" calcext:value-type="string">
            <text:p>insert into palabras(id, castellano, ingles, latin) values(121, 'quien', 'who', 'nationalis');</text:p>
          </table:table-cell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office:value-type="string" calcext:value-type="string">
            <text:p>Momento</text:p>
          </table:table-cell>
          <table:table-cell office:value-type="string" calcext:value-type="string">
            <text:p>Moment</text:p>
          </table:table-cell>
          <table:table-cell table:style-name="Default" office:value-type="string" calcext:value-type="string">
            <text:p>Labor</text:p>
          </table:table-cell>
          <table:table-cell/>
          <table:table-cell table:formula="of:=IF([.B123]=[.D12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3];&quot;, '&quot;;SUBSTITUTE(LOWER([.B123]);&quot;'&quot;;&quot;''&quot;);&quot;', '&quot;;SUBSTITUTE(LOWER([.C123]);&quot;'&quot;;&quot;''&quot;);&quot;', '&quot;;SUBSTITUTE(LOWER([.D123]);&quot;'&quot;;&quot;''&quot;);&quot;');&quot;)" office:value-type="string" office:string-value="insert into palabras(id, castellano, ingles, latin) values(122, 'momento', 'moment', 'labor');" calcext:value-type="string">
            <text:p>insert into palabras(id, castellano, ingles, latin) values(122, 'momento', 'moment', 'labor');</text:p>
          </table:table-cell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office:value-type="string" calcext:value-type="string">
            <text:p>Millones</text:p>
          </table:table-cell>
          <table:table-cell office:value-type="string" calcext:value-type="string">
            <text:p>Millions</text:p>
          </table:table-cell>
          <table:table-cell table:style-name="Default" office:value-type="string" calcext:value-type="string">
            <text:p>Alii</text:p>
          </table:table-cell>
          <table:table-cell/>
          <table:table-cell table:formula="of:=IF([.B124]=[.D12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4];&quot;, '&quot;;SUBSTITUTE(LOWER([.B124]);&quot;'&quot;;&quot;''&quot;);&quot;', '&quot;;SUBSTITUTE(LOWER([.C124]);&quot;'&quot;;&quot;''&quot;);&quot;', '&quot;;SUBSTITUTE(LOWER([.D124]);&quot;'&quot;;&quot;''&quot;);&quot;');&quot;)" office:value-type="string" office:string-value="insert into palabras(id, castellano, ingles, latin) values(123, 'millones', 'millions', 'alii');" calcext:value-type="string">
            <text:p>insert into palabras(id, castellano, ingles, latin) values(123, 'millones', 'millions', 'alii');</text:p>
          </table:table-cell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office:value-type="string" calcext:value-type="string">
            <text:p>Esto</text:p>
          </table:table-cell>
          <table:table-cell office:value-type="string" calcext:value-type="string">
            <text:p>This</text:p>
          </table:table-cell>
          <table:table-cell table:style-name="Default" office:value-type="string" calcext:value-type="string">
            <text:p>Melior</text:p>
          </table:table-cell>
          <table:table-cell/>
          <table:table-cell table:formula="of:=IF([.B125]=[.D12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5];&quot;, '&quot;;SUBSTITUTE(LOWER([.B125]);&quot;'&quot;;&quot;''&quot;);&quot;', '&quot;;SUBSTITUTE(LOWER([.C125]);&quot;'&quot;;&quot;''&quot;);&quot;', '&quot;;SUBSTITUTE(LOWER([.D125]);&quot;'&quot;;&quot;''&quot;);&quot;');&quot;)" office:value-type="string" office:string-value="insert into palabras(id, castellano, ingles, latin) values(124, 'esto', 'this', 'melior');" calcext:value-type="string">
            <text:p>insert into palabras(id, castellano, ingles, latin) values(124, 'esto', 'this', 'melior');</text:p>
          </table:table-cell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Spain</text:p>
          </table:table-cell>
          <table:table-cell table:style-name="Default" office:value-type="string" calcext:value-type="string">
            <text:p>Novus</text:p>
          </table:table-cell>
          <table:table-cell/>
          <table:table-cell table:formula="of:=IF([.B126]=[.D12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6];&quot;, '&quot;;SUBSTITUTE(LOWER([.B126]);&quot;'&quot;;&quot;''&quot;);&quot;', '&quot;;SUBSTITUTE(LOWER([.C126]);&quot;'&quot;;&quot;''&quot;);&quot;', '&quot;;SUBSTITUTE(LOWER([.D126]);&quot;'&quot;;&quot;''&quot;);&quot;');&quot;)" office:value-type="string" office:string-value="insert into palabras(id, castellano, ingles, latin) values(125, 'españa', 'spain', 'novus');" calcext:value-type="string">
            <text:p>insert into palabras(id, castellano, ingles, latin) values(125, 'españa', 'spain', 'novus');</text:p>
          </table:table-cell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Man</text:p>
          </table:table-cell>
          <table:table-cell table:style-name="Default" office:value-type="string" calcext:value-type="string">
            <text:p>Dicere</text:p>
          </table:table-cell>
          <table:table-cell/>
          <table:table-cell table:formula="of:=IF([.B127]=[.D12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7];&quot;, '&quot;;SUBSTITUTE(LOWER([.B127]);&quot;'&quot;;&quot;''&quot;);&quot;', '&quot;;SUBSTITUTE(LOWER([.C127]);&quot;'&quot;;&quot;''&quot;);&quot;', '&quot;;SUBSTITUTE(LOWER([.D127]);&quot;'&quot;;&quot;''&quot;);&quot;');&quot;)" office:value-type="string" office:string-value="insert into palabras(id, castellano, ingles, latin) values(126, 'hombre', 'man', 'dicere');" calcext:value-type="string">
            <text:p>insert into palabras(id, castellano, ingles, latin) values(126, 'hombre', 'man', 'dicere');</text:p>
          </table:table-cell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office:value-type="string" calcext:value-type="string">
            <text:p>Están</text:p>
          </table:table-cell>
          <table:table-cell office:value-type="string" calcext:value-type="string">
            <text:p>Are</text:p>
          </table:table-cell>
          <table:table-cell table:style-name="Default" office:value-type="string" calcext:value-type="string">
            <text:p>Quidam</text:p>
          </table:table-cell>
          <table:table-cell/>
          <table:table-cell table:formula="of:=IF([.B128]=[.D12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8];&quot;, '&quot;;SUBSTITUTE(LOWER([.B128]);&quot;'&quot;;&quot;''&quot;);&quot;', '&quot;;SUBSTITUTE(LOWER([.C128]);&quot;'&quot;;&quot;''&quot;);&quot;', '&quot;;SUBSTITUTE(LOWER([.D128]);&quot;'&quot;;&quot;''&quot;);&quot;');&quot;)" office:value-type="string" office:string-value="insert into palabras(id, castellano, ingles, latin) values(127, 'están', 'are', 'quidam');" calcext:value-type="string">
            <text:p>insert into palabras(id, castellano, ingles, latin) values(127, 'están', 'are', 'quidam');</text:p>
          </table:table-cell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office:value-type="string" calcext:value-type="string">
            <text:p>Pues</text:p>
          </table:table-cell>
          <table:table-cell office:value-type="string" calcext:value-type="string">
            <text:p>So</text:p>
          </table:table-cell>
          <table:table-cell table:style-name="Default" office:value-type="string" calcext:value-type="string">
            <text:p>Tunc</text:p>
          </table:table-cell>
          <table:table-cell/>
          <table:table-cell table:formula="of:=IF([.B129]=[.D12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9];&quot;, '&quot;;SUBSTITUTE(LOWER([.B129]);&quot;'&quot;;&quot;''&quot;);&quot;', '&quot;;SUBSTITUTE(LOWER([.C129]);&quot;'&quot;;&quot;''&quot;);&quot;', '&quot;;SUBSTITUTE(LOWER([.D129]);&quot;'&quot;;&quot;''&quot;);&quot;');&quot;)" office:value-type="string" office:string-value="insert into palabras(id, castellano, ingles, latin) values(128, 'pues', 'so', 'tunc');" calcext:value-type="string">
            <text:p>insert into palabras(id, castellano, ingles, latin) values(128, 'pues', 'so', 'tunc');</text:p>
          </table:table-cell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office:value-type="string" calcext:value-type="string">
            <text:p>Hoy</text:p>
          </table:table-cell>
          <table:table-cell office:value-type="string" calcext:value-type="string">
            <text:p>Today</text:p>
          </table:table-cell>
          <table:table-cell table:style-name="Default" office:value-type="string" calcext:value-type="string">
            <text:p>Omnes</text:p>
          </table:table-cell>
          <table:table-cell/>
          <table:table-cell table:formula="of:=IF([.B130]=[.D13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0];&quot;, '&quot;;SUBSTITUTE(LOWER([.B130]);&quot;'&quot;;&quot;''&quot;);&quot;', '&quot;;SUBSTITUTE(LOWER([.C130]);&quot;'&quot;;&quot;''&quot;);&quot;', '&quot;;SUBSTITUTE(LOWER([.D130]);&quot;'&quot;;&quot;''&quot;);&quot;');&quot;)" office:value-type="string" office:string-value="insert into palabras(id, castellano, ingles, latin) values(129, 'hoy', 'today', 'omnes');" calcext:value-type="string">
            <text:p>insert into palabras(id, castellano, ingles, latin) values(129, 'hoy', 'today', 'omnes');</text:p>
          </table:table-cell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office:value-type="string" calcext:value-type="string">
            <text:p>Lugar</text:p>
          </table:table-cell>
          <table:table-cell office:value-type="string" calcext:value-type="string">
            <text:p>Place</text:p>
          </table:table-cell>
          <table:table-cell table:style-name="Default" office:value-type="string" calcext:value-type="string">
            <text:p>Dies</text:p>
          </table:table-cell>
          <table:table-cell/>
          <table:table-cell table:formula="of:=IF([.B131]=[.D13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1];&quot;, '&quot;;SUBSTITUTE(LOWER([.B131]);&quot;'&quot;;&quot;''&quot;);&quot;', '&quot;;SUBSTITUTE(LOWER([.C131]);&quot;'&quot;;&quot;''&quot;);&quot;', '&quot;;SUBSTITUTE(LOWER([.D131]);&quot;'&quot;;&quot;''&quot;);&quot;');&quot;)" office:value-type="string" office:string-value="insert into palabras(id, castellano, ingles, latin) values(130, 'lugar', 'place', 'dies');" calcext:value-type="string">
            <text:p>insert into palabras(id, castellano, ingles, latin) values(130, 'lugar', 'place', 'dies');</text:p>
          </table:table-cell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table:number-columns-repeated="2" office:value-type="string" calcext:value-type="string">
            <text:p>Madrid</text:p>
          </table:table-cell>
          <table:table-cell table:style-name="Default" office:value-type="string" calcext:value-type="string">
            <text:p>Debet</text:p>
          </table:table-cell>
          <table:table-cell/>
          <table:table-cell table:formula="of:=IF([.B132]=[.D13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2];&quot;, '&quot;;SUBSTITUTE(LOWER([.B132]);&quot;'&quot;;&quot;''&quot;);&quot;', '&quot;;SUBSTITUTE(LOWER([.C132]);&quot;'&quot;;&quot;''&quot;);&quot;', '&quot;;SUBSTITUTE(LOWER([.D132]);&quot;'&quot;;&quot;''&quot;);&quot;');&quot;)" office:value-type="string" office:string-value="insert into palabras(id, castellano, ingles, latin) values(131, 'madrid', 'madrid', 'debet');" calcext:value-type="string">
            <text:p>insert into palabras(id, castellano, ingles, latin) values(131, 'madrid', 'madrid', 'debet');</text:p>
          </table:table-cell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office:value-type="string" calcext:value-type="string">
            <text:p>Nacional</text:p>
          </table:table-cell>
          <table:table-cell office:value-type="string" calcext:value-type="string">
            <text:p>National</text:p>
          </table:table-cell>
          <table:table-cell table:style-name="Default" office:value-type="string" calcext:value-type="string">
            <text:p>Politica</text:p>
          </table:table-cell>
          <table:table-cell/>
          <table:table-cell table:formula="of:=IF([.B133]=[.D13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3];&quot;, '&quot;;SUBSTITUTE(LOWER([.B133]);&quot;'&quot;;&quot;''&quot;);&quot;', '&quot;;SUBSTITUTE(LOWER([.C133]);&quot;'&quot;;&quot;''&quot;);&quot;', '&quot;;SUBSTITUTE(LOWER([.D133]);&quot;'&quot;;&quot;''&quot;);&quot;');&quot;)" office:value-type="string" office:string-value="insert into palabras(id, castellano, ingles, latin) values(132, 'nacional', 'national', 'politica');" calcext:value-type="string">
            <text:p>insert into palabras(id, castellano, ingles, latin) values(132, 'nacional', 'national', 'politica');</text:p>
          </table:table-cell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office:value-type="string" calcext:value-type="string">
            <text:p>Trabajo</text:p>
          </table:table-cell>
          <table:table-cell office:value-type="string" calcext:value-type="string">
            <text:p>Work</text:p>
          </table:table-cell>
          <table:table-cell table:style-name="Default" office:value-type="string" calcext:value-type="string">
            <text:p>Quomodo</text:p>
          </table:table-cell>
          <table:table-cell/>
          <table:table-cell table:formula="of:=IF([.B134]=[.D13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4];&quot;, '&quot;;SUBSTITUTE(LOWER([.B134]);&quot;'&quot;;&quot;''&quot;);&quot;', '&quot;;SUBSTITUTE(LOWER([.C134]);&quot;'&quot;;&quot;''&quot;);&quot;', '&quot;;SUBSTITUTE(LOWER([.D134]);&quot;'&quot;;&quot;''&quot;);&quot;');&quot;)" office:value-type="string" office:string-value="insert into palabras(id, castellano, ingles, latin) values(133, 'trabajo', 'work', 'quomodo');" calcext:value-type="string">
            <text:p>insert into palabras(id, castellano, ingles, latin) values(133, 'trabajo', 'work', 'quomodo');</text:p>
          </table:table-cell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office:value-type="string" calcext:value-type="string">
            <text:p>Otras</text:p>
          </table:table-cell>
          <table:table-cell office:value-type="string" calcext:value-type="string">
            <text:p>Other</text:p>
          </table:table-cell>
          <table:table-cell table:style-name="Default" office:value-type="string" calcext:value-type="string">
            <text:p>Fere</text:p>
          </table:table-cell>
          <table:table-cell/>
          <table:table-cell table:formula="of:=IF([.B135]=[.D13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5];&quot;, '&quot;;SUBSTITUTE(LOWER([.B135]);&quot;'&quot;;&quot;''&quot;);&quot;', '&quot;;SUBSTITUTE(LOWER([.C135]);&quot;'&quot;;&quot;''&quot;);&quot;', '&quot;;SUBSTITUTE(LOWER([.D135]);&quot;'&quot;;&quot;''&quot;);&quot;');&quot;)" office:value-type="string" office:string-value="insert into palabras(id, castellano, ingles, latin) values(134, 'otras', 'other', 'fere');" calcext:value-type="string">
            <text:p>insert into palabras(id, castellano, ingles, latin) values(134, 'otras', 'other', 'fere');</text:p>
          </table:table-cell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office:value-type="string" calcext:value-type="string">
            <text:p>Mejor</text:p>
          </table:table-cell>
          <table:table-cell office:value-type="string" calcext:value-type="string">
            <text:p>Better</text:p>
          </table:table-cell>
          <table:table-cell table:style-name="Default" office:value-type="string" calcext:value-type="string">
            <text:p>Omnis</text:p>
          </table:table-cell>
          <table:table-cell/>
          <table:table-cell table:formula="of:=IF([.B136]=[.D13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6];&quot;, '&quot;;SUBSTITUTE(LOWER([.B136]);&quot;'&quot;;&quot;''&quot;);&quot;', '&quot;;SUBSTITUTE(LOWER([.C136]);&quot;'&quot;;&quot;''&quot;);&quot;', '&quot;;SUBSTITUTE(LOWER([.D136]);&quot;'&quot;;&quot;''&quot;);&quot;');&quot;)" office:value-type="string" office:string-value="insert into palabras(id, castellano, ingles, latin) values(135, 'mejor', 'better', 'omnis');" calcext:value-type="string">
            <text:p>insert into palabras(id, castellano, ingles, latin) values(135, 'mejor', 'better', 'omnis');</text:p>
          </table:table-cell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New</text:p>
          </table:table-cell>
          <table:table-cell table:style-name="Default" office:value-type="string" calcext:value-type="string">
            <text:p>Deinde</text:p>
          </table:table-cell>
          <table:table-cell/>
          <table:table-cell table:formula="of:=IF([.B137]=[.D13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7];&quot;, '&quot;;SUBSTITUTE(LOWER([.B137]);&quot;'&quot;;&quot;''&quot;);&quot;', '&quot;;SUBSTITUTE(LOWER([.C137]);&quot;'&quot;;&quot;''&quot;);&quot;', '&quot;;SUBSTITUTE(LOWER([.D137]);&quot;'&quot;;&quot;''&quot;);&quot;');&quot;)" office:value-type="string" office:string-value="insert into palabras(id, castellano, ingles, latin) values(136, 'nuevo', 'new', 'deinde');" calcext:value-type="string">
            <text:p>insert into palabras(id, castellano, ingles, latin) values(136, 'nuevo', 'new', 'deinde');</text:p>
          </table:table-cell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office:value-type="string" calcext:value-type="string">
            <text:p>Decir</text:p>
          </table:table-cell>
          <table:table-cell office:value-type="string" calcext:value-type="string">
            <text:p>Say</text:p>
          </table:table-cell>
          <table:table-cell table:style-name="Default" office:value-type="string" calcext:value-type="string">
            <text:p>Praeteritum</text:p>
          </table:table-cell>
          <table:table-cell/>
          <table:table-cell table:formula="of:=IF([.B138]=[.D13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8];&quot;, '&quot;;SUBSTITUTE(LOWER([.B138]);&quot;'&quot;;&quot;''&quot;);&quot;', '&quot;;SUBSTITUTE(LOWER([.C138]);&quot;'&quot;;&quot;''&quot;);&quot;', '&quot;;SUBSTITUTE(LOWER([.D138]);&quot;'&quot;;&quot;''&quot;);&quot;');&quot;)" office:value-type="string" office:string-value="insert into palabras(id, castellano, ingles, latin) values(137, 'decir', 'say', 'praeteritum');" calcext:value-type="string">
            <text:p>insert into palabras(id, castellano, ingles, latin) values(137, 'decir', 'say', 'praeteritum');</text:p>
          </table:table-cell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office:value-type="string" calcext:value-type="string">
            <text:p>Algunos</text:p>
          </table:table-cell>
          <table:table-cell office:value-type="string" calcext:value-type="string">
            <text:p>Some</text:p>
          </table:table-cell>
          <table:table-cell table:style-name="Default" office:value-type="string" calcext:value-type="string">
            <text:p>Primus</text:p>
          </table:table-cell>
          <table:table-cell/>
          <table:table-cell table:formula="of:=IF([.B139]=[.D13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9];&quot;, '&quot;;SUBSTITUTE(LOWER([.B139]);&quot;'&quot;;&quot;''&quot;);&quot;', '&quot;;SUBSTITUTE(LOWER([.C139]);&quot;'&quot;;&quot;''&quot;);&quot;', '&quot;;SUBSTITUTE(LOWER([.D139]);&quot;'&quot;;&quot;''&quot;);&quot;');&quot;)" office:value-type="string" office:string-value="insert into palabras(id, castellano, ingles, latin) values(138, 'algunos', 'some', 'primus');" calcext:value-type="string">
            <text:p>insert into palabras(id, castellano, ingles, latin) values(138, 'algunos', 'some', 'primus');</text:p>
          </table:table-cell>
        </table:table-row>
        <table:table-row table:style-name="ro1">
          <table:table-cell table:formula="of:=[.A139]+1" office:value-type="float" office:value="139" calcext:value-type="float">
            <text:p>139</text:p>
          </table:table-cell>
          <table:table-cell office:value-type="string" calcext:value-type="string">
            <text:p>Entonces</text:p>
          </table:table-cell>
          <table:table-cell office:value-type="string" calcext:value-type="string">
            <text:p>Then</text:p>
          </table:table-cell>
          <table:table-cell table:style-name="Default" office:value-type="string" calcext:value-type="string">
            <text:p>Medium</text:p>
          </table:table-cell>
          <table:table-cell/>
          <table:table-cell table:formula="of:=IF([.B140]=[.D14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0];&quot;, '&quot;;SUBSTITUTE(LOWER([.B140]);&quot;'&quot;;&quot;''&quot;);&quot;', '&quot;;SUBSTITUTE(LOWER([.C140]);&quot;'&quot;;&quot;''&quot;);&quot;', '&quot;;SUBSTITUTE(LOWER([.D140]);&quot;'&quot;;&quot;''&quot;);&quot;');&quot;)" office:value-type="string" office:string-value="insert into palabras(id, castellano, ingles, latin) values(139, 'entonces', 'then', 'medium');" calcext:value-type="string">
            <text:p>insert into palabras(id, castellano, ingles, latin) values(139, 'entonces', 'then', 'medium');</text:p>
          </table:table-cell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office:value-type="string" calcext:value-type="string">
            <text:p>Todas</text:p>
          </table:table-cell>
          <table:table-cell office:value-type="string" calcext:value-type="string">
            <text:p>All</text:p>
          </table:table-cell>
          <table:table-cell table:style-name="Default" office:value-type="string" calcext:value-type="string">
            <text:p>Vadit</text:p>
          </table:table-cell>
          <table:table-cell/>
          <table:table-cell table:formula="of:=IF([.B141]=[.D14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1];&quot;, '&quot;;SUBSTITUTE(LOWER([.B141]);&quot;'&quot;;&quot;''&quot;);&quot;', '&quot;;SUBSTITUTE(LOWER([.C141]);&quot;'&quot;;&quot;''&quot;);&quot;', '&quot;;SUBSTITUTE(LOWER([.D141]);&quot;'&quot;;&quot;''&quot;);&quot;');&quot;)" office:value-type="string" office:string-value="insert into palabras(id, castellano, ingles, latin) values(140, 'todas', 'all', 'vadit');" calcext:value-type="string">
            <text:p>insert into palabras(id, castellano, ingles, latin) values(140, 'todas', 'all', 'vadit');</text:p>
          </table:table-cell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office:value-type="string" calcext:value-type="string">
            <text:p>Días</text:p>
          </table:table-cell>
          <table:table-cell office:value-type="string" calcext:value-type="string">
            <text:p>Days</text:p>
          </table:table-cell>
          <table:table-cell table:style-name="Default" office:value-type="string" calcext:value-type="string">
            <text:p>Sit</text:p>
          </table:table-cell>
          <table:table-cell/>
          <table:table-cell table:formula="of:=IF([.B142]=[.D14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2];&quot;, '&quot;;SUBSTITUTE(LOWER([.B142]);&quot;'&quot;;&quot;''&quot;);&quot;', '&quot;;SUBSTITUTE(LOWER([.C142]);&quot;'&quot;;&quot;''&quot;);&quot;', '&quot;;SUBSTITUTE(LOWER([.D142]);&quot;'&quot;;&quot;''&quot;);&quot;');&quot;)" office:value-type="string" office:string-value="insert into palabras(id, castellano, ingles, latin) values(141, 'días', 'days', 'sit');" calcext:value-type="string">
            <text:p>insert into palabras(id, castellano, ingles, latin) values(141, 'días', 'days', 'sit');</text:p>
          </table:table-cell>
        </table:table-row>
        <table:table-row table:style-name="ro1">
          <table:table-cell table:formula="of:=[.A142]+1" office:value-type="float" office:value="142" calcext:value-type="float">
            <text:p>142</text:p>
          </table:table-cell>
          <table:table-cell office:value-type="string" calcext:value-type="string">
            <text:p>Debe</text:p>
          </table:table-cell>
          <table:table-cell office:value-type="string" calcext:value-type="string">
            <text:p>Must</text:p>
          </table:table-cell>
          <table:table-cell table:style-name="Default" office:value-type="string" calcext:value-type="string">
            <text:p>Habebat</text:p>
          </table:table-cell>
          <table:table-cell/>
          <table:table-cell table:formula="of:=IF([.B143]=[.D14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3];&quot;, '&quot;;SUBSTITUTE(LOWER([.B143]);&quot;'&quot;;&quot;''&quot;);&quot;', '&quot;;SUBSTITUTE(LOWER([.C143]);&quot;'&quot;;&quot;''&quot;);&quot;', '&quot;;SUBSTITUTE(LOWER([.D143]);&quot;'&quot;;&quot;''&quot;);&quot;');&quot;)" office:value-type="string" office:string-value="insert into palabras(id, castellano, ingles, latin) values(142, 'debe', 'must', 'habebat');" calcext:value-type="string">
            <text:p>insert into palabras(id, castellano, ingles, latin) values(142, 'debe', 'must', 'habebat');</text:p>
          </table:table-cell>
        </table:table-row>
        <table:table-row table:style-name="ro1">
          <table:table-cell table:formula="of:=[.A143]+1" office:value-type="float" office:value="143" calcext:value-type="float">
            <text:p>143</text:p>
          </table:table-cell>
          <table:table-cell office:value-type="string" calcext:value-type="string">
            <text:p>Política</text:p>
          </table:table-cell>
          <table:table-cell office:value-type="string" calcext:value-type="string">
            <text:p>Policy</text:p>
          </table:table-cell>
          <table:table-cell table:style-name="Default" office:value-type="string" calcext:value-type="string">
            <text:p>Numquam</text:p>
          </table:table-cell>
          <table:table-cell/>
          <table:table-cell table:formula="of:=IF([.B144]=[.D14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4];&quot;, '&quot;;SUBSTITUTE(LOWER([.B144]);&quot;'&quot;;&quot;''&quot;);&quot;', '&quot;;SUBSTITUTE(LOWER([.C144]);&quot;'&quot;;&quot;''&quot;);&quot;', '&quot;;SUBSTITUTE(LOWER([.D144]);&quot;'&quot;;&quot;''&quot;);&quot;');&quot;)" office:value-type="string" office:string-value="insert into palabras(id, castellano, ingles, latin) values(143, 'política', 'policy', 'numquam');" calcext:value-type="string">
            <text:p>insert into palabras(id, castellano, ingles, latin) values(143, 'política', 'policy', 'numquam');</text:p>
          </table:table-cell>
        </table:table-row>
        <table:table-row table:style-name="ro1">
          <table:table-cell table:formula="of:=[.A144]+1" office:value-type="float" office:value="144" calcext:value-type="float">
            <text:p>144</text:p>
          </table:table-cell>
          <table:table-cell office:value-type="string" calcext:value-type="string">
            <text:p>Cómo</text:p>
          </table:table-cell>
          <table:table-cell office:value-type="string" calcext:value-type="string">
            <text:p>How</text:p>
          </table:table-cell>
          <table:table-cell table:style-name="Default" office:value-type="string" calcext:value-type="string">
            <text:p>Potestas</text:p>
          </table:table-cell>
          <table:table-cell/>
          <table:table-cell table:formula="of:=IF([.B145]=[.D14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5];&quot;, '&quot;;SUBSTITUTE(LOWER([.B145]);&quot;'&quot;;&quot;''&quot;);&quot;', '&quot;;SUBSTITUTE(LOWER([.C145]);&quot;'&quot;;&quot;''&quot;);&quot;', '&quot;;SUBSTITUTE(LOWER([.D145]);&quot;'&quot;;&quot;''&quot;);&quot;');&quot;)" office:value-type="string" office:string-value="insert into palabras(id, castellano, ingles, latin) values(144, 'cómo', 'how', 'potestas');" calcext:value-type="string">
            <text:p>insert into palabras(id, castellano, ingles, latin) values(144, 'cómo', 'how', 'potestas');</text:p>
          </table:table-cell>
        </table:table-row>
        <table:table-row table:style-name="ro1">
          <table:table-cell table:formula="of:=[.A145]+1" office:value-type="float" office:value="145" calcext:value-type="float">
            <text:p>145</text:p>
          </table:table-cell>
          <table:table-cell office:value-type="string" calcext:value-type="string">
            <text:p>Casi</text:p>
          </table:table-cell>
          <table:table-cell office:value-type="string" calcext:value-type="string">
            <text:p>Almost</text:p>
          </table:table-cell>
          <table:table-cell table:style-name="Default" office:value-type="string" calcext:value-type="string">
            <text:p>Hic</text:p>
          </table:table-cell>
          <table:table-cell/>
          <table:table-cell table:formula="of:=IF([.B146]=[.D14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6];&quot;, '&quot;;SUBSTITUTE(LOWER([.B146]);&quot;'&quot;;&quot;''&quot;);&quot;', '&quot;;SUBSTITUTE(LOWER([.C146]);&quot;'&quot;;&quot;''&quot;);&quot;', '&quot;;SUBSTITUTE(LOWER([.D146]);&quot;'&quot;;&quot;''&quot;);&quot;');&quot;)" office:value-type="string" office:string-value="insert into palabras(id, castellano, ingles, latin) values(145, 'casi', 'almost', 'hic');" calcext:value-type="string">
            <text:p>insert into palabras(id, castellano, ingles, latin) values(145, 'casi', 'almost', 'hic');</text:p>
          </table:table-cell>
        </table:table-row>
        <table:table-row table:style-name="ro1">
          <table:table-cell table:formula="of:=[.A146]+1" office:value-type="float" office:value="146" calcext:value-type="float">
            <text:p>146</text:p>
          </table:table-cell>
          <table:table-cell office:value-type="string" calcext:value-type="string">
            <text:p>Toda</text:p>
          </table:table-cell>
          <table:table-cell office:value-type="string" calcext:value-type="string">
            <text:p>All</text:p>
          </table:table-cell>
          <table:table-cell table:style-name="Default" office:value-type="string" calcext:value-type="string">
            <text:p>Videre</text:p>
          </table:table-cell>
          <table:table-cell/>
          <table:table-cell table:formula="of:=IF([.B147]=[.D14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7];&quot;, '&quot;;SUBSTITUTE(LOWER([.B147]);&quot;'&quot;;&quot;''&quot;);&quot;', '&quot;;SUBSTITUTE(LOWER([.C147]);&quot;'&quot;;&quot;''&quot;);&quot;', '&quot;;SUBSTITUTE(LOWER([.D147]);&quot;'&quot;;&quot;''&quot;);&quot;');&quot;)" office:value-type="string" office:string-value="insert into palabras(id, castellano, ingles, latin) values(146, 'toda', 'all', 'videre');" calcext:value-type="string">
            <text:p>insert into palabras(id, castellano, ingles, latin) values(146, 'toda', 'all', 'videre');</text:p>
          </table:table-cell>
        </table:table-row>
        <table:table-row table:style-name="ro1">
          <table:table-cell table:formula="of:=[.A147]+1" office:value-type="float" office:value="147" calcext:value-type="float">
            <text:p>147</text:p>
          </table:table-cell>
          <table:table-cell office:value-type="string" calcext:value-type="string">
            <text:p>Luego</text:p>
          </table:table-cell>
          <table:table-cell office:value-type="string" calcext:value-type="string">
            <text:p>Then</text:p>
          </table:table-cell>
          <table:table-cell table:style-name="Default" office:value-type="string" calcext:value-type="string">
            <text:p>Occasiones</text:p>
          </table:table-cell>
          <table:table-cell/>
          <table:table-cell table:formula="of:=IF([.B148]=[.D14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8];&quot;, '&quot;;SUBSTITUTE(LOWER([.B148]);&quot;'&quot;;&quot;''&quot;);&quot;', '&quot;;SUBSTITUTE(LOWER([.C148]);&quot;'&quot;;&quot;''&quot;);&quot;', '&quot;;SUBSTITUTE(LOWER([.D148]);&quot;'&quot;;&quot;''&quot;);&quot;');&quot;)" office:value-type="string" office:string-value="insert into palabras(id, castellano, ingles, latin) values(147, 'luego', 'then', 'occasiones');" calcext:value-type="string">
            <text:p>insert into palabras(id, castellano, ingles, latin) values(147, 'luego', 'then', 'occasiones');</text:p>
          </table:table-cell>
        </table:table-row>
        <table:table-row table:style-name="ro1">
          <table:table-cell table:formula="of:=[.A148]+1" office:value-type="float" office:value="148" calcext:value-type="float">
            <text:p>148</text:p>
          </table:table-cell>
          <table:table-cell office:value-type="string" calcext:value-type="string">
            <text:p>Pasado</text:p>
          </table:table-cell>
          <table:table-cell office:value-type="string" calcext:value-type="string">
            <text:p>Past</text:p>
          </table:table-cell>
          <table:table-cell table:style-name="Default" office:value-type="string" calcext:value-type="string">
            <text:p>Partitum</text:p>
          </table:table-cell>
          <table:table-cell/>
          <table:table-cell table:formula="of:=IF([.B149]=[.D14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9];&quot;, '&quot;;SUBSTITUTE(LOWER([.B149]);&quot;'&quot;;&quot;''&quot;);&quot;', '&quot;;SUBSTITUTE(LOWER([.C149]);&quot;'&quot;;&quot;''&quot;);&quot;', '&quot;;SUBSTITUTE(LOWER([.D149]);&quot;'&quot;;&quot;''&quot;);&quot;');&quot;)" office:value-type="string" office:string-value="insert into palabras(id, castellano, ingles, latin) values(148, 'pasado', 'past', 'partitum');" calcext:value-type="string">
            <text:p>insert into palabras(id, castellano, ingles, latin) values(148, 'pasado', 'past', 'partitum');</text:p>
          </table:table-cell>
        </table:table-row>
        <table:table-row table:style-name="ro1">
          <table:table-cell table:formula="of:=[.A149]+1" office:value-type="float" office:value="149" calcext:value-type="float">
            <text:p>149</text:p>
          </table:table-cell>
          <table:table-cell office:value-type="string" calcext:value-type="string">
            <text:p>Primer</text:p>
          </table:table-cell>
          <table:table-cell office:value-type="string" calcext:value-type="string">
            <text:p>First</text:p>
          </table:table-cell>
          <table:table-cell table:style-name="Default" office:value-type="string" calcext:value-type="string">
            <text:p>Homines</text:p>
          </table:table-cell>
          <table:table-cell/>
          <table:table-cell table:formula="of:=IF([.B150]=[.D15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0];&quot;, '&quot;;SUBSTITUTE(LOWER([.B150]);&quot;'&quot;;&quot;''&quot;);&quot;', '&quot;;SUBSTITUTE(LOWER([.C150]);&quot;'&quot;;&quot;''&quot;);&quot;', '&quot;;SUBSTITUTE(LOWER([.D150]);&quot;'&quot;;&quot;''&quot;);&quot;');&quot;)" office:value-type="string" office:string-value="insert into palabras(id, castellano, ingles, latin) values(149, 'primer', 'first', 'homines');" calcext:value-type="string">
            <text:p>insert into palabras(id, castellano, ingles, latin) values(149, 'primer', 'first', 'homines');</text:p>
          </table:table-cell>
        </table:table-row>
        <table:table-row table:style-name="ro1">
          <table:table-cell table:formula="of:=[.A150]+1" office:value-type="float" office:value="150" calcext:value-type="float">
            <text:p>150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Grex</text:p>
          </table:table-cell>
          <table:table-cell/>
          <table:table-cell table:formula="of:=IF([.B151]=[.D15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1];&quot;, '&quot;;SUBSTITUTE(LOWER([.B151]);&quot;'&quot;;&quot;''&quot;);&quot;', '&quot;;SUBSTITUTE(LOWER([.C151]);&quot;'&quot;;&quot;''&quot;);&quot;', '&quot;;SUBSTITUTE(LOWER([.D151]);&quot;'&quot;;&quot;''&quot;);&quot;');&quot;)" office:value-type="string" office:string-value="insert into palabras(id, castellano, ingles, latin) values(150, 'medio', 'medium', 'grex');" calcext:value-type="string">
            <text:p>insert into palabras(id, castellano, ingles, latin) values(150, 'medio', 'medium', 'grex');</text:p>
          </table:table-cell>
        </table:table-row>
        <table:table-row table:style-name="ro1">
          <table:table-cell table:formula="of:=[.A151]+1" office:value-type="float" office:value="151" calcext:value-type="float">
            <text:p>151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Go</text:p>
          </table:table-cell>
          <table:table-cell table:style-name="Default" office:value-type="string" calcext:value-type="string">
            <text:p>Ratio</text:p>
          </table:table-cell>
          <table:table-cell/>
          <table:table-cell table:formula="of:=IF([.B152]=[.D15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2];&quot;, '&quot;;SUBSTITUTE(LOWER([.B152]);&quot;'&quot;;&quot;''&quot;);&quot;', '&quot;;SUBSTITUTE(LOWER([.C152]);&quot;'&quot;;&quot;''&quot;);&quot;', '&quot;;SUBSTITUTE(LOWER([.D152]);&quot;'&quot;;&quot;''&quot;);&quot;');&quot;)" office:value-type="string" office:string-value="insert into palabras(id, castellano, ingles, latin) values(151, 'va', 'go', 'ratio');" calcext:value-type="string">
            <text:p>insert into palabras(id, castellano, ingles, latin) values(151, 'va', 'go', 'ratio');</text:p>
          </table:table-cell>
        </table:table-row>
        <table:table-row table:style-name="ro1">
          <table:table-cell table:formula="of:=[.A152]+1" office:value-type="float" office:value="152" calcext:value-type="float">
            <text:p>152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Be</text:p>
          </table:table-cell>
          <table:table-cell table:style-name="Default" office:value-type="string" calcext:value-type="string">
            <text:p>Habent</text:p>
          </table:table-cell>
          <table:table-cell/>
          <table:table-cell table:formula="of:=IF([.B153]=[.D15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3];&quot;, '&quot;;SUBSTITUTE(LOWER([.B153]);&quot;'&quot;;&quot;''&quot;);&quot;', '&quot;;SUBSTITUTE(LOWER([.C153]);&quot;'&quot;;&quot;''&quot;);&quot;', '&quot;;SUBSTITUTE(LOWER([.D153]);&quot;'&quot;;&quot;''&quot;);&quot;');&quot;)" office:value-type="string" office:string-value="insert into palabras(id, castellano, ingles, latin) values(152, 'sea', 'be', 'habent');" calcext:value-type="string">
            <text:p>insert into palabras(id, castellano, ingles, latin) values(152, 'sea', 'be', 'habent');</text:p>
          </table:table-cell>
        </table:table-row>
        <table:table-row table:style-name="ro1">
          <table:table-cell table:formula="of:=[.A153]+1" office:value-type="float" office:value="153" calcext:value-type="float">
            <text:p>153</text:p>
          </table:table-cell>
          <table:table-cell office:value-type="string" calcext:value-type="string">
            <text:p>Tenía</text:p>
          </table:table-cell>
          <table:table-cell office:value-type="string" calcext:value-type="string">
            <text:p>Had</text:p>
          </table:table-cell>
          <table:table-cell table:style-name="Default" office:value-type="string" calcext:value-type="string">
            <text:p>Idem</text:p>
          </table:table-cell>
          <table:table-cell/>
          <table:table-cell table:formula="of:=IF([.B154]=[.D15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4];&quot;, '&quot;;SUBSTITUTE(LOWER([.B154]);&quot;'&quot;;&quot;''&quot;);&quot;', '&quot;;SUBSTITUTE(LOWER([.C154]);&quot;'&quot;;&quot;''&quot;);&quot;', '&quot;;SUBSTITUTE(LOWER([.D154]);&quot;'&quot;;&quot;''&quot;);&quot;');&quot;)" office:value-type="string" office:string-value="insert into palabras(id, castellano, ingles, latin) values(153, 'tenía', 'had', 'idem');" calcext:value-type="string">
            <text:p>insert into palabras(id, castellano, ingles, latin) values(153, 'tenía', 'had', 'idem');</text:p>
          </table:table-cell>
        </table:table-row>
        <table:table-row table:style-name="ro1">
          <table:table-cell table:formula="of:=[.A154]+1" office:value-type="float" office:value="154" calcext:value-type="float">
            <text:p>154</text:p>
          </table:table-cell>
          <table:table-cell office:value-type="string" calcext:value-type="string">
            <text:p>Nunca</text:p>
          </table:table-cell>
          <table:table-cell office:value-type="string" calcext:value-type="string">
            <text:p>Never</text:p>
          </table:table-cell>
          <table:table-cell table:style-name="Default" office:value-type="string" calcext:value-type="string">
            <text:p>Novum</text:p>
          </table:table-cell>
          <table:table-cell/>
          <table:table-cell table:formula="of:=IF([.B155]=[.D15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5];&quot;, '&quot;;SUBSTITUTE(LOWER([.B155]);&quot;'&quot;;&quot;''&quot;);&quot;', '&quot;;SUBSTITUTE(LOWER([.C155]);&quot;'&quot;;&quot;''&quot;);&quot;', '&quot;;SUBSTITUTE(LOWER([.D155]);&quot;'&quot;;&quot;''&quot;);&quot;');&quot;)" office:value-type="string" office:string-value="insert into palabras(id, castellano, ingles, latin) values(154, 'nunca', 'never', 'novum');" calcext:value-type="string">
            <text:p>insert into palabras(id, castellano, ingles, latin) values(154, 'nunca', 'never', 'novum');</text:p>
          </table:table-cell>
        </table:table-row>
        <table:table-row table:style-name="ro1">
          <table:table-cell table:formula="of:=[.A155]+1" office:value-type="float" office:value="155" calcext:value-type="float">
            <text:p>155</text:p>
          </table:table-cell>
          <table:table-cell office:value-type="string" calcext:value-type="string">
            <text:p>Poder</text:p>
          </table:table-cell>
          <table:table-cell office:value-type="string" calcext:value-type="string">
            <text:p>Power</text:p>
          </table:table-cell>
          <table:table-cell table:style-name="Default" office:value-type="string" calcext:value-type="string">
            <text:p>Quod</text:p>
          </table:table-cell>
          <table:table-cell/>
          <table:table-cell table:formula="of:=IF([.B156]=[.D15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6];&quot;, '&quot;;SUBSTITUTE(LOWER([.B156]);&quot;'&quot;;&quot;''&quot;);&quot;', '&quot;;SUBSTITUTE(LOWER([.C156]);&quot;'&quot;;&quot;''&quot;);&quot;', '&quot;;SUBSTITUTE(LOWER([.D156]);&quot;'&quot;;&quot;''&quot;);&quot;');&quot;)" office:value-type="string" office:string-value="insert into palabras(id, castellano, ingles, latin) values(155, 'poder', 'power', 'quod');" calcext:value-type="string">
            <text:p>insert into palabras(id, castellano, ingles, latin) values(155, 'poder', 'power', 'quod');</text:p>
          </table:table-cell>
        </table:table-row>
        <table:table-row table:style-name="ro1">
          <table:table-cell table:formula="of:=[.A156]+1" office:value-type="float" office:value="156" calcext:value-type="float">
            <text:p>156</text:p>
          </table:table-cell>
          <table:table-cell office:value-type="string" calcext:value-type="string">
            <text:p>Aquí</text:p>
          </table:table-cell>
          <table:table-cell office:value-type="string" calcext:value-type="string">
            <text:p>Here</text:p>
          </table:table-cell>
          <table:table-cell table:style-name="Default" office:value-type="string" calcext:value-type="string">
            <text:p>Fuerunt</text:p>
          </table:table-cell>
          <table:table-cell/>
          <table:table-cell table:formula="of:=IF([.B157]=[.D15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7];&quot;, '&quot;;SUBSTITUTE(LOWER([.B157]);&quot;'&quot;;&quot;''&quot;);&quot;', '&quot;;SUBSTITUTE(LOWER([.C157]);&quot;'&quot;;&quot;''&quot;);&quot;', '&quot;;SUBSTITUTE(LOWER([.D157]);&quot;'&quot;;&quot;''&quot;);&quot;');&quot;)" office:value-type="string" office:string-value="insert into palabras(id, castellano, ingles, latin) values(156, 'aquí', 'here', 'fuerunt');" calcext:value-type="string">
            <text:p>insert into palabras(id, castellano, ingles, latin) values(156, 'aquí', 'here', 'fuerunt');</text:p>
          </table:table-cell>
        </table:table-row>
        <table:table-row table:style-name="ro1">
          <table:table-cell table:formula="of:=[.A157]+1" office:value-type="float" office:value="157" calcext:value-type="float">
            <text:p>157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See</text:p>
          </table:table-cell>
          <table:table-cell table:style-name="Default" office:value-type="string" calcext:value-type="string">
            <text:p>Mulier</text:p>
          </table:table-cell>
          <table:table-cell/>
          <table:table-cell table:formula="of:=IF([.B158]=[.D15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8];&quot;, '&quot;;SUBSTITUTE(LOWER([.B158]);&quot;'&quot;;&quot;''&quot;);&quot;', '&quot;;SUBSTITUTE(LOWER([.C158]);&quot;'&quot;;&quot;''&quot;);&quot;', '&quot;;SUBSTITUTE(LOWER([.D158]);&quot;'&quot;;&quot;''&quot;);&quot;');&quot;)" office:value-type="string" office:string-value="insert into palabras(id, castellano, ingles, latin) values(157, 'ver', 'see', 'mulier');" calcext:value-type="string">
            <text:p>insert into palabras(id, castellano, ingles, latin) values(157, 'ver', 'see', 'mulier');</text:p>
          </table:table-cell>
        </table:table-row>
        <table:table-row table:style-name="ro1">
          <table:table-cell table:formula="of:=[.A158]+1" office:value-type="float" office:value="158" calcext:value-type="float">
            <text:p>158</text:p>
          </table:table-cell>
          <table:table-cell office:value-type="string" calcext:value-type="string">
            <text:p>Veces</text:p>
          </table:table-cell>
          <table:table-cell office:value-type="string" calcext:value-type="string">
            <text:p>Times</text:p>
          </table:table-cell>
          <table:table-cell table:style-name="Default" office:value-type="string" calcext:value-type="string">
            <text:p>Coram</text:p>
          </table:table-cell>
          <table:table-cell/>
          <table:table-cell table:formula="of:=IF([.B159]=[.D15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9];&quot;, '&quot;;SUBSTITUTE(LOWER([.B159]);&quot;'&quot;;&quot;''&quot;);&quot;', '&quot;;SUBSTITUTE(LOWER([.C159]);&quot;'&quot;;&quot;''&quot;);&quot;', '&quot;;SUBSTITUTE(LOWER([.D159]);&quot;'&quot;;&quot;''&quot;);&quot;');&quot;)" office:value-type="string" office:string-value="insert into palabras(id, castellano, ingles, latin) values(158, 'veces', 'times', 'coram');" calcext:value-type="string">
            <text:p>insert into palabras(id, castellano, ingles, latin) values(158, 'veces', 'times', 'coram');</text:p>
          </table:table-cell>
        </table:table-row>
        <table:table-row table:style-name="ro1">
          <table:table-cell table:formula="of:=[.A159]+1" office:value-type="float" office:value="159" calcext:value-type="float">
            <text:p>159</text:p>
          </table:table-cell>
          <table:table-cell office:value-type="string" calcext:value-type="string">
            <text:p>Partido</text:p>
          </table:table-cell>
          <table:table-cell office:value-type="string" calcext:value-type="string">
            <text:p>Party</text:p>
          </table:table-cell>
          <table:table-cell table:style-name="Default" office:value-type="string" calcext:value-type="string">
            <text:p>Iosephus</text:p>
          </table:table-cell>
          <table:table-cell/>
          <table:table-cell table:formula="of:=IF([.B160]=[.D16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0];&quot;, '&quot;;SUBSTITUTE(LOWER([.B160]);&quot;'&quot;;&quot;''&quot;);&quot;', '&quot;;SUBSTITUTE(LOWER([.C160]);&quot;'&quot;;&quot;''&quot;);&quot;', '&quot;;SUBSTITUTE(LOWER([.D160]);&quot;'&quot;;&quot;''&quot;);&quot;');&quot;)" office:value-type="string" office:string-value="insert into palabras(id, castellano, ingles, latin) values(159, 'partido', 'party', 'iosephus');" calcext:value-type="string">
            <text:p>insert into palabras(id, castellano, ingles, latin) values(159, 'partido', 'party', 'iosephus');</text:p>
          </table:table-cell>
        </table:table-row>
        <table:table-row table:style-name="ro1">
          <table:table-cell table:formula="of:=[.A160]+1" office:value-type="float" office:value="160" calcext:value-type="float">
            <text:p>160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People</text:p>
          </table:table-cell>
          <table:table-cell table:style-name="Default" office:value-type="string" calcext:value-type="string">
            <text:p>Post</text:p>
          </table:table-cell>
          <table:table-cell/>
          <table:table-cell table:formula="of:=IF([.B161]=[.D16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1];&quot;, '&quot;;SUBSTITUTE(LOWER([.B161]);&quot;'&quot;;&quot;''&quot;);&quot;', '&quot;;SUBSTITUTE(LOWER([.C161]);&quot;'&quot;;&quot;''&quot;);&quot;', '&quot;;SUBSTITUTE(LOWER([.D161]);&quot;'&quot;;&quot;''&quot;);&quot;');&quot;)" office:value-type="string" office:string-value="insert into palabras(id, castellano, ingles, latin) values(160, 'personas', 'people', 'post');" calcext:value-type="string">
            <text:p>insert into palabras(id, castellano, ingles, latin) values(160, 'personas', 'people', 'post');</text:p>
          </table:table-cell>
        </table:table-row>
        <table:table-row table:style-name="ro1">
          <table:table-cell table:formula="of:=[.A161]+1" office:value-type="float" office:value="161" calcext:value-type="float">
            <text:p>161</text:p>
          </table:table-cell>
          <table:table-cell office:value-type="string" calcext:value-type="string">
            <text:p>Grupo</text:p>
          </table:table-cell>
          <table:table-cell office:value-type="string" calcext:value-type="string">
            <text:p>Group</text:p>
          </table:table-cell>
          <table:table-cell table:style-name="Default" office:value-type="string" calcext:value-type="string">
            <text:p>Res</text:p>
          </table:table-cell>
          <table:table-cell/>
          <table:table-cell table:formula="of:=IF([.B162]=[.D16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2];&quot;, '&quot;;SUBSTITUTE(LOWER([.B162]);&quot;'&quot;;&quot;''&quot;);&quot;', '&quot;;SUBSTITUTE(LOWER([.C162]);&quot;'&quot;;&quot;''&quot;);&quot;', '&quot;;SUBSTITUTE(LOWER([.D162]);&quot;'&quot;;&quot;''&quot;);&quot;');&quot;)" office:value-type="string" office:string-value="insert into palabras(id, castellano, ingles, latin) values(161, 'grupo', 'group', 'res');" calcext:value-type="string">
            <text:p>insert into palabras(id, castellano, ingles, latin) values(161, 'grupo', 'group', 'res');</text:p>
          </table:table-cell>
        </table:table-row>
        <table:table-row table:style-name="ro1">
          <table:table-cell table:formula="of:=[.A162]+1" office:value-type="float" office:value="162" calcext:value-type="float">
            <text:p>162</text:p>
          </table:table-cell>
          <table:table-cell office:value-type="string" calcext:value-type="string">
            <text:p>Cuenta</text:p>
          </table:table-cell>
          <table:table-cell office:value-type="string" calcext:value-type="string">
            <text:p>Account</text:p>
          </table:table-cell>
          <table:table-cell table:style-name="Default" office:value-type="string" calcext:value-type="string">
            <text:p>Finis</text:p>
          </table:table-cell>
          <table:table-cell/>
          <table:table-cell table:formula="of:=IF([.B163]=[.D16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3];&quot;, '&quot;;SUBSTITUTE(LOWER([.B163]);&quot;'&quot;;&quot;''&quot;);&quot;', '&quot;;SUBSTITUTE(LOWER([.C163]);&quot;'&quot;;&quot;''&quot;);&quot;', '&quot;;SUBSTITUTE(LOWER([.D163]);&quot;'&quot;;&quot;''&quot;);&quot;');&quot;)" office:value-type="string" office:string-value="insert into palabras(id, castellano, ingles, latin) values(162, 'cuenta', 'account', 'finis');" calcext:value-type="string">
            <text:p>insert into palabras(id, castellano, ingles, latin) values(162, 'cuenta', 'account', 'finis');</text:p>
          </table:table-cell>
        </table:table-row>
        <table:table-row table:style-name="ro1">
          <table:table-cell table:formula="of:=[.A163]+1" office:value-type="float" office:value="163" calcext:value-type="float">
            <text:p>163</text:p>
          </table:table-cell>
          <table:table-cell office:value-type="string" calcext:value-type="string">
            <text:p>Tienen</text:p>
          </table:table-cell>
          <table:table-cell office:value-type="string" calcext:value-type="string">
            <text:p>Have</text:p>
          </table:table-cell>
          <table:table-cell table:style-name="Default" office:value-type="string" calcext:value-type="string">
            <text:p>Urbs</text:p>
          </table:table-cell>
          <table:table-cell/>
          <table:table-cell table:formula="of:=IF([.B164]=[.D16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4];&quot;, '&quot;;SUBSTITUTE(LOWER([.B164]);&quot;'&quot;;&quot;''&quot;);&quot;', '&quot;;SUBSTITUTE(LOWER([.C164]);&quot;'&quot;;&quot;''&quot;);&quot;', '&quot;;SUBSTITUTE(LOWER([.D164]);&quot;'&quot;;&quot;''&quot;);&quot;');&quot;)" office:value-type="string" office:string-value="insert into palabras(id, castellano, ingles, latin) values(163, 'tienen', 'have', 'urbs');" calcext:value-type="string">
            <text:p>insert into palabras(id, castellano, ingles, latin) values(163, 'tienen', 'have', 'urbs');</text:p>
          </table:table-cell>
        </table:table-row>
        <table:table-row table:style-name="ro1">
          <table:table-cell table:formula="of:=[.A164]+1" office:value-type="float" office:value="164" calcext:value-type="float">
            <text:p>164</text:p>
          </table:table-cell>
          <table:table-cell office:value-type="string" calcext:value-type="string">
            <text:p>Misma</text:p>
          </table:table-cell>
          <table:table-cell office:value-type="string" calcext:value-type="string">
            <text:p>Same</text:p>
          </table:table-cell>
          <table:table-cell table:style-name="Default" office:value-type="string" calcext:value-type="string">
            <text:p>Ego</text:p>
          </table:table-cell>
          <table:table-cell/>
          <table:table-cell table:formula="of:=IF([.B165]=[.D16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5];&quot;, '&quot;;SUBSTITUTE(LOWER([.B165]);&quot;'&quot;;&quot;''&quot;);&quot;', '&quot;;SUBSTITUTE(LOWER([.C165]);&quot;'&quot;;&quot;''&quot;);&quot;', '&quot;;SUBSTITUTE(LOWER([.D165]);&quot;'&quot;;&quot;''&quot;);&quot;');&quot;)" office:value-type="string" office:string-value="insert into palabras(id, castellano, ingles, latin) values(164, 'misma', 'same', 'ego');" calcext:value-type="string">
            <text:p>insert into palabras(id, castellano, ingles, latin) values(164, 'misma', 'same', 'ego');</text:p>
          </table:table-cell>
        </table:table-row>
        <table:table-row table:style-name="ro1">
          <table:table-cell table:formula="of:=[.A165]+1" office:value-type="float" office:value="165" calcext:value-type="float">
            <text:p>165</text:p>
          </table:table-cell>
          <table:table-cell office:value-type="string" calcext:value-type="string">
            <text:p>Nueva</text:p>
          </table:table-cell>
          <table:table-cell office:value-type="string" calcext:value-type="string">
            <text:p>New</text:p>
          </table:table-cell>
          <table:table-cell table:style-name="Default" office:value-type="string" calcext:value-type="string">
            <text:p>Socialis</text:p>
          </table:table-cell>
          <table:table-cell/>
          <table:table-cell table:formula="of:=IF([.B166]=[.D16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6];&quot;, '&quot;;SUBSTITUTE(LOWER([.B166]);&quot;'&quot;;&quot;''&quot;);&quot;', '&quot;;SUBSTITUTE(LOWER([.C166]);&quot;'&quot;;&quot;''&quot;);&quot;', '&quot;;SUBSTITUTE(LOWER([.D166]);&quot;'&quot;;&quot;''&quot;);&quot;');&quot;)" office:value-type="string" office:string-value="insert into palabras(id, castellano, ingles, latin) values(165, 'nueva', 'new', 'socialis');" calcext:value-type="string">
            <text:p>insert into palabras(id, castellano, ingles, latin) values(165, 'nueva', 'new', 'socialis');</text:p>
          </table:table-cell>
        </table:table-row>
        <table:table-row table:style-name="ro1">
          <table:table-cell table:formula="of:=[.A166]+1" office:value-type="float" office:value="166" calcext:value-type="float">
            <text:p>166</text:p>
          </table:table-cell>
          <table:table-cell office:value-type="string" calcext:value-type="string">
            <text:p>Cual</text:p>
          </table:table-cell>
          <table:table-cell office:value-type="string" calcext:value-type="string">
            <text:p>Which</text:p>
          </table:table-cell>
          <table:table-cell table:style-name="Default" office:value-type="string" calcext:value-type="string">
            <text:p>Modus</text:p>
          </table:table-cell>
          <table:table-cell/>
          <table:table-cell table:formula="of:=IF([.B167]=[.D16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7];&quot;, '&quot;;SUBSTITUTE(LOWER([.B167]);&quot;'&quot;;&quot;''&quot;);&quot;', '&quot;;SUBSTITUTE(LOWER([.C167]);&quot;'&quot;;&quot;''&quot;);&quot;', '&quot;;SUBSTITUTE(LOWER([.D167]);&quot;'&quot;;&quot;''&quot;);&quot;');&quot;)" office:value-type="string" office:string-value="insert into palabras(id, castellano, ingles, latin) values(166, 'cual', 'which', 'modus');" calcext:value-type="string">
            <text:p>insert into palabras(id, castellano, ingles, latin) values(166, 'cual', 'which', 'modus');</text:p>
          </table:table-cell>
        </table:table-row>
        <table:table-row table:style-name="ro1">
          <table:table-cell table:formula="of:=[.A167]+1" office:value-type="float" office:value="167" calcext:value-type="float">
            <text:p>167</text:p>
          </table:table-cell>
          <table:table-cell office:value-type="string" calcext:value-type="string">
            <text:p>Fueron</text:p>
          </table:table-cell>
          <table:table-cell office:value-type="string" calcext:value-type="string">
            <text:p>Were</text:p>
          </table:table-cell>
          <table:table-cell table:style-name="Default" office:value-type="string" calcext:value-type="string">
            <text:p>Habere</text:p>
          </table:table-cell>
          <table:table-cell/>
          <table:table-cell table:formula="of:=IF([.B168]=[.D16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8];&quot;, '&quot;;SUBSTITUTE(LOWER([.B168]);&quot;'&quot;;&quot;''&quot;);&quot;', '&quot;;SUBSTITUTE(LOWER([.C168]);&quot;'&quot;;&quot;''&quot;);&quot;', '&quot;;SUBSTITUTE(LOWER([.D168]);&quot;'&quot;;&quot;''&quot;);&quot;');&quot;)" office:value-type="string" office:string-value="insert into palabras(id, castellano, ingles, latin) values(167, 'fueron', 'were', 'habere');" calcext:value-type="string">
            <text:p>insert into palabras(id, castellano, ingles, latin) values(167, 'fueron', 'were', 'habere');</text:p>
          </table:table-cell>
        </table:table-row>
        <table:table-row table:style-name="ro1">
          <table:table-cell table:formula="of:=[.A168]+1" office:value-type="float" office:value="168" calcext:value-type="float">
            <text:p>16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Woman</text:p>
          </table:table-cell>
          <table:table-cell table:style-name="Default" office:value-type="string" calcext:value-type="string">
            <text:p>Systema</text:p>
          </table:table-cell>
          <table:table-cell/>
          <table:table-cell table:formula="of:=IF([.B169]=[.D16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9];&quot;, '&quot;;SUBSTITUTE(LOWER([.B169]);&quot;'&quot;;&quot;''&quot;);&quot;', '&quot;;SUBSTITUTE(LOWER([.C169]);&quot;'&quot;;&quot;''&quot;);&quot;', '&quot;;SUBSTITUTE(LOWER([.D169]);&quot;'&quot;;&quot;''&quot;);&quot;');&quot;)" office:value-type="string" office:string-value="insert into palabras(id, castellano, ingles, latin) values(168, 'mujer', 'woman', 'systema');" calcext:value-type="string">
            <text:p>insert into palabras(id, castellano, ingles, latin) values(168, 'mujer', 'woman', 'systema');</text:p>
          </table:table-cell>
        </table:table-row>
        <table:table-row table:style-name="ro1">
          <table:table-cell table:formula="of:=[.A169]+1" office:value-type="float" office:value="169" calcext:value-type="float">
            <text:p>169</text:p>
          </table:table-cell>
          <table:table-cell office:value-type="string" calcext:value-type="string">
            <text:p>Frente</text:p>
          </table:table-cell>
          <table:table-cell office:value-type="string" calcext:value-type="string">
            <text:p>Front</text:p>
          </table:table-cell>
          <table:table-cell table:style-name="Default" office:value-type="string" calcext:value-type="string">
            <text:p>Historia</text:p>
          </table:table-cell>
          <table:table-cell/>
          <table:table-cell table:formula="of:=IF([.B170]=[.D17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0];&quot;, '&quot;;SUBSTITUTE(LOWER([.B170]);&quot;'&quot;;&quot;''&quot;);&quot;', '&quot;;SUBSTITUTE(LOWER([.C170]);&quot;'&quot;;&quot;''&quot;);&quot;', '&quot;;SUBSTITUTE(LOWER([.D170]);&quot;'&quot;;&quot;''&quot;);&quot;');&quot;)" office:value-type="string" office:string-value="insert into palabras(id, castellano, ingles, latin) values(169, 'frente', 'front', 'historia');" calcext:value-type="string">
            <text:p>insert into palabras(id, castellano, ingles, latin) values(169, 'frente', 'front', 'historia');</text:p>
          </table:table-cell>
        </table:table-row>
        <table:table-row table:style-name="ro1">
          <table:table-cell table:formula="of:=[.A170]+1" office:value-type="float" office:value="170" calcext:value-type="float">
            <text:p>170</text:p>
          </table:table-cell>
          <table:table-cell table:number-columns-repeated="2" office:value-type="string" calcext:value-type="string">
            <text:p>José</text:p>
          </table:table-cell>
          <table:table-cell table:style-name="Default" office:value-type="string" calcext:value-type="string">
            <text:p>Multi</text:p>
          </table:table-cell>
          <table:table-cell/>
          <table:table-cell table:formula="of:=IF([.B171]=[.D17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1];&quot;, '&quot;;SUBSTITUTE(LOWER([.B171]);&quot;'&quot;;&quot;''&quot;);&quot;', '&quot;;SUBSTITUTE(LOWER([.C171]);&quot;'&quot;;&quot;''&quot;);&quot;', '&quot;;SUBSTITUTE(LOWER([.D171]);&quot;'&quot;;&quot;''&quot;);&quot;');&quot;)" office:value-type="string" office:string-value="insert into palabras(id, castellano, ingles, latin) values(170, 'josé', 'josé', 'multi');" calcext:value-type="string">
            <text:p>insert into palabras(id, castellano, ingles, latin) values(170, 'josé', 'josé', 'multi');</text:p>
          </table:table-cell>
        </table:table-row>
        <table:table-row table:style-name="ro1">
          <table:table-cell table:formula="of:=[.A171]+1" office:value-type="float" office:value="171" calcext:value-type="float">
            <text:p>171</text:p>
          </table:table-cell>
          <table:table-cell office:value-type="string" calcext:value-type="string">
            <text:p>Tras</text:p>
          </table:table-cell>
          <table:table-cell office:value-type="string" calcext:value-type="string">
            <text:p>After</text:p>
          </table:table-cell>
          <table:table-cell table:style-name="Default" office:value-type="string" calcext:value-type="string">
            <text:p>Ioannis</text:p>
          </table:table-cell>
          <table:table-cell/>
          <table:table-cell table:formula="of:=IF([.B172]=[.D17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2];&quot;, '&quot;;SUBSTITUTE(LOWER([.B172]);&quot;'&quot;;&quot;''&quot;);&quot;', '&quot;;SUBSTITUTE(LOWER([.C172]);&quot;'&quot;;&quot;''&quot;);&quot;', '&quot;;SUBSTITUTE(LOWER([.D172]);&quot;'&quot;;&quot;''&quot;);&quot;');&quot;)" office:value-type="string" office:string-value="insert into palabras(id, castellano, ingles, latin) values(171, 'tras', 'after', 'ioannis');" calcext:value-type="string">
            <text:p>insert into palabras(id, castellano, ingles, latin) values(171, 'tras', 'after', 'ioannis');</text:p>
          </table:table-cell>
        </table:table-row>
        <table:table-row table:style-name="ro1">
          <table:table-cell table:formula="of:=[.A172]+1" office:value-type="float" office:value="172" calcext:value-type="float">
            <text:p>172</text:p>
          </table:table-cell>
          <table:table-cell office:value-type="string" calcext:value-type="string">
            <text:p>Cosas</text:p>
          </table:table-cell>
          <table:table-cell office:value-type="string" calcext:value-type="string">
            <text:p>Things</text:p>
          </table:table-cell>
          <table:table-cell table:style-name="Default" office:value-type="string" calcext:value-type="string">
            <text:p>Genus</text:p>
          </table:table-cell>
          <table:table-cell/>
          <table:table-cell table:formula="of:=IF([.B173]=[.D17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3];&quot;, '&quot;;SUBSTITUTE(LOWER([.B173]);&quot;'&quot;;&quot;''&quot;);&quot;', '&quot;;SUBSTITUTE(LOWER([.C173]);&quot;'&quot;;&quot;''&quot;);&quot;', '&quot;;SUBSTITUTE(LOWER([.D173]);&quot;'&quot;;&quot;''&quot;);&quot;');&quot;)" office:value-type="string" office:string-value="insert into palabras(id, castellano, ingles, latin) values(172, 'cosas', 'things', 'genus');" calcext:value-type="string">
            <text:p>insert into palabras(id, castellano, ingles, latin) values(172, 'cosas', 'things', 'genus');</text:p>
          </table:table-cell>
        </table:table-row>
        <table:table-row table:style-name="ro1">
          <table:table-cell table:formula="of:=[.A173]+1" office:value-type="float" office:value="173" calcext:value-type="float">
            <text:p>173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End</text:p>
          </table:table-cell>
          <table:table-cell table:style-name="Default" office:value-type="string" calcext:value-type="string">
            <text:p>Quattuor</text:p>
          </table:table-cell>
          <table:table-cell/>
          <table:table-cell table:formula="of:=IF([.B174]=[.D17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4];&quot;, '&quot;;SUBSTITUTE(LOWER([.B174]);&quot;'&quot;;&quot;''&quot;);&quot;', '&quot;;SUBSTITUTE(LOWER([.C174]);&quot;'&quot;;&quot;''&quot;);&quot;', '&quot;;SUBSTITUTE(LOWER([.D174]);&quot;'&quot;;&quot;''&quot;);&quot;');&quot;)" office:value-type="string" office:string-value="insert into palabras(id, castellano, ingles, latin) values(173, 'fin', 'end', 'quattuor');" calcext:value-type="string">
            <text:p>insert into palabras(id, castellano, ingles, latin) values(173, 'fin', 'end', 'quattuor');</text:p>
          </table:table-cell>
        </table:table-row>
        <table:table-row table:style-name="ro1">
          <table:table-cell table:formula="of:=[.A174]+1" office:value-type="float" office:value="174" calcext:value-type="float">
            <text:p>174</text:p>
          </table:table-cell>
          <table:table-cell office:value-type="string" calcext:value-type="string">
            <text:p>Ciudad</text:p>
          </table:table-cell>
          <table:table-cell office:value-type="string" calcext:value-type="string">
            <text:p>City</text:p>
          </table:table-cell>
          <table:table-cell table:style-name="Default" office:value-type="string" calcext:value-type="string">
            <text:p>Intus</text:p>
          </table:table-cell>
          <table:table-cell/>
          <table:table-cell table:formula="of:=IF([.B175]=[.D17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5];&quot;, '&quot;;SUBSTITUTE(LOWER([.B175]);&quot;'&quot;;&quot;''&quot;);&quot;', '&quot;;SUBSTITUTE(LOWER([.C175]);&quot;'&quot;;&quot;''&quot;);&quot;', '&quot;;SUBSTITUTE(LOWER([.D175]);&quot;'&quot;;&quot;''&quot;);&quot;');&quot;)" office:value-type="string" office:string-value="insert into palabras(id, castellano, ingles, latin) values(174, 'ciudad', 'city', 'intus');" calcext:value-type="string">
            <text:p>insert into palabras(id, castellano, ingles, latin) values(174, 'ciudad', 'city', 'intus');</text:p>
          </table:table-cell>
        </table:table-row>
        <table:table-row table:style-name="ro1">
          <table:table-cell table:formula="of:=[.A175]+1" office:value-type="float" office:value="175" calcext:value-type="float">
            <text:p>175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Have</text:p>
          </table:table-cell>
          <table:table-cell table:style-name="Default" office:value-type="string" calcext:value-type="string">
            <text:p>Noster</text:p>
          </table:table-cell>
          <table:table-cell/>
          <table:table-cell table:formula="of:=IF([.B176]=[.D17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6];&quot;, '&quot;;SUBSTITUTE(LOWER([.B176]);&quot;'&quot;;&quot;''&quot;);&quot;', '&quot;;SUBSTITUTE(LOWER([.C176]);&quot;'&quot;;&quot;''&quot;);&quot;', '&quot;;SUBSTITUTE(LOWER([.D176]);&quot;'&quot;;&quot;''&quot;);&quot;');&quot;)" office:value-type="string" office:string-value="insert into palabras(id, castellano, ingles, latin) values(175, 'he', 'have', 'noster');" calcext:value-type="string">
            <text:p>insert into palabras(id, castellano, ingles, latin) values(175, 'he', 'have', 'noster');</text:p>
          </table:table-cell>
        </table:table-row>
        <table:table-row table:style-name="ro1">
          <table:table-cell table:formula="of:=[.A176]+1" office:value-type="float" office:value="176" calcext:value-type="float">
            <text:p>176</text:p>
          </table:table-cell>
          <table:table-cell table:number-columns-repeated="2" office:value-type="string" calcext:value-type="string">
            <text:p>Social</text:p>
          </table:table-cell>
          <table:table-cell table:style-name="Default" office:value-type="string" calcext:value-type="string">
            <text:p>Punctum</text:p>
          </table:table-cell>
          <table:table-cell/>
          <table:table-cell table:formula="of:=IF([.B177]=[.D17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7];&quot;, '&quot;;SUBSTITUTE(LOWER([.B177]);&quot;'&quot;;&quot;''&quot;);&quot;', '&quot;;SUBSTITUTE(LOWER([.C177]);&quot;'&quot;;&quot;''&quot;);&quot;', '&quot;;SUBSTITUTE(LOWER([.D177]);&quot;'&quot;;&quot;''&quot;);&quot;');&quot;)" office:value-type="string" office:string-value="insert into palabras(id, castellano, ingles, latin) values(176, 'social', 'social', 'punctum');" calcext:value-type="string">
            <text:p>insert into palabras(id, castellano, ingles, latin) values(176, 'social', 'social', 'punctum');</text:p>
          </table:table-cell>
        </table:table-row>
        <table:table-row table:style-name="ro1">
          <table:table-cell table:formula="of:=[.A177]+1" office:value-type="float" office:value="177" calcext:value-type="float">
            <text:p>177</text:p>
          </table:table-cell>
          <table:table-cell office:value-type="string" calcext:value-type="string">
            <text:p>Manera</text:p>
          </table:table-cell>
          <table:table-cell office:value-type="string" calcext:value-type="string">
            <text:p>Way</text:p>
          </table:table-cell>
          <table:table-cell table:style-name="Default" office:value-type="string" calcext:value-type="string">
            <text:p>Dicit</text:p>
          </table:table-cell>
          <table:table-cell/>
          <table:table-cell table:formula="of:=IF([.B178]=[.D17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8];&quot;, '&quot;;SUBSTITUTE(LOWER([.B178]);&quot;'&quot;;&quot;''&quot;);&quot;', '&quot;;SUBSTITUTE(LOWER([.C178]);&quot;'&quot;;&quot;''&quot;);&quot;', '&quot;;SUBSTITUTE(LOWER([.D178]);&quot;'&quot;;&quot;''&quot;);&quot;');&quot;)" office:value-type="string" office:string-value="insert into palabras(id, castellano, ingles, latin) values(177, 'manera', 'way', 'dicit');" calcext:value-type="string">
            <text:p>insert into palabras(id, castellano, ingles, latin) values(177, 'manera', 'way', 'dicit');</text:p>
          </table:table-cell>
        </table:table-row>
        <table:table-row table:style-name="ro1">
          <table:table-cell table:formula="of:=[.A178]+1" office:value-type="float" office:value="178" calcext:value-type="float">
            <text:p>178</text:p>
          </table:table-cell>
          <table:table-cell office:value-type="string" calcext:value-type="string">
            <text:p>Tener</text:p>
          </table:table-cell>
          <table:table-cell office:value-type="string" calcext:value-type="string">
            <text:p>Have</text:p>
          </table:table-cell>
          <table:table-cell table:style-name="Default" office:value-type="string" calcext:value-type="string">
            <text:p>Id</text:p>
          </table:table-cell>
          <table:table-cell/>
          <table:table-cell table:formula="of:=IF([.B179]=[.D17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9];&quot;, '&quot;;SUBSTITUTE(LOWER([.B179]);&quot;'&quot;;&quot;''&quot;);&quot;', '&quot;;SUBSTITUTE(LOWER([.C179]);&quot;'&quot;;&quot;''&quot;);&quot;', '&quot;;SUBSTITUTE(LOWER([.D179]);&quot;'&quot;;&quot;''&quot;);&quot;');&quot;)" office:value-type="string" office:string-value="insert into palabras(id, castellano, ingles, latin) values(178, 'tener', 'have', 'id');" calcext:value-type="string">
            <text:p>insert into palabras(id, castellano, ingles, latin) values(178, 'tener', 'have', 'id');</text:p>
          </table:table-cell>
        </table:table-row>
        <table:table-row table:style-name="ro1">
          <table:table-cell table:formula="of:=[.A179]+1" office:value-type="float" office:value="179" calcext:value-type="float">
            <text:p>179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System</text:p>
          </table:table-cell>
          <table:table-cell table:style-name="Default" office:value-type="string" calcext:value-type="string">
            <text:p>Quodlibet</text:p>
          </table:table-cell>
          <table:table-cell/>
          <table:table-cell table:formula="of:=IF([.B180]=[.D18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0];&quot;, '&quot;;SUBSTITUTE(LOWER([.B180]);&quot;'&quot;;&quot;''&quot;);&quot;', '&quot;;SUBSTITUTE(LOWER([.C180]);&quot;'&quot;;&quot;''&quot;);&quot;', '&quot;;SUBSTITUTE(LOWER([.D180]);&quot;'&quot;;&quot;''&quot;);&quot;');&quot;)" office:value-type="string" office:string-value="insert into palabras(id, castellano, ingles, latin) values(179, 'sistema', 'system', 'quodlibet');" calcext:value-type="string">
            <text:p>insert into palabras(id, castellano, ingles, latin) values(179, 'sistema', 'system', 'quodlibet');</text:p>
          </table:table-cell>
        </table:table-row>
        <table:table-row table:style-name="ro1">
          <table:table-cell table:formula="of:=[.A180]+1" office:value-type="float" office:value="180" calcext:value-type="float">
            <text:p>180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History</text:p>
          </table:table-cell>
          <table:table-cell table:style-name="Default" office:value-type="string" calcext:value-type="string">
            <text:p>Nox</text:p>
          </table:table-cell>
          <table:table-cell/>
          <table:table-cell table:formula="of:=IF([.B181]=[.D18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1];&quot;, '&quot;;SUBSTITUTE(LOWER([.B181]);&quot;'&quot;;&quot;''&quot;);&quot;', '&quot;;SUBSTITUTE(LOWER([.C181]);&quot;'&quot;;&quot;''&quot;);&quot;', '&quot;;SUBSTITUTE(LOWER([.D181]);&quot;'&quot;;&quot;''&quot;);&quot;');&quot;)" office:value-type="string" office:string-value="insert into palabras(id, castellano, ingles, latin) values(180, 'historia', 'history', 'nox');" calcext:value-type="string">
            <text:p>insert into palabras(id, castellano, ingles, latin) values(180, 'historia', 'history', 'nox');</text:p>
          </table:table-cell>
        </table:table-row>
        <table:table-row table:style-name="ro1">
          <table:table-cell table:formula="of:=[.A181]+1" office:value-type="float" office:value="181" calcext:value-type="float">
            <text:p>181</text:p>
          </table:table-cell>
          <table:table-cell office:value-type="string" calcext:value-type="string">
            <text:p>Muchos</text:p>
          </table:table-cell>
          <table:table-cell office:value-type="string" calcext:value-type="string">
            <text:p>Many</text:p>
          </table:table-cell>
          <table:table-cell table:style-name="Default" office:value-type="string" calcext:value-type="string">
            <text:p>Iam</text:p>
          </table:table-cell>
          <table:table-cell/>
          <table:table-cell table:formula="of:=IF([.B182]=[.D18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2];&quot;, '&quot;;SUBSTITUTE(LOWER([.B182]);&quot;'&quot;;&quot;''&quot;);&quot;', '&quot;;SUBSTITUTE(LOWER([.C182]);&quot;'&quot;;&quot;''&quot;);&quot;', '&quot;;SUBSTITUTE(LOWER([.D182]);&quot;'&quot;;&quot;''&quot;);&quot;');&quot;)" office:value-type="string" office:string-value="insert into palabras(id, castellano, ingles, latin) values(181, 'muchos', 'many', 'iam');" calcext:value-type="string">
            <text:p>insert into palabras(id, castellano, ingles, latin) values(181, 'muchos', 'many', 'iam');</text:p>
          </table:table-cell>
        </table:table-row>
        <table:table-row table:style-name="ro1">
          <table:table-cell table:formula="of:=[.A182]+1" office:value-type="float" office:value="182" calcext:value-type="float">
            <text:p>182</text:p>
          </table:table-cell>
          <table:table-cell table:number-columns-repeated="2" office:value-type="string" calcext:value-type="string">
            <text:p>Juan</text:p>
          </table:table-cell>
          <table:table-cell table:style-name="Default" office:value-type="string" calcext:value-type="string">
            <text:p>Aqua</text:p>
          </table:table-cell>
          <table:table-cell/>
          <table:table-cell table:formula="of:=IF([.B183]=[.D18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3];&quot;, '&quot;;SUBSTITUTE(LOWER([.B183]);&quot;'&quot;;&quot;''&quot;);&quot;', '&quot;;SUBSTITUTE(LOWER([.C183]);&quot;'&quot;;&quot;''&quot;);&quot;', '&quot;;SUBSTITUTE(LOWER([.D183]);&quot;'&quot;;&quot;''&quot;);&quot;');&quot;)" office:value-type="string" office:string-value="insert into palabras(id, castellano, ingles, latin) values(182, 'juan', 'juan', 'aqua');" calcext:value-type="string">
            <text:p>insert into palabras(id, castellano, ingles, latin) values(182, 'juan', 'juan', 'aqua');</text:p>
          </table:table-cell>
        </table:table-row>
        <table:table-row table:style-name="ro1">
          <table:table-cell table:formula="of:=[.A183]+1" office:value-type="float" office:value="183" calcext:value-type="float">
            <text:p>183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Habere</text:p>
          </table:table-cell>
          <table:table-cell/>
          <table:table-cell table:formula="of:=IF([.B184]=[.D18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4];&quot;, '&quot;;SUBSTITUTE(LOWER([.B184]);&quot;'&quot;;&quot;''&quot;);&quot;', '&quot;;SUBSTITUTE(LOWER([.C184]);&quot;'&quot;;&quot;''&quot;);&quot;', '&quot;;SUBSTITUTE(LOWER([.D184]);&quot;'&quot;;&quot;''&quot;);&quot;');&quot;)" office:value-type="string" office:string-value="insert into palabras(id, castellano, ingles, latin) values(183, 'tipo', 'type', 'habere');" calcext:value-type="string">
            <text:p>insert into palabras(id, castellano, ingles, latin) values(183, 'tipo', 'type', 'habere');</text:p>
          </table:table-cell>
        </table:table-row>
        <table:table-row table:style-name="ro1">
          <table:table-cell table:formula="of:=[.A184]+1" office:value-type="float" office:value="184" calcext:value-type="float">
            <text:p>184</text:p>
          </table:table-cell>
          <table:table-cell office:value-type="string" calcext:value-type="string">
            <text:p>Cuatro</text:p>
          </table:table-cell>
          <table:table-cell office:value-type="string" calcext:value-type="string">
            <text:p>Four</text:p>
          </table:table-cell>
          <table:table-cell table:style-name="Default" office:value-type="string" calcext:value-type="string">
            <text:p>Situatio</text:p>
          </table:table-cell>
          <table:table-cell/>
          <table:table-cell table:formula="of:=IF([.B185]=[.D18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5];&quot;, '&quot;;SUBSTITUTE(LOWER([.B185]);&quot;'&quot;;&quot;''&quot;);&quot;', '&quot;;SUBSTITUTE(LOWER([.C185]);&quot;'&quot;;&quot;''&quot;);&quot;', '&quot;;SUBSTITUTE(LOWER([.D185]);&quot;'&quot;;&quot;''&quot;);&quot;');&quot;)" office:value-type="string" office:string-value="insert into palabras(id, castellano, ingles, latin) values(184, 'cuatro', 'four', 'situatio');" calcext:value-type="string">
            <text:p>insert into palabras(id, castellano, ingles, latin) values(184, 'cuatro', 'four', 'situatio');</text:p>
          </table:table-cell>
        </table:table-row>
        <table:table-row table:style-name="ro1">
          <table:table-cell table:formula="of:=[.A185]+1" office:value-type="float" office:value="185" calcext:value-type="float">
            <text:p>185</text:p>
          </table:table-cell>
          <table:table-cell office:value-type="string" calcext:value-type="string">
            <text:p>Dentro</text:p>
          </table:table-cell>
          <table:table-cell office:value-type="string" calcext:value-type="string">
            <text:p>Within</text:p>
          </table:table-cell>
          <table:table-cell table:style-name="Default" office:value-type="string" calcext:value-type="string">
            <text:p>Extra</text:p>
          </table:table-cell>
          <table:table-cell/>
          <table:table-cell table:formula="of:=IF([.B186]=[.D18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6];&quot;, '&quot;;SUBSTITUTE(LOWER([.B186]);&quot;'&quot;;&quot;''&quot;);&quot;', '&quot;;SUBSTITUTE(LOWER([.C186]);&quot;'&quot;;&quot;''&quot;);&quot;', '&quot;;SUBSTITUTE(LOWER([.D186]);&quot;'&quot;;&quot;''&quot;);&quot;');&quot;)" office:value-type="string" office:string-value="insert into palabras(id, castellano, ingles, latin) values(185, 'dentro', 'within', 'extra');" calcext:value-type="string">
            <text:p>insert into palabras(id, castellano, ingles, latin) values(185, 'dentro', 'within', 'extra');</text:p>
          </table:table-cell>
        </table:table-row>
        <table:table-row table:style-name="ro1">
          <table:table-cell table:formula="of:=[.A186]+1" office:value-type="float" office:value="186" calcext:value-type="float">
            <text:p>186</text:p>
          </table:table-cell>
          <table:table-cell office:value-type="string" calcext:value-type="string">
            <text:p>Nuestro</text:p>
          </table:table-cell>
          <table:table-cell office:value-type="string" calcext:value-type="string">
            <text:p>Our</text:p>
          </table:table-cell>
          <table:table-cell table:style-name="Default" office:value-type="string" calcext:value-type="string">
            <text:p>Sub</text:p>
          </table:table-cell>
          <table:table-cell/>
          <table:table-cell table:formula="of:=IF([.B187]=[.D18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7];&quot;, '&quot;;SUBSTITUTE(LOWER([.B187]);&quot;'&quot;;&quot;''&quot;);&quot;', '&quot;;SUBSTITUTE(LOWER([.C187]);&quot;'&quot;;&quot;''&quot;);&quot;', '&quot;;SUBSTITUTE(LOWER([.D187]);&quot;'&quot;;&quot;''&quot;);&quot;');&quot;)" office:value-type="string" office:string-value="insert into palabras(id, castellano, ingles, latin) values(186, 'nuestro', 'our', 'sub');" calcext:value-type="string">
            <text:p>insert into palabras(id, castellano, ingles, latin) values(186, 'nuestro', 'our', 'sub');</text:p>
          </table:table-cell>
        </table:table-row>
        <table:table-row table:style-name="ro1">
          <table:table-cell table:formula="of:=[.A187]+1" office:value-type="float" office:value="187" calcext:value-type="float">
            <text:p>187</text:p>
          </table:table-cell>
          <table:table-cell office:value-type="string" calcext:value-type="string">
            <text:p>Punto</text:p>
          </table:table-cell>
          <table:table-cell office:value-type="string" calcext:value-type="string">
            <text:p>Point</text:p>
          </table:table-cell>
          <table:table-cell table:style-name="Default" office:value-type="string" calcext:value-type="string">
            <text:p>Magni</text:p>
          </table:table-cell>
          <table:table-cell/>
          <table:table-cell table:formula="of:=IF([.B188]=[.D18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8];&quot;, '&quot;;SUBSTITUTE(LOWER([.B188]);&quot;'&quot;;&quot;''&quot;);&quot;', '&quot;;SUBSTITUTE(LOWER([.C188]);&quot;'&quot;;&quot;''&quot;);&quot;', '&quot;;SUBSTITUTE(LOWER([.D188]);&quot;'&quot;;&quot;''&quot;);&quot;');&quot;)" office:value-type="string" office:string-value="insert into palabras(id, castellano, ingles, latin) values(187, 'punto', 'point', 'magni');" calcext:value-type="string">
            <text:p>insert into palabras(id, castellano, ingles, latin) values(187, 'punto', 'point', 'magni');</text:p>
          </table:table-cell>
        </table:table-row>
        <table:table-row table:style-name="ro1">
          <table:table-cell table:formula="of:=[.A188]+1" office:value-type="float" office:value="188" calcext:value-type="float">
            <text:p>188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Says</text:p>
          </table:table-cell>
          <table:table-cell table:style-name="Default" office:value-type="string" calcext:value-type="string">
            <text:p>Nostra</text:p>
          </table:table-cell>
          <table:table-cell/>
          <table:table-cell table:formula="of:=IF([.B189]=[.D18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9];&quot;, '&quot;;SUBSTITUTE(LOWER([.B189]);&quot;'&quot;;&quot;''&quot;);&quot;', '&quot;;SUBSTITUTE(LOWER([.C189]);&quot;'&quot;;&quot;''&quot;);&quot;', '&quot;;SUBSTITUTE(LOWER([.D189]);&quot;'&quot;;&quot;''&quot;);&quot;');&quot;)" office:value-type="string" office:string-value="insert into palabras(id, castellano, ingles, latin) values(188, 'dice', 'says', 'nostra');" calcext:value-type="string">
            <text:p>insert into palabras(id, castellano, ingles, latin) values(188, 'dice', 'says', 'nostra');</text:p>
          </table:table-cell>
        </table:table-row>
        <table:table-row table:style-name="ro1">
          <table:table-cell table:formula="of:=[.A189]+1" office:value-type="float" office:value="189" calcext:value-type="float">
            <text:p>189</text:p>
          </table:table-cell>
          <table:table-cell office:value-type="string" calcext:value-type="string">
            <text:p>Ello</text:p>
          </table:table-cell>
          <table:table-cell office:value-type="string" calcext:value-type="string">
            <text:p>That</text:p>
          </table:table-cell>
          <table:table-cell table:style-name="Default" office:value-type="string" calcext:value-type="string">
            <text:p>Exemplum</text:p>
          </table:table-cell>
          <table:table-cell/>
          <table:table-cell table:formula="of:=IF([.B190]=[.D19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0];&quot;, '&quot;;SUBSTITUTE(LOWER([.B190]);&quot;'&quot;;&quot;''&quot;);&quot;', '&quot;;SUBSTITUTE(LOWER([.C190]);&quot;'&quot;;&quot;''&quot;);&quot;', '&quot;;SUBSTITUTE(LOWER([.D190]);&quot;'&quot;;&quot;''&quot;);&quot;');&quot;)" office:value-type="string" office:string-value="insert into palabras(id, castellano, ingles, latin) values(189, 'ello', 'that', 'exemplum');" calcext:value-type="string">
            <text:p>insert into palabras(id, castellano, ingles, latin) values(189, 'ello', 'that', 'exemplum');</text:p>
          </table:table-cell>
        </table:table-row>
        <table:table-row table:style-name="ro1">
          <table:table-cell table:formula="of:=[.A190]+1" office:value-type="float" office:value="190" calcext:value-type="float">
            <text:p>190</text:p>
          </table:table-cell>
          <table:table-cell office:value-type="string" calcext:value-type="string">
            <text:p>Cualquier</text:p>
          </table:table-cell>
          <table:table-cell office:value-type="string" calcext:value-type="string">
            <text:p>Any</text:p>
          </table:table-cell>
          <table:table-cell table:style-name="Default" office:value-type="string" calcext:value-type="string">
            <text:p>Conventio</text:p>
          </table:table-cell>
          <table:table-cell/>
          <table:table-cell table:formula="of:=IF([.B191]=[.D19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1];&quot;, '&quot;;SUBSTITUTE(LOWER([.B191]);&quot;'&quot;;&quot;''&quot;);&quot;', '&quot;;SUBSTITUTE(LOWER([.C191]);&quot;'&quot;;&quot;''&quot;);&quot;', '&quot;;SUBSTITUTE(LOWER([.D191]);&quot;'&quot;;&quot;''&quot;);&quot;');&quot;)" office:value-type="string" office:string-value="insert into palabras(id, castellano, ingles, latin) values(190, 'cualquier', 'any', 'conventio');" calcext:value-type="string">
            <text:p>insert into palabras(id, castellano, ingles, latin) values(190, 'cualquier', 'any', 'conventio');</text:p>
          </table:table-cell>
        </table:table-row>
        <table:table-row table:style-name="ro1">
          <table:table-cell table:formula="of:=[.A191]+1" office:value-type="float" office:value="191" calcext:value-type="float">
            <text:p>191</text:p>
          </table:table-cell>
          <table:table-cell office:value-type="string" calcext:value-type="string">
            <text:p>Noche</text:p>
          </table:table-cell>
          <table:table-cell office:value-type="string" calcext:value-type="string">
            <text:p>Night</text:p>
          </table:table-cell>
          <table:table-cell table:style-name="Default" office:value-type="string" calcext:value-type="string">
            <text:p>Habebant</text:p>
          </table:table-cell>
          <table:table-cell/>
          <table:table-cell table:formula="of:=IF([.B192]=[.D19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2];&quot;, '&quot;;SUBSTITUTE(LOWER([.B192]);&quot;'&quot;;&quot;''&quot;);&quot;', '&quot;;SUBSTITUTE(LOWER([.C192]);&quot;'&quot;;&quot;''&quot;);&quot;', '&quot;;SUBSTITUTE(LOWER([.D192]);&quot;'&quot;;&quot;''&quot;);&quot;');&quot;)" office:value-type="string" office:string-value="insert into palabras(id, castellano, ingles, latin) values(191, 'noche', 'night', 'habebant');" calcext:value-type="string">
            <text:p>insert into palabras(id, castellano, ingles, latin) values(191, 'noche', 'night', 'habebant');</text:p>
          </table:table-cell>
        </table:table-row>
        <table:table-row table:style-name="ro1">
          <table:table-cell table:formula="of:=[.A192]+1" office:value-type="float" office:value="192" calcext:value-type="float">
            <text:p>192</text:p>
          </table:table-cell>
          <table:table-cell office:value-type="string" calcext:value-type="string">
            <text:p>Aún</text:p>
          </table:table-cell>
          <table:table-cell office:value-type="string" calcext:value-type="string">
            <text:p>Still</text:p>
          </table:table-cell>
          <table:table-cell table:style-name="Default" office:value-type="string" calcext:value-type="string">
            <text:p>Adhuc</text:p>
          </table:table-cell>
          <table:table-cell/>
          <table:table-cell table:formula="of:=IF([.B193]=[.D19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3];&quot;, '&quot;;SUBSTITUTE(LOWER([.B193]);&quot;'&quot;;&quot;''&quot;);&quot;', '&quot;;SUBSTITUTE(LOWER([.C193]);&quot;'&quot;;&quot;''&quot;);&quot;', '&quot;;SUBSTITUTE(LOWER([.D193]);&quot;'&quot;;&quot;''&quot;);&quot;');&quot;)" office:value-type="string" office:string-value="insert into palabras(id, castellano, ingles, latin) values(192, 'aún', 'still', 'adhuc');" calcext:value-type="string">
            <text:p>insert into palabras(id, castellano, ingles, latin) values(192, 'aún', 'still', 'adhuc');</text:p>
          </table:table-cell>
        </table:table-row>
        <table:table-row table:style-name="ro1">
          <table:table-cell table:formula="of:=[.A193]+1" office:value-type="float" office:value="193" calcext:value-type="float">
            <text:p>193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Water</text:p>
          </table:table-cell>
          <table:table-cell table:style-name="Default" office:value-type="string" calcext:value-type="string">
            <text:p>Aqua</text:p>
          </table:table-cell>
          <table:table-cell/>
          <table:table-cell table:formula="of:=IF([.B194]=[.D19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4];&quot;, '&quot;;SUBSTITUTE(LOWER([.B194]);&quot;'&quot;;&quot;''&quot;);&quot;', '&quot;;SUBSTITUTE(LOWER([.C194]);&quot;'&quot;;&quot;''&quot;);&quot;', '&quot;;SUBSTITUTE(LOWER([.D194]);&quot;'&quot;;&quot;''&quot;);&quot;');&quot;)" office:value-type="string" office:string-value="insert into palabras(id, castellano, ingles, latin) values(193, 'agua', 'water', 'aqua');" calcext:value-type="string">
            <text:p>insert into palabras(id, castellano, ingles, latin) values(193, 'agua', 'water', 'aqua');</text:p>
          </table:table-cell>
        </table:table-row>
        <table:table-row table:style-name="ro1">
          <table:table-cell table:formula="of:=[.A194]+1" office:value-type="float" office:value="194" calcext:value-type="float">
            <text:p>194</text:p>
          </table:table-cell>
          <table:table-cell office:value-type="string" calcext:value-type="string">
            <text:p>Haber</text:p>
          </table:table-cell>
          <table:table-cell office:value-type="string" calcext:value-type="string">
            <text:p>Have</text:p>
          </table:table-cell>
          <table:table-cell table:style-name="Default" office:value-type="string" calcext:value-type="string">
            <text:p>Habere</text:p>
          </table:table-cell>
          <table:table-cell/>
          <table:table-cell table:formula="of:=IF([.B195]=[.D19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5];&quot;, '&quot;;SUBSTITUTE(LOWER([.B195]);&quot;'&quot;;&quot;''&quot;);&quot;', '&quot;;SUBSTITUTE(LOWER([.C195]);&quot;'&quot;;&quot;''&quot;);&quot;', '&quot;;SUBSTITUTE(LOWER([.D195]);&quot;'&quot;;&quot;''&quot;);&quot;');&quot;)" office:value-type="string" office:string-value="insert into palabras(id, castellano, ingles, latin) values(194, 'haber', 'have', 'habere');" calcext:value-type="string">
            <text:p>insert into palabras(id, castellano, ingles, latin) values(194, 'haber', 'have', 'habere');</text:p>
          </table:table-cell>
        </table:table-row>
        <table:table-row table:style-name="ro1">
          <table:table-cell table:formula="of:=[.A195]+1" office:value-type="float" office:value="195" calcext:value-type="float">
            <text:p>195</text:p>
          </table:table-cell>
          <table:table-cell office:value-type="string" calcext:value-type="string">
            <text:p>Situación</text:p>
          </table:table-cell>
          <table:table-cell office:value-type="string" calcext:value-type="string">
            <text:p>Situation</text:p>
          </table:table-cell>
          <table:table-cell table:style-name="Default" office:value-type="string" calcext:value-type="string">
            <text:p>Situatio</text:p>
          </table:table-cell>
          <table:table-cell/>
          <table:table-cell table:formula="of:=IF([.B196]=[.D19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6];&quot;, '&quot;;SUBSTITUTE(LOWER([.B196]);&quot;'&quot;;&quot;''&quot;);&quot;', '&quot;;SUBSTITUTE(LOWER([.C196]);&quot;'&quot;;&quot;''&quot;);&quot;', '&quot;;SUBSTITUTE(LOWER([.D196]);&quot;'&quot;;&quot;''&quot;);&quot;');&quot;)" office:value-type="string" office:string-value="insert into palabras(id, castellano, ingles, latin) values(195, 'situación', 'situation', 'situatio');" calcext:value-type="string">
            <text:p>insert into palabras(id, castellano, ingles, latin) values(195, 'situación', 'situation', 'situatio');</text:p>
          </table:table-cell>
        </table:table-row>
        <table:table-row table:style-name="ro1">
          <table:table-cell table:formula="of:=[.A196]+1" office:value-type="float" office:value="196" calcext:value-type="float">
            <text:p>196</text:p>
          </table:table-cell>
          <table:table-cell office:value-type="string" calcext:value-type="string">
            <text:p>Fuera</text:p>
          </table:table-cell>
          <table:table-cell office:value-type="string" calcext:value-type="string">
            <text:p>Out</text:p>
          </table:table-cell>
          <table:table-cell table:style-name="Default" office:value-type="string" calcext:value-type="string">
            <text:p>Extra</text:p>
          </table:table-cell>
          <table:table-cell/>
          <table:table-cell table:formula="of:=IF([.B197]=[.D19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7];&quot;, '&quot;;SUBSTITUTE(LOWER([.B197]);&quot;'&quot;;&quot;''&quot;);&quot;', '&quot;;SUBSTITUTE(LOWER([.C197]);&quot;'&quot;;&quot;''&quot;);&quot;', '&quot;;SUBSTITUTE(LOWER([.D197]);&quot;'&quot;;&quot;''&quot;);&quot;');&quot;)" office:value-type="string" office:string-value="insert into palabras(id, castellano, ingles, latin) values(196, 'fuera', 'out', 'extra');" calcext:value-type="string">
            <text:p>insert into palabras(id, castellano, ingles, latin) values(196, 'fuera', 'out', 'extra');</text:p>
          </table:table-cell>
        </table:table-row>
        <table:table-row table:style-name="ro1">
          <table:table-cell table:formula="of:=[.A197]+1" office:value-type="float" office:value="197" calcext:value-type="float">
            <text:p>197</text:p>
          </table:table-cell>
          <table:table-cell office:value-type="string" calcext:value-type="string">
            <text:p>Bajo</text:p>
          </table:table-cell>
          <table:table-cell office:value-type="string" calcext:value-type="string">
            <text:p>Under</text:p>
          </table:table-cell>
          <table:table-cell table:style-name="Default" office:value-type="string" calcext:value-type="string">
            <text:p>Sub</text:p>
          </table:table-cell>
          <table:table-cell/>
          <table:table-cell table:formula="of:=IF([.B198]=[.D19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8];&quot;, '&quot;;SUBSTITUTE(LOWER([.B198]);&quot;'&quot;;&quot;''&quot;);&quot;', '&quot;;SUBSTITUTE(LOWER([.C198]);&quot;'&quot;;&quot;''&quot;);&quot;', '&quot;;SUBSTITUTE(LOWER([.D198]);&quot;'&quot;;&quot;''&quot;);&quot;');&quot;)" office:value-type="string" office:string-value="insert into palabras(id, castellano, ingles, latin) values(197, 'bajo', 'under', 'sub');" calcext:value-type="string">
            <text:p>insert into palabras(id, castellano, ingles, latin) values(197, 'bajo', 'under', 'sub');</text:p>
          </table:table-cell>
        </table:table-row>
        <table:table-row table:style-name="ro1">
          <table:table-cell table:formula="of:=[.A198]+1" office:value-type="float" office:value="198" calcext:value-type="float">
            <text:p>198</text:p>
          </table:table-cell>
          <table:table-cell office:value-type="string" calcext:value-type="string">
            <text:p>Grandes</text:p>
          </table:table-cell>
          <table:table-cell office:value-type="string" calcext:value-type="string">
            <text:p>Large</text:p>
          </table:table-cell>
          <table:table-cell table:style-name="Default" office:value-type="string" calcext:value-type="string">
            <text:p>Magni</text:p>
          </table:table-cell>
          <table:table-cell/>
          <table:table-cell table:formula="of:=IF([.B199]=[.D19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9];&quot;, '&quot;;SUBSTITUTE(LOWER([.B199]);&quot;'&quot;;&quot;''&quot;);&quot;', '&quot;;SUBSTITUTE(LOWER([.C199]);&quot;'&quot;;&quot;''&quot;);&quot;', '&quot;;SUBSTITUTE(LOWER([.D199]);&quot;'&quot;;&quot;''&quot;);&quot;');&quot;)" office:value-type="string" office:string-value="insert into palabras(id, castellano, ingles, latin) values(198, 'grandes', 'large', 'magni');" calcext:value-type="string">
            <text:p>insert into palabras(id, castellano, ingles, latin) values(198, 'grandes', 'large', 'magni');</text:p>
          </table:table-cell>
        </table:table-row>
        <table:table-row table:style-name="ro1">
          <table:table-cell table:formula="of:=[.A199]+1" office:value-type="float" office:value="199" calcext:value-type="float">
            <text:p>199</text:p>
          </table:table-cell>
          <table:table-cell office:value-type="string" calcext:value-type="string">
            <text:p>Nuestra</text:p>
          </table:table-cell>
          <table:table-cell office:value-type="string" calcext:value-type="string">
            <text:p>Our</text:p>
          </table:table-cell>
          <table:table-cell table:style-name="Default" office:value-type="string" calcext:value-type="string">
            <text:p>Nostrum</text:p>
          </table:table-cell>
          <table:table-cell/>
          <table:table-cell table:formula="of:=IF([.B200]=[.D20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0];&quot;, '&quot;;SUBSTITUTE(LOWER([.B200]);&quot;'&quot;;&quot;''&quot;);&quot;', '&quot;;SUBSTITUTE(LOWER([.C200]);&quot;'&quot;;&quot;''&quot;);&quot;', '&quot;;SUBSTITUTE(LOWER([.D200]);&quot;'&quot;;&quot;''&quot;);&quot;');&quot;)" office:value-type="string" office:string-value="insert into palabras(id, castellano, ingles, latin) values(199, 'nuestra', 'our', 'nostrum');" calcext:value-type="string">
            <text:p>insert into palabras(id, castellano, ingles, latin) values(199, 'nuestra', 'our', 'nostrum');</text:p>
          </table:table-cell>
        </table:table-row>
        <table:table-row table:style-name="ro1">
          <table:table-cell table:formula="of:=[.A200]+1" office:value-type="float" office:value="200" calcext:value-type="float">
            <text:p>200</text:p>
          </table:table-cell>
          <table:table-cell office:value-type="string" calcext:value-type="string">
            <text:p>Ejemplo</text:p>
          </table:table-cell>
          <table:table-cell office:value-type="string" calcext:value-type="string">
            <text:p>Example</text:p>
          </table:table-cell>
          <table:table-cell table:style-name="Default" office:value-type="string" calcext:value-type="string">
            <text:p>Exemplum</text:p>
          </table:table-cell>
          <table:table-cell/>
          <table:table-cell table:formula="of:=IF([.B201]=[.D20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1];&quot;, '&quot;;SUBSTITUTE(LOWER([.B201]);&quot;'&quot;;&quot;''&quot;);&quot;', '&quot;;SUBSTITUTE(LOWER([.C201]);&quot;'&quot;;&quot;''&quot;);&quot;', '&quot;;SUBSTITUTE(LOWER([.D201]);&quot;'&quot;;&quot;''&quot;);&quot;');&quot;)" office:value-type="string" office:string-value="insert into palabras(id, castellano, ingles, latin) values(200, 'ejemplo', 'example', 'exemplum');" calcext:value-type="string">
            <text:p>insert into palabras(id, castellano, ingles, latin) values(200, 'ejemplo', 'example', 'exemplum');</text:p>
          </table:table-cell>
        </table:table-row>
        <table:table-row table:style-name="ro1">
          <table:table-cell table:formula="of:=[.A201]+1" office:value-type="float" office:value="201" calcext:value-type="float">
            <text:p>201</text:p>
          </table:table-cell>
          <table:table-cell office:value-type="string" calcext:value-type="string">
            <text:p>Acuerdo</text:p>
          </table:table-cell>
          <table:table-cell office:value-type="string" calcext:value-type="string">
            <text:p>Agreement</text:p>
          </table:table-cell>
          <table:table-cell table:style-name="Default" office:value-type="string" calcext:value-type="string">
            <text:p>Conventio</text:p>
          </table:table-cell>
          <table:table-cell/>
          <table:table-cell table:formula="of:=IF([.B202]=[.D20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2];&quot;, '&quot;;SUBSTITUTE(LOWER([.B202]);&quot;'&quot;;&quot;''&quot;);&quot;', '&quot;;SUBSTITUTE(LOWER([.C202]);&quot;'&quot;;&quot;''&quot;);&quot;', '&quot;;SUBSTITUTE(LOWER([.D202]);&quot;'&quot;;&quot;''&quot;);&quot;');&quot;)" office:value-type="string" office:string-value="insert into palabras(id, castellano, ingles, latin) values(201, 'acuerdo', 'agreement', 'conventio');" calcext:value-type="string">
            <text:p>insert into palabras(id, castellano, ingles, latin) values(201, 'acuerdo', 'agreement', 'conventio');</text:p>
          </table:table-cell>
        </table:table-row>
        <table:table-row table:style-name="ro1">
          <table:table-cell table:formula="of:=[.A202]+1" office:value-type="float" office:value="202" calcext:value-type="float">
            <text:p>202</text:p>
          </table:table-cell>
          <table:table-cell office:value-type="string" calcext:value-type="string">
            <text:p>Habían</text:p>
          </table:table-cell>
          <table:table-cell office:value-type="string" calcext:value-type="string">
            <text:p>Had</text:p>
          </table:table-cell>
          <table:table-cell table:style-name="Default" office:value-type="string" calcext:value-type="string">
            <text:p>Habuerant</text:p>
          </table:table-cell>
          <table:table-cell/>
          <table:table-cell table:formula="of:=IF([.B203]=[.D20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3];&quot;, '&quot;;SUBSTITUTE(LOWER([.B203]);&quot;'&quot;;&quot;''&quot;);&quot;', '&quot;;SUBSTITUTE(LOWER([.C203]);&quot;'&quot;;&quot;''&quot;);&quot;', '&quot;;SUBSTITUTE(LOWER([.D203]);&quot;'&quot;;&quot;''&quot;);&quot;');&quot;)" office:value-type="string" office:string-value="insert into palabras(id, castellano, ingles, latin) values(202, 'habían', 'had', 'habuerant');" calcext:value-type="string">
            <text:p>insert into palabras(id, castellano, ingles, latin) values(202, 'habían', 'had', 'habuerant');</text:p>
          </table:table-cell>
        </table:table-row>
        <table:table-row table:style-name="ro1">
          <table:table-cell table:formula="of:=[.A203]+1" office:value-type="float" office:value="203" calcext:value-type="float">
            <text:p>203</text:p>
          </table:table-cell>
          <table:table-cell office:value-type="string" calcext:value-type="string">
            <text:p>Usted</text:p>
          </table:table-cell>
          <table:table-cell office:value-type="string" calcext:value-type="string">
            <text:p>You</text:p>
          </table:table-cell>
          <table:table-cell table:style-name="Default" office:value-type="string" calcext:value-type="string">
            <text:p>Tu</text:p>
          </table:table-cell>
          <table:table-cell/>
          <table:table-cell table:formula="of:=IF([.B204]=[.D20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4];&quot;, '&quot;;SUBSTITUTE(LOWER([.B204]);&quot;'&quot;;&quot;''&quot;);&quot;', '&quot;;SUBSTITUTE(LOWER([.C204]);&quot;'&quot;;&quot;''&quot;);&quot;', '&quot;;SUBSTITUTE(LOWER([.D204]);&quot;'&quot;;&quot;''&quot;);&quot;');&quot;)" office:value-type="string" office:string-value="insert into palabras(id, castellano, ingles, latin) values(203, 'usted', 'you', 'tu');" calcext:value-type="string">
            <text:p>insert into palabras(id, castellano, ingles, latin) values(203, 'usted', 'you', 'tu');</text:p>
          </table:table-cell>
        </table:table-row>
        <table:table-row table:style-name="ro1">
          <table:table-cell table:formula="of:=[.A204]+1" office:value-type="float" office:value="204" calcext:value-type="float">
            <text:p>204</text:p>
          </table:table-cell>
          <table:table-cell office:value-type="string" calcext:value-type="string">
            <text:p>Estados</text:p>
          </table:table-cell>
          <table:table-cell office:value-type="string" calcext:value-type="string">
            <text:p>States</text:p>
          </table:table-cell>
          <table:table-cell table:style-name="Default" office:value-type="string" calcext:value-type="string">
            <text:p>Civitates</text:p>
          </table:table-cell>
          <table:table-cell/>
          <table:table-cell table:formula="of:=IF([.B205]=[.D20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5];&quot;, '&quot;;SUBSTITUTE(LOWER([.B205]);&quot;'&quot;;&quot;''&quot;);&quot;', '&quot;;SUBSTITUTE(LOWER([.C205]);&quot;'&quot;;&quot;''&quot;);&quot;', '&quot;;SUBSTITUTE(LOWER([.D205]);&quot;'&quot;;&quot;''&quot;);&quot;');&quot;)" office:value-type="string" office:string-value="insert into palabras(id, castellano, ingles, latin) values(204, 'estados', 'states', 'civitates');" calcext:value-type="string">
            <text:p>insert into palabras(id, castellano, ingles, latin) values(204, 'estados', 'states', 'civitates');</text:p>
          </table:table-cell>
        </table:table-row>
        <table:table-row table:style-name="ro1">
          <table:table-cell table:formula="of:=[.A205]+1" office:value-type="float" office:value="205" calcext:value-type="float">
            <text:p>205</text:p>
          </table:table-cell>
          <table:table-cell office:value-type="string" calcext:value-type="string">
            <text:p>Hizo</text:p>
          </table:table-cell>
          <table:table-cell office:value-type="string" calcext:value-type="string">
            <text:p>Made</text:p>
          </table:table-cell>
          <table:table-cell table:style-name="Default" office:value-type="string" calcext:value-type="string">
            <text:p>Fecit</text:p>
          </table:table-cell>
          <table:table-cell/>
          <table:table-cell table:formula="of:=IF([.B206]=[.D20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6];&quot;, '&quot;;SUBSTITUTE(LOWER([.B206]);&quot;'&quot;;&quot;''&quot;);&quot;', '&quot;;SUBSTITUTE(LOWER([.C206]);&quot;'&quot;;&quot;''&quot;);&quot;', '&quot;;SUBSTITUTE(LOWER([.D206]);&quot;'&quot;;&quot;''&quot;);&quot;');&quot;)" office:value-type="string" office:string-value="insert into palabras(id, castellano, ingles, latin) values(205, 'hizo', 'made', 'fecit');" calcext:value-type="string">
            <text:p>insert into palabras(id, castellano, ingles, latin) values(205, 'hizo', 'made', 'fecit');</text:p>
          </table:table-cell>
        </table:table-row>
        <table:table-row table:style-name="ro1">
          <table:table-cell table:formula="of:=[.A206]+1" office:value-type="float" office:value="206" calcext:value-type="float">
            <text:p>206</text:p>
          </table:table-cell>
          <table:table-cell office:value-type="string" calcext:value-type="string">
            <text:p>Nadie</text:p>
          </table:table-cell>
          <table:table-cell office:value-type="string" calcext:value-type="string">
            <text:p>Nobody</text:p>
          </table:table-cell>
          <table:table-cell table:style-name="Default" office:value-type="string" calcext:value-type="string">
            <text:p>Nemo</text:p>
          </table:table-cell>
          <table:table-cell/>
          <table:table-cell table:formula="of:=IF([.B207]=[.D20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7];&quot;, '&quot;;SUBSTITUTE(LOWER([.B207]);&quot;'&quot;;&quot;''&quot;);&quot;', '&quot;;SUBSTITUTE(LOWER([.C207]);&quot;'&quot;;&quot;''&quot;);&quot;', '&quot;;SUBSTITUTE(LOWER([.D207]);&quot;'&quot;;&quot;''&quot;);&quot;');&quot;)" office:value-type="string" office:string-value="insert into palabras(id, castellano, ingles, latin) values(206, 'nadie', 'nobody', 'nemo');" calcext:value-type="string">
            <text:p>insert into palabras(id, castellano, ingles, latin) values(206, 'nadie', 'nobody', 'nemo');</text:p>
          </table:table-cell>
        </table:table-row>
        <table:table-row table:style-name="ro1">
          <table:table-cell table:formula="of:=[.A207]+1" office:value-type="float" office:value="207" calcext:value-type="float">
            <text:p>207</text:p>
          </table:table-cell>
          <table:table-cell office:value-type="string" calcext:value-type="string">
            <text:p>Países</text:p>
          </table:table-cell>
          <table:table-cell office:value-type="string" calcext:value-type="string">
            <text:p>Countries</text:p>
          </table:table-cell>
          <table:table-cell table:style-name="Default" office:value-type="string" calcext:value-type="string">
            <text:p>Nationes</text:p>
          </table:table-cell>
          <table:table-cell/>
          <table:table-cell table:formula="of:=IF([.B208]=[.D20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8];&quot;, '&quot;;SUBSTITUTE(LOWER([.B208]);&quot;'&quot;;&quot;''&quot;);&quot;', '&quot;;SUBSTITUTE(LOWER([.C208]);&quot;'&quot;;&quot;''&quot;);&quot;', '&quot;;SUBSTITUTE(LOWER([.D208]);&quot;'&quot;;&quot;''&quot;);&quot;');&quot;)" office:value-type="string" office:string-value="insert into palabras(id, castellano, ingles, latin) values(207, 'países', 'countries', 'nationes');" calcext:value-type="string">
            <text:p>insert into palabras(id, castellano, ingles, latin) values(207, 'países', 'countries', 'nationes');</text:p>
          </table:table-cell>
        </table:table-row>
        <table:table-row table:style-name="ro1">
          <table:table-cell table:formula="of:=[.A208]+1" office:value-type="float" office:value="208" calcext:value-type="float">
            <text:p>208</text:p>
          </table:table-cell>
          <table:table-cell office:value-type="string" calcext:value-type="string">
            <text:p>Horas</text:p>
          </table:table-cell>
          <table:table-cell office:value-type="string" calcext:value-type="string">
            <text:p>Hours</text:p>
          </table:table-cell>
          <table:table-cell table:style-name="Default" office:value-type="string" calcext:value-type="string">
            <text:p>Horae</text:p>
          </table:table-cell>
          <table:table-cell/>
          <table:table-cell table:formula="of:=IF([.B209]=[.D20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9];&quot;, '&quot;;SUBSTITUTE(LOWER([.B209]);&quot;'&quot;;&quot;''&quot;);&quot;', '&quot;;SUBSTITUTE(LOWER([.C209]);&quot;'&quot;;&quot;''&quot;);&quot;', '&quot;;SUBSTITUTE(LOWER([.D209]);&quot;'&quot;;&quot;''&quot;);&quot;');&quot;)" office:value-type="string" office:string-value="insert into palabras(id, castellano, ingles, latin) values(208, 'horas', 'hours', 'horae');" calcext:value-type="string">
            <text:p>insert into palabras(id, castellano, ingles, latin) values(208, 'horas', 'hours', 'horae');</text:p>
          </table:table-cell>
        </table:table-row>
        <table:table-row table:style-name="ro1">
          <table:table-cell table:formula="of:=[.A209]+1" office:value-type="float" office:value="209" calcext:value-type="float">
            <text:p>209</text:p>
          </table:table-cell>
          <table:table-cell office:value-type="string" calcext:value-type="string">
            <text:p>Posible</text:p>
          </table:table-cell>
          <table:table-cell office:value-type="string" calcext:value-type="string">
            <text:p>Possible</text:p>
          </table:table-cell>
          <table:table-cell table:style-name="Default" office:value-type="string" calcext:value-type="string">
            <text:p>Possible</text:p>
          </table:table-cell>
          <table:table-cell/>
          <table:table-cell table:formula="of:=IF([.B210]=[.D21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10];&quot;, '&quot;;SUBSTITUTE(LOWER([.B210]);&quot;'&quot;;&quot;''&quot;);&quot;', '&quot;;SUBSTITUTE(LOWER([.C210]);&quot;'&quot;;&quot;''&quot;);&quot;', '&quot;;SUBSTITUTE(LOWER([.D210]);&quot;'&quot;;&quot;''&quot;);&quot;');&quot;)" office:value-type="string" office:string-value="insert into palabras(id, castellano, ingles, latin) values(209, 'posible', 'possible', 'possible');" calcext:value-type="string">
            <text:p>insert into palabras(id, castellano, ingles, latin) values(209, 'posible', 'possible', 'possible');</text:p>
          </table:table-cell>
        </table:table-row>
        <table:table-row table:style-name="ro1">
          <table:table-cell table:formula="of:=[.A210]+1" office:value-type="float" office:value="210" calcext:value-type="float">
            <text:p>210</text:p>
          </table:table-cell>
          <table:table-cell office:value-type="string" calcext:value-type="string">
            <text:p>Tarde</text:p>
          </table:table-cell>
          <table:table-cell office:value-type="string" calcext:value-type="string">
            <text:p>Afternoon</text:p>
          </table:table-cell>
          <table:table-cell table:style-name="Default" office:value-type="string" calcext:value-type="string">
            <text:p>Serotinus</text:p>
          </table:table-cell>
          <table:table-cell/>
          <table:table-cell table:formula="of:=IF([.B211]=[.D21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11];&quot;, '&quot;;SUBSTITUTE(LOWER([.B211]);&quot;'&quot;;&quot;''&quot;);&quot;', '&quot;;SUBSTITUTE(LOWER([.C211]);&quot;'&quot;;&quot;''&quot;);&quot;', '&quot;;SUBSTITUTE(LOWER([.D211]);&quot;'&quot;;&quot;''&quot;);&quot;');&quot;)" office:value-type="string" office:string-value="insert into palabras(id, castellano, ingles, latin) values(210, 'tarde', 'afternoon', 'serotinus');" calcext:value-type="string">
            <text:p>insert into palabras(id, castellano, ingles, latin) values(210, 'tarde', 'afternoon', 'serotinus');</text:p>
          </table:table-cell>
        </table:table-row>
        <table:table-row table:style-name="ro1">
          <table:table-cell table:formula="of:=[.A211]+1" office:value-type="float" office:value="211" calcext:value-type="float">
            <text:p>211</text:p>
          </table:table-cell>
          <table:table-cell office:value-type="string" calcext:value-type="string">
            <text:p>Ley</text:p>
          </table:table-cell>
          <table:table-cell office:value-type="string" calcext:value-type="string">
            <text:p>Law</text:p>
          </table:table-cell>
          <table:table-cell table:style-name="Default" office:value-type="string" calcext:value-type="string">
            <text:p>Lex</text:p>
          </table:table-cell>
          <table:table-cell/>
          <table:table-cell table:formula="of:=IF([.B212]=[.D21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12];&quot;, '&quot;;SUBSTITUTE(LOWER([.B212]);&quot;'&quot;;&quot;''&quot;);&quot;', '&quot;;SUBSTITUTE(LOWER([.C212]);&quot;'&quot;;&quot;''&quot;);&quot;', '&quot;;SUBSTITUTE(LOWER([.D212]);&quot;'&quot;;&quot;''&quot;);&quot;');&quot;)" office:value-type="string" office:string-value="insert into palabras(id, castellano, ingles, latin) values(211, 'ley', 'law', 'lex');" calcext:value-type="string">
            <text:p>insert into palabras(id, castellano, ingles, latin) values(211, 'ley', 'law', 'lex');</text:p>
          </table:table-cell>
        </table:table-row>
        <table:table-row table:style-name="ro1">
          <table:table-cell table:formula="of:=[.A212]+1" office:value-type="float" office:value="212" calcext:value-type="float">
            <text:p>212</text:p>
          </table:table-cell>
          <table:table-cell office:value-type="string" calcext:value-type="string">
            <text:p>Importante</text:p>
          </table:table-cell>
          <table:table-cell office:value-type="string" calcext:value-type="string">
            <text:p>Important</text:p>
          </table:table-cell>
          <table:table-cell table:style-name="Default" office:value-type="string" calcext:value-type="string">
            <text:p>Gravis</text:p>
          </table:table-cell>
          <table:table-cell/>
          <table:table-cell table:formula="of:=IF([.B213]=[.D21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13];&quot;, '&quot;;SUBSTITUTE(LOWER([.B213]);&quot;'&quot;;&quot;''&quot;);&quot;', '&quot;;SUBSTITUTE(LOWER([.C213]);&quot;'&quot;;&quot;''&quot;);&quot;', '&quot;;SUBSTITUTE(LOWER([.D213]);&quot;'&quot;;&quot;''&quot;);&quot;');&quot;)" office:value-type="string" office:string-value="insert into palabras(id, castellano, ingles, latin) values(212, 'importante', 'important', 'gravis');" calcext:value-type="string">
            <text:p>insert into palabras(id, castellano, ingles, latin) values(212, 'importante', 'important', 'gravis');</text:p>
          </table:table-cell>
        </table:table-row>
        <table:table-row table:style-name="ro1">
          <table:table-cell table:formula="of:=[.A213]+1" office:value-type="float" office:value="213" calcext:value-type="float">
            <text:p>213</text:p>
          </table:table-cell>
          <table:table-cell office:value-type="string" calcext:value-type="string">
            <text:p>Guerra</text:p>
          </table:table-cell>
          <table:table-cell office:value-type="string" calcext:value-type="string">
            <text:p>War</text:p>
          </table:table-cell>
          <table:table-cell table:style-name="Default" office:value-type="string" calcext:value-type="string">
            <text:p>Bellum</text:p>
          </table:table-cell>
          <table:table-cell/>
          <table:table-cell table:formula="of:=IF([.B214]=[.D21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14];&quot;, '&quot;;SUBSTITUTE(LOWER([.B214]);&quot;'&quot;;&quot;''&quot;);&quot;', '&quot;;SUBSTITUTE(LOWER([.C214]);&quot;'&quot;;&quot;''&quot;);&quot;', '&quot;;SUBSTITUTE(LOWER([.D214]);&quot;'&quot;;&quot;''&quot;);&quot;');&quot;)" office:value-type="string" office:string-value="insert into palabras(id, castellano, ingles, latin) values(213, 'guerra', 'war', 'bellum');" calcext:value-type="string">
            <text:p>insert into palabras(id, castellano, ingles, latin) values(213, 'guerra', 'war', 'bellum');</text:p>
          </table:table-cell>
        </table:table-row>
        <table:table-row table:style-name="ro1">
          <table:table-cell table:formula="of:=[.A214]+1" office:value-type="float" office:value="214" calcext:value-type="float">
            <text:p>214</text:p>
          </table:table-cell>
          <table:table-cell office:value-type="string" calcext:value-type="string">
            <text:p>Desarrollo</text:p>
          </table:table-cell>
          <table:table-cell office:value-type="string" calcext:value-type="string">
            <text:p>Development</text:p>
          </table:table-cell>
          <table:table-cell table:style-name="Default" office:value-type="string" calcext:value-type="string">
            <text:p>Progressus</text:p>
          </table:table-cell>
          <table:table-cell/>
          <table:table-cell table:formula="of:=IF([.B215]=[.D21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15];&quot;, '&quot;;SUBSTITUTE(LOWER([.B215]);&quot;'&quot;;&quot;''&quot;);&quot;', '&quot;;SUBSTITUTE(LOWER([.C215]);&quot;'&quot;;&quot;''&quot;);&quot;', '&quot;;SUBSTITUTE(LOWER([.D215]);&quot;'&quot;;&quot;''&quot;);&quot;');&quot;)" office:value-type="string" office:string-value="insert into palabras(id, castellano, ingles, latin) values(214, 'desarrollo', 'development', 'progressus');" calcext:value-type="string">
            <text:p>insert into palabras(id, castellano, ingles, latin) values(214, 'desarrollo', 'development', 'progressus');</text:p>
          </table:table-cell>
        </table:table-row>
        <table:table-row table:style-name="ro1">
          <table:table-cell table:formula="of:=[.A215]+1" office:value-type="float" office:value="215" calcext:value-type="float">
            <text:p>215</text:p>
          </table:table-cell>
          <table:table-cell office:value-type="string" calcext:value-type="string">
            <text:p>Proceso</text:p>
          </table:table-cell>
          <table:table-cell office:value-type="string" calcext:value-type="string">
            <text:p>Process</text:p>
          </table:table-cell>
          <table:table-cell table:style-name="Default" office:value-type="string" calcext:value-type="string">
            <text:p>Processus</text:p>
          </table:table-cell>
          <table:table-cell/>
          <table:table-cell table:formula="of:=IF([.B216]=[.D21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16];&quot;, '&quot;;SUBSTITUTE(LOWER([.B216]);&quot;'&quot;;&quot;''&quot;);&quot;', '&quot;;SUBSTITUTE(LOWER([.C216]);&quot;'&quot;;&quot;''&quot;);&quot;', '&quot;;SUBSTITUTE(LOWER([.D216]);&quot;'&quot;;&quot;''&quot;);&quot;');&quot;)" office:value-type="string" office:string-value="insert into palabras(id, castellano, ingles, latin) values(215, 'proceso', 'process', 'processus');" calcext:value-type="string">
            <text:p>insert into palabras(id, castellano, ingles, latin) values(215, 'proceso', 'process', 'processus');</text:p>
          </table:table-cell>
        </table:table-row>
        <table:table-row table:style-name="ro1">
          <table:table-cell table:formula="of:=[.A216]+1" office:value-type="float" office:value="216" calcext:value-type="float">
            <text:p>216</text:p>
          </table:table-cell>
          <table:table-cell office:value-type="string" calcext:value-type="string">
            <text:p>Realidad</text:p>
          </table:table-cell>
          <table:table-cell office:value-type="string" calcext:value-type="string">
            <text:p>Really</text:p>
          </table:table-cell>
          <table:table-cell table:style-name="Default" office:value-type="string" calcext:value-type="string">
            <text:p>Res</text:p>
          </table:table-cell>
          <table:table-cell/>
          <table:table-cell table:formula="of:=IF([.B217]=[.D21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17];&quot;, '&quot;;SUBSTITUTE(LOWER([.B217]);&quot;'&quot;;&quot;''&quot;);&quot;', '&quot;;SUBSTITUTE(LOWER([.C217]);&quot;'&quot;;&quot;''&quot;);&quot;', '&quot;;SUBSTITUTE(LOWER([.D217]);&quot;'&quot;;&quot;''&quot;);&quot;');&quot;)" office:value-type="string" office:string-value="insert into palabras(id, castellano, ingles, latin) values(216, 'realidad', 'really', 'res');" calcext:value-type="string">
            <text:p>insert into palabras(id, castellano, ingles, latin) values(216, 'realidad', 'really', 'res');</text:p>
          </table:table-cell>
        </table:table-row>
        <table:table-row table:style-name="ro1">
          <table:table-cell table:formula="of:=[.A217]+1" office:value-type="float" office:value="217" calcext:value-type="float">
            <text:p>217</text:p>
          </table:table-cell>
          <table:table-cell office:value-type="string" calcext:value-type="string">
            <text:p>Sentido</text:p>
          </table:table-cell>
          <table:table-cell office:value-type="string" calcext:value-type="string">
            <text:p>Sense</text:p>
          </table:table-cell>
          <table:table-cell table:style-name="Default" office:value-type="string" calcext:value-type="string">
            <text:p>Sententia</text:p>
          </table:table-cell>
          <table:table-cell/>
          <table:table-cell table:formula="of:=IF([.B218]=[.D21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18];&quot;, '&quot;;SUBSTITUTE(LOWER([.B218]);&quot;'&quot;;&quot;''&quot;);&quot;', '&quot;;SUBSTITUTE(LOWER([.C218]);&quot;'&quot;;&quot;''&quot;);&quot;', '&quot;;SUBSTITUTE(LOWER([.D218]);&quot;'&quot;;&quot;''&quot;);&quot;');&quot;)" office:value-type="string" office:string-value="insert into palabras(id, castellano, ingles, latin) values(217, 'sentido', 'sense', 'sententia');" calcext:value-type="string">
            <text:p>insert into palabras(id, castellano, ingles, latin) values(217, 'sentido', 'sense', 'sententia');</text:p>
          </table:table-cell>
        </table:table-row>
        <table:table-row table:style-name="ro1">
          <table:table-cell table:formula="of:=[.A218]+1" office:value-type="float" office:value="218" calcext:value-type="float">
            <text:p>218</text:p>
          </table:table-cell>
          <table:table-cell office:value-type="string" calcext:value-type="string">
            <text:p>Lado</text:p>
          </table:table-cell>
          <table:table-cell office:value-type="string" calcext:value-type="string">
            <text:p>Side</text:p>
          </table:table-cell>
          <table:table-cell table:style-name="Default" office:value-type="string" calcext:value-type="string">
            <text:p>Latus</text:p>
          </table:table-cell>
          <table:table-cell/>
          <table:table-cell table:formula="of:=IF([.B219]=[.D21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19];&quot;, '&quot;;SUBSTITUTE(LOWER([.B219]);&quot;'&quot;;&quot;''&quot;);&quot;', '&quot;;SUBSTITUTE(LOWER([.C219]);&quot;'&quot;;&quot;''&quot;);&quot;', '&quot;;SUBSTITUTE(LOWER([.D219]);&quot;'&quot;;&quot;''&quot;);&quot;');&quot;)" office:value-type="string" office:string-value="insert into palabras(id, castellano, ingles, latin) values(218, 'lado', 'side', 'latus');" calcext:value-type="string">
            <text:p>insert into palabras(id, castellano, ingles, latin) values(218, 'lado', 'side', 'latus');</text:p>
          </table:table-cell>
        </table:table-row>
        <table:table-row table:style-name="ro1">
          <table:table-cell table:formula="of:=[.A219]+1" office:value-type="float" office:value="219" calcext:value-type="float">
            <text:p>219</text:p>
          </table:table-cell>
          <table:table-cell office:value-type="string" calcext:value-type="string">
            <text:p>Mí</text:p>
          </table:table-cell>
          <table:table-cell office:value-type="string" calcext:value-type="string">
            <text:p>Me</text:p>
          </table:table-cell>
          <table:table-cell table:style-name="Default" office:value-type="string" calcext:value-type="string">
            <text:p>Meus</text:p>
          </table:table-cell>
          <table:table-cell/>
          <table:table-cell table:formula="of:=IF([.B220]=[.D22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20];&quot;, '&quot;;SUBSTITUTE(LOWER([.B220]);&quot;'&quot;;&quot;''&quot;);&quot;', '&quot;;SUBSTITUTE(LOWER([.C220]);&quot;'&quot;;&quot;''&quot;);&quot;', '&quot;;SUBSTITUTE(LOWER([.D220]);&quot;'&quot;;&quot;''&quot;);&quot;');&quot;)" office:value-type="string" office:string-value="insert into palabras(id, castellano, ingles, latin) values(219, 'mí', 'me', 'meus');" calcext:value-type="string">
            <text:p>insert into palabras(id, castellano, ingles, latin) values(219, 'mí', 'me', 'meus');</text:p>
          </table:table-cell>
        </table:table-row>
        <table:table-row table:style-name="ro1">
          <table:table-cell table:formula="of:=[.A220]+1" office:value-type="float" office:value="220" calcext:value-type="float">
            <text:p>220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Your</text:p>
          </table:table-cell>
          <table:table-cell table:style-name="Default" office:value-type="string" calcext:value-type="string">
            <text:p>Tuus</text:p>
          </table:table-cell>
          <table:table-cell/>
          <table:table-cell table:formula="of:=IF([.B221]=[.D22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21];&quot;, '&quot;;SUBSTITUTE(LOWER([.B221]);&quot;'&quot;;&quot;''&quot;);&quot;', '&quot;;SUBSTITUTE(LOWER([.C221]);&quot;'&quot;;&quot;''&quot;);&quot;', '&quot;;SUBSTITUTE(LOWER([.D221]);&quot;'&quot;;&quot;''&quot;);&quot;');&quot;)" office:value-type="string" office:string-value="insert into palabras(id, castellano, ingles, latin) values(220, 'tu', 'your', 'tuus');" calcext:value-type="string">
            <text:p>insert into palabras(id, castellano, ingles, latin) values(220, 'tu', 'your', 'tuus');</text:p>
          </table:table-cell>
        </table:table-row>
        <table:table-row table:style-name="ro1">
          <table:table-cell table:formula="of:=[.A221]+1" office:value-type="float" office:value="221" calcext:value-type="float">
            <text:p>221</text:p>
          </table:table-cell>
          <table:table-cell office:value-type="string" calcext:value-type="string">
            <text:p>Cambio</text:p>
          </table:table-cell>
          <table:table-cell office:value-type="string" calcext:value-type="string">
            <text:p>Change</text:p>
          </table:table-cell>
          <table:table-cell table:style-name="Default" office:value-type="string" calcext:value-type="string">
            <text:p>Mutatio</text:p>
          </table:table-cell>
          <table:table-cell/>
          <table:table-cell table:formula="of:=IF([.B222]=[.D22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22];&quot;, '&quot;;SUBSTITUTE(LOWER([.B222]);&quot;'&quot;;&quot;''&quot;);&quot;', '&quot;;SUBSTITUTE(LOWER([.C222]);&quot;'&quot;;&quot;''&quot;);&quot;', '&quot;;SUBSTITUTE(LOWER([.D222]);&quot;'&quot;;&quot;''&quot;);&quot;');&quot;)" office:value-type="string" office:string-value="insert into palabras(id, castellano, ingles, latin) values(221, 'cambio', 'change', 'mutatio');" calcext:value-type="string">
            <text:p>insert into palabras(id, castellano, ingles, latin) values(221, 'cambio', 'change', 'mutatio');</text:p>
          </table:table-cell>
        </table:table-row>
        <table:table-row table:style-name="ro1">
          <table:table-cell table:formula="of:=[.A222]+1" office:value-type="float" office:value="222" calcext:value-type="float">
            <text:p>222</text:p>
          </table:table-cell>
          <table:table-cell office:value-type="string" calcext:value-type="string">
            <text:p>Allí</text:p>
          </table:table-cell>
          <table:table-cell office:value-type="string" calcext:value-type="string">
            <text:p>There</text:p>
          </table:table-cell>
          <table:table-cell table:style-name="Default" office:value-type="string" calcext:value-type="string">
            <text:p>Ibi</text:p>
          </table:table-cell>
          <table:table-cell/>
          <table:table-cell table:formula="of:=IF([.B223]=[.D22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23];&quot;, '&quot;;SUBSTITUTE(LOWER([.B223]);&quot;'&quot;;&quot;''&quot;);&quot;', '&quot;;SUBSTITUTE(LOWER([.C223]);&quot;'&quot;;&quot;''&quot;);&quot;', '&quot;;SUBSTITUTE(LOWER([.D223]);&quot;'&quot;;&quot;''&quot;);&quot;');&quot;)" office:value-type="string" office:string-value="insert into palabras(id, castellano, ingles, latin) values(222, 'allí', 'there', 'ibi');" calcext:value-type="string">
            <text:p>insert into palabras(id, castellano, ingles, latin) values(222, 'allí', 'there', 'ibi');</text:p>
          </table:table-cell>
        </table:table-row>
        <table:table-row table:style-name="ro1">
          <table:table-cell table:formula="of:=[.A223]+1" office:value-type="float" office:value="223" calcext:value-type="float">
            <text:p>223</text:p>
          </table:table-cell>
          <table:table-cell office:value-type="string" calcext:value-type="string">
            <text:p>Mano</text:p>
          </table:table-cell>
          <table:table-cell office:value-type="string" calcext:value-type="string">
            <text:p>Hand</text:p>
          </table:table-cell>
          <table:table-cell table:style-name="Default" office:value-type="string" calcext:value-type="string">
            <text:p>Manus</text:p>
          </table:table-cell>
          <table:table-cell/>
          <table:table-cell table:formula="of:=IF([.B224]=[.D22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24];&quot;, '&quot;;SUBSTITUTE(LOWER([.B224]);&quot;'&quot;;&quot;''&quot;);&quot;', '&quot;;SUBSTITUTE(LOWER([.C224]);&quot;'&quot;;&quot;''&quot;);&quot;', '&quot;;SUBSTITUTE(LOWER([.D224]);&quot;'&quot;;&quot;''&quot;);&quot;');&quot;)" office:value-type="string" office:string-value="insert into palabras(id, castellano, ingles, latin) values(223, 'mano', 'hand', 'manus');" calcext:value-type="string">
            <text:p>insert into palabras(id, castellano, ingles, latin) values(223, 'mano', 'hand', 'manus');</text:p>
          </table:table-cell>
        </table:table-row>
        <table:table-row table:style-name="ro1">
          <table:table-cell table:formula="of:=[.A224]+1" office:value-type="float" office:value="224" calcext:value-type="float">
            <text:p>224</text:p>
          </table:table-cell>
          <table:table-cell office:value-type="string" calcext:value-type="string">
            <text:p>Eran</text:p>
          </table:table-cell>
          <table:table-cell office:value-type="string" calcext:value-type="string">
            <text:p>Were</text:p>
          </table:table-cell>
          <table:table-cell table:style-name="Default" office:value-type="string" calcext:value-type="string">
            <text:p>Erant</text:p>
          </table:table-cell>
          <table:table-cell/>
          <table:table-cell table:formula="of:=IF([.B225]=[.D22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25];&quot;, '&quot;;SUBSTITUTE(LOWER([.B225]);&quot;'&quot;;&quot;''&quot;);&quot;', '&quot;;SUBSTITUTE(LOWER([.C225]);&quot;'&quot;;&quot;''&quot;);&quot;', '&quot;;SUBSTITUTE(LOWER([.D225]);&quot;'&quot;;&quot;''&quot;);&quot;');&quot;)" office:value-type="string" office:string-value="insert into palabras(id, castellano, ingles, latin) values(224, 'eran', 'were', 'erant');" calcext:value-type="string">
            <text:p>insert into palabras(id, castellano, ingles, latin) values(224, 'eran', 'were', 'erant');</text:p>
          </table:table-cell>
        </table:table-row>
        <table:table-row table:style-name="ro1">
          <table:table-cell table:formula="of:=[.A225]+1" office:value-type="float" office:value="225" calcext:value-type="float">
            <text:p>225</text:p>
          </table:table-cell>
          <table:table-cell office:value-type="string" calcext:value-type="string">
            <text:p>Estar</text:p>
          </table:table-cell>
          <table:table-cell office:value-type="string" calcext:value-type="string">
            <text:p>Be</text:p>
          </table:table-cell>
          <table:table-cell table:style-name="Default" office:value-type="string" calcext:value-type="string">
            <text:p>Esse</text:p>
          </table:table-cell>
          <table:table-cell/>
          <table:table-cell table:formula="of:=IF([.B226]=[.D22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26];&quot;, '&quot;;SUBSTITUTE(LOWER([.B226]);&quot;'&quot;;&quot;''&quot;);&quot;', '&quot;;SUBSTITUTE(LOWER([.C226]);&quot;'&quot;;&quot;''&quot;);&quot;', '&quot;;SUBSTITUTE(LOWER([.D226]);&quot;'&quot;;&quot;''&quot;);&quot;');&quot;)" office:value-type="string" office:string-value="insert into palabras(id, castellano, ingles, latin) values(225, 'estar', 'be', 'esse');" calcext:value-type="string">
            <text:p>insert into palabras(id, castellano, ingles, latin) values(225, 'estar', 'be', 'esse');</text:p>
          </table:table-cell>
        </table:table-row>
        <table:table-row table:style-name="ro1">
          <table:table-cell table:formula="of:=[.A226]+1" office:value-type="float" office:value="226" calcext:value-type="float">
            <text:p>226</text:p>
          </table:table-cell>
          <table:table-cell table:number-columns-repeated="2" office:value-type="string" calcext:value-type="string">
            <text:p>San</text:p>
          </table:table-cell>
          <table:table-cell table:style-name="Default" office:value-type="string" calcext:value-type="string">
            <text:p>Sanus</text:p>
          </table:table-cell>
          <table:table-cell/>
          <table:table-cell table:formula="of:=IF([.B227]=[.D22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27];&quot;, '&quot;;SUBSTITUTE(LOWER([.B227]);&quot;'&quot;;&quot;''&quot;);&quot;', '&quot;;SUBSTITUTE(LOWER([.C227]);&quot;'&quot;;&quot;''&quot;);&quot;', '&quot;;SUBSTITUTE(LOWER([.D227]);&quot;'&quot;;&quot;''&quot;);&quot;');&quot;)" office:value-type="string" office:string-value="insert into palabras(id, castellano, ingles, latin) values(226, 'san', 'san', 'sanus');" calcext:value-type="string">
            <text:p>insert into palabras(id, castellano, ingles, latin) values(226, 'san', 'san', 'sanus');</text:p>
          </table:table-cell>
        </table:table-row>
        <table:table-row table:style-name="ro1">
          <table:table-cell table:formula="of:=[.A227]+1" office:value-type="float" office:value="227" calcext:value-type="float">
            <text:p>227</text:p>
          </table:table-cell>
          <table:table-cell office:value-type="string" calcext:value-type="string">
            <text:p>Número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Numerus</text:p>
          </table:table-cell>
          <table:table-cell/>
          <table:table-cell table:formula="of:=IF([.B228]=[.D22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28];&quot;, '&quot;;SUBSTITUTE(LOWER([.B228]);&quot;'&quot;;&quot;''&quot;);&quot;', '&quot;;SUBSTITUTE(LOWER([.C228]);&quot;'&quot;;&quot;''&quot;);&quot;', '&quot;;SUBSTITUTE(LOWER([.D228]);&quot;'&quot;;&quot;''&quot;);&quot;');&quot;)" office:value-type="string" office:string-value="insert into palabras(id, castellano, ingles, latin) values(227, 'número', 'number', 'numerus');" calcext:value-type="string">
            <text:p>insert into palabras(id, castellano, ingles, latin) values(227, 'número', 'number', 'numerus');</text:p>
          </table:table-cell>
        </table:table-row>
        <table:table-row table:style-name="ro1">
          <table:table-cell table:formula="of:=[.A228]+1" office:value-type="float" office:value="228" calcext:value-type="float">
            <text:p>228</text:p>
          </table:table-cell>
          <table:table-cell office:value-type="string" calcext:value-type="string">
            <text:p>Sociedad</text:p>
          </table:table-cell>
          <table:table-cell office:value-type="string" calcext:value-type="string">
            <text:p>Society</text:p>
          </table:table-cell>
          <table:table-cell table:style-name="Default" office:value-type="string" calcext:value-type="string">
            <text:p>Societas</text:p>
          </table:table-cell>
          <table:table-cell/>
          <table:table-cell table:formula="of:=IF([.B229]=[.D22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29];&quot;, '&quot;;SUBSTITUTE(LOWER([.B229]);&quot;'&quot;;&quot;''&quot;);&quot;', '&quot;;SUBSTITUTE(LOWER([.C229]);&quot;'&quot;;&quot;''&quot;);&quot;', '&quot;;SUBSTITUTE(LOWER([.D229]);&quot;'&quot;;&quot;''&quot;);&quot;');&quot;)" office:value-type="string" office:string-value="insert into palabras(id, castellano, ingles, latin) values(228, 'sociedad', 'society', 'societas');" calcext:value-type="string">
            <text:p>insert into palabras(id, castellano, ingles, latin) values(228, 'sociedad', 'society', 'societas');</text:p>
          </table:table-cell>
        </table:table-row>
        <table:table-row table:style-name="ro1">
          <table:table-cell table:formula="of:=[.A229]+1" office:value-type="float" office:value="229" calcext:value-type="float">
            <text:p>229</text:p>
          </table:table-cell>
          <table:table-cell office:value-type="string" calcext:value-type="string">
            <text:p>Unas</text:p>
          </table:table-cell>
          <table:table-cell office:value-type="string" calcext:value-type="string">
            <text:p>Some</text:p>
          </table:table-cell>
          <table:table-cell table:style-name="Default" office:value-type="string" calcext:value-type="string">
            <text:p>Quidam</text:p>
          </table:table-cell>
          <table:table-cell/>
          <table:table-cell table:formula="of:=IF([.B230]=[.D23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30];&quot;, '&quot;;SUBSTITUTE(LOWER([.B230]);&quot;'&quot;;&quot;''&quot;);&quot;', '&quot;;SUBSTITUTE(LOWER([.C230]);&quot;'&quot;;&quot;''&quot;);&quot;', '&quot;;SUBSTITUTE(LOWER([.D230]);&quot;'&quot;;&quot;''&quot;);&quot;');&quot;)" office:value-type="string" office:string-value="insert into palabras(id, castellano, ingles, latin) values(229, 'unas', 'some', 'quidam');" calcext:value-type="string">
            <text:p>insert into palabras(id, castellano, ingles, latin) values(229, 'unas', 'some', 'quidam');</text:p>
          </table:table-cell>
        </table:table-row>
        <table:table-row table:style-name="ro1">
          <table:table-cell table:formula="of:=[.A230]+1" office:value-type="float" office:value="230" calcext:value-type="float">
            <text:p>23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enter</text:p>
          </table:table-cell>
          <table:table-cell table:style-name="Default" office:value-type="string" calcext:value-type="string">
            <text:p>Centrum</text:p>
          </table:table-cell>
          <table:table-cell/>
          <table:table-cell table:formula="of:=IF([.B231]=[.D23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31];&quot;, '&quot;;SUBSTITUTE(LOWER([.B231]);&quot;'&quot;;&quot;''&quot;);&quot;', '&quot;;SUBSTITUTE(LOWER([.C231]);&quot;'&quot;;&quot;''&quot;);&quot;', '&quot;;SUBSTITUTE(LOWER([.D231]);&quot;'&quot;;&quot;''&quot;);&quot;');&quot;)" office:value-type="string" office:string-value="insert into palabras(id, castellano, ingles, latin) values(230, 'centro', 'center', 'centrum');" calcext:value-type="string">
            <text:p>insert into palabras(id, castellano, ingles, latin) values(230, 'centro', 'center', 'centrum');</text:p>
          </table:table-cell>
        </table:table-row>
        <table:table-row table:style-name="ro1">
          <table:table-cell table:formula="of:=[.A231]+1" office:value-type="float" office:value="231" calcext:value-type="float">
            <text:p>231</text:p>
          </table:table-cell>
          <table:table-cell office:value-type="string" calcext:value-type="string">
            <text:p>Padre</text:p>
          </table:table-cell>
          <table:table-cell office:value-type="string" calcext:value-type="string">
            <text:p>Parent</text:p>
          </table:table-cell>
          <table:table-cell table:style-name="Default" office:value-type="string" calcext:value-type="string">
            <text:p>Pater</text:p>
          </table:table-cell>
          <table:table-cell/>
          <table:table-cell table:formula="of:=IF([.B232]=[.D23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32];&quot;, '&quot;;SUBSTITUTE(LOWER([.B232]);&quot;'&quot;;&quot;''&quot;);&quot;', '&quot;;SUBSTITUTE(LOWER([.C232]);&quot;'&quot;;&quot;''&quot;);&quot;', '&quot;;SUBSTITUTE(LOWER([.D232]);&quot;'&quot;;&quot;''&quot;);&quot;');&quot;)" office:value-type="string" office:string-value="insert into palabras(id, castellano, ingles, latin) values(231, 'padre', 'parent', 'pater');" calcext:value-type="string">
            <text:p>insert into palabras(id, castellano, ingles, latin) values(231, 'padre', 'parent', 'pater');</text:p>
          </table:table-cell>
        </table:table-row>
        <table:table-row table:style-name="ro1">
          <table:table-cell table:formula="of:=[.A232]+1" office:value-type="float" office:value="232" calcext:value-type="float">
            <text:p>232</text:p>
          </table:table-cell>
          <table:table-cell office:value-type="string" calcext:value-type="string">
            <text:p>Gente</text:p>
          </table:table-cell>
          <table:table-cell office:value-type="string" calcext:value-type="string">
            <text:p>People</text:p>
          </table:table-cell>
          <table:table-cell table:style-name="Default" office:value-type="string" calcext:value-type="string">
            <text:p>Populus</text:p>
          </table:table-cell>
          <table:table-cell/>
          <table:table-cell table:formula="of:=IF([.B233]=[.D23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33];&quot;, '&quot;;SUBSTITUTE(LOWER([.B233]);&quot;'&quot;;&quot;''&quot;);&quot;', '&quot;;SUBSTITUTE(LOWER([.C233]);&quot;'&quot;;&quot;''&quot;);&quot;', '&quot;;SUBSTITUTE(LOWER([.D233]);&quot;'&quot;;&quot;''&quot;);&quot;');&quot;)" office:value-type="string" office:string-value="insert into palabras(id, castellano, ingles, latin) values(232, 'gente', 'people', 'populus');" calcext:value-type="string">
            <text:p>insert into palabras(id, castellano, ingles, latin) values(232, 'gente', 'people', 'populus');</text:p>
          </table:table-cell>
        </table:table-row>
        <table:table-row table:style-name="ro1">
          <table:table-cell table:formula="of:=[.A233]+1" office:value-type="float" office:value="233" calcext:value-type="float">
            <text:p>233</text:p>
          </table:table-cell>
          <table:table-cell table:number-columns-repeated="2" office:value-type="string" calcext:value-type="string">
            <text:p>Final</text:p>
          </table:table-cell>
          <table:table-cell table:style-name="Default" office:value-type="string" calcext:value-type="string">
            <text:p>Finis</text:p>
          </table:table-cell>
          <table:table-cell/>
          <table:table-cell table:formula="of:=IF([.B234]=[.D23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34];&quot;, '&quot;;SUBSTITUTE(LOWER([.B234]);&quot;'&quot;;&quot;''&quot;);&quot;', '&quot;;SUBSTITUTE(LOWER([.C234]);&quot;'&quot;;&quot;''&quot;);&quot;', '&quot;;SUBSTITUTE(LOWER([.D234]);&quot;'&quot;;&quot;''&quot;);&quot;');&quot;)" office:value-type="string" office:string-value="insert into palabras(id, castellano, ingles, latin) values(233, 'final', 'final', 'finis');" calcext:value-type="string">
            <text:p>insert into palabras(id, castellano, ingles, latin) values(233, 'final', 'final', 'finis');</text:p>
          </table:table-cell>
        </table:table-row>
        <table:table-row table:style-name="ro1">
          <table:table-cell table:formula="of:=[.A234]+1" office:value-type="float" office:value="234" calcext:value-type="float">
            <text:p>234</text:p>
          </table:table-cell>
          <table:table-cell office:value-type="string" calcext:value-type="string">
            <text:p>Relación</text:p>
          </table:table-cell>
          <table:table-cell office:value-type="string" calcext:value-type="string">
            <text:p>Relationship</text:p>
          </table:table-cell>
          <table:table-cell table:style-name="Default" office:value-type="string" calcext:value-type="string">
            <text:p>Relatio</text:p>
          </table:table-cell>
          <table:table-cell/>
          <table:table-cell table:formula="of:=IF([.B235]=[.D23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35];&quot;, '&quot;;SUBSTITUTE(LOWER([.B235]);&quot;'&quot;;&quot;''&quot;);&quot;', '&quot;;SUBSTITUTE(LOWER([.C235]);&quot;'&quot;;&quot;''&quot;);&quot;', '&quot;;SUBSTITUTE(LOWER([.D235]);&quot;'&quot;;&quot;''&quot;);&quot;');&quot;)" office:value-type="string" office:string-value="insert into palabras(id, castellano, ingles, latin) values(234, 'relación', 'relationship', 'relatio');" calcext:value-type="string">
            <text:p>insert into palabras(id, castellano, ingles, latin) values(234, 'relación', 'relationship', 'relatio');</text:p>
          </table:table-cell>
        </table:table-row>
        <table:table-row table:style-name="ro1">
          <table:table-cell table:formula="of:=[.A235]+1" office:value-type="float" office:value="235" calcext:value-type="float">
            <text:p>235</text:p>
          </table:table-cell>
          <table:table-cell office:value-type="string" calcext:value-type="string">
            <text:p>Cuerpo</text:p>
          </table:table-cell>
          <table:table-cell office:value-type="string" calcext:value-type="string">
            <text:p>Body</text:p>
          </table:table-cell>
          <table:table-cell table:style-name="Default" office:value-type="string" calcext:value-type="string">
            <text:p>Corpus</text:p>
          </table:table-cell>
          <table:table-cell/>
          <table:table-cell table:formula="of:=IF([.B236]=[.D23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36];&quot;, '&quot;;SUBSTITUTE(LOWER([.B236]);&quot;'&quot;;&quot;''&quot;);&quot;', '&quot;;SUBSTITUTE(LOWER([.C236]);&quot;'&quot;;&quot;''&quot;);&quot;', '&quot;;SUBSTITUTE(LOWER([.D236]);&quot;'&quot;;&quot;''&quot;);&quot;');&quot;)" office:value-type="string" office:string-value="insert into palabras(id, castellano, ingles, latin) values(235, 'cuerpo', 'body', 'corpus');" calcext:value-type="string">
            <text:p>insert into palabras(id, castellano, ingles, latin) values(235, 'cuerpo', 'body', 'corpus');</text:p>
          </table:table-cell>
        </table:table-row>
        <table:table-row table:style-name="ro1">
          <table:table-cell table:formula="of:=[.A236]+1" office:value-type="float" office:value="236" calcext:value-type="float">
            <text:p>236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Work</text:p>
          </table:table-cell>
          <table:table-cell table:style-name="Default" office:value-type="string" calcext:value-type="string">
            <text:p>Opus</text:p>
          </table:table-cell>
          <table:table-cell/>
          <table:table-cell table:formula="of:=IF([.B237]=[.D23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37];&quot;, '&quot;;SUBSTITUTE(LOWER([.B237]);&quot;'&quot;;&quot;''&quot;);&quot;', '&quot;;SUBSTITUTE(LOWER([.C237]);&quot;'&quot;;&quot;''&quot;);&quot;', '&quot;;SUBSTITUTE(LOWER([.D237]);&quot;'&quot;;&quot;''&quot;);&quot;');&quot;)" office:value-type="string" office:string-value="insert into palabras(id, castellano, ingles, latin) values(236, 'obra', 'work', 'opus');" calcext:value-type="string">
            <text:p>insert into palabras(id, castellano, ingles, latin) values(236, 'obra', 'work', 'opus');</text:p>
          </table:table-cell>
        </table:table-row>
        <table:table-row table:style-name="ro1">
          <table:table-cell table:formula="of:=[.A237]+1" office:value-type="float" office:value="237" calcext:value-type="float">
            <text:p>237</text:p>
          </table:table-cell>
          <table:table-cell office:value-type="string" calcext:value-type="string">
            <text:p>Incluso</text:p>
          </table:table-cell>
          <table:table-cell office:value-type="string" calcext:value-type="string">
            <text:p>Even</text:p>
          </table:table-cell>
          <table:table-cell table:style-name="Default" office:value-type="string" calcext:value-type="string">
            <text:p>Etiam</text:p>
          </table:table-cell>
          <table:table-cell/>
          <table:table-cell table:formula="of:=IF([.B238]=[.D23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38];&quot;, '&quot;;SUBSTITUTE(LOWER([.B238]);&quot;'&quot;;&quot;''&quot;);&quot;', '&quot;;SUBSTITUTE(LOWER([.C238]);&quot;'&quot;;&quot;''&quot;);&quot;', '&quot;;SUBSTITUTE(LOWER([.D238]);&quot;'&quot;;&quot;''&quot;);&quot;');&quot;)" office:value-type="string" office:string-value="insert into palabras(id, castellano, ingles, latin) values(237, 'incluso', 'even', 'etiam');" calcext:value-type="string">
            <text:p>insert into palabras(id, castellano, ingles, latin) values(237, 'incluso', 'even', 'etiam');</text:p>
          </table:table-cell>
        </table:table-row>
        <table:table-row table:style-name="ro1">
          <table:table-cell table:formula="of:=[.A238]+1" office:value-type="float" office:value="238" calcext:value-type="float">
            <text:p>238</text:p>
          </table:table-cell>
          <table:table-cell office:value-type="string" calcext:value-type="string">
            <text:p>Través</text:p>
          </table:table-cell>
          <table:table-cell office:value-type="string" calcext:value-type="string">
            <text:p>Through</text:p>
          </table:table-cell>
          <table:table-cell table:style-name="Default" office:value-type="string" calcext:value-type="string">
            <text:p>Per</text:p>
          </table:table-cell>
          <table:table-cell/>
          <table:table-cell table:formula="of:=IF([.B239]=[.D23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39];&quot;, '&quot;;SUBSTITUTE(LOWER([.B239]);&quot;'&quot;;&quot;''&quot;);&quot;', '&quot;;SUBSTITUTE(LOWER([.C239]);&quot;'&quot;;&quot;''&quot;);&quot;', '&quot;;SUBSTITUTE(LOWER([.D239]);&quot;'&quot;;&quot;''&quot;);&quot;');&quot;)" office:value-type="string" office:string-value="insert into palabras(id, castellano, ingles, latin) values(238, 'través', 'through', 'per');" calcext:value-type="string">
            <text:p>insert into palabras(id, castellano, ingles, latin) values(238, 'través', 'through', 'per');</text:p>
          </table:table-cell>
        </table:table-row>
        <table:table-row table:style-name="ro1">
          <table:table-cell table:formula="of:=[.A239]+1" office:value-type="float" office:value="239" calcext:value-type="float">
            <text:p>239</text:p>
          </table:table-cell>
          <table:table-cell office:value-type="string" calcext:value-type="string">
            <text:p>Último</text:p>
          </table:table-cell>
          <table:table-cell office:value-type="string" calcext:value-type="string">
            <text:p>Last</text:p>
          </table:table-cell>
          <table:table-cell table:style-name="Default" office:value-type="string" calcext:value-type="string">
            <text:p>Ultimus</text:p>
          </table:table-cell>
          <table:table-cell/>
          <table:table-cell table:formula="of:=IF([.B240]=[.D24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40];&quot;, '&quot;;SUBSTITUTE(LOWER([.B240]);&quot;'&quot;;&quot;''&quot;);&quot;', '&quot;;SUBSTITUTE(LOWER([.C240]);&quot;'&quot;;&quot;''&quot;);&quot;', '&quot;;SUBSTITUTE(LOWER([.D240]);&quot;'&quot;;&quot;''&quot;);&quot;');&quot;)" office:value-type="string" office:string-value="insert into palabras(id, castellano, ingles, latin) values(239, 'último', 'last', 'ultimus');" calcext:value-type="string">
            <text:p>insert into palabras(id, castellano, ingles, latin) values(239, 'último', 'last', 'ultimus');</text:p>
          </table:table-cell>
        </table:table-row>
        <table:table-row table:style-name="ro1">
          <table:table-cell table:formula="of:=[.A240]+1" office:value-type="float" office:value="240" calcext:value-type="float">
            <text:p>240</text:p>
          </table:table-cell>
          <table:table-cell office:value-type="string" calcext:value-type="string">
            <text:p>Madre</text:p>
          </table:table-cell>
          <table:table-cell office:value-type="string" calcext:value-type="string">
            <text:p>Mother</text:p>
          </table:table-cell>
          <table:table-cell table:style-name="Default" office:value-type="string" calcext:value-type="string">
            <text:p>Mater</text:p>
          </table:table-cell>
          <table:table-cell/>
          <table:table-cell table:formula="of:=IF([.B241]=[.D24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41];&quot;, '&quot;;SUBSTITUTE(LOWER([.B241]);&quot;'&quot;;&quot;''&quot;);&quot;', '&quot;;SUBSTITUTE(LOWER([.C241]);&quot;'&quot;;&quot;''&quot;);&quot;', '&quot;;SUBSTITUTE(LOWER([.D241]);&quot;'&quot;;&quot;''&quot;);&quot;');&quot;)" office:value-type="string" office:string-value="insert into palabras(id, castellano, ingles, latin) values(240, 'madre', 'mother', 'mater');" calcext:value-type="string">
            <text:p>insert into palabras(id, castellano, ingles, latin) values(240, 'madre', 'mother', 'mater');</text:p>
          </table:table-cell>
        </table:table-row>
        <table:table-row table:style-name="ro1">
          <table:table-cell table:formula="of:=[.A241]+1" office:value-type="float" office:value="241" calcext:value-type="float">
            <text:p>241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y</text:p>
          </table:table-cell>
          <table:table-cell table:style-name="Default" office:value-type="string" calcext:value-type="string">
            <text:p>Mei</text:p>
          </table:table-cell>
          <table:table-cell/>
          <table:table-cell table:formula="of:=IF([.B242]=[.D24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42];&quot;, '&quot;;SUBSTITUTE(LOWER([.B242]);&quot;'&quot;;&quot;''&quot;);&quot;', '&quot;;SUBSTITUTE(LOWER([.C242]);&quot;'&quot;;&quot;''&quot;);&quot;', '&quot;;SUBSTITUTE(LOWER([.D242]);&quot;'&quot;;&quot;''&quot;);&quot;');&quot;)" office:value-type="string" office:string-value="insert into palabras(id, castellano, ingles, latin) values(241, 'mis', 'my', 'mei');" calcext:value-type="string">
            <text:p>insert into palabras(id, castellano, ingles, latin) values(241, 'mis', 'my', 'mei');</text:p>
          </table:table-cell>
        </table:table-row>
        <table:table-row table:style-name="ro1">
          <table:table-cell table:formula="of:=[.A242]+1" office:value-type="float" office:value="242" calcext:value-type="float">
            <text:p>242</text:p>
          </table:table-cell>
          <table:table-cell office:value-type="string" calcext:value-type="string">
            <text:p>Modo</text:p>
          </table:table-cell>
          <table:table-cell office:value-type="string" calcext:value-type="string">
            <text:p>Mode</text:p>
          </table:table-cell>
          <table:table-cell table:style-name="Default" office:value-type="string" calcext:value-type="string">
            <text:p>Modus</text:p>
          </table:table-cell>
          <table:table-cell/>
          <table:table-cell table:formula="of:=IF([.B243]=[.D24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43];&quot;, '&quot;;SUBSTITUTE(LOWER([.B243]);&quot;'&quot;;&quot;''&quot;);&quot;', '&quot;;SUBSTITUTE(LOWER([.C243]);&quot;'&quot;;&quot;''&quot;);&quot;', '&quot;;SUBSTITUTE(LOWER([.D243]);&quot;'&quot;;&quot;''&quot;);&quot;');&quot;)" office:value-type="string" office:string-value="insert into palabras(id, castellano, ingles, latin) values(242, 'modo', 'mode', 'modus');" calcext:value-type="string">
            <text:p>insert into palabras(id, castellano, ingles, latin) values(242, 'modo', 'mode', 'modus');</text:p>
          </table:table-cell>
        </table:table-row>
        <table:table-row table:style-name="ro1">
          <table:table-cell table:formula="of:=[.A243]+1" office:value-type="float" office:value="243" calcext:value-type="float">
            <text:p>243</text:p>
          </table:table-cell>
          <table:table-cell office:value-type="string" calcext:value-type="string">
            <text:p>Problemas</text:p>
          </table:table-cell>
          <table:table-cell office:value-type="string" calcext:value-type="string">
            <text:p>Problems</text:p>
          </table:table-cell>
          <table:table-cell table:style-name="Default" office:value-type="string" calcext:value-type="string">
            <text:p>Problema</text:p>
          </table:table-cell>
          <table:table-cell/>
          <table:table-cell table:formula="of:=IF([.B244]=[.D24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44];&quot;, '&quot;;SUBSTITUTE(LOWER([.B244]);&quot;'&quot;;&quot;''&quot;);&quot;', '&quot;;SUBSTITUTE(LOWER([.C244]);&quot;'&quot;;&quot;''&quot;);&quot;', '&quot;;SUBSTITUTE(LOWER([.D244]);&quot;'&quot;;&quot;''&quot;);&quot;');&quot;)" office:value-type="string" office:string-value="insert into palabras(id, castellano, ingles, latin) values(243, 'problemas', 'problems', 'problema');" calcext:value-type="string">
            <text:p>insert into palabras(id, castellano, ingles, latin) values(243, 'problemas', 'problems', 'problema');</text:p>
          </table:table-cell>
        </table:table-row>
        <table:table-row table:style-name="ro1">
          <table:table-cell table:formula="of:=[.A244]+1" office:value-type="float" office:value="244" calcext:value-type="float">
            <text:p>244</text:p>
          </table:table-cell>
          <table:table-cell office:value-type="string" calcext:value-type="string">
            <text:p>Cinco</text:p>
          </table:table-cell>
          <table:table-cell office:value-type="string" calcext:value-type="string">
            <text:p>Five</text:p>
          </table:table-cell>
          <table:table-cell table:style-name="Default" office:value-type="string" calcext:value-type="string">
            <text:p>Quinque</text:p>
          </table:table-cell>
          <table:table-cell/>
          <table:table-cell table:formula="of:=IF([.B245]=[.D24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45];&quot;, '&quot;;SUBSTITUTE(LOWER([.B245]);&quot;'&quot;;&quot;''&quot;);&quot;', '&quot;;SUBSTITUTE(LOWER([.C245]);&quot;'&quot;;&quot;''&quot;);&quot;', '&quot;;SUBSTITUTE(LOWER([.D245]);&quot;'&quot;;&quot;''&quot;);&quot;');&quot;)" office:value-type="string" office:string-value="insert into palabras(id, castellano, ingles, latin) values(244, 'cinco', 'five', 'quinque');" calcext:value-type="string">
            <text:p>insert into palabras(id, castellano, ingles, latin) values(244, 'cinco', 'five', 'quinque');</text:p>
          </table:table-cell>
        </table:table-row>
        <table:table-row table:style-name="ro1">
          <table:table-cell table:formula="of:=[.A245]+1" office:value-type="float" office:value="245" calcext:value-type="float">
            <text:p>245</text:p>
          </table:table-cell>
          <table:table-cell table:number-columns-repeated="2" office:value-type="string" calcext:value-type="string">
            <text:p>Carlos</text:p>
          </table:table-cell>
          <table:table-cell table:style-name="Default" office:value-type="string" calcext:value-type="string">
            <text:p>Carolus</text:p>
          </table:table-cell>
          <table:table-cell/>
          <table:table-cell table:formula="of:=IF([.B246]=[.D24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46];&quot;, '&quot;;SUBSTITUTE(LOWER([.B246]);&quot;'&quot;;&quot;''&quot;);&quot;', '&quot;;SUBSTITUTE(LOWER([.C246]);&quot;'&quot;;&quot;''&quot;);&quot;', '&quot;;SUBSTITUTE(LOWER([.D246]);&quot;'&quot;;&quot;''&quot;);&quot;');&quot;)" office:value-type="string" office:string-value="insert into palabras(id, castellano, ingles, latin) values(245, 'carlos', 'carlos', 'carolus');" calcext:value-type="string">
            <text:p>insert into palabras(id, castellano, ingles, latin) values(245, 'carlos', 'carlos', 'carolus');</text:p>
          </table:table-cell>
        </table:table-row>
        <table:table-row table:style-name="ro1">
          <table:table-cell table:formula="of:=[.A246]+1" office:value-type="float" office:value="246" calcext:value-type="float">
            <text:p>246</text:p>
          </table:table-cell>
          <table:table-cell office:value-type="string" calcext:value-type="string">
            <text:p>Hombres</text:p>
          </table:table-cell>
          <table:table-cell office:value-type="string" calcext:value-type="string">
            <text:p>Men</text:p>
          </table:table-cell>
          <table:table-cell table:style-name="Default" office:value-type="string" calcext:value-type="string">
            <text:p>Homines</text:p>
          </table:table-cell>
          <table:table-cell/>
          <table:table-cell table:formula="of:=IF([.B247]=[.D24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47];&quot;, '&quot;;SUBSTITUTE(LOWER([.B247]);&quot;'&quot;;&quot;''&quot;);&quot;', '&quot;;SUBSTITUTE(LOWER([.C247]);&quot;'&quot;;&quot;''&quot;);&quot;', '&quot;;SUBSTITUTE(LOWER([.D247]);&quot;'&quot;;&quot;''&quot;);&quot;');&quot;)" office:value-type="string" office:string-value="insert into palabras(id, castellano, ingles, latin) values(246, 'hombres', 'men', 'homines');" calcext:value-type="string">
            <text:p>insert into palabras(id, castellano, ingles, latin) values(246, 'hombres', 'men', 'homines');</text:p>
          </table:table-cell>
        </table:table-row>
        <table:table-row table:style-name="ro1">
          <table:table-cell table:formula="of:=[.A247]+1" office:value-type="float" office:value="247" calcext:value-type="float">
            <text:p>247</text:p>
          </table:table-cell>
          <table:table-cell office:value-type="string" calcext:value-type="string">
            <text:p>Información</text:p>
          </table:table-cell>
          <table:table-cell office:value-type="string" calcext:value-type="string">
            <text:p>Information</text:p>
          </table:table-cell>
          <table:table-cell table:style-name="Default" office:value-type="string" calcext:value-type="string">
            <text:p>Notitia</text:p>
          </table:table-cell>
          <table:table-cell/>
          <table:table-cell table:formula="of:=IF([.B248]=[.D24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48];&quot;, '&quot;;SUBSTITUTE(LOWER([.B248]);&quot;'&quot;;&quot;''&quot;);&quot;', '&quot;;SUBSTITUTE(LOWER([.C248]);&quot;'&quot;;&quot;''&quot;);&quot;', '&quot;;SUBSTITUTE(LOWER([.D248]);&quot;'&quot;;&quot;''&quot;);&quot;');&quot;)" office:value-type="string" office:string-value="insert into palabras(id, castellano, ingles, latin) values(247, 'información', 'information', 'notitia');" calcext:value-type="string">
            <text:p>insert into palabras(id, castellano, ingles, latin) values(247, 'información', 'information', 'notitia');</text:p>
          </table:table-cell>
        </table:table-row>
        <table:table-row table:style-name="ro1">
          <table:table-cell table:formula="of:=[.A248]+1" office:value-type="float" office:value="248" calcext:value-type="float">
            <text:p>248</text:p>
          </table:table-cell>
          <table:table-cell office:value-type="string" calcext:value-type="string">
            <text:p>Ojos</text:p>
          </table:table-cell>
          <table:table-cell office:value-type="string" calcext:value-type="string">
            <text:p>Eyes</text:p>
          </table:table-cell>
          <table:table-cell table:style-name="Default" office:value-type="string" calcext:value-type="string">
            <text:p>Oculi</text:p>
          </table:table-cell>
          <table:table-cell/>
          <table:table-cell table:formula="of:=IF([.B249]=[.D24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49];&quot;, '&quot;;SUBSTITUTE(LOWER([.B249]);&quot;'&quot;;&quot;''&quot;);&quot;', '&quot;;SUBSTITUTE(LOWER([.C249]);&quot;'&quot;;&quot;''&quot;);&quot;', '&quot;;SUBSTITUTE(LOWER([.D249]);&quot;'&quot;;&quot;''&quot;);&quot;');&quot;)" office:value-type="string" office:string-value="insert into palabras(id, castellano, ingles, latin) values(248, 'ojos', 'eyes', 'oculi');" calcext:value-type="string">
            <text:p>insert into palabras(id, castellano, ingles, latin) values(248, 'ojos', 'eyes', 'oculi');</text:p>
          </table:table-cell>
        </table:table-row>
        <table:table-row table:style-name="ro1">
          <table:table-cell table:formula="of:=[.A249]+1" office:value-type="float" office:value="249" calcext:value-type="float">
            <text:p>249</text:p>
          </table:table-cell>
          <table:table-cell office:value-type="string" calcext:value-type="string">
            <text:p>Muerte</text:p>
          </table:table-cell>
          <table:table-cell office:value-type="string" calcext:value-type="string">
            <text:p>Death</text:p>
          </table:table-cell>
          <table:table-cell table:style-name="Default" office:value-type="string" calcext:value-type="string">
            <text:p>Mors</text:p>
          </table:table-cell>
          <table:table-cell/>
          <table:table-cell table:formula="of:=IF([.B250]=[.D25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50];&quot;, '&quot;;SUBSTITUTE(LOWER([.B250]);&quot;'&quot;;&quot;''&quot;);&quot;', '&quot;;SUBSTITUTE(LOWER([.C250]);&quot;'&quot;;&quot;''&quot;);&quot;', '&quot;;SUBSTITUTE(LOWER([.D250]);&quot;'&quot;;&quot;''&quot;);&quot;');&quot;)" office:value-type="string" office:string-value="insert into palabras(id, castellano, ingles, latin) values(249, 'muerte', 'death', 'mors');" calcext:value-type="string">
            <text:p>insert into palabras(id, castellano, ingles, latin) values(249, 'muerte', 'death', 'mors');</text:p>
          </table:table-cell>
        </table:table-row>
        <table:table-row table:style-name="ro1">
          <table:table-cell table:formula="of:=[.A250]+1" office:value-type="float" office:value="250" calcext:value-type="float">
            <text:p>250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Nomen</text:p>
          </table:table-cell>
          <table:table-cell/>
          <table:table-cell table:formula="of:=IF([.B251]=[.D25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51];&quot;, '&quot;;SUBSTITUTE(LOWER([.B251]);&quot;'&quot;;&quot;''&quot;);&quot;', '&quot;;SUBSTITUTE(LOWER([.C251]);&quot;'&quot;;&quot;''&quot;);&quot;', '&quot;;SUBSTITUTE(LOWER([.D251]);&quot;'&quot;;&quot;''&quot;);&quot;');&quot;)" office:value-type="string" office:string-value="insert into palabras(id, castellano, ingles, latin) values(250, 'nombre', 'name', 'nomen');" calcext:value-type="string">
            <text:p>insert into palabras(id, castellano, ingles, latin) values(250, 'nombre', 'name', 'nomen');</text:p>
          </table:table-cell>
        </table:table-row>
        <table:table-row table:style-name="ro1">
          <table:table-cell table:formula="of:=[.A251]+1" office:value-type="float" office:value="251" calcext:value-type="float">
            <text:p>251</text:p>
          </table:table-cell>
          <table:table-cell office:value-type="string" calcext:value-type="string">
            <text:p>Algunas</text:p>
          </table:table-cell>
          <table:table-cell office:value-type="string" calcext:value-type="string">
            <text:p>Some</text:p>
          </table:table-cell>
          <table:table-cell table:style-name="Default" office:value-type="string" calcext:value-type="string">
            <text:p>Quaedam</text:p>
          </table:table-cell>
          <table:table-cell/>
          <table:table-cell table:formula="of:=IF([.B252]=[.D25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52];&quot;, '&quot;;SUBSTITUTE(LOWER([.B252]);&quot;'&quot;;&quot;''&quot;);&quot;', '&quot;;SUBSTITUTE(LOWER([.C252]);&quot;'&quot;;&quot;''&quot;);&quot;', '&quot;;SUBSTITUTE(LOWER([.D252]);&quot;'&quot;;&quot;''&quot;);&quot;');&quot;)" office:value-type="string" office:string-value="insert into palabras(id, castellano, ingles, latin) values(251, 'algunas', 'some', 'quaedam');" calcext:value-type="string">
            <text:p>insert into palabras(id, castellano, ingles, latin) values(251, 'algunas', 'some', 'quaedam');</text:p>
          </table:table-cell>
        </table:table-row>
        <table:table-row table:style-name="ro1">
          <table:table-cell table:formula="of:=[.A252]+1" office:value-type="float" office:value="252" calcext:value-type="float">
            <text:p>252</text:p>
          </table:table-cell>
          <table:table-cell office:value-type="string" calcext:value-type="string">
            <text:p>Público</text:p>
          </table:table-cell>
          <table:table-cell office:value-type="string" calcext:value-type="string">
            <text:p>Public</text:p>
          </table:table-cell>
          <table:table-cell table:style-name="Default" office:value-type="string" calcext:value-type="string">
            <text:p>Publicus</text:p>
          </table:table-cell>
          <table:table-cell/>
          <table:table-cell table:formula="of:=IF([.B253]=[.D25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53];&quot;, '&quot;;SUBSTITUTE(LOWER([.B253]);&quot;'&quot;;&quot;''&quot;);&quot;', '&quot;;SUBSTITUTE(LOWER([.C253]);&quot;'&quot;;&quot;''&quot;);&quot;', '&quot;;SUBSTITUTE(LOWER([.D253]);&quot;'&quot;;&quot;''&quot;);&quot;');&quot;)" office:value-type="string" office:string-value="insert into palabras(id, castellano, ingles, latin) values(252, 'público', 'public', 'publicus');" calcext:value-type="string">
            <text:p>insert into palabras(id, castellano, ingles, latin) values(252, 'público', 'public', 'publicus');</text:p>
          </table:table-cell>
        </table:table-row>
        <table:table-row table:style-name="ro1">
          <table:table-cell table:formula="of:=[.A253]+1" office:value-type="float" office:value="253" calcext:value-type="float">
            <text:p>253</text:p>
          </table:table-cell>
          <table:table-cell office:value-type="string" calcext:value-type="string">
            <text:p>Mujeres</text:p>
          </table:table-cell>
          <table:table-cell office:value-type="string" calcext:value-type="string">
            <text:p>Women</text:p>
          </table:table-cell>
          <table:table-cell table:style-name="Default" office:value-type="string" calcext:value-type="string">
            <text:p>Feminae</text:p>
          </table:table-cell>
          <table:table-cell/>
          <table:table-cell table:formula="of:=IF([.B254]=[.D25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54];&quot;, '&quot;;SUBSTITUTE(LOWER([.B254]);&quot;'&quot;;&quot;''&quot;);&quot;', '&quot;;SUBSTITUTE(LOWER([.C254]);&quot;'&quot;;&quot;''&quot;);&quot;', '&quot;;SUBSTITUTE(LOWER([.D254]);&quot;'&quot;;&quot;''&quot;);&quot;');&quot;)" office:value-type="string" office:string-value="insert into palabras(id, castellano, ingles, latin) values(253, 'mujeres', 'women', 'feminae');" calcext:value-type="string">
            <text:p>insert into palabras(id, castellano, ingles, latin) values(253, 'mujeres', 'women', 'feminae');</text:p>
          </table:table-cell>
        </table:table-row>
        <table:table-row table:style-name="ro1">
          <table:table-cell table:formula="of:=[.A254]+1" office:value-type="float" office:value="254" calcext:value-type="float">
            <text:p>254</text:p>
          </table:table-cell>
          <table:table-cell office:value-type="string" calcext:value-type="string">
            <text:p>Siglo</text:p>
          </table:table-cell>
          <table:table-cell office:value-type="string" calcext:value-type="string">
            <text:p>Century</text:p>
          </table:table-cell>
          <table:table-cell table:style-name="Default" office:value-type="string" calcext:value-type="string">
            <text:p>Saeculum</text:p>
          </table:table-cell>
          <table:table-cell/>
          <table:table-cell table:formula="of:=IF([.B255]=[.D25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55];&quot;, '&quot;;SUBSTITUTE(LOWER([.B255]);&quot;'&quot;;&quot;''&quot;);&quot;', '&quot;;SUBSTITUTE(LOWER([.C255]);&quot;'&quot;;&quot;''&quot;);&quot;', '&quot;;SUBSTITUTE(LOWER([.D255]);&quot;'&quot;;&quot;''&quot;);&quot;');&quot;)" office:value-type="string" office:string-value="insert into palabras(id, castellano, ingles, latin) values(254, 'siglo', 'century', 'saeculum');" calcext:value-type="string">
            <text:p>insert into palabras(id, castellano, ingles, latin) values(254, 'siglo', 'century', 'saeculum');</text:p>
          </table:table-cell>
        </table:table-row>
        <table:table-row table:style-name="ro1">
          <table:table-cell table:formula="of:=[.A255]+1" office:value-type="float" office:value="255" calcext:value-type="float">
            <text:p>255</text:p>
          </table:table-cell>
          <table:table-cell office:value-type="string" calcext:value-type="string">
            <text:p>Todavía</text:p>
          </table:table-cell>
          <table:table-cell office:value-type="string" calcext:value-type="string">
            <text:p>Still</text:p>
          </table:table-cell>
          <table:table-cell table:style-name="Default" office:value-type="string" calcext:value-type="string">
            <text:p>Adhuc</text:p>
          </table:table-cell>
          <table:table-cell/>
          <table:table-cell table:formula="of:=IF([.B256]=[.D25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56];&quot;, '&quot;;SUBSTITUTE(LOWER([.B256]);&quot;'&quot;;&quot;''&quot;);&quot;', '&quot;;SUBSTITUTE(LOWER([.C256]);&quot;'&quot;;&quot;''&quot;);&quot;', '&quot;;SUBSTITUTE(LOWER([.D256]);&quot;'&quot;;&quot;''&quot;);&quot;');&quot;)" office:value-type="string" office:string-value="insert into palabras(id, castellano, ingles, latin) values(255, 'todavía', 'still', 'adhuc');" calcext:value-type="string">
            <text:p>insert into palabras(id, castellano, ingles, latin) values(255, 'todavía', 'still', 'adhuc');</text:p>
          </table:table-cell>
        </table:table-row>
        <table:table-row table:style-name="ro1">
          <table:table-cell table:formula="of:=[.A256]+1" office:value-type="float" office:value="256" calcext:value-type="float">
            <text:p>256</text:p>
          </table:table-cell>
          <table:table-cell office:value-type="string" calcext:value-type="string">
            <text:p>Meses</text:p>
          </table:table-cell>
          <table:table-cell office:value-type="string" calcext:value-type="string">
            <text:p>Months</text:p>
          </table:table-cell>
          <table:table-cell table:style-name="Default" office:value-type="string" calcext:value-type="string">
            <text:p>Menses</text:p>
          </table:table-cell>
          <table:table-cell/>
          <table:table-cell table:formula="of:=IF([.B257]=[.D25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57];&quot;, '&quot;;SUBSTITUTE(LOWER([.B257]);&quot;'&quot;;&quot;''&quot;);&quot;', '&quot;;SUBSTITUTE(LOWER([.C257]);&quot;'&quot;;&quot;''&quot;);&quot;', '&quot;;SUBSTITUTE(LOWER([.D257]);&quot;'&quot;;&quot;''&quot;);&quot;');&quot;)" office:value-type="string" office:string-value="insert into palabras(id, castellano, ingles, latin) values(256, 'meses', 'months', 'menses');" calcext:value-type="string">
            <text:p>insert into palabras(id, castellano, ingles, latin) values(256, 'meses', 'months', 'menses');</text:p>
          </table:table-cell>
        </table:table-row>
        <table:table-row table:style-name="ro1">
          <table:table-cell table:formula="of:=[.A257]+1" office:value-type="float" office:value="257" calcext:value-type="float">
            <text:p>257</text:p>
          </table:table-cell>
          <table:table-cell office:value-type="string" calcext:value-type="string">
            <text:p>Mañana</text:p>
          </table:table-cell>
          <table:table-cell office:value-type="string" calcext:value-type="string">
            <text:p>Tomorrow</text:p>
          </table:table-cell>
          <table:table-cell table:style-name="Default" office:value-type="string" calcext:value-type="string">
            <text:p>Mane</text:p>
          </table:table-cell>
          <table:table-cell/>
          <table:table-cell table:formula="of:=IF([.B258]=[.D25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58];&quot;, '&quot;;SUBSTITUTE(LOWER([.B258]);&quot;'&quot;;&quot;''&quot;);&quot;', '&quot;;SUBSTITUTE(LOWER([.C258]);&quot;'&quot;;&quot;''&quot;);&quot;', '&quot;;SUBSTITUTE(LOWER([.D258]);&quot;'&quot;;&quot;''&quot;);&quot;');&quot;)" office:value-type="string" office:string-value="insert into palabras(id, castellano, ingles, latin) values(257, 'mañana', 'tomorrow', 'mane');" calcext:value-type="string">
            <text:p>insert into palabras(id, castellano, ingles, latin) values(257, 'mañana', 'tomorrow', 'mane');</text:p>
          </table:table-cell>
        </table:table-row>
        <table:table-row table:style-name="ro1">
          <table:table-cell table:formula="of:=[.A258]+1" office:value-type="float" office:value="258" calcext:value-type="float">
            <text:p>258</text:p>
          </table:table-cell>
          <table:table-cell office:value-type="string" calcext:value-type="string">
            <text:p>Esos</text:p>
          </table:table-cell>
          <table:table-cell office:value-type="string" calcext:value-type="string">
            <text:p>Those</text:p>
          </table:table-cell>
          <table:table-cell table:style-name="Default" office:value-type="string" calcext:value-type="string">
            <text:p>Isti</text:p>
          </table:table-cell>
          <table:table-cell/>
          <table:table-cell table:formula="of:=IF([.B259]=[.D25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59];&quot;, '&quot;;SUBSTITUTE(LOWER([.B259]);&quot;'&quot;;&quot;''&quot;);&quot;', '&quot;;SUBSTITUTE(LOWER([.C259]);&quot;'&quot;;&quot;''&quot;);&quot;', '&quot;;SUBSTITUTE(LOWER([.D259]);&quot;'&quot;;&quot;''&quot;);&quot;');&quot;)" office:value-type="string" office:string-value="insert into palabras(id, castellano, ingles, latin) values(258, 'esos', 'those', 'isti');" calcext:value-type="string">
            <text:p>insert into palabras(id, castellano, ingles, latin) values(258, 'esos', 'those', 'isti');</text:p>
          </table:table-cell>
        </table:table-row>
        <table:table-row table:style-name="ro1">
          <table:table-cell table:formula="of:=[.A259]+1" office:value-type="float" office:value="259" calcext:value-type="float">
            <text:p>259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Hora</text:p>
          </table:table-cell>
          <table:table-cell/>
          <table:table-cell table:formula="of:=IF([.B260]=[.D260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260];&quot;, '&quot;;SUBSTITUTE(LOWER([.B260]);&quot;'&quot;;&quot;''&quot;);&quot;', '&quot;;SUBSTITUTE(LOWER([.C260]);&quot;'&quot;;&quot;''&quot;);&quot;', '&quot;;SUBSTITUTE(LOWER([.D260]);&quot;'&quot;;&quot;''&quot;);&quot;');&quot;)" office:value-type="string" office:string-value="insert into palabras(id, castellano, ingles, latin) values(259, 'hora', 'time', 'hora');" calcext:value-type="string">
            <text:p>insert into palabras(id, castellano, ingles, latin) values(259, 'hora', 'time', 'hora');</text:p>
          </table:table-cell>
        </table:table-row>
        <table:table-row table:style-name="ro1">
          <table:table-cell table:formula="of:=[.A260]+1" office:value-type="float" office:value="260" calcext:value-type="float">
            <text:p>260</text:p>
          </table:table-cell>
          <table:table-cell office:value-type="string" calcext:value-type="string">
            <text:p>Muchas</text:p>
          </table:table-cell>
          <table:table-cell office:value-type="string" calcext:value-type="string">
            <text:p>Many</text:p>
          </table:table-cell>
          <table:table-cell table:style-name="Default" office:value-type="string" calcext:value-type="string">
            <text:p>Multae</text:p>
          </table:table-cell>
          <table:table-cell/>
          <table:table-cell table:formula="of:=IF([.B261]=[.D26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61];&quot;, '&quot;;SUBSTITUTE(LOWER([.B261]);&quot;'&quot;;&quot;''&quot;);&quot;', '&quot;;SUBSTITUTE(LOWER([.C261]);&quot;'&quot;;&quot;''&quot;);&quot;', '&quot;;SUBSTITUTE(LOWER([.D261]);&quot;'&quot;;&quot;''&quot;);&quot;');&quot;)" office:value-type="string" office:string-value="insert into palabras(id, castellano, ingles, latin) values(260, 'muchas', 'many', 'multae');" calcext:value-type="string">
            <text:p>insert into palabras(id, castellano, ingles, latin) values(260, 'muchas', 'many', 'multae');</text:p>
          </table:table-cell>
        </table:table-row>
        <table:table-row table:style-name="ro1">
          <table:table-cell table:formula="of:=[.A261]+1" office:value-type="float" office:value="261" calcext:value-type="float">
            <text:p>261</text:p>
          </table:table-cell>
          <table:table-cell office:value-type="string" calcext:value-type="string">
            <text:p>Pueblo</text:p>
          </table:table-cell>
          <table:table-cell office:value-type="string" calcext:value-type="string">
            <text:p>Town</text:p>
          </table:table-cell>
          <table:table-cell table:style-name="Default" office:value-type="string" calcext:value-type="string">
            <text:p>Oppidum</text:p>
          </table:table-cell>
          <table:table-cell/>
          <table:table-cell table:formula="of:=IF([.B262]=[.D26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62];&quot;, '&quot;;SUBSTITUTE(LOWER([.B262]);&quot;'&quot;;&quot;''&quot;);&quot;', '&quot;;SUBSTITUTE(LOWER([.C262]);&quot;'&quot;;&quot;''&quot;);&quot;', '&quot;;SUBSTITUTE(LOWER([.D262]);&quot;'&quot;;&quot;''&quot;);&quot;');&quot;)" office:value-type="string" office:string-value="insert into palabras(id, castellano, ingles, latin) values(261, 'pueblo', 'town', 'oppidum');" calcext:value-type="string">
            <text:p>insert into palabras(id, castellano, ingles, latin) values(261, 'pueblo', 'town', 'oppidum');</text:p>
          </table:table-cell>
        </table:table-row>
        <table:table-row table:style-name="ro1">
          <table:table-cell table:formula="of:=[.A262]+1" office:value-type="float" office:value="262" calcext:value-type="float">
            <text:p>262</text:p>
          </table:table-cell>
          <table:table-cell office:value-type="string" calcext:value-type="string">
            <text:p>Alguna</text:p>
          </table:table-cell>
          <table:table-cell office:value-type="string" calcext:value-type="string">
            <text:p>Some</text:p>
          </table:table-cell>
          <table:table-cell table:style-name="Default" office:value-type="string" calcext:value-type="string">
            <text:p>Aliqua</text:p>
          </table:table-cell>
          <table:table-cell/>
          <table:table-cell table:formula="of:=IF([.B263]=[.D26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63];&quot;, '&quot;;SUBSTITUTE(LOWER([.B263]);&quot;'&quot;;&quot;''&quot;);&quot;', '&quot;;SUBSTITUTE(LOWER([.C263]);&quot;'&quot;;&quot;''&quot;);&quot;', '&quot;;SUBSTITUTE(LOWER([.D263]);&quot;'&quot;;&quot;''&quot;);&quot;');&quot;)" office:value-type="string" office:string-value="insert into palabras(id, castellano, ingles, latin) values(262, 'alguna', 'some', 'aliqua');" calcext:value-type="string">
            <text:p>insert into palabras(id, castellano, ingles, latin) values(262, 'alguna', 'some', 'aliqua');</text:p>
          </table:table-cell>
        </table:table-row>
        <table:table-row table:style-name="ro1">
          <table:table-cell table:formula="of:=[.A263]+1" office:value-type="float" office:value="263" calcext:value-type="float">
            <text:p>263</text:p>
          </table:table-cell>
          <table:table-cell office:value-type="string" calcext:value-type="string">
            <text:p>Dar</text:p>
          </table:table-cell>
          <table:table-cell office:value-type="string" calcext:value-type="string">
            <text:p>Give</text:p>
          </table:table-cell>
          <table:table-cell table:style-name="Default" office:value-type="string" calcext:value-type="string">
            <text:p>Dare</text:p>
          </table:table-cell>
          <table:table-cell/>
          <table:table-cell table:formula="of:=IF([.B264]=[.D26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64];&quot;, '&quot;;SUBSTITUTE(LOWER([.B264]);&quot;'&quot;;&quot;''&quot;);&quot;', '&quot;;SUBSTITUTE(LOWER([.C264]);&quot;'&quot;;&quot;''&quot;);&quot;', '&quot;;SUBSTITUTE(LOWER([.D264]);&quot;'&quot;;&quot;''&quot;);&quot;');&quot;)" office:value-type="string" office:string-value="insert into palabras(id, castellano, ingles, latin) values(263, 'dar', 'give', 'dare');" calcext:value-type="string">
            <text:p>insert into palabras(id, castellano, ingles, latin) values(263, 'dar', 'give', 'dare');</text:p>
          </table:table-cell>
        </table:table-row>
        <table:table-row table:style-name="ro1">
          <table:table-cell table:formula="of:=[.A264]+1" office:value-type="float" office:value="264" calcext:value-type="float">
            <text:p>264</text:p>
          </table:table-cell>
          <table:table-cell office:value-type="string" calcext:value-type="string">
            <text:p>Problema</text:p>
          </table:table-cell>
          <table:table-cell office:value-type="string" calcext:value-type="string">
            <text:p>Problem</text:p>
          </table:table-cell>
          <table:table-cell table:style-name="Default" office:value-type="string" calcext:value-type="string">
            <text:p>Problema</text:p>
          </table:table-cell>
          <table:table-cell/>
          <table:table-cell table:formula="of:=IF([.B265]=[.D265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265];&quot;, '&quot;;SUBSTITUTE(LOWER([.B265]);&quot;'&quot;;&quot;''&quot;);&quot;', '&quot;;SUBSTITUTE(LOWER([.C265]);&quot;'&quot;;&quot;''&quot;);&quot;', '&quot;;SUBSTITUTE(LOWER([.D265]);&quot;'&quot;;&quot;''&quot;);&quot;');&quot;)" office:value-type="string" office:string-value="insert into palabras(id, castellano, ingles, latin) values(264, 'problema', 'problem', 'problema');" calcext:value-type="string">
            <text:p>insert into palabras(id, castellano, ingles, latin) values(264, 'problema', 'problem', 'problema');</text:p>
          </table:table-cell>
        </table:table-row>
        <table:table-row table:style-name="ro1">
          <table:table-cell table:formula="of:=[.A265]+1" office:value-type="float" office:value="265" calcext:value-type="float">
            <text:p>265</text:p>
          </table:table-cell>
          <table:table-cell table:number-columns-repeated="2" office:value-type="string" calcext:value-type="string">
            <text:p>Don</text:p>
          </table:table-cell>
          <table:table-cell table:style-name="Default" office:value-type="string" calcext:value-type="string">
            <text:p>Donum</text:p>
          </table:table-cell>
          <table:table-cell/>
          <table:table-cell table:formula="of:=IF([.B266]=[.D26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66];&quot;, '&quot;;SUBSTITUTE(LOWER([.B266]);&quot;'&quot;;&quot;''&quot;);&quot;', '&quot;;SUBSTITUTE(LOWER([.C266]);&quot;'&quot;;&quot;''&quot;);&quot;', '&quot;;SUBSTITUTE(LOWER([.D266]);&quot;'&quot;;&quot;''&quot;);&quot;');&quot;)" office:value-type="string" office:string-value="insert into palabras(id, castellano, ingles, latin) values(265, 'don', 'don', 'donum');" calcext:value-type="string">
            <text:p>insert into palabras(id, castellano, ingles, latin) values(265, 'don', 'don', 'donum');</text:p>
          </table:table-cell>
        </table:table-row>
        <table:table-row table:style-name="ro1">
          <table:table-cell table:formula="of:=[.A266]+1" office:value-type="float" office:value="266" calcext:value-type="float">
            <text:p>266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From</text:p>
          </table:table-cell>
          <table:table-cell table:style-name="Default" office:value-type="string" calcext:value-type="string">
            <text:p>Dat</text:p>
          </table:table-cell>
          <table:table-cell/>
          <table:table-cell table:formula="of:=IF([.B267]=[.D26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67];&quot;, '&quot;;SUBSTITUTE(LOWER([.B267]);&quot;'&quot;;&quot;''&quot;);&quot;', '&quot;;SUBSTITUTE(LOWER([.C267]);&quot;'&quot;;&quot;''&quot;);&quot;', '&quot;;SUBSTITUTE(LOWER([.D267]);&quot;'&quot;;&quot;''&quot;);&quot;');&quot;)" office:value-type="string" office:string-value="insert into palabras(id, castellano, ingles, latin) values(266, 'da', 'from', 'dat');" calcext:value-type="string">
            <text:p>insert into palabras(id, castellano, ingles, latin) values(266, 'da', 'from', 'dat');</text:p>
          </table:table-cell>
        </table:table-row>
        <table:table-row table:style-name="ro1">
          <table:table-cell table:formula="of:=[.A267]+1" office:value-type="float" office:value="267" calcext:value-type="float">
            <text:p>267</text:p>
          </table:table-cell>
          <table:table-cell office:value-type="string" calcext:value-type="string">
            <text:p>Tú</text:p>
          </table:table-cell>
          <table:table-cell office:value-type="string" calcext:value-type="string">
            <text:p>You</text:p>
          </table:table-cell>
          <table:table-cell table:style-name="Default" office:value-type="string" calcext:value-type="string">
            <text:p>Tu</text:p>
          </table:table-cell>
          <table:table-cell/>
          <table:table-cell table:formula="of:=IF([.B268]=[.D26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68];&quot;, '&quot;;SUBSTITUTE(LOWER([.B268]);&quot;'&quot;;&quot;''&quot;);&quot;', '&quot;;SUBSTITUTE(LOWER([.C268]);&quot;'&quot;;&quot;''&quot;);&quot;', '&quot;;SUBSTITUTE(LOWER([.D268]);&quot;'&quot;;&quot;''&quot;);&quot;');&quot;)" office:value-type="string" office:string-value="insert into palabras(id, castellano, ingles, latin) values(267, 'tú', 'you', 'tu');" calcext:value-type="string">
            <text:p>insert into palabras(id, castellano, ingles, latin) values(267, 'tú', 'you', 'tu');</text:p>
          </table:table-cell>
        </table:table-row>
        <table:table-row table:style-name="ro1">
          <table:table-cell table:formula="of:=[.A268]+1" office:value-type="float" office:value="268" calcext:value-type="float">
            <text:p>268</text:p>
          </table:table-cell>
          <table:table-cell office:value-type="string" calcext:value-type="string">
            <text:p>Derecho</text:p>
          </table:table-cell>
          <table:table-cell office:value-type="string" calcext:value-type="string">
            <text:p>Right</text:p>
          </table:table-cell>
          <table:table-cell table:style-name="Default" office:value-type="string" calcext:value-type="string">
            <text:p>Ius</text:p>
          </table:table-cell>
          <table:table-cell/>
          <table:table-cell table:formula="of:=IF([.B269]=[.D26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69];&quot;, '&quot;;SUBSTITUTE(LOWER([.B269]);&quot;'&quot;;&quot;''&quot;);&quot;', '&quot;;SUBSTITUTE(LOWER([.C269]);&quot;'&quot;;&quot;''&quot;);&quot;', '&quot;;SUBSTITUTE(LOWER([.D269]);&quot;'&quot;;&quot;''&quot;);&quot;');&quot;)" office:value-type="string" office:string-value="insert into palabras(id, castellano, ingles, latin) values(268, 'derecho', 'right', 'ius');" calcext:value-type="string">
            <text:p>insert into palabras(id, castellano, ingles, latin) values(268, 'derecho', 'right', 'ius');</text:p>
          </table:table-cell>
        </table:table-row>
        <table:table-row table:style-name="ro1">
          <table:table-cell table:formula="of:=[.A269]+1" office:value-type="float" office:value="269" calcext:value-type="float">
            <text:p>269</text:p>
          </table:table-cell>
          <table:table-cell office:value-type="string" calcext:value-type="string">
            <text:p>Verdad</text:p>
          </table:table-cell>
          <table:table-cell office:value-type="string" calcext:value-type="string">
            <text:p>Truth</text:p>
          </table:table-cell>
          <table:table-cell table:style-name="Default" office:value-type="string" calcext:value-type="string">
            <text:p>Veritas</text:p>
          </table:table-cell>
          <table:table-cell/>
          <table:table-cell table:formula="of:=IF([.B270]=[.D27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70];&quot;, '&quot;;SUBSTITUTE(LOWER([.B270]);&quot;'&quot;;&quot;''&quot;);&quot;', '&quot;;SUBSTITUTE(LOWER([.C270]);&quot;'&quot;;&quot;''&quot;);&quot;', '&quot;;SUBSTITUTE(LOWER([.D270]);&quot;'&quot;;&quot;''&quot;);&quot;');&quot;)" office:value-type="string" office:string-value="insert into palabras(id, castellano, ingles, latin) values(269, 'verdad', 'truth', 'veritas');" calcext:value-type="string">
            <text:p>insert into palabras(id, castellano, ingles, latin) values(269, 'verdad', 'truth', 'veritas');</text:p>
          </table:table-cell>
        </table:table-row>
        <table:table-row table:style-name="ro1">
          <table:table-cell table:formula="of:=[.A270]+1" office:value-type="float" office:value="270" calcext:value-type="float">
            <text:p>270</text:p>
          </table:table-cell>
          <table:table-cell office:value-type="string" calcext:value-type="string">
            <text:p>María</text:p>
          </table:table-cell>
          <table:table-cell office:value-type="string" calcext:value-type="string">
            <text:p>Mary</text:p>
          </table:table-cell>
          <table:table-cell table:style-name="Default" office:value-type="string" calcext:value-type="string">
            <text:p>Maria</text:p>
          </table:table-cell>
          <table:table-cell/>
          <table:table-cell table:formula="of:=IF([.B271]=[.D27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71];&quot;, '&quot;;SUBSTITUTE(LOWER([.B271]);&quot;'&quot;;&quot;''&quot;);&quot;', '&quot;;SUBSTITUTE(LOWER([.C271]);&quot;'&quot;;&quot;''&quot;);&quot;', '&quot;;SUBSTITUTE(LOWER([.D271]);&quot;'&quot;;&quot;''&quot;);&quot;');&quot;)" office:value-type="string" office:string-value="insert into palabras(id, castellano, ingles, latin) values(270, 'maría', 'mary', 'maria');" calcext:value-type="string">
            <text:p>insert into palabras(id, castellano, ingles, latin) values(270, 'maría', 'mary', 'maria');</text:p>
          </table:table-cell>
        </table:table-row>
        <table:table-row table:style-name="ro1">
          <table:table-cell table:formula="of:=[.A271]+1" office:value-type="float" office:value="271" calcext:value-type="float">
            <text:p>271</text:p>
          </table:table-cell>
          <table:table-cell office:value-type="string" calcext:value-type="string">
            <text:p>Unidos</text:p>
          </table:table-cell>
          <table:table-cell office:value-type="string" calcext:value-type="string">
            <text:p>United</text:p>
          </table:table-cell>
          <table:table-cell table:style-name="Default" office:value-type="string" calcext:value-type="string">
            <text:p>Uniti</text:p>
          </table:table-cell>
          <table:table-cell/>
          <table:table-cell table:formula="of:=IF([.B272]=[.D27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72];&quot;, '&quot;;SUBSTITUTE(LOWER([.B272]);&quot;'&quot;;&quot;''&quot;);&quot;', '&quot;;SUBSTITUTE(LOWER([.C272]);&quot;'&quot;;&quot;''&quot;);&quot;', '&quot;;SUBSTITUTE(LOWER([.D272]);&quot;'&quot;;&quot;''&quot;);&quot;');&quot;)" office:value-type="string" office:string-value="insert into palabras(id, castellano, ingles, latin) values(271, 'unidos', 'united', 'uniti');" calcext:value-type="string">
            <text:p>insert into palabras(id, castellano, ingles, latin) values(271, 'unidos', 'united', 'uniti');</text:p>
          </table:table-cell>
        </table:table-row>
        <table:table-row table:style-name="ro1">
          <table:table-cell table:formula="of:=[.A272]+1" office:value-type="float" office:value="272" calcext:value-type="float">
            <text:p>272</text:p>
          </table:table-cell>
          <table:table-cell office:value-type="string" calcext:value-type="string">
            <text:p>Podría</text:p>
          </table:table-cell>
          <table:table-cell office:value-type="string" calcext:value-type="string">
            <text:p>Could</text:p>
          </table:table-cell>
          <table:table-cell table:style-name="Default" office:value-type="string" calcext:value-type="string">
            <text:p>Potuit</text:p>
          </table:table-cell>
          <table:table-cell/>
          <table:table-cell table:formula="of:=IF([.B273]=[.D27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73];&quot;, '&quot;;SUBSTITUTE(LOWER([.B273]);&quot;'&quot;;&quot;''&quot;);&quot;', '&quot;;SUBSTITUTE(LOWER([.C273]);&quot;'&quot;;&quot;''&quot;);&quot;', '&quot;;SUBSTITUTE(LOWER([.D273]);&quot;'&quot;;&quot;''&quot;);&quot;');&quot;)" office:value-type="string" office:string-value="insert into palabras(id, castellano, ingles, latin) values(272, 'podría', 'could', 'potuit');" calcext:value-type="string">
            <text:p>insert into palabras(id, castellano, ingles, latin) values(272, 'podría', 'could', 'potuit');</text:p>
          </table:table-cell>
        </table:table-row>
        <table:table-row table:style-name="ro1">
          <table:table-cell table:formula="of:=[.A273]+1" office:value-type="float" office:value="273" calcext:value-type="float">
            <text:p>273</text:p>
          </table:table-cell>
          <table:table-cell office:value-type="string" calcext:value-type="string">
            <text:p>Junto</text:p>
          </table:table-cell>
          <table:table-cell office:value-type="string" calcext:value-type="string">
            <text:p>Together</text:p>
          </table:table-cell>
          <table:table-cell table:style-name="Default" office:value-type="string" calcext:value-type="string">
            <text:p>Coniunctus</text:p>
          </table:table-cell>
          <table:table-cell/>
          <table:table-cell table:formula="of:=IF([.B274]=[.D27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74];&quot;, '&quot;;SUBSTITUTE(LOWER([.B274]);&quot;'&quot;;&quot;''&quot;);&quot;', '&quot;;SUBSTITUTE(LOWER([.C274]);&quot;'&quot;;&quot;''&quot;);&quot;', '&quot;;SUBSTITUTE(LOWER([.D274]);&quot;'&quot;;&quot;''&quot;);&quot;');&quot;)" office:value-type="string" office:string-value="insert into palabras(id, castellano, ingles, latin) values(273, 'junto', 'together', 'coniunctus');" calcext:value-type="string">
            <text:p>insert into palabras(id, castellano, ingles, latin) values(273, 'junto', 'together', 'coniunctus');</text:p>
          </table:table-cell>
        </table:table-row>
        <table:table-row table:style-name="ro1">
          <table:table-cell table:formula="of:=[.A274]+1" office:value-type="float" office:value="274" calcext:value-type="float">
            <text:p>274</text:p>
          </table:table-cell>
          <table:table-cell office:value-type="string" calcext:value-type="string">
            <text:p>Cabeza</text:p>
          </table:table-cell>
          <table:table-cell office:value-type="string" calcext:value-type="string">
            <text:p>Head</text:p>
          </table:table-cell>
          <table:table-cell table:style-name="Default" office:value-type="string" calcext:value-type="string">
            <text:p>Caput</text:p>
          </table:table-cell>
          <table:table-cell/>
          <table:table-cell table:formula="of:=IF([.B275]=[.D27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75];&quot;, '&quot;;SUBSTITUTE(LOWER([.B275]);&quot;'&quot;;&quot;''&quot;);&quot;', '&quot;;SUBSTITUTE(LOWER([.C275]);&quot;'&quot;;&quot;''&quot;);&quot;', '&quot;;SUBSTITUTE(LOWER([.D275]);&quot;'&quot;;&quot;''&quot;);&quot;');&quot;)" office:value-type="string" office:string-value="insert into palabras(id, castellano, ingles, latin) values(274, 'cabeza', 'head', 'caput');" calcext:value-type="string">
            <text:p>insert into palabras(id, castellano, ingles, latin) values(274, 'cabeza', 'head', 'caput');</text:p>
          </table:table-cell>
        </table:table-row>
        <table:table-row table:style-name="ro1">
          <table:table-cell table:formula="of:=[.A275]+1" office:value-type="float" office:value="275" calcext:value-type="float">
            <text:p>275</text:p>
          </table:table-cell>
          <table:table-cell office:value-type="string" calcext:value-type="string">
            <text:p>Aquel</text:p>
          </table:table-cell>
          <table:table-cell office:value-type="string" calcext:value-type="string">
            <text:p>That</text:p>
          </table:table-cell>
          <table:table-cell table:style-name="Default" office:value-type="string" calcext:value-type="string">
            <text:p>Iste</text:p>
          </table:table-cell>
          <table:table-cell/>
          <table:table-cell table:formula="of:=IF([.B276]=[.D27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76];&quot;, '&quot;;SUBSTITUTE(LOWER([.B276]);&quot;'&quot;;&quot;''&quot;);&quot;', '&quot;;SUBSTITUTE(LOWER([.C276]);&quot;'&quot;;&quot;''&quot;);&quot;', '&quot;;SUBSTITUTE(LOWER([.D276]);&quot;'&quot;;&quot;''&quot;);&quot;');&quot;)" office:value-type="string" office:string-value="insert into palabras(id, castellano, ingles, latin) values(275, 'aquel', 'that', 'iste');" calcext:value-type="string">
            <text:p>insert into palabras(id, castellano, ingles, latin) values(275, 'aquel', 'that', 'iste');</text:p>
          </table:table-cell>
        </table:table-row>
        <table:table-row table:style-name="ro1">
          <table:table-cell table:formula="of:=[.A276]+1" office:value-type="float" office:value="276" calcext:value-type="float">
            <text:p>276</text:p>
          </table:table-cell>
          <table:table-cell office:value-type="string" calcext:value-type="string">
            <text:p>Cuanto</text:p>
          </table:table-cell>
          <table:table-cell table:number-columns-repeated="2" office:value-type="string" calcext:value-type="string">
            <text:p>Quantum</text:p>
          </table:table-cell>
          <table:table-cell/>
          <table:table-cell table:formula="of:=IF([.B277]=[.D27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77];&quot;, '&quot;;SUBSTITUTE(LOWER([.B277]);&quot;'&quot;;&quot;''&quot;);&quot;', '&quot;;SUBSTITUTE(LOWER([.C277]);&quot;'&quot;;&quot;''&quot;);&quot;', '&quot;;SUBSTITUTE(LOWER([.D277]);&quot;'&quot;;&quot;''&quot;);&quot;');&quot;)" office:value-type="string" office:string-value="insert into palabras(id, castellano, ingles, latin) values(276, 'cuanto', 'quantum', 'quantum');" calcext:value-type="string">
            <text:p>insert into palabras(id, castellano, ingles, latin) values(276, 'cuanto', 'quantum', 'quantum');</text:p>
          </table:table-cell>
        </table:table-row>
        <table:table-row table:style-name="ro1">
          <table:table-cell table:formula="of:=[.A277]+1" office:value-type="float" office:value="277" calcext:value-type="float">
            <text:p>277</text:p>
          </table:table-cell>
          <table:table-cell office:value-type="string" calcext:value-type="string">
            <text:p>Tierra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Terra</text:p>
          </table:table-cell>
          <table:table-cell/>
          <table:table-cell table:formula="of:=IF([.B278]=[.D27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78];&quot;, '&quot;;SUBSTITUTE(LOWER([.B278]);&quot;'&quot;;&quot;''&quot;);&quot;', '&quot;;SUBSTITUTE(LOWER([.C278]);&quot;'&quot;;&quot;''&quot;);&quot;', '&quot;;SUBSTITUTE(LOWER([.D278]);&quot;'&quot;;&quot;''&quot;);&quot;');&quot;)" office:value-type="string" office:string-value="insert into palabras(id, castellano, ingles, latin) values(277, 'tierra', 'land', 'terra');" calcext:value-type="string">
            <text:p>insert into palabras(id, castellano, ingles, latin) values(277, 'tierra', 'land', 'terra');</text:p>
          </table:table-cell>
        </table:table-row>
        <table:table-row table:style-name="ro1">
          <table:table-cell table:formula="of:=[.A278]+1" office:value-type="float" office:value="278" calcext:value-type="float">
            <text:p>278</text:p>
          </table:table-cell>
          <table:table-cell office:value-type="string" calcext:value-type="string">
            <text:p>Equipo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Societas</text:p>
          </table:table-cell>
          <table:table-cell/>
          <table:table-cell table:formula="of:=IF([.B279]=[.D27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79];&quot;, '&quot;;SUBSTITUTE(LOWER([.B279]);&quot;'&quot;;&quot;''&quot;);&quot;', '&quot;;SUBSTITUTE(LOWER([.C279]);&quot;'&quot;;&quot;''&quot;);&quot;', '&quot;;SUBSTITUTE(LOWER([.D279]);&quot;'&quot;;&quot;''&quot;);&quot;');&quot;)" office:value-type="string" office:string-value="insert into palabras(id, castellano, ingles, latin) values(278, 'equipo', 'team', 'societas');" calcext:value-type="string">
            <text:p>insert into palabras(id, castellano, ingles, latin) values(278, 'equipo', 'team', 'societas');</text:p>
          </table:table-cell>
        </table:table-row>
        <table:table-row table:style-name="ro1">
          <table:table-cell table:formula="of:=[.A279]+1" office:value-type="float" office:value="279" calcext:value-type="float">
            <text:p>279</text:p>
          </table:table-cell>
          <table:table-cell office:value-type="string" calcext:value-type="string">
            <text:p>Segundo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Secundus</text:p>
          </table:table-cell>
          <table:table-cell/>
          <table:table-cell table:formula="of:=IF([.B280]=[.D28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80];&quot;, '&quot;;SUBSTITUTE(LOWER([.B280]);&quot;'&quot;;&quot;''&quot;);&quot;', '&quot;;SUBSTITUTE(LOWER([.C280]);&quot;'&quot;;&quot;''&quot;);&quot;', '&quot;;SUBSTITUTE(LOWER([.D280]);&quot;'&quot;;&quot;''&quot;);&quot;');&quot;)" office:value-type="string" office:string-value="insert into palabras(id, castellano, ingles, latin) values(279, 'segundo', 'second', 'secundus');" calcext:value-type="string">
            <text:p>insert into palabras(id, castellano, ingles, latin) values(279, 'segundo', 'second', 'secundus');</text:p>
          </table:table-cell>
        </table:table-row>
        <table:table-row table:style-name="ro1">
          <table:table-cell table:formula="of:=[.A280]+1" office:value-type="float" office:value="280" calcext:value-type="float">
            <text:p>280</text:p>
          </table:table-cell>
          <table:table-cell table:number-columns-repeated="3" office:value-type="string" calcext:value-type="string">
            <text:p>Director</text:p>
          </table:table-cell>
          <table:table-cell/>
          <table:table-cell table:formula="of:=IF([.B281]=[.D281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281];&quot;, '&quot;;SUBSTITUTE(LOWER([.B281]);&quot;'&quot;;&quot;''&quot;);&quot;', '&quot;;SUBSTITUTE(LOWER([.C281]);&quot;'&quot;;&quot;''&quot;);&quot;', '&quot;;SUBSTITUTE(LOWER([.D281]);&quot;'&quot;;&quot;''&quot;);&quot;');&quot;)" office:value-type="string" office:string-value="insert into palabras(id, castellano, ingles, latin) values(280, 'director', 'director', 'director');" calcext:value-type="string">
            <text:p>insert into palabras(id, castellano, ingles, latin) values(280, 'director', 'director', 'director');</text:p>
          </table:table-cell>
        </table:table-row>
        <table:table-row table:style-name="ro1">
          <table:table-cell table:formula="of:=[.A281]+1" office:value-type="float" office:value="281" calcext:value-type="float">
            <text:p>281</text:p>
          </table:table-cell>
          <table:table-cell office:value-type="string" calcext:value-type="string">
            <text:p>Dicho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Dictum</text:p>
          </table:table-cell>
          <table:table-cell/>
          <table:table-cell table:formula="of:=IF([.B282]=[.D28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82];&quot;, '&quot;;SUBSTITUTE(LOWER([.B282]);&quot;'&quot;;&quot;''&quot;);&quot;', '&quot;;SUBSTITUTE(LOWER([.C282]);&quot;'&quot;;&quot;''&quot;);&quot;', '&quot;;SUBSTITUTE(LOWER([.D282]);&quot;'&quot;;&quot;''&quot;);&quot;');&quot;)" office:value-type="string" office:string-value="insert into palabras(id, castellano, ingles, latin) values(281, 'dicho', 'said', 'dictum');" calcext:value-type="string">
            <text:p>insert into palabras(id, castellano, ingles, latin) values(281, 'dicho', 'said', 'dictum');</text:p>
          </table:table-cell>
        </table:table-row>
        <table:table-row table:style-name="ro1">
          <table:table-cell table:formula="of:=[.A282]+1" office:value-type="float" office:value="282" calcext:value-type="float">
            <text:p>282</text:p>
          </table:table-cell>
          <table:table-cell office:value-type="string" calcext:value-type="string">
            <text:p>Ciert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ertus</text:p>
          </table:table-cell>
          <table:table-cell/>
          <table:table-cell table:formula="of:=IF([.B283]=[.D28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83];&quot;, '&quot;;SUBSTITUTE(LOWER([.B283]);&quot;'&quot;;&quot;''&quot;);&quot;', '&quot;;SUBSTITUTE(LOWER([.C283]);&quot;'&quot;;&quot;''&quot;);&quot;', '&quot;;SUBSTITUTE(LOWER([.D283]);&quot;'&quot;;&quot;''&quot;);&quot;');&quot;)" office:value-type="string" office:string-value="insert into palabras(id, castellano, ingles, latin) values(282, 'cierto', 'true', 'certus');" calcext:value-type="string">
            <text:p>insert into palabras(id, castellano, ingles, latin) values(282, 'cierto', 'true', 'certus');</text:p>
          </table:table-cell>
        </table:table-row>
        <table:table-row table:style-name="ro1">
          <table:table-cell table:formula="of:=[.A283]+1" office:value-type="float" office:value="283" calcext:value-type="float">
            <text:p>283</text:p>
          </table:table-cell>
          <table:table-cell office:value-type="string" calcext:value-type="string">
            <text:p>Casos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Casus</text:p>
          </table:table-cell>
          <table:table-cell/>
          <table:table-cell table:formula="of:=IF([.B284]=[.D28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84];&quot;, '&quot;;SUBSTITUTE(LOWER([.B284]);&quot;'&quot;;&quot;''&quot;);&quot;', '&quot;;SUBSTITUTE(LOWER([.C284]);&quot;'&quot;;&quot;''&quot;);&quot;', '&quot;;SUBSTITUTE(LOWER([.D284]);&quot;'&quot;;&quot;''&quot;);&quot;');&quot;)" office:value-type="string" office:string-value="insert into palabras(id, castellano, ingles, latin) values(283, 'casos', 'cases', 'casus');" calcext:value-type="string">
            <text:p>insert into palabras(id, castellano, ingles, latin) values(283, 'casos', 'cases', 'casus');</text:p>
          </table:table-cell>
        </table:table-row>
        <table:table-row table:style-name="ro1">
          <table:table-cell table:formula="of:=[.A284]+1" office:value-type="float" office:value="284" calcext:value-type="float">
            <text:p>284</text:p>
          </table:table-cell>
          <table:table-cell office:value-type="string" calcext:value-type="string">
            <text:p>Manos</text:p>
          </table:table-cell>
          <table:table-cell office:value-type="string" calcext:value-type="string">
            <text:p>Hands</text:p>
          </table:table-cell>
          <table:table-cell office:value-type="string" calcext:value-type="string">
            <text:p>Manus</text:p>
          </table:table-cell>
          <table:table-cell/>
          <table:table-cell table:formula="of:=IF([.B285]=[.D28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85];&quot;, '&quot;;SUBSTITUTE(LOWER([.B285]);&quot;'&quot;;&quot;''&quot;);&quot;', '&quot;;SUBSTITUTE(LOWER([.C285]);&quot;'&quot;;&quot;''&quot;);&quot;', '&quot;;SUBSTITUTE(LOWER([.D285]);&quot;'&quot;;&quot;''&quot;);&quot;');&quot;)" office:value-type="string" office:string-value="insert into palabras(id, castellano, ingles, latin) values(284, 'manos', 'hands', 'manus');" calcext:value-type="string">
            <text:p>insert into palabras(id, castellano, ingles, latin) values(284, 'manos', 'hands', 'manus');</text:p>
          </table:table-cell>
        </table:table-row>
        <table:table-row table:style-name="ro1">
          <table:table-cell table:formula="of:=[.A285]+1" office:value-type="float" office:value="285" calcext:value-type="float">
            <text:p>285</text:p>
          </table:table-cell>
          <table:table-cell office:value-type="string" calcext:value-type="string">
            <text:p>Nivel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Gradus</text:p>
          </table:table-cell>
          <table:table-cell/>
          <table:table-cell table:formula="of:=IF([.B286]=[.D28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86];&quot;, '&quot;;SUBSTITUTE(LOWER([.B286]);&quot;'&quot;;&quot;''&quot;);&quot;', '&quot;;SUBSTITUTE(LOWER([.C286]);&quot;'&quot;;&quot;''&quot;);&quot;', '&quot;;SUBSTITUTE(LOWER([.D286]);&quot;'&quot;;&quot;''&quot;);&quot;');&quot;)" office:value-type="string" office:string-value="insert into palabras(id, castellano, ingles, latin) values(285, 'nivel', 'level', 'gradus');" calcext:value-type="string">
            <text:p>insert into palabras(id, castellano, ingles, latin) values(285, 'nivel', 'level', 'gradus');</text:p>
          </table:table-cell>
        </table:table-row>
        <table:table-row table:style-name="ro1">
          <table:table-cell table:formula="of:=[.A286]+1" office:value-type="float" office:value="286" calcext:value-type="float">
            <text:p>286</text:p>
          </table:table-cell>
          <table:table-cell office:value-type="string" calcext:value-type="string">
            <text:p>Podía</text:p>
          </table:table-cell>
          <table:table-cell office:value-type="string" calcext:value-type="string">
            <text:p>Could</text:p>
          </table:table-cell>
          <table:table-cell office:value-type="string" calcext:value-type="string">
            <text:p>Potuit</text:p>
          </table:table-cell>
          <table:table-cell/>
          <table:table-cell table:formula="of:=IF([.B287]=[.D28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87];&quot;, '&quot;;SUBSTITUTE(LOWER([.B287]);&quot;'&quot;;&quot;''&quot;);&quot;', '&quot;;SUBSTITUTE(LOWER([.C287]);&quot;'&quot;;&quot;''&quot;);&quot;', '&quot;;SUBSTITUTE(LOWER([.D287]);&quot;'&quot;;&quot;''&quot;);&quot;');&quot;)" office:value-type="string" office:string-value="insert into palabras(id, castellano, ingles, latin) values(286, 'podía', 'could', 'potuit');" calcext:value-type="string">
            <text:p>insert into palabras(id, castellano, ingles, latin) values(286, 'podía', 'could', 'potuit');</text:p>
          </table:table-cell>
        </table:table-row>
        <table:table-row table:style-name="ro1">
          <table:table-cell table:formula="of:=[.A287]+1" office:value-type="float" office:value="287" calcext:value-type="float">
            <text:p>287</text:p>
          </table:table-cell>
          <table:table-cell office:value-type="string" calcext:value-type="string">
            <text:p>Familia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Familia</text:p>
          </table:table-cell>
          <table:table-cell/>
          <table:table-cell table:formula="of:=IF([.B288]=[.D288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288];&quot;, '&quot;;SUBSTITUTE(LOWER([.B288]);&quot;'&quot;;&quot;''&quot;);&quot;', '&quot;;SUBSTITUTE(LOWER([.C288]);&quot;'&quot;;&quot;''&quot;);&quot;', '&quot;;SUBSTITUTE(LOWER([.D288]);&quot;'&quot;;&quot;''&quot;);&quot;');&quot;)" office:value-type="string" office:string-value="insert into palabras(id, castellano, ingles, latin) values(287, 'familia', 'family', 'familia');" calcext:value-type="string">
            <text:p>insert into palabras(id, castellano, ingles, latin) values(287, 'familia', 'family', 'familia');</text:p>
          </table:table-cell>
        </table:table-row>
        <table:table-row table:style-name="ro1">
          <table:table-cell table:formula="of:=[.A288]+1" office:value-type="float" office:value="288" calcext:value-type="float">
            <text:p>288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ongus</text:p>
          </table:table-cell>
          <table:table-cell/>
          <table:table-cell table:formula="of:=IF([.B289]=[.D28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89];&quot;, '&quot;;SUBSTITUTE(LOWER([.B289]);&quot;'&quot;;&quot;''&quot;);&quot;', '&quot;;SUBSTITUTE(LOWER([.C289]);&quot;'&quot;;&quot;''&quot;);&quot;', '&quot;;SUBSTITUTE(LOWER([.D289]);&quot;'&quot;;&quot;''&quot;);&quot;');&quot;)" office:value-type="string" office:string-value="insert into palabras(id, castellano, ingles, latin) values(288, 'largo', 'long', 'longus');" calcext:value-type="string">
            <text:p>insert into palabras(id, castellano, ingles, latin) values(288, 'largo', 'long', 'longus');</text:p>
          </table:table-cell>
        </table:table-row>
        <table:table-row table:style-name="ro1">
          <table:table-cell table:formula="of:=[.A289]+1" office:value-type="float" office:value="289" calcext:value-type="float">
            <text:p>289</text:p>
          </table:table-cell>
          <table:table-cell office:value-type="string" calcext:value-type="string">
            <text:p>Partir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Partire</text:p>
          </table:table-cell>
          <table:table-cell/>
          <table:table-cell table:formula="of:=IF([.B290]=[.D29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90];&quot;, '&quot;;SUBSTITUTE(LOWER([.B290]);&quot;'&quot;;&quot;''&quot;);&quot;', '&quot;;SUBSTITUTE(LOWER([.C290]);&quot;'&quot;;&quot;''&quot;);&quot;', '&quot;;SUBSTITUTE(LOWER([.D290]);&quot;'&quot;;&quot;''&quot;);&quot;');&quot;)" office:value-type="string" office:string-value="insert into palabras(id, castellano, ingles, latin) values(289, 'partir', 'leave', 'partire');" calcext:value-type="string">
            <text:p>insert into palabras(id, castellano, ingles, latin) values(289, 'partir', 'leave', 'partire');</text:p>
          </table:table-cell>
        </table:table-row>
        <table:table-row table:style-name="ro1">
          <table:table-cell table:formula="of:=[.A290]+1" office:value-type="float" office:value="290" calcext:value-type="float">
            <text:p>290</text:p>
          </table:table-cell>
          <table:table-cell office:value-type="string" calcext:value-type="string">
            <text:p>Falta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Deficit</text:p>
          </table:table-cell>
          <table:table-cell/>
          <table:table-cell table:formula="of:=IF([.B291]=[.D29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91];&quot;, '&quot;;SUBSTITUTE(LOWER([.B291]);&quot;'&quot;;&quot;''&quot;);&quot;', '&quot;;SUBSTITUTE(LOWER([.C291]);&quot;'&quot;;&quot;''&quot;);&quot;', '&quot;;SUBSTITUTE(LOWER([.D291]);&quot;'&quot;;&quot;''&quot;);&quot;');&quot;)" office:value-type="string" office:string-value="insert into palabras(id, castellano, ingles, latin) values(290, 'falta', 'missing', 'deficit');" calcext:value-type="string">
            <text:p>insert into palabras(id, castellano, ingles, latin) values(290, 'falta', 'missing', 'deficit');</text:p>
          </table:table-cell>
        </table:table-row>
        <table:table-row table:style-name="ro1">
          <table:table-cell table:formula="of:=[.A291]+1" office:value-type="float" office:value="291" calcext:value-type="float">
            <text:p>291</text:p>
          </table:table-cell>
          <table:table-cell office:value-type="string" calcext:value-type="string">
            <text:p>Propio</text:p>
          </table:table-cell>
          <table:table-cell office:value-type="string" calcext:value-type="string">
            <text:p>Own</text:p>
          </table:table-cell>
          <table:table-cell office:value-type="string" calcext:value-type="string">
            <text:p>Suum</text:p>
          </table:table-cell>
          <table:table-cell/>
          <table:table-cell table:formula="of:=IF([.B292]=[.D29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92];&quot;, '&quot;;SUBSTITUTE(LOWER([.B292]);&quot;'&quot;;&quot;''&quot;);&quot;', '&quot;;SUBSTITUTE(LOWER([.C292]);&quot;'&quot;;&quot;''&quot;);&quot;', '&quot;;SUBSTITUTE(LOWER([.D292]);&quot;'&quot;;&quot;''&quot;);&quot;');&quot;)" office:value-type="string" office:string-value="insert into palabras(id, castellano, ingles, latin) values(291, 'propio', 'own', 'suum');" calcext:value-type="string">
            <text:p>insert into palabras(id, castellano, ingles, latin) values(291, 'propio', 'own', 'suum');</text:p>
          </table:table-cell>
        </table:table-row>
        <table:table-row table:style-name="ro1">
          <table:table-cell table:formula="of:=[.A292]+1" office:value-type="float" office:value="292" calcext:value-type="float">
            <text:p>292</text:p>
          </table:table-cell>
          <table:table-cell office:value-type="string" calcext:value-type="string">
            <text:p>Ministro</text:p>
          </table:table-cell>
          <table:table-cell table:number-columns-repeated="2" office:value-type="string" calcext:value-type="string">
            <text:p>Minister</text:p>
          </table:table-cell>
          <table:table-cell/>
          <table:table-cell table:formula="of:=IF([.B293]=[.D29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93];&quot;, '&quot;;SUBSTITUTE(LOWER([.B293]);&quot;'&quot;;&quot;''&quot;);&quot;', '&quot;;SUBSTITUTE(LOWER([.C293]);&quot;'&quot;;&quot;''&quot;);&quot;', '&quot;;SUBSTITUTE(LOWER([.D293]);&quot;'&quot;;&quot;''&quot;);&quot;');&quot;)" office:value-type="string" office:string-value="insert into palabras(id, castellano, ingles, latin) values(292, 'ministro', 'minister', 'minister');" calcext:value-type="string">
            <text:p>insert into palabras(id, castellano, ingles, latin) values(292, 'ministro', 'minister', 'minister');</text:p>
          </table:table-cell>
        </table:table-row>
        <table:table-row table:style-name="ro1">
          <table:table-cell table:formula="of:=[.A293]+1" office:value-type="float" office:value="293" calcext:value-type="float">
            <text:p>293</text:p>
          </table:table-cell>
          <table:table-cell office:value-type="string" calcext:value-type="string">
            <text:p>Cosa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Res</text:p>
          </table:table-cell>
          <table:table-cell/>
          <table:table-cell table:formula="of:=IF([.B294]=[.D29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94];&quot;, '&quot;;SUBSTITUTE(LOWER([.B294]);&quot;'&quot;;&quot;''&quot;);&quot;', '&quot;;SUBSTITUTE(LOWER([.C294]);&quot;'&quot;;&quot;''&quot;);&quot;', '&quot;;SUBSTITUTE(LOWER([.D294]);&quot;'&quot;;&quot;''&quot;);&quot;');&quot;)" office:value-type="string" office:string-value="insert into palabras(id, castellano, ingles, latin) values(293, 'cosa', 'thing', 'res');" calcext:value-type="string">
            <text:p>insert into palabras(id, castellano, ingles, latin) values(293, 'cosa', 'thing', 'res');</text:p>
          </table:table-cell>
        </table:table-row>
        <table:table-row table:style-name="ro1">
          <table:table-cell table:formula="of:=[.A294]+1" office:value-type="float" office:value="294" calcext:value-type="float">
            <text:p>294</text:p>
          </table:table-cell>
          <table:table-cell office:value-type="string" calcext:value-type="string">
            <text:p>Primero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Primus</text:p>
          </table:table-cell>
          <table:table-cell/>
          <table:table-cell table:formula="of:=IF([.B295]=[.D29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95];&quot;, '&quot;;SUBSTITUTE(LOWER([.B295]);&quot;'&quot;;&quot;''&quot;);&quot;', '&quot;;SUBSTITUTE(LOWER([.C295]);&quot;'&quot;;&quot;''&quot;);&quot;', '&quot;;SUBSTITUTE(LOWER([.D295]);&quot;'&quot;;&quot;''&quot;);&quot;');&quot;)" office:value-type="string" office:string-value="insert into palabras(id, castellano, ingles, latin) values(294, 'primero', 'first', 'primus');" calcext:value-type="string">
            <text:p>insert into palabras(id, castellano, ingles, latin) values(294, 'primero', 'first', 'primus');</text:p>
          </table:table-cell>
        </table:table-row>
        <table:table-row table:style-name="ro1">
          <table:table-cell table:formula="of:=[.A295]+1" office:value-type="float" office:value="295" calcext:value-type="float">
            <text:p>295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curitas</text:p>
          </table:table-cell>
          <table:table-cell/>
          <table:table-cell table:formula="of:=IF([.B296]=[.D29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96];&quot;, '&quot;;SUBSTITUTE(LOWER([.B296]);&quot;'&quot;;&quot;''&quot;);&quot;', '&quot;;SUBSTITUTE(LOWER([.C296]);&quot;'&quot;;&quot;''&quot;);&quot;', '&quot;;SUBSTITUTE(LOWER([.D296]);&quot;'&quot;;&quot;''&quot;);&quot;');&quot;)" office:value-type="string" office:string-value="insert into palabras(id, castellano, ingles, latin) values(295, 'seguridad', 'security', 'securitas');" calcext:value-type="string">
            <text:p>insert into palabras(id, castellano, ingles, latin) values(295, 'seguridad', 'security', 'securitas');</text:p>
          </table:table-cell>
        </table:table-row>
        <table:table-row table:style-name="ro1">
          <table:table-cell table:formula="of:=[.A296]+1" office:value-type="float" office:value="296" calcext:value-type="float">
            <text:p>296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Badly</text:p>
          </table:table-cell>
          <table:table-cell office:value-type="string" calcext:value-type="string">
            <text:p>Malus</text:p>
          </table:table-cell>
          <table:table-cell/>
          <table:table-cell table:formula="of:=IF([.B297]=[.D29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97];&quot;, '&quot;;SUBSTITUTE(LOWER([.B297]);&quot;'&quot;;&quot;''&quot;);&quot;', '&quot;;SUBSTITUTE(LOWER([.C297]);&quot;'&quot;;&quot;''&quot;);&quot;', '&quot;;SUBSTITUTE(LOWER([.D297]);&quot;'&quot;;&quot;''&quot;);&quot;');&quot;)" office:value-type="string" office:string-value="insert into palabras(id, castellano, ingles, latin) values(296, 'mal', 'badly', 'malus');" calcext:value-type="string">
            <text:p>insert into palabras(id, castellano, ingles, latin) values(296, 'mal', 'badly', 'malus');</text:p>
          </table:table-cell>
        </table:table-row>
        <table:table-row table:style-name="ro1">
          <table:table-cell table:formula="of:=[.A297]+1" office:value-type="float" office:value="297" calcext:value-type="float">
            <text:p>297</text:p>
          </table:table-cell>
          <table:table-cell office:value-type="string" calcext:value-type="string">
            <text:p>Trata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Tractat</text:p>
          </table:table-cell>
          <table:table-cell/>
          <table:table-cell table:formula="of:=IF([.B298]=[.D29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98];&quot;, '&quot;;SUBSTITUTE(LOWER([.B298]);&quot;'&quot;;&quot;''&quot;);&quot;', '&quot;;SUBSTITUTE(LOWER([.C298]);&quot;'&quot;;&quot;''&quot;);&quot;', '&quot;;SUBSTITUTE(LOWER([.D298]);&quot;'&quot;;&quot;''&quot;);&quot;');&quot;)" office:value-type="string" office:string-value="insert into palabras(id, castellano, ingles, latin) values(297, 'trata', 'address', 'tractat');" calcext:value-type="string">
            <text:p>insert into palabras(id, castellano, ingles, latin) values(297, 'trata', 'address', 'tractat');</text:p>
          </table:table-cell>
        </table:table-row>
        <table:table-row table:style-name="ro1">
          <table:table-cell table:formula="of:=[.A298]+1" office:value-type="float" office:value="298" calcext:value-type="float">
            <text:p>298</text:p>
          </table:table-cell>
          <table:table-cell office:value-type="string" calcext:value-type="string">
            <text:p>Algún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Aliquid</text:p>
          </table:table-cell>
          <table:table-cell/>
          <table:table-cell table:formula="of:=IF([.B299]=[.D29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99];&quot;, '&quot;;SUBSTITUTE(LOWER([.B299]);&quot;'&quot;;&quot;''&quot;);&quot;', '&quot;;SUBSTITUTE(LOWER([.C299]);&quot;'&quot;;&quot;''&quot;);&quot;', '&quot;;SUBSTITUTE(LOWER([.D299]);&quot;'&quot;;&quot;''&quot;);&quot;');&quot;)" office:value-type="string" office:string-value="insert into palabras(id, castellano, ingles, latin) values(298, 'algún', 'some', 'aliquid');" calcext:value-type="string">
            <text:p>insert into palabras(id, castellano, ingles, latin) values(298, 'algún', 'some', 'aliquid');</text:p>
          </table:table-cell>
        </table:table-row>
        <table:table-row table:style-name="ro1">
          <table:table-cell table:formula="of:=[.A299]+1" office:value-type="float" office:value="299" calcext:value-type="float">
            <text:p>299</text:p>
          </table:table-cell>
          <table:table-cell office:value-type="string" calcext:value-type="string">
            <text:p>Tuvo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Habui</text:p>
          </table:table-cell>
          <table:table-cell/>
          <table:table-cell table:formula="of:=IF([.B300]=[.D30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00];&quot;, '&quot;;SUBSTITUTE(LOWER([.B300]);&quot;'&quot;;&quot;''&quot;);&quot;', '&quot;;SUBSTITUTE(LOWER([.C300]);&quot;'&quot;;&quot;''&quot;);&quot;', '&quot;;SUBSTITUTE(LOWER([.D300]);&quot;'&quot;;&quot;''&quot;);&quot;');&quot;)" office:value-type="string" office:string-value="insert into palabras(id, castellano, ingles, latin) values(299, 'tuvo', 'had', 'habui');" calcext:value-type="string">
            <text:p>insert into palabras(id, castellano, ingles, latin) values(299, 'tuvo', 'had', 'habui');</text:p>
          </table:table-cell>
        </table:table-row>
        <table:table-row table:style-name="ro1">
          <table:table-cell table:formula="of:=[.A300]+1" office:value-type="float" office:value="300" calcext:value-type="float">
            <text:p>300</text:p>
          </table:table-cell>
          <table:table-cell office:value-type="string" calcext:value-type="string">
            <text:p>Respecto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Respectus</text:p>
          </table:table-cell>
          <table:table-cell/>
          <table:table-cell table:formula="of:=IF([.B301]=[.D30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01];&quot;, '&quot;;SUBSTITUTE(LOWER([.B301]);&quot;'&quot;;&quot;''&quot;);&quot;', '&quot;;SUBSTITUTE(LOWER([.C301]);&quot;'&quot;;&quot;''&quot;);&quot;', '&quot;;SUBSTITUTE(LOWER([.D301]);&quot;'&quot;;&quot;''&quot;);&quot;');&quot;)" office:value-type="string" office:string-value="insert into palabras(id, castellano, ingles, latin) values(300, 'respecto', 'about', 'respectus');" calcext:value-type="string">
            <text:p>insert into palabras(id, castellano, ingles, latin) values(300, 'respecto', 'about', 'respectus');</text:p>
          </table:table-cell>
        </table:table-row>
        <table:table-row table:style-name="ro1">
          <table:table-cell table:formula="of:=[.A301]+1" office:value-type="float" office:value="301" calcext:value-type="float">
            <text:p>301</text:p>
          </table:table-cell>
          <table:table-cell office:value-type="string" calcext:value-type="string">
            <text:p>Semana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Septimana</text:p>
          </table:table-cell>
          <table:table-cell/>
          <table:table-cell table:formula="of:=IF([.B302]=[.D30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02];&quot;, '&quot;;SUBSTITUTE(LOWER([.B302]);&quot;'&quot;;&quot;''&quot;);&quot;', '&quot;;SUBSTITUTE(LOWER([.C302]);&quot;'&quot;;&quot;''&quot;);&quot;', '&quot;;SUBSTITUTE(LOWER([.D302]);&quot;'&quot;;&quot;''&quot;);&quot;');&quot;)" office:value-type="string" office:string-value="insert into palabras(id, castellano, ingles, latin) values(301, 'semana', 'week', 'septimana');" calcext:value-type="string">
            <text:p>insert into palabras(id, castellano, ingles, latin) values(301, 'semana', 'week', 'septimana');</text:p>
          </table:table-cell>
        </table:table-row>
        <table:table-row table:style-name="ro1">
          <table:table-cell table:formula="of:=[.A302]+1" office:value-type="float" office:value="302" calcext:value-type="float">
            <text:p>302</text:p>
          </table:table-cell>
          <table:table-cell office:value-type="string" calcext:value-type="string">
            <text:p>Varios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Varii</text:p>
          </table:table-cell>
          <table:table-cell/>
          <table:table-cell table:formula="of:=IF([.B303]=[.D30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03];&quot;, '&quot;;SUBSTITUTE(LOWER([.B303]);&quot;'&quot;;&quot;''&quot;);&quot;', '&quot;;SUBSTITUTE(LOWER([.C303]);&quot;'&quot;;&quot;''&quot;);&quot;', '&quot;;SUBSTITUTE(LOWER([.D303]);&quot;'&quot;;&quot;''&quot;);&quot;');&quot;)" office:value-type="string" office:string-value="insert into palabras(id, castellano, ingles, latin) values(302, 'varios', 'various', 'varii');" calcext:value-type="string">
            <text:p>insert into palabras(id, castellano, ingles, latin) values(302, 'varios', 'various', 'varii');</text:p>
          </table:table-cell>
        </table:table-row>
        <table:table-row table:style-name="ro1">
          <table:table-cell table:formula="of:=[.A303]+1" office:value-type="float" office:value="303" calcext:value-type="float">
            <text:p>303</text:p>
          </table:table-cell>
          <table:table-cell table:number-columns-repeated="2" office:value-type="string" calcext:value-type="string">
            <text:p>Real</text:p>
          </table:table-cell>
          <table:table-cell office:value-type="string" calcext:value-type="string">
            <text:p>Verus</text:p>
          </table:table-cell>
          <table:table-cell/>
          <table:table-cell table:formula="of:=IF([.B304]=[.D30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04];&quot;, '&quot;;SUBSTITUTE(LOWER([.B304]);&quot;'&quot;;&quot;''&quot;);&quot;', '&quot;;SUBSTITUTE(LOWER([.C304]);&quot;'&quot;;&quot;''&quot;);&quot;', '&quot;;SUBSTITUTE(LOWER([.D304]);&quot;'&quot;;&quot;''&quot;);&quot;');&quot;)" office:value-type="string" office:string-value="insert into palabras(id, castellano, ingles, latin) values(303, 'real', 'real', 'verus');" calcext:value-type="string">
            <text:p>insert into palabras(id, castellano, ingles, latin) values(303, 'real', 'real', 'verus');</text:p>
          </table:table-cell>
        </table:table-row>
        <table:table-row table:style-name="ro1">
          <table:table-cell table:formula="of:=[.A304]+1" office:value-type="float" office:value="304" calcext:value-type="float">
            <text:p>304</text:p>
          </table:table-cell>
          <table:table-cell office:value-type="string" calcext:value-type="string">
            <text:p>Sé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Scio</text:p>
          </table:table-cell>
          <table:table-cell/>
          <table:table-cell table:formula="of:=IF([.B305]=[.D30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05];&quot;, '&quot;;SUBSTITUTE(LOWER([.B305]);&quot;'&quot;;&quot;''&quot;);&quot;', '&quot;;SUBSTITUTE(LOWER([.C305]);&quot;'&quot;;&quot;''&quot;);&quot;', '&quot;;SUBSTITUTE(LOWER([.D305]);&quot;'&quot;;&quot;''&quot;);&quot;');&quot;)" office:value-type="string" office:string-value="insert into palabras(id, castellano, ingles, latin) values(304, 'sé', 'be', 'scio');" calcext:value-type="string">
            <text:p>insert into palabras(id, castellano, ingles, latin) values(304, 'sé', 'be', 'scio');</text:p>
          </table:table-cell>
        </table:table-row>
        <table:table-row table:style-name="ro1">
          <table:table-cell table:formula="of:=[.A305]+1" office:value-type="float" office:value="305" calcext:value-type="float">
            <text:p>305</text:p>
          </table:table-cell>
          <table:table-cell office:value-type="string" calcext:value-type="string">
            <text:p>Voz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Vox</text:p>
          </table:table-cell>
          <table:table-cell/>
          <table:table-cell table:formula="of:=IF([.B306]=[.D30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06];&quot;, '&quot;;SUBSTITUTE(LOWER([.B306]);&quot;'&quot;;&quot;''&quot;);&quot;', '&quot;;SUBSTITUTE(LOWER([.C306]);&quot;'&quot;;&quot;''&quot;);&quot;', '&quot;;SUBSTITUTE(LOWER([.D306]);&quot;'&quot;;&quot;''&quot;);&quot;');&quot;)" office:value-type="string" office:string-value="insert into palabras(id, castellano, ingles, latin) values(305, 'voz', 'voice', 'vox');" calcext:value-type="string">
            <text:p>insert into palabras(id, castellano, ingles, latin) values(305, 'voz', 'voice', 'vox');</text:p>
          </table:table-cell>
        </table:table-row>
        <table:table-row table:style-name="ro1">
          <table:table-cell table:formula="of:=[.A306]+1" office:value-type="float" office:value="306" calcext:value-type="float">
            <text:p>306</text:p>
          </table:table-cell>
          <table:table-cell office:value-type="string" calcext:value-type="string">
            <text:p>Paso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Passus</text:p>
          </table:table-cell>
          <table:table-cell/>
          <table:table-cell table:formula="of:=IF([.B307]=[.D30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07];&quot;, '&quot;;SUBSTITUTE(LOWER([.B307]);&quot;'&quot;;&quot;''&quot;);&quot;', '&quot;;SUBSTITUTE(LOWER([.C307]);&quot;'&quot;;&quot;''&quot;);&quot;', '&quot;;SUBSTITUTE(LOWER([.D307]);&quot;'&quot;;&quot;''&quot;);&quot;');&quot;)" office:value-type="string" office:string-value="insert into palabras(id, castellano, ingles, latin) values(306, 'paso', 'step', 'passus');" calcext:value-type="string">
            <text:p>insert into palabras(id, castellano, ingles, latin) values(306, 'paso', 'step', 'passus');</text:p>
          </table:table-cell>
        </table:table-row>
        <table:table-row table:style-name="ro1">
          <table:table-cell table:formula="of:=[.A307]+1" office:value-type="float" office:value="307" calcext:value-type="float">
            <text:p>307</text:p>
          </table:table-cell>
          <table:table-cell office:value-type="string" calcext:value-type="string">
            <text:p>Señor</text:p>
          </table:table-cell>
          <table:table-cell office:value-type="string" calcext:value-type="string">
            <text:p>Mr.</text:p>
          </table:table-cell>
          <table:table-cell office:value-type="string" calcext:value-type="string">
            <text:p>Dominus</text:p>
          </table:table-cell>
          <table:table-cell/>
          <table:table-cell table:formula="of:=IF([.B308]=[.D30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08];&quot;, '&quot;;SUBSTITUTE(LOWER([.B308]);&quot;'&quot;;&quot;''&quot;);&quot;', '&quot;;SUBSTITUTE(LOWER([.C308]);&quot;'&quot;;&quot;''&quot;);&quot;', '&quot;;SUBSTITUTE(LOWER([.D308]);&quot;'&quot;;&quot;''&quot;);&quot;');&quot;)" office:value-type="string" office:string-value="insert into palabras(id, castellano, ingles, latin) values(307, 'señor', 'mr.', 'dominus');" calcext:value-type="string">
            <text:p>insert into palabras(id, castellano, ingles, latin) values(307, 'señor', 'mr.', 'dominus');</text:p>
          </table:table-cell>
        </table:table-row>
        <table:table-row table:style-name="ro1">
          <table:table-cell table:formula="of:=[.A308]+1" office:value-type="float" office:value="308" calcext:value-type="float">
            <text:p>308</text:p>
          </table:table-cell>
          <table:table-cell office:value-type="string" calcext:value-type="string">
            <text:p>Quienes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Qui</text:p>
          </table:table-cell>
          <table:table-cell/>
          <table:table-cell table:formula="of:=IF([.B309]=[.D30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09];&quot;, '&quot;;SUBSTITUTE(LOWER([.B309]);&quot;'&quot;;&quot;''&quot;);&quot;', '&quot;;SUBSTITUTE(LOWER([.C309]);&quot;'&quot;;&quot;''&quot;);&quot;', '&quot;;SUBSTITUTE(LOWER([.D309]);&quot;'&quot;;&quot;''&quot;);&quot;');&quot;)" office:value-type="string" office:string-value="insert into palabras(id, castellano, ingles, latin) values(308, 'quienes', 'who', 'qui');" calcext:value-type="string">
            <text:p>insert into palabras(id, castellano, ingles, latin) values(308, 'quienes', 'who', 'qui');</text:p>
          </table:table-cell>
        </table:table-row>
        <table:table-row table:style-name="ro1">
          <table:table-cell table:formula="of:=[.A309]+1" office:value-type="float" office:value="309" calcext:value-type="float">
            <text:p>309</text:p>
          </table:table-cell>
          <table:table-cell office:value-type="string" calcext:value-type="string">
            <text:p>Proyecto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Proiectum</text:p>
          </table:table-cell>
          <table:table-cell/>
          <table:table-cell table:formula="of:=IF([.B310]=[.D31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10];&quot;, '&quot;;SUBSTITUTE(LOWER([.B310]);&quot;'&quot;;&quot;''&quot;);&quot;', '&quot;;SUBSTITUTE(LOWER([.C310]);&quot;'&quot;;&quot;''&quot;);&quot;', '&quot;;SUBSTITUTE(LOWER([.D310]);&quot;'&quot;;&quot;''&quot;);&quot;');&quot;)" office:value-type="string" office:string-value="insert into palabras(id, castellano, ingles, latin) values(309, 'proyecto', 'project', 'proiectum');" calcext:value-type="string">
            <text:p>insert into palabras(id, castellano, ingles, latin) values(309, 'proyecto', 'project', 'proiectum');</text:p>
          </table:table-cell>
        </table:table-row>
        <table:table-row table:style-name="ro1">
          <table:table-cell table:formula="of:=[.A310]+1" office:value-type="float" office:value="310" calcext:value-type="float">
            <text:p>310</text:p>
          </table:table-cell>
          <table:table-cell office:value-type="string" calcext:value-type="string">
            <text:p>Mercado</text:p>
          </table:table-cell>
          <table:table-cell office:value-type="string" calcext:value-type="string">
            <text:p>Market</text:p>
          </table:table-cell>
          <table:table-cell office:value-type="string" calcext:value-type="string">
            <text:p>Mercatus</text:p>
          </table:table-cell>
          <table:table-cell/>
          <table:table-cell table:formula="of:=IF([.B311]=[.D31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11];&quot;, '&quot;;SUBSTITUTE(LOWER([.B311]);&quot;'&quot;;&quot;''&quot;);&quot;', '&quot;;SUBSTITUTE(LOWER([.C311]);&quot;'&quot;;&quot;''&quot;);&quot;', '&quot;;SUBSTITUTE(LOWER([.D311]);&quot;'&quot;;&quot;''&quot;);&quot;');&quot;)" office:value-type="string" office:string-value="insert into palabras(id, castellano, ingles, latin) values(310, 'mercado', 'market', 'mercatus');" calcext:value-type="string">
            <text:p>insert into palabras(id, castellano, ingles, latin) values(310, 'mercado', 'market', 'mercatus');</text:p>
          </table:table-cell>
        </table:table-row>
        <table:table-row table:style-name="ro1">
          <table:table-cell table:formula="of:=[.A311]+1" office:value-type="float" office:value="311" calcext:value-type="float">
            <text:p>311</text:p>
          </table:table-cell>
          <table:table-cell office:value-type="string" calcext:value-type="string">
            <text:p>Mayoría</text:p>
          </table:table-cell>
          <table:table-cell office:value-type="string" calcext:value-type="string">
            <text:p>Majority</text:p>
          </table:table-cell>
          <table:table-cell office:value-type="string" calcext:value-type="string">
            <text:p>Plures</text:p>
          </table:table-cell>
          <table:table-cell/>
          <table:table-cell table:formula="of:=IF([.B312]=[.D31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12];&quot;, '&quot;;SUBSTITUTE(LOWER([.B312]);&quot;'&quot;;&quot;''&quot;);&quot;', '&quot;;SUBSTITUTE(LOWER([.C312]);&quot;'&quot;;&quot;''&quot;);&quot;', '&quot;;SUBSTITUTE(LOWER([.D312]);&quot;'&quot;;&quot;''&quot;);&quot;');&quot;)" office:value-type="string" office:string-value="insert into palabras(id, castellano, ingles, latin) values(311, 'mayoría', 'majority', 'plures');" calcext:value-type="string">
            <text:p>insert into palabras(id, castellano, ingles, latin) values(311, 'mayoría', 'majority', 'plures');</text:p>
          </table:table-cell>
        </table:table-row>
        <table:table-row table:style-name="ro1">
          <table:table-cell table:formula="of:=[.A312]+1" office:value-type="float" office:value="312" calcext:value-type="float">
            <text:p>312</text:p>
          </table:table-cell>
          <table:table-cell office:value-type="string" calcext:value-type="string">
            <text:p>Luz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Lux</text:p>
          </table:table-cell>
          <table:table-cell/>
          <table:table-cell table:formula="of:=IF([.B313]=[.D31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13];&quot;, '&quot;;SUBSTITUTE(LOWER([.B313]);&quot;'&quot;;&quot;''&quot;);&quot;', '&quot;;SUBSTITUTE(LOWER([.C313]);&quot;'&quot;;&quot;''&quot;);&quot;', '&quot;;SUBSTITUTE(LOWER([.D313]);&quot;'&quot;;&quot;''&quot;);&quot;');&quot;)" office:value-type="string" office:string-value="insert into palabras(id, castellano, ingles, latin) values(312, 'luz', 'light', 'lux');" calcext:value-type="string">
            <text:p>insert into palabras(id, castellano, ingles, latin) values(312, 'luz', 'light', 'lux');</text:p>
          </table:table-cell>
        </table:table-row>
        <table:table-row table:style-name="ro1">
          <table:table-cell table:formula="of:=[.A313]+1" office:value-type="float" office:value="313" calcext:value-type="float">
            <text:p>313</text:p>
          </table:table-cell>
          <table:table-cell table:number-columns-repeated="2" office:value-type="string" calcext:value-type="string">
            <text:p>Iba</text:p>
          </table:table-cell>
          <table:table-cell office:value-type="string" calcext:value-type="string">
            <text:p>Ibat</text:p>
          </table:table-cell>
          <table:table-cell/>
          <table:table-cell table:formula="of:=IF([.B314]=[.D31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14];&quot;, '&quot;;SUBSTITUTE(LOWER([.B314]);&quot;'&quot;;&quot;''&quot;);&quot;', '&quot;;SUBSTITUTE(LOWER([.C314]);&quot;'&quot;;&quot;''&quot;);&quot;', '&quot;;SUBSTITUTE(LOWER([.D314]);&quot;'&quot;;&quot;''&quot;);&quot;');&quot;)" office:value-type="string" office:string-value="insert into palabras(id, castellano, ingles, latin) values(313, 'iba', 'iba', 'ibat');" calcext:value-type="string">
            <text:p>insert into palabras(id, castellano, ingles, latin) values(313, 'iba', 'iba', 'ibat');</text:p>
          </table:table-cell>
        </table:table-row>
        <table:table-row table:style-name="ro1">
          <table:table-cell table:formula="of:=[.A314]+1" office:value-type="float" office:value="314" calcext:value-type="float">
            <text:p>314</text:p>
          </table:table-cell>
          <table:table-cell table:number-columns-repeated="2" office:value-type="string" calcext:value-type="string">
            <text:p>Pesetas</text:p>
          </table:table-cell>
          <table:table-cell office:value-type="string" calcext:value-type="string">
            <text:p>Nummus</text:p>
          </table:table-cell>
          <table:table-cell/>
          <table:table-cell table:formula="of:=IF([.B315]=[.D31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15];&quot;, '&quot;;SUBSTITUTE(LOWER([.B315]);&quot;'&quot;;&quot;''&quot;);&quot;', '&quot;;SUBSTITUTE(LOWER([.C315]);&quot;'&quot;;&quot;''&quot;);&quot;', '&quot;;SUBSTITUTE(LOWER([.D315]);&quot;'&quot;;&quot;''&quot;);&quot;');&quot;)" office:value-type="string" office:string-value="insert into palabras(id, castellano, ingles, latin) values(314, 'pesetas', 'pesetas', 'nummus');" calcext:value-type="string">
            <text:p>insert into palabras(id, castellano, ingles, latin) values(314, 'pesetas', 'pesetas', 'nummus');</text:p>
          </table:table-cell>
        </table:table-row>
        <table:table-row table:style-name="ro1">
          <table:table-cell table:formula="of:=[.A315]+1" office:value-type="float" office:value="315" calcext:value-type="float">
            <text:p>315</text:p>
          </table:table-cell>
          <table:table-cell office:value-type="string" calcext:value-type="string">
            <text:p>Orden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Ordo</text:p>
          </table:table-cell>
          <table:table-cell/>
          <table:table-cell table:formula="of:=IF([.B316]=[.D31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16];&quot;, '&quot;;SUBSTITUTE(LOWER([.B316]);&quot;'&quot;;&quot;''&quot;);&quot;', '&quot;;SUBSTITUTE(LOWER([.C316]);&quot;'&quot;;&quot;''&quot;);&quot;', '&quot;;SUBSTITUTE(LOWER([.D316]);&quot;'&quot;;&quot;''&quot;);&quot;');&quot;)" office:value-type="string" office:string-value="insert into palabras(id, castellano, ingles, latin) values(315, 'orden', 'order', 'ordo');" calcext:value-type="string">
            <text:p>insert into palabras(id, castellano, ingles, latin) values(315, 'orden', 'order', 'ordo');</text:p>
          </table:table-cell>
        </table:table-row>
        <table:table-row table:style-name="ro1">
          <table:table-cell table:formula="of:=[.A316]+1" office:value-type="float" office:value="316" calcext:value-type="float">
            <text:p>316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Hispanicus</text:p>
          </table:table-cell>
          <table:table-cell/>
          <table:table-cell table:formula="of:=IF([.B317]=[.D31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17];&quot;, '&quot;;SUBSTITUTE(LOWER([.B317]);&quot;'&quot;;&quot;''&quot;);&quot;', '&quot;;SUBSTITUTE(LOWER([.C317]);&quot;'&quot;;&quot;''&quot;);&quot;', '&quot;;SUBSTITUTE(LOWER([.D317]);&quot;'&quot;;&quot;''&quot;);&quot;');&quot;)" office:value-type="string" office:string-value="insert into palabras(id, castellano, ingles, latin) values(316, 'español', 'spanish', 'hispanicus');" calcext:value-type="string">
            <text:p>insert into palabras(id, castellano, ingles, latin) values(316, 'español', 'spanish', 'hispanicus');</text:p>
          </table:table-cell>
        </table:table-row>
        <table:table-row table:style-name="ro1">
          <table:table-cell table:formula="of:=[.A317]+1" office:value-type="float" office:value="317" calcext:value-type="float">
            <text:p>317</text:p>
          </table:table-cell>
          <table:table-cell office:value-type="string" calcext:value-type="string">
            <text:p>Buena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onus</text:p>
          </table:table-cell>
          <table:table-cell/>
          <table:table-cell table:formula="of:=IF([.B318]=[.D31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18];&quot;, '&quot;;SUBSTITUTE(LOWER([.B318]);&quot;'&quot;;&quot;''&quot;);&quot;', '&quot;;SUBSTITUTE(LOWER([.C318]);&quot;'&quot;;&quot;''&quot;);&quot;', '&quot;;SUBSTITUTE(LOWER([.D318]);&quot;'&quot;;&quot;''&quot;);&quot;');&quot;)" office:value-type="string" office:string-value="insert into palabras(id, castellano, ingles, latin) values(317, 'buena', 'good', 'bonus');" calcext:value-type="string">
            <text:p>insert into palabras(id, castellano, ingles, latin) values(317, 'buena', 'good', 'bonus');</text:p>
          </table:table-cell>
        </table:table-row>
        <table:table-row table:style-name="ro1">
          <table:table-cell table:formula="of:=[.A318]+1" office:value-type="float" office:value="318" calcext:value-type="float">
            <text:p>318</text:p>
          </table:table-cell>
          <table:table-cell office:value-type="string" calcext:value-type="string">
            <text:p>Quiere</text:p>
          </table:table-cell>
          <table:table-cell office:value-type="string" calcext:value-type="string">
            <text:p>Wants</text:p>
          </table:table-cell>
          <table:table-cell office:value-type="string" calcext:value-type="string">
            <text:p>Vult</text:p>
          </table:table-cell>
          <table:table-cell/>
          <table:table-cell table:formula="of:=IF([.B319]=[.D31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19];&quot;, '&quot;;SUBSTITUTE(LOWER([.B319]);&quot;'&quot;;&quot;''&quot;);&quot;', '&quot;;SUBSTITUTE(LOWER([.C319]);&quot;'&quot;;&quot;''&quot;);&quot;', '&quot;;SUBSTITUTE(LOWER([.D319]);&quot;'&quot;;&quot;''&quot;);&quot;');&quot;)" office:value-type="string" office:string-value="insert into palabras(id, castellano, ingles, latin) values(318, 'quiere', 'wants', 'vult');" calcext:value-type="string">
            <text:p>insert into palabras(id, castellano, ingles, latin) values(318, 'quiere', 'wants', 'vult');</text:p>
          </table:table-cell>
        </table:table-row>
        <table:table-row table:style-name="ro2">
          <table:table-cell table:formula="of:=[.A319]+1" office:value-type="float" office:value="319" calcext:value-type="float">
            <text:p>319</text:p>
          </table:table-cell>
          <table:table-cell office:value-type="string" calcext:value-type="string">
            <text:p>Programa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Programmata</text:p>
          </table:table-cell>
          <table:table-cell/>
          <table:table-cell table:formula="of:=IF([.B320]=[.D32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20];&quot;, '&quot;;SUBSTITUTE(LOWER([.B320]);&quot;'&quot;;&quot;''&quot;);&quot;', '&quot;;SUBSTITUTE(LOWER([.C320]);&quot;'&quot;;&quot;''&quot;);&quot;', '&quot;;SUBSTITUTE(LOWER([.D320]);&quot;'&quot;;&quot;''&quot;);&quot;');&quot;)" office:value-type="string" office:string-value="insert into palabras(id, castellano, ingles, latin) values(319, 'programa', 'program', 'programmata');" calcext:value-type="string">
            <text:p>insert into palabras(id, castellano, ingles, latin) values(319, 'programa', 'program', 'programmata');</text:p>
          </table:table-cell>
        </table:table-row>
        <table:table-row table:style-name="ro1">
          <table:table-cell table:formula="of:=[.A320]+1" office:value-type="float" office:value="320" calcext:value-type="float">
            <text:p>320</text:p>
          </table:table-cell>
          <table:table-cell office:value-type="string" calcext:value-type="string">
            <text:p>Palabras</text:p>
          </table:table-cell>
          <table:table-cell office:value-type="string" calcext:value-type="string">
            <text:p>Words</text:p>
          </table:table-cell>
          <table:table-cell office:value-type="string" calcext:value-type="string">
            <text:p>Verba</text:p>
          </table:table-cell>
          <table:table-cell/>
          <table:table-cell table:formula="of:=IF([.B321]=[.D32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21];&quot;, '&quot;;SUBSTITUTE(LOWER([.B321]);&quot;'&quot;;&quot;''&quot;);&quot;', '&quot;;SUBSTITUTE(LOWER([.C321]);&quot;'&quot;;&quot;''&quot;);&quot;', '&quot;;SUBSTITUTE(LOWER([.D321]);&quot;'&quot;;&quot;''&quot;);&quot;');&quot;)" office:value-type="string" office:string-value="insert into palabras(id, castellano, ingles, latin) values(320, 'palabras', 'words', 'verba');" calcext:value-type="string">
            <text:p>insert into palabras(id, castellano, ingles, latin) values(320, 'palabras', 'words', 'verba');</text:p>
          </table:table-cell>
        </table:table-row>
        <table:table-row table:style-name="ro2">
          <table:table-cell table:formula="of:=[.A321]+1" office:value-type="float" office:value="321" calcext:value-type="float">
            <text:p>321</text:p>
          </table:table-cell>
          <table:table-cell office:value-type="string" calcext:value-type="string">
            <text:p>Internacional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Internationale</text:p>
          </table:table-cell>
          <table:table-cell/>
          <table:table-cell table:formula="of:=IF([.B322]=[.D32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22];&quot;, '&quot;;SUBSTITUTE(LOWER([.B322]);&quot;'&quot;;&quot;''&quot;);&quot;', '&quot;;SUBSTITUTE(LOWER([.C322]);&quot;'&quot;;&quot;''&quot;);&quot;', '&quot;;SUBSTITUTE(LOWER([.D322]);&quot;'&quot;;&quot;''&quot;);&quot;');&quot;)" office:value-type="string" office:string-value="insert into palabras(id, castellano, ingles, latin) values(321, 'internacional', 'international', 'internationale');" calcext:value-type="string">
            <text:p>insert into palabras(id, castellano, ingles, latin) values(321, 'internacional', 'international', 'internationale');</text:p>
          </table:table-cell>
        </table:table-row>
        <table:table-row table:style-name="ro1">
          <table:table-cell table:formula="of:=[.A322]+1" office:value-type="float" office:value="322" calcext:value-type="float">
            <text:p>322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Eunt</text:p>
          </table:table-cell>
          <table:table-cell/>
          <table:table-cell table:formula="of:=IF([.B323]=[.D32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23];&quot;, '&quot;;SUBSTITUTE(LOWER([.B323]);&quot;'&quot;;&quot;''&quot;);&quot;', '&quot;;SUBSTITUTE(LOWER([.C323]);&quot;'&quot;;&quot;''&quot;);&quot;', '&quot;;SUBSTITUTE(LOWER([.D323]);&quot;'&quot;;&quot;''&quot;);&quot;');&quot;)" office:value-type="string" office:string-value="insert into palabras(id, castellano, ingles, latin) values(322, 'van', 'go', 'eunt');" calcext:value-type="string">
            <text:p>insert into palabras(id, castellano, ingles, latin) values(322, 'van', 'go', 'eunt');</text:p>
          </table:table-cell>
        </table:table-row>
        <table:table-row table:style-name="ro1">
          <table:table-cell table:formula="of:=[.A323]+1" office:value-type="float" office:value="323" calcext:value-type="float">
            <text:p>323</text:p>
          </table:table-cell>
          <table:table-cell office:value-type="string" calcext:value-type="string">
            <text:p>Esas</text:p>
          </table:table-cell>
          <table:table-cell office:value-type="string" calcext:value-type="string">
            <text:p>Those</text:p>
          </table:table-cell>
          <table:table-cell office:value-type="string" calcext:value-type="string">
            <text:p>Illa</text:p>
          </table:table-cell>
          <table:table-cell/>
          <table:table-cell table:formula="of:=IF([.B324]=[.D32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24];&quot;, '&quot;;SUBSTITUTE(LOWER([.B324]);&quot;'&quot;;&quot;''&quot;);&quot;', '&quot;;SUBSTITUTE(LOWER([.C324]);&quot;'&quot;;&quot;''&quot;);&quot;', '&quot;;SUBSTITUTE(LOWER([.D324]);&quot;'&quot;;&quot;''&quot;);&quot;');&quot;)" office:value-type="string" office:string-value="insert into palabras(id, castellano, ingles, latin) values(323, 'esas', 'those', 'illa');" calcext:value-type="string">
            <text:p>insert into palabras(id, castellano, ingles, latin) values(323, 'esas', 'those', 'illa');</text:p>
          </table:table-cell>
        </table:table-row>
        <table:table-row table:style-name="ro1">
          <table:table-cell table:formula="of:=[.A324]+1" office:value-type="float" office:value="324" calcext:value-type="float">
            <text:p>324</text:p>
          </table:table-cell>
          <table:table-cell office:value-type="string" calcext:value-type="string">
            <text:p>Segunda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Secunda</text:p>
          </table:table-cell>
          <table:table-cell/>
          <table:table-cell table:formula="of:=IF([.B325]=[.D32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25];&quot;, '&quot;;SUBSTITUTE(LOWER([.B325]);&quot;'&quot;;&quot;''&quot;);&quot;', '&quot;;SUBSTITUTE(LOWER([.C325]);&quot;'&quot;;&quot;''&quot;);&quot;', '&quot;;SUBSTITUTE(LOWER([.D325]);&quot;'&quot;;&quot;''&quot;);&quot;');&quot;)" office:value-type="string" office:string-value="insert into palabras(id, castellano, ingles, latin) values(324, 'segunda', 'second', 'secunda');" calcext:value-type="string">
            <text:p>insert into palabras(id, castellano, ingles, latin) values(324, 'segunda', 'second', 'secunda');</text:p>
          </table:table-cell>
        </table:table-row>
        <table:table-row table:style-name="ro1">
          <table:table-cell table:formula="of:=[.A325]+1" office:value-type="float" office:value="325" calcext:value-type="float">
            <text:p>325</text:p>
          </table:table-cell>
          <table:table-cell office:value-type="string" calcext:value-type="string">
            <text:p>Empresa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Societas</text:p>
          </table:table-cell>
          <table:table-cell/>
          <table:table-cell table:formula="of:=IF([.B326]=[.D32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26];&quot;, '&quot;;SUBSTITUTE(LOWER([.B326]);&quot;'&quot;;&quot;''&quot;);&quot;', '&quot;;SUBSTITUTE(LOWER([.C326]);&quot;'&quot;;&quot;''&quot;);&quot;', '&quot;;SUBSTITUTE(LOWER([.D326]);&quot;'&quot;;&quot;''&quot;);&quot;');&quot;)" office:value-type="string" office:string-value="insert into palabras(id, castellano, ingles, latin) values(325, 'empresa', 'company', 'societas');" calcext:value-type="string">
            <text:p>insert into palabras(id, castellano, ingles, latin) values(325, 'empresa', 'company', 'societas');</text:p>
          </table:table-cell>
        </table:table-row>
        <table:table-row table:style-name="ro1">
          <table:table-cell table:formula="of:=[.A326]+1" office:value-type="float" office:value="326" calcext:value-type="float">
            <text:p>326</text:p>
          </table:table-cell>
          <table:table-cell office:value-type="string" calcext:value-type="string">
            <text:p>Puesto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cum</text:p>
          </table:table-cell>
          <table:table-cell/>
          <table:table-cell table:formula="of:=IF([.B327]=[.D32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27];&quot;, '&quot;;SUBSTITUTE(LOWER([.B327]);&quot;'&quot;;&quot;''&quot;);&quot;', '&quot;;SUBSTITUTE(LOWER([.C327]);&quot;'&quot;;&quot;''&quot;);&quot;', '&quot;;SUBSTITUTE(LOWER([.D327]);&quot;'&quot;;&quot;''&quot;);&quot;');&quot;)" office:value-type="string" office:string-value="insert into palabras(id, castellano, ingles, latin) values(326, 'puesto', 'post', 'locum');" calcext:value-type="string">
            <text:p>insert into palabras(id, castellano, ingles, latin) values(326, 'puesto', 'post', 'locum');</text:p>
          </table:table-cell>
        </table:table-row>
        <table:table-row table:style-name="ro1">
          <table:table-cell table:formula="of:=[.A327]+1" office:value-type="float" office:value="327" calcext:value-type="float">
            <text:p>327</text:p>
          </table:table-cell>
          <table:table-cell office:value-type="string" calcext:value-type="string">
            <text:p>Ahí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Ibi</text:p>
          </table:table-cell>
          <table:table-cell/>
          <table:table-cell table:formula="of:=IF([.B328]=[.D32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28];&quot;, '&quot;;SUBSTITUTE(LOWER([.B328]);&quot;'&quot;;&quot;''&quot;);&quot;', '&quot;;SUBSTITUTE(LOWER([.C328]);&quot;'&quot;;&quot;''&quot;);&quot;', '&quot;;SUBSTITUTE(LOWER([.D328]);&quot;'&quot;;&quot;''&quot;);&quot;');&quot;)" office:value-type="string" office:string-value="insert into palabras(id, castellano, ingles, latin) values(327, 'ahí', 'there', 'ibi');" calcext:value-type="string">
            <text:p>insert into palabras(id, castellano, ingles, latin) values(327, 'ahí', 'there', 'ibi');</text:p>
          </table:table-cell>
        </table:table-row>
        <table:table-row table:style-name="ro1">
          <table:table-cell table:formula="of:=[.A328]+1" office:value-type="float" office:value="328" calcext:value-type="float">
            <text:p>328</text:p>
          </table:table-cell>
          <table:table-cell office:value-type="string" calcext:value-type="string">
            <text:p>Propia</text:p>
          </table:table-cell>
          <table:table-cell office:value-type="string" calcext:value-type="string">
            <text:p>Own</text:p>
          </table:table-cell>
          <table:table-cell office:value-type="string" calcext:value-type="string">
            <text:p>Sua</text:p>
          </table:table-cell>
          <table:table-cell/>
          <table:table-cell table:formula="of:=IF([.B329]=[.D32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29];&quot;, '&quot;;SUBSTITUTE(LOWER([.B329]);&quot;'&quot;;&quot;''&quot;);&quot;', '&quot;;SUBSTITUTE(LOWER([.C329]);&quot;'&quot;;&quot;''&quot;);&quot;', '&quot;;SUBSTITUTE(LOWER([.D329]);&quot;'&quot;;&quot;''&quot;);&quot;');&quot;)" office:value-type="string" office:string-value="insert into palabras(id, castellano, ingles, latin) values(328, 'propia', 'own', 'sua');" calcext:value-type="string">
            <text:p>insert into palabras(id, castellano, ingles, latin) values(328, 'propia', 'own', 'sua');</text:p>
          </table:table-cell>
        </table:table-row>
        <table:table-row table:style-name="ro1">
          <table:table-cell table:formula="of:=[.A329]+1" office:value-type="float" office:value="329" calcext:value-type="float">
            <text:p>329</text:p>
          </table:table-cell>
          <table:table-cell office:value-type="string" calcext:value-type="string">
            <text:p>Libro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Liber</text:p>
          </table:table-cell>
          <table:table-cell/>
          <table:table-cell table:formula="of:=IF([.B330]=[.D33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30];&quot;, '&quot;;SUBSTITUTE(LOWER([.B330]);&quot;'&quot;;&quot;''&quot;);&quot;', '&quot;;SUBSTITUTE(LOWER([.C330]);&quot;'&quot;;&quot;''&quot;);&quot;', '&quot;;SUBSTITUTE(LOWER([.D330]);&quot;'&quot;;&quot;''&quot;);&quot;');&quot;)" office:value-type="string" office:string-value="insert into palabras(id, castellano, ingles, latin) values(329, 'libro', 'book', 'liber');" calcext:value-type="string">
            <text:p>insert into palabras(id, castellano, ingles, latin) values(329, 'libro', 'book', 'liber');</text:p>
          </table:table-cell>
        </table:table-row>
        <table:table-row table:style-name="ro1">
          <table:table-cell table:formula="of:=[.A330]+1" office:value-type="float" office:value="330" calcext:value-type="float">
            <text:p>330</text:p>
          </table:table-cell>
          <table:table-cell office:value-type="string" calcext:value-type="string">
            <text:p>Igual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Aequalis</text:p>
          </table:table-cell>
          <table:table-cell/>
          <table:table-cell table:formula="of:=IF([.B331]=[.D33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31];&quot;, '&quot;;SUBSTITUTE(LOWER([.B331]);&quot;'&quot;;&quot;''&quot;);&quot;', '&quot;;SUBSTITUTE(LOWER([.C331]);&quot;'&quot;;&quot;''&quot;);&quot;', '&quot;;SUBSTITUTE(LOWER([.D331]);&quot;'&quot;;&quot;''&quot;);&quot;');&quot;)" office:value-type="string" office:string-value="insert into palabras(id, castellano, ingles, latin) values(330, 'igual', 'same', 'aequalis');" calcext:value-type="string">
            <text:p>insert into palabras(id, castellano, ingles, latin) values(330, 'igual', 'same', 'aequalis');</text:p>
          </table:table-cell>
        </table:table-row>
        <table:table-row table:style-name="ro1">
          <table:table-cell table:formula="of:=[.A331]+1" office:value-type="float" office:value="331" calcext:value-type="float">
            <text:p>331</text:p>
          </table:table-cell>
          <table:table-cell office:value-type="string" calcext:value-type="string">
            <text:p>Político</text:p>
          </table:table-cell>
          <table:table-cell office:value-type="string" calcext:value-type="string">
            <text:p>Political</text:p>
          </table:table-cell>
          <table:table-cell office:value-type="string" calcext:value-type="string">
            <text:p>Politicus</text:p>
          </table:table-cell>
          <table:table-cell/>
          <table:table-cell table:formula="of:=IF([.B332]=[.D33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32];&quot;, '&quot;;SUBSTITUTE(LOWER([.B332]);&quot;'&quot;;&quot;''&quot;);&quot;', '&quot;;SUBSTITUTE(LOWER([.C332]);&quot;'&quot;;&quot;''&quot;);&quot;', '&quot;;SUBSTITUTE(LOWER([.D332]);&quot;'&quot;;&quot;''&quot;);&quot;');&quot;)" office:value-type="string" office:string-value="insert into palabras(id, castellano, ingles, latin) values(331, 'político', 'political', 'politicus');" calcext:value-type="string">
            <text:p>insert into palabras(id, castellano, ingles, latin) values(331, 'político', 'political', 'politicus');</text:p>
          </table:table-cell>
        </table:table-row>
        <table:table-row table:style-name="ro1">
          <table:table-cell table:formula="of:=[.A332]+1" office:value-type="float" office:value="332" calcext:value-type="float">
            <text:p>332</text:p>
          </table:table-cell>
          <table:table-cell office:value-type="string" calcext:value-type="string">
            <text:p>Persona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Persona</text:p>
          </table:table-cell>
          <table:table-cell/>
          <table:table-cell table:formula="of:=IF([.B333]=[.D333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333];&quot;, '&quot;;SUBSTITUTE(LOWER([.B333]);&quot;'&quot;;&quot;''&quot;);&quot;', '&quot;;SUBSTITUTE(LOWER([.C333]);&quot;'&quot;;&quot;''&quot;);&quot;', '&quot;;SUBSTITUTE(LOWER([.D333]);&quot;'&quot;;&quot;''&quot;);&quot;');&quot;)" office:value-type="string" office:string-value="insert into palabras(id, castellano, ingles, latin) values(332, 'persona', 'person', 'persona');" calcext:value-type="string">
            <text:p>insert into palabras(id, castellano, ingles, latin) values(332, 'persona', 'person', 'persona');</text:p>
          </table:table-cell>
        </table:table-row>
        <table:table-row table:style-name="ro1">
          <table:table-cell table:formula="of:=[.A333]+1" office:value-type="float" office:value="333" calcext:value-type="float">
            <text:p>333</text:p>
          </table:table-cell>
          <table:table-cell office:value-type="string" calcext:value-type="string">
            <text:p>Últimos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Novissimus</text:p>
          </table:table-cell>
          <table:table-cell/>
          <table:table-cell table:formula="of:=IF([.B334]=[.D33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34];&quot;, '&quot;;SUBSTITUTE(LOWER([.B334]);&quot;'&quot;;&quot;''&quot;);&quot;', '&quot;;SUBSTITUTE(LOWER([.C334]);&quot;'&quot;;&quot;''&quot;);&quot;', '&quot;;SUBSTITUTE(LOWER([.D334]);&quot;'&quot;;&quot;''&quot;);&quot;');&quot;)" office:value-type="string" office:string-value="insert into palabras(id, castellano, ingles, latin) values(333, 'últimos', 'latest', 'novissimus');" calcext:value-type="string">
            <text:p>insert into palabras(id, castellano, ingles, latin) values(333, 'últimos', 'latest', 'novissimus');</text:p>
          </table:table-cell>
        </table:table-row>
        <table:table-row table:style-name="ro1">
          <table:table-cell table:formula="of:=[.A334]+1" office:value-type="float" office:value="334" calcext:value-type="float">
            <text:p>334</text:p>
          </table:table-cell>
          <table:table-cell office:value-type="string" calcext:value-type="string">
            <text:p>Ellas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Illae</text:p>
          </table:table-cell>
          <table:table-cell/>
          <table:table-cell table:formula="of:=IF([.B335]=[.D33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35];&quot;, '&quot;;SUBSTITUTE(LOWER([.B335]);&quot;'&quot;;&quot;''&quot;);&quot;', '&quot;;SUBSTITUTE(LOWER([.C335]);&quot;'&quot;;&quot;''&quot;);&quot;', '&quot;;SUBSTITUTE(LOWER([.D335]);&quot;'&quot;;&quot;''&quot;);&quot;');&quot;)" office:value-type="string" office:string-value="insert into palabras(id, castellano, ingles, latin) values(334, 'ellas', 'they', 'illae');" calcext:value-type="string">
            <text:p>insert into palabras(id, castellano, ingles, latin) values(334, 'ellas', 'they', 'illae');</text:p>
          </table:table-cell>
        </table:table-row>
        <table:table-row table:style-name="ro1">
          <table:table-cell table:formula="of:=[.A335]+1" office:value-type="float" office:value="335" calcext:value-type="float">
            <text:p>335</text:p>
          </table:table-cell>
          <table:table-cell table:number-columns-repeated="2" office:value-type="string" calcext:value-type="string">
            <text:p>Total</text:p>
          </table:table-cell>
          <table:table-cell office:value-type="string" calcext:value-type="string">
            <text:p>Totus</text:p>
          </table:table-cell>
          <table:table-cell/>
          <table:table-cell table:formula="of:=IF([.B336]=[.D33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36];&quot;, '&quot;;SUBSTITUTE(LOWER([.B336]);&quot;'&quot;;&quot;''&quot;);&quot;', '&quot;;SUBSTITUTE(LOWER([.C336]);&quot;'&quot;;&quot;''&quot;);&quot;', '&quot;;SUBSTITUTE(LOWER([.D336]);&quot;'&quot;;&quot;''&quot;);&quot;');&quot;)" office:value-type="string" office:string-value="insert into palabras(id, castellano, ingles, latin) values(335, 'total', 'total', 'totus');" calcext:value-type="string">
            <text:p>insert into palabras(id, castellano, ingles, latin) values(335, 'total', 'total', 'totus');</text:p>
          </table:table-cell>
        </table:table-row>
        <table:table-row table:style-name="ro1">
          <table:table-cell table:formula="of:=[.A336]+1" office:value-type="float" office:value="336" calcext:value-type="float">
            <text:p>336</text:p>
          </table:table-cell>
          <table:table-cell office:value-type="string" calcext:value-type="string">
            <text:p>Dios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Deus</text:p>
          </table:table-cell>
          <table:table-cell/>
          <table:table-cell table:formula="of:=IF([.B337]=[.D33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37];&quot;, '&quot;;SUBSTITUTE(LOWER([.B337]);&quot;'&quot;;&quot;''&quot;);&quot;', '&quot;;SUBSTITUTE(LOWER([.C337]);&quot;'&quot;;&quot;''&quot;);&quot;', '&quot;;SUBSTITUTE(LOWER([.D337]);&quot;'&quot;;&quot;''&quot;);&quot;');&quot;)" office:value-type="string" office:string-value="insert into palabras(id, castellano, ingles, latin) values(336, 'dios', 'god', 'deus');" calcext:value-type="string">
            <text:p>insert into palabras(id, castellano, ingles, latin) values(336, 'dios', 'god', 'deus');</text:p>
          </table:table-cell>
        </table:table-row>
        <table:table-row table:style-name="ro1">
          <table:table-cell table:formula="of:=[.A337]+1" office:value-type="float" office:value="337" calcext:value-type="float">
            <text:p>337</text:p>
          </table:table-cell>
          <table:table-cell office:value-type="string" calcext:value-type="string">
            <text:p>Española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Hispanica</text:p>
          </table:table-cell>
          <table:table-cell/>
          <table:table-cell table:formula="of:=IF([.B338]=[.D33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38];&quot;, '&quot;;SUBSTITUTE(LOWER([.B338]);&quot;'&quot;;&quot;''&quot;);&quot;', '&quot;;SUBSTITUTE(LOWER([.C338]);&quot;'&quot;;&quot;''&quot;);&quot;', '&quot;;SUBSTITUTE(LOWER([.D338]);&quot;'&quot;;&quot;''&quot;);&quot;');&quot;)" office:value-type="string" office:string-value="insert into palabras(id, castellano, ingles, latin) values(337, 'española', 'spanish', 'hispanica');" calcext:value-type="string">
            <text:p>insert into palabras(id, castellano, ingles, latin) values(337, 'española', 'spanish', 'hispanica');</text:p>
          </table:table-cell>
        </table:table-row>
        <table:table-row table:style-name="ro2">
          <table:table-cell table:formula="of:=[.A338]+1" office:value-type="float" office:value="338" calcext:value-type="float">
            <text:p>338</text:p>
          </table:table-cell>
          <table:table-cell office:value-type="string" calcext:value-type="string">
            <text:p>Condiciones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Condiciones</text:p>
          </table:table-cell>
          <table:table-cell/>
          <table:table-cell table:formula="of:=IF([.B339]=[.D339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339];&quot;, '&quot;;SUBSTITUTE(LOWER([.B339]);&quot;'&quot;;&quot;''&quot;);&quot;', '&quot;;SUBSTITUTE(LOWER([.C339]);&quot;'&quot;;&quot;''&quot;);&quot;', '&quot;;SUBSTITUTE(LOWER([.D339]);&quot;'&quot;;&quot;''&quot;);&quot;');&quot;)" office:value-type="string" office:string-value="insert into palabras(id, castellano, ingles, latin) values(338, 'condiciones', 'conditions', 'condiciones');" calcext:value-type="string">
            <text:p>insert into palabras(id, castellano, ingles, latin) values(338, 'condiciones', 'conditions', 'condiciones');</text:p>
          </table:table-cell>
        </table:table-row>
        <table:table-row table:style-name="ro1">
          <table:table-cell table:formula="of:=[.A339]+1" office:value-type="float" office:value="339" calcext:value-type="float">
            <text:p>339</text:p>
          </table:table-cell>
          <table:table-cell office:value-type="string" calcext:value-type="string">
            <text:p>Méxic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icum</text:p>
          </table:table-cell>
          <table:table-cell/>
          <table:table-cell table:formula="of:=IF([.B340]=[.D34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40];&quot;, '&quot;;SUBSTITUTE(LOWER([.B340]);&quot;'&quot;;&quot;''&quot;);&quot;', '&quot;;SUBSTITUTE(LOWER([.C340]);&quot;'&quot;;&quot;''&quot;);&quot;', '&quot;;SUBSTITUTE(LOWER([.D340]);&quot;'&quot;;&quot;''&quot;);&quot;');&quot;)" office:value-type="string" office:string-value="insert into palabras(id, castellano, ingles, latin) values(339, 'méxico', 'mexico', 'mexicum');" calcext:value-type="string">
            <text:p>insert into palabras(id, castellano, ingles, latin) values(339, 'méxico', 'mexico', 'mexicum');</text:p>
          </table:table-cell>
        </table:table-row>
        <table:table-row table:style-name="ro1">
          <table:table-cell table:formula="of:=[.A340]+1" office:value-type="float" office:value="340" calcext:value-type="float">
            <text:p>340</text:p>
          </table:table-cell>
          <table:table-cell office:value-type="string" calcext:value-type="string">
            <text:p>Fuerza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Vis</text:p>
          </table:table-cell>
          <table:table-cell/>
          <table:table-cell table:formula="of:=IF([.B341]=[.D34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41];&quot;, '&quot;;SUBSTITUTE(LOWER([.B341]);&quot;'&quot;;&quot;''&quot;);&quot;', '&quot;;SUBSTITUTE(LOWER([.C341]);&quot;'&quot;;&quot;''&quot;);&quot;', '&quot;;SUBSTITUTE(LOWER([.D341]);&quot;'&quot;;&quot;''&quot;);&quot;');&quot;)" office:value-type="string" office:string-value="insert into palabras(id, castellano, ingles, latin) values(340, 'fuerza', 'force', 'vis');" calcext:value-type="string">
            <text:p>insert into palabras(id, castellano, ingles, latin) values(340, 'fuerza', 'force', 'vis');</text:p>
          </table:table-cell>
        </table:table-row>
        <table:table-row table:style-name="ro1">
          <table:table-cell table:formula="of:=[.A341]+1" office:value-type="float" office:value="341" calcext:value-type="float">
            <text:p>341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Solus</text:p>
          </table:table-cell>
          <table:table-cell/>
          <table:table-cell table:formula="of:=IF([.B342]=[.D34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42];&quot;, '&quot;;SUBSTITUTE(LOWER([.B342]);&quot;'&quot;;&quot;''&quot;);&quot;', '&quot;;SUBSTITUTE(LOWER([.C342]);&quot;'&quot;;&quot;''&quot;);&quot;', '&quot;;SUBSTITUTE(LOWER([.D342]);&quot;'&quot;;&quot;''&quot;);&quot;');&quot;)" office:value-type="string" office:string-value="insert into palabras(id, castellano, ingles, latin) values(341, 'solo', 'only', 'solus');" calcext:value-type="string">
            <text:p>insert into palabras(id, castellano, ingles, latin) values(341, 'solo', 'only', 'solus');</text:p>
          </table:table-cell>
        </table:table-row>
        <table:table-row table:style-name="ro1">
          <table:table-cell table:formula="of:=[.A342]+1" office:value-type="float" office:value="342" calcext:value-type="float">
            <text:p>342</text:p>
          </table:table-cell>
          <table:table-cell office:value-type="string" calcext:value-type="string">
            <text:p>Único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Unicus</text:p>
          </table:table-cell>
          <table:table-cell/>
          <table:table-cell table:formula="of:=IF([.B343]=[.D34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43];&quot;, '&quot;;SUBSTITUTE(LOWER([.B343]);&quot;'&quot;;&quot;''&quot;);&quot;', '&quot;;SUBSTITUTE(LOWER([.C343]);&quot;'&quot;;&quot;''&quot;);&quot;', '&quot;;SUBSTITUTE(LOWER([.D343]);&quot;'&quot;;&quot;''&quot;);&quot;');&quot;)" office:value-type="string" office:string-value="insert into palabras(id, castellano, ingles, latin) values(342, 'único', 'unique', 'unicus');" calcext:value-type="string">
            <text:p>insert into palabras(id, castellano, ingles, latin) values(342, 'único', 'unique', 'unicus');</text:p>
          </table:table-cell>
        </table:table-row>
        <table:table-row table:style-name="ro1">
          <table:table-cell table:formula="of:=[.A343]+1" office:value-type="float" office:value="343" calcext:value-type="float">
            <text:p>343</text:p>
          </table:table-cell>
          <table:table-cell office:value-type="string" calcext:value-type="string">
            <text:p>Acció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Actio</text:p>
          </table:table-cell>
          <table:table-cell/>
          <table:table-cell table:formula="of:=IF([.B344]=[.D34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44];&quot;, '&quot;;SUBSTITUTE(LOWER([.B344]);&quot;'&quot;;&quot;''&quot;);&quot;', '&quot;;SUBSTITUTE(LOWER([.C344]);&quot;'&quot;;&quot;''&quot;);&quot;', '&quot;;SUBSTITUTE(LOWER([.D344]);&quot;'&quot;;&quot;''&quot;);&quot;');&quot;)" office:value-type="string" office:string-value="insert into palabras(id, castellano, ingles, latin) values(343, 'acción', 'action', 'actio');" calcext:value-type="string">
            <text:p>insert into palabras(id, castellano, ingles, latin) values(343, 'acción', 'action', 'actio');</text:p>
          </table:table-cell>
        </table:table-row>
        <table:table-row table:style-name="ro1">
          <table:table-cell table:formula="of:=[.A344]+1" office:value-type="float" office:value="344" calcext:value-type="float">
            <text:p>344</text:p>
          </table:table-cell>
          <table:table-cell office:value-type="string" calcext:value-type="string">
            <text:p>Amor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Amor</text:p>
          </table:table-cell>
          <table:table-cell/>
          <table:table-cell table:formula="of:=IF([.B345]=[.D345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345];&quot;, '&quot;;SUBSTITUTE(LOWER([.B345]);&quot;'&quot;;&quot;''&quot;);&quot;', '&quot;;SUBSTITUTE(LOWER([.C345]);&quot;'&quot;;&quot;''&quot;);&quot;', '&quot;;SUBSTITUTE(LOWER([.D345]);&quot;'&quot;;&quot;''&quot;);&quot;');&quot;)" office:value-type="string" office:string-value="insert into palabras(id, castellano, ingles, latin) values(344, 'amor', 'love', 'amor');" calcext:value-type="string">
            <text:p>insert into palabras(id, castellano, ingles, latin) values(344, 'amor', 'love', 'amor');</text:p>
          </table:table-cell>
        </table:table-row>
        <table:table-row table:style-name="ro1">
          <table:table-cell table:formula="of:=[.A345]+1" office:value-type="float" office:value="345" calcext:value-type="float">
            <text:p>345</text:p>
          </table:table-cell>
          <table:table-cell office:value-type="string" calcext:value-type="string">
            <text:p>Policía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raesidium</text:p>
          </table:table-cell>
          <table:table-cell/>
          <table:table-cell table:formula="of:=IF([.B346]=[.D34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46];&quot;, '&quot;;SUBSTITUTE(LOWER([.B346]);&quot;'&quot;;&quot;''&quot;);&quot;', '&quot;;SUBSTITUTE(LOWER([.C346]);&quot;'&quot;;&quot;''&quot;);&quot;', '&quot;;SUBSTITUTE(LOWER([.D346]);&quot;'&quot;;&quot;''&quot;);&quot;');&quot;)" office:value-type="string" office:string-value="insert into palabras(id, castellano, ingles, latin) values(345, 'policía', 'police', 'praesidium');" calcext:value-type="string">
            <text:p>insert into palabras(id, castellano, ingles, latin) values(345, 'policía', 'police', 'praesidium');</text:p>
          </table:table-cell>
        </table:table-row>
        <table:table-row table:style-name="ro1">
          <table:table-cell table:formula="of:=[.A346]+1" office:value-type="float" office:value="346" calcext:value-type="float">
            <text:p>346</text:p>
          </table:table-cell>
          <table:table-cell office:value-type="string" calcext:value-type="string">
            <text:p>Puerta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Porta</text:p>
          </table:table-cell>
          <table:table-cell/>
          <table:table-cell table:formula="of:=IF([.B347]=[.D34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47];&quot;, '&quot;;SUBSTITUTE(LOWER([.B347]);&quot;'&quot;;&quot;''&quot;);&quot;', '&quot;;SUBSTITUTE(LOWER([.C347]);&quot;'&quot;;&quot;''&quot;);&quot;', '&quot;;SUBSTITUTE(LOWER([.D347]);&quot;'&quot;;&quot;''&quot;);&quot;');&quot;)" office:value-type="string" office:string-value="insert into palabras(id, castellano, ingles, latin) values(346, 'puerta', 'door', 'porta');" calcext:value-type="string">
            <text:p>insert into palabras(id, castellano, ingles, latin) values(346, 'puerta', 'door', 'porta');</text:p>
          </table:table-cell>
        </table:table-row>
        <table:table-row table:style-name="ro1">
          <table:table-cell table:formula="of:=[.A347]+1" office:value-type="float" office:value="347" calcext:value-type="float">
            <text:p>347</text:p>
          </table:table-cell>
          <table:table-cell office:value-type="string" calcext:value-type="string">
            <text:p>Pesar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Dolor</text:p>
          </table:table-cell>
          <table:table-cell/>
          <table:table-cell table:formula="of:=IF([.B348]=[.D34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48];&quot;, '&quot;;SUBSTITUTE(LOWER([.B348]);&quot;'&quot;;&quot;''&quot;);&quot;', '&quot;;SUBSTITUTE(LOWER([.C348]);&quot;'&quot;;&quot;''&quot;);&quot;', '&quot;;SUBSTITUTE(LOWER([.D348]);&quot;'&quot;;&quot;''&quot;);&quot;');&quot;)" office:value-type="string" office:string-value="insert into palabras(id, castellano, ingles, latin) values(347, 'pesar', 'weigh', 'dolor');" calcext:value-type="string">
            <text:p>insert into palabras(id, castellano, ingles, latin) values(347, 'pesar', 'weigh', 'dolor');</text:p>
          </table:table-cell>
        </table:table-row>
        <table:table-row table:style-name="ro1">
          <table:table-cell table:formula="of:=[.A348]+1" office:value-type="float" office:value="348" calcext:value-type="float">
            <text:p>348</text:p>
          </table:table-cell>
          <table:table-cell office:value-type="string" calcext:value-type="string">
            <text:p>Zona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Regio</text:p>
          </table:table-cell>
          <table:table-cell/>
          <table:table-cell table:formula="of:=IF([.B349]=[.D34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49];&quot;, '&quot;;SUBSTITUTE(LOWER([.B349]);&quot;'&quot;;&quot;''&quot;);&quot;', '&quot;;SUBSTITUTE(LOWER([.C349]);&quot;'&quot;;&quot;''&quot;);&quot;', '&quot;;SUBSTITUTE(LOWER([.D349]);&quot;'&quot;;&quot;''&quot;);&quot;');&quot;)" office:value-type="string" office:string-value="insert into palabras(id, castellano, ingles, latin) values(348, 'zona', 'zone', 'regio');" calcext:value-type="string">
            <text:p>insert into palabras(id, castellano, ingles, latin) values(348, 'zona', 'zone', 'regio');</text:p>
          </table:table-cell>
        </table:table-row>
        <table:table-row table:style-name="ro1">
          <table:table-cell table:formula="of:=[.A349]+1" office:value-type="float" office:value="349" calcext:value-type="float">
            <text:p>349</text:p>
          </table:table-cell>
          <table:table-cell office:value-type="string" calcext:value-type="string">
            <text:p>Sabe</text:p>
          </table:table-cell>
          <table:table-cell office:value-type="string" calcext:value-type="string">
            <text:p>Knows</text:p>
          </table:table-cell>
          <table:table-cell office:value-type="string" calcext:value-type="string">
            <text:p>Scit</text:p>
          </table:table-cell>
          <table:table-cell/>
          <table:table-cell table:formula="of:=IF([.B350]=[.D35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50];&quot;, '&quot;;SUBSTITUTE(LOWER([.B350]);&quot;'&quot;;&quot;''&quot;);&quot;', '&quot;;SUBSTITUTE(LOWER([.C350]);&quot;'&quot;;&quot;''&quot;);&quot;', '&quot;;SUBSTITUTE(LOWER([.D350]);&quot;'&quot;;&quot;''&quot;);&quot;');&quot;)" office:value-type="string" office:string-value="insert into palabras(id, castellano, ingles, latin) values(349, 'sabe', 'knows', 'scit');" calcext:value-type="string">
            <text:p>insert into palabras(id, castellano, ingles, latin) values(349, 'sabe', 'knows', 'scit');</text:p>
          </table:table-cell>
        </table:table-row>
        <table:table-row table:style-name="ro1">
          <table:table-cell table:formula="of:=[.A350]+1" office:value-type="float" office:value="350" calcext:value-type="float">
            <text:p>350</text:p>
          </table:table-cell>
          <table:table-cell office:value-type="string" calcext:value-type="string">
            <text:p>Calle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Via</text:p>
          </table:table-cell>
          <table:table-cell/>
          <table:table-cell table:formula="of:=IF([.B351]=[.D35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51];&quot;, '&quot;;SUBSTITUTE(LOWER([.B351]);&quot;'&quot;;&quot;''&quot;);&quot;', '&quot;;SUBSTITUTE(LOWER([.C351]);&quot;'&quot;;&quot;''&quot;);&quot;', '&quot;;SUBSTITUTE(LOWER([.D351]);&quot;'&quot;;&quot;''&quot;);&quot;');&quot;)" office:value-type="string" office:string-value="insert into palabras(id, castellano, ingles, latin) values(350, 'calle', 'street', 'via');" calcext:value-type="string">
            <text:p>insert into palabras(id, castellano, ingles, latin) values(350, 'calle', 'street', 'via');</text:p>
          </table:table-cell>
        </table:table-row>
        <table:table-row table:style-name="ro1">
          <table:table-cell table:formula="of:=[.A351]+1" office:value-type="float" office:value="351" calcext:value-type="float">
            <text:p>351</text:p>
          </table:table-cell>
          <table:table-cell office:value-type="string" calcext:value-type="string">
            <text:p>Interior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Interior</text:p>
          </table:table-cell>
          <table:table-cell/>
          <table:table-cell table:formula="of:=IF([.B352]=[.D352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352];&quot;, '&quot;;SUBSTITUTE(LOWER([.B352]);&quot;'&quot;;&quot;''&quot;);&quot;', '&quot;;SUBSTITUTE(LOWER([.C352]);&quot;'&quot;;&quot;''&quot;);&quot;', '&quot;;SUBSTITUTE(LOWER([.D352]);&quot;'&quot;;&quot;''&quot;);&quot;');&quot;)" office:value-type="string" office:string-value="insert into palabras(id, castellano, ingles, latin) values(351, 'interior', 'inside', 'interior');" calcext:value-type="string">
            <text:p>insert into palabras(id, castellano, ingles, latin) values(351, 'interior', 'inside', 'interior');</text:p>
          </table:table-cell>
        </table:table-row>
        <table:table-row table:style-name="ro1">
          <table:table-cell table:formula="of:=[.A352]+1" office:value-type="float" office:value="352" calcext:value-type="float">
            <text:p>352</text:p>
          </table:table-cell>
          <table:table-cell office:value-type="string" calcext:value-type="string">
            <text:p>Tampoco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Neque</text:p>
          </table:table-cell>
          <table:table-cell/>
          <table:table-cell table:formula="of:=IF([.B353]=[.D35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53];&quot;, '&quot;;SUBSTITUTE(LOWER([.B353]);&quot;'&quot;;&quot;''&quot;);&quot;', '&quot;;SUBSTITUTE(LOWER([.C353]);&quot;'&quot;;&quot;''&quot;);&quot;', '&quot;;SUBSTITUTE(LOWER([.D353]);&quot;'&quot;;&quot;''&quot;);&quot;');&quot;)" office:value-type="string" office:string-value="insert into palabras(id, castellano, ingles, latin) values(352, 'tampoco', 'nor', 'neque');" calcext:value-type="string">
            <text:p>insert into palabras(id, castellano, ingles, latin) values(352, 'tampoco', 'nor', 'neque');</text:p>
          </table:table-cell>
        </table:table-row>
        <table:table-row table:style-name="ro1">
          <table:table-cell table:formula="of:=[.A353]+1" office:value-type="float" office:value="353" calcext:value-type="float">
            <text:p>353</text:p>
          </table:table-cell>
          <table:table-cell office:value-type="string" calcext:value-type="string">
            <text:p>Música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usica</text:p>
          </table:table-cell>
          <table:table-cell/>
          <table:table-cell table:formula="of:=IF([.B354]=[.D35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54];&quot;, '&quot;;SUBSTITUTE(LOWER([.B354]);&quot;'&quot;;&quot;''&quot;);&quot;', '&quot;;SUBSTITUTE(LOWER([.C354]);&quot;'&quot;;&quot;''&quot;);&quot;', '&quot;;SUBSTITUTE(LOWER([.D354]);&quot;'&quot;;&quot;''&quot;);&quot;');&quot;)" office:value-type="string" office:string-value="insert into palabras(id, castellano, ingles, latin) values(353, 'música', 'music', 'musica');" calcext:value-type="string">
            <text:p>insert into palabras(id, castellano, ingles, latin) values(353, 'música', 'music', 'musica');</text:p>
          </table:table-cell>
        </table:table-row>
        <table:table-row table:style-name="ro1">
          <table:table-cell table:formula="of:=[.A354]+1" office:value-type="float" office:value="354" calcext:value-type="float">
            <text:p>354</text:p>
          </table:table-cell>
          <table:table-cell office:value-type="string" calcext:value-type="string">
            <text:p>Ningú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us</text:p>
          </table:table-cell>
          <table:table-cell/>
          <table:table-cell table:formula="of:=IF([.B355]=[.D35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55];&quot;, '&quot;;SUBSTITUTE(LOWER([.B355]);&quot;'&quot;;&quot;''&quot;);&quot;', '&quot;;SUBSTITUTE(LOWER([.C355]);&quot;'&quot;;&quot;''&quot;);&quot;', '&quot;;SUBSTITUTE(LOWER([.D355]);&quot;'&quot;;&quot;''&quot;);&quot;');&quot;)" office:value-type="string" office:string-value="insert into palabras(id, castellano, ingles, latin) values(354, 'ningún', 'no', 'nullus');" calcext:value-type="string">
            <text:p>insert into palabras(id, castellano, ingles, latin) values(354, 'ningún', 'no', 'nullus');</text:p>
          </table:table-cell>
        </table:table-row>
        <table:table-row table:style-name="ro1">
          <table:table-cell table:formula="of:=[.A355]+1" office:value-type="float" office:value="355" calcext:value-type="float">
            <text:p>355</text:p>
          </table:table-cell>
          <table:table-cell office:value-type="string" calcext:value-type="string">
            <text:p>Vista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Visus</text:p>
          </table:table-cell>
          <table:table-cell/>
          <table:table-cell table:formula="of:=IF([.B356]=[.D35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56];&quot;, '&quot;;SUBSTITUTE(LOWER([.B356]);&quot;'&quot;;&quot;''&quot;);&quot;', '&quot;;SUBSTITUTE(LOWER([.C356]);&quot;'&quot;;&quot;''&quot;);&quot;', '&quot;;SUBSTITUTE(LOWER([.D356]);&quot;'&quot;;&quot;''&quot;);&quot;');&quot;)" office:value-type="string" office:string-value="insert into palabras(id, castellano, ingles, latin) values(355, 'vista', 'view', 'visus');" calcext:value-type="string">
            <text:p>insert into palabras(id, castellano, ingles, latin) values(355, 'vista', 'view', 'visus');</text:p>
          </table:table-cell>
        </table:table-row>
        <table:table-row table:style-name="ro1">
          <table:table-cell table:formula="of:=[.A356]+1" office:value-type="float" office:value="356" calcext:value-type="float">
            <text:p>356</text:p>
          </table:table-cell>
          <table:table-cell office:value-type="string" calcext:value-type="string">
            <text:p>Campo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Campus</text:p>
          </table:table-cell>
          <table:table-cell/>
          <table:table-cell table:formula="of:=IF([.B357]=[.D35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57];&quot;, '&quot;;SUBSTITUTE(LOWER([.B357]);&quot;'&quot;;&quot;''&quot;);&quot;', '&quot;;SUBSTITUTE(LOWER([.C357]);&quot;'&quot;;&quot;''&quot;);&quot;', '&quot;;SUBSTITUTE(LOWER([.D357]);&quot;'&quot;;&quot;''&quot;);&quot;');&quot;)" office:value-type="string" office:string-value="insert into palabras(id, castellano, ingles, latin) values(356, 'campo', 'field', 'campus');" calcext:value-type="string">
            <text:p>insert into palabras(id, castellano, ingles, latin) values(356, 'campo', 'field', 'campus');</text:p>
          </table:table-cell>
        </table:table-row>
        <table:table-row table:style-name="ro1">
          <table:table-cell table:formula="of:=[.A357]+1" office:value-type="float" office:value="357" calcext:value-type="float">
            <text:p>357</text:p>
          </table:table-cell>
          <table:table-cell office:value-type="string" calcext:value-type="string">
            <text:p>Buen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onus</text:p>
          </table:table-cell>
          <table:table-cell/>
          <table:table-cell table:formula="of:=IF([.B358]=[.D35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58];&quot;, '&quot;;SUBSTITUTE(LOWER([.B358]);&quot;'&quot;;&quot;''&quot;);&quot;', '&quot;;SUBSTITUTE(LOWER([.C358]);&quot;'&quot;;&quot;''&quot;);&quot;', '&quot;;SUBSTITUTE(LOWER([.D358]);&quot;'&quot;;&quot;''&quot;);&quot;');&quot;)" office:value-type="string" office:string-value="insert into palabras(id, castellano, ingles, latin) values(357, 'buen', 'good', 'bonus');" calcext:value-type="string">
            <text:p>insert into palabras(id, castellano, ingles, latin) values(357, 'buen', 'good', 'bonus');</text:p>
          </table:table-cell>
        </table:table-row>
        <table:table-row table:style-name="ro1">
          <table:table-cell table:formula="of:=[.A358]+1" office:value-type="float" office:value="358" calcext:value-type="float">
            <text:p>358</text:p>
          </table:table-cell>
          <table:table-cell office:value-type="string" calcext:value-type="string">
            <text:p>Saber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Scire</text:p>
          </table:table-cell>
          <table:table-cell/>
          <table:table-cell table:formula="of:=IF([.B359]=[.D35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59];&quot;, '&quot;;SUBSTITUTE(LOWER([.B359]);&quot;'&quot;;&quot;''&quot;);&quot;', '&quot;;SUBSTITUTE(LOWER([.C359]);&quot;'&quot;;&quot;''&quot;);&quot;', '&quot;;SUBSTITUTE(LOWER([.D359]);&quot;'&quot;;&quot;''&quot;);&quot;');&quot;)" office:value-type="string" office:string-value="insert into palabras(id, castellano, ingles, latin) values(358, 'saber', 'know', 'scire');" calcext:value-type="string">
            <text:p>insert into palabras(id, castellano, ingles, latin) values(358, 'saber', 'know', 'scire');</text:p>
          </table:table-cell>
        </table:table-row>
        <table:table-row table:style-name="ro1">
          <table:table-cell table:formula="of:=[.A359]+1" office:value-type="float" office:value="359" calcext:value-type="float">
            <text:p>359</text:p>
          </table:table-cell>
          <table:table-cell office:value-type="string" calcext:value-type="string">
            <text:p>Obras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Opera</text:p>
          </table:table-cell>
          <table:table-cell/>
          <table:table-cell table:formula="of:=IF([.B360]=[.D36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60];&quot;, '&quot;;SUBSTITUTE(LOWER([.B360]);&quot;'&quot;;&quot;''&quot;);&quot;', '&quot;;SUBSTITUTE(LOWER([.C360]);&quot;'&quot;;&quot;''&quot;);&quot;', '&quot;;SUBSTITUTE(LOWER([.D360]);&quot;'&quot;;&quot;''&quot;);&quot;');&quot;)" office:value-type="string" office:string-value="insert into palabras(id, castellano, ingles, latin) values(359, 'obras', 'works', 'opera');" calcext:value-type="string">
            <text:p>insert into palabras(id, castellano, ingles, latin) values(359, 'obras', 'works', 'opera');</text:p>
          </table:table-cell>
        </table:table-row>
        <table:table-row table:style-name="ro1">
          <table:table-cell table:formula="of:=[.A360]+1" office:value-type="float" office:value="360" calcext:value-type="float">
            <text:p>360</text:p>
          </table:table-cell>
          <table:table-cell office:value-type="string" calcext:value-type="string">
            <text:p>Razón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Ratio</text:p>
          </table:table-cell>
          <table:table-cell/>
          <table:table-cell table:formula="of:=IF([.B361]=[.D36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61];&quot;, '&quot;;SUBSTITUTE(LOWER([.B361]);&quot;'&quot;;&quot;''&quot;);&quot;', '&quot;;SUBSTITUTE(LOWER([.C361]);&quot;'&quot;;&quot;''&quot;);&quot;', '&quot;;SUBSTITUTE(LOWER([.D361]);&quot;'&quot;;&quot;''&quot;);&quot;');&quot;)" office:value-type="string" office:string-value="insert into palabras(id, castellano, ingles, latin) values(360, 'razón', 'reason', 'ratio');" calcext:value-type="string">
            <text:p>insert into palabras(id, castellano, ingles, latin) values(360, 'razón', 'reason', 'ratio');</text:p>
          </table:table-cell>
        </table:table-row>
        <table:table-row table:style-name="ro1">
          <table:table-cell table:formula="of:=[.A361]+1" office:value-type="float" office:value="361" calcext:value-type="float">
            <text:p>361</text:p>
          </table:table-cell>
          <table:table-cell table:number-columns-repeated="3" office:value-type="string" calcext:value-type="string">
            <text:p>Ex</text:p>
          </table:table-cell>
          <table:table-cell/>
          <table:table-cell table:formula="of:=IF([.B362]=[.D362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362];&quot;, '&quot;;SUBSTITUTE(LOWER([.B362]);&quot;'&quot;;&quot;''&quot;);&quot;', '&quot;;SUBSTITUTE(LOWER([.C362]);&quot;'&quot;;&quot;''&quot;);&quot;', '&quot;;SUBSTITUTE(LOWER([.D362]);&quot;'&quot;;&quot;''&quot;);&quot;');&quot;)" office:value-type="string" office:string-value="insert into palabras(id, castellano, ingles, latin) values(361, 'ex', 'ex', 'ex');" calcext:value-type="string">
            <text:p>insert into palabras(id, castellano, ingles, latin) values(361, 'ex', 'ex', 'ex');</text:p>
          </table:table-cell>
        </table:table-row>
        <table:table-row table:style-name="ro1">
          <table:table-cell table:formula="of:=[.A362]+1" office:value-type="float" office:value="362" calcext:value-type="float">
            <text:p>362</text:p>
          </table:table-cell>
          <table:table-cell office:value-type="string" calcext:value-type="string">
            <text:p>Niños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Pueri</text:p>
          </table:table-cell>
          <table:table-cell/>
          <table:table-cell table:formula="of:=IF([.B363]=[.D36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63];&quot;, '&quot;;SUBSTITUTE(LOWER([.B363]);&quot;'&quot;;&quot;''&quot;);&quot;', '&quot;;SUBSTITUTE(LOWER([.C363]);&quot;'&quot;;&quot;''&quot;);&quot;', '&quot;;SUBSTITUTE(LOWER([.D363]);&quot;'&quot;;&quot;''&quot;);&quot;');&quot;)" office:value-type="string" office:string-value="insert into palabras(id, castellano, ingles, latin) values(362, 'niños', 'children', 'pueri');" calcext:value-type="string">
            <text:p>insert into palabras(id, castellano, ingles, latin) values(362, 'niños', 'children', 'pueri');</text:p>
          </table:table-cell>
        </table:table-row>
        <table:table-row table:style-name="ro1">
          <table:table-cell table:formula="of:=[.A363]+1" office:value-type="float" office:value="363" calcext:value-type="float">
            <text:p>363</text:p>
          </table:table-cell>
          <table:table-cell office:value-type="string" calcext:value-type="string">
            <text:p>Presencia</text:p>
          </table:table-cell>
          <table:table-cell office:value-type="string" calcext:value-type="string">
            <text:p>Presence</text:p>
          </table:table-cell>
          <table:table-cell office:value-type="string" calcext:value-type="string">
            <text:p>Praesentia</text:p>
          </table:table-cell>
          <table:table-cell/>
          <table:table-cell table:formula="of:=IF([.B364]=[.D36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64];&quot;, '&quot;;SUBSTITUTE(LOWER([.B364]);&quot;'&quot;;&quot;''&quot;);&quot;', '&quot;;SUBSTITUTE(LOWER([.C364]);&quot;'&quot;;&quot;''&quot;);&quot;', '&quot;;SUBSTITUTE(LOWER([.D364]);&quot;'&quot;;&quot;''&quot;);&quot;');&quot;)" office:value-type="string" office:string-value="insert into palabras(id, castellano, ingles, latin) values(363, 'presencia', 'presence', 'praesentia');" calcext:value-type="string">
            <text:p>insert into palabras(id, castellano, ingles, latin) values(363, 'presencia', 'presence', 'praesentia');</text:p>
          </table:table-cell>
        </table:table-row>
        <table:table-row table:style-name="ro2">
          <table:table-cell table:formula="of:=[.A364]+1" office:value-type="float" office:value="364" calcext:value-type="float">
            <text:p>364</text:p>
          </table:table-cell>
          <table:table-cell office:value-type="string" calcext:value-type="string">
            <text:p>Tema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Argumentum</text:p>
          </table:table-cell>
          <table:table-cell/>
          <table:table-cell table:formula="of:=IF([.B365]=[.D36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65];&quot;, '&quot;;SUBSTITUTE(LOWER([.B365]);&quot;'&quot;;&quot;''&quot;);&quot;', '&quot;;SUBSTITUTE(LOWER([.C365]);&quot;'&quot;;&quot;''&quot;);&quot;', '&quot;;SUBSTITUTE(LOWER([.D365]);&quot;'&quot;;&quot;''&quot;);&quot;');&quot;)" office:value-type="string" office:string-value="insert into palabras(id, castellano, ingles, latin) values(364, 'tema', 'topic', 'argumentum');" calcext:value-type="string">
            <text:p>insert into palabras(id, castellano, ingles, latin) values(364, 'tema', 'topic', 'argumentum');</text:p>
          </table:table-cell>
        </table:table-row>
        <table:table-row table:style-name="ro1">
          <table:table-cell table:formula="of:=[.A365]+1" office:value-type="float" office:value="365" calcext:value-type="float">
            <text:p>365</text:p>
          </table:table-cell>
          <table:table-cell office:value-type="string" calcext:value-type="string">
            <text:p>Dinero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Pecunia</text:p>
          </table:table-cell>
          <table:table-cell/>
          <table:table-cell table:formula="of:=IF([.B366]=[.D36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66];&quot;, '&quot;;SUBSTITUTE(LOWER([.B366]);&quot;'&quot;;&quot;''&quot;);&quot;', '&quot;;SUBSTITUTE(LOWER([.C366]);&quot;'&quot;;&quot;''&quot;);&quot;', '&quot;;SUBSTITUTE(LOWER([.D366]);&quot;'&quot;;&quot;''&quot;);&quot;');&quot;)" office:value-type="string" office:string-value="insert into palabras(id, castellano, ingles, latin) values(365, 'dinero', 'money', 'pecunia');" calcext:value-type="string">
            <text:p>insert into palabras(id, castellano, ingles, latin) values(365, 'dinero', 'money', 'pecunia');</text:p>
          </table:table-cell>
        </table:table-row>
        <table:table-row table:style-name="ro1">
          <table:table-cell table:formula="of:=[.A366]+1" office:value-type="float" office:value="366" calcext:value-type="float">
            <text:p>366</text:p>
          </table:table-cell>
          <table:table-cell office:value-type="string" calcext:value-type="string">
            <text:p>Comisión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Commissio</text:p>
          </table:table-cell>
          <table:table-cell/>
          <table:table-cell table:formula="of:=IF([.B367]=[.D36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67];&quot;, '&quot;;SUBSTITUTE(LOWER([.B367]);&quot;'&quot;;&quot;''&quot;);&quot;', '&quot;;SUBSTITUTE(LOWER([.C367]);&quot;'&quot;;&quot;''&quot;);&quot;', '&quot;;SUBSTITUTE(LOWER([.D367]);&quot;'&quot;;&quot;''&quot;);&quot;');&quot;)" office:value-type="string" office:string-value="insert into palabras(id, castellano, ingles, latin) values(366, 'comisión', 'commission', 'commissio');" calcext:value-type="string">
            <text:p>insert into palabras(id, castellano, ingles, latin) values(366, 'comisión', 'commission', 'commissio');</text:p>
          </table:table-cell>
        </table:table-row>
        <table:table-row table:style-name="ro1">
          <table:table-cell table:formula="of:=[.A367]+1" office:value-type="float" office:value="367" calcext:value-type="float">
            <text:p>367</text:p>
          </table:table-cell>
          <table:table-cell table:number-columns-repeated="2" office:value-type="string" calcext:value-type="string">
            <text:p>Antonio</text:p>
          </table:table-cell>
          <table:table-cell office:value-type="string" calcext:value-type="string">
            <text:p>Antonius</text:p>
          </table:table-cell>
          <table:table-cell/>
          <table:table-cell table:formula="of:=IF([.B368]=[.D36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68];&quot;, '&quot;;SUBSTITUTE(LOWER([.B368]);&quot;'&quot;;&quot;''&quot;);&quot;', '&quot;;SUBSTITUTE(LOWER([.C368]);&quot;'&quot;;&quot;''&quot;);&quot;', '&quot;;SUBSTITUTE(LOWER([.D368]);&quot;'&quot;;&quot;''&quot;);&quot;');&quot;)" office:value-type="string" office:string-value="insert into palabras(id, castellano, ingles, latin) values(367, 'antonio', 'antonio', 'antonius');" calcext:value-type="string">
            <text:p>insert into palabras(id, castellano, ingles, latin) values(367, 'antonio', 'antonio', 'antonius');</text:p>
          </table:table-cell>
        </table:table-row>
        <table:table-row table:style-name="ro2">
          <table:table-cell table:formula="of:=[.A368]+1" office:value-type="float" office:value="368" calcext:value-type="float">
            <text:p>368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Ministerium</text:p>
          </table:table-cell>
          <table:table-cell/>
          <table:table-cell table:formula="of:=IF([.B369]=[.D36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69];&quot;, '&quot;;SUBSTITUTE(LOWER([.B369]);&quot;'&quot;;&quot;''&quot;);&quot;', '&quot;;SUBSTITUTE(LOWER([.C369]);&quot;'&quot;;&quot;''&quot;);&quot;', '&quot;;SUBSTITUTE(LOWER([.D369]);&quot;'&quot;;&quot;''&quot;);&quot;');&quot;)" office:value-type="string" office:string-value="insert into palabras(id, castellano, ingles, latin) values(368, 'servicio', 'service', 'ministerium');" calcext:value-type="string">
            <text:p>insert into palabras(id, castellano, ingles, latin) values(368, 'servicio', 'service', 'ministerium');</text:p>
          </table:table-cell>
        </table:table-row>
        <table:table-row table:style-name="ro1">
          <table:table-cell table:formula="of:=[.A369]+1" office:value-type="float" office:value="369" calcext:value-type="float">
            <text:p>369</text:p>
          </table:table-cell>
          <table:table-cell office:value-type="string" calcext:value-type="string">
            <text:p>Hijo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Filius</text:p>
          </table:table-cell>
          <table:table-cell/>
          <table:table-cell table:formula="of:=IF([.B370]=[.D37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70];&quot;, '&quot;;SUBSTITUTE(LOWER([.B370]);&quot;'&quot;;&quot;''&quot;);&quot;', '&quot;;SUBSTITUTE(LOWER([.C370]);&quot;'&quot;;&quot;''&quot;);&quot;', '&quot;;SUBSTITUTE(LOWER([.D370]);&quot;'&quot;;&quot;''&quot;);&quot;');&quot;)" office:value-type="string" office:string-value="insert into palabras(id, castellano, ingles, latin) values(369, 'hijo', 'son', 'filius');" calcext:value-type="string">
            <text:p>insert into palabras(id, castellano, ingles, latin) values(369, 'hijo', 'son', 'filius');</text:p>
          </table:table-cell>
        </table:table-row>
        <table:table-row table:style-name="ro1">
          <table:table-cell table:formula="of:=[.A370]+1" office:value-type="float" office:value="370" calcext:value-type="float">
            <text:p>370</text:p>
          </table:table-cell>
          <table:table-cell office:value-type="string" calcext:value-type="string">
            <text:p>Última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Ultima</text:p>
          </table:table-cell>
          <table:table-cell/>
          <table:table-cell table:formula="of:=IF([.B371]=[.D37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71];&quot;, '&quot;;SUBSTITUTE(LOWER([.B371]);&quot;'&quot;;&quot;''&quot;);&quot;', '&quot;;SUBSTITUTE(LOWER([.C371]);&quot;'&quot;;&quot;''&quot;);&quot;', '&quot;;SUBSTITUTE(LOWER([.D371]);&quot;'&quot;;&quot;''&quot;);&quot;');&quot;)" office:value-type="string" office:string-value="insert into palabras(id, castellano, ingles, latin) values(370, 'última', 'last', 'ultima');" calcext:value-type="string">
            <text:p>insert into palabras(id, castellano, ingles, latin) values(370, 'última', 'last', 'ultima');</text:p>
          </table:table-cell>
        </table:table-row>
        <table:table-row table:style-name="ro1">
          <table:table-cell table:formula="of:=[.A371]+1" office:value-type="float" office:value="371" calcext:value-type="float">
            <text:p>371</text:p>
          </table:table-cell>
          <table:table-cell office:value-type="string" calcext:value-type="string">
            <text:p>Ciento</text:p>
          </table:table-cell>
          <table:table-cell office:value-type="string" calcext:value-type="string">
            <text:p>Hundred</text:p>
          </table:table-cell>
          <table:table-cell office:value-type="string" calcext:value-type="string">
            <text:p>Centum</text:p>
          </table:table-cell>
          <table:table-cell/>
          <table:table-cell table:formula="of:=IF([.B372]=[.D37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72];&quot;, '&quot;;SUBSTITUTE(LOWER([.B372]);&quot;'&quot;;&quot;''&quot;);&quot;', '&quot;;SUBSTITUTE(LOWER([.C372]);&quot;'&quot;;&quot;''&quot;);&quot;', '&quot;;SUBSTITUTE(LOWER([.D372]);&quot;'&quot;;&quot;''&quot;);&quot;');&quot;)" office:value-type="string" office:string-value="insert into palabras(id, castellano, ingles, latin) values(371, 'ciento', 'hundred', 'centum');" calcext:value-type="string">
            <text:p>insert into palabras(id, castellano, ingles, latin) values(371, 'ciento', 'hundred', 'centum');</text:p>
          </table:table-cell>
        </table:table-row>
        <table:table-row table:style-name="ro1">
          <table:table-cell table:formula="of:=[.A372]+1" office:value-type="float" office:value="372" calcext:value-type="float">
            <text:p>372</text:p>
          </table:table-cell>
          <table:table-cell office:value-type="string" calcext:value-type="string">
            <text:p>Hablar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Loqui</text:p>
          </table:table-cell>
          <table:table-cell/>
          <table:table-cell table:formula="of:=IF([.B373]=[.D37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73];&quot;, '&quot;;SUBSTITUTE(LOWER([.B373]);&quot;'&quot;;&quot;''&quot;);&quot;', '&quot;;SUBSTITUTE(LOWER([.C373]);&quot;'&quot;;&quot;''&quot;);&quot;', '&quot;;SUBSTITUTE(LOWER([.D373]);&quot;'&quot;;&quot;''&quot;);&quot;');&quot;)" office:value-type="string" office:string-value="insert into palabras(id, castellano, ingles, latin) values(372, 'hablar', 'speak', 'loqui');" calcext:value-type="string">
            <text:p>insert into palabras(id, castellano, ingles, latin) values(372, 'hablar', 'speak', 'loqui');</text:p>
          </table:table-cell>
        </table:table-row>
        <table:table-row table:style-name="ro1">
          <table:table-cell table:formula="of:=[.A373]+1" office:value-type="float" office:value="373" calcext:value-type="float">
            <text:p>373</text:p>
          </table:table-cell>
          <table:table-cell office:value-type="string" calcext:value-type="string">
            <text:p>Dió</text:p>
          </table:table-cell>
          <table:table-cell office:value-type="string" calcext:value-type="string">
            <text:p>Gave</text:p>
          </table:table-cell>
          <table:table-cell office:value-type="string" calcext:value-type="string">
            <text:p>Dedit</text:p>
          </table:table-cell>
          <table:table-cell/>
          <table:table-cell table:formula="of:=IF([.B374]=[.D37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74];&quot;, '&quot;;SUBSTITUTE(LOWER([.B374]);&quot;'&quot;;&quot;''&quot;);&quot;', '&quot;;SUBSTITUTE(LOWER([.C374]);&quot;'&quot;;&quot;''&quot;);&quot;', '&quot;;SUBSTITUTE(LOWER([.D374]);&quot;'&quot;;&quot;''&quot;);&quot;');&quot;)" office:value-type="string" office:string-value="insert into palabras(id, castellano, ingles, latin) values(373, 'dió', 'gave', 'dedit');" calcext:value-type="string">
            <text:p>insert into palabras(id, castellano, ingles, latin) values(373, 'dió', 'gave', 'dedit');</text:p>
          </table:table-cell>
        </table:table-row>
        <table:table-row table:style-name="ro1">
          <table:table-cell table:formula="of:=[.A374]+1" office:value-type="float" office:value="374" calcext:value-type="float">
            <text:p>374</text:p>
          </table:table-cell>
          <table:table-cell office:value-type="string" calcext:value-type="string">
            <text:p>Minuto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Minuta</text:p>
          </table:table-cell>
          <table:table-cell/>
          <table:table-cell table:formula="of:=IF([.B375]=[.D37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75];&quot;, '&quot;;SUBSTITUTE(LOWER([.B375]);&quot;'&quot;;&quot;''&quot;);&quot;', '&quot;;SUBSTITUTE(LOWER([.C375]);&quot;'&quot;;&quot;''&quot;);&quot;', '&quot;;SUBSTITUTE(LOWER([.D375]);&quot;'&quot;;&quot;''&quot;);&quot;');&quot;)" office:value-type="string" office:string-value="insert into palabras(id, castellano, ingles, latin) values(374, 'minutos', 'minutes', 'minuta');" calcext:value-type="string">
            <text:p>insert into palabras(id, castellano, ingles, latin) values(374, 'minutos', 'minutes', 'minuta');</text:p>
          </table:table-cell>
        </table:table-row>
        <table:table-row table:style-name="ro1">
          <table:table-cell table:formula="of:=[.A375]+1" office:value-type="float" office:value="375" calcext:value-type="float">
            <text:p>375</text:p>
          </table:table-cell>
          <table:table-cell office:value-type="string" calcext:value-type="string">
            <text:p>Producción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Productio</text:p>
          </table:table-cell>
          <table:table-cell/>
          <table:table-cell table:formula="of:=IF([.B376]=[.D37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76];&quot;, '&quot;;SUBSTITUTE(LOWER([.B376]);&quot;'&quot;;&quot;''&quot;);&quot;', '&quot;;SUBSTITUTE(LOWER([.C376]);&quot;'&quot;;&quot;''&quot;);&quot;', '&quot;;SUBSTITUTE(LOWER([.D376]);&quot;'&quot;;&quot;''&quot;);&quot;');&quot;)" office:value-type="string" office:string-value="insert into palabras(id, castellano, ingles, latin) values(375, 'producción', 'production', 'productio');" calcext:value-type="string">
            <text:p>insert into palabras(id, castellano, ingles, latin) values(375, 'producción', 'production', 'productio');</text:p>
          </table:table-cell>
        </table:table-row>
        <table:table-row table:style-name="ro1">
          <table:table-cell table:formula="of:=[.A376]+1" office:value-type="float" office:value="376" calcext:value-type="float">
            <text:p>376</text:p>
          </table:table-cell>
          <table:table-cell office:value-type="string" calcext:value-type="string">
            <text:p>Camino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ter</text:p>
          </table:table-cell>
          <table:table-cell/>
          <table:table-cell table:formula="of:=IF([.B377]=[.D37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77];&quot;, '&quot;;SUBSTITUTE(LOWER([.B377]);&quot;'&quot;;&quot;''&quot;);&quot;', '&quot;;SUBSTITUTE(LOWER([.C377]);&quot;'&quot;;&quot;''&quot;);&quot;', '&quot;;SUBSTITUTE(LOWER([.D377]);&quot;'&quot;;&quot;''&quot;);&quot;');&quot;)" office:value-type="string" office:string-value="insert into palabras(id, castellano, ingles, latin) values(376, 'camino', 'path', 'iter');" calcext:value-type="string">
            <text:p>insert into palabras(id, castellano, ingles, latin) values(376, 'camino', 'path', 'iter');</text:p>
          </table:table-cell>
        </table:table-row>
        <table:table-row table:style-name="ro1">
          <table:table-cell table:formula="of:=[.A377]+1" office:value-type="float" office:value="377" calcext:value-type="float">
            <text:p>377</text:p>
          </table:table-cell>
          <table:table-cell office:value-type="string" calcext:value-type="string">
            <text:p>Seis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Sex</text:p>
          </table:table-cell>
          <table:table-cell/>
          <table:table-cell table:formula="of:=IF([.B378]=[.D37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78];&quot;, '&quot;;SUBSTITUTE(LOWER([.B378]);&quot;'&quot;;&quot;''&quot;);&quot;', '&quot;;SUBSTITUTE(LOWER([.C378]);&quot;'&quot;;&quot;''&quot;);&quot;', '&quot;;SUBSTITUTE(LOWER([.D378]);&quot;'&quot;;&quot;''&quot;);&quot;');&quot;)" office:value-type="string" office:string-value="insert into palabras(id, castellano, ingles, latin) values(377, 'seis', 'six', 'sex');" calcext:value-type="string">
            <text:p>insert into palabras(id, castellano, ingles, latin) values(377, 'seis', 'six', 'sex');</text:p>
          </table:table-cell>
        </table:table-row>
        <table:table-row table:style-name="ro1">
          <table:table-cell table:formula="of:=[.A378]+1" office:value-type="float" office:value="378" calcext:value-type="float">
            <text:p>378</text:p>
          </table:table-cell>
          <table:table-cell office:value-type="string" calcext:value-type="string">
            <text:p>Quién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Quis</text:p>
          </table:table-cell>
          <table:table-cell/>
          <table:table-cell table:formula="of:=IF([.B379]=[.D37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79];&quot;, '&quot;;SUBSTITUTE(LOWER([.B379]);&quot;'&quot;;&quot;''&quot;);&quot;', '&quot;;SUBSTITUTE(LOWER([.C379]);&quot;'&quot;;&quot;''&quot;);&quot;', '&quot;;SUBSTITUTE(LOWER([.D379]);&quot;'&quot;;&quot;''&quot;);&quot;');&quot;)" office:value-type="string" office:string-value="insert into palabras(id, castellano, ingles, latin) values(378, 'quién', 'who', 'quis');" calcext:value-type="string">
            <text:p>insert into palabras(id, castellano, ingles, latin) values(378, 'quién', 'who', 'quis');</text:p>
          </table:table-cell>
        </table:table-row>
        <table:table-row table:style-name="ro1">
          <table:table-cell table:formula="of:=[.A379]+1" office:value-type="float" office:value="379" calcext:value-type="float">
            <text:p>379</text:p>
          </table:table-cell>
          <table:table-cell office:value-type="string" calcext:value-type="string">
            <text:p>Fondo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Fundus</text:p>
          </table:table-cell>
          <table:table-cell/>
          <table:table-cell table:formula="of:=IF([.B380]=[.D38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80];&quot;, '&quot;;SUBSTITUTE(LOWER([.B380]);&quot;'&quot;;&quot;''&quot;);&quot;', '&quot;;SUBSTITUTE(LOWER([.C380]);&quot;'&quot;;&quot;''&quot;);&quot;', '&quot;;SUBSTITUTE(LOWER([.D380]);&quot;'&quot;;&quot;''&quot;);&quot;');&quot;)" office:value-type="string" office:string-value="insert into palabras(id, castellano, ingles, latin) values(379, 'fondo', 'background', 'fundus');" calcext:value-type="string">
            <text:p>insert into palabras(id, castellano, ingles, latin) values(379, 'fondo', 'background', 'fundus');</text:p>
          </table:table-cell>
        </table:table-row>
        <table:table-row table:style-name="ro1">
          <table:table-cell table:formula="of:=[.A380]+1" office:value-type="float" office:value="380" calcext:value-type="float">
            <text:p>380</text:p>
          </table:table-cell>
          <table:table-cell office:value-type="string" calcext:value-type="string">
            <text:p>Dirección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Directio</text:p>
          </table:table-cell>
          <table:table-cell/>
          <table:table-cell table:formula="of:=IF([.B381]=[.D38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81];&quot;, '&quot;;SUBSTITUTE(LOWER([.B381]);&quot;'&quot;;&quot;''&quot;);&quot;', '&quot;;SUBSTITUTE(LOWER([.C381]);&quot;'&quot;;&quot;''&quot;);&quot;', '&quot;;SUBSTITUTE(LOWER([.D381]);&quot;'&quot;;&quot;''&quot;);&quot;');&quot;)" office:value-type="string" office:string-value="insert into palabras(id, castellano, ingles, latin) values(380, 'dirección', 'address', 'directio');" calcext:value-type="string">
            <text:p>insert into palabras(id, castellano, ingles, latin) values(380, 'dirección', 'address', 'directio');</text:p>
          </table:table-cell>
        </table:table-row>
        <table:table-row table:style-name="ro1">
          <table:table-cell table:formula="of:=[.A381]+1" office:value-type="float" office:value="381" calcext:value-type="float">
            <text:p>381</text:p>
          </table:table-cell>
          <table:table-cell office:value-type="string" calcext:value-type="string">
            <text:p>Papel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Charta</text:p>
          </table:table-cell>
          <table:table-cell/>
          <table:table-cell table:formula="of:=IF([.B382]=[.D38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82];&quot;, '&quot;;SUBSTITUTE(LOWER([.B382]);&quot;'&quot;;&quot;''&quot;);&quot;', '&quot;;SUBSTITUTE(LOWER([.C382]);&quot;'&quot;;&quot;''&quot;);&quot;', '&quot;;SUBSTITUTE(LOWER([.D382]);&quot;'&quot;;&quot;''&quot;);&quot;');&quot;)" office:value-type="string" office:string-value="insert into palabras(id, castellano, ingles, latin) values(381, 'papel', 'paper', 'charta');" calcext:value-type="string">
            <text:p>insert into palabras(id, castellano, ingles, latin) values(381, 'papel', 'paper', 'charta');</text:p>
          </table:table-cell>
        </table:table-row>
        <table:table-row table:style-name="ro1">
          <table:table-cell table:formula="of:=[.A382]+1" office:value-type="float" office:value="382" calcext:value-type="float">
            <text:p>382</text:p>
          </table:table-cell>
          <table:table-cell office:value-type="string" calcext:value-type="string">
            <text:p>Demá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eteri</text:p>
          </table:table-cell>
          <table:table-cell/>
          <table:table-cell table:formula="of:=IF([.B383]=[.D38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83];&quot;, '&quot;;SUBSTITUTE(LOWER([.B383]);&quot;'&quot;;&quot;''&quot;);&quot;', '&quot;;SUBSTITUTE(LOWER([.C383]);&quot;'&quot;;&quot;''&quot;);&quot;', '&quot;;SUBSTITUTE(LOWER([.D383]);&quot;'&quot;;&quot;''&quot;);&quot;');&quot;)" office:value-type="string" office:string-value="insert into palabras(id, castellano, ingles, latin) values(382, 'demás', 'other', 'ceteri');" calcext:value-type="string">
            <text:p>insert into palabras(id, castellano, ingles, latin) values(382, 'demás', 'other', 'ceteri');</text:p>
          </table:table-cell>
        </table:table-row>
        <table:table-row table:style-name="ro1">
          <table:table-cell table:formula="of:=[.A383]+1" office:value-type="float" office:value="383" calcext:value-type="float">
            <text:p>383</text:p>
          </table:table-cell>
          <table:table-cell table:number-columns-repeated="2" office:value-type="string" calcext:value-type="string">
            <text:p>Barcelona</text:p>
          </table:table-cell>
          <table:table-cell office:value-type="string" calcext:value-type="string">
            <text:p>Barcinona</text:p>
          </table:table-cell>
          <table:table-cell/>
          <table:table-cell table:formula="of:=IF([.B384]=[.D38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84];&quot;, '&quot;;SUBSTITUTE(LOWER([.B384]);&quot;'&quot;;&quot;''&quot;);&quot;', '&quot;;SUBSTITUTE(LOWER([.C384]);&quot;'&quot;;&quot;''&quot;);&quot;', '&quot;;SUBSTITUTE(LOWER([.D384]);&quot;'&quot;;&quot;''&quot;);&quot;');&quot;)" office:value-type="string" office:string-value="insert into palabras(id, castellano, ingles, latin) values(383, 'barcelona', 'barcelona', 'barcinona');" calcext:value-type="string">
            <text:p>insert into palabras(id, castellano, ingles, latin) values(383, 'barcelona', 'barcelona', 'barcinona');</text:p>
          </table:table-cell>
        </table:table-row>
        <table:table-row table:style-name="ro1">
          <table:table-cell table:formula="of:=[.A384]+1" office:value-type="float" office:value="384" calcext:value-type="float">
            <text:p>384</text:p>
          </table:table-cell>
          <table:table-cell table:number-columns-repeated="3" office:value-type="string" calcext:value-type="string">
            <text:p>Idea</text:p>
          </table:table-cell>
          <table:table-cell/>
          <table:table-cell table:formula="of:=IF([.B385]=[.D385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385];&quot;, '&quot;;SUBSTITUTE(LOWER([.B385]);&quot;'&quot;;&quot;''&quot;);&quot;', '&quot;;SUBSTITUTE(LOWER([.C385]);&quot;'&quot;;&quot;''&quot;);&quot;', '&quot;;SUBSTITUTE(LOWER([.D385]);&quot;'&quot;;&quot;''&quot;);&quot;');&quot;)" office:value-type="string" office:string-value="insert into palabras(id, castellano, ingles, latin) values(384, 'idea', 'idea', 'idea');" calcext:value-type="string">
            <text:p>insert into palabras(id, castellano, ingles, latin) values(384, 'idea', 'idea', 'idea');</text:p>
          </table:table-cell>
        </table:table-row>
        <table:table-row table:style-name="ro1">
          <table:table-cell table:formula="of:=[.A385]+1" office:value-type="float" office:value="385" calcext:value-type="float">
            <text:p>385</text:p>
          </table:table-cell>
          <table:table-cell office:value-type="string" calcext:value-type="string">
            <text:p>Especi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pecialis</text:p>
          </table:table-cell>
          <table:table-cell/>
          <table:table-cell table:formula="of:=IF([.B386]=[.D38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86];&quot;, '&quot;;SUBSTITUTE(LOWER([.B386]);&quot;'&quot;;&quot;''&quot;);&quot;', '&quot;;SUBSTITUTE(LOWER([.C386]);&quot;'&quot;;&quot;''&quot;);&quot;', '&quot;;SUBSTITUTE(LOWER([.D386]);&quot;'&quot;;&quot;''&quot;);&quot;');&quot;)" office:value-type="string" office:string-value="insert into palabras(id, castellano, ingles, latin) values(385, 'especial', 'special', 'specialis');" calcext:value-type="string">
            <text:p>insert into palabras(id, castellano, ingles, latin) values(385, 'especial', 'special', 'specialis');</text:p>
          </table:table-cell>
        </table:table-row>
        <table:table-row table:style-name="ro1">
          <table:table-cell table:formula="of:=[.A386]+1" office:value-type="float" office:value="386" calcext:value-type="float">
            <text:p>386</text:p>
          </table:table-cell>
          <table:table-cell office:value-type="string" calcext:value-type="string">
            <text:p>Diferentes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Diversi</text:p>
          </table:table-cell>
          <table:table-cell/>
          <table:table-cell table:formula="of:=IF([.B387]=[.D38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87];&quot;, '&quot;;SUBSTITUTE(LOWER([.B387]);&quot;'&quot;;&quot;''&quot;);&quot;', '&quot;;SUBSTITUTE(LOWER([.C387]);&quot;'&quot;;&quot;''&quot;);&quot;', '&quot;;SUBSTITUTE(LOWER([.D387]);&quot;'&quot;;&quot;''&quot;);&quot;');&quot;)" office:value-type="string" office:string-value="insert into palabras(id, castellano, ingles, latin) values(386, 'diferentes', 'different', 'diversi');" calcext:value-type="string">
            <text:p>insert into palabras(id, castellano, ingles, latin) values(386, 'diferentes', 'different', 'diversi');</text:p>
          </table:table-cell>
        </table:table-row>
        <table:table-row table:style-name="ro1">
          <table:table-cell table:formula="of:=[.A387]+1" office:value-type="float" office:value="387" calcext:value-type="float">
            <text:p>387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Datum</text:p>
          </table:table-cell>
          <table:table-cell/>
          <table:table-cell table:formula="of:=IF([.B388]=[.D38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88];&quot;, '&quot;;SUBSTITUTE(LOWER([.B388]);&quot;'&quot;;&quot;''&quot;);&quot;', '&quot;;SUBSTITUTE(LOWER([.C388]);&quot;'&quot;;&quot;''&quot;);&quot;', '&quot;;SUBSTITUTE(LOWER([.D388]);&quot;'&quot;;&quot;''&quot;);&quot;');&quot;)" office:value-type="string" office:string-value="insert into palabras(id, castellano, ingles, latin) values(387, 'dado', 'given', 'datum');" calcext:value-type="string">
            <text:p>insert into palabras(id, castellano, ingles, latin) values(387, 'dado', 'given', 'datum');</text:p>
          </table:table-cell>
        </table:table-row>
        <table:table-row table:style-name="ro2">
          <table:table-cell table:formula="of:=[.A388]+1" office:value-type="float" office:value="388" calcext:value-type="float">
            <text:p>388</text:p>
          </table:table-cell>
          <table:table-cell table:number-columns-repeated="2" office:value-type="string" calcext:value-type="string">
            <text:p>Base</text:p>
          </table:table-cell>
          <table:table-cell office:value-type="string" calcext:value-type="string">
            <text:p>Fundamentum</text:p>
          </table:table-cell>
          <table:table-cell/>
          <table:table-cell table:formula="of:=IF([.B389]=[.D38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89];&quot;, '&quot;;SUBSTITUTE(LOWER([.B389]);&quot;'&quot;;&quot;''&quot;);&quot;', '&quot;;SUBSTITUTE(LOWER([.C389]);&quot;'&quot;;&quot;''&quot;);&quot;', '&quot;;SUBSTITUTE(LOWER([.D389]);&quot;'&quot;;&quot;''&quot;);&quot;');&quot;)" office:value-type="string" office:string-value="insert into palabras(id, castellano, ingles, latin) values(388, 'base', 'base', 'fundamentum');" calcext:value-type="string">
            <text:p>insert into palabras(id, castellano, ingles, latin) values(388, 'base', 'base', 'fundamentum');</text:p>
          </table:table-cell>
        </table:table-row>
        <table:table-row table:style-name="ro1">
          <table:table-cell table:formula="of:=[.A389]+1" office:value-type="float" office:value="389" calcext:value-type="float">
            <text:p>389</text:p>
          </table:table-cell>
          <table:table-cell table:number-columns-repeated="2" office:value-type="string" calcext:value-type="string">
            <text:p>Capital</text:p>
          </table:table-cell>
          <table:table-cell office:value-type="string" calcext:value-type="string">
            <text:p>Caput</text:p>
          </table:table-cell>
          <table:table-cell/>
          <table:table-cell table:formula="of:=IF([.B390]=[.D39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90];&quot;, '&quot;;SUBSTITUTE(LOWER([.B390]);&quot;'&quot;;&quot;''&quot;);&quot;', '&quot;;SUBSTITUTE(LOWER([.C390]);&quot;'&quot;;&quot;''&quot;);&quot;', '&quot;;SUBSTITUTE(LOWER([.D390]);&quot;'&quot;;&quot;''&quot;);&quot;');&quot;)" office:value-type="string" office:string-value="insert into palabras(id, castellano, ingles, latin) values(389, 'capital', 'capital', 'caput');" calcext:value-type="string">
            <text:p>insert into palabras(id, castellano, ingles, latin) values(389, 'capital', 'capital', 'caput');</text:p>
          </table:table-cell>
        </table:table-row>
        <table:table-row table:style-name="ro1">
          <table:table-cell table:formula="of:=[.A390]+1" office:value-type="float" office:value="390" calcext:value-type="float">
            <text:p>390</text:p>
          </table:table-cell>
          <table:table-cell office:value-type="string" calcext:value-type="string">
            <text:p>Ambo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Ambo</text:p>
          </table:table-cell>
          <table:table-cell/>
          <table:table-cell table:formula="of:=IF([.B391]=[.D39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91];&quot;, '&quot;;SUBSTITUTE(LOWER([.B391]);&quot;'&quot;;&quot;''&quot;);&quot;', '&quot;;SUBSTITUTE(LOWER([.C391]);&quot;'&quot;;&quot;''&quot;);&quot;', '&quot;;SUBSTITUTE(LOWER([.D391]);&quot;'&quot;;&quot;''&quot;);&quot;');&quot;)" office:value-type="string" office:string-value="insert into palabras(id, castellano, ingles, latin) values(390, 'ambos', 'both', 'ambo');" calcext:value-type="string">
            <text:p>insert into palabras(id, castellano, ingles, latin) values(390, 'ambos', 'both', 'ambo');</text:p>
          </table:table-cell>
        </table:table-row>
        <table:table-row table:style-name="ro1">
          <table:table-cell table:formula="of:=[.A391]+1" office:value-type="float" office:value="391" calcext:value-type="float">
            <text:p>391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uropa</text:p>
          </table:table-cell>
          <table:table-cell/>
          <table:table-cell table:formula="of:=IF([.B392]=[.D392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392];&quot;, '&quot;;SUBSTITUTE(LOWER([.B392]);&quot;'&quot;;&quot;''&quot;);&quot;', '&quot;;SUBSTITUTE(LOWER([.C392]);&quot;'&quot;;&quot;''&quot;);&quot;', '&quot;;SUBSTITUTE(LOWER([.D392]);&quot;'&quot;;&quot;''&quot;);&quot;');&quot;)" office:value-type="string" office:string-value="insert into palabras(id, castellano, ingles, latin) values(391, 'europa', 'europe', 'europa');" calcext:value-type="string">
            <text:p>insert into palabras(id, castellano, ingles, latin) values(391, 'europa', 'europe', 'europa');</text:p>
          </table:table-cell>
        </table:table-row>
        <table:table-row table:style-name="ro1">
          <table:table-cell table:formula="of:=[.A392]+1" office:value-type="float" office:value="392" calcext:value-type="float">
            <text:p>392</text:p>
          </table:table-cell>
          <table:table-cell office:value-type="string" calcext:value-type="string">
            <text:p>Libertad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Libertas</text:p>
          </table:table-cell>
          <table:table-cell/>
          <table:table-cell table:formula="of:=IF([.B393]=[.D39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93];&quot;, '&quot;;SUBSTITUTE(LOWER([.B393]);&quot;'&quot;;&quot;''&quot;);&quot;', '&quot;;SUBSTITUTE(LOWER([.C393]);&quot;'&quot;;&quot;''&quot;);&quot;', '&quot;;SUBSTITUTE(LOWER([.D393]);&quot;'&quot;;&quot;''&quot;);&quot;');&quot;)" office:value-type="string" office:string-value="insert into palabras(id, castellano, ingles, latin) values(392, 'libertad', 'freedom', 'libertas');" calcext:value-type="string">
            <text:p>insert into palabras(id, castellano, ingles, latin) values(392, 'libertad', 'freedom', 'libertas');</text:p>
          </table:table-cell>
        </table:table-row>
        <table:table-row table:style-name="ro1">
          <table:table-cell table:formula="of:=[.A393]+1" office:value-type="float" office:value="393" calcext:value-type="float">
            <text:p>393</text:p>
          </table:table-cell>
          <table:table-cell office:value-type="string" calcext:value-type="string">
            <text:p>Relaciones</text:p>
          </table:table-cell>
          <table:table-cell office:value-type="string" calcext:value-type="string">
            <text:p>Relations</text:p>
          </table:table-cell>
          <table:table-cell office:value-type="string" calcext:value-type="string">
            <text:p>Relationes</text:p>
          </table:table-cell>
          <table:table-cell/>
          <table:table-cell table:formula="of:=IF([.B394]=[.D39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94];&quot;, '&quot;;SUBSTITUTE(LOWER([.B394]);&quot;'&quot;;&quot;''&quot;);&quot;', '&quot;;SUBSTITUTE(LOWER([.C394]);&quot;'&quot;;&quot;''&quot;);&quot;', '&quot;;SUBSTITUTE(LOWER([.D394]);&quot;'&quot;;&quot;''&quot;);&quot;');&quot;)" office:value-type="string" office:string-value="insert into palabras(id, castellano, ingles, latin) values(393, 'relaciones', 'relations', 'relationes');" calcext:value-type="string">
            <text:p>insert into palabras(id, castellano, ingles, latin) values(393, 'relaciones', 'relations', 'relationes');</text:p>
          </table:table-cell>
        </table:table-row>
        <table:table-row table:style-name="ro1">
          <table:table-cell table:formula="of:=[.A394]+1" office:value-type="float" office:value="394" calcext:value-type="float">
            <text:p>394</text:p>
          </table:table-cell>
          <table:table-cell office:value-type="string" calcext:value-type="string">
            <text:p>Espacio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Spatium</text:p>
          </table:table-cell>
          <table:table-cell/>
          <table:table-cell table:formula="of:=IF([.B395]=[.D39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95];&quot;, '&quot;;SUBSTITUTE(LOWER([.B395]);&quot;'&quot;;&quot;''&quot;);&quot;', '&quot;;SUBSTITUTE(LOWER([.C395]);&quot;'&quot;;&quot;''&quot;);&quot;', '&quot;;SUBSTITUTE(LOWER([.D395]);&quot;'&quot;;&quot;''&quot;);&quot;');&quot;)" office:value-type="string" office:string-value="insert into palabras(id, castellano, ingles, latin) values(394, 'espacio', 'space', 'spatium');" calcext:value-type="string">
            <text:p>insert into palabras(id, castellano, ingles, latin) values(394, 'espacio', 'space', 'spatium');</text:p>
          </table:table-cell>
        </table:table-row>
        <table:table-row table:style-name="ro1">
          <table:table-cell table:formula="of:=[.A395]+1" office:value-type="float" office:value="395" calcext:value-type="float">
            <text:p>395</text:p>
          </table:table-cell>
          <table:table-cell office:value-type="string" calcext:value-type="string">
            <text:p>Medios</text:p>
          </table:table-cell>
          <table:table-cell table:number-columns-repeated="2" office:value-type="string" calcext:value-type="string">
            <text:p>Media</text:p>
          </table:table-cell>
          <table:table-cell/>
          <table:table-cell table:formula="of:=IF([.B396]=[.D39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96];&quot;, '&quot;;SUBSTITUTE(LOWER([.B396]);&quot;'&quot;;&quot;''&quot;);&quot;', '&quot;;SUBSTITUTE(LOWER([.C396]);&quot;'&quot;;&quot;''&quot;);&quot;', '&quot;;SUBSTITUTE(LOWER([.D396]);&quot;'&quot;;&quot;''&quot;);&quot;');&quot;)" office:value-type="string" office:string-value="insert into palabras(id, castellano, ingles, latin) values(395, 'medios', 'media', 'media');" calcext:value-type="string">
            <text:p>insert into palabras(id, castellano, ingles, latin) values(395, 'medios', 'media', 'media');</text:p>
          </table:table-cell>
        </table:table-row>
        <table:table-row table:style-name="ro1">
          <table:table-cell table:formula="of:=[.A396]+1" office:value-type="float" office:value="396" calcext:value-type="float">
            <text:p>396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Ire</text:p>
          </table:table-cell>
          <table:table-cell/>
          <table:table-cell table:formula="of:=IF([.B397]=[.D39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97];&quot;, '&quot;;SUBSTITUTE(LOWER([.B397]);&quot;'&quot;;&quot;''&quot;);&quot;', '&quot;;SUBSTITUTE(LOWER([.C397]);&quot;'&quot;;&quot;''&quot;);&quot;', '&quot;;SUBSTITUTE(LOWER([.D397]);&quot;'&quot;;&quot;''&quot;);&quot;');&quot;)" office:value-type="string" office:string-value="insert into palabras(id, castellano, ingles, latin) values(396, 'ir', 'go', 'ire');" calcext:value-type="string">
            <text:p>insert into palabras(id, castellano, ingles, latin) values(396, 'ir', 'go', 'ire');</text:p>
          </table:table-cell>
        </table:table-row>
        <table:table-row table:style-name="ro1">
          <table:table-cell table:formula="of:=[.A397]+1" office:value-type="float" office:value="397" calcext:value-type="float">
            <text:p>397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Actuarius</text:p>
          </table:table-cell>
          <table:table-cell/>
          <table:table-cell table:formula="of:=IF([.B398]=[.D39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98];&quot;, '&quot;;SUBSTITUTE(LOWER([.B398]);&quot;'&quot;;&quot;''&quot;);&quot;', '&quot;;SUBSTITUTE(LOWER([.C398]);&quot;'&quot;;&quot;''&quot;);&quot;', '&quot;;SUBSTITUTE(LOWER([.D398]);&quot;'&quot;;&quot;''&quot;);&quot;');&quot;)" office:value-type="string" office:string-value="insert into palabras(id, castellano, ingles, latin) values(397, 'actual', 'current', 'actuarius');" calcext:value-type="string">
            <text:p>insert into palabras(id, castellano, ingles, latin) values(397, 'actual', 'current', 'actuarius');</text:p>
          </table:table-cell>
        </table:table-row>
        <table:table-row table:style-name="ro1">
          <table:table-cell table:formula="of:=[.A398]+1" office:value-type="float" office:value="398" calcext:value-type="float">
            <text:p>398</text:p>
          </table:table-cell>
          <table:table-cell office:value-type="string" calcext:value-type="string">
            <text:p>Población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opulatio</text:p>
          </table:table-cell>
          <table:table-cell/>
          <table:table-cell table:formula="of:=IF([.B399]=[.D39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399];&quot;, '&quot;;SUBSTITUTE(LOWER([.B399]);&quot;'&quot;;&quot;''&quot;);&quot;', '&quot;;SUBSTITUTE(LOWER([.C399]);&quot;'&quot;;&quot;''&quot;);&quot;', '&quot;;SUBSTITUTE(LOWER([.D399]);&quot;'&quot;;&quot;''&quot;);&quot;');&quot;)" office:value-type="string" office:string-value="insert into palabras(id, castellano, ingles, latin) values(398, 'población', 'population', 'populatio');" calcext:value-type="string">
            <text:p>insert into palabras(id, castellano, ingles, latin) values(398, 'población', 'population', 'populatio');</text:p>
          </table:table-cell>
        </table:table-row>
        <table:table-row table:style-name="ro1">
          <table:table-cell table:formula="of:=[.A399]+1" office:value-type="float" office:value="399" calcext:value-type="float">
            <text:p>399</text:p>
          </table:table-cell>
          <table:table-cell office:value-type="string" calcext:value-type="string">
            <text:p>Empresas</text:p>
          </table:table-cell>
          <table:table-cell office:value-type="string" calcext:value-type="string">
            <text:p>Companies</text:p>
          </table:table-cell>
          <table:table-cell office:value-type="string" calcext:value-type="string">
            <text:p>Societates</text:p>
          </table:table-cell>
          <table:table-cell/>
          <table:table-cell table:formula="of:=IF([.B400]=[.D40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00];&quot;, '&quot;;SUBSTITUTE(LOWER([.B400]);&quot;'&quot;;&quot;''&quot;);&quot;', '&quot;;SUBSTITUTE(LOWER([.C400]);&quot;'&quot;;&quot;''&quot;);&quot;', '&quot;;SUBSTITUTE(LOWER([.D400]);&quot;'&quot;;&quot;''&quot;);&quot;');&quot;)" office:value-type="string" office:string-value="insert into palabras(id, castellano, ingles, latin) values(399, 'empresas', 'companies', 'societates');" calcext:value-type="string">
            <text:p>insert into palabras(id, castellano, ingles, latin) values(399, 'empresas', 'companies', 'societates');</text:p>
          </table:table-cell>
        </table:table-row>
        <table:table-row table:style-name="ro1">
          <table:table-cell table:formula="of:=[.A400]+1" office:value-type="float" office:value="400" calcext:value-type="float">
            <text:p>400</text:p>
          </table:table-cell>
          <table:table-cell office:value-type="string" calcext:value-type="string">
            <text:p>Estudio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Studium</text:p>
          </table:table-cell>
          <table:table-cell/>
          <table:table-cell table:formula="of:=IF([.B401]=[.D40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01];&quot;, '&quot;;SUBSTITUTE(LOWER([.B401]);&quot;'&quot;;&quot;''&quot;);&quot;', '&quot;;SUBSTITUTE(LOWER([.C401]);&quot;'&quot;;&quot;''&quot;);&quot;', '&quot;;SUBSTITUTE(LOWER([.D401]);&quot;'&quot;;&quot;''&quot;);&quot;');&quot;)" office:value-type="string" office:string-value="insert into palabras(id, castellano, ingles, latin) values(400, 'estudio', 'study', 'studium');" calcext:value-type="string">
            <text:p>insert into palabras(id, castellano, ingles, latin) values(400, 'estudio', 'study', 'studium');</text:p>
          </table:table-cell>
        </table:table-row>
        <table:table-row table:style-name="ro1">
          <table:table-cell table:formula="of:=[.A401]+1" office:value-type="float" office:value="401" calcext:value-type="float">
            <text:p>401</text:p>
          </table:table-cell>
          <table:table-cell office:value-type="string" calcext:value-type="string">
            <text:p>Salud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alus</text:p>
          </table:table-cell>
          <table:table-cell/>
          <table:table-cell table:formula="of:=IF([.B402]=[.D40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02];&quot;, '&quot;;SUBSTITUTE(LOWER([.B402]);&quot;'&quot;;&quot;''&quot;);&quot;', '&quot;;SUBSTITUTE(LOWER([.C402]);&quot;'&quot;;&quot;''&quot;);&quot;', '&quot;;SUBSTITUTE(LOWER([.D402]);&quot;'&quot;;&quot;''&quot;);&quot;');&quot;)" office:value-type="string" office:string-value="insert into palabras(id, castellano, ingles, latin) values(401, 'salud', 'health', 'salus');" calcext:value-type="string">
            <text:p>insert into palabras(id, castellano, ingles, latin) values(401, 'salud', 'health', 'salus');</text:p>
          </table:table-cell>
        </table:table-row>
        <table:table-row table:style-name="ro1">
          <table:table-cell table:formula="of:=[.A402]+1" office:value-type="float" office:value="402" calcext:value-type="float">
            <text:p>402</text:p>
          </table:table-cell>
          <table:table-cell office:value-type="string" calcext:value-type="string">
            <text:p>Servicios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Servitia</text:p>
          </table:table-cell>
          <table:table-cell/>
          <table:table-cell table:formula="of:=IF([.B403]=[.D40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03];&quot;, '&quot;;SUBSTITUTE(LOWER([.B403]);&quot;'&quot;;&quot;''&quot;);&quot;', '&quot;;SUBSTITUTE(LOWER([.C403]);&quot;'&quot;;&quot;''&quot;);&quot;', '&quot;;SUBSTITUTE(LOWER([.D403]);&quot;'&quot;;&quot;''&quot;);&quot;');&quot;)" office:value-type="string" office:string-value="insert into palabras(id, castellano, ingles, latin) values(402, 'servicios', 'services', 'servitia');" calcext:value-type="string">
            <text:p>insert into palabras(id, castellano, ingles, latin) values(402, 'servicios', 'services', 'servitia');</text:p>
          </table:table-cell>
        </table:table-row>
        <table:table-row table:style-name="ro1">
          <table:table-cell table:formula="of:=[.A403]+1" office:value-type="float" office:value="403" calcext:value-type="float">
            <text:p>403</text:p>
          </table:table-cell>
          <table:table-cell office:value-type="string" calcext:value-type="string">
            <text:p>Haya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Sit</text:p>
          </table:table-cell>
          <table:table-cell/>
          <table:table-cell table:formula="of:=IF([.B404]=[.D40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04];&quot;, '&quot;;SUBSTITUTE(LOWER([.B404]);&quot;'&quot;;&quot;''&quot;);&quot;', '&quot;;SUBSTITUTE(LOWER([.C404]);&quot;'&quot;;&quot;''&quot;);&quot;', '&quot;;SUBSTITUTE(LOWER([.D404]);&quot;'&quot;;&quot;''&quot;);&quot;');&quot;)" office:value-type="string" office:string-value="insert into palabras(id, castellano, ingles, latin) values(403, 'haya', 'have', 'sit');" calcext:value-type="string">
            <text:p>insert into palabras(id, castellano, ingles, latin) values(403, 'haya', 'have', 'sit');</text:p>
          </table:table-cell>
        </table:table-row>
        <table:table-row table:style-name="ro1">
          <table:table-cell table:formula="of:=[.A404]+1" office:value-type="float" office:value="404" calcext:value-type="float">
            <text:p>404</text:p>
          </table:table-cell>
          <table:table-cell office:value-type="string" calcext:value-type="string">
            <text:p>Principio</text:p>
          </table:table-cell>
          <table:table-cell office:value-type="string" calcext:value-type="string">
            <text:p>Principle</text:p>
          </table:table-cell>
          <table:table-cell office:value-type="string" calcext:value-type="string">
            <text:p>Principium</text:p>
          </table:table-cell>
          <table:table-cell/>
          <table:table-cell table:formula="of:=IF([.B405]=[.D40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05];&quot;, '&quot;;SUBSTITUTE(LOWER([.B405]);&quot;'&quot;;&quot;''&quot;);&quot;', '&quot;;SUBSTITUTE(LOWER([.C405]);&quot;'&quot;;&quot;''&quot;);&quot;', '&quot;;SUBSTITUTE(LOWER([.D405]);&quot;'&quot;;&quot;''&quot;);&quot;');&quot;)" office:value-type="string" office:string-value="insert into palabras(id, castellano, ingles, latin) values(404, 'principio', 'principle', 'principium');" calcext:value-type="string">
            <text:p>insert into palabras(id, castellano, ingles, latin) values(404, 'principio', 'principle', 'principium');</text:p>
          </table:table-cell>
        </table:table-row>
        <table:table-row table:style-name="ro1">
          <table:table-cell table:formula="of:=[.A405]+1" office:value-type="float" office:value="405" calcext:value-type="float">
            <text:p>405</text:p>
          </table:table-cell>
          <table:table-cell office:value-type="string" calcext:value-type="string">
            <text:p>Siendo</text:p>
          </table:table-cell>
          <table:table-cell office:value-type="string" calcext:value-type="string">
            <text:p>Being</text:p>
          </table:table-cell>
          <table:table-cell office:value-type="string" calcext:value-type="string">
            <text:p>Essendo</text:p>
          </table:table-cell>
          <table:table-cell/>
          <table:table-cell table:formula="of:=IF([.B406]=[.D40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06];&quot;, '&quot;;SUBSTITUTE(LOWER([.B406]);&quot;'&quot;;&quot;''&quot;);&quot;', '&quot;;SUBSTITUTE(LOWER([.C406]);&quot;'&quot;;&quot;''&quot;);&quot;', '&quot;;SUBSTITUTE(LOWER([.D406]);&quot;'&quot;;&quot;''&quot;);&quot;');&quot;)" office:value-type="string" office:string-value="insert into palabras(id, castellano, ingles, latin) values(405, 'siendo', 'being', 'essendo');" calcext:value-type="string">
            <text:p>insert into palabras(id, castellano, ingles, latin) values(405, 'siendo', 'being', 'essendo');</text:p>
          </table:table-cell>
        </table:table-row>
        <table:table-row table:style-name="ro1">
          <table:table-cell table:formula="of:=[.A406]+1" office:value-type="float" office:value="406" calcext:value-type="float">
            <text:p>406</text:p>
          </table:table-cell>
          <table:table-cell office:value-type="string" calcext:value-type="string">
            <text:p>Cultura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Cultura</text:p>
          </table:table-cell>
          <table:table-cell/>
          <table:table-cell table:formula="of:=IF([.B407]=[.D407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407];&quot;, '&quot;;SUBSTITUTE(LOWER([.B407]);&quot;'&quot;;&quot;''&quot;);&quot;', '&quot;;SUBSTITUTE(LOWER([.C407]);&quot;'&quot;;&quot;''&quot;);&quot;', '&quot;;SUBSTITUTE(LOWER([.D407]);&quot;'&quot;;&quot;''&quot;);&quot;');&quot;)" office:value-type="string" office:string-value="insert into palabras(id, castellano, ingles, latin) values(406, 'cultura', 'culture', 'cultura');" calcext:value-type="string">
            <text:p>insert into palabras(id, castellano, ingles, latin) values(406, 'cultura', 'culture', 'cultura');</text:p>
          </table:table-cell>
        </table:table-row>
        <table:table-row table:style-name="ro1">
          <table:table-cell table:formula="of:=[.A407]+1" office:value-type="float" office:value="407" calcext:value-type="float">
            <text:p>407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Praecedens</text:p>
          </table:table-cell>
          <table:table-cell/>
          <table:table-cell table:formula="of:=IF([.B408]=[.D40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08];&quot;, '&quot;;SUBSTITUTE(LOWER([.B408]);&quot;'&quot;;&quot;''&quot;);&quot;', '&quot;;SUBSTITUTE(LOWER([.C408]);&quot;'&quot;;&quot;''&quot;);&quot;', '&quot;;SUBSTITUTE(LOWER([.D408]);&quot;'&quot;;&quot;''&quot;);&quot;');&quot;)" office:value-type="string" office:string-value="insert into palabras(id, castellano, ingles, latin) values(407, 'anterior', 'previous', 'praecedens');" calcext:value-type="string">
            <text:p>insert into palabras(id, castellano, ingles, latin) values(407, 'anterior', 'previous', 'praecedens');</text:p>
          </table:table-cell>
        </table:table-row>
        <table:table-row table:style-name="ro1">
          <table:table-cell table:formula="of:=[.A408]+1" office:value-type="float" office:value="408" calcext:value-type="float">
            <text:p>408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ltus</text:p>
          </table:table-cell>
          <table:table-cell/>
          <table:table-cell table:formula="of:=IF([.B409]=[.D40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09];&quot;, '&quot;;SUBSTITUTE(LOWER([.B409]);&quot;'&quot;;&quot;''&quot;);&quot;', '&quot;;SUBSTITUTE(LOWER([.C409]);&quot;'&quot;;&quot;''&quot;);&quot;', '&quot;;SUBSTITUTE(LOWER([.D409]);&quot;'&quot;;&quot;''&quot;);&quot;');&quot;)" office:value-type="string" office:string-value="insert into palabras(id, castellano, ingles, latin) values(408, 'alto', 'high', 'altus');" calcext:value-type="string">
            <text:p>insert into palabras(id, castellano, ingles, latin) values(408, 'alto', 'high', 'altus');</text:p>
          </table:table-cell>
        </table:table-row>
        <table:table-row table:style-name="ro1">
          <table:table-cell table:formula="of:=[.A409]+1" office:value-type="float" office:value="409" calcext:value-type="float">
            <text:p>409</text:p>
          </table:table-cell>
          <table:table-cell table:number-columns-repeated="3" office:value-type="string" calcext:value-type="string">
            <text:p>Media</text:p>
          </table:table-cell>
          <table:table-cell/>
          <table:table-cell table:formula="of:=IF([.B410]=[.D410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410];&quot;, '&quot;;SUBSTITUTE(LOWER([.B410]);&quot;'&quot;;&quot;''&quot;);&quot;', '&quot;;SUBSTITUTE(LOWER([.C410]);&quot;'&quot;;&quot;''&quot;);&quot;', '&quot;;SUBSTITUTE(LOWER([.D410]);&quot;'&quot;;&quot;''&quot;);&quot;');&quot;)" office:value-type="string" office:string-value="insert into palabras(id, castellano, ingles, latin) values(409, 'media', 'media', 'media');" calcext:value-type="string">
            <text:p>insert into palabras(id, castellano, ingles, latin) values(409, 'media', 'media', 'media');</text:p>
          </table:table-cell>
        </table:table-row>
        <table:table-row table:style-name="ro1">
          <table:table-cell table:formula="of:=[.A410]+1" office:value-type="float" office:value="410" calcext:value-type="float">
            <text:p>410</text:p>
          </table:table-cell>
          <table:table-cell office:value-type="string" calcext:value-type="string">
            <text:p>Mediante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Per</text:p>
          </table:table-cell>
          <table:table-cell/>
          <table:table-cell table:formula="of:=IF([.B411]=[.D41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11];&quot;, '&quot;;SUBSTITUTE(LOWER([.B411]);&quot;'&quot;;&quot;''&quot;);&quot;', '&quot;;SUBSTITUTE(LOWER([.C411]);&quot;'&quot;;&quot;''&quot;);&quot;', '&quot;;SUBSTITUTE(LOWER([.D411]);&quot;'&quot;;&quot;''&quot;);&quot;');&quot;)" office:value-type="string" office:string-value="insert into palabras(id, castellano, ingles, latin) values(410, 'mediante', 'through', 'per');" calcext:value-type="string">
            <text:p>insert into palabras(id, castellano, ingles, latin) values(410, 'mediante', 'through', 'per');</text:p>
          </table:table-cell>
        </table:table-row>
        <table:table-row table:style-name="ro1">
          <table:table-cell table:formula="of:=[.A411]+1" office:value-type="float" office:value="411" calcext:value-type="float">
            <text:p>411</text:p>
          </table:table-cell>
          <table:table-cell office:value-type="string" calcext:value-type="string">
            <text:p>Primeros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Primi</text:p>
          </table:table-cell>
          <table:table-cell/>
          <table:table-cell table:formula="of:=IF([.B412]=[.D41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12];&quot;, '&quot;;SUBSTITUTE(LOWER([.B412]);&quot;'&quot;;&quot;''&quot;);&quot;', '&quot;;SUBSTITUTE(LOWER([.C412]);&quot;'&quot;;&quot;''&quot;);&quot;', '&quot;;SUBSTITUTE(LOWER([.D412]);&quot;'&quot;;&quot;''&quot;);&quot;');&quot;)" office:value-type="string" office:string-value="insert into palabras(id, castellano, ingles, latin) values(411, 'primeros', 'first', 'primi');" calcext:value-type="string">
            <text:p>insert into palabras(id, castellano, ingles, latin) values(411, 'primeros', 'first', 'primi');</text:p>
          </table:table-cell>
        </table:table-row>
        <table:table-row table:style-name="ro1">
          <table:table-cell table:formula="of:=[.A412]+1" office:value-type="float" office:value="412" calcext:value-type="float">
            <text:p>412</text:p>
          </table:table-cell>
          <table:table-cell office:value-type="string" calcext:value-type="string">
            <text:p>Arte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Ars</text:p>
          </table:table-cell>
          <table:table-cell/>
          <table:table-cell table:formula="of:=IF([.B413]=[.D41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13];&quot;, '&quot;;SUBSTITUTE(LOWER([.B413]);&quot;'&quot;;&quot;''&quot;);&quot;', '&quot;;SUBSTITUTE(LOWER([.C413]);&quot;'&quot;;&quot;''&quot;);&quot;', '&quot;;SUBSTITUTE(LOWER([.D413]);&quot;'&quot;;&quot;''&quot;);&quot;');&quot;)" office:value-type="string" office:string-value="insert into palabras(id, castellano, ingles, latin) values(412, 'arte', 'art', 'ars');" calcext:value-type="string">
            <text:p>insert into palabras(id, castellano, ingles, latin) values(412, 'arte', 'art', 'ars');</text:p>
          </table:table-cell>
        </table:table-row>
        <table:table-row table:style-name="ro1">
          <table:table-cell table:formula="of:=[.A413]+1" office:value-type="float" office:value="413" calcext:value-type="float">
            <text:p>413</text:p>
          </table:table-cell>
          <table:table-cell office:value-type="string" calcext:value-type="string">
            <text:p>Paz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Pax</text:p>
          </table:table-cell>
          <table:table-cell/>
          <table:table-cell table:formula="of:=IF([.B414]=[.D41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14];&quot;, '&quot;;SUBSTITUTE(LOWER([.B414]);&quot;'&quot;;&quot;''&quot;);&quot;', '&quot;;SUBSTITUTE(LOWER([.C414]);&quot;'&quot;;&quot;''&quot;);&quot;', '&quot;;SUBSTITUTE(LOWER([.D414]);&quot;'&quot;;&quot;''&quot;);&quot;');&quot;)" office:value-type="string" office:string-value="insert into palabras(id, castellano, ingles, latin) values(413, 'paz', 'peace', 'pax');" calcext:value-type="string">
            <text:p>insert into palabras(id, castellano, ingles, latin) values(413, 'paz', 'peace', 'pax');</text:p>
          </table:table-cell>
        </table:table-row>
        <table:table-row table:style-name="ro1">
          <table:table-cell table:formula="of:=[.A414]+1" office:value-type="float" office:value="414" calcext:value-type="float">
            <text:p>414</text:p>
          </table:table-cell>
          <table:table-cell table:number-columns-repeated="3" office:value-type="string" calcext:value-type="string">
            <text:p>Sector</text:p>
          </table:table-cell>
          <table:table-cell/>
          <table:table-cell table:formula="of:=IF([.B415]=[.D415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415];&quot;, '&quot;;SUBSTITUTE(LOWER([.B415]);&quot;'&quot;;&quot;''&quot;);&quot;', '&quot;;SUBSTITUTE(LOWER([.C415]);&quot;'&quot;;&quot;''&quot;);&quot;', '&quot;;SUBSTITUTE(LOWER([.D415]);&quot;'&quot;;&quot;''&quot;);&quot;');&quot;)" office:value-type="string" office:string-value="insert into palabras(id, castellano, ingles, latin) values(414, 'sector', 'sector', 'sector');" calcext:value-type="string">
            <text:p>insert into palabras(id, castellano, ingles, latin) values(414, 'sector', 'sector', 'sector');</text:p>
          </table:table-cell>
        </table:table-row>
        <table:table-row table:style-name="ro1">
          <table:table-cell table:formula="of:=[.A415]+1" office:value-type="float" office:value="415" calcext:value-type="float">
            <text:p>415</text:p>
          </table:table-cell>
          <table:table-cell office:value-type="string" calcext:value-type="string">
            <text:p>Imagen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mago</text:p>
          </table:table-cell>
          <table:table-cell/>
          <table:table-cell table:formula="of:=IF([.B416]=[.D41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16];&quot;, '&quot;;SUBSTITUTE(LOWER([.B416]);&quot;'&quot;;&quot;''&quot;);&quot;', '&quot;;SUBSTITUTE(LOWER([.C416]);&quot;'&quot;;&quot;''&quot;);&quot;', '&quot;;SUBSTITUTE(LOWER([.D416]);&quot;'&quot;;&quot;''&quot;);&quot;');&quot;)" office:value-type="string" office:string-value="insert into palabras(id, castellano, ingles, latin) values(415, 'imagen', 'image', 'imago');" calcext:value-type="string">
            <text:p>insert into palabras(id, castellano, ingles, latin) values(415, 'imagen', 'image', 'imago');</text:p>
          </table:table-cell>
        </table:table-row>
        <table:table-row table:style-name="ro1">
          <table:table-cell table:formula="of:=[.A416]+1" office:value-type="float" office:value="416" calcext:value-type="float">
            <text:p>416</text:p>
          </table:table-cell>
          <table:table-cell office:value-type="string" calcext:value-type="string">
            <text:p>Medida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Mensura</text:p>
          </table:table-cell>
          <table:table-cell/>
          <table:table-cell table:formula="of:=IF([.B417]=[.D41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17];&quot;, '&quot;;SUBSTITUTE(LOWER([.B417]);&quot;'&quot;;&quot;''&quot;);&quot;', '&quot;;SUBSTITUTE(LOWER([.C417]);&quot;'&quot;;&quot;''&quot;);&quot;', '&quot;;SUBSTITUTE(LOWER([.D417]);&quot;'&quot;;&quot;''&quot;);&quot;');&quot;)" office:value-type="string" office:string-value="insert into palabras(id, castellano, ingles, latin) values(416, 'medida', 'measure', 'mensura');" calcext:value-type="string">
            <text:p>insert into palabras(id, castellano, ingles, latin) values(416, 'medida', 'measure', 'mensura');</text:p>
          </table:table-cell>
        </table:table-row>
        <table:table-row table:style-name="ro1">
          <table:table-cell table:formula="of:=[.A417]+1" office:value-type="float" office:value="417" calcext:value-type="float">
            <text:p>417</text:p>
          </table:table-cell>
          <table:table-cell office:value-type="string" calcext:value-type="string">
            <text:p>Deben</text:p>
          </table:table-cell>
          <table:table-cell office:value-type="string" calcext:value-type="string">
            <text:p>Should</text:p>
          </table:table-cell>
          <table:table-cell office:value-type="string" calcext:value-type="string">
            <text:p>Debent</text:p>
          </table:table-cell>
          <table:table-cell/>
          <table:table-cell table:formula="of:=IF([.B418]=[.D41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18];&quot;, '&quot;;SUBSTITUTE(LOWER([.B418]);&quot;'&quot;;&quot;''&quot;);&quot;', '&quot;;SUBSTITUTE(LOWER([.C418]);&quot;'&quot;;&quot;''&quot;);&quot;', '&quot;;SUBSTITUTE(LOWER([.D418]);&quot;'&quot;;&quot;''&quot;);&quot;');&quot;)" office:value-type="string" office:string-value="insert into palabras(id, castellano, ingles, latin) values(417, 'deben', 'should', 'debent');" calcext:value-type="string">
            <text:p>insert into palabras(id, castellano, ingles, latin) values(417, 'deben', 'should', 'debent');</text:p>
          </table:table-cell>
        </table:table-row>
        <table:table-row table:style-name="ro1">
          <table:table-cell table:formula="of:=[.A418]+1" office:value-type="float" office:value="418" calcext:value-type="float">
            <text:p>418</text:p>
          </table:table-cell>
          <table:table-cell office:value-type="string" calcext:value-type="string">
            <text:p>Datos</text:p>
          </table:table-cell>
          <table:table-cell table:number-columns-repeated="2" office:value-type="string" calcext:value-type="string">
            <text:p>Data</text:p>
          </table:table-cell>
          <table:table-cell/>
          <table:table-cell table:formula="of:=IF([.B419]=[.D41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19];&quot;, '&quot;;SUBSTITUTE(LOWER([.B419]);&quot;'&quot;;&quot;''&quot;);&quot;', '&quot;;SUBSTITUTE(LOWER([.C419]);&quot;'&quot;;&quot;''&quot;);&quot;', '&quot;;SUBSTITUTE(LOWER([.D419]);&quot;'&quot;;&quot;''&quot;);&quot;');&quot;)" office:value-type="string" office:string-value="insert into palabras(id, castellano, ingles, latin) values(418, 'datos', 'data', 'data');" calcext:value-type="string">
            <text:p>insert into palabras(id, castellano, ingles, latin) values(418, 'datos', 'data', 'data');</text:p>
          </table:table-cell>
        </table:table-row>
        <table:table-row table:style-name="ro1">
          <table:table-cell table:formula="of:=[.A419]+1" office:value-type="float" office:value="419" calcext:value-type="float">
            <text:p>419</text:p>
          </table:table-cell>
          <table:table-cell office:value-type="string" calcext:value-type="string">
            <text:p>Consejo</text:p>
          </table:table-cell>
          <table:table-cell office:value-type="string" calcext:value-type="string">
            <text:p>Advice</text:p>
          </table:table-cell>
          <table:table-cell office:value-type="string" calcext:value-type="string">
            <text:p>Consilium</text:p>
          </table:table-cell>
          <table:table-cell/>
          <table:table-cell table:formula="of:=IF([.B420]=[.D42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20];&quot;, '&quot;;SUBSTITUTE(LOWER([.B420]);&quot;'&quot;;&quot;''&quot;);&quot;', '&quot;;SUBSTITUTE(LOWER([.C420]);&quot;'&quot;;&quot;''&quot;);&quot;', '&quot;;SUBSTITUTE(LOWER([.D420]);&quot;'&quot;;&quot;''&quot;);&quot;');&quot;)" office:value-type="string" office:string-value="insert into palabras(id, castellano, ingles, latin) values(419, 'consejo', 'advice', 'consilium');" calcext:value-type="string">
            <text:p>insert into palabras(id, castellano, ingles, latin) values(419, 'consejo', 'advice', 'consilium');</text:p>
          </table:table-cell>
        </table:table-row>
        <table:table-row table:style-name="ro1">
          <table:table-cell table:formula="of:=[.A420]+1" office:value-type="float" office:value="420" calcext:value-type="float">
            <text:p>420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Persona</text:p>
          </table:table-cell>
          <table:table-cell/>
          <table:table-cell table:formula="of:=IF([.B421]=[.D42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21];&quot;, '&quot;;SUBSTITUTE(LOWER([.B421]);&quot;'&quot;;&quot;''&quot;);&quot;', '&quot;;SUBSTITUTE(LOWER([.C421]);&quot;'&quot;;&quot;''&quot;);&quot;', '&quot;;SUBSTITUTE(LOWER([.D421]);&quot;'&quot;;&quot;''&quot;);&quot;');&quot;)" office:value-type="string" office:string-value="insert into palabras(id, castellano, ingles, latin) values(420, 'personal', 'staff', 'persona');" calcext:value-type="string">
            <text:p>insert into palabras(id, castellano, ingles, latin) values(420, 'personal', 'staff', 'persona');</text:p>
          </table:table-cell>
        </table:table-row>
        <table:table-row table:style-name="ro1">
          <table:table-cell table:formula="of:=[.A421]+1" office:value-type="float" office:value="421" calcext:value-type="float">
            <text:p>421</text:p>
          </table:table-cell>
          <table:table-cell office:value-type="string" calcext:value-type="string">
            <text:p>Interés</text:p>
          </table:table-cell>
          <table:table-cell table:number-columns-repeated="2" office:value-type="string" calcext:value-type="string">
            <text:p>Interest</text:p>
          </table:table-cell>
          <table:table-cell/>
          <table:table-cell table:formula="of:=IF([.B422]=[.D42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22];&quot;, '&quot;;SUBSTITUTE(LOWER([.B422]);&quot;'&quot;;&quot;''&quot;);&quot;', '&quot;;SUBSTITUTE(LOWER([.C422]);&quot;'&quot;;&quot;''&quot;);&quot;', '&quot;;SUBSTITUTE(LOWER([.D422]);&quot;'&quot;;&quot;''&quot;);&quot;');&quot;)" office:value-type="string" office:string-value="insert into palabras(id, castellano, ingles, latin) values(421, 'interés', 'interest', 'interest');" calcext:value-type="string">
            <text:p>insert into palabras(id, castellano, ingles, latin) values(421, 'interés', 'interest', 'interest');</text:p>
          </table:table-cell>
        </table:table-row>
        <table:table-row table:style-name="ro1">
          <table:table-cell table:formula="of:=[.A422]+1" office:value-type="float" office:value="422" calcext:value-type="float">
            <text:p>422</text:p>
          </table:table-cell>
          <table:table-cell office:value-type="string" calcext:value-type="string">
            <text:p>Julio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Iulius</text:p>
          </table:table-cell>
          <table:table-cell/>
          <table:table-cell table:formula="of:=IF([.B423]=[.D42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23];&quot;, '&quot;;SUBSTITUTE(LOWER([.B423]);&quot;'&quot;;&quot;''&quot;);&quot;', '&quot;;SUBSTITUTE(LOWER([.C423]);&quot;'&quot;;&quot;''&quot;);&quot;', '&quot;;SUBSTITUTE(LOWER([.D423]);&quot;'&quot;;&quot;''&quot;);&quot;');&quot;)" office:value-type="string" office:string-value="insert into palabras(id, castellano, ingles, latin) values(422, 'julio', 'july', 'iulius');" calcext:value-type="string">
            <text:p>insert into palabras(id, castellano, ingles, latin) values(422, 'julio', 'july', 'iulius');</text:p>
          </table:table-cell>
        </table:table-row>
        <table:table-row table:style-name="ro1">
          <table:table-cell table:formula="of:=[.A423]+1" office:value-type="float" office:value="423" calcext:value-type="float">
            <text:p>423</text:p>
          </table:table-cell>
          <table:table-cell office:value-type="string" calcext:value-type="string">
            <text:p>Grupos</text:p>
          </table:table-cell>
          <table:table-cell office:value-type="string" calcext:value-type="string">
            <text:p>Groups</text:p>
          </table:table-cell>
          <table:table-cell office:value-type="string" calcext:value-type="string">
            <text:p>Coetus</text:p>
          </table:table-cell>
          <table:table-cell/>
          <table:table-cell table:formula="of:=IF([.B424]=[.D42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24];&quot;, '&quot;;SUBSTITUTE(LOWER([.B424]);&quot;'&quot;;&quot;''&quot;);&quot;', '&quot;;SUBSTITUTE(LOWER([.C424]);&quot;'&quot;;&quot;''&quot;);&quot;', '&quot;;SUBSTITUTE(LOWER([.D424]);&quot;'&quot;;&quot;''&quot;);&quot;');&quot;)" office:value-type="string" office:string-value="insert into palabras(id, castellano, ingles, latin) values(423, 'grupos', 'groups', 'coetus');" calcext:value-type="string">
            <text:p>insert into palabras(id, castellano, ingles, latin) values(423, 'grupos', 'groups', 'coetus');</text:p>
          </table:table-cell>
        </table:table-row>
        <table:table-row table:style-name="ro1">
          <table:table-cell table:formula="of:=[.A424]+1" office:value-type="float" office:value="424" calcext:value-type="float">
            <text:p>424</text:p>
          </table:table-cell>
          <table:table-cell office:value-type="string" calcext:value-type="string">
            <text:p>Miembros</text:p>
          </table:table-cell>
          <table:table-cell office:value-type="string" calcext:value-type="string">
            <text:p>Members</text:p>
          </table:table-cell>
          <table:table-cell office:value-type="string" calcext:value-type="string">
            <text:p>Membri</text:p>
          </table:table-cell>
          <table:table-cell/>
          <table:table-cell table:formula="of:=IF([.B425]=[.D42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25];&quot;, '&quot;;SUBSTITUTE(LOWER([.B425]);&quot;'&quot;;&quot;''&quot;);&quot;', '&quot;;SUBSTITUTE(LOWER([.C425]);&quot;'&quot;;&quot;''&quot;);&quot;', '&quot;;SUBSTITUTE(LOWER([.D425]);&quot;'&quot;;&quot;''&quot;);&quot;');&quot;)" office:value-type="string" office:string-value="insert into palabras(id, castellano, ingles, latin) values(424, 'miembros', 'members', 'membri');" calcext:value-type="string">
            <text:p>insert into palabras(id, castellano, ingles, latin) values(424, 'miembros', 'members', 'membri');</text:p>
          </table:table-cell>
        </table:table-row>
        <table:table-row table:style-name="ro1">
          <table:table-cell table:formula="of:=[.A425]+1" office:value-type="float" office:value="425" calcext:value-type="float">
            <text:p>425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a</text:p>
          </table:table-cell>
          <table:table-cell/>
          <table:table-cell table:formula="of:=IF([.B426]=[.D42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26];&quot;, '&quot;;SUBSTITUTE(LOWER([.B426]);&quot;'&quot;;&quot;''&quot;);&quot;', '&quot;;SUBSTITUTE(LOWER([.C426]);&quot;'&quot;;&quot;''&quot;);&quot;', '&quot;;SUBSTITUTE(LOWER([.D426]);&quot;'&quot;;&quot;''&quot;);&quot;');&quot;)" office:value-type="string" office:string-value="insert into palabras(id, castellano, ingles, latin) values(425, 'ninguna', 'none', 'nulla');" calcext:value-type="string">
            <text:p>insert into palabras(id, castellano, ingles, latin) values(425, 'ninguna', 'none', 'nulla');</text:p>
          </table:table-cell>
        </table:table-row>
        <table:table-row table:style-name="ro1">
          <table:table-cell table:formula="of:=[.A426]+1" office:value-type="float" office:value="426" calcext:value-type="float">
            <text:p>426</text:p>
          </table:table-cell>
          <table:table-cell office:value-type="string" calcext:value-type="string">
            <text:p>Existe</text:p>
          </table:table-cell>
          <table:table-cell office:value-type="string" calcext:value-type="string">
            <text:p>Exists</text:p>
          </table:table-cell>
          <table:table-cell office:value-type="string" calcext:value-type="string">
            <text:p>Existit</text:p>
          </table:table-cell>
          <table:table-cell/>
          <table:table-cell table:formula="of:=IF([.B427]=[.D42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27];&quot;, '&quot;;SUBSTITUTE(LOWER([.B427]);&quot;'&quot;;&quot;''&quot;);&quot;', '&quot;;SUBSTITUTE(LOWER([.C427]);&quot;'&quot;;&quot;''&quot;);&quot;', '&quot;;SUBSTITUTE(LOWER([.D427]);&quot;'&quot;;&quot;''&quot;);&quot;');&quot;)" office:value-type="string" office:string-value="insert into palabras(id, castellano, ingles, latin) values(426, 'existe', 'exists', 'existit');" calcext:value-type="string">
            <text:p>insert into palabras(id, castellano, ingles, latin) values(426, 'existe', 'exists', 'existit');</text:p>
          </table:table-cell>
        </table:table-row>
        <table:table-row table:style-name="ro1">
          <table:table-cell table:formula="of:=[.A427]+1" office:value-type="float" office:value="427" calcext:value-type="float">
            <text:p>427</text:p>
          </table:table-cell>
          <table:table-cell office:value-type="string" calcext:value-type="string">
            <text:p>Cara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cies</text:p>
          </table:table-cell>
          <table:table-cell/>
          <table:table-cell table:formula="of:=IF([.B428]=[.D42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28];&quot;, '&quot;;SUBSTITUTE(LOWER([.B428]);&quot;'&quot;;&quot;''&quot;);&quot;', '&quot;;SUBSTITUTE(LOWER([.C428]);&quot;'&quot;;&quot;''&quot;);&quot;', '&quot;;SUBSTITUTE(LOWER([.D428]);&quot;'&quot;;&quot;''&quot;);&quot;');&quot;)" office:value-type="string" office:string-value="insert into palabras(id, castellano, ingles, latin) values(427, 'cara', 'face', 'facies');" calcext:value-type="string">
            <text:p>insert into palabras(id, castellano, ingles, latin) values(427, 'cara', 'face', 'facies');</text:p>
          </table:table-cell>
        </table:table-row>
        <table:table-row table:style-name="ro1">
          <table:table-cell table:formula="of:=[.A428]+1" office:value-type="float" office:value="428" calcext:value-type="float">
            <text:p>428</text:p>
          </table:table-cell>
          <table:table-cell office:value-type="string" calcext:value-type="string">
            <text:p>Edad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Aetas</text:p>
          </table:table-cell>
          <table:table-cell/>
          <table:table-cell table:formula="of:=IF([.B429]=[.D42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29];&quot;, '&quot;;SUBSTITUTE(LOWER([.B429]);&quot;'&quot;;&quot;''&quot;);&quot;', '&quot;;SUBSTITUTE(LOWER([.C429]);&quot;'&quot;;&quot;''&quot;);&quot;', '&quot;;SUBSTITUTE(LOWER([.D429]);&quot;'&quot;;&quot;''&quot;);&quot;');&quot;)" office:value-type="string" office:string-value="insert into palabras(id, castellano, ingles, latin) values(428, 'edad', 'age', 'aetas');" calcext:value-type="string">
            <text:p>insert into palabras(id, castellano, ingles, latin) values(428, 'edad', 'age', 'aetas');</text:p>
          </table:table-cell>
        </table:table-row>
        <table:table-row table:style-name="ro1">
          <table:table-cell table:formula="of:=[.A429]+1" office:value-type="float" office:value="429" calcext:value-type="float">
            <text:p>429</text:p>
          </table:table-cell>
          <table:table-cell table:number-columns-repeated="2" office:value-type="string" calcext:value-type="string">
            <text:p>Etc</text:p>
          </table:table-cell>
          <table:table-cell office:value-type="string" calcext:value-type="string">
            <text:p>Etc.</text:p>
          </table:table-cell>
          <table:table-cell/>
          <table:table-cell table:formula="of:=IF([.B430]=[.D43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30];&quot;, '&quot;;SUBSTITUTE(LOWER([.B430]);&quot;'&quot;;&quot;''&quot;);&quot;', '&quot;;SUBSTITUTE(LOWER([.C430]);&quot;'&quot;;&quot;''&quot;);&quot;', '&quot;;SUBSTITUTE(LOWER([.D430]);&quot;'&quot;;&quot;''&quot;);&quot;');&quot;)" office:value-type="string" office:string-value="insert into palabras(id, castellano, ingles, latin) values(429, 'etc', 'etc', 'etc.');" calcext:value-type="string">
            <text:p>insert into palabras(id, castellano, ingles, latin) values(429, 'etc', 'etc', 'etc.');</text:p>
          </table:table-cell>
        </table:table-row>
        <table:table-row table:style-name="ro1">
          <table:table-cell table:formula="of:=[.A430]+1" office:value-type="float" office:value="430" calcext:value-type="float">
            <text:p>430</text:p>
          </table:table-cell>
          <table:table-cell office:value-type="string" calcext:value-type="string">
            <text:p>Movimiento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Motus</text:p>
          </table:table-cell>
          <table:table-cell/>
          <table:table-cell table:formula="of:=IF([.B431]=[.D43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31];&quot;, '&quot;;SUBSTITUTE(LOWER([.B431]);&quot;'&quot;;&quot;''&quot;);&quot;', '&quot;;SUBSTITUTE(LOWER([.C431]);&quot;'&quot;;&quot;''&quot;);&quot;', '&quot;;SUBSTITUTE(LOWER([.D431]);&quot;'&quot;;&quot;''&quot;);&quot;');&quot;)" office:value-type="string" office:string-value="insert into palabras(id, castellano, ingles, latin) values(430, 'movimiento', 'movement', 'motus');" calcext:value-type="string">
            <text:p>insert into palabras(id, castellano, ingles, latin) values(430, 'movimiento', 'movement', 'motus');</text:p>
          </table:table-cell>
        </table:table-row>
        <table:table-row table:style-name="ro1">
          <table:table-cell table:formula="of:=[.A431]+1" office:value-type="float" office:value="431" calcext:value-type="float">
            <text:p>431</text:p>
          </table:table-cell>
          <table:table-cell office:value-type="string" calcext:value-type="string">
            <text:p>Visto</text:p>
          </table:table-cell>
          <table:table-cell office:value-type="string" calcext:value-type="string">
            <text:p>Seen</text:p>
          </table:table-cell>
          <table:table-cell office:value-type="string" calcext:value-type="string">
            <text:p>Visus</text:p>
          </table:table-cell>
          <table:table-cell/>
          <table:table-cell table:formula="of:=IF([.B432]=[.D43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32];&quot;, '&quot;;SUBSTITUTE(LOWER([.B432]);&quot;'&quot;;&quot;''&quot;);&quot;', '&quot;;SUBSTITUTE(LOWER([.C432]);&quot;'&quot;;&quot;''&quot;);&quot;', '&quot;;SUBSTITUTE(LOWER([.D432]);&quot;'&quot;;&quot;''&quot;);&quot;');&quot;)" office:value-type="string" office:string-value="insert into palabras(id, castellano, ingles, latin) values(431, 'visto', 'seen', 'visus');" calcext:value-type="string">
            <text:p>insert into palabras(id, castellano, ingles, latin) values(431, 'visto', 'seen', 'visus');</text:p>
          </table:table-cell>
        </table:table-row>
        <table:table-row table:style-name="ro1">
          <table:table-cell table:formula="of:=[.A432]+1" office:value-type="float" office:value="432" calcext:value-type="float">
            <text:p>432</text:p>
          </table:table-cell>
          <table:table-cell office:value-type="string" calcext:value-type="string">
            <text:p>Llegó</text:p>
          </table:table-cell>
          <table:table-cell office:value-type="string" calcext:value-type="string">
            <text:p>Arrived</text:p>
          </table:table-cell>
          <table:table-cell office:value-type="string" calcext:value-type="string">
            <text:p>Venit</text:p>
          </table:table-cell>
          <table:table-cell/>
          <table:table-cell table:formula="of:=IF([.B433]=[.D43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33];&quot;, '&quot;;SUBSTITUTE(LOWER([.B433]);&quot;'&quot;;&quot;''&quot;);&quot;', '&quot;;SUBSTITUTE(LOWER([.C433]);&quot;'&quot;;&quot;''&quot;);&quot;', '&quot;;SUBSTITUTE(LOWER([.D433]);&quot;'&quot;;&quot;''&quot;);&quot;');&quot;)" office:value-type="string" office:string-value="insert into palabras(id, castellano, ingles, latin) values(432, 'llegó', 'arrived', 'venit');" calcext:value-type="string">
            <text:p>insert into palabras(id, castellano, ingles, latin) values(432, 'llegó', 'arrived', 'venit');</text:p>
          </table:table-cell>
        </table:table-row>
        <table:table-row table:style-name="ro1">
          <table:table-cell table:formula="of:=[.A433]+1" office:value-type="float" office:value="433" calcext:value-type="float">
            <text:p>433</text:p>
          </table:table-cell>
          <table:table-cell office:value-type="string" calcext:value-type="string">
            <text:p>Puntos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Puncta</text:p>
          </table:table-cell>
          <table:table-cell/>
          <table:table-cell table:formula="of:=IF([.B434]=[.D43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34];&quot;, '&quot;;SUBSTITUTE(LOWER([.B434]);&quot;'&quot;;&quot;''&quot;);&quot;', '&quot;;SUBSTITUTE(LOWER([.C434]);&quot;'&quot;;&quot;''&quot;);&quot;', '&quot;;SUBSTITUTE(LOWER([.D434]);&quot;'&quot;;&quot;''&quot;);&quot;');&quot;)" office:value-type="string" office:string-value="insert into palabras(id, castellano, ingles, latin) values(433, 'puntos', 'points', 'puncta');" calcext:value-type="string">
            <text:p>insert into palabras(id, castellano, ingles, latin) values(433, 'puntos', 'points', 'puncta');</text:p>
          </table:table-cell>
        </table:table-row>
        <table:table-row table:style-name="ro1">
          <table:table-cell table:formula="of:=[.A434]+1" office:value-type="float" office:value="434" calcext:value-type="float">
            <text:p>434</text:p>
          </table:table-cell>
          <table:table-cell office:value-type="string" calcext:value-type="string">
            <text:p>Actividad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Actio</text:p>
          </table:table-cell>
          <table:table-cell/>
          <table:table-cell table:formula="of:=IF([.B435]=[.D43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35];&quot;, '&quot;;SUBSTITUTE(LOWER([.B435]);&quot;'&quot;;&quot;''&quot;);&quot;', '&quot;;SUBSTITUTE(LOWER([.C435]);&quot;'&quot;;&quot;''&quot;);&quot;', '&quot;;SUBSTITUTE(LOWER([.D435]);&quot;'&quot;;&quot;''&quot;);&quot;');&quot;)" office:value-type="string" office:string-value="insert into palabras(id, castellano, ingles, latin) values(434, 'actividad', 'activity', 'actio');" calcext:value-type="string">
            <text:p>insert into palabras(id, castellano, ingles, latin) values(434, 'actividad', 'activity', 'actio');</text:p>
          </table:table-cell>
        </table:table-row>
        <table:table-row table:style-name="ro1">
          <table:table-cell table:formula="of:=[.A435]+1" office:value-type="float" office:value="435" calcext:value-type="float">
            <text:p>435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onus</text:p>
          </table:table-cell>
          <table:table-cell/>
          <table:table-cell table:formula="of:=IF([.B436]=[.D43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36];&quot;, '&quot;;SUBSTITUTE(LOWER([.B436]);&quot;'&quot;;&quot;''&quot;);&quot;', '&quot;;SUBSTITUTE(LOWER([.C436]);&quot;'&quot;;&quot;''&quot;);&quot;', '&quot;;SUBSTITUTE(LOWER([.D436]);&quot;'&quot;;&quot;''&quot;);&quot;');&quot;)" office:value-type="string" office:string-value="insert into palabras(id, castellano, ingles, latin) values(435, 'bueno', 'good', 'bonus');" calcext:value-type="string">
            <text:p>insert into palabras(id, castellano, ingles, latin) values(435, 'bueno', 'good', 'bonus');</text:p>
          </table:table-cell>
        </table:table-row>
        <table:table-row table:style-name="ro1">
          <table:table-cell table:formula="of:=[.A436]+1" office:value-type="float" office:value="436" calcext:value-type="float">
            <text:p>436</text:p>
          </table:table-cell>
          <table:table-cell office:value-type="string" calcext:value-type="string">
            <text:p>Uso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Usus</text:p>
          </table:table-cell>
          <table:table-cell/>
          <table:table-cell table:formula="of:=IF([.B437]=[.D43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37];&quot;, '&quot;;SUBSTITUTE(LOWER([.B437]);&quot;'&quot;;&quot;''&quot;);&quot;', '&quot;;SUBSTITUTE(LOWER([.C437]);&quot;'&quot;;&quot;''&quot;);&quot;', '&quot;;SUBSTITUTE(LOWER([.D437]);&quot;'&quot;;&quot;''&quot;);&quot;');&quot;)" office:value-type="string" office:string-value="insert into palabras(id, castellano, ingles, latin) values(436, 'uso', 'use', 'usus');" calcext:value-type="string">
            <text:p>insert into palabras(id, castellano, ingles, latin) values(436, 'uso', 'use', 'usus');</text:p>
          </table:table-cell>
        </table:table-row>
        <table:table-row table:style-name="ro1">
          <table:table-cell table:formula="of:=[.A437]+1" office:value-type="float" office:value="437" calcext:value-type="float">
            <text:p>437</text:p>
          </table:table-cell>
          <table:table-cell office:value-type="string" calcext:value-type="string">
            <text:p>Niño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Puer</text:p>
          </table:table-cell>
          <table:table-cell/>
          <table:table-cell table:formula="of:=IF([.B438]=[.D43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38];&quot;, '&quot;;SUBSTITUTE(LOWER([.B438]);&quot;'&quot;;&quot;''&quot;);&quot;', '&quot;;SUBSTITUTE(LOWER([.C438]);&quot;'&quot;;&quot;''&quot;);&quot;', '&quot;;SUBSTITUTE(LOWER([.D438]);&quot;'&quot;;&quot;''&quot;);&quot;');&quot;)" office:value-type="string" office:string-value="insert into palabras(id, castellano, ingles, latin) values(437, 'niño', 'child', 'puer');" calcext:value-type="string">
            <text:p>insert into palabras(id, castellano, ingles, latin) values(437, 'niño', 'child', 'puer');</text:p>
          </table:table-cell>
        </table:table-row>
        <table:table-row table:style-name="ro1">
          <table:table-cell table:formula="of:=[.A438]+1" office:value-type="float" office:value="438" calcext:value-type="float">
            <text:p>438</text:p>
          </table:table-cell>
          <table:table-cell office:value-type="string" calcext:value-type="string">
            <text:p>Difícil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Difficilis</text:p>
          </table:table-cell>
          <table:table-cell/>
          <table:table-cell table:formula="of:=IF([.B439]=[.D43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39];&quot;, '&quot;;SUBSTITUTE(LOWER([.B439]);&quot;'&quot;;&quot;''&quot;);&quot;', '&quot;;SUBSTITUTE(LOWER([.C439]);&quot;'&quot;;&quot;''&quot;);&quot;', '&quot;;SUBSTITUTE(LOWER([.D439]);&quot;'&quot;;&quot;''&quot;);&quot;');&quot;)" office:value-type="string" office:string-value="insert into palabras(id, castellano, ingles, latin) values(438, 'difícil', 'difficult', 'difficilis');" calcext:value-type="string">
            <text:p>insert into palabras(id, castellano, ingles, latin) values(438, 'difícil', 'difficult', 'difficilis');</text:p>
          </table:table-cell>
        </table:table-row>
        <table:table-row table:style-name="ro1">
          <table:table-cell table:formula="of:=[.A439]+1" office:value-type="float" office:value="439" calcext:value-type="float">
            <text:p>439</text:p>
          </table:table-cell>
          <table:table-cell office:value-type="string" calcext:value-type="string">
            <text:p>Joven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Iuvenis</text:p>
          </table:table-cell>
          <table:table-cell/>
          <table:table-cell table:formula="of:=IF([.B440]=[.D44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40];&quot;, '&quot;;SUBSTITUTE(LOWER([.B440]);&quot;'&quot;;&quot;''&quot;);&quot;', '&quot;;SUBSTITUTE(LOWER([.C440]);&quot;'&quot;;&quot;''&quot;);&quot;', '&quot;;SUBSTITUTE(LOWER([.D440]);&quot;'&quot;;&quot;''&quot;);&quot;');&quot;)" office:value-type="string" office:string-value="insert into palabras(id, castellano, ingles, latin) values(439, 'joven', 'young', 'iuvenis');" calcext:value-type="string">
            <text:p>insert into palabras(id, castellano, ingles, latin) values(439, 'joven', 'young', 'iuvenis');</text:p>
          </table:table-cell>
        </table:table-row>
        <table:table-row table:style-name="ro1">
          <table:table-cell table:formula="of:=[.A440]+1" office:value-type="float" office:value="440" calcext:value-type="float">
            <text:p>440</text:p>
          </table:table-cell>
          <table:table-cell office:value-type="string" calcext:value-type="string">
            <text:p>Futuro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Futurum</text:p>
          </table:table-cell>
          <table:table-cell/>
          <table:table-cell table:formula="of:=IF([.B441]=[.D44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41];&quot;, '&quot;;SUBSTITUTE(LOWER([.B441]);&quot;'&quot;;&quot;''&quot;);&quot;', '&quot;;SUBSTITUTE(LOWER([.C441]);&quot;'&quot;;&quot;''&quot;);&quot;', '&quot;;SUBSTITUTE(LOWER([.D441]);&quot;'&quot;;&quot;''&quot;);&quot;');&quot;)" office:value-type="string" office:string-value="insert into palabras(id, castellano, ingles, latin) values(440, 'futuro', 'future', 'futurum');" calcext:value-type="string">
            <text:p>insert into palabras(id, castellano, ingles, latin) values(440, 'futuro', 'future', 'futurum');</text:p>
          </table:table-cell>
        </table:table-row>
        <table:table-row table:style-name="ro1">
          <table:table-cell table:formula="of:=[.A441]+1" office:value-type="float" office:value="441" calcext:value-type="float">
            <text:p>441</text:p>
          </table:table-cell>
          <table:table-cell office:value-type="string" calcext:value-type="string">
            <text:p>Aquellos</text:p>
          </table:table-cell>
          <table:table-cell office:value-type="string" calcext:value-type="string">
            <text:p>Those</text:p>
          </table:table-cell>
          <table:table-cell office:value-type="string" calcext:value-type="string">
            <text:p>Illi</text:p>
          </table:table-cell>
          <table:table-cell/>
          <table:table-cell table:formula="of:=IF([.B442]=[.D44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42];&quot;, '&quot;;SUBSTITUTE(LOWER([.B442]);&quot;'&quot;;&quot;''&quot;);&quot;', '&quot;;SUBSTITUTE(LOWER([.C442]);&quot;'&quot;;&quot;''&quot;);&quot;', '&quot;;SUBSTITUTE(LOWER([.D442]);&quot;'&quot;;&quot;''&quot;);&quot;');&quot;)" office:value-type="string" office:string-value="insert into palabras(id, castellano, ingles, latin) values(441, 'aquellos', 'those', 'illi');" calcext:value-type="string">
            <text:p>insert into palabras(id, castellano, ingles, latin) values(441, 'aquellos', 'those', 'illi');</text:p>
          </table:table-cell>
        </table:table-row>
        <table:table-row table:style-name="ro1">
          <table:table-cell table:formula="of:=[.A442]+1" office:value-type="float" office:value="442" calcext:value-type="float">
            <text:p>44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Mensis</text:p>
          </table:table-cell>
          <table:table-cell/>
          <table:table-cell table:formula="of:=IF([.B443]=[.D44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43];&quot;, '&quot;;SUBSTITUTE(LOWER([.B443]);&quot;'&quot;;&quot;''&quot;);&quot;', '&quot;;SUBSTITUTE(LOWER([.C443]);&quot;'&quot;;&quot;''&quot;);&quot;', '&quot;;SUBSTITUTE(LOWER([.D443]);&quot;'&quot;;&quot;''&quot;);&quot;');&quot;)" office:value-type="string" office:string-value="insert into palabras(id, castellano, ingles, latin) values(442, 'mes', 'month', 'mensis');" calcext:value-type="string">
            <text:p>insert into palabras(id, castellano, ingles, latin) values(442, 'mes', 'month', 'mensis');</text:p>
          </table:table-cell>
        </table:table-row>
        <table:table-row table:style-name="ro1">
          <table:table-cell table:formula="of:=[.A443]+1" office:value-type="float" office:value="443" calcext:value-type="float">
            <text:p>443</text:p>
          </table:table-cell>
          <table:table-cell office:value-type="string" calcext:value-type="string">
            <text:p>Pronto</text:p>
          </table:table-cell>
          <table:table-cell office:value-type="string" calcext:value-type="string">
            <text:p>Soon</text:p>
          </table:table-cell>
          <table:table-cell office:value-type="string" calcext:value-type="string">
            <text:p>Cito</text:p>
          </table:table-cell>
          <table:table-cell/>
          <table:table-cell table:formula="of:=IF([.B444]=[.D44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44];&quot;, '&quot;;SUBSTITUTE(LOWER([.B444]);&quot;'&quot;;&quot;''&quot;);&quot;', '&quot;;SUBSTITUTE(LOWER([.C444]);&quot;'&quot;;&quot;''&quot;);&quot;', '&quot;;SUBSTITUTE(LOWER([.D444]);&quot;'&quot;;&quot;''&quot;);&quot;');&quot;)" office:value-type="string" office:string-value="insert into palabras(id, castellano, ingles, latin) values(443, 'pronto', 'soon', 'cito');" calcext:value-type="string">
            <text:p>insert into palabras(id, castellano, ingles, latin) values(443, 'pronto', 'soon', 'cito');</text:p>
          </table:table-cell>
        </table:table-row>
        <table:table-row table:style-name="ro1">
          <table:table-cell table:formula="of:=[.A444]+1" office:value-type="float" office:value="444" calcext:value-type="float">
            <text:p>444</text:p>
          </table:table-cell>
          <table:table-cell office:value-type="string" calcext:value-type="string">
            <text:p>Hací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Faciebat</text:p>
          </table:table-cell>
          <table:table-cell/>
          <table:table-cell table:formula="of:=IF([.B445]=[.D44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45];&quot;, '&quot;;SUBSTITUTE(LOWER([.B445]);&quot;'&quot;;&quot;''&quot;);&quot;', '&quot;;SUBSTITUTE(LOWER([.C445]);&quot;'&quot;;&quot;''&quot;);&quot;', '&quot;;SUBSTITUTE(LOWER([.D445]);&quot;'&quot;;&quot;''&quot;);&quot;');&quot;)" office:value-type="string" office:string-value="insert into palabras(id, castellano, ingles, latin) values(444, 'hacía', 'to', 'faciebat');" calcext:value-type="string">
            <text:p>insert into palabras(id, castellano, ingles, latin) values(444, 'hacía', 'to', 'faciebat');</text:p>
          </table:table-cell>
        </table:table-row>
        <table:table-row table:style-name="ro1">
          <table:table-cell table:formula="of:=[.A445]+1" office:value-type="float" office:value="445" calcext:value-type="float">
            <text:p>445</text:p>
          </table:table-cell>
          <table:table-cell office:value-type="string" calcext:value-type="string">
            <text:p>Nuevos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Novi</text:p>
          </table:table-cell>
          <table:table-cell/>
          <table:table-cell table:formula="of:=IF([.B446]=[.D44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46];&quot;, '&quot;;SUBSTITUTE(LOWER([.B446]);&quot;'&quot;;&quot;''&quot;);&quot;', '&quot;;SUBSTITUTE(LOWER([.C446]);&quot;'&quot;;&quot;''&quot;);&quot;', '&quot;;SUBSTITUTE(LOWER([.D446]);&quot;'&quot;;&quot;''&quot;);&quot;');&quot;)" office:value-type="string" office:string-value="insert into palabras(id, castellano, ingles, latin) values(445, 'nuevos', 'new', 'novi');" calcext:value-type="string">
            <text:p>insert into palabras(id, castellano, ingles, latin) values(445, 'nuevos', 'new', 'novi');</text:p>
          </table:table-cell>
        </table:table-row>
        <table:table-row table:style-name="ro1">
          <table:table-cell table:formula="of:=[.A446]+1" office:value-type="float" office:value="446" calcext:value-type="float">
            <text:p>446</text:p>
          </table:table-cell>
          <table:table-cell office:value-type="string" calcext:value-type="string">
            <text:p>Nuestros</text:p>
          </table:table-cell>
          <table:table-cell office:value-type="string" calcext:value-type="string">
            <text:p>Our</text:p>
          </table:table-cell>
          <table:table-cell office:value-type="string" calcext:value-type="string">
            <text:p>Nostri</text:p>
          </table:table-cell>
          <table:table-cell/>
          <table:table-cell table:formula="of:=IF([.B447]=[.D44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47];&quot;, '&quot;;SUBSTITUTE(LOWER([.B447]);&quot;'&quot;;&quot;''&quot;);&quot;', '&quot;;SUBSTITUTE(LOWER([.C447]);&quot;'&quot;;&quot;''&quot;);&quot;', '&quot;;SUBSTITUTE(LOWER([.D447]);&quot;'&quot;;&quot;''&quot;);&quot;');&quot;)" office:value-type="string" office:string-value="insert into palabras(id, castellano, ingles, latin) values(446, 'nuestros', 'our', 'nostri');" calcext:value-type="string">
            <text:p>insert into palabras(id, castellano, ingles, latin) values(446, 'nuestros', 'our', 'nostri');</text:p>
          </table:table-cell>
        </table:table-row>
        <table:table-row table:style-name="ro1">
          <table:table-cell table:formula="of:=[.A447]+1" office:value-type="float" office:value="447" calcext:value-type="float">
            <text:p>447</text:p>
          </table:table-cell>
          <table:table-cell office:value-type="string" calcext:value-type="string">
            <text:p>Estaban</text:p>
          </table:table-cell>
          <table:table-cell office:value-type="string" calcext:value-type="string">
            <text:p>Were</text:p>
          </table:table-cell>
          <table:table-cell office:value-type="string" calcext:value-type="string">
            <text:p>Erant</text:p>
          </table:table-cell>
          <table:table-cell/>
          <table:table-cell table:formula="of:=IF([.B448]=[.D44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48];&quot;, '&quot;;SUBSTITUTE(LOWER([.B448]);&quot;'&quot;;&quot;''&quot;);&quot;', '&quot;;SUBSTITUTE(LOWER([.C448]);&quot;'&quot;;&quot;''&quot;);&quot;', '&quot;;SUBSTITUTE(LOWER([.D448]);&quot;'&quot;;&quot;''&quot;);&quot;');&quot;)" office:value-type="string" office:string-value="insert into palabras(id, castellano, ingles, latin) values(447, 'estaban', 'were', 'erant');" calcext:value-type="string">
            <text:p>insert into palabras(id, castellano, ingles, latin) values(447, 'estaban', 'were', 'erant');</text:p>
          </table:table-cell>
        </table:table-row>
        <table:table-row table:style-name="ro1">
          <table:table-cell table:formula="of:=[.A448]+1" office:value-type="float" office:value="448" calcext:value-type="float">
            <text:p>448</text:p>
          </table:table-cell>
          <table:table-cell office:value-type="string" calcext:value-type="string">
            <text:p>Posibilidad</text:p>
          </table:table-cell>
          <table:table-cell office:value-type="string" calcext:value-type="string">
            <text:p>Possibility</text:p>
          </table:table-cell>
          <table:table-cell office:value-type="string" calcext:value-type="string">
            <text:p>Possibilitas</text:p>
          </table:table-cell>
          <table:table-cell/>
          <table:table-cell table:formula="of:=IF([.B449]=[.D44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49];&quot;, '&quot;;SUBSTITUTE(LOWER([.B449]);&quot;'&quot;;&quot;''&quot;);&quot;', '&quot;;SUBSTITUTE(LOWER([.C449]);&quot;'&quot;;&quot;''&quot;);&quot;', '&quot;;SUBSTITUTE(LOWER([.D449]);&quot;'&quot;;&quot;''&quot;);&quot;');&quot;)" office:value-type="string" office:string-value="insert into palabras(id, castellano, ingles, latin) values(448, 'posibilidad', 'possibility', 'possibilitas');" calcext:value-type="string">
            <text:p>insert into palabras(id, castellano, ingles, latin) values(448, 'posibilidad', 'possibility', 'possibilitas');</text:p>
          </table:table-cell>
        </table:table-row>
        <table:table-row table:style-name="ro1">
          <table:table-cell table:formula="of:=[.A449]+1" office:value-type="float" office:value="449" calcext:value-type="float">
            <text:p>449</text:p>
          </table:table-cell>
          <table:table-cell office:value-type="string" calcext:value-type="string">
            <text:p>Sigu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equitur</text:p>
          </table:table-cell>
          <table:table-cell/>
          <table:table-cell table:formula="of:=IF([.B450]=[.D45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50];&quot;, '&quot;;SUBSTITUTE(LOWER([.B450]);&quot;'&quot;;&quot;''&quot;);&quot;', '&quot;;SUBSTITUTE(LOWER([.C450]);&quot;'&quot;;&quot;''&quot;);&quot;', '&quot;;SUBSTITUTE(LOWER([.D450]);&quot;'&quot;;&quot;''&quot;);&quot;');&quot;)" office:value-type="string" office:string-value="insert into palabras(id, castellano, ingles, latin) values(449, 'sigue', 'follow', 'sequitur');" calcext:value-type="string">
            <text:p>insert into palabras(id, castellano, ingles, latin) values(449, 'sigue', 'follow', 'sequitur');</text:p>
          </table:table-cell>
        </table:table-row>
        <table:table-row table:style-name="ro1">
          <table:table-cell table:formula="of:=[.A450]+1" office:value-type="float" office:value="450" calcext:value-type="float">
            <text:p>450</text:p>
          </table:table-cell>
          <table:table-cell office:value-type="string" calcext:value-type="string">
            <text:p>Cerca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Prope</text:p>
          </table:table-cell>
          <table:table-cell/>
          <table:table-cell table:formula="of:=IF([.B451]=[.D45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51];&quot;, '&quot;;SUBSTITUTE(LOWER([.B451]);&quot;'&quot;;&quot;''&quot;);&quot;', '&quot;;SUBSTITUTE(LOWER([.C451]);&quot;'&quot;;&quot;''&quot;);&quot;', '&quot;;SUBSTITUTE(LOWER([.D451]);&quot;'&quot;;&quot;''&quot;);&quot;');&quot;)" office:value-type="string" office:string-value="insert into palabras(id, castellano, ingles, latin) values(450, 'cerca', 'near', 'prope');" calcext:value-type="string">
            <text:p>insert into palabras(id, castellano, ingles, latin) values(450, 'cerca', 'near', 'prope');</text:p>
          </table:table-cell>
        </table:table-row>
        <table:table-row table:style-name="ro1">
          <table:table-cell table:formula="of:=[.A451]+1" office:value-type="float" office:value="451" calcext:value-type="float">
            <text:p>451</text:p>
          </table:table-cell>
          <table:table-cell office:value-type="string" calcext:value-type="string">
            <text:p>Resultados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esultata</text:p>
          </table:table-cell>
          <table:table-cell/>
          <table:table-cell table:formula="of:=IF([.B452]=[.D45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52];&quot;, '&quot;;SUBSTITUTE(LOWER([.B452]);&quot;'&quot;;&quot;''&quot;);&quot;', '&quot;;SUBSTITUTE(LOWER([.C452]);&quot;'&quot;;&quot;''&quot;);&quot;', '&quot;;SUBSTITUTE(LOWER([.D452]);&quot;'&quot;;&quot;''&quot;);&quot;');&quot;)" office:value-type="string" office:string-value="insert into palabras(id, castellano, ingles, latin) values(451, 'resultados', 'results', 'resultata');" calcext:value-type="string">
            <text:p>insert into palabras(id, castellano, ingles, latin) values(451, 'resultados', 'results', 'resultata');</text:p>
          </table:table-cell>
        </table:table-row>
        <table:table-row table:style-name="ro1">
          <table:table-cell table:formula="of:=[.A452]+1" office:value-type="float" office:value="452" calcext:value-type="float">
            <text:p>452</text:p>
          </table:table-cell>
          <table:table-cell office:value-type="string" calcext:value-type="string">
            <text:p>Educación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ducatio</text:p>
          </table:table-cell>
          <table:table-cell/>
          <table:table-cell table:formula="of:=IF([.B453]=[.D45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53];&quot;, '&quot;;SUBSTITUTE(LOWER([.B453]);&quot;'&quot;;&quot;''&quot;);&quot;', '&quot;;SUBSTITUTE(LOWER([.C453]);&quot;'&quot;;&quot;''&quot;);&quot;', '&quot;;SUBSTITUTE(LOWER([.D453]);&quot;'&quot;;&quot;''&quot;);&quot;');&quot;)" office:value-type="string" office:string-value="insert into palabras(id, castellano, ingles, latin) values(452, 'educación', 'education', 'educatio');" calcext:value-type="string">
            <text:p>insert into palabras(id, castellano, ingles, latin) values(452, 'educación', 'education', 'educatio');</text:p>
          </table:table-cell>
        </table:table-row>
        <table:table-row table:style-name="ro1">
          <table:table-cell table:formula="of:=[.A453]+1" office:value-type="float" office:value="453" calcext:value-type="float">
            <text:p>453</text:p>
          </table:table-cell>
          <table:table-cell office:value-type="string" calcext:value-type="string">
            <text:p>Atención</text:p>
          </table:table-cell>
          <table:table-cell office:value-type="string" calcext:value-type="string">
            <text:p>Attention</text:p>
          </table:table-cell>
          <table:table-cell office:value-type="string" calcext:value-type="string">
            <text:p>Attentio</text:p>
          </table:table-cell>
          <table:table-cell/>
          <table:table-cell table:formula="of:=IF([.B454]=[.D45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54];&quot;, '&quot;;SUBSTITUTE(LOWER([.B454]);&quot;'&quot;;&quot;''&quot;);&quot;', '&quot;;SUBSTITUTE(LOWER([.C454]);&quot;'&quot;;&quot;''&quot;);&quot;', '&quot;;SUBSTITUTE(LOWER([.D454]);&quot;'&quot;;&quot;''&quot;);&quot;');&quot;)" office:value-type="string" office:string-value="insert into palabras(id, castellano, ingles, latin) values(453, 'atención', 'attention', 'attentio');" calcext:value-type="string">
            <text:p>insert into palabras(id, castellano, ingles, latin) values(453, 'atención', 'attention', 'attentio');</text:p>
          </table:table-cell>
        </table:table-row>
        <table:table-row table:style-name="ro1">
          <table:table-cell table:formula="of:=[.A454]+1" office:value-type="float" office:value="454" calcext:value-type="float">
            <text:p>454</text:p>
          </table:table-cell>
          <table:table-cell table:number-columns-repeated="2" office:value-type="string" calcext:value-type="string">
            <text:p>González</text:p>
          </table:table-cell>
          <table:table-cell office:value-type="string" calcext:value-type="string">
            <text:p>Gonzales</text:p>
          </table:table-cell>
          <table:table-cell/>
          <table:table-cell table:formula="of:=IF([.B455]=[.D45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55];&quot;, '&quot;;SUBSTITUTE(LOWER([.B455]);&quot;'&quot;;&quot;''&quot;);&quot;', '&quot;;SUBSTITUTE(LOWER([.C455]);&quot;'&quot;;&quot;''&quot;);&quot;', '&quot;;SUBSTITUTE(LOWER([.D455]);&quot;'&quot;;&quot;''&quot;);&quot;');&quot;)" office:value-type="string" office:string-value="insert into palabras(id, castellano, ingles, latin) values(454, 'gonzález', 'gonzález', 'gonzales');" calcext:value-type="string">
            <text:p>insert into palabras(id, castellano, ingles, latin) values(454, 'gonzález', 'gonzález', 'gonzales');</text:p>
          </table:table-cell>
        </table:table-row>
        <table:table-row table:style-name="ro1">
          <table:table-cell table:formula="of:=[.A455]+1" office:value-type="float" office:value="455" calcext:value-type="float">
            <text:p>455</text:p>
          </table:table-cell>
          <table:table-cell office:value-type="string" calcext:value-type="string">
            <text:p>Capacidad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Capacitas</text:p>
          </table:table-cell>
          <table:table-cell/>
          <table:table-cell table:formula="of:=IF([.B456]=[.D45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56];&quot;, '&quot;;SUBSTITUTE(LOWER([.B456]);&quot;'&quot;;&quot;''&quot;);&quot;', '&quot;;SUBSTITUTE(LOWER([.C456]);&quot;'&quot;;&quot;''&quot;);&quot;', '&quot;;SUBSTITUTE(LOWER([.D456]);&quot;'&quot;;&quot;''&quot;);&quot;');&quot;)" office:value-type="string" office:string-value="insert into palabras(id, castellano, ingles, latin) values(455, 'capacidad', 'capacity', 'capacitas');" calcext:value-type="string">
            <text:p>insert into palabras(id, castellano, ingles, latin) values(455, 'capacidad', 'capacity', 'capacitas');</text:p>
          </table:table-cell>
        </table:table-row>
        <table:table-row table:style-name="ro1">
          <table:table-cell table:formula="of:=[.A456]+1" office:value-type="float" office:value="456" calcext:value-type="float">
            <text:p>456</text:p>
          </table:table-cell>
          <table:table-cell office:value-type="string" calcext:value-type="string">
            <text:p>Efecto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Effectus</text:p>
          </table:table-cell>
          <table:table-cell/>
          <table:table-cell table:formula="of:=IF([.B457]=[.D45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57];&quot;, '&quot;;SUBSTITUTE(LOWER([.B457]);&quot;'&quot;;&quot;''&quot;);&quot;', '&quot;;SUBSTITUTE(LOWER([.C457]);&quot;'&quot;;&quot;''&quot;);&quot;', '&quot;;SUBSTITUTE(LOWER([.D457]);&quot;'&quot;;&quot;''&quot;);&quot;');&quot;)" office:value-type="string" office:string-value="insert into palabras(id, castellano, ingles, latin) values(456, 'efecto', 'effect', 'effectus');" calcext:value-type="string">
            <text:p>insert into palabras(id, castellano, ingles, latin) values(456, 'efecto', 'effect', 'effectus');</text:p>
          </table:table-cell>
        </table:table-row>
        <table:table-row table:style-name="ro1">
          <table:table-cell table:formula="of:=[.A457]+1" office:value-type="float" office:value="457" calcext:value-type="float">
            <text:p>457</text:p>
          </table:table-cell>
          <table:table-cell office:value-type="string" calcext:value-type="string">
            <text:p>Necesario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Necessarius</text:p>
          </table:table-cell>
          <table:table-cell/>
          <table:table-cell table:formula="of:=IF([.B458]=[.D45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58];&quot;, '&quot;;SUBSTITUTE(LOWER([.B458]);&quot;'&quot;;&quot;''&quot;);&quot;', '&quot;;SUBSTITUTE(LOWER([.C458]);&quot;'&quot;;&quot;''&quot;);&quot;', '&quot;;SUBSTITUTE(LOWER([.D458]);&quot;'&quot;;&quot;''&quot;);&quot;');&quot;)" office:value-type="string" office:string-value="insert into palabras(id, castellano, ingles, latin) values(457, 'necesario', 'required', 'necessarius');" calcext:value-type="string">
            <text:p>insert into palabras(id, castellano, ingles, latin) values(457, 'necesario', 'required', 'necessarius');</text:p>
          </table:table-cell>
        </table:table-row>
        <table:table-row table:style-name="ro1">
          <table:table-cell table:formula="of:=[.A458]+1" office:value-type="float" office:value="458" calcext:value-type="float">
            <text:p>458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or</text:p>
          </table:table-cell>
          <table:table-cell/>
          <table:table-cell table:formula="of:=IF([.B459]=[.D459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459];&quot;, '&quot;;SUBSTITUTE(LOWER([.B459]);&quot;'&quot;;&quot;''&quot;);&quot;', '&quot;;SUBSTITUTE(LOWER([.C459]);&quot;'&quot;;&quot;''&quot;);&quot;', '&quot;;SUBSTITUTE(LOWER([.D459]);&quot;'&quot;;&quot;''&quot;);&quot;');&quot;)" office:value-type="string" office:string-value="insert into palabras(id, castellano, ingles, latin) values(458, 'valor', 'value', 'valor');" calcext:value-type="string">
            <text:p>insert into palabras(id, castellano, ingles, latin) values(458, 'valor', 'value', 'valor');</text:p>
          </table:table-cell>
        </table:table-row>
        <table:table-row table:style-name="ro1">
          <table:table-cell table:formula="of:=[.A459]+1" office:value-type="float" office:value="459" calcext:value-type="float">
            <text:p>459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Aer</text:p>
          </table:table-cell>
          <table:table-cell/>
          <table:table-cell table:formula="of:=IF([.B460]=[.D46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60];&quot;, '&quot;;SUBSTITUTE(LOWER([.B460]);&quot;'&quot;;&quot;''&quot;);&quot;', '&quot;;SUBSTITUTE(LOWER([.C460]);&quot;'&quot;;&quot;''&quot;);&quot;', '&quot;;SUBSTITUTE(LOWER([.D460]);&quot;'&quot;;&quot;''&quot;);&quot;');&quot;)" office:value-type="string" office:string-value="insert into palabras(id, castellano, ingles, latin) values(459, 'aire', 'air', 'aer');" calcext:value-type="string">
            <text:p>insert into palabras(id, castellano, ingles, latin) values(459, 'aire', 'air', 'aer');</text:p>
          </table:table-cell>
        </table:table-row>
        <table:table-row table:style-name="ro2">
          <table:table-cell table:formula="of:=[.A460]+1" office:value-type="float" office:value="460" calcext:value-type="float">
            <text:p>460</text:p>
          </table:table-cell>
          <table:table-cell office:value-type="string" calcext:value-type="string">
            <text:p>Investigación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Investigatio</text:p>
          </table:table-cell>
          <table:table-cell/>
          <table:table-cell table:formula="of:=IF([.B461]=[.D46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61];&quot;, '&quot;;SUBSTITUTE(LOWER([.B461]);&quot;'&quot;;&quot;''&quot;);&quot;', '&quot;;SUBSTITUTE(LOWER([.C461]);&quot;'&quot;;&quot;''&quot;);&quot;', '&quot;;SUBSTITUTE(LOWER([.D461]);&quot;'&quot;;&quot;''&quot;);&quot;');&quot;)" office:value-type="string" office:string-value="insert into palabras(id, castellano, ingles, latin) values(460, 'investigación', 'research', 'investigatio');" calcext:value-type="string">
            <text:p>insert into palabras(id, castellano, ingles, latin) values(460, 'investigación', 'research', 'investigatio');</text:p>
          </table:table-cell>
        </table:table-row>
        <table:table-row table:style-name="ro1">
          <table:table-cell table:formula="of:=[.A461]+1" office:value-type="float" office:value="461" calcext:value-type="float">
            <text:p>461</text:p>
          </table:table-cell>
          <table:table-cell office:value-type="string" calcext:value-type="string">
            <text:p>Siguiente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Sequens</text:p>
          </table:table-cell>
          <table:table-cell/>
          <table:table-cell table:formula="of:=IF([.B462]=[.D46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62];&quot;, '&quot;;SUBSTITUTE(LOWER([.B462]);&quot;'&quot;;&quot;''&quot;);&quot;', '&quot;;SUBSTITUTE(LOWER([.C462]);&quot;'&quot;;&quot;''&quot;);&quot;', '&quot;;SUBSTITUTE(LOWER([.D462]);&quot;'&quot;;&quot;''&quot;);&quot;');&quot;)" office:value-type="string" office:string-value="insert into palabras(id, castellano, ingles, latin) values(461, 'siguiente', 'following', 'sequens');" calcext:value-type="string">
            <text:p>insert into palabras(id, castellano, ingles, latin) values(461, 'siguiente', 'following', 'sequens');</text:p>
          </table:table-cell>
        </table:table-row>
        <table:table-row table:style-name="ro1">
          <table:table-cell table:formula="of:=[.A462]+1" office:value-type="float" office:value="462" calcext:value-type="float">
            <text:p>462</text:p>
          </table:table-cell>
          <table:table-cell office:value-type="string" calcext:value-type="string">
            <text:p>Figura</text:p>
          </table:table-cell>
          <table:table-cell office:value-type="string" calcext:value-type="string">
            <text:p>Figure</text:p>
          </table:table-cell>
          <table:table-cell office:value-type="string" calcext:value-type="string">
            <text:p>Figura</text:p>
          </table:table-cell>
          <table:table-cell/>
          <table:table-cell table:formula="of:=IF([.B463]=[.D463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463];&quot;, '&quot;;SUBSTITUTE(LOWER([.B463]);&quot;'&quot;;&quot;''&quot;);&quot;', '&quot;;SUBSTITUTE(LOWER([.C463]);&quot;'&quot;;&quot;''&quot;);&quot;', '&quot;;SUBSTITUTE(LOWER([.D463]);&quot;'&quot;;&quot;''&quot;);&quot;');&quot;)" office:value-type="string" office:string-value="insert into palabras(id, castellano, ingles, latin) values(462, 'figura', 'figure', 'figura');" calcext:value-type="string">
            <text:p>insert into palabras(id, castellano, ingles, latin) values(462, 'figura', 'figure', 'figura');</text:p>
          </table:table-cell>
        </table:table-row>
        <table:table-row table:style-name="ro1">
          <table:table-cell table:formula="of:=[.A463]+1" office:value-type="float" office:value="463" calcext:value-type="float">
            <text:p>463</text:p>
          </table:table-cell>
          <table:table-cell table:number-columns-repeated="2" office:value-type="string" calcext:value-type="string">
            <text:p>Central</text:p>
          </table:table-cell>
          <table:table-cell office:value-type="string" calcext:value-type="string">
            <text:p>Centralis</text:p>
          </table:table-cell>
          <table:table-cell/>
          <table:table-cell table:formula="of:=IF([.B464]=[.D46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64];&quot;, '&quot;;SUBSTITUTE(LOWER([.B464]);&quot;'&quot;;&quot;''&quot;);&quot;', '&quot;;SUBSTITUTE(LOWER([.C464]);&quot;'&quot;;&quot;''&quot;);&quot;', '&quot;;SUBSTITUTE(LOWER([.D464]);&quot;'&quot;;&quot;''&quot;);&quot;');&quot;)" office:value-type="string" office:string-value="insert into palabras(id, castellano, ingles, latin) values(463, 'central', 'central', 'centralis');" calcext:value-type="string">
            <text:p>insert into palabras(id, castellano, ingles, latin) values(463, 'central', 'central', 'centralis');</text:p>
          </table:table-cell>
        </table:table-row>
        <table:table-row table:style-name="ro2">
          <table:table-cell table:formula="of:=[.A464]+1" office:value-type="float" office:value="464" calcext:value-type="float">
            <text:p>464</text:p>
          </table:table-cell>
          <table:table-cell office:value-type="string" calcext:value-type="string">
            <text:p>Comunidad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ommunitas</text:p>
          </table:table-cell>
          <table:table-cell/>
          <table:table-cell table:formula="of:=IF([.B465]=[.D46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65];&quot;, '&quot;;SUBSTITUTE(LOWER([.B465]);&quot;'&quot;;&quot;''&quot;);&quot;', '&quot;;SUBSTITUTE(LOWER([.C465]);&quot;'&quot;;&quot;''&quot;);&quot;', '&quot;;SUBSTITUTE(LOWER([.D465]);&quot;'&quot;;&quot;''&quot;);&quot;');&quot;)" office:value-type="string" office:string-value="insert into palabras(id, castellano, ingles, latin) values(464, 'comunidad', 'community', 'communitas');" calcext:value-type="string">
            <text:p>insert into palabras(id, castellano, ingles, latin) values(464, 'comunidad', 'community', 'communitas');</text:p>
          </table:table-cell>
        </table:table-row>
        <table:table-row table:style-name="ro1">
          <table:table-cell table:formula="of:=[.A465]+1" office:value-type="float" office:value="465" calcext:value-type="float">
            <text:p>465</text:p>
          </table:table-cell>
          <table:table-cell office:value-type="string" calcext:value-type="string">
            <text:p>Necesidad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Necessitas</text:p>
          </table:table-cell>
          <table:table-cell/>
          <table:table-cell table:formula="of:=IF([.B466]=[.D46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66];&quot;, '&quot;;SUBSTITUTE(LOWER([.B466]);&quot;'&quot;;&quot;''&quot;);&quot;', '&quot;;SUBSTITUTE(LOWER([.C466]);&quot;'&quot;;&quot;''&quot;);&quot;', '&quot;;SUBSTITUTE(LOWER([.D466]);&quot;'&quot;;&quot;''&quot;);&quot;');&quot;)" office:value-type="string" office:string-value="insert into palabras(id, castellano, ingles, latin) values(465, 'necesidad', 'need', 'necessitas');" calcext:value-type="string">
            <text:p>insert into palabras(id, castellano, ingles, latin) values(465, 'necesidad', 'need', 'necessitas');</text:p>
          </table:table-cell>
        </table:table-row>
        <table:table-row table:style-name="ro1">
          <table:table-cell table:formula="of:=[.A466]+1" office:value-type="float" office:value="466" calcext:value-type="float">
            <text:p>466</text:p>
          </table:table-cell>
          <table:table-cell office:value-type="string" calcext:value-type="string">
            <text:p>Serie</text:p>
          </table:table-cell>
          <table:table-cell table:number-columns-repeated="2" office:value-type="string" calcext:value-type="string">
            <text:p>Series</text:p>
          </table:table-cell>
          <table:table-cell/>
          <table:table-cell table:formula="of:=IF([.B467]=[.D46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67];&quot;, '&quot;;SUBSTITUTE(LOWER([.B467]);&quot;'&quot;;&quot;''&quot;);&quot;', '&quot;;SUBSTITUTE(LOWER([.C467]);&quot;'&quot;;&quot;''&quot;);&quot;', '&quot;;SUBSTITUTE(LOWER([.D467]);&quot;'&quot;;&quot;''&quot;);&quot;');&quot;)" office:value-type="string" office:string-value="insert into palabras(id, castellano, ingles, latin) values(466, 'serie', 'series', 'series');" calcext:value-type="string">
            <text:p>insert into palabras(id, castellano, ingles, latin) values(466, 'serie', 'series', 'series');</text:p>
          </table:table-cell>
        </table:table-row>
        <table:table-row table:style-name="ro1">
          <table:table-cell table:formula="of:=[.A467]+1" office:value-type="float" office:value="467" calcext:value-type="float">
            <text:p>467</text:p>
          </table:table-cell>
          <table:table-cell office:value-type="string" calcext:value-type="string">
            <text:p>Organización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Organizatio</text:p>
          </table:table-cell>
          <table:table-cell/>
          <table:table-cell table:formula="of:=IF([.B468]=[.D46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68];&quot;, '&quot;;SUBSTITUTE(LOWER([.B468]);&quot;'&quot;;&quot;''&quot;);&quot;', '&quot;;SUBSTITUTE(LOWER([.C468]);&quot;'&quot;;&quot;''&quot;);&quot;', '&quot;;SUBSTITUTE(LOWER([.D468]);&quot;'&quot;;&quot;''&quot;);&quot;');&quot;)" office:value-type="string" office:string-value="insert into palabras(id, castellano, ingles, latin) values(467, 'organización', 'organization', 'organizatio');" calcext:value-type="string">
            <text:p>insert into palabras(id, castellano, ingles, latin) values(467, 'organización', 'organization', 'organizatio');</text:p>
          </table:table-cell>
        </table:table-row>
        <table:table-row table:style-name="ro1">
          <table:table-cell table:formula="of:=[.A468]+1" office:value-type="float" office:value="468" calcext:value-type="float">
            <text:p>468</text:p>
          </table:table-cell>
          <table:table-cell office:value-type="string" calcext:value-type="string">
            <text:p>Nuevas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Novae</text:p>
          </table:table-cell>
          <table:table-cell/>
          <table:table-cell table:formula="of:=IF([.B469]=[.D46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69];&quot;, '&quot;;SUBSTITUTE(LOWER([.B469]);&quot;'&quot;;&quot;''&quot;);&quot;', '&quot;;SUBSTITUTE(LOWER([.C469]);&quot;'&quot;;&quot;''&quot;);&quot;', '&quot;;SUBSTITUTE(LOWER([.D469]);&quot;'&quot;;&quot;''&quot;);&quot;');&quot;)" office:value-type="string" office:string-value="insert into palabras(id, castellano, ingles, latin) values(468, 'nuevas', 'new', 'novae');" calcext:value-type="string">
            <text:p>insert into palabras(id, castellano, ingles, latin) values(468, 'nuevas', 'new', 'novae');</text:p>
          </table:table-cell>
        </table:table-row>
        <table:table-row table:style-name="ro1">
          <table:table-cell table:formula="of:=[.A469]+1" office:value-type="float" office:value="469" calcext:value-type="float">
            <text:p>469</text:p>
          </table:table-cell>
          <table:table-cell office:value-type="string" calcext:value-type="string">
            <text:p>Calidad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Qualitas</text:p>
          </table:table-cell>
          <table:table-cell/>
          <table:table-cell table:formula="of:=IF([.B470]=[.D47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70];&quot;, '&quot;;SUBSTITUTE(LOWER([.B470]);&quot;'&quot;;&quot;''&quot;);&quot;', '&quot;;SUBSTITUTE(LOWER([.C470]);&quot;'&quot;;&quot;''&quot;);&quot;', '&quot;;SUBSTITUTE(LOWER([.D470]);&quot;'&quot;;&quot;''&quot;);&quot;');&quot;)" office:value-type="string" office:string-value="insert into palabras(id, castellano, ingles, latin) values(469, 'calidad', 'quality', 'qualitas');" calcext:value-type="string">
            <text:p>insert into palabras(id, castellano, ingles, latin) values(469, 'calidad', 'quality', 'qualitas');</text:p>
          </table:table-cell>
        </table:table-row>
        <table:table-row table:style-name="ro1">
          <table:table-cell table:formula="of:=[.A470]+1" office:value-type="float" office:value="470" calcext:value-type="float">
            <text:p>470</text:p>
          </table:table-cell>
          <table:table-cell office:value-type="string" calcext:value-type="string">
            <text:p>Economía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Oeconomia</text:p>
          </table:table-cell>
          <table:table-cell/>
          <table:table-cell table:formula="of:=IF([.B471]=[.D47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71];&quot;, '&quot;;SUBSTITUTE(LOWER([.B471]);&quot;'&quot;;&quot;''&quot;);&quot;', '&quot;;SUBSTITUTE(LOWER([.C471]);&quot;'&quot;;&quot;''&quot;);&quot;', '&quot;;SUBSTITUTE(LOWER([.D471]);&quot;'&quot;;&quot;''&quot;);&quot;');&quot;)" office:value-type="string" office:string-value="insert into palabras(id, castellano, ingles, latin) values(470, 'economía', 'economy', 'oeconomia');" calcext:value-type="string">
            <text:p>insert into palabras(id, castellano, ingles, latin) values(470, 'economía', 'economy', 'oeconomia');</text:p>
          </table:table-cell>
        </table:table-row>
        <table:table-row table:style-name="ro1">
          <table:table-cell table:formula="of:=[.A471]+1" office:value-type="float" office:value="471" calcext:value-type="float">
            <text:p>471</text:p>
          </table:table-cell>
          <table:table-cell office:value-type="string" calcext:value-type="string">
            <text:p>Carácter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Mos</text:p>
          </table:table-cell>
          <table:table-cell/>
          <table:table-cell table:formula="of:=IF([.B472]=[.D47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72];&quot;, '&quot;;SUBSTITUTE(LOWER([.B472]);&quot;'&quot;;&quot;''&quot;);&quot;', '&quot;;SUBSTITUTE(LOWER([.C472]);&quot;'&quot;;&quot;''&quot;);&quot;', '&quot;;SUBSTITUTE(LOWER([.D472]);&quot;'&quot;;&quot;''&quot;);&quot;');&quot;)" office:value-type="string" office:string-value="insert into palabras(id, castellano, ingles, latin) values(471, 'carácter', 'character', 'mos');" calcext:value-type="string">
            <text:p>insert into palabras(id, castellano, ingles, latin) values(471, 'carácter', 'character', 'mos');</text:p>
          </table:table-cell>
        </table:table-row>
        <table:table-row table:style-name="ro1">
          <table:table-cell table:formula="of:=[.A472]+1" office:value-type="float" office:value="472" calcext:value-type="float">
            <text:p>472</text:p>
          </table:table-cell>
          <table:table-cell office:value-type="string" calcext:value-type="string">
            <text:p>Jefe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Praefectus</text:p>
          </table:table-cell>
          <table:table-cell/>
          <table:table-cell table:formula="of:=IF([.B473]=[.D47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73];&quot;, '&quot;;SUBSTITUTE(LOWER([.B473]);&quot;'&quot;;&quot;''&quot;);&quot;', '&quot;;SUBSTITUTE(LOWER([.C473]);&quot;'&quot;;&quot;''&quot;);&quot;', '&quot;;SUBSTITUTE(LOWER([.D473]);&quot;'&quot;;&quot;''&quot;);&quot;');&quot;)" office:value-type="string" office:string-value="insert into palabras(id, castellano, ingles, latin) values(472, 'jefe', 'boss', 'praefectus');" calcext:value-type="string">
            <text:p>insert into palabras(id, castellano, ingles, latin) values(472, 'jefe', 'boss', 'praefectus');</text:p>
          </table:table-cell>
        </table:table-row>
        <table:table-row table:style-name="ro1">
          <table:table-cell table:formula="of:=[.A473]+1" office:value-type="float" office:value="473" calcext:value-type="float">
            <text:p>473</text:p>
          </table:table-cell>
          <table:table-cell office:value-type="string" calcext:value-type="string">
            <text:p>Prensa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Presse</text:p>
          </table:table-cell>
          <table:table-cell/>
          <table:table-cell table:formula="of:=IF([.B474]=[.D47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74];&quot;, '&quot;;SUBSTITUTE(LOWER([.B474]);&quot;'&quot;;&quot;''&quot;);&quot;', '&quot;;SUBSTITUTE(LOWER([.C474]);&quot;'&quot;;&quot;''&quot;);&quot;', '&quot;;SUBSTITUTE(LOWER([.D474]);&quot;'&quot;;&quot;''&quot;);&quot;');&quot;)" office:value-type="string" office:string-value="insert into palabras(id, castellano, ingles, latin) values(473, 'prensa', 'press', 'presse');" calcext:value-type="string">
            <text:p>insert into palabras(id, castellano, ingles, latin) values(473, 'prensa', 'press', 'presse');</text:p>
          </table:table-cell>
        </table:table-row>
        <table:table-row table:style-name="ro1">
          <table:table-cell table:formula="of:=[.A474]+1" office:value-type="float" office:value="474" calcext:value-type="float">
            <text:p>474</text:p>
          </table:table-cell>
          <table:table-cell table:number-columns-repeated="2" office:value-type="string" calcext:value-type="string">
            <text:p>Control</text:p>
          </table:table-cell>
          <table:table-cell office:value-type="string" calcext:value-type="string">
            <text:p>Imperium</text:p>
          </table:table-cell>
          <table:table-cell/>
          <table:table-cell table:formula="of:=IF([.B475]=[.D47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75];&quot;, '&quot;;SUBSTITUTE(LOWER([.B475]);&quot;'&quot;;&quot;''&quot;);&quot;', '&quot;;SUBSTITUTE(LOWER([.C475]);&quot;'&quot;;&quot;''&quot;);&quot;', '&quot;;SUBSTITUTE(LOWER([.D475]);&quot;'&quot;;&quot;''&quot;);&quot;');&quot;)" office:value-type="string" office:string-value="insert into palabras(id, castellano, ingles, latin) values(474, 'control', 'control', 'imperium');" calcext:value-type="string">
            <text:p>insert into palabras(id, castellano, ingles, latin) values(474, 'control', 'control', 'imperium');</text:p>
          </table:table-cell>
        </table:table-row>
        <table:table-row table:style-name="ro1">
          <table:table-cell table:formula="of:=[.A475]+1" office:value-type="float" office:value="475" calcext:value-type="float">
            <text:p>475</text:p>
          </table:table-cell>
          <table:table-cell office:value-type="string" calcext:value-type="string">
            <text:p>Sociales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Sociales</text:p>
          </table:table-cell>
          <table:table-cell/>
          <table:table-cell table:formula="of:=IF([.B476]=[.D476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476];&quot;, '&quot;;SUBSTITUTE(LOWER([.B476]);&quot;'&quot;;&quot;''&quot;);&quot;', '&quot;;SUBSTITUTE(LOWER([.C476]);&quot;'&quot;;&quot;''&quot;);&quot;', '&quot;;SUBSTITUTE(LOWER([.D476]);&quot;'&quot;;&quot;''&quot;);&quot;');&quot;)" office:value-type="string" office:string-value="insert into palabras(id, castellano, ingles, latin) values(475, 'sociales', 'social', 'sociales');" calcext:value-type="string">
            <text:p>insert into palabras(id, castellano, ingles, latin) values(475, 'sociales', 'social', 'sociales');</text:p>
          </table:table-cell>
        </table:table-row>
        <table:table-row table:style-name="ro1">
          <table:table-cell table:formula="of:=[.A476]+1" office:value-type="float" office:value="476" calcext:value-type="float">
            <text:p>476</text:p>
          </table:table-cell>
          <table:table-cell office:value-type="string" calcext:value-type="string">
            <text:p>Universidad</text:p>
          </table:table-cell>
          <table:table-cell office:value-type="string" calcext:value-type="string">
            <text:p>University</text:p>
          </table:table-cell>
          <table:table-cell office:value-type="string" calcext:value-type="string">
            <text:p>Universitas</text:p>
          </table:table-cell>
          <table:table-cell/>
          <table:table-cell table:formula="of:=IF([.B477]=[.D47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77];&quot;, '&quot;;SUBSTITUTE(LOWER([.B477]);&quot;'&quot;;&quot;''&quot;);&quot;', '&quot;;SUBSTITUTE(LOWER([.C477]);&quot;'&quot;;&quot;''&quot;);&quot;', '&quot;;SUBSTITUTE(LOWER([.D477]);&quot;'&quot;;&quot;''&quot;);&quot;');&quot;)" office:value-type="string" office:string-value="insert into palabras(id, castellano, ingles, latin) values(476, 'universidad', 'university', 'universitas');" calcext:value-type="string">
            <text:p>insert into palabras(id, castellano, ingles, latin) values(476, 'universidad', 'university', 'universitas');</text:p>
          </table:table-cell>
        </table:table-row>
        <table:table-row table:style-name="ro1">
          <table:table-cell table:formula="of:=[.A477]+1" office:value-type="float" office:value="477" calcext:value-type="float">
            <text:p>477</text:p>
          </table:table-cell>
          <table:table-cell office:value-type="string" calcext:value-type="string">
            <text:p>Militar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Militaris</text:p>
          </table:table-cell>
          <table:table-cell/>
          <table:table-cell table:formula="of:=IF([.B478]=[.D47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78];&quot;, '&quot;;SUBSTITUTE(LOWER([.B478]);&quot;'&quot;;&quot;''&quot;);&quot;', '&quot;;SUBSTITUTE(LOWER([.C478]);&quot;'&quot;;&quot;''&quot;);&quot;', '&quot;;SUBSTITUTE(LOWER([.D478]);&quot;'&quot;;&quot;''&quot;);&quot;');&quot;)" office:value-type="string" office:string-value="insert into palabras(id, castellano, ingles, latin) values(477, 'militar', 'military', 'militaris');" calcext:value-type="string">
            <text:p>insert into palabras(id, castellano, ingles, latin) values(477, 'militar', 'military', 'militaris');</text:p>
          </table:table-cell>
        </table:table-row>
        <table:table-row table:style-name="ro1">
          <table:table-cell table:formula="of:=[.A478]+1" office:value-type="float" office:value="478" calcext:value-type="float">
            <text:p>478</text:p>
          </table:table-cell>
          <table:table-cell office:value-type="string" calcext:value-type="string">
            <text:p>Cabo</text:p>
          </table:table-cell>
          <table:table-cell office:value-type="string" calcext:value-type="string">
            <text:p>Cape</text:p>
          </table:table-cell>
          <table:table-cell office:value-type="string" calcext:value-type="string">
            <text:p>Caput</text:p>
          </table:table-cell>
          <table:table-cell/>
          <table:table-cell table:formula="of:=IF([.B479]=[.D47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79];&quot;, '&quot;;SUBSTITUTE(LOWER([.B479]);&quot;'&quot;;&quot;''&quot;);&quot;', '&quot;;SUBSTITUTE(LOWER([.C479]);&quot;'&quot;;&quot;''&quot;);&quot;', '&quot;;SUBSTITUTE(LOWER([.D479]);&quot;'&quot;;&quot;''&quot;);&quot;');&quot;)" office:value-type="string" office:string-value="insert into palabras(id, castellano, ingles, latin) values(478, 'cabo', 'cape', 'caput');" calcext:value-type="string">
            <text:p>insert into palabras(id, castellano, ingles, latin) values(478, 'cabo', 'cape', 'caput');</text:p>
          </table:table-cell>
        </table:table-row>
        <table:table-row table:style-name="ro1">
          <table:table-cell table:formula="of:=[.A479]+1" office:value-type="float" office:value="479" calcext:value-type="float">
            <text:p>479</text:p>
          </table:table-cell>
          <table:table-cell office:value-type="string" calcext:value-type="string">
            <text:p>Diez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Decem</text:p>
          </table:table-cell>
          <table:table-cell/>
          <table:table-cell table:formula="of:=IF([.B480]=[.D48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80];&quot;, '&quot;;SUBSTITUTE(LOWER([.B480]);&quot;'&quot;;&quot;''&quot;);&quot;', '&quot;;SUBSTITUTE(LOWER([.C480]);&quot;'&quot;;&quot;''&quot;);&quot;', '&quot;;SUBSTITUTE(LOWER([.D480]);&quot;'&quot;;&quot;''&quot;);&quot;');&quot;)" office:value-type="string" office:string-value="insert into palabras(id, castellano, ingles, latin) values(479, 'diez', 'ten', 'decem');" calcext:value-type="string">
            <text:p>insert into palabras(id, castellano, ingles, latin) values(479, 'diez', 'ten', 'decem');</text:p>
          </table:table-cell>
        </table:table-row>
        <table:table-row table:style-name="ro1">
          <table:table-cell table:formula="of:=[.A480]+1" office:value-type="float" office:value="480" calcext:value-type="float">
            <text:p>480</text:p>
          </table:table-cell>
          <table:table-cell office:value-type="string" calcext:value-type="string">
            <text:p>Fuerzas</text:p>
          </table:table-cell>
          <table:table-cell office:value-type="string" calcext:value-type="string">
            <text:p>Forces</text:p>
          </table:table-cell>
          <table:table-cell office:value-type="string" calcext:value-type="string">
            <text:p>Vires</text:p>
          </table:table-cell>
          <table:table-cell/>
          <table:table-cell table:formula="of:=IF([.B481]=[.D48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81];&quot;, '&quot;;SUBSTITUTE(LOWER([.B481]);&quot;'&quot;;&quot;''&quot;);&quot;', '&quot;;SUBSTITUTE(LOWER([.C481]);&quot;'&quot;;&quot;''&quot;);&quot;', '&quot;;SUBSTITUTE(LOWER([.D481]);&quot;'&quot;;&quot;''&quot;);&quot;');&quot;)" office:value-type="string" office:string-value="insert into palabras(id, castellano, ingles, latin) values(480, 'fuerzas', 'forces', 'vires');" calcext:value-type="string">
            <text:p>insert into palabras(id, castellano, ingles, latin) values(480, 'fuerzas', 'forces', 'vires');</text:p>
          </table:table-cell>
        </table:table-row>
        <table:table-row table:style-name="ro1">
          <table:table-cell table:formula="of:=[.A481]+1" office:value-type="float" office:value="481" calcext:value-type="float">
            <text:p>481</text:p>
          </table:table-cell>
          <table:table-cell office:value-type="string" calcext:value-type="string">
            <text:p>Congreso</text:p>
          </table:table-cell>
          <table:table-cell office:value-type="string" calcext:value-type="string">
            <text:p>Congress</text:p>
          </table:table-cell>
          <table:table-cell office:value-type="string" calcext:value-type="string">
            <text:p>Congressus</text:p>
          </table:table-cell>
          <table:table-cell/>
          <table:table-cell table:formula="of:=IF([.B482]=[.D48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82];&quot;, '&quot;;SUBSTITUTE(LOWER([.B482]);&quot;'&quot;;&quot;''&quot;);&quot;', '&quot;;SUBSTITUTE(LOWER([.C482]);&quot;'&quot;;&quot;''&quot;);&quot;', '&quot;;SUBSTITUTE(LOWER([.D482]);&quot;'&quot;;&quot;''&quot;);&quot;');&quot;)" office:value-type="string" office:string-value="insert into palabras(id, castellano, ingles, latin) values(481, 'congreso', 'congress', 'congressus');" calcext:value-type="string">
            <text:p>insert into palabras(id, castellano, ingles, latin) values(481, 'congreso', 'congress', 'congressus');</text:p>
          </table:table-cell>
        </table:table-row>
        <table:table-row table:style-name="ro1">
          <table:table-cell table:formula="of:=[.A482]+1" office:value-type="float" office:value="482" calcext:value-type="float">
            <text:p>482</text:p>
          </table:table-cell>
          <table:table-cell office:value-type="string" calcext:value-type="string">
            <text:p>Hijos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Filii</text:p>
          </table:table-cell>
          <table:table-cell/>
          <table:table-cell table:formula="of:=IF([.B483]=[.D48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83];&quot;, '&quot;;SUBSTITUTE(LOWER([.B483]);&quot;'&quot;;&quot;''&quot;);&quot;', '&quot;;SUBSTITUTE(LOWER([.C483]);&quot;'&quot;;&quot;''&quot;);&quot;', '&quot;;SUBSTITUTE(LOWER([.D483]);&quot;'&quot;;&quot;''&quot;);&quot;');&quot;)" office:value-type="string" office:string-value="insert into palabras(id, castellano, ingles, latin) values(482, 'hijos', 'children', 'filii');" calcext:value-type="string">
            <text:p>insert into palabras(id, castellano, ingles, latin) values(482, 'hijos', 'children', 'filii');</text:p>
          </table:table-cell>
        </table:table-row>
        <table:table-row table:style-name="ro1">
          <table:table-cell table:formula="of:=[.A483]+1" office:value-type="float" office:value="483" calcext:value-type="float">
            <text:p>483</text:p>
          </table:table-cell>
          <table:table-cell office:value-type="string" calcext:value-type="string">
            <text:p>Justicia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Iustitia</text:p>
          </table:table-cell>
          <table:table-cell/>
          <table:table-cell table:formula="of:=IF([.B484]=[.D48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84];&quot;, '&quot;;SUBSTITUTE(LOWER([.B484]);&quot;'&quot;;&quot;''&quot;);&quot;', '&quot;;SUBSTITUTE(LOWER([.C484]);&quot;'&quot;;&quot;''&quot;);&quot;', '&quot;;SUBSTITUTE(LOWER([.D484]);&quot;'&quot;;&quot;''&quot;);&quot;');&quot;)" office:value-type="string" office:string-value="insert into palabras(id, castellano, ingles, latin) values(483, 'justicia', 'justice', 'iustitia');" calcext:value-type="string">
            <text:p>insert into palabras(id, castellano, ingles, latin) values(483, 'justicia', 'justice', 'iustitia');</text:p>
          </table:table-cell>
        </table:table-row>
        <table:table-row table:style-name="ro1">
          <table:table-cell table:formula="of:=[.A484]+1" office:value-type="float" office:value="484" calcext:value-type="float">
            <text:p>484</text:p>
          </table:table-cell>
          <table:table-cell office:value-type="string" calcext:value-type="string">
            <text:p>Mundial</text:p>
          </table:table-cell>
          <table:table-cell office:value-type="string" calcext:value-type="string">
            <text:p>World-wide</text:p>
          </table:table-cell>
          <table:table-cell office:value-type="string" calcext:value-type="string">
            <text:p>Mundanus</text:p>
          </table:table-cell>
          <table:table-cell/>
          <table:table-cell table:formula="of:=IF([.B485]=[.D48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85];&quot;, '&quot;;SUBSTITUTE(LOWER([.B485]);&quot;'&quot;;&quot;''&quot;);&quot;', '&quot;;SUBSTITUTE(LOWER([.C485]);&quot;'&quot;;&quot;''&quot;);&quot;', '&quot;;SUBSTITUTE(LOWER([.D485]);&quot;'&quot;;&quot;''&quot;);&quot;');&quot;)" office:value-type="string" office:string-value="insert into palabras(id, castellano, ingles, latin) values(484, 'mundial', 'world-wide', 'mundanus');" calcext:value-type="string">
            <text:p>insert into palabras(id, castellano, ingles, latin) values(484, 'mundial', 'world-wide', 'mundanus');</text:p>
          </table:table-cell>
        </table:table-row>
        <table:table-row table:style-name="ro1">
          <table:table-cell table:formula="of:=[.A485]+1" office:value-type="float" office:value="485" calcext:value-type="float">
            <text:p>485</text:p>
          </table:table-cell>
          <table:table-cell office:value-type="string" calcext:value-type="string">
            <text:p>Dólares</text:p>
          </table:table-cell>
          <table:table-cell office:value-type="string" calcext:value-type="string">
            <text:p>Dollars</text:p>
          </table:table-cell>
          <table:table-cell office:value-type="string" calcext:value-type="string">
            <text:p>Dollari</text:p>
          </table:table-cell>
          <table:table-cell/>
          <table:table-cell table:formula="of:=IF([.B486]=[.D48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86];&quot;, '&quot;;SUBSTITUTE(LOWER([.B486]);&quot;'&quot;;&quot;''&quot;);&quot;', '&quot;;SUBSTITUTE(LOWER([.C486]);&quot;'&quot;;&quot;''&quot;);&quot;', '&quot;;SUBSTITUTE(LOWER([.D486]);&quot;'&quot;;&quot;''&quot;);&quot;');&quot;)" office:value-type="string" office:string-value="insert into palabras(id, castellano, ingles, latin) values(485, 'dólares', 'dollars', 'dollari');" calcext:value-type="string">
            <text:p>insert into palabras(id, castellano, ingles, latin) values(485, 'dólares', 'dollars', 'dollari');</text:p>
          </table:table-cell>
        </table:table-row>
        <table:table-row table:style-name="ro1">
          <table:table-cell table:formula="of:=[.A486]+1" office:value-type="float" office:value="486" calcext:value-type="float">
            <text:p>486</text:p>
          </table:table-cell>
          <table:table-cell office:value-type="string" calcext:value-type="string">
            <text:p>Juego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Ludus</text:p>
          </table:table-cell>
          <table:table-cell/>
          <table:table-cell table:formula="of:=IF([.B487]=[.D48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87];&quot;, '&quot;;SUBSTITUTE(LOWER([.B487]);&quot;'&quot;;&quot;''&quot;);&quot;', '&quot;;SUBSTITUTE(LOWER([.C487]);&quot;'&quot;;&quot;''&quot;);&quot;', '&quot;;SUBSTITUTE(LOWER([.D487]);&quot;'&quot;;&quot;''&quot;);&quot;');&quot;)" office:value-type="string" office:string-value="insert into palabras(id, castellano, ingles, latin) values(486, 'juego', 'game', 'ludus');" calcext:value-type="string">
            <text:p>insert into palabras(id, castellano, ingles, latin) values(486, 'juego', 'game', 'ludus');</text:p>
          </table:table-cell>
        </table:table-row>
        <table:table-row table:style-name="ro2">
          <table:table-cell table:formula="of:=[.A487]+1" office:value-type="float" office:value="487" calcext:value-type="float">
            <text:p>487</text:p>
          </table:table-cell>
          <table:table-cell office:value-type="string" calcext:value-type="string">
            <text:p>Económica</text:p>
          </table:table-cell>
          <table:table-cell office:value-type="string" calcext:value-type="string">
            <text:p>Economic</text:p>
          </table:table-cell>
          <table:table-cell office:value-type="string" calcext:value-type="string">
            <text:p>Oeconomica</text:p>
          </table:table-cell>
          <table:table-cell/>
          <table:table-cell table:formula="of:=IF([.B488]=[.D48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88];&quot;, '&quot;;SUBSTITUTE(LOWER([.B488]);&quot;'&quot;;&quot;''&quot;);&quot;', '&quot;;SUBSTITUTE(LOWER([.C488]);&quot;'&quot;;&quot;''&quot;);&quot;', '&quot;;SUBSTITUTE(LOWER([.D488]);&quot;'&quot;;&quot;''&quot;);&quot;');&quot;)" office:value-type="string" office:string-value="insert into palabras(id, castellano, ingles, latin) values(487, 'económica', 'economic', 'oeconomica');" calcext:value-type="string">
            <text:p>insert into palabras(id, castellano, ingles, latin) values(487, 'económica', 'economic', 'oeconomica');</text:p>
          </table:table-cell>
        </table:table-row>
        <table:table-row table:style-name="ro1">
          <table:table-cell table:formula="of:=[.A488]+1" office:value-type="float" office:value="488" calcext:value-type="float">
            <text:p>488</text:p>
          </table:table-cell>
          <table:table-cell office:value-type="string" calcext:value-type="string">
            <text:p>Políticos</text:p>
          </table:table-cell>
          <table:table-cell office:value-type="string" calcext:value-type="string">
            <text:p>Politicians</text:p>
          </table:table-cell>
          <table:table-cell office:value-type="string" calcext:value-type="string">
            <text:p>Politici</text:p>
          </table:table-cell>
          <table:table-cell/>
          <table:table-cell table:formula="of:=IF([.B489]=[.D48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89];&quot;, '&quot;;SUBSTITUTE(LOWER([.B489]);&quot;'&quot;;&quot;''&quot;);&quot;', '&quot;;SUBSTITUTE(LOWER([.C489]);&quot;'&quot;;&quot;''&quot;);&quot;', '&quot;;SUBSTITUTE(LOWER([.D489]);&quot;'&quot;;&quot;''&quot;);&quot;');&quot;)" office:value-type="string" office:string-value="insert into palabras(id, castellano, ingles, latin) values(488, 'políticos', 'politicians', 'politici');" calcext:value-type="string">
            <text:p>insert into palabras(id, castellano, ingles, latin) values(488, 'políticos', 'politicians', 'politici');</text:p>
          </table:table-cell>
        </table:table-row>
        <table:table-row table:style-name="ro1">
          <table:table-cell table:formula="of:=[.A489]+1" office:value-type="float" office:value="489" calcext:value-type="float">
            <text:p>489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Dubium</text:p>
          </table:table-cell>
          <table:table-cell/>
          <table:table-cell table:formula="of:=IF([.B490]=[.D49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90];&quot;, '&quot;;SUBSTITUTE(LOWER([.B490]);&quot;'&quot;;&quot;''&quot;);&quot;', '&quot;;SUBSTITUTE(LOWER([.C490]);&quot;'&quot;;&quot;''&quot;);&quot;', '&quot;;SUBSTITUTE(LOWER([.D490]);&quot;'&quot;;&quot;''&quot;);&quot;');&quot;)" office:value-type="string" office:string-value="insert into palabras(id, castellano, ingles, latin) values(489, 'duda', 'doubt', 'dubium');" calcext:value-type="string">
            <text:p>insert into palabras(id, castellano, ingles, latin) values(489, 'duda', 'doubt', 'dubium');</text:p>
          </table:table-cell>
        </table:table-row>
        <table:table-row table:style-name="ro1">
          <table:table-cell table:formula="of:=[.A490]+1" office:value-type="float" office:value="490" calcext:value-type="float">
            <text:p>490</text:p>
          </table:table-cell>
          <table:table-cell office:value-type="string" calcext:value-type="string">
            <text:p>Recursos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Opes</text:p>
          </table:table-cell>
          <table:table-cell/>
          <table:table-cell table:formula="of:=IF([.B491]=[.D49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91];&quot;, '&quot;;SUBSTITUTE(LOWER([.B491]);&quot;'&quot;;&quot;''&quot;);&quot;', '&quot;;SUBSTITUTE(LOWER([.C491]);&quot;'&quot;;&quot;''&quot;);&quot;', '&quot;;SUBSTITUTE(LOWER([.D491]);&quot;'&quot;;&quot;''&quot;);&quot;');&quot;)" office:value-type="string" office:string-value="insert into palabras(id, castellano, ingles, latin) values(490, 'recursos', 'resources', 'opes');" calcext:value-type="string">
            <text:p>insert into palabras(id, castellano, ingles, latin) values(490, 'recursos', 'resources', 'opes');</text:p>
          </table:table-cell>
        </table:table-row>
        <table:table-row table:style-name="ro1">
          <table:table-cell table:formula="of:=[.A491]+1" office:value-type="float" office:value="491" calcext:value-type="float">
            <text:p>491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Publica</text:p>
          </table:table-cell>
          <table:table-cell/>
          <table:table-cell table:formula="of:=IF([.B492]=[.D49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92];&quot;, '&quot;;SUBSTITUTE(LOWER([.B492]);&quot;'&quot;;&quot;''&quot;);&quot;', '&quot;;SUBSTITUTE(LOWER([.C492]);&quot;'&quot;;&quot;''&quot;);&quot;', '&quot;;SUBSTITUTE(LOWER([.D492]);&quot;'&quot;;&quot;''&quot;);&quot;');&quot;)" office:value-type="string" office:string-value="insert into palabras(id, castellano, ingles, latin) values(491, 'pública', 'public', 'publica');" calcext:value-type="string">
            <text:p>insert into palabras(id, castellano, ingles, latin) values(491, 'pública', 'public', 'publica');</text:p>
          </table:table-cell>
        </table:table-row>
        <table:table-row table:style-name="ro1">
          <table:table-cell table:formula="of:=[.A492]+1" office:value-type="float" office:value="492" calcext:value-type="float">
            <text:p>492</text:p>
          </table:table-cell>
          <table:table-cell table:number-columns-repeated="2" office:value-type="string" calcext:value-type="string">
            <text:p>Crisis</text:p>
          </table:table-cell>
          <table:table-cell office:value-type="string" calcext:value-type="string">
            <text:p>Crisi</text:p>
          </table:table-cell>
          <table:table-cell/>
          <table:table-cell table:formula="of:=IF([.B493]=[.D49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93];&quot;, '&quot;;SUBSTITUTE(LOWER([.B493]);&quot;'&quot;;&quot;''&quot;);&quot;', '&quot;;SUBSTITUTE(LOWER([.C493]);&quot;'&quot;;&quot;''&quot;);&quot;', '&quot;;SUBSTITUTE(LOWER([.D493]);&quot;'&quot;;&quot;''&quot;);&quot;');&quot;)" office:value-type="string" office:string-value="insert into palabras(id, castellano, ingles, latin) values(492, 'crisis', 'crisis', 'crisi');" calcext:value-type="string">
            <text:p>insert into palabras(id, castellano, ingles, latin) values(492, 'crisis', 'crisis', 'crisi');</text:p>
          </table:table-cell>
        </table:table-row>
        <table:table-row table:style-name="ro1">
          <table:table-cell table:formula="of:=[.A493]+1" office:value-type="float" office:value="493" calcext:value-type="float">
            <text:p>493</text:p>
          </table:table-cell>
          <table:table-cell office:value-type="string" calcext:value-type="string">
            <text:p>Próximo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Proximum</text:p>
          </table:table-cell>
          <table:table-cell/>
          <table:table-cell table:formula="of:=IF([.B494]=[.D49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94];&quot;, '&quot;;SUBSTITUTE(LOWER([.B494]);&quot;'&quot;;&quot;''&quot;);&quot;', '&quot;;SUBSTITUTE(LOWER([.C494]);&quot;'&quot;;&quot;''&quot;);&quot;', '&quot;;SUBSTITUTE(LOWER([.D494]);&quot;'&quot;;&quot;''&quot;);&quot;');&quot;)" office:value-type="string" office:string-value="insert into palabras(id, castellano, ingles, latin) values(493, 'próximo', 'next', 'proximum');" calcext:value-type="string">
            <text:p>insert into palabras(id, castellano, ingles, latin) values(493, 'próximo', 'next', 'proximum');</text:p>
          </table:table-cell>
        </table:table-row>
        <table:table-row table:style-name="ro1">
          <table:table-cell table:formula="of:=[.A494]+1" office:value-type="float" office:value="494" calcext:value-type="float">
            <text:p>494</text:p>
          </table:table-cell>
          <table:table-cell office:value-type="string" calcext:value-type="string">
            <text:p>Decisión</text:p>
          </table:table-cell>
          <table:table-cell office:value-type="string" calcext:value-type="string">
            <text:p>Decision</text:p>
          </table:table-cell>
          <table:table-cell office:value-type="string" calcext:value-type="string">
            <text:p>Decisio</text:p>
          </table:table-cell>
          <table:table-cell/>
          <table:table-cell table:formula="of:=IF([.B495]=[.D49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95];&quot;, '&quot;;SUBSTITUTE(LOWER([.B495]);&quot;'&quot;;&quot;''&quot;);&quot;', '&quot;;SUBSTITUTE(LOWER([.C495]);&quot;'&quot;;&quot;''&quot;);&quot;', '&quot;;SUBSTITUTE(LOWER([.D495]);&quot;'&quot;;&quot;''&quot;);&quot;');&quot;)" office:value-type="string" office:string-value="insert into palabras(id, castellano, ingles, latin) values(494, 'decisión', 'decision', 'decisio');" calcext:value-type="string">
            <text:p>insert into palabras(id, castellano, ingles, latin) values(494, 'decisión', 'decision', 'decisio');</text:p>
          </table:table-cell>
        </table:table-row>
        <table:table-row table:style-name="ro1">
          <table:table-cell table:formula="of:=[.A495]+1" office:value-type="float" office:value="495" calcext:value-type="float">
            <text:p>495</text:p>
          </table:table-cell>
          <table:table-cell office:value-type="string" calcext:value-type="string">
            <text:p>Varias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Plures</text:p>
          </table:table-cell>
          <table:table-cell/>
          <table:table-cell table:formula="of:=IF([.B496]=[.D49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96];&quot;, '&quot;;SUBSTITUTE(LOWER([.B496]);&quot;'&quot;;&quot;''&quot;);&quot;', '&quot;;SUBSTITUTE(LOWER([.C496]);&quot;'&quot;;&quot;''&quot;);&quot;', '&quot;;SUBSTITUTE(LOWER([.D496]);&quot;'&quot;;&quot;''&quot;);&quot;');&quot;)" office:value-type="string" office:string-value="insert into palabras(id, castellano, ingles, latin) values(495, 'varias', 'various', 'plures');" calcext:value-type="string">
            <text:p>insert into palabras(id, castellano, ingles, latin) values(495, 'varias', 'various', 'plures');</text:p>
          </table:table-cell>
        </table:table-row>
        <table:table-row table:style-name="ro1">
          <table:table-cell table:formula="of:=[.A496]+1" office:value-type="float" office:value="496" calcext:value-type="float">
            <text:p>496</text:p>
          </table:table-cell>
          <table:table-cell table:number-columns-repeated="2" office:value-type="string" calcext:value-type="string">
            <text:p>Popular</text:p>
          </table:table-cell>
          <table:table-cell office:value-type="string" calcext:value-type="string">
            <text:p>Popularis</text:p>
          </table:table-cell>
          <table:table-cell/>
          <table:table-cell table:formula="of:=IF([.B497]=[.D49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97];&quot;, '&quot;;SUBSTITUTE(LOWER([.B497]);&quot;'&quot;;&quot;''&quot;);&quot;', '&quot;;SUBSTITUTE(LOWER([.C497]);&quot;'&quot;;&quot;''&quot;);&quot;', '&quot;;SUBSTITUTE(LOWER([.D497]);&quot;'&quot;;&quot;''&quot;);&quot;');&quot;)" office:value-type="string" office:string-value="insert into palabras(id, castellano, ingles, latin) values(496, 'popular', 'popular', 'popularis');" calcext:value-type="string">
            <text:p>insert into palabras(id, castellano, ingles, latin) values(496, 'popular', 'popular', 'popularis');</text:p>
          </table:table-cell>
        </table:table-row>
        <table:table-row table:style-name="ro1">
          <table:table-cell table:formula="of:=[.A497]+1" office:value-type="float" office:value="497" calcext:value-type="float">
            <text:p>497</text:p>
          </table:table-cell>
          <table:table-cell office:value-type="string" calcext:value-type="string">
            <text:p>Tenido</text:p>
          </table:table-cell>
          <table:table-cell office:value-type="string" calcext:value-type="string">
            <text:p>Held</text:p>
          </table:table-cell>
          <table:table-cell office:value-type="string" calcext:value-type="string">
            <text:p>Habitus</text:p>
          </table:table-cell>
          <table:table-cell/>
          <table:table-cell table:formula="of:=IF([.B498]=[.D49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98];&quot;, '&quot;;SUBSTITUTE(LOWER([.B498]);&quot;'&quot;;&quot;''&quot;);&quot;', '&quot;;SUBSTITUTE(LOWER([.C498]);&quot;'&quot;;&quot;''&quot;);&quot;', '&quot;;SUBSTITUTE(LOWER([.D498]);&quot;'&quot;;&quot;''&quot;);&quot;');&quot;)" office:value-type="string" office:string-value="insert into palabras(id, castellano, ingles, latin) values(497, 'tenido', 'held', 'habitus');" calcext:value-type="string">
            <text:p>insert into palabras(id, castellano, ingles, latin) values(497, 'tenido', 'held', 'habitus');</text:p>
          </table:table-cell>
        </table:table-row>
        <table:table-row table:style-name="ro1">
          <table:table-cell table:formula="of:=[.A498]+1" office:value-type="float" office:value="498" calcext:value-type="float">
            <text:p>498</text:p>
          </table:table-cell>
          <table:table-cell office:value-type="string" calcext:value-type="string">
            <text:p>Apena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Vix</text:p>
          </table:table-cell>
          <table:table-cell/>
          <table:table-cell table:formula="of:=IF([.B499]=[.D49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499];&quot;, '&quot;;SUBSTITUTE(LOWER([.B499]);&quot;'&quot;;&quot;''&quot;);&quot;', '&quot;;SUBSTITUTE(LOWER([.C499]);&quot;'&quot;;&quot;''&quot;);&quot;', '&quot;;SUBSTITUTE(LOWER([.D499]);&quot;'&quot;;&quot;''&quot;);&quot;');&quot;)" office:value-type="string" office:string-value="insert into palabras(id, castellano, ingles, latin) values(498, 'apenas', 'just', 'vix');" calcext:value-type="string">
            <text:p>insert into palabras(id, castellano, ingles, latin) values(498, 'apenas', 'just', 'vix');</text:p>
          </table:table-cell>
        </table:table-row>
        <table:table-row table:style-name="ro1">
          <table:table-cell table:formula="of:=[.A499]+1" office:value-type="float" office:value="499" calcext:value-type="float">
            <text:p>499</text:p>
          </table:table-cell>
          <table:table-cell office:value-type="string" calcext:value-type="string">
            <text:p>Época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Aevum</text:p>
          </table:table-cell>
          <table:table-cell/>
          <table:table-cell table:formula="of:=IF([.B500]=[.D50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00];&quot;, '&quot;;SUBSTITUTE(LOWER([.B500]);&quot;'&quot;;&quot;''&quot;);&quot;', '&quot;;SUBSTITUTE(LOWER([.C500]);&quot;'&quot;;&quot;''&quot;);&quot;', '&quot;;SUBSTITUTE(LOWER([.D500]);&quot;'&quot;;&quot;''&quot;);&quot;');&quot;)" office:value-type="string" office:string-value="insert into palabras(id, castellano, ingles, latin) values(499, 'época', 'period', 'aevum');" calcext:value-type="string">
            <text:p>insert into palabras(id, castellano, ingles, latin) values(499, 'época', 'period', 'aevum');</text:p>
          </table:table-cell>
        </table:table-row>
        <table:table-row table:style-name="ro1">
          <table:table-cell table:formula="of:=[.A500]+1" office:value-type="float" office:value="500" calcext:value-type="float">
            <text:p>500</text:p>
          </table:table-cell>
          <table:table-cell office:value-type="string" calcext:value-type="string">
            <text:p>Banco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Argentum</text:p>
          </table:table-cell>
          <table:table-cell/>
          <table:table-cell table:formula="of:=IF([.B501]=[.D50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01];&quot;, '&quot;;SUBSTITUTE(LOWER([.B501]);&quot;'&quot;;&quot;''&quot;);&quot;', '&quot;;SUBSTITUTE(LOWER([.C501]);&quot;'&quot;;&quot;''&quot;);&quot;', '&quot;;SUBSTITUTE(LOWER([.D501]);&quot;'&quot;;&quot;''&quot;);&quot;');&quot;)" office:value-type="string" office:string-value="insert into palabras(id, castellano, ingles, latin) values(500, 'banco', 'bank', 'argentum');" calcext:value-type="string">
            <text:p>insert into palabras(id, castellano, ingles, latin) values(500, 'banco', 'bank', 'argentum');</text:p>
          </table:table-cell>
        </table:table-row>
        <table:table-row table:style-name="ro1">
          <table:table-cell table:formula="of:=[.A501]+1" office:value-type="float" office:value="501" calcext:value-type="float">
            <text:p>501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Praesens</text:p>
          </table:table-cell>
          <table:table-cell/>
          <table:table-cell table:formula="of:=IF([.B502]=[.D50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02];&quot;, '&quot;;SUBSTITUTE(LOWER([.B502]);&quot;'&quot;;&quot;''&quot;);&quot;', '&quot;;SUBSTITUTE(LOWER([.C502]);&quot;'&quot;;&quot;''&quot;);&quot;', '&quot;;SUBSTITUTE(LOWER([.D502]);&quot;'&quot;;&quot;''&quot;);&quot;');&quot;)" office:value-type="string" office:string-value="insert into palabras(id, castellano, ingles, latin) values(501, 'presente', 'present', 'praesens');" calcext:value-type="string">
            <text:p>insert into palabras(id, castellano, ingles, latin) values(501, 'presente', 'present', 'praesens');</text:p>
          </table:table-cell>
        </table:table-row>
        <table:table-row table:style-name="ro1">
          <table:table-cell table:formula="of:=[.A502]+1" office:value-type="float" office:value="502" calcext:value-type="float">
            <text:p>502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Lesser</text:p>
          </table:table-cell>
          <table:table-cell office:value-type="string" calcext:value-type="string">
            <text:p>Minor</text:p>
          </table:table-cell>
          <table:table-cell/>
          <table:table-cell table:formula="of:=IF([.B503]=[.D50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03];&quot;, '&quot;;SUBSTITUTE(LOWER([.B503]);&quot;'&quot;;&quot;''&quot;);&quot;', '&quot;;SUBSTITUTE(LOWER([.C503]);&quot;'&quot;;&quot;''&quot;);&quot;', '&quot;;SUBSTITUTE(LOWER([.D503]);&quot;'&quot;;&quot;''&quot;);&quot;');&quot;)" office:value-type="string" office:string-value="insert into palabras(id, castellano, ingles, latin) values(502, 'menor', 'lesser', 'minor');" calcext:value-type="string">
            <text:p>insert into palabras(id, castellano, ingles, latin) values(502, 'menor', 'lesser', 'minor');</text:p>
          </table:table-cell>
        </table:table-row>
        <table:table-row table:style-name="ro1">
          <table:table-cell table:formula="of:=[.A503]+1" office:value-type="float" office:value="503" calcext:value-type="float">
            <text:p>503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ventus</text:p>
          </table:table-cell>
          <table:table-cell/>
          <table:table-cell table:formula="of:=IF([.B504]=[.D50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04];&quot;, '&quot;;SUBSTITUTE(LOWER([.B504]);&quot;'&quot;;&quot;''&quot;);&quot;', '&quot;;SUBSTITUTE(LOWER([.C504]);&quot;'&quot;;&quot;''&quot;);&quot;', '&quot;;SUBSTITUTE(LOWER([.D504]);&quot;'&quot;;&quot;''&quot;);&quot;');&quot;)" office:value-type="string" office:string-value="insert into palabras(id, castellano, ingles, latin) values(503, 'resultado', 'result', 'eventus');" calcext:value-type="string">
            <text:p>insert into palabras(id, castellano, ingles, latin) values(503, 'resultado', 'result', 'eventus');</text:p>
          </table:table-cell>
        </table:table-row>
        <table:table-row table:style-name="ro1">
          <table:table-cell table:formula="of:=[.A504]+1" office:value-type="float" office:value="504" calcext:value-type="float">
            <text:p>504</text:p>
          </table:table-cell>
          <table:table-cell office:value-type="string" calcext:value-type="string">
            <text:p>Televisión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Televisio</text:p>
          </table:table-cell>
          <table:table-cell/>
          <table:table-cell table:formula="of:=IF([.B505]=[.D50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05];&quot;, '&quot;;SUBSTITUTE(LOWER([.B505]);&quot;'&quot;;&quot;''&quot;);&quot;', '&quot;;SUBSTITUTE(LOWER([.C505]);&quot;'&quot;;&quot;''&quot;);&quot;', '&quot;;SUBSTITUTE(LOWER([.D505]);&quot;'&quot;;&quot;''&quot;);&quot;');&quot;)" office:value-type="string" office:string-value="insert into palabras(id, castellano, ingles, latin) values(504, 'televisión', 'television', 'televisio');" calcext:value-type="string">
            <text:p>insert into palabras(id, castellano, ingles, latin) values(504, 'televisión', 'television', 'televisio');</text:p>
          </table:table-cell>
        </table:table-row>
        <table:table-row table:style-name="ro1">
          <table:table-cell table:formula="of:=[.A505]+1" office:value-type="float" office:value="505" calcext:value-type="float">
            <text:p>505</text:p>
          </table:table-cell>
          <table:table-cell office:value-type="string" calcext:value-type="string">
            <text:p>Encuentra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Invenit</text:p>
          </table:table-cell>
          <table:table-cell/>
          <table:table-cell table:formula="of:=IF([.B506]=[.D50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06];&quot;, '&quot;;SUBSTITUTE(LOWER([.B506]);&quot;'&quot;;&quot;''&quot;);&quot;', '&quot;;SUBSTITUTE(LOWER([.C506]);&quot;'&quot;;&quot;''&quot;);&quot;', '&quot;;SUBSTITUTE(LOWER([.D506]);&quot;'&quot;;&quot;''&quot;);&quot;');&quot;)" office:value-type="string" office:string-value="insert into palabras(id, castellano, ingles, latin) values(505, 'encuentra', 'find', 'invenit');" calcext:value-type="string">
            <text:p>insert into palabras(id, castellano, ingles, latin) values(505, 'encuentra', 'find', 'invenit');</text:p>
          </table:table-cell>
        </table:table-row>
        <table:table-row table:style-name="ro1">
          <table:table-cell table:formula="of:=[.A506]+1" office:value-type="float" office:value="506" calcext:value-type="float">
            <text:p>506</text:p>
          </table:table-cell>
          <table:table-cell office:value-type="string" calcext:value-type="string">
            <text:p>Gracias</text:p>
          </table:table-cell>
          <table:table-cell office:value-type="string" calcext:value-type="string">
            <text:p>Thanks</text:p>
          </table:table-cell>
          <table:table-cell office:value-type="string" calcext:value-type="string">
            <text:p>Gratias</text:p>
          </table:table-cell>
          <table:table-cell/>
          <table:table-cell table:formula="of:=IF([.B507]=[.D50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07];&quot;, '&quot;;SUBSTITUTE(LOWER([.B507]);&quot;'&quot;;&quot;''&quot;);&quot;', '&quot;;SUBSTITUTE(LOWER([.C507]);&quot;'&quot;;&quot;''&quot;);&quot;', '&quot;;SUBSTITUTE(LOWER([.D507]);&quot;'&quot;;&quot;''&quot;);&quot;');&quot;)" office:value-type="string" office:string-value="insert into palabras(id, castellano, ingles, latin) values(506, 'gracias', 'thanks', 'gratias');" calcext:value-type="string">
            <text:p>insert into palabras(id, castellano, ingles, latin) values(506, 'gracias', 'thanks', 'gratias');</text:p>
          </table:table-cell>
        </table:table-row>
        <table:table-row table:style-name="ro2">
          <table:table-cell table:formula="of:=[.A507]+1" office:value-type="float" office:value="507" calcext:value-type="float">
            <text:p>507</text:p>
          </table:table-cell>
          <table:table-cell office:value-type="string" calcext:value-type="string">
            <text:p>Ministerio</text:p>
          </table:table-cell>
          <table:table-cell office:value-type="string" calcext:value-type="string">
            <text:p>Ministry</text:p>
          </table:table-cell>
          <table:table-cell office:value-type="string" calcext:value-type="string">
            <text:p>Ministerium</text:p>
          </table:table-cell>
          <table:table-cell/>
          <table:table-cell table:formula="of:=IF([.B508]=[.D50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08];&quot;, '&quot;;SUBSTITUTE(LOWER([.B508]);&quot;'&quot;;&quot;''&quot;);&quot;', '&quot;;SUBSTITUTE(LOWER([.C508]);&quot;'&quot;;&quot;''&quot;);&quot;', '&quot;;SUBSTITUTE(LOWER([.D508]);&quot;'&quot;;&quot;''&quot;);&quot;');&quot;)" office:value-type="string" office:string-value="insert into palabras(id, castellano, ingles, latin) values(507, 'ministerio', 'ministry', 'ministerium');" calcext:value-type="string">
            <text:p>insert into palabras(id, castellano, ingles, latin) values(507, 'ministerio', 'ministry', 'ministerium');</text:p>
          </table:table-cell>
        </table:table-row>
        <table:table-row table:style-name="ro1">
          <table:table-cell table:formula="of:=[.A508]+1" office:value-type="float" office:value="508" calcext:value-type="float">
            <text:p>508</text:p>
          </table:table-cell>
          <table:table-cell office:value-type="string" calcext:value-type="string">
            <text:p>Conjunto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Coniunctio</text:p>
          </table:table-cell>
          <table:table-cell/>
          <table:table-cell table:formula="of:=IF([.B509]=[.D50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09];&quot;, '&quot;;SUBSTITUTE(LOWER([.B509]);&quot;'&quot;;&quot;''&quot;);&quot;', '&quot;;SUBSTITUTE(LOWER([.C509]);&quot;'&quot;;&quot;''&quot;);&quot;', '&quot;;SUBSTITUTE(LOWER([.D509]);&quot;'&quot;;&quot;''&quot;);&quot;');&quot;)" office:value-type="string" office:string-value="insert into palabras(id, castellano, ingles, latin) values(508, 'conjunto', 'set', 'coniunctio');" calcext:value-type="string">
            <text:p>insert into palabras(id, castellano, ingles, latin) values(508, 'conjunto', 'set', 'coniunctio');</text:p>
          </table:table-cell>
        </table:table-row>
        <table:table-row table:style-name="ro1">
          <table:table-cell table:formula="of:=[.A509]+1" office:value-type="float" office:value="509" calcext:value-type="float">
            <text:p>509</text:p>
          </table:table-cell>
          <table:table-cell office:value-type="string" calcext:value-type="string">
            <text:p>Defensa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Defensio</text:p>
          </table:table-cell>
          <table:table-cell/>
          <table:table-cell table:formula="of:=IF([.B510]=[.D51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10];&quot;, '&quot;;SUBSTITUTE(LOWER([.B510]);&quot;'&quot;;&quot;''&quot;);&quot;', '&quot;;SUBSTITUTE(LOWER([.C510]);&quot;'&quot;;&quot;''&quot;);&quot;', '&quot;;SUBSTITUTE(LOWER([.D510]);&quot;'&quot;;&quot;''&quot;);&quot;');&quot;)" office:value-type="string" office:string-value="insert into palabras(id, castellano, ingles, latin) values(509, 'defensa', 'defense', 'defensio');" calcext:value-type="string">
            <text:p>insert into palabras(id, castellano, ingles, latin) values(509, 'defensa', 'defense', 'defensio');</text:p>
          </table:table-cell>
        </table:table-row>
        <table:table-row table:style-name="ro1">
          <table:table-cell table:formula="of:=[.A510]+1" office:value-type="float" office:value="510" calcext:value-type="float">
            <text:p>510</text:p>
          </table:table-cell>
          <table:table-cell office:value-type="string" calcext:value-type="string">
            <text:p>Alguien</text:p>
          </table:table-cell>
          <table:table-cell office:value-type="string" calcext:value-type="string">
            <text:p>Someone</text:p>
          </table:table-cell>
          <table:table-cell office:value-type="string" calcext:value-type="string">
            <text:p>Aliquis</text:p>
          </table:table-cell>
          <table:table-cell/>
          <table:table-cell table:formula="of:=IF([.B511]=[.D51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11];&quot;, '&quot;;SUBSTITUTE(LOWER([.B511]);&quot;'&quot;;&quot;''&quot;);&quot;', '&quot;;SUBSTITUTE(LOWER([.C511]);&quot;'&quot;;&quot;''&quot;);&quot;', '&quot;;SUBSTITUTE(LOWER([.D511]);&quot;'&quot;;&quot;''&quot;);&quot;');&quot;)" office:value-type="string" office:string-value="insert into palabras(id, castellano, ingles, latin) values(510, 'alguien', 'someone', 'aliquis');" calcext:value-type="string">
            <text:p>insert into palabras(id, castellano, ingles, latin) values(510, 'alguien', 'someone', 'aliquis');</text:p>
          </table:table-cell>
        </table:table-row>
        <table:table-row table:style-name="ro1">
          <table:table-cell table:formula="of:=[.A511]+1" office:value-type="float" office:value="511" calcext:value-type="float">
            <text:p>511</text:p>
          </table:table-cell>
          <table:table-cell office:value-type="string" calcext:value-type="string">
            <text:p>Hacen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Faciunt</text:p>
          </table:table-cell>
          <table:table-cell/>
          <table:table-cell table:formula="of:=IF([.B512]=[.D51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12];&quot;, '&quot;;SUBSTITUTE(LOWER([.B512]);&quot;'&quot;;&quot;''&quot;);&quot;', '&quot;;SUBSTITUTE(LOWER([.C512]);&quot;'&quot;;&quot;''&quot;);&quot;', '&quot;;SUBSTITUTE(LOWER([.D512]);&quot;'&quot;;&quot;''&quot;);&quot;');&quot;)" office:value-type="string" office:string-value="insert into palabras(id, castellano, ingles, latin) values(511, 'hacen', 'make', 'faciunt');" calcext:value-type="string">
            <text:p>insert into palabras(id, castellano, ingles, latin) values(511, 'hacen', 'make', 'faciunt');</text:p>
          </table:table-cell>
        </table:table-row>
        <table:table-row table:style-name="ro1">
          <table:table-cell table:formula="of:=[.A512]+1" office:value-type="float" office:value="512" calcext:value-type="float">
            <text:p>512</text:p>
          </table:table-cell>
          <table:table-cell office:value-type="string" calcext:value-type="string">
            <text:p>Pasa</text:p>
          </table:table-cell>
          <table:table-cell office:value-type="string" calcext:value-type="string">
            <text:p>Happens</text:p>
          </table:table-cell>
          <table:table-cell office:value-type="string" calcext:value-type="string">
            <text:p>Transit</text:p>
          </table:table-cell>
          <table:table-cell/>
          <table:table-cell table:formula="of:=IF([.B513]=[.D51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13];&quot;, '&quot;;SUBSTITUTE(LOWER([.B513]);&quot;'&quot;;&quot;''&quot;);&quot;', '&quot;;SUBSTITUTE(LOWER([.C513]);&quot;'&quot;;&quot;''&quot;);&quot;', '&quot;;SUBSTITUTE(LOWER([.D513]);&quot;'&quot;;&quot;''&quot;);&quot;');&quot;)" office:value-type="string" office:string-value="insert into palabras(id, castellano, ingles, latin) values(512, 'pasa', 'happens', 'transit');" calcext:value-type="string">
            <text:p>insert into palabras(id, castellano, ingles, latin) values(512, 'pasa', 'happens', 'transit');</text:p>
          </table:table-cell>
        </table:table-row>
        <table:table-row table:style-name="ro1">
          <table:table-cell table:formula="of:=[.A513]+1" office:value-type="float" office:value="513" calcext:value-type="float">
            <text:p>513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Reliquum</text:p>
          </table:table-cell>
          <table:table-cell/>
          <table:table-cell table:formula="of:=IF([.B514]=[.D51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14];&quot;, '&quot;;SUBSTITUTE(LOWER([.B514]);&quot;'&quot;;&quot;''&quot;);&quot;', '&quot;;SUBSTITUTE(LOWER([.C514]);&quot;'&quot;;&quot;''&quot;);&quot;', '&quot;;SUBSTITUTE(LOWER([.D514]);&quot;'&quot;;&quot;''&quot;);&quot;');&quot;)" office:value-type="string" office:string-value="insert into palabras(id, castellano, ingles, latin) values(513, 'resto', 'rest', 'reliquum');" calcext:value-type="string">
            <text:p>insert into palabras(id, castellano, ingles, latin) values(513, 'resto', 'rest', 'reliquum');</text:p>
          </table:table-cell>
        </table:table-row>
        <table:table-row table:style-name="ro1">
          <table:table-cell table:formula="of:=[.A514]+1" office:value-type="float" office:value="514" calcext:value-type="float">
            <text:p>514</text:p>
          </table:table-cell>
          <table:table-cell office:value-type="string" calcext:value-type="string">
            <text:p>Causa</text:p>
          </table:table-cell>
          <table:table-cell office:value-type="string" calcext:value-type="string">
            <text:p>Cause</text:p>
          </table:table-cell>
          <table:table-cell office:value-type="string" calcext:value-type="string">
            <text:p>Causa</text:p>
          </table:table-cell>
          <table:table-cell/>
          <table:table-cell table:formula="of:=IF([.B515]=[.D515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515];&quot;, '&quot;;SUBSTITUTE(LOWER([.B515]);&quot;'&quot;;&quot;''&quot;);&quot;', '&quot;;SUBSTITUTE(LOWER([.C515]);&quot;'&quot;;&quot;''&quot;);&quot;', '&quot;;SUBSTITUTE(LOWER([.D515]);&quot;'&quot;;&quot;''&quot;);&quot;');&quot;)" office:value-type="string" office:string-value="insert into palabras(id, castellano, ingles, latin) values(514, 'causa', 'cause', 'causa');" calcext:value-type="string">
            <text:p>insert into palabras(id, castellano, ingles, latin) values(514, 'causa', 'cause', 'causa');</text:p>
          </table:table-cell>
        </table:table-row>
        <table:table-row table:style-name="ro1">
          <table:table-cell table:formula="of:=[.A515]+1" office:value-type="float" office:value="515" calcext:value-type="float">
            <text:p>515</text:p>
          </table:table-cell>
          <table:table-cell office:value-type="string" calcext:value-type="string">
            <text:p>Seguir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equi</text:p>
          </table:table-cell>
          <table:table-cell/>
          <table:table-cell table:formula="of:=IF([.B516]=[.D51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16];&quot;, '&quot;;SUBSTITUTE(LOWER([.B516]);&quot;'&quot;;&quot;''&quot;);&quot;', '&quot;;SUBSTITUTE(LOWER([.C516]);&quot;'&quot;;&quot;''&quot;);&quot;', '&quot;;SUBSTITUTE(LOWER([.D516]);&quot;'&quot;;&quot;''&quot;);&quot;');&quot;)" office:value-type="string" office:string-value="insert into palabras(id, castellano, ingles, latin) values(515, 'seguir', 'follow', 'sequi');" calcext:value-type="string">
            <text:p>insert into palabras(id, castellano, ingles, latin) values(515, 'seguir', 'follow', 'sequi');</text:p>
          </table:table-cell>
        </table:table-row>
        <table:table-row table:style-name="ro1">
          <table:table-cell table:formula="of:=[.A516]+1" office:value-type="float" office:value="516" calcext:value-type="float">
            <text:p>516</text:p>
          </table:table-cell>
          <table:table-cell office:value-type="string" calcext:value-type="string">
            <text:p>Allá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Illuc</text:p>
          </table:table-cell>
          <table:table-cell/>
          <table:table-cell table:formula="of:=IF([.B517]=[.D51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17];&quot;, '&quot;;SUBSTITUTE(LOWER([.B517]);&quot;'&quot;;&quot;''&quot;);&quot;', '&quot;;SUBSTITUTE(LOWER([.C517]);&quot;'&quot;;&quot;''&quot;);&quot;', '&quot;;SUBSTITUTE(LOWER([.D517]);&quot;'&quot;;&quot;''&quot;);&quot;');&quot;)" office:value-type="string" office:string-value="insert into palabras(id, castellano, ingles, latin) values(516, 'allá', 'there', 'illuc');" calcext:value-type="string">
            <text:p>insert into palabras(id, castellano, ingles, latin) values(516, 'allá', 'there', 'illuc');</text:p>
          </table:table-cell>
        </table:table-row>
        <table:table-row table:style-name="ro1">
          <table:table-cell table:formula="of:=[.A517]+1" office:value-type="float" office:value="517" calcext:value-type="float">
            <text:p>517</text:p>
          </table:table-cell>
          <table:table-cell office:value-type="string" calcext:value-type="string">
            <text:p>Palabra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Verbum</text:p>
          </table:table-cell>
          <table:table-cell/>
          <table:table-cell table:formula="of:=IF([.B518]=[.D51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18];&quot;, '&quot;;SUBSTITUTE(LOWER([.B518]);&quot;'&quot;;&quot;''&quot;);&quot;', '&quot;;SUBSTITUTE(LOWER([.C518]);&quot;'&quot;;&quot;''&quot;);&quot;', '&quot;;SUBSTITUTE(LOWER([.D518]);&quot;'&quot;;&quot;''&quot;);&quot;');&quot;)" office:value-type="string" office:string-value="insert into palabras(id, castellano, ingles, latin) values(517, 'palabra', 'word', 'verbum');" calcext:value-type="string">
            <text:p>insert into palabras(id, castellano, ingles, latin) values(517, 'palabra', 'word', 'verbum');</text:p>
          </table:table-cell>
        </table:table-row>
        <table:table-row table:style-name="ro1">
          <table:table-cell table:formula="of:=[.A518]+1" office:value-type="float" office:value="518" calcext:value-type="float">
            <text:p>518</text:p>
          </table:table-cell>
          <table:table-cell office:value-type="string" calcext:value-type="string">
            <text:p>Cuya</text:p>
          </table:table-cell>
          <table:table-cell office:value-type="string" calcext:value-type="string">
            <text:p>Whose</text:p>
          </table:table-cell>
          <table:table-cell office:value-type="string" calcext:value-type="string">
            <text:p>Cuius</text:p>
          </table:table-cell>
          <table:table-cell/>
          <table:table-cell table:formula="of:=IF([.B519]=[.D51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19];&quot;, '&quot;;SUBSTITUTE(LOWER([.B519]);&quot;'&quot;;&quot;''&quot;);&quot;', '&quot;;SUBSTITUTE(LOWER([.C519]);&quot;'&quot;;&quot;''&quot;);&quot;', '&quot;;SUBSTITUTE(LOWER([.D519]);&quot;'&quot;;&quot;''&quot;);&quot;');&quot;)" office:value-type="string" office:string-value="insert into palabras(id, castellano, ingles, latin) values(518, 'cuya', 'whose', 'cuius');" calcext:value-type="string">
            <text:p>insert into palabras(id, castellano, ingles, latin) values(518, 'cuya', 'whose', 'cuius');</text:p>
          </table:table-cell>
        </table:table-row>
        <table:table-row table:style-name="ro1">
          <table:table-cell table:formula="of:=[.A519]+1" office:value-type="float" office:value="519" calcext:value-type="float">
            <text:p>519</text:p>
          </table:table-cell>
          <table:table-cell office:value-type="string" calcext:value-type="string">
            <text:p>Vamo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Eamus</text:p>
          </table:table-cell>
          <table:table-cell/>
          <table:table-cell table:formula="of:=IF([.B520]=[.D52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20];&quot;, '&quot;;SUBSTITUTE(LOWER([.B520]);&quot;'&quot;;&quot;''&quot;);&quot;', '&quot;;SUBSTITUTE(LOWER([.C520]);&quot;'&quot;;&quot;''&quot;);&quot;', '&quot;;SUBSTITUTE(LOWER([.D520]);&quot;'&quot;;&quot;''&quot;);&quot;');&quot;)" office:value-type="string" office:string-value="insert into palabras(id, castellano, ingles, latin) values(519, 'vamos', 'go', 'eamus');" calcext:value-type="string">
            <text:p>insert into palabras(id, castellano, ingles, latin) values(519, 'vamos', 'go', 'eamus');</text:p>
          </table:table-cell>
        </table:table-row>
        <table:table-row table:style-name="ro1">
          <table:table-cell table:formula="of:=[.A520]+1" office:value-type="float" office:value="520" calcext:value-type="float">
            <text:p>520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Mare</text:p>
          </table:table-cell>
          <table:table-cell/>
          <table:table-cell table:formula="of:=IF([.B521]=[.D52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21];&quot;, '&quot;;SUBSTITUTE(LOWER([.B521]);&quot;'&quot;;&quot;''&quot;);&quot;', '&quot;;SUBSTITUTE(LOWER([.C521]);&quot;'&quot;;&quot;''&quot;);&quot;', '&quot;;SUBSTITUTE(LOWER([.D521]);&quot;'&quot;;&quot;''&quot;);&quot;');&quot;)" office:value-type="string" office:string-value="insert into palabras(id, castellano, ingles, latin) values(520, 'mar', 'sea', 'mare');" calcext:value-type="string">
            <text:p>insert into palabras(id, castellano, ingles, latin) values(520, 'mar', 'sea', 'mare');</text:p>
          </table:table-cell>
        </table:table-row>
        <table:table-row table:style-name="ro1">
          <table:table-cell table:formula="of:=[.A521]+1" office:value-type="float" office:value="521" calcext:value-type="float">
            <text:p>521</text:p>
          </table:table-cell>
          <table:table-cell office:value-type="string" calcext:value-type="string">
            <text:p>Estudios</text:p>
          </table:table-cell>
          <table:table-cell office:value-type="string" calcext:value-type="string">
            <text:p>Studies</text:p>
          </table:table-cell>
          <table:table-cell office:value-type="string" calcext:value-type="string">
            <text:p>Studium</text:p>
          </table:table-cell>
          <table:table-cell/>
          <table:table-cell table:formula="of:=IF([.B522]=[.D52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22];&quot;, '&quot;;SUBSTITUTE(LOWER([.B522]);&quot;'&quot;;&quot;''&quot;);&quot;', '&quot;;SUBSTITUTE(LOWER([.C522]);&quot;'&quot;;&quot;''&quot;);&quot;', '&quot;;SUBSTITUTE(LOWER([.D522]);&quot;'&quot;;&quot;''&quot;);&quot;');&quot;)" office:value-type="string" office:string-value="insert into palabras(id, castellano, ingles, latin) values(521, 'estudios', 'studies', 'studium');" calcext:value-type="string">
            <text:p>insert into palabras(id, castellano, ingles, latin) values(521, 'estudios', 'studies', 'studium');</text:p>
          </table:table-cell>
        </table:table-row>
        <table:table-row table:style-name="ro1">
          <table:table-cell table:formula="of:=[.A522]+1" office:value-type="float" office:value="522" calcext:value-type="float">
            <text:p>522</text:p>
          </table:table-cell>
          <table:table-cell office:value-type="string" calcext:value-type="string">
            <text:p>Derechos</text:p>
          </table:table-cell>
          <table:table-cell office:value-type="string" calcext:value-type="string">
            <text:p>Rights</text:p>
          </table:table-cell>
          <table:table-cell office:value-type="string" calcext:value-type="string">
            <text:p>Iura</text:p>
          </table:table-cell>
          <table:table-cell/>
          <table:table-cell table:formula="of:=IF([.B523]=[.D52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23];&quot;, '&quot;;SUBSTITUTE(LOWER([.B523]);&quot;'&quot;;&quot;''&quot;);&quot;', '&quot;;SUBSTITUTE(LOWER([.C523]);&quot;'&quot;;&quot;''&quot;);&quot;', '&quot;;SUBSTITUTE(LOWER([.D523]);&quot;'&quot;;&quot;''&quot;);&quot;');&quot;)" office:value-type="string" office:string-value="insert into palabras(id, castellano, ingles, latin) values(522, 'derechos', 'rights', 'iura');" calcext:value-type="string">
            <text:p>insert into palabras(id, castellano, ingles, latin) values(522, 'derechos', 'rights', 'iura');</text:p>
          </table:table-cell>
        </table:table-row>
        <table:table-row table:style-name="ro1">
          <table:table-cell table:formula="of:=[.A523]+1" office:value-type="float" office:value="523" calcext:value-type="float">
            <text:p>523</text:p>
          </table:table-cell>
          <table:table-cell office:value-type="string" calcext:value-type="string">
            <text:p>Importancia</text:p>
          </table:table-cell>
          <table:table-cell office:value-type="string" calcext:value-type="string">
            <text:p>Importance</text:p>
          </table:table-cell>
          <table:table-cell office:value-type="string" calcext:value-type="string">
            <text:p>Auctoritas</text:p>
          </table:table-cell>
          <table:table-cell/>
          <table:table-cell table:formula="of:=IF([.B524]=[.D52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24];&quot;, '&quot;;SUBSTITUTE(LOWER([.B524]);&quot;'&quot;;&quot;''&quot;);&quot;', '&quot;;SUBSTITUTE(LOWER([.C524]);&quot;'&quot;;&quot;''&quot;);&quot;', '&quot;;SUBSTITUTE(LOWER([.D524]);&quot;'&quot;;&quot;''&quot;);&quot;');&quot;)" office:value-type="string" office:string-value="insert into palabras(id, castellano, ingles, latin) values(523, 'importancia', 'importance', 'auctoritas');" calcext:value-type="string">
            <text:p>insert into palabras(id, castellano, ingles, latin) values(523, 'importancia', 'importance', 'auctoritas');</text:p>
          </table:table-cell>
        </table:table-row>
        <table:table-row table:style-name="ro1">
          <table:table-cell table:formula="of:=[.A524]+1" office:value-type="float" office:value="524" calcext:value-type="float">
            <text:p>524</text:p>
          </table:table-cell>
          <table:table-cell office:value-type="string" calcext:value-type="string">
            <text:p>Cuales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Quae</text:p>
          </table:table-cell>
          <table:table-cell/>
          <table:table-cell table:formula="of:=IF([.B525]=[.D52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25];&quot;, '&quot;;SUBSTITUTE(LOWER([.B525]);&quot;'&quot;;&quot;''&quot;);&quot;', '&quot;;SUBSTITUTE(LOWER([.C525]);&quot;'&quot;;&quot;''&quot;);&quot;', '&quot;;SUBSTITUTE(LOWER([.D525]);&quot;'&quot;;&quot;''&quot;);&quot;');&quot;)" office:value-type="string" office:string-value="insert into palabras(id, castellano, ingles, latin) values(524, 'cuales', 'which', 'quae');" calcext:value-type="string">
            <text:p>insert into palabras(id, castellano, ingles, latin) values(524, 'cuales', 'which', 'quae');</text:p>
          </table:table-cell>
        </table:table-row>
        <table:table-row table:style-name="ro1">
          <table:table-cell table:formula="of:=[.A525]+1" office:value-type="float" office:value="525" calcext:value-type="float">
            <text:p>525</text:p>
          </table:table-cell>
          <table:table-cell office:value-type="string" calcext:value-type="string">
            <text:p>Contrario</text:p>
          </table:table-cell>
          <table:table-cell office:value-type="string" calcext:value-type="string">
            <text:p>Contrary</text:p>
          </table:table-cell>
          <table:table-cell office:value-type="string" calcext:value-type="string">
            <text:p>Contrarium</text:p>
          </table:table-cell>
          <table:table-cell/>
          <table:table-cell table:formula="of:=IF([.B526]=[.D52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26];&quot;, '&quot;;SUBSTITUTE(LOWER([.B526]);&quot;'&quot;;&quot;''&quot;);&quot;', '&quot;;SUBSTITUTE(LOWER([.C526]);&quot;'&quot;;&quot;''&quot;);&quot;', '&quot;;SUBSTITUTE(LOWER([.D526]);&quot;'&quot;;&quot;''&quot;);&quot;');&quot;)" office:value-type="string" office:string-value="insert into palabras(id, castellano, ingles, latin) values(525, 'contrario', 'contrary', 'contrarium');" calcext:value-type="string">
            <text:p>insert into palabras(id, castellano, ingles, latin) values(525, 'contrario', 'contrary', 'contrarium');</text:p>
          </table:table-cell>
        </table:table-row>
        <table:table-row table:style-name="ro1">
          <table:table-cell table:formula="of:=[.A526]+1" office:value-type="float" office:value="526" calcext:value-type="float">
            <text:p>526</text:p>
          </table:table-cell>
          <table:table-cell table:number-columns-repeated="2" office:value-type="string" calcext:value-type="string">
            <text:p>García</text:p>
          </table:table-cell>
          <table:table-cell office:value-type="string" calcext:value-type="string">
            <text:p>Garcia</text:p>
          </table:table-cell>
          <table:table-cell/>
          <table:table-cell table:formula="of:=IF([.B527]=[.D52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27];&quot;, '&quot;;SUBSTITUTE(LOWER([.B527]);&quot;'&quot;;&quot;''&quot;);&quot;', '&quot;;SUBSTITUTE(LOWER([.C527]);&quot;'&quot;;&quot;''&quot;);&quot;', '&quot;;SUBSTITUTE(LOWER([.D527]);&quot;'&quot;;&quot;''&quot;);&quot;');&quot;)" office:value-type="string" office:string-value="insert into palabras(id, castellano, ingles, latin) values(526, 'garcía', 'garcía', 'garcia');" calcext:value-type="string">
            <text:p>insert into palabras(id, castellano, ingles, latin) values(526, 'garcía', 'garcía', 'garcia');</text:p>
          </table:table-cell>
        </table:table-row>
        <table:table-row table:style-name="ro1">
          <table:table-cell table:formula="of:=[.A527]+1" office:value-type="float" office:value="527" calcext:value-type="float">
            <text:p>527</text:p>
          </table:table-cell>
          <table:table-cell office:value-type="string" calcext:value-type="string">
            <text:p>Fuert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Fortis</text:p>
          </table:table-cell>
          <table:table-cell/>
          <table:table-cell table:formula="of:=IF([.B528]=[.D52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28];&quot;, '&quot;;SUBSTITUTE(LOWER([.B528]);&quot;'&quot;;&quot;''&quot;);&quot;', '&quot;;SUBSTITUTE(LOWER([.C528]);&quot;'&quot;;&quot;''&quot;);&quot;', '&quot;;SUBSTITUTE(LOWER([.D528]);&quot;'&quot;;&quot;''&quot;);&quot;');&quot;)" office:value-type="string" office:string-value="insert into palabras(id, castellano, ingles, latin) values(527, 'fuerte', 'strong', 'fortis');" calcext:value-type="string">
            <text:p>insert into palabras(id, castellano, ingles, latin) values(527, 'fuerte', 'strong', 'fortis');</text:p>
          </table:table-cell>
        </table:table-row>
        <table:table-row table:style-name="ro1">
          <table:table-cell table:formula="of:=[.A528]+1" office:value-type="float" office:value="528" calcext:value-type="float">
            <text:p>528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l</text:p>
          </table:table-cell>
          <table:table-cell/>
          <table:table-cell table:formula="of:=IF([.B529]=[.D529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529];&quot;, '&quot;;SUBSTITUTE(LOWER([.B529]);&quot;'&quot;;&quot;''&quot;);&quot;', '&quot;;SUBSTITUTE(LOWER([.C529]);&quot;'&quot;;&quot;''&quot;);&quot;', '&quot;;SUBSTITUTE(LOWER([.D529]);&quot;'&quot;;&quot;''&quot;);&quot;');&quot;)" office:value-type="string" office:string-value="insert into palabras(id, castellano, ingles, latin) values(528, 'sol', 'sun', 'sol');" calcext:value-type="string">
            <text:p>insert into palabras(id, castellano, ingles, latin) values(528, 'sol', 'sun', 'sol');</text:p>
          </table:table-cell>
        </table:table-row>
        <table:table-row table:style-name="ro1">
          <table:table-cell table:formula="of:=[.A529]+1" office:value-type="float" office:value="529" calcext:value-type="float">
            <text:p>529</text:p>
          </table:table-cell>
          <table:table-cell office:value-type="string" calcext:value-type="string">
            <text:p>Apoyo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uxilium</text:p>
          </table:table-cell>
          <table:table-cell/>
          <table:table-cell table:formula="of:=IF([.B530]=[.D53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30];&quot;, '&quot;;SUBSTITUTE(LOWER([.B530]);&quot;'&quot;;&quot;''&quot;);&quot;', '&quot;;SUBSTITUTE(LOWER([.C530]);&quot;'&quot;;&quot;''&quot;);&quot;', '&quot;;SUBSTITUTE(LOWER([.D530]);&quot;'&quot;;&quot;''&quot;);&quot;');&quot;)" office:value-type="string" office:string-value="insert into palabras(id, castellano, ingles, latin) values(529, 'apoyo', 'support', 'auxilium');" calcext:value-type="string">
            <text:p>insert into palabras(id, castellano, ingles, latin) values(529, 'apoyo', 'support', 'auxilium');</text:p>
          </table:table-cell>
        </table:table-row>
        <table:table-row table:style-name="ro1">
          <table:table-cell table:formula="of:=[.A530]+1" office:value-type="float" office:value="530" calcext:value-type="float">
            <text:p>530</text:p>
          </table:table-cell>
          <table:table-cell table:number-columns-repeated="2" office:value-type="string" calcext:value-type="string">
            <text:p>Civil</text:p>
          </table:table-cell>
          <table:table-cell office:value-type="string" calcext:value-type="string">
            <text:p>Civile</text:p>
          </table:table-cell>
          <table:table-cell/>
          <table:table-cell table:formula="of:=IF([.B531]=[.D53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31];&quot;, '&quot;;SUBSTITUTE(LOWER([.B531]);&quot;'&quot;;&quot;''&quot;);&quot;', '&quot;;SUBSTITUTE(LOWER([.C531]);&quot;'&quot;;&quot;''&quot;);&quot;', '&quot;;SUBSTITUTE(LOWER([.D531]);&quot;'&quot;;&quot;''&quot;);&quot;');&quot;)" office:value-type="string" office:string-value="insert into palabras(id, castellano, ingles, latin) values(530, 'civil', 'civil', 'civile');" calcext:value-type="string">
            <text:p>insert into palabras(id, castellano, ingles, latin) values(530, 'civil', 'civil', 'civile');</text:p>
          </table:table-cell>
        </table:table-row>
        <table:table-row table:style-name="ro1">
          <table:table-cell table:formula="of:=[.A531]+1" office:value-type="float" office:value="531" calcext:value-type="float">
            <text:p>531</text:p>
          </table:table-cell>
          <table:table-cell office:value-type="string" calcext:value-type="string">
            <text:p>Partidos</text:p>
          </table:table-cell>
          <table:table-cell office:value-type="string" calcext:value-type="string">
            <text:p>Parties</text:p>
          </table:table-cell>
          <table:table-cell office:value-type="string" calcext:value-type="string">
            <text:p>Facta</text:p>
          </table:table-cell>
          <table:table-cell/>
          <table:table-cell table:formula="of:=IF([.B532]=[.D53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32];&quot;, '&quot;;SUBSTITUTE(LOWER([.B532]);&quot;'&quot;;&quot;''&quot;);&quot;', '&quot;;SUBSTITUTE(LOWER([.C532]);&quot;'&quot;;&quot;''&quot;);&quot;', '&quot;;SUBSTITUTE(LOWER([.D532]);&quot;'&quot;;&quot;''&quot;);&quot;');&quot;)" office:value-type="string" office:string-value="insert into palabras(id, castellano, ingles, latin) values(531, 'partidos', 'parties', 'facta');" calcext:value-type="string">
            <text:p>insert into palabras(id, castellano, ingles, latin) values(531, 'partidos', 'parties', 'facta');</text:p>
          </table:table-cell>
        </table:table-row>
        <table:table-row table:style-name="ro1">
          <table:table-cell table:formula="of:=[.A532]+1" office:value-type="float" office:value="532" calcext:value-type="float">
            <text:p>532</text:p>
          </table:table-cell>
          <table:table-cell office:value-type="string" calcext:value-type="string">
            <text:p>Lib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Liber</text:p>
          </table:table-cell>
          <table:table-cell/>
          <table:table-cell table:formula="of:=IF([.B533]=[.D53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33];&quot;, '&quot;;SUBSTITUTE(LOWER([.B533]);&quot;'&quot;;&quot;''&quot;);&quot;', '&quot;;SUBSTITUTE(LOWER([.C533]);&quot;'&quot;;&quot;''&quot;);&quot;', '&quot;;SUBSTITUTE(LOWER([.D533]);&quot;'&quot;;&quot;''&quot;);&quot;');&quot;)" office:value-type="string" office:string-value="insert into palabras(id, castellano, ingles, latin) values(532, 'libre', 'free', 'liber');" calcext:value-type="string">
            <text:p>insert into palabras(id, castellano, ingles, latin) values(532, 'libre', 'free', 'liber');</text:p>
          </table:table-cell>
        </table:table-row>
        <table:table-row table:style-name="ro1">
          <table:table-cell table:formula="of:=[.A533]+1" office:value-type="float" office:value="533" calcext:value-type="float">
            <text:p>533</text:p>
          </table:table-cell>
          <table:table-cell office:value-type="string" calcext:value-type="string">
            <text:p>Fuentes</text:p>
          </table:table-cell>
          <table:table-cell office:value-type="string" calcext:value-type="string">
            <text:p>Sources</text:p>
          </table:table-cell>
          <table:table-cell office:value-type="string" calcext:value-type="string">
            <text:p>Fontes</text:p>
          </table:table-cell>
          <table:table-cell/>
          <table:table-cell table:formula="of:=IF([.B534]=[.D53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34];&quot;, '&quot;;SUBSTITUTE(LOWER([.B534]);&quot;'&quot;;&quot;''&quot;);&quot;', '&quot;;SUBSTITUTE(LOWER([.C534]);&quot;'&quot;;&quot;''&quot;);&quot;', '&quot;;SUBSTITUTE(LOWER([.D534]);&quot;'&quot;;&quot;''&quot;);&quot;');&quot;)" office:value-type="string" office:string-value="insert into palabras(id, castellano, ingles, latin) values(533, 'fuentes', 'sources', 'fontes');" calcext:value-type="string">
            <text:p>insert into palabras(id, castellano, ingles, latin) values(533, 'fuentes', 'sources', 'fontes');</text:p>
          </table:table-cell>
        </table:table-row>
        <table:table-row table:style-name="ro2">
          <table:table-cell table:formula="of:=[.A534]+1" office:value-type="float" office:value="534" calcext:value-type="float">
            <text:p>534</text:p>
          </table:table-cell>
          <table:table-cell office:value-type="string" calcext:value-type="string">
            <text:p>Administración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Administratio</text:p>
          </table:table-cell>
          <table:table-cell/>
          <table:table-cell table:formula="of:=IF([.B535]=[.D53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35];&quot;, '&quot;;SUBSTITUTE(LOWER([.B535]);&quot;'&quot;;&quot;''&quot;);&quot;', '&quot;;SUBSTITUTE(LOWER([.C535]);&quot;'&quot;;&quot;''&quot;);&quot;', '&quot;;SUBSTITUTE(LOWER([.D535]);&quot;'&quot;;&quot;''&quot;);&quot;');&quot;)" office:value-type="string" office:string-value="insert into palabras(id, castellano, ingles, latin) values(534, 'administración', 'administration', 'administratio');" calcext:value-type="string">
            <text:p>insert into palabras(id, castellano, ingles, latin) values(534, 'administración', 'administration', 'administratio');</text:p>
          </table:table-cell>
        </table:table-row>
        <table:table-row table:style-name="ro1">
          <table:table-cell table:formula="of:=[.A535]+1" office:value-type="float" office:value="535" calcext:value-type="float">
            <text:p>535</text:p>
          </table:table-cell>
          <table:table-cell office:value-type="string" calcext:value-type="string">
            <text:p>Comú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ommunis</text:p>
          </table:table-cell>
          <table:table-cell/>
          <table:table-cell table:formula="of:=IF([.B536]=[.D53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36];&quot;, '&quot;;SUBSTITUTE(LOWER([.B536]);&quot;'&quot;;&quot;''&quot;);&quot;', '&quot;;SUBSTITUTE(LOWER([.C536]);&quot;'&quot;;&quot;''&quot;);&quot;', '&quot;;SUBSTITUTE(LOWER([.D536]);&quot;'&quot;;&quot;''&quot;);&quot;');&quot;)" office:value-type="string" office:string-value="insert into palabras(id, castellano, ingles, latin) values(535, 'común', 'common', 'communis');" calcext:value-type="string">
            <text:p>insert into palabras(id, castellano, ingles, latin) values(535, 'común', 'common', 'communis');</text:p>
          </table:table-cell>
        </table:table-row>
        <table:table-row table:style-name="ro1">
          <table:table-cell table:formula="of:=[.A536]+1" office:value-type="float" office:value="536" calcext:value-type="float">
            <text:p>536</text:p>
          </table:table-cell>
          <table:table-cell office:value-type="string" calcext:value-type="string">
            <text:p>Dejar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Relinquare</text:p>
          </table:table-cell>
          <table:table-cell/>
          <table:table-cell table:formula="of:=IF([.B537]=[.D53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37];&quot;, '&quot;;SUBSTITUTE(LOWER([.B537]);&quot;'&quot;;&quot;''&quot;);&quot;', '&quot;;SUBSTITUTE(LOWER([.C537]);&quot;'&quot;;&quot;''&quot;);&quot;', '&quot;;SUBSTITUTE(LOWER([.D537]);&quot;'&quot;;&quot;''&quot;);&quot;');&quot;)" office:value-type="string" office:string-value="insert into palabras(id, castellano, ingles, latin) values(536, 'dejar', 'leave', 'relinquare');" calcext:value-type="string">
            <text:p>insert into palabras(id, castellano, ingles, latin) values(536, 'dejar', 'leave', 'relinquare');</text:p>
          </table:table-cell>
        </table:table-row>
        <table:table-row table:style-name="ro2">
          <table:table-cell table:formula="of:=[.A537]+1" office:value-type="float" office:value="537" calcext:value-type="float">
            <text:p>537</text:p>
          </table:table-cell>
          <table:table-cell office:value-type="string" calcext:value-type="string">
            <text:p>Cine</text:p>
          </table:table-cell>
          <table:table-cell office:value-type="string" calcext:value-type="string">
            <text:p>Cinema</text:p>
          </table:table-cell>
          <table:table-cell office:value-type="string" calcext:value-type="string">
            <text:p>Cinematographia</text:p>
          </table:table-cell>
          <table:table-cell/>
          <table:table-cell table:formula="of:=IF([.B538]=[.D53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38];&quot;, '&quot;;SUBSTITUTE(LOWER([.B538]);&quot;'&quot;;&quot;''&quot;);&quot;', '&quot;;SUBSTITUTE(LOWER([.C538]);&quot;'&quot;;&quot;''&quot;);&quot;', '&quot;;SUBSTITUTE(LOWER([.D538]);&quot;'&quot;;&quot;''&quot;);&quot;');&quot;)" office:value-type="string" office:string-value="insert into palabras(id, castellano, ingles, latin) values(537, 'cine', 'cinema', 'cinematographia');" calcext:value-type="string">
            <text:p>insert into palabras(id, castellano, ingles, latin) values(537, 'cine', 'cinema', 'cinematographia');</text:p>
          </table:table-cell>
        </table:table-row>
        <table:table-row table:style-name="ro1">
          <table:table-cell table:formula="of:=[.A538]+1" office:value-type="float" office:value="538" calcext:value-type="float">
            <text:p>538</text:p>
          </table:table-cell>
          <table:table-cell office:value-type="string" calcext:value-type="string">
            <text:p>Salir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Exire</text:p>
          </table:table-cell>
          <table:table-cell/>
          <table:table-cell table:formula="of:=IF([.B539]=[.D53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39];&quot;, '&quot;;SUBSTITUTE(LOWER([.B539]);&quot;'&quot;;&quot;''&quot;);&quot;', '&quot;;SUBSTITUTE(LOWER([.C539]);&quot;'&quot;;&quot;''&quot;);&quot;', '&quot;;SUBSTITUTE(LOWER([.D539]);&quot;'&quot;;&quot;''&quot;);&quot;');&quot;)" office:value-type="string" office:string-value="insert into palabras(id, castellano, ingles, latin) values(538, 'salir', 'exit', 'exire');" calcext:value-type="string">
            <text:p>insert into palabras(id, castellano, ingles, latin) values(538, 'salir', 'exit', 'exire');</text:p>
          </table:table-cell>
        </table:table-row>
        <table:table-row table:style-name="ro2">
          <table:table-cell table:formula="of:=[.A539]+1" office:value-type="float" office:value="539" calcext:value-type="float">
            <text:p>539</text:p>
          </table:table-cell>
          <table:table-cell office:value-type="string" calcext:value-type="string">
            <text:p>Comunicación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Communicatio</text:p>
          </table:table-cell>
          <table:table-cell/>
          <table:table-cell table:formula="of:=IF([.B540]=[.D54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40];&quot;, '&quot;;SUBSTITUTE(LOWER([.B540]);&quot;'&quot;;&quot;''&quot;);&quot;', '&quot;;SUBSTITUTE(LOWER([.C540]);&quot;'&quot;;&quot;''&quot;);&quot;', '&quot;;SUBSTITUTE(LOWER([.D540]);&quot;'&quot;;&quot;''&quot;);&quot;');&quot;)" office:value-type="string" office:string-value="insert into palabras(id, castellano, ingles, latin) values(539, 'comunicación', 'communication', 'communicatio');" calcext:value-type="string">
            <text:p>insert into palabras(id, castellano, ingles, latin) values(539, 'comunicación', 'communication', 'communicatio');</text:p>
          </table:table-cell>
        </table:table-row>
        <table:table-row table:style-name="ro1">
          <table:table-cell table:formula="of:=[.A540]+1" office:value-type="float" office:value="540" calcext:value-type="float">
            <text:p>540</text:p>
          </table:table-cell>
          <table:table-cell office:value-type="string" calcext:value-type="string">
            <text:p>Experiencia</text:p>
          </table:table-cell>
          <table:table-cell office:value-type="string" calcext:value-type="string">
            <text:p>Experience</text:p>
          </table:table-cell>
          <table:table-cell office:value-type="string" calcext:value-type="string">
            <text:p>Experientia</text:p>
          </table:table-cell>
          <table:table-cell/>
          <table:table-cell table:formula="of:=IF([.B541]=[.D54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41];&quot;, '&quot;;SUBSTITUTE(LOWER([.B541]);&quot;'&quot;;&quot;''&quot;);&quot;', '&quot;;SUBSTITUTE(LOWER([.C541]);&quot;'&quot;;&quot;''&quot;);&quot;', '&quot;;SUBSTITUTE(LOWER([.D541]);&quot;'&quot;;&quot;''&quot;);&quot;');&quot;)" office:value-type="string" office:string-value="insert into palabras(id, castellano, ingles, latin) values(540, 'experiencia', 'experience', 'experientia');" calcext:value-type="string">
            <text:p>insert into palabras(id, castellano, ingles, latin) values(540, 'experiencia', 'experience', 'experientia');</text:p>
          </table:table-cell>
        </table:table-row>
        <table:table-row table:style-name="ro1">
          <table:table-cell table:formula="of:=[.A541]+1" office:value-type="float" office:value="541" calcext:value-type="float">
            <text:p>541</text:p>
          </table:table-cell>
          <table:table-cell office:value-type="string" calcext:value-type="string">
            <text:p>Demasiado</text:p>
          </table:table-cell>
          <table:table-cell office:value-type="string" calcext:value-type="string">
            <text:p>Too</text:p>
          </table:table-cell>
          <table:table-cell office:value-type="string" calcext:value-type="string">
            <text:p>Nimium</text:p>
          </table:table-cell>
          <table:table-cell/>
          <table:table-cell table:formula="of:=IF([.B542]=[.D54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42];&quot;, '&quot;;SUBSTITUTE(LOWER([.B542]);&quot;'&quot;;&quot;''&quot;);&quot;', '&quot;;SUBSTITUTE(LOWER([.C542]);&quot;'&quot;;&quot;''&quot;);&quot;', '&quot;;SUBSTITUTE(LOWER([.D542]);&quot;'&quot;;&quot;''&quot;);&quot;');&quot;)" office:value-type="string" office:string-value="insert into palabras(id, castellano, ingles, latin) values(541, 'demasiado', 'too', 'nimium');" calcext:value-type="string">
            <text:p>insert into palabras(id, castellano, ingles, latin) values(541, 'demasiado', 'too', 'nimium');</text:p>
          </table:table-cell>
        </table:table-row>
        <table:table-row table:style-name="ro1">
          <table:table-cell table:formula="of:=[.A542]+1" office:value-type="float" office:value="542" calcext:value-type="float">
            <text:p>542</text:p>
          </table:table-cell>
          <table:table-cell table:number-columns-repeated="2" office:value-type="string" calcext:value-type="string">
            <text:p>Plan</text:p>
          </table:table-cell>
          <table:table-cell office:value-type="string" calcext:value-type="string">
            <text:p>Consilium</text:p>
          </table:table-cell>
          <table:table-cell/>
          <table:table-cell table:formula="of:=IF([.B543]=[.D54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43];&quot;, '&quot;;SUBSTITUTE(LOWER([.B543]);&quot;'&quot;;&quot;''&quot;);&quot;', '&quot;;SUBSTITUTE(LOWER([.C543]);&quot;'&quot;;&quot;''&quot;);&quot;', '&quot;;SUBSTITUTE(LOWER([.D543]);&quot;'&quot;;&quot;''&quot;);&quot;');&quot;)" office:value-type="string" office:string-value="insert into palabras(id, castellano, ingles, latin) values(542, 'plan', 'plan', 'consilium');" calcext:value-type="string">
            <text:p>insert into palabras(id, castellano, ingles, latin) values(542, 'plan', 'plan', 'consilium');</text:p>
          </table:table-cell>
        </table:table-row>
        <table:table-row table:style-name="ro1">
          <table:table-cell table:formula="of:=[.A543]+1" office:value-type="float" office:value="543" calcext:value-type="float">
            <text:p>543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Responsio</text:p>
          </table:table-cell>
          <table:table-cell/>
          <table:table-cell table:formula="of:=IF([.B544]=[.D54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44];&quot;, '&quot;;SUBSTITUTE(LOWER([.B544]);&quot;'&quot;;&quot;''&quot;);&quot;', '&quot;;SUBSTITUTE(LOWER([.C544]);&quot;'&quot;;&quot;''&quot;);&quot;', '&quot;;SUBSTITUTE(LOWER([.D544]);&quot;'&quot;;&quot;''&quot;);&quot;');&quot;)" office:value-type="string" office:string-value="insert into palabras(id, castellano, ingles, latin) values(543, 'respuesta', 'answer', 'responsio');" calcext:value-type="string">
            <text:p>insert into palabras(id, castellano, ingles, latin) values(543, 'respuesta', 'answer', 'responsio');</text:p>
          </table:table-cell>
        </table:table-row>
        <table:table-row table:style-name="ro1">
          <table:table-cell table:formula="of:=[.A544]+1" office:value-type="float" office:value="544" calcext:value-type="float">
            <text:p>544</text:p>
          </table:table-cell>
          <table:table-cell office:value-type="string" calcext:value-type="string">
            <text:p>Energía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Energia</text:p>
          </table:table-cell>
          <table:table-cell/>
          <table:table-cell table:formula="of:=IF([.B545]=[.D54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45];&quot;, '&quot;;SUBSTITUTE(LOWER([.B545]);&quot;'&quot;;&quot;''&quot;);&quot;', '&quot;;SUBSTITUTE(LOWER([.C545]);&quot;'&quot;;&quot;''&quot;);&quot;', '&quot;;SUBSTITUTE(LOWER([.D545]);&quot;'&quot;;&quot;''&quot;);&quot;');&quot;)" office:value-type="string" office:string-value="insert into palabras(id, castellano, ingles, latin) values(544, 'energía', 'energy', 'energia');" calcext:value-type="string">
            <text:p>insert into palabras(id, castellano, ingles, latin) values(544, 'energía', 'energy', 'energia');</text:p>
          </table:table-cell>
        </table:table-row>
        <table:table-row table:style-name="ro1">
          <table:table-cell table:formula="of:=[.A545]+1" office:value-type="float" office:value="545" calcext:value-type="float">
            <text:p>545</text:p>
          </table:table-cell>
          <table:table-cell office:value-type="string" calcext:value-type="string">
            <text:p>Izquierda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inistra</text:p>
          </table:table-cell>
          <table:table-cell/>
          <table:table-cell table:formula="of:=IF([.B546]=[.D54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46];&quot;, '&quot;;SUBSTITUTE(LOWER([.B546]);&quot;'&quot;;&quot;''&quot;);&quot;', '&quot;;SUBSTITUTE(LOWER([.C546]);&quot;'&quot;;&quot;''&quot;);&quot;', '&quot;;SUBSTITUTE(LOWER([.D546]);&quot;'&quot;;&quot;''&quot;);&quot;');&quot;)" office:value-type="string" office:string-value="insert into palabras(id, castellano, ingles, latin) values(545, 'izquierda', 'left', 'sinistra');" calcext:value-type="string">
            <text:p>insert into palabras(id, castellano, ingles, latin) values(545, 'izquierda', 'left', 'sinistra');</text:p>
          </table:table-cell>
        </table:table-row>
        <table:table-row table:style-name="ro1">
          <table:table-cell table:formula="of:=[.A546]+1" office:value-type="float" office:value="546" calcext:value-type="float">
            <text:p>546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Munus</text:p>
          </table:table-cell>
          <table:table-cell/>
          <table:table-cell table:formula="of:=IF([.B547]=[.D54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47];&quot;, '&quot;;SUBSTITUTE(LOWER([.B547]);&quot;'&quot;;&quot;''&quot;);&quot;', '&quot;;SUBSTITUTE(LOWER([.C547]);&quot;'&quot;;&quot;''&quot;);&quot;', '&quot;;SUBSTITUTE(LOWER([.D547]);&quot;'&quot;;&quot;''&quot;);&quot;');&quot;)" office:value-type="string" office:string-value="insert into palabras(id, castellano, ingles, latin) values(546, 'función', 'function', 'munus');" calcext:value-type="string">
            <text:p>insert into palabras(id, castellano, ingles, latin) values(546, 'función', 'function', 'munus');</text:p>
          </table:table-cell>
        </table:table-row>
        <table:table-row table:style-name="ro1">
          <table:table-cell table:formula="of:=[.A547]+1" office:value-type="float" office:value="547" calcext:value-type="float">
            <text:p>547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rincipalis</text:p>
          </table:table-cell>
          <table:table-cell/>
          <table:table-cell table:formula="of:=IF([.B548]=[.D54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48];&quot;, '&quot;;SUBSTITUTE(LOWER([.B548]);&quot;'&quot;;&quot;''&quot;);&quot;', '&quot;;SUBSTITUTE(LOWER([.C548]);&quot;'&quot;;&quot;''&quot;);&quot;', '&quot;;SUBSTITUTE(LOWER([.D548]);&quot;'&quot;;&quot;''&quot;);&quot;');&quot;)" office:value-type="string" office:string-value="insert into palabras(id, castellano, ingles, latin) values(547, 'principal', 'main', 'principalis');" calcext:value-type="string">
            <text:p>insert into palabras(id, castellano, ingles, latin) values(547, 'principal', 'main', 'principalis');</text:p>
          </table:table-cell>
        </table:table-row>
        <table:table-row table:style-name="ro1">
          <table:table-cell table:formula="of:=[.A548]+1" office:value-type="float" office:value="548" calcext:value-type="float">
            <text:p>548</text:p>
          </table:table-cell>
          <table:table-cell office:value-type="string" calcext:value-type="string">
            <text:p>Superior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Superior</text:p>
          </table:table-cell>
          <table:table-cell/>
          <table:table-cell table:formula="of:=IF([.B549]=[.D549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549];&quot;, '&quot;;SUBSTITUTE(LOWER([.B549]);&quot;'&quot;;&quot;''&quot;);&quot;', '&quot;;SUBSTITUTE(LOWER([.C549]);&quot;'&quot;;&quot;''&quot;);&quot;', '&quot;;SUBSTITUTE(LOWER([.D549]);&quot;'&quot;;&quot;''&quot;);&quot;');&quot;)" office:value-type="string" office:string-value="insert into palabras(id, castellano, ingles, latin) values(548, 'superior', 'top', 'superior');" calcext:value-type="string">
            <text:p>insert into palabras(id, castellano, ingles, latin) values(548, 'superior', 'top', 'superior');</text:p>
          </table:table-cell>
        </table:table-row>
        <table:table-row table:style-name="ro1">
          <table:table-cell table:formula="of:=[.A549]+1" office:value-type="float" office:value="549" calcext:value-type="float">
            <text:p>549</text:p>
          </table:table-cell>
          <table:table-cell office:value-type="string" calcext:value-type="string">
            <text:p>Naturaleza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Natura</text:p>
          </table:table-cell>
          <table:table-cell/>
          <table:table-cell table:formula="of:=IF([.B550]=[.D55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50];&quot;, '&quot;;SUBSTITUTE(LOWER([.B550]);&quot;'&quot;;&quot;''&quot;);&quot;', '&quot;;SUBSTITUTE(LOWER([.C550]);&quot;'&quot;;&quot;''&quot;);&quot;', '&quot;;SUBSTITUTE(LOWER([.D550]);&quot;'&quot;;&quot;''&quot;);&quot;');&quot;)" office:value-type="string" office:string-value="insert into palabras(id, castellano, ingles, latin) values(549, 'naturaleza', 'nature', 'natura');" calcext:value-type="string">
            <text:p>insert into palabras(id, castellano, ingles, latin) values(549, 'naturaleza', 'nature', 'natura');</text:p>
          </table:table-cell>
        </table:table-row>
        <table:table-row table:style-name="ro1">
          <table:table-cell table:formula="of:=[.A550]+1" office:value-type="float" office:value="550" calcext:value-type="float">
            <text:p>550</text:p>
          </table:table-cell>
          <table:table-cell office:value-type="string" calcext:value-type="string">
            <text:p>Unión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Unio</text:p>
          </table:table-cell>
          <table:table-cell/>
          <table:table-cell table:formula="of:=IF([.B551]=[.D55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51];&quot;, '&quot;;SUBSTITUTE(LOWER([.B551]);&quot;'&quot;;&quot;''&quot;);&quot;', '&quot;;SUBSTITUTE(LOWER([.C551]);&quot;'&quot;;&quot;''&quot;);&quot;', '&quot;;SUBSTITUTE(LOWER([.D551]);&quot;'&quot;;&quot;''&quot;);&quot;');&quot;)" office:value-type="string" office:string-value="insert into palabras(id, castellano, ingles, latin) values(550, 'unión', 'union', 'unio');" calcext:value-type="string">
            <text:p>insert into palabras(id, castellano, ingles, latin) values(550, 'unión', 'union', 'unio');</text:p>
          </table:table-cell>
        </table:table-row>
        <table:table-row table:style-name="ro1">
          <table:table-cell table:formula="of:=[.A551]+1" office:value-type="float" office:value="551" calcext:value-type="float">
            <text:p>551</text:p>
          </table:table-cell>
          <table:table-cell office:value-type="string" calcext:value-type="string">
            <text:p>Especialmente</text:p>
          </table:table-cell>
          <table:table-cell office:value-type="string" calcext:value-type="string">
            <text:p>Specially</text:p>
          </table:table-cell>
          <table:table-cell office:value-type="string" calcext:value-type="string">
            <text:p>Praesertim</text:p>
          </table:table-cell>
          <table:table-cell/>
          <table:table-cell table:formula="of:=IF([.B552]=[.D55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52];&quot;, '&quot;;SUBSTITUTE(LOWER([.B552]);&quot;'&quot;;&quot;''&quot;);&quot;', '&quot;;SUBSTITUTE(LOWER([.C552]);&quot;'&quot;;&quot;''&quot;);&quot;', '&quot;;SUBSTITUTE(LOWER([.D552]);&quot;'&quot;;&quot;''&quot;);&quot;');&quot;)" office:value-type="string" office:string-value="insert into palabras(id, castellano, ingles, latin) values(551, 'especialmente', 'specially', 'praesertim');" calcext:value-type="string">
            <text:p>insert into palabras(id, castellano, ingles, latin) values(551, 'especialmente', 'specially', 'praesertim');</text:p>
          </table:table-cell>
        </table:table-row>
        <table:table-row table:style-name="ro1">
          <table:table-cell table:formula="of:=[.A552]+1" office:value-type="float" office:value="552" calcext:value-type="float">
            <text:p>552</text:p>
          </table:table-cell>
          <table:table-cell office:value-type="string" calcext:value-type="string">
            <text:p>Rey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Rex</text:p>
          </table:table-cell>
          <table:table-cell/>
          <table:table-cell table:formula="of:=IF([.B553]=[.D55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53];&quot;, '&quot;;SUBSTITUTE(LOWER([.B553]);&quot;'&quot;;&quot;''&quot;);&quot;', '&quot;;SUBSTITUTE(LOWER([.C553]);&quot;'&quot;;&quot;''&quot;);&quot;', '&quot;;SUBSTITUTE(LOWER([.D553]);&quot;'&quot;;&quot;''&quot;);&quot;');&quot;)" office:value-type="string" office:string-value="insert into palabras(id, castellano, ingles, latin) values(552, 'rey', 'king', 'rex');" calcext:value-type="string">
            <text:p>insert into palabras(id, castellano, ingles, latin) values(552, 'rey', 'king', 'rex');</text:p>
          </table:table-cell>
        </table:table-row>
        <table:table-row table:style-name="ro2">
          <table:table-cell table:formula="of:=[.A553]+1" office:value-type="float" office:value="553" calcext:value-type="float">
            <text:p>553</text:p>
          </table:table-cell>
          <table:table-cell office:value-type="string" calcext:value-type="string">
            <text:p>Domingo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Dominica</text:p>
          </table:table-cell>
          <table:table-cell/>
          <table:table-cell table:formula="of:=IF([.B554]=[.D55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54];&quot;, '&quot;;SUBSTITUTE(LOWER([.B554]);&quot;'&quot;;&quot;''&quot;);&quot;', '&quot;;SUBSTITUTE(LOWER([.C554]);&quot;'&quot;;&quot;''&quot;);&quot;', '&quot;;SUBSTITUTE(LOWER([.D554]);&quot;'&quot;;&quot;''&quot;);&quot;');&quot;)" office:value-type="string" office:string-value="insert into palabras(id, castellano, ingles, latin) values(553, 'domingo', 'sunday', 'dominica');" calcext:value-type="string">
            <text:p>insert into palabras(id, castellano, ingles, latin) values(553, 'domingo', 'sunday', 'dominica');</text:p>
          </table:table-cell>
        </table:table-row>
        <table:table-row table:style-name="ro1">
          <table:table-cell table:formula="of:=[.A554]+1" office:value-type="float" office:value="554" calcext:value-type="float">
            <text:p>554</text:p>
          </table:table-cell>
          <table:table-cell office:value-type="string" calcext:value-type="string">
            <text:p>Favor</text:p>
          </table:table-cell>
          <table:table-cell office:value-type="string" calcext:value-type="string">
            <text:p>Please</text:p>
          </table:table-cell>
          <table:table-cell office:value-type="string" calcext:value-type="string">
            <text:p>Favor</text:p>
          </table:table-cell>
          <table:table-cell/>
          <table:table-cell table:formula="of:=IF([.B555]=[.D555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555];&quot;, '&quot;;SUBSTITUTE(LOWER([.B555]);&quot;'&quot;;&quot;''&quot;);&quot;', '&quot;;SUBSTITUTE(LOWER([.C555]);&quot;'&quot;;&quot;''&quot;);&quot;', '&quot;;SUBSTITUTE(LOWER([.D555]);&quot;'&quot;;&quot;''&quot;);&quot;');&quot;)" office:value-type="string" office:string-value="insert into palabras(id, castellano, ingles, latin) values(554, 'favor', 'please', 'favor');" calcext:value-type="string">
            <text:p>insert into palabras(id, castellano, ingles, latin) values(554, 'favor', 'please', 'favor');</text:p>
          </table:table-cell>
        </table:table-row>
        <table:table-row table:style-name="ro1">
          <table:table-cell table:formula="of:=[.A555]+1" office:value-type="float" office:value="555" calcext:value-type="float">
            <text:p>555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Quantitas</text:p>
          </table:table-cell>
          <table:table-cell/>
          <table:table-cell table:formula="of:=IF([.B556]=[.D55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56];&quot;, '&quot;;SUBSTITUTE(LOWER([.B556]);&quot;'&quot;;&quot;''&quot;);&quot;', '&quot;;SUBSTITUTE(LOWER([.C556]);&quot;'&quot;;&quot;''&quot;);&quot;', '&quot;;SUBSTITUTE(LOWER([.D556]);&quot;'&quot;;&quot;''&quot;);&quot;');&quot;)" office:value-type="string" office:string-value="insert into palabras(id, castellano, ingles, latin) values(555, 'cantidad', 'quantity', 'quantitas');" calcext:value-type="string">
            <text:p>insert into palabras(id, castellano, ingles, latin) values(555, 'cantidad', 'quantity', 'quantitas');</text:p>
          </table:table-cell>
        </table:table-row>
        <table:table-row table:style-name="ro1">
          <table:table-cell table:formula="of:=[.A556]+1" office:value-type="float" office:value="556" calcext:value-type="float">
            <text:p>556</text:p>
          </table:table-cell>
          <table:table-cell office:value-type="string" calcext:value-type="string">
            <text:p>Elecciones</text:p>
          </table:table-cell>
          <table:table-cell office:value-type="string" calcext:value-type="string">
            <text:p>Elections</text:p>
          </table:table-cell>
          <table:table-cell office:value-type="string" calcext:value-type="string">
            <text:p>Comitia</text:p>
          </table:table-cell>
          <table:table-cell/>
          <table:table-cell table:formula="of:=IF([.B557]=[.D55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57];&quot;, '&quot;;SUBSTITUTE(LOWER([.B557]);&quot;'&quot;;&quot;''&quot;);&quot;', '&quot;;SUBSTITUTE(LOWER([.C557]);&quot;'&quot;;&quot;''&quot;);&quot;', '&quot;;SUBSTITUTE(LOWER([.D557]);&quot;'&quot;;&quot;''&quot;);&quot;');&quot;)" office:value-type="string" office:string-value="insert into palabras(id, castellano, ingles, latin) values(556, 'elecciones', 'elections', 'comitia');" calcext:value-type="string">
            <text:p>insert into palabras(id, castellano, ingles, latin) values(556, 'elecciones', 'elections', 'comitia');</text:p>
          </table:table-cell>
        </table:table-row>
        <table:table-row table:style-name="ro1">
          <table:table-cell table:formula="of:=[.A557]+1" office:value-type="float" office:value="557" calcext:value-type="float">
            <text:p>557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lassis</text:p>
          </table:table-cell>
          <table:table-cell/>
          <table:table-cell table:formula="of:=IF([.B558]=[.D55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58];&quot;, '&quot;;SUBSTITUTE(LOWER([.B558]);&quot;'&quot;;&quot;''&quot;);&quot;', '&quot;;SUBSTITUTE(LOWER([.C558]);&quot;'&quot;;&quot;''&quot;);&quot;', '&quot;;SUBSTITUTE(LOWER([.D558]);&quot;'&quot;;&quot;''&quot;);&quot;');&quot;)" office:value-type="string" office:string-value="insert into palabras(id, castellano, ingles, latin) values(557, 'clase', 'class', 'classis');" calcext:value-type="string">
            <text:p>insert into palabras(id, castellano, ingles, latin) values(557, 'clase', 'class', 'classis');</text:p>
          </table:table-cell>
        </table:table-row>
        <table:table-row table:style-name="ro1">
          <table:table-cell table:formula="of:=[.A558]+1" office:value-type="float" office:value="558" calcext:value-type="float">
            <text:p>558</text:p>
          </table:table-cell>
          <table:table-cell office:value-type="string" calcext:value-type="string">
            <text:p>Productos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Producta</text:p>
          </table:table-cell>
          <table:table-cell/>
          <table:table-cell table:formula="of:=IF([.B559]=[.D55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59];&quot;, '&quot;;SUBSTITUTE(LOWER([.B559]);&quot;'&quot;;&quot;''&quot;);&quot;', '&quot;;SUBSTITUTE(LOWER([.C559]);&quot;'&quot;;&quot;''&quot;);&quot;', '&quot;;SUBSTITUTE(LOWER([.D559]);&quot;'&quot;;&quot;''&quot;);&quot;');&quot;)" office:value-type="string" office:string-value="insert into palabras(id, castellano, ingles, latin) values(558, 'productos', 'products', 'producta');" calcext:value-type="string">
            <text:p>insert into palabras(id, castellano, ingles, latin) values(558, 'productos', 'products', 'producta');</text:p>
          </table:table-cell>
        </table:table-row>
        <table:table-row table:style-name="ro1">
          <table:table-cell table:formula="of:=[.A559]+1" office:value-type="float" office:value="559" calcext:value-type="float">
            <text:p>559</text:p>
          </table:table-cell>
          <table:table-cell office:value-type="string" calcext:value-type="string">
            <text:p>Españoles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Hispani</text:p>
          </table:table-cell>
          <table:table-cell/>
          <table:table-cell table:formula="of:=IF([.B560]=[.D56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60];&quot;, '&quot;;SUBSTITUTE(LOWER([.B560]);&quot;'&quot;;&quot;''&quot;);&quot;', '&quot;;SUBSTITUTE(LOWER([.C560]);&quot;'&quot;;&quot;''&quot;);&quot;', '&quot;;SUBSTITUTE(LOWER([.D560]);&quot;'&quot;;&quot;''&quot;);&quot;');&quot;)" office:value-type="string" office:string-value="insert into palabras(id, castellano, ingles, latin) values(559, 'españoles', 'spanish', 'hispani');" calcext:value-type="string">
            <text:p>insert into palabras(id, castellano, ingles, latin) values(559, 'españoles', 'spanish', 'hispani');</text:p>
          </table:table-cell>
        </table:table-row>
        <table:table-row table:style-name="ro1">
          <table:table-cell table:formula="of:=[.A560]+1" office:value-type="float" office:value="560" calcext:value-type="float">
            <text:p>560</text:p>
          </table:table-cell>
          <table:table-cell office:value-type="string" calcext:value-type="string">
            <text:p>Teatro</text:p>
          </table:table-cell>
          <table:table-cell office:value-type="string" calcext:value-type="string">
            <text:p>Theater</text:p>
          </table:table-cell>
          <table:table-cell office:value-type="string" calcext:value-type="string">
            <text:p>Theatrum</text:p>
          </table:table-cell>
          <table:table-cell/>
          <table:table-cell table:formula="of:=IF([.B561]=[.D56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61];&quot;, '&quot;;SUBSTITUTE(LOWER([.B561]);&quot;'&quot;;&quot;''&quot;);&quot;', '&quot;;SUBSTITUTE(LOWER([.C561]);&quot;'&quot;;&quot;''&quot;);&quot;', '&quot;;SUBSTITUTE(LOWER([.D561]);&quot;'&quot;;&quot;''&quot;);&quot;');&quot;)" office:value-type="string" office:string-value="insert into palabras(id, castellano, ingles, latin) values(560, 'teatro', 'theater', 'theatrum');" calcext:value-type="string">
            <text:p>insert into palabras(id, castellano, ingles, latin) values(560, 'teatro', 'theater', 'theatrum');</text:p>
          </table:table-cell>
        </table:table-row>
        <table:table-row table:style-name="ro1">
          <table:table-cell table:formula="of:=[.A561]+1" office:value-type="float" office:value="561" calcext:value-type="float">
            <text:p>561</text:p>
          </table:table-cell>
          <table:table-cell office:value-type="string" calcext:value-type="string">
            <text:p>Importantes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Momentosi</text:p>
          </table:table-cell>
          <table:table-cell/>
          <table:table-cell table:formula="of:=IF([.B562]=[.D56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62];&quot;, '&quot;;SUBSTITUTE(LOWER([.B562]);&quot;'&quot;;&quot;''&quot;);&quot;', '&quot;;SUBSTITUTE(LOWER([.C562]);&quot;'&quot;;&quot;''&quot;);&quot;', '&quot;;SUBSTITUTE(LOWER([.D562]);&quot;'&quot;;&quot;''&quot;);&quot;');&quot;)" office:value-type="string" office:string-value="insert into palabras(id, castellano, ingles, latin) values(561, 'importantes', 'important', 'momentosi');" calcext:value-type="string">
            <text:p>insert into palabras(id, castellano, ingles, latin) values(561, 'importantes', 'important', 'momentosi');</text:p>
          </table:table-cell>
        </table:table-row>
        <table:table-row table:style-name="ro1">
          <table:table-cell table:formula="of:=[.A562]+1" office:value-type="float" office:value="562" calcext:value-type="float">
            <text:p>562</text:p>
          </table:table-cell>
          <table:table-cell office:value-type="string" calcext:value-type="string">
            <text:p>Evitar</text:p>
          </table:table-cell>
          <table:table-cell office:value-type="string" calcext:value-type="string">
            <text:p>Avoid</text:p>
          </table:table-cell>
          <table:table-cell office:value-type="string" calcext:value-type="string">
            <text:p>Vitare</text:p>
          </table:table-cell>
          <table:table-cell/>
          <table:table-cell table:formula="of:=IF([.B563]=[.D56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63];&quot;, '&quot;;SUBSTITUTE(LOWER([.B563]);&quot;'&quot;;&quot;''&quot;);&quot;', '&quot;;SUBSTITUTE(LOWER([.C563]);&quot;'&quot;;&quot;''&quot;);&quot;', '&quot;;SUBSTITUTE(LOWER([.D563]);&quot;'&quot;;&quot;''&quot;);&quot;');&quot;)" office:value-type="string" office:string-value="insert into palabras(id, castellano, ingles, latin) values(562, 'evitar', 'avoid', 'vitare');" calcext:value-type="string">
            <text:p>insert into palabras(id, castellano, ingles, latin) values(562, 'evitar', 'avoid', 'vitare');</text:p>
          </table:table-cell>
        </table:table-row>
        <table:table-row table:style-name="ro1">
          <table:table-cell table:formula="of:=[.A563]+1" office:value-type="float" office:value="563" calcext:value-type="float">
            <text:p>563</text:p>
          </table:table-cell>
          <table:table-cell table:number-columns-repeated="3" office:value-type="string" calcext:value-type="string">
            <text:p>Color</text:p>
          </table:table-cell>
          <table:table-cell/>
          <table:table-cell table:formula="of:=IF([.B564]=[.D564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564];&quot;, '&quot;;SUBSTITUTE(LOWER([.B564]);&quot;'&quot;;&quot;''&quot;);&quot;', '&quot;;SUBSTITUTE(LOWER([.C564]);&quot;'&quot;;&quot;''&quot;);&quot;', '&quot;;SUBSTITUTE(LOWER([.D564]);&quot;'&quot;;&quot;''&quot;);&quot;');&quot;)" office:value-type="string" office:string-value="insert into palabras(id, castellano, ingles, latin) values(563, 'color', 'color', 'color');" calcext:value-type="string">
            <text:p>insert into palabras(id, castellano, ingles, latin) values(563, 'color', 'color', 'color');</text:p>
          </table:table-cell>
        </table:table-row>
        <table:table-row table:style-name="ro1">
          <table:table-cell table:formula="of:=[.A564]+1" office:value-type="float" office:value="564" calcext:value-type="float">
            <text:p>564</text:p>
          </table:table-cell>
          <table:table-cell office:value-type="string" calcext:value-type="string">
            <text:p>Actividades</text:p>
          </table:table-cell>
          <table:table-cell office:value-type="string" calcext:value-type="string">
            <text:p>Activities</text:p>
          </table:table-cell>
          <table:table-cell office:value-type="string" calcext:value-type="string">
            <text:p>Acta</text:p>
          </table:table-cell>
          <table:table-cell/>
          <table:table-cell table:formula="of:=IF([.B565]=[.D56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65];&quot;, '&quot;;SUBSTITUTE(LOWER([.B565]);&quot;'&quot;;&quot;''&quot;);&quot;', '&quot;;SUBSTITUTE(LOWER([.C565]);&quot;'&quot;;&quot;''&quot;);&quot;', '&quot;;SUBSTITUTE(LOWER([.D565]);&quot;'&quot;;&quot;''&quot;);&quot;');&quot;)" office:value-type="string" office:string-value="insert into palabras(id, castellano, ingles, latin) values(564, 'actividades', 'activities', 'acta');" calcext:value-type="string">
            <text:p>insert into palabras(id, castellano, ingles, latin) values(564, 'actividades', 'activities', 'acta');</text:p>
          </table:table-cell>
        </table:table-row>
        <table:table-row table:style-name="ro1">
          <table:table-cell table:formula="of:=[.A565]+1" office:value-type="float" office:value="565" calcext:value-type="float">
            <text:p>565</text:p>
          </table:table-cell>
          <table:table-cell office:value-type="string" calcext:value-type="string">
            <text:p>Mesa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Mensa</text:p>
          </table:table-cell>
          <table:table-cell/>
          <table:table-cell table:formula="of:=IF([.B566]=[.D56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66];&quot;, '&quot;;SUBSTITUTE(LOWER([.B566]);&quot;'&quot;;&quot;''&quot;);&quot;', '&quot;;SUBSTITUTE(LOWER([.C566]);&quot;'&quot;;&quot;''&quot;);&quot;', '&quot;;SUBSTITUTE(LOWER([.D566]);&quot;'&quot;;&quot;''&quot;);&quot;');&quot;)" office:value-type="string" office:string-value="insert into palabras(id, castellano, ingles, latin) values(565, 'mesa', 'table', 'mensa');" calcext:value-type="string">
            <text:p>insert into palabras(id, castellano, ingles, latin) values(565, 'mesa', 'table', 'mensa');</text:p>
          </table:table-cell>
        </table:table-row>
        <table:table-row table:style-name="ro1">
          <table:table-cell table:formula="of:=[.A566]+1" office:value-type="float" office:value="566" calcext:value-type="float">
            <text:p>566</text:p>
          </table:table-cell>
          <table:table-cell office:value-type="string" calcext:value-type="string">
            <text:p>Cuyo</text:p>
          </table:table-cell>
          <table:table-cell office:value-type="string" calcext:value-type="string">
            <text:p>Whose</text:p>
          </table:table-cell>
          <table:table-cell office:value-type="string" calcext:value-type="string">
            <text:p>Cuius</text:p>
          </table:table-cell>
          <table:table-cell/>
          <table:table-cell table:formula="of:=IF([.B567]=[.D56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67];&quot;, '&quot;;SUBSTITUTE(LOWER([.B567]);&quot;'&quot;;&quot;''&quot;);&quot;', '&quot;;SUBSTITUTE(LOWER([.C567]);&quot;'&quot;;&quot;''&quot;);&quot;', '&quot;;SUBSTITUTE(LOWER([.D567]);&quot;'&quot;;&quot;''&quot;);&quot;');&quot;)" office:value-type="string" office:string-value="insert into palabras(id, castellano, ingles, latin) values(566, 'cuyo', 'whose', 'cuius');" calcext:value-type="string">
            <text:p>insert into palabras(id, castellano, ingles, latin) values(566, 'cuyo', 'whose', 'cuius');</text:p>
          </table:table-cell>
        </table:table-row>
        <table:table-row table:style-name="ro1">
          <table:table-cell table:formula="of:=[.A567]+1" office:value-type="float" office:value="567" calcext:value-type="float">
            <text:p>567</text:p>
          </table:table-cell>
          <table:table-cell office:value-type="string" calcext:value-type="string">
            <text:p>Debido</text:p>
          </table:table-cell>
          <table:table-cell office:value-type="string" calcext:value-type="string">
            <text:p>Due</text:p>
          </table:table-cell>
          <table:table-cell office:value-type="string" calcext:value-type="string">
            <text:p>Debitus</text:p>
          </table:table-cell>
          <table:table-cell/>
          <table:table-cell table:formula="of:=IF([.B568]=[.D56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68];&quot;, '&quot;;SUBSTITUTE(LOWER([.B568]);&quot;'&quot;;&quot;''&quot;);&quot;', '&quot;;SUBSTITUTE(LOWER([.C568]);&quot;'&quot;;&quot;''&quot;);&quot;', '&quot;;SUBSTITUTE(LOWER([.D568]);&quot;'&quot;;&quot;''&quot;);&quot;');&quot;)" office:value-type="string" office:string-value="insert into palabras(id, castellano, ingles, latin) values(567, 'debido', 'due', 'debitus');" calcext:value-type="string">
            <text:p>insert into palabras(id, castellano, ingles, latin) values(567, 'debido', 'due', 'debitus');</text:p>
          </table:table-cell>
        </table:table-row>
        <table:table-row table:style-name="ro1">
          <table:table-cell table:formula="of:=[.A568]+1" office:value-type="float" office:value="568" calcext:value-type="float">
            <text:p>568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ltus</text:p>
          </table:table-cell>
          <table:table-cell/>
          <table:table-cell table:formula="of:=IF([.B569]=[.D56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69];&quot;, '&quot;;SUBSTITUTE(LOWER([.B569]);&quot;'&quot;;&quot;''&quot;);&quot;', '&quot;;SUBSTITUTE(LOWER([.C569]);&quot;'&quot;;&quot;''&quot;);&quot;', '&quot;;SUBSTITUTE(LOWER([.D569]);&quot;'&quot;;&quot;''&quot;);&quot;');&quot;)" office:value-type="string" office:string-value="insert into palabras(id, castellano, ingles, latin) values(568, 'alta', 'high', 'altus');" calcext:value-type="string">
            <text:p>insert into palabras(id, castellano, ingles, latin) values(568, 'alta', 'high', 'altus');</text:p>
          </table:table-cell>
        </table:table-row>
        <table:table-row table:style-name="ro1">
          <table:table-cell table:formula="of:=[.A569]+1" office:value-type="float" office:value="569" calcext:value-type="float">
            <text:p>569</text:p>
          </table:table-cell>
          <table:table-cell table:number-columns-repeated="2" office:value-type="string" calcext:value-type="string">
            <text:p>Francisco</text:p>
          </table:table-cell>
          <table:table-cell office:value-type="string" calcext:value-type="string">
            <text:p>Franciscus</text:p>
          </table:table-cell>
          <table:table-cell/>
          <table:table-cell table:formula="of:=IF([.B570]=[.D57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70];&quot;, '&quot;;SUBSTITUTE(LOWER([.B570]);&quot;'&quot;;&quot;''&quot;);&quot;', '&quot;;SUBSTITUTE(LOWER([.C570]);&quot;'&quot;;&quot;''&quot;);&quot;', '&quot;;SUBSTITUTE(LOWER([.D570]);&quot;'&quot;;&quot;''&quot;);&quot;');&quot;)" office:value-type="string" office:string-value="insert into palabras(id, castellano, ingles, latin) values(569, 'francisco', 'francisco', 'franciscus');" calcext:value-type="string">
            <text:p>insert into palabras(id, castellano, ingles, latin) values(569, 'francisco', 'francisco', 'franciscus');</text:p>
          </table:table-cell>
        </table:table-row>
        <table:table-row table:style-name="ro1">
          <table:table-cell table:formula="of:=[.A570]+1" office:value-type="float" office:value="570" calcext:value-type="float">
            <text:p>570</text:p>
          </table:table-cell>
          <table:table-cell office:value-type="string" calcext:value-type="string">
            <text:p>Secretario</text:p>
          </table:table-cell>
          <table:table-cell office:value-type="string" calcext:value-type="string">
            <text:p>Secretary</text:p>
          </table:table-cell>
          <table:table-cell office:value-type="string" calcext:value-type="string">
            <text:p>Secretarius</text:p>
          </table:table-cell>
          <table:table-cell/>
          <table:table-cell table:formula="of:=IF([.B571]=[.D57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71];&quot;, '&quot;;SUBSTITUTE(LOWER([.B571]);&quot;'&quot;;&quot;''&quot;);&quot;', '&quot;;SUBSTITUTE(LOWER([.C571]);&quot;'&quot;;&quot;''&quot;);&quot;', '&quot;;SUBSTITUTE(LOWER([.D571]);&quot;'&quot;;&quot;''&quot;);&quot;');&quot;)" office:value-type="string" office:string-value="insert into palabras(id, castellano, ingles, latin) values(570, 'secretario', 'secretary', 'secretarius');" calcext:value-type="string">
            <text:p>insert into palabras(id, castellano, ingles, latin) values(570, 'secretario', 'secretary', 'secretarius');</text:p>
          </table:table-cell>
        </table:table-row>
        <table:table-row table:style-name="ro1">
          <table:table-cell table:formula="of:=[.A571]+1" office:value-type="float" office:value="571" calcext:value-type="float">
            <text:p>571</text:p>
          </table:table-cell>
          <table:table-cell office:value-type="string" calcext:value-type="string">
            <text:p>Objeto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Objectum</text:p>
          </table:table-cell>
          <table:table-cell/>
          <table:table-cell table:formula="of:=IF([.B572]=[.D57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72];&quot;, '&quot;;SUBSTITUTE(LOWER([.B572]);&quot;'&quot;;&quot;''&quot;);&quot;', '&quot;;SUBSTITUTE(LOWER([.C572]);&quot;'&quot;;&quot;''&quot;);&quot;', '&quot;;SUBSTITUTE(LOWER([.D572]);&quot;'&quot;;&quot;''&quot;);&quot;');&quot;)" office:value-type="string" office:string-value="insert into palabras(id, castellano, ingles, latin) values(571, 'objeto', 'object', 'objectum');" calcext:value-type="string">
            <text:p>insert into palabras(id, castellano, ingles, latin) values(571, 'objeto', 'object', 'objectum');</text:p>
          </table:table-cell>
        </table:table-row>
        <table:table-row table:style-name="ro1">
          <table:table-cell table:formula="of:=[.A572]+1" office:value-type="float" office:value="572" calcext:value-type="float">
            <text:p>572</text:p>
          </table:table-cell>
          <table:table-cell office:value-type="string" calcext:value-type="string">
            <text:p>Quizá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Fortasse</text:p>
          </table:table-cell>
          <table:table-cell/>
          <table:table-cell table:formula="of:=IF([.B573]=[.D57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73];&quot;, '&quot;;SUBSTITUTE(LOWER([.B573]);&quot;'&quot;;&quot;''&quot;);&quot;', '&quot;;SUBSTITUTE(LOWER([.C573]);&quot;'&quot;;&quot;''&quot;);&quot;', '&quot;;SUBSTITUTE(LOWER([.D573]);&quot;'&quot;;&quot;''&quot;);&quot;');&quot;)" office:value-type="string" office:string-value="insert into palabras(id, castellano, ingles, latin) values(572, 'quizá', 'maybe', 'fortasse');" calcext:value-type="string">
            <text:p>insert into palabras(id, castellano, ingles, latin) values(572, 'quizá', 'maybe', 'fortasse');</text:p>
          </table:table-cell>
        </table:table-row>
        <table:table-row table:style-name="ro1">
          <table:table-cell table:formula="of:=[.A573]+1" office:value-type="float" office:value="573" calcext:value-type="float">
            <text:p>573</text:p>
          </table:table-cell>
          <table:table-cell office:value-type="string" calcext:value-type="string">
            <text:p>Posición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Positio</text:p>
          </table:table-cell>
          <table:table-cell/>
          <table:table-cell table:formula="of:=IF([.B574]=[.D57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74];&quot;, '&quot;;SUBSTITUTE(LOWER([.B574]);&quot;'&quot;;&quot;''&quot;);&quot;', '&quot;;SUBSTITUTE(LOWER([.C574]);&quot;'&quot;;&quot;''&quot;);&quot;', '&quot;;SUBSTITUTE(LOWER([.D574]);&quot;'&quot;;&quot;''&quot;);&quot;');&quot;)" office:value-type="string" office:string-value="insert into palabras(id, castellano, ingles, latin) values(573, 'posición', 'position', 'positio');" calcext:value-type="string">
            <text:p>insert into palabras(id, castellano, ingles, latin) values(573, 'posición', 'position', 'positio');</text:p>
          </table:table-cell>
        </table:table-row>
        <table:table-row table:style-name="ro1">
          <table:table-cell table:formula="of:=[.A574]+1" office:value-type="float" office:value="574" calcext:value-type="float">
            <text:p>574</text:p>
          </table:table-cell>
          <table:table-cell table:number-columns-repeated="3" office:value-type="string" calcext:value-type="string">
            <text:p>Natural</text:p>
          </table:table-cell>
          <table:table-cell/>
          <table:table-cell table:formula="of:=IF([.B575]=[.D575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575];&quot;, '&quot;;SUBSTITUTE(LOWER([.B575]);&quot;'&quot;;&quot;''&quot;);&quot;', '&quot;;SUBSTITUTE(LOWER([.C575]);&quot;'&quot;;&quot;''&quot;);&quot;', '&quot;;SUBSTITUTE(LOWER([.D575]);&quot;'&quot;;&quot;''&quot;);&quot;');&quot;)" office:value-type="string" office:string-value="insert into palabras(id, castellano, ingles, latin) values(574, 'natural', 'natural', 'natural');" calcext:value-type="string">
            <text:p>insert into palabras(id, castellano, ingles, latin) values(574, 'natural', 'natural', 'natural');</text:p>
          </table:table-cell>
        </table:table-row>
        <table:table-row table:style-name="ro1">
          <table:table-cell table:formula="of:=[.A575]+1" office:value-type="float" office:value="575" calcext:value-type="float">
            <text:p>575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lements</text:p>
          </table:table-cell>
          <table:table-cell office:value-type="string" calcext:value-type="string">
            <text:p>Elementa</text:p>
          </table:table-cell>
          <table:table-cell/>
          <table:table-cell table:formula="of:=IF([.B576]=[.D57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76];&quot;, '&quot;;SUBSTITUTE(LOWER([.B576]);&quot;'&quot;;&quot;''&quot;);&quot;', '&quot;;SUBSTITUTE(LOWER([.C576]);&quot;'&quot;;&quot;''&quot;);&quot;', '&quot;;SUBSTITUTE(LOWER([.D576]);&quot;'&quot;;&quot;''&quot;);&quot;');&quot;)" office:value-type="string" office:string-value="insert into palabras(id, castellano, ingles, latin) values(575, 'elementos', 'elements', 'elementa');" calcext:value-type="string">
            <text:p>insert into palabras(id, castellano, ingles, latin) values(575, 'elementos', 'elements', 'elementa');</text:p>
          </table:table-cell>
        </table:table-row>
        <table:table-row table:style-name="ro1">
          <table:table-cell table:formula="of:=[.A576]+1" office:value-type="float" office:value="576" calcext:value-type="float">
            <text:p>576</text:p>
          </table:table-cell>
          <table:table-cell office:value-type="string" calcext:value-type="string">
            <text:p>Objetivo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Propositum</text:p>
          </table:table-cell>
          <table:table-cell/>
          <table:table-cell table:formula="of:=IF([.B577]=[.D57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77];&quot;, '&quot;;SUBSTITUTE(LOWER([.B577]);&quot;'&quot;;&quot;''&quot;);&quot;', '&quot;;SUBSTITUTE(LOWER([.C577]);&quot;'&quot;;&quot;''&quot;);&quot;', '&quot;;SUBSTITUTE(LOWER([.D577]);&quot;'&quot;;&quot;''&quot;);&quot;');&quot;)" office:value-type="string" office:string-value="insert into palabras(id, castellano, ingles, latin) values(576, 'objetivo', 'target', 'propositum');" calcext:value-type="string">
            <text:p>insert into palabras(id, castellano, ingles, latin) values(576, 'objetivo', 'target', 'propositum');</text:p>
          </table:table-cell>
        </table:table-row>
        <table:table-row table:style-name="ro1">
          <table:table-cell table:formula="of:=[.A577]+1" office:value-type="float" office:value="577" calcext:value-type="float">
            <text:p>577</text:p>
          </table:table-cell>
          <table:table-cell office:value-type="string" calcext:value-type="string">
            <text:p>Formas</text:p>
          </table:table-cell>
          <table:table-cell office:value-type="string" calcext:value-type="string">
            <text:p>Forms</text:p>
          </table:table-cell>
          <table:table-cell office:value-type="string" calcext:value-type="string">
            <text:p>Formae</text:p>
          </table:table-cell>
          <table:table-cell/>
          <table:table-cell table:formula="of:=IF([.B578]=[.D57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78];&quot;, '&quot;;SUBSTITUTE(LOWER([.B578]);&quot;'&quot;;&quot;''&quot;);&quot;', '&quot;;SUBSTITUTE(LOWER([.C578]);&quot;'&quot;;&quot;''&quot;);&quot;', '&quot;;SUBSTITUTE(LOWER([.D578]);&quot;'&quot;;&quot;''&quot;);&quot;');&quot;)" office:value-type="string" office:string-value="insert into palabras(id, castellano, ingles, latin) values(577, 'formas', 'forms', 'formae');" calcext:value-type="string">
            <text:p>insert into palabras(id, castellano, ingles, latin) values(577, 'formas', 'forms', 'formae');</text:p>
          </table:table-cell>
        </table:table-row>
        <table:table-row table:style-name="ro1">
          <table:table-cell table:formula="of:=[.A578]+1" office:value-type="float" office:value="578" calcext:value-type="float">
            <text:p>578</text:p>
          </table:table-cell>
          <table:table-cell office:value-type="string" calcext:value-type="string">
            <text:p>Única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Unica</text:p>
          </table:table-cell>
          <table:table-cell/>
          <table:table-cell table:formula="of:=IF([.B579]=[.D57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79];&quot;, '&quot;;SUBSTITUTE(LOWER([.B579]);&quot;'&quot;;&quot;''&quot;);&quot;', '&quot;;SUBSTITUTE(LOWER([.C579]);&quot;'&quot;;&quot;''&quot;);&quot;', '&quot;;SUBSTITUTE(LOWER([.D579]);&quot;'&quot;;&quot;''&quot;);&quot;');&quot;)" office:value-type="string" office:string-value="insert into palabras(id, castellano, ingles, latin) values(578, 'única', 'unique', 'unica');" calcext:value-type="string">
            <text:p>insert into palabras(id, castellano, ingles, latin) values(578, 'única', 'unique', 'unica');</text:p>
          </table:table-cell>
        </table:table-row>
        <table:table-row table:style-name="ro1">
          <table:table-cell table:formula="of:=[.A579]+1" office:value-type="float" office:value="579" calcext:value-type="float">
            <text:p>579</text:p>
          </table:table-cell>
          <table:table-cell office:value-type="string" calcext:value-type="string">
            <text:p>Pue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Possit</text:p>
          </table:table-cell>
          <table:table-cell/>
          <table:table-cell table:formula="of:=IF([.B580]=[.D58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80];&quot;, '&quot;;SUBSTITUTE(LOWER([.B580]);&quot;'&quot;;&quot;''&quot;);&quot;', '&quot;;SUBSTITUTE(LOWER([.C580]);&quot;'&quot;;&quot;''&quot;);&quot;', '&quot;;SUBSTITUTE(LOWER([.D580]);&quot;'&quot;;&quot;''&quot;);&quot;');&quot;)" office:value-type="string" office:string-value="insert into palabras(id, castellano, ingles, latin) values(579, 'pueda', 'can', 'possit');" calcext:value-type="string">
            <text:p>insert into palabras(id, castellano, ingles, latin) values(579, 'pueda', 'can', 'possit');</text:p>
          </table:table-cell>
        </table:table-row>
        <table:table-row table:style-name="ro1">
          <table:table-cell table:formula="of:=[.A580]+1" office:value-type="float" office:value="580" calcext:value-type="float">
            <text:p>580</text:p>
          </table:table-cell>
          <table:table-cell office:value-type="string" calcext:value-type="string">
            <text:p>Origen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Origo</text:p>
          </table:table-cell>
          <table:table-cell/>
          <table:table-cell table:formula="of:=IF([.B581]=[.D58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81];&quot;, '&quot;;SUBSTITUTE(LOWER([.B581]);&quot;'&quot;;&quot;''&quot;);&quot;', '&quot;;SUBSTITUTE(LOWER([.C581]);&quot;'&quot;;&quot;''&quot;);&quot;', '&quot;;SUBSTITUTE(LOWER([.D581]);&quot;'&quot;;&quot;''&quot;);&quot;');&quot;)" office:value-type="string" office:string-value="insert into palabras(id, castellano, ingles, latin) values(580, 'origen', 'source', 'origo');" calcext:value-type="string">
            <text:p>insert into palabras(id, castellano, ingles, latin) values(580, 'origen', 'source', 'origo');</text:p>
          </table:table-cell>
        </table:table-row>
        <table:table-row table:style-name="ro1">
          <table:table-cell table:formula="of:=[.A581]+1" office:value-type="float" office:value="581" calcext:value-type="float">
            <text:p>581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lbus</text:p>
          </table:table-cell>
          <table:table-cell/>
          <table:table-cell table:formula="of:=IF([.B582]=[.D58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82];&quot;, '&quot;;SUBSTITUTE(LOWER([.B582]);&quot;'&quot;;&quot;''&quot;);&quot;', '&quot;;SUBSTITUTE(LOWER([.C582]);&quot;'&quot;;&quot;''&quot;);&quot;', '&quot;;SUBSTITUTE(LOWER([.D582]);&quot;'&quot;;&quot;''&quot;);&quot;');&quot;)" office:value-type="string" office:string-value="insert into palabras(id, castellano, ingles, latin) values(581, 'blanco', 'white', 'albus');" calcext:value-type="string">
            <text:p>insert into palabras(id, castellano, ingles, latin) values(581, 'blanco', 'white', 'albus');</text:p>
          </table:table-cell>
        </table:table-row>
        <table:table-row table:style-name="ro1">
          <table:table-cell table:formula="of:=[.A582]+1" office:value-type="float" office:value="582" calcext:value-type="float">
            <text:p>582</text:p>
          </table:table-cell>
          <table:table-cell office:value-type="string" calcext:value-type="string">
            <text:p>Mismos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Eadem</text:p>
          </table:table-cell>
          <table:table-cell/>
          <table:table-cell table:formula="of:=IF([.B583]=[.D58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83];&quot;, '&quot;;SUBSTITUTE(LOWER([.B583]);&quot;'&quot;;&quot;''&quot;);&quot;', '&quot;;SUBSTITUTE(LOWER([.C583]);&quot;'&quot;;&quot;''&quot;);&quot;', '&quot;;SUBSTITUTE(LOWER([.D583]);&quot;'&quot;;&quot;''&quot;);&quot;');&quot;)" office:value-type="string" office:string-value="insert into palabras(id, castellano, ingles, latin) values(582, 'mismos', 'same', 'eadem');" calcext:value-type="string">
            <text:p>insert into palabras(id, castellano, ingles, latin) values(582, 'mismos', 'same', 'eadem');</text:p>
          </table:table-cell>
        </table:table-row>
        <table:table-row table:style-name="ro2">
          <table:table-cell table:formula="of:=[.A583]+1" office:value-type="float" office:value="583" calcext:value-type="float">
            <text:p>583</text:p>
          </table:table-cell>
          <table:table-cell office:value-type="string" calcext:value-type="string">
            <text:p>Económico</text:p>
          </table:table-cell>
          <table:table-cell office:value-type="string" calcext:value-type="string">
            <text:p>Economic</text:p>
          </table:table-cell>
          <table:table-cell office:value-type="string" calcext:value-type="string">
            <text:p>Oeconomica</text:p>
          </table:table-cell>
          <table:table-cell/>
          <table:table-cell table:formula="of:=IF([.B584]=[.D58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84];&quot;, '&quot;;SUBSTITUTE(LOWER([.B584]);&quot;'&quot;;&quot;''&quot;);&quot;', '&quot;;SUBSTITUTE(LOWER([.C584]);&quot;'&quot;;&quot;''&quot;);&quot;', '&quot;;SUBSTITUTE(LOWER([.D584]);&quot;'&quot;;&quot;''&quot;);&quot;');&quot;)" office:value-type="string" office:string-value="insert into palabras(id, castellano, ingles, latin) values(583, 'económico', 'economic', 'oeconomica');" calcext:value-type="string">
            <text:p>insert into palabras(id, castellano, ingles, latin) values(583, 'económico', 'economic', 'oeconomica');</text:p>
          </table:table-cell>
        </table:table-row>
        <table:table-row table:style-name="ro1">
          <table:table-cell table:formula="of:=[.A584]+1" office:value-type="float" office:value="584" calcext:value-type="float">
            <text:p>584</text:p>
          </table:table-cell>
          <table:table-cell office:value-type="string" calcext:value-type="string">
            <text:p>Opinión</text:p>
          </table:table-cell>
          <table:table-cell office:value-type="string" calcext:value-type="string">
            <text:p>Opinion</text:p>
          </table:table-cell>
          <table:table-cell office:value-type="string" calcext:value-type="string">
            <text:p>Opinatio</text:p>
          </table:table-cell>
          <table:table-cell/>
          <table:table-cell table:formula="of:=IF([.B585]=[.D58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85];&quot;, '&quot;;SUBSTITUTE(LOWER([.B585]);&quot;'&quot;;&quot;''&quot;);&quot;', '&quot;;SUBSTITUTE(LOWER([.C585]);&quot;'&quot;;&quot;''&quot;);&quot;', '&quot;;SUBSTITUTE(LOWER([.D585]);&quot;'&quot;;&quot;''&quot;);&quot;');&quot;)" office:value-type="string" office:string-value="insert into palabras(id, castellano, ingles, latin) values(584, 'opinión', 'opinion', 'opinatio');" calcext:value-type="string">
            <text:p>insert into palabras(id, castellano, ingles, latin) values(584, 'opinión', 'opinion', 'opinatio');</text:p>
          </table:table-cell>
        </table:table-row>
        <table:table-row table:style-name="ro1">
          <table:table-cell table:formula="of:=[.A585]+1" office:value-type="float" office:value="585" calcext:value-type="float">
            <text:p>585</text:p>
          </table:table-cell>
          <table:table-cell office:value-type="string" calcext:value-type="string">
            <text:p>Ayuda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Auxilium</text:p>
          </table:table-cell>
          <table:table-cell/>
          <table:table-cell table:formula="of:=IF([.B586]=[.D58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86];&quot;, '&quot;;SUBSTITUTE(LOWER([.B586]);&quot;'&quot;;&quot;''&quot;);&quot;', '&quot;;SUBSTITUTE(LOWER([.C586]);&quot;'&quot;;&quot;''&quot;);&quot;', '&quot;;SUBSTITUTE(LOWER([.D586]);&quot;'&quot;;&quot;''&quot;);&quot;');&quot;)" office:value-type="string" office:string-value="insert into palabras(id, castellano, ingles, latin) values(585, 'ayuda', 'help', 'auxilium');" calcext:value-type="string">
            <text:p>insert into palabras(id, castellano, ingles, latin) values(585, 'ayuda', 'help', 'auxilium');</text:p>
          </table:table-cell>
        </table:table-row>
        <table:table-row table:style-name="ro1">
          <table:table-cell table:formula="of:=[.A586]+1" office:value-type="float" office:value="586" calcext:value-type="float">
            <text:p>586</text:p>
          </table:table-cell>
          <table:table-cell office:value-type="string" calcext:value-type="string">
            <text:p>Oficial</text:p>
          </table:table-cell>
          <table:table-cell office:value-type="string" calcext:value-type="string">
            <text:p>Official</text:p>
          </table:table-cell>
          <table:table-cell office:value-type="string" calcext:value-type="string">
            <text:p>Officialis</text:p>
          </table:table-cell>
          <table:table-cell/>
          <table:table-cell table:formula="of:=IF([.B587]=[.D58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87];&quot;, '&quot;;SUBSTITUTE(LOWER([.B587]);&quot;'&quot;;&quot;''&quot;);&quot;', '&quot;;SUBSTITUTE(LOWER([.C587]);&quot;'&quot;;&quot;''&quot;);&quot;', '&quot;;SUBSTITUTE(LOWER([.D587]);&quot;'&quot;;&quot;''&quot;);&quot;');&quot;)" office:value-type="string" office:string-value="insert into palabras(id, castellano, ingles, latin) values(586, 'oficial', 'official', 'officialis');" calcext:value-type="string">
            <text:p>insert into palabras(id, castellano, ingles, latin) values(586, 'oficial', 'official', 'officialis');</text:p>
          </table:table-cell>
        </table:table-row>
        <table:table-row table:style-name="ro1">
          <table:table-cell table:formula="of:=[.A587]+1" office:value-type="float" office:value="587" calcext:value-type="float">
            <text:p>587</text:p>
          </table:table-cell>
          <table:table-cell office:value-type="string" calcext:value-type="string">
            <text:p>Silencio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Silentium</text:p>
          </table:table-cell>
          <table:table-cell/>
          <table:table-cell table:formula="of:=IF([.B588]=[.D58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88];&quot;, '&quot;;SUBSTITUTE(LOWER([.B588]);&quot;'&quot;;&quot;''&quot;);&quot;', '&quot;;SUBSTITUTE(LOWER([.C588]);&quot;'&quot;;&quot;''&quot;);&quot;', '&quot;;SUBSTITUTE(LOWER([.D588]);&quot;'&quot;;&quot;''&quot;);&quot;');&quot;)" office:value-type="string" office:string-value="insert into palabras(id, castellano, ingles, latin) values(587, 'silencio', 'silence', 'silentium');" calcext:value-type="string">
            <text:p>insert into palabras(id, castellano, ingles, latin) values(587, 'silencio', 'silence', 'silentium');</text:p>
          </table:table-cell>
        </table:table-row>
        <table:table-row table:style-name="ro1">
          <table:table-cell table:formula="of:=[.A588]+1" office:value-type="float" office:value="588" calcext:value-type="float">
            <text:p>588</text:p>
          </table:table-cell>
          <table:table-cell office:value-type="string" calcext:value-type="string">
            <text:p>Bueno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oni</text:p>
          </table:table-cell>
          <table:table-cell/>
          <table:table-cell table:formula="of:=IF([.B589]=[.D58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89];&quot;, '&quot;;SUBSTITUTE(LOWER([.B589]);&quot;'&quot;;&quot;''&quot;);&quot;', '&quot;;SUBSTITUTE(LOWER([.C589]);&quot;'&quot;;&quot;''&quot;);&quot;', '&quot;;SUBSTITUTE(LOWER([.D589]);&quot;'&quot;;&quot;''&quot;);&quot;');&quot;)" office:value-type="string" office:string-value="insert into palabras(id, castellano, ingles, latin) values(588, 'buenos', 'good', 'boni');" calcext:value-type="string">
            <text:p>insert into palabras(id, castellano, ingles, latin) values(588, 'buenos', 'good', 'boni');</text:p>
          </table:table-cell>
        </table:table-row>
        <table:table-row table:style-name="ro1">
          <table:table-cell table:formula="of:=[.A589]+1" office:value-type="float" office:value="589" calcext:value-type="float">
            <text:p>589</text:p>
          </table:table-cell>
          <table:table-cell office:value-type="string" calcext:value-type="string">
            <text:p>Pensar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Cogitare</text:p>
          </table:table-cell>
          <table:table-cell/>
          <table:table-cell table:formula="of:=IF([.B590]=[.D59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90];&quot;, '&quot;;SUBSTITUTE(LOWER([.B590]);&quot;'&quot;;&quot;''&quot;);&quot;', '&quot;;SUBSTITUTE(LOWER([.C590]);&quot;'&quot;;&quot;''&quot;);&quot;', '&quot;;SUBSTITUTE(LOWER([.D590]);&quot;'&quot;;&quot;''&quot;);&quot;');&quot;)" office:value-type="string" office:string-value="insert into palabras(id, castellano, ingles, latin) values(589, 'pensar', 'think', 'cogitare');" calcext:value-type="string">
            <text:p>insert into palabras(id, castellano, ingles, latin) values(589, 'pensar', 'think', 'cogitare');</text:p>
          </table:table-cell>
        </table:table-row>
        <table:table-row table:style-name="ro2">
          <table:table-cell table:formula="of:=[.A590]+1" office:value-type="float" office:value="590" calcext:value-type="float">
            <text:p>590</text:p>
          </table:table-cell>
          <table:table-cell office:value-type="string" calcext:value-type="string">
            <text:p>República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Res-Publica</text:p>
          </table:table-cell>
          <table:table-cell/>
          <table:table-cell table:formula="of:=IF([.B591]=[.D59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91];&quot;, '&quot;;SUBSTITUTE(LOWER([.B591]);&quot;'&quot;;&quot;''&quot;);&quot;', '&quot;;SUBSTITUTE(LOWER([.C591]);&quot;'&quot;;&quot;''&quot;);&quot;', '&quot;;SUBSTITUTE(LOWER([.D591]);&quot;'&quot;;&quot;''&quot;);&quot;');&quot;)" office:value-type="string" office:string-value="insert into palabras(id, castellano, ingles, latin) values(590, 'república', 'republic', 'res-publica');" calcext:value-type="string">
            <text:p>insert into palabras(id, castellano, ingles, latin) values(590, 'república', 'republic', 'res-publica');</text:p>
          </table:table-cell>
        </table:table-row>
        <table:table-row table:style-name="ro1">
          <table:table-cell table:formula="of:=[.A591]+1" office:value-type="float" office:value="591" calcext:value-type="float">
            <text:p>591</text:p>
          </table:table-cell>
          <table:table-cell office:value-type="string" calcext:value-type="string">
            <text:p>Dónd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Ubi</text:p>
          </table:table-cell>
          <table:table-cell/>
          <table:table-cell table:formula="of:=IF([.B592]=[.D59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92];&quot;, '&quot;;SUBSTITUTE(LOWER([.B592]);&quot;'&quot;;&quot;''&quot;);&quot;', '&quot;;SUBSTITUTE(LOWER([.C592]);&quot;'&quot;;&quot;''&quot;);&quot;', '&quot;;SUBSTITUTE(LOWER([.D592]);&quot;'&quot;;&quot;''&quot;);&quot;');&quot;)" office:value-type="string" office:string-value="insert into palabras(id, castellano, ingles, latin) values(591, 'dónde', 'where', 'ubi');" calcext:value-type="string">
            <text:p>insert into palabras(id, castellano, ingles, latin) values(591, 'dónde', 'where', 'ubi');</text:p>
          </table:table-cell>
        </table:table-row>
        <table:table-row table:style-name="ro1">
          <table:table-cell table:formula="of:=[.A592]+1" office:value-type="float" office:value="592" calcext:value-type="float">
            <text:p>592</text:p>
          </table:table-cell>
          <table:table-cell office:value-type="string" calcext:value-type="string">
            <text:p>Sangr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Sanguis</text:p>
          </table:table-cell>
          <table:table-cell/>
          <table:table-cell table:formula="of:=IF([.B593]=[.D59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93];&quot;, '&quot;;SUBSTITUTE(LOWER([.B593]);&quot;'&quot;;&quot;''&quot;);&quot;', '&quot;;SUBSTITUTE(LOWER([.C593]);&quot;'&quot;;&quot;''&quot;);&quot;', '&quot;;SUBSTITUTE(LOWER([.D593]);&quot;'&quot;;&quot;''&quot;);&quot;');&quot;)" office:value-type="string" office:string-value="insert into palabras(id, castellano, ingles, latin) values(592, 'sangre', 'blood', 'sanguis');" calcext:value-type="string">
            <text:p>insert into palabras(id, castellano, ingles, latin) values(592, 'sangre', 'blood', 'sanguis');</text:p>
          </table:table-cell>
        </table:table-row>
        <table:table-row table:style-name="ro1">
          <table:table-cell table:formula="of:=[.A593]+1" office:value-type="float" office:value="593" calcext:value-type="float">
            <text:p>593</text:p>
          </table:table-cell>
          <table:table-cell office:value-type="string" calcext:value-type="string">
            <text:p>Encuentro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Occursus</text:p>
          </table:table-cell>
          <table:table-cell/>
          <table:table-cell table:formula="of:=IF([.B594]=[.D59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94];&quot;, '&quot;;SUBSTITUTE(LOWER([.B594]);&quot;'&quot;;&quot;''&quot;);&quot;', '&quot;;SUBSTITUTE(LOWER([.C594]);&quot;'&quot;;&quot;''&quot;);&quot;', '&quot;;SUBSTITUTE(LOWER([.D594]);&quot;'&quot;;&quot;''&quot;);&quot;');&quot;)" office:value-type="string" office:string-value="insert into palabras(id, castellano, ingles, latin) values(593, 'encuentro', 'meeting', 'occursus');" calcext:value-type="string">
            <text:p>insert into palabras(id, castellano, ingles, latin) values(593, 'encuentro', 'meeting', 'occursus');</text:p>
          </table:table-cell>
        </table:table-row>
        <table:table-row table:style-name="ro1">
          <table:table-cell table:formula="of:=[.A594]+1" office:value-type="float" office:value="594" calcext:value-type="float">
            <text:p>594</text:p>
          </table:table-cell>
          <table:table-cell office:value-type="string" calcext:value-type="string">
            <text:p>Siquiera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Saltem</text:p>
          </table:table-cell>
          <table:table-cell/>
          <table:table-cell table:formula="of:=IF([.B595]=[.D59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95];&quot;, '&quot;;SUBSTITUTE(LOWER([.B595]);&quot;'&quot;;&quot;''&quot;);&quot;', '&quot;;SUBSTITUTE(LOWER([.C595]);&quot;'&quot;;&quot;''&quot;);&quot;', '&quot;;SUBSTITUTE(LOWER([.D595]);&quot;'&quot;;&quot;''&quot;);&quot;');&quot;)" office:value-type="string" office:string-value="insert into palabras(id, castellano, ingles, latin) values(594, 'siquiera', 'even', 'saltem');" calcext:value-type="string">
            <text:p>insert into palabras(id, castellano, ingles, latin) values(594, 'siquiera', 'even', 'saltem');</text:p>
          </table:table-cell>
        </table:table-row>
        <table:table-row table:style-name="ro1">
          <table:table-cell table:formula="of:=[.A595]+1" office:value-type="float" office:value="595" calcext:value-type="float">
            <text:p>595</text:p>
          </table:table-cell>
          <table:table-cell office:value-type="string" calcext:value-type="string">
            <text:p>Autor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Auctor</text:p>
          </table:table-cell>
          <table:table-cell/>
          <table:table-cell table:formula="of:=IF([.B596]=[.D59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96];&quot;, '&quot;;SUBSTITUTE(LOWER([.B596]);&quot;'&quot;;&quot;''&quot;);&quot;', '&quot;;SUBSTITUTE(LOWER([.C596]);&quot;'&quot;;&quot;''&quot;);&quot;', '&quot;;SUBSTITUTE(LOWER([.D596]);&quot;'&quot;;&quot;''&quot;);&quot;');&quot;)" office:value-type="string" office:string-value="insert into palabras(id, castellano, ingles, latin) values(595, 'autor', 'author', 'auctor');" calcext:value-type="string">
            <text:p>insert into palabras(id, castellano, ingles, latin) values(595, 'autor', 'author', 'auctor');</text:p>
          </table:table-cell>
        </table:table-row>
        <table:table-row table:style-name="ro1">
          <table:table-cell table:formula="of:=[.A596]+1" office:value-type="float" office:value="596" calcext:value-type="float">
            <text:p>596</text:p>
          </table:table-cell>
          <table:table-cell office:value-type="string" calcext:value-type="string">
            <text:p>Reunión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Conventus</text:p>
          </table:table-cell>
          <table:table-cell/>
          <table:table-cell table:formula="of:=IF([.B597]=[.D59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97];&quot;, '&quot;;SUBSTITUTE(LOWER([.B597]);&quot;'&quot;;&quot;''&quot;);&quot;', '&quot;;SUBSTITUTE(LOWER([.C597]);&quot;'&quot;;&quot;''&quot;);&quot;', '&quot;;SUBSTITUTE(LOWER([.D597]);&quot;'&quot;;&quot;''&quot;);&quot;');&quot;)" office:value-type="string" office:string-value="insert into palabras(id, castellano, ingles, latin) values(596, 'reunión', 'meeting', 'conventus');" calcext:value-type="string">
            <text:p>insert into palabras(id, castellano, ingles, latin) values(596, 'reunión', 'meeting', 'conventus');</text:p>
          </table:table-cell>
        </table:table-row>
        <table:table-row table:style-name="ro1">
          <table:table-cell table:formula="of:=[.A597]+1" office:value-type="float" office:value="597" calcext:value-type="float">
            <text:p>597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Solum</text:p>
          </table:table-cell>
          <table:table-cell/>
          <table:table-cell table:formula="of:=IF([.B598]=[.D59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98];&quot;, '&quot;;SUBSTITUTE(LOWER([.B598]);&quot;'&quot;;&quot;''&quot;);&quot;', '&quot;;SUBSTITUTE(LOWER([.C598]);&quot;'&quot;;&quot;''&quot;);&quot;', '&quot;;SUBSTITUTE(LOWER([.D598]);&quot;'&quot;;&quot;''&quot;);&quot;');&quot;)" office:value-type="string" office:string-value="insert into palabras(id, castellano, ingles, latin) values(597, 'suelo', 'floor', 'solum');" calcext:value-type="string">
            <text:p>insert into palabras(id, castellano, ingles, latin) values(597, 'suelo', 'floor', 'solum');</text:p>
          </table:table-cell>
        </table:table-row>
        <table:table-row table:style-name="ro1">
          <table:table-cell table:formula="of:=[.A598]+1" office:value-type="float" office:value="598" calcext:value-type="float">
            <text:p>598</text:p>
          </table:table-cell>
          <table:table-cell office:value-type="string" calcext:value-type="string">
            <text:p>Muestra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Exemplum</text:p>
          </table:table-cell>
          <table:table-cell/>
          <table:table-cell table:formula="of:=IF([.B599]=[.D59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599];&quot;, '&quot;;SUBSTITUTE(LOWER([.B599]);&quot;'&quot;;&quot;''&quot;);&quot;', '&quot;;SUBSTITUTE(LOWER([.C599]);&quot;'&quot;;&quot;''&quot;);&quot;', '&quot;;SUBSTITUTE(LOWER([.D599]);&quot;'&quot;;&quot;''&quot;);&quot;');&quot;)" office:value-type="string" office:string-value="insert into palabras(id, castellano, ingles, latin) values(598, 'muestra', 'sample', 'exemplum');" calcext:value-type="string">
            <text:p>insert into palabras(id, castellano, ingles, latin) values(598, 'muestra', 'sample', 'exemplum');</text:p>
          </table:table-cell>
        </table:table-row>
        <table:table-row table:style-name="ro1">
          <table:table-cell table:formula="of:=[.A599]+1" office:value-type="float" office:value="599" calcext:value-type="float">
            <text:p>599</text:p>
          </table:table-cell>
          <table:table-cell office:value-type="string" calcext:value-type="string">
            <text:p>Viejo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Senex</text:p>
          </table:table-cell>
          <table:table-cell/>
          <table:table-cell table:formula="of:=IF([.B600]=[.D60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00];&quot;, '&quot;;SUBSTITUTE(LOWER([.B600]);&quot;'&quot;;&quot;''&quot;);&quot;', '&quot;;SUBSTITUTE(LOWER([.C600]);&quot;'&quot;;&quot;''&quot;);&quot;', '&quot;;SUBSTITUTE(LOWER([.D600]);&quot;'&quot;;&quot;''&quot;);&quot;');&quot;)" office:value-type="string" office:string-value="insert into palabras(id, castellano, ingles, latin) values(599, 'viejo', 'old', 'senex');" calcext:value-type="string">
            <text:p>insert into palabras(id, castellano, ingles, latin) values(599, 'viejo', 'old', 'senex');</text:p>
          </table:table-cell>
        </table:table-row>
        <table:table-row table:style-name="ro1">
          <table:table-cell table:formula="of:=[.A600]+1" office:value-type="float" office:value="600" calcext:value-type="float">
            <text:p>600</text:p>
          </table:table-cell>
          <table:table-cell office:value-type="string" calcext:value-type="string">
            <text:p>Encima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Super</text:p>
          </table:table-cell>
          <table:table-cell/>
          <table:table-cell table:formula="of:=IF([.B601]=[.D60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01];&quot;, '&quot;;SUBSTITUTE(LOWER([.B601]);&quot;'&quot;;&quot;''&quot;);&quot;', '&quot;;SUBSTITUTE(LOWER([.C601]);&quot;'&quot;;&quot;''&quot;);&quot;', '&quot;;SUBSTITUTE(LOWER([.D601]);&quot;'&quot;;&quot;''&quot;);&quot;');&quot;)" office:value-type="string" office:string-value="insert into palabras(id, castellano, ingles, latin) values(600, 'encima', 'above', 'super');" calcext:value-type="string">
            <text:p>insert into palabras(id, castellano, ingles, latin) values(600, 'encima', 'above', 'super');</text:p>
          </table:table-cell>
        </table:table-row>
        <table:table-row table:style-name="ro1">
          <table:table-cell table:formula="of:=[.A601]+1" office:value-type="float" office:value="601" calcext:value-type="float">
            <text:p>601</text:p>
          </table:table-cell>
          <table:table-cell office:value-type="string" calcext:value-type="string">
            <text:p>Tomar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Accipere</text:p>
          </table:table-cell>
          <table:table-cell/>
          <table:table-cell table:formula="of:=IF([.B602]=[.D60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02];&quot;, '&quot;;SUBSTITUTE(LOWER([.B602]);&quot;'&quot;;&quot;''&quot;);&quot;', '&quot;;SUBSTITUTE(LOWER([.C602]);&quot;'&quot;;&quot;''&quot;);&quot;', '&quot;;SUBSTITUTE(LOWER([.D602]);&quot;'&quot;;&quot;''&quot;);&quot;');&quot;)" office:value-type="string" office:string-value="insert into palabras(id, castellano, ingles, latin) values(601, 'tomar', 'take', 'accipere');" calcext:value-type="string">
            <text:p>insert into palabras(id, castellano, ingles, latin) values(601, 'tomar', 'take', 'accipere');</text:p>
          </table:table-cell>
        </table:table-row>
        <table:table-row table:style-name="ro1">
          <table:table-cell table:formula="of:=[.A602]+1" office:value-type="float" office:value="602" calcext:value-type="float">
            <text:p>602</text:p>
          </table:table-cell>
          <table:table-cell office:value-type="string" calcext:value-type="string">
            <text:p>Siete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Septem</text:p>
          </table:table-cell>
          <table:table-cell/>
          <table:table-cell table:formula="of:=IF([.B603]=[.D60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03];&quot;, '&quot;;SUBSTITUTE(LOWER([.B603]);&quot;'&quot;;&quot;''&quot;);&quot;', '&quot;;SUBSTITUTE(LOWER([.C603]);&quot;'&quot;;&quot;''&quot;);&quot;', '&quot;;SUBSTITUTE(LOWER([.D603]);&quot;'&quot;;&quot;''&quot;);&quot;');&quot;)" office:value-type="string" office:string-value="insert into palabras(id, castellano, ingles, latin) values(602, 'siete', 'seven', 'septem');" calcext:value-type="string">
            <text:p>insert into palabras(id, castellano, ingles, latin) values(602, 'siete', 'seven', 'septem');</text:p>
          </table:table-cell>
        </table:table-row>
        <table:table-row table:style-name="ro1">
          <table:table-cell table:formula="of:=[.A603]+1" office:value-type="float" office:value="603" calcext:value-type="float">
            <text:p>603</text:p>
          </table:table-cell>
          <table:table-cell office:value-type="string" calcext:value-type="string">
            <text:p>Lucha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Pugna</text:p>
          </table:table-cell>
          <table:table-cell/>
          <table:table-cell table:formula="of:=IF([.B604]=[.D60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04];&quot;, '&quot;;SUBSTITUTE(LOWER([.B604]);&quot;'&quot;;&quot;''&quot;);&quot;', '&quot;;SUBSTITUTE(LOWER([.C604]);&quot;'&quot;;&quot;''&quot;);&quot;', '&quot;;SUBSTITUTE(LOWER([.D604]);&quot;'&quot;;&quot;''&quot;);&quot;');&quot;)" office:value-type="string" office:string-value="insert into palabras(id, castellano, ingles, latin) values(603, 'lucha', 'fight', 'pugna');" calcext:value-type="string">
            <text:p>insert into palabras(id, castellano, ingles, latin) values(603, 'lucha', 'fight', 'pugna');</text:p>
          </table:table-cell>
        </table:table-row>
        <table:table-row table:style-name="ro1">
          <table:table-cell table:formula="of:=[.A604]+1" office:value-type="float" office:value="604" calcext:value-type="float">
            <text:p>604</text:p>
          </table:table-cell>
          <table:table-cell office:value-type="string" calcext:value-type="string">
            <text:p>Pudo</text:p>
          </table:table-cell>
          <table:table-cell office:value-type="string" calcext:value-type="string">
            <text:p>Could</text:p>
          </table:table-cell>
          <table:table-cell office:value-type="string" calcext:value-type="string">
            <text:p>Potuit</text:p>
          </table:table-cell>
          <table:table-cell/>
          <table:table-cell table:formula="of:=IF([.B605]=[.D60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05];&quot;, '&quot;;SUBSTITUTE(LOWER([.B605]);&quot;'&quot;;&quot;''&quot;);&quot;', '&quot;;SUBSTITUTE(LOWER([.C605]);&quot;'&quot;;&quot;''&quot;);&quot;', '&quot;;SUBSTITUTE(LOWER([.D605]);&quot;'&quot;;&quot;''&quot;);&quot;');&quot;)" office:value-type="string" office:string-value="insert into palabras(id, castellano, ingles, latin) values(604, 'pudo', 'could', 'potuit');" calcext:value-type="string">
            <text:p>insert into palabras(id, castellano, ingles, latin) values(604, 'pudo', 'could', 'potuit');</text:p>
          </table:table-cell>
        </table:table-row>
        <table:table-row table:style-name="ro1">
          <table:table-cell table:formula="of:=[.A605]+1" office:value-type="float" office:value="605" calcext:value-type="float">
            <text:p>605</text:p>
          </table:table-cell>
          <table:table-cell office:value-type="string" calcext:value-type="string">
            <text:p>Amigos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Amici</text:p>
          </table:table-cell>
          <table:table-cell/>
          <table:table-cell table:formula="of:=IF([.B606]=[.D60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06];&quot;, '&quot;;SUBSTITUTE(LOWER([.B606]);&quot;'&quot;;&quot;''&quot;);&quot;', '&quot;;SUBSTITUTE(LOWER([.C606]);&quot;'&quot;;&quot;''&quot;);&quot;', '&quot;;SUBSTITUTE(LOWER([.D606]);&quot;'&quot;;&quot;''&quot;);&quot;');&quot;)" office:value-type="string" office:string-value="insert into palabras(id, castellano, ingles, latin) values(605, 'amigos', 'friends', 'amici');" calcext:value-type="string">
            <text:p>insert into palabras(id, castellano, ingles, latin) values(605, 'amigos', 'friends', 'amici');</text:p>
          </table:table-cell>
        </table:table-row>
        <table:table-row table:style-name="ro1">
          <table:table-cell table:formula="of:=[.A606]+1" office:value-type="float" office:value="606" calcext:value-type="float">
            <text:p>606</text:p>
          </table:table-cell>
          <table:table-cell office:value-type="string" calcext:value-type="string">
            <text:p>Línea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inea</text:p>
          </table:table-cell>
          <table:table-cell/>
          <table:table-cell table:formula="of:=IF([.B607]=[.D60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07];&quot;, '&quot;;SUBSTITUTE(LOWER([.B607]);&quot;'&quot;;&quot;''&quot;);&quot;', '&quot;;SUBSTITUTE(LOWER([.C607]);&quot;'&quot;;&quot;''&quot;);&quot;', '&quot;;SUBSTITUTE(LOWER([.D607]);&quot;'&quot;;&quot;''&quot;);&quot;');&quot;)" office:value-type="string" office:string-value="insert into palabras(id, castellano, ingles, latin) values(606, 'línea', 'line', 'linea');" calcext:value-type="string">
            <text:p>insert into palabras(id, castellano, ingles, latin) values(606, 'línea', 'line', 'linea');</text:p>
          </table:table-cell>
        </table:table-row>
        <table:table-row table:style-name="ro1">
          <table:table-cell table:formula="of:=[.A607]+1" office:value-type="float" office:value="607" calcext:value-type="float">
            <text:p>607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Meridies</text:p>
          </table:table-cell>
          <table:table-cell/>
          <table:table-cell table:formula="of:=IF([.B608]=[.D60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08];&quot;, '&quot;;SUBSTITUTE(LOWER([.B608]);&quot;'&quot;;&quot;''&quot;);&quot;', '&quot;;SUBSTITUTE(LOWER([.C608]);&quot;'&quot;;&quot;''&quot;);&quot;', '&quot;;SUBSTITUTE(LOWER([.D608]);&quot;'&quot;;&quot;''&quot;);&quot;');&quot;)" office:value-type="string" office:string-value="insert into palabras(id, castellano, ingles, latin) values(607, 'sur', 'south', 'meridies');" calcext:value-type="string">
            <text:p>insert into palabras(id, castellano, ingles, latin) values(607, 'sur', 'south', 'meridies');</text:p>
          </table:table-cell>
        </table:table-row>
        <table:table-row table:style-name="ro1">
          <table:table-cell table:formula="of:=[.A608]+1" office:value-type="float" office:value="608" calcext:value-type="float">
            <text:p>608</text:p>
          </table:table-cell>
          <table:table-cell office:value-type="string" calcext:value-type="string">
            <text:p>Pocos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Pauci</text:p>
          </table:table-cell>
          <table:table-cell/>
          <table:table-cell table:formula="of:=IF([.B609]=[.D60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09];&quot;, '&quot;;SUBSTITUTE(LOWER([.B609]);&quot;'&quot;;&quot;''&quot;);&quot;', '&quot;;SUBSTITUTE(LOWER([.C609]);&quot;'&quot;;&quot;''&quot;);&quot;', '&quot;;SUBSTITUTE(LOWER([.D609]);&quot;'&quot;;&quot;''&quot;);&quot;');&quot;)" office:value-type="string" office:string-value="insert into palabras(id, castellano, ingles, latin) values(608, 'pocos', 'few', 'pauci');" calcext:value-type="string">
            <text:p>insert into palabras(id, castellano, ingles, latin) values(608, 'pocos', 'few', 'pauci');</text:p>
          </table:table-cell>
        </table:table-row>
        <table:table-row table:style-name="ro1">
          <table:table-cell table:formula="of:=[.A609]+1" office:value-type="float" office:value="609" calcext:value-type="float">
            <text:p>609</text:p>
          </table:table-cell>
          <table:table-cell office:value-type="string" calcext:value-type="string">
            <text:p>Medidas</text:p>
          </table:table-cell>
          <table:table-cell office:value-type="string" calcext:value-type="string">
            <text:p>Measures</text:p>
          </table:table-cell>
          <table:table-cell office:value-type="string" calcext:value-type="string">
            <text:p>Mensurae</text:p>
          </table:table-cell>
          <table:table-cell/>
          <table:table-cell table:formula="of:=IF([.B610]=[.D61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10];&quot;, '&quot;;SUBSTITUTE(LOWER([.B610]);&quot;'&quot;;&quot;''&quot;);&quot;', '&quot;;SUBSTITUTE(LOWER([.C610]);&quot;'&quot;;&quot;''&quot;);&quot;', '&quot;;SUBSTITUTE(LOWER([.D610]);&quot;'&quot;;&quot;''&quot;);&quot;');&quot;)" office:value-type="string" office:string-value="insert into palabras(id, castellano, ingles, latin) values(609, 'medidas', 'measures', 'mensurae');" calcext:value-type="string">
            <text:p>insert into palabras(id, castellano, ingles, latin) values(609, 'medidas', 'measures', 'mensurae');</text:p>
          </table:table-cell>
        </table:table-row>
        <table:table-row table:style-name="ro1">
          <table:table-cell table:formula="of:=[.A610]+1" office:value-type="float" office:value="610" calcext:value-type="float">
            <text:p>610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eptentrio</text:p>
          </table:table-cell>
          <table:table-cell/>
          <table:table-cell table:formula="of:=IF([.B611]=[.D61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11];&quot;, '&quot;;SUBSTITUTE(LOWER([.B611]);&quot;'&quot;;&quot;''&quot;);&quot;', '&quot;;SUBSTITUTE(LOWER([.C611]);&quot;'&quot;;&quot;''&quot;);&quot;', '&quot;;SUBSTITUTE(LOWER([.D611]);&quot;'&quot;;&quot;''&quot;);&quot;');&quot;)" office:value-type="string" office:string-value="insert into palabras(id, castellano, ingles, latin) values(610, 'norte', 'north', 'septentrio');" calcext:value-type="string">
            <text:p>insert into palabras(id, castellano, ingles, latin) values(610, 'norte', 'north', 'septentrio');</text:p>
          </table:table-cell>
        </table:table-row>
        <table:table-row table:style-name="ro1">
          <table:table-cell table:formula="of:=[.A611]+1" office:value-type="float" office:value="611" calcext:value-type="float">
            <text:p>611</text:p>
          </table:table-cell>
          <table:table-cell office:value-type="string" calcext:value-type="string">
            <text:p>Partes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Partes</text:p>
          </table:table-cell>
          <table:table-cell/>
          <table:table-cell table:formula="of:=IF([.B612]=[.D612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612];&quot;, '&quot;;SUBSTITUTE(LOWER([.B612]);&quot;'&quot;;&quot;''&quot;);&quot;', '&quot;;SUBSTITUTE(LOWER([.C612]);&quot;'&quot;;&quot;''&quot;);&quot;', '&quot;;SUBSTITUTE(LOWER([.D612]);&quot;'&quot;;&quot;''&quot;);&quot;');&quot;)" office:value-type="string" office:string-value="insert into palabras(id, castellano, ingles, latin) values(611, 'partes', 'parts', 'partes');" calcext:value-type="string">
            <text:p>insert into palabras(id, castellano, ingles, latin) values(611, 'partes', 'parts', 'partes');</text:p>
          </table:table-cell>
        </table:table-row>
        <table:table-row table:style-name="ro1">
          <table:table-cell table:formula="of:=[.A612]+1" office:value-type="float" office:value="612" calcext:value-type="float">
            <text:p>612</text:p>
          </table:table-cell>
          <table:table-cell office:value-type="string" calcext:value-type="string">
            <text:p>Iglesia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Ecclesia</text:p>
          </table:table-cell>
          <table:table-cell/>
          <table:table-cell table:formula="of:=IF([.B613]=[.D61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13];&quot;, '&quot;;SUBSTITUTE(LOWER([.B613]);&quot;'&quot;;&quot;''&quot;);&quot;', '&quot;;SUBSTITUTE(LOWER([.C613]);&quot;'&quot;;&quot;''&quot;);&quot;', '&quot;;SUBSTITUTE(LOWER([.D613]);&quot;'&quot;;&quot;''&quot;);&quot;');&quot;)" office:value-type="string" office:string-value="insert into palabras(id, castellano, ingles, latin) values(612, 'iglesia', 'church', 'ecclesia');" calcext:value-type="string">
            <text:p>insert into palabras(id, castellano, ingles, latin) values(612, 'iglesia', 'church', 'ecclesia');</text:p>
          </table:table-cell>
        </table:table-row>
        <table:table-row table:style-name="ro1">
          <table:table-cell table:formula="of:=[.A613]+1" office:value-type="float" office:value="613" calcext:value-type="float">
            <text:p>613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Treatment</text:p>
          </table:table-cell>
          <table:table-cell office:value-type="string" calcext:value-type="string">
            <text:p>Tractatio</text:p>
          </table:table-cell>
          <table:table-cell/>
          <table:table-cell table:formula="of:=IF([.B614]=[.D61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14];&quot;, '&quot;;SUBSTITUTE(LOWER([.B614]);&quot;'&quot;;&quot;''&quot;);&quot;', '&quot;;SUBSTITUTE(LOWER([.C614]);&quot;'&quot;;&quot;''&quot;);&quot;', '&quot;;SUBSTITUTE(LOWER([.D614]);&quot;'&quot;;&quot;''&quot;);&quot;');&quot;)" office:value-type="string" office:string-value="insert into palabras(id, castellano, ingles, latin) values(613, 'tratamiento', 'treatment', 'tractatio');" calcext:value-type="string">
            <text:p>insert into palabras(id, castellano, ingles, latin) values(613, 'tratamiento', 'treatment', 'tractatio');</text:p>
          </table:table-cell>
        </table:table-row>
        <table:table-row table:style-name="ro1">
          <table:table-cell table:formula="of:=[.A614]+1" office:value-type="float" office:value="614" calcext:value-type="float">
            <text:p>614</text:p>
          </table:table-cell>
          <table:table-cell office:value-type="string" calcext:value-type="string">
            <text:p>Existencia</text:p>
          </table:table-cell>
          <table:table-cell office:value-type="string" calcext:value-type="string">
            <text:p>Existence</text:p>
          </table:table-cell>
          <table:table-cell office:value-type="string" calcext:value-type="string">
            <text:p>Existentia</text:p>
          </table:table-cell>
          <table:table-cell/>
          <table:table-cell table:formula="of:=IF([.B615]=[.D61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15];&quot;, '&quot;;SUBSTITUTE(LOWER([.B615]);&quot;'&quot;;&quot;''&quot;);&quot;', '&quot;;SUBSTITUTE(LOWER([.C615]);&quot;'&quot;;&quot;''&quot;);&quot;', '&quot;;SUBSTITUTE(LOWER([.D615]);&quot;'&quot;;&quot;''&quot;);&quot;');&quot;)" office:value-type="string" office:string-value="insert into palabras(id, castellano, ingles, latin) values(614, 'existencia', 'existence', 'existentia');" calcext:value-type="string">
            <text:p>insert into palabras(id, castellano, ingles, latin) values(614, 'existencia', 'existence', 'existentia');</text:p>
          </table:table-cell>
        </table:table-row>
        <table:table-row table:style-name="ro1">
          <table:table-cell table:formula="of:=[.A615]+1" office:value-type="float" office:value="615" calcext:value-type="float">
            <text:p>615</text:p>
          </table:table-cell>
          <table:table-cell office:value-type="string" calcext:value-type="string">
            <text:p>Cargo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Munus</text:p>
          </table:table-cell>
          <table:table-cell/>
          <table:table-cell table:formula="of:=IF([.B616]=[.D61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16];&quot;, '&quot;;SUBSTITUTE(LOWER([.B616]);&quot;'&quot;;&quot;''&quot;);&quot;', '&quot;;SUBSTITUTE(LOWER([.C616]);&quot;'&quot;;&quot;''&quot;);&quot;', '&quot;;SUBSTITUTE(LOWER([.D616]);&quot;'&quot;;&quot;''&quot;);&quot;');&quot;)" office:value-type="string" office:string-value="insert into palabras(id, castellano, ingles, latin) values(615, 'cargo', 'position', 'munus');" calcext:value-type="string">
            <text:p>insert into palabras(id, castellano, ingles, latin) values(615, 'cargo', 'position', 'munus');</text:p>
          </table:table-cell>
        </table:table-row>
        <table:table-row table:style-name="ro1">
          <table:table-cell table:formula="of:=[.A616]+1" office:value-type="float" office:value="616" calcext:value-type="float">
            <text:p>616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Magnus</text:p>
          </table:table-cell>
          <table:table-cell/>
          <table:table-cell table:formula="of:=IF([.B617]=[.D61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17];&quot;, '&quot;;SUBSTITUTE(LOWER([.B617]);&quot;'&quot;;&quot;''&quot;);&quot;', '&quot;;SUBSTITUTE(LOWER([.C617]);&quot;'&quot;;&quot;''&quot;);&quot;', '&quot;;SUBSTITUTE(LOWER([.D617]);&quot;'&quot;;&quot;''&quot;);&quot;');&quot;)" office:value-type="string" office:string-value="insert into palabras(id, castellano, ingles, latin) values(616, 'grande', 'great', 'magnus');" calcext:value-type="string">
            <text:p>insert into palabras(id, castellano, ingles, latin) values(616, 'grande', 'great', 'magnus');</text:p>
          </table:table-cell>
        </table:table-row>
        <table:table-row table:style-name="ro1">
          <table:table-cell table:formula="of:=[.A617]+1" office:value-type="float" office:value="617" calcext:value-type="float">
            <text:p>617</text:p>
          </table:table-cell>
          <table:table-cell office:value-type="string" calcext:value-type="string">
            <text:p>América</text:p>
          </table:table-cell>
          <table:table-cell table:number-columns-repeated="2" office:value-type="string" calcext:value-type="string">
            <text:p>America</text:p>
          </table:table-cell>
          <table:table-cell/>
          <table:table-cell table:formula="of:=IF([.B618]=[.D61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18];&quot;, '&quot;;SUBSTITUTE(LOWER([.B618]);&quot;'&quot;;&quot;''&quot;);&quot;', '&quot;;SUBSTITUTE(LOWER([.C618]);&quot;'&quot;;&quot;''&quot;);&quot;', '&quot;;SUBSTITUTE(LOWER([.D618]);&quot;'&quot;;&quot;''&quot;);&quot;');&quot;)" office:value-type="string" office:string-value="insert into palabras(id, castellano, ingles, latin) values(617, 'américa', 'america', 'america');" calcext:value-type="string">
            <text:p>insert into palabras(id, castellano, ingles, latin) values(617, 'américa', 'america', 'america');</text:p>
          </table:table-cell>
        </table:table-row>
        <table:table-row table:style-name="ro1">
          <table:table-cell table:formula="of:=[.A618]+1" office:value-type="float" office:value="618" calcext:value-type="float">
            <text:p>618</text:p>
          </table:table-cell>
          <table:table-cell office:value-type="string" calcext:value-type="string">
            <text:p>Boca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Os</text:p>
          </table:table-cell>
          <table:table-cell/>
          <table:table-cell table:formula="of:=IF([.B619]=[.D61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19];&quot;, '&quot;;SUBSTITUTE(LOWER([.B619]);&quot;'&quot;;&quot;''&quot;);&quot;', '&quot;;SUBSTITUTE(LOWER([.C619]);&quot;'&quot;;&quot;''&quot;);&quot;', '&quot;;SUBSTITUTE(LOWER([.D619]);&quot;'&quot;;&quot;''&quot;);&quot;');&quot;)" office:value-type="string" office:string-value="insert into palabras(id, castellano, ingles, latin) values(618, 'boca', 'mouth', 'os');" calcext:value-type="string">
            <text:p>insert into palabras(id, castellano, ingles, latin) values(618, 'boca', 'mouth', 'os');</text:p>
          </table:table-cell>
        </table:table-row>
        <table:table-row table:style-name="ro1">
          <table:table-cell table:formula="of:=[.A619]+1" office:value-type="float" office:value="619" calcext:value-type="float">
            <text:p>619</text:p>
          </table:table-cell>
          <table:table-cell office:value-type="string" calcext:value-type="string">
            <text:p>Plaza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Forum</text:p>
          </table:table-cell>
          <table:table-cell/>
          <table:table-cell table:formula="of:=IF([.B620]=[.D62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20];&quot;, '&quot;;SUBSTITUTE(LOWER([.B620]);&quot;'&quot;;&quot;''&quot;);&quot;', '&quot;;SUBSTITUTE(LOWER([.C620]);&quot;'&quot;;&quot;''&quot;);&quot;', '&quot;;SUBSTITUTE(LOWER([.D620]);&quot;'&quot;;&quot;''&quot;);&quot;');&quot;)" office:value-type="string" office:string-value="insert into palabras(id, castellano, ingles, latin) values(619, 'plaza', 'square', 'forum');" calcext:value-type="string">
            <text:p>insert into palabras(id, castellano, ingles, latin) values(619, 'plaza', 'square', 'forum');</text:p>
          </table:table-cell>
        </table:table-row>
        <table:table-row table:style-name="ro1">
          <table:table-cell table:formula="of:=[.A620]+1" office:value-type="float" office:value="620" calcext:value-type="float">
            <text:p>620</text:p>
          </table:table-cell>
          <table:table-cell office:value-type="string" calcext:value-type="string">
            <text:p>Pie</text:p>
          </table:table-cell>
          <table:table-cell office:value-type="string" calcext:value-type="string">
            <text:p>Footer</text:p>
          </table:table-cell>
          <table:table-cell office:value-type="string" calcext:value-type="string">
            <text:p>Pes</text:p>
          </table:table-cell>
          <table:table-cell/>
          <table:table-cell table:formula="of:=IF([.B621]=[.D62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21];&quot;, '&quot;;SUBSTITUTE(LOWER([.B621]);&quot;'&quot;;&quot;''&quot;);&quot;', '&quot;;SUBSTITUTE(LOWER([.C621]);&quot;'&quot;;&quot;''&quot;);&quot;', '&quot;;SUBSTITUTE(LOWER([.D621]);&quot;'&quot;;&quot;''&quot;);&quot;');&quot;)" office:value-type="string" office:string-value="insert into palabras(id, castellano, ingles, latin) values(620, 'pie', 'footer', 'pes');" calcext:value-type="string">
            <text:p>insert into palabras(id, castellano, ingles, latin) values(620, 'pie', 'footer', 'pes');</text:p>
          </table:table-cell>
        </table:table-row>
        <table:table-row table:style-name="ro1">
          <table:table-cell table:formula="of:=[.A621]+1" office:value-type="float" office:value="621" calcext:value-type="float">
            <text:p>621</text:p>
          </table:table-cell>
          <table:table-cell office:value-type="string" calcext:value-type="string">
            <text:p>Trabajadores</text:p>
          </table:table-cell>
          <table:table-cell office:value-type="string" calcext:value-type="string">
            <text:p>Workers</text:p>
          </table:table-cell>
          <table:table-cell office:value-type="string" calcext:value-type="string">
            <text:p>Operarii</text:p>
          </table:table-cell>
          <table:table-cell/>
          <table:table-cell table:formula="of:=IF([.B622]=[.D62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22];&quot;, '&quot;;SUBSTITUTE(LOWER([.B622]);&quot;'&quot;;&quot;''&quot;);&quot;', '&quot;;SUBSTITUTE(LOWER([.C622]);&quot;'&quot;;&quot;''&quot;);&quot;', '&quot;;SUBSTITUTE(LOWER([.D622]);&quot;'&quot;;&quot;''&quot;);&quot;');&quot;)" office:value-type="string" office:string-value="insert into palabras(id, castellano, ingles, latin) values(621, 'trabajadores', 'workers', 'operarii');" calcext:value-type="string">
            <text:p>insert into palabras(id, castellano, ingles, latin) values(621, 'trabajadores', 'workers', 'operarii');</text:p>
          </table:table-cell>
        </table:table-row>
        <table:table-row table:style-name="ro1">
          <table:table-cell table:formula="of:=[.A622]+1" office:value-type="float" office:value="622" calcext:value-type="float">
            <text:p>622</text:p>
          </table:table-cell>
          <table:table-cell office:value-type="string" calcext:value-type="string">
            <text:p>Poner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Ponere</text:p>
          </table:table-cell>
          <table:table-cell/>
          <table:table-cell table:formula="of:=IF([.B623]=[.D62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23];&quot;, '&quot;;SUBSTITUTE(LOWER([.B623]);&quot;'&quot;;&quot;''&quot;);&quot;', '&quot;;SUBSTITUTE(LOWER([.C623]);&quot;'&quot;;&quot;''&quot;);&quot;', '&quot;;SUBSTITUTE(LOWER([.D623]);&quot;'&quot;;&quot;''&quot;);&quot;');&quot;)" office:value-type="string" office:string-value="insert into palabras(id, castellano, ingles, latin) values(622, 'poner', 'put', 'ponere');" calcext:value-type="string">
            <text:p>insert into palabras(id, castellano, ingles, latin) values(622, 'poner', 'put', 'ponere');</text:p>
          </table:table-cell>
        </table:table-row>
        <table:table-row table:style-name="ro1">
          <table:table-cell table:formula="of:=[.A623]+1" office:value-type="float" office:value="623" calcext:value-type="float">
            <text:p>623</text:p>
          </table:table-cell>
          <table:table-cell office:value-type="string" calcext:value-type="string">
            <text:p>Viene</text:p>
          </table:table-cell>
          <table:table-cell office:value-type="string" calcext:value-type="string">
            <text:p>Comes</text:p>
          </table:table-cell>
          <table:table-cell office:value-type="string" calcext:value-type="string">
            <text:p>Veniat</text:p>
          </table:table-cell>
          <table:table-cell/>
          <table:table-cell table:formula="of:=IF([.B624]=[.D62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24];&quot;, '&quot;;SUBSTITUTE(LOWER([.B624]);&quot;'&quot;;&quot;''&quot;);&quot;', '&quot;;SUBSTITUTE(LOWER([.C624]);&quot;'&quot;;&quot;''&quot;);&quot;', '&quot;;SUBSTITUTE(LOWER([.D624]);&quot;'&quot;;&quot;''&quot;);&quot;');&quot;)" office:value-type="string" office:string-value="insert into palabras(id, castellano, ingles, latin) values(623, 'viene', 'comes', 'veniat');" calcext:value-type="string">
            <text:p>insert into palabras(id, castellano, ingles, latin) values(623, 'viene', 'comes', 'veniat');</text:p>
          </table:table-cell>
        </table:table-row>
        <table:table-row table:style-name="ro1">
          <table:table-cell table:formula="of:=[.A624]+1" office:value-type="float" office:value="624" calcext:value-type="float">
            <text:p>624</text:p>
          </table:table-cell>
          <table:table-cell office:value-type="string" calcext:value-type="string">
            <text:p>Permite</text:p>
          </table:table-cell>
          <table:table-cell office:value-type="string" calcext:value-type="string">
            <text:p>Allows</text:p>
          </table:table-cell>
          <table:table-cell office:value-type="string" calcext:value-type="string">
            <text:p>Permittit</text:p>
          </table:table-cell>
          <table:table-cell/>
          <table:table-cell table:formula="of:=IF([.B625]=[.D62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25];&quot;, '&quot;;SUBSTITUTE(LOWER([.B625]);&quot;'&quot;;&quot;''&quot;);&quot;', '&quot;;SUBSTITUTE(LOWER([.C625]);&quot;'&quot;;&quot;''&quot;);&quot;', '&quot;;SUBSTITUTE(LOWER([.D625]);&quot;'&quot;;&quot;''&quot;);&quot;');&quot;)" office:value-type="string" office:string-value="insert into palabras(id, castellano, ingles, latin) values(624, 'permite', 'allows', 'permittit');" calcext:value-type="string">
            <text:p>insert into palabras(id, castellano, ingles, latin) values(624, 'permite', 'allows', 'permittit');</text:p>
          </table:table-cell>
        </table:table-row>
        <table:table-row table:style-name="ro1">
          <table:table-cell table:formula="of:=[.A625]+1" office:value-type="float" office:value="625" calcext:value-type="float">
            <text:p>625</text:p>
          </table:table-cell>
          <table:table-cell office:value-type="string" calcext:value-type="string">
            <text:p>Análisis</text:p>
          </table:table-cell>
          <table:table-cell table:number-columns-repeated="2" office:value-type="string" calcext:value-type="string">
            <text:p>Analysis</text:p>
          </table:table-cell>
          <table:table-cell/>
          <table:table-cell table:formula="of:=IF([.B626]=[.D62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26];&quot;, '&quot;;SUBSTITUTE(LOWER([.B626]);&quot;'&quot;;&quot;''&quot;);&quot;', '&quot;;SUBSTITUTE(LOWER([.C626]);&quot;'&quot;;&quot;''&quot;);&quot;', '&quot;;SUBSTITUTE(LOWER([.D626]);&quot;'&quot;;&quot;''&quot;);&quot;');&quot;)" office:value-type="string" office:string-value="insert into palabras(id, castellano, ingles, latin) values(625, 'análisis', 'analysis', 'analysis');" calcext:value-type="string">
            <text:p>insert into palabras(id, castellano, ingles, latin) values(625, 'análisis', 'analysis', 'analysis');</text:p>
          </table:table-cell>
        </table:table-row>
        <table:table-row table:style-name="ro1">
          <table:table-cell table:formula="of:=[.A626]+1" office:value-type="float" office:value="626" calcext:value-type="float">
            <text:p>626</text:p>
          </table:table-cell>
          <table:table-cell office:value-type="string" calcext:value-type="string">
            <text:p>Acto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Actus</text:p>
          </table:table-cell>
          <table:table-cell/>
          <table:table-cell table:formula="of:=IF([.B627]=[.D62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27];&quot;, '&quot;;SUBSTITUTE(LOWER([.B627]);&quot;'&quot;;&quot;''&quot;);&quot;', '&quot;;SUBSTITUTE(LOWER([.C627]);&quot;'&quot;;&quot;''&quot;);&quot;', '&quot;;SUBSTITUTE(LOWER([.D627]);&quot;'&quot;;&quot;''&quot;);&quot;');&quot;)" office:value-type="string" office:string-value="insert into palabras(id, castellano, ingles, latin) values(626, 'acto', 'event', 'actus');" calcext:value-type="string">
            <text:p>insert into palabras(id, castellano, ingles, latin) values(626, 'acto', 'event', 'actus');</text:p>
          </table:table-cell>
        </table:table-row>
        <table:table-row table:style-name="ro1">
          <table:table-cell table:formula="of:=[.A627]+1" office:value-type="float" office:value="627" calcext:value-type="float">
            <text:p>627</text:p>
          </table:table-cell>
          <table:table-cell office:value-type="string" calcext:value-type="string">
            <text:p>Hechos</text:p>
          </table:table-cell>
          <table:table-cell office:value-type="string" calcext:value-type="string">
            <text:p>Facts</text:p>
          </table:table-cell>
          <table:table-cell office:value-type="string" calcext:value-type="string">
            <text:p>Facta</text:p>
          </table:table-cell>
          <table:table-cell/>
          <table:table-cell table:formula="of:=IF([.B628]=[.D62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28];&quot;, '&quot;;SUBSTITUTE(LOWER([.B628]);&quot;'&quot;;&quot;''&quot;);&quot;', '&quot;;SUBSTITUTE(LOWER([.C628]);&quot;'&quot;;&quot;''&quot;);&quot;', '&quot;;SUBSTITUTE(LOWER([.D628]);&quot;'&quot;;&quot;''&quot;);&quot;');&quot;)" office:value-type="string" office:string-value="insert into palabras(id, castellano, ingles, latin) values(627, 'hechos', 'facts', 'facta');" calcext:value-type="string">
            <text:p>insert into palabras(id, castellano, ingles, latin) values(627, 'hechos', 'facts', 'facta');</text:p>
          </table:table-cell>
        </table:table-row>
        <table:table-row table:style-name="ro1">
          <table:table-cell table:formula="of:=[.A628]+1" office:value-type="float" office:value="628" calcext:value-type="float">
            <text:p>628</text:p>
          </table:table-cell>
          <table:table-cell office:value-type="string" calcext:value-type="string">
            <text:p>Tiempos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Tempora</text:p>
          </table:table-cell>
          <table:table-cell/>
          <table:table-cell table:formula="of:=IF([.B629]=[.D62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29];&quot;, '&quot;;SUBSTITUTE(LOWER([.B629]);&quot;'&quot;;&quot;''&quot;);&quot;', '&quot;;SUBSTITUTE(LOWER([.C629]);&quot;'&quot;;&quot;''&quot;);&quot;', '&quot;;SUBSTITUTE(LOWER([.D629]);&quot;'&quot;;&quot;''&quot;);&quot;');&quot;)" office:value-type="string" office:string-value="insert into palabras(id, castellano, ingles, latin) values(628, 'tiempos', 'times', 'tempora');" calcext:value-type="string">
            <text:p>insert into palabras(id, castellano, ingles, latin) values(628, 'tiempos', 'times', 'tempora');</text:p>
          </table:table-cell>
        </table:table-row>
        <table:table-row table:style-name="ro1">
          <table:table-cell table:formula="of:=[.A629]+1" office:value-type="float" office:value="629" calcext:value-type="float">
            <text:p>629</text:p>
          </table:table-cell>
          <table:table-cell office:value-type="string" calcext:value-type="string">
            <text:p>Políticas</text:p>
          </table:table-cell>
          <table:table-cell office:value-type="string" calcext:value-type="string">
            <text:p>Policies</text:p>
          </table:table-cell>
          <table:table-cell office:value-type="string" calcext:value-type="string">
            <text:p>Politica</text:p>
          </table:table-cell>
          <table:table-cell/>
          <table:table-cell table:formula="of:=IF([.B630]=[.D63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30];&quot;, '&quot;;SUBSTITUTE(LOWER([.B630]);&quot;'&quot;;&quot;''&quot;);&quot;', '&quot;;SUBSTITUTE(LOWER([.C630]);&quot;'&quot;;&quot;''&quot;);&quot;', '&quot;;SUBSTITUTE(LOWER([.D630]);&quot;'&quot;;&quot;''&quot;);&quot;');&quot;)" office:value-type="string" office:string-value="insert into palabras(id, castellano, ingles, latin) values(629, 'políticas', 'policies', 'politica');" calcext:value-type="string">
            <text:p>insert into palabras(id, castellano, ingles, latin) values(629, 'políticas', 'policies', 'politica');</text:p>
          </table:table-cell>
        </table:table-row>
        <table:table-row table:style-name="ro1">
          <table:table-cell table:formula="of:=[.A630]+1" office:value-type="float" office:value="630" calcext:value-type="float">
            <text:p>630</text:p>
          </table:table-cell>
          <table:table-cell table:number-columns-repeated="3" office:value-type="string" calcext:value-type="string">
            <text:p>Radio</text:p>
          </table:table-cell>
          <table:table-cell/>
          <table:table-cell table:formula="of:=IF([.B631]=[.D631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631];&quot;, '&quot;;SUBSTITUTE(LOWER([.B631]);&quot;'&quot;;&quot;''&quot;);&quot;', '&quot;;SUBSTITUTE(LOWER([.C631]);&quot;'&quot;;&quot;''&quot;);&quot;', '&quot;;SUBSTITUTE(LOWER([.D631]);&quot;'&quot;;&quot;''&quot;);&quot;');&quot;)" office:value-type="string" office:string-value="insert into palabras(id, castellano, ingles, latin) values(630, 'radio', 'radio', 'radio');" calcext:value-type="string">
            <text:p>insert into palabras(id, castellano, ingles, latin) values(630, 'radio', 'radio', 'radio');</text:p>
          </table:table-cell>
        </table:table-row>
        <table:table-row table:style-name="ro2">
          <table:table-cell table:formula="of:=[.A631]+1" office:value-type="float" office:value="631" calcext:value-type="float">
            <text:p>631</text:p>
          </table:table-cell>
          <table:table-cell office:value-type="string" calcext:value-type="string">
            <text:p>Crecimiento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Incrementum</text:p>
          </table:table-cell>
          <table:table-cell/>
          <table:table-cell table:formula="of:=IF([.B632]=[.D63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32];&quot;, '&quot;;SUBSTITUTE(LOWER([.B632]);&quot;'&quot;;&quot;''&quot;);&quot;', '&quot;;SUBSTITUTE(LOWER([.C632]);&quot;'&quot;;&quot;''&quot;);&quot;', '&quot;;SUBSTITUTE(LOWER([.D632]);&quot;'&quot;;&quot;''&quot;);&quot;');&quot;)" office:value-type="string" office:string-value="insert into palabras(id, castellano, ingles, latin) values(631, 'crecimiento', 'growth', 'incrementum');" calcext:value-type="string">
            <text:p>insert into palabras(id, castellano, ingles, latin) values(631, 'crecimiento', 'growth', 'incrementum');</text:p>
          </table:table-cell>
        </table:table-row>
        <table:table-row table:style-name="ro1">
          <table:table-cell table:formula="of:=[.A632]+1" office:value-type="float" office:value="632" calcext:value-type="float">
            <text:p>632</text:p>
          </table:table-cell>
          <table:table-cell office:value-type="string" calcext:value-type="string">
            <text:p>Compañía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Societas</text:p>
          </table:table-cell>
          <table:table-cell/>
          <table:table-cell table:formula="of:=IF([.B633]=[.D63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33];&quot;, '&quot;;SUBSTITUTE(LOWER([.B633]);&quot;'&quot;;&quot;''&quot;);&quot;', '&quot;;SUBSTITUTE(LOWER([.C633]);&quot;'&quot;;&quot;''&quot;);&quot;', '&quot;;SUBSTITUTE(LOWER([.D633]);&quot;'&quot;;&quot;''&quot;);&quot;');&quot;)" office:value-type="string" office:string-value="insert into palabras(id, castellano, ingles, latin) values(632, 'compañía', 'company', 'societas');" calcext:value-type="string">
            <text:p>insert into palabras(id, castellano, ingles, latin) values(632, 'compañía', 'company', 'societas');</text:p>
          </table:table-cell>
        </table:table-row>
        <table:table-row table:style-name="ro1">
          <table:table-cell table:formula="of:=[.A633]+1" office:value-type="float" office:value="633" calcext:value-type="float">
            <text:p>633</text:p>
          </table:table-cell>
          <table:table-cell office:value-type="string" calcext:value-type="string">
            <text:p>Amigo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Amicus</text:p>
          </table:table-cell>
          <table:table-cell/>
          <table:table-cell table:formula="of:=IF([.B634]=[.D63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34];&quot;, '&quot;;SUBSTITUTE(LOWER([.B634]);&quot;'&quot;;&quot;''&quot;);&quot;', '&quot;;SUBSTITUTE(LOWER([.C634]);&quot;'&quot;;&quot;''&quot;);&quot;', '&quot;;SUBSTITUTE(LOWER([.D634]);&quot;'&quot;;&quot;''&quot;);&quot;');&quot;)" office:value-type="string" office:string-value="insert into palabras(id, castellano, ingles, latin) values(633, 'amigo', 'friend', 'amicus');" calcext:value-type="string">
            <text:p>insert into palabras(id, castellano, ingles, latin) values(633, 'amigo', 'friend', 'amicus');</text:p>
          </table:table-cell>
        </table:table-row>
        <table:table-row table:style-name="ro2">
          <table:table-cell table:formula="of:=[.A634]+1" office:value-type="float" office:value="634" calcext:value-type="float">
            <text:p>634</text:p>
          </table:table-cell>
          <table:table-cell office:value-type="string" calcext:value-type="string">
            <text:p>Autoridades</text:p>
          </table:table-cell>
          <table:table-cell office:value-type="string" calcext:value-type="string">
            <text:p>Authorities</text:p>
          </table:table-cell>
          <table:table-cell office:value-type="string" calcext:value-type="string">
            <text:p>Auctoritates</text:p>
          </table:table-cell>
          <table:table-cell/>
          <table:table-cell table:formula="of:=IF([.B635]=[.D63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35];&quot;, '&quot;;SUBSTITUTE(LOWER([.B635]);&quot;'&quot;;&quot;''&quot;);&quot;', '&quot;;SUBSTITUTE(LOWER([.C635]);&quot;'&quot;;&quot;''&quot;);&quot;', '&quot;;SUBSTITUTE(LOWER([.D635]);&quot;'&quot;;&quot;''&quot;);&quot;');&quot;)" office:value-type="string" office:string-value="insert into palabras(id, castellano, ingles, latin) values(634, 'autoridades', 'authorities', 'auctoritates');" calcext:value-type="string">
            <text:p>insert into palabras(id, castellano, ingles, latin) values(634, 'autoridades', 'authorities', 'auctoritates');</text:p>
          </table:table-cell>
        </table:table-row>
        <table:table-row table:style-name="ro1">
          <table:table-cell table:formula="of:=[.A635]+1" office:value-type="float" office:value="635" calcext:value-type="float">
            <text:p>635</text:p>
          </table:table-cell>
          <table:table-cell office:value-type="string" calcext:value-type="string">
            <text:p>Realizar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Perficere</text:p>
          </table:table-cell>
          <table:table-cell/>
          <table:table-cell table:formula="of:=IF([.B636]=[.D63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36];&quot;, '&quot;;SUBSTITUTE(LOWER([.B636]);&quot;'&quot;;&quot;''&quot;);&quot;', '&quot;;SUBSTITUTE(LOWER([.C636]);&quot;'&quot;;&quot;''&quot;);&quot;', '&quot;;SUBSTITUTE(LOWER([.D636]);&quot;'&quot;;&quot;''&quot;);&quot;');&quot;)" office:value-type="string" office:string-value="insert into palabras(id, castellano, ingles, latin) values(635, 'realizar', 'make', 'perficere');" calcext:value-type="string">
            <text:p>insert into palabras(id, castellano, ingles, latin) values(635, 'realizar', 'make', 'perficere');</text:p>
          </table:table-cell>
        </table:table-row>
        <table:table-row table:style-name="ro1">
          <table:table-cell table:formula="of:=[.A636]+1" office:value-type="float" office:value="636" calcext:value-type="float">
            <text:p>636</text:p>
          </table:table-cell>
          <table:table-cell office:value-type="string" calcext:value-type="string">
            <text:p>Acciones</text:p>
          </table:table-cell>
          <table:table-cell office:value-type="string" calcext:value-type="string">
            <text:p>Actions</text:p>
          </table:table-cell>
          <table:table-cell office:value-type="string" calcext:value-type="string">
            <text:p>Acta</text:p>
          </table:table-cell>
          <table:table-cell/>
          <table:table-cell table:formula="of:=IF([.B637]=[.D63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37];&quot;, '&quot;;SUBSTITUTE(LOWER([.B637]);&quot;'&quot;;&quot;''&quot;);&quot;', '&quot;;SUBSTITUTE(LOWER([.C637]);&quot;'&quot;;&quot;''&quot;);&quot;', '&quot;;SUBSTITUTE(LOWER([.D637]);&quot;'&quot;;&quot;''&quot;);&quot;');&quot;)" office:value-type="string" office:string-value="insert into palabras(id, castellano, ingles, latin) values(636, 'acciones', 'actions', 'acta');" calcext:value-type="string">
            <text:p>insert into palabras(id, castellano, ingles, latin) values(636, 'acciones', 'actions', 'acta');</text:p>
          </table:table-cell>
        </table:table-row>
        <table:table-row table:style-name="ro1">
          <table:table-cell table:formula="of:=[.A637]+1" office:value-type="float" office:value="637" calcext:value-type="float">
            <text:p>637</text:p>
          </table:table-cell>
          <table:table-cell office:value-type="string" calcext:value-type="string">
            <text:p>Padres</text:p>
          </table:table-cell>
          <table:table-cell office:value-type="string" calcext:value-type="string">
            <text:p>Parents</text:p>
          </table:table-cell>
          <table:table-cell office:value-type="string" calcext:value-type="string">
            <text:p>Parentes</text:p>
          </table:table-cell>
          <table:table-cell/>
          <table:table-cell table:formula="of:=IF([.B638]=[.D63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38];&quot;, '&quot;;SUBSTITUTE(LOWER([.B638]);&quot;'&quot;;&quot;''&quot;);&quot;', '&quot;;SUBSTITUTE(LOWER([.C638]);&quot;'&quot;;&quot;''&quot;);&quot;', '&quot;;SUBSTITUTE(LOWER([.D638]);&quot;'&quot;;&quot;''&quot;);&quot;');&quot;)" office:value-type="string" office:string-value="insert into palabras(id, castellano, ingles, latin) values(637, 'padres', 'parents', 'parentes');" calcext:value-type="string">
            <text:p>insert into palabras(id, castellano, ingles, latin) values(637, 'padres', 'parents', 'parentes');</text:p>
          </table:table-cell>
        </table:table-row>
        <table:table-row table:style-name="ro1">
          <table:table-cell table:formula="of:=[.A638]+1" office:value-type="float" office:value="638" calcext:value-type="float">
            <text:p>638</text:p>
          </table:table-cell>
          <table:table-cell office:value-type="string" calcext:value-type="string">
            <text:p>Diario</text:p>
          </table:table-cell>
          <table:table-cell office:value-type="string" calcext:value-type="string">
            <text:p>Newspaper</text:p>
          </table:table-cell>
          <table:table-cell office:value-type="string" calcext:value-type="string">
            <text:p>Diarium</text:p>
          </table:table-cell>
          <table:table-cell/>
          <table:table-cell table:formula="of:=IF([.B639]=[.D63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39];&quot;, '&quot;;SUBSTITUTE(LOWER([.B639]);&quot;'&quot;;&quot;''&quot;);&quot;', '&quot;;SUBSTITUTE(LOWER([.C639]);&quot;'&quot;;&quot;''&quot;);&quot;', '&quot;;SUBSTITUTE(LOWER([.D639]);&quot;'&quot;;&quot;''&quot;);&quot;');&quot;)" office:value-type="string" office:string-value="insert into palabras(id, castellano, ingles, latin) values(638, 'diario', 'newspaper', 'diarium');" calcext:value-type="string">
            <text:p>insert into palabras(id, castellano, ingles, latin) values(638, 'diario', 'newspaper', 'diarium');</text:p>
          </table:table-cell>
        </table:table-row>
        <table:table-row table:style-name="ro1">
          <table:table-cell table:formula="of:=[.A639]+1" office:value-type="float" office:value="639" calcext:value-type="float">
            <text:p>639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Vide</text:p>
          </table:table-cell>
          <table:table-cell/>
          <table:table-cell table:formula="of:=IF([.B640]=[.D64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40];&quot;, '&quot;;SUBSTITUTE(LOWER([.B640]);&quot;'&quot;;&quot;''&quot;);&quot;', '&quot;;SUBSTITUTE(LOWER([.C640]);&quot;'&quot;;&quot;''&quot;);&quot;', '&quot;;SUBSTITUTE(LOWER([.D640]);&quot;'&quot;;&quot;''&quot;);&quot;');&quot;)" office:value-type="string" office:string-value="insert into palabras(id, castellano, ingles, latin) values(639, 've', 'see', 'vide');" calcext:value-type="string">
            <text:p>insert into palabras(id, castellano, ingles, latin) values(639, 've', 'see', 'vide');</text:p>
          </table:table-cell>
        </table:table-row>
        <table:table-row table:style-name="ro1">
          <table:table-cell table:formula="of:=[.A640]+1" office:value-type="float" office:value="640" calcext:value-type="float">
            <text:p>640</text:p>
          </table:table-cell>
          <table:table-cell office:value-type="string" calcext:value-type="string">
            <text:p>Derecha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Dextra</text:p>
          </table:table-cell>
          <table:table-cell/>
          <table:table-cell table:formula="of:=IF([.B641]=[.D64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41];&quot;, '&quot;;SUBSTITUTE(LOWER([.B641]);&quot;'&quot;;&quot;''&quot;);&quot;', '&quot;;SUBSTITUTE(LOWER([.C641]);&quot;'&quot;;&quot;''&quot;);&quot;', '&quot;;SUBSTITUTE(LOWER([.D641]);&quot;'&quot;;&quot;''&quot;);&quot;');&quot;)" office:value-type="string" office:string-value="insert into palabras(id, castellano, ingles, latin) values(640, 'derecha', 'right', 'dextra');" calcext:value-type="string">
            <text:p>insert into palabras(id, castellano, ingles, latin) values(640, 'derecha', 'right', 'dextra');</text:p>
          </table:table-cell>
        </table:table-row>
        <table:table-row table:style-name="ro1">
          <table:table-cell table:formula="of:=[.A641]+1" office:value-type="float" office:value="641" calcext:value-type="float">
            <text:p>641</text:p>
          </table:table-cell>
          <table:table-cell office:value-type="string" calcext:value-type="string">
            <text:p>Ambiente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Ambitus</text:p>
          </table:table-cell>
          <table:table-cell/>
          <table:table-cell table:formula="of:=IF([.B642]=[.D64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42];&quot;, '&quot;;SUBSTITUTE(LOWER([.B642]);&quot;'&quot;;&quot;''&quot;);&quot;', '&quot;;SUBSTITUTE(LOWER([.C642]);&quot;'&quot;;&quot;''&quot;);&quot;', '&quot;;SUBSTITUTE(LOWER([.D642]);&quot;'&quot;;&quot;''&quot;);&quot;');&quot;)" office:value-type="string" office:string-value="insert into palabras(id, castellano, ingles, latin) values(641, 'ambiente', 'environment', 'ambitus');" calcext:value-type="string">
            <text:p>insert into palabras(id, castellano, ingles, latin) values(641, 'ambiente', 'environment', 'ambitus');</text:p>
          </table:table-cell>
        </table:table-row>
        <table:table-row table:style-name="ro1">
          <table:table-cell table:formula="of:=[.A642]+1" office:value-type="float" office:value="642" calcext:value-type="float">
            <text:p>642</text:p>
          </table:table-cell>
          <table:table-cell office:value-type="string" calcext:value-type="string">
            <text:p>Precisamente</text:p>
          </table:table-cell>
          <table:table-cell office:value-type="string" calcext:value-type="string">
            <text:p>Precisely</text:p>
          </table:table-cell>
          <table:table-cell office:value-type="string" calcext:value-type="string">
            <text:p>Praecise</text:p>
          </table:table-cell>
          <table:table-cell/>
          <table:table-cell table:formula="of:=IF([.B643]=[.D64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43];&quot;, '&quot;;SUBSTITUTE(LOWER([.B643]);&quot;'&quot;;&quot;''&quot;);&quot;', '&quot;;SUBSTITUTE(LOWER([.C643]);&quot;'&quot;;&quot;''&quot;);&quot;', '&quot;;SUBSTITUTE(LOWER([.D643]);&quot;'&quot;;&quot;''&quot;);&quot;');&quot;)" office:value-type="string" office:string-value="insert into palabras(id, castellano, ingles, latin) values(642, 'precisamente', 'precisely', 'praecise');" calcext:value-type="string">
            <text:p>insert into palabras(id, castellano, ingles, latin) values(642, 'precisamente', 'precisely', 'praecise');</text:p>
          </table:table-cell>
        </table:table-row>
        <table:table-row table:style-name="ro1">
          <table:table-cell table:formula="of:=[.A643]+1" office:value-type="float" office:value="643" calcext:value-type="float">
            <text:p>643</text:p>
          </table:table-cell>
          <table:table-cell office:value-type="string" calcext:value-type="string">
            <text:p>Enfermedad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Morbus</text:p>
          </table:table-cell>
          <table:table-cell/>
          <table:table-cell table:formula="of:=IF([.B644]=[.D64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44];&quot;, '&quot;;SUBSTITUTE(LOWER([.B644]);&quot;'&quot;;&quot;''&quot;);&quot;', '&quot;;SUBSTITUTE(LOWER([.C644]);&quot;'&quot;;&quot;''&quot;);&quot;', '&quot;;SUBSTITUTE(LOWER([.D644]);&quot;'&quot;;&quot;''&quot;);&quot;');&quot;)" office:value-type="string" office:string-value="insert into palabras(id, castellano, ingles, latin) values(643, 'enfermedad', 'disease', 'morbus');" calcext:value-type="string">
            <text:p>insert into palabras(id, castellano, ingles, latin) values(643, 'enfermedad', 'disease', 'morbus');</text:p>
          </table:table-cell>
        </table:table-row>
        <table:table-row table:style-name="ro1">
          <table:table-cell table:formula="of:=[.A644]+1" office:value-type="float" office:value="644" calcext:value-type="float">
            <text:p>644</text:p>
          </table:table-cell>
          <table:table-cell office:value-type="string" calcext:value-type="string">
            <text:p>Especie</text:p>
          </table:table-cell>
          <table:table-cell table:number-columns-repeated="2" office:value-type="string" calcext:value-type="string">
            <text:p>Species</text:p>
          </table:table-cell>
          <table:table-cell/>
          <table:table-cell table:formula="of:=IF([.B645]=[.D64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45];&quot;, '&quot;;SUBSTITUTE(LOWER([.B645]);&quot;'&quot;;&quot;''&quot;);&quot;', '&quot;;SUBSTITUTE(LOWER([.C645]);&quot;'&quot;;&quot;''&quot;);&quot;', '&quot;;SUBSTITUTE(LOWER([.D645]);&quot;'&quot;;&quot;''&quot;);&quot;');&quot;)" office:value-type="string" office:string-value="insert into palabras(id, castellano, ingles, latin) values(644, 'especie', 'species', 'species');" calcext:value-type="string">
            <text:p>insert into palabras(id, castellano, ingles, latin) values(644, 'especie', 'species', 'species');</text:p>
          </table:table-cell>
        </table:table-row>
        <table:table-row table:style-name="ro1">
          <table:table-cell table:formula="of:=[.A645]+1" office:value-type="float" office:value="645" calcext:value-type="float">
            <text:p>645</text:p>
          </table:table-cell>
          <table:table-cell office:value-type="string" calcext:value-type="string">
            <text:p>Ejército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Exercitus</text:p>
          </table:table-cell>
          <table:table-cell/>
          <table:table-cell table:formula="of:=IF([.B646]=[.D64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46];&quot;, '&quot;;SUBSTITUTE(LOWER([.B646]);&quot;'&quot;;&quot;''&quot;);&quot;', '&quot;;SUBSTITUTE(LOWER([.C646]);&quot;'&quot;;&quot;''&quot;);&quot;', '&quot;;SUBSTITUTE(LOWER([.D646]);&quot;'&quot;;&quot;''&quot;);&quot;');&quot;)" office:value-type="string" office:string-value="insert into palabras(id, castellano, ingles, latin) values(645, 'ejército', 'army', 'exercitus');" calcext:value-type="string">
            <text:p>insert into palabras(id, castellano, ingles, latin) values(645, 'ejército', 'army', 'exercitus');</text:p>
          </table:table-cell>
        </table:table-row>
        <table:table-row table:style-name="ro1">
          <table:table-cell table:formula="of:=[.A646]+1" office:value-type="float" office:value="646" calcext:value-type="float">
            <text:p>646</text:p>
          </table:table-cell>
          <table:table-cell office:value-type="string" calcext:value-type="string">
            <text:p>Santa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Sanctus</text:p>
          </table:table-cell>
          <table:table-cell/>
          <table:table-cell table:formula="of:=IF([.B647]=[.D64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47];&quot;, '&quot;;SUBSTITUTE(LOWER([.B647]);&quot;'&quot;;&quot;''&quot;);&quot;', '&quot;;SUBSTITUTE(LOWER([.C647]);&quot;'&quot;;&quot;''&quot;);&quot;', '&quot;;SUBSTITUTE(LOWER([.D647]);&quot;'&quot;;&quot;''&quot;);&quot;');&quot;)" office:value-type="string" office:string-value="insert into palabras(id, castellano, ingles, latin) values(646, 'santa', 'saint', 'sanctus');" calcext:value-type="string">
            <text:p>insert into palabras(id, castellano, ingles, latin) values(646, 'santa', 'saint', 'sanctus');</text:p>
          </table:table-cell>
        </table:table-row>
        <table:table-row table:style-name="ro1">
          <table:table-cell table:formula="of:=[.A647]+1" office:value-type="float" office:value="647" calcext:value-type="float">
            <text:p>647</text:p>
          </table:table-cell>
          <table:table-cell office:value-type="string" calcext:value-type="string">
            <text:p>Cambios</text:p>
          </table:table-cell>
          <table:table-cell office:value-type="string" calcext:value-type="string">
            <text:p>Changes</text:p>
          </table:table-cell>
          <table:table-cell office:value-type="string" calcext:value-type="string">
            <text:p>Mutationes</text:p>
          </table:table-cell>
          <table:table-cell/>
          <table:table-cell table:formula="of:=IF([.B648]=[.D64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48];&quot;, '&quot;;SUBSTITUTE(LOWER([.B648]);&quot;'&quot;;&quot;''&quot;);&quot;', '&quot;;SUBSTITUTE(LOWER([.C648]);&quot;'&quot;;&quot;''&quot;);&quot;', '&quot;;SUBSTITUTE(LOWER([.D648]);&quot;'&quot;;&quot;''&quot;);&quot;');&quot;)" office:value-type="string" office:string-value="insert into palabras(id, castellano, ingles, latin) values(647, 'cambios', 'changes', 'mutationes');" calcext:value-type="string">
            <text:p>insert into palabras(id, castellano, ingles, latin) values(647, 'cambios', 'changes', 'mutationes');</text:p>
          </table:table-cell>
        </table:table-row>
        <table:table-row table:style-name="ro1">
          <table:table-cell table:formula="of:=[.A648]+1" office:value-type="float" office:value="648" calcext:value-type="float">
            <text:p>648</text:p>
          </table:table-cell>
          <table:table-cell office:value-type="string" calcext:value-type="string">
            <text:p>Río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Flumen</text:p>
          </table:table-cell>
          <table:table-cell/>
          <table:table-cell table:formula="of:=IF([.B649]=[.D64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49];&quot;, '&quot;;SUBSTITUTE(LOWER([.B649]);&quot;'&quot;;&quot;''&quot;);&quot;', '&quot;;SUBSTITUTE(LOWER([.C649]);&quot;'&quot;;&quot;''&quot;);&quot;', '&quot;;SUBSTITUTE(LOWER([.D649]);&quot;'&quot;;&quot;''&quot;);&quot;');&quot;)" office:value-type="string" office:string-value="insert into palabras(id, castellano, ingles, latin) values(648, 'río', 'river', 'flumen');" calcext:value-type="string">
            <text:p>insert into palabras(id, castellano, ingles, latin) values(648, 'río', 'river', 'flumen');</text:p>
          </table:table-cell>
        </table:table-row>
        <table:table-row table:style-name="ro1">
          <table:table-cell table:formula="of:=[.A649]+1" office:value-type="float" office:value="649" calcext:value-type="float">
            <text:p>649</text:p>
          </table:table-cell>
          <table:table-cell office:value-type="string" calcext:value-type="string">
            <text:p>Sabía</text:p>
          </table:table-cell>
          <table:table-cell office:value-type="string" calcext:value-type="string">
            <text:p>Knew</text:p>
          </table:table-cell>
          <table:table-cell office:value-type="string" calcext:value-type="string">
            <text:p>Sciebat</text:p>
          </table:table-cell>
          <table:table-cell/>
          <table:table-cell table:formula="of:=IF([.B650]=[.D65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50];&quot;, '&quot;;SUBSTITUTE(LOWER([.B650]);&quot;'&quot;;&quot;''&quot;);&quot;', '&quot;;SUBSTITUTE(LOWER([.C650]);&quot;'&quot;;&quot;''&quot;);&quot;', '&quot;;SUBSTITUTE(LOWER([.D650]);&quot;'&quot;;&quot;''&quot;);&quot;');&quot;)" office:value-type="string" office:string-value="insert into palabras(id, castellano, ingles, latin) values(649, 'sabía', 'knew', 'sciebat');" calcext:value-type="string">
            <text:p>insert into palabras(id, castellano, ingles, latin) values(649, 'sabía', 'knew', 'sciebat');</text:p>
          </table:table-cell>
        </table:table-row>
        <table:table-row table:style-name="ro1">
          <table:table-cell table:formula="of:=[.A650]+1" office:value-type="float" office:value="650" calcext:value-type="float">
            <text:p>650</text:p>
          </table:table-cell>
          <table:table-cell office:value-type="string" calcext:value-type="string">
            <text:p>Seguro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Certus</text:p>
          </table:table-cell>
          <table:table-cell/>
          <table:table-cell table:formula="of:=IF([.B651]=[.D65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51];&quot;, '&quot;;SUBSTITUTE(LOWER([.B651]);&quot;'&quot;;&quot;''&quot;);&quot;', '&quot;;SUBSTITUTE(LOWER([.C651]);&quot;'&quot;;&quot;''&quot;);&quot;', '&quot;;SUBSTITUTE(LOWER([.D651]);&quot;'&quot;;&quot;''&quot;);&quot;');&quot;)" office:value-type="string" office:string-value="insert into palabras(id, castellano, ingles, latin) values(650, 'seguro', 'insurance', 'certus');" calcext:value-type="string">
            <text:p>insert into palabras(id, castellano, ingles, latin) values(650, 'seguro', 'insurance', 'certus');</text:p>
          </table:table-cell>
        </table:table-row>
        <table:table-row table:style-name="ro1">
          <table:table-cell table:formula="of:=[.A651]+1" office:value-type="float" office:value="651" calcext:value-type="float">
            <text:p>651</text:p>
          </table:table-cell>
          <table:table-cell office:value-type="string" calcext:value-type="string">
            <text:p>Espera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Exspectare</text:p>
          </table:table-cell>
          <table:table-cell/>
          <table:table-cell table:formula="of:=IF([.B652]=[.D65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52];&quot;, '&quot;;SUBSTITUTE(LOWER([.B652]);&quot;'&quot;;&quot;''&quot;);&quot;', '&quot;;SUBSTITUTE(LOWER([.C652]);&quot;'&quot;;&quot;''&quot;);&quot;', '&quot;;SUBSTITUTE(LOWER([.D652]);&quot;'&quot;;&quot;''&quot;);&quot;');&quot;)" office:value-type="string" office:string-value="insert into palabras(id, castellano, ingles, latin) values(651, 'espera', 'wait', 'exspectare');" calcext:value-type="string">
            <text:p>insert into palabras(id, castellano, ingles, latin) values(651, 'espera', 'wait', 'exspectare');</text:p>
          </table:table-cell>
        </table:table-row>
        <table:table-row table:style-name="ro2">
          <table:table-cell table:formula="of:=[.A652]+1" office:value-type="float" office:value="652" calcext:value-type="float">
            <text:p>652</text:p>
          </table:table-cell>
          <table:table-cell office:value-type="string" calcext:value-type="string">
            <text:p>Momentos</text:p>
          </table:table-cell>
          <table:table-cell office:value-type="string" calcext:value-type="string">
            <text:p>Moments</text:p>
          </table:table-cell>
          <table:table-cell office:value-type="string" calcext:value-type="string">
            <text:p>Momentorum</text:p>
          </table:table-cell>
          <table:table-cell/>
          <table:table-cell table:formula="of:=IF([.B653]=[.D65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53];&quot;, '&quot;;SUBSTITUTE(LOWER([.B653]);&quot;'&quot;;&quot;''&quot;);&quot;', '&quot;;SUBSTITUTE(LOWER([.C653]);&quot;'&quot;;&quot;''&quot;);&quot;', '&quot;;SUBSTITUTE(LOWER([.D653]);&quot;'&quot;;&quot;''&quot;);&quot;');&quot;)" office:value-type="string" office:string-value="insert into palabras(id, castellano, ingles, latin) values(652, 'momentos', 'moments', 'momentorum');" calcext:value-type="string">
            <text:p>insert into palabras(id, castellano, ingles, latin) values(652, 'momentos', 'moments', 'momentorum');</text:p>
          </table:table-cell>
        </table:table-row>
        <table:table-row table:style-name="ro1">
          <table:table-cell table:formula="of:=[.A653]+1" office:value-type="float" office:value="653" calcext:value-type="float">
            <text:p>653</text:p>
          </table:table-cell>
          <table:table-cell office:value-type="string" calcext:value-type="string">
            <text:p>Viaje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Iter</text:p>
          </table:table-cell>
          <table:table-cell/>
          <table:table-cell table:formula="of:=IF([.B654]=[.D65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54];&quot;, '&quot;;SUBSTITUTE(LOWER([.B654]);&quot;'&quot;;&quot;''&quot;);&quot;', '&quot;;SUBSTITUTE(LOWER([.C654]);&quot;'&quot;;&quot;''&quot;);&quot;', '&quot;;SUBSTITUTE(LOWER([.D654]);&quot;'&quot;;&quot;''&quot;);&quot;');&quot;)" office:value-type="string" office:string-value="insert into palabras(id, castellano, ingles, latin) values(653, 'viaje', 'trip', 'iter');" calcext:value-type="string">
            <text:p>insert into palabras(id, castellano, ingles, latin) values(653, 'viaje', 'trip', 'iter');</text:p>
          </table:table-cell>
        </table:table-row>
        <table:table-row table:style-name="ro1">
          <table:table-cell table:formula="of:=[.A654]+1" office:value-type="float" office:value="654" calcext:value-type="float">
            <text:p>654</text:p>
          </table:table-cell>
          <table:table-cell office:value-type="string" calcext:value-type="string">
            <text:p>Quería</text:p>
          </table:table-cell>
          <table:table-cell office:value-type="string" calcext:value-type="string">
            <text:p>Wanted</text:p>
          </table:table-cell>
          <table:table-cell office:value-type="string" calcext:value-type="string">
            <text:p>Volebat</text:p>
          </table:table-cell>
          <table:table-cell/>
          <table:table-cell table:formula="of:=IF([.B655]=[.D65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55];&quot;, '&quot;;SUBSTITUTE(LOWER([.B655]);&quot;'&quot;;&quot;''&quot;);&quot;', '&quot;;SUBSTITUTE(LOWER([.C655]);&quot;'&quot;;&quot;''&quot;);&quot;', '&quot;;SUBSTITUTE(LOWER([.D655]);&quot;'&quot;;&quot;''&quot;);&quot;');&quot;)" office:value-type="string" office:string-value="insert into palabras(id, castellano, ingles, latin) values(654, 'quería', 'wanted', 'volebat');" calcext:value-type="string">
            <text:p>insert into palabras(id, castellano, ingles, latin) values(654, 'quería', 'wanted', 'volebat');</text:p>
          </table:table-cell>
        </table:table-row>
        <table:table-row table:style-name="ro1">
          <table:table-cell table:formula="of:=[.A655]+1" office:value-type="float" office:value="655" calcext:value-type="float">
            <text:p>655</text:p>
          </table:table-cell>
          <table:table-cell office:value-type="string" calcext:value-type="string">
            <text:p>Ocho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Octo</text:p>
          </table:table-cell>
          <table:table-cell/>
          <table:table-cell table:formula="of:=IF([.B656]=[.D65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56];&quot;, '&quot;;SUBSTITUTE(LOWER([.B656]);&quot;'&quot;;&quot;''&quot;);&quot;', '&quot;;SUBSTITUTE(LOWER([.C656]);&quot;'&quot;;&quot;''&quot;);&quot;', '&quot;;SUBSTITUTE(LOWER([.D656]);&quot;'&quot;;&quot;''&quot;);&quot;');&quot;)" office:value-type="string" office:string-value="insert into palabras(id, castellano, ingles, latin) values(655, 'ocho', 'eight', 'octo');" calcext:value-type="string">
            <text:p>insert into palabras(id, castellano, ingles, latin) values(655, 'ocho', 'eight', 'octo');</text:p>
          </table:table-cell>
        </table:table-row>
        <table:table-row table:style-name="ro1">
          <table:table-cell table:formula="of:=[.A656]+1" office:value-type="float" office:value="656" calcext:value-type="float">
            <text:p>656</text:p>
          </table:table-cell>
          <table:table-cell office:value-type="string" calcext:value-type="string">
            <text:p>Vivir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Vivere</text:p>
          </table:table-cell>
          <table:table-cell/>
          <table:table-cell table:formula="of:=IF([.B657]=[.D65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57];&quot;, '&quot;;SUBSTITUTE(LOWER([.B657]);&quot;'&quot;;&quot;''&quot;);&quot;', '&quot;;SUBSTITUTE(LOWER([.C657]);&quot;'&quot;;&quot;''&quot;);&quot;', '&quot;;SUBSTITUTE(LOWER([.D657]);&quot;'&quot;;&quot;''&quot;);&quot;');&quot;)" office:value-type="string" office:string-value="insert into palabras(id, castellano, ingles, latin) values(656, 'vivir', 'live', 'vivere');" calcext:value-type="string">
            <text:p>insert into palabras(id, castellano, ingles, latin) values(656, 'vivir', 'live', 'vivere');</text:p>
          </table:table-cell>
        </table:table-row>
        <table:table-row table:style-name="ro1">
          <table:table-cell table:formula="of:=[.A657]+1" office:value-type="float" office:value="657" calcext:value-type="float">
            <text:p>657</text:p>
          </table:table-cell>
          <table:table-cell office:value-type="string" calcext:value-type="string">
            <text:p>Región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Regio</text:p>
          </table:table-cell>
          <table:table-cell/>
          <table:table-cell table:formula="of:=IF([.B658]=[.D65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58];&quot;, '&quot;;SUBSTITUTE(LOWER([.B658]);&quot;'&quot;;&quot;''&quot;);&quot;', '&quot;;SUBSTITUTE(LOWER([.C658]);&quot;'&quot;;&quot;''&quot;);&quot;', '&quot;;SUBSTITUTE(LOWER([.D658]);&quot;'&quot;;&quot;''&quot;);&quot;');&quot;)" office:value-type="string" office:string-value="insert into palabras(id, castellano, ingles, latin) values(657, 'región', 'region', 'regio');" calcext:value-type="string">
            <text:p>insert into palabras(id, castellano, ingles, latin) values(657, 'región', 'region', 'regio');</text:p>
          </table:table-cell>
        </table:table-row>
        <table:table-row table:style-name="ro1">
          <table:table-cell table:formula="of:=[.A658]+1" office:value-type="float" office:value="658" calcext:value-type="float">
            <text:p>658</text:p>
          </table:table-cell>
          <table:table-cell office:value-type="string" calcext:value-type="string">
            <text:p>Formación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Formatio</text:p>
          </table:table-cell>
          <table:table-cell/>
          <table:table-cell table:formula="of:=IF([.B659]=[.D65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59];&quot;, '&quot;;SUBSTITUTE(LOWER([.B659]);&quot;'&quot;;&quot;''&quot;);&quot;', '&quot;;SUBSTITUTE(LOWER([.C659]);&quot;'&quot;;&quot;''&quot;);&quot;', '&quot;;SUBSTITUTE(LOWER([.D659]);&quot;'&quot;;&quot;''&quot;);&quot;');&quot;)" office:value-type="string" office:string-value="insert into palabras(id, castellano, ingles, latin) values(658, 'formación', 'training', 'formatio');" calcext:value-type="string">
            <text:p>insert into palabras(id, castellano, ingles, latin) values(658, 'formación', 'training', 'formatio');</text:p>
          </table:table-cell>
        </table:table-row>
        <table:table-row table:style-name="ro1">
          <table:table-cell table:formula="of:=[.A659]+1" office:value-type="float" office:value="659" calcext:value-type="float">
            <text:p>659</text:p>
          </table:table-cell>
          <table:table-cell office:value-type="string" calcext:value-type="string">
            <text:p>Escuel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Schola</text:p>
          </table:table-cell>
          <table:table-cell/>
          <table:table-cell table:formula="of:=IF([.B660]=[.D66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60];&quot;, '&quot;;SUBSTITUTE(LOWER([.B660]);&quot;'&quot;;&quot;''&quot;);&quot;', '&quot;;SUBSTITUTE(LOWER([.C660]);&quot;'&quot;;&quot;''&quot;);&quot;', '&quot;;SUBSTITUTE(LOWER([.D660]);&quot;'&quot;;&quot;''&quot;);&quot;');&quot;)" office:value-type="string" office:string-value="insert into palabras(id, castellano, ingles, latin) values(659, 'escuela', 'school', 'schola');" calcext:value-type="string">
            <text:p>insert into palabras(id, castellano, ingles, latin) values(659, 'escuela', 'school', 'schola');</text:p>
          </table:table-cell>
        </table:table-row>
        <table:table-row table:style-name="ro1">
          <table:table-cell table:formula="of:=[.A660]+1" office:value-type="float" office:value="660" calcext:value-type="float">
            <text:p>660</text:p>
          </table:table-cell>
          <table:table-cell office:value-type="string" calcext:value-type="string">
            <text:p>Cuarto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Quartus</text:p>
          </table:table-cell>
          <table:table-cell/>
          <table:table-cell table:formula="of:=IF([.B661]=[.D66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61];&quot;, '&quot;;SUBSTITUTE(LOWER([.B661]);&quot;'&quot;;&quot;''&quot;);&quot;', '&quot;;SUBSTITUTE(LOWER([.C661]);&quot;'&quot;;&quot;''&quot;);&quot;', '&quot;;SUBSTITUTE(LOWER([.D661]);&quot;'&quot;;&quot;''&quot;);&quot;');&quot;)" office:value-type="string" office:string-value="insert into palabras(id, castellano, ingles, latin) values(660, 'cuarto', 'room', 'quartus');" calcext:value-type="string">
            <text:p>insert into palabras(id, castellano, ingles, latin) values(660, 'cuarto', 'room', 'quartus');</text:p>
          </table:table-cell>
        </table:table-row>
        <table:table-row table:style-name="ro1">
          <table:table-cell table:formula="of:=[.A661]+1" office:value-type="float" office:value="661" calcext:value-type="float">
            <text:p>661</text:p>
          </table:table-cell>
          <table:table-cell office:value-type="string" calcext:value-type="string">
            <text:p>Valores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Valores</text:p>
          </table:table-cell>
          <table:table-cell/>
          <table:table-cell table:formula="of:=IF([.B662]=[.D662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662];&quot;, '&quot;;SUBSTITUTE(LOWER([.B662]);&quot;'&quot;;&quot;''&quot;);&quot;', '&quot;;SUBSTITUTE(LOWER([.C662]);&quot;'&quot;;&quot;''&quot;);&quot;', '&quot;;SUBSTITUTE(LOWER([.D662]);&quot;'&quot;;&quot;''&quot;);&quot;');&quot;)" office:value-type="string" office:string-value="insert into palabras(id, castellano, ingles, latin) values(661, 'valores', 'values', 'valores');" calcext:value-type="string">
            <text:p>insert into palabras(id, castellano, ingles, latin) values(661, 'valores', 'values', 'valores');</text:p>
          </table:table-cell>
        </table:table-row>
        <table:table-row table:style-name="ro1">
          <table:table-cell table:formula="of:=[.A662]+1" office:value-type="float" office:value="662" calcext:value-type="float">
            <text:p>662</text:p>
          </table:table-cell>
          <table:table-cell office:value-type="string" calcext:value-type="string">
            <text:p>Participación</text:p>
          </table:table-cell>
          <table:table-cell office:value-type="string" calcext:value-type="string">
            <text:p>Participation</text:p>
          </table:table-cell>
          <table:table-cell office:value-type="string" calcext:value-type="string">
            <text:p>Participatio</text:p>
          </table:table-cell>
          <table:table-cell/>
          <table:table-cell table:formula="of:=IF([.B663]=[.D66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63];&quot;, '&quot;;SUBSTITUTE(LOWER([.B663]);&quot;'&quot;;&quot;''&quot;);&quot;', '&quot;;SUBSTITUTE(LOWER([.C663]);&quot;'&quot;;&quot;''&quot;);&quot;', '&quot;;SUBSTITUTE(LOWER([.D663]);&quot;'&quot;;&quot;''&quot;);&quot;');&quot;)" office:value-type="string" office:string-value="insert into palabras(id, castellano, ingles, latin) values(662, 'participación', 'participation', 'participatio');" calcext:value-type="string">
            <text:p>insert into palabras(id, castellano, ingles, latin) values(662, 'participación', 'participation', 'participatio');</text:p>
          </table:table-cell>
        </table:table-row>
        <table:table-row table:style-name="ro1">
          <table:table-cell table:formula="of:=[.A663]+1" office:value-type="float" office:value="663" calcext:value-type="float">
            <text:p>663</text:p>
          </table:table-cell>
          <table:table-cell office:value-type="string" calcext:value-type="string">
            <text:p>Éxito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Successus</text:p>
          </table:table-cell>
          <table:table-cell/>
          <table:table-cell table:formula="of:=IF([.B664]=[.D66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64];&quot;, '&quot;;SUBSTITUTE(LOWER([.B664]);&quot;'&quot;;&quot;''&quot;);&quot;', '&quot;;SUBSTITUTE(LOWER([.C664]);&quot;'&quot;;&quot;''&quot;);&quot;', '&quot;;SUBSTITUTE(LOWER([.D664]);&quot;'&quot;;&quot;''&quot;);&quot;');&quot;)" office:value-type="string" office:string-value="insert into palabras(id, castellano, ingles, latin) values(663, 'éxito', 'success', 'successus');" calcext:value-type="string">
            <text:p>insert into palabras(id, castellano, ingles, latin) values(663, 'éxito', 'success', 'successus');</text:p>
          </table:table-cell>
        </table:table-row>
        <table:table-row table:style-name="ro1">
          <table:table-cell table:formula="of:=[.A664]+1" office:value-type="float" office:value="664" calcext:value-type="float">
            <text:p>664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Imminutio</text:p>
          </table:table-cell>
          <table:table-cell/>
          <table:table-cell table:formula="of:=IF([.B665]=[.D66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65];&quot;, '&quot;;SUBSTITUTE(LOWER([.B665]);&quot;'&quot;;&quot;''&quot;);&quot;', '&quot;;SUBSTITUTE(LOWER([.C665]);&quot;'&quot;;&quot;''&quot;);&quot;', '&quot;;SUBSTITUTE(LOWER([.D665]);&quot;'&quot;;&quot;''&quot;);&quot;');&quot;)" office:value-type="string" office:string-value="insert into palabras(id, castellano, ingles, latin) values(664, 'baja', 'download', 'imminutio');" calcext:value-type="string">
            <text:p>insert into palabras(id, castellano, ingles, latin) values(664, 'baja', 'download', 'imminutio');</text:p>
          </table:table-cell>
        </table:table-row>
        <table:table-row table:style-name="ro1">
          <table:table-cell table:formula="of:=[.A665]+1" office:value-type="float" office:value="665" calcext:value-type="float">
            <text:p>665</text:p>
          </table:table-cell>
          <table:table-cell office:value-type="string" calcext:value-type="string">
            <text:p>Artículo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Articulus</text:p>
          </table:table-cell>
          <table:table-cell/>
          <table:table-cell table:formula="of:=IF([.B666]=[.D66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66];&quot;, '&quot;;SUBSTITUTE(LOWER([.B666]);&quot;'&quot;;&quot;''&quot;);&quot;', '&quot;;SUBSTITUTE(LOWER([.C666]);&quot;'&quot;;&quot;''&quot;);&quot;', '&quot;;SUBSTITUTE(LOWER([.D666]);&quot;'&quot;;&quot;''&quot;);&quot;');&quot;)" office:value-type="string" office:string-value="insert into palabras(id, castellano, ingles, latin) values(665, 'artículo', 'article', 'articulus');" calcext:value-type="string">
            <text:p>insert into palabras(id, castellano, ingles, latin) values(665, 'artículo', 'article', 'articulus');</text:p>
          </table:table-cell>
        </table:table-row>
        <table:table-row table:style-name="ro1">
          <table:table-cell table:formula="of:=[.A666]+1" office:value-type="float" office:value="666" calcext:value-type="float">
            <text:p>666</text:p>
          </table:table-cell>
          <table:table-cell office:value-type="string" calcext:value-type="string">
            <text:p>Principales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rincipales</text:p>
          </table:table-cell>
          <table:table-cell/>
          <table:table-cell table:formula="of:=IF([.B667]=[.D667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667];&quot;, '&quot;;SUBSTITUTE(LOWER([.B667]);&quot;'&quot;;&quot;''&quot;);&quot;', '&quot;;SUBSTITUTE(LOWER([.C667]);&quot;'&quot;;&quot;''&quot;);&quot;', '&quot;;SUBSTITUTE(LOWER([.D667]);&quot;'&quot;;&quot;''&quot;);&quot;');&quot;)" office:value-type="string" office:string-value="insert into palabras(id, castellano, ingles, latin) values(666, 'principales', 'main', 'principales');" calcext:value-type="string">
            <text:p>insert into palabras(id, castellano, ingles, latin) values(666, 'principales', 'main', 'principales');</text:p>
          </table:table-cell>
        </table:table-row>
        <table:table-row table:style-name="ro2">
          <table:table-cell table:formula="of:=[.A667]+1" office:value-type="float" office:value="667" calcext:value-type="float">
            <text:p>667</text:p>
          </table:table-cell>
          <table:table-cell table:number-columns-repeated="2" office:value-type="string" calcext:value-type="string">
            <text:p>Fernando</text:p>
          </table:table-cell>
          <table:table-cell office:value-type="string" calcext:value-type="string">
            <text:p>Ferdinandus</text:p>
          </table:table-cell>
          <table:table-cell/>
          <table:table-cell table:formula="of:=IF([.B668]=[.D66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68];&quot;, '&quot;;SUBSTITUTE(LOWER([.B668]);&quot;'&quot;;&quot;''&quot;);&quot;', '&quot;;SUBSTITUTE(LOWER([.C668]);&quot;'&quot;;&quot;''&quot;);&quot;', '&quot;;SUBSTITUTE(LOWER([.D668]);&quot;'&quot;;&quot;''&quot;);&quot;');&quot;)" office:value-type="string" office:string-value="insert into palabras(id, castellano, ingles, latin) values(667, 'fernando', 'fernando', 'ferdinandus');" calcext:value-type="string">
            <text:p>insert into palabras(id, castellano, ingles, latin) values(667, 'fernando', 'fernando', 'ferdinandus');</text:p>
          </table:table-cell>
        </table:table-row>
        <table:table-row table:style-name="ro1">
          <table:table-cell table:formula="of:=[.A668]+1" office:value-type="float" office:value="668" calcext:value-type="float">
            <text:p>668</text:p>
          </table:table-cell>
          <table:table-cell office:value-type="string" calcext:value-type="string">
            <text:p>Metros</text:p>
          </table:table-cell>
          <table:table-cell office:value-type="string" calcext:value-type="string">
            <text:p>Meters</text:p>
          </table:table-cell>
          <table:table-cell office:value-type="string" calcext:value-type="string">
            <text:p>Metra</text:p>
          </table:table-cell>
          <table:table-cell/>
          <table:table-cell table:formula="of:=IF([.B669]=[.D66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69];&quot;, '&quot;;SUBSTITUTE(LOWER([.B669]);&quot;'&quot;;&quot;''&quot;);&quot;', '&quot;;SUBSTITUTE(LOWER([.C669]);&quot;'&quot;;&quot;''&quot;);&quot;', '&quot;;SUBSTITUTE(LOWER([.D669]);&quot;'&quot;;&quot;''&quot;);&quot;');&quot;)" office:value-type="string" office:string-value="insert into palabras(id, castellano, ingles, latin) values(668, 'metros', 'meters', 'metra');" calcext:value-type="string">
            <text:p>insert into palabras(id, castellano, ingles, latin) values(668, 'metros', 'meters', 'metra');</text:p>
          </table:table-cell>
        </table:table-row>
        <table:table-row table:style-name="ro1">
          <table:table-cell table:formula="of:=[.A669]+1" office:value-type="float" office:value="669" calcext:value-type="float">
            <text:p>669</text:p>
          </table:table-cell>
          <table:table-cell office:value-type="string" calcext:value-type="string">
            <text:p>Marcha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Itineratio</text:p>
          </table:table-cell>
          <table:table-cell/>
          <table:table-cell table:formula="of:=IF([.B670]=[.D67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70];&quot;, '&quot;;SUBSTITUTE(LOWER([.B670]);&quot;'&quot;;&quot;''&quot;);&quot;', '&quot;;SUBSTITUTE(LOWER([.C670]);&quot;'&quot;;&quot;''&quot;);&quot;', '&quot;;SUBSTITUTE(LOWER([.D670]);&quot;'&quot;;&quot;''&quot;);&quot;');&quot;)" office:value-type="string" office:string-value="insert into palabras(id, castellano, ingles, latin) values(669, 'marcha', 'march', 'itineratio');" calcext:value-type="string">
            <text:p>insert into palabras(id, castellano, ingles, latin) values(669, 'marcha', 'march', 'itineratio');</text:p>
          </table:table-cell>
        </table:table-row>
        <table:table-row table:style-name="ro1">
          <table:table-cell table:formula="of:=[.A670]+1" office:value-type="float" office:value="670" calcext:value-type="float">
            <text:p>670</text:p>
          </table:table-cell>
          <table:table-cell office:value-type="string" calcext:value-type="string">
            <text:p>Régimen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Regimen</text:p>
          </table:table-cell>
          <table:table-cell/>
          <table:table-cell table:formula="of:=IF([.B671]=[.D67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71];&quot;, '&quot;;SUBSTITUTE(LOWER([.B671]);&quot;'&quot;;&quot;''&quot;);&quot;', '&quot;;SUBSTITUTE(LOWER([.C671]);&quot;'&quot;;&quot;''&quot;);&quot;', '&quot;;SUBSTITUTE(LOWER([.D671]);&quot;'&quot;;&quot;''&quot;);&quot;');&quot;)" office:value-type="string" office:string-value="insert into palabras(id, castellano, ingles, latin) values(670, 'régimen', 'regime', 'regimen');" calcext:value-type="string">
            <text:p>insert into palabras(id, castellano, ingles, latin) values(670, 'régimen', 'regime', 'regimen');</text:p>
          </table:table-cell>
        </table:table-row>
        <table:table-row table:style-name="ro2">
          <table:table-cell table:formula="of:=[.A671]+1" office:value-type="float" office:value="671" calcext:value-type="float">
            <text:p>671</text:p>
          </table:table-cell>
          <table:table-cell office:value-type="string" calcext:value-type="string">
            <text:p>Consecuencia</text:p>
          </table:table-cell>
          <table:table-cell office:value-type="string" calcext:value-type="string">
            <text:p>Consequence</text:p>
          </table:table-cell>
          <table:table-cell office:value-type="string" calcext:value-type="string">
            <text:p>Consequentia</text:p>
          </table:table-cell>
          <table:table-cell/>
          <table:table-cell table:formula="of:=IF([.B672]=[.D67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72];&quot;, '&quot;;SUBSTITUTE(LOWER([.B672]);&quot;'&quot;;&quot;''&quot;);&quot;', '&quot;;SUBSTITUTE(LOWER([.C672]);&quot;'&quot;;&quot;''&quot;);&quot;', '&quot;;SUBSTITUTE(LOWER([.D672]);&quot;'&quot;;&quot;''&quot;);&quot;');&quot;)" office:value-type="string" office:string-value="insert into palabras(id, castellano, ingles, latin) values(671, 'consecuencia', 'consequence', 'consequentia');" calcext:value-type="string">
            <text:p>insert into palabras(id, castellano, ingles, latin) values(671, 'consecuencia', 'consequence', 'consequentia');</text:p>
          </table:table-cell>
        </table:table-row>
        <table:table-row table:style-name="ro1">
          <table:table-cell table:formula="of:=[.A672]+1" office:value-type="float" office:value="672" calcext:value-type="float">
            <text:p>672</text:p>
          </table:table-cell>
          <table:table-cell office:value-type="string" calcext:value-type="string">
            <text:p>Conocimiento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Cognitio</text:p>
          </table:table-cell>
          <table:table-cell/>
          <table:table-cell table:formula="of:=IF([.B673]=[.D67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73];&quot;, '&quot;;SUBSTITUTE(LOWER([.B673]);&quot;'&quot;;&quot;''&quot;);&quot;', '&quot;;SUBSTITUTE(LOWER([.C673]);&quot;'&quot;;&quot;''&quot;);&quot;', '&quot;;SUBSTITUTE(LOWER([.D673]);&quot;'&quot;;&quot;''&quot;);&quot;');&quot;)" office:value-type="string" office:string-value="insert into palabras(id, castellano, ingles, latin) values(672, 'conocimiento', 'knowledge', 'cognitio');" calcext:value-type="string">
            <text:p>insert into palabras(id, castellano, ingles, latin) values(672, 'conocimiento', 'knowledge', 'cognitio');</text:p>
          </table:table-cell>
        </table:table-row>
        <table:table-row table:style-name="ro1">
          <table:table-cell table:formula="of:=[.A673]+1" office:value-type="float" office:value="673" calcext:value-type="float">
            <text:p>673</text:p>
          </table:table-cell>
          <table:table-cell office:value-type="string" calcext:value-type="string">
            <text:p>Corazón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Cor</text:p>
          </table:table-cell>
          <table:table-cell/>
          <table:table-cell table:formula="of:=IF([.B674]=[.D67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74];&quot;, '&quot;;SUBSTITUTE(LOWER([.B674]);&quot;'&quot;;&quot;''&quot;);&quot;', '&quot;;SUBSTITUTE(LOWER([.C674]);&quot;'&quot;;&quot;''&quot;);&quot;', '&quot;;SUBSTITUTE(LOWER([.D674]);&quot;'&quot;;&quot;''&quot;);&quot;');&quot;)" office:value-type="string" office:string-value="insert into palabras(id, castellano, ingles, latin) values(673, 'corazón', 'heart', 'cor');" calcext:value-type="string">
            <text:p>insert into palabras(id, castellano, ingles, latin) values(673, 'corazón', 'heart', 'cor');</text:p>
          </table:table-cell>
        </table:table-row>
        <table:table-row table:style-name="ro1">
          <table:table-cell table:formula="of:=[.A674]+1" office:value-type="float" office:value="674" calcext:value-type="float">
            <text:p>674</text:p>
          </table:table-cell>
          <table:table-cell office:value-type="string" calcext:value-type="string">
            <text:p>Campaña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Campania</text:p>
          </table:table-cell>
          <table:table-cell/>
          <table:table-cell table:formula="of:=IF([.B675]=[.D67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75];&quot;, '&quot;;SUBSTITUTE(LOWER([.B675]);&quot;'&quot;;&quot;''&quot;);&quot;', '&quot;;SUBSTITUTE(LOWER([.C675]);&quot;'&quot;;&quot;''&quot;);&quot;', '&quot;;SUBSTITUTE(LOWER([.D675]);&quot;'&quot;;&quot;''&quot;);&quot;');&quot;)" office:value-type="string" office:string-value="insert into palabras(id, castellano, ingles, latin) values(674, 'campaña', 'campaign', 'campania');" calcext:value-type="string">
            <text:p>insert into palabras(id, castellano, ingles, latin) values(674, 'campaña', 'campaign', 'campania');</text:p>
          </table:table-cell>
        </table:table-row>
        <table:table-row table:style-name="ro1">
          <table:table-cell table:formula="of:=[.A675]+1" office:value-type="float" office:value="675" calcext:value-type="float">
            <text:p>675</text:p>
          </table:table-cell>
          <table:table-cell office:value-type="string" calcext:value-type="string">
            <text:p>Estructura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Structura</text:p>
          </table:table-cell>
          <table:table-cell/>
          <table:table-cell table:formula="of:=IF([.B676]=[.D67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76];&quot;, '&quot;;SUBSTITUTE(LOWER([.B676]);&quot;'&quot;;&quot;''&quot;);&quot;', '&quot;;SUBSTITUTE(LOWER([.C676]);&quot;'&quot;;&quot;''&quot;);&quot;', '&quot;;SUBSTITUTE(LOWER([.D676]);&quot;'&quot;;&quot;''&quot;);&quot;');&quot;)" office:value-type="string" office:string-value="insert into palabras(id, castellano, ingles, latin) values(675, 'estructura', 'structure', 'structura');" calcext:value-type="string">
            <text:p>insert into palabras(id, castellano, ingles, latin) values(675, 'estructura', 'structure', 'structura');</text:p>
          </table:table-cell>
        </table:table-row>
        <table:table-row table:style-name="ro1">
          <table:table-cell table:formula="of:=[.A676]+1" office:value-type="float" office:value="676" calcext:value-type="float">
            <text:p>676</text:p>
          </table:table-cell>
          <table:table-cell office:value-type="string" calcext:value-type="string">
            <text:p>Efectos</text:p>
          </table:table-cell>
          <table:table-cell office:value-type="string" calcext:value-type="string">
            <text:p>Effects</text:p>
          </table:table-cell>
          <table:table-cell office:value-type="string" calcext:value-type="string">
            <text:p>Effectus</text:p>
          </table:table-cell>
          <table:table-cell/>
          <table:table-cell table:formula="of:=IF([.B677]=[.D67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77];&quot;, '&quot;;SUBSTITUTE(LOWER([.B677]);&quot;'&quot;;&quot;''&quot;);&quot;', '&quot;;SUBSTITUTE(LOWER([.C677]);&quot;'&quot;;&quot;''&quot;);&quot;', '&quot;;SUBSTITUTE(LOWER([.D677]);&quot;'&quot;;&quot;''&quot;);&quot;');&quot;)" office:value-type="string" office:string-value="insert into palabras(id, castellano, ingles, latin) values(676, 'efectos', 'effects', 'effectus');" calcext:value-type="string">
            <text:p>insert into palabras(id, castellano, ingles, latin) values(676, 'efectos', 'effects', 'effectus');</text:p>
          </table:table-cell>
        </table:table-row>
        <table:table-row table:style-name="ro1">
          <table:table-cell table:formula="of:=[.A677]+1" office:value-type="float" office:value="677" calcext:value-type="float">
            <text:p>677</text:p>
          </table:table-cell>
          <table:table-cell office:value-type="string" calcext:value-type="string">
            <text:p>Finalmente</text:p>
          </table:table-cell>
          <table:table-cell office:value-type="string" calcext:value-type="string">
            <text:p>Finally</text:p>
          </table:table-cell>
          <table:table-cell office:value-type="string" calcext:value-type="string">
            <text:p>Denique</text:p>
          </table:table-cell>
          <table:table-cell/>
          <table:table-cell table:formula="of:=IF([.B678]=[.D67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78];&quot;, '&quot;;SUBSTITUTE(LOWER([.B678]);&quot;'&quot;;&quot;''&quot;);&quot;', '&quot;;SUBSTITUTE(LOWER([.C678]);&quot;'&quot;;&quot;''&quot;);&quot;', '&quot;;SUBSTITUTE(LOWER([.D678]);&quot;'&quot;;&quot;''&quot;);&quot;');&quot;)" office:value-type="string" office:string-value="insert into palabras(id, castellano, ingles, latin) values(677, 'finalmente', 'finally', 'denique');" calcext:value-type="string">
            <text:p>insert into palabras(id, castellano, ingles, latin) values(677, 'finalmente', 'finally', 'denique');</text:p>
          </table:table-cell>
        </table:table-row>
        <table:table-row table:style-name="ro1">
          <table:table-cell table:formula="of:=[.A678]+1" office:value-type="float" office:value="678" calcext:value-type="float">
            <text:p>678</text:p>
          </table:table-cell>
          <table:table-cell office:value-type="string" calcext:value-type="string">
            <text:p>Modelo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Exemplar</text:p>
          </table:table-cell>
          <table:table-cell/>
          <table:table-cell table:formula="of:=IF([.B679]=[.D67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79];&quot;, '&quot;;SUBSTITUTE(LOWER([.B679]);&quot;'&quot;;&quot;''&quot;);&quot;', '&quot;;SUBSTITUTE(LOWER([.C679]);&quot;'&quot;;&quot;''&quot;);&quot;', '&quot;;SUBSTITUTE(LOWER([.D679]);&quot;'&quot;;&quot;''&quot;);&quot;');&quot;)" office:value-type="string" office:string-value="insert into palabras(id, castellano, ingles, latin) values(678, 'modelo', 'model', 'exemplar');" calcext:value-type="string">
            <text:p>insert into palabras(id, castellano, ingles, latin) values(678, 'modelo', 'model', 'exemplar');</text:p>
          </table:table-cell>
        </table:table-row>
        <table:table-row table:style-name="ro1">
          <table:table-cell table:formula="of:=[.A679]+1" office:value-type="float" office:value="679" calcext:value-type="float">
            <text:p>679</text:p>
          </table:table-cell>
          <table:table-cell office:value-type="string" calcext:value-type="string">
            <text:p>Carta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Epistula</text:p>
          </table:table-cell>
          <table:table-cell/>
          <table:table-cell table:formula="of:=IF([.B680]=[.D68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80];&quot;, '&quot;;SUBSTITUTE(LOWER([.B680]);&quot;'&quot;;&quot;''&quot;);&quot;', '&quot;;SUBSTITUTE(LOWER([.C680]);&quot;'&quot;;&quot;''&quot;);&quot;', '&quot;;SUBSTITUTE(LOWER([.D680]);&quot;'&quot;;&quot;''&quot;);&quot;');&quot;)" office:value-type="string" office:string-value="insert into palabras(id, castellano, ingles, latin) values(679, 'carta', 'letter', 'epistula');" calcext:value-type="string">
            <text:p>insert into palabras(id, castellano, ingles, latin) values(679, 'carta', 'letter', 'epistula');</text:p>
          </table:table-cell>
        </table:table-row>
        <table:table-row table:style-name="ro1">
          <table:table-cell table:formula="of:=[.A680]+1" office:value-type="float" office:value="680" calcext:value-type="float">
            <text:p>680</text:p>
          </table:table-cell>
          <table:table-cell office:value-type="string" calcext:value-type="string">
            <text:p>Construcció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Constructio</text:p>
          </table:table-cell>
          <table:table-cell/>
          <table:table-cell table:formula="of:=IF([.B681]=[.D68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81];&quot;, '&quot;;SUBSTITUTE(LOWER([.B681]);&quot;'&quot;;&quot;''&quot;);&quot;', '&quot;;SUBSTITUTE(LOWER([.C681]);&quot;'&quot;;&quot;''&quot;);&quot;', '&quot;;SUBSTITUTE(LOWER([.D681]);&quot;'&quot;;&quot;''&quot;);&quot;');&quot;)" office:value-type="string" office:string-value="insert into palabras(id, castellano, ingles, latin) values(680, 'construcción', 'construction', 'constructio');" calcext:value-type="string">
            <text:p>insert into palabras(id, castellano, ingles, latin) values(680, 'construcción', 'construction', 'constructio');</text:p>
          </table:table-cell>
        </table:table-row>
        <table:table-row table:style-name="ro1">
          <table:table-cell table:formula="of:=[.A681]+1" office:value-type="float" office:value="681" calcext:value-type="float">
            <text:p>681</text:p>
          </table:table-cell>
          <table:table-cell office:value-type="string" calcext:value-type="string">
            <text:p>Médico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Medicus</text:p>
          </table:table-cell>
          <table:table-cell/>
          <table:table-cell table:formula="of:=IF([.B682]=[.D68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82];&quot;, '&quot;;SUBSTITUTE(LOWER([.B682]);&quot;'&quot;;&quot;''&quot;);&quot;', '&quot;;SUBSTITUTE(LOWER([.C682]);&quot;'&quot;;&quot;''&quot;);&quot;', '&quot;;SUBSTITUTE(LOWER([.D682]);&quot;'&quot;;&quot;''&quot;);&quot;');&quot;)" office:value-type="string" office:string-value="insert into palabras(id, castellano, ingles, latin) values(681, 'médico', 'doctor', 'medicus');" calcext:value-type="string">
            <text:p>insert into palabras(id, castellano, ingles, latin) values(681, 'médico', 'doctor', 'medicus');</text:p>
          </table:table-cell>
        </table:table-row>
        <table:table-row table:style-name="ro1">
          <table:table-cell table:formula="of:=[.A682]+1" office:value-type="float" office:value="682" calcext:value-type="float">
            <text:p>682</text:p>
          </table:table-cell>
          <table:table-cell office:value-type="string" calcext:value-type="string">
            <text:p>Miedo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Timor</text:p>
          </table:table-cell>
          <table:table-cell/>
          <table:table-cell table:formula="of:=IF([.B683]=[.D68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83];&quot;, '&quot;;SUBSTITUTE(LOWER([.B683]);&quot;'&quot;;&quot;''&quot;);&quot;', '&quot;;SUBSTITUTE(LOWER([.C683]);&quot;'&quot;;&quot;''&quot;);&quot;', '&quot;;SUBSTITUTE(LOWER([.D683]);&quot;'&quot;;&quot;''&quot;);&quot;');&quot;)" office:value-type="string" office:string-value="insert into palabras(id, castellano, ingles, latin) values(682, 'miedo', 'fear', 'timor');" calcext:value-type="string">
            <text:p>insert into palabras(id, castellano, ingles, latin) values(682, 'miedo', 'fear', 'timor');</text:p>
          </table:table-cell>
        </table:table-row>
        <table:table-row table:style-name="ro1">
          <table:table-cell table:formula="of:=[.A683]+1" office:value-type="float" office:value="683" calcext:value-type="float">
            <text:p>683</text:p>
          </table:table-cell>
          <table:table-cell office:value-type="string" calcext:value-type="string">
            <text:p>Mayores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Majores</text:p>
          </table:table-cell>
          <table:table-cell/>
          <table:table-cell table:formula="of:=IF([.B684]=[.D68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84];&quot;, '&quot;;SUBSTITUTE(LOWER([.B684]);&quot;'&quot;;&quot;''&quot;);&quot;', '&quot;;SUBSTITUTE(LOWER([.C684]);&quot;'&quot;;&quot;''&quot;);&quot;', '&quot;;SUBSTITUTE(LOWER([.D684]);&quot;'&quot;;&quot;''&quot;);&quot;');&quot;)" office:value-type="string" office:string-value="insert into palabras(id, castellano, ingles, latin) values(683, 'mayores', 'greater', 'majores');" calcext:value-type="string">
            <text:p>insert into palabras(id, castellano, ingles, latin) values(683, 'mayores', 'greater', 'majores');</text:p>
          </table:table-cell>
        </table:table-row>
        <table:table-row table:style-name="ro1">
          <table:table-cell table:formula="of:=[.A684]+1" office:value-type="float" office:value="684" calcext:value-type="float">
            <text:p>684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Entry</text:p>
          </table:table-cell>
          <table:table-cell office:value-type="string" calcext:value-type="string">
            <text:p>Introitus</text:p>
          </table:table-cell>
          <table:table-cell/>
          <table:table-cell table:formula="of:=IF([.B685]=[.D68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85];&quot;, '&quot;;SUBSTITUTE(LOWER([.B685]);&quot;'&quot;;&quot;''&quot;);&quot;', '&quot;;SUBSTITUTE(LOWER([.C685]);&quot;'&quot;;&quot;''&quot;);&quot;', '&quot;;SUBSTITUTE(LOWER([.D685]);&quot;'&quot;;&quot;''&quot;);&quot;');&quot;)" office:value-type="string" office:string-value="insert into palabras(id, castellano, ingles, latin) values(684, 'entrada', 'entry', 'introitus');" calcext:value-type="string">
            <text:p>insert into palabras(id, castellano, ingles, latin) values(684, 'entrada', 'entry', 'introitus');</text:p>
          </table:table-cell>
        </table:table-row>
        <table:table-row table:style-name="ro1">
          <table:table-cell table:formula="of:=[.A685]+1" office:value-type="float" office:value="685" calcext:value-type="float">
            <text:p>685</text:p>
          </table:table-cell>
          <table:table-cell office:value-type="string" calcext:value-type="string">
            <text:p>Humanos</text:p>
          </table:table-cell>
          <table:table-cell office:value-type="string" calcext:value-type="string">
            <text:p>Humans</text:p>
          </table:table-cell>
          <table:table-cell office:value-type="string" calcext:value-type="string">
            <text:p>Humani</text:p>
          </table:table-cell>
          <table:table-cell/>
          <table:table-cell table:formula="of:=IF([.B686]=[.D68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86];&quot;, '&quot;;SUBSTITUTE(LOWER([.B686]);&quot;'&quot;;&quot;''&quot;);&quot;', '&quot;;SUBSTITUTE(LOWER([.C686]);&quot;'&quot;;&quot;''&quot;);&quot;', '&quot;;SUBSTITUTE(LOWER([.D686]);&quot;'&quot;;&quot;''&quot;);&quot;');&quot;)" office:value-type="string" office:string-value="insert into palabras(id, castellano, ingles, latin) values(685, 'humanos', 'humans', 'humani');" calcext:value-type="string">
            <text:p>insert into palabras(id, castellano, ingles, latin) values(685, 'humanos', 'humans', 'humani');</text:p>
          </table:table-cell>
        </table:table-row>
        <table:table-row table:style-name="ro1">
          <table:table-cell table:formula="of:=[.A686]+1" office:value-type="float" office:value="686" calcext:value-type="float">
            <text:p>686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int</text:p>
          </table:table-cell>
          <table:table-cell/>
          <table:table-cell table:formula="of:=IF([.B687]=[.D68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87];&quot;, '&quot;;SUBSTITUTE(LOWER([.B687]);&quot;'&quot;;&quot;''&quot;);&quot;', '&quot;;SUBSTITUTE(LOWER([.C687]);&quot;'&quot;;&quot;''&quot;);&quot;', '&quot;;SUBSTITUTE(LOWER([.D687]);&quot;'&quot;;&quot;''&quot;);&quot;');&quot;)" office:value-type="string" office:string-value="insert into palabras(id, castellano, ingles, latin) values(686, 'sean', 'are', 'sint');" calcext:value-type="string">
            <text:p>insert into palabras(id, castellano, ingles, latin) values(686, 'sean', 'are', 'sint');</text:p>
          </table:table-cell>
        </table:table-row>
        <table:table-row table:style-name="ro1">
          <table:table-cell table:formula="of:=[.A687]+1" office:value-type="float" office:value="687" calcext:value-type="float">
            <text:p>687</text:p>
          </table:table-cell>
          <table:table-cell office:value-type="string" calcext:value-type="string">
            <text:p>Actitud</text:p>
          </table:table-cell>
          <table:table-cell office:value-type="string" calcext:value-type="string">
            <text:p>Attitude</text:p>
          </table:table-cell>
          <table:table-cell office:value-type="string" calcext:value-type="string">
            <text:p>Attitudo</text:p>
          </table:table-cell>
          <table:table-cell/>
          <table:table-cell table:formula="of:=IF([.B688]=[.D68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88];&quot;, '&quot;;SUBSTITUTE(LOWER([.B688]);&quot;'&quot;;&quot;''&quot;);&quot;', '&quot;;SUBSTITUTE(LOWER([.C688]);&quot;'&quot;;&quot;''&quot;);&quot;', '&quot;;SUBSTITUTE(LOWER([.D688]);&quot;'&quot;;&quot;''&quot;);&quot;');&quot;)" office:value-type="string" office:string-value="insert into palabras(id, castellano, ingles, latin) values(687, 'actitud', 'attitude', 'attitudo');" calcext:value-type="string">
            <text:p>insert into palabras(id, castellano, ingles, latin) values(687, 'actitud', 'attitude', 'attitudo');</text:p>
          </table:table-cell>
        </table:table-row>
        <table:table-row table:style-name="ro1">
          <table:table-cell table:formula="of:=[.A688]+1" office:value-type="float" office:value="688" calcext:value-type="float">
            <text:p>688</text:p>
          </table:table-cell>
          <table:table-cell office:value-type="string" calcext:value-type="string">
            <text:p>Deja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Relinquit</text:p>
          </table:table-cell>
          <table:table-cell/>
          <table:table-cell table:formula="of:=IF([.B689]=[.D68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89];&quot;, '&quot;;SUBSTITUTE(LOWER([.B689]);&quot;'&quot;;&quot;''&quot;);&quot;', '&quot;;SUBSTITUTE(LOWER([.C689]);&quot;'&quot;;&quot;''&quot;);&quot;', '&quot;;SUBSTITUTE(LOWER([.D689]);&quot;'&quot;;&quot;''&quot;);&quot;');&quot;)" office:value-type="string" office:string-value="insert into palabras(id, castellano, ingles, latin) values(688, 'deja', 'leave', 'relinquit');" calcext:value-type="string">
            <text:p>insert into palabras(id, castellano, ingles, latin) values(688, 'deja', 'leave', 'relinquit');</text:p>
          </table:table-cell>
        </table:table-row>
        <table:table-row table:style-name="ro1">
          <table:table-cell table:formula="of:=[.A689]+1" office:value-type="float" office:value="689" calcext:value-type="float">
            <text:p>689</text:p>
          </table:table-cell>
          <table:table-cell office:value-type="string" calcext:value-type="string">
            <text:p>Dejó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eliquit</text:p>
          </table:table-cell>
          <table:table-cell/>
          <table:table-cell table:formula="of:=IF([.B690]=[.D69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90];&quot;, '&quot;;SUBSTITUTE(LOWER([.B690]);&quot;'&quot;;&quot;''&quot;);&quot;', '&quot;;SUBSTITUTE(LOWER([.C690]);&quot;'&quot;;&quot;''&quot;);&quot;', '&quot;;SUBSTITUTE(LOWER([.D690]);&quot;'&quot;;&quot;''&quot;);&quot;');&quot;)" office:value-type="string" office:string-value="insert into palabras(id, castellano, ingles, latin) values(689, 'dejó', 'left', 'reliquit');" calcext:value-type="string">
            <text:p>insert into palabras(id, castellano, ingles, latin) values(689, 'dejó', 'left', 'reliquit');</text:p>
          </table:table-cell>
        </table:table-row>
        <table:table-row table:style-name="ro1">
          <table:table-cell table:formula="of:=[.A690]+1" office:value-type="float" office:value="690" calcext:value-type="float">
            <text:p>690</text:p>
          </table:table-cell>
          <table:table-cell office:value-type="string" calcext:value-type="string">
            <text:p>Llevar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Ferre</text:p>
          </table:table-cell>
          <table:table-cell/>
          <table:table-cell table:formula="of:=IF([.B691]=[.D69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91];&quot;, '&quot;;SUBSTITUTE(LOWER([.B691]);&quot;'&quot;;&quot;''&quot;);&quot;', '&quot;;SUBSTITUTE(LOWER([.C691]);&quot;'&quot;;&quot;''&quot;);&quot;', '&quot;;SUBSTITUTE(LOWER([.D691]);&quot;'&quot;;&quot;''&quot;);&quot;');&quot;)" office:value-type="string" office:string-value="insert into palabras(id, castellano, ingles, latin) values(690, 'llevar', 'take', 'ferre');" calcext:value-type="string">
            <text:p>insert into palabras(id, castellano, ingles, latin) values(690, 'llevar', 'take', 'ferre');</text:p>
          </table:table-cell>
        </table:table-row>
        <table:table-row table:style-name="ro1">
          <table:table-cell table:formula="of:=[.A691]+1" office:value-type="float" office:value="691" calcext:value-type="float">
            <text:p>691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igrum</text:p>
          </table:table-cell>
          <table:table-cell/>
          <table:table-cell table:formula="of:=IF([.B692]=[.D69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92];&quot;, '&quot;;SUBSTITUTE(LOWER([.B692]);&quot;'&quot;;&quot;''&quot;);&quot;', '&quot;;SUBSTITUTE(LOWER([.C692]);&quot;'&quot;;&quot;''&quot;);&quot;', '&quot;;SUBSTITUTE(LOWER([.D692]);&quot;'&quot;;&quot;''&quot;);&quot;');&quot;)" office:value-type="string" office:string-value="insert into palabras(id, castellano, ingles, latin) values(691, 'negro', 'black', 'nigrum');" calcext:value-type="string">
            <text:p>insert into palabras(id, castellano, ingles, latin) values(691, 'negro', 'black', 'nigrum');</text:p>
          </table:table-cell>
        </table:table-row>
        <table:table-row table:style-name="ro1">
          <table:table-cell table:formula="of:=[.A692]+1" office:value-type="float" office:value="692" calcext:value-type="float">
            <text:p>692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extus</text:p>
          </table:table-cell>
          <table:table-cell/>
          <table:table-cell table:formula="of:=IF([.B693]=[.D69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93];&quot;, '&quot;;SUBSTITUTE(LOWER([.B693]);&quot;'&quot;;&quot;''&quot;);&quot;', '&quot;;SUBSTITUTE(LOWER([.C693]);&quot;'&quot;;&quot;''&quot;);&quot;', '&quot;;SUBSTITUTE(LOWER([.D693]);&quot;'&quot;;&quot;''&quot;);&quot;');&quot;)" office:value-type="string" office:string-value="insert into palabras(id, castellano, ingles, latin) values(692, 'texto', 'text', 'textus');" calcext:value-type="string">
            <text:p>insert into palabras(id, castellano, ingles, latin) values(692, 'texto', 'text', 'textus');</text:p>
          </table:table-cell>
        </table:table-row>
        <table:table-row table:style-name="ro1">
          <table:table-cell table:formula="of:=[.A693]+1" office:value-type="float" office:value="693" calcext:value-type="float">
            <text:p>693</text:p>
          </table:table-cell>
          <table:table-cell office:value-type="string" calcext:value-type="string">
            <text:p>Mitad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Dimidium</text:p>
          </table:table-cell>
          <table:table-cell/>
          <table:table-cell table:formula="of:=IF([.B694]=[.D69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94];&quot;, '&quot;;SUBSTITUTE(LOWER([.B694]);&quot;'&quot;;&quot;''&quot;);&quot;', '&quot;;SUBSTITUTE(LOWER([.C694]);&quot;'&quot;;&quot;''&quot;);&quot;', '&quot;;SUBSTITUTE(LOWER([.D694]);&quot;'&quot;;&quot;''&quot;);&quot;');&quot;)" office:value-type="string" office:string-value="insert into palabras(id, castellano, ingles, latin) values(693, 'mitad', 'half', 'dimidium');" calcext:value-type="string">
            <text:p>insert into palabras(id, castellano, ingles, latin) values(693, 'mitad', 'half', 'dimidium');</text:p>
          </table:table-cell>
        </table:table-row>
        <table:table-row table:style-name="ro1">
          <table:table-cell table:formula="of:=[.A694]+1" office:value-type="float" office:value="694" calcext:value-type="float">
            <text:p>694</text:p>
          </table:table-cell>
          <table:table-cell office:value-type="string" calcext:value-type="string">
            <text:p>Estuvo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Fuit</text:p>
          </table:table-cell>
          <table:table-cell/>
          <table:table-cell table:formula="of:=IF([.B695]=[.D69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95];&quot;, '&quot;;SUBSTITUTE(LOWER([.B695]);&quot;'&quot;;&quot;''&quot;);&quot;', '&quot;;SUBSTITUTE(LOWER([.C695]);&quot;'&quot;;&quot;''&quot;);&quot;', '&quot;;SUBSTITUTE(LOWER([.D695]);&quot;'&quot;;&quot;''&quot;);&quot;');&quot;)" office:value-type="string" office:string-value="insert into palabras(id, castellano, ingles, latin) values(694, 'estuvo', 'was', 'fuit');" calcext:value-type="string">
            <text:p>insert into palabras(id, castellano, ingles, latin) values(694, 'estuvo', 'was', 'fuit');</text:p>
          </table:table-cell>
        </table:table-row>
        <table:table-row table:style-name="ro1">
          <table:table-cell table:formula="of:=[.A695]+1" office:value-type="float" office:value="695" calcext:value-type="float">
            <text:p>695</text:p>
          </table:table-cell>
          <table:table-cell office:value-type="string" calcext:value-type="string">
            <text:p>Alrededor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Circum</text:p>
          </table:table-cell>
          <table:table-cell/>
          <table:table-cell table:formula="of:=IF([.B696]=[.D69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96];&quot;, '&quot;;SUBSTITUTE(LOWER([.B696]);&quot;'&quot;;&quot;''&quot;);&quot;', '&quot;;SUBSTITUTE(LOWER([.C696]);&quot;'&quot;;&quot;''&quot;);&quot;', '&quot;;SUBSTITUTE(LOWER([.D696]);&quot;'&quot;;&quot;''&quot;);&quot;');&quot;)" office:value-type="string" office:string-value="insert into palabras(id, castellano, ingles, latin) values(695, 'alrededor', 'around', 'circum');" calcext:value-type="string">
            <text:p>insert into palabras(id, castellano, ingles, latin) values(695, 'alrededor', 'around', 'circum');</text:p>
          </table:table-cell>
        </table:table-row>
        <table:table-row table:style-name="ro1">
          <table:table-cell table:formula="of:=[.A696]+1" office:value-type="float" office:value="696" calcext:value-type="float">
            <text:p>696</text:p>
          </table:table-cell>
          <table:table-cell office:value-type="string" calcext:value-type="string">
            <text:p>Acerca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De</text:p>
          </table:table-cell>
          <table:table-cell/>
          <table:table-cell table:formula="of:=IF([.B697]=[.D69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97];&quot;, '&quot;;SUBSTITUTE(LOWER([.B697]);&quot;'&quot;;&quot;''&quot;);&quot;', '&quot;;SUBSTITUTE(LOWER([.C697]);&quot;'&quot;;&quot;''&quot;);&quot;', '&quot;;SUBSTITUTE(LOWER([.D697]);&quot;'&quot;;&quot;''&quot;);&quot;');&quot;)" office:value-type="string" office:string-value="insert into palabras(id, castellano, ingles, latin) values(696, 'acerca', 'about', 'de');" calcext:value-type="string">
            <text:p>insert into palabras(id, castellano, ingles, latin) values(696, 'acerca', 'about', 'de');</text:p>
          </table:table-cell>
        </table:table-row>
        <table:table-row table:style-name="ro1">
          <table:table-cell table:formula="of:=[.A697]+1" office:value-type="float" office:value="697" calcext:value-type="float">
            <text:p>697</text:p>
          </table:table-cell>
          <table:table-cell office:value-type="string" calcext:value-type="string">
            <text:p>Peso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Pondus</text:p>
          </table:table-cell>
          <table:table-cell/>
          <table:table-cell table:formula="of:=IF([.B698]=[.D69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98];&quot;, '&quot;;SUBSTITUTE(LOWER([.B698]);&quot;'&quot;;&quot;''&quot;);&quot;', '&quot;;SUBSTITUTE(LOWER([.C698]);&quot;'&quot;;&quot;''&quot;);&quot;', '&quot;;SUBSTITUTE(LOWER([.D698]);&quot;'&quot;;&quot;''&quot;);&quot;');&quot;)" office:value-type="string" office:string-value="insert into palabras(id, castellano, ingles, latin) values(697, 'peso', 'weight', 'pondus');" calcext:value-type="string">
            <text:p>insert into palabras(id, castellano, ingles, latin) values(697, 'peso', 'weight', 'pondus');</text:p>
          </table:table-cell>
        </table:table-row>
        <table:table-row table:style-name="ro1">
          <table:table-cell table:formula="of:=[.A698]+1" office:value-type="float" office:value="698" calcext:value-type="float">
            <text:p>698</text:p>
          </table:table-cell>
          <table:table-cell office:value-type="string" calcext:value-type="string">
            <text:p>Humano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Humanus</text:p>
          </table:table-cell>
          <table:table-cell/>
          <table:table-cell table:formula="of:=IF([.B699]=[.D69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699];&quot;, '&quot;;SUBSTITUTE(LOWER([.B699]);&quot;'&quot;;&quot;''&quot;);&quot;', '&quot;;SUBSTITUTE(LOWER([.C699]);&quot;'&quot;;&quot;''&quot;);&quot;', '&quot;;SUBSTITUTE(LOWER([.D699]);&quot;'&quot;;&quot;''&quot;);&quot;');&quot;)" office:value-type="string" office:string-value="insert into palabras(id, castellano, ingles, latin) values(698, 'humano', 'human', 'humanus');" calcext:value-type="string">
            <text:p>insert into palabras(id, castellano, ingles, latin) values(698, 'humano', 'human', 'humanus');</text:p>
          </table:table-cell>
        </table:table-row>
        <table:table-row table:style-name="ro1">
          <table:table-cell table:formula="of:=[.A699]+1" office:value-type="float" office:value="699" calcext:value-type="float">
            <text:p>699</text:p>
          </table:table-cell>
          <table:table-cell office:value-type="string" calcext:value-type="string">
            <text:p>Pequeño</text:p>
          </table:table-cell>
          <table:table-cell office:value-type="string" calcext:value-type="string">
            <text:p>Little</text:p>
          </table:table-cell>
          <table:table-cell office:value-type="string" calcext:value-type="string">
            <text:p>Parvus</text:p>
          </table:table-cell>
          <table:table-cell/>
          <table:table-cell table:formula="of:=IF([.B700]=[.D70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00];&quot;, '&quot;;SUBSTITUTE(LOWER([.B700]);&quot;'&quot;;&quot;''&quot;);&quot;', '&quot;;SUBSTITUTE(LOWER([.C700]);&quot;'&quot;;&quot;''&quot;);&quot;', '&quot;;SUBSTITUTE(LOWER([.D700]);&quot;'&quot;;&quot;''&quot;);&quot;');&quot;)" office:value-type="string" office:string-value="insert into palabras(id, castellano, ingles, latin) values(699, 'pequeño', 'little', 'parvus');" calcext:value-type="string">
            <text:p>insert into palabras(id, castellano, ingles, latin) values(699, 'pequeño', 'little', 'parvus');</text:p>
          </table:table-cell>
        </table:table-row>
        <table:table-row table:style-name="ro1">
          <table:table-cell table:formula="of:=[.A700]+1" office:value-type="float" office:value="700" calcext:value-type="float">
            <text:p>700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a</text:p>
          </table:table-cell>
          <table:table-cell/>
          <table:table-cell table:formula="of:=IF([.B701]=[.D70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01];&quot;, '&quot;;SUBSTITUTE(LOWER([.B701]);&quot;'&quot;;&quot;''&quot;);&quot;', '&quot;;SUBSTITUTE(LOWER([.C701]);&quot;'&quot;;&quot;''&quot;);&quot;', '&quot;;SUBSTITUTE(LOWER([.D701]);&quot;'&quot;;&quot;''&quot;);&quot;');&quot;)" office:value-type="string" office:string-value="insert into palabras(id, castellano, ingles, latin) values(700, 'fecha', 'date', 'data');" calcext:value-type="string">
            <text:p>insert into palabras(id, castellano, ingles, latin) values(700, 'fecha', 'date', 'data');</text:p>
          </table:table-cell>
        </table:table-row>
        <table:table-row table:style-name="ro1">
          <table:table-cell table:formula="of:=[.A701]+1" office:value-type="float" office:value="701" calcext:value-type="float">
            <text:p>701</text:p>
          </table:table-cell>
          <table:table-cell table:number-columns-repeated="3" office:value-type="string" calcext:value-type="string">
            <text:p>Doctor</text:p>
          </table:table-cell>
          <table:table-cell/>
          <table:table-cell table:formula="of:=IF([.B702]=[.D702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702];&quot;, '&quot;;SUBSTITUTE(LOWER([.B702]);&quot;'&quot;;&quot;''&quot;);&quot;', '&quot;;SUBSTITUTE(LOWER([.C702]);&quot;'&quot;;&quot;''&quot;);&quot;', '&quot;;SUBSTITUTE(LOWER([.D702]);&quot;'&quot;;&quot;''&quot;);&quot;');&quot;)" office:value-type="string" office:string-value="insert into palabras(id, castellano, ingles, latin) values(701, 'doctor', 'doctor', 'doctor');" calcext:value-type="string">
            <text:p>insert into palabras(id, castellano, ingles, latin) values(701, 'doctor', 'doctor', 'doctor');</text:p>
          </table:table-cell>
        </table:table-row>
        <table:table-row table:style-name="ro1">
          <table:table-cell table:formula="of:=[.A702]+1" office:value-type="float" office:value="702" calcext:value-type="float">
            <text:p>702</text:p>
          </table:table-cell>
          <table:table-cell table:number-columns-repeated="2" office:value-type="string" calcext:value-type="string">
            <text:p>Ideas</text:p>
          </table:table-cell>
          <table:table-cell office:value-type="string" calcext:value-type="string">
            <text:p>Notiones</text:p>
          </table:table-cell>
          <table:table-cell/>
          <table:table-cell table:formula="of:=IF([.B703]=[.D70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03];&quot;, '&quot;;SUBSTITUTE(LOWER([.B703]);&quot;'&quot;;&quot;''&quot;);&quot;', '&quot;;SUBSTITUTE(LOWER([.C703]);&quot;'&quot;;&quot;''&quot;);&quot;', '&quot;;SUBSTITUTE(LOWER([.D703]);&quot;'&quot;;&quot;''&quot;);&quot;');&quot;)" office:value-type="string" office:string-value="insert into palabras(id, castellano, ingles, latin) values(702, 'ideas', 'ideas', 'notiones');" calcext:value-type="string">
            <text:p>insert into palabras(id, castellano, ingles, latin) values(702, 'ideas', 'ideas', 'notiones');</text:p>
          </table:table-cell>
        </table:table-row>
        <table:table-row table:style-name="ro1">
          <table:table-cell table:formula="of:=[.A703]+1" office:value-type="float" office:value="703" calcext:value-type="float">
            <text:p>703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Vinum</text:p>
          </table:table-cell>
          <table:table-cell/>
          <table:table-cell table:formula="of:=IF([.B704]=[.D70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04];&quot;, '&quot;;SUBSTITUTE(LOWER([.B704]);&quot;'&quot;;&quot;''&quot;);&quot;', '&quot;;SUBSTITUTE(LOWER([.C704]);&quot;'&quot;;&quot;''&quot;);&quot;', '&quot;;SUBSTITUTE(LOWER([.D704]);&quot;'&quot;;&quot;''&quot;);&quot;');&quot;)" office:value-type="string" office:string-value="insert into palabras(id, castellano, ingles, latin) values(703, 'vino', 'wine', 'vinum');" calcext:value-type="string">
            <text:p>insert into palabras(id, castellano, ingles, latin) values(703, 'vino', 'wine', 'vinum');</text:p>
          </table:table-cell>
        </table:table-row>
        <table:table-row table:style-name="ro1">
          <table:table-cell table:formula="of:=[.A704]+1" office:value-type="float" office:value="704" calcext:value-type="float">
            <text:p>704</text:p>
          </table:table-cell>
          <table:table-cell office:value-type="string" calcext:value-type="string">
            <text:p>Materia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Materia</text:p>
          </table:table-cell>
          <table:table-cell/>
          <table:table-cell table:formula="of:=IF([.B705]=[.D705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705];&quot;, '&quot;;SUBSTITUTE(LOWER([.B705]);&quot;'&quot;;&quot;''&quot;);&quot;', '&quot;;SUBSTITUTE(LOWER([.C705]);&quot;'&quot;;&quot;''&quot;);&quot;', '&quot;;SUBSTITUTE(LOWER([.D705]);&quot;'&quot;;&quot;''&quot;);&quot;');&quot;)" office:value-type="string" office:string-value="insert into palabras(id, castellano, ingles, latin) values(704, 'materia', 'subject', 'materia');" calcext:value-type="string">
            <text:p>insert into palabras(id, castellano, ingles, latin) values(704, 'materia', 'subject', 'materia');</text:p>
          </table:table-cell>
        </table:table-row>
        <table:table-row table:style-name="ro1">
          <table:table-cell table:formula="of:=[.A705]+1" office:value-type="float" office:value="705" calcext:value-type="float">
            <text:p>705</text:p>
          </table:table-cell>
          <table:table-cell office:value-type="string" calcext:value-type="string">
            <text:p>Llega</text:p>
          </table:table-cell>
          <table:table-cell office:value-type="string" calcext:value-type="string">
            <text:p>Arrives</text:p>
          </table:table-cell>
          <table:table-cell office:value-type="string" calcext:value-type="string">
            <text:p>Pervenit</text:p>
          </table:table-cell>
          <table:table-cell/>
          <table:table-cell table:formula="of:=IF([.B706]=[.D70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06];&quot;, '&quot;;SUBSTITUTE(LOWER([.B706]);&quot;'&quot;;&quot;''&quot;);&quot;', '&quot;;SUBSTITUTE(LOWER([.C706]);&quot;'&quot;;&quot;''&quot;);&quot;', '&quot;;SUBSTITUTE(LOWER([.D706]);&quot;'&quot;;&quot;''&quot;);&quot;');&quot;)" office:value-type="string" office:string-value="insert into palabras(id, castellano, ingles, latin) values(705, 'llega', 'arrives', 'pervenit');" calcext:value-type="string">
            <text:p>insert into palabras(id, castellano, ingles, latin) values(705, 'llega', 'arrives', 'pervenit');</text:p>
          </table:table-cell>
        </table:table-row>
        <table:table-row table:style-name="ro1">
          <table:table-cell table:formula="of:=[.A706]+1" office:value-type="float" office:value="706" calcext:value-type="float">
            <text:p>706</text:p>
          </table:table-cell>
          <table:table-cell office:value-type="string" calcext:value-type="string">
            <text:p>Carrera</text:p>
          </table:table-cell>
          <table:table-cell office:value-type="string" calcext:value-type="string">
            <text:p>Career</text:p>
          </table:table-cell>
          <table:table-cell office:value-type="string" calcext:value-type="string">
            <text:p>Cursus</text:p>
          </table:table-cell>
          <table:table-cell/>
          <table:table-cell table:formula="of:=IF([.B707]=[.D70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07];&quot;, '&quot;;SUBSTITUTE(LOWER([.B707]);&quot;'&quot;;&quot;''&quot;);&quot;', '&quot;;SUBSTITUTE(LOWER([.C707]);&quot;'&quot;;&quot;''&quot;);&quot;', '&quot;;SUBSTITUTE(LOWER([.D707]);&quot;'&quot;;&quot;''&quot;);&quot;');&quot;)" office:value-type="string" office:string-value="insert into palabras(id, castellano, ingles, latin) values(706, 'carrera', 'career', 'cursus');" calcext:value-type="string">
            <text:p>insert into palabras(id, castellano, ingles, latin) values(706, 'carrera', 'career', 'cursus');</text:p>
          </table:table-cell>
        </table:table-row>
        <table:table-row table:style-name="ro1">
          <table:table-cell table:formula="of:=[.A707]+1" office:value-type="float" office:value="707" calcext:value-type="float">
            <text:p>707</text:p>
          </table:table-cell>
          <table:table-cell office:value-type="string" calcext:value-type="string">
            <text:p>Cierta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Certa</text:p>
          </table:table-cell>
          <table:table-cell/>
          <table:table-cell table:formula="of:=IF([.B708]=[.D70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08];&quot;, '&quot;;SUBSTITUTE(LOWER([.B708]);&quot;'&quot;;&quot;''&quot;);&quot;', '&quot;;SUBSTITUTE(LOWER([.C708]);&quot;'&quot;;&quot;''&quot;);&quot;', '&quot;;SUBSTITUTE(LOWER([.D708]);&quot;'&quot;;&quot;''&quot;);&quot;');&quot;)" office:value-type="string" office:string-value="insert into palabras(id, castellano, ingles, latin) values(707, 'cierta', 'some', 'certa');" calcext:value-type="string">
            <text:p>insert into palabras(id, castellano, ingles, latin) values(707, 'cierta', 'some', 'certa');</text:p>
          </table:table-cell>
        </table:table-row>
        <table:table-row table:style-name="ro1">
          <table:table-cell table:formula="of:=[.A708]+1" office:value-type="float" office:value="708" calcext:value-type="float">
            <text:p>708</text:p>
          </table:table-cell>
          <table:table-cell office:value-type="string" calcext:value-type="string">
            <text:p>Sola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ola</text:p>
          </table:table-cell>
          <table:table-cell/>
          <table:table-cell table:formula="of:=IF([.B709]=[.D709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709];&quot;, '&quot;;SUBSTITUTE(LOWER([.B709]);&quot;'&quot;;&quot;''&quot;);&quot;', '&quot;;SUBSTITUTE(LOWER([.C709]);&quot;'&quot;;&quot;''&quot;);&quot;', '&quot;;SUBSTITUTE(LOWER([.D709]);&quot;'&quot;;&quot;''&quot;);&quot;');&quot;)" office:value-type="string" office:string-value="insert into palabras(id, castellano, ingles, latin) values(708, 'sola', 'alone', 'sola');" calcext:value-type="string">
            <text:p>insert into palabras(id, castellano, ingles, latin) values(708, 'sola', 'alone', 'sola');</text:p>
          </table:table-cell>
        </table:table-row>
        <table:table-row table:style-name="ro1">
          <table:table-cell table:formula="of:=[.A709]+1" office:value-type="float" office:value="709" calcext:value-type="float">
            <text:p>709</text:p>
          </table:table-cell>
          <table:table-cell table:number-columns-repeated="3" office:value-type="string" calcext:value-type="string">
            <text:p>Psoe</text:p>
          </table:table-cell>
          <table:table-cell/>
          <table:table-cell table:formula="of:=IF([.B710]=[.D710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710];&quot;, '&quot;;SUBSTITUTE(LOWER([.B710]);&quot;'&quot;;&quot;''&quot;);&quot;', '&quot;;SUBSTITUTE(LOWER([.C710]);&quot;'&quot;;&quot;''&quot;);&quot;', '&quot;;SUBSTITUTE(LOWER([.D710]);&quot;'&quot;;&quot;''&quot;);&quot;');&quot;)" office:value-type="string" office:string-value="insert into palabras(id, castellano, ingles, latin) values(709, 'psoe', 'psoe', 'psoe');" calcext:value-type="string">
            <text:p>insert into palabras(id, castellano, ingles, latin) values(709, 'psoe', 'psoe', 'psoe');</text:p>
          </table:table-cell>
        </table:table-row>
        <table:table-row table:style-name="ro1">
          <table:table-cell table:formula="of:=[.A710]+1" office:value-type="float" office:value="710" calcext:value-type="float">
            <text:p>710</text:p>
          </table:table-cell>
          <table:table-cell office:value-type="string" calcext:value-type="string">
            <text:p>Lejos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Longinquo</text:p>
          </table:table-cell>
          <table:table-cell/>
          <table:table-cell table:formula="of:=IF([.B711]=[.D71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11];&quot;, '&quot;;SUBSTITUTE(LOWER([.B711]);&quot;'&quot;;&quot;''&quot;);&quot;', '&quot;;SUBSTITUTE(LOWER([.C711]);&quot;'&quot;;&quot;''&quot;);&quot;', '&quot;;SUBSTITUTE(LOWER([.D711]);&quot;'&quot;;&quot;''&quot;);&quot;');&quot;)" office:value-type="string" office:string-value="insert into palabras(id, castellano, ingles, latin) values(710, 'lejos', 'far', 'longinquo');" calcext:value-type="string">
            <text:p>insert into palabras(id, castellano, ingles, latin) values(710, 'lejos', 'far', 'longinquo');</text:p>
          </table:table-cell>
        </table:table-row>
        <table:table-row table:style-name="ro1">
          <table:table-cell table:formula="of:=[.A711]+1" office:value-type="float" office:value="711" calcext:value-type="float">
            <text:p>711</text:p>
          </table:table-cell>
          <table:table-cell office:value-type="string" calcext:value-type="string">
            <text:p>Juez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Iudex</text:p>
          </table:table-cell>
          <table:table-cell/>
          <table:table-cell table:formula="of:=IF([.B712]=[.D71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12];&quot;, '&quot;;SUBSTITUTE(LOWER([.B712]);&quot;'&quot;;&quot;''&quot;);&quot;', '&quot;;SUBSTITUTE(LOWER([.C712]);&quot;'&quot;;&quot;''&quot;);&quot;', '&quot;;SUBSTITUTE(LOWER([.D712]);&quot;'&quot;;&quot;''&quot;);&quot;');&quot;)" office:value-type="string" office:string-value="insert into palabras(id, castellano, ingles, latin) values(711, 'juez', 'judge', 'iudex');" calcext:value-type="string">
            <text:p>insert into palabras(id, castellano, ingles, latin) values(711, 'juez', 'judge', 'iudex');</text:p>
          </table:table-cell>
        </table:table-row>
        <table:table-row table:style-name="ro2">
          <table:table-cell table:formula="of:=[.A712]+1" office:value-type="float" office:value="712" calcext:value-type="float">
            <text:p>712</text:p>
          </table:table-cell>
          <table:table-cell office:value-type="string" calcext:value-type="string">
            <text:p>Características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Caracteristica</text:p>
          </table:table-cell>
          <table:table-cell/>
          <table:table-cell table:formula="of:=IF([.B713]=[.D71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13];&quot;, '&quot;;SUBSTITUTE(LOWER([.B713]);&quot;'&quot;;&quot;''&quot;);&quot;', '&quot;;SUBSTITUTE(LOWER([.C713]);&quot;'&quot;;&quot;''&quot;);&quot;', '&quot;;SUBSTITUTE(LOWER([.D713]);&quot;'&quot;;&quot;''&quot;);&quot;');&quot;)" office:value-type="string" office:string-value="insert into palabras(id, castellano, ingles, latin) values(712, 'características', 'features', 'caracteristica');" calcext:value-type="string">
            <text:p>insert into palabras(id, castellano, ingles, latin) values(712, 'características', 'features', 'caracteristica');</text:p>
          </table:table-cell>
        </table:table-row>
        <table:table-row table:style-name="ro1">
          <table:table-cell table:formula="of:=[.A713]+1" office:value-type="float" office:value="713" calcext:value-type="float">
            <text:p>713</text:p>
          </table:table-cell>
          <table:table-cell office:value-type="string" calcext:value-type="string">
            <text:p>Riesgo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Periculum</text:p>
          </table:table-cell>
          <table:table-cell/>
          <table:table-cell table:formula="of:=IF([.B714]=[.D71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14];&quot;, '&quot;;SUBSTITUTE(LOWER([.B714]);&quot;'&quot;;&quot;''&quot;);&quot;', '&quot;;SUBSTITUTE(LOWER([.C714]);&quot;'&quot;;&quot;''&quot;);&quot;', '&quot;;SUBSTITUTE(LOWER([.D714]);&quot;'&quot;;&quot;''&quot;);&quot;');&quot;)" office:value-type="string" office:string-value="insert into palabras(id, castellano, ingles, latin) values(713, 'riesgo', 'risk', 'periculum');" calcext:value-type="string">
            <text:p>insert into palabras(id, castellano, ingles, latin) values(713, 'riesgo', 'risk', 'periculum');</text:p>
          </table:table-cell>
        </table:table-row>
        <table:table-row table:style-name="ro1">
          <table:table-cell table:formula="of:=[.A714]+1" office:value-type="float" office:value="714" calcext:value-type="float">
            <text:p>714</text:p>
          </table:table-cell>
          <table:table-cell office:value-type="string" calcext:value-type="string">
            <text:p>Fácil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Facilis</text:p>
          </table:table-cell>
          <table:table-cell/>
          <table:table-cell table:formula="of:=IF([.B715]=[.D71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15];&quot;, '&quot;;SUBSTITUTE(LOWER([.B715]);&quot;'&quot;;&quot;''&quot;);&quot;', '&quot;;SUBSTITUTE(LOWER([.C715]);&quot;'&quot;;&quot;''&quot;);&quot;', '&quot;;SUBSTITUTE(LOWER([.D715]);&quot;'&quot;;&quot;''&quot;);&quot;');&quot;)" office:value-type="string" office:string-value="insert into palabras(id, castellano, ingles, latin) values(714, 'fácil', 'easy', 'facilis');" calcext:value-type="string">
            <text:p>insert into palabras(id, castellano, ingles, latin) values(714, 'fácil', 'easy', 'facilis');</text:p>
          </table:table-cell>
        </table:table-row>
        <table:table-row table:style-name="ro1">
          <table:table-cell table:formula="of:=[.A715]+1" office:value-type="float" office:value="715" calcext:value-type="float">
            <text:p>715</text:p>
          </table:table-cell>
          <table:table-cell office:value-type="string" calcext:value-type="string">
            <text:p>Diferencia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Differentia</text:p>
          </table:table-cell>
          <table:table-cell/>
          <table:table-cell table:formula="of:=IF([.B716]=[.D71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16];&quot;, '&quot;;SUBSTITUTE(LOWER([.B716]);&quot;'&quot;;&quot;''&quot;);&quot;', '&quot;;SUBSTITUTE(LOWER([.C716]);&quot;'&quot;;&quot;''&quot;);&quot;', '&quot;;SUBSTITUTE(LOWER([.D716]);&quot;'&quot;;&quot;''&quot;);&quot;');&quot;)" office:value-type="string" office:string-value="insert into palabras(id, castellano, ingles, latin) values(715, 'diferencia', 'difference', 'differentia');" calcext:value-type="string">
            <text:p>insert into palabras(id, castellano, ingles, latin) values(715, 'diferencia', 'difference', 'differentia');</text:p>
          </table:table-cell>
        </table:table-row>
        <table:table-row table:style-name="ro1">
          <table:table-cell table:formula="of:=[.A716]+1" office:value-type="float" office:value="716" calcext:value-type="float">
            <text:p>716</text:p>
          </table:table-cell>
          <table:table-cell table:number-columns-repeated="2" office:value-type="string" calcext:value-type="string">
            <text:p>Cultural</text:p>
          </table:table-cell>
          <table:table-cell office:value-type="string" calcext:value-type="string">
            <text:p>Culturalis</text:p>
          </table:table-cell>
          <table:table-cell/>
          <table:table-cell table:formula="of:=IF([.B717]=[.D71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17];&quot;, '&quot;;SUBSTITUTE(LOWER([.B717]);&quot;'&quot;;&quot;''&quot;);&quot;', '&quot;;SUBSTITUTE(LOWER([.C717]);&quot;'&quot;;&quot;''&quot;);&quot;', '&quot;;SUBSTITUTE(LOWER([.D717]);&quot;'&quot;;&quot;''&quot;);&quot;');&quot;)" office:value-type="string" office:string-value="insert into palabras(id, castellano, ingles, latin) values(716, 'cultural', 'cultural', 'culturalis');" calcext:value-type="string">
            <text:p>insert into palabras(id, castellano, ingles, latin) values(716, 'cultural', 'cultural', 'culturalis');</text:p>
          </table:table-cell>
        </table:table-row>
        <table:table-row table:style-name="ro1">
          <table:table-cell table:formula="of:=[.A717]+1" office:value-type="float" office:value="717" calcext:value-type="float">
            <text:p>717</text:p>
          </table:table-cell>
          <table:table-cell office:value-type="string" calcext:value-type="string">
            <text:p>Libros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Libri</text:p>
          </table:table-cell>
          <table:table-cell/>
          <table:table-cell table:formula="of:=IF([.B718]=[.D71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18];&quot;, '&quot;;SUBSTITUTE(LOWER([.B718]);&quot;'&quot;;&quot;''&quot;);&quot;', '&quot;;SUBSTITUTE(LOWER([.C718]);&quot;'&quot;;&quot;''&quot;);&quot;', '&quot;;SUBSTITUTE(LOWER([.D718]);&quot;'&quot;;&quot;''&quot;);&quot;');&quot;)" office:value-type="string" office:string-value="insert into palabras(id, castellano, ingles, latin) values(717, 'libros', 'books', 'libri');" calcext:value-type="string">
            <text:p>insert into palabras(id, castellano, ingles, latin) values(717, 'libros', 'books', 'libri');</text:p>
          </table:table-cell>
        </table:table-row>
        <table:table-row table:style-name="ro1">
          <table:table-cell table:formula="of:=[.A718]+1" office:value-type="float" office:value="718" calcext:value-type="float">
            <text:p>718</text:p>
          </table:table-cell>
          <table:table-cell office:value-type="string" calcext:value-type="string">
            <text:p>Práctica</text:p>
          </table:table-cell>
          <table:table-cell office:value-type="string" calcext:value-type="string">
            <text:p>Practice</text:p>
          </table:table-cell>
          <table:table-cell office:value-type="string" calcext:value-type="string">
            <text:p>Pratica</text:p>
          </table:table-cell>
          <table:table-cell/>
          <table:table-cell table:formula="of:=IF([.B719]=[.D71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19];&quot;, '&quot;;SUBSTITUTE(LOWER([.B719]);&quot;'&quot;;&quot;''&quot;);&quot;', '&quot;;SUBSTITUTE(LOWER([.C719]);&quot;'&quot;;&quot;''&quot;);&quot;', '&quot;;SUBSTITUTE(LOWER([.D719]);&quot;'&quot;;&quot;''&quot;);&quot;');&quot;)" office:value-type="string" office:string-value="insert into palabras(id, castellano, ingles, latin) values(718, 'práctica', 'practice', 'pratica');" calcext:value-type="string">
            <text:p>insert into palabras(id, castellano, ingles, latin) values(718, 'práctica', 'practice', 'pratica');</text:p>
          </table:table-cell>
        </table:table-row>
        <table:table-row table:style-name="ro1">
          <table:table-cell table:formula="of:=[.A719]+1" office:value-type="float" office:value="719" calcext:value-type="float">
            <text:p>719</text:p>
          </table:table-cell>
          <table:table-cell office:value-type="string" calcext:value-type="string">
            <text:p>Mayo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ius</text:p>
          </table:table-cell>
          <table:table-cell/>
          <table:table-cell table:formula="of:=IF([.B720]=[.D72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20];&quot;, '&quot;;SUBSTITUTE(LOWER([.B720]);&quot;'&quot;;&quot;''&quot;);&quot;', '&quot;;SUBSTITUTE(LOWER([.C720]);&quot;'&quot;;&quot;''&quot;);&quot;', '&quot;;SUBSTITUTE(LOWER([.D720]);&quot;'&quot;;&quot;''&quot;);&quot;');&quot;)" office:value-type="string" office:string-value="insert into palabras(id, castellano, ingles, latin) values(719, 'mayo', 'may', 'maius');" calcext:value-type="string">
            <text:p>insert into palabras(id, castellano, ingles, latin) values(719, 'mayo', 'may', 'maius');</text:p>
          </table:table-cell>
        </table:table-row>
        <table:table-row table:style-name="ro1">
          <table:table-cell table:formula="of:=[.A720]+1" office:value-type="float" office:value="720" calcext:value-type="float">
            <text:p>720</text:p>
          </table:table-cell>
          <table:table-cell office:value-type="string" calcext:value-type="string">
            <text:p>Nuestras</text:p>
          </table:table-cell>
          <table:table-cell office:value-type="string" calcext:value-type="string">
            <text:p>Our</text:p>
          </table:table-cell>
          <table:table-cell office:value-type="string" calcext:value-type="string">
            <text:p>Nostri</text:p>
          </table:table-cell>
          <table:table-cell/>
          <table:table-cell table:formula="of:=IF([.B721]=[.D72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21];&quot;, '&quot;;SUBSTITUTE(LOWER([.B721]);&quot;'&quot;;&quot;''&quot;);&quot;', '&quot;;SUBSTITUTE(LOWER([.C721]);&quot;'&quot;;&quot;''&quot;);&quot;', '&quot;;SUBSTITUTE(LOWER([.D721]);&quot;'&quot;;&quot;''&quot;);&quot;');&quot;)" office:value-type="string" office:string-value="insert into palabras(id, castellano, ingles, latin) values(720, 'nuestras', 'our', 'nostri');" calcext:value-type="string">
            <text:p>insert into palabras(id, castellano, ingles, latin) values(720, 'nuestras', 'our', 'nostri');</text:p>
          </table:table-cell>
        </table:table-row>
        <table:table-row table:style-name="ro1">
          <table:table-cell table:formula="of:=[.A721]+1" office:value-type="float" office:value="721" calcext:value-type="float">
            <text:p>721</text:p>
          </table:table-cell>
          <table:table-cell office:value-type="string" calcext:value-type="string">
            <text:p>Programas</text:p>
          </table:table-cell>
          <table:table-cell office:value-type="string" calcext:value-type="string">
            <text:p>Programs</text:p>
          </table:table-cell>
          <table:table-cell office:value-type="string" calcext:value-type="string">
            <text:p>Programma</text:p>
          </table:table-cell>
          <table:table-cell/>
          <table:table-cell table:formula="of:=IF([.B722]=[.D72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22];&quot;, '&quot;;SUBSTITUTE(LOWER([.B722]);&quot;'&quot;;&quot;''&quot;);&quot;', '&quot;;SUBSTITUTE(LOWER([.C722]);&quot;'&quot;;&quot;''&quot;);&quot;', '&quot;;SUBSTITUTE(LOWER([.D722]);&quot;'&quot;;&quot;''&quot;);&quot;');&quot;)" office:value-type="string" office:string-value="insert into palabras(id, castellano, ingles, latin) values(721, 'programas', 'programs', 'programma');" calcext:value-type="string">
            <text:p>insert into palabras(id, castellano, ingles, latin) values(721, 'programas', 'programs', 'programma');</text:p>
          </table:table-cell>
        </table:table-row>
        <table:table-row table:style-name="ro1">
          <table:table-cell table:formula="of:=[.A722]+1" office:value-type="float" office:value="722" calcext:value-type="float">
            <text:p>722</text:p>
          </table:table-cell>
          <table:table-cell office:value-type="string" calcext:value-type="string">
            <text:p>Memoria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Memoria</text:p>
          </table:table-cell>
          <table:table-cell/>
          <table:table-cell table:formula="of:=IF([.B723]=[.D723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723];&quot;, '&quot;;SUBSTITUTE(LOWER([.B723]);&quot;'&quot;;&quot;''&quot;);&quot;', '&quot;;SUBSTITUTE(LOWER([.C723]);&quot;'&quot;;&quot;''&quot;);&quot;', '&quot;;SUBSTITUTE(LOWER([.D723]);&quot;'&quot;;&quot;''&quot;);&quot;');&quot;)" office:value-type="string" office:string-value="insert into palabras(id, castellano, ingles, latin) values(722, 'memoria', 'memory', 'memoria');" calcext:value-type="string">
            <text:p>insert into palabras(id, castellano, ingles, latin) values(722, 'memoria', 'memory', 'memoria');</text:p>
          </table:table-cell>
        </table:table-row>
        <table:table-row table:style-name="ro1">
          <table:table-cell table:formula="of:=[.A723]+1" office:value-type="float" office:value="723" calcext:value-type="float">
            <text:p>723</text:p>
          </table:table-cell>
          <table:table-cell office:value-type="string" calcext:value-type="string">
            <text:p>Llegado</text:p>
          </table:table-cell>
          <table:table-cell office:value-type="string" calcext:value-type="string">
            <text:p>Arrived</text:p>
          </table:table-cell>
          <table:table-cell office:value-type="string" calcext:value-type="string">
            <text:p>Advenit</text:p>
          </table:table-cell>
          <table:table-cell/>
          <table:table-cell table:formula="of:=IF([.B724]=[.D72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24];&quot;, '&quot;;SUBSTITUTE(LOWER([.B724]);&quot;'&quot;;&quot;''&quot;);&quot;', '&quot;;SUBSTITUTE(LOWER([.C724]);&quot;'&quot;;&quot;''&quot;);&quot;', '&quot;;SUBSTITUTE(LOWER([.D724]);&quot;'&quot;;&quot;''&quot;);&quot;');&quot;)" office:value-type="string" office:string-value="insert into palabras(id, castellano, ingles, latin) values(723, 'llegado', 'arrived', 'advenit');" calcext:value-type="string">
            <text:p>insert into palabras(id, castellano, ingles, latin) values(723, 'llegado', 'arrived', 'advenit');</text:p>
          </table:table-cell>
        </table:table-row>
        <table:table-row table:style-name="ro1">
          <table:table-cell table:formula="of:=[.A724]+1" office:value-type="float" office:value="724" calcext:value-type="float">
            <text:p>724</text:p>
          </table:table-cell>
          <table:table-cell office:value-type="string" calcext:value-type="string">
            <text:p>Plazo</text:p>
          </table:table-cell>
          <table:table-cell office:value-type="string" calcext:value-type="string">
            <text:p>Deadline</text:p>
          </table:table-cell>
          <table:table-cell office:value-type="string" calcext:value-type="string">
            <text:p>Terminus</text:p>
          </table:table-cell>
          <table:table-cell/>
          <table:table-cell table:formula="of:=IF([.B725]=[.D72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25];&quot;, '&quot;;SUBSTITUTE(LOWER([.B725]);&quot;'&quot;;&quot;''&quot;);&quot;', '&quot;;SUBSTITUTE(LOWER([.C725]);&quot;'&quot;;&quot;''&quot;);&quot;', '&quot;;SUBSTITUTE(LOWER([.D725]);&quot;'&quot;;&quot;''&quot;);&quot;');&quot;)" office:value-type="string" office:string-value="insert into palabras(id, castellano, ingles, latin) values(724, 'plazo', 'deadline', 'terminus');" calcext:value-type="string">
            <text:p>insert into palabras(id, castellano, ingles, latin) values(724, 'plazo', 'deadline', 'terminus');</text:p>
          </table:table-cell>
        </table:table-row>
        <table:table-row table:style-name="ro1">
          <table:table-cell table:formula="of:=[.A725]+1" office:value-type="float" office:value="725" calcext:value-type="float">
            <text:p>725</text:p>
          </table:table-cell>
          <table:table-cell office:value-type="string" calcext:value-type="string">
            <text:p>Expresió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Expressio</text:p>
          </table:table-cell>
          <table:table-cell/>
          <table:table-cell table:formula="of:=IF([.B726]=[.D72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26];&quot;, '&quot;;SUBSTITUTE(LOWER([.B726]);&quot;'&quot;;&quot;''&quot;);&quot;', '&quot;;SUBSTITUTE(LOWER([.C726]);&quot;'&quot;;&quot;''&quot;);&quot;', '&quot;;SUBSTITUTE(LOWER([.D726]);&quot;'&quot;;&quot;''&quot;);&quot;');&quot;)" office:value-type="string" office:string-value="insert into palabras(id, castellano, ingles, latin) values(725, 'expresión', 'expression', 'expressio');" calcext:value-type="string">
            <text:p>insert into palabras(id, castellano, ingles, latin) values(725, 'expresión', 'expression', 'expressio');</text:p>
          </table:table-cell>
        </table:table-row>
        <table:table-row table:style-name="ro1">
          <table:table-cell table:formula="of:=[.A726]+1" office:value-type="float" office:value="726" calcext:value-type="float">
            <text:p>726</text:p>
          </table:table-cell>
          <table:table-cell office:value-type="string" calcext:value-type="string">
            <text:p>Diciembre</text:p>
          </table:table-cell>
          <table:table-cell table:number-columns-repeated="2" office:value-type="string" calcext:value-type="string">
            <text:p>December</text:p>
          </table:table-cell>
          <table:table-cell/>
          <table:table-cell table:formula="of:=IF([.B727]=[.D72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27];&quot;, '&quot;;SUBSTITUTE(LOWER([.B727]);&quot;'&quot;;&quot;''&quot;);&quot;', '&quot;;SUBSTITUTE(LOWER([.C727]);&quot;'&quot;;&quot;''&quot;);&quot;', '&quot;;SUBSTITUTE(LOWER([.D727]);&quot;'&quot;;&quot;''&quot;);&quot;');&quot;)" office:value-type="string" office:string-value="insert into palabras(id, castellano, ingles, latin) values(726, 'diciembre', 'december', 'december');" calcext:value-type="string">
            <text:p>insert into palabras(id, castellano, ingles, latin) values(726, 'diciembre', 'december', 'december');</text:p>
          </table:table-cell>
        </table:table-row>
        <table:table-row table:style-name="ro1">
          <table:table-cell table:formula="of:=[.A727]+1" office:value-type="float" office:value="727" calcext:value-type="float">
            <text:p>727</text:p>
          </table:table-cell>
          <table:table-cell office:value-type="string" calcext:value-type="string">
            <text:p>Mantener</text:p>
          </table:table-cell>
          <table:table-cell office:value-type="string" calcext:value-type="string">
            <text:p>Maintain</text:p>
          </table:table-cell>
          <table:table-cell office:value-type="string" calcext:value-type="string">
            <text:p>Servare</text:p>
          </table:table-cell>
          <table:table-cell/>
          <table:table-cell table:formula="of:=IF([.B728]=[.D72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28];&quot;, '&quot;;SUBSTITUTE(LOWER([.B728]);&quot;'&quot;;&quot;''&quot;);&quot;', '&quot;;SUBSTITUTE(LOWER([.C728]);&quot;'&quot;;&quot;''&quot;);&quot;', '&quot;;SUBSTITUTE(LOWER([.D728]);&quot;'&quot;;&quot;''&quot;);&quot;');&quot;)" office:value-type="string" office:string-value="insert into palabras(id, castellano, ingles, latin) values(727, 'mantener', 'maintain', 'servare');" calcext:value-type="string">
            <text:p>insert into palabras(id, castellano, ingles, latin) values(727, 'mantener', 'maintain', 'servare');</text:p>
          </table:table-cell>
        </table:table-row>
        <table:table-row table:style-name="ro1">
          <table:table-cell table:formula="of:=[.A728]+1" office:value-type="float" office:value="728" calcext:value-type="float">
            <text:p>728</text:p>
          </table:table-cell>
          <table:table-cell office:value-type="string" calcext:value-type="string">
            <text:p>Enero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Ianuarius</text:p>
          </table:table-cell>
          <table:table-cell/>
          <table:table-cell table:formula="of:=IF([.B729]=[.D72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29];&quot;, '&quot;;SUBSTITUTE(LOWER([.B729]);&quot;'&quot;;&quot;''&quot;);&quot;', '&quot;;SUBSTITUTE(LOWER([.C729]);&quot;'&quot;;&quot;''&quot;);&quot;', '&quot;;SUBSTITUTE(LOWER([.D729]);&quot;'&quot;;&quot;''&quot;);&quot;');&quot;)" office:value-type="string" office:string-value="insert into palabras(id, castellano, ingles, latin) values(728, 'enero', 'january', 'ianuarius');" calcext:value-type="string">
            <text:p>insert into palabras(id, castellano, ingles, latin) values(728, 'enero', 'january', 'ianuarius');</text:p>
          </table:table-cell>
        </table:table-row>
        <table:table-row table:style-name="ro1">
          <table:table-cell table:formula="of:=[.A729]+1" office:value-type="float" office:value="729" calcext:value-type="float">
            <text:p>729</text:p>
          </table:table-cell>
          <table:table-cell office:value-type="string" calcext:value-type="string">
            <text:p>Cuadro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abula</text:p>
          </table:table-cell>
          <table:table-cell/>
          <table:table-cell table:formula="of:=IF([.B730]=[.D73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30];&quot;, '&quot;;SUBSTITUTE(LOWER([.B730]);&quot;'&quot;;&quot;''&quot;);&quot;', '&quot;;SUBSTITUTE(LOWER([.C730]);&quot;'&quot;;&quot;''&quot;);&quot;', '&quot;;SUBSTITUTE(LOWER([.D730]);&quot;'&quot;;&quot;''&quot;);&quot;');&quot;)" office:value-type="string" office:string-value="insert into palabras(id, castellano, ingles, latin) values(729, 'cuadro', 'table', 'tabula');" calcext:value-type="string">
            <text:p>insert into palabras(id, castellano, ingles, latin) values(729, 'cuadro', 'table', 'tabula');</text:p>
          </table:table-cell>
        </table:table-row>
        <table:table-row table:style-name="ro1">
          <table:table-cell table:formula="of:=[.A730]+1" office:value-type="float" office:value="730" calcext:value-type="float">
            <text:p>730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oductum</text:p>
          </table:table-cell>
          <table:table-cell/>
          <table:table-cell table:formula="of:=IF([.B731]=[.D73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31];&quot;, '&quot;;SUBSTITUTE(LOWER([.B731]);&quot;'&quot;;&quot;''&quot;);&quot;', '&quot;;SUBSTITUTE(LOWER([.C731]);&quot;'&quot;;&quot;''&quot;);&quot;', '&quot;;SUBSTITUTE(LOWER([.D731]);&quot;'&quot;;&quot;''&quot;);&quot;');&quot;)" office:value-type="string" office:string-value="insert into palabras(id, castellano, ingles, latin) values(730, 'producto', 'product', 'productum');" calcext:value-type="string">
            <text:p>insert into palabras(id, castellano, ingles, latin) values(730, 'producto', 'product', 'productum');</text:p>
          </table:table-cell>
        </table:table-row>
        <table:table-row table:style-name="ro1">
          <table:table-cell table:formula="of:=[.A731]+1" office:value-type="float" office:value="731" calcext:value-type="float">
            <text:p>731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Produces</text:p>
          </table:table-cell>
          <table:table-cell office:value-type="string" calcext:value-type="string">
            <text:p>Produci</text:p>
          </table:table-cell>
          <table:table-cell/>
          <table:table-cell table:formula="of:=IF([.B732]=[.D73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32];&quot;, '&quot;;SUBSTITUTE(LOWER([.B732]);&quot;'&quot;;&quot;''&quot;);&quot;', '&quot;;SUBSTITUTE(LOWER([.C732]);&quot;'&quot;;&quot;''&quot;);&quot;', '&quot;;SUBSTITUTE(LOWER([.D732]);&quot;'&quot;;&quot;''&quot;);&quot;');&quot;)" office:value-type="string" office:string-value="insert into palabras(id, castellano, ingles, latin) values(731, 'produce', 'produces', 'produci');" calcext:value-type="string">
            <text:p>insert into palabras(id, castellano, ingles, latin) values(731, 'produce', 'produces', 'produci');</text:p>
          </table:table-cell>
        </table:table-row>
        <table:table-row table:style-name="ro1">
          <table:table-cell table:formula="of:=[.A732]+1" office:value-type="float" office:value="732" calcext:value-type="float">
            <text:p>732</text:p>
          </table:table-cell>
          <table:table-cell office:value-type="string" calcext:value-type="string">
            <text:p>Europea</text:p>
          </table:table-cell>
          <table:table-cell office:value-type="string" calcext:value-type="string">
            <text:p>European</text:p>
          </table:table-cell>
          <table:table-cell office:value-type="string" calcext:value-type="string">
            <text:p>Europaea</text:p>
          </table:table-cell>
          <table:table-cell/>
          <table:table-cell table:formula="of:=IF([.B733]=[.D73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33];&quot;, '&quot;;SUBSTITUTE(LOWER([.B733]);&quot;'&quot;;&quot;''&quot;);&quot;', '&quot;;SUBSTITUTE(LOWER([.C733]);&quot;'&quot;;&quot;''&quot;);&quot;', '&quot;;SUBSTITUTE(LOWER([.D733]);&quot;'&quot;;&quot;''&quot;);&quot;');&quot;)" office:value-type="string" office:string-value="insert into palabras(id, castellano, ingles, latin) values(732, 'europea', 'european', 'europaea');" calcext:value-type="string">
            <text:p>insert into palabras(id, castellano, ingles, latin) values(732, 'europea', 'european', 'europaea');</text:p>
          </table:table-cell>
        </table:table-row>
        <table:table-row table:style-name="ro1">
          <table:table-cell table:formula="of:=[.A733]+1" office:value-type="float" office:value="733" calcext:value-type="float">
            <text:p>733</text:p>
          </table:table-cell>
          <table:table-cell office:value-type="string" calcext:value-type="string">
            <text:p>Conciencia</text:p>
          </table:table-cell>
          <table:table-cell office:value-type="string" calcext:value-type="string">
            <text:p>Awareness</text:p>
          </table:table-cell>
          <table:table-cell office:value-type="string" calcext:value-type="string">
            <text:p>Conscius</text:p>
          </table:table-cell>
          <table:table-cell/>
          <table:table-cell table:formula="of:=IF([.B734]=[.D73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34];&quot;, '&quot;;SUBSTITUTE(LOWER([.B734]);&quot;'&quot;;&quot;''&quot;);&quot;', '&quot;;SUBSTITUTE(LOWER([.C734]);&quot;'&quot;;&quot;''&quot;);&quot;', '&quot;;SUBSTITUTE(LOWER([.D734]);&quot;'&quot;;&quot;''&quot;);&quot;');&quot;)" office:value-type="string" office:string-value="insert into palabras(id, castellano, ingles, latin) values(733, 'conciencia', 'awareness', 'conscius');" calcext:value-type="string">
            <text:p>insert into palabras(id, castellano, ingles, latin) values(733, 'conciencia', 'awareness', 'conscius');</text:p>
          </table:table-cell>
        </table:table-row>
        <table:table-row table:style-name="ro1">
          <table:table-cell table:formula="of:=[.A734]+1" office:value-type="float" office:value="734" calcext:value-type="float">
            <text:p>734</text:p>
          </table:table-cell>
          <table:table-cell office:value-type="string" calcext:value-type="string">
            <text:p>Tenían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Habebant</text:p>
          </table:table-cell>
          <table:table-cell/>
          <table:table-cell table:formula="of:=IF([.B735]=[.D73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35];&quot;, '&quot;;SUBSTITUTE(LOWER([.B735]);&quot;'&quot;;&quot;''&quot;);&quot;', '&quot;;SUBSTITUTE(LOWER([.C735]);&quot;'&quot;;&quot;''&quot;);&quot;', '&quot;;SUBSTITUTE(LOWER([.D735]);&quot;'&quot;;&quot;''&quot;);&quot;');&quot;)" office:value-type="string" office:string-value="insert into palabras(id, castellano, ingles, latin) values(734, 'tenían', 'had', 'habebant');" calcext:value-type="string">
            <text:p>insert into palabras(id, castellano, ingles, latin) values(734, 'tenían', 'had', 'habebant');</text:p>
          </table:table-cell>
        </table:table-row>
        <table:table-row table:style-name="ro1">
          <table:table-cell table:formula="of:=[.A735]+1" office:value-type="float" office:value="735" calcext:value-type="float">
            <text:p>735</text:p>
          </table:table-cell>
          <table:table-cell table:number-columns-repeated="2" office:value-type="string" calcext:value-type="string">
            <text:p>Felipe</text:p>
          </table:table-cell>
          <table:table-cell office:value-type="string" calcext:value-type="string">
            <text:p>Philippus</text:p>
          </table:table-cell>
          <table:table-cell/>
          <table:table-cell table:formula="of:=IF([.B736]=[.D73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36];&quot;, '&quot;;SUBSTITUTE(LOWER([.B736]);&quot;'&quot;;&quot;''&quot;);&quot;', '&quot;;SUBSTITUTE(LOWER([.C736]);&quot;'&quot;;&quot;''&quot;);&quot;', '&quot;;SUBSTITUTE(LOWER([.D736]);&quot;'&quot;;&quot;''&quot;);&quot;');&quot;)" office:value-type="string" office:string-value="insert into palabras(id, castellano, ingles, latin) values(735, 'felipe', 'felipe', 'philippus');" calcext:value-type="string">
            <text:p>insert into palabras(id, castellano, ingles, latin) values(735, 'felipe', 'felipe', 'philippus');</text:p>
          </table:table-cell>
        </table:table-row>
        <table:table-row table:style-name="ro1">
          <table:table-cell table:formula="of:=[.A736]+1" office:value-type="float" office:value="736" calcext:value-type="float">
            <text:p>736</text:p>
          </table:table-cell>
          <table:table-cell office:value-type="string" calcext:value-type="string">
            <text:p>Creación</text:p>
          </table:table-cell>
          <table:table-cell office:value-type="string" calcext:value-type="string">
            <text:p>Creation</text:p>
          </table:table-cell>
          <table:table-cell office:value-type="string" calcext:value-type="string">
            <text:p>Creatio</text:p>
          </table:table-cell>
          <table:table-cell/>
          <table:table-cell table:formula="of:=IF([.B737]=[.D73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37];&quot;, '&quot;;SUBSTITUTE(LOWER([.B737]);&quot;'&quot;;&quot;''&quot;);&quot;', '&quot;;SUBSTITUTE(LOWER([.C737]);&quot;'&quot;;&quot;''&quot;);&quot;', '&quot;;SUBSTITUTE(LOWER([.D737]);&quot;'&quot;;&quot;''&quot;);&quot;');&quot;)" office:value-type="string" office:string-value="insert into palabras(id, castellano, ingles, latin) values(736, 'creación', 'creation', 'creatio');" calcext:value-type="string">
            <text:p>insert into palabras(id, castellano, ingles, latin) values(736, 'creación', 'creation', 'creatio');</text:p>
          </table:table-cell>
        </table:table-row>
        <table:table-row table:style-name="ro1">
          <table:table-cell table:formula="of:=[.A737]+1" office:value-type="float" office:value="737" calcext:value-type="float">
            <text:p>737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retium</text:p>
          </table:table-cell>
          <table:table-cell/>
          <table:table-cell table:formula="of:=IF([.B738]=[.D73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38];&quot;, '&quot;;SUBSTITUTE(LOWER([.B738]);&quot;'&quot;;&quot;''&quot;);&quot;', '&quot;;SUBSTITUTE(LOWER([.C738]);&quot;'&quot;;&quot;''&quot;);&quot;', '&quot;;SUBSTITUTE(LOWER([.D738]);&quot;'&quot;;&quot;''&quot;);&quot;');&quot;)" office:value-type="string" office:string-value="insert into palabras(id, castellano, ingles, latin) values(737, 'precio', 'price', 'pretium');" calcext:value-type="string">
            <text:p>insert into palabras(id, castellano, ingles, latin) values(737, 'precio', 'price', 'pretium');</text:p>
          </table:table-cell>
        </table:table-row>
        <table:table-row table:style-name="ro1">
          <table:table-cell table:formula="of:=[.A738]+1" office:value-type="float" office:value="738" calcext:value-type="float">
            <text:p>738</text:p>
          </table:table-cell>
          <table:table-cell office:value-type="string" calcext:value-type="string">
            <text:p>Película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Pellicula</text:p>
          </table:table-cell>
          <table:table-cell/>
          <table:table-cell table:formula="of:=IF([.B739]=[.D73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39];&quot;, '&quot;;SUBSTITUTE(LOWER([.B739]);&quot;'&quot;;&quot;''&quot;);&quot;', '&quot;;SUBSTITUTE(LOWER([.C739]);&quot;'&quot;;&quot;''&quot;);&quot;', '&quot;;SUBSTITUTE(LOWER([.D739]);&quot;'&quot;;&quot;''&quot;);&quot;');&quot;)" office:value-type="string" office:string-value="insert into palabras(id, castellano, ingles, latin) values(738, 'película', 'film', 'pellicula');" calcext:value-type="string">
            <text:p>insert into palabras(id, castellano, ingles, latin) values(738, 'película', 'film', 'pellicula');</text:p>
          </table:table-cell>
        </table:table-row>
        <table:table-row table:style-name="ro1">
          <table:table-cell table:formula="of:=[.A739]+1" office:value-type="float" office:value="739" calcext:value-type="float">
            <text:p>739</text:p>
          </table:table-cell>
          <table:table-cell office:value-type="string" calcext:value-type="string">
            <text:p>Puerto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Portus</text:p>
          </table:table-cell>
          <table:table-cell/>
          <table:table-cell table:formula="of:=IF([.B740]=[.D74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40];&quot;, '&quot;;SUBSTITUTE(LOWER([.B740]);&quot;'&quot;;&quot;''&quot;);&quot;', '&quot;;SUBSTITUTE(LOWER([.C740]);&quot;'&quot;;&quot;''&quot;);&quot;', '&quot;;SUBSTITUTE(LOWER([.D740]);&quot;'&quot;;&quot;''&quot;);&quot;');&quot;)" office:value-type="string" office:string-value="insert into palabras(id, castellano, ingles, latin) values(739, 'puerto', 'port', 'portus');" calcext:value-type="string">
            <text:p>insert into palabras(id, castellano, ingles, latin) values(739, 'puerto', 'port', 'portus');</text:p>
          </table:table-cell>
        </table:table-row>
        <table:table-row table:style-name="ro1">
          <table:table-cell table:formula="of:=[.A740]+1" office:value-type="float" office:value="740" calcext:value-type="float">
            <text:p>740</text:p>
          </table:table-cell>
          <table:table-cell office:value-type="string" calcext:value-type="string">
            <text:p>Fueg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Ignis</text:p>
          </table:table-cell>
          <table:table-cell/>
          <table:table-cell table:formula="of:=IF([.B741]=[.D74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41];&quot;, '&quot;;SUBSTITUTE(LOWER([.B741]);&quot;'&quot;;&quot;''&quot;);&quot;', '&quot;;SUBSTITUTE(LOWER([.C741]);&quot;'&quot;;&quot;''&quot;);&quot;', '&quot;;SUBSTITUTE(LOWER([.D741]);&quot;'&quot;;&quot;''&quot;);&quot;');&quot;)" office:value-type="string" office:string-value="insert into palabras(id, castellano, ingles, latin) values(740, 'fuego', 'fire', 'ignis');" calcext:value-type="string">
            <text:p>insert into palabras(id, castellano, ingles, latin) values(740, 'fuego', 'fire', 'ignis');</text:p>
          </table:table-cell>
        </table:table-row>
        <table:table-row table:style-name="ro1">
          <table:table-cell table:formula="of:=[.A741]+1" office:value-type="float" office:value="741" calcext:value-type="float">
            <text:p>741</text:p>
          </table:table-cell>
          <table:table-cell office:value-type="string" calcext:value-type="string">
            <text:p>Cuestión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Quaestio</text:p>
          </table:table-cell>
          <table:table-cell/>
          <table:table-cell table:formula="of:=IF([.B742]=[.D74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42];&quot;, '&quot;;SUBSTITUTE(LOWER([.B742]);&quot;'&quot;;&quot;''&quot;);&quot;', '&quot;;SUBSTITUTE(LOWER([.C742]);&quot;'&quot;;&quot;''&quot;);&quot;', '&quot;;SUBSTITUTE(LOWER([.D742]);&quot;'&quot;;&quot;''&quot;);&quot;');&quot;)" office:value-type="string" office:string-value="insert into palabras(id, castellano, ingles, latin) values(741, 'cuestión', 'issue', 'quaestio');" calcext:value-type="string">
            <text:p>insert into palabras(id, castellano, ingles, latin) values(741, 'cuestión', 'issue', 'quaestio');</text:p>
          </table:table-cell>
        </table:table-row>
        <table:table-row table:style-name="ro1">
          <table:table-cell table:formula="of:=[.A742]+1" office:value-type="float" office:value="742" calcext:value-type="float">
            <text:p>742</text:p>
          </table:table-cell>
          <table:table-cell office:value-type="string" calcext:value-type="string">
            <text:p>Pasó</text:p>
          </table:table-cell>
          <table:table-cell office:value-type="string" calcext:value-type="string">
            <text:p>Happened</text:p>
          </table:table-cell>
          <table:table-cell office:value-type="string" calcext:value-type="string">
            <text:p>Transiit</text:p>
          </table:table-cell>
          <table:table-cell/>
          <table:table-cell table:formula="of:=IF([.B743]=[.D74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43];&quot;, '&quot;;SUBSTITUTE(LOWER([.B743]);&quot;'&quot;;&quot;''&quot;);&quot;', '&quot;;SUBSTITUTE(LOWER([.C743]);&quot;'&quot;;&quot;''&quot;);&quot;', '&quot;;SUBSTITUTE(LOWER([.D743]);&quot;'&quot;;&quot;''&quot;);&quot;');&quot;)" office:value-type="string" office:string-value="insert into palabras(id, castellano, ingles, latin) values(742, 'pasó', 'happened', 'transiit');" calcext:value-type="string">
            <text:p>insert into palabras(id, castellano, ingles, latin) values(742, 'pasó', 'happened', 'transiit');</text:p>
          </table:table-cell>
        </table:table-row>
        <table:table-row table:style-name="ro1">
          <table:table-cell table:formula="of:=[.A743]+1" office:value-type="float" office:value="743" calcext:value-type="float">
            <text:p>743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Coast</text:p>
          </table:table-cell>
          <table:table-cell office:value-type="string" calcext:value-type="string">
            <text:p>Litus</text:p>
          </table:table-cell>
          <table:table-cell/>
          <table:table-cell table:formula="of:=IF([.B744]=[.D74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44];&quot;, '&quot;;SUBSTITUTE(LOWER([.B744]);&quot;'&quot;;&quot;''&quot;);&quot;', '&quot;;SUBSTITUTE(LOWER([.C744]);&quot;'&quot;;&quot;''&quot;);&quot;', '&quot;;SUBSTITUTE(LOWER([.D744]);&quot;'&quot;;&quot;''&quot;);&quot;');&quot;)" office:value-type="string" office:string-value="insert into palabras(id, castellano, ingles, latin) values(743, 'costa', 'coast', 'litus');" calcext:value-type="string">
            <text:p>insert into palabras(id, castellano, ingles, latin) values(743, 'costa', 'coast', 'litus');</text:p>
          </table:table-cell>
        </table:table-row>
        <table:table-row table:style-name="ro1">
          <table:table-cell table:formula="of:=[.A744]+1" office:value-type="float" office:value="744" calcext:value-type="float">
            <text:p>744</text:p>
          </table:table-cell>
          <table:table-cell office:value-type="string" calcext:value-type="string">
            <text:p>Supuesto</text:p>
          </table:table-cell>
          <table:table-cell office:value-type="string" calcext:value-type="string">
            <text:p>Supposed</text:p>
          </table:table-cell>
          <table:table-cell office:value-type="string" calcext:value-type="string">
            <text:p>Suppositus</text:p>
          </table:table-cell>
          <table:table-cell/>
          <table:table-cell table:formula="of:=IF([.B745]=[.D74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45];&quot;, '&quot;;SUBSTITUTE(LOWER([.B745]);&quot;'&quot;;&quot;''&quot;);&quot;', '&quot;;SUBSTITUTE(LOWER([.C745]);&quot;'&quot;;&quot;''&quot;);&quot;', '&quot;;SUBSTITUTE(LOWER([.D745]);&quot;'&quot;;&quot;''&quot;);&quot;');&quot;)" office:value-type="string" office:string-value="insert into palabras(id, castellano, ingles, latin) values(744, 'supuesto', 'supposed', 'suppositus');" calcext:value-type="string">
            <text:p>insert into palabras(id, castellano, ingles, latin) values(744, 'supuesto', 'supposed', 'suppositus');</text:p>
          </table:table-cell>
        </table:table-row>
        <table:table-row table:style-name="ro1">
          <table:table-cell table:formula="of:=[.A745]+1" office:value-type="float" office:value="745" calcext:value-type="float">
            <text:p>745</text:p>
          </table:table-cell>
          <table:table-cell table:number-columns-repeated="2" office:value-type="string" calcext:value-type="string">
            <text:p>Local</text:p>
          </table:table-cell>
          <table:table-cell office:value-type="string" calcext:value-type="string">
            <text:p>Localis</text:p>
          </table:table-cell>
          <table:table-cell/>
          <table:table-cell table:formula="of:=IF([.B746]=[.D74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46];&quot;, '&quot;;SUBSTITUTE(LOWER([.B746]);&quot;'&quot;;&quot;''&quot;);&quot;', '&quot;;SUBSTITUTE(LOWER([.C746]);&quot;'&quot;;&quot;''&quot;);&quot;', '&quot;;SUBSTITUTE(LOWER([.D746]);&quot;'&quot;;&quot;''&quot;);&quot;');&quot;)" office:value-type="string" office:string-value="insert into palabras(id, castellano, ingles, latin) values(745, 'local', 'local', 'localis');" calcext:value-type="string">
            <text:p>insert into palabras(id, castellano, ingles, latin) values(745, 'local', 'local', 'localis');</text:p>
          </table:table-cell>
        </table:table-row>
        <table:table-row table:style-name="ro1">
          <table:table-cell table:formula="of:=[.A746]+1" office:value-type="float" office:value="746" calcext:value-type="float">
            <text:p>746</text:p>
          </table:table-cell>
          <table:table-cell office:value-type="string" calcext:value-type="string">
            <text:p>Habla</text:p>
          </table:table-cell>
          <table:table-cell office:value-type="string" calcext:value-type="string">
            <text:p>Speaks</text:p>
          </table:table-cell>
          <table:table-cell office:value-type="string" calcext:value-type="string">
            <text:p>Loquitur</text:p>
          </table:table-cell>
          <table:table-cell/>
          <table:table-cell table:formula="of:=IF([.B747]=[.D74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47];&quot;, '&quot;;SUBSTITUTE(LOWER([.B747]);&quot;'&quot;;&quot;''&quot;);&quot;', '&quot;;SUBSTITUTE(LOWER([.C747]);&quot;'&quot;;&quot;''&quot;);&quot;', '&quot;;SUBSTITUTE(LOWER([.D747]);&quot;'&quot;;&quot;''&quot;);&quot;');&quot;)" office:value-type="string" office:string-value="insert into palabras(id, castellano, ingles, latin) values(746, 'habla', 'speaks', 'loquitur');" calcext:value-type="string">
            <text:p>insert into palabras(id, castellano, ingles, latin) values(746, 'habla', 'speaks', 'loquitur');</text:p>
          </table:table-cell>
        </table:table-row>
        <table:table-row table:style-name="ro1">
          <table:table-cell table:formula="of:=[.A747]+1" office:value-type="float" office:value="747" calcext:value-type="float">
            <text:p>747</text:p>
          </table:table-cell>
          <table:table-cell office:value-type="string" calcext:value-type="string">
            <text:p>Aspectos</text:p>
          </table:table-cell>
          <table:table-cell office:value-type="string" calcext:value-type="string">
            <text:p>Aspects</text:p>
          </table:table-cell>
          <table:table-cell office:value-type="string" calcext:value-type="string">
            <text:p>Aspectus</text:p>
          </table:table-cell>
          <table:table-cell/>
          <table:table-cell table:formula="of:=IF([.B748]=[.D74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48];&quot;, '&quot;;SUBSTITUTE(LOWER([.B748]);&quot;'&quot;;&quot;''&quot;);&quot;', '&quot;;SUBSTITUTE(LOWER([.C748]);&quot;'&quot;;&quot;''&quot;);&quot;', '&quot;;SUBSTITUTE(LOWER([.D748]);&quot;'&quot;;&quot;''&quot;);&quot;');&quot;)" office:value-type="string" office:string-value="insert into palabras(id, castellano, ingles, latin) values(747, 'aspectos', 'aspects', 'aspectus');" calcext:value-type="string">
            <text:p>insert into palabras(id, castellano, ingles, latin) values(747, 'aspectos', 'aspects', 'aspectus');</text:p>
          </table:table-cell>
        </table:table-row>
        <table:table-row table:style-name="ro1">
          <table:table-cell table:formula="of:=[.A748]+1" office:value-type="float" office:value="748" calcext:value-type="float">
            <text:p>748</text:p>
          </table:table-cell>
          <table:table-cell office:value-type="string" calcext:value-type="string">
            <text:p>Sala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Aula</text:p>
          </table:table-cell>
          <table:table-cell/>
          <table:table-cell table:formula="of:=IF([.B749]=[.D74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49];&quot;, '&quot;;SUBSTITUTE(LOWER([.B749]);&quot;'&quot;;&quot;''&quot;);&quot;', '&quot;;SUBSTITUTE(LOWER([.C749]);&quot;'&quot;;&quot;''&quot;);&quot;', '&quot;;SUBSTITUTE(LOWER([.D749]);&quot;'&quot;;&quot;''&quot;);&quot;');&quot;)" office:value-type="string" office:string-value="insert into palabras(id, castellano, ingles, latin) values(748, 'sala', 'room', 'aula');" calcext:value-type="string">
            <text:p>insert into palabras(id, castellano, ingles, latin) values(748, 'sala', 'room', 'aula');</text:p>
          </table:table-cell>
        </table:table-row>
        <table:table-row table:style-name="ro1">
          <table:table-cell table:formula="of:=[.A749]+1" office:value-type="float" office:value="749" calcext:value-type="float">
            <text:p>749</text:p>
          </table:table-cell>
          <table:table-cell office:value-type="string" calcext:value-type="string">
            <text:p>Cámara</text:p>
          </table:table-cell>
          <table:table-cell table:number-columns-repeated="2" office:value-type="string" calcext:value-type="string">
            <text:p>Camera</text:p>
          </table:table-cell>
          <table:table-cell/>
          <table:table-cell table:formula="of:=IF([.B750]=[.D75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50];&quot;, '&quot;;SUBSTITUTE(LOWER([.B750]);&quot;'&quot;;&quot;''&quot;);&quot;', '&quot;;SUBSTITUTE(LOWER([.C750]);&quot;'&quot;;&quot;''&quot;);&quot;', '&quot;;SUBSTITUTE(LOWER([.D750]);&quot;'&quot;;&quot;''&quot;);&quot;');&quot;)" office:value-type="string" office:string-value="insert into palabras(id, castellano, ingles, latin) values(749, 'cámara', 'camera', 'camera');" calcext:value-type="string">
            <text:p>insert into palabras(id, castellano, ingles, latin) values(749, 'cámara', 'camera', 'camera');</text:p>
          </table:table-cell>
        </table:table-row>
        <table:table-row table:style-name="ro1">
          <table:table-cell table:formula="of:=[.A750]+1" office:value-type="float" office:value="750" calcext:value-type="float">
            <text:p>750</text:p>
          </table:table-cell>
          <table:table-cell office:value-type="string" calcext:value-type="string">
            <text:p>Vuelta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eversio</text:p>
          </table:table-cell>
          <table:table-cell/>
          <table:table-cell table:formula="of:=IF([.B751]=[.D75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51];&quot;, '&quot;;SUBSTITUTE(LOWER([.B751]);&quot;'&quot;;&quot;''&quot;);&quot;', '&quot;;SUBSTITUTE(LOWER([.C751]);&quot;'&quot;;&quot;''&quot;);&quot;', '&quot;;SUBSTITUTE(LOWER([.D751]);&quot;'&quot;;&quot;''&quot;);&quot;');&quot;)" office:value-type="string" office:string-value="insert into palabras(id, castellano, ingles, latin) values(750, 'vuelta', 'back', 'reversio');" calcext:value-type="string">
            <text:p>insert into palabras(id, castellano, ingles, latin) values(750, 'vuelta', 'back', 'reversio');</text:p>
          </table:table-cell>
        </table:table-row>
        <table:table-row table:style-name="ro1">
          <table:table-cell table:formula="of:=[.A751]+1" office:value-type="float" office:value="751" calcext:value-type="float">
            <text:p>751</text:p>
          </table:table-cell>
          <table:table-cell office:value-type="string" calcext:value-type="string">
            <text:p>Vía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Via</text:p>
          </table:table-cell>
          <table:table-cell/>
          <table:table-cell table:formula="of:=IF([.B752]=[.D75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52];&quot;, '&quot;;SUBSTITUTE(LOWER([.B752]);&quot;'&quot;;&quot;''&quot;);&quot;', '&quot;;SUBSTITUTE(LOWER([.C752]);&quot;'&quot;;&quot;''&quot;);&quot;', '&quot;;SUBSTITUTE(LOWER([.D752]);&quot;'&quot;;&quot;''&quot;);&quot;');&quot;)" office:value-type="string" office:string-value="insert into palabras(id, castellano, ingles, latin) values(751, 'vía', 'street', 'via');" calcext:value-type="string">
            <text:p>insert into palabras(id, castellano, ingles, latin) values(751, 'vía', 'street', 'via');</text:p>
          </table:table-cell>
        </table:table-row>
        <table:table-row table:style-name="ro1">
          <table:table-cell table:formula="of:=[.A752]+1" office:value-type="float" office:value="752" calcext:value-type="float">
            <text:p>752</text:p>
          </table:table-cell>
          <table:table-cell office:value-type="string" calcext:value-type="string">
            <text:p>Mirada</text:p>
          </table:table-cell>
          <table:table-cell office:value-type="string" calcext:value-type="string">
            <text:p>Look</text:p>
          </table:table-cell>
          <table:table-cell office:value-type="string" calcext:value-type="string">
            <text:p>Visus</text:p>
          </table:table-cell>
          <table:table-cell/>
          <table:table-cell table:formula="of:=IF([.B753]=[.D75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53];&quot;, '&quot;;SUBSTITUTE(LOWER([.B753]);&quot;'&quot;;&quot;''&quot;);&quot;', '&quot;;SUBSTITUTE(LOWER([.C753]);&quot;'&quot;;&quot;''&quot;);&quot;', '&quot;;SUBSTITUTE(LOWER([.D753]);&quot;'&quot;;&quot;''&quot;);&quot;');&quot;)" office:value-type="string" office:string-value="insert into palabras(id, castellano, ingles, latin) values(752, 'mirada', 'look', 'visus');" calcext:value-type="string">
            <text:p>insert into palabras(id, castellano, ingles, latin) values(752, 'mirada', 'look', 'visus');</text:p>
          </table:table-cell>
        </table:table-row>
        <table:table-row table:style-name="ro1">
          <table:table-cell table:formula="of:=[.A753]+1" office:value-type="float" office:value="753" calcext:value-type="float">
            <text:p>753</text:p>
          </table:table-cell>
          <table:table-cell office:value-type="string" calcext:value-type="string">
            <text:p>Mejores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liores</text:p>
          </table:table-cell>
          <table:table-cell/>
          <table:table-cell table:formula="of:=IF([.B754]=[.D75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54];&quot;, '&quot;;SUBSTITUTE(LOWER([.B754]);&quot;'&quot;;&quot;''&quot;);&quot;', '&quot;;SUBSTITUTE(LOWER([.C754]);&quot;'&quot;;&quot;''&quot;);&quot;', '&quot;;SUBSTITUTE(LOWER([.D754]);&quot;'&quot;;&quot;''&quot;);&quot;');&quot;)" office:value-type="string" office:string-value="insert into palabras(id, castellano, ingles, latin) values(753, 'mejores', 'best', 'meliores');" calcext:value-type="string">
            <text:p>insert into palabras(id, castellano, ingles, latin) values(753, 'mejores', 'best', 'meliores');</text:p>
          </table:table-cell>
        </table:table-row>
        <table:table-row table:style-name="ro1">
          <table:table-cell table:formula="of:=[.A754]+1" office:value-type="float" office:value="754" calcext:value-type="float">
            <text:p>754</text:p>
          </table:table-cell>
          <table:table-cell office:value-type="string" calcext:value-type="string">
            <text:p>Informe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Relatio</text:p>
          </table:table-cell>
          <table:table-cell/>
          <table:table-cell table:formula="of:=IF([.B755]=[.D75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55];&quot;, '&quot;;SUBSTITUTE(LOWER([.B755]);&quot;'&quot;;&quot;''&quot;);&quot;', '&quot;;SUBSTITUTE(LOWER([.C755]);&quot;'&quot;;&quot;''&quot;);&quot;', '&quot;;SUBSTITUTE(LOWER([.D755]);&quot;'&quot;;&quot;''&quot;);&quot;');&quot;)" office:value-type="string" office:string-value="insert into palabras(id, castellano, ingles, latin) values(754, 'informe', 'report', 'relatio');" calcext:value-type="string">
            <text:p>insert into palabras(id, castellano, ingles, latin) values(754, 'informe', 'report', 'relatio');</text:p>
          </table:table-cell>
        </table:table-row>
        <table:table-row table:style-name="ro1">
          <table:table-cell table:formula="of:=[.A755]+1" office:value-type="float" office:value="755" calcext:value-type="float">
            <text:p>755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itas</text:p>
          </table:table-cell>
          <table:table-cell/>
          <table:table-cell table:formula="of:=IF([.B756]=[.D75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56];&quot;, '&quot;;SUBSTITUTE(LOWER([.B756]);&quot;'&quot;;&quot;''&quot;);&quot;', '&quot;;SUBSTITUTE(LOWER([.C756]);&quot;'&quot;;&quot;''&quot;);&quot;', '&quot;;SUBSTITUTE(LOWER([.D756]);&quot;'&quot;;&quot;''&quot;);&quot;');&quot;)" office:value-type="string" office:string-value="insert into palabras(id, castellano, ingles, latin) values(755, 'unidad', 'unit', 'unitas');" calcext:value-type="string">
            <text:p>insert into palabras(id, castellano, ingles, latin) values(755, 'unidad', 'unit', 'unitas');</text:p>
          </table:table-cell>
        </table:table-row>
        <table:table-row table:style-name="ro1">
          <table:table-cell table:formula="of:=[.A756]+1" office:value-type="float" office:value="756" calcext:value-type="float">
            <text:p>756</text:p>
          </table:table-cell>
          <table:table-cell office:value-type="string" calcext:value-type="string">
            <text:p>Distintos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Diversi</text:p>
          </table:table-cell>
          <table:table-cell/>
          <table:table-cell table:formula="of:=IF([.B757]=[.D75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57];&quot;, '&quot;;SUBSTITUTE(LOWER([.B757]);&quot;'&quot;;&quot;''&quot;);&quot;', '&quot;;SUBSTITUTE(LOWER([.C757]);&quot;'&quot;;&quot;''&quot;);&quot;', '&quot;;SUBSTITUTE(LOWER([.D757]);&quot;'&quot;;&quot;''&quot;);&quot;');&quot;)" office:value-type="string" office:string-value="insert into palabras(id, castellano, ingles, latin) values(756, 'distintos', 'various', 'diversi');" calcext:value-type="string">
            <text:p>insert into palabras(id, castellano, ingles, latin) values(756, 'distintos', 'various', 'diversi');</text:p>
          </table:table-cell>
        </table:table-row>
        <table:table-row table:style-name="ro1">
          <table:table-cell table:formula="of:=[.A757]+1" office:value-type="float" office:value="757" calcext:value-type="float">
            <text:p>757</text:p>
          </table:table-cell>
          <table:table-cell office:value-type="string" calcext:value-type="string">
            <text:p>Suerte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Fortuna</text:p>
          </table:table-cell>
          <table:table-cell/>
          <table:table-cell table:formula="of:=IF([.B758]=[.D75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58];&quot;, '&quot;;SUBSTITUTE(LOWER([.B758]);&quot;'&quot;;&quot;''&quot;);&quot;', '&quot;;SUBSTITUTE(LOWER([.C758]);&quot;'&quot;;&quot;''&quot;);&quot;', '&quot;;SUBSTITUTE(LOWER([.D758]);&quot;'&quot;;&quot;''&quot;);&quot;');&quot;)" office:value-type="string" office:string-value="insert into palabras(id, castellano, ingles, latin) values(757, 'suerte', 'luck', 'fortuna');" calcext:value-type="string">
            <text:p>insert into palabras(id, castellano, ingles, latin) values(757, 'suerte', 'luck', 'fortuna');</text:p>
          </table:table-cell>
        </table:table-row>
        <table:table-row table:style-name="ro1">
          <table:table-cell table:formula="of:=[.A758]+1" office:value-type="float" office:value="758" calcext:value-type="float">
            <text:p>758</text:p>
          </table:table-cell>
          <table:table-cell office:value-type="string" calcext:value-type="string">
            <text:p>Tales</text:p>
          </table:table-cell>
          <table:table-cell office:value-type="string" calcext:value-type="string">
            <text:p>Such</text:p>
          </table:table-cell>
          <table:table-cell office:value-type="string" calcext:value-type="string">
            <text:p>Tales</text:p>
          </table:table-cell>
          <table:table-cell/>
          <table:table-cell table:formula="of:=IF([.B759]=[.D759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759];&quot;, '&quot;;SUBSTITUTE(LOWER([.B759]);&quot;'&quot;;&quot;''&quot;);&quot;', '&quot;;SUBSTITUTE(LOWER([.C759]);&quot;'&quot;;&quot;''&quot;);&quot;', '&quot;;SUBSTITUTE(LOWER([.D759]);&quot;'&quot;;&quot;''&quot;);&quot;');&quot;)" office:value-type="string" office:string-value="insert into palabras(id, castellano, ingles, latin) values(758, 'tales', 'such', 'tales');" calcext:value-type="string">
            <text:p>insert into palabras(id, castellano, ingles, latin) values(758, 'tales', 'such', 'tales');</text:p>
          </table:table-cell>
        </table:table-row>
        <table:table-row table:style-name="ro1">
          <table:table-cell table:formula="of:=[.A759]+1" office:value-type="float" office:value="759" calcext:value-type="float">
            <text:p>759</text:p>
          </table:table-cell>
          <table:table-cell office:value-type="string" calcext:value-type="string">
            <text:p>Mira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Spectat</text:p>
          </table:table-cell>
          <table:table-cell/>
          <table:table-cell table:formula="of:=IF([.B760]=[.D76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60];&quot;, '&quot;;SUBSTITUTE(LOWER([.B760]);&quot;'&quot;;&quot;''&quot;);&quot;', '&quot;;SUBSTITUTE(LOWER([.C760]);&quot;'&quot;;&quot;''&quot;);&quot;', '&quot;;SUBSTITUTE(LOWER([.D760]);&quot;'&quot;;&quot;''&quot;);&quot;');&quot;)" office:value-type="string" office:string-value="insert into palabras(id, castellano, ingles, latin) values(759, 'mira', 'see', 'spectat');" calcext:value-type="string">
            <text:p>insert into palabras(id, castellano, ingles, latin) values(759, 'mira', 'see', 'spectat');</text:p>
          </table:table-cell>
        </table:table-row>
        <table:table-row table:style-name="ro1">
          <table:table-cell table:formula="of:=[.A760]+1" office:value-type="float" office:value="760" calcext:value-type="float">
            <text:p>760</text:p>
          </table:table-cell>
          <table:table-cell office:value-type="string" calcext:value-type="string">
            <text:p>Llamado</text:p>
          </table:table-cell>
          <table:table-cell office:value-type="string" calcext:value-type="string">
            <text:p>Called</text:p>
          </table:table-cell>
          <table:table-cell office:value-type="string" calcext:value-type="string">
            <text:p>Vocatus</text:p>
          </table:table-cell>
          <table:table-cell/>
          <table:table-cell table:formula="of:=IF([.B761]=[.D76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61];&quot;, '&quot;;SUBSTITUTE(LOWER([.B761]);&quot;'&quot;;&quot;''&quot;);&quot;', '&quot;;SUBSTITUTE(LOWER([.C761]);&quot;'&quot;;&quot;''&quot;);&quot;', '&quot;;SUBSTITUTE(LOWER([.D761]);&quot;'&quot;;&quot;''&quot;);&quot;');&quot;)" office:value-type="string" office:string-value="insert into palabras(id, castellano, ingles, latin) values(760, 'llamado', 'called', 'vocatus');" calcext:value-type="string">
            <text:p>insert into palabras(id, castellano, ingles, latin) values(760, 'llamado', 'called', 'vocatus');</text:p>
          </table:table-cell>
        </table:table-row>
        <table:table-row table:style-name="ro1">
          <table:table-cell table:formula="of:=[.A761]+1" office:value-type="float" office:value="761" calcext:value-type="float">
            <text:p>761</text:p>
          </table:table-cell>
          <table:table-cell office:value-type="string" calcext:value-type="string">
            <text:p>Técnica</text:p>
          </table:table-cell>
          <table:table-cell office:value-type="string" calcext:value-type="string">
            <text:p>Technique</text:p>
          </table:table-cell>
          <table:table-cell office:value-type="string" calcext:value-type="string">
            <text:p>Technica</text:p>
          </table:table-cell>
          <table:table-cell/>
          <table:table-cell table:formula="of:=IF([.B762]=[.D76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62];&quot;, '&quot;;SUBSTITUTE(LOWER([.B762]);&quot;'&quot;;&quot;''&quot;);&quot;', '&quot;;SUBSTITUTE(LOWER([.C762]);&quot;'&quot;;&quot;''&quot;);&quot;', '&quot;;SUBSTITUTE(LOWER([.D762]);&quot;'&quot;;&quot;''&quot;);&quot;');&quot;)" office:value-type="string" office:string-value="insert into palabras(id, castellano, ingles, latin) values(761, 'técnica', 'technique', 'technica');" calcext:value-type="string">
            <text:p>insert into palabras(id, castellano, ingles, latin) values(761, 'técnica', 'technique', 'technica');</text:p>
          </table:table-cell>
        </table:table-row>
        <table:table-row table:style-name="ro1">
          <table:table-cell table:formula="of:=[.A762]+1" office:value-type="float" office:value="762" calcext:value-type="float">
            <text:p>762</text:p>
          </table:table-cell>
          <table:table-cell office:value-type="string" calcext:value-type="string">
            <text:p>Título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itulus</text:p>
          </table:table-cell>
          <table:table-cell/>
          <table:table-cell table:formula="of:=IF([.B763]=[.D76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63];&quot;, '&quot;;SUBSTITUTE(LOWER([.B763]);&quot;'&quot;;&quot;''&quot;);&quot;', '&quot;;SUBSTITUTE(LOWER([.C763]);&quot;'&quot;;&quot;''&quot;);&quot;', '&quot;;SUBSTITUTE(LOWER([.D763]);&quot;'&quot;;&quot;''&quot;);&quot;');&quot;)" office:value-type="string" office:string-value="insert into palabras(id, castellano, ingles, latin) values(762, 'título', 'title', 'titulus');" calcext:value-type="string">
            <text:p>insert into palabras(id, castellano, ingles, latin) values(762, 'título', 'title', 'titulus');</text:p>
          </table:table-cell>
        </table:table-row>
        <table:table-row table:style-name="ro1">
          <table:table-cell table:formula="of:=[.A763]+1" office:value-type="float" office:value="763" calcext:value-type="float">
            <text:p>763</text:p>
          </table:table-cell>
          <table:table-cell office:value-type="string" calcext:value-type="string">
            <text:p>Principios</text:p>
          </table:table-cell>
          <table:table-cell office:value-type="string" calcext:value-type="string">
            <text:p>Principles</text:p>
          </table:table-cell>
          <table:table-cell office:value-type="string" calcext:value-type="string">
            <text:p>Principia</text:p>
          </table:table-cell>
          <table:table-cell/>
          <table:table-cell table:formula="of:=IF([.B764]=[.D76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64];&quot;, '&quot;;SUBSTITUTE(LOWER([.B764]);&quot;'&quot;;&quot;''&quot;);&quot;', '&quot;;SUBSTITUTE(LOWER([.C764]);&quot;'&quot;;&quot;''&quot;);&quot;', '&quot;;SUBSTITUTE(LOWER([.D764]);&quot;'&quot;;&quot;''&quot;);&quot;');&quot;)" office:value-type="string" office:string-value="insert into palabras(id, castellano, ingles, latin) values(763, 'principios', 'principles', 'principia');" calcext:value-type="string">
            <text:p>insert into palabras(id, castellano, ingles, latin) values(763, 'principios', 'principles', 'principia');</text:p>
          </table:table-cell>
        </table:table-row>
        <table:table-row table:style-name="ro1">
          <table:table-cell table:formula="of:=[.A764]+1" office:value-type="float" office:value="764" calcext:value-type="float">
            <text:p>764</text:p>
          </table:table-cell>
          <table:table-cell office:value-type="string" calcext:value-type="string">
            <text:p>Octubre</text:p>
          </table:table-cell>
          <table:table-cell table:number-columns-repeated="2" office:value-type="string" calcext:value-type="string">
            <text:p>October</text:p>
          </table:table-cell>
          <table:table-cell/>
          <table:table-cell table:formula="of:=IF([.B765]=[.D76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65];&quot;, '&quot;;SUBSTITUTE(LOWER([.B765]);&quot;'&quot;;&quot;''&quot;);&quot;', '&quot;;SUBSTITUTE(LOWER([.C765]);&quot;'&quot;;&quot;''&quot;);&quot;', '&quot;;SUBSTITUTE(LOWER([.D765]);&quot;'&quot;;&quot;''&quot;);&quot;');&quot;)" office:value-type="string" office:string-value="insert into palabras(id, castellano, ingles, latin) values(764, 'octubre', 'october', 'october');" calcext:value-type="string">
            <text:p>insert into palabras(id, castellano, ingles, latin) values(764, 'octubre', 'october', 'october');</text:p>
          </table:table-cell>
        </table:table-row>
        <table:table-row table:style-name="ro1">
          <table:table-cell table:formula="of:=[.A765]+1" office:value-type="float" office:value="765" calcext:value-type="float">
            <text:p>765</text:p>
          </table:table-cell>
          <table:table-cell office:value-type="string" calcext:value-type="string">
            <text:p>Volvió</text:p>
          </table:table-cell>
          <table:table-cell office:value-type="string" calcext:value-type="string">
            <text:p>Returned</text:p>
          </table:table-cell>
          <table:table-cell office:value-type="string" calcext:value-type="string">
            <text:p>Reversus</text:p>
          </table:table-cell>
          <table:table-cell/>
          <table:table-cell table:formula="of:=IF([.B766]=[.D76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66];&quot;, '&quot;;SUBSTITUTE(LOWER([.B766]);&quot;'&quot;;&quot;''&quot;);&quot;', '&quot;;SUBSTITUTE(LOWER([.C766]);&quot;'&quot;;&quot;''&quot;);&quot;', '&quot;;SUBSTITUTE(LOWER([.D766]);&quot;'&quot;;&quot;''&quot;);&quot;');&quot;)" office:value-type="string" office:string-value="insert into palabras(id, castellano, ingles, latin) values(765, 'volvió', 'returned', 'reversus');" calcext:value-type="string">
            <text:p>insert into palabras(id, castellano, ingles, latin) values(765, 'volvió', 'returned', 'reversus');</text:p>
          </table:table-cell>
        </table:table-row>
        <table:table-row table:style-name="ro1">
          <table:table-cell table:formula="of:=[.A766]+1" office:value-type="float" office:value="766" calcext:value-type="float">
            <text:p>766</text:p>
          </table:table-cell>
          <table:table-cell office:value-type="string" calcext:value-type="string">
            <text:p>Período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Periculum</text:p>
          </table:table-cell>
          <table:table-cell/>
          <table:table-cell table:formula="of:=IF([.B767]=[.D76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67];&quot;, '&quot;;SUBSTITUTE(LOWER([.B767]);&quot;'&quot;;&quot;''&quot;);&quot;', '&quot;;SUBSTITUTE(LOWER([.C767]);&quot;'&quot;;&quot;''&quot;);&quot;', '&quot;;SUBSTITUTE(LOWER([.D767]);&quot;'&quot;;&quot;''&quot;);&quot;');&quot;)" office:value-type="string" office:string-value="insert into palabras(id, castellano, ingles, latin) values(766, 'período', 'period', 'periculum');" calcext:value-type="string">
            <text:p>insert into palabras(id, castellano, ingles, latin) values(766, 'período', 'period', 'periculum');</text:p>
          </table:table-cell>
        </table:table-row>
        <table:table-row table:style-name="ro1">
          <table:table-cell table:formula="of:=[.A767]+1" office:value-type="float" office:value="767" calcext:value-type="float">
            <text:p>767</text:p>
          </table:table-cell>
          <table:table-cell office:value-type="string" calcext:value-type="string">
            <text:p>Encontrar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Invenire</text:p>
          </table:table-cell>
          <table:table-cell/>
          <table:table-cell table:formula="of:=IF([.B768]=[.D76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68];&quot;, '&quot;;SUBSTITUTE(LOWER([.B768]);&quot;'&quot;;&quot;''&quot;);&quot;', '&quot;;SUBSTITUTE(LOWER([.C768]);&quot;'&quot;;&quot;''&quot;);&quot;', '&quot;;SUBSTITUTE(LOWER([.D768]);&quot;'&quot;;&quot;''&quot;);&quot;');&quot;)" office:value-type="string" office:string-value="insert into palabras(id, castellano, ingles, latin) values(767, 'encontrar', 'find', 'invenire');" calcext:value-type="string">
            <text:p>insert into palabras(id, castellano, ingles, latin) values(767, 'encontrar', 'find', 'invenire');</text:p>
          </table:table-cell>
        </table:table-row>
        <table:table-row table:style-name="ro1">
          <table:table-cell table:formula="of:=[.A768]+1" office:value-type="float" office:value="768" calcext:value-type="float">
            <text:p>768</text:p>
          </table:table-cell>
          <table:table-cell office:value-type="string" calcext:value-type="string">
            <text:p>Democracia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Democratia</text:p>
          </table:table-cell>
          <table:table-cell/>
          <table:table-cell table:formula="of:=IF([.B769]=[.D76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69];&quot;, '&quot;;SUBSTITUTE(LOWER([.B769]);&quot;'&quot;;&quot;''&quot;);&quot;', '&quot;;SUBSTITUTE(LOWER([.C769]);&quot;'&quot;;&quot;''&quot;);&quot;', '&quot;;SUBSTITUTE(LOWER([.D769]);&quot;'&quot;;&quot;''&quot;);&quot;');&quot;)" office:value-type="string" office:string-value="insert into palabras(id, castellano, ingles, latin) values(768, 'democracia', 'democracy', 'democratia');" calcext:value-type="string">
            <text:p>insert into palabras(id, castellano, ingles, latin) values(768, 'democracia', 'democracy', 'democratia');</text:p>
          </table:table-cell>
        </table:table-row>
        <table:table-row table:style-name="ro2">
          <table:table-cell table:formula="of:=[.A769]+1" office:value-type="float" office:value="769" calcext:value-type="float">
            <text:p>769</text:p>
          </table:table-cell>
          <table:table-cell office:value-type="string" calcext:value-type="string">
            <text:p>Aumento</text:p>
          </table:table-cell>
          <table:table-cell office:value-type="string" calcext:value-type="string">
            <text:p>Increase</text:p>
          </table:table-cell>
          <table:table-cell office:value-type="string" calcext:value-type="string">
            <text:p>Augmentum</text:p>
          </table:table-cell>
          <table:table-cell/>
          <table:table-cell table:formula="of:=IF([.B770]=[.D77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70];&quot;, '&quot;;SUBSTITUTE(LOWER([.B770]);&quot;'&quot;;&quot;''&quot;);&quot;', '&quot;;SUBSTITUTE(LOWER([.C770]);&quot;'&quot;;&quot;''&quot;);&quot;', '&quot;;SUBSTITUTE(LOWER([.D770]);&quot;'&quot;;&quot;''&quot;);&quot;');&quot;)" office:value-type="string" office:string-value="insert into palabras(id, castellano, ingles, latin) values(769, 'aumento', 'increase', 'augmentum');" calcext:value-type="string">
            <text:p>insert into palabras(id, castellano, ingles, latin) values(769, 'aumento', 'increase', 'augmentum');</text:p>
          </table:table-cell>
        </table:table-row>
        <table:table-row table:style-name="ro1">
          <table:table-cell table:formula="of:=[.A770]+1" office:value-type="float" office:value="770" calcext:value-type="float">
            <text:p>770</text:p>
          </table:table-cell>
          <table:table-cell office:value-type="string" calcext:value-type="string">
            <text:p>Fútbol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Palaestra</text:p>
          </table:table-cell>
          <table:table-cell/>
          <table:table-cell table:formula="of:=IF([.B771]=[.D77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71];&quot;, '&quot;;SUBSTITUTE(LOWER([.B771]);&quot;'&quot;;&quot;''&quot;);&quot;', '&quot;;SUBSTITUTE(LOWER([.C771]);&quot;'&quot;;&quot;''&quot;);&quot;', '&quot;;SUBSTITUTE(LOWER([.D771]);&quot;'&quot;;&quot;''&quot;);&quot;');&quot;)" office:value-type="string" office:string-value="insert into palabras(id, castellano, ingles, latin) values(770, 'fútbol', 'soccer', 'palaestra');" calcext:value-type="string">
            <text:p>insert into palabras(id, castellano, ingles, latin) values(770, 'fútbol', 'soccer', 'palaestra');</text:p>
          </table:table-cell>
        </table:table-row>
        <table:table-row table:style-name="ro1">
          <table:table-cell table:formula="of:=[.A771]+1" office:value-type="float" office:value="771" calcext:value-type="float">
            <text:p>771</text:p>
          </table:table-cell>
          <table:table-cell office:value-type="string" calcext:value-type="string">
            <text:p>Prueba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Probatio</text:p>
          </table:table-cell>
          <table:table-cell/>
          <table:table-cell table:formula="of:=IF([.B772]=[.D77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72];&quot;, '&quot;;SUBSTITUTE(LOWER([.B772]);&quot;'&quot;;&quot;''&quot;);&quot;', '&quot;;SUBSTITUTE(LOWER([.C772]);&quot;'&quot;;&quot;''&quot;);&quot;', '&quot;;SUBSTITUTE(LOWER([.D772]);&quot;'&quot;;&quot;''&quot;);&quot;');&quot;)" office:value-type="string" office:string-value="insert into palabras(id, castellano, ingles, latin) values(771, 'prueba', 'try', 'probatio');" calcext:value-type="string">
            <text:p>insert into palabras(id, castellano, ingles, latin) values(771, 'prueba', 'try', 'probatio');</text:p>
          </table:table-cell>
        </table:table-row>
        <table:table-row table:style-name="ro2">
          <table:table-cell table:formula="of:=[.A772]+1" office:value-type="float" office:value="772" calcext:value-type="float">
            <text:p>772</text:p>
          </table:table-cell>
          <table:table-cell office:value-type="string" calcext:value-type="string">
            <text:p>Consumo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Consumptio</text:p>
          </table:table-cell>
          <table:table-cell/>
          <table:table-cell table:formula="of:=IF([.B773]=[.D77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73];&quot;, '&quot;;SUBSTITUTE(LOWER([.B773]);&quot;'&quot;;&quot;''&quot;);&quot;', '&quot;;SUBSTITUTE(LOWER([.C773]);&quot;'&quot;;&quot;''&quot;);&quot;', '&quot;;SUBSTITUTE(LOWER([.D773]);&quot;'&quot;;&quot;''&quot;);&quot;');&quot;)" office:value-type="string" office:string-value="insert into palabras(id, castellano, ingles, latin) values(772, 'consumo', 'consumption', 'consumptio');" calcext:value-type="string">
            <text:p>insert into palabras(id, castellano, ingles, latin) values(772, 'consumo', 'consumption', 'consumptio');</text:p>
          </table:table-cell>
        </table:table-row>
        <table:table-row table:style-name="ro1">
          <table:table-cell table:formula="of:=[.A773]+1" office:value-type="float" office:value="773" calcext:value-type="float">
            <text:p>773</text:p>
          </table:table-cell>
          <table:table-cell office:value-type="string" calcext:value-type="string">
            <text:p>Pese</text:p>
          </table:table-cell>
          <table:table-cell office:value-type="string" calcext:value-type="string">
            <text:p>Despite</text:p>
          </table:table-cell>
          <table:table-cell office:value-type="string" calcext:value-type="string">
            <text:p>Etsi</text:p>
          </table:table-cell>
          <table:table-cell/>
          <table:table-cell table:formula="of:=IF([.B774]=[.D77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74];&quot;, '&quot;;SUBSTITUTE(LOWER([.B774]);&quot;'&quot;;&quot;''&quot;);&quot;', '&quot;;SUBSTITUTE(LOWER([.C774]);&quot;'&quot;;&quot;''&quot;);&quot;', '&quot;;SUBSTITUTE(LOWER([.D774]);&quot;'&quot;;&quot;''&quot;);&quot;');&quot;)" office:value-type="string" office:string-value="insert into palabras(id, castellano, ingles, latin) values(773, 'pese', 'despite', 'etsi');" calcext:value-type="string">
            <text:p>insert into palabras(id, castellano, ingles, latin) values(773, 'pese', 'despite', 'etsi');</text:p>
          </table:table-cell>
        </table:table-row>
        <table:table-row table:style-name="ro1">
          <table:table-cell table:formula="of:=[.A774]+1" office:value-type="float" office:value="774" calcext:value-type="float">
            <text:p>774</text:p>
          </table:table-cell>
          <table:table-cell office:value-type="string" calcext:value-type="string">
            <text:p>Ocasiones</text:p>
          </table:table-cell>
          <table:table-cell office:value-type="string" calcext:value-type="string">
            <text:p>Occasions</text:p>
          </table:table-cell>
          <table:table-cell office:value-type="string" calcext:value-type="string">
            <text:p>Occasiones</text:p>
          </table:table-cell>
          <table:table-cell/>
          <table:table-cell table:formula="of:=IF([.B775]=[.D77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75];&quot;, '&quot;;SUBSTITUTE(LOWER([.B775]);&quot;'&quot;;&quot;''&quot;);&quot;', '&quot;;SUBSTITUTE(LOWER([.C775]);&quot;'&quot;;&quot;''&quot;);&quot;', '&quot;;SUBSTITUTE(LOWER([.D775]);&quot;'&quot;;&quot;''&quot;);&quot;');&quot;)" office:value-type="string" office:string-value="insert into palabras(id, castellano, ingles, latin) values(774, 'ocasiones', 'occasions', 'occasiones');" calcext:value-type="string">
            <text:p>insert into palabras(id, castellano, ingles, latin) values(774, 'ocasiones', 'occasions', 'occasiones');</text:p>
          </table:table-cell>
        </table:table-row>
        <table:table-row table:style-name="ro1">
          <table:table-cell table:formula="of:=[.A775]+1" office:value-type="float" office:value="775" calcext:value-type="float">
            <text:p>775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Externus</text:p>
          </table:table-cell>
          <table:table-cell/>
          <table:table-cell table:formula="of:=IF([.B776]=[.D77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76];&quot;, '&quot;;SUBSTITUTE(LOWER([.B776]);&quot;'&quot;;&quot;''&quot;);&quot;', '&quot;;SUBSTITUTE(LOWER([.C776]);&quot;'&quot;;&quot;''&quot;);&quot;', '&quot;;SUBSTITUTE(LOWER([.D776]);&quot;'&quot;;&quot;''&quot;);&quot;');&quot;)" office:value-type="string" office:string-value="insert into palabras(id, castellano, ingles, latin) values(775, 'exterior', 'outside', 'externus');" calcext:value-type="string">
            <text:p>insert into palabras(id, castellano, ingles, latin) values(775, 'exterior', 'outside', 'externus');</text:p>
          </table:table-cell>
        </table:table-row>
        <table:table-row table:style-name="ro1">
          <table:table-cell table:formula="of:=[.A776]+1" office:value-type="float" office:value="776" calcext:value-type="float">
            <text:p>776</text:p>
          </table:table-cell>
          <table:table-cell office:value-type="string" calcext:value-type="string">
            <text:p>Solución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Solutio</text:p>
          </table:table-cell>
          <table:table-cell/>
          <table:table-cell table:formula="of:=IF([.B777]=[.D77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77];&quot;, '&quot;;SUBSTITUTE(LOWER([.B777]);&quot;'&quot;;&quot;''&quot;);&quot;', '&quot;;SUBSTITUTE(LOWER([.C777]);&quot;'&quot;;&quot;''&quot;);&quot;', '&quot;;SUBSTITUTE(LOWER([.D777]);&quot;'&quot;;&quot;''&quot;);&quot;');&quot;)" office:value-type="string" office:string-value="insert into palabras(id, castellano, ingles, latin) values(776, 'solución', 'solution', 'solutio');" calcext:value-type="string">
            <text:p>insert into palabras(id, castellano, ingles, latin) values(776, 'solución', 'solution', 'solutio');</text:p>
          </table:table-cell>
        </table:table-row>
        <table:table-row table:style-name="ro1">
          <table:table-cell table:formula="of:=[.A777]+1" office:value-type="float" office:value="777" calcext:value-type="float">
            <text:p>777</text:p>
          </table:table-cell>
          <table:table-cell office:value-type="string" calcext:value-type="string">
            <text:p>Hija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Filia</text:p>
          </table:table-cell>
          <table:table-cell/>
          <table:table-cell table:formula="of:=IF([.B778]=[.D77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78];&quot;, '&quot;;SUBSTITUTE(LOWER([.B778]);&quot;'&quot;;&quot;''&quot;);&quot;', '&quot;;SUBSTITUTE(LOWER([.C778]);&quot;'&quot;;&quot;''&quot;);&quot;', '&quot;;SUBSTITUTE(LOWER([.D778]);&quot;'&quot;;&quot;''&quot;);&quot;');&quot;)" office:value-type="string" office:string-value="insert into palabras(id, castellano, ingles, latin) values(777, 'hija', 'daughter', 'filia');" calcext:value-type="string">
            <text:p>insert into palabras(id, castellano, ingles, latin) values(777, 'hija', 'daughter', 'filia');</text:p>
          </table:table-cell>
        </table:table-row>
        <table:table-row table:style-name="ro1">
          <table:table-cell table:formula="of:=[.A778]+1" office:value-type="float" office:value="778" calcext:value-type="float">
            <text:p>778</text:p>
          </table:table-cell>
          <table:table-cell office:value-type="string" calcext:value-type="string">
            <text:p>Sueño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Somnium</text:p>
          </table:table-cell>
          <table:table-cell/>
          <table:table-cell table:formula="of:=IF([.B779]=[.D77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79];&quot;, '&quot;;SUBSTITUTE(LOWER([.B779]);&quot;'&quot;;&quot;''&quot;);&quot;', '&quot;;SUBSTITUTE(LOWER([.C779]);&quot;'&quot;;&quot;''&quot;);&quot;', '&quot;;SUBSTITUTE(LOWER([.D779]);&quot;'&quot;;&quot;''&quot;);&quot;');&quot;)" office:value-type="string" office:string-value="insert into palabras(id, castellano, ingles, latin) values(778, 'sueño', 'dream', 'somnium');" calcext:value-type="string">
            <text:p>insert into palabras(id, castellano, ingles, latin) values(778, 'sueño', 'dream', 'somnium');</text:p>
          </table:table-cell>
        </table:table-row>
        <table:table-row table:style-name="ro1">
          <table:table-cell table:formula="of:=[.A779]+1" office:value-type="float" office:value="779" calcext:value-type="float">
            <text:p>779</text:p>
          </table:table-cell>
          <table:table-cell office:value-type="string" calcext:value-type="string">
            <text:p>París</text:p>
          </table:table-cell>
          <table:table-cell table:number-columns-repeated="2" office:value-type="string" calcext:value-type="string">
            <text:p>Paris</text:p>
          </table:table-cell>
          <table:table-cell/>
          <table:table-cell table:formula="of:=IF([.B780]=[.D78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80];&quot;, '&quot;;SUBSTITUTE(LOWER([.B780]);&quot;'&quot;;&quot;''&quot;);&quot;', '&quot;;SUBSTITUTE(LOWER([.C780]);&quot;'&quot;;&quot;''&quot;);&quot;', '&quot;;SUBSTITUTE(LOWER([.D780]);&quot;'&quot;;&quot;''&quot;);&quot;');&quot;)" office:value-type="string" office:string-value="insert into palabras(id, castellano, ingles, latin) values(779, 'parís', 'paris', 'paris');" calcext:value-type="string">
            <text:p>insert into palabras(id, castellano, ingles, latin) values(779, 'parís', 'paris', 'paris');</text:p>
          </table:table-cell>
        </table:table-row>
        <table:table-row table:style-name="ro1">
          <table:table-cell table:formula="of:=[.A780]+1" office:value-type="float" office:value="780" calcext:value-type="float">
            <text:p>780</text:p>
          </table:table-cell>
          <table:table-cell office:value-type="string" calcext:value-type="string">
            <text:p>Capaz</text:p>
          </table:table-cell>
          <table:table-cell office:value-type="string" calcext:value-type="string">
            <text:p>Capable</text:p>
          </table:table-cell>
          <table:table-cell office:value-type="string" calcext:value-type="string">
            <text:p>Capax</text:p>
          </table:table-cell>
          <table:table-cell/>
          <table:table-cell table:formula="of:=IF([.B781]=[.D78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81];&quot;, '&quot;;SUBSTITUTE(LOWER([.B781]);&quot;'&quot;;&quot;''&quot;);&quot;', '&quot;;SUBSTITUTE(LOWER([.C781]);&quot;'&quot;;&quot;''&quot;);&quot;', '&quot;;SUBSTITUTE(LOWER([.D781]);&quot;'&quot;;&quot;''&quot;);&quot;');&quot;)" office:value-type="string" office:string-value="insert into palabras(id, castellano, ingles, latin) values(780, 'capaz', 'capable', 'capax');" calcext:value-type="string">
            <text:p>insert into palabras(id, castellano, ingles, latin) values(780, 'capaz', 'capable', 'capax');</text:p>
          </table:table-cell>
        </table:table-row>
        <table:table-row table:style-name="ro1">
          <table:table-cell table:formula="of:=[.A781]+1" office:value-type="float" office:value="781" calcext:value-type="float">
            <text:p>781</text:p>
          </table:table-cell>
          <table:table-cell office:value-type="string" calcext:value-type="string">
            <text:p>Ocasión</text:p>
          </table:table-cell>
          <table:table-cell office:value-type="string" calcext:value-type="string">
            <text:p>Occasion</text:p>
          </table:table-cell>
          <table:table-cell office:value-type="string" calcext:value-type="string">
            <text:p>Occasio</text:p>
          </table:table-cell>
          <table:table-cell/>
          <table:table-cell table:formula="of:=IF([.B782]=[.D78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82];&quot;, '&quot;;SUBSTITUTE(LOWER([.B782]);&quot;'&quot;;&quot;''&quot;);&quot;', '&quot;;SUBSTITUTE(LOWER([.C782]);&quot;'&quot;;&quot;''&quot;);&quot;', '&quot;;SUBSTITUTE(LOWER([.D782]);&quot;'&quot;;&quot;''&quot;);&quot;');&quot;)" office:value-type="string" office:string-value="insert into palabras(id, castellano, ingles, latin) values(781, 'ocasión', 'occasion', 'occasio');" calcext:value-type="string">
            <text:p>insert into palabras(id, castellano, ingles, latin) values(781, 'ocasión', 'occasion', 'occasio');</text:p>
          </table:table-cell>
        </table:table-row>
        <table:table-row table:style-name="ro1">
          <table:table-cell table:formula="of:=[.A782]+1" office:value-type="float" office:value="782" calcext:value-type="float">
            <text:p>782</text:p>
          </table:table-cell>
          <table:table-cell office:value-type="string" calcext:value-type="string">
            <text:p>Industria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Industria</text:p>
          </table:table-cell>
          <table:table-cell/>
          <table:table-cell table:formula="of:=IF([.B783]=[.D783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783];&quot;, '&quot;;SUBSTITUTE(LOWER([.B783]);&quot;'&quot;;&quot;''&quot;);&quot;', '&quot;;SUBSTITUTE(LOWER([.C783]);&quot;'&quot;;&quot;''&quot;);&quot;', '&quot;;SUBSTITUTE(LOWER([.D783]);&quot;'&quot;;&quot;''&quot;);&quot;');&quot;)" office:value-type="string" office:string-value="insert into palabras(id, castellano, ingles, latin) values(782, 'industria', 'industry', 'industria');" calcext:value-type="string">
            <text:p>insert into palabras(id, castellano, ingles, latin) values(782, 'industria', 'industry', 'industria');</text:p>
          </table:table-cell>
        </table:table-row>
        <table:table-row table:style-name="ro1">
          <table:table-cell table:formula="of:=[.A783]+1" office:value-type="float" office:value="783" calcext:value-type="float">
            <text:p>783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Exitus</text:p>
          </table:table-cell>
          <table:table-cell/>
          <table:table-cell table:formula="of:=IF([.B784]=[.D78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84];&quot;, '&quot;;SUBSTITUTE(LOWER([.B784]);&quot;'&quot;;&quot;''&quot;);&quot;', '&quot;;SUBSTITUTE(LOWER([.C784]);&quot;'&quot;;&quot;''&quot;);&quot;', '&quot;;SUBSTITUTE(LOWER([.D784]);&quot;'&quot;;&quot;''&quot;);&quot;');&quot;)" office:value-type="string" office:string-value="insert into palabras(id, castellano, ingles, latin) values(783, 'salida', 'exit', 'exitus');" calcext:value-type="string">
            <text:p>insert into palabras(id, castellano, ingles, latin) values(783, 'salida', 'exit', 'exitus');</text:p>
          </table:table-cell>
        </table:table-row>
        <table:table-row table:style-name="ro1">
          <table:table-cell table:formula="of:=[.A784]+1" office:value-type="float" office:value="784" calcext:value-type="float">
            <text:p>784</text:p>
          </table:table-cell>
          <table:table-cell office:value-type="string" calcext:value-type="string">
            <text:p>Ciencia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Scientia</text:p>
          </table:table-cell>
          <table:table-cell/>
          <table:table-cell table:formula="of:=IF([.B785]=[.D78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85];&quot;, '&quot;;SUBSTITUTE(LOWER([.B785]);&quot;'&quot;;&quot;''&quot;);&quot;', '&quot;;SUBSTITUTE(LOWER([.C785]);&quot;'&quot;;&quot;''&quot;);&quot;', '&quot;;SUBSTITUTE(LOWER([.D785]);&quot;'&quot;;&quot;''&quot;);&quot;');&quot;)" office:value-type="string" office:string-value="insert into palabras(id, castellano, ingles, latin) values(784, 'ciencia', 'science', 'scientia');" calcext:value-type="string">
            <text:p>insert into palabras(id, castellano, ingles, latin) values(784, 'ciencia', 'science', 'scientia');</text:p>
          </table:table-cell>
        </table:table-row>
        <table:table-row table:style-name="ro1">
          <table:table-cell table:formula="of:=[.A785]+1" office:value-type="float" office:value="785" calcext:value-type="float">
            <text:p>785</text:p>
          </table:table-cell>
          <table:table-cell office:value-type="string" calcext:value-type="string">
            <text:p>Asunto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Res</text:p>
          </table:table-cell>
          <table:table-cell/>
          <table:table-cell table:formula="of:=IF([.B786]=[.D78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86];&quot;, '&quot;;SUBSTITUTE(LOWER([.B786]);&quot;'&quot;;&quot;''&quot;);&quot;', '&quot;;SUBSTITUTE(LOWER([.C786]);&quot;'&quot;;&quot;''&quot;);&quot;', '&quot;;SUBSTITUTE(LOWER([.D786]);&quot;'&quot;;&quot;''&quot;);&quot;');&quot;)" office:value-type="string" office:string-value="insert into palabras(id, castellano, ingles, latin) values(785, 'asunto', 'subject', 'res');" calcext:value-type="string">
            <text:p>insert into palabras(id, castellano, ingles, latin) values(785, 'asunto', 'subject', 'res');</text:p>
          </table:table-cell>
        </table:table-row>
        <table:table-row table:style-name="ro1">
          <table:table-cell table:formula="of:=[.A786]+1" office:value-type="float" office:value="786" calcext:value-type="float">
            <text:p>786</text:p>
          </table:table-cell>
          <table:table-cell office:value-type="string" calcext:value-type="string">
            <text:p>Asociación</text:p>
          </table:table-cell>
          <table:table-cell office:value-type="string" calcext:value-type="string">
            <text:p>Association</text:p>
          </table:table-cell>
          <table:table-cell office:value-type="string" calcext:value-type="string">
            <text:p>Societas</text:p>
          </table:table-cell>
          <table:table-cell/>
          <table:table-cell table:formula="of:=IF([.B787]=[.D78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87];&quot;, '&quot;;SUBSTITUTE(LOWER([.B787]);&quot;'&quot;;&quot;''&quot;);&quot;', '&quot;;SUBSTITUTE(LOWER([.C787]);&quot;'&quot;;&quot;''&quot;);&quot;', '&quot;;SUBSTITUTE(LOWER([.D787]);&quot;'&quot;;&quot;''&quot;);&quot;');&quot;)" office:value-type="string" office:string-value="insert into palabras(id, castellano, ingles, latin) values(786, 'asociación', 'association', 'societas');" calcext:value-type="string">
            <text:p>insert into palabras(id, castellano, ingles, latin) values(786, 'asociación', 'association', 'societas');</text:p>
          </table:table-cell>
        </table:table-row>
        <table:table-row table:style-name="ro1">
          <table:table-cell table:formula="of:=[.A787]+1" office:value-type="float" office:value="787" calcext:value-type="float">
            <text:p>787</text:p>
          </table:table-cell>
          <table:table-cell office:value-type="string" calcext:value-type="string">
            <text:p>Puso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Posuit</text:p>
          </table:table-cell>
          <table:table-cell/>
          <table:table-cell table:formula="of:=IF([.B788]=[.D78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88];&quot;, '&quot;;SUBSTITUTE(LOWER([.B788]);&quot;'&quot;;&quot;''&quot;);&quot;', '&quot;;SUBSTITUTE(LOWER([.C788]);&quot;'&quot;;&quot;''&quot;);&quot;', '&quot;;SUBSTITUTE(LOWER([.D788]);&quot;'&quot;;&quot;''&quot;);&quot;');&quot;)" office:value-type="string" office:string-value="insert into palabras(id, castellano, ingles, latin) values(787, 'puso', 'put', 'posuit');" calcext:value-type="string">
            <text:p>insert into palabras(id, castellano, ingles, latin) values(787, 'puso', 'put', 'posuit');</text:p>
          </table:table-cell>
        </table:table-row>
        <table:table-row table:style-name="ro1">
          <table:table-cell table:formula="of:=[.A788]+1" office:value-type="float" office:value="788" calcext:value-type="float">
            <text:p>788</text:p>
          </table:table-cell>
          <table:table-cell office:value-type="string" calcext:value-type="string">
            <text:p>Intereses</text:p>
          </table:table-cell>
          <table:table-cell office:value-type="string" calcext:value-type="string">
            <text:p>Interests</text:p>
          </table:table-cell>
          <table:table-cell office:value-type="string" calcext:value-type="string">
            <text:p>Studia</text:p>
          </table:table-cell>
          <table:table-cell/>
          <table:table-cell table:formula="of:=IF([.B789]=[.D78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89];&quot;, '&quot;;SUBSTITUTE(LOWER([.B789]);&quot;'&quot;;&quot;''&quot;);&quot;', '&quot;;SUBSTITUTE(LOWER([.C789]);&quot;'&quot;;&quot;''&quot;);&quot;', '&quot;;SUBSTITUTE(LOWER([.D789]);&quot;'&quot;;&quot;''&quot;);&quot;');&quot;)" office:value-type="string" office:string-value="insert into palabras(id, castellano, ingles, latin) values(788, 'intereses', 'interests', 'studia');" calcext:value-type="string">
            <text:p>insert into palabras(id, castellano, ingles, latin) values(788, 'intereses', 'interests', 'studia');</text:p>
          </table:table-cell>
        </table:table-row>
        <table:table-row table:style-name="ro1">
          <table:table-cell table:formula="of:=[.A789]+1" office:value-type="float" office:value="789" calcext:value-type="float">
            <text:p>789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Aurum</text:p>
          </table:table-cell>
          <table:table-cell/>
          <table:table-cell table:formula="of:=IF([.B790]=[.D79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90];&quot;, '&quot;;SUBSTITUTE(LOWER([.B790]);&quot;'&quot;;&quot;''&quot;);&quot;', '&quot;;SUBSTITUTE(LOWER([.C790]);&quot;'&quot;;&quot;''&quot;);&quot;', '&quot;;SUBSTITUTE(LOWER([.D790]);&quot;'&quot;;&quot;''&quot;);&quot;');&quot;)" office:value-type="string" office:string-value="insert into palabras(id, castellano, ingles, latin) values(789, 'oro', 'gold', 'aurum');" calcext:value-type="string">
            <text:p>insert into palabras(id, castellano, ingles, latin) values(789, 'oro', 'gold', 'aurum');</text:p>
          </table:table-cell>
        </table:table-row>
        <table:table-row table:style-name="ro1">
          <table:table-cell table:formula="of:=[.A790]+1" office:value-type="float" office:value="790" calcext:value-type="float">
            <text:p>790</text:p>
          </table:table-cell>
          <table:table-cell office:value-type="string" calcext:value-type="string">
            <text:p>Pregunta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Quaestio</text:p>
          </table:table-cell>
          <table:table-cell/>
          <table:table-cell table:formula="of:=IF([.B791]=[.D79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91];&quot;, '&quot;;SUBSTITUTE(LOWER([.B791]);&quot;'&quot;;&quot;''&quot;);&quot;', '&quot;;SUBSTITUTE(LOWER([.C791]);&quot;'&quot;;&quot;''&quot;);&quot;', '&quot;;SUBSTITUTE(LOWER([.D791]);&quot;'&quot;;&quot;''&quot;);&quot;');&quot;)" office:value-type="string" office:string-value="insert into palabras(id, castellano, ingles, latin) values(790, 'pregunta', 'ask', 'quaestio');" calcext:value-type="string">
            <text:p>insert into palabras(id, castellano, ingles, latin) values(790, 'pregunta', 'ask', 'quaestio');</text:p>
          </table:table-cell>
        </table:table-row>
        <table:table-row table:style-name="ro1">
          <table:table-cell table:formula="of:=[.A791]+1" office:value-type="float" office:value="791" calcext:value-type="float">
            <text:p>791</text:p>
          </table:table-cell>
          <table:table-cell office:value-type="string" calcext:value-type="string">
            <text:p>Oposición</text:p>
          </table:table-cell>
          <table:table-cell office:value-type="string" calcext:value-type="string">
            <text:p>Opposition</text:p>
          </table:table-cell>
          <table:table-cell office:value-type="string" calcext:value-type="string">
            <text:p>Oppositio</text:p>
          </table:table-cell>
          <table:table-cell/>
          <table:table-cell table:formula="of:=IF([.B792]=[.D79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92];&quot;, '&quot;;SUBSTITUTE(LOWER([.B792]);&quot;'&quot;;&quot;''&quot;);&quot;', '&quot;;SUBSTITUTE(LOWER([.C792]);&quot;'&quot;;&quot;''&quot;);&quot;', '&quot;;SUBSTITUTE(LOWER([.D792]);&quot;'&quot;;&quot;''&quot;);&quot;');&quot;)" office:value-type="string" office:string-value="insert into palabras(id, castellano, ingles, latin) values(791, 'oposición', 'opposition', 'oppositio');" calcext:value-type="string">
            <text:p>insert into palabras(id, castellano, ingles, latin) values(791, 'oposición', 'opposition', 'oppositio');</text:p>
          </table:table-cell>
        </table:table-row>
        <table:table-row table:style-name="ro1">
          <table:table-cell table:formula="of:=[.A792]+1" office:value-type="float" office:value="792" calcext:value-type="float">
            <text:p>792</text:p>
          </table:table-cell>
          <table:table-cell office:value-type="string" calcext:value-type="string">
            <text:p>Entrar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Intrare</text:p>
          </table:table-cell>
          <table:table-cell/>
          <table:table-cell table:formula="of:=IF([.B793]=[.D79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93];&quot;, '&quot;;SUBSTITUTE(LOWER([.B793]);&quot;'&quot;;&quot;''&quot;);&quot;', '&quot;;SUBSTITUTE(LOWER([.C793]);&quot;'&quot;;&quot;''&quot;);&quot;', '&quot;;SUBSTITUTE(LOWER([.D793]);&quot;'&quot;;&quot;''&quot;);&quot;');&quot;)" office:value-type="string" office:string-value="insert into palabras(id, castellano, ingles, latin) values(792, 'entrar', 'enter', 'intrare');" calcext:value-type="string">
            <text:p>insert into palabras(id, castellano, ingles, latin) values(792, 'entrar', 'enter', 'intrare');</text:p>
          </table:table-cell>
        </table:table-row>
        <table:table-row table:style-name="ro1">
          <table:table-cell table:formula="of:=[.A793]+1" office:value-type="float" office:value="793" calcext:value-type="float">
            <text:p>793</text:p>
          </table:table-cell>
          <table:table-cell office:value-type="string" calcext:value-type="string">
            <text:p>Señora</text:p>
          </table:table-cell>
          <table:table-cell office:value-type="string" calcext:value-type="string">
            <text:p>Mrs.</text:p>
          </table:table-cell>
          <table:table-cell office:value-type="string" calcext:value-type="string">
            <text:p>Domina</text:p>
          </table:table-cell>
          <table:table-cell/>
          <table:table-cell table:formula="of:=IF([.B794]=[.D79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94];&quot;, '&quot;;SUBSTITUTE(LOWER([.B794]);&quot;'&quot;;&quot;''&quot;);&quot;', '&quot;;SUBSTITUTE(LOWER([.C794]);&quot;'&quot;;&quot;''&quot;);&quot;', '&quot;;SUBSTITUTE(LOWER([.D794]);&quot;'&quot;;&quot;''&quot;);&quot;');&quot;)" office:value-type="string" office:string-value="insert into palabras(id, castellano, ingles, latin) values(793, 'señora', 'mrs.', 'domina');" calcext:value-type="string">
            <text:p>insert into palabras(id, castellano, ingles, latin) values(793, 'señora', 'mrs.', 'domina');</text:p>
          </table:table-cell>
        </table:table-row>
        <table:table-row table:style-name="ro1">
          <table:table-cell table:formula="of:=[.A794]+1" office:value-type="float" office:value="794" calcext:value-type="float">
            <text:p>794</text:p>
          </table:table-cell>
          <table:table-cell table:number-columns-repeated="3" office:value-type="string" calcext:value-type="string">
            <text:p>Santiago</text:p>
          </table:table-cell>
          <table:table-cell/>
          <table:table-cell table:formula="of:=IF([.B795]=[.D795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795];&quot;, '&quot;;SUBSTITUTE(LOWER([.B795]);&quot;'&quot;;&quot;''&quot;);&quot;', '&quot;;SUBSTITUTE(LOWER([.C795]);&quot;'&quot;;&quot;''&quot;);&quot;', '&quot;;SUBSTITUTE(LOWER([.D795]);&quot;'&quot;;&quot;''&quot;);&quot;');&quot;)" office:value-type="string" office:string-value="insert into palabras(id, castellano, ingles, latin) values(794, 'santiago', 'santiago', 'santiago');" calcext:value-type="string">
            <text:p>insert into palabras(id, castellano, ingles, latin) values(794, 'santiago', 'santiago', 'santiago');</text:p>
          </table:table-cell>
        </table:table-row>
        <table:table-row table:style-name="ro1">
          <table:table-cell table:formula="of:=[.A795]+1" office:value-type="float" office:value="795" calcext:value-type="float">
            <text:p>795</text:p>
          </table:table-cell>
          <table:table-cell office:value-type="string" calcext:value-type="string">
            <text:p>Dolor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Dolor</text:p>
          </table:table-cell>
          <table:table-cell/>
          <table:table-cell table:formula="of:=IF([.B796]=[.D796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796];&quot;, '&quot;;SUBSTITUTE(LOWER([.B796]);&quot;'&quot;;&quot;''&quot;);&quot;', '&quot;;SUBSTITUTE(LOWER([.C796]);&quot;'&quot;;&quot;''&quot;);&quot;', '&quot;;SUBSTITUTE(LOWER([.D796]);&quot;'&quot;;&quot;''&quot;);&quot;');&quot;)" office:value-type="string" office:string-value="insert into palabras(id, castellano, ingles, latin) values(795, 'dolor', 'pain', 'dolor');" calcext:value-type="string">
            <text:p>insert into palabras(id, castellano, ingles, latin) values(795, 'dolor', 'pain', 'dolor');</text:p>
          </table:table-cell>
        </table:table-row>
        <table:table-row table:style-name="ro1">
          <table:table-cell table:formula="of:=[.A796]+1" office:value-type="float" office:value="796" calcext:value-type="float">
            <text:p>796</text:p>
          </table:table-cell>
          <table:table-cell office:value-type="string" calcext:value-type="string">
            <text:p>Zonas</text:p>
          </table:table-cell>
          <table:table-cell office:value-type="string" calcext:value-type="string">
            <text:p>Zones</text:p>
          </table:table-cell>
          <table:table-cell office:value-type="string" calcext:value-type="string">
            <text:p>Regione</text:p>
          </table:table-cell>
          <table:table-cell/>
          <table:table-cell table:formula="of:=IF([.B797]=[.D79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97];&quot;, '&quot;;SUBSTITUTE(LOWER([.B797]);&quot;'&quot;;&quot;''&quot;);&quot;', '&quot;;SUBSTITUTE(LOWER([.C797]);&quot;'&quot;;&quot;''&quot;);&quot;', '&quot;;SUBSTITUTE(LOWER([.D797]);&quot;'&quot;;&quot;''&quot;);&quot;');&quot;)" office:value-type="string" office:string-value="insert into palabras(id, castellano, ingles, latin) values(796, 'zonas', 'zones', 'regione');" calcext:value-type="string">
            <text:p>insert into palabras(id, castellano, ingles, latin) values(796, 'zonas', 'zones', 'regione');</text:p>
          </table:table-cell>
        </table:table-row>
        <table:table-row table:style-name="ro1">
          <table:table-cell table:formula="of:=[.A797]+1" office:value-type="float" office:value="797" calcext:value-type="float">
            <text:p>797</text:p>
          </table:table-cell>
          <table:table-cell office:value-type="string" calcext:value-type="string">
            <text:p>Comercio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Mercatura</text:p>
          </table:table-cell>
          <table:table-cell/>
          <table:table-cell table:formula="of:=IF([.B798]=[.D79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98];&quot;, '&quot;;SUBSTITUTE(LOWER([.B798]);&quot;'&quot;;&quot;''&quot;);&quot;', '&quot;;SUBSTITUTE(LOWER([.C798]);&quot;'&quot;;&quot;''&quot;);&quot;', '&quot;;SUBSTITUTE(LOWER([.D798]);&quot;'&quot;;&quot;''&quot;);&quot;');&quot;)" office:value-type="string" office:string-value="insert into palabras(id, castellano, ingles, latin) values(797, 'comercio', 'trade', 'mercatura');" calcext:value-type="string">
            <text:p>insert into palabras(id, castellano, ingles, latin) values(797, 'comercio', 'trade', 'mercatura');</text:p>
          </table:table-cell>
        </table:table-row>
        <table:table-row table:style-name="ro1">
          <table:table-cell table:formula="of:=[.A798]+1" office:value-type="float" office:value="798" calcext:value-type="float">
            <text:p>798</text:p>
          </table:table-cell>
          <table:table-cell office:value-type="string" calcext:value-type="string">
            <text:p>Operación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Operatio</text:p>
          </table:table-cell>
          <table:table-cell/>
          <table:table-cell table:formula="of:=IF([.B799]=[.D79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799];&quot;, '&quot;;SUBSTITUTE(LOWER([.B799]);&quot;'&quot;;&quot;''&quot;);&quot;', '&quot;;SUBSTITUTE(LOWER([.C799]);&quot;'&quot;;&quot;''&quot;);&quot;', '&quot;;SUBSTITUTE(LOWER([.D799]);&quot;'&quot;;&quot;''&quot;);&quot;');&quot;)" office:value-type="string" office:string-value="insert into palabras(id, castellano, ingles, latin) values(798, 'operación', 'operation', 'operatio');" calcext:value-type="string">
            <text:p>insert into palabras(id, castellano, ingles, latin) values(798, 'operación', 'operation', 'operatio');</text:p>
          </table:table-cell>
        </table:table-row>
        <table:table-row table:style-name="ro1">
          <table:table-cell table:formula="of:=[.A799]+1" office:value-type="float" office:value="799" calcext:value-type="float">
            <text:p>799</text:p>
          </table:table-cell>
          <table:table-cell office:value-type="string" calcext:value-type="string">
            <text:p>Tribunal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Tribunal</text:p>
          </table:table-cell>
          <table:table-cell/>
          <table:table-cell table:formula="of:=IF([.B800]=[.D800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800];&quot;, '&quot;;SUBSTITUTE(LOWER([.B800]);&quot;'&quot;;&quot;''&quot;);&quot;', '&quot;;SUBSTITUTE(LOWER([.C800]);&quot;'&quot;;&quot;''&quot;);&quot;', '&quot;;SUBSTITUTE(LOWER([.D800]);&quot;'&quot;;&quot;''&quot;);&quot;');&quot;)" office:value-type="string" office:string-value="insert into palabras(id, castellano, ingles, latin) values(799, 'tribunal', 'court', 'tribunal');" calcext:value-type="string">
            <text:p>insert into palabras(id, castellano, ingles, latin) values(799, 'tribunal', 'court', 'tribunal');</text:p>
          </table:table-cell>
        </table:table-row>
        <table:table-row table:style-name="ro2">
          <table:table-cell table:formula="of:=[.A800]+1" office:value-type="float" office:value="800" calcext:value-type="float">
            <text:p>800</text:p>
          </table:table-cell>
          <table:table-cell office:value-type="string" calcext:value-type="string">
            <text:p>Instituciones</text:p>
          </table:table-cell>
          <table:table-cell office:value-type="string" calcext:value-type="string">
            <text:p>Institutions</text:p>
          </table:table-cell>
          <table:table-cell office:value-type="string" calcext:value-type="string">
            <text:p>Institutiones</text:p>
          </table:table-cell>
          <table:table-cell/>
          <table:table-cell table:formula="of:=IF([.B801]=[.D80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01];&quot;, '&quot;;SUBSTITUTE(LOWER([.B801]);&quot;'&quot;;&quot;''&quot;);&quot;', '&quot;;SUBSTITUTE(LOWER([.C801]);&quot;'&quot;;&quot;''&quot;);&quot;', '&quot;;SUBSTITUTE(LOWER([.D801]);&quot;'&quot;;&quot;''&quot;);&quot;');&quot;)" office:value-type="string" office:string-value="insert into palabras(id, castellano, ingles, latin) values(800, 'instituciones', 'institutions', 'institutiones');" calcext:value-type="string">
            <text:p>insert into palabras(id, castellano, ingles, latin) values(800, 'instituciones', 'institutions', 'institutiones');</text:p>
          </table:table-cell>
        </table:table-row>
        <table:table-row table:style-name="ro1">
          <table:table-cell table:formula="of:=[.A801]+1" office:value-type="float" office:value="801" calcext:value-type="float">
            <text:p>801</text:p>
          </table:table-cell>
          <table:table-cell office:value-type="string" calcext:value-type="string">
            <text:p>Temas</text:p>
          </table:table-cell>
          <table:table-cell office:value-type="string" calcext:value-type="string">
            <text:p>Topics</text:p>
          </table:table-cell>
          <table:table-cell office:value-type="string" calcext:value-type="string">
            <text:p>Themata</text:p>
          </table:table-cell>
          <table:table-cell/>
          <table:table-cell table:formula="of:=IF([.B802]=[.D80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02];&quot;, '&quot;;SUBSTITUTE(LOWER([.B802]);&quot;'&quot;;&quot;''&quot;);&quot;', '&quot;;SUBSTITUTE(LOWER([.C802]);&quot;'&quot;;&quot;''&quot;);&quot;', '&quot;;SUBSTITUTE(LOWER([.D802]);&quot;'&quot;;&quot;''&quot;);&quot;');&quot;)" office:value-type="string" office:string-value="insert into palabras(id, castellano, ingles, latin) values(801, 'temas', 'topics', 'themata');" calcext:value-type="string">
            <text:p>insert into palabras(id, castellano, ingles, latin) values(801, 'temas', 'topics', 'themata');</text:p>
          </table:table-cell>
        </table:table-row>
        <table:table-row table:style-name="ro1">
          <table:table-cell table:formula="of:=[.A802]+1" office:value-type="float" office:value="802" calcext:value-type="float">
            <text:p>802</text:p>
          </table:table-cell>
          <table:table-cell office:value-type="string" calcext:value-type="string">
            <text:p>Militares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Militares</text:p>
          </table:table-cell>
          <table:table-cell/>
          <table:table-cell table:formula="of:=IF([.B803]=[.D803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803];&quot;, '&quot;;SUBSTITUTE(LOWER([.B803]);&quot;'&quot;;&quot;''&quot;);&quot;', '&quot;;SUBSTITUTE(LOWER([.C803]);&quot;'&quot;;&quot;''&quot;);&quot;', '&quot;;SUBSTITUTE(LOWER([.D803]);&quot;'&quot;;&quot;''&quot;);&quot;');&quot;)" office:value-type="string" office:string-value="insert into palabras(id, castellano, ingles, latin) values(802, 'militares', 'military', 'militares');" calcext:value-type="string">
            <text:p>insert into palabras(id, castellano, ingles, latin) values(802, 'militares', 'military', 'militares');</text:p>
          </table:table-cell>
        </table:table-row>
        <table:table-row table:style-name="ro1">
          <table:table-cell table:formula="of:=[.A803]+1" office:value-type="float" office:value="803" calcext:value-type="float">
            <text:p>803</text:p>
          </table:table-cell>
          <table:table-cell office:value-type="string" calcext:value-type="string">
            <text:p>Junio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Iunius</text:p>
          </table:table-cell>
          <table:table-cell/>
          <table:table-cell table:formula="of:=IF([.B804]=[.D80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04];&quot;, '&quot;;SUBSTITUTE(LOWER([.B804]);&quot;'&quot;;&quot;''&quot;);&quot;', '&quot;;SUBSTITUTE(LOWER([.C804]);&quot;'&quot;;&quot;''&quot;);&quot;', '&quot;;SUBSTITUTE(LOWER([.D804]);&quot;'&quot;;&quot;''&quot;);&quot;');&quot;)" office:value-type="string" office:string-value="insert into palabras(id, castellano, ingles, latin) values(803, 'junio', 'june', 'iunius');" calcext:value-type="string">
            <text:p>insert into palabras(id, castellano, ingles, latin) values(803, 'junio', 'june', 'iunius');</text:p>
          </table:table-cell>
        </table:table-row>
        <table:table-row table:style-name="ro1">
          <table:table-cell table:formula="of:=[.A804]+1" office:value-type="float" office:value="804" calcext:value-type="float">
            <text:p>804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Limes</text:p>
          </table:table-cell>
          <table:table-cell/>
          <table:table-cell table:formula="of:=IF([.B805]=[.D80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05];&quot;, '&quot;;SUBSTITUTE(LOWER([.B805]);&quot;'&quot;;&quot;''&quot;);&quot;', '&quot;;SUBSTITUTE(LOWER([.C805]);&quot;'&quot;;&quot;''&quot;);&quot;', '&quot;;SUBSTITUTE(LOWER([.D805]);&quot;'&quot;;&quot;''&quot;);&quot;');&quot;)" office:value-type="string" office:string-value="insert into palabras(id, castellano, ingles, latin) values(804, 'marco', 'framework', 'limes');" calcext:value-type="string">
            <text:p>insert into palabras(id, castellano, ingles, latin) values(804, 'marco', 'framework', 'limes');</text:p>
          </table:table-cell>
        </table:table-row>
        <table:table-row table:style-name="ro1">
          <table:table-cell table:formula="of:=[.A805]+1" office:value-type="float" office:value="805" calcext:value-type="float">
            <text:p>805</text:p>
          </table:table-cell>
          <table:table-cell office:value-type="string" calcext:value-type="string">
            <text:p>Sectores</text:p>
          </table:table-cell>
          <table:table-cell office:value-type="string" calcext:value-type="string">
            <text:p>Sectors</text:p>
          </table:table-cell>
          <table:table-cell office:value-type="string" calcext:value-type="string">
            <text:p>Sectores</text:p>
          </table:table-cell>
          <table:table-cell/>
          <table:table-cell table:formula="of:=IF([.B806]=[.D806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806];&quot;, '&quot;;SUBSTITUTE(LOWER([.B806]);&quot;'&quot;;&quot;''&quot;);&quot;', '&quot;;SUBSTITUTE(LOWER([.C806]);&quot;'&quot;;&quot;''&quot;);&quot;', '&quot;;SUBSTITUTE(LOWER([.D806]);&quot;'&quot;;&quot;''&quot;);&quot;');&quot;)" office:value-type="string" office:string-value="insert into palabras(id, castellano, ingles, latin) values(805, 'sectores', 'sectors', 'sectores');" calcext:value-type="string">
            <text:p>insert into palabras(id, castellano, ingles, latin) values(805, 'sectores', 'sectors', 'sectores');</text:p>
          </table:table-cell>
        </table:table-row>
        <table:table-row table:style-name="ro1">
          <table:table-cell table:formula="of:=[.A806]+1" office:value-type="float" office:value="806" calcext:value-type="float">
            <text:p>806</text:p>
          </table:table-cell>
          <table:table-cell office:value-type="string" calcext:value-type="string">
            <text:p>Aspecto</text:p>
          </table:table-cell>
          <table:table-cell office:value-type="string" calcext:value-type="string">
            <text:p>Aspect</text:p>
          </table:table-cell>
          <table:table-cell office:value-type="string" calcext:value-type="string">
            <text:p>Aspectus</text:p>
          </table:table-cell>
          <table:table-cell/>
          <table:table-cell table:formula="of:=IF([.B807]=[.D80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07];&quot;, '&quot;;SUBSTITUTE(LOWER([.B807]);&quot;'&quot;;&quot;''&quot;);&quot;', '&quot;;SUBSTITUTE(LOWER([.C807]);&quot;'&quot;;&quot;''&quot;);&quot;', '&quot;;SUBSTITUTE(LOWER([.D807]);&quot;'&quot;;&quot;''&quot;);&quot;');&quot;)" office:value-type="string" office:string-value="insert into palabras(id, castellano, ingles, latin) values(806, 'aspecto', 'aspect', 'aspectus');" calcext:value-type="string">
            <text:p>insert into palabras(id, castellano, ingles, latin) values(806, 'aspecto', 'aspect', 'aspectus');</text:p>
          </table:table-cell>
        </table:table-row>
        <table:table-row table:style-name="ro1">
          <table:table-cell table:formula="of:=[.A807]+1" office:value-type="float" office:value="807" calcext:value-type="float">
            <text:p>807</text:p>
          </table:table-cell>
          <table:table-cell office:value-type="string" calcext:value-type="string">
            <text:p>Razones</text:p>
          </table:table-cell>
          <table:table-cell office:value-type="string" calcext:value-type="string">
            <text:p>Reasons</text:p>
          </table:table-cell>
          <table:table-cell office:value-type="string" calcext:value-type="string">
            <text:p>Causae</text:p>
          </table:table-cell>
          <table:table-cell/>
          <table:table-cell table:formula="of:=IF([.B808]=[.D80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08];&quot;, '&quot;;SUBSTITUTE(LOWER([.B808]);&quot;'&quot;;&quot;''&quot;);&quot;', '&quot;;SUBSTITUTE(LOWER([.C808]);&quot;'&quot;;&quot;''&quot;);&quot;', '&quot;;SUBSTITUTE(LOWER([.D808]);&quot;'&quot;;&quot;''&quot;);&quot;');&quot;)" office:value-type="string" office:string-value="insert into palabras(id, castellano, ingles, latin) values(807, 'razones', 'reasons', 'causae');" calcext:value-type="string">
            <text:p>insert into palabras(id, castellano, ingles, latin) values(807, 'razones', 'reasons', 'causae');</text:p>
          </table:table-cell>
        </table:table-row>
        <table:table-row table:style-name="ro1">
          <table:table-cell table:formula="of:=[.A808]+1" office:value-type="float" office:value="808" calcext:value-type="float">
            <text:p>808</text:p>
          </table:table-cell>
          <table:table-cell office:value-type="string" calcext:value-type="string">
            <text:p>Contenido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Contentus</text:p>
          </table:table-cell>
          <table:table-cell/>
          <table:table-cell table:formula="of:=IF([.B809]=[.D80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09];&quot;, '&quot;;SUBSTITUTE(LOWER([.B809]);&quot;'&quot;;&quot;''&quot;);&quot;', '&quot;;SUBSTITUTE(LOWER([.C809]);&quot;'&quot;;&quot;''&quot;);&quot;', '&quot;;SUBSTITUTE(LOWER([.D809]);&quot;'&quot;;&quot;''&quot;);&quot;');&quot;)" office:value-type="string" office:string-value="insert into palabras(id, castellano, ingles, latin) values(808, 'contenido', 'content', 'contentus');" calcext:value-type="string">
            <text:p>insert into palabras(id, castellano, ingles, latin) values(808, 'contenido', 'content', 'contentus');</text:p>
          </table:table-cell>
        </table:table-row>
        <table:table-row table:style-name="ro1">
          <table:table-cell table:formula="of:=[.A809]+1" office:value-type="float" office:value="809" calcext:value-type="float">
            <text:p>809</text:p>
          </table:table-cell>
          <table:table-cell office:value-type="string" calcext:value-type="string">
            <text:p>Juicio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Iudicium</text:p>
          </table:table-cell>
          <table:table-cell/>
          <table:table-cell table:formula="of:=IF([.B810]=[.D81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10];&quot;, '&quot;;SUBSTITUTE(LOWER([.B810]);&quot;'&quot;;&quot;''&quot;);&quot;', '&quot;;SUBSTITUTE(LOWER([.C810]);&quot;'&quot;;&quot;''&quot;);&quot;', '&quot;;SUBSTITUTE(LOWER([.D810]);&quot;'&quot;;&quot;''&quot;);&quot;');&quot;)" office:value-type="string" office:string-value="insert into palabras(id, castellano, ingles, latin) values(809, 'juicio', 'trial', 'iudicium');" calcext:value-type="string">
            <text:p>insert into palabras(id, castellano, ingles, latin) values(809, 'juicio', 'trial', 'iudicium');</text:p>
          </table:table-cell>
        </table:table-row>
        <table:table-row table:style-name="ro1">
          <table:table-cell table:formula="of:=[.A810]+1" office:value-type="float" office:value="810" calcext:value-type="float">
            <text:p>810</text:p>
          </table:table-cell>
          <table:table-cell table:number-columns-repeated="2" office:value-type="string" calcext:value-type="string">
            <text:p>Electoral</text:p>
          </table:table-cell>
          <table:table-cell office:value-type="string" calcext:value-type="string">
            <text:p>Electorale</text:p>
          </table:table-cell>
          <table:table-cell/>
          <table:table-cell table:formula="of:=IF([.B811]=[.D81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11];&quot;, '&quot;;SUBSTITUTE(LOWER([.B811]);&quot;'&quot;;&quot;''&quot;);&quot;', '&quot;;SUBSTITUTE(LOWER([.C811]);&quot;'&quot;;&quot;''&quot;);&quot;', '&quot;;SUBSTITUTE(LOWER([.D811]);&quot;'&quot;;&quot;''&quot;);&quot;');&quot;)" office:value-type="string" office:string-value="insert into palabras(id, castellano, ingles, latin) values(810, 'electoral', 'electoral', 'electorale');" calcext:value-type="string">
            <text:p>insert into palabras(id, castellano, ingles, latin) values(810, 'electoral', 'electoral', 'electorale');</text:p>
          </table:table-cell>
        </table:table-row>
        <table:table-row table:style-name="ro1">
          <table:table-cell table:formula="of:=[.A811]+1" office:value-type="float" office:value="811" calcext:value-type="float">
            <text:p>811</text:p>
          </table:table-cell>
          <table:table-cell office:value-type="string" calcext:value-type="string">
            <text:p>Considera</text:p>
          </table:table-cell>
          <table:table-cell office:value-type="string" calcext:value-type="string">
            <text:p>Consider</text:p>
          </table:table-cell>
          <table:table-cell office:value-type="string" calcext:value-type="string">
            <text:p>Considerat</text:p>
          </table:table-cell>
          <table:table-cell/>
          <table:table-cell table:formula="of:=IF([.B812]=[.D81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12];&quot;, '&quot;;SUBSTITUTE(LOWER([.B812]);&quot;'&quot;;&quot;''&quot;);&quot;', '&quot;;SUBSTITUTE(LOWER([.C812]);&quot;'&quot;;&quot;''&quot;);&quot;', '&quot;;SUBSTITUTE(LOWER([.D812]);&quot;'&quot;;&quot;''&quot;);&quot;');&quot;)" office:value-type="string" office:string-value="insert into palabras(id, castellano, ingles, latin) values(811, 'considera', 'consider', 'considerat');" calcext:value-type="string">
            <text:p>insert into palabras(id, castellano, ingles, latin) values(811, 'considera', 'consider', 'considerat');</text:p>
          </table:table-cell>
        </table:table-row>
        <table:table-row table:style-name="ro1">
          <table:table-cell table:formula="of:=[.A812]+1" office:value-type="float" office:value="812" calcext:value-type="float">
            <text:p>812</text:p>
          </table:table-cell>
          <table:table-cell office:value-type="string" calcext:value-type="string">
            <text:p>Voluntad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Voluntas</text:p>
          </table:table-cell>
          <table:table-cell/>
          <table:table-cell table:formula="of:=IF([.B813]=[.D81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13];&quot;, '&quot;;SUBSTITUTE(LOWER([.B813]);&quot;'&quot;;&quot;''&quot;);&quot;', '&quot;;SUBSTITUTE(LOWER([.C813]);&quot;'&quot;;&quot;''&quot;);&quot;', '&quot;;SUBSTITUTE(LOWER([.D813]);&quot;'&quot;;&quot;''&quot;);&quot;');&quot;)" office:value-type="string" office:string-value="insert into palabras(id, castellano, ingles, latin) values(812, 'voluntad', 'will', 'voluntas');" calcext:value-type="string">
            <text:p>insert into palabras(id, castellano, ingles, latin) values(812, 'voluntad', 'will', 'voluntas');</text:p>
          </table:table-cell>
        </table:table-row>
        <table:table-row table:style-name="ro1">
          <table:table-cell table:formula="of:=[.A813]+1" office:value-type="float" office:value="813" calcext:value-type="float">
            <text:p>813</text:p>
          </table:table-cell>
          <table:table-cell office:value-type="string" calcext:value-type="string">
            <text:p>Recuerd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Memoria</text:p>
          </table:table-cell>
          <table:table-cell/>
          <table:table-cell table:formula="of:=IF([.B814]=[.D81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14];&quot;, '&quot;;SUBSTITUTE(LOWER([.B814]);&quot;'&quot;;&quot;''&quot;);&quot;', '&quot;;SUBSTITUTE(LOWER([.C814]);&quot;'&quot;;&quot;''&quot;);&quot;', '&quot;;SUBSTITUTE(LOWER([.D814]);&quot;'&quot;;&quot;''&quot;);&quot;');&quot;)" office:value-type="string" office:string-value="insert into palabras(id, castellano, ingles, latin) values(813, 'recuerdo', 'memory', 'memoria');" calcext:value-type="string">
            <text:p>insert into palabras(id, castellano, ingles, latin) values(813, 'recuerdo', 'memory', 'memoria');</text:p>
          </table:table-cell>
        </table:table-row>
        <table:table-row table:style-name="ro1">
          <table:table-cell table:formula="of:=[.A814]+1" office:value-type="float" office:value="814" calcext:value-type="float">
            <text:p>814</text:p>
          </table:table-cell>
          <table:table-cell office:value-type="string" calcext:value-type="string">
            <text:p>Área</text:p>
          </table:table-cell>
          <table:table-cell table:number-columns-repeated="2" office:value-type="string" calcext:value-type="string">
            <text:p>Area</text:p>
          </table:table-cell>
          <table:table-cell/>
          <table:table-cell table:formula="of:=IF([.B815]=[.D81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15];&quot;, '&quot;;SUBSTITUTE(LOWER([.B815]);&quot;'&quot;;&quot;''&quot;);&quot;', '&quot;;SUBSTITUTE(LOWER([.C815]);&quot;'&quot;;&quot;''&quot;);&quot;', '&quot;;SUBSTITUTE(LOWER([.D815]);&quot;'&quot;;&quot;''&quot;);&quot;');&quot;)" office:value-type="string" office:string-value="insert into palabras(id, castellano, ingles, latin) values(814, 'área', 'area', 'area');" calcext:value-type="string">
            <text:p>insert into palabras(id, castellano, ingles, latin) values(814, 'área', 'area', 'area');</text:p>
          </table:table-cell>
        </table:table-row>
        <table:table-row table:style-name="ro1">
          <table:table-cell table:formula="of:=[.A815]+1" office:value-type="float" office:value="815" calcext:value-type="float">
            <text:p>815</text:p>
          </table:table-cell>
          <table:table-cell office:value-type="string" calcext:value-type="string">
            <text:p>Aparece</text:p>
          </table:table-cell>
          <table:table-cell office:value-type="string" calcext:value-type="string">
            <text:p>Appears</text:p>
          </table:table-cell>
          <table:table-cell office:value-type="string" calcext:value-type="string">
            <text:p>Apparet</text:p>
          </table:table-cell>
          <table:table-cell/>
          <table:table-cell table:formula="of:=IF([.B816]=[.D81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16];&quot;, '&quot;;SUBSTITUTE(LOWER([.B816]);&quot;'&quot;;&quot;''&quot;);&quot;', '&quot;;SUBSTITUTE(LOWER([.C816]);&quot;'&quot;;&quot;''&quot;);&quot;', '&quot;;SUBSTITUTE(LOWER([.D816]);&quot;'&quot;;&quot;''&quot;);&quot;');&quot;)" office:value-type="string" office:string-value="insert into palabras(id, castellano, ingles, latin) values(815, 'aparece', 'appears', 'apparet');" calcext:value-type="string">
            <text:p>insert into palabras(id, castellano, ingles, latin) values(815, 'aparece', 'appears', 'apparet');</text:p>
          </table:table-cell>
        </table:table-row>
        <table:table-row table:style-name="ro1">
          <table:table-cell table:formula="of:=[.A816]+1" office:value-type="float" office:value="816" calcext:value-type="float">
            <text:p>816</text:p>
          </table:table-cell>
          <table:table-cell office:value-type="string" calcext:value-type="string">
            <text:p>Vio</text:p>
          </table:table-cell>
          <table:table-cell office:value-type="string" calcext:value-type="string">
            <text:p>Saw</text:p>
          </table:table-cell>
          <table:table-cell office:value-type="string" calcext:value-type="string">
            <text:p>Vidit</text:p>
          </table:table-cell>
          <table:table-cell/>
          <table:table-cell table:formula="of:=IF([.B817]=[.D81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17];&quot;, '&quot;;SUBSTITUTE(LOWER([.B817]);&quot;'&quot;;&quot;''&quot;);&quot;', '&quot;;SUBSTITUTE(LOWER([.C817]);&quot;'&quot;;&quot;''&quot;);&quot;', '&quot;;SUBSTITUTE(LOWER([.D817]);&quot;'&quot;;&quot;''&quot;);&quot;');&quot;)" office:value-type="string" office:string-value="insert into palabras(id, castellano, ingles, latin) values(816, 'vio', 'saw', 'vidit');" calcext:value-type="string">
            <text:p>insert into palabras(id, castellano, ingles, latin) values(816, 'vio', 'saw', 'vidit');</text:p>
          </table:table-cell>
        </table:table-row>
        <table:table-row table:style-name="ro1">
          <table:table-cell table:formula="of:=[.A817]+1" office:value-type="float" office:value="817" calcext:value-type="float">
            <text:p>817</text:p>
          </table:table-cell>
          <table:table-cell office:value-type="string" calcext:value-type="string">
            <text:p>Cama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Lectus</text:p>
          </table:table-cell>
          <table:table-cell/>
          <table:table-cell table:formula="of:=IF([.B818]=[.D81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18];&quot;, '&quot;;SUBSTITUTE(LOWER([.B818]);&quot;'&quot;;&quot;''&quot;);&quot;', '&quot;;SUBSTITUTE(LOWER([.C818]);&quot;'&quot;;&quot;''&quot;);&quot;', '&quot;;SUBSTITUTE(LOWER([.D818]);&quot;'&quot;;&quot;''&quot;);&quot;');&quot;)" office:value-type="string" office:string-value="insert into palabras(id, castellano, ingles, latin) values(817, 'cama', 'bed', 'lectus');" calcext:value-type="string">
            <text:p>insert into palabras(id, castellano, ingles, latin) values(817, 'cama', 'bed', 'lectus');</text:p>
          </table:table-cell>
        </table:table-row>
        <table:table-row table:style-name="ro1">
          <table:table-cell table:formula="of:=[.A818]+1" office:value-type="float" office:value="818" calcext:value-type="float">
            <text:p>818</text:p>
          </table:table-cell>
          <table:table-cell office:value-type="string" calcext:value-type="string">
            <text:p>Aun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tiam</text:p>
          </table:table-cell>
          <table:table-cell/>
          <table:table-cell table:formula="of:=IF([.B819]=[.D81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19];&quot;, '&quot;;SUBSTITUTE(LOWER([.B819]);&quot;'&quot;;&quot;''&quot;);&quot;', '&quot;;SUBSTITUTE(LOWER([.C819]);&quot;'&quot;;&quot;''&quot;);&quot;', '&quot;;SUBSTITUTE(LOWER([.D819]);&quot;'&quot;;&quot;''&quot;);&quot;');&quot;)" office:value-type="string" office:string-value="insert into palabras(id, castellano, ingles, latin) values(818, 'aun', 'even', 'etiam');" calcext:value-type="string">
            <text:p>insert into palabras(id, castellano, ingles, latin) values(818, 'aun', 'even', 'etiam');</text:p>
          </table:table-cell>
        </table:table-row>
        <table:table-row table:style-name="ro1">
          <table:table-cell table:formula="of:=[.A819]+1" office:value-type="float" office:value="819" calcext:value-type="float">
            <text:p>819</text:p>
          </table:table-cell>
          <table:table-cell office:value-type="string" calcext:value-type="string">
            <text:p>Presenta</text:p>
          </table:table-cell>
          <table:table-cell office:value-type="string" calcext:value-type="string">
            <text:p>Presents</text:p>
          </table:table-cell>
          <table:table-cell office:value-type="string" calcext:value-type="string">
            <text:p>Praesentat</text:p>
          </table:table-cell>
          <table:table-cell/>
          <table:table-cell table:formula="of:=IF([.B820]=[.D82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20];&quot;, '&quot;;SUBSTITUTE(LOWER([.B820]);&quot;'&quot;;&quot;''&quot;);&quot;', '&quot;;SUBSTITUTE(LOWER([.C820]);&quot;'&quot;;&quot;''&quot;);&quot;', '&quot;;SUBSTITUTE(LOWER([.D820]);&quot;'&quot;;&quot;''&quot;);&quot;');&quot;)" office:value-type="string" office:string-value="insert into palabras(id, castellano, ingles, latin) values(819, 'presenta', 'presents', 'praesentat');" calcext:value-type="string">
            <text:p>insert into palabras(id, castellano, ingles, latin) values(819, 'presenta', 'presents', 'praesentat');</text:p>
          </table:table-cell>
        </table:table-row>
        <table:table-row table:style-name="ro1">
          <table:table-cell table:formula="of:=[.A820]+1" office:value-type="float" office:value="820" calcext:value-type="float">
            <text:p>820</text:p>
          </table:table-cell>
          <table:table-cell office:value-type="string" calcext:value-type="string">
            <text:p>Revolución</text:p>
          </table:table-cell>
          <table:table-cell office:value-type="string" calcext:value-type="string">
            <text:p>Revolution</text:p>
          </table:table-cell>
          <table:table-cell office:value-type="string" calcext:value-type="string">
            <text:p>Revolutio</text:p>
          </table:table-cell>
          <table:table-cell/>
          <table:table-cell table:formula="of:=IF([.B821]=[.D82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21];&quot;, '&quot;;SUBSTITUTE(LOWER([.B821]);&quot;'&quot;;&quot;''&quot;);&quot;', '&quot;;SUBSTITUTE(LOWER([.C821]);&quot;'&quot;;&quot;''&quot;);&quot;', '&quot;;SUBSTITUTE(LOWER([.D821]);&quot;'&quot;;&quot;''&quot;);&quot;');&quot;)" office:value-type="string" office:string-value="insert into palabras(id, castellano, ingles, latin) values(820, 'revolución', 'revolution', 'revolutio');" calcext:value-type="string">
            <text:p>insert into palabras(id, castellano, ingles, latin) values(820, 'revolución', 'revolution', 'revolutio');</text:p>
          </table:table-cell>
        </table:table-row>
        <table:table-row table:style-name="ro1">
          <table:table-cell table:formula="of:=[.A821]+1" office:value-type="float" office:value="821" calcext:value-type="float">
            <text:p>821</text:p>
          </table:table-cell>
          <table:table-cell office:value-type="string" calcext:value-type="string">
            <text:p>Busca</text:p>
          </table:table-cell>
          <table:table-cell office:value-type="string" calcext:value-type="string">
            <text:p>Searchs</text:p>
          </table:table-cell>
          <table:table-cell office:value-type="string" calcext:value-type="string">
            <text:p>Quaerit</text:p>
          </table:table-cell>
          <table:table-cell/>
          <table:table-cell table:formula="of:=IF([.B822]=[.D82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22];&quot;, '&quot;;SUBSTITUTE(LOWER([.B822]);&quot;'&quot;;&quot;''&quot;);&quot;', '&quot;;SUBSTITUTE(LOWER([.C822]);&quot;'&quot;;&quot;''&quot;);&quot;', '&quot;;SUBSTITUTE(LOWER([.D822]);&quot;'&quot;;&quot;''&quot;);&quot;');&quot;)" office:value-type="string" office:string-value="insert into palabras(id, castellano, ingles, latin) values(821, 'busca', 'searchs', 'quaerit');" calcext:value-type="string">
            <text:p>insert into palabras(id, castellano, ingles, latin) values(821, 'busca', 'searchs', 'quaerit');</text:p>
          </table:table-cell>
        </table:table-row>
        <table:table-row table:style-name="ro1">
          <table:table-cell table:formula="of:=[.A822]+1" office:value-type="float" office:value="822" calcext:value-type="float">
            <text:p>822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Aprilis</text:p>
          </table:table-cell>
          <table:table-cell/>
          <table:table-cell table:formula="of:=IF([.B823]=[.D82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23];&quot;, '&quot;;SUBSTITUTE(LOWER([.B823]);&quot;'&quot;;&quot;''&quot;);&quot;', '&quot;;SUBSTITUTE(LOWER([.C823]);&quot;'&quot;;&quot;''&quot;);&quot;', '&quot;;SUBSTITUTE(LOWER([.D823]);&quot;'&quot;;&quot;''&quot;);&quot;');&quot;)" office:value-type="string" office:string-value="insert into palabras(id, castellano, ingles, latin) values(822, 'abril', 'april', 'aprilis');" calcext:value-type="string">
            <text:p>insert into palabras(id, castellano, ingles, latin) values(822, 'abril', 'april', 'aprilis');</text:p>
          </table:table-cell>
        </table:table-row>
        <table:table-row table:style-name="ro1">
          <table:table-cell table:formula="of:=[.A823]+1" office:value-type="float" office:value="823" calcext:value-type="float">
            <text:p>823</text:p>
          </table:table-cell>
          <table:table-cell table:number-columns-repeated="2" office:value-type="string" calcext:value-type="string">
            <text:p>Rodríguez</text:p>
          </table:table-cell>
          <table:table-cell office:value-type="string" calcext:value-type="string">
            <text:p>Rodriguez</text:p>
          </table:table-cell>
          <table:table-cell/>
          <table:table-cell table:formula="of:=IF([.B824]=[.D82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24];&quot;, '&quot;;SUBSTITUTE(LOWER([.B824]);&quot;'&quot;;&quot;''&quot;);&quot;', '&quot;;SUBSTITUTE(LOWER([.C824]);&quot;'&quot;;&quot;''&quot;);&quot;', '&quot;;SUBSTITUTE(LOWER([.D824]);&quot;'&quot;;&quot;''&quot;);&quot;');&quot;)" office:value-type="string" office:string-value="insert into palabras(id, castellano, ingles, latin) values(823, 'rodríguez', 'rodríguez', 'rodriguez');" calcext:value-type="string">
            <text:p>insert into palabras(id, castellano, ingles, latin) values(823, 'rodríguez', 'rodríguez', 'rodriguez');</text:p>
          </table:table-cell>
        </table:table-row>
        <table:table-row table:style-name="ro1">
          <table:table-cell table:formula="of:=[.A824]+1" office:value-type="float" office:value="824" calcext:value-type="float">
            <text:p>824</text:p>
          </table:table-cell>
          <table:table-cell table:number-columns-repeated="2" office:value-type="string" calcext:value-type="string">
            <text:p>Fiscal</text:p>
          </table:table-cell>
          <table:table-cell office:value-type="string" calcext:value-type="string">
            <text:p>Fiscalis</text:p>
          </table:table-cell>
          <table:table-cell/>
          <table:table-cell table:formula="of:=IF([.B825]=[.D82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25];&quot;, '&quot;;SUBSTITUTE(LOWER([.B825]);&quot;'&quot;;&quot;''&quot;);&quot;', '&quot;;SUBSTITUTE(LOWER([.C825]);&quot;'&quot;;&quot;''&quot;);&quot;', '&quot;;SUBSTITUTE(LOWER([.D825]);&quot;'&quot;;&quot;''&quot;);&quot;');&quot;)" office:value-type="string" office:string-value="insert into palabras(id, castellano, ingles, latin) values(824, 'fiscal', 'fiscal', 'fiscalis');" calcext:value-type="string">
            <text:p>insert into palabras(id, castellano, ingles, latin) values(824, 'fiscal', 'fiscal', 'fiscalis');</text:p>
          </table:table-cell>
        </table:table-row>
        <table:table-row table:style-name="ro1">
          <table:table-cell table:formula="of:=[.A825]+1" office:value-type="float" office:value="825" calcext:value-type="float">
            <text:p>825</text:p>
          </table:table-cell>
          <table:table-cell table:number-columns-repeated="2" office:value-type="string" calcext:value-type="string">
            <text:p>López</text:p>
          </table:table-cell>
          <table:table-cell office:value-type="string" calcext:value-type="string">
            <text:p>Lopez</text:p>
          </table:table-cell>
          <table:table-cell/>
          <table:table-cell table:formula="of:=IF([.B826]=[.D82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26];&quot;, '&quot;;SUBSTITUTE(LOWER([.B826]);&quot;'&quot;;&quot;''&quot;);&quot;', '&quot;;SUBSTITUTE(LOWER([.C826]);&quot;'&quot;;&quot;''&quot;);&quot;', '&quot;;SUBSTITUTE(LOWER([.D826]);&quot;'&quot;;&quot;''&quot;);&quot;');&quot;)" office:value-type="string" office:string-value="insert into palabras(id, castellano, ingles, latin) values(825, 'lópez', 'lópez', 'lopez');" calcext:value-type="string">
            <text:p>insert into palabras(id, castellano, ingles, latin) values(825, 'lópez', 'lópez', 'lopez');</text:p>
          </table:table-cell>
        </table:table-row>
        <table:table-row table:style-name="ro1">
          <table:table-cell table:formula="of:=[.A826]+1" office:value-type="float" office:value="826" calcext:value-type="float">
            <text:p>826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Victoria</text:p>
          </table:table-cell>
          <table:table-cell/>
          <table:table-cell table:formula="of:=IF([.B827]=[.D827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827];&quot;, '&quot;;SUBSTITUTE(LOWER([.B827]);&quot;'&quot;;&quot;''&quot;);&quot;', '&quot;;SUBSTITUTE(LOWER([.C827]);&quot;'&quot;;&quot;''&quot;);&quot;', '&quot;;SUBSTITUTE(LOWER([.D827]);&quot;'&quot;;&quot;''&quot;);&quot;');&quot;)" office:value-type="string" office:string-value="insert into palabras(id, castellano, ingles, latin) values(826, 'victoria', 'victory', 'victoria');" calcext:value-type="string">
            <text:p>insert into palabras(id, castellano, ingles, latin) values(826, 'victoria', 'victory', 'victoria');</text:p>
          </table:table-cell>
        </table:table-row>
        <table:table-row table:style-name="ro1">
          <table:table-cell table:formula="of:=[.A827]+1" office:value-type="float" office:value="827" calcext:value-type="float">
            <text:p>827</text:p>
          </table:table-cell>
          <table:table-cell office:value-type="string" calcext:value-type="string">
            <text:p>Violencia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Violentia</text:p>
          </table:table-cell>
          <table:table-cell/>
          <table:table-cell table:formula="of:=IF([.B828]=[.D82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28];&quot;, '&quot;;SUBSTITUTE(LOWER([.B828]);&quot;'&quot;;&quot;''&quot;);&quot;', '&quot;;SUBSTITUTE(LOWER([.C828]);&quot;'&quot;;&quot;''&quot;);&quot;', '&quot;;SUBSTITUTE(LOWER([.D828]);&quot;'&quot;;&quot;''&quot;);&quot;');&quot;)" office:value-type="string" office:string-value="insert into palabras(id, castellano, ingles, latin) values(827, 'violencia', 'violence', 'violentia');" calcext:value-type="string">
            <text:p>insert into palabras(id, castellano, ingles, latin) values(827, 'violencia', 'violence', 'violentia');</text:p>
          </table:table-cell>
        </table:table-row>
        <table:table-row table:style-name="ro1">
          <table:table-cell table:formula="of:=[.A828]+1" office:value-type="float" office:value="828" calcext:value-type="float">
            <text:p>828</text:p>
          </table:table-cell>
          <table:table-cell office:value-type="string" calcext:value-type="string">
            <text:p>Primeras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Primae</text:p>
          </table:table-cell>
          <table:table-cell/>
          <table:table-cell table:formula="of:=IF([.B829]=[.D82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29];&quot;, '&quot;;SUBSTITUTE(LOWER([.B829]);&quot;'&quot;;&quot;''&quot;);&quot;', '&quot;;SUBSTITUTE(LOWER([.C829]);&quot;'&quot;;&quot;''&quot;);&quot;', '&quot;;SUBSTITUTE(LOWER([.D829]);&quot;'&quot;;&quot;''&quot;);&quot;');&quot;)" office:value-type="string" office:string-value="insert into palabras(id, castellano, ingles, latin) values(828, 'primeras', 'first', 'primae');" calcext:value-type="string">
            <text:p>insert into palabras(id, castellano, ingles, latin) values(828, 'primeras', 'first', 'primae');</text:p>
          </table:table-cell>
        </table:table-row>
        <table:table-row table:style-name="ro1">
          <table:table-cell table:formula="of:=[.A829]+1" office:value-type="float" office:value="829" calcext:value-type="float">
            <text:p>829</text:p>
          </table:table-cell>
          <table:table-cell office:value-type="string" calcext:value-type="string">
            <text:p>Pequeña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arva</text:p>
          </table:table-cell>
          <table:table-cell/>
          <table:table-cell table:formula="of:=IF([.B830]=[.D83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30];&quot;, '&quot;;SUBSTITUTE(LOWER([.B830]);&quot;'&quot;;&quot;''&quot;);&quot;', '&quot;;SUBSTITUTE(LOWER([.C830]);&quot;'&quot;;&quot;''&quot;);&quot;', '&quot;;SUBSTITUTE(LOWER([.D830]);&quot;'&quot;;&quot;''&quot;);&quot;');&quot;)" office:value-type="string" office:string-value="insert into palabras(id, castellano, ingles, latin) values(829, 'pequeña', 'small', 'parva');" calcext:value-type="string">
            <text:p>insert into palabras(id, castellano, ingles, latin) values(829, 'pequeña', 'small', 'parva');</text:p>
          </table:table-cell>
        </table:table-row>
        <table:table-row table:style-name="ro1">
          <table:table-cell table:formula="of:=[.A830]+1" office:value-type="float" office:value="830" calcext:value-type="float">
            <text:p>830</text:p>
          </table:table-cell>
          <table:table-cell office:value-type="string" calcext:value-type="string">
            <text:p>Armas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Arma</text:p>
          </table:table-cell>
          <table:table-cell/>
          <table:table-cell table:formula="of:=IF([.B831]=[.D83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31];&quot;, '&quot;;SUBSTITUTE(LOWER([.B831]);&quot;'&quot;;&quot;''&quot;);&quot;', '&quot;;SUBSTITUTE(LOWER([.C831]);&quot;'&quot;;&quot;''&quot;);&quot;', '&quot;;SUBSTITUTE(LOWER([.D831]);&quot;'&quot;;&quot;''&quot;);&quot;');&quot;)" office:value-type="string" office:string-value="insert into palabras(id, castellano, ingles, latin) values(830, 'armas', 'weapons', 'arma');" calcext:value-type="string">
            <text:p>insert into palabras(id, castellano, ingles, latin) values(830, 'armas', 'weapons', 'arma');</text:p>
          </table:table-cell>
        </table:table-row>
        <table:table-row table:style-name="ro1">
          <table:table-cell table:formula="of:=[.A831]+1" office:value-type="float" office:value="831" calcext:value-type="float">
            <text:p>831</text:p>
          </table:table-cell>
          <table:table-cell office:value-type="string" calcext:value-type="string">
            <text:p>Debía</text:p>
          </table:table-cell>
          <table:table-cell office:value-type="string" calcext:value-type="string">
            <text:p>Should</text:p>
          </table:table-cell>
          <table:table-cell office:value-type="string" calcext:value-type="string">
            <text:p>Debebat</text:p>
          </table:table-cell>
          <table:table-cell/>
          <table:table-cell table:formula="of:=IF([.B832]=[.D83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32];&quot;, '&quot;;SUBSTITUTE(LOWER([.B832]);&quot;'&quot;;&quot;''&quot;);&quot;', '&quot;;SUBSTITUTE(LOWER([.C832]);&quot;'&quot;;&quot;''&quot;);&quot;', '&quot;;SUBSTITUTE(LOWER([.D832]);&quot;'&quot;;&quot;''&quot;);&quot;');&quot;)" office:value-type="string" office:string-value="insert into palabras(id, castellano, ingles, latin) values(831, 'debía', 'should', 'debebat');" calcext:value-type="string">
            <text:p>insert into palabras(id, castellano, ingles, latin) values(831, 'debía', 'should', 'debebat');</text:p>
          </table:table-cell>
        </table:table-row>
        <table:table-row table:style-name="ro1">
          <table:table-cell table:formula="of:=[.A832]+1" office:value-type="float" office:value="832" calcext:value-type="float">
            <text:p>832</text:p>
          </table:table-cell>
          <table:table-cell office:value-type="string" calcext:value-type="string">
            <text:p>Esfuerzo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Labor</text:p>
          </table:table-cell>
          <table:table-cell/>
          <table:table-cell table:formula="of:=IF([.B833]=[.D83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33];&quot;, '&quot;;SUBSTITUTE(LOWER([.B833]);&quot;'&quot;;&quot;''&quot;);&quot;', '&quot;;SUBSTITUTE(LOWER([.C833]);&quot;'&quot;;&quot;''&quot;);&quot;', '&quot;;SUBSTITUTE(LOWER([.D833]);&quot;'&quot;;&quot;''&quot;);&quot;');&quot;)" office:value-type="string" office:string-value="insert into palabras(id, castellano, ingles, latin) values(832, 'esfuerzo', 'effort', 'labor');" calcext:value-type="string">
            <text:p>insert into palabras(id, castellano, ingles, latin) values(832, 'esfuerzo', 'effort', 'labor');</text:p>
          </table:table-cell>
        </table:table-row>
        <table:table-row table:style-name="ro1">
          <table:table-cell table:formula="of:=[.A833]+1" office:value-type="float" office:value="833" calcext:value-type="float">
            <text:p>833</text:p>
          </table:table-cell>
          <table:table-cell office:value-type="string" calcext:value-type="string">
            <text:p>Humana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Humana</text:p>
          </table:table-cell>
          <table:table-cell/>
          <table:table-cell table:formula="of:=IF([.B834]=[.D834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834];&quot;, '&quot;;SUBSTITUTE(LOWER([.B834]);&quot;'&quot;;&quot;''&quot;);&quot;', '&quot;;SUBSTITUTE(LOWER([.C834]);&quot;'&quot;;&quot;''&quot;);&quot;', '&quot;;SUBSTITUTE(LOWER([.D834]);&quot;'&quot;;&quot;''&quot;);&quot;');&quot;)" office:value-type="string" office:string-value="insert into palabras(id, castellano, ingles, latin) values(833, 'humana', 'human', 'humana');" calcext:value-type="string">
            <text:p>insert into palabras(id, castellano, ingles, latin) values(833, 'humana', 'human', 'humana');</text:p>
          </table:table-cell>
        </table:table-row>
        <table:table-row table:style-name="ro2">
          <table:table-cell table:formula="of:=[.A834]+1" office:value-type="float" office:value="834" calcext:value-type="float">
            <text:p>834</text:p>
          </table:table-cell>
          <table:table-cell office:value-type="string" calcext:value-type="string">
            <text:p>Posibilidades</text:p>
          </table:table-cell>
          <table:table-cell office:value-type="string" calcext:value-type="string">
            <text:p>Possibilities</text:p>
          </table:table-cell>
          <table:table-cell office:value-type="string" calcext:value-type="string">
            <text:p>Possibilitates</text:p>
          </table:table-cell>
          <table:table-cell/>
          <table:table-cell table:formula="of:=IF([.B835]=[.D83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35];&quot;, '&quot;;SUBSTITUTE(LOWER([.B835]);&quot;'&quot;;&quot;''&quot;);&quot;', '&quot;;SUBSTITUTE(LOWER([.C835]);&quot;'&quot;;&quot;''&quot;);&quot;', '&quot;;SUBSTITUTE(LOWER([.D835]);&quot;'&quot;;&quot;''&quot;);&quot;');&quot;)" office:value-type="string" office:string-value="insert into palabras(id, castellano, ingles, latin) values(834, 'posibilidades', 'possibilities', 'possibilitates');" calcext:value-type="string">
            <text:p>insert into palabras(id, castellano, ingles, latin) values(834, 'posibilidades', 'possibilities', 'possibilitates');</text:p>
          </table:table-cell>
        </table:table-row>
        <table:table-row table:style-name="ro1">
          <table:table-cell table:formula="of:=[.A835]+1" office:value-type="float" office:value="835" calcext:value-type="float">
            <text:p>835</text:p>
          </table:table-cell>
          <table:table-cell office:value-type="string" calcext:value-type="string">
            <text:p>Centros</text:p>
          </table:table-cell>
          <table:table-cell office:value-type="string" calcext:value-type="string">
            <text:p>Centers</text:p>
          </table:table-cell>
          <table:table-cell office:value-type="string" calcext:value-type="string">
            <text:p>Centra</text:p>
          </table:table-cell>
          <table:table-cell/>
          <table:table-cell table:formula="of:=IF([.B836]=[.D83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36];&quot;, '&quot;;SUBSTITUTE(LOWER([.B836]);&quot;'&quot;;&quot;''&quot;);&quot;', '&quot;;SUBSTITUTE(LOWER([.C836]);&quot;'&quot;;&quot;''&quot;);&quot;', '&quot;;SUBSTITUTE(LOWER([.D836]);&quot;'&quot;;&quot;''&quot;);&quot;');&quot;)" office:value-type="string" office:string-value="insert into palabras(id, castellano, ingles, latin) values(835, 'centros', 'centers', 'centra');" calcext:value-type="string">
            <text:p>insert into palabras(id, castellano, ingles, latin) values(835, 'centros', 'centers', 'centra');</text:p>
          </table:table-cell>
        </table:table-row>
        <table:table-row table:style-name="ro2">
          <table:table-cell table:formula="of:=[.A836]+1" office:value-type="float" office:value="836" calcext:value-type="float">
            <text:p>836</text:p>
          </table:table-cell>
          <table:table-cell office:value-type="string" calcext:value-type="string">
            <text:p>Profesional</text:p>
          </table:table-cell>
          <table:table-cell table:number-columns-repeated="2" office:value-type="string" calcext:value-type="string">
            <text:p>Professional</text:p>
          </table:table-cell>
          <table:table-cell/>
          <table:table-cell table:formula="of:=IF([.B837]=[.D83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37];&quot;, '&quot;;SUBSTITUTE(LOWER([.B837]);&quot;'&quot;;&quot;''&quot;);&quot;', '&quot;;SUBSTITUTE(LOWER([.C837]);&quot;'&quot;;&quot;''&quot;);&quot;', '&quot;;SUBSTITUTE(LOWER([.D837]);&quot;'&quot;;&quot;''&quot;);&quot;');&quot;)" office:value-type="string" office:string-value="insert into palabras(id, castellano, ingles, latin) values(836, 'profesional', 'professional', 'professional');" calcext:value-type="string">
            <text:p>insert into palabras(id, castellano, ingles, latin) values(836, 'profesional', 'professional', 'professional');</text:p>
          </table:table-cell>
        </table:table-row>
        <table:table-row table:style-name="ro1">
          <table:table-cell table:formula="of:=[.A837]+1" office:value-type="float" office:value="837" calcext:value-type="float">
            <text:p>837</text:p>
          </table:table-cell>
          <table:table-cell office:value-type="string" calcext:value-type="string">
            <text:p>Asimismo</text:p>
          </table:table-cell>
          <table:table-cell office:value-type="string" calcext:value-type="string">
            <text:p>Also</text:p>
          </table:table-cell>
          <table:table-cell office:value-type="string" calcext:value-type="string">
            <text:p>Similiter</text:p>
          </table:table-cell>
          <table:table-cell/>
          <table:table-cell table:formula="of:=IF([.B838]=[.D83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38];&quot;, '&quot;;SUBSTITUTE(LOWER([.B838]);&quot;'&quot;;&quot;''&quot;);&quot;', '&quot;;SUBSTITUTE(LOWER([.C838]);&quot;'&quot;;&quot;''&quot;);&quot;', '&quot;;SUBSTITUTE(LOWER([.D838]);&quot;'&quot;;&quot;''&quot;);&quot;');&quot;)" office:value-type="string" office:string-value="insert into palabras(id, castellano, ingles, latin) values(837, 'asimismo', 'also', 'similiter');" calcext:value-type="string">
            <text:p>insert into palabras(id, castellano, ingles, latin) values(837, 'asimismo', 'also', 'similiter');</text:p>
          </table:table-cell>
        </table:table-row>
        <table:table-row table:style-name="ro1">
          <table:table-cell table:formula="of:=[.A838]+1" office:value-type="float" office:value="838" calcext:value-type="float">
            <text:p>838</text:p>
          </table:table-cell>
          <table:table-cell office:value-type="string" calcext:value-type="string">
            <text:p>Grado</text:p>
          </table:table-cell>
          <table:table-cell office:value-type="string" calcext:value-type="string">
            <text:p>Grade</text:p>
          </table:table-cell>
          <table:table-cell office:value-type="string" calcext:value-type="string">
            <text:p>Gradus</text:p>
          </table:table-cell>
          <table:table-cell/>
          <table:table-cell table:formula="of:=IF([.B839]=[.D83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39];&quot;, '&quot;;SUBSTITUTE(LOWER([.B839]);&quot;'&quot;;&quot;''&quot;);&quot;', '&quot;;SUBSTITUTE(LOWER([.C839]);&quot;'&quot;;&quot;''&quot;);&quot;', '&quot;;SUBSTITUTE(LOWER([.D839]);&quot;'&quot;;&quot;''&quot;);&quot;');&quot;)" office:value-type="string" office:string-value="insert into palabras(id, castellano, ingles, latin) values(838, 'grado', 'grade', 'gradus');" calcext:value-type="string">
            <text:p>insert into palabras(id, castellano, ingles, latin) values(838, 'grado', 'grade', 'gradus');</text:p>
          </table:table-cell>
        </table:table-row>
        <table:table-row table:style-name="ro1">
          <table:table-cell table:formula="of:=[.A839]+1" office:value-type="float" office:value="839" calcext:value-type="float">
            <text:p>839</text:p>
          </table:table-cell>
          <table:table-cell table:number-columns-repeated="2" office:value-type="string" calcext:value-type="string">
            <text:p>Has</text:p>
          </table:table-cell>
          <table:table-cell office:value-type="string" calcext:value-type="string">
            <text:p>Habes</text:p>
          </table:table-cell>
          <table:table-cell/>
          <table:table-cell table:formula="of:=IF([.B840]=[.D84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40];&quot;, '&quot;;SUBSTITUTE(LOWER([.B840]);&quot;'&quot;;&quot;''&quot;);&quot;', '&quot;;SUBSTITUTE(LOWER([.C840]);&quot;'&quot;;&quot;''&quot;);&quot;', '&quot;;SUBSTITUTE(LOWER([.D840]);&quot;'&quot;;&quot;''&quot;);&quot;');&quot;)" office:value-type="string" office:string-value="insert into palabras(id, castellano, ingles, latin) values(839, 'has', 'has', 'habes');" calcext:value-type="string">
            <text:p>insert into palabras(id, castellano, ingles, latin) values(839, 'has', 'has', 'habes');</text:p>
          </table:table-cell>
        </table:table-row>
        <table:table-row table:style-name="ro1">
          <table:table-cell table:formula="of:=[.A840]+1" office:value-type="float" office:value="840" calcext:value-type="float">
            <text:p>840</text:p>
          </table:table-cell>
          <table:table-cell office:value-type="string" calcext:value-type="string">
            <text:p>Toma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Accipere</text:p>
          </table:table-cell>
          <table:table-cell/>
          <table:table-cell table:formula="of:=IF([.B841]=[.D84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41];&quot;, '&quot;;SUBSTITUTE(LOWER([.B841]);&quot;'&quot;;&quot;''&quot;);&quot;', '&quot;;SUBSTITUTE(LOWER([.C841]);&quot;'&quot;;&quot;''&quot;);&quot;', '&quot;;SUBSTITUTE(LOWER([.D841]);&quot;'&quot;;&quot;''&quot;);&quot;');&quot;)" office:value-type="string" office:string-value="insert into palabras(id, castellano, ingles, latin) values(840, 'toma', 'take', 'accipere');" calcext:value-type="string">
            <text:p>insert into palabras(id, castellano, ingles, latin) values(840, 'toma', 'take', 'accipere');</text:p>
          </table:table-cell>
        </table:table-row>
        <table:table-row table:style-name="ro1">
          <table:table-cell table:formula="of:=[.A841]+1" office:value-type="float" office:value="841" calcext:value-type="float">
            <text:p>841</text:p>
          </table:table-cell>
          <table:table-cell office:value-type="string" calcext:value-type="string">
            <text:p>Distintas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Diversi</text:p>
          </table:table-cell>
          <table:table-cell/>
          <table:table-cell table:formula="of:=IF([.B842]=[.D84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42];&quot;, '&quot;;SUBSTITUTE(LOWER([.B842]);&quot;'&quot;;&quot;''&quot;);&quot;', '&quot;;SUBSTITUTE(LOWER([.C842]);&quot;'&quot;;&quot;''&quot;);&quot;', '&quot;;SUBSTITUTE(LOWER([.D842]);&quot;'&quot;;&quot;''&quot;);&quot;');&quot;)" office:value-type="string" office:string-value="insert into palabras(id, castellano, ingles, latin) values(841, 'distintas', 'different', 'diversi');" calcext:value-type="string">
            <text:p>insert into palabras(id, castellano, ingles, latin) values(841, 'distintas', 'different', 'diversi');</text:p>
          </table:table-cell>
        </table:table-row>
        <table:table-row table:style-name="ro1">
          <table:table-cell table:formula="of:=[.A842]+1" office:value-type="float" office:value="842" calcext:value-type="float">
            <text:p>842</text:p>
          </table:table-cell>
          <table:table-cell table:number-columns-repeated="2" office:value-type="string" calcext:value-type="string">
            <text:p>Material</text:p>
          </table:table-cell>
          <table:table-cell office:value-type="string" calcext:value-type="string">
            <text:p>Materia</text:p>
          </table:table-cell>
          <table:table-cell/>
          <table:table-cell table:formula="of:=IF([.B843]=[.D84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43];&quot;, '&quot;;SUBSTITUTE(LOWER([.B843]);&quot;'&quot;;&quot;''&quot;);&quot;', '&quot;;SUBSTITUTE(LOWER([.C843]);&quot;'&quot;;&quot;''&quot;);&quot;', '&quot;;SUBSTITUTE(LOWER([.D843]);&quot;'&quot;;&quot;''&quot;);&quot;');&quot;)" office:value-type="string" office:string-value="insert into palabras(id, castellano, ingles, latin) values(842, 'material', 'material', 'materia');" calcext:value-type="string">
            <text:p>insert into palabras(id, castellano, ingles, latin) values(842, 'material', 'material', 'materia');</text:p>
          </table:table-cell>
        </table:table-row>
        <table:table-row table:style-name="ro1">
          <table:table-cell table:formula="of:=[.A843]+1" office:value-type="float" office:value="843" calcext:value-type="float">
            <text:p>843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Caro</text:p>
          </table:table-cell>
          <table:table-cell/>
          <table:table-cell table:formula="of:=IF([.B844]=[.D84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44];&quot;, '&quot;;SUBSTITUTE(LOWER([.B844]);&quot;'&quot;;&quot;''&quot;);&quot;', '&quot;;SUBSTITUTE(LOWER([.C844]);&quot;'&quot;;&quot;''&quot;);&quot;', '&quot;;SUBSTITUTE(LOWER([.D844]);&quot;'&quot;;&quot;''&quot;);&quot;');&quot;)" office:value-type="string" office:string-value="insert into palabras(id, castellano, ingles, latin) values(843, 'carne', 'meat', 'caro');" calcext:value-type="string">
            <text:p>insert into palabras(id, castellano, ingles, latin) values(843, 'carne', 'meat', 'caro');</text:p>
          </table:table-cell>
        </table:table-row>
        <table:table-row table:style-name="ro1">
          <table:table-cell table:formula="of:=[.A844]+1" office:value-type="float" office:value="844" calcext:value-type="float">
            <text:p>844</text:p>
          </table:table-cell>
          <table:table-cell office:value-type="string" calcext:value-type="string">
            <text:p>Llama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Appellat</text:p>
          </table:table-cell>
          <table:table-cell/>
          <table:table-cell table:formula="of:=IF([.B845]=[.D84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45];&quot;, '&quot;;SUBSTITUTE(LOWER([.B845]);&quot;'&quot;;&quot;''&quot;);&quot;', '&quot;;SUBSTITUTE(LOWER([.C845]);&quot;'&quot;;&quot;''&quot;);&quot;', '&quot;;SUBSTITUTE(LOWER([.D845]);&quot;'&quot;;&quot;''&quot;);&quot;');&quot;)" office:value-type="string" office:string-value="insert into palabras(id, castellano, ingles, latin) values(844, 'llama', 'call', 'appellat');" calcext:value-type="string">
            <text:p>insert into palabras(id, castellano, ingles, latin) values(844, 'llama', 'call', 'appellat');</text:p>
          </table:table-cell>
        </table:table-row>
        <table:table-row table:style-name="ro1">
          <table:table-cell table:formula="of:=[.A845]+1" office:value-type="float" office:value="845" calcext:value-type="float">
            <text:p>845</text:p>
          </table:table-cell>
          <table:table-cell table:number-columns-repeated="2" office:value-type="string" calcext:value-type="string">
            <text:p>Particular</text:p>
          </table:table-cell>
          <table:table-cell office:value-type="string" calcext:value-type="string">
            <text:p>Particularis</text:p>
          </table:table-cell>
          <table:table-cell/>
          <table:table-cell table:formula="of:=IF([.B846]=[.D84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46];&quot;, '&quot;;SUBSTITUTE(LOWER([.B846]);&quot;'&quot;;&quot;''&quot;);&quot;', '&quot;;SUBSTITUTE(LOWER([.C846]);&quot;'&quot;;&quot;''&quot;);&quot;', '&quot;;SUBSTITUTE(LOWER([.D846]);&quot;'&quot;;&quot;''&quot;);&quot;');&quot;)" office:value-type="string" office:string-value="insert into palabras(id, castellano, ingles, latin) values(845, 'particular', 'particular', 'particularis');" calcext:value-type="string">
            <text:p>insert into palabras(id, castellano, ingles, latin) values(845, 'particular', 'particular', 'particularis');</text:p>
          </table:table-cell>
        </table:table-row>
        <table:table-row table:style-name="ro1">
          <table:table-cell table:formula="of:=[.A846]+1" office:value-type="float" office:value="846" calcext:value-type="float">
            <text:p>846</text:p>
          </table:table-cell>
          <table:table-cell table:number-columns-repeated="2" office:value-type="string" calcext:value-type="string">
            <text:p>Jorge</text:p>
          </table:table-cell>
          <table:table-cell office:value-type="string" calcext:value-type="string">
            <text:p>Georgius</text:p>
          </table:table-cell>
          <table:table-cell/>
          <table:table-cell table:formula="of:=IF([.B847]=[.D84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47];&quot;, '&quot;;SUBSTITUTE(LOWER([.B847]);&quot;'&quot;;&quot;''&quot;);&quot;', '&quot;;SUBSTITUTE(LOWER([.C847]);&quot;'&quot;;&quot;''&quot;);&quot;', '&quot;;SUBSTITUTE(LOWER([.D847]);&quot;'&quot;;&quot;''&quot;);&quot;');&quot;)" office:value-type="string" office:string-value="insert into palabras(id, castellano, ingles, latin) values(846, 'jorge', 'jorge', 'georgius');" calcext:value-type="string">
            <text:p>insert into palabras(id, castellano, ingles, latin) values(846, 'jorge', 'jorge', 'georgius');</text:p>
          </table:table-cell>
        </table:table-row>
        <table:table-row table:style-name="ro1">
          <table:table-cell table:formula="of:=[.A847]+1" office:value-type="float" office:value="847" calcext:value-type="float">
            <text:p>847</text:p>
          </table:table-cell>
          <table:table-cell office:value-type="string" calcext:value-type="string">
            <text:p>Trabaja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aborare</text:p>
          </table:table-cell>
          <table:table-cell/>
          <table:table-cell table:formula="of:=IF([.B848]=[.D84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48];&quot;, '&quot;;SUBSTITUTE(LOWER([.B848]);&quot;'&quot;;&quot;''&quot;);&quot;', '&quot;;SUBSTITUTE(LOWER([.C848]);&quot;'&quot;;&quot;''&quot;);&quot;', '&quot;;SUBSTITUTE(LOWER([.D848]);&quot;'&quot;;&quot;''&quot;);&quot;');&quot;)" office:value-type="string" office:string-value="insert into palabras(id, castellano, ingles, latin) values(847, 'trabajar', 'work', 'laborare');" calcext:value-type="string">
            <text:p>insert into palabras(id, castellano, ingles, latin) values(847, 'trabajar', 'work', 'laborare');</text:p>
          </table:table-cell>
        </table:table-row>
        <table:table-row table:style-name="ro1">
          <table:table-cell table:formula="of:=[.A848]+1" office:value-type="float" office:value="848" calcext:value-type="float">
            <text:p>848</text:p>
          </table:table-cell>
          <table:table-cell office:value-type="string" calcext:value-type="string">
            <text:p>Propuesta</text:p>
          </table:table-cell>
          <table:table-cell office:value-type="string" calcext:value-type="string">
            <text:p>Proposal</text:p>
          </table:table-cell>
          <table:table-cell office:value-type="string" calcext:value-type="string">
            <text:p>Propositum</text:p>
          </table:table-cell>
          <table:table-cell/>
          <table:table-cell table:formula="of:=IF([.B849]=[.D84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49];&quot;, '&quot;;SUBSTITUTE(LOWER([.B849]);&quot;'&quot;;&quot;''&quot;);&quot;', '&quot;;SUBSTITUTE(LOWER([.C849]);&quot;'&quot;;&quot;''&quot;);&quot;', '&quot;;SUBSTITUTE(LOWER([.D849]);&quot;'&quot;;&quot;''&quot;);&quot;');&quot;)" office:value-type="string" office:string-value="insert into palabras(id, castellano, ingles, latin) values(848, 'propuesta', 'proposal', 'propositum');" calcext:value-type="string">
            <text:p>insert into palabras(id, castellano, ingles, latin) values(848, 'propuesta', 'proposal', 'propositum');</text:p>
          </table:table-cell>
        </table:table-row>
        <table:table-row table:style-name="ro1">
          <table:table-cell table:formula="of:=[.A849]+1" office:value-type="float" office:value="849" calcext:value-type="float">
            <text:p>849</text:p>
          </table:table-cell>
          <table:table-cell office:value-type="string" calcext:value-type="string">
            <text:p>Muerto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Mortuus</text:p>
          </table:table-cell>
          <table:table-cell/>
          <table:table-cell table:formula="of:=IF([.B850]=[.D85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50];&quot;, '&quot;;SUBSTITUTE(LOWER([.B850]);&quot;'&quot;;&quot;''&quot;);&quot;', '&quot;;SUBSTITUTE(LOWER([.C850]);&quot;'&quot;;&quot;''&quot;);&quot;', '&quot;;SUBSTITUTE(LOWER([.D850]);&quot;'&quot;;&quot;''&quot;);&quot;');&quot;)" office:value-type="string" office:string-value="insert into palabras(id, castellano, ingles, latin) values(849, 'muerto', 'dead', 'mortuus');" calcext:value-type="string">
            <text:p>insert into palabras(id, castellano, ingles, latin) values(849, 'muerto', 'dead', 'mortuus');</text:p>
          </table:table-cell>
        </table:table-row>
        <table:table-row table:style-name="ro1">
          <table:table-cell table:formula="of:=[.A850]+1" office:value-type="float" office:value="850" calcext:value-type="float">
            <text:p>850</text:p>
          </table:table-cell>
          <table:table-cell office:value-type="string" calcext:value-type="string">
            <text:p>Precios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tium</text:p>
          </table:table-cell>
          <table:table-cell/>
          <table:table-cell table:formula="of:=IF([.B851]=[.D85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51];&quot;, '&quot;;SUBSTITUTE(LOWER([.B851]);&quot;'&quot;;&quot;''&quot;);&quot;', '&quot;;SUBSTITUTE(LOWER([.C851]);&quot;'&quot;;&quot;''&quot;);&quot;', '&quot;;SUBSTITUTE(LOWER([.D851]);&quot;'&quot;;&quot;''&quot;);&quot;');&quot;)" office:value-type="string" office:string-value="insert into palabras(id, castellano, ingles, latin) values(850, 'precios', 'prices', 'pretium');" calcext:value-type="string">
            <text:p>insert into palabras(id, castellano, ingles, latin) values(850, 'precios', 'prices', 'pretium');</text:p>
          </table:table-cell>
        </table:table-row>
        <table:table-row table:style-name="ro1">
          <table:table-cell table:formula="of:=[.A851]+1" office:value-type="float" office:value="851" calcext:value-type="float">
            <text:p>851</text:p>
          </table:table-cell>
          <table:table-cell office:value-type="string" calcext:value-type="string">
            <text:p>Reforma</text:p>
          </table:table-cell>
          <table:table-cell office:value-type="string" calcext:value-type="string">
            <text:p>Reform</text:p>
          </table:table-cell>
          <table:table-cell office:value-type="string" calcext:value-type="string">
            <text:p>Reformatio</text:p>
          </table:table-cell>
          <table:table-cell/>
          <table:table-cell table:formula="of:=IF([.B852]=[.D85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52];&quot;, '&quot;;SUBSTITUTE(LOWER([.B852]);&quot;'&quot;;&quot;''&quot;);&quot;', '&quot;;SUBSTITUTE(LOWER([.C852]);&quot;'&quot;;&quot;''&quot;);&quot;', '&quot;;SUBSTITUTE(LOWER([.D852]);&quot;'&quot;;&quot;''&quot;);&quot;');&quot;)" office:value-type="string" office:string-value="insert into palabras(id, castellano, ingles, latin) values(851, 'reforma', 'reform', 'reformatio');" calcext:value-type="string">
            <text:p>insert into palabras(id, castellano, ingles, latin) values(851, 'reforma', 'reform', 'reformatio');</text:p>
          </table:table-cell>
        </table:table-row>
        <table:table-row table:style-name="ro1">
          <table:table-cell table:formula="of:=[.A852]+1" office:value-type="float" office:value="852" calcext:value-type="float">
            <text:p>852</text:p>
          </table:table-cell>
          <table:table-cell office:value-type="string" calcext:value-type="string">
            <text:p>Hermano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Frater</text:p>
          </table:table-cell>
          <table:table-cell/>
          <table:table-cell table:formula="of:=IF([.B853]=[.D85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53];&quot;, '&quot;;SUBSTITUTE(LOWER([.B853]);&quot;'&quot;;&quot;''&quot;);&quot;', '&quot;;SUBSTITUTE(LOWER([.C853]);&quot;'&quot;;&quot;''&quot;);&quot;', '&quot;;SUBSTITUTE(LOWER([.D853]);&quot;'&quot;;&quot;''&quot;);&quot;');&quot;)" office:value-type="string" office:string-value="insert into palabras(id, castellano, ingles, latin) values(852, 'hermano', 'brother', 'frater');" calcext:value-type="string">
            <text:p>insert into palabras(id, castellano, ingles, latin) values(852, 'hermano', 'brother', 'frater');</text:p>
          </table:table-cell>
        </table:table-row>
        <table:table-row table:style-name="ro1">
          <table:table-cell table:formula="of:=[.A853]+1" office:value-type="float" office:value="853" calcext:value-type="float">
            <text:p>853</text:p>
          </table:table-cell>
          <table:table-cell office:value-type="string" calcext:value-type="string">
            <text:p>Corte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Iudicium</text:p>
          </table:table-cell>
          <table:table-cell/>
          <table:table-cell table:formula="of:=IF([.B854]=[.D85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54];&quot;, '&quot;;SUBSTITUTE(LOWER([.B854]);&quot;'&quot;;&quot;''&quot;);&quot;', '&quot;;SUBSTITUTE(LOWER([.C854]);&quot;'&quot;;&quot;''&quot;);&quot;', '&quot;;SUBSTITUTE(LOWER([.D854]);&quot;'&quot;;&quot;''&quot;);&quot;');&quot;)" office:value-type="string" office:string-value="insert into palabras(id, castellano, ingles, latin) values(853, 'corte', 'cut', 'iudicium');" calcext:value-type="string">
            <text:p>insert into palabras(id, castellano, ingles, latin) values(853, 'corte', 'cut', 'iudicium');</text:p>
          </table:table-cell>
        </table:table-row>
        <table:table-row table:style-name="ro1">
          <table:table-cell table:formula="of:=[.A854]+1" office:value-type="float" office:value="854" calcext:value-type="float">
            <text:p>854</text:p>
          </table:table-cell>
          <table:table-cell office:value-type="string" calcext:value-type="string">
            <text:p>Comenzó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Coepit</text:p>
          </table:table-cell>
          <table:table-cell/>
          <table:table-cell table:formula="of:=IF([.B855]=[.D85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55];&quot;, '&quot;;SUBSTITUTE(LOWER([.B855]);&quot;'&quot;;&quot;''&quot;);&quot;', '&quot;;SUBSTITUTE(LOWER([.C855]);&quot;'&quot;;&quot;''&quot;);&quot;', '&quot;;SUBSTITUTE(LOWER([.D855]);&quot;'&quot;;&quot;''&quot;);&quot;');&quot;)" office:value-type="string" office:string-value="insert into palabras(id, castellano, ingles, latin) values(854, 'comenzó', 'started', 'coepit');" calcext:value-type="string">
            <text:p>insert into palabras(id, castellano, ingles, latin) values(854, 'comenzó', 'started', 'coepit');</text:p>
          </table:table-cell>
        </table:table-row>
        <table:table-row table:style-name="ro1">
          <table:table-cell table:formula="of:=[.A855]+1" office:value-type="float" office:value="855" calcext:value-type="float">
            <text:p>855</text:p>
          </table:table-cell>
          <table:table-cell office:value-type="string" calcext:value-type="string">
            <text:p>Etapa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Tempus</text:p>
          </table:table-cell>
          <table:table-cell/>
          <table:table-cell table:formula="of:=IF([.B856]=[.D85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56];&quot;, '&quot;;SUBSTITUTE(LOWER([.B856]);&quot;'&quot;;&quot;''&quot;);&quot;', '&quot;;SUBSTITUTE(LOWER([.C856]);&quot;'&quot;;&quot;''&quot;);&quot;', '&quot;;SUBSTITUTE(LOWER([.D856]);&quot;'&quot;;&quot;''&quot;);&quot;');&quot;)" office:value-type="string" office:string-value="insert into palabras(id, castellano, ingles, latin) values(855, 'etapa', 'stage', 'tempus');" calcext:value-type="string">
            <text:p>insert into palabras(id, castellano, ingles, latin) values(855, 'etapa', 'stage', 'tempus');</text:p>
          </table:table-cell>
        </table:table-row>
        <table:table-row table:style-name="ro2">
          <table:table-cell table:formula="of:=[.A856]+1" office:value-type="float" office:value="856" calcext:value-type="float">
            <text:p>856</text:p>
          </table:table-cell>
          <table:table-cell office:value-type="string" calcext:value-type="string">
            <text:p>Obstante</text:p>
          </table:table-cell>
          <table:table-cell office:value-type="string" calcext:value-type="string">
            <text:p>However</text:p>
          </table:table-cell>
          <table:table-cell office:value-type="string" calcext:value-type="string">
            <text:p>Quodammodo</text:p>
          </table:table-cell>
          <table:table-cell/>
          <table:table-cell table:formula="of:=IF([.B857]=[.D85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57];&quot;, '&quot;;SUBSTITUTE(LOWER([.B857]);&quot;'&quot;;&quot;''&quot;);&quot;', '&quot;;SUBSTITUTE(LOWER([.C857]);&quot;'&quot;;&quot;''&quot;);&quot;', '&quot;;SUBSTITUTE(LOWER([.D857]);&quot;'&quot;;&quot;''&quot;);&quot;');&quot;)" office:value-type="string" office:string-value="insert into palabras(id, castellano, ingles, latin) values(856, 'obstante', 'however', 'quodammodo');" calcext:value-type="string">
            <text:p>insert into palabras(id, castellano, ingles, latin) values(856, 'obstante', 'however', 'quodammodo');</text:p>
          </table:table-cell>
        </table:table-row>
        <table:table-row table:style-name="ro1">
          <table:table-cell table:formula="of:=[.A857]+1" office:value-type="float" office:value="857" calcext:value-type="float">
            <text:p>857</text:p>
          </table:table-cell>
          <table:table-cell office:value-type="string" calcext:value-type="string">
            <text:p>Diversos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Diversi</text:p>
          </table:table-cell>
          <table:table-cell/>
          <table:table-cell table:formula="of:=IF([.B858]=[.D85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58];&quot;, '&quot;;SUBSTITUTE(LOWER([.B858]);&quot;'&quot;;&quot;''&quot;);&quot;', '&quot;;SUBSTITUTE(LOWER([.C858]);&quot;'&quot;;&quot;''&quot;);&quot;', '&quot;;SUBSTITUTE(LOWER([.D858]);&quot;'&quot;;&quot;''&quot;);&quot;');&quot;)" office:value-type="string" office:string-value="insert into palabras(id, castellano, ingles, latin) values(857, 'diversos', 'various', 'diversi');" calcext:value-type="string">
            <text:p>insert into palabras(id, castellano, ingles, latin) values(857, 'diversos', 'various', 'diversi');</text:p>
          </table:table-cell>
        </table:table-row>
        <table:table-row table:style-name="ro1">
          <table:table-cell table:formula="of:=[.A858]+1" office:value-type="float" office:value="858" calcext:value-type="float">
            <text:p>858</text:p>
          </table:table-cell>
          <table:table-cell office:value-type="string" calcext:value-type="string">
            <text:p>Visita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Visitare</text:p>
          </table:table-cell>
          <table:table-cell/>
          <table:table-cell table:formula="of:=IF([.B859]=[.D85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59];&quot;, '&quot;;SUBSTITUTE(LOWER([.B859]);&quot;'&quot;;&quot;''&quot;);&quot;', '&quot;;SUBSTITUTE(LOWER([.C859]);&quot;'&quot;;&quot;''&quot;);&quot;', '&quot;;SUBSTITUTE(LOWER([.D859]);&quot;'&quot;;&quot;''&quot;);&quot;');&quot;)" office:value-type="string" office:string-value="insert into palabras(id, castellano, ingles, latin) values(858, 'visita', 'visit', 'visitare');" calcext:value-type="string">
            <text:p>insert into palabras(id, castellano, ingles, latin) values(858, 'visita', 'visit', 'visitare');</text:p>
          </table:table-cell>
        </table:table-row>
        <table:table-row table:style-name="ro1">
          <table:table-cell table:formula="of:=[.A859]+1" office:value-type="float" office:value="859" calcext:value-type="float">
            <text:p>859</text:p>
          </table:table-cell>
          <table:table-cell office:value-type="string" calcext:value-type="string">
            <text:p>Concepto</text:p>
          </table:table-cell>
          <table:table-cell office:value-type="string" calcext:value-type="string">
            <text:p>Concept</text:p>
          </table:table-cell>
          <table:table-cell office:value-type="string" calcext:value-type="string">
            <text:p>Conceptus</text:p>
          </table:table-cell>
          <table:table-cell/>
          <table:table-cell table:formula="of:=IF([.B860]=[.D86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60];&quot;, '&quot;;SUBSTITUTE(LOWER([.B860]);&quot;'&quot;;&quot;''&quot;);&quot;', '&quot;;SUBSTITUTE(LOWER([.C860]);&quot;'&quot;;&quot;''&quot;);&quot;', '&quot;;SUBSTITUTE(LOWER([.D860]);&quot;'&quot;;&quot;''&quot;);&quot;');&quot;)" office:value-type="string" office:string-value="insert into palabras(id, castellano, ingles, latin) values(859, 'concepto', 'concept', 'conceptus');" calcext:value-type="string">
            <text:p>insert into palabras(id, castellano, ingles, latin) values(859, 'concepto', 'concept', 'conceptus');</text:p>
          </table:table-cell>
        </table:table-row>
        <table:table-row table:style-name="ro1">
          <table:table-cell table:formula="of:=[.A860]+1" office:value-type="float" office:value="860" calcext:value-type="float">
            <text:p>860</text:p>
          </table:table-cell>
          <table:table-cell office:value-type="string" calcext:value-type="string">
            <text:p>Pacientes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Patientes</text:p>
          </table:table-cell>
          <table:table-cell/>
          <table:table-cell table:formula="of:=IF([.B861]=[.D86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61];&quot;, '&quot;;SUBSTITUTE(LOWER([.B861]);&quot;'&quot;;&quot;''&quot;);&quot;', '&quot;;SUBSTITUTE(LOWER([.C861]);&quot;'&quot;;&quot;''&quot;);&quot;', '&quot;;SUBSTITUTE(LOWER([.D861]);&quot;'&quot;;&quot;''&quot;);&quot;');&quot;)" office:value-type="string" office:string-value="insert into palabras(id, castellano, ingles, latin) values(860, 'pacientes', 'patients', 'patientes');" calcext:value-type="string">
            <text:p>insert into palabras(id, castellano, ingles, latin) values(860, 'pacientes', 'patients', 'patientes');</text:p>
          </table:table-cell>
        </table:table-row>
        <table:table-row table:style-name="ro1">
          <table:table-cell table:formula="of:=[.A861]+1" office:value-type="float" office:value="861" calcext:value-type="float">
            <text:p>861</text:p>
          </table:table-cell>
          <table:table-cell office:value-type="string" calcext:value-type="string">
            <text:p>Semanas</text:p>
          </table:table-cell>
          <table:table-cell office:value-type="string" calcext:value-type="string">
            <text:p>Weeks</text:p>
          </table:table-cell>
          <table:table-cell office:value-type="string" calcext:value-type="string">
            <text:p>Septimanae</text:p>
          </table:table-cell>
          <table:table-cell/>
          <table:table-cell table:formula="of:=IF([.B862]=[.D86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62];&quot;, '&quot;;SUBSTITUTE(LOWER([.B862]);&quot;'&quot;;&quot;''&quot;);&quot;', '&quot;;SUBSTITUTE(LOWER([.C862]);&quot;'&quot;;&quot;''&quot;);&quot;', '&quot;;SUBSTITUTE(LOWER([.D862]);&quot;'&quot;;&quot;''&quot;);&quot;');&quot;)" office:value-type="string" office:string-value="insert into palabras(id, castellano, ingles, latin) values(861, 'semanas', 'weeks', 'septimanae');" calcext:value-type="string">
            <text:p>insert into palabras(id, castellano, ingles, latin) values(861, 'semanas', 'weeks', 'septimanae');</text:p>
          </table:table-cell>
        </table:table-row>
        <table:table-row table:style-name="ro1">
          <table:table-cell table:formula="of:=[.A862]+1" office:value-type="float" office:value="862" calcext:value-type="float">
            <text:p>862</text:p>
          </table:table-cell>
          <table:table-cell office:value-type="string" calcext:value-type="string">
            <text:p>Tipos</text:p>
          </table:table-cell>
          <table:table-cell office:value-type="string" calcext:value-type="string">
            <text:p>Types</text:p>
          </table:table-cell>
          <table:table-cell office:value-type="string" calcext:value-type="string">
            <text:p>Typi</text:p>
          </table:table-cell>
          <table:table-cell/>
          <table:table-cell table:formula="of:=IF([.B863]=[.D86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63];&quot;, '&quot;;SUBSTITUTE(LOWER([.B863]);&quot;'&quot;;&quot;''&quot;);&quot;', '&quot;;SUBSTITUTE(LOWER([.C863]);&quot;'&quot;;&quot;''&quot;);&quot;', '&quot;;SUBSTITUTE(LOWER([.D863]);&quot;'&quot;;&quot;''&quot;);&quot;');&quot;)" office:value-type="string" office:string-value="insert into palabras(id, castellano, ingles, latin) values(862, 'tipos', 'types', 'typi');" calcext:value-type="string">
            <text:p>insert into palabras(id, castellano, ingles, latin) values(862, 'tipos', 'types', 'typi');</text:p>
          </table:table-cell>
        </table:table-row>
        <table:table-row table:style-name="ro1">
          <table:table-cell table:formula="of:=[.A863]+1" office:value-type="float" office:value="863" calcext:value-type="float">
            <text:p>863</text:p>
          </table:table-cell>
          <table:table-cell office:value-type="string" calcext:value-type="string">
            <text:p>Solamente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Tantum</text:p>
          </table:table-cell>
          <table:table-cell/>
          <table:table-cell table:formula="of:=IF([.B864]=[.D86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64];&quot;, '&quot;;SUBSTITUTE(LOWER([.B864]);&quot;'&quot;;&quot;''&quot;);&quot;', '&quot;;SUBSTITUTE(LOWER([.C864]);&quot;'&quot;;&quot;''&quot;);&quot;', '&quot;;SUBSTITUTE(LOWER([.D864]);&quot;'&quot;;&quot;''&quot;);&quot;');&quot;)" office:value-type="string" office:string-value="insert into palabras(id, castellano, ingles, latin) values(863, 'solamente', 'only', 'tantum');" calcext:value-type="string">
            <text:p>insert into palabras(id, castellano, ingles, latin) values(863, 'solamente', 'only', 'tantum');</text:p>
          </table:table-cell>
        </table:table-row>
        <table:table-row table:style-name="ro1">
          <table:table-cell table:formula="of:=[.A864]+1" office:value-type="float" office:value="864" calcext:value-type="float">
            <text:p>864</text:p>
          </table:table-cell>
          <table:table-cell office:value-type="string" calcext:value-type="string">
            <text:p>Sistemas</text:p>
          </table:table-cell>
          <table:table-cell office:value-type="string" calcext:value-type="string">
            <text:p>Systems</text:p>
          </table:table-cell>
          <table:table-cell office:value-type="string" calcext:value-type="string">
            <text:p>Systemata</text:p>
          </table:table-cell>
          <table:table-cell/>
          <table:table-cell table:formula="of:=IF([.B865]=[.D86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65];&quot;, '&quot;;SUBSTITUTE(LOWER([.B865]);&quot;'&quot;;&quot;''&quot;);&quot;', '&quot;;SUBSTITUTE(LOWER([.C865]);&quot;'&quot;;&quot;''&quot;);&quot;', '&quot;;SUBSTITUTE(LOWER([.D865]);&quot;'&quot;;&quot;''&quot;);&quot;');&quot;)" office:value-type="string" office:string-value="insert into palabras(id, castellano, ingles, latin) values(864, 'sistemas', 'systems', 'systemata');" calcext:value-type="string">
            <text:p>insert into palabras(id, castellano, ingles, latin) values(864, 'sistemas', 'systems', 'systemata');</text:p>
          </table:table-cell>
        </table:table-row>
        <table:table-row table:style-name="ro1">
          <table:table-cell table:formula="of:=[.A865]+1" office:value-type="float" office:value="865" calcext:value-type="float">
            <text:p>865</text:p>
          </table:table-cell>
          <table:table-cell office:value-type="string" calcext:value-type="string">
            <text:p>Siguientes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Sequentes</text:p>
          </table:table-cell>
          <table:table-cell/>
          <table:table-cell table:formula="of:=IF([.B866]=[.D86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66];&quot;, '&quot;;SUBSTITUTE(LOWER([.B866]);&quot;'&quot;;&quot;''&quot;);&quot;', '&quot;;SUBSTITUTE(LOWER([.C866]);&quot;'&quot;;&quot;''&quot;);&quot;', '&quot;;SUBSTITUTE(LOWER([.D866]);&quot;'&quot;;&quot;''&quot;);&quot;');&quot;)" office:value-type="string" office:string-value="insert into palabras(id, castellano, ingles, latin) values(865, 'siguientes', 'following', 'sequentes');" calcext:value-type="string">
            <text:p>insert into palabras(id, castellano, ingles, latin) values(865, 'siguientes', 'following', 'sequentes');</text:p>
          </table:table-cell>
        </table:table-row>
        <table:table-row table:style-name="ro1">
          <table:table-cell table:formula="of:=[.A866]+1" office:value-type="float" office:value="866" calcext:value-type="float">
            <text:p>866</text:p>
          </table:table-cell>
          <table:table-cell office:value-type="string" calcext:value-type="string">
            <text:p>Martí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Martinus</text:p>
          </table:table-cell>
          <table:table-cell/>
          <table:table-cell table:formula="of:=IF([.B867]=[.D86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67];&quot;, '&quot;;SUBSTITUTE(LOWER([.B867]);&quot;'&quot;;&quot;''&quot;);&quot;', '&quot;;SUBSTITUTE(LOWER([.C867]);&quot;'&quot;;&quot;''&quot;);&quot;', '&quot;;SUBSTITUTE(LOWER([.D867]);&quot;'&quot;;&quot;''&quot;);&quot;');&quot;)" office:value-type="string" office:string-value="insert into palabras(id, castellano, ingles, latin) values(866, 'martín', 'martin', 'martinus');" calcext:value-type="string">
            <text:p>insert into palabras(id, castellano, ingles, latin) values(866, 'martín', 'martin', 'martinus');</text:p>
          </table:table-cell>
        </table:table-row>
        <table:table-row table:style-name="ro1">
          <table:table-cell table:formula="of:=[.A867]+1" office:value-type="float" office:value="867" calcext:value-type="float">
            <text:p>867</text:p>
          </table:table-cell>
          <table:table-cell office:value-type="string" calcext:value-type="string">
            <text:p>Suficiente</text:p>
          </table:table-cell>
          <table:table-cell office:value-type="string" calcext:value-type="string">
            <text:p>Enough</text:p>
          </table:table-cell>
          <table:table-cell office:value-type="string" calcext:value-type="string">
            <text:p>Sufficiens</text:p>
          </table:table-cell>
          <table:table-cell/>
          <table:table-cell table:formula="of:=IF([.B868]=[.D86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68];&quot;, '&quot;;SUBSTITUTE(LOWER([.B868]);&quot;'&quot;;&quot;''&quot;);&quot;', '&quot;;SUBSTITUTE(LOWER([.C868]);&quot;'&quot;;&quot;''&quot;);&quot;', '&quot;;SUBSTITUTE(LOWER([.D868]);&quot;'&quot;;&quot;''&quot;);&quot;');&quot;)" office:value-type="string" office:string-value="insert into palabras(id, castellano, ingles, latin) values(867, 'suficiente', 'enough', 'sufficiens');" calcext:value-type="string">
            <text:p>insert into palabras(id, castellano, ingles, latin) values(867, 'suficiente', 'enough', 'sufficiens');</text:p>
          </table:table-cell>
        </table:table-row>
        <table:table-row table:style-name="ro1">
          <table:table-cell table:formula="of:=[.A868]+1" office:value-type="float" office:value="868" calcext:value-type="float">
            <text:p>868</text:p>
          </table:table-cell>
          <table:table-cell office:value-type="string" calcext:value-type="string">
            <text:p>Marzo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artius</text:p>
          </table:table-cell>
          <table:table-cell/>
          <table:table-cell table:formula="of:=IF([.B869]=[.D86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69];&quot;, '&quot;;SUBSTITUTE(LOWER([.B869]);&quot;'&quot;;&quot;''&quot;);&quot;', '&quot;;SUBSTITUTE(LOWER([.C869]);&quot;'&quot;;&quot;''&quot;);&quot;', '&quot;;SUBSTITUTE(LOWER([.D869]);&quot;'&quot;;&quot;''&quot;);&quot;');&quot;)" office:value-type="string" office:string-value="insert into palabras(id, castellano, ingles, latin) values(868, 'marzo', 'march', 'martius');" calcext:value-type="string">
            <text:p>insert into palabras(id, castellano, ingles, latin) values(868, 'marzo', 'march', 'martius');</text:p>
          </table:table-cell>
        </table:table-row>
        <table:table-row table:style-name="ro1">
          <table:table-cell table:formula="of:=[.A869]+1" office:value-type="float" office:value="869" calcext:value-type="float">
            <text:p>869</text:p>
          </table:table-cell>
          <table:table-cell office:value-type="string" calcext:value-type="string">
            <text:p>Propios</text:p>
          </table:table-cell>
          <table:table-cell office:value-type="string" calcext:value-type="string">
            <text:p>Own</text:p>
          </table:table-cell>
          <table:table-cell office:value-type="string" calcext:value-type="string">
            <text:p>Proprii</text:p>
          </table:table-cell>
          <table:table-cell/>
          <table:table-cell table:formula="of:=IF([.B870]=[.D87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70];&quot;, '&quot;;SUBSTITUTE(LOWER([.B870]);&quot;'&quot;;&quot;''&quot;);&quot;', '&quot;;SUBSTITUTE(LOWER([.C870]);&quot;'&quot;;&quot;''&quot;);&quot;', '&quot;;SUBSTITUTE(LOWER([.D870]);&quot;'&quot;;&quot;''&quot;);&quot;');&quot;)" office:value-type="string" office:string-value="insert into palabras(id, castellano, ingles, latin) values(869, 'propios', 'own', 'proprii');" calcext:value-type="string">
            <text:p>insert into palabras(id, castellano, ingles, latin) values(869, 'propios', 'own', 'proprii');</text:p>
          </table:table-cell>
        </table:table-row>
        <table:table-row table:style-name="ro1">
          <table:table-cell table:formula="of:=[.A870]+1" office:value-type="float" office:value="870" calcext:value-type="float">
            <text:p>870</text:p>
          </table:table-cell>
          <table:table-cell office:value-type="string" calcext:value-type="string">
            <text:p>Jamás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Numquam</text:p>
          </table:table-cell>
          <table:table-cell/>
          <table:table-cell table:formula="of:=IF([.B871]=[.D87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71];&quot;, '&quot;;SUBSTITUTE(LOWER([.B871]);&quot;'&quot;;&quot;''&quot;);&quot;', '&quot;;SUBSTITUTE(LOWER([.C871]);&quot;'&quot;;&quot;''&quot;);&quot;', '&quot;;SUBSTITUTE(LOWER([.D871]);&quot;'&quot;;&quot;''&quot;);&quot;');&quot;)" office:value-type="string" office:string-value="insert into palabras(id, castellano, ingles, latin) values(870, 'jamás', 'never', 'numquam');" calcext:value-type="string">
            <text:p>insert into palabras(id, castellano, ingles, latin) values(870, 'jamás', 'never', 'numquam');</text:p>
          </table:table-cell>
        </table:table-row>
        <table:table-row table:style-name="ro1">
          <table:table-cell table:formula="of:=[.A871]+1" office:value-type="float" office:value="871" calcext:value-type="float">
            <text:p>871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Dant</text:p>
          </table:table-cell>
          <table:table-cell/>
          <table:table-cell table:formula="of:=IF([.B872]=[.D87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72];&quot;, '&quot;;SUBSTITUTE(LOWER([.B872]);&quot;'&quot;;&quot;''&quot;);&quot;', '&quot;;SUBSTITUTE(LOWER([.C872]);&quot;'&quot;;&quot;''&quot;);&quot;', '&quot;;SUBSTITUTE(LOWER([.D872]);&quot;'&quot;;&quot;''&quot;);&quot;');&quot;)" office:value-type="string" office:string-value="insert into palabras(id, castellano, ingles, latin) values(871, 'dan', 'give', 'dant');" calcext:value-type="string">
            <text:p>insert into palabras(id, castellano, ingles, latin) values(871, 'dan', 'give', 'dant');</text:p>
          </table:table-cell>
        </table:table-row>
        <table:table-row table:style-name="ro1">
          <table:table-cell table:formula="of:=[.A872]+1" office:value-type="float" office:value="872" calcext:value-type="float">
            <text:p>872</text:p>
          </table:table-cell>
          <table:table-cell office:value-type="string" calcext:value-type="string">
            <text:p>Instituto</text:p>
          </table:table-cell>
          <table:table-cell office:value-type="string" calcext:value-type="string">
            <text:p>Institute</text:p>
          </table:table-cell>
          <table:table-cell office:value-type="string" calcext:value-type="string">
            <text:p>Institutum</text:p>
          </table:table-cell>
          <table:table-cell/>
          <table:table-cell table:formula="of:=IF([.B873]=[.D87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73];&quot;, '&quot;;SUBSTITUTE(LOWER([.B873]);&quot;'&quot;;&quot;''&quot;);&quot;', '&quot;;SUBSTITUTE(LOWER([.C873]);&quot;'&quot;;&quot;''&quot;);&quot;', '&quot;;SUBSTITUTE(LOWER([.D873]);&quot;'&quot;;&quot;''&quot;);&quot;');&quot;)" office:value-type="string" office:string-value="insert into palabras(id, castellano, ingles, latin) values(872, 'instituto', 'institute', 'institutum');" calcext:value-type="string">
            <text:p>insert into palabras(id, castellano, ingles, latin) values(872, 'instituto', 'institute', 'institutum');</text:p>
          </table:table-cell>
        </table:table-row>
        <table:table-row table:style-name="ro1">
          <table:table-cell table:formula="of:=[.A873]+1" office:value-type="float" office:value="873" calcext:value-type="float">
            <text:p>873</text:p>
          </table:table-cell>
          <table:table-cell office:value-type="string" calcext:value-type="string">
            <text:p>Constitución</text:p>
          </table:table-cell>
          <table:table-cell office:value-type="string" calcext:value-type="string">
            <text:p>Constitution</text:p>
          </table:table-cell>
          <table:table-cell office:value-type="string" calcext:value-type="string">
            <text:p>Constitutio</text:p>
          </table:table-cell>
          <table:table-cell/>
          <table:table-cell table:formula="of:=IF([.B874]=[.D87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74];&quot;, '&quot;;SUBSTITUTE(LOWER([.B874]);&quot;'&quot;;&quot;''&quot;);&quot;', '&quot;;SUBSTITUTE(LOWER([.C874]);&quot;'&quot;;&quot;''&quot;);&quot;', '&quot;;SUBSTITUTE(LOWER([.D874]);&quot;'&quot;;&quot;''&quot;);&quot;');&quot;)" office:value-type="string" office:string-value="insert into palabras(id, castellano, ingles, latin) values(873, 'constitución', 'constitution', 'constitutio');" calcext:value-type="string">
            <text:p>insert into palabras(id, castellano, ingles, latin) values(873, 'constitución', 'constitution', 'constitutio');</text:p>
          </table:table-cell>
        </table:table-row>
        <table:table-row table:style-name="ro1">
          <table:table-cell table:formula="of:=[.A874]+1" office:value-type="float" office:value="874" calcext:value-type="float">
            <text:p>874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Cursus</text:p>
          </table:table-cell>
          <table:table-cell/>
          <table:table-cell table:formula="of:=IF([.B875]=[.D87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75];&quot;, '&quot;;SUBSTITUTE(LOWER([.B875]);&quot;'&quot;;&quot;''&quot;);&quot;', '&quot;;SUBSTITUTE(LOWER([.C875]);&quot;'&quot;;&quot;''&quot;);&quot;', '&quot;;SUBSTITUTE(LOWER([.D875]);&quot;'&quot;;&quot;''&quot;);&quot;');&quot;)" office:value-type="string" office:string-value="insert into palabras(id, castellano, ingles, latin) values(874, 'curso', 'course', 'cursus');" calcext:value-type="string">
            <text:p>insert into palabras(id, castellano, ingles, latin) values(874, 'curso', 'course', 'cursus');</text:p>
          </table:table-cell>
        </table:table-row>
        <table:table-row table:style-name="ro1">
          <table:table-cell table:formula="of:=[.A875]+1" office:value-type="float" office:value="875" calcext:value-type="float">
            <text:p>875</text:p>
          </table:table-cell>
          <table:table-cell office:value-type="string" calcext:value-type="string">
            <text:p>Lenguaj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Lingua</text:p>
          </table:table-cell>
          <table:table-cell/>
          <table:table-cell table:formula="of:=IF([.B876]=[.D87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76];&quot;, '&quot;;SUBSTITUTE(LOWER([.B876]);&quot;'&quot;;&quot;''&quot;);&quot;', '&quot;;SUBSTITUTE(LOWER([.C876]);&quot;'&quot;;&quot;''&quot;);&quot;', '&quot;;SUBSTITUTE(LOWER([.D876]);&quot;'&quot;;&quot;''&quot;);&quot;');&quot;)" office:value-type="string" office:string-value="insert into palabras(id, castellano, ingles, latin) values(875, 'lenguaje', 'language', 'lingua');" calcext:value-type="string">
            <text:p>insert into palabras(id, castellano, ingles, latin) values(875, 'lenguaje', 'language', 'lingua');</text:p>
          </table:table-cell>
        </table:table-row>
        <table:table-row table:style-name="ro1">
          <table:table-cell table:formula="of:=[.A876]+1" office:value-type="float" office:value="876" calcext:value-type="float">
            <text:p>876</text:p>
          </table:table-cell>
          <table:table-cell office:value-type="string" calcext:value-type="string">
            <text:p>Estilo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Stilus</text:p>
          </table:table-cell>
          <table:table-cell/>
          <table:table-cell table:formula="of:=IF([.B877]=[.D87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77];&quot;, '&quot;;SUBSTITUTE(LOWER([.B877]);&quot;'&quot;;&quot;''&quot;);&quot;', '&quot;;SUBSTITUTE(LOWER([.C877]);&quot;'&quot;;&quot;''&quot;);&quot;', '&quot;;SUBSTITUTE(LOWER([.D877]);&quot;'&quot;;&quot;''&quot;);&quot;');&quot;)" office:value-type="string" office:string-value="insert into palabras(id, castellano, ingles, latin) values(876, 'estilo', 'style', 'stilus');" calcext:value-type="string">
            <text:p>insert into palabras(id, castellano, ingles, latin) values(876, 'estilo', 'style', 'stilus');</text:p>
          </table:table-cell>
        </table:table-row>
        <table:table-row table:style-name="ro1">
          <table:table-cell table:formula="of:=[.A877]+1" office:value-type="float" office:value="877" calcext:value-type="float">
            <text:p>877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Rosa</text:p>
          </table:table-cell>
          <table:table-cell/>
          <table:table-cell table:formula="of:=IF([.B878]=[.D878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878];&quot;, '&quot;;SUBSTITUTE(LOWER([.B878]);&quot;'&quot;;&quot;''&quot;);&quot;', '&quot;;SUBSTITUTE(LOWER([.C878]);&quot;'&quot;;&quot;''&quot;);&quot;', '&quot;;SUBSTITUTE(LOWER([.D878]);&quot;'&quot;;&quot;''&quot;);&quot;');&quot;)" office:value-type="string" office:string-value="insert into palabras(id, castellano, ingles, latin) values(877, 'rosa', 'pink', 'rosa');" calcext:value-type="string">
            <text:p>insert into palabras(id, castellano, ingles, latin) values(877, 'rosa', 'pink', 'rosa');</text:p>
          </table:table-cell>
        </table:table-row>
        <table:table-row table:style-name="ro1">
          <table:table-cell table:formula="of:=[.A878]+1" office:value-type="float" office:value="878" calcext:value-type="float">
            <text:p>878</text:p>
          </table:table-cell>
          <table:table-cell office:value-type="string" calcext:value-type="string">
            <text:p>Imposible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Impossibile</text:p>
          </table:table-cell>
          <table:table-cell/>
          <table:table-cell table:formula="of:=IF([.B879]=[.D87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79];&quot;, '&quot;;SUBSTITUTE(LOWER([.B879]);&quot;'&quot;;&quot;''&quot;);&quot;', '&quot;;SUBSTITUTE(LOWER([.C879]);&quot;'&quot;;&quot;''&quot;);&quot;', '&quot;;SUBSTITUTE(LOWER([.D879]);&quot;'&quot;;&quot;''&quot;);&quot;');&quot;)" office:value-type="string" office:string-value="insert into palabras(id, castellano, ingles, latin) values(878, 'imposible', 'impossible', 'impossibile');" calcext:value-type="string">
            <text:p>insert into palabras(id, castellano, ingles, latin) values(878, 'imposible', 'impossible', 'impossibile');</text:p>
          </table:table-cell>
        </table:table-row>
        <table:table-row table:style-name="ro1">
          <table:table-cell table:formula="of:=[.A879]+1" office:value-type="float" office:value="879" calcext:value-type="float">
            <text:p>879</text:p>
          </table:table-cell>
          <table:table-cell table:number-columns-repeated="2" office:value-type="string" calcext:value-type="string">
            <text:p>Pablo</text:p>
          </table:table-cell>
          <table:table-cell table:style-name="Default" office:value-type="string" calcext:value-type="string">
            <text:p>Paulus</text:p>
          </table:table-cell>
          <table:table-cell/>
          <table:table-cell table:formula="of:=IF([.B880]=[.D88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80];&quot;, '&quot;;SUBSTITUTE(LOWER([.B880]);&quot;'&quot;;&quot;''&quot;);&quot;', '&quot;;SUBSTITUTE(LOWER([.C880]);&quot;'&quot;;&quot;''&quot;);&quot;', '&quot;;SUBSTITUTE(LOWER([.D880]);&quot;'&quot;;&quot;''&quot;);&quot;');&quot;)" office:value-type="string" office:string-value="insert into palabras(id, castellano, ingles, latin) values(879, 'pablo', 'pablo', 'paulus');" calcext:value-type="string">
            <text:p>insert into palabras(id, castellano, ingles, latin) values(879, 'pablo', 'pablo', 'paulus');</text:p>
          </table:table-cell>
        </table:table-row>
        <table:table-row table:style-name="ro1">
          <table:table-cell table:formula="of:=[.A880]+1" office:value-type="float" office:value="880" calcext:value-type="float">
            <text:p>880</text:p>
          </table:table-cell>
          <table:table-cell office:value-type="string" calcext:value-type="string">
            <text:p>Buscar</text:p>
          </table:table-cell>
          <table:table-cell office:value-type="string" calcext:value-type="string">
            <text:p>Search</text:p>
          </table:table-cell>
          <table:table-cell table:style-name="Default" office:value-type="string" calcext:value-type="string">
            <text:p>Quaerere</text:p>
          </table:table-cell>
          <table:table-cell/>
          <table:table-cell table:formula="of:=IF([.B881]=[.D88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81];&quot;, '&quot;;SUBSTITUTE(LOWER([.B881]);&quot;'&quot;;&quot;''&quot;);&quot;', '&quot;;SUBSTITUTE(LOWER([.C881]);&quot;'&quot;;&quot;''&quot;);&quot;', '&quot;;SUBSTITUTE(LOWER([.D881]);&quot;'&quot;;&quot;''&quot;);&quot;');&quot;)" office:value-type="string" office:string-value="insert into palabras(id, castellano, ingles, latin) values(880, 'buscar', 'search', 'quaerere');" calcext:value-type="string">
            <text:p>insert into palabras(id, castellano, ingles, latin) values(880, 'buscar', 'search', 'quaerere');</text:p>
          </table:table-cell>
        </table:table-row>
        <table:table-row table:style-name="ro1">
          <table:table-cell table:formula="of:=[.A881]+1" office:value-type="float" office:value="881" calcext:value-type="float">
            <text:p>881</text:p>
          </table:table-cell>
          <table:table-cell office:value-type="string" calcext:value-type="string">
            <text:p>Peor</text:p>
          </table:table-cell>
          <table:table-cell office:value-type="string" calcext:value-type="string">
            <text:p>Worse</text:p>
          </table:table-cell>
          <table:table-cell table:style-name="Default" office:value-type="string" calcext:value-type="string">
            <text:p>Peior</text:p>
          </table:table-cell>
          <table:table-cell/>
          <table:table-cell table:formula="of:=IF([.B882]=[.D88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82];&quot;, '&quot;;SUBSTITUTE(LOWER([.B882]);&quot;'&quot;;&quot;''&quot;);&quot;', '&quot;;SUBSTITUTE(LOWER([.C882]);&quot;'&quot;;&quot;''&quot;);&quot;', '&quot;;SUBSTITUTE(LOWER([.D882]);&quot;'&quot;;&quot;''&quot;);&quot;');&quot;)" office:value-type="string" office:string-value="insert into palabras(id, castellano, ingles, latin) values(881, 'peor', 'worse', 'peior');" calcext:value-type="string">
            <text:p>insert into palabras(id, castellano, ingles, latin) values(881, 'peor', 'worse', 'peior');</text:p>
          </table:table-cell>
        </table:table-row>
        <table:table-row table:style-name="ro1">
          <table:table-cell table:formula="of:=[.A882]+1" office:value-type="float" office:value="882" calcext:value-type="float">
            <text:p>882</text:p>
          </table:table-cell>
          <table:table-cell office:value-type="string" calcext:value-type="string">
            <text:p>Piel</text:p>
          </table:table-cell>
          <table:table-cell office:value-type="string" calcext:value-type="string">
            <text:p>Skin</text:p>
          </table:table-cell>
          <table:table-cell table:style-name="Default" office:value-type="string" calcext:value-type="string">
            <text:p>Cutis</text:p>
          </table:table-cell>
          <table:table-cell/>
          <table:table-cell table:formula="of:=IF([.B883]=[.D88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83];&quot;, '&quot;;SUBSTITUTE(LOWER([.B883]);&quot;'&quot;;&quot;''&quot;);&quot;', '&quot;;SUBSTITUTE(LOWER([.C883]);&quot;'&quot;;&quot;''&quot;);&quot;', '&quot;;SUBSTITUTE(LOWER([.D883]);&quot;'&quot;;&quot;''&quot;);&quot;');&quot;)" office:value-type="string" office:string-value="insert into palabras(id, castellano, ingles, latin) values(882, 'piel', 'skin', 'cutis');" calcext:value-type="string">
            <text:p>insert into palabras(id, castellano, ingles, latin) values(882, 'piel', 'skin', 'cutis');</text:p>
          </table:table-cell>
        </table:table-row>
        <table:table-row table:style-name="ro1">
          <table:table-cell table:formula="of:=[.A883]+1" office:value-type="float" office:value="883" calcext:value-type="float">
            <text:p>883</text:p>
          </table:table-cell>
          <table:table-cell office:value-type="string" calcext:value-type="string">
            <text:p>Arriba</text:p>
          </table:table-cell>
          <table:table-cell office:value-type="string" calcext:value-type="string">
            <text:p>Up</text:p>
          </table:table-cell>
          <table:table-cell table:style-name="Default" office:value-type="string" calcext:value-type="string">
            <text:p>Supra</text:p>
          </table:table-cell>
          <table:table-cell/>
          <table:table-cell table:formula="of:=IF([.B884]=[.D88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84];&quot;, '&quot;;SUBSTITUTE(LOWER([.B884]);&quot;'&quot;;&quot;''&quot;);&quot;', '&quot;;SUBSTITUTE(LOWER([.C884]);&quot;'&quot;;&quot;''&quot;);&quot;', '&quot;;SUBSTITUTE(LOWER([.D884]);&quot;'&quot;;&quot;''&quot;);&quot;');&quot;)" office:value-type="string" office:string-value="insert into palabras(id, castellano, ingles, latin) values(883, 'arriba', 'up', 'supra');" calcext:value-type="string">
            <text:p>insert into palabras(id, castellano, ingles, latin) values(883, 'arriba', 'up', 'supra');</text:p>
          </table:table-cell>
        </table:table-row>
        <table:table-row table:style-name="ro1">
          <table:table-cell table:formula="of:=[.A884]+1" office:value-type="float" office:value="884" calcext:value-type="float">
            <text:p>884</text:p>
          </table:table-cell>
          <table:table-cell office:value-type="string" calcext:value-type="string">
            <text:p>Generales</text:p>
          </table:table-cell>
          <table:table-cell office:value-type="string" calcext:value-type="string">
            <text:p>General</text:p>
          </table:table-cell>
          <table:table-cell table:style-name="Default" office:value-type="string" calcext:value-type="string">
            <text:p>Generales</text:p>
          </table:table-cell>
          <table:table-cell/>
          <table:table-cell table:formula="of:=IF([.B885]=[.D885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885];&quot;, '&quot;;SUBSTITUTE(LOWER([.B885]);&quot;'&quot;;&quot;''&quot;);&quot;', '&quot;;SUBSTITUTE(LOWER([.C885]);&quot;'&quot;;&quot;''&quot;);&quot;', '&quot;;SUBSTITUTE(LOWER([.D885]);&quot;'&quot;;&quot;''&quot;);&quot;');&quot;)" office:value-type="string" office:string-value="insert into palabras(id, castellano, ingles, latin) values(884, 'generales', 'general', 'generales');" calcext:value-type="string">
            <text:p>insert into palabras(id, castellano, ingles, latin) values(884, 'generales', 'general', 'generales');</text:p>
          </table:table-cell>
        </table:table-row>
        <table:table-row table:style-name="ro1">
          <table:table-cell table:formula="of:=[.A885]+1" office:value-type="float" office:value="885" calcext:value-type="float">
            <text:p>885</text:p>
          </table:table-cell>
          <table:table-cell office:value-type="string" calcext:value-type="string">
            <text:p>Septiembre</text:p>
          </table:table-cell>
          <table:table-cell office:value-type="string" calcext:value-type="string">
            <text:p>September</text:p>
          </table:table-cell>
          <table:table-cell table:style-name="Default" office:value-type="string" calcext:value-type="string">
            <text:p>Septembri</text:p>
          </table:table-cell>
          <table:table-cell/>
          <table:table-cell table:formula="of:=IF([.B886]=[.D88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86];&quot;, '&quot;;SUBSTITUTE(LOWER([.B886]);&quot;'&quot;;&quot;''&quot;);&quot;', '&quot;;SUBSTITUTE(LOWER([.C886]);&quot;'&quot;;&quot;''&quot;);&quot;', '&quot;;SUBSTITUTE(LOWER([.D886]);&quot;'&quot;;&quot;''&quot;);&quot;');&quot;)" office:value-type="string" office:string-value="insert into palabras(id, castellano, ingles, latin) values(885, 'septiembre', 'september', 'septembri');" calcext:value-type="string">
            <text:p>insert into palabras(id, castellano, ingles, latin) values(885, 'septiembre', 'september', 'septembri');</text:p>
          </table:table-cell>
        </table:table-row>
        <table:table-row table:style-name="ro1">
          <table:table-cell table:formula="of:=[.A886]+1" office:value-type="float" office:value="886" calcext:value-type="float">
            <text:p>886</text:p>
          </table:table-cell>
          <table:table-cell office:value-type="string" calcext:value-type="string">
            <text:p>Blanca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Alba</text:p>
          </table:table-cell>
          <table:table-cell/>
          <table:table-cell table:formula="of:=IF([.B887]=[.D88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87];&quot;, '&quot;;SUBSTITUTE(LOWER([.B887]);&quot;'&quot;;&quot;''&quot;);&quot;', '&quot;;SUBSTITUTE(LOWER([.C887]);&quot;'&quot;;&quot;''&quot;);&quot;', '&quot;;SUBSTITUTE(LOWER([.D887]);&quot;'&quot;;&quot;''&quot;);&quot;');&quot;)" office:value-type="string" office:string-value="insert into palabras(id, castellano, ingles, latin) values(886, 'blanca', 'white', 'alba');" calcext:value-type="string">
            <text:p>insert into palabras(id, castellano, ingles, latin) values(886, 'blanca', 'white', 'alba');</text:p>
          </table:table-cell>
        </table:table-row>
        <table:table-row table:style-name="ro1">
          <table:table-cell table:formula="of:=[.A887]+1" office:value-type="float" office:value="887" calcext:value-type="float">
            <text:p>887</text:p>
          </table:table-cell>
          <table:table-cell office:value-type="string" calcext:value-type="string">
            <text:p>Aquellas</text:p>
          </table:table-cell>
          <table:table-cell office:value-type="string" calcext:value-type="string">
            <text:p>Those</text:p>
          </table:table-cell>
          <table:table-cell table:style-name="Default" office:value-type="string" calcext:value-type="string">
            <text:p>Illae</text:p>
          </table:table-cell>
          <table:table-cell/>
          <table:table-cell table:formula="of:=IF([.B888]=[.D88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88];&quot;, '&quot;;SUBSTITUTE(LOWER([.B888]);&quot;'&quot;;&quot;''&quot;);&quot;', '&quot;;SUBSTITUTE(LOWER([.C888]);&quot;'&quot;;&quot;''&quot;);&quot;', '&quot;;SUBSTITUTE(LOWER([.D888]);&quot;'&quot;;&quot;''&quot;);&quot;');&quot;)" office:value-type="string" office:string-value="insert into palabras(id, castellano, ingles, latin) values(887, 'aquellas', 'those', 'illae');" calcext:value-type="string">
            <text:p>insert into palabras(id, castellano, ingles, latin) values(887, 'aquellas', 'those', 'illae');</text:p>
          </table:table-cell>
        </table:table-row>
        <table:table-row table:style-name="ro1">
          <table:table-cell table:formula="of:=[.A888]+1" office:value-type="float" office:value="888" calcext:value-type="float">
            <text:p>888</text:p>
          </table:table-cell>
          <table:table-cell office:value-type="string" calcext:value-type="string">
            <text:p>Teoría</text:p>
          </table:table-cell>
          <table:table-cell office:value-type="string" calcext:value-type="string">
            <text:p>Theory</text:p>
          </table:table-cell>
          <table:table-cell table:style-name="Default" office:value-type="string" calcext:value-type="string">
            <text:p>Theoria</text:p>
          </table:table-cell>
          <table:table-cell/>
          <table:table-cell table:formula="of:=IF([.B889]=[.D88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89];&quot;, '&quot;;SUBSTITUTE(LOWER([.B889]);&quot;'&quot;;&quot;''&quot;);&quot;', '&quot;;SUBSTITUTE(LOWER([.C889]);&quot;'&quot;;&quot;''&quot;);&quot;', '&quot;;SUBSTITUTE(LOWER([.D889]);&quot;'&quot;;&quot;''&quot;);&quot;');&quot;)" office:value-type="string" office:string-value="insert into palabras(id, castellano, ingles, latin) values(888, 'teoría', 'theory', 'theoria');" calcext:value-type="string">
            <text:p>insert into palabras(id, castellano, ingles, latin) values(888, 'teoría', 'theory', 'theoria');</text:p>
          </table:table-cell>
        </table:table-row>
        <table:table-row table:style-name="ro1">
          <table:table-cell table:formula="of:=[.A889]+1" office:value-type="float" office:value="889" calcext:value-type="float">
            <text:p>889</text:p>
          </table:table-cell>
          <table:table-cell office:value-type="string" calcext:value-type="string">
            <text:p>Animales</text:p>
          </table:table-cell>
          <table:table-cell office:value-type="string" calcext:value-type="string">
            <text:p>Animals</text:p>
          </table:table-cell>
          <table:table-cell table:style-name="Default" office:value-type="string" calcext:value-type="string">
            <text:p>Animalia</text:p>
          </table:table-cell>
          <table:table-cell/>
          <table:table-cell table:formula="of:=IF([.B890]=[.D89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90];&quot;, '&quot;;SUBSTITUTE(LOWER([.B890]);&quot;'&quot;;&quot;''&quot;);&quot;', '&quot;;SUBSTITUTE(LOWER([.C890]);&quot;'&quot;;&quot;''&quot;);&quot;', '&quot;;SUBSTITUTE(LOWER([.D890]);&quot;'&quot;;&quot;''&quot;);&quot;');&quot;)" office:value-type="string" office:string-value="insert into palabras(id, castellano, ingles, latin) values(889, 'animales', 'animals', 'animalia');" calcext:value-type="string">
            <text:p>insert into palabras(id, castellano, ingles, latin) values(889, 'animales', 'animals', 'animalia');</text:p>
          </table:table-cell>
        </table:table-row>
        <table:table-row table:style-name="ro1">
          <table:table-cell table:formula="of:=[.A890]+1" office:value-type="float" office:value="890" calcext:value-type="float">
            <text:p>890</text:p>
          </table:table-cell>
          <table:table-cell office:value-type="string" calcext:value-type="string">
            <text:p>Hicieron</text:p>
          </table:table-cell>
          <table:table-cell office:value-type="string" calcext:value-type="string">
            <text:p>Made</text:p>
          </table:table-cell>
          <table:table-cell table:style-name="Default" office:value-type="string" calcext:value-type="string">
            <text:p>Fecerunt</text:p>
          </table:table-cell>
          <table:table-cell/>
          <table:table-cell table:formula="of:=IF([.B891]=[.D89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91];&quot;, '&quot;;SUBSTITUTE(LOWER([.B891]);&quot;'&quot;;&quot;''&quot;);&quot;', '&quot;;SUBSTITUTE(LOWER([.C891]);&quot;'&quot;;&quot;''&quot;);&quot;', '&quot;;SUBSTITUTE(LOWER([.D891]);&quot;'&quot;;&quot;''&quot;);&quot;');&quot;)" office:value-type="string" office:string-value="insert into palabras(id, castellano, ingles, latin) values(890, 'hicieron', 'made', 'fecerunt');" calcext:value-type="string">
            <text:p>insert into palabras(id, castellano, ingles, latin) values(890, 'hicieron', 'made', 'fecerunt');</text:p>
          </table:table-cell>
        </table:table-row>
        <table:table-row table:style-name="ro1">
          <table:table-cell table:formula="of:=[.A891]+1" office:value-type="float" office:value="891" calcext:value-type="float">
            <text:p>891</text:p>
          </table:table-cell>
          <table:table-cell office:value-type="string" calcext:value-type="string">
            <text:p>Larga</text:p>
          </table:table-cell>
          <table:table-cell office:value-type="string" calcext:value-type="string">
            <text:p>Long</text:p>
          </table:table-cell>
          <table:table-cell table:style-name="Default" office:value-type="string" calcext:value-type="string">
            <text:p>Longa</text:p>
          </table:table-cell>
          <table:table-cell/>
          <table:table-cell table:formula="of:=IF([.B892]=[.D89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92];&quot;, '&quot;;SUBSTITUTE(LOWER([.B892]);&quot;'&quot;;&quot;''&quot;);&quot;', '&quot;;SUBSTITUTE(LOWER([.C892]);&quot;'&quot;;&quot;''&quot;);&quot;', '&quot;;SUBSTITUTE(LOWER([.D892]);&quot;'&quot;;&quot;''&quot;);&quot;');&quot;)" office:value-type="string" office:string-value="insert into palabras(id, castellano, ingles, latin) values(891, 'larga', 'long', 'longa');" calcext:value-type="string">
            <text:p>insert into palabras(id, castellano, ingles, latin) values(891, 'larga', 'long', 'longa');</text:p>
          </table:table-cell>
        </table:table-row>
        <table:table-row table:style-name="ro1">
          <table:table-cell table:formula="of:=[.A892]+1" office:value-type="float" office:value="892" calcext:value-type="float">
            <text:p>892</text:p>
          </table:table-cell>
          <table:table-cell office:value-type="string" calcext:value-type="string">
            <text:p>Perdido</text:p>
          </table:table-cell>
          <table:table-cell office:value-type="string" calcext:value-type="string">
            <text:p>Lost</text:p>
          </table:table-cell>
          <table:table-cell table:style-name="Default" office:value-type="string" calcext:value-type="string">
            <text:p>Amissus</text:p>
          </table:table-cell>
          <table:table-cell/>
          <table:table-cell table:formula="of:=IF([.B893]=[.D89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93];&quot;, '&quot;;SUBSTITUTE(LOWER([.B893]);&quot;'&quot;;&quot;''&quot;);&quot;', '&quot;;SUBSTITUTE(LOWER([.C893]);&quot;'&quot;;&quot;''&quot;);&quot;', '&quot;;SUBSTITUTE(LOWER([.D893]);&quot;'&quot;;&quot;''&quot;);&quot;');&quot;)" office:value-type="string" office:string-value="insert into palabras(id, castellano, ingles, latin) values(892, 'perdido', 'lost', 'amissus');" calcext:value-type="string">
            <text:p>insert into palabras(id, castellano, ingles, latin) values(892, 'perdido', 'lost', 'amissus');</text:p>
          </table:table-cell>
        </table:table-row>
        <table:table-row table:style-name="ro1">
          <table:table-cell table:formula="of:=[.A893]+1" office:value-type="float" office:value="893" calcext:value-type="float">
            <text:p>893</text:p>
          </table:table-cell>
          <table:table-cell office:value-type="string" calcext:value-type="string">
            <text:p>Imágenes</text:p>
          </table:table-cell>
          <table:table-cell office:value-type="string" calcext:value-type="string">
            <text:p>Images</text:p>
          </table:table-cell>
          <table:table-cell table:style-name="Default" office:value-type="string" calcext:value-type="string">
            <text:p>Imagines</text:p>
          </table:table-cell>
          <table:table-cell/>
          <table:table-cell table:formula="of:=IF([.B894]=[.D89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94];&quot;, '&quot;;SUBSTITUTE(LOWER([.B894]);&quot;'&quot;;&quot;''&quot;);&quot;', '&quot;;SUBSTITUTE(LOWER([.C894]);&quot;'&quot;;&quot;''&quot;);&quot;', '&quot;;SUBSTITUTE(LOWER([.D894]);&quot;'&quot;;&quot;''&quot;);&quot;');&quot;)" office:value-type="string" office:string-value="insert into palabras(id, castellano, ingles, latin) values(893, 'imágenes', 'images', 'imagines');" calcext:value-type="string">
            <text:p>insert into palabras(id, castellano, ingles, latin) values(893, 'imágenes', 'images', 'imagines');</text:p>
          </table:table-cell>
        </table:table-row>
        <table:table-row table:style-name="ro1">
          <table:table-cell table:formula="of:=[.A894]+1" office:value-type="float" office:value="894" calcext:value-type="float">
            <text:p>894</text:p>
          </table:table-cell>
          <table:table-cell office:value-type="string" calcext:value-type="string">
            <text:p>Paciente</text:p>
          </table:table-cell>
          <table:table-cell office:value-type="string" calcext:value-type="string">
            <text:p>Patient</text:p>
          </table:table-cell>
          <table:table-cell table:style-name="Default" office:value-type="string" calcext:value-type="string">
            <text:p>Patientia</text:p>
          </table:table-cell>
          <table:table-cell/>
          <table:table-cell table:formula="of:=IF([.B895]=[.D89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95];&quot;, '&quot;;SUBSTITUTE(LOWER([.B895]);&quot;'&quot;;&quot;''&quot;);&quot;', '&quot;;SUBSTITUTE(LOWER([.C895]);&quot;'&quot;;&quot;''&quot;);&quot;', '&quot;;SUBSTITUTE(LOWER([.D895]);&quot;'&quot;;&quot;''&quot;);&quot;');&quot;)" office:value-type="string" office:string-value="insert into palabras(id, castellano, ingles, latin) values(894, 'paciente', 'patient', 'patientia');" calcext:value-type="string">
            <text:p>insert into palabras(id, castellano, ingles, latin) values(894, 'paciente', 'patient', 'patientia');</text:p>
          </table:table-cell>
        </table:table-row>
        <table:table-row table:style-name="ro1">
          <table:table-cell table:formula="of:=[.A895]+1" office:value-type="float" office:value="895" calcext:value-type="float">
            <text:p>895</text:p>
          </table:table-cell>
          <table:table-cell office:value-type="string" calcext:value-type="string">
            <text:p>Conseguir</text:p>
          </table:table-cell>
          <table:table-cell office:value-type="string" calcext:value-type="string">
            <text:p>Get</text:p>
          </table:table-cell>
          <table:table-cell table:style-name="Default" office:value-type="string" calcext:value-type="string">
            <text:p>Consequi</text:p>
          </table:table-cell>
          <table:table-cell/>
          <table:table-cell table:formula="of:=IF([.B896]=[.D89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96];&quot;, '&quot;;SUBSTITUTE(LOWER([.B896]);&quot;'&quot;;&quot;''&quot;);&quot;', '&quot;;SUBSTITUTE(LOWER([.C896]);&quot;'&quot;;&quot;''&quot;);&quot;', '&quot;;SUBSTITUTE(LOWER([.D896]);&quot;'&quot;;&quot;''&quot;);&quot;');&quot;)" office:value-type="string" office:string-value="insert into palabras(id, castellano, ingles, latin) values(895, 'conseguir', 'get', 'consequi');" calcext:value-type="string">
            <text:p>insert into palabras(id, castellano, ingles, latin) values(895, 'conseguir', 'get', 'consequi');</text:p>
          </table:table-cell>
        </table:table-row>
        <table:table-row table:style-name="ro1">
          <table:table-cell table:formula="of:=[.A896]+1" office:value-type="float" office:value="896" calcext:value-type="float">
            <text:p>89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Maximum</text:p>
          </table:table-cell>
          <table:table-cell table:style-name="Default" office:value-type="string" calcext:value-type="string">
            <text:p>Maximum</text:p>
          </table:table-cell>
          <table:table-cell/>
          <table:table-cell table:formula="of:=IF([.B897]=[.D89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97];&quot;, '&quot;;SUBSTITUTE(LOWER([.B897]);&quot;'&quot;;&quot;''&quot;);&quot;', '&quot;;SUBSTITUTE(LOWER([.C897]);&quot;'&quot;;&quot;''&quot;);&quot;', '&quot;;SUBSTITUTE(LOWER([.D897]);&quot;'&quot;;&quot;''&quot;);&quot;');&quot;)" office:value-type="string" office:string-value="insert into palabras(id, castellano, ingles, latin) values(896, 'máximo', 'maximum', 'maximum');" calcext:value-type="string">
            <text:p>insert into palabras(id, castellano, ingles, latin) values(896, 'máximo', 'maximum', 'maximum');</text:p>
          </table:table-cell>
        </table:table-row>
        <table:table-row table:style-name="ro1">
          <table:table-cell table:formula="of:=[.A897]+1" office:value-type="float" office:value="897" calcext:value-type="float">
            <text:p>897</text:p>
          </table:table-cell>
          <table:table-cell office:value-type="string" calcext:value-type="string">
            <text:p>Noviembre</text:p>
          </table:table-cell>
          <table:table-cell office:value-type="string" calcext:value-type="string">
            <text:p>November</text:p>
          </table:table-cell>
          <table:table-cell table:style-name="Default" office:value-type="string" calcext:value-type="string">
            <text:p>November</text:p>
          </table:table-cell>
          <table:table-cell/>
          <table:table-cell table:formula="of:=IF([.B898]=[.D89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98];&quot;, '&quot;;SUBSTITUTE(LOWER([.B898]);&quot;'&quot;;&quot;''&quot;);&quot;', '&quot;;SUBSTITUTE(LOWER([.C898]);&quot;'&quot;;&quot;''&quot;);&quot;', '&quot;;SUBSTITUTE(LOWER([.D898]);&quot;'&quot;;&quot;''&quot;);&quot;');&quot;)" office:value-type="string" office:string-value="insert into palabras(id, castellano, ingles, latin) values(897, 'noviembre', 'november', 'november');" calcext:value-type="string">
            <text:p>insert into palabras(id, castellano, ingles, latin) values(897, 'noviembre', 'november', 'november');</text:p>
          </table:table-cell>
        </table:table-row>
        <table:table-row table:style-name="ro1">
          <table:table-cell table:formula="of:=[.A898]+1" office:value-type="float" office:value="898" calcext:value-type="float">
            <text:p>898</text:p>
          </table:table-cell>
          <table:table-cell office:value-type="string" calcext:value-type="string">
            <text:p>Líder</text:p>
          </table:table-cell>
          <table:table-cell office:value-type="string" calcext:value-type="string">
            <text:p>Leader</text:p>
          </table:table-cell>
          <table:table-cell table:style-name="Default" office:value-type="string" calcext:value-type="string">
            <text:p>Dux</text:p>
          </table:table-cell>
          <table:table-cell/>
          <table:table-cell table:formula="of:=IF([.B899]=[.D89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899];&quot;, '&quot;;SUBSTITUTE(LOWER([.B899]);&quot;'&quot;;&quot;''&quot;);&quot;', '&quot;;SUBSTITUTE(LOWER([.C899]);&quot;'&quot;;&quot;''&quot;);&quot;', '&quot;;SUBSTITUTE(LOWER([.D899]);&quot;'&quot;;&quot;''&quot;);&quot;');&quot;)" office:value-type="string" office:string-value="insert into palabras(id, castellano, ingles, latin) values(898, 'líder', 'leader', 'dux');" calcext:value-type="string">
            <text:p>insert into palabras(id, castellano, ingles, latin) values(898, 'líder', 'leader', 'dux');</text:p>
          </table:table-cell>
        </table:table-row>
        <table:table-row table:style-name="ro1">
          <table:table-cell table:formula="of:=[.A899]+1" office:value-type="float" office:value="899" calcext:value-type="float">
            <text:p>899</text:p>
          </table:table-cell>
          <table:table-cell table:number-columns-repeated="2" office:value-type="string" calcext:value-type="string">
            <text:p>Hospital</text:p>
          </table:table-cell>
          <table:table-cell table:style-name="Default" office:value-type="string" calcext:value-type="string">
            <text:p>Nosocomium</text:p>
          </table:table-cell>
          <table:table-cell/>
          <table:table-cell table:formula="of:=IF([.B900]=[.D90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00];&quot;, '&quot;;SUBSTITUTE(LOWER([.B900]);&quot;'&quot;;&quot;''&quot;);&quot;', '&quot;;SUBSTITUTE(LOWER([.C900]);&quot;'&quot;;&quot;''&quot;);&quot;', '&quot;;SUBSTITUTE(LOWER([.D900]);&quot;'&quot;;&quot;''&quot;);&quot;');&quot;)" office:value-type="string" office:string-value="insert into palabras(id, castellano, ingles, latin) values(899, 'hospital', 'hospital', 'nosocomium');" calcext:value-type="string">
            <text:p>insert into palabras(id, castellano, ingles, latin) values(899, 'hospital', 'hospital', 'nosocomium');</text:p>
          </table:table-cell>
        </table:table-row>
        <table:table-row table:style-name="ro1">
          <table:table-cell table:formula="of:=[.A900]+1" office:value-type="float" office:value="900" calcext:value-type="float">
            <text:p>900</text:p>
          </table:table-cell>
          <table:table-cell office:value-type="string" calcext:value-type="string">
            <text:p>Diversas</text:p>
          </table:table-cell>
          <table:table-cell office:value-type="string" calcext:value-type="string">
            <text:p>Various</text:p>
          </table:table-cell>
          <table:table-cell table:style-name="Default" office:value-type="string" calcext:value-type="string">
            <text:p>Diversa</text:p>
          </table:table-cell>
          <table:table-cell/>
          <table:table-cell table:formula="of:=IF([.B901]=[.D90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01];&quot;, '&quot;;SUBSTITUTE(LOWER([.B901]);&quot;'&quot;;&quot;''&quot;);&quot;', '&quot;;SUBSTITUTE(LOWER([.C901]);&quot;'&quot;;&quot;''&quot;);&quot;', '&quot;;SUBSTITUTE(LOWER([.D901]);&quot;'&quot;;&quot;''&quot;);&quot;');&quot;)" office:value-type="string" office:string-value="insert into palabras(id, castellano, ingles, latin) values(900, 'diversas', 'various', 'diversa');" calcext:value-type="string">
            <text:p>insert into palabras(id, castellano, ingles, latin) values(900, 'diversas', 'various', 'diversa');</text:p>
          </table:table-cell>
        </table:table-row>
        <table:table-row table:style-name="ro1">
          <table:table-cell table:formula="of:=[.A901]+1" office:value-type="float" office:value="901" calcext:value-type="float">
            <text:p>901</text:p>
          </table:table-cell>
          <table:table-cell office:value-type="string" calcext:value-type="string">
            <text:p>Rafael</text:p>
          </table:table-cell>
          <table:table-cell office:value-type="string" calcext:value-type="string">
            <text:p>Raphael</text:p>
          </table:table-cell>
          <table:table-cell table:style-name="Default" office:value-type="string" calcext:value-type="string">
            <text:p>Raphael</text:p>
          </table:table-cell>
          <table:table-cell/>
          <table:table-cell table:formula="of:=IF([.B902]=[.D90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02];&quot;, '&quot;;SUBSTITUTE(LOWER([.B902]);&quot;'&quot;;&quot;''&quot;);&quot;', '&quot;;SUBSTITUTE(LOWER([.C902]);&quot;'&quot;;&quot;''&quot;);&quot;', '&quot;;SUBSTITUTE(LOWER([.D902]);&quot;'&quot;;&quot;''&quot;);&quot;');&quot;)" office:value-type="string" office:string-value="insert into palabras(id, castellano, ingles, latin) values(901, 'rafael', 'raphael', 'raphael');" calcext:value-type="string">
            <text:p>insert into palabras(id, castellano, ingles, latin) values(901, 'rafael', 'raphael', 'raphael');</text:p>
          </table:table-cell>
        </table:table-row>
        <table:table-row table:style-name="ro1">
          <table:table-cell table:formula="of:=[.A902]+1" office:value-type="float" office:value="902" calcext:value-type="float">
            <text:p>902</text:p>
          </table:table-cell>
          <table:table-cell office:value-type="string" calcext:value-type="string">
            <text:p>Destino</text:p>
          </table:table-cell>
          <table:table-cell office:value-type="string" calcext:value-type="string">
            <text:p>Destination</text:p>
          </table:table-cell>
          <table:table-cell table:style-name="Default" office:value-type="string" calcext:value-type="string">
            <text:p>Fatum</text:p>
          </table:table-cell>
          <table:table-cell/>
          <table:table-cell table:formula="of:=IF([.B903]=[.D90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03];&quot;, '&quot;;SUBSTITUTE(LOWER([.B903]);&quot;'&quot;;&quot;''&quot;);&quot;', '&quot;;SUBSTITUTE(LOWER([.C903]);&quot;'&quot;;&quot;''&quot;);&quot;', '&quot;;SUBSTITUTE(LOWER([.D903]);&quot;'&quot;;&quot;''&quot;);&quot;');&quot;)" office:value-type="string" office:string-value="insert into palabras(id, castellano, ingles, latin) values(902, 'destino', 'destination', 'fatum');" calcext:value-type="string">
            <text:p>insert into palabras(id, castellano, ingles, latin) values(902, 'destino', 'destination', 'fatum');</text:p>
          </table:table-cell>
        </table:table-row>
        <table:table-row table:style-name="ro1">
          <table:table-cell table:formula="of:=[.A903]+1" office:value-type="float" office:value="903" calcext:value-type="float">
            <text:p>903</text:p>
          </table:table-cell>
          <table:table-cell office:value-type="string" calcext:value-type="string">
            <text:p>Torno</text:p>
          </table:table-cell>
          <table:table-cell office:value-type="string" calcext:value-type="string">
            <text:p>Around</text:p>
          </table:table-cell>
          <table:table-cell table:style-name="Default" office:value-type="string" calcext:value-type="string">
            <text:p>Torno</text:p>
          </table:table-cell>
          <table:table-cell/>
          <table:table-cell table:formula="of:=IF([.B904]=[.D904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904];&quot;, '&quot;;SUBSTITUTE(LOWER([.B904]);&quot;'&quot;;&quot;''&quot;);&quot;', '&quot;;SUBSTITUTE(LOWER([.C904]);&quot;'&quot;;&quot;''&quot;);&quot;', '&quot;;SUBSTITUTE(LOWER([.D904]);&quot;'&quot;;&quot;''&quot;);&quot;');&quot;)" office:value-type="string" office:string-value="insert into palabras(id, castellano, ingles, latin) values(903, 'torno', 'around', 'torno');" calcext:value-type="string">
            <text:p>insert into palabras(id, castellano, ingles, latin) values(903, 'torno', 'around', 'torno');</text:p>
          </table:table-cell>
        </table:table-row>
        <table:table-row table:style-name="ro1">
          <table:table-cell table:formula="of:=[.A904]+1" office:value-type="float" office:value="904" calcext:value-type="float">
            <text:p>904</text:p>
          </table:table-cell>
          <table:table-cell office:value-type="string" calcext:value-type="string">
            <text:p>Proyectos</text:p>
          </table:table-cell>
          <table:table-cell office:value-type="string" calcext:value-type="string">
            <text:p>Projects</text:p>
          </table:table-cell>
          <table:table-cell table:style-name="Default" office:value-type="string" calcext:value-type="string">
            <text:p>Proiecta</text:p>
          </table:table-cell>
          <table:table-cell/>
          <table:table-cell table:formula="of:=IF([.B905]=[.D90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05];&quot;, '&quot;;SUBSTITUTE(LOWER([.B905]);&quot;'&quot;;&quot;''&quot;);&quot;', '&quot;;SUBSTITUTE(LOWER([.C905]);&quot;'&quot;;&quot;''&quot;);&quot;', '&quot;;SUBSTITUTE(LOWER([.D905]);&quot;'&quot;;&quot;''&quot;);&quot;');&quot;)" office:value-type="string" office:string-value="insert into palabras(id, castellano, ingles, latin) values(904, 'proyectos', 'projects', 'proiecta');" calcext:value-type="string">
            <text:p>insert into palabras(id, castellano, ingles, latin) values(904, 'proyectos', 'projects', 'proiecta');</text:p>
          </table:table-cell>
        </table:table-row>
        <table:table-row table:style-name="ro1">
          <table:table-cell table:formula="of:=[.A905]+1" office:value-type="float" office:value="905" calcext:value-type="float">
            <text:p>905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Flowers</text:p>
          </table:table-cell>
          <table:table-cell table:style-name="Default" office:value-type="string" calcext:value-type="string">
            <text:p>Flores</text:p>
          </table:table-cell>
          <table:table-cell/>
          <table:table-cell table:formula="of:=IF([.B906]=[.D906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906];&quot;, '&quot;;SUBSTITUTE(LOWER([.B906]);&quot;'&quot;;&quot;''&quot;);&quot;', '&quot;;SUBSTITUTE(LOWER([.C906]);&quot;'&quot;;&quot;''&quot;);&quot;', '&quot;;SUBSTITUTE(LOWER([.D906]);&quot;'&quot;;&quot;''&quot;);&quot;');&quot;)" office:value-type="string" office:string-value="insert into palabras(id, castellano, ingles, latin) values(905, 'flores', 'flowers', 'flores');" calcext:value-type="string">
            <text:p>insert into palabras(id, castellano, ingles, latin) values(905, 'flores', 'flowers', 'flores');</text:p>
          </table:table-cell>
        </table:table-row>
        <table:table-row table:style-name="ro1">
          <table:table-cell table:formula="of:=[.A906]+1" office:value-type="float" office:value="906" calcext:value-type="float">
            <text:p>906</text:p>
          </table:table-cell>
          <table:table-cell office:value-type="string" calcext:value-type="string">
            <text:p>Niveles</text:p>
          </table:table-cell>
          <table:table-cell office:value-type="string" calcext:value-type="string">
            <text:p>Levels</text:p>
          </table:table-cell>
          <table:table-cell table:style-name="Default" office:value-type="string" calcext:value-type="string">
            <text:p>Gradus</text:p>
          </table:table-cell>
          <table:table-cell/>
          <table:table-cell table:formula="of:=IF([.B907]=[.D90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07];&quot;, '&quot;;SUBSTITUTE(LOWER([.B907]);&quot;'&quot;;&quot;''&quot;);&quot;', '&quot;;SUBSTITUTE(LOWER([.C907]);&quot;'&quot;;&quot;''&quot;);&quot;', '&quot;;SUBSTITUTE(LOWER([.D907]);&quot;'&quot;;&quot;''&quot;);&quot;');&quot;)" office:value-type="string" office:string-value="insert into palabras(id, castellano, ingles, latin) values(906, 'niveles', 'levels', 'gradus');" calcext:value-type="string">
            <text:p>insert into palabras(id, castellano, ingles, latin) values(906, 'niveles', 'levels', 'gradus');</text:p>
          </table:table-cell>
        </table:table-row>
        <table:table-row table:style-name="ro1">
          <table:table-cell table:formula="of:=[.A907]+1" office:value-type="float" office:value="907" calcext:value-type="float">
            <text:p>907</text:p>
          </table:table-cell>
          <table:table-cell office:value-type="string" calcext:value-type="string">
            <text:p>Afirmó</text:p>
          </table:table-cell>
          <table:table-cell office:value-type="string" calcext:value-type="string">
            <text:p>Stated</text:p>
          </table:table-cell>
          <table:table-cell table:style-name="Default" office:value-type="string" calcext:value-type="string">
            <text:p>Affirmavit</text:p>
          </table:table-cell>
          <table:table-cell/>
          <table:table-cell table:formula="of:=IF([.B908]=[.D90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08];&quot;, '&quot;;SUBSTITUTE(LOWER([.B908]);&quot;'&quot;;&quot;''&quot;);&quot;', '&quot;;SUBSTITUTE(LOWER([.C908]);&quot;'&quot;;&quot;''&quot;);&quot;', '&quot;;SUBSTITUTE(LOWER([.D908]);&quot;'&quot;;&quot;''&quot;);&quot;');&quot;)" office:value-type="string" office:string-value="insert into palabras(id, castellano, ingles, latin) values(907, 'afirmó', 'stated', 'affirmavit');" calcext:value-type="string">
            <text:p>insert into palabras(id, castellano, ingles, latin) values(907, 'afirmó', 'stated', 'affirmavit');</text:p>
          </table:table-cell>
        </table:table-row>
        <table:table-row table:style-name="ro1">
          <table:table-cell table:formula="of:=[.A908]+1" office:value-type="float" office:value="908" calcext:value-type="float">
            <text:p>908</text:p>
          </table:table-cell>
          <table:table-cell office:value-type="string" calcext:value-type="string">
            <text:p>Explicó</text:p>
          </table:table-cell>
          <table:table-cell office:value-type="string" calcext:value-type="string">
            <text:p>Explained</text:p>
          </table:table-cell>
          <table:table-cell table:style-name="Default" office:value-type="string" calcext:value-type="string">
            <text:p>Explicavit</text:p>
          </table:table-cell>
          <table:table-cell/>
          <table:table-cell table:formula="of:=IF([.B909]=[.D90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09];&quot;, '&quot;;SUBSTITUTE(LOWER([.B909]);&quot;'&quot;;&quot;''&quot;);&quot;', '&quot;;SUBSTITUTE(LOWER([.C909]);&quot;'&quot;;&quot;''&quot;);&quot;', '&quot;;SUBSTITUTE(LOWER([.D909]);&quot;'&quot;;&quot;''&quot;);&quot;');&quot;)" office:value-type="string" office:string-value="insert into palabras(id, castellano, ingles, latin) values(908, 'explicó', 'explained', 'explicavit');" calcext:value-type="string">
            <text:p>insert into palabras(id, castellano, ingles, latin) values(908, 'explicó', 'explained', 'explicavit');</text:p>
          </table:table-cell>
        </table:table-row>
        <table:table-row table:style-name="ro1">
          <table:table-cell table:formula="of:=[.A909]+1" office:value-type="float" office:value="909" calcext:value-type="float">
            <text:p>909</text:p>
          </table:table-cell>
          <table:table-cell office:value-type="string" calcext:value-type="string">
            <text:p>Términos</text:p>
          </table:table-cell>
          <table:table-cell office:value-type="string" calcext:value-type="string">
            <text:p>Terms</text:p>
          </table:table-cell>
          <table:table-cell table:style-name="Default" office:value-type="string" calcext:value-type="string">
            <text:p>Termini</text:p>
          </table:table-cell>
          <table:table-cell/>
          <table:table-cell table:formula="of:=IF([.B910]=[.D91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10];&quot;, '&quot;;SUBSTITUTE(LOWER([.B910]);&quot;'&quot;;&quot;''&quot;);&quot;', '&quot;;SUBSTITUTE(LOWER([.C910]);&quot;'&quot;;&quot;''&quot;);&quot;', '&quot;;SUBSTITUTE(LOWER([.D910]);&quot;'&quot;;&quot;''&quot;);&quot;');&quot;)" office:value-type="string" office:string-value="insert into palabras(id, castellano, ingles, latin) values(909, 'términos', 'terms', 'termini');" calcext:value-type="string">
            <text:p>insert into palabras(id, castellano, ingles, latin) values(909, 'términos', 'terms', 'termini');</text:p>
          </table:table-cell>
        </table:table-row>
        <table:table-row table:style-name="ro1">
          <table:table-cell table:formula="of:=[.A910]+1" office:value-type="float" office:value="910" calcext:value-type="float">
            <text:p>910</text:p>
          </table:table-cell>
          <table:table-cell office:value-type="string" calcext:value-type="string">
            <text:p>Premio</text:p>
          </table:table-cell>
          <table:table-cell office:value-type="string" calcext:value-type="string">
            <text:p>Award</text:p>
          </table:table-cell>
          <table:table-cell table:style-name="Default" office:value-type="string" calcext:value-type="string">
            <text:p>Praemium</text:p>
          </table:table-cell>
          <table:table-cell/>
          <table:table-cell table:formula="of:=IF([.B911]=[.D91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11];&quot;, '&quot;;SUBSTITUTE(LOWER([.B911]);&quot;'&quot;;&quot;''&quot;);&quot;', '&quot;;SUBSTITUTE(LOWER([.C911]);&quot;'&quot;;&quot;''&quot;);&quot;', '&quot;;SUBSTITUTE(LOWER([.D911]);&quot;'&quot;;&quot;''&quot;);&quot;');&quot;)" office:value-type="string" office:string-value="insert into palabras(id, castellano, ingles, latin) values(910, 'premio', 'award', 'praemium');" calcext:value-type="string">
            <text:p>insert into palabras(id, castellano, ingles, latin) values(910, 'premio', 'award', 'praemium');</text:p>
          </table:table-cell>
        </table:table-row>
        <table:table-row table:style-name="ro1">
          <table:table-cell table:formula="of:=[.A911]+1" office:value-type="float" office:value="911" calcext:value-type="float">
            <text:p>911</text:p>
          </table:table-cell>
          <table:table-cell office:value-type="string" calcext:value-type="string">
            <text:p>Tercero</text:p>
          </table:table-cell>
          <table:table-cell office:value-type="string" calcext:value-type="string">
            <text:p>Third</text:p>
          </table:table-cell>
          <table:table-cell table:style-name="Default" office:value-type="string" calcext:value-type="string">
            <text:p>Tertius</text:p>
          </table:table-cell>
          <table:table-cell/>
          <table:table-cell table:formula="of:=IF([.B912]=[.D91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12];&quot;, '&quot;;SUBSTITUTE(LOWER([.B912]);&quot;'&quot;;&quot;''&quot;);&quot;', '&quot;;SUBSTITUTE(LOWER([.C912]);&quot;'&quot;;&quot;''&quot;);&quot;', '&quot;;SUBSTITUTE(LOWER([.D912]);&quot;'&quot;;&quot;''&quot;);&quot;');&quot;)" office:value-type="string" office:string-value="insert into palabras(id, castellano, ingles, latin) values(911, 'tercero', 'third', 'tertius');" calcext:value-type="string">
            <text:p>insert into palabras(id, castellano, ingles, latin) values(911, 'tercero', 'third', 'tertius');</text:p>
          </table:table-cell>
        </table:table-row>
        <table:table-row table:style-name="ro1">
          <table:table-cell table:formula="of:=[.A912]+1" office:value-type="float" office:value="912" calcext:value-type="float">
            <text:p>912</text:p>
          </table:table-cell>
          <table:table-cell table:number-columns-repeated="2" office:value-type="string" calcext:value-type="string">
            <text:p>Simple</text:p>
          </table:table-cell>
          <table:table-cell table:style-name="Default" office:value-type="string" calcext:value-type="string">
            <text:p>Simplex</text:p>
          </table:table-cell>
          <table:table-cell/>
          <table:table-cell table:formula="of:=IF([.B913]=[.D91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13];&quot;, '&quot;;SUBSTITUTE(LOWER([.B913]);&quot;'&quot;;&quot;''&quot;);&quot;', '&quot;;SUBSTITUTE(LOWER([.C913]);&quot;'&quot;;&quot;''&quot;);&quot;', '&quot;;SUBSTITUTE(LOWER([.D913]);&quot;'&quot;;&quot;''&quot;);&quot;');&quot;)" office:value-type="string" office:string-value="insert into palabras(id, castellano, ingles, latin) values(912, 'simple', 'simple', 'simplex');" calcext:value-type="string">
            <text:p>insert into palabras(id, castellano, ingles, latin) values(912, 'simple', 'simple', 'simplex');</text:p>
          </table:table-cell>
        </table:table-row>
        <table:table-row table:style-name="ro1">
          <table:table-cell table:formula="of:=[.A913]+1" office:value-type="float" office:value="913" calcext:value-type="float">
            <text:p>913</text:p>
          </table:table-cell>
          <table:table-cell office:value-type="string" calcext:value-type="string">
            <text:p>Trabajos</text:p>
          </table:table-cell>
          <table:table-cell office:value-type="string" calcext:value-type="string">
            <text:p>Works</text:p>
          </table:table-cell>
          <table:table-cell table:style-name="Default" office:value-type="string" calcext:value-type="string">
            <text:p>Labores</text:p>
          </table:table-cell>
          <table:table-cell/>
          <table:table-cell table:formula="of:=IF([.B914]=[.D91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14];&quot;, '&quot;;SUBSTITUTE(LOWER([.B914]);&quot;'&quot;;&quot;''&quot;);&quot;', '&quot;;SUBSTITUTE(LOWER([.C914]);&quot;'&quot;;&quot;''&quot;);&quot;', '&quot;;SUBSTITUTE(LOWER([.D914]);&quot;'&quot;;&quot;''&quot;);&quot;');&quot;)" office:value-type="string" office:string-value="insert into palabras(id, castellano, ingles, latin) values(913, 'trabajos', 'works', 'labores');" calcext:value-type="string">
            <text:p>insert into palabras(id, castellano, ingles, latin) values(913, 'trabajos', 'works', 'labores');</text:p>
          </table:table-cell>
        </table:table-row>
        <table:table-row table:style-name="ro1">
          <table:table-cell table:formula="of:=[.A914]+1" office:value-type="float" office:value="914" calcext:value-type="float">
            <text:p>914</text:p>
          </table:table-cell>
          <table:table-cell office:value-type="string" calcext:value-type="string">
            <text:p>Factores</text:p>
          </table:table-cell>
          <table:table-cell office:value-type="string" calcext:value-type="string">
            <text:p>Factors</text:p>
          </table:table-cell>
          <table:table-cell table:style-name="Default" office:value-type="string" calcext:value-type="string">
            <text:p>Factor</text:p>
          </table:table-cell>
          <table:table-cell/>
          <table:table-cell table:formula="of:=IF([.B915]=[.D91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15];&quot;, '&quot;;SUBSTITUTE(LOWER([.B915]);&quot;'&quot;;&quot;''&quot;);&quot;', '&quot;;SUBSTITUTE(LOWER([.C915]);&quot;'&quot;;&quot;''&quot;);&quot;', '&quot;;SUBSTITUTE(LOWER([.D915]);&quot;'&quot;;&quot;''&quot;);&quot;');&quot;)" office:value-type="string" office:string-value="insert into palabras(id, castellano, ingles, latin) values(914, 'factores', 'factors', 'factor');" calcext:value-type="string">
            <text:p>insert into palabras(id, castellano, ingles, latin) values(914, 'factores', 'factors', 'factor');</text:p>
          </table:table-cell>
        </table:table-row>
        <table:table-row table:style-name="ro1">
          <table:table-cell table:formula="of:=[.A915]+1" office:value-type="float" office:value="915" calcext:value-type="float">
            <text:p>915</text:p>
          </table:table-cell>
          <table:table-cell office:value-type="string" calcext:value-type="string">
            <text:p>Fuente</text:p>
          </table:table-cell>
          <table:table-cell office:value-type="string" calcext:value-type="string">
            <text:p>Source</text:p>
          </table:table-cell>
          <table:table-cell table:style-name="Default" office:value-type="string" calcext:value-type="string">
            <text:p>Fons</text:p>
          </table:table-cell>
          <table:table-cell/>
          <table:table-cell table:formula="of:=IF([.B916]=[.D91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16];&quot;, '&quot;;SUBSTITUTE(LOWER([.B916]);&quot;'&quot;;&quot;''&quot;);&quot;', '&quot;;SUBSTITUTE(LOWER([.C916]);&quot;'&quot;;&quot;''&quot;);&quot;', '&quot;;SUBSTITUTE(LOWER([.D916]);&quot;'&quot;;&quot;''&quot;);&quot;');&quot;)" office:value-type="string" office:string-value="insert into palabras(id, castellano, ingles, latin) values(915, 'fuente', 'source', 'fons');" calcext:value-type="string">
            <text:p>insert into palabras(id, castellano, ingles, latin) values(915, 'fuente', 'source', 'fons');</text:p>
          </table:table-cell>
        </table:table-row>
        <table:table-row table:style-name="ro1">
          <table:table-cell table:formula="of:=[.A916]+1" office:value-type="float" office:value="916" calcext:value-type="float">
            <text:p>916</text:p>
          </table:table-cell>
          <table:table-cell office:value-type="string" calcext:value-type="string">
            <text:p>Cielo</text:p>
          </table:table-cell>
          <table:table-cell office:value-type="string" calcext:value-type="string">
            <text:p>Sky</text:p>
          </table:table-cell>
          <table:table-cell table:style-name="Default" office:value-type="string" calcext:value-type="string">
            <text:p>Caelum</text:p>
          </table:table-cell>
          <table:table-cell/>
          <table:table-cell table:formula="of:=IF([.B917]=[.D91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17];&quot;, '&quot;;SUBSTITUTE(LOWER([.B917]);&quot;'&quot;;&quot;''&quot;);&quot;', '&quot;;SUBSTITUTE(LOWER([.C917]);&quot;'&quot;;&quot;''&quot;);&quot;', '&quot;;SUBSTITUTE(LOWER([.D917]);&quot;'&quot;;&quot;''&quot;);&quot;');&quot;)" office:value-type="string" office:string-value="insert into palabras(id, castellano, ingles, latin) values(916, 'cielo', 'sky', 'caelum');" calcext:value-type="string">
            <text:p>insert into palabras(id, castellano, ingles, latin) values(916, 'cielo', 'sky', 'caelum');</text:p>
          </table:table-cell>
        </table:table-row>
        <table:table-row table:style-name="ro1">
          <table:table-cell table:formula="of:=[.A917]+1" office:value-type="float" office:value="917" calcext:value-type="float">
            <text:p>917</text:p>
          </table:table-cell>
          <table:table-cell office:value-type="string" calcext:value-type="string">
            <text:p>Ambas</text:p>
          </table:table-cell>
          <table:table-cell office:value-type="string" calcext:value-type="string">
            <text:p>Both</text:p>
          </table:table-cell>
          <table:table-cell table:style-name="Default" office:value-type="string" calcext:value-type="string">
            <text:p>Utraque</text:p>
          </table:table-cell>
          <table:table-cell/>
          <table:table-cell table:formula="of:=IF([.B918]=[.D91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18];&quot;, '&quot;;SUBSTITUTE(LOWER([.B918]);&quot;'&quot;;&quot;''&quot;);&quot;', '&quot;;SUBSTITUTE(LOWER([.C918]);&quot;'&quot;;&quot;''&quot;);&quot;', '&quot;;SUBSTITUTE(LOWER([.D918]);&quot;'&quot;;&quot;''&quot;);&quot;');&quot;)" office:value-type="string" office:string-value="insert into palabras(id, castellano, ingles, latin) values(917, 'ambas', 'both', 'utraque');" calcext:value-type="string">
            <text:p>insert into palabras(id, castellano, ingles, latin) values(917, 'ambas', 'both', 'utraque');</text:p>
          </table:table-cell>
        </table:table-row>
        <table:table-row table:style-name="ro1">
          <table:table-cell table:formula="of:=[.A918]+1" office:value-type="float" office:value="918" calcext:value-type="float">
            <text:p>918</text:p>
          </table:table-cell>
          <table:table-cell office:value-type="string" calcext:value-type="string">
            <text:p>Mismas</text:p>
          </table:table-cell>
          <table:table-cell office:value-type="string" calcext:value-type="string">
            <text:p>Same</text:p>
          </table:table-cell>
          <table:table-cell table:style-name="Default" office:value-type="string" calcext:value-type="string">
            <text:p>Eadem</text:p>
          </table:table-cell>
          <table:table-cell/>
          <table:table-cell table:formula="of:=IF([.B919]=[.D91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19];&quot;, '&quot;;SUBSTITUTE(LOWER([.B919]);&quot;'&quot;;&quot;''&quot;);&quot;', '&quot;;SUBSTITUTE(LOWER([.C919]);&quot;'&quot;;&quot;''&quot;);&quot;', '&quot;;SUBSTITUTE(LOWER([.D919]);&quot;'&quot;;&quot;''&quot;);&quot;');&quot;)" office:value-type="string" office:string-value="insert into palabras(id, castellano, ingles, latin) values(918, 'mismas', 'same', 'eadem');" calcext:value-type="string">
            <text:p>insert into palabras(id, castellano, ingles, latin) values(918, 'mismas', 'same', 'eadem');</text:p>
          </table:table-cell>
        </table:table-row>
        <table:table-row table:style-name="ro1">
          <table:table-cell table:formula="of:=[.A919]+1" office:value-type="float" office:value="919" calcext:value-type="float">
            <text:p>919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Fernandez</text:p>
          </table:table-cell>
          <table:table-cell table:style-name="Default" office:value-type="string" calcext:value-type="string">
            <text:p>Fernandez</text:p>
          </table:table-cell>
          <table:table-cell/>
          <table:table-cell table:formula="of:=IF([.B920]=[.D92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20];&quot;, '&quot;;SUBSTITUTE(LOWER([.B920]);&quot;'&quot;;&quot;''&quot;);&quot;', '&quot;;SUBSTITUTE(LOWER([.C920]);&quot;'&quot;;&quot;''&quot;);&quot;', '&quot;;SUBSTITUTE(LOWER([.D920]);&quot;'&quot;;&quot;''&quot;);&quot;');&quot;)" office:value-type="string" office:string-value="insert into palabras(id, castellano, ingles, latin) values(919, 'fernández', 'fernandez', 'fernandez');" calcext:value-type="string">
            <text:p>insert into palabras(id, castellano, ingles, latin) values(919, 'fernández', 'fernandez', 'fernandez');</text:p>
          </table:table-cell>
        </table:table-row>
        <table:table-row table:style-name="ro1">
          <table:table-cell table:formula="of:=[.A920]+1" office:value-type="float" office:value="920" calcext:value-type="float">
            <text:p>920</text:p>
          </table:table-cell>
          <table:table-cell office:value-type="string" calcext:value-type="string">
            <text:p>Actualmente</text:p>
          </table:table-cell>
          <table:table-cell office:value-type="string" calcext:value-type="string">
            <text:p>Currently</text:p>
          </table:table-cell>
          <table:table-cell table:style-name="Default" office:value-type="string" calcext:value-type="string">
            <text:p>Nunc</text:p>
          </table:table-cell>
          <table:table-cell/>
          <table:table-cell table:formula="of:=IF([.B921]=[.D92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21];&quot;, '&quot;;SUBSTITUTE(LOWER([.B921]);&quot;'&quot;;&quot;''&quot;);&quot;', '&quot;;SUBSTITUTE(LOWER([.C921]);&quot;'&quot;;&quot;''&quot;);&quot;', '&quot;;SUBSTITUTE(LOWER([.D921]);&quot;'&quot;;&quot;''&quot;);&quot;');&quot;)" office:value-type="string" office:string-value="insert into palabras(id, castellano, ingles, latin) values(920, 'actualmente', 'currently', 'nunc');" calcext:value-type="string">
            <text:p>insert into palabras(id, castellano, ingles, latin) values(920, 'actualmente', 'currently', 'nunc');</text:p>
          </table:table-cell>
        </table:table-row>
        <table:table-row table:style-name="ro1">
          <table:table-cell table:formula="of:=[.A921]+1" office:value-type="float" office:value="921" calcext:value-type="float">
            <text:p>921</text:p>
          </table:table-cell>
          <table:table-cell office:value-type="string" calcext:value-type="string">
            <text:p>Conocido</text:p>
          </table:table-cell>
          <table:table-cell office:value-type="string" calcext:value-type="string">
            <text:p>Known</text:p>
          </table:table-cell>
          <table:table-cell table:style-name="Default" office:value-type="string" calcext:value-type="string">
            <text:p>Notus</text:p>
          </table:table-cell>
          <table:table-cell/>
          <table:table-cell table:formula="of:=IF([.B922]=[.D92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22];&quot;, '&quot;;SUBSTITUTE(LOWER([.B922]);&quot;'&quot;;&quot;''&quot;);&quot;', '&quot;;SUBSTITUTE(LOWER([.C922]);&quot;'&quot;;&quot;''&quot;);&quot;', '&quot;;SUBSTITUTE(LOWER([.D922]);&quot;'&quot;;&quot;''&quot;);&quot;');&quot;)" office:value-type="string" office:string-value="insert into palabras(id, castellano, ingles, latin) values(921, 'conocido', 'known', 'notus');" calcext:value-type="string">
            <text:p>insert into palabras(id, castellano, ingles, latin) values(921, 'conocido', 'known', 'notus');</text:p>
          </table:table-cell>
        </table:table-row>
        <table:table-row table:style-name="ro1">
          <table:table-cell table:formula="of:=[.A922]+1" office:value-type="float" office:value="922" calcext:value-type="float">
            <text:p>922</text:p>
          </table:table-cell>
          <table:table-cell office:value-type="string" calcext:value-type="string">
            <text:p>Condición</text:p>
          </table:table-cell>
          <table:table-cell office:value-type="string" calcext:value-type="string">
            <text:p>Condition</text:p>
          </table:table-cell>
          <table:table-cell table:style-name="Default" office:value-type="string" calcext:value-type="string">
            <text:p>Conditio</text:p>
          </table:table-cell>
          <table:table-cell/>
          <table:table-cell table:formula="of:=IF([.B923]=[.D92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23];&quot;, '&quot;;SUBSTITUTE(LOWER([.B923]);&quot;'&quot;;&quot;''&quot;);&quot;', '&quot;;SUBSTITUTE(LOWER([.C923]);&quot;'&quot;;&quot;''&quot;);&quot;', '&quot;;SUBSTITUTE(LOWER([.D923]);&quot;'&quot;;&quot;''&quot;);&quot;');&quot;)" office:value-type="string" office:string-value="insert into palabras(id, castellano, ingles, latin) values(922, 'condición', 'condition', 'conditio');" calcext:value-type="string">
            <text:p>insert into palabras(id, castellano, ingles, latin) values(922, 'condición', 'condition', 'conditio');</text:p>
          </table:table-cell>
        </table:table-row>
        <table:table-row table:style-name="ro1">
          <table:table-cell table:formula="of:=[.A923]+1" office:value-type="float" office:value="923" calcext:value-type="float">
            <text:p>923</text:p>
          </table:table-cell>
          <table:table-cell office:value-type="string" calcext:value-type="string">
            <text:p>Ejercicio</text:p>
          </table:table-cell>
          <table:table-cell office:value-type="string" calcext:value-type="string">
            <text:p>Exercise</text:p>
          </table:table-cell>
          <table:table-cell table:style-name="Default" office:value-type="string" calcext:value-type="string">
            <text:p>Exercitium</text:p>
          </table:table-cell>
          <table:table-cell/>
          <table:table-cell table:formula="of:=IF([.B924]=[.D92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24];&quot;, '&quot;;SUBSTITUTE(LOWER([.B924]);&quot;'&quot;;&quot;''&quot;);&quot;', '&quot;;SUBSTITUTE(LOWER([.C924]);&quot;'&quot;;&quot;''&quot;);&quot;', '&quot;;SUBSTITUTE(LOWER([.D924]);&quot;'&quot;;&quot;''&quot;);&quot;');&quot;)" office:value-type="string" office:string-value="insert into palabras(id, castellano, ingles, latin) values(923, 'ejercicio', 'exercise', 'exercitium');" calcext:value-type="string">
            <text:p>insert into palabras(id, castellano, ingles, latin) values(923, 'ejercicio', 'exercise', 'exercitium');</text:p>
          </table:table-cell>
        </table:table-row>
        <table:table-row table:style-name="ro1">
          <table:table-cell table:formula="of:=[.A924]+1" office:value-type="float" office:value="924" calcext:value-type="float">
            <text:p>924</text:p>
          </table:table-cell>
          <table:table-cell office:value-type="string" calcext:value-type="string">
            <text:p>Cree</text:p>
          </table:table-cell>
          <table:table-cell office:value-type="string" calcext:value-type="string">
            <text:p>Believes</text:p>
          </table:table-cell>
          <table:table-cell table:style-name="Default" office:value-type="string" calcext:value-type="string">
            <text:p>Credit</text:p>
          </table:table-cell>
          <table:table-cell/>
          <table:table-cell table:formula="of:=IF([.B925]=[.D92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25];&quot;, '&quot;;SUBSTITUTE(LOWER([.B925]);&quot;'&quot;;&quot;''&quot;);&quot;', '&quot;;SUBSTITUTE(LOWER([.C925]);&quot;'&quot;;&quot;''&quot;);&quot;', '&quot;;SUBSTITUTE(LOWER([.D925]);&quot;'&quot;;&quot;''&quot;);&quot;');&quot;)" office:value-type="string" office:string-value="insert into palabras(id, castellano, ingles, latin) values(924, 'cree', 'believes', 'credit');" calcext:value-type="string">
            <text:p>insert into palabras(id, castellano, ingles, latin) values(924, 'cree', 'believes', 'credit');</text:p>
          </table:table-cell>
        </table:table-row>
        <table:table-row table:style-name="ro1">
          <table:table-cell table:formula="of:=[.A925]+1" office:value-type="float" office:value="925" calcext:value-type="float">
            <text:p>925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ir</text:p>
          </table:table-cell>
          <table:table-cell table:style-name="Default" office:value-type="string" calcext:value-type="string">
            <text:p>Par</text:p>
          </table:table-cell>
          <table:table-cell/>
          <table:table-cell table:formula="of:=IF([.B926]=[.D926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926];&quot;, '&quot;;SUBSTITUTE(LOWER([.B926]);&quot;'&quot;;&quot;''&quot;);&quot;', '&quot;;SUBSTITUTE(LOWER([.C926]);&quot;'&quot;;&quot;''&quot;);&quot;', '&quot;;SUBSTITUTE(LOWER([.D926]);&quot;'&quot;;&quot;''&quot;);&quot;');&quot;)" office:value-type="string" office:string-value="insert into palabras(id, castellano, ingles, latin) values(925, 'par', 'pair', 'par');" calcext:value-type="string">
            <text:p>insert into palabras(id, castellano, ingles, latin) values(925, 'par', 'pair', 'par');</text:p>
          </table:table-cell>
        </table:table-row>
        <table:table-row table:style-name="ro1">
          <table:table-cell table:formula="of:=[.A926]+1" office:value-type="float" office:value="926" calcext:value-type="float">
            <text:p>926</text:p>
          </table:table-cell>
          <table:table-cell office:value-type="string" calcext:value-type="string">
            <text:p>Ocurre</text:p>
          </table:table-cell>
          <table:table-cell office:value-type="string" calcext:value-type="string">
            <text:p>Occurs</text:p>
          </table:table-cell>
          <table:table-cell table:style-name="Default" office:value-type="string" calcext:value-type="string">
            <text:p>Accidit</text:p>
          </table:table-cell>
          <table:table-cell/>
          <table:table-cell table:formula="of:=IF([.B927]=[.D92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27];&quot;, '&quot;;SUBSTITUTE(LOWER([.B927]);&quot;'&quot;;&quot;''&quot;);&quot;', '&quot;;SUBSTITUTE(LOWER([.C927]);&quot;'&quot;;&quot;''&quot;);&quot;', '&quot;;SUBSTITUTE(LOWER([.D927]);&quot;'&quot;;&quot;''&quot;);&quot;');&quot;)" office:value-type="string" office:string-value="insert into palabras(id, castellano, ingles, latin) values(926, 'ocurre', 'occurs', 'accidit');" calcext:value-type="string">
            <text:p>insert into palabras(id, castellano, ingles, latin) values(926, 'ocurre', 'occurs', 'accidit');</text:p>
          </table:table-cell>
        </table:table-row>
        <table:table-row table:style-name="ro1">
          <table:table-cell table:formula="of:=[.A927]+1" office:value-type="float" office:value="927" calcext:value-type="float">
            <text:p>927</text:p>
          </table:table-cell>
          <table:table-cell office:value-type="string" calcext:value-type="string">
            <text:p>Tí</text:p>
          </table:table-cell>
          <table:table-cell office:value-type="string" calcext:value-type="string">
            <text:p>You</text:p>
          </table:table-cell>
          <table:table-cell table:style-name="Default" office:value-type="string" calcext:value-type="string">
            <text:p>Tí</text:p>
          </table:table-cell>
          <table:table-cell/>
          <table:table-cell table:formula="of:=IF([.B928]=[.D928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928];&quot;, '&quot;;SUBSTITUTE(LOWER([.B928]);&quot;'&quot;;&quot;''&quot;);&quot;', '&quot;;SUBSTITUTE(LOWER([.C928]);&quot;'&quot;;&quot;''&quot;);&quot;', '&quot;;SUBSTITUTE(LOWER([.D928]);&quot;'&quot;;&quot;''&quot;);&quot;');&quot;)" office:value-type="string" office:string-value="insert into palabras(id, castellano, ingles, latin) values(927, 'tí', 'you', 'tí');" calcext:value-type="string">
            <text:p>insert into palabras(id, castellano, ingles, latin) values(927, 'tí', 'you', 'tí');</text:p>
          </table:table-cell>
        </table:table-row>
        <table:table-row table:style-name="ro1">
          <table:table-cell table:formula="of:=[.A928]+1" office:value-type="float" office:value="928" calcext:value-type="float">
            <text:p>928</text:p>
          </table:table-cell>
          <table:table-cell office:value-type="string" calcext:value-type="string">
            <text:p>Espíritu</text:p>
          </table:table-cell>
          <table:table-cell office:value-type="string" calcext:value-type="string">
            <text:p>Spirit</text:p>
          </table:table-cell>
          <table:table-cell table:style-name="Default" office:value-type="string" calcext:value-type="string">
            <text:p>Spiritus</text:p>
          </table:table-cell>
          <table:table-cell/>
          <table:table-cell table:formula="of:=IF([.B929]=[.D92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29];&quot;, '&quot;;SUBSTITUTE(LOWER([.B929]);&quot;'&quot;;&quot;''&quot;);&quot;', '&quot;;SUBSTITUTE(LOWER([.C929]);&quot;'&quot;;&quot;''&quot;);&quot;', '&quot;;SUBSTITUTE(LOWER([.D929]);&quot;'&quot;;&quot;''&quot;);&quot;');&quot;)" office:value-type="string" office:string-value="insert into palabras(id, castellano, ingles, latin) values(928, 'espíritu', 'spirit', 'spiritus');" calcext:value-type="string">
            <text:p>insert into palabras(id, castellano, ingles, latin) values(928, 'espíritu', 'spirit', 'spiritus');</text:p>
          </table:table-cell>
        </table:table-row>
        <table:table-row table:style-name="ro1">
          <table:table-cell table:formula="of:=[.A929]+1" office:value-type="float" office:value="929" calcext:value-type="float">
            <text:p>929</text:p>
          </table:table-cell>
          <table:table-cell office:value-type="string" calcext:value-type="string">
            <text:p>Lengua</text:p>
          </table:table-cell>
          <table:table-cell office:value-type="string" calcext:value-type="string">
            <text:p>Language</text:p>
          </table:table-cell>
          <table:table-cell table:style-name="Default" office:value-type="string" calcext:value-type="string">
            <text:p>Lingua</text:p>
          </table:table-cell>
          <table:table-cell/>
          <table:table-cell table:formula="of:=IF([.B930]=[.D93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30];&quot;, '&quot;;SUBSTITUTE(LOWER([.B930]);&quot;'&quot;;&quot;''&quot;);&quot;', '&quot;;SUBSTITUTE(LOWER([.C930]);&quot;'&quot;;&quot;''&quot;);&quot;', '&quot;;SUBSTITUTE(LOWER([.D930]);&quot;'&quot;;&quot;''&quot;);&quot;');&quot;)" office:value-type="string" office:string-value="insert into palabras(id, castellano, ingles, latin) values(929, 'lengua', 'language', 'lingua');" calcext:value-type="string">
            <text:p>insert into palabras(id, castellano, ingles, latin) values(929, 'lengua', 'language', 'lingua');</text:p>
          </table:table-cell>
        </table:table-row>
        <table:table-row table:style-name="ro1">
          <table:table-cell table:formula="of:=[.A930]+1" office:value-type="float" office:value="930" calcext:value-type="float">
            <text:p>930</text:p>
          </table:table-cell>
          <table:table-cell office:value-type="string" calcext:value-type="string">
            <text:p>Responsabilidad</text:p>
          </table:table-cell>
          <table:table-cell office:value-type="string" calcext:value-type="string">
            <text:p>Responsibility</text:p>
          </table:table-cell>
          <table:table-cell table:style-name="Default" office:value-type="string" calcext:value-type="string">
            <text:p>Responsabilitas</text:p>
          </table:table-cell>
          <table:table-cell/>
          <table:table-cell table:formula="of:=IF([.B931]=[.D93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31];&quot;, '&quot;;SUBSTITUTE(LOWER([.B931]);&quot;'&quot;;&quot;''&quot;);&quot;', '&quot;;SUBSTITUTE(LOWER([.C931]);&quot;'&quot;;&quot;''&quot;);&quot;', '&quot;;SUBSTITUTE(LOWER([.D931]);&quot;'&quot;;&quot;''&quot;);&quot;');&quot;)" office:value-type="string" office:string-value="insert into palabras(id, castellano, ingles, latin) values(930, 'responsabilidad', 'responsibility', 'responsabilitas');" calcext:value-type="string">
            <text:p>insert into palabras(id, castellano, ingles, latin) values(930, 'responsabilidad', 'responsibility', 'responsabilitas');</text:p>
          </table:table-cell>
        </table:table-row>
        <table:table-row table:style-name="ro1">
          <table:table-cell table:formula="of:=[.A931]+1" office:value-type="float" office:value="931" calcext:value-type="float">
            <text:p>931</text:p>
          </table:table-cell>
          <table:table-cell office:value-type="string" calcext:value-type="string">
            <text:p>Distancia</text:p>
          </table:table-cell>
          <table:table-cell office:value-type="string" calcext:value-type="string">
            <text:p>Distance</text:p>
          </table:table-cell>
          <table:table-cell table:style-name="Default" office:value-type="string" calcext:value-type="string">
            <text:p>Distantia</text:p>
          </table:table-cell>
          <table:table-cell/>
          <table:table-cell table:formula="of:=IF([.B932]=[.D93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32];&quot;, '&quot;;SUBSTITUTE(LOWER([.B932]);&quot;'&quot;;&quot;''&quot;);&quot;', '&quot;;SUBSTITUTE(LOWER([.C932]);&quot;'&quot;;&quot;''&quot;);&quot;', '&quot;;SUBSTITUTE(LOWER([.D932]);&quot;'&quot;;&quot;''&quot;);&quot;');&quot;)" office:value-type="string" office:string-value="insert into palabras(id, castellano, ingles, latin) values(931, 'distancia', 'distance', 'distantia');" calcext:value-type="string">
            <text:p>insert into palabras(id, castellano, ingles, latin) values(931, 'distancia', 'distance', 'distantia');</text:p>
          </table:table-cell>
        </table:table-row>
        <table:table-row table:style-name="ro1">
          <table:table-cell table:formula="of:=[.A932]+1" office:value-type="float" office:value="932" calcext:value-type="float">
            <text:p>932</text:p>
          </table:table-cell>
          <table:table-cell office:value-type="string" calcext:value-type="string">
            <text:p>Organismo</text:p>
          </table:table-cell>
          <table:table-cell office:value-type="string" calcext:value-type="string">
            <text:p>Organism</text:p>
          </table:table-cell>
          <table:table-cell table:style-name="Default" office:value-type="string" calcext:value-type="string">
            <text:p>Organismus</text:p>
          </table:table-cell>
          <table:table-cell/>
          <table:table-cell table:formula="of:=IF([.B933]=[.D93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33];&quot;, '&quot;;SUBSTITUTE(LOWER([.B933]);&quot;'&quot;;&quot;''&quot;);&quot;', '&quot;;SUBSTITUTE(LOWER([.C933]);&quot;'&quot;;&quot;''&quot;);&quot;', '&quot;;SUBSTITUTE(LOWER([.D933]);&quot;'&quot;;&quot;''&quot;);&quot;');&quot;)" office:value-type="string" office:string-value="insert into palabras(id, castellano, ingles, latin) values(932, 'organismo', 'organism', 'organismus');" calcext:value-type="string">
            <text:p>insert into palabras(id, castellano, ingles, latin) values(932, 'organismo', 'organism', 'organismus');</text:p>
          </table:table-cell>
        </table:table-row>
        <table:table-row table:style-name="ro1">
          <table:table-cell table:formula="of:=[.A933]+1" office:value-type="float" office:value="933" calcext:value-type="float">
            <text:p>933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Cross</text:p>
          </table:table-cell>
          <table:table-cell table:style-name="Default" office:value-type="string" calcext:value-type="string">
            <text:p>Crux</text:p>
          </table:table-cell>
          <table:table-cell/>
          <table:table-cell table:formula="of:=IF([.B934]=[.D93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34];&quot;, '&quot;;SUBSTITUTE(LOWER([.B934]);&quot;'&quot;;&quot;''&quot;);&quot;', '&quot;;SUBSTITUTE(LOWER([.C934]);&quot;'&quot;;&quot;''&quot;);&quot;', '&quot;;SUBSTITUTE(LOWER([.D934]);&quot;'&quot;;&quot;''&quot;);&quot;');&quot;)" office:value-type="string" office:string-value="insert into palabras(id, castellano, ingles, latin) values(933, 'cruz', 'cross', 'crux');" calcext:value-type="string">
            <text:p>insert into palabras(id, castellano, ingles, latin) values(933, 'cruz', 'cross', 'crux');</text:p>
          </table:table-cell>
        </table:table-row>
        <table:table-row table:style-name="ro1">
          <table:table-cell table:formula="of:=[.A934]+1" office:value-type="float" office:value="934" calcext:value-type="float">
            <text:p>934</text:p>
          </table:table-cell>
          <table:table-cell office:value-type="string" calcext:value-type="string">
            <text:p>Evolución</text:p>
          </table:table-cell>
          <table:table-cell office:value-type="string" calcext:value-type="string">
            <text:p>Evolution</text:p>
          </table:table-cell>
          <table:table-cell table:style-name="Default" office:value-type="string" calcext:value-type="string">
            <text:p>Evolutio</text:p>
          </table:table-cell>
          <table:table-cell/>
          <table:table-cell table:formula="of:=IF([.B935]=[.D93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35];&quot;, '&quot;;SUBSTITUTE(LOWER([.B935]);&quot;'&quot;;&quot;''&quot;);&quot;', '&quot;;SUBSTITUTE(LOWER([.C935]);&quot;'&quot;;&quot;''&quot;);&quot;', '&quot;;SUBSTITUTE(LOWER([.D935]);&quot;'&quot;;&quot;''&quot;);&quot;');&quot;)" office:value-type="string" office:string-value="insert into palabras(id, castellano, ingles, latin) values(934, 'evolución', 'evolution', 'evolutio');" calcext:value-type="string">
            <text:p>insert into palabras(id, castellano, ingles, latin) values(934, 'evolución', 'evolution', 'evolutio');</text:p>
          </table:table-cell>
        </table:table-row>
        <table:table-row table:style-name="ro1">
          <table:table-cell table:formula="of:=[.A935]+1" office:value-type="float" office:value="935" calcext:value-type="float">
            <text:p>935</text:p>
          </table:table-cell>
          <table:table-cell office:value-type="string" calcext:value-type="string">
            <text:p>Realmente</text:p>
          </table:table-cell>
          <table:table-cell office:value-type="string" calcext:value-type="string">
            <text:p>Actually</text:p>
          </table:table-cell>
          <table:table-cell table:style-name="Default" office:value-type="string" calcext:value-type="string">
            <text:p>Vere</text:p>
          </table:table-cell>
          <table:table-cell/>
          <table:table-cell table:formula="of:=IF([.B936]=[.D93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36];&quot;, '&quot;;SUBSTITUTE(LOWER([.B936]);&quot;'&quot;;&quot;''&quot;);&quot;', '&quot;;SUBSTITUTE(LOWER([.C936]);&quot;'&quot;;&quot;''&quot;);&quot;', '&quot;;SUBSTITUTE(LOWER([.D936]);&quot;'&quot;;&quot;''&quot;);&quot;');&quot;)" office:value-type="string" office:string-value="insert into palabras(id, castellano, ingles, latin) values(935, 'realmente', 'actually', 'vere');" calcext:value-type="string">
            <text:p>insert into palabras(id, castellano, ingles, latin) values(935, 'realmente', 'actually', 'vere');</text:p>
          </table:table-cell>
        </table:table-row>
        <table:table-row table:style-name="ro1">
          <table:table-cell table:formula="of:=[.A936]+1" office:value-type="float" office:value="936" calcext:value-type="float">
            <text:p>936</text:p>
          </table:table-cell>
          <table:table-cell table:number-columns-repeated="2" office:value-type="string" calcext:value-type="string">
            <text:p>Alberto</text:p>
          </table:table-cell>
          <table:table-cell table:style-name="Default" office:value-type="string" calcext:value-type="string">
            <text:p>Albertus</text:p>
          </table:table-cell>
          <table:table-cell/>
          <table:table-cell table:formula="of:=IF([.B937]=[.D93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37];&quot;, '&quot;;SUBSTITUTE(LOWER([.B937]);&quot;'&quot;;&quot;''&quot;);&quot;', '&quot;;SUBSTITUTE(LOWER([.C937]);&quot;'&quot;;&quot;''&quot;);&quot;', '&quot;;SUBSTITUTE(LOWER([.D937]);&quot;'&quot;;&quot;''&quot;);&quot;');&quot;)" office:value-type="string" office:string-value="insert into palabras(id, castellano, ingles, latin) values(936, 'alberto', 'alberto', 'albertus');" calcext:value-type="string">
            <text:p>insert into palabras(id, castellano, ingles, latin) values(936, 'alberto', 'alberto', 'albertus');</text:p>
          </table:table-cell>
        </table:table-row>
        <table:table-row table:style-name="ro1">
          <table:table-cell table:formula="of:=[.A937]+1" office:value-type="float" office:value="937" calcext:value-type="float">
            <text:p>937</text:p>
          </table:table-cell>
          <table:table-cell office:value-type="string" calcext:value-type="string">
            <text:p>Francés</text:p>
          </table:table-cell>
          <table:table-cell office:value-type="string" calcext:value-type="string">
            <text:p>French</text:p>
          </table:table-cell>
          <table:table-cell table:style-name="Default" office:value-type="string" calcext:value-type="string">
            <text:p>Francogallicus</text:p>
          </table:table-cell>
          <table:table-cell/>
          <table:table-cell table:formula="of:=IF([.B938]=[.D93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38];&quot;, '&quot;;SUBSTITUTE(LOWER([.B938]);&quot;'&quot;;&quot;''&quot;);&quot;', '&quot;;SUBSTITUTE(LOWER([.C938]);&quot;'&quot;;&quot;''&quot;);&quot;', '&quot;;SUBSTITUTE(LOWER([.D938]);&quot;'&quot;;&quot;''&quot;);&quot;');&quot;)" office:value-type="string" office:string-value="insert into palabras(id, castellano, ingles, latin) values(937, 'francés', 'french', 'francogallicus');" calcext:value-type="string">
            <text:p>insert into palabras(id, castellano, ingles, latin) values(937, 'francés', 'french', 'francogallicus');</text:p>
          </table:table-cell>
        </table:table-row>
        <table:table-row table:style-name="ro1">
          <table:table-cell table:formula="of:=[.A938]+1" office:value-type="float" office:value="938" calcext:value-type="float">
            <text:p>938</text:p>
          </table:table-cell>
          <table:table-cell office:value-type="string" calcext:value-type="string">
            <text:p>Novela</text:p>
          </table:table-cell>
          <table:table-cell office:value-type="string" calcext:value-type="string">
            <text:p>Novel</text:p>
          </table:table-cell>
          <table:table-cell table:style-name="Default" office:value-type="string" calcext:value-type="string">
            <text:p>Novella</text:p>
          </table:table-cell>
          <table:table-cell/>
          <table:table-cell table:formula="of:=IF([.B939]=[.D93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39];&quot;, '&quot;;SUBSTITUTE(LOWER([.B939]);&quot;'&quot;;&quot;''&quot;);&quot;', '&quot;;SUBSTITUTE(LOWER([.C939]);&quot;'&quot;;&quot;''&quot;);&quot;', '&quot;;SUBSTITUTE(LOWER([.D939]);&quot;'&quot;;&quot;''&quot;);&quot;');&quot;)" office:value-type="string" office:string-value="insert into palabras(id, castellano, ingles, latin) values(938, 'novela', 'novel', 'novella');" calcext:value-type="string">
            <text:p>insert into palabras(id, castellano, ingles, latin) values(938, 'novela', 'novel', 'novella');</text:p>
          </table:table-cell>
        </table:table-row>
        <table:table-row table:style-name="ro1">
          <table:table-cell table:formula="of:=[.A939]+1" office:value-type="float" office:value="939" calcext:value-type="float">
            <text:p>939</text:p>
          </table:table-cell>
          <table:table-cell office:value-type="string" calcext:value-type="string">
            <text:p>Alma</text:p>
          </table:table-cell>
          <table:table-cell office:value-type="string" calcext:value-type="string">
            <text:p>Soul</text:p>
          </table:table-cell>
          <table:table-cell table:style-name="Default" office:value-type="string" calcext:value-type="string">
            <text:p>Anima</text:p>
          </table:table-cell>
          <table:table-cell/>
          <table:table-cell table:formula="of:=IF([.B940]=[.D94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40];&quot;, '&quot;;SUBSTITUTE(LOWER([.B940]);&quot;'&quot;;&quot;''&quot;);&quot;', '&quot;;SUBSTITUTE(LOWER([.C940]);&quot;'&quot;;&quot;''&quot;);&quot;', '&quot;;SUBSTITUTE(LOWER([.D940]);&quot;'&quot;;&quot;''&quot;);&quot;');&quot;)" office:value-type="string" office:string-value="insert into palabras(id, castellano, ingles, latin) values(939, 'alma', 'soul', 'anima');" calcext:value-type="string">
            <text:p>insert into palabras(id, castellano, ingles, latin) values(939, 'alma', 'soul', 'anima');</text:p>
          </table:table-cell>
        </table:table-row>
        <table:table-row table:style-name="ro1">
          <table:table-cell table:formula="of:=[.A940]+1" office:value-type="float" office:value="940" calcext:value-type="float">
            <text:p>940</text:p>
          </table:table-cell>
          <table:table-cell office:value-type="string" calcext:value-type="string">
            <text:p>Doble</text:p>
          </table:table-cell>
          <table:table-cell office:value-type="string" calcext:value-type="string">
            <text:p>Double</text:p>
          </table:table-cell>
          <table:table-cell table:style-name="Default" office:value-type="string" calcext:value-type="string">
            <text:p>Duplex</text:p>
          </table:table-cell>
          <table:table-cell/>
          <table:table-cell table:formula="of:=IF([.B941]=[.D94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41];&quot;, '&quot;;SUBSTITUTE(LOWER([.B941]);&quot;'&quot;;&quot;''&quot;);&quot;', '&quot;;SUBSTITUTE(LOWER([.C941]);&quot;'&quot;;&quot;''&quot;);&quot;', '&quot;;SUBSTITUTE(LOWER([.D941]);&quot;'&quot;;&quot;''&quot;);&quot;');&quot;)" office:value-type="string" office:string-value="insert into palabras(id, castellano, ingles, latin) values(940, 'doble', 'double', 'duplex');" calcext:value-type="string">
            <text:p>insert into palabras(id, castellano, ingles, latin) values(940, 'doble', 'double', 'duplex');</text:p>
          </table:table-cell>
        </table:table-row>
        <table:table-row table:style-name="ro1">
          <table:table-cell table:formula="of:=[.A941]+1" office:value-type="float" office:value="941" calcext:value-type="float">
            <text:p>941</text:p>
          </table:table-cell>
          <table:table-cell office:value-type="string" calcext:value-type="string">
            <text:p>Anteriores</text:p>
          </table:table-cell>
          <table:table-cell office:value-type="string" calcext:value-type="string">
            <text:p>Previous</text:p>
          </table:table-cell>
          <table:table-cell table:style-name="Default" office:value-type="string" calcext:value-type="string">
            <text:p>Praecedentes</text:p>
          </table:table-cell>
          <table:table-cell/>
          <table:table-cell table:formula="of:=IF([.B942]=[.D94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42];&quot;, '&quot;;SUBSTITUTE(LOWER([.B942]);&quot;'&quot;;&quot;''&quot;);&quot;', '&quot;;SUBSTITUTE(LOWER([.C942]);&quot;'&quot;;&quot;''&quot;);&quot;', '&quot;;SUBSTITUTE(LOWER([.D942]);&quot;'&quot;;&quot;''&quot;);&quot;');&quot;)" office:value-type="string" office:string-value="insert into palabras(id, castellano, ingles, latin) values(941, 'anteriores', 'previous', 'praecedentes');" calcext:value-type="string">
            <text:p>insert into palabras(id, castellano, ingles, latin) values(941, 'anteriores', 'previous', 'praecedentes');</text:p>
          </table:table-cell>
        </table:table-row>
        <table:table-row table:style-name="ro1">
          <table:table-cell table:formula="of:=[.A942]+1" office:value-type="float" office:value="942" calcext:value-type="float">
            <text:p>942</text:p>
          </table:table-cell>
          <table:table-cell office:value-type="string" calcext:value-type="string">
            <text:p>Obtener</text:p>
          </table:table-cell>
          <table:table-cell office:value-type="string" calcext:value-type="string">
            <text:p>Get</text:p>
          </table:table-cell>
          <table:table-cell table:style-name="Default" office:value-type="string" calcext:value-type="string">
            <text:p>Obtineo</text:p>
          </table:table-cell>
          <table:table-cell/>
          <table:table-cell table:formula="of:=IF([.B943]=[.D94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43];&quot;, '&quot;;SUBSTITUTE(LOWER([.B943]);&quot;'&quot;;&quot;''&quot;);&quot;', '&quot;;SUBSTITUTE(LOWER([.C943]);&quot;'&quot;;&quot;''&quot;);&quot;', '&quot;;SUBSTITUTE(LOWER([.D943]);&quot;'&quot;;&quot;''&quot;);&quot;');&quot;)" office:value-type="string" office:string-value="insert into palabras(id, castellano, ingles, latin) values(942, 'obtener', 'get', 'obtineo');" calcext:value-type="string">
            <text:p>insert into palabras(id, castellano, ingles, latin) values(942, 'obtener', 'get', 'obtineo');</text:p>
          </table:table-cell>
        </table:table-row>
        <table:table-row table:style-name="ro1">
          <table:table-cell table:formula="of:=[.A943]+1" office:value-type="float" office:value="943" calcext:value-type="float">
            <text:p>943</text:p>
          </table:table-cell>
          <table:table-cell office:value-type="string" calcext:value-type="string">
            <text:p>Selección</text:p>
          </table:table-cell>
          <table:table-cell office:value-type="string" calcext:value-type="string">
            <text:p>Selection</text:p>
          </table:table-cell>
          <table:table-cell table:style-name="Default" office:value-type="string" calcext:value-type="string">
            <text:p>Electio</text:p>
          </table:table-cell>
          <table:table-cell/>
          <table:table-cell table:formula="of:=IF([.B944]=[.D94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44];&quot;, '&quot;;SUBSTITUTE(LOWER([.B944]);&quot;'&quot;;&quot;''&quot;);&quot;', '&quot;;SUBSTITUTE(LOWER([.C944]);&quot;'&quot;;&quot;''&quot;);&quot;', '&quot;;SUBSTITUTE(LOWER([.D944]);&quot;'&quot;;&quot;''&quot;);&quot;');&quot;)" office:value-type="string" office:string-value="insert into palabras(id, castellano, ingles, latin) values(943, 'selección', 'selection', 'electio');" calcext:value-type="string">
            <text:p>insert into palabras(id, castellano, ingles, latin) values(943, 'selección', 'selection', 'electio');</text:p>
          </table:table-cell>
        </table:table-row>
        <table:table-row table:style-name="ro1">
          <table:table-cell table:formula="of:=[.A944]+1" office:value-type="float" office:value="944" calcext:value-type="float">
            <text:p>944</text:p>
          </table:table-cell>
          <table:table-cell office:value-type="string" calcext:value-type="string">
            <text:p>Podido</text:p>
          </table:table-cell>
          <table:table-cell office:value-type="string" calcext:value-type="string">
            <text:p>Could</text:p>
          </table:table-cell>
          <table:table-cell table:style-name="Default" office:value-type="string" calcext:value-type="string">
            <text:p>Potuit</text:p>
          </table:table-cell>
          <table:table-cell/>
          <table:table-cell table:formula="of:=IF([.B945]=[.D94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45];&quot;, '&quot;;SUBSTITUTE(LOWER([.B945]);&quot;'&quot;;&quot;''&quot;);&quot;', '&quot;;SUBSTITUTE(LOWER([.C945]);&quot;'&quot;;&quot;''&quot;);&quot;', '&quot;;SUBSTITUTE(LOWER([.D945]);&quot;'&quot;;&quot;''&quot;);&quot;');&quot;)" office:value-type="string" office:string-value="insert into palabras(id, castellano, ingles, latin) values(944, 'podido', 'could', 'potuit');" calcext:value-type="string">
            <text:p>insert into palabras(id, castellano, ingles, latin) values(944, 'podido', 'could', 'potuit');</text:p>
          </table:table-cell>
        </table:table-row>
        <table:table-row table:style-name="ro1">
          <table:table-cell table:formula="of:=[.A945]+1" office:value-type="float" office:value="945" calcext:value-type="float">
            <text:p>945</text:p>
          </table:table-cell>
          <table:table-cell office:value-type="string" calcext:value-type="string">
            <text:p>Nación</text:p>
          </table:table-cell>
          <table:table-cell office:value-type="string" calcext:value-type="string">
            <text:p>Nation</text:p>
          </table:table-cell>
          <table:table-cell table:style-name="Default" office:value-type="string" calcext:value-type="string">
            <text:p>Natio</text:p>
          </table:table-cell>
          <table:table-cell/>
          <table:table-cell table:formula="of:=IF([.B946]=[.D94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46];&quot;, '&quot;;SUBSTITUTE(LOWER([.B946]);&quot;'&quot;;&quot;''&quot;);&quot;', '&quot;;SUBSTITUTE(LOWER([.C946]);&quot;'&quot;;&quot;''&quot;);&quot;', '&quot;;SUBSTITUTE(LOWER([.D946]);&quot;'&quot;;&quot;''&quot;);&quot;');&quot;)" office:value-type="string" office:string-value="insert into palabras(id, castellano, ingles, latin) values(945, 'nación', 'nation', 'natio');" calcext:value-type="string">
            <text:p>insert into palabras(id, castellano, ingles, latin) values(945, 'nación', 'nation', 'natio');</text:p>
          </table:table-cell>
        </table:table-row>
        <table:table-row table:style-name="ro1">
          <table:table-cell table:formula="of:=[.A946]+1" office:value-type="float" office:value="946" calcext:value-type="float">
            <text:p>946</text:p>
          </table:table-cell>
          <table:table-cell office:value-type="string" calcext:value-type="string">
            <text:p>Ido</text:p>
          </table:table-cell>
          <table:table-cell office:value-type="string" calcext:value-type="string">
            <text:p>Gone</text:p>
          </table:table-cell>
          <table:table-cell table:style-name="Default" office:value-type="string" calcext:value-type="string">
            <text:p>Iit</text:p>
          </table:table-cell>
          <table:table-cell/>
          <table:table-cell table:formula="of:=IF([.B947]=[.D94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47];&quot;, '&quot;;SUBSTITUTE(LOWER([.B947]);&quot;'&quot;;&quot;''&quot;);&quot;', '&quot;;SUBSTITUTE(LOWER([.C947]);&quot;'&quot;;&quot;''&quot;);&quot;', '&quot;;SUBSTITUTE(LOWER([.D947]);&quot;'&quot;;&quot;''&quot;);&quot;');&quot;)" office:value-type="string" office:string-value="insert into palabras(id, castellano, ingles, latin) values(946, 'ido', 'gone', 'iit');" calcext:value-type="string">
            <text:p>insert into palabras(id, castellano, ingles, latin) values(946, 'ido', 'gone', 'iit');</text:p>
          </table:table-cell>
        </table:table-row>
        <table:table-row table:style-name="ro1">
          <table:table-cell table:formula="of:=[.A947]+1" office:value-type="float" office:value="947" calcext:value-type="float">
            <text:p>947</text:p>
          </table:table-cell>
          <table:table-cell office:value-type="string" calcext:value-type="string">
            <text:p>Crear</text:p>
          </table:table-cell>
          <table:table-cell office:value-type="string" calcext:value-type="string">
            <text:p>Create</text:p>
          </table:table-cell>
          <table:table-cell table:style-name="Default" office:value-type="string" calcext:value-type="string">
            <text:p>Creare</text:p>
          </table:table-cell>
          <table:table-cell/>
          <table:table-cell table:formula="of:=IF([.B948]=[.D94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48];&quot;, '&quot;;SUBSTITUTE(LOWER([.B948]);&quot;'&quot;;&quot;''&quot;);&quot;', '&quot;;SUBSTITUTE(LOWER([.C948]);&quot;'&quot;;&quot;''&quot;);&quot;', '&quot;;SUBSTITUTE(LOWER([.D948]);&quot;'&quot;;&quot;''&quot;);&quot;');&quot;)" office:value-type="string" office:string-value="insert into palabras(id, castellano, ingles, latin) values(947, 'crear', 'create', 'creare');" calcext:value-type="string">
            <text:p>insert into palabras(id, castellano, ingles, latin) values(947, 'crear', 'create', 'creare');</text:p>
          </table:table-cell>
        </table:table-row>
        <table:table-row table:style-name="ro1">
          <table:table-cell table:formula="of:=[.A948]+1" office:value-type="float" office:value="948" calcext:value-type="float">
            <text:p>948</text:p>
          </table:table-cell>
          <table:table-cell office:value-type="string" calcext:value-type="string">
            <text:p>Motivo</text:p>
          </table:table-cell>
          <table:table-cell office:value-type="string" calcext:value-type="string">
            <text:p>Motif</text:p>
          </table:table-cell>
          <table:table-cell table:style-name="Default" office:value-type="string" calcext:value-type="string">
            <text:p>Causa</text:p>
          </table:table-cell>
          <table:table-cell/>
          <table:table-cell table:formula="of:=IF([.B949]=[.D94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49];&quot;, '&quot;;SUBSTITUTE(LOWER([.B949]);&quot;'&quot;;&quot;''&quot;);&quot;', '&quot;;SUBSTITUTE(LOWER([.C949]);&quot;'&quot;;&quot;''&quot;);&quot;', '&quot;;SUBSTITUTE(LOWER([.D949]);&quot;'&quot;;&quot;''&quot;);&quot;');&quot;)" office:value-type="string" office:string-value="insert into palabras(id, castellano, ingles, latin) values(948, 'motivo', 'motif', 'causa');" calcext:value-type="string">
            <text:p>insert into palabras(id, castellano, ingles, latin) values(948, 'motivo', 'motif', 'causa');</text:p>
          </table:table-cell>
        </table:table-row>
        <table:table-row table:style-name="ro1">
          <table:table-cell table:formula="of:=[.A949]+1" office:value-type="float" office:value="949" calcext:value-type="float">
            <text:p>949</text:p>
          </table:table-cell>
          <table:table-cell office:value-type="string" calcext:value-type="string">
            <text:p>Tercer</text:p>
          </table:table-cell>
          <table:table-cell office:value-type="string" calcext:value-type="string">
            <text:p>Third</text:p>
          </table:table-cell>
          <table:table-cell table:style-name="Default" office:value-type="string" calcext:value-type="string">
            <text:p>Tertius</text:p>
          </table:table-cell>
          <table:table-cell/>
          <table:table-cell table:formula="of:=IF([.B950]=[.D95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50];&quot;, '&quot;;SUBSTITUTE(LOWER([.B950]);&quot;'&quot;;&quot;''&quot;);&quot;', '&quot;;SUBSTITUTE(LOWER([.C950]);&quot;'&quot;;&quot;''&quot;);&quot;', '&quot;;SUBSTITUTE(LOWER([.D950]);&quot;'&quot;;&quot;''&quot;);&quot;');&quot;)" office:value-type="string" office:string-value="insert into palabras(id, castellano, ingles, latin) values(949, 'tercer', 'third', 'tertius');" calcext:value-type="string">
            <text:p>insert into palabras(id, castellano, ingles, latin) values(949, 'tercer', 'third', 'tertius');</text:p>
          </table:table-cell>
        </table:table-row>
        <table:table-row table:style-name="ro1">
          <table:table-cell table:formula="of:=[.A950]+1" office:value-type="float" office:value="950" calcext:value-type="float">
            <text:p>950</text:p>
          </table:table-cell>
          <table:table-cell office:value-type="string" calcext:value-type="string">
            <text:p>Detrás</text:p>
          </table:table-cell>
          <table:table-cell office:value-type="string" calcext:value-type="string">
            <text:p>Back</text:p>
          </table:table-cell>
          <table:table-cell table:style-name="Default" office:value-type="string" calcext:value-type="string">
            <text:p>Retro</text:p>
          </table:table-cell>
          <table:table-cell/>
          <table:table-cell table:formula="of:=IF([.B951]=[.D95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51];&quot;, '&quot;;SUBSTITUTE(LOWER([.B951]);&quot;'&quot;;&quot;''&quot;);&quot;', '&quot;;SUBSTITUTE(LOWER([.C951]);&quot;'&quot;;&quot;''&quot;);&quot;', '&quot;;SUBSTITUTE(LOWER([.D951]);&quot;'&quot;;&quot;''&quot;);&quot;');&quot;)" office:value-type="string" office:string-value="insert into palabras(id, castellano, ingles, latin) values(950, 'detrás', 'back', 'retro');" calcext:value-type="string">
            <text:p>insert into palabras(id, castellano, ingles, latin) values(950, 'detrás', 'back', 'retro');</text:p>
          </table:table-cell>
        </table:table-row>
        <table:table-row table:style-name="ro1">
          <table:table-cell table:formula="of:=[.A951]+1" office:value-type="float" office:value="951" calcext:value-type="float">
            <text:p>951</text:p>
          </table:table-cell>
          <table:table-cell office:value-type="string" calcext:value-type="string">
            <text:p>Significa</text:p>
          </table:table-cell>
          <table:table-cell office:value-type="string" calcext:value-type="string">
            <text:p>Means</text:p>
          </table:table-cell>
          <table:table-cell table:style-name="Default" office:value-type="string" calcext:value-type="string">
            <text:p>Significat</text:p>
          </table:table-cell>
          <table:table-cell/>
          <table:table-cell table:formula="of:=IF([.B952]=[.D95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52];&quot;, '&quot;;SUBSTITUTE(LOWER([.B952]);&quot;'&quot;;&quot;''&quot;);&quot;', '&quot;;SUBSTITUTE(LOWER([.C952]);&quot;'&quot;;&quot;''&quot;);&quot;', '&quot;;SUBSTITUTE(LOWER([.D952]);&quot;'&quot;;&quot;''&quot;);&quot;');&quot;)" office:value-type="string" office:string-value="insert into palabras(id, castellano, ingles, latin) values(951, 'significa', 'means', 'significat');" calcext:value-type="string">
            <text:p>insert into palabras(id, castellano, ingles, latin) values(951, 'significa', 'means', 'significat');</text:p>
          </table:table-cell>
        </table:table-row>
        <table:table-row table:style-name="ro1">
          <table:table-cell table:formula="of:=[.A952]+1" office:value-type="float" office:value="952" calcext:value-type="float">
            <text:p>952</text:p>
          </table:table-cell>
          <table:table-cell office:value-type="string" calcext:value-type="string">
            <text:p>Empleo</text:p>
          </table:table-cell>
          <table:table-cell office:value-type="string" calcext:value-type="string">
            <text:p>Employment</text:p>
          </table:table-cell>
          <table:table-cell table:style-name="Default" office:value-type="string" calcext:value-type="string">
            <text:p>Officium</text:p>
          </table:table-cell>
          <table:table-cell/>
          <table:table-cell table:formula="of:=IF([.B953]=[.D95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53];&quot;, '&quot;;SUBSTITUTE(LOWER([.B953]);&quot;'&quot;;&quot;''&quot;);&quot;', '&quot;;SUBSTITUTE(LOWER([.C953]);&quot;'&quot;;&quot;''&quot;);&quot;', '&quot;;SUBSTITUTE(LOWER([.D953]);&quot;'&quot;;&quot;''&quot;);&quot;');&quot;)" office:value-type="string" office:string-value="insert into palabras(id, castellano, ingles, latin) values(952, 'empleo', 'employment', 'officium');" calcext:value-type="string">
            <text:p>insert into palabras(id, castellano, ingles, latin) values(952, 'empleo', 'employment', 'officium');</text:p>
          </table:table-cell>
        </table:table-row>
        <table:table-row table:style-name="ro1">
          <table:table-cell table:formula="of:=[.A953]+1" office:value-type="float" office:value="953" calcext:value-type="float">
            <text:p>953</text:p>
          </table:table-cell>
          <table:table-cell office:value-type="string" calcext:value-type="string">
            <text:p>Escrito</text:p>
          </table:table-cell>
          <table:table-cell office:value-type="string" calcext:value-type="string">
            <text:p>Written</text:p>
          </table:table-cell>
          <table:table-cell table:style-name="Default" office:value-type="string" calcext:value-type="string">
            <text:p>Scriptum</text:p>
          </table:table-cell>
          <table:table-cell/>
          <table:table-cell table:formula="of:=IF([.B954]=[.D95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54];&quot;, '&quot;;SUBSTITUTE(LOWER([.B954]);&quot;'&quot;;&quot;''&quot;);&quot;', '&quot;;SUBSTITUTE(LOWER([.C954]);&quot;'&quot;;&quot;''&quot;);&quot;', '&quot;;SUBSTITUTE(LOWER([.D954]);&quot;'&quot;;&quot;''&quot;);&quot;');&quot;)" office:value-type="string" office:string-value="insert into palabras(id, castellano, ingles, latin) values(953, 'escrito', 'written', 'scriptum');" calcext:value-type="string">
            <text:p>insert into palabras(id, castellano, ingles, latin) values(953, 'escrito', 'written', 'scriptum');</text:p>
          </table:table-cell>
        </table:table-row>
        <table:table-row table:style-name="ro1">
          <table:table-cell table:formula="of:=[.A954]+1" office:value-type="float" office:value="954" calcext:value-type="float">
            <text:p>954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Department</text:p>
          </table:table-cell>
          <table:table-cell table:style-name="Default" office:value-type="string" calcext:value-type="string">
            <text:p>Departamentum</text:p>
          </table:table-cell>
          <table:table-cell/>
          <table:table-cell table:formula="of:=IF([.B955]=[.D95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55];&quot;, '&quot;;SUBSTITUTE(LOWER([.B955]);&quot;'&quot;;&quot;''&quot;);&quot;', '&quot;;SUBSTITUTE(LOWER([.C955]);&quot;'&quot;;&quot;''&quot;);&quot;', '&quot;;SUBSTITUTE(LOWER([.D955]);&quot;'&quot;;&quot;''&quot;);&quot;');&quot;)" office:value-type="string" office:string-value="insert into palabras(id, castellano, ingles, latin) values(954, 'departamento', 'department', 'departamentum');" calcext:value-type="string">
            <text:p>insert into palabras(id, castellano, ingles, latin) values(954, 'departamento', 'department', 'departamentum');</text:p>
          </table:table-cell>
        </table:table-row>
        <table:table-row table:style-name="ro1">
          <table:table-cell table:formula="of:=[.A955]+1" office:value-type="float" office:value="955" calcext:value-type="float">
            <text:p>955</text:p>
          </table:table-cell>
          <table:table-cell office:value-type="string" calcext:value-type="string">
            <text:p>Contacto</text:p>
          </table:table-cell>
          <table:table-cell office:value-type="string" calcext:value-type="string">
            <text:p>Contact</text:p>
          </table:table-cell>
          <table:table-cell table:style-name="Default" office:value-type="string" calcext:value-type="string">
            <text:p>Contactus</text:p>
          </table:table-cell>
          <table:table-cell/>
          <table:table-cell table:formula="of:=IF([.B956]=[.D95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56];&quot;, '&quot;;SUBSTITUTE(LOWER([.B956]);&quot;'&quot;;&quot;''&quot;);&quot;', '&quot;;SUBSTITUTE(LOWER([.C956]);&quot;'&quot;;&quot;''&quot;);&quot;', '&quot;;SUBSTITUTE(LOWER([.D956]);&quot;'&quot;;&quot;''&quot;);&quot;');&quot;)" office:value-type="string" office:string-value="insert into palabras(id, castellano, ingles, latin) values(955, 'contacto', 'contact', 'contactus');" calcext:value-type="string">
            <text:p>insert into palabras(id, castellano, ingles, latin) values(955, 'contacto', 'contact', 'contactus');</text:p>
          </table:table-cell>
        </table:table-row>
        <table:table-row table:style-name="ro1">
          <table:table-cell table:formula="of:=[.A956]+1" office:value-type="float" office:value="956" calcext:value-type="float">
            <text:p>956</text:p>
          </table:table-cell>
          <table:table-cell office:value-type="string" calcext:value-type="string">
            <text:p>Casas</text:p>
          </table:table-cell>
          <table:table-cell office:value-type="string" calcext:value-type="string">
            <text:p>Houses</text:p>
          </table:table-cell>
          <table:table-cell table:style-name="Default" office:value-type="string" calcext:value-type="string">
            <text:p>Domus</text:p>
          </table:table-cell>
          <table:table-cell/>
          <table:table-cell table:formula="of:=IF([.B957]=[.D95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57];&quot;, '&quot;;SUBSTITUTE(LOWER([.B957]);&quot;'&quot;;&quot;''&quot;);&quot;', '&quot;;SUBSTITUTE(LOWER([.C957]);&quot;'&quot;;&quot;''&quot;);&quot;', '&quot;;SUBSTITUTE(LOWER([.D957]);&quot;'&quot;;&quot;''&quot;);&quot;');&quot;)" office:value-type="string" office:string-value="insert into palabras(id, castellano, ingles, latin) values(956, 'casas', 'houses', 'domus');" calcext:value-type="string">
            <text:p>insert into palabras(id, castellano, ingles, latin) values(956, 'casas', 'houses', 'domus');</text:p>
          </table:table-cell>
        </table:table-row>
        <table:table-row table:style-name="ro1">
          <table:table-cell table:formula="of:=[.A957]+1" office:value-type="float" office:value="957" calcext:value-type="float">
            <text:p>95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twork</text:p>
          </table:table-cell>
          <table:table-cell table:style-name="Default" office:value-type="string" calcext:value-type="string">
            <text:p>Rete</text:p>
          </table:table-cell>
          <table:table-cell/>
          <table:table-cell table:formula="of:=IF([.B958]=[.D95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58];&quot;, '&quot;;SUBSTITUTE(LOWER([.B958]);&quot;'&quot;;&quot;''&quot;);&quot;', '&quot;;SUBSTITUTE(LOWER([.C958]);&quot;'&quot;;&quot;''&quot;);&quot;', '&quot;;SUBSTITUTE(LOWER([.D958]);&quot;'&quot;;&quot;''&quot;);&quot;');&quot;)" office:value-type="string" office:string-value="insert into palabras(id, castellano, ingles, latin) values(957, 'red', 'network', 'rete');" calcext:value-type="string">
            <text:p>insert into palabras(id, castellano, ingles, latin) values(957, 'red', 'network', 'rete');</text:p>
          </table:table-cell>
        </table:table-row>
        <table:table-row table:style-name="ro1">
          <table:table-cell table:formula="of:=[.A958]+1" office:value-type="float" office:value="958" calcext:value-type="float">
            <text:p>958</text:p>
          </table:table-cell>
          <table:table-cell office:value-type="string" calcext:value-type="string">
            <text:p>Rostro</text:p>
          </table:table-cell>
          <table:table-cell office:value-type="string" calcext:value-type="string">
            <text:p>Face</text:p>
          </table:table-cell>
          <table:table-cell table:style-name="Default" office:value-type="string" calcext:value-type="string">
            <text:p>Facies</text:p>
          </table:table-cell>
          <table:table-cell/>
          <table:table-cell table:formula="of:=IF([.B959]=[.D95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59];&quot;, '&quot;;SUBSTITUTE(LOWER([.B959]);&quot;'&quot;;&quot;''&quot;);&quot;', '&quot;;SUBSTITUTE(LOWER([.C959]);&quot;'&quot;;&quot;''&quot;);&quot;', '&quot;;SUBSTITUTE(LOWER([.D959]);&quot;'&quot;;&quot;''&quot;);&quot;');&quot;)" office:value-type="string" office:string-value="insert into palabras(id, castellano, ingles, latin) values(958, 'rostro', 'face', 'facies');" calcext:value-type="string">
            <text:p>insert into palabras(id, castellano, ingles, latin) values(958, 'rostro', 'face', 'facies');</text:p>
          </table:table-cell>
        </table:table-row>
        <table:table-row table:style-name="ro1">
          <table:table-cell table:formula="of:=[.A959]+1" office:value-type="float" office:value="959" calcext:value-type="float">
            <text:p>959</text:p>
          </table:table-cell>
          <table:table-cell office:value-type="string" calcext:value-type="string">
            <text:p>Oportunidad</text:p>
          </table:table-cell>
          <table:table-cell office:value-type="string" calcext:value-type="string">
            <text:p>Opportunity</text:p>
          </table:table-cell>
          <table:table-cell table:style-name="Default" office:value-type="string" calcext:value-type="string">
            <text:p>Opportunitas</text:p>
          </table:table-cell>
          <table:table-cell/>
          <table:table-cell table:formula="of:=IF([.B960]=[.D96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60];&quot;, '&quot;;SUBSTITUTE(LOWER([.B960]);&quot;'&quot;;&quot;''&quot;);&quot;', '&quot;;SUBSTITUTE(LOWER([.C960]);&quot;'&quot;;&quot;''&quot;);&quot;', '&quot;;SUBSTITUTE(LOWER([.D960]);&quot;'&quot;;&quot;''&quot;);&quot;');&quot;)" office:value-type="string" office:string-value="insert into palabras(id, castellano, ingles, latin) values(959, 'oportunidad', 'opportunity', 'opportunitas');" calcext:value-type="string">
            <text:p>insert into palabras(id, castellano, ingles, latin) values(959, 'oportunidad', 'opportunity', 'opportunitas');</text:p>
          </table:table-cell>
        </table:table-row>
        <table:table-row table:style-name="ro1">
          <table:table-cell table:formula="of:=[.A960]+1" office:value-type="float" office:value="960" calcext:value-type="float">
            <text:p>960</text:p>
          </table:table-cell>
          <table:table-cell office:value-type="string" calcext:value-type="string">
            <text:p>Procesos</text:p>
          </table:table-cell>
          <table:table-cell office:value-type="string" calcext:value-type="string">
            <text:p>Processes</text:p>
          </table:table-cell>
          <table:table-cell table:style-name="Default" office:value-type="string" calcext:value-type="string">
            <text:p>Processus</text:p>
          </table:table-cell>
          <table:table-cell/>
          <table:table-cell table:formula="of:=IF([.B961]=[.D96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61];&quot;, '&quot;;SUBSTITUTE(LOWER([.B961]);&quot;'&quot;;&quot;''&quot;);&quot;', '&quot;;SUBSTITUTE(LOWER([.C961]);&quot;'&quot;;&quot;''&quot;);&quot;', '&quot;;SUBSTITUTE(LOWER([.D961]);&quot;'&quot;;&quot;''&quot;);&quot;');&quot;)" office:value-type="string" office:string-value="insert into palabras(id, castellano, ingles, latin) values(960, 'procesos', 'processes', 'processus');" calcext:value-type="string">
            <text:p>insert into palabras(id, castellano, ingles, latin) values(960, 'procesos', 'processes', 'processus');</text:p>
          </table:table-cell>
        </table:table-row>
        <table:table-row table:style-name="ro1">
          <table:table-cell table:formula="of:=[.A961]+1" office:value-type="float" office:value="961" calcext:value-type="float">
            <text:p>961</text:p>
          </table:table-cell>
          <table:table-cell office:value-type="string" calcext:value-type="string">
            <text:p>Terreno</text:p>
          </table:table-cell>
          <table:table-cell office:value-type="string" calcext:value-type="string">
            <text:p>Field</text:p>
          </table:table-cell>
          <table:table-cell table:style-name="Default" office:value-type="string" calcext:value-type="string">
            <text:p>Terrenum</text:p>
          </table:table-cell>
          <table:table-cell/>
          <table:table-cell table:formula="of:=IF([.B962]=[.D96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62];&quot;, '&quot;;SUBSTITUTE(LOWER([.B962]);&quot;'&quot;;&quot;''&quot;);&quot;', '&quot;;SUBSTITUTE(LOWER([.C962]);&quot;'&quot;;&quot;''&quot;);&quot;', '&quot;;SUBSTITUTE(LOWER([.D962]);&quot;'&quot;;&quot;''&quot;);&quot;');&quot;)" office:value-type="string" office:string-value="insert into palabras(id, castellano, ingles, latin) values(961, 'terreno', 'field', 'terrenum');" calcext:value-type="string">
            <text:p>insert into palabras(id, castellano, ingles, latin) values(961, 'terreno', 'field', 'terrenum');</text:p>
          </table:table-cell>
        </table:table-row>
        <table:table-row table:style-name="ro1">
          <table:table-cell table:formula="of:=[.A962]+1" office:value-type="float" office:value="962" calcext:value-type="float">
            <text:p>962</text:p>
          </table:table-cell>
          <table:table-cell office:value-type="string" calcext:value-type="string">
            <text:p>Daba</text:p>
          </table:table-cell>
          <table:table-cell office:value-type="string" calcext:value-type="string">
            <text:p>Gave</text:p>
          </table:table-cell>
          <table:table-cell table:style-name="Default" office:value-type="string" calcext:value-type="string">
            <text:p>Dabat</text:p>
          </table:table-cell>
          <table:table-cell/>
          <table:table-cell table:formula="of:=IF([.B963]=[.D96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63];&quot;, '&quot;;SUBSTITUTE(LOWER([.B963]);&quot;'&quot;;&quot;''&quot;);&quot;', '&quot;;SUBSTITUTE(LOWER([.C963]);&quot;'&quot;;&quot;''&quot;);&quot;', '&quot;;SUBSTITUTE(LOWER([.D963]);&quot;'&quot;;&quot;''&quot;);&quot;');&quot;)" office:value-type="string" office:string-value="insert into palabras(id, castellano, ingles, latin) values(962, 'daba', 'gave', 'dabat');" calcext:value-type="string">
            <text:p>insert into palabras(id, castellano, ingles, latin) values(962, 'daba', 'gave', 'dabat');</text:p>
          </table:table-cell>
        </table:table-row>
        <table:table-row table:style-name="ro1">
          <table:table-cell table:formula="of:=[.A963]+1" office:value-type="float" office:value="963" calcext:value-type="float">
            <text:p>963</text:p>
          </table:table-cell>
          <table:table-cell office:value-type="string" calcext:value-type="string">
            <text:p>Calles</text:p>
          </table:table-cell>
          <table:table-cell office:value-type="string" calcext:value-type="string">
            <text:p>Streets</text:p>
          </table:table-cell>
          <table:table-cell table:style-name="Default" office:value-type="string" calcext:value-type="string">
            <text:p>Viae</text:p>
          </table:table-cell>
          <table:table-cell/>
          <table:table-cell table:formula="of:=IF([.B964]=[.D96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64];&quot;, '&quot;;SUBSTITUTE(LOWER([.B964]);&quot;'&quot;;&quot;''&quot;);&quot;', '&quot;;SUBSTITUTE(LOWER([.C964]);&quot;'&quot;;&quot;''&quot;);&quot;', '&quot;;SUBSTITUTE(LOWER([.D964]);&quot;'&quot;;&quot;''&quot;);&quot;');&quot;)" office:value-type="string" office:string-value="insert into palabras(id, castellano, ingles, latin) values(963, 'calles', 'streets', 'viae');" calcext:value-type="string">
            <text:p>insert into palabras(id, castellano, ingles, latin) values(963, 'calles', 'streets', 'viae');</text:p>
          </table:table-cell>
        </table:table-row>
        <table:table-row table:style-name="ro1">
          <table:table-cell table:formula="of:=[.A964]+1" office:value-type="float" office:value="964" calcext:value-type="float">
            <text:p>964</text:p>
          </table:table-cell>
          <table:table-cell office:value-type="string" calcext:value-type="string">
            <text:p>Lista</text:p>
          </table:table-cell>
          <table:table-cell office:value-type="string" calcext:value-type="string">
            <text:p>List</text:p>
          </table:table-cell>
          <table:table-cell table:style-name="Default" office:value-type="string" calcext:value-type="string">
            <text:p>Index</text:p>
          </table:table-cell>
          <table:table-cell/>
          <table:table-cell table:formula="of:=IF([.B965]=[.D96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65];&quot;, '&quot;;SUBSTITUTE(LOWER([.B965]);&quot;'&quot;;&quot;''&quot;);&quot;', '&quot;;SUBSTITUTE(LOWER([.C965]);&quot;'&quot;;&quot;''&quot;);&quot;', '&quot;;SUBSTITUTE(LOWER([.D965]);&quot;'&quot;;&quot;''&quot;);&quot;');&quot;)" office:value-type="string" office:string-value="insert into palabras(id, castellano, ingles, latin) values(964, 'lista', 'list', 'index');" calcext:value-type="string">
            <text:p>insert into palabras(id, castellano, ingles, latin) values(964, 'lista', 'list', 'index');</text:p>
          </table:table-cell>
        </table:table-row>
        <table:table-row table:style-name="ro1">
          <table:table-cell table:formula="of:=[.A965]+1" office:value-type="float" office:value="965" calcext:value-type="float">
            <text:p>965</text:p>
          </table:table-cell>
          <table:table-cell office:value-type="string" calcext:value-type="string">
            <text:p>Nacionales</text:p>
          </table:table-cell>
          <table:table-cell office:value-type="string" calcext:value-type="string">
            <text:p>National</text:p>
          </table:table-cell>
          <table:table-cell table:style-name="Default" office:value-type="string" calcext:value-type="string">
            <text:p>Nationales</text:p>
          </table:table-cell>
          <table:table-cell/>
          <table:table-cell table:formula="of:=IF([.B966]=[.D96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66];&quot;, '&quot;;SUBSTITUTE(LOWER([.B966]);&quot;'&quot;;&quot;''&quot;);&quot;', '&quot;;SUBSTITUTE(LOWER([.C966]);&quot;'&quot;;&quot;''&quot;);&quot;', '&quot;;SUBSTITUTE(LOWER([.D966]);&quot;'&quot;;&quot;''&quot;);&quot;');&quot;)" office:value-type="string" office:string-value="insert into palabras(id, castellano, ingles, latin) values(965, 'nacionales', 'national', 'nationales');" calcext:value-type="string">
            <text:p>insert into palabras(id, castellano, ingles, latin) values(965, 'nacionales', 'national', 'nationales');</text:p>
          </table:table-cell>
        </table:table-row>
        <table:table-row table:style-name="ro1">
          <table:table-cell table:formula="of:=[.A966]+1" office:value-type="float" office:value="966" calcext:value-type="float">
            <text:p>966</text:p>
          </table:table-cell>
          <table:table-cell office:value-type="string" calcext:value-type="string">
            <text:p>Funciones</text:p>
          </table:table-cell>
          <table:table-cell office:value-type="string" calcext:value-type="string">
            <text:p>Functions</text:p>
          </table:table-cell>
          <table:table-cell table:style-name="Default" office:value-type="string" calcext:value-type="string">
            <text:p>Functiones</text:p>
          </table:table-cell>
          <table:table-cell/>
          <table:table-cell table:formula="of:=IF([.B967]=[.D96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67];&quot;, '&quot;;SUBSTITUTE(LOWER([.B967]);&quot;'&quot;;&quot;''&quot;);&quot;', '&quot;;SUBSTITUTE(LOWER([.C967]);&quot;'&quot;;&quot;''&quot;);&quot;', '&quot;;SUBSTITUTE(LOWER([.D967]);&quot;'&quot;;&quot;''&quot;);&quot;');&quot;)" office:value-type="string" office:string-value="insert into palabras(id, castellano, ingles, latin) values(966, 'funciones', 'functions', 'functiones');" calcext:value-type="string">
            <text:p>insert into palabras(id, castellano, ingles, latin) values(966, 'funciones', 'functions', 'functiones');</text:p>
          </table:table-cell>
        </table:table-row>
        <table:table-row table:style-name="ro1">
          <table:table-cell table:formula="of:=[.A967]+1" office:value-type="float" office:value="967" calcext:value-type="float">
            <text:p>967</text:p>
          </table:table-cell>
          <table:table-cell office:value-type="string" calcext:value-type="string">
            <text:p>Leyes</text:p>
          </table:table-cell>
          <table:table-cell office:value-type="string" calcext:value-type="string">
            <text:p>Laws</text:p>
          </table:table-cell>
          <table:table-cell table:style-name="Default" office:value-type="string" calcext:value-type="string">
            <text:p>Leges</text:p>
          </table:table-cell>
          <table:table-cell/>
          <table:table-cell table:formula="of:=IF([.B968]=[.D96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68];&quot;, '&quot;;SUBSTITUTE(LOWER([.B968]);&quot;'&quot;;&quot;''&quot;);&quot;', '&quot;;SUBSTITUTE(LOWER([.C968]);&quot;'&quot;;&quot;''&quot;);&quot;', '&quot;;SUBSTITUTE(LOWER([.D968]);&quot;'&quot;;&quot;''&quot;);&quot;');&quot;)" office:value-type="string" office:string-value="insert into palabras(id, castellano, ingles, latin) values(967, 'leyes', 'laws', 'leges');" calcext:value-type="string">
            <text:p>insert into palabras(id, castellano, ingles, latin) values(967, 'leyes', 'laws', 'leges');</text:p>
          </table:table-cell>
        </table:table-row>
        <table:table-row table:style-name="ro1">
          <table:table-cell table:formula="of:=[.A968]+1" office:value-type="float" office:value="968" calcext:value-type="float">
            <text:p>968</text:p>
          </table:table-cell>
          <table:table-cell office:value-type="string" calcext:value-type="string">
            <text:p>Acceso</text:p>
          </table:table-cell>
          <table:table-cell office:value-type="string" calcext:value-type="string">
            <text:p>Access</text:p>
          </table:table-cell>
          <table:table-cell table:style-name="Default" office:value-type="string" calcext:value-type="string">
            <text:p>Accessus</text:p>
          </table:table-cell>
          <table:table-cell/>
          <table:table-cell table:formula="of:=IF([.B969]=[.D96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69];&quot;, '&quot;;SUBSTITUTE(LOWER([.B969]);&quot;'&quot;;&quot;''&quot;);&quot;', '&quot;;SUBSTITUTE(LOWER([.C969]);&quot;'&quot;;&quot;''&quot;);&quot;', '&quot;;SUBSTITUTE(LOWER([.D969]);&quot;'&quot;;&quot;''&quot;);&quot;');&quot;)" office:value-type="string" office:string-value="insert into palabras(id, castellano, ingles, latin) values(968, 'acceso', 'access', 'accessus');" calcext:value-type="string">
            <text:p>insert into palabras(id, castellano, ingles, latin) values(968, 'acceso', 'access', 'accessus');</text:p>
          </table:table-cell>
        </table:table-row>
        <table:table-row table:style-name="ro1">
          <table:table-cell table:formula="of:=[.A969]+1" office:value-type="float" office:value="969" calcext:value-type="float">
            <text:p>969</text:p>
          </table:table-cell>
          <table:table-cell office:value-type="string" calcext:value-type="string">
            <text:p>Técnico</text:p>
          </table:table-cell>
          <table:table-cell office:value-type="string" calcext:value-type="string">
            <text:p>Technical</text:p>
          </table:table-cell>
          <table:table-cell table:style-name="Default" office:value-type="string" calcext:value-type="string">
            <text:p>Technicus</text:p>
          </table:table-cell>
          <table:table-cell/>
          <table:table-cell table:formula="of:=IF([.B970]=[.D97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70];&quot;, '&quot;;SUBSTITUTE(LOWER([.B970]);&quot;'&quot;;&quot;''&quot;);&quot;', '&quot;;SUBSTITUTE(LOWER([.C970]);&quot;'&quot;;&quot;''&quot;);&quot;', '&quot;;SUBSTITUTE(LOWER([.D970]);&quot;'&quot;;&quot;''&quot;);&quot;');&quot;)" office:value-type="string" office:string-value="insert into palabras(id, castellano, ingles, latin) values(969, 'técnico', 'technical', 'technicus');" calcext:value-type="string">
            <text:p>insert into palabras(id, castellano, ingles, latin) values(969, 'técnico', 'technical', 'technicus');</text:p>
          </table:table-cell>
        </table:table-row>
        <table:table-row table:style-name="ro1">
          <table:table-cell table:formula="of:=[.A970]+1" office:value-type="float" office:value="970" calcext:value-type="float">
            <text:p>970</text:p>
          </table:table-cell>
          <table:table-cell office:value-type="string" calcext:value-type="string">
            <text:p>Visión</text:p>
          </table:table-cell>
          <table:table-cell office:value-type="string" calcext:value-type="string">
            <text:p>Vision</text:p>
          </table:table-cell>
          <table:table-cell table:style-name="Default" office:value-type="string" calcext:value-type="string">
            <text:p>Visio</text:p>
          </table:table-cell>
          <table:table-cell/>
          <table:table-cell table:formula="of:=IF([.B971]=[.D97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71];&quot;, '&quot;;SUBSTITUTE(LOWER([.B971]);&quot;'&quot;;&quot;''&quot;);&quot;', '&quot;;SUBSTITUTE(LOWER([.C971]);&quot;'&quot;;&quot;''&quot;);&quot;', '&quot;;SUBSTITUTE(LOWER([.D971]);&quot;'&quot;;&quot;''&quot;);&quot;');&quot;)" office:value-type="string" office:string-value="insert into palabras(id, castellano, ingles, latin) values(970, 'visión', 'vision', 'visio');" calcext:value-type="string">
            <text:p>insert into palabras(id, castellano, ingles, latin) values(970, 'visión', 'vision', 'visio');</text:p>
          </table:table-cell>
        </table:table-row>
        <table:table-row table:style-name="ro1">
          <table:table-cell table:formula="of:=[.A971]+1" office:value-type="float" office:value="971" calcext:value-type="float">
            <text:p>971</text:p>
          </table:table-cell>
          <table:table-cell office:value-type="string" calcext:value-type="string">
            <text:p>Preguntó</text:p>
          </table:table-cell>
          <table:table-cell office:value-type="string" calcext:value-type="string">
            <text:p>Asked</text:p>
          </table:table-cell>
          <table:table-cell table:style-name="Default" office:value-type="string" calcext:value-type="string">
            <text:p>Rogavit</text:p>
          </table:table-cell>
          <table:table-cell/>
          <table:table-cell table:formula="of:=IF([.B972]=[.D97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72];&quot;, '&quot;;SUBSTITUTE(LOWER([.B972]);&quot;'&quot;;&quot;''&quot;);&quot;', '&quot;;SUBSTITUTE(LOWER([.C972]);&quot;'&quot;;&quot;''&quot;);&quot;', '&quot;;SUBSTITUTE(LOWER([.D972]);&quot;'&quot;;&quot;''&quot;);&quot;');&quot;)" office:value-type="string" office:string-value="insert into palabras(id, castellano, ingles, latin) values(971, 'preguntó', 'asked', 'rogavit');" calcext:value-type="string">
            <text:p>insert into palabras(id, castellano, ingles, latin) values(971, 'preguntó', 'asked', 'rogavit');</text:p>
          </table:table-cell>
        </table:table-row>
        <table:table-row table:style-name="ro1">
          <table:table-cell table:formula="of:=[.A972]+1" office:value-type="float" office:value="972" calcext:value-type="float">
            <text:p>972</text:p>
          </table:table-cell>
          <table:table-cell office:value-type="string" calcext:value-type="string">
            <text:p>Jesús</text:p>
          </table:table-cell>
          <table:table-cell office:value-type="string" calcext:value-type="string">
            <text:p>Jesus</text:p>
          </table:table-cell>
          <table:table-cell table:style-name="Default" office:value-type="string" calcext:value-type="string">
            <text:p>Iesus</text:p>
          </table:table-cell>
          <table:table-cell/>
          <table:table-cell table:formula="of:=IF([.B973]=[.D97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73];&quot;, '&quot;;SUBSTITUTE(LOWER([.B973]);&quot;'&quot;;&quot;''&quot;);&quot;', '&quot;;SUBSTITUTE(LOWER([.C973]);&quot;'&quot;;&quot;''&quot;);&quot;', '&quot;;SUBSTITUTE(LOWER([.D973]);&quot;'&quot;;&quot;''&quot;);&quot;');&quot;)" office:value-type="string" office:string-value="insert into palabras(id, castellano, ingles, latin) values(972, 'jesús', 'jesus', 'iesus');" calcext:value-type="string">
            <text:p>insert into palabras(id, castellano, ingles, latin) values(972, 'jesús', 'jesus', 'iesus');</text:p>
          </table:table-cell>
        </table:table-row>
        <table:table-row table:style-name="ro1">
          <table:table-cell table:formula="of:=[.A973]+1" office:value-type="float" office:value="973" calcext:value-type="float">
            <text:p>973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Serious</text:p>
          </table:table-cell>
          <table:table-cell table:style-name="Default" office:value-type="string" calcext:value-type="string">
            <text:p>Gravitas</text:p>
          </table:table-cell>
          <table:table-cell/>
          <table:table-cell table:formula="of:=IF([.B974]=[.D97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74];&quot;, '&quot;;SUBSTITUTE(LOWER([.B974]);&quot;'&quot;;&quot;''&quot;);&quot;', '&quot;;SUBSTITUTE(LOWER([.C974]);&quot;'&quot;;&quot;''&quot;);&quot;', '&quot;;SUBSTITUTE(LOWER([.D974]);&quot;'&quot;;&quot;''&quot;);&quot;');&quot;)" office:value-type="string" office:string-value="insert into palabras(id, castellano, ingles, latin) values(973, 'grave', 'serious', 'gravitas');" calcext:value-type="string">
            <text:p>insert into palabras(id, castellano, ingles, latin) values(973, 'grave', 'serious', 'gravitas');</text:p>
          </table:table-cell>
        </table:table-row>
        <table:table-row table:style-name="ro1">
          <table:table-cell table:formula="of:=[.A974]+1" office:value-type="float" office:value="974" calcext:value-type="float">
            <text:p>974</text:p>
          </table:table-cell>
          <table:table-cell office:value-type="string" calcext:value-type="string">
            <text:p>Tenga</text:p>
          </table:table-cell>
          <table:table-cell office:value-type="string" calcext:value-type="string">
            <text:p>Have</text:p>
          </table:table-cell>
          <table:table-cell table:style-name="Default" office:value-type="string" calcext:value-type="string">
            <text:p>Habeat</text:p>
          </table:table-cell>
          <table:table-cell/>
          <table:table-cell table:formula="of:=IF([.B975]=[.D97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75];&quot;, '&quot;;SUBSTITUTE(LOWER([.B975]);&quot;'&quot;;&quot;''&quot;);&quot;', '&quot;;SUBSTITUTE(LOWER([.C975]);&quot;'&quot;;&quot;''&quot;);&quot;', '&quot;;SUBSTITUTE(LOWER([.D975]);&quot;'&quot;;&quot;''&quot;);&quot;');&quot;)" office:value-type="string" office:string-value="insert into palabras(id, castellano, ingles, latin) values(974, 'tenga', 'have', 'habeat');" calcext:value-type="string">
            <text:p>insert into palabras(id, castellano, ingles, latin) values(974, 'tenga', 'have', 'habeat');</text:p>
          </table:table-cell>
        </table:table-row>
        <table:table-row table:style-name="ro1">
          <table:table-cell table:formula="of:=[.A975]+1" office:value-type="float" office:value="975" calcext:value-type="float">
            <text:p>975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Monday</text:p>
          </table:table-cell>
          <table:table-cell table:style-name="Default" office:value-type="string" calcext:value-type="string">
            <text:p>Lunae</text:p>
          </table:table-cell>
          <table:table-cell/>
          <table:table-cell table:formula="of:=IF([.B976]=[.D97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76];&quot;, '&quot;;SUBSTITUTE(LOWER([.B976]);&quot;'&quot;;&quot;''&quot;);&quot;', '&quot;;SUBSTITUTE(LOWER([.C976]);&quot;'&quot;;&quot;''&quot;);&quot;', '&quot;;SUBSTITUTE(LOWER([.D976]);&quot;'&quot;;&quot;''&quot;);&quot;');&quot;)" office:value-type="string" office:string-value="insert into palabras(id, castellano, ingles, latin) values(975, 'lunes', 'monday', 'lunae');" calcext:value-type="string">
            <text:p>insert into palabras(id, castellano, ingles, latin) values(975, 'lunes', 'monday', 'lunae');</text:p>
          </table:table-cell>
        </table:table-row>
        <table:table-row table:style-name="ro1">
          <table:table-cell table:formula="of:=[.A976]+1" office:value-type="float" office:value="976" calcext:value-type="float">
            <text:p>976</text:p>
          </table:table-cell>
          <table:table-cell office:value-type="string" calcext:value-type="string">
            <text:p>Aplicación</text:p>
          </table:table-cell>
          <table:table-cell office:value-type="string" calcext:value-type="string">
            <text:p>Application</text:p>
          </table:table-cell>
          <table:table-cell table:style-name="Default" office:value-type="string" calcext:value-type="string">
            <text:p>Applicatio</text:p>
          </table:table-cell>
          <table:table-cell/>
          <table:table-cell table:formula="of:=IF([.B977]=[.D97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77];&quot;, '&quot;;SUBSTITUTE(LOWER([.B977]);&quot;'&quot;;&quot;''&quot;);&quot;', '&quot;;SUBSTITUTE(LOWER([.C977]);&quot;'&quot;;&quot;''&quot;);&quot;', '&quot;;SUBSTITUTE(LOWER([.D977]);&quot;'&quot;;&quot;''&quot;);&quot;');&quot;)" office:value-type="string" office:string-value="insert into palabras(id, castellano, ingles, latin) values(976, 'aplicación', 'application', 'applicatio');" calcext:value-type="string">
            <text:p>insert into palabras(id, castellano, ingles, latin) values(976, 'aplicación', 'application', 'applicatio');</text:p>
          </table:table-cell>
        </table:table-row>
        <table:table-row table:style-name="ro1">
          <table:table-cell table:formula="of:=[.A977]+1" office:value-type="float" office:value="977" calcext:value-type="float">
            <text:p>977</text:p>
          </table:table-cell>
          <table:table-cell office:value-type="string" calcext:value-type="string">
            <text:p>Junta</text:p>
          </table:table-cell>
          <table:table-cell office:value-type="string" calcext:value-type="string">
            <text:p>Board</text:p>
          </table:table-cell>
          <table:table-cell table:style-name="Default" office:value-type="string" calcext:value-type="string">
            <text:p>Consilium</text:p>
          </table:table-cell>
          <table:table-cell/>
          <table:table-cell table:formula="of:=IF([.B978]=[.D97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78];&quot;, '&quot;;SUBSTITUTE(LOWER([.B978]);&quot;'&quot;;&quot;''&quot;);&quot;', '&quot;;SUBSTITUTE(LOWER([.C978]);&quot;'&quot;;&quot;''&quot;);&quot;', '&quot;;SUBSTITUTE(LOWER([.D978]);&quot;'&quot;;&quot;''&quot;);&quot;');&quot;)" office:value-type="string" office:string-value="insert into palabras(id, castellano, ingles, latin) values(977, 'junta', 'board', 'consilium');" calcext:value-type="string">
            <text:p>insert into palabras(id, castellano, ingles, latin) values(977, 'junta', 'board', 'consilium');</text:p>
          </table:table-cell>
        </table:table-row>
        <table:table-row table:style-name="ro1">
          <table:table-cell table:formula="of:=[.A978]+1" office:value-type="float" office:value="978" calcext:value-type="float">
            <text:p>978</text:p>
          </table:table-cell>
          <table:table-cell office:value-type="string" calcext:value-type="string">
            <text:p>Lugares</text:p>
          </table:table-cell>
          <table:table-cell office:value-type="string" calcext:value-type="string">
            <text:p>Places</text:p>
          </table:table-cell>
          <table:table-cell table:style-name="Default" office:value-type="string" calcext:value-type="string">
            <text:p>Locorum</text:p>
          </table:table-cell>
          <table:table-cell/>
          <table:table-cell table:formula="of:=IF([.B979]=[.D97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79];&quot;, '&quot;;SUBSTITUTE(LOWER([.B979]);&quot;'&quot;;&quot;''&quot;);&quot;', '&quot;;SUBSTITUTE(LOWER([.C979]);&quot;'&quot;;&quot;''&quot;);&quot;', '&quot;;SUBSTITUTE(LOWER([.D979]);&quot;'&quot;;&quot;''&quot;);&quot;');&quot;)" office:value-type="string" office:string-value="insert into palabras(id, castellano, ingles, latin) values(978, 'lugares', 'places', 'locorum');" calcext:value-type="string">
            <text:p>insert into palabras(id, castellano, ingles, latin) values(978, 'lugares', 'places', 'locorum');</text:p>
          </table:table-cell>
        </table:table-row>
        <table:table-row table:style-name="ro1">
          <table:table-cell table:formula="of:=[.A979]+1" office:value-type="float" office:value="979" calcext:value-type="float">
            <text:p>979</text:p>
          </table:table-cell>
          <table:table-cell office:value-type="string" calcext:value-type="string">
            <text:p>Verano</text:p>
          </table:table-cell>
          <table:table-cell office:value-type="string" calcext:value-type="string">
            <text:p>Summer</text:p>
          </table:table-cell>
          <table:table-cell table:style-name="Default" office:value-type="string" calcext:value-type="string">
            <text:p>Aestas</text:p>
          </table:table-cell>
          <table:table-cell/>
          <table:table-cell table:formula="of:=IF([.B980]=[.D98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80];&quot;, '&quot;;SUBSTITUTE(LOWER([.B980]);&quot;'&quot;;&quot;''&quot;);&quot;', '&quot;;SUBSTITUTE(LOWER([.C980]);&quot;'&quot;;&quot;''&quot;);&quot;', '&quot;;SUBSTITUTE(LOWER([.D980]);&quot;'&quot;;&quot;''&quot;);&quot;');&quot;)" office:value-type="string" office:string-value="insert into palabras(id, castellano, ingles, latin) values(979, 'verano', 'summer', 'aestas');" calcext:value-type="string">
            <text:p>insert into palabras(id, castellano, ingles, latin) values(979, 'verano', 'summer', 'aestas');</text:p>
          </table:table-cell>
        </table:table-row>
        <table:table-row table:style-name="ro1">
          <table:table-cell table:formula="of:=[.A980]+1" office:value-type="float" office:value="980" calcext:value-type="float">
            <text:p>980</text:p>
          </table:table-cell>
          <table:table-cell office:value-type="string" calcext:value-type="string">
            <text:p>Capítulo</text:p>
          </table:table-cell>
          <table:table-cell office:value-type="string" calcext:value-type="string">
            <text:p>Chapter</text:p>
          </table:table-cell>
          <table:table-cell table:style-name="Default" office:value-type="string" calcext:value-type="string">
            <text:p>Caput</text:p>
          </table:table-cell>
          <table:table-cell/>
          <table:table-cell table:formula="of:=IF([.B981]=[.D98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81];&quot;, '&quot;;SUBSTITUTE(LOWER([.B981]);&quot;'&quot;;&quot;''&quot;);&quot;', '&quot;;SUBSTITUTE(LOWER([.C981]);&quot;'&quot;;&quot;''&quot;);&quot;', '&quot;;SUBSTITUTE(LOWER([.D981]);&quot;'&quot;;&quot;''&quot;);&quot;');&quot;)" office:value-type="string" office:string-value="insert into palabras(id, castellano, ingles, latin) values(980, 'capítulo', 'chapter', 'caput');" calcext:value-type="string">
            <text:p>insert into palabras(id, castellano, ingles, latin) values(980, 'capítulo', 'chapter', 'caput');</text:p>
          </table:table-cell>
        </table:table-row>
        <table:table-row table:style-name="ro1">
          <table:table-cell table:formula="of:=[.A981]+1" office:value-type="float" office:value="981" calcext:value-type="float">
            <text:p>981</text:p>
          </table:table-cell>
          <table:table-cell office:value-type="string" calcext:value-type="string">
            <text:p>Éstos</text:p>
          </table:table-cell>
          <table:table-cell office:value-type="string" calcext:value-type="string">
            <text:p>These</text:p>
          </table:table-cell>
          <table:table-cell table:style-name="Default" office:value-type="string" calcext:value-type="string">
            <text:p>Hi</text:p>
          </table:table-cell>
          <table:table-cell/>
          <table:table-cell table:formula="of:=IF([.B982]=[.D98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82];&quot;, '&quot;;SUBSTITUTE(LOWER([.B982]);&quot;'&quot;;&quot;''&quot;);&quot;', '&quot;;SUBSTITUTE(LOWER([.C982]);&quot;'&quot;;&quot;''&quot;);&quot;', '&quot;;SUBSTITUTE(LOWER([.D982]);&quot;'&quot;;&quot;''&quot;);&quot;');&quot;)" office:value-type="string" office:string-value="insert into palabras(id, castellano, ingles, latin) values(981, 'éstos', 'these', 'hi');" calcext:value-type="string">
            <text:p>insert into palabras(id, castellano, ingles, latin) values(981, 'éstos', 'these', 'hi');</text:p>
          </table:table-cell>
        </table:table-row>
        <table:table-row table:style-name="ro1">
          <table:table-cell table:formula="of:=[.A982]+1" office:value-type="float" office:value="982" calcext:value-type="float">
            <text:p>982</text:p>
          </table:table-cell>
          <table:table-cell office:value-type="string" calcext:value-type="string">
            <text:p>Pensamiento</text:p>
          </table:table-cell>
          <table:table-cell office:value-type="string" calcext:value-type="string">
            <text:p>Thought</text:p>
          </table:table-cell>
          <table:table-cell table:style-name="Default" office:value-type="string" calcext:value-type="string">
            <text:p>Cogitatio</text:p>
          </table:table-cell>
          <table:table-cell/>
          <table:table-cell table:formula="of:=IF([.B983]=[.D98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83];&quot;, '&quot;;SUBSTITUTE(LOWER([.B983]);&quot;'&quot;;&quot;''&quot;);&quot;', '&quot;;SUBSTITUTE(LOWER([.C983]);&quot;'&quot;;&quot;''&quot;);&quot;', '&quot;;SUBSTITUTE(LOWER([.D983]);&quot;'&quot;;&quot;''&quot;);&quot;');&quot;)" office:value-type="string" office:string-value="insert into palabras(id, castellano, ingles, latin) values(982, 'pensamiento', 'thought', 'cogitatio');" calcext:value-type="string">
            <text:p>insert into palabras(id, castellano, ingles, latin) values(982, 'pensamiento', 'thought', 'cogitatio');</text:p>
          </table:table-cell>
        </table:table-row>
        <table:table-row table:style-name="ro1">
          <table:table-cell table:formula="of:=[.A983]+1" office:value-type="float" office:value="983" calcext:value-type="float">
            <text:p>983</text:p>
          </table:table-cell>
          <table:table-cell table:number-columns-repeated="2" office:value-type="string" calcext:value-type="string">
            <text:p>York</text:p>
          </table:table-cell>
          <table:table-cell table:style-name="Default" office:value-type="string" calcext:value-type="string">
            <text:p>Eboracum</text:p>
          </table:table-cell>
          <table:table-cell/>
          <table:table-cell table:formula="of:=IF([.B984]=[.D98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84];&quot;, '&quot;;SUBSTITUTE(LOWER([.B984]);&quot;'&quot;;&quot;''&quot;);&quot;', '&quot;;SUBSTITUTE(LOWER([.C984]);&quot;'&quot;;&quot;''&quot;);&quot;', '&quot;;SUBSTITUTE(LOWER([.D984]);&quot;'&quot;;&quot;''&quot;);&quot;');&quot;)" office:value-type="string" office:string-value="insert into palabras(id, castellano, ingles, latin) values(983, 'york', 'york', 'eboracum');" calcext:value-type="string">
            <text:p>insert into palabras(id, castellano, ingles, latin) values(983, 'york', 'york', 'eboracum');</text:p>
          </table:table-cell>
        </table:table-row>
        <table:table-row table:style-name="ro1">
          <table:table-cell table:formula="of:=[.A984]+1" office:value-type="float" office:value="984" calcext:value-type="float">
            <text:p>984</text:p>
          </table:table-cell>
          <table:table-cell office:value-type="string" calcext:value-type="string">
            <text:p>Frecuencia</text:p>
          </table:table-cell>
          <table:table-cell office:value-type="string" calcext:value-type="string">
            <text:p>Frequency</text:p>
          </table:table-cell>
          <table:table-cell table:style-name="Default" office:value-type="string" calcext:value-type="string">
            <text:p>Frequens</text:p>
          </table:table-cell>
          <table:table-cell/>
          <table:table-cell table:formula="of:=IF([.B985]=[.D98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85];&quot;, '&quot;;SUBSTITUTE(LOWER([.B985]);&quot;'&quot;;&quot;''&quot;);&quot;', '&quot;;SUBSTITUTE(LOWER([.C985]);&quot;'&quot;;&quot;''&quot;);&quot;', '&quot;;SUBSTITUTE(LOWER([.D985]);&quot;'&quot;;&quot;''&quot;);&quot;');&quot;)" office:value-type="string" office:string-value="insert into palabras(id, castellano, ingles, latin) values(984, 'frecuencia', 'frequency', 'frequens');" calcext:value-type="string">
            <text:p>insert into palabras(id, castellano, ingles, latin) values(984, 'frecuencia', 'frequency', 'frequens');</text:p>
          </table:table-cell>
        </table:table-row>
        <table:table-row table:style-name="ro1">
          <table:table-cell table:formula="of:=[.A985]+1" office:value-type="float" office:value="985" calcext:value-type="float">
            <text:p>985</text:p>
          </table:table-cell>
          <table:table-cell office:value-type="string" calcext:value-type="string">
            <text:p>Gestión</text:p>
          </table:table-cell>
          <table:table-cell office:value-type="string" calcext:value-type="string">
            <text:p>Management</text:p>
          </table:table-cell>
          <table:table-cell table:style-name="Default" office:value-type="string" calcext:value-type="string">
            <text:p>Administratio</text:p>
          </table:table-cell>
          <table:table-cell/>
          <table:table-cell table:formula="of:=IF([.B986]=[.D98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86];&quot;, '&quot;;SUBSTITUTE(LOWER([.B986]);&quot;'&quot;;&quot;''&quot;);&quot;', '&quot;;SUBSTITUTE(LOWER([.C986]);&quot;'&quot;;&quot;''&quot;);&quot;', '&quot;;SUBSTITUTE(LOWER([.D986]);&quot;'&quot;;&quot;''&quot;);&quot;');&quot;)" office:value-type="string" office:string-value="insert into palabras(id, castellano, ingles, latin) values(985, 'gestión', 'management', 'administratio');" calcext:value-type="string">
            <text:p>insert into palabras(id, castellano, ingles, latin) values(985, 'gestión', 'management', 'administratio');</text:p>
          </table:table-cell>
        </table:table-row>
        <table:table-row table:style-name="ro1">
          <table:table-cell table:formula="of:=[.A986]+1" office:value-type="float" office:value="986" calcext:value-type="float">
            <text:p>986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Friday</text:p>
          </table:table-cell>
          <table:table-cell table:style-name="Default" office:value-type="string" calcext:value-type="string">
            <text:p>Iovis</text:p>
          </table:table-cell>
          <table:table-cell/>
          <table:table-cell table:formula="of:=IF([.B987]=[.D98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87];&quot;, '&quot;;SUBSTITUTE(LOWER([.B987]);&quot;'&quot;;&quot;''&quot;);&quot;', '&quot;;SUBSTITUTE(LOWER([.C987]);&quot;'&quot;;&quot;''&quot;);&quot;', '&quot;;SUBSTITUTE(LOWER([.D987]);&quot;'&quot;;&quot;''&quot;);&quot;');&quot;)" office:value-type="string" office:string-value="insert into palabras(id, castellano, ingles, latin) values(986, 'viernes', 'friday', 'iovis');" calcext:value-type="string">
            <text:p>insert into palabras(id, castellano, ingles, latin) values(986, 'viernes', 'friday', 'iovis');</text:p>
          </table:table-cell>
        </table:table-row>
        <table:table-row table:style-name="ro1">
          <table:table-cell table:formula="of:=[.A987]+1" office:value-type="float" office:value="987" calcext:value-type="float">
            <text:p>987</text:p>
          </table:table-cell>
          <table:table-cell table:number-columns-repeated="2" office:value-type="string" calcext:value-type="string">
            <text:p>Javier</text:p>
          </table:table-cell>
          <table:table-cell table:style-name="Default" office:value-type="string" calcext:value-type="string">
            <text:p>Iacobus</text:p>
          </table:table-cell>
          <table:table-cell/>
          <table:table-cell table:formula="of:=IF([.B988]=[.D98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88];&quot;, '&quot;;SUBSTITUTE(LOWER([.B988]);&quot;'&quot;;&quot;''&quot;);&quot;', '&quot;;SUBSTITUTE(LOWER([.C988]);&quot;'&quot;;&quot;''&quot;);&quot;', '&quot;;SUBSTITUTE(LOWER([.D988]);&quot;'&quot;;&quot;''&quot;);&quot;');&quot;)" office:value-type="string" office:string-value="insert into palabras(id, castellano, ingles, latin) values(987, 'javier', 'javier', 'iacobus');" calcext:value-type="string">
            <text:p>insert into palabras(id, castellano, ingles, latin) values(987, 'javier', 'javier', 'iacobus');</text:p>
          </table:table-cell>
        </table:table-row>
        <table:table-row table:style-name="ro1">
          <table:table-cell table:formula="of:=[.A988]+1" office:value-type="float" office:value="988" calcext:value-type="float">
            <text:p>988</text:p>
          </table:table-cell>
          <table:table-cell office:value-type="string" calcext:value-type="string">
            <text:p>Sitio</text:p>
          </table:table-cell>
          <table:table-cell office:value-type="string" calcext:value-type="string">
            <text:p>Site</text:p>
          </table:table-cell>
          <table:table-cell table:style-name="Default" office:value-type="string" calcext:value-type="string">
            <text:p>Locus</text:p>
          </table:table-cell>
          <table:table-cell/>
          <table:table-cell table:formula="of:=IF([.B989]=[.D98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89];&quot;, '&quot;;SUBSTITUTE(LOWER([.B989]);&quot;'&quot;;&quot;''&quot;);&quot;', '&quot;;SUBSTITUTE(LOWER([.C989]);&quot;'&quot;;&quot;''&quot;);&quot;', '&quot;;SUBSTITUTE(LOWER([.D989]);&quot;'&quot;;&quot;''&quot;);&quot;');&quot;)" office:value-type="string" office:string-value="insert into palabras(id, castellano, ingles, latin) values(988, 'sitio', 'site', 'locus');" calcext:value-type="string">
            <text:p>insert into palabras(id, castellano, ingles, latin) values(988, 'sitio', 'site', 'locus');</text:p>
          </table:table-cell>
        </table:table-row>
        <table:table-row table:style-name="ro1">
          <table:table-cell table:formula="of:=[.A989]+1" office:value-type="float" office:value="989" calcext:value-type="float">
            <text:p>989</text:p>
          </table:table-cell>
          <table:table-cell office:value-type="string" calcext:value-type="string">
            <text:p>Agosto</text:p>
          </table:table-cell>
          <table:table-cell office:value-type="string" calcext:value-type="string">
            <text:p>August</text:p>
          </table:table-cell>
          <table:table-cell table:style-name="Default" office:value-type="string" calcext:value-type="string">
            <text:p>Augustus</text:p>
          </table:table-cell>
          <table:table-cell/>
          <table:table-cell table:formula="of:=IF([.B990]=[.D99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90];&quot;, '&quot;;SUBSTITUTE(LOWER([.B990]);&quot;'&quot;;&quot;''&quot;);&quot;', '&quot;;SUBSTITUTE(LOWER([.C990]);&quot;'&quot;;&quot;''&quot;);&quot;', '&quot;;SUBSTITUTE(LOWER([.D990]);&quot;'&quot;;&quot;''&quot;);&quot;');&quot;)" office:value-type="string" office:string-value="insert into palabras(id, castellano, ingles, latin) values(989, 'agosto', 'august', 'augustus');" calcext:value-type="string">
            <text:p>insert into palabras(id, castellano, ingles, latin) values(989, 'agosto', 'august', 'augustus');</text:p>
          </table:table-cell>
        </table:table-row>
        <table:table-row table:style-name="ro1">
          <table:table-cell table:formula="of:=[.A990]+1" office:value-type="float" office:value="990" calcext:value-type="float">
            <text:p>990</text:p>
          </table:table-cell>
          <table:table-cell office:value-type="string" calcext:value-type="string">
            <text:p>Propiedad</text:p>
          </table:table-cell>
          <table:table-cell office:value-type="string" calcext:value-type="string">
            <text:p>Property</text:p>
          </table:table-cell>
          <table:table-cell table:style-name="Default" office:value-type="string" calcext:value-type="string">
            <text:p>Proprietas</text:p>
          </table:table-cell>
          <table:table-cell/>
          <table:table-cell table:formula="of:=IF([.B991]=[.D99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91];&quot;, '&quot;;SUBSTITUTE(LOWER([.B991]);&quot;'&quot;;&quot;''&quot;);&quot;', '&quot;;SUBSTITUTE(LOWER([.C991]);&quot;'&quot;;&quot;''&quot;);&quot;', '&quot;;SUBSTITUTE(LOWER([.D991]);&quot;'&quot;;&quot;''&quot;);&quot;');&quot;)" office:value-type="string" office:string-value="insert into palabras(id, castellano, ingles, latin) values(990, 'propiedad', 'property', 'proprietas');" calcext:value-type="string">
            <text:p>insert into palabras(id, castellano, ingles, latin) values(990, 'propiedad', 'property', 'proprietas');</text:p>
          </table:table-cell>
        </table:table-row>
        <table:table-row table:style-name="ro1">
          <table:table-cell table:formula="of:=[.A991]+1" office:value-type="float" office:value="991" calcext:value-type="float">
            <text:p>991</text:p>
          </table:table-cell>
          <table:table-cell office:value-type="string" calcext:value-type="string">
            <text:p>Profesionales</text:p>
          </table:table-cell>
          <table:table-cell office:value-type="string" calcext:value-type="string">
            <text:p>Professionals</text:p>
          </table:table-cell>
          <table:table-cell table:style-name="Default" office:value-type="string" calcext:value-type="string">
            <text:p>Professional</text:p>
          </table:table-cell>
          <table:table-cell/>
          <table:table-cell table:formula="of:=IF([.B992]=[.D99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92];&quot;, '&quot;;SUBSTITUTE(LOWER([.B992]);&quot;'&quot;;&quot;''&quot;);&quot;', '&quot;;SUBSTITUTE(LOWER([.C992]);&quot;'&quot;;&quot;''&quot;);&quot;', '&quot;;SUBSTITUTE(LOWER([.D992]);&quot;'&quot;;&quot;''&quot;);&quot;');&quot;)" office:value-type="string" office:string-value="insert into palabras(id, castellano, ingles, latin) values(991, 'profesionales', 'professionals', 'professional');" calcext:value-type="string">
            <text:p>insert into palabras(id, castellano, ingles, latin) values(991, 'profesionales', 'professionals', 'professional');</text:p>
          </table:table-cell>
        </table:table-row>
        <table:table-row table:style-name="ro1">
          <table:table-cell table:formula="of:=[.A992]+1" office:value-type="float" office:value="992" calcext:value-type="float">
            <text:p>992</text:p>
          </table:table-cell>
          <table:table-cell office:value-type="string" calcext:value-type="string">
            <text:p>Últimas</text:p>
          </table:table-cell>
          <table:table-cell office:value-type="string" calcext:value-type="string">
            <text:p>Latest</text:p>
          </table:table-cell>
          <table:table-cell table:style-name="Default" office:value-type="string" calcext:value-type="string">
            <text:p>Ultimae</text:p>
          </table:table-cell>
          <table:table-cell/>
          <table:table-cell table:formula="of:=IF([.B993]=[.D99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93];&quot;, '&quot;;SUBSTITUTE(LOWER([.B993]);&quot;'&quot;;&quot;''&quot;);&quot;', '&quot;;SUBSTITUTE(LOWER([.C993]);&quot;'&quot;;&quot;''&quot;);&quot;', '&quot;;SUBSTITUTE(LOWER([.D993]);&quot;'&quot;;&quot;''&quot;);&quot;');&quot;)" office:value-type="string" office:string-value="insert into palabras(id, castellano, ingles, latin) values(992, 'últimas', 'latest', 'ultimae');" calcext:value-type="string">
            <text:p>insert into palabras(id, castellano, ingles, latin) values(992, 'últimas', 'latest', 'ultimae');</text:p>
          </table:table-cell>
        </table:table-row>
        <table:table-row table:style-name="ro1">
          <table:table-cell table:formula="of:=[.A993]+1" office:value-type="float" office:value="993" calcext:value-type="float">
            <text:p>993</text:p>
          </table:table-cell>
          <table:table-cell office:value-type="string" calcext:value-type="string">
            <text:p>Gusta</text:p>
          </table:table-cell>
          <table:table-cell office:value-type="string" calcext:value-type="string">
            <text:p>Like</text:p>
          </table:table-cell>
          <table:table-cell table:style-name="Default" office:value-type="string" calcext:value-type="string">
            <text:p>Placuit</text:p>
          </table:table-cell>
          <table:table-cell/>
          <table:table-cell table:formula="of:=IF([.B994]=[.D99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94];&quot;, '&quot;;SUBSTITUTE(LOWER([.B994]);&quot;'&quot;;&quot;''&quot;);&quot;', '&quot;;SUBSTITUTE(LOWER([.C994]);&quot;'&quot;;&quot;''&quot;);&quot;', '&quot;;SUBSTITUTE(LOWER([.D994]);&quot;'&quot;;&quot;''&quot;);&quot;');&quot;)" office:value-type="string" office:string-value="insert into palabras(id, castellano, ingles, latin) values(993, 'gusta', 'like', 'placuit');" calcext:value-type="string">
            <text:p>insert into palabras(id, castellano, ingles, latin) values(993, 'gusta', 'like', 'placuit');</text:p>
          </table:table-cell>
        </table:table-row>
        <table:table-row table:style-name="ro1">
          <table:table-cell table:formula="of:=[.A994]+1" office:value-type="float" office:value="994" calcext:value-type="float">
            <text:p>994</text:p>
          </table:table-cell>
          <table:table-cell office:value-type="string" calcext:value-type="string">
            <text:p>Objetivos</text:p>
          </table:table-cell>
          <table:table-cell office:value-type="string" calcext:value-type="string">
            <text:p>Objectives</text:p>
          </table:table-cell>
          <table:table-cell table:style-name="Default" office:value-type="string" calcext:value-type="string">
            <text:p>Propositum</text:p>
          </table:table-cell>
          <table:table-cell/>
          <table:table-cell table:formula="of:=IF([.B995]=[.D99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95];&quot;, '&quot;;SUBSTITUTE(LOWER([.B995]);&quot;'&quot;;&quot;''&quot;);&quot;', '&quot;;SUBSTITUTE(LOWER([.C995]);&quot;'&quot;;&quot;''&quot;);&quot;', '&quot;;SUBSTITUTE(LOWER([.D995]);&quot;'&quot;;&quot;''&quot;);&quot;');&quot;)" office:value-type="string" office:string-value="insert into palabras(id, castellano, ingles, latin) values(994, 'objetivos', 'objectives', 'propositum');" calcext:value-type="string">
            <text:p>insert into palabras(id, castellano, ingles, latin) values(994, 'objetivos', 'objectives', 'propositum');</text:p>
          </table:table-cell>
        </table:table-row>
        <table:table-row table:style-name="ro1">
          <table:table-cell table:formula="of:=[.A995]+1" office:value-type="float" office:value="995" calcext:value-type="float">
            <text:p>995</text:p>
          </table:table-cell>
          <table:table-cell office:value-type="string" calcext:value-type="string">
            <text:p>Movimientos</text:p>
          </table:table-cell>
          <table:table-cell office:value-type="string" calcext:value-type="string">
            <text:p>Movements</text:p>
          </table:table-cell>
          <table:table-cell table:style-name="Default" office:value-type="string" calcext:value-type="string">
            <text:p>Motus</text:p>
          </table:table-cell>
          <table:table-cell/>
          <table:table-cell table:formula="of:=IF([.B996]=[.D99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96];&quot;, '&quot;;SUBSTITUTE(LOWER([.B996]);&quot;'&quot;;&quot;''&quot;);&quot;', '&quot;;SUBSTITUTE(LOWER([.C996]);&quot;'&quot;;&quot;''&quot;);&quot;', '&quot;;SUBSTITUTE(LOWER([.D996]);&quot;'&quot;;&quot;''&quot;);&quot;');&quot;)" office:value-type="string" office:string-value="insert into palabras(id, castellano, ingles, latin) values(995, 'movimientos', 'movements', 'motus');" calcext:value-type="string">
            <text:p>insert into palabras(id, castellano, ingles, latin) values(995, 'movimientos', 'movements', 'motus');</text:p>
          </table:table-cell>
        </table:table-row>
        <table:table-row table:style-name="ro1">
          <table:table-cell table:formula="of:=[.A996]+1" office:value-type="float" office:value="996" calcext:value-type="float">
            <text:p>996</text:p>
          </table:table-cell>
          <table:table-cell office:value-type="string" calcext:value-type="string">
            <text:p>Alcalde</text:p>
          </table:table-cell>
          <table:table-cell office:value-type="string" calcext:value-type="string">
            <text:p>Mayor</text:p>
          </table:table-cell>
          <table:table-cell table:style-name="Default" office:value-type="string" calcext:value-type="string">
            <text:p>Praefectus</text:p>
          </table:table-cell>
          <table:table-cell/>
          <table:table-cell table:formula="of:=IF([.B997]=[.D99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97];&quot;, '&quot;;SUBSTITUTE(LOWER([.B997]);&quot;'&quot;;&quot;''&quot;);&quot;', '&quot;;SUBSTITUTE(LOWER([.C997]);&quot;'&quot;;&quot;''&quot;);&quot;', '&quot;;SUBSTITUTE(LOWER([.D997]);&quot;'&quot;;&quot;''&quot;);&quot;');&quot;)" office:value-type="string" office:string-value="insert into palabras(id, castellano, ingles, latin) values(996, 'alcalde', 'mayor', 'praefectus');" calcext:value-type="string">
            <text:p>insert into palabras(id, castellano, ingles, latin) values(996, 'alcalde', 'mayor', 'praefectus');</text:p>
          </table:table-cell>
        </table:table-row>
        <table:table-row table:style-name="ro1">
          <table:table-cell table:formula="of:=[.A997]+1" office:value-type="float" office:value="997" calcext:value-type="float">
            <text:p>997</text:p>
          </table:table-cell>
          <table:table-cell office:value-type="string" calcext:value-type="string">
            <text:p>Ejecutivo</text:p>
          </table:table-cell>
          <table:table-cell office:value-type="string" calcext:value-type="string">
            <text:p>Executive</text:p>
          </table:table-cell>
          <table:table-cell table:style-name="Default" office:value-type="string" calcext:value-type="string">
            <text:p>Executivus</text:p>
          </table:table-cell>
          <table:table-cell/>
          <table:table-cell table:formula="of:=IF([.B998]=[.D99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98];&quot;, '&quot;;SUBSTITUTE(LOWER([.B998]);&quot;'&quot;;&quot;''&quot;);&quot;', '&quot;;SUBSTITUTE(LOWER([.C998]);&quot;'&quot;;&quot;''&quot;);&quot;', '&quot;;SUBSTITUTE(LOWER([.D998]);&quot;'&quot;;&quot;''&quot;);&quot;');&quot;)" office:value-type="string" office:string-value="insert into palabras(id, castellano, ingles, latin) values(997, 'ejecutivo', 'executive', 'executivus');" calcext:value-type="string">
            <text:p>insert into palabras(id, castellano, ingles, latin) values(997, 'ejecutivo', 'executive', 'executivus');</text:p>
          </table:table-cell>
        </table:table-row>
        <table:table-row table:style-name="ro1">
          <table:table-cell table:formula="of:=[.A998]+1" office:value-type="float" office:value="998" calcext:value-type="float">
            <text:p>998</text:p>
          </table:table-cell>
          <table:table-cell office:value-type="string" calcext:value-type="string">
            <text:p>Ciudadanos</text:p>
          </table:table-cell>
          <table:table-cell office:value-type="string" calcext:value-type="string">
            <text:p>Citizens</text:p>
          </table:table-cell>
          <table:table-cell table:style-name="Default" office:value-type="string" calcext:value-type="string">
            <text:p>Cives</text:p>
          </table:table-cell>
          <table:table-cell/>
          <table:table-cell table:formula="of:=IF([.B999]=[.D99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999];&quot;, '&quot;;SUBSTITUTE(LOWER([.B999]);&quot;'&quot;;&quot;''&quot;);&quot;', '&quot;;SUBSTITUTE(LOWER([.C999]);&quot;'&quot;;&quot;''&quot;);&quot;', '&quot;;SUBSTITUTE(LOWER([.D999]);&quot;'&quot;;&quot;''&quot;);&quot;');&quot;)" office:value-type="string" office:string-value="insert into palabras(id, castellano, ingles, latin) values(998, 'ciudadanos', 'citizens', 'cives');" calcext:value-type="string">
            <text:p>insert into palabras(id, castellano, ingles, latin) values(998, 'ciudadanos', 'citizens', 'cives');</text:p>
          </table:table-cell>
        </table:table-row>
        <table:table-row table:style-name="ro1">
          <table:table-cell table:formula="of:=[.A999]+1" office:value-type="float" office:value="999" calcext:value-type="float">
            <text:p>999</text:p>
          </table:table-cell>
          <table:table-cell office:value-type="string" calcext:value-type="string">
            <text:p>Necesidades</text:p>
          </table:table-cell>
          <table:table-cell office:value-type="string" calcext:value-type="string">
            <text:p>Needs</text:p>
          </table:table-cell>
          <table:table-cell table:style-name="Default" office:value-type="string" calcext:value-type="string">
            <text:p>Necessitas</text:p>
          </table:table-cell>
          <table:table-cell/>
          <table:table-cell table:formula="of:=IF([.B1000]=[.D100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00];&quot;, '&quot;;SUBSTITUTE(LOWER([.B1000]);&quot;'&quot;;&quot;''&quot;);&quot;', '&quot;;SUBSTITUTE(LOWER([.C1000]);&quot;'&quot;;&quot;''&quot;);&quot;', '&quot;;SUBSTITUTE(LOWER([.D1000]);&quot;'&quot;;&quot;''&quot;);&quot;');&quot;)" office:value-type="string" office:string-value="insert into palabras(id, castellano, ingles, latin) values(999, 'necesidades', 'needs', 'necessitas');" calcext:value-type="string">
            <text:p>insert into palabras(id, castellano, ingles, latin) values(999, 'necesidades', 'needs', 'necessitas');</text:p>
          </table:table-cell>
        </table:table-row>
        <table:table-row table:style-name="ro1">
          <table:table-cell table:formula="of:=[.A1000]+1" office:value-type="float" office:value="1000" calcext:value-type="float">
            <text:p>1000</text:p>
          </table:table-cell>
          <table:table-cell office:value-type="string" calcext:value-type="string">
            <text:p>Exposición</text:p>
          </table:table-cell>
          <table:table-cell office:value-type="string" calcext:value-type="string">
            <text:p>Exhibition</text:p>
          </table:table-cell>
          <table:table-cell table:style-name="Default" office:value-type="string" calcext:value-type="string">
            <text:p>Expositio</text:p>
          </table:table-cell>
          <table:table-cell/>
          <table:table-cell table:formula="of:=IF([.B1001]=[.D100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01];&quot;, '&quot;;SUBSTITUTE(LOWER([.B1001]);&quot;'&quot;;&quot;''&quot;);&quot;', '&quot;;SUBSTITUTE(LOWER([.C1001]);&quot;'&quot;;&quot;''&quot;);&quot;', '&quot;;SUBSTITUTE(LOWER([.D1001]);&quot;'&quot;;&quot;''&quot;);&quot;');&quot;)" office:value-type="string" office:string-value="insert into palabras(id, castellano, ingles, latin) values(1000, 'exposición', 'exhibition', 'expositio');" calcext:value-type="string">
            <text:p>insert into palabras(id, castellano, ingles, latin) values(1000, 'exposición', 'exhibition', 'expositio');</text:p>
          </table:table-cell>
        </table:table-row>
        <table:table-row table:style-name="ro1">
          <table:table-cell table:formula="of:=[.A1001]+1" office:value-type="float" office:value="1001" calcext:value-type="float">
            <text:p>1001</text:p>
          </table:table-cell>
          <table:table-cell office:value-type="string" calcext:value-type="string">
            <text:p>Término</text:p>
          </table:table-cell>
          <table:table-cell office:value-type="string" calcext:value-type="string">
            <text:p>Term</text:p>
          </table:table-cell>
          <table:table-cell table:style-name="Default" office:value-type="string" calcext:value-type="string">
            <text:p>Terminus</text:p>
          </table:table-cell>
          <table:table-cell/>
          <table:table-cell table:formula="of:=IF([.B1002]=[.D100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02];&quot;, '&quot;;SUBSTITUTE(LOWER([.B1002]);&quot;'&quot;;&quot;''&quot;);&quot;', '&quot;;SUBSTITUTE(LOWER([.C1002]);&quot;'&quot;;&quot;''&quot;);&quot;', '&quot;;SUBSTITUTE(LOWER([.D1002]);&quot;'&quot;;&quot;''&quot;);&quot;');&quot;)" office:value-type="string" office:string-value="insert into palabras(id, castellano, ingles, latin) values(1001, 'término', 'term', 'terminus');" calcext:value-type="string">
            <text:p>insert into palabras(id, castellano, ingles, latin) values(1001, 'término', 'term', 'terminus');</text:p>
          </table:table-cell>
        </table:table-row>
        <table:table-row table:style-name="ro1">
          <table:table-cell table:formula="of:=[.A1002]+1" office:value-type="float" office:value="1002" calcext:value-type="float">
            <text:p>1002</text:p>
          </table:table-cell>
          <table:table-cell office:value-type="string" calcext:value-type="string">
            <text:p>Veinte</text:p>
          </table:table-cell>
          <table:table-cell office:value-type="string" calcext:value-type="string">
            <text:p>Twenty</text:p>
          </table:table-cell>
          <table:table-cell table:style-name="Default" office:value-type="string" calcext:value-type="string">
            <text:p>Viginti</text:p>
          </table:table-cell>
          <table:table-cell/>
          <table:table-cell table:formula="of:=IF([.B1003]=[.D100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03];&quot;, '&quot;;SUBSTITUTE(LOWER([.B1003]);&quot;'&quot;;&quot;''&quot;);&quot;', '&quot;;SUBSTITUTE(LOWER([.C1003]);&quot;'&quot;;&quot;''&quot;);&quot;', '&quot;;SUBSTITUTE(LOWER([.D1003]);&quot;'&quot;;&quot;''&quot;);&quot;');&quot;)" office:value-type="string" office:string-value="insert into palabras(id, castellano, ingles, latin) values(1002, 'veinte', 'twenty', 'viginti');" calcext:value-type="string">
            <text:p>insert into palabras(id, castellano, ingles, latin) values(1002, 'veinte', 'twenty', 'viginti');</text:p>
          </table:table-cell>
        </table:table-row>
        <table:table-row table:style-name="ro1">
          <table:table-cell table:formula="of:=[.A1003]+1" office:value-type="float" office:value="1003" calcext:value-type="float">
            <text:p>1003</text:p>
          </table:table-cell>
          <table:table-cell office:value-type="string" calcext:value-type="string">
            <text:p>Cuál</text:p>
          </table:table-cell>
          <table:table-cell office:value-type="string" calcext:value-type="string">
            <text:p>Which</text:p>
          </table:table-cell>
          <table:table-cell table:style-name="Default" office:value-type="string" calcext:value-type="string">
            <text:p>Quod</text:p>
          </table:table-cell>
          <table:table-cell/>
          <table:table-cell table:formula="of:=IF([.B1004]=[.D100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04];&quot;, '&quot;;SUBSTITUTE(LOWER([.B1004]);&quot;'&quot;;&quot;''&quot;);&quot;', '&quot;;SUBSTITUTE(LOWER([.C1004]);&quot;'&quot;;&quot;''&quot;);&quot;', '&quot;;SUBSTITUTE(LOWER([.D1004]);&quot;'&quot;;&quot;''&quot;);&quot;');&quot;)" office:value-type="string" office:string-value="insert into palabras(id, castellano, ingles, latin) values(1003, 'cuál', 'which', 'quod');" calcext:value-type="string">
            <text:p>insert into palabras(id, castellano, ingles, latin) values(1003, 'cuál', 'which', 'quod');</text:p>
          </table:table-cell>
        </table:table-row>
        <table:table-row table:style-name="ro1">
          <table:table-cell table:formula="of:=[.A1004]+1" office:value-type="float" office:value="1004" calcext:value-type="float">
            <text:p>1004</text:p>
          </table:table-cell>
          <table:table-cell office:value-type="string" calcext:value-type="string">
            <text:p>Altura</text:p>
          </table:table-cell>
          <table:table-cell office:value-type="string" calcext:value-type="string">
            <text:p>Height</text:p>
          </table:table-cell>
          <table:table-cell table:style-name="Default" office:value-type="string" calcext:value-type="string">
            <text:p>Altitudo</text:p>
          </table:table-cell>
          <table:table-cell/>
          <table:table-cell table:formula="of:=IF([.B1005]=[.D100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05];&quot;, '&quot;;SUBSTITUTE(LOWER([.B1005]);&quot;'&quot;;&quot;''&quot;);&quot;', '&quot;;SUBSTITUTE(LOWER([.C1005]);&quot;'&quot;;&quot;''&quot;);&quot;', '&quot;;SUBSTITUTE(LOWER([.D1005]);&quot;'&quot;;&quot;''&quot;);&quot;');&quot;)" office:value-type="string" office:string-value="insert into palabras(id, castellano, ingles, latin) values(1004, 'altura', 'height', 'altitudo');" calcext:value-type="string">
            <text:p>insert into palabras(id, castellano, ingles, latin) values(1004, 'altura', 'height', 'altitudo');</text:p>
          </table:table-cell>
        </table:table-row>
        <table:table-row table:style-name="ro1">
          <table:table-cell table:formula="of:=[.A1005]+1" office:value-type="float" office:value="1005" calcext:value-type="float">
            <text:p>1005</text:p>
          </table:table-cell>
          <table:table-cell office:value-type="string" calcext:value-type="string">
            <text:p>Pequeños</text:p>
          </table:table-cell>
          <table:table-cell office:value-type="string" calcext:value-type="string">
            <text:p>Small</text:p>
          </table:table-cell>
          <table:table-cell table:style-name="Default" office:value-type="string" calcext:value-type="string">
            <text:p>Parvi</text:p>
          </table:table-cell>
          <table:table-cell/>
          <table:table-cell table:formula="of:=IF([.B1006]=[.D100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06];&quot;, '&quot;;SUBSTITUTE(LOWER([.B1006]);&quot;'&quot;;&quot;''&quot;);&quot;', '&quot;;SUBSTITUTE(LOWER([.C1006]);&quot;'&quot;;&quot;''&quot;);&quot;', '&quot;;SUBSTITUTE(LOWER([.D1006]);&quot;'&quot;;&quot;''&quot;);&quot;');&quot;)" office:value-type="string" office:string-value="insert into palabras(id, castellano, ingles, latin) values(1005, 'pequeños', 'small', 'parvi');" calcext:value-type="string">
            <text:p>insert into palabras(id, castellano, ingles, latin) values(1005, 'pequeños', 'small', 'parvi');</text:p>
          </table:table-cell>
        </table:table-row>
        <table:table-row table:style-name="ro1">
          <table:table-cell table:formula="of:=[.A1006]+1" office:value-type="float" office:value="1006" calcext:value-type="float">
            <text:p>1006</text:p>
          </table:table-cell>
          <table:table-cell office:value-type="string" calcext:value-type="string">
            <text:p>Presión</text:p>
          </table:table-cell>
          <table:table-cell office:value-type="string" calcext:value-type="string">
            <text:p>Press</text:p>
          </table:table-cell>
          <table:table-cell table:style-name="Default" office:value-type="string" calcext:value-type="string">
            <text:p>Pressio</text:p>
          </table:table-cell>
          <table:table-cell/>
          <table:table-cell table:formula="of:=IF([.B1007]=[.D100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07];&quot;, '&quot;;SUBSTITUTE(LOWER([.B1007]);&quot;'&quot;;&quot;''&quot;);&quot;', '&quot;;SUBSTITUTE(LOWER([.C1007]);&quot;'&quot;;&quot;''&quot;);&quot;', '&quot;;SUBSTITUTE(LOWER([.D1007]);&quot;'&quot;;&quot;''&quot;);&quot;');&quot;)" office:value-type="string" office:string-value="insert into palabras(id, castellano, ingles, latin) values(1006, 'presión', 'press', 'pressio');" calcext:value-type="string">
            <text:p>insert into palabras(id, castellano, ingles, latin) values(1006, 'presión', 'press', 'pressio');</text:p>
          </table:table-cell>
        </table:table-row>
        <table:table-row table:style-name="ro1">
          <table:table-cell table:formula="of:=[.A1007]+1" office:value-type="float" office:value="1007" calcext:value-type="float">
            <text:p>1007</text:p>
          </table:table-cell>
          <table:table-cell office:value-type="string" calcext:value-type="string">
            <text:p>Moral</text:p>
          </table:table-cell>
          <table:table-cell office:value-type="string" calcext:value-type="string">
            <text:p>Morals</text:p>
          </table:table-cell>
          <table:table-cell table:style-name="Default" office:value-type="string" calcext:value-type="string">
            <text:p>Moralitas</text:p>
          </table:table-cell>
          <table:table-cell/>
          <table:table-cell table:formula="of:=IF([.B1008]=[.D100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08];&quot;, '&quot;;SUBSTITUTE(LOWER([.B1008]);&quot;'&quot;;&quot;''&quot;);&quot;', '&quot;;SUBSTITUTE(LOWER([.C1008]);&quot;'&quot;;&quot;''&quot;);&quot;', '&quot;;SUBSTITUTE(LOWER([.D1008]);&quot;'&quot;;&quot;''&quot;);&quot;');&quot;)" office:value-type="string" office:string-value="insert into palabras(id, castellano, ingles, latin) values(1007, 'moral', 'morals', 'moralitas');" calcext:value-type="string">
            <text:p>insert into palabras(id, castellano, ingles, latin) values(1007, 'moral', 'morals', 'moralitas');</text:p>
          </table:table-cell>
        </table:table-row>
        <table:table-row table:style-name="ro1">
          <table:table-cell table:formula="of:=[.A1008]+1" office:value-type="float" office:value="1008" calcext:value-type="float">
            <text:p>1008</text:p>
          </table:table-cell>
          <table:table-cell office:value-type="string" calcext:value-type="string">
            <text:p>Lograr</text:p>
          </table:table-cell>
          <table:table-cell office:value-type="string" calcext:value-type="string">
            <text:p>Achieve</text:p>
          </table:table-cell>
          <table:table-cell table:style-name="Default" office:value-type="string" calcext:value-type="string">
            <text:p>Atteingo</text:p>
          </table:table-cell>
          <table:table-cell/>
          <table:table-cell table:formula="of:=IF([.B1009]=[.D100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09];&quot;, '&quot;;SUBSTITUTE(LOWER([.B1009]);&quot;'&quot;;&quot;''&quot;);&quot;', '&quot;;SUBSTITUTE(LOWER([.C1009]);&quot;'&quot;;&quot;''&quot;);&quot;', '&quot;;SUBSTITUTE(LOWER([.D1009]);&quot;'&quot;;&quot;''&quot;);&quot;');&quot;)" office:value-type="string" office:string-value="insert into palabras(id, castellano, ingles, latin) values(1008, 'lograr', 'achieve', 'atteingo');" calcext:value-type="string">
            <text:p>insert into palabras(id, castellano, ingles, latin) values(1008, 'lograr', 'achieve', 'atteingo');</text:p>
          </table:table-cell>
        </table:table-row>
        <table:table-row table:style-name="ro1">
          <table:table-cell table:formula="of:=[.A1009]+1" office:value-type="float" office:value="1009" calcext:value-type="float">
            <text:p>1009</text:p>
          </table:table-cell>
          <table:table-cell office:value-type="string" calcext:value-type="string">
            <text:p>Comité</text:p>
          </table:table-cell>
          <table:table-cell office:value-type="string" calcext:value-type="string">
            <text:p>Committee</text:p>
          </table:table-cell>
          <table:table-cell table:style-name="Default" office:value-type="string" calcext:value-type="string">
            <text:p>Comitium</text:p>
          </table:table-cell>
          <table:table-cell/>
          <table:table-cell table:formula="of:=IF([.B1010]=[.D101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10];&quot;, '&quot;;SUBSTITUTE(LOWER([.B1010]);&quot;'&quot;;&quot;''&quot;);&quot;', '&quot;;SUBSTITUTE(LOWER([.C1010]);&quot;'&quot;;&quot;''&quot;);&quot;', '&quot;;SUBSTITUTE(LOWER([.D1010]);&quot;'&quot;;&quot;''&quot;);&quot;');&quot;)" office:value-type="string" office:string-value="insert into palabras(id, castellano, ingles, latin) values(1009, 'comité', 'committee', 'comitium');" calcext:value-type="string">
            <text:p>insert into palabras(id, castellano, ingles, latin) values(1009, 'comité', 'committee', 'comitium');</text:p>
          </table:table-cell>
        </table:table-row>
        <table:table-row table:style-name="ro1">
          <table:table-cell table:formula="of:=[.A1010]+1" office:value-type="float" office:value="1010" calcext:value-type="float">
            <text:p>1010</text:p>
          </table:table-cell>
          <table:table-cell office:value-type="string" calcext:value-type="string">
            <text:p>Teléfono</text:p>
          </table:table-cell>
          <table:table-cell office:value-type="string" calcext:value-type="string">
            <text:p>Telephone</text:p>
          </table:table-cell>
          <table:table-cell table:style-name="Default" office:value-type="string" calcext:value-type="string">
            <text:p>Telephonium</text:p>
          </table:table-cell>
          <table:table-cell/>
          <table:table-cell table:formula="of:=IF([.B1011]=[.D101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11];&quot;, '&quot;;SUBSTITUTE(LOWER([.B1011]);&quot;'&quot;;&quot;''&quot;);&quot;', '&quot;;SUBSTITUTE(LOWER([.C1011]);&quot;'&quot;;&quot;''&quot;);&quot;', '&quot;;SUBSTITUTE(LOWER([.D1011]);&quot;'&quot;;&quot;''&quot;);&quot;');&quot;)" office:value-type="string" office:string-value="insert into palabras(id, castellano, ingles, latin) values(1010, 'teléfono', 'telephone', 'telephonium');" calcext:value-type="string">
            <text:p>insert into palabras(id, castellano, ingles, latin) values(1010, 'teléfono', 'telephone', 'telephonium');</text:p>
          </table:table-cell>
        </table:table-row>
        <table:table-row table:style-name="ro1">
          <table:table-cell table:formula="of:=[.A1011]+1" office:value-type="float" office:value="1011" calcext:value-type="float">
            <text:p>1011</text:p>
          </table:table-cell>
          <table:table-cell office:value-type="string" calcext:value-type="string">
            <text:p>Asuntos</text:p>
          </table:table-cell>
          <table:table-cell office:value-type="string" calcext:value-type="string">
            <text:p>Issues</text:p>
          </table:table-cell>
          <table:table-cell table:style-name="Default" office:value-type="string" calcext:value-type="string">
            <text:p>Res</text:p>
          </table:table-cell>
          <table:table-cell/>
          <table:table-cell table:formula="of:=IF([.B1012]=[.D101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12];&quot;, '&quot;;SUBSTITUTE(LOWER([.B1012]);&quot;'&quot;;&quot;''&quot;);&quot;', '&quot;;SUBSTITUTE(LOWER([.C1012]);&quot;'&quot;;&quot;''&quot;);&quot;', '&quot;;SUBSTITUTE(LOWER([.D1012]);&quot;'&quot;;&quot;''&quot;);&quot;');&quot;)" office:value-type="string" office:string-value="insert into palabras(id, castellano, ingles, latin) values(1011, 'asuntos', 'issues', 'res');" calcext:value-type="string">
            <text:p>insert into palabras(id, castellano, ingles, latin) values(1011, 'asuntos', 'issues', 'res');</text:p>
          </table:table-cell>
        </table:table-row>
        <table:table-row table:style-name="ro1">
          <table:table-cell table:formula="of:=[.A1012]+1" office:value-type="float" office:value="1012" calcext:value-type="float">
            <text:p>1012</text:p>
          </table:table-cell>
          <table:table-cell office:value-type="string" calcext:value-type="string">
            <text:p>Peligro</text:p>
          </table:table-cell>
          <table:table-cell office:value-type="string" calcext:value-type="string">
            <text:p>Danger</text:p>
          </table:table-cell>
          <table:table-cell table:style-name="Default" office:value-type="string" calcext:value-type="string">
            <text:p>Periculum</text:p>
          </table:table-cell>
          <table:table-cell/>
          <table:table-cell table:formula="of:=IF([.B1013]=[.D101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13];&quot;, '&quot;;SUBSTITUTE(LOWER([.B1013]);&quot;'&quot;;&quot;''&quot;);&quot;', '&quot;;SUBSTITUTE(LOWER([.C1013]);&quot;'&quot;;&quot;''&quot;);&quot;', '&quot;;SUBSTITUTE(LOWER([.D1013]);&quot;'&quot;;&quot;''&quot;);&quot;');&quot;)" office:value-type="string" office:string-value="insert into palabras(id, castellano, ingles, latin) values(1012, 'peligro', 'danger', 'periculum');" calcext:value-type="string">
            <text:p>insert into palabras(id, castellano, ingles, latin) values(1012, 'peligro', 'danger', 'periculum');</text:p>
          </table:table-cell>
        </table:table-row>
        <table:table-row table:style-name="ro1">
          <table:table-cell table:formula="of:=[.A1013]+1" office:value-type="float" office:value="1013" calcext:value-type="float">
            <text:p>1013</text:p>
          </table:table-cell>
          <table:table-cell office:value-type="string" calcext:value-type="string">
            <text:p>Escena</text:p>
          </table:table-cell>
          <table:table-cell office:value-type="string" calcext:value-type="string">
            <text:p>Scene</text:p>
          </table:table-cell>
          <table:table-cell table:style-name="Default" office:value-type="string" calcext:value-type="string">
            <text:p>Scaena</text:p>
          </table:table-cell>
          <table:table-cell/>
          <table:table-cell table:formula="of:=IF([.B1014]=[.D101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14];&quot;, '&quot;;SUBSTITUTE(LOWER([.B1014]);&quot;'&quot;;&quot;''&quot;);&quot;', '&quot;;SUBSTITUTE(LOWER([.C1014]);&quot;'&quot;;&quot;''&quot;);&quot;', '&quot;;SUBSTITUTE(LOWER([.D1014]);&quot;'&quot;;&quot;''&quot;);&quot;');&quot;)" office:value-type="string" office:string-value="insert into palabras(id, castellano, ingles, latin) values(1013, 'escena', 'scene', 'scaena');" calcext:value-type="string">
            <text:p>insert into palabras(id, castellano, ingles, latin) values(1013, 'escena', 'scene', 'scaena');</text:p>
          </table:table-cell>
        </table:table-row>
        <table:table-row table:style-name="ro1">
          <table:table-cell table:formula="of:=[.A1014]+1" office:value-type="float" office:value="1014" calcext:value-type="float">
            <text:p>1014</text:p>
          </table:table-cell>
          <table:table-cell office:value-type="string" calcext:value-type="string">
            <text:p>Gusto</text:p>
          </table:table-cell>
          <table:table-cell office:value-type="string" calcext:value-type="string">
            <text:p>Taste</text:p>
          </table:table-cell>
          <table:table-cell table:style-name="Default" office:value-type="string" calcext:value-type="string">
            <text:p>Gustus</text:p>
          </table:table-cell>
          <table:table-cell/>
          <table:table-cell table:formula="of:=IF([.B1015]=[.D101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15];&quot;, '&quot;;SUBSTITUTE(LOWER([.B1015]);&quot;'&quot;;&quot;''&quot;);&quot;', '&quot;;SUBSTITUTE(LOWER([.C1015]);&quot;'&quot;;&quot;''&quot;);&quot;', '&quot;;SUBSTITUTE(LOWER([.D1015]);&quot;'&quot;;&quot;''&quot;);&quot;');&quot;)" office:value-type="string" office:string-value="insert into palabras(id, castellano, ingles, latin) values(1014, 'gusto', 'taste', 'gustus');" calcext:value-type="string">
            <text:p>insert into palabras(id, castellano, ingles, latin) values(1014, 'gusto', 'taste', 'gustus');</text:p>
          </table:table-cell>
        </table:table-row>
        <table:table-row table:style-name="ro1">
          <table:table-cell table:formula="of:=[.A1015]+1" office:value-type="float" office:value="1015" calcext:value-type="float">
            <text:p>1015</text:p>
          </table:table-cell>
          <table:table-cell office:value-type="string" calcext:value-type="string">
            <text:p>Palacio</text:p>
          </table:table-cell>
          <table:table-cell office:value-type="string" calcext:value-type="string">
            <text:p>Palace</text:p>
          </table:table-cell>
          <table:table-cell table:style-name="Default" office:value-type="string" calcext:value-type="string">
            <text:p>Palatium</text:p>
          </table:table-cell>
          <table:table-cell/>
          <table:table-cell table:formula="of:=IF([.B1016]=[.D101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16];&quot;, '&quot;;SUBSTITUTE(LOWER([.B1016]);&quot;'&quot;;&quot;''&quot;);&quot;', '&quot;;SUBSTITUTE(LOWER([.C1016]);&quot;'&quot;;&quot;''&quot;);&quot;', '&quot;;SUBSTITUTE(LOWER([.D1016]);&quot;'&quot;;&quot;''&quot;);&quot;');&quot;)" office:value-type="string" office:string-value="insert into palabras(id, castellano, ingles, latin) values(1015, 'palacio', 'palace', 'palatium');" calcext:value-type="string">
            <text:p>insert into palabras(id, castellano, ingles, latin) values(1015, 'palacio', 'palace', 'palatium');</text:p>
          </table:table-cell>
        </table:table-row>
        <table:table-row table:style-name="ro1">
          <table:table-cell table:formula="of:=[.A1016]+1" office:value-type="float" office:value="1016" calcext:value-type="float">
            <text:p>1016</text:p>
          </table:table-cell>
          <table:table-cell table:number-columns-repeated="2" office:value-type="string" calcext:value-type="string">
            <text:p>Hotel</text:p>
          </table:table-cell>
          <table:table-cell table:style-name="Default" office:value-type="string" calcext:value-type="string">
            <text:p>Hospes</text:p>
          </table:table-cell>
          <table:table-cell/>
          <table:table-cell table:formula="of:=IF([.B1017]=[.D101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17];&quot;, '&quot;;SUBSTITUTE(LOWER([.B1017]);&quot;'&quot;;&quot;''&quot;);&quot;', '&quot;;SUBSTITUTE(LOWER([.C1017]);&quot;'&quot;;&quot;''&quot;);&quot;', '&quot;;SUBSTITUTE(LOWER([.D1017]);&quot;'&quot;;&quot;''&quot;);&quot;');&quot;)" office:value-type="string" office:string-value="insert into palabras(id, castellano, ingles, latin) values(1016, 'hotel', 'hotel', 'hospes');" calcext:value-type="string">
            <text:p>insert into palabras(id, castellano, ingles, latin) values(1016, 'hotel', 'hotel', 'hospes');</text:p>
          </table:table-cell>
        </table:table-row>
        <table:table-row table:style-name="ro1">
          <table:table-cell table:formula="of:=[.A1017]+1" office:value-type="float" office:value="1017" calcext:value-type="float">
            <text:p>1017</text:p>
          </table:table-cell>
          <table:table-cell office:value-type="string" calcext:value-type="string">
            <text:p>Aseguró</text:p>
          </table:table-cell>
          <table:table-cell office:value-type="string" calcext:value-type="string">
            <text:p>Claim</text:p>
          </table:table-cell>
          <table:table-cell table:style-name="Default" office:value-type="string" calcext:value-type="string">
            <text:p>Assecuta</text:p>
          </table:table-cell>
          <table:table-cell/>
          <table:table-cell table:formula="of:=IF([.B1018]=[.D101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18];&quot;, '&quot;;SUBSTITUTE(LOWER([.B1018]);&quot;'&quot;;&quot;''&quot;);&quot;', '&quot;;SUBSTITUTE(LOWER([.C1018]);&quot;'&quot;;&quot;''&quot;);&quot;', '&quot;;SUBSTITUTE(LOWER([.D1018]);&quot;'&quot;;&quot;''&quot;);&quot;');&quot;)" office:value-type="string" office:string-value="insert into palabras(id, castellano, ingles, latin) values(1017, 'aseguró', 'claim', 'assecuta');" calcext:value-type="string">
            <text:p>insert into palabras(id, castellano, ingles, latin) values(1017, 'aseguró', 'claim', 'assecuta');</text:p>
          </table:table-cell>
        </table:table-row>
        <table:table-row table:style-name="ro1">
          <table:table-cell table:formula="of:=[.A1018]+1" office:value-type="float" office:value="1018" calcext:value-type="float">
            <text:p>1018</text:p>
          </table:table-cell>
          <table:table-cell office:value-type="string" calcext:value-type="string">
            <text:p>Isla</text:p>
          </table:table-cell>
          <table:table-cell office:value-type="string" calcext:value-type="string">
            <text:p>Island</text:p>
          </table:table-cell>
          <table:table-cell table:style-name="Default" office:value-type="string" calcext:value-type="string">
            <text:p>Insula</text:p>
          </table:table-cell>
          <table:table-cell/>
          <table:table-cell table:formula="of:=IF([.B1019]=[.D101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19];&quot;, '&quot;;SUBSTITUTE(LOWER([.B1019]);&quot;'&quot;;&quot;''&quot;);&quot;', '&quot;;SUBSTITUTE(LOWER([.C1019]);&quot;'&quot;;&quot;''&quot;);&quot;', '&quot;;SUBSTITUTE(LOWER([.D1019]);&quot;'&quot;;&quot;''&quot;);&quot;');&quot;)" office:value-type="string" office:string-value="insert into palabras(id, castellano, ingles, latin) values(1018, 'isla', 'island', 'insula');" calcext:value-type="string">
            <text:p>insert into palabras(id, castellano, ingles, latin) values(1018, 'isla', 'island', 'insula');</text:p>
          </table:table-cell>
        </table:table-row>
        <table:table-row table:style-name="ro1">
          <table:table-cell table:formula="of:=[.A1019]+1" office:value-type="float" office:value="1019" calcext:value-type="float">
            <text:p>1019</text:p>
          </table:table-cell>
          <table:table-cell office:value-type="string" calcext:value-type="string">
            <text:p>Guardia</text:p>
          </table:table-cell>
          <table:table-cell office:value-type="string" calcext:value-type="string">
            <text:p>Guard</text:p>
          </table:table-cell>
          <table:table-cell table:style-name="Default" office:value-type="string" calcext:value-type="string">
            <text:p>Custos</text:p>
          </table:table-cell>
          <table:table-cell/>
          <table:table-cell table:formula="of:=IF([.B1020]=[.D102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20];&quot;, '&quot;;SUBSTITUTE(LOWER([.B1020]);&quot;'&quot;;&quot;''&quot;);&quot;', '&quot;;SUBSTITUTE(LOWER([.C1020]);&quot;'&quot;;&quot;''&quot;);&quot;', '&quot;;SUBSTITUTE(LOWER([.D1020]);&quot;'&quot;;&quot;''&quot;);&quot;');&quot;)" office:value-type="string" office:string-value="insert into palabras(id, castellano, ingles, latin) values(1019, 'guardia', 'guard', 'custos');" calcext:value-type="string">
            <text:p>insert into palabras(id, castellano, ingles, latin) values(1019, 'guardia', 'guard', 'custos');</text:p>
          </table:table-cell>
        </table:table-row>
        <table:table-row table:style-name="ro1">
          <table:table-cell table:formula="of:=[.A1020]+1" office:value-type="float" office:value="1020" calcext:value-type="float">
            <text:p>1020</text:p>
          </table:table-cell>
          <table:table-cell office:value-type="string" calcext:value-type="string">
            <text:p>Confianza</text:p>
          </table:table-cell>
          <table:table-cell office:value-type="string" calcext:value-type="string">
            <text:p>Trust</text:p>
          </table:table-cell>
          <table:table-cell table:style-name="Default" office:value-type="string" calcext:value-type="string">
            <text:p>Fides</text:p>
          </table:table-cell>
          <table:table-cell/>
          <table:table-cell table:formula="of:=IF([.B1021]=[.D102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21];&quot;, '&quot;;SUBSTITUTE(LOWER([.B1021]);&quot;'&quot;;&quot;''&quot;);&quot;', '&quot;;SUBSTITUTE(LOWER([.C1021]);&quot;'&quot;;&quot;''&quot;);&quot;', '&quot;;SUBSTITUTE(LOWER([.D1021]);&quot;'&quot;;&quot;''&quot;);&quot;');&quot;)" office:value-type="string" office:string-value="insert into palabras(id, castellano, ingles, latin) values(1020, 'confianza', 'trust', 'fides');" calcext:value-type="string">
            <text:p>insert into palabras(id, castellano, ingles, latin) values(1020, 'confianza', 'trust', 'fides');</text:p>
          </table:table-cell>
        </table:table-row>
        <table:table-row table:style-name="ro1">
          <table:table-cell table:formula="of:=[.A1021]+1" office:value-type="float" office:value="1021" calcext:value-type="float">
            <text:p>1021</text:p>
          </table:table-cell>
          <table:table-cell office:value-type="string" calcext:value-type="string">
            <text:p>Ciudades</text:p>
          </table:table-cell>
          <table:table-cell office:value-type="string" calcext:value-type="string">
            <text:p>Cities</text:p>
          </table:table-cell>
          <table:table-cell table:style-name="Default" office:value-type="string" calcext:value-type="string">
            <text:p>Urbes</text:p>
          </table:table-cell>
          <table:table-cell/>
          <table:table-cell table:formula="of:=IF([.B1022]=[.D102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22];&quot;, '&quot;;SUBSTITUTE(LOWER([.B1022]);&quot;'&quot;;&quot;''&quot;);&quot;', '&quot;;SUBSTITUTE(LOWER([.C1022]);&quot;'&quot;;&quot;''&quot;);&quot;', '&quot;;SUBSTITUTE(LOWER([.D1022]);&quot;'&quot;;&quot;''&quot;);&quot;');&quot;)" office:value-type="string" office:string-value="insert into palabras(id, castellano, ingles, latin) values(1021, 'ciudades', 'cities', 'urbes');" calcext:value-type="string">
            <text:p>insert into palabras(id, castellano, ingles, latin) values(1021, 'ciudades', 'cities', 'urbes');</text:p>
          </table:table-cell>
        </table:table-row>
        <table:table-row table:style-name="ro1">
          <table:table-cell table:formula="of:=[.A1022]+1" office:value-type="float" office:value="1022" calcext:value-type="float">
            <text:p>1022</text:p>
          </table:table-cell>
          <table:table-cell office:value-type="string" calcext:value-type="string">
            <text:p>Esperar</text:p>
          </table:table-cell>
          <table:table-cell office:value-type="string" calcext:value-type="string">
            <text:p>Wait</text:p>
          </table:table-cell>
          <table:table-cell table:style-name="Default" office:value-type="string" calcext:value-type="string">
            <text:p>Exspectare</text:p>
          </table:table-cell>
          <table:table-cell/>
          <table:table-cell table:formula="of:=IF([.B1023]=[.D102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23];&quot;, '&quot;;SUBSTITUTE(LOWER([.B1023]);&quot;'&quot;;&quot;''&quot;);&quot;', '&quot;;SUBSTITUTE(LOWER([.C1023]);&quot;'&quot;;&quot;''&quot;);&quot;', '&quot;;SUBSTITUTE(LOWER([.D1023]);&quot;'&quot;;&quot;''&quot;);&quot;');&quot;)" office:value-type="string" office:string-value="insert into palabras(id, castellano, ingles, latin) values(1022, 'esperar', 'wait', 'exspectare');" calcext:value-type="string">
            <text:p>insert into palabras(id, castellano, ingles, latin) values(1022, 'esperar', 'wait', 'exspectare');</text:p>
          </table:table-cell>
        </table:table-row>
        <table:table-row table:style-name="ro1">
          <table:table-cell table:formula="of:=[.A1023]+1" office:value-type="float" office:value="1023" calcext:value-type="float">
            <text:p>1023</text:p>
          </table:table-cell>
          <table:table-cell office:value-type="string" calcext:value-type="string">
            <text:p>Café</text:p>
          </table:table-cell>
          <table:table-cell office:value-type="string" calcext:value-type="string">
            <text:p>Coffee</text:p>
          </table:table-cell>
          <table:table-cell table:style-name="Default" office:value-type="string" calcext:value-type="string">
            <text:p>Café</text:p>
          </table:table-cell>
          <table:table-cell/>
          <table:table-cell table:formula="of:=IF([.B1024]=[.D1024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024];&quot;, '&quot;;SUBSTITUTE(LOWER([.B1024]);&quot;'&quot;;&quot;''&quot;);&quot;', '&quot;;SUBSTITUTE(LOWER([.C1024]);&quot;'&quot;;&quot;''&quot;);&quot;', '&quot;;SUBSTITUTE(LOWER([.D1024]);&quot;'&quot;;&quot;''&quot;);&quot;');&quot;)" office:value-type="string" office:string-value="insert into palabras(id, castellano, ingles, latin) values(1023, 'café', 'coffee', 'café');" calcext:value-type="string">
            <text:p>insert into palabras(id, castellano, ingles, latin) values(1023, 'café', 'coffee', 'café');</text:p>
          </table:table-cell>
        </table:table-row>
        <table:table-row table:style-name="ro1">
          <table:table-cell table:formula="of:=[.A1024]+1" office:value-type="float" office:value="1024" calcext:value-type="float">
            <text:p>1024</text:p>
          </table:table-cell>
          <table:table-cell office:value-type="string" calcext:value-type="string">
            <text:p>Demanda</text:p>
          </table:table-cell>
          <table:table-cell office:value-type="string" calcext:value-type="string">
            <text:p>Demand</text:p>
          </table:table-cell>
          <table:table-cell table:style-name="Default" office:value-type="string" calcext:value-type="string">
            <text:p>Quaestio</text:p>
          </table:table-cell>
          <table:table-cell/>
          <table:table-cell table:formula="of:=IF([.B1025]=[.D102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25];&quot;, '&quot;;SUBSTITUTE(LOWER([.B1025]);&quot;'&quot;;&quot;''&quot;);&quot;', '&quot;;SUBSTITUTE(LOWER([.C1025]);&quot;'&quot;;&quot;''&quot;);&quot;', '&quot;;SUBSTITUTE(LOWER([.D1025]);&quot;'&quot;;&quot;''&quot;);&quot;');&quot;)" office:value-type="string" office:string-value="insert into palabras(id, castellano, ingles, latin) values(1024, 'demanda', 'demand', 'quaestio');" calcext:value-type="string">
            <text:p>insert into palabras(id, castellano, ingles, latin) values(1024, 'demanda', 'demand', 'quaestio');</text:p>
          </table:table-cell>
        </table:table-row>
        <table:table-row table:style-name="ro1">
          <table:table-cell table:formula="of:=[.A1025]+1" office:value-type="float" office:value="1025" calcext:value-type="float">
            <text:p>1025</text:p>
          </table:table-cell>
          <table:table-cell office:value-type="string" calcext:value-type="string">
            <text:p>Personajes</text:p>
          </table:table-cell>
          <table:table-cell office:value-type="string" calcext:value-type="string">
            <text:p>Characters</text:p>
          </table:table-cell>
          <table:table-cell table:style-name="Default" office:value-type="string" calcext:value-type="string">
            <text:p>Persona</text:p>
          </table:table-cell>
          <table:table-cell/>
          <table:table-cell table:formula="of:=IF([.B1026]=[.D102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26];&quot;, '&quot;;SUBSTITUTE(LOWER([.B1026]);&quot;'&quot;;&quot;''&quot;);&quot;', '&quot;;SUBSTITUTE(LOWER([.C1026]);&quot;'&quot;;&quot;''&quot;);&quot;', '&quot;;SUBSTITUTE(LOWER([.D1026]);&quot;'&quot;;&quot;''&quot;);&quot;');&quot;)" office:value-type="string" office:string-value="insert into palabras(id, castellano, ingles, latin) values(1025, 'personajes', 'characters', 'persona');" calcext:value-type="string">
            <text:p>insert into palabras(id, castellano, ingles, latin) values(1025, 'personajes', 'characters', 'persona');</text:p>
          </table:table-cell>
        </table:table-row>
        <table:table-row table:style-name="ro1">
          <table:table-cell table:formula="of:=[.A1026]+1" office:value-type="float" office:value="1026" calcext:value-type="float">
            <text:p>1026</text:p>
          </table:table-cell>
          <table:table-cell office:value-type="string" calcext:value-type="string">
            <text:p>Directamente</text:p>
          </table:table-cell>
          <table:table-cell office:value-type="string" calcext:value-type="string">
            <text:p>Directly</text:p>
          </table:table-cell>
          <table:table-cell table:style-name="Default" office:value-type="string" calcext:value-type="string">
            <text:p>Recte</text:p>
          </table:table-cell>
          <table:table-cell/>
          <table:table-cell table:formula="of:=IF([.B1027]=[.D102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27];&quot;, '&quot;;SUBSTITUTE(LOWER([.B1027]);&quot;'&quot;;&quot;''&quot;);&quot;', '&quot;;SUBSTITUTE(LOWER([.C1027]);&quot;'&quot;;&quot;''&quot;);&quot;', '&quot;;SUBSTITUTE(LOWER([.D1027]);&quot;'&quot;;&quot;''&quot;);&quot;');&quot;)" office:value-type="string" office:string-value="insert into palabras(id, castellano, ingles, latin) values(1026, 'directamente', 'directly', 'recte');" calcext:value-type="string">
            <text:p>insert into palabras(id, castellano, ingles, latin) values(1026, 'directamente', 'directly', 'recte');</text:p>
          </table:table-cell>
        </table:table-row>
        <table:table-row table:style-name="ro1">
          <table:table-cell table:formula="of:=[.A1027]+1" office:value-type="float" office:value="1027" calcext:value-type="float">
            <text:p>1027</text:p>
          </table:table-cell>
          <table:table-cell office:value-type="string" calcext:value-type="string">
            <text:p>Discurso</text:p>
          </table:table-cell>
          <table:table-cell office:value-type="string" calcext:value-type="string">
            <text:p>Speech</text:p>
          </table:table-cell>
          <table:table-cell table:style-name="Default" office:value-type="string" calcext:value-type="string">
            <text:p>Propositio</text:p>
          </table:table-cell>
          <table:table-cell/>
          <table:table-cell table:formula="of:=IF([.B1028]=[.D102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28];&quot;, '&quot;;SUBSTITUTE(LOWER([.B1028]);&quot;'&quot;;&quot;''&quot;);&quot;', '&quot;;SUBSTITUTE(LOWER([.C1028]);&quot;'&quot;;&quot;''&quot;);&quot;', '&quot;;SUBSTITUTE(LOWER([.D1028]);&quot;'&quot;;&quot;''&quot;);&quot;');&quot;)" office:value-type="string" office:string-value="insert into palabras(id, castellano, ingles, latin) values(1027, 'discurso', 'speech', 'propositio');" calcext:value-type="string">
            <text:p>insert into palabras(id, castellano, ingles, latin) values(1027, 'discurso', 'speech', 'propositio');</text:p>
          </table:table-cell>
        </table:table-row>
        <table:table-row table:style-name="ro1">
          <table:table-cell table:formula="of:=[.A1028]+1" office:value-type="float" office:value="1028" calcext:value-type="float">
            <text:p>1028</text:p>
          </table:table-cell>
          <table:table-cell office:value-type="string" calcext:value-type="string">
            <text:p>Representantes</text:p>
          </table:table-cell>
          <table:table-cell office:value-type="string" calcext:value-type="string">
            <text:p>Representatives</text:p>
          </table:table-cell>
          <table:table-cell table:style-name="Default" office:value-type="string" calcext:value-type="string">
            <text:p>Repraesentantes</text:p>
          </table:table-cell>
          <table:table-cell/>
          <table:table-cell table:formula="of:=IF([.B1029]=[.D102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29];&quot;, '&quot;;SUBSTITUTE(LOWER([.B1029]);&quot;'&quot;;&quot;''&quot;);&quot;', '&quot;;SUBSTITUTE(LOWER([.C1029]);&quot;'&quot;;&quot;''&quot;);&quot;', '&quot;;SUBSTITUTE(LOWER([.D1029]);&quot;'&quot;;&quot;''&quot;);&quot;');&quot;)" office:value-type="string" office:string-value="insert into palabras(id, castellano, ingles, latin) values(1028, 'representantes', 'representatives', 'repraesentantes');" calcext:value-type="string">
            <text:p>insert into palabras(id, castellano, ingles, latin) values(1028, 'representantes', 'representatives', 'repraesentantes');</text:p>
          </table:table-cell>
        </table:table-row>
        <table:table-row table:style-name="ro1">
          <table:table-cell table:formula="of:=[.A1029]+1" office:value-type="float" office:value="1029" calcext:value-type="float">
            <text:p>1029</text:p>
          </table:table-cell>
          <table:table-cell table:number-columns-repeated="2" office:value-type="string" calcext:value-type="string">
            <text:p>Normal</text:p>
          </table:table-cell>
          <table:table-cell table:style-name="Default" office:value-type="string" calcext:value-type="string">
            <text:p>Normalis</text:p>
          </table:table-cell>
          <table:table-cell/>
          <table:table-cell table:formula="of:=IF([.B1030]=[.D103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30];&quot;, '&quot;;SUBSTITUTE(LOWER([.B1030]);&quot;'&quot;;&quot;''&quot;);&quot;', '&quot;;SUBSTITUTE(LOWER([.C1030]);&quot;'&quot;;&quot;''&quot;);&quot;', '&quot;;SUBSTITUTE(LOWER([.D1030]);&quot;'&quot;;&quot;''&quot;);&quot;');&quot;)" office:value-type="string" office:string-value="insert into palabras(id, castellano, ingles, latin) values(1029, 'normal', 'normal', 'normalis');" calcext:value-type="string">
            <text:p>insert into palabras(id, castellano, ingles, latin) values(1029, 'normal', 'normal', 'normalis');</text:p>
          </table:table-cell>
        </table:table-row>
        <table:table-row table:style-name="ro1">
          <table:table-cell table:formula="of:=[.A1030]+1" office:value-type="float" office:value="1030" calcext:value-type="float">
            <text:p>1030</text:p>
          </table:table-cell>
          <table:table-cell office:value-type="string" calcext:value-type="string">
            <text:p>Pena</text:p>
          </table:table-cell>
          <table:table-cell office:value-type="string" calcext:value-type="string">
            <text:p>Penalty</text:p>
          </table:table-cell>
          <table:table-cell table:style-name="Default" office:value-type="string" calcext:value-type="string">
            <text:p>Poena</text:p>
          </table:table-cell>
          <table:table-cell/>
          <table:table-cell table:formula="of:=IF([.B1031]=[.D103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31];&quot;, '&quot;;SUBSTITUTE(LOWER([.B1031]);&quot;'&quot;;&quot;''&quot;);&quot;', '&quot;;SUBSTITUTE(LOWER([.C1031]);&quot;'&quot;;&quot;''&quot;);&quot;', '&quot;;SUBSTITUTE(LOWER([.D1031]);&quot;'&quot;;&quot;''&quot;);&quot;');&quot;)" office:value-type="string" office:string-value="insert into palabras(id, castellano, ingles, latin) values(1030, 'pena', 'penalty', 'poena');" calcext:value-type="string">
            <text:p>insert into palabras(id, castellano, ingles, latin) values(1030, 'pena', 'penalty', 'poena');</text:p>
          </table:table-cell>
        </table:table-row>
        <table:table-row table:style-name="ro1">
          <table:table-cell table:formula="of:=[.A1031]+1" office:value-type="float" office:value="1031" calcext:value-type="float">
            <text:p>1031</text:p>
          </table:table-cell>
          <table:table-cell office:value-type="string" calcext:value-type="string">
            <text:p>Jugadores</text:p>
          </table:table-cell>
          <table:table-cell office:value-type="string" calcext:value-type="string">
            <text:p>Players</text:p>
          </table:table-cell>
          <table:table-cell table:style-name="Default" office:value-type="string" calcext:value-type="string">
            <text:p>Ludi</text:p>
          </table:table-cell>
          <table:table-cell/>
          <table:table-cell table:formula="of:=IF([.B1032]=[.D103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32];&quot;, '&quot;;SUBSTITUTE(LOWER([.B1032]);&quot;'&quot;;&quot;''&quot;);&quot;', '&quot;;SUBSTITUTE(LOWER([.C1032]);&quot;'&quot;;&quot;''&quot;);&quot;', '&quot;;SUBSTITUTE(LOWER([.D1032]);&quot;'&quot;;&quot;''&quot;);&quot;');&quot;)" office:value-type="string" office:string-value="insert into palabras(id, castellano, ingles, latin) values(1031, 'jugadores', 'players', 'ludi');" calcext:value-type="string">
            <text:p>insert into palabras(id, castellano, ingles, latin) values(1031, 'jugadores', 'players', 'ludi');</text:p>
          </table:table-cell>
        </table:table-row>
        <table:table-row table:style-name="ro1">
          <table:table-cell table:formula="of:=[.A1032]+1" office:value-type="float" office:value="1032" calcext:value-type="float">
            <text:p>1032</text:p>
          </table:table-cell>
          <table:table-cell table:number-columns-repeated="2" office:value-type="string" calcext:value-type="string">
            <text:p>Industrial</text:p>
          </table:table-cell>
          <table:table-cell table:style-name="Default" office:value-type="string" calcext:value-type="string">
            <text:p>Industrial</text:p>
          </table:table-cell>
          <table:table-cell/>
          <table:table-cell table:formula="of:=IF([.B1033]=[.D1033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033];&quot;, '&quot;;SUBSTITUTE(LOWER([.B1033]);&quot;'&quot;;&quot;''&quot;);&quot;', '&quot;;SUBSTITUTE(LOWER([.C1033]);&quot;'&quot;;&quot;''&quot;);&quot;', '&quot;;SUBSTITUTE(LOWER([.D1033]);&quot;'&quot;;&quot;''&quot;);&quot;');&quot;)" office:value-type="string" office:string-value="insert into palabras(id, castellano, ingles, latin) values(1032, 'industrial', 'industrial', 'industrial');" calcext:value-type="string">
            <text:p>insert into palabras(id, castellano, ingles, latin) values(1032, 'industrial', 'industrial', 'industrial');</text:p>
          </table:table-cell>
        </table:table-row>
        <table:table-row table:style-name="ro1">
          <table:table-cell table:formula="of:=[.A1033]+1" office:value-type="float" office:value="1033" calcext:value-type="float">
            <text:p>1033</text:p>
          </table:table-cell>
          <table:table-cell office:value-type="string" calcext:value-type="string">
            <text:p>Referencia</text:p>
          </table:table-cell>
          <table:table-cell office:value-type="string" calcext:value-type="string">
            <text:p>Reference</text:p>
          </table:table-cell>
          <table:table-cell table:style-name="Default" office:value-type="string" calcext:value-type="string">
            <text:p>Referentia</text:p>
          </table:table-cell>
          <table:table-cell/>
          <table:table-cell table:formula="of:=IF([.B1034]=[.D103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34];&quot;, '&quot;;SUBSTITUTE(LOWER([.B1034]);&quot;'&quot;;&quot;''&quot;);&quot;', '&quot;;SUBSTITUTE(LOWER([.C1034]);&quot;'&quot;;&quot;''&quot;);&quot;', '&quot;;SUBSTITUTE(LOWER([.D1034]);&quot;'&quot;;&quot;''&quot;);&quot;');&quot;)" office:value-type="string" office:string-value="insert into palabras(id, castellano, ingles, latin) values(1033, 'referencia', 'reference', 'referentia');" calcext:value-type="string">
            <text:p>insert into palabras(id, castellano, ingles, latin) values(1033, 'referencia', 'reference', 'referentia');</text:p>
          </table:table-cell>
        </table:table-row>
        <table:table-row table:style-name="ro1">
          <table:table-cell table:formula="of:=[.A1034]+1" office:value-type="float" office:value="1034" calcext:value-type="float">
            <text:p>1034</text:p>
          </table:table-cell>
          <table:table-cell office:value-type="string" calcext:value-type="string">
            <text:p>Febrero</text:p>
          </table:table-cell>
          <table:table-cell office:value-type="string" calcext:value-type="string">
            <text:p>February</text:p>
          </table:table-cell>
          <table:table-cell table:style-name="Default" office:value-type="string" calcext:value-type="string">
            <text:p>Februarius</text:p>
          </table:table-cell>
          <table:table-cell/>
          <table:table-cell table:formula="of:=IF([.B1035]=[.D103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35];&quot;, '&quot;;SUBSTITUTE(LOWER([.B1035]);&quot;'&quot;;&quot;''&quot;);&quot;', '&quot;;SUBSTITUTE(LOWER([.C1035]);&quot;'&quot;;&quot;''&quot;);&quot;', '&quot;;SUBSTITUTE(LOWER([.D1035]);&quot;'&quot;;&quot;''&quot;);&quot;');&quot;)" office:value-type="string" office:string-value="insert into palabras(id, castellano, ingles, latin) values(1034, 'febrero', 'february', 'februarius');" calcext:value-type="string">
            <text:p>insert into palabras(id, castellano, ingles, latin) values(1034, 'febrero', 'february', 'februarius');</text:p>
          </table:table-cell>
        </table:table-row>
        <table:table-row table:style-name="ro1">
          <table:table-cell table:formula="of:=[.A1035]+1" office:value-type="float" office:value="1035" calcext:value-type="float">
            <text:p>1035</text:p>
          </table:table-cell>
          <table:table-cell office:value-type="string" calcext:value-type="string">
            <text:p>Entender</text:p>
          </table:table-cell>
          <table:table-cell office:value-type="string" calcext:value-type="string">
            <text:p>Understand</text:p>
          </table:table-cell>
          <table:table-cell table:style-name="Default" office:value-type="string" calcext:value-type="string">
            <text:p>Intellegere</text:p>
          </table:table-cell>
          <table:table-cell/>
          <table:table-cell table:formula="of:=IF([.B1036]=[.D103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36];&quot;, '&quot;;SUBSTITUTE(LOWER([.B1036]);&quot;'&quot;;&quot;''&quot;);&quot;', '&quot;;SUBSTITUTE(LOWER([.C1036]);&quot;'&quot;;&quot;''&quot;);&quot;', '&quot;;SUBSTITUTE(LOWER([.D1036]);&quot;'&quot;;&quot;''&quot;);&quot;');&quot;)" office:value-type="string" office:string-value="insert into palabras(id, castellano, ingles, latin) values(1035, 'entender', 'understand', 'intellegere');" calcext:value-type="string">
            <text:p>insert into palabras(id, castellano, ingles, latin) values(1035, 'entender', 'understand', 'intellegere');</text:p>
          </table:table-cell>
        </table:table-row>
        <table:table-row table:style-name="ro1">
          <table:table-cell table:formula="of:=[.A1036]+1" office:value-type="float" office:value="1036" calcext:value-type="float">
            <text:p>1036</text:p>
          </table:table-cell>
          <table:table-cell office:value-type="string" calcext:value-type="string">
            <text:p>Esté</text:p>
          </table:table-cell>
          <table:table-cell office:value-type="string" calcext:value-type="string">
            <text:p>Is</text:p>
          </table:table-cell>
          <table:table-cell table:style-name="Default" office:value-type="string" calcext:value-type="string">
            <text:p>Sit</text:p>
          </table:table-cell>
          <table:table-cell/>
          <table:table-cell table:formula="of:=IF([.B1037]=[.D103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37];&quot;, '&quot;;SUBSTITUTE(LOWER([.B1037]);&quot;'&quot;;&quot;''&quot;);&quot;', '&quot;;SUBSTITUTE(LOWER([.C1037]);&quot;'&quot;;&quot;''&quot;);&quot;', '&quot;;SUBSTITUTE(LOWER([.D1037]);&quot;'&quot;;&quot;''&quot;);&quot;');&quot;)" office:value-type="string" office:string-value="insert into palabras(id, castellano, ingles, latin) values(1036, 'esté', 'is', 'sit');" calcext:value-type="string">
            <text:p>insert into palabras(id, castellano, ingles, latin) values(1036, 'esté', 'is', 'sit');</text:p>
          </table:table-cell>
        </table:table-row>
        <table:table-row table:style-name="ro1">
          <table:table-cell table:formula="of:=[.A1037]+1" office:value-type="float" office:value="1037" calcext:value-type="float">
            <text:p>1037</text:p>
          </table:table-cell>
          <table:table-cell office:value-type="string" calcext:value-type="string">
            <text:p>Física</text:p>
          </table:table-cell>
          <table:table-cell office:value-type="string" calcext:value-type="string">
            <text:p>Physics</text:p>
          </table:table-cell>
          <table:table-cell table:style-name="Default" office:value-type="string" calcext:value-type="string">
            <text:p>Physica</text:p>
          </table:table-cell>
          <table:table-cell/>
          <table:table-cell table:formula="of:=IF([.B1038]=[.D103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38];&quot;, '&quot;;SUBSTITUTE(LOWER([.B1038]);&quot;'&quot;;&quot;''&quot;);&quot;', '&quot;;SUBSTITUTE(LOWER([.C1038]);&quot;'&quot;;&quot;''&quot;);&quot;', '&quot;;SUBSTITUTE(LOWER([.D1038]);&quot;'&quot;;&quot;''&quot;);&quot;');&quot;)" office:value-type="string" office:string-value="insert into palabras(id, castellano, ingles, latin) values(1037, 'física', 'physics', 'physica');" calcext:value-type="string">
            <text:p>insert into palabras(id, castellano, ingles, latin) values(1037, 'física', 'physics', 'physica');</text:p>
          </table:table-cell>
        </table:table-row>
        <table:table-row table:style-name="ro1">
          <table:table-cell table:formula="of:=[.A1038]+1" office:value-type="float" office:value="1038" calcext:value-type="float">
            <text:p>1038</text:p>
          </table:table-cell>
          <table:table-cell office:value-type="string" calcext:value-type="string">
            <text:p>Dejado</text:p>
          </table:table-cell>
          <table:table-cell office:value-type="string" calcext:value-type="string">
            <text:p>Left</text:p>
          </table:table-cell>
          <table:table-cell table:style-name="Default" office:value-type="string" calcext:value-type="string">
            <text:p>Relinquit</text:p>
          </table:table-cell>
          <table:table-cell/>
          <table:table-cell table:formula="of:=IF([.B1039]=[.D103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39];&quot;, '&quot;;SUBSTITUTE(LOWER([.B1039]);&quot;'&quot;;&quot;''&quot;);&quot;', '&quot;;SUBSTITUTE(LOWER([.C1039]);&quot;'&quot;;&quot;''&quot;);&quot;', '&quot;;SUBSTITUTE(LOWER([.D1039]);&quot;'&quot;;&quot;''&quot;);&quot;');&quot;)" office:value-type="string" office:string-value="insert into palabras(id, castellano, ingles, latin) values(1038, 'dejado', 'left', 'relinquit');" calcext:value-type="string">
            <text:p>insert into palabras(id, castellano, ingles, latin) values(1038, 'dejado', 'left', 'relinquit');</text:p>
          </table:table-cell>
        </table:table-row>
        <table:table-row table:style-name="ro1">
          <table:table-cell table:formula="of:=[.A1039]+1" office:value-type="float" office:value="1039" calcext:value-type="float">
            <text:p>1039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Food</text:p>
          </table:table-cell>
          <table:table-cell table:style-name="Default" office:value-type="string" calcext:value-type="string">
            <text:p>Cibus</text:p>
          </table:table-cell>
          <table:table-cell/>
          <table:table-cell table:formula="of:=IF([.B1040]=[.D104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40];&quot;, '&quot;;SUBSTITUTE(LOWER([.B1040]);&quot;'&quot;;&quot;''&quot;);&quot;', '&quot;;SUBSTITUTE(LOWER([.C1040]);&quot;'&quot;;&quot;''&quot;);&quot;', '&quot;;SUBSTITUTE(LOWER([.D1040]);&quot;'&quot;;&quot;''&quot;);&quot;');&quot;)" office:value-type="string" office:string-value="insert into palabras(id, castellano, ingles, latin) values(1039, 'alimentos', 'food', 'cibus');" calcext:value-type="string">
            <text:p>insert into palabras(id, castellano, ingles, latin) values(1039, 'alimentos', 'food', 'cibus');</text:p>
          </table:table-cell>
        </table:table-row>
        <table:table-row table:style-name="ro1">
          <table:table-cell table:formula="of:=[.A1040]+1" office:value-type="float" office:value="1040" calcext:value-type="float">
            <text:p>1040</text:p>
          </table:table-cell>
          <table:table-cell office:value-type="string" calcext:value-type="string">
            <text:p>Pies</text:p>
          </table:table-cell>
          <table:table-cell office:value-type="string" calcext:value-type="string">
            <text:p>Feet</text:p>
          </table:table-cell>
          <table:table-cell table:style-name="Default" office:value-type="string" calcext:value-type="string">
            <text:p>Pedes</text:p>
          </table:table-cell>
          <table:table-cell/>
          <table:table-cell table:formula="of:=IF([.B1041]=[.D104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41];&quot;, '&quot;;SUBSTITUTE(LOWER([.B1041]);&quot;'&quot;;&quot;''&quot;);&quot;', '&quot;;SUBSTITUTE(LOWER([.C1041]);&quot;'&quot;;&quot;''&quot;);&quot;', '&quot;;SUBSTITUTE(LOWER([.D1041]);&quot;'&quot;;&quot;''&quot;);&quot;');&quot;)" office:value-type="string" office:string-value="insert into palabras(id, castellano, ingles, latin) values(1040, 'pies', 'feet', 'pedes');" calcext:value-type="string">
            <text:p>insert into palabras(id, castellano, ingles, latin) values(1040, 'pies', 'feet', 'pedes');</text:p>
          </table:table-cell>
        </table:table-row>
        <table:table-row table:style-name="ro1">
          <table:table-cell table:formula="of:=[.A1041]+1" office:value-type="float" office:value="1041" calcext:value-type="float">
            <text:p>1041</text:p>
          </table:table-cell>
          <table:table-cell office:value-type="string" calcext:value-type="string">
            <text:p>Protección</text:p>
          </table:table-cell>
          <table:table-cell office:value-type="string" calcext:value-type="string">
            <text:p>Protection</text:p>
          </table:table-cell>
          <table:table-cell table:style-name="Default" office:value-type="string" calcext:value-type="string">
            <text:p>Protectio</text:p>
          </table:table-cell>
          <table:table-cell/>
          <table:table-cell table:formula="of:=IF([.B1042]=[.D104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42];&quot;, '&quot;;SUBSTITUTE(LOWER([.B1042]);&quot;'&quot;;&quot;''&quot;);&quot;', '&quot;;SUBSTITUTE(LOWER([.C1042]);&quot;'&quot;;&quot;''&quot;);&quot;', '&quot;;SUBSTITUTE(LOWER([.D1042]);&quot;'&quot;;&quot;''&quot;);&quot;');&quot;)" office:value-type="string" office:string-value="insert into palabras(id, castellano, ingles, latin) values(1041, 'protección', 'protection', 'protectio');" calcext:value-type="string">
            <text:p>insert into palabras(id, castellano, ingles, latin) values(1041, 'protección', 'protection', 'protectio');</text:p>
          </table:table-cell>
        </table:table-row>
        <table:table-row table:style-name="ro1">
          <table:table-cell table:formula="of:=[.A1042]+1" office:value-type="float" office:value="1042" calcext:value-type="float">
            <text:p>1042</text:p>
          </table:table-cell>
          <table:table-cell office:value-type="string" calcext:value-type="string">
            <text:p>Autores</text:p>
          </table:table-cell>
          <table:table-cell office:value-type="string" calcext:value-type="string">
            <text:p>Authors</text:p>
          </table:table-cell>
          <table:table-cell table:style-name="Default" office:value-type="string" calcext:value-type="string">
            <text:p>Auctores</text:p>
          </table:table-cell>
          <table:table-cell/>
          <table:table-cell table:formula="of:=IF([.B1043]=[.D104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43];&quot;, '&quot;;SUBSTITUTE(LOWER([.B1043]);&quot;'&quot;;&quot;''&quot;);&quot;', '&quot;;SUBSTITUTE(LOWER([.C1043]);&quot;'&quot;;&quot;''&quot;);&quot;', '&quot;;SUBSTITUTE(LOWER([.D1043]);&quot;'&quot;;&quot;''&quot;);&quot;');&quot;)" office:value-type="string" office:string-value="insert into palabras(id, castellano, ingles, latin) values(1042, 'autores', 'authors', 'auctores');" calcext:value-type="string">
            <text:p>insert into palabras(id, castellano, ingles, latin) values(1042, 'autores', 'authors', 'auctores');</text:p>
          </table:table-cell>
        </table:table-row>
        <table:table-row table:style-name="ro1">
          <table:table-cell table:formula="of:=[.A1043]+1" office:value-type="float" office:value="1043" calcext:value-type="float">
            <text:p>1043</text:p>
          </table:table-cell>
          <table:table-cell office:value-type="string" calcext:value-type="string">
            <text:p>Marido</text:p>
          </table:table-cell>
          <table:table-cell office:value-type="string" calcext:value-type="string">
            <text:p>Husband</text:p>
          </table:table-cell>
          <table:table-cell table:style-name="Default" office:value-type="string" calcext:value-type="string">
            <text:p>Maritus</text:p>
          </table:table-cell>
          <table:table-cell/>
          <table:table-cell table:formula="of:=IF([.B1044]=[.D104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44];&quot;, '&quot;;SUBSTITUTE(LOWER([.B1044]);&quot;'&quot;;&quot;''&quot;);&quot;', '&quot;;SUBSTITUTE(LOWER([.C1044]);&quot;'&quot;;&quot;''&quot;);&quot;', '&quot;;SUBSTITUTE(LOWER([.D1044]);&quot;'&quot;;&quot;''&quot;);&quot;');&quot;)" office:value-type="string" office:string-value="insert into palabras(id, castellano, ingles, latin) values(1043, 'marido', 'husband', 'maritus');" calcext:value-type="string">
            <text:p>insert into palabras(id, castellano, ingles, latin) values(1043, 'marido', 'husband', 'maritus');</text:p>
          </table:table-cell>
        </table:table-row>
        <table:table-row table:style-name="ro1">
          <table:table-cell table:formula="of:=[.A1044]+1" office:value-type="float" office:value="1044" calcext:value-type="float">
            <text:p>1044</text:p>
          </table:table-cell>
          <table:table-cell office:value-type="string" calcext:value-type="string">
            <text:p>Podrían</text:p>
          </table:table-cell>
          <table:table-cell office:value-type="string" calcext:value-type="string">
            <text:p>Could</text:p>
          </table:table-cell>
          <table:table-cell table:style-name="Default" office:value-type="string" calcext:value-type="string">
            <text:p>Posset</text:p>
          </table:table-cell>
          <table:table-cell/>
          <table:table-cell table:formula="of:=IF([.B1045]=[.D104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45];&quot;, '&quot;;SUBSTITUTE(LOWER([.B1045]);&quot;'&quot;;&quot;''&quot;);&quot;', '&quot;;SUBSTITUTE(LOWER([.C1045]);&quot;'&quot;;&quot;''&quot;);&quot;', '&quot;;SUBSTITUTE(LOWER([.D1045]);&quot;'&quot;;&quot;''&quot;);&quot;');&quot;)" office:value-type="string" office:string-value="insert into palabras(id, castellano, ingles, latin) values(1044, 'podrían', 'could', 'posset');" calcext:value-type="string">
            <text:p>insert into palabras(id, castellano, ingles, latin) values(1044, 'podrían', 'could', 'posset');</text:p>
          </table:table-cell>
        </table:table-row>
        <table:table-row table:style-name="ro1">
          <table:table-cell table:formula="of:=[.A1045]+1" office:value-type="float" office:value="1045" calcext:value-type="float">
            <text:p>1045</text:p>
          </table:table-cell>
          <table:table-cell office:value-type="string" calcext:value-type="string">
            <text:p>Llamada</text:p>
          </table:table-cell>
          <table:table-cell office:value-type="string" calcext:value-type="string">
            <text:p>Called</text:p>
          </table:table-cell>
          <table:table-cell table:style-name="Default" office:value-type="string" calcext:value-type="string">
            <text:p>Vocatio</text:p>
          </table:table-cell>
          <table:table-cell/>
          <table:table-cell table:formula="of:=IF([.B1046]=[.D104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46];&quot;, '&quot;;SUBSTITUTE(LOWER([.B1046]);&quot;'&quot;;&quot;''&quot;);&quot;', '&quot;;SUBSTITUTE(LOWER([.C1046]);&quot;'&quot;;&quot;''&quot;);&quot;', '&quot;;SUBSTITUTE(LOWER([.D1046]);&quot;'&quot;;&quot;''&quot;);&quot;');&quot;)" office:value-type="string" office:string-value="insert into palabras(id, castellano, ingles, latin) values(1045, 'llamada', 'called', 'vocatio');" calcext:value-type="string">
            <text:p>insert into palabras(id, castellano, ingles, latin) values(1045, 'llamada', 'called', 'vocatio');</text:p>
          </table:table-cell>
        </table:table-row>
        <table:table-row table:style-name="ro1">
          <table:table-cell table:formula="of:=[.A1046]+1" office:value-type="float" office:value="1046" calcext:value-type="float">
            <text:p>1046</text:p>
          </table:table-cell>
          <table:table-cell office:value-type="string" calcext:value-type="string">
            <text:p>Brazos</text:p>
          </table:table-cell>
          <table:table-cell office:value-type="string" calcext:value-type="string">
            <text:p>Arms</text:p>
          </table:table-cell>
          <table:table-cell table:style-name="Default" office:value-type="string" calcext:value-type="string">
            <text:p>Bracchia</text:p>
          </table:table-cell>
          <table:table-cell/>
          <table:table-cell table:formula="of:=IF([.B1047]=[.D104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47];&quot;, '&quot;;SUBSTITUTE(LOWER([.B1047]);&quot;'&quot;;&quot;''&quot;);&quot;', '&quot;;SUBSTITUTE(LOWER([.C1047]);&quot;'&quot;;&quot;''&quot;);&quot;', '&quot;;SUBSTITUTE(LOWER([.D1047]);&quot;'&quot;;&quot;''&quot;);&quot;');&quot;)" office:value-type="string" office:string-value="insert into palabras(id, castellano, ingles, latin) values(1046, 'brazos', 'arms', 'bracchia');" calcext:value-type="string">
            <text:p>insert into palabras(id, castellano, ingles, latin) values(1046, 'brazos', 'arms', 'bracchia');</text:p>
          </table:table-cell>
        </table:table-row>
        <table:table-row table:style-name="ro1">
          <table:table-cell table:formula="of:=[.A1047]+1" office:value-type="float" office:value="1047" calcext:value-type="float">
            <text:p>1047</text:p>
          </table:table-cell>
          <table:table-cell office:value-type="string" calcext:value-type="string">
            <text:p>Intervención</text:p>
          </table:table-cell>
          <table:table-cell office:value-type="string" calcext:value-type="string">
            <text:p>Intervention</text:p>
          </table:table-cell>
          <table:table-cell table:style-name="Default" office:value-type="string" calcext:value-type="string">
            <text:p>Interventio</text:p>
          </table:table-cell>
          <table:table-cell/>
          <table:table-cell table:formula="of:=IF([.B1048]=[.D104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48];&quot;, '&quot;;SUBSTITUTE(LOWER([.B1048]);&quot;'&quot;;&quot;''&quot;);&quot;', '&quot;;SUBSTITUTE(LOWER([.C1048]);&quot;'&quot;;&quot;''&quot;);&quot;', '&quot;;SUBSTITUTE(LOWER([.D1048]);&quot;'&quot;;&quot;''&quot;);&quot;');&quot;)" office:value-type="string" office:string-value="insert into palabras(id, castellano, ingles, latin) values(1047, 'intervención', 'intervention', 'interventio');" calcext:value-type="string">
            <text:p>insert into palabras(id, castellano, ingles, latin) values(1047, 'intervención', 'intervention', 'interventio');</text:p>
          </table:table-cell>
        </table:table-row>
        <table:table-row table:style-name="ro1">
          <table:table-cell table:formula="of:=[.A1048]+1" office:value-type="float" office:value="1048" calcext:value-type="float">
            <text:p>1048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Salt</text:p>
          </table:table-cell>
          <table:table-cell table:style-name="Default" office:value-type="string" calcext:value-type="string">
            <text:p>Sal</text:p>
          </table:table-cell>
          <table:table-cell/>
          <table:table-cell table:formula="of:=IF([.B1049]=[.D1049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049];&quot;, '&quot;;SUBSTITUTE(LOWER([.B1049]);&quot;'&quot;;&quot;''&quot;);&quot;', '&quot;;SUBSTITUTE(LOWER([.C1049]);&quot;'&quot;;&quot;''&quot;);&quot;', '&quot;;SUBSTITUTE(LOWER([.D1049]);&quot;'&quot;;&quot;''&quot;);&quot;');&quot;)" office:value-type="string" office:string-value="insert into palabras(id, castellano, ingles, latin) values(1048, 'sal', 'salt', 'sal');" calcext:value-type="string">
            <text:p>insert into palabras(id, castellano, ingles, latin) values(1048, 'sal', 'salt', 'sal');</text:p>
          </table:table-cell>
        </table:table-row>
        <table:table-row table:style-name="ro1">
          <table:table-cell table:formula="of:=[.A1049]+1" office:value-type="float" office:value="1049" calcext:value-type="float">
            <text:p>1049</text:p>
          </table:table-cell>
          <table:table-cell office:value-type="string" calcext:value-type="string">
            <text:p>Páginas</text:p>
          </table:table-cell>
          <table:table-cell office:value-type="string" calcext:value-type="string">
            <text:p>Pages</text:p>
          </table:table-cell>
          <table:table-cell table:style-name="Default" office:value-type="string" calcext:value-type="string">
            <text:p>Paginae</text:p>
          </table:table-cell>
          <table:table-cell/>
          <table:table-cell table:formula="of:=IF([.B1050]=[.D105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50];&quot;, '&quot;;SUBSTITUTE(LOWER([.B1050]);&quot;'&quot;;&quot;''&quot;);&quot;', '&quot;;SUBSTITUTE(LOWER([.C1050]);&quot;'&quot;;&quot;''&quot;);&quot;', '&quot;;SUBSTITUTE(LOWER([.D1050]);&quot;'&quot;;&quot;''&quot;);&quot;');&quot;)" office:value-type="string" office:string-value="insert into palabras(id, castellano, ingles, latin) values(1049, 'páginas', 'pages', 'paginae');" calcext:value-type="string">
            <text:p>insert into palabras(id, castellano, ingles, latin) values(1049, 'páginas', 'pages', 'paginae');</text:p>
          </table:table-cell>
        </table:table-row>
        <table:table-row table:style-name="ro1">
          <table:table-cell table:formula="of:=[.A1050]+1" office:value-type="float" office:value="1050" calcext:value-type="float">
            <text:p>1050</text:p>
          </table:table-cell>
          <table:table-cell office:value-type="string" calcext:value-type="string">
            <text:p>Nueve</text:p>
          </table:table-cell>
          <table:table-cell office:value-type="string" calcext:value-type="string">
            <text:p>Nine</text:p>
          </table:table-cell>
          <table:table-cell table:style-name="Default" office:value-type="string" calcext:value-type="string">
            <text:p>Novem</text:p>
          </table:table-cell>
          <table:table-cell/>
          <table:table-cell table:formula="of:=IF([.B1051]=[.D105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51];&quot;, '&quot;;SUBSTITUTE(LOWER([.B1051]);&quot;'&quot;;&quot;''&quot;);&quot;', '&quot;;SUBSTITUTE(LOWER([.C1051]);&quot;'&quot;;&quot;''&quot;);&quot;', '&quot;;SUBSTITUTE(LOWER([.D1051]);&quot;'&quot;;&quot;''&quot;);&quot;');&quot;)" office:value-type="string" office:string-value="insert into palabras(id, castellano, ingles, latin) values(1050, 'nueve', 'nine', 'novem');" calcext:value-type="string">
            <text:p>insert into palabras(id, castellano, ingles, latin) values(1050, 'nueve', 'nine', 'novem');</text:p>
          </table:table-cell>
        </table:table-row>
        <table:table-row table:style-name="ro1">
          <table:table-cell table:formula="of:=[.A1051]+1" office:value-type="float" office:value="1051" calcext:value-type="float">
            <text:p>1051</text:p>
          </table:table-cell>
          <table:table-cell office:value-type="string" calcext:value-type="string">
            <text:p>Pueblos</text:p>
          </table:table-cell>
          <table:table-cell office:value-type="string" calcext:value-type="string">
            <text:p>Villages</text:p>
          </table:table-cell>
          <table:table-cell table:style-name="Default" office:value-type="string" calcext:value-type="string">
            <text:p>Oppida</text:p>
          </table:table-cell>
          <table:table-cell/>
          <table:table-cell table:formula="of:=IF([.B1052]=[.D105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52];&quot;, '&quot;;SUBSTITUTE(LOWER([.B1052]);&quot;'&quot;;&quot;''&quot;);&quot;', '&quot;;SUBSTITUTE(LOWER([.C1052]);&quot;'&quot;;&quot;''&quot;);&quot;', '&quot;;SUBSTITUTE(LOWER([.D1052]);&quot;'&quot;;&quot;''&quot;);&quot;');&quot;)" office:value-type="string" office:string-value="insert into palabras(id, castellano, ingles, latin) values(1051, 'pueblos', 'villages', 'oppida');" calcext:value-type="string">
            <text:p>insert into palabras(id, castellano, ingles, latin) values(1051, 'pueblos', 'villages', 'oppida');</text:p>
          </table:table-cell>
        </table:table-row>
        <table:table-row table:style-name="ro1">
          <table:table-cell table:formula="of:=[.A1052]+1" office:value-type="float" office:value="1052" calcext:value-type="float">
            <text:p>1052</text:p>
          </table:table-cell>
          <table:table-cell office:value-type="string" calcext:value-type="string">
            <text:p>Temporada</text:p>
          </table:table-cell>
          <table:table-cell office:value-type="string" calcext:value-type="string">
            <text:p>Season</text:p>
          </table:table-cell>
          <table:table-cell table:style-name="Default" office:value-type="string" calcext:value-type="string">
            <text:p>Tempus</text:p>
          </table:table-cell>
          <table:table-cell/>
          <table:table-cell table:formula="of:=IF([.B1053]=[.D105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53];&quot;, '&quot;;SUBSTITUTE(LOWER([.B1053]);&quot;'&quot;;&quot;''&quot;);&quot;', '&quot;;SUBSTITUTE(LOWER([.C1053]);&quot;'&quot;;&quot;''&quot;);&quot;', '&quot;;SUBSTITUTE(LOWER([.D1053]);&quot;'&quot;;&quot;''&quot;);&quot;');&quot;)" office:value-type="string" office:string-value="insert into palabras(id, castellano, ingles, latin) values(1052, 'temporada', 'season', 'tempus');" calcext:value-type="string">
            <text:p>insert into palabras(id, castellano, ingles, latin) values(1052, 'temporada', 'season', 'tempus');</text:p>
          </table:table-cell>
        </table:table-row>
        <table:table-row table:style-name="ro1">
          <table:table-cell table:formula="of:=[.A1053]+1" office:value-type="float" office:value="1053" calcext:value-type="float">
            <text:p>1053</text:p>
          </table:table-cell>
          <table:table-cell office:value-type="string" calcext:value-type="string">
            <text:p>Tus</text:p>
          </table:table-cell>
          <table:table-cell office:value-type="string" calcext:value-type="string">
            <text:p>Your</text:p>
          </table:table-cell>
          <table:table-cell table:style-name="Default" office:value-type="string" calcext:value-type="string">
            <text:p>Tua</text:p>
          </table:table-cell>
          <table:table-cell/>
          <table:table-cell table:formula="of:=IF([.B1054]=[.D105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54];&quot;, '&quot;;SUBSTITUTE(LOWER([.B1054]);&quot;'&quot;;&quot;''&quot;);&quot;', '&quot;;SUBSTITUTE(LOWER([.C1054]);&quot;'&quot;;&quot;''&quot;);&quot;', '&quot;;SUBSTITUTE(LOWER([.D1054]);&quot;'&quot;;&quot;''&quot;);&quot;');&quot;)" office:value-type="string" office:string-value="insert into palabras(id, castellano, ingles, latin) values(1053, 'tus', 'your', 'tua');" calcext:value-type="string">
            <text:p>insert into palabras(id, castellano, ingles, latin) values(1053, 'tus', 'your', 'tua');</text:p>
          </table:table-cell>
        </table:table-row>
        <table:table-row table:style-name="ro1">
          <table:table-cell table:formula="of:=[.A1054]+1" office:value-type="float" office:value="1054" calcext:value-type="float">
            <text:p>1054</text:p>
          </table:table-cell>
          <table:table-cell office:value-type="string" calcext:value-type="string">
            <text:p>Abajo</text:p>
          </table:table-cell>
          <table:table-cell office:value-type="string" calcext:value-type="string">
            <text:p>Below</text:p>
          </table:table-cell>
          <table:table-cell table:style-name="Default" office:value-type="string" calcext:value-type="string">
            <text:p>Deorsum</text:p>
          </table:table-cell>
          <table:table-cell/>
          <table:table-cell table:formula="of:=IF([.B1055]=[.D105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55];&quot;, '&quot;;SUBSTITUTE(LOWER([.B1055]);&quot;'&quot;;&quot;''&quot;);&quot;', '&quot;;SUBSTITUTE(LOWER([.C1055]);&quot;'&quot;;&quot;''&quot;);&quot;', '&quot;;SUBSTITUTE(LOWER([.D1055]);&quot;'&quot;;&quot;''&quot;);&quot;');&quot;)" office:value-type="string" office:string-value="insert into palabras(id, castellano, ingles, latin) values(1054, 'abajo', 'below', 'deorsum');" calcext:value-type="string">
            <text:p>insert into palabras(id, castellano, ingles, latin) values(1054, 'abajo', 'below', 'deorsum');</text:p>
          </table:table-cell>
        </table:table-row>
        <table:table-row table:style-name="ro1">
          <table:table-cell table:formula="of:=[.A1055]+1" office:value-type="float" office:value="1055" calcext:value-type="float">
            <text:p>1055</text:p>
          </table:table-cell>
          <table:table-cell office:value-type="string" calcext:value-type="string">
            <text:p>Aquello</text:p>
          </table:table-cell>
          <table:table-cell office:value-type="string" calcext:value-type="string">
            <text:p>That</text:p>
          </table:table-cell>
          <table:table-cell table:style-name="Default" office:value-type="string" calcext:value-type="string">
            <text:p>Illud</text:p>
          </table:table-cell>
          <table:table-cell/>
          <table:table-cell table:formula="of:=IF([.B1056]=[.D105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56];&quot;, '&quot;;SUBSTITUTE(LOWER([.B1056]);&quot;'&quot;;&quot;''&quot;);&quot;', '&quot;;SUBSTITUTE(LOWER([.C1056]);&quot;'&quot;;&quot;''&quot;);&quot;', '&quot;;SUBSTITUTE(LOWER([.D1056]);&quot;'&quot;;&quot;''&quot;);&quot;');&quot;)" office:value-type="string" office:string-value="insert into palabras(id, castellano, ingles, latin) values(1055, 'aquello', 'that', 'illud');" calcext:value-type="string">
            <text:p>insert into palabras(id, castellano, ingles, latin) values(1055, 'aquello', 'that', 'illud');</text:p>
          </table:table-cell>
        </table:table-row>
        <table:table-row table:style-name="ro1">
          <table:table-cell table:formula="of:=[.A1056]+1" office:value-type="float" office:value="1056" calcext:value-type="float">
            <text:p>1056</text:p>
          </table:table-cell>
          <table:table-cell office:value-type="string" calcext:value-type="string">
            <text:p>Maestro</text:p>
          </table:table-cell>
          <table:table-cell office:value-type="string" calcext:value-type="string">
            <text:p>Teacher</text:p>
          </table:table-cell>
          <table:table-cell table:style-name="Default" office:value-type="string" calcext:value-type="string">
            <text:p>Magister</text:p>
          </table:table-cell>
          <table:table-cell/>
          <table:table-cell table:formula="of:=IF([.B1057]=[.D105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57];&quot;, '&quot;;SUBSTITUTE(LOWER([.B1057]);&quot;'&quot;;&quot;''&quot;);&quot;', '&quot;;SUBSTITUTE(LOWER([.C1057]);&quot;'&quot;;&quot;''&quot;);&quot;', '&quot;;SUBSTITUTE(LOWER([.D1057]);&quot;'&quot;;&quot;''&quot;);&quot;');&quot;)" office:value-type="string" office:string-value="insert into palabras(id, castellano, ingles, latin) values(1056, 'maestro', 'teacher', 'magister');" calcext:value-type="string">
            <text:p>insert into palabras(id, castellano, ingles, latin) values(1056, 'maestro', 'teacher', 'magister');</text:p>
          </table:table-cell>
        </table:table-row>
        <table:table-row table:style-name="ro1">
          <table:table-cell table:formula="of:=[.A1057]+1" office:value-type="float" office:value="1057" calcext:value-type="float">
            <text:p>1057</text:p>
          </table:table-cell>
          <table:table-cell office:value-type="string" calcext:value-type="string">
            <text:p>Internacionales</text:p>
          </table:table-cell>
          <table:table-cell office:value-type="string" calcext:value-type="string">
            <text:p>International</text:p>
          </table:table-cell>
          <table:table-cell table:style-name="Default" office:value-type="string" calcext:value-type="string">
            <text:p>Internationales</text:p>
          </table:table-cell>
          <table:table-cell/>
          <table:table-cell table:formula="of:=IF([.B1058]=[.D105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58];&quot;, '&quot;;SUBSTITUTE(LOWER([.B1058]);&quot;'&quot;;&quot;''&quot;);&quot;', '&quot;;SUBSTITUTE(LOWER([.C1058]);&quot;'&quot;;&quot;''&quot;);&quot;', '&quot;;SUBSTITUTE(LOWER([.D1058]);&quot;'&quot;;&quot;''&quot;);&quot;');&quot;)" office:value-type="string" office:string-value="insert into palabras(id, castellano, ingles, latin) values(1057, 'internacionales', 'international', 'internationales');" calcext:value-type="string">
            <text:p>insert into palabras(id, castellano, ingles, latin) values(1057, 'internacionales', 'international', 'internationales');</text:p>
          </table:table-cell>
        </table:table-row>
        <table:table-row table:style-name="ro1">
          <table:table-cell table:formula="of:=[.A1058]+1" office:value-type="float" office:value="1058" calcext:value-type="float">
            <text:p>1058</text:p>
          </table:table-cell>
          <table:table-cell office:value-type="string" calcext:value-type="string">
            <text:p>Técnicas</text:p>
          </table:table-cell>
          <table:table-cell office:value-type="string" calcext:value-type="string">
            <text:p>Techniques</text:p>
          </table:table-cell>
          <table:table-cell table:style-name="Default" office:value-type="string" calcext:value-type="string">
            <text:p>Technicae</text:p>
          </table:table-cell>
          <table:table-cell/>
          <table:table-cell table:formula="of:=IF([.B1059]=[.D105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59];&quot;, '&quot;;SUBSTITUTE(LOWER([.B1059]);&quot;'&quot;;&quot;''&quot;);&quot;', '&quot;;SUBSTITUTE(LOWER([.C1059]);&quot;'&quot;;&quot;''&quot;);&quot;', '&quot;;SUBSTITUTE(LOWER([.D1059]);&quot;'&quot;;&quot;''&quot;);&quot;');&quot;)" office:value-type="string" office:string-value="insert into palabras(id, castellano, ingles, latin) values(1058, 'técnicas', 'techniques', 'technicae');" calcext:value-type="string">
            <text:p>insert into palabras(id, castellano, ingles, latin) values(1058, 'técnicas', 'techniques', 'technicae');</text:p>
          </table:table-cell>
        </table:table-row>
        <table:table-row table:style-name="ro1">
          <table:table-cell table:formula="of:=[.A1059]+1" office:value-type="float" office:value="1059" calcext:value-type="float">
            <text:p>1059</text:p>
          </table:table-cell>
          <table:table-cell office:value-type="string" calcext:value-type="string">
            <text:p>Esposa</text:p>
          </table:table-cell>
          <table:table-cell office:value-type="string" calcext:value-type="string">
            <text:p>Wife</text:p>
          </table:table-cell>
          <table:table-cell table:style-name="Default" office:value-type="string" calcext:value-type="string">
            <text:p>Uxor</text:p>
          </table:table-cell>
          <table:table-cell/>
          <table:table-cell table:formula="of:=IF([.B1060]=[.D106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60];&quot;, '&quot;;SUBSTITUTE(LOWER([.B1060]);&quot;'&quot;;&quot;''&quot;);&quot;', '&quot;;SUBSTITUTE(LOWER([.C1060]);&quot;'&quot;;&quot;''&quot;);&quot;', '&quot;;SUBSTITUTE(LOWER([.D1060]);&quot;'&quot;;&quot;''&quot;);&quot;');&quot;)" office:value-type="string" office:string-value="insert into palabras(id, castellano, ingles, latin) values(1059, 'esposa', 'wife', 'uxor');" calcext:value-type="string">
            <text:p>insert into palabras(id, castellano, ingles, latin) values(1059, 'esposa', 'wife', 'uxor');</text:p>
          </table:table-cell>
        </table:table-row>
        <table:table-row table:style-name="ro1">
          <table:table-cell table:formula="of:=[.A1060]+1" office:value-type="float" office:value="1060" calcext:value-type="float">
            <text:p>1060</text:p>
          </table:table-cell>
          <table:table-cell office:value-type="string" calcext:value-type="string">
            <text:p>Crítica</text:p>
          </table:table-cell>
          <table:table-cell office:value-type="string" calcext:value-type="string">
            <text:p>Review</text:p>
          </table:table-cell>
          <table:table-cell table:style-name="Default" office:value-type="string" calcext:value-type="string">
            <text:p>Critica</text:p>
          </table:table-cell>
          <table:table-cell/>
          <table:table-cell table:formula="of:=IF([.B1061]=[.D106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61];&quot;, '&quot;;SUBSTITUTE(LOWER([.B1061]);&quot;'&quot;;&quot;''&quot;);&quot;', '&quot;;SUBSTITUTE(LOWER([.C1061]);&quot;'&quot;;&quot;''&quot;);&quot;', '&quot;;SUBSTITUTE(LOWER([.D1061]);&quot;'&quot;;&quot;''&quot;);&quot;');&quot;)" office:value-type="string" office:string-value="insert into palabras(id, castellano, ingles, latin) values(1060, 'crítica', 'review', 'critica');" calcext:value-type="string">
            <text:p>insert into palabras(id, castellano, ingles, latin) values(1060, 'crítica', 'review', 'critica');</text:p>
          </table:table-cell>
        </table:table-row>
        <table:table-row table:style-name="ro1">
          <table:table-cell table:formula="of:=[.A1061]+1" office:value-type="float" office:value="1061" calcext:value-type="float">
            <text:p>1061</text:p>
          </table:table-cell>
          <table:table-cell office:value-type="string" calcext:value-type="string">
            <text:p>Totalmente</text:p>
          </table:table-cell>
          <table:table-cell office:value-type="string" calcext:value-type="string">
            <text:p>Totally</text:p>
          </table:table-cell>
          <table:table-cell table:style-name="Default" office:value-type="string" calcext:value-type="string">
            <text:p>Totaliter</text:p>
          </table:table-cell>
          <table:table-cell/>
          <table:table-cell table:formula="of:=IF([.B1062]=[.D106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62];&quot;, '&quot;;SUBSTITUTE(LOWER([.B1062]);&quot;'&quot;;&quot;''&quot;);&quot;', '&quot;;SUBSTITUTE(LOWER([.C1062]);&quot;'&quot;;&quot;''&quot;);&quot;', '&quot;;SUBSTITUTE(LOWER([.D1062]);&quot;'&quot;;&quot;''&quot;);&quot;');&quot;)" office:value-type="string" office:string-value="insert into palabras(id, castellano, ingles, latin) values(1061, 'totalmente', 'totally', 'totaliter');" calcext:value-type="string">
            <text:p>insert into palabras(id, castellano, ingles, latin) values(1061, 'totalmente', 'totally', 'totaliter');</text:p>
          </table:table-cell>
        </table:table-row>
        <table:table-row table:style-name="ro1">
          <table:table-cell table:formula="of:=[.A1062]+1" office:value-type="float" office:value="1062" calcext:value-type="float">
            <text:p>1062</text:p>
          </table:table-cell>
          <table:table-cell office:value-type="string" calcext:value-type="string">
            <text:p>Perder</text:p>
          </table:table-cell>
          <table:table-cell office:value-type="string" calcext:value-type="string">
            <text:p>Lose</text:p>
          </table:table-cell>
          <table:table-cell table:style-name="Default" office:value-type="string" calcext:value-type="string">
            <text:p>Perdere</text:p>
          </table:table-cell>
          <table:table-cell/>
          <table:table-cell table:formula="of:=IF([.B1063]=[.D106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63];&quot;, '&quot;;SUBSTITUTE(LOWER([.B1063]);&quot;'&quot;;&quot;''&quot;);&quot;', '&quot;;SUBSTITUTE(LOWER([.C1063]);&quot;'&quot;;&quot;''&quot;);&quot;', '&quot;;SUBSTITUTE(LOWER([.D1063]);&quot;'&quot;;&quot;''&quot;);&quot;');&quot;)" office:value-type="string" office:string-value="insert into palabras(id, castellano, ingles, latin) values(1062, 'perder', 'lose', 'perdere');" calcext:value-type="string">
            <text:p>insert into palabras(id, castellano, ingles, latin) values(1062, 'perder', 'lose', 'perdere');</text:p>
          </table:table-cell>
        </table:table-row>
        <table:table-row table:style-name="ro1">
          <table:table-cell table:formula="of:=[.A1063]+1" office:value-type="float" office:value="1063" calcext:value-type="float">
            <text:p>1063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Sale</text:p>
          </table:table-cell>
          <table:table-cell table:style-name="Default" office:value-type="string" calcext:value-type="string">
            <text:p>Venditio</text:p>
          </table:table-cell>
          <table:table-cell/>
          <table:table-cell table:formula="of:=IF([.B1064]=[.D106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64];&quot;, '&quot;;SUBSTITUTE(LOWER([.B1064]);&quot;'&quot;;&quot;''&quot;);&quot;', '&quot;;SUBSTITUTE(LOWER([.C1064]);&quot;'&quot;;&quot;''&quot;);&quot;', '&quot;;SUBSTITUTE(LOWER([.D1064]);&quot;'&quot;;&quot;''&quot;);&quot;');&quot;)" office:value-type="string" office:string-value="insert into palabras(id, castellano, ingles, latin) values(1063, 'venta', 'sale', 'venditio');" calcext:value-type="string">
            <text:p>insert into palabras(id, castellano, ingles, latin) values(1063, 'venta', 'sale', 'venditio');</text:p>
          </table:table-cell>
        </table:table-row>
        <table:table-row table:style-name="ro1">
          <table:table-cell table:formula="of:=[.A1064]+1" office:value-type="float" office:value="1064" calcext:value-type="float">
            <text:p>1064</text:p>
          </table:table-cell>
          <table:table-cell office:value-type="string" calcext:value-type="string">
            <text:p>Finales</text:p>
          </table:table-cell>
          <table:table-cell office:value-type="string" calcext:value-type="string">
            <text:p>End</text:p>
          </table:table-cell>
          <table:table-cell table:style-name="Default" office:value-type="string" calcext:value-type="string">
            <text:p>Finales</text:p>
          </table:table-cell>
          <table:table-cell/>
          <table:table-cell table:formula="of:=IF([.B1065]=[.D1065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065];&quot;, '&quot;;SUBSTITUTE(LOWER([.B1065]);&quot;'&quot;;&quot;''&quot;);&quot;', '&quot;;SUBSTITUTE(LOWER([.C1065]);&quot;'&quot;;&quot;''&quot;);&quot;', '&quot;;SUBSTITUTE(LOWER([.D1065]);&quot;'&quot;;&quot;''&quot;);&quot;');&quot;)" office:value-type="string" office:string-value="insert into palabras(id, castellano, ingles, latin) values(1064, 'finales', 'end', 'finales');" calcext:value-type="string">
            <text:p>insert into palabras(id, castellano, ingles, latin) values(1064, 'finales', 'end', 'finales');</text:p>
          </table:table-cell>
        </table:table-row>
        <table:table-row table:style-name="ro1">
          <table:table-cell table:formula="of:=[.A1065]+1" office:value-type="float" office:value="1065" calcext:value-type="float">
            <text:p>1065</text:p>
          </table:table-cell>
          <table:table-cell office:value-type="string" calcext:value-type="string">
            <text:p>Contar</text:p>
          </table:table-cell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Numerare</text:p>
          </table:table-cell>
          <table:table-cell/>
          <table:table-cell table:formula="of:=IF([.B1066]=[.D106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66];&quot;, '&quot;;SUBSTITUTE(LOWER([.B1066]);&quot;'&quot;;&quot;''&quot;);&quot;', '&quot;;SUBSTITUTE(LOWER([.C1066]);&quot;'&quot;;&quot;''&quot;);&quot;', '&quot;;SUBSTITUTE(LOWER([.D1066]);&quot;'&quot;;&quot;''&quot;);&quot;');&quot;)" office:value-type="string" office:string-value="insert into palabras(id, castellano, ingles, latin) values(1065, 'contar', 'count', 'numerare');" calcext:value-type="string">
            <text:p>insert into palabras(id, castellano, ingles, latin) values(1065, 'contar', 'count', 'numerare');</text:p>
          </table:table-cell>
        </table:table-row>
        <table:table-row table:style-name="ro1">
          <table:table-cell table:formula="of:=[.A1066]+1" office:value-type="float" office:value="1066" calcext:value-type="float">
            <text:p>1066</text:p>
          </table:table-cell>
          <table:table-cell office:value-type="string" calcext:value-type="string">
            <text:p>Diferencias</text:p>
          </table:table-cell>
          <table:table-cell office:value-type="string" calcext:value-type="string">
            <text:p>Differences</text:p>
          </table:table-cell>
          <table:table-cell table:style-name="Default" office:value-type="string" calcext:value-type="string">
            <text:p>Differentiae</text:p>
          </table:table-cell>
          <table:table-cell/>
          <table:table-cell table:formula="of:=IF([.B1067]=[.D106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67];&quot;, '&quot;;SUBSTITUTE(LOWER([.B1067]);&quot;'&quot;;&quot;''&quot;);&quot;', '&quot;;SUBSTITUTE(LOWER([.C1067]);&quot;'&quot;;&quot;''&quot;);&quot;', '&quot;;SUBSTITUTE(LOWER([.D1067]);&quot;'&quot;;&quot;''&quot;);&quot;');&quot;)" office:value-type="string" office:string-value="insert into palabras(id, castellano, ingles, latin) values(1066, 'diferencias', 'differences', 'differentiae');" calcext:value-type="string">
            <text:p>insert into palabras(id, castellano, ingles, latin) values(1066, 'diferencias', 'differences', 'differentiae');</text:p>
          </table:table-cell>
        </table:table-row>
        <table:table-row table:style-name="ro1">
          <table:table-cell table:formula="of:=[.A1067]+1" office:value-type="float" office:value="1067" calcext:value-type="float">
            <text:p>1067</text:p>
          </table:table-cell>
          <table:table-cell table:number-columns-repeated="2" office:value-type="string" calcext:value-type="string">
            <text:p>Familiar</text:p>
          </table:table-cell>
          <table:table-cell table:style-name="Default" office:value-type="string" calcext:value-type="string">
            <text:p>Familiaris</text:p>
          </table:table-cell>
          <table:table-cell/>
          <table:table-cell table:formula="of:=IF([.B1068]=[.D106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68];&quot;, '&quot;;SUBSTITUTE(LOWER([.B1068]);&quot;'&quot;;&quot;''&quot;);&quot;', '&quot;;SUBSTITUTE(LOWER([.C1068]);&quot;'&quot;;&quot;''&quot;);&quot;', '&quot;;SUBSTITUTE(LOWER([.D1068]);&quot;'&quot;;&quot;''&quot;);&quot;');&quot;)" office:value-type="string" office:string-value="insert into palabras(id, castellano, ingles, latin) values(1067, 'familiar', 'familiar', 'familiaris');" calcext:value-type="string">
            <text:p>insert into palabras(id, castellano, ingles, latin) values(1067, 'familiar', 'familiar', 'familiaris');</text:p>
          </table:table-cell>
        </table:table-row>
        <table:table-row table:style-name="ro1">
          <table:table-cell table:formula="of:=[.A1068]+1" office:value-type="float" office:value="1068" calcext:value-type="float">
            <text:p>1068</text:p>
          </table:table-cell>
          <table:table-cell table:number-columns-repeated="2" office:value-type="string" calcext:value-type="string">
            <text:p>Martínez</text:p>
          </table:table-cell>
          <table:table-cell table:style-name="Default" office:value-type="string" calcext:value-type="string">
            <text:p>Martinez</text:p>
          </table:table-cell>
          <table:table-cell/>
          <table:table-cell table:formula="of:=IF([.B1069]=[.D106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69];&quot;, '&quot;;SUBSTITUTE(LOWER([.B1069]);&quot;'&quot;;&quot;''&quot;);&quot;', '&quot;;SUBSTITUTE(LOWER([.C1069]);&quot;'&quot;;&quot;''&quot;);&quot;', '&quot;;SUBSTITUTE(LOWER([.D1069]);&quot;'&quot;;&quot;''&quot;);&quot;');&quot;)" office:value-type="string" office:string-value="insert into palabras(id, castellano, ingles, latin) values(1068, 'martínez', 'martínez', 'martinez');" calcext:value-type="string">
            <text:p>insert into palabras(id, castellano, ingles, latin) values(1068, 'martínez', 'martínez', 'martinez');</text:p>
          </table:table-cell>
        </table:table-row>
        <table:table-row table:style-name="ro1">
          <table:table-cell table:formula="of:=[.A1069]+1" office:value-type="float" office:value="1069" calcext:value-type="float">
            <text:p>1069</text:p>
          </table:table-cell>
          <table:table-cell office:value-type="string" calcext:value-type="string">
            <text:p>Kilómetros</text:p>
          </table:table-cell>
          <table:table-cell office:value-type="string" calcext:value-type="string">
            <text:p>Kilometers</text:p>
          </table:table-cell>
          <table:table-cell table:style-name="Default" office:value-type="string" calcext:value-type="string">
            <text:p>Kilometer</text:p>
          </table:table-cell>
          <table:table-cell/>
          <table:table-cell table:formula="of:=IF([.B1070]=[.D107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70];&quot;, '&quot;;SUBSTITUTE(LOWER([.B1070]);&quot;'&quot;;&quot;''&quot;);&quot;', '&quot;;SUBSTITUTE(LOWER([.C1070]);&quot;'&quot;;&quot;''&quot;);&quot;', '&quot;;SUBSTITUTE(LOWER([.D1070]);&quot;'&quot;;&quot;''&quot;);&quot;');&quot;)" office:value-type="string" office:string-value="insert into palabras(id, castellano, ingles, latin) values(1069, 'kilómetros', 'kilometers', 'kilometer');" calcext:value-type="string">
            <text:p>insert into palabras(id, castellano, ingles, latin) values(1069, 'kilómetros', 'kilometers', 'kilometer');</text:p>
          </table:table-cell>
        </table:table-row>
        <table:table-row table:style-name="ro1">
          <table:table-cell table:formula="of:=[.A1070]+1" office:value-type="float" office:value="1070" calcext:value-type="float">
            <text:p>1070</text:p>
          </table:table-cell>
          <table:table-cell office:value-type="string" calcext:value-type="string">
            <text:p>Mala</text:p>
          </table:table-cell>
          <table:table-cell office:value-type="string" calcext:value-type="string">
            <text:p>Bad</text:p>
          </table:table-cell>
          <table:table-cell table:style-name="Default" office:value-type="string" calcext:value-type="string">
            <text:p>Mala</text:p>
          </table:table-cell>
          <table:table-cell/>
          <table:table-cell table:formula="of:=IF([.B1071]=[.D1071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071];&quot;, '&quot;;SUBSTITUTE(LOWER([.B1071]);&quot;'&quot;;&quot;''&quot;);&quot;', '&quot;;SUBSTITUTE(LOWER([.C1071]);&quot;'&quot;;&quot;''&quot;);&quot;', '&quot;;SUBSTITUTE(LOWER([.D1071]);&quot;'&quot;;&quot;''&quot;);&quot;');&quot;)" office:value-type="string" office:string-value="insert into palabras(id, castellano, ingles, latin) values(1070, 'mala', 'bad', 'mala');" calcext:value-type="string">
            <text:p>insert into palabras(id, castellano, ingles, latin) values(1070, 'mala', 'bad', 'mala');</text:p>
          </table:table-cell>
        </table:table-row>
        <table:table-row table:style-name="ro1">
          <table:table-cell table:formula="of:=[.A1071]+1" office:value-type="float" office:value="1071" calcext:value-type="float">
            <text:p>1071</text:p>
          </table:table-cell>
          <table:table-cell table:number-columns-repeated="2" office:value-type="string" calcext:value-type="string">
            <text:p>Fundamental</text:p>
          </table:table-cell>
          <table:table-cell table:style-name="Default" office:value-type="string" calcext:value-type="string">
            <text:p>Fundamentale</text:p>
          </table:table-cell>
          <table:table-cell/>
          <table:table-cell table:formula="of:=IF([.B1072]=[.D107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72];&quot;, '&quot;;SUBSTITUTE(LOWER([.B1072]);&quot;'&quot;;&quot;''&quot;);&quot;', '&quot;;SUBSTITUTE(LOWER([.C1072]);&quot;'&quot;;&quot;''&quot;);&quot;', '&quot;;SUBSTITUTE(LOWER([.D1072]);&quot;'&quot;;&quot;''&quot;);&quot;');&quot;)" office:value-type="string" office:string-value="insert into palabras(id, castellano, ingles, latin) values(1071, 'fundamental', 'fundamental', 'fundamentale');" calcext:value-type="string">
            <text:p>insert into palabras(id, castellano, ingles, latin) values(1071, 'fundamental', 'fundamental', 'fundamentale');</text:p>
          </table:table-cell>
        </table:table-row>
        <table:table-row table:style-name="ro1">
          <table:table-cell table:formula="of:=[.A1072]+1" office:value-type="float" office:value="1072" calcext:value-type="float">
            <text:p>1072</text:p>
          </table:table-cell>
          <table:table-cell office:value-type="string" calcext:value-type="string">
            <text:p>Enorme</text:p>
          </table:table-cell>
          <table:table-cell office:value-type="string" calcext:value-type="string">
            <text:p>Huge</text:p>
          </table:table-cell>
          <table:table-cell table:style-name="Default" office:value-type="string" calcext:value-type="string">
            <text:p>Immanis</text:p>
          </table:table-cell>
          <table:table-cell/>
          <table:table-cell table:formula="of:=IF([.B1073]=[.D107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73];&quot;, '&quot;;SUBSTITUTE(LOWER([.B1073]);&quot;'&quot;;&quot;''&quot;);&quot;', '&quot;;SUBSTITUTE(LOWER([.C1073]);&quot;'&quot;;&quot;''&quot;);&quot;', '&quot;;SUBSTITUTE(LOWER([.D1073]);&quot;'&quot;;&quot;''&quot;);&quot;');&quot;)" office:value-type="string" office:string-value="insert into palabras(id, castellano, ingles, latin) values(1072, 'enorme', 'huge', 'immanis');" calcext:value-type="string">
            <text:p>insert into palabras(id, castellano, ingles, latin) values(1072, 'enorme', 'huge', 'immanis');</text:p>
          </table:table-cell>
        </table:table-row>
        <table:table-row table:style-name="ro1">
          <table:table-cell table:formula="of:=[.A1073]+1" office:value-type="float" office:value="1073" calcext:value-type="float">
            <text:p>1073</text:p>
          </table:table-cell>
          <table:table-cell office:value-type="string" calcext:value-type="string">
            <text:p>Puedan</text:p>
          </table:table-cell>
          <table:table-cell office:value-type="string" calcext:value-type="string">
            <text:p>Can</text:p>
          </table:table-cell>
          <table:table-cell table:style-name="Default" office:value-type="string" calcext:value-type="string">
            <text:p>Possint</text:p>
          </table:table-cell>
          <table:table-cell/>
          <table:table-cell table:formula="of:=IF([.B1074]=[.D107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74];&quot;, '&quot;;SUBSTITUTE(LOWER([.B1074]);&quot;'&quot;;&quot;''&quot;);&quot;', '&quot;;SUBSTITUTE(LOWER([.C1074]);&quot;'&quot;;&quot;''&quot;);&quot;', '&quot;;SUBSTITUTE(LOWER([.D1074]);&quot;'&quot;;&quot;''&quot;);&quot;');&quot;)" office:value-type="string" office:string-value="insert into palabras(id, castellano, ingles, latin) values(1073, 'puedan', 'can', 'possint');" calcext:value-type="string">
            <text:p>insert into palabras(id, castellano, ingles, latin) values(1073, 'puedan', 'can', 'possint');</text:p>
          </table:table-cell>
        </table:table-row>
        <table:table-row table:style-name="ro1">
          <table:table-cell table:formula="of:=[.A1074]+1" office:value-type="float" office:value="1074" calcext:value-type="float">
            <text:p>1074</text:p>
          </table:table-cell>
          <table:table-cell office:value-type="string" calcext:value-type="string">
            <text:p>Líneas</text:p>
          </table:table-cell>
          <table:table-cell office:value-type="string" calcext:value-type="string">
            <text:p>Lines</text:p>
          </table:table-cell>
          <table:table-cell table:style-name="Default" office:value-type="string" calcext:value-type="string">
            <text:p>Lineae</text:p>
          </table:table-cell>
          <table:table-cell/>
          <table:table-cell table:formula="of:=IF([.B1075]=[.D107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75];&quot;, '&quot;;SUBSTITUTE(LOWER([.B1075]);&quot;'&quot;;&quot;''&quot;);&quot;', '&quot;;SUBSTITUTE(LOWER([.C1075]);&quot;'&quot;;&quot;''&quot;);&quot;', '&quot;;SUBSTITUTE(LOWER([.D1075]);&quot;'&quot;;&quot;''&quot;);&quot;');&quot;)" office:value-type="string" office:string-value="insert into palabras(id, castellano, ingles, latin) values(1074, 'líneas', 'lines', 'lineae');" calcext:value-type="string">
            <text:p>insert into palabras(id, castellano, ingles, latin) values(1074, 'líneas', 'lines', 'lineae');</text:p>
          </table:table-cell>
        </table:table-row>
        <table:table-row table:style-name="ro1">
          <table:table-cell table:formula="of:=[.A1075]+1" office:value-type="float" office:value="1075" calcext:value-type="float">
            <text:p>1075</text:p>
          </table:table-cell>
          <table:table-cell office:value-type="string" calcext:value-type="string">
            <text:p>Ofrece</text:p>
          </table:table-cell>
          <table:table-cell office:value-type="string" calcext:value-type="string">
            <text:p>Offers</text:p>
          </table:table-cell>
          <table:table-cell table:style-name="Default" office:value-type="string" calcext:value-type="string">
            <text:p>Offert</text:p>
          </table:table-cell>
          <table:table-cell/>
          <table:table-cell table:formula="of:=IF([.B1076]=[.D107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76];&quot;, '&quot;;SUBSTITUTE(LOWER([.B1076]);&quot;'&quot;;&quot;''&quot;);&quot;', '&quot;;SUBSTITUTE(LOWER([.C1076]);&quot;'&quot;;&quot;''&quot;);&quot;', '&quot;;SUBSTITUTE(LOWER([.D1076]);&quot;'&quot;;&quot;''&quot;);&quot;');&quot;)" office:value-type="string" office:string-value="insert into palabras(id, castellano, ingles, latin) values(1075, 'ofrece', 'offers', 'offert');" calcext:value-type="string">
            <text:p>insert into palabras(id, castellano, ingles, latin) values(1075, 'ofrece', 'offers', 'offert');</text:p>
          </table:table-cell>
        </table:table-row>
        <table:table-row table:style-name="ro1">
          <table:table-cell table:formula="of:=[.A1076]+1" office:value-type="float" office:value="1076" calcext:value-type="float">
            <text:p>1076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Commercial</text:p>
          </table:table-cell>
          <table:table-cell table:style-name="Default" office:value-type="string" calcext:value-type="string">
            <text:p>Commercialis</text:p>
          </table:table-cell>
          <table:table-cell/>
          <table:table-cell table:formula="of:=IF([.B1077]=[.D107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77];&quot;, '&quot;;SUBSTITUTE(LOWER([.B1077]);&quot;'&quot;;&quot;''&quot;);&quot;', '&quot;;SUBSTITUTE(LOWER([.C1077]);&quot;'&quot;;&quot;''&quot;);&quot;', '&quot;;SUBSTITUTE(LOWER([.D1077]);&quot;'&quot;;&quot;''&quot;);&quot;');&quot;)" office:value-type="string" office:string-value="insert into palabras(id, castellano, ingles, latin) values(1076, 'comercial', 'commercial', 'commercialis');" calcext:value-type="string">
            <text:p>insert into palabras(id, castellano, ingles, latin) values(1076, 'comercial', 'commercial', 'commercialis');</text:p>
          </table:table-cell>
        </table:table-row>
        <table:table-row table:style-name="ro1">
          <table:table-cell table:formula="of:=[.A1077]+1" office:value-type="float" office:value="1077" calcext:value-type="float">
            <text:p>1077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Bread</text:p>
          </table:table-cell>
          <table:table-cell table:style-name="Default" office:value-type="string" calcext:value-type="string">
            <text:p>Panis</text:p>
          </table:table-cell>
          <table:table-cell/>
          <table:table-cell table:formula="of:=IF([.B1078]=[.D107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78];&quot;, '&quot;;SUBSTITUTE(LOWER([.B1078]);&quot;'&quot;;&quot;''&quot;);&quot;', '&quot;;SUBSTITUTE(LOWER([.C1078]);&quot;'&quot;;&quot;''&quot;);&quot;', '&quot;;SUBSTITUTE(LOWER([.D1078]);&quot;'&quot;;&quot;''&quot;);&quot;');&quot;)" office:value-type="string" office:string-value="insert into palabras(id, castellano, ingles, latin) values(1077, 'pan', 'bread', 'panis');" calcext:value-type="string">
            <text:p>insert into palabras(id, castellano, ingles, latin) values(1077, 'pan', 'bread', 'panis');</text:p>
          </table:table-cell>
        </table:table-row>
        <table:table-row table:style-name="ro1">
          <table:table-cell table:formula="of:=[.A1078]+1" office:value-type="float" office:value="1078" calcext:value-type="float">
            <text:p>1078</text:p>
          </table:table-cell>
          <table:table-cell office:value-type="string" calcext:value-type="string">
            <text:p>Aires</text:p>
          </table:table-cell>
          <table:table-cell office:value-type="string" calcext:value-type="string">
            <text:p>Airs</text:p>
          </table:table-cell>
          <table:table-cell table:style-name="Default" office:value-type="string" calcext:value-type="string">
            <text:p>Aires</text:p>
          </table:table-cell>
          <table:table-cell/>
          <table:table-cell table:formula="of:=IF([.B1079]=[.D1079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079];&quot;, '&quot;;SUBSTITUTE(LOWER([.B1079]);&quot;'&quot;;&quot;''&quot;);&quot;', '&quot;;SUBSTITUTE(LOWER([.C1079]);&quot;'&quot;;&quot;''&quot;);&quot;', '&quot;;SUBSTITUTE(LOWER([.D1079]);&quot;'&quot;;&quot;''&quot;);&quot;');&quot;)" office:value-type="string" office:string-value="insert into palabras(id, castellano, ingles, latin) values(1078, 'aires', 'airs', 'aires');" calcext:value-type="string">
            <text:p>insert into palabras(id, castellano, ingles, latin) values(1078, 'aires', 'airs', 'aires');</text:p>
          </table:table-cell>
        </table:table-row>
        <table:table-row table:style-name="ro1">
          <table:table-cell table:formula="of:=[.A1079]+1" office:value-type="float" office:value="1079" calcext:value-type="float">
            <text:p>1079</text:p>
          </table:table-cell>
          <table:table-cell office:value-type="string" calcext:value-type="string">
            <text:p>Profesor</text:p>
          </table:table-cell>
          <table:table-cell office:value-type="string" calcext:value-type="string">
            <text:p>Professor</text:p>
          </table:table-cell>
          <table:table-cell table:style-name="Default" office:value-type="string" calcext:value-type="string">
            <text:p>Professor</text:p>
          </table:table-cell>
          <table:table-cell/>
          <table:table-cell table:formula="of:=IF([.B1080]=[.D108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80];&quot;, '&quot;;SUBSTITUTE(LOWER([.B1080]);&quot;'&quot;;&quot;''&quot;);&quot;', '&quot;;SUBSTITUTE(LOWER([.C1080]);&quot;'&quot;;&quot;''&quot;);&quot;', '&quot;;SUBSTITUTE(LOWER([.D1080]);&quot;'&quot;;&quot;''&quot;);&quot;');&quot;)" office:value-type="string" office:string-value="insert into palabras(id, castellano, ingles, latin) values(1079, 'profesor', 'professor', 'professor');" calcext:value-type="string">
            <text:p>insert into palabras(id, castellano, ingles, latin) values(1079, 'profesor', 'professor', 'professor');</text:p>
          </table:table-cell>
        </table:table-row>
        <table:table-row table:style-name="ro1">
          <table:table-cell table:formula="of:=[.A1080]+1" office:value-type="float" office:value="1080" calcext:value-type="float">
            <text:p>1080</text:p>
          </table:table-cell>
          <table:table-cell office:value-type="string" calcext:value-type="string">
            <text:p>Inversión</text:p>
          </table:table-cell>
          <table:table-cell office:value-type="string" calcext:value-type="string">
            <text:p>Investment</text:p>
          </table:table-cell>
          <table:table-cell table:style-name="Default" office:value-type="string" calcext:value-type="string">
            <text:p>Investimentum</text:p>
          </table:table-cell>
          <table:table-cell/>
          <table:table-cell table:formula="of:=IF([.B1081]=[.D108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81];&quot;, '&quot;;SUBSTITUTE(LOWER([.B1081]);&quot;'&quot;;&quot;''&quot;);&quot;', '&quot;;SUBSTITUTE(LOWER([.C1081]);&quot;'&quot;;&quot;''&quot;);&quot;', '&quot;;SUBSTITUTE(LOWER([.D1081]);&quot;'&quot;;&quot;''&quot;);&quot;');&quot;)" office:value-type="string" office:string-value="insert into palabras(id, castellano, ingles, latin) values(1080, 'inversión', 'investment', 'investimentum');" calcext:value-type="string">
            <text:p>insert into palabras(id, castellano, ingles, latin) values(1080, 'inversión', 'investment', 'investimentum');</text:p>
          </table:table-cell>
        </table:table-row>
        <table:table-row table:style-name="ro1">
          <table:table-cell table:formula="of:=[.A1081]+1" office:value-type="float" office:value="1081" calcext:value-type="float">
            <text:p>1081</text:p>
          </table:table-cell>
          <table:table-cell table:number-columns-repeated="2" office:value-type="string" calcext:value-type="string">
            <text:p>Municipal</text:p>
          </table:table-cell>
          <table:table-cell table:style-name="Default" office:value-type="string" calcext:value-type="string">
            <text:p>Municipalis</text:p>
          </table:table-cell>
          <table:table-cell/>
          <table:table-cell table:formula="of:=IF([.B1082]=[.D108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82];&quot;, '&quot;;SUBSTITUTE(LOWER([.B1082]);&quot;'&quot;;&quot;''&quot;);&quot;', '&quot;;SUBSTITUTE(LOWER([.C1082]);&quot;'&quot;;&quot;''&quot;);&quot;', '&quot;;SUBSTITUTE(LOWER([.D1082]);&quot;'&quot;;&quot;''&quot;);&quot;');&quot;)" office:value-type="string" office:string-value="insert into palabras(id, castellano, ingles, latin) values(1081, 'municipal', 'municipal', 'municipalis');" calcext:value-type="string">
            <text:p>insert into palabras(id, castellano, ingles, latin) values(1081, 'municipal', 'municipal', 'municipalis');</text:p>
          </table:table-cell>
        </table:table-row>
        <table:table-row table:style-name="ro1">
          <table:table-cell table:formula="of:=[.A1082]+1" office:value-type="float" office:value="1082" calcext:value-type="float">
            <text:p>1082</text:p>
          </table:table-cell>
          <table:table-cell office:value-type="string" calcext:value-type="string">
            <text:p>Declaraciones</text:p>
          </table:table-cell>
          <table:table-cell office:value-type="string" calcext:value-type="string">
            <text:p>Statements</text:p>
          </table:table-cell>
          <table:table-cell table:style-name="Default" office:value-type="string" calcext:value-type="string">
            <text:p>Declaratio</text:p>
          </table:table-cell>
          <table:table-cell/>
          <table:table-cell table:formula="of:=IF([.B1083]=[.D108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83];&quot;, '&quot;;SUBSTITUTE(LOWER([.B1083]);&quot;'&quot;;&quot;''&quot;);&quot;', '&quot;;SUBSTITUTE(LOWER([.C1083]);&quot;'&quot;;&quot;''&quot;);&quot;', '&quot;;SUBSTITUTE(LOWER([.D1083]);&quot;'&quot;;&quot;''&quot;);&quot;');&quot;)" office:value-type="string" office:string-value="insert into palabras(id, castellano, ingles, latin) values(1082, 'declaraciones', 'statements', 'declaratio');" calcext:value-type="string">
            <text:p>insert into palabras(id, castellano, ingles, latin) values(1082, 'declaraciones', 'statements', 'declaratio');</text:p>
          </table:table-cell>
        </table:table-row>
        <table:table-row table:style-name="ro1">
          <table:table-cell table:formula="of:=[.A1083]+1" office:value-type="float" office:value="1083" calcext:value-type="float">
            <text:p>1083</text:p>
          </table:table-cell>
          <table:table-cell office:value-type="string" calcext:value-type="string">
            <text:p>Funcionarios</text:p>
          </table:table-cell>
          <table:table-cell office:value-type="string" calcext:value-type="string">
            <text:p>Officials</text:p>
          </table:table-cell>
          <table:table-cell table:style-name="Default" office:value-type="string" calcext:value-type="string">
            <text:p>Magistratus</text:p>
          </table:table-cell>
          <table:table-cell/>
          <table:table-cell table:formula="of:=IF([.B1084]=[.D108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84];&quot;, '&quot;;SUBSTITUTE(LOWER([.B1084]);&quot;'&quot;;&quot;''&quot;);&quot;', '&quot;;SUBSTITUTE(LOWER([.C1084]);&quot;'&quot;;&quot;''&quot;);&quot;', '&quot;;SUBSTITUTE(LOWER([.D1084]);&quot;'&quot;;&quot;''&quot;);&quot;');&quot;)" office:value-type="string" office:string-value="insert into palabras(id, castellano, ingles, latin) values(1083, 'funcionarios', 'officials', 'magistratus');" calcext:value-type="string">
            <text:p>insert into palabras(id, castellano, ingles, latin) values(1083, 'funcionarios', 'officials', 'magistratus');</text:p>
          </table:table-cell>
        </table:table-row>
        <table:table-row table:style-name="ro1">
          <table:table-cell table:formula="of:=[.A1084]+1" office:value-type="float" office:value="1084" calcext:value-type="float">
            <text:p>1084</text:p>
          </table:table-cell>
          <table:table-cell office:value-type="string" calcext:value-type="string">
            <text:p>Aguas</text:p>
          </table:table-cell>
          <table:table-cell office:value-type="string" calcext:value-type="string">
            <text:p>Waters</text:p>
          </table:table-cell>
          <table:table-cell table:style-name="Default" office:value-type="string" calcext:value-type="string">
            <text:p>Aqua</text:p>
          </table:table-cell>
          <table:table-cell/>
          <table:table-cell table:formula="of:=IF([.B1085]=[.D108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85];&quot;, '&quot;;SUBSTITUTE(LOWER([.B1085]);&quot;'&quot;;&quot;''&quot;);&quot;', '&quot;;SUBSTITUTE(LOWER([.C1085]);&quot;'&quot;;&quot;''&quot;);&quot;', '&quot;;SUBSTITUTE(LOWER([.D1085]);&quot;'&quot;;&quot;''&quot;);&quot;');&quot;)" office:value-type="string" office:string-value="insert into palabras(id, castellano, ingles, latin) values(1084, 'aguas', 'waters', 'aqua');" calcext:value-type="string">
            <text:p>insert into palabras(id, castellano, ingles, latin) values(1084, 'aguas', 'waters', 'aqua');</text:p>
          </table:table-cell>
        </table:table-row>
        <table:table-row table:style-name="ro1">
          <table:table-cell table:formula="of:=[.A1085]+1" office:value-type="float" office:value="1085" calcext:value-type="float">
            <text:p>1085</text:p>
          </table:table-cell>
          <table:table-cell office:value-type="string" calcext:value-type="string">
            <text:p>Responsable</text:p>
          </table:table-cell>
          <table:table-cell office:value-type="string" calcext:value-type="string">
            <text:p>Responsible</text:p>
          </table:table-cell>
          <table:table-cell table:style-name="Default" office:value-type="string" calcext:value-type="string">
            <text:p>Responsabilis</text:p>
          </table:table-cell>
          <table:table-cell/>
          <table:table-cell table:formula="of:=IF([.B1086]=[.D108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86];&quot;, '&quot;;SUBSTITUTE(LOWER([.B1086]);&quot;'&quot;;&quot;''&quot;);&quot;', '&quot;;SUBSTITUTE(LOWER([.C1086]);&quot;'&quot;;&quot;''&quot;);&quot;', '&quot;;SUBSTITUTE(LOWER([.D1086]);&quot;'&quot;;&quot;''&quot;);&quot;');&quot;)" office:value-type="string" office:string-value="insert into palabras(id, castellano, ingles, latin) values(1085, 'responsable', 'responsible', 'responsabilis');" calcext:value-type="string">
            <text:p>insert into palabras(id, castellano, ingles, latin) values(1085, 'responsable', 'responsible', 'responsabilis');</text:p>
          </table:table-cell>
        </table:table-row>
        <table:table-row table:style-name="ro1">
          <table:table-cell table:formula="of:=[.A1086]+1" office:value-type="float" office:value="1086" calcext:value-type="float">
            <text:p>1086</text:p>
          </table:table-cell>
          <table:table-cell office:value-type="string" calcext:value-type="string">
            <text:p>Sábado</text:p>
          </table:table-cell>
          <table:table-cell office:value-type="string" calcext:value-type="string">
            <text:p>Saturday</text:p>
          </table:table-cell>
          <table:table-cell table:style-name="Default" office:value-type="string" calcext:value-type="string">
            <text:p>Sabbatum</text:p>
          </table:table-cell>
          <table:table-cell/>
          <table:table-cell table:formula="of:=IF([.B1087]=[.D108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87];&quot;, '&quot;;SUBSTITUTE(LOWER([.B1087]);&quot;'&quot;;&quot;''&quot;);&quot;', '&quot;;SUBSTITUTE(LOWER([.C1087]);&quot;'&quot;;&quot;''&quot;);&quot;', '&quot;;SUBSTITUTE(LOWER([.D1087]);&quot;'&quot;;&quot;''&quot;);&quot;');&quot;)" office:value-type="string" office:string-value="insert into palabras(id, castellano, ingles, latin) values(1086, 'sábado', 'saturday', 'sabbatum');" calcext:value-type="string">
            <text:p>insert into palabras(id, castellano, ingles, latin) values(1086, 'sábado', 'saturday', 'sabbatum');</text:p>
          </table:table-cell>
        </table:table-row>
        <table:table-row table:style-name="ro1">
          <table:table-cell table:formula="of:=[.A1087]+1" office:value-type="float" office:value="1087" calcext:value-type="float">
            <text:p>1087</text:p>
          </table:table-cell>
          <table:table-cell office:value-type="string" calcext:value-type="string">
            <text:p>Alguno</text:p>
          </table:table-cell>
          <table:table-cell office:value-type="string" calcext:value-type="string">
            <text:p>Some</text:p>
          </table:table-cell>
          <table:table-cell table:style-name="Default" office:value-type="string" calcext:value-type="string">
            <text:p>Aliquis</text:p>
          </table:table-cell>
          <table:table-cell/>
          <table:table-cell table:formula="of:=IF([.B1088]=[.D108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88];&quot;, '&quot;;SUBSTITUTE(LOWER([.B1088]);&quot;'&quot;;&quot;''&quot;);&quot;', '&quot;;SUBSTITUTE(LOWER([.C1088]);&quot;'&quot;;&quot;''&quot;);&quot;', '&quot;;SUBSTITUTE(LOWER([.D1088]);&quot;'&quot;;&quot;''&quot;);&quot;');&quot;)" office:value-type="string" office:string-value="insert into palabras(id, castellano, ingles, latin) values(1087, 'alguno', 'some', 'aliquis');" calcext:value-type="string">
            <text:p>insert into palabras(id, castellano, ingles, latin) values(1087, 'alguno', 'some', 'aliquis');</text:p>
          </table:table-cell>
        </table:table-row>
        <table:table-row table:style-name="ro1">
          <table:table-cell table:formula="of:=[.A1088]+1" office:value-type="float" office:value="1088" calcext:value-type="float">
            <text:p>1088</text:p>
          </table:table-cell>
          <table:table-cell table:number-columns-repeated="2" office:value-type="string" calcext:value-type="string">
            <text:p>Federal</text:p>
          </table:table-cell>
          <table:table-cell table:style-name="Default" office:value-type="string" calcext:value-type="string">
            <text:p>Foederatus</text:p>
          </table:table-cell>
          <table:table-cell/>
          <table:table-cell table:formula="of:=IF([.B1089]=[.D108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89];&quot;, '&quot;;SUBSTITUTE(LOWER([.B1089]);&quot;'&quot;;&quot;''&quot;);&quot;', '&quot;;SUBSTITUTE(LOWER([.C1089]);&quot;'&quot;;&quot;''&quot;);&quot;', '&quot;;SUBSTITUTE(LOWER([.D1089]);&quot;'&quot;;&quot;''&quot;);&quot;');&quot;)" office:value-type="string" office:string-value="insert into palabras(id, castellano, ingles, latin) values(1088, 'federal', 'federal', 'foederatus');" calcext:value-type="string">
            <text:p>insert into palabras(id, castellano, ingles, latin) values(1088, 'federal', 'federal', 'foederatus');</text:p>
          </table:table-cell>
        </table:table-row>
        <table:table-row table:style-name="ro1">
          <table:table-cell table:formula="of:=[.A1089]+1" office:value-type="float" office:value="1089" calcext:value-type="float">
            <text:p>1089</text:p>
          </table:table-cell>
          <table:table-cell office:value-type="string" calcext:value-type="string">
            <text:p>Conflicto</text:p>
          </table:table-cell>
          <table:table-cell office:value-type="string" calcext:value-type="string">
            <text:p>Conflict</text:p>
          </table:table-cell>
          <table:table-cell table:style-name="Default" office:value-type="string" calcext:value-type="string">
            <text:p>Conflictus</text:p>
          </table:table-cell>
          <table:table-cell/>
          <table:table-cell table:formula="of:=IF([.B1090]=[.D109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90];&quot;, '&quot;;SUBSTITUTE(LOWER([.B1090]);&quot;'&quot;;&quot;''&quot;);&quot;', '&quot;;SUBSTITUTE(LOWER([.C1090]);&quot;'&quot;;&quot;''&quot;);&quot;', '&quot;;SUBSTITUTE(LOWER([.D1090]);&quot;'&quot;;&quot;''&quot;);&quot;');&quot;)" office:value-type="string" office:string-value="insert into palabras(id, castellano, ingles, latin) values(1089, 'conflicto', 'conflict', 'conflictus');" calcext:value-type="string">
            <text:p>insert into palabras(id, castellano, ingles, latin) values(1089, 'conflicto', 'conflict', 'conflictus');</text:p>
          </table:table-cell>
        </table:table-row>
        <table:table-row table:style-name="ro1">
          <table:table-cell table:formula="of:=[.A1090]+1" office:value-type="float" office:value="1090" calcext:value-type="float">
            <text:p>1090</text:p>
          </table:table-cell>
          <table:table-cell office:value-type="string" calcext:value-type="string">
            <text:p>Dicha</text:p>
          </table:table-cell>
          <table:table-cell office:value-type="string" calcext:value-type="string">
            <text:p>Happyness</text:p>
          </table:table-cell>
          <table:table-cell table:style-name="Default" office:value-type="string" calcext:value-type="string">
            <text:p>Dictum</text:p>
          </table:table-cell>
          <table:table-cell/>
          <table:table-cell table:formula="of:=IF([.B1091]=[.D109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91];&quot;, '&quot;;SUBSTITUTE(LOWER([.B1091]);&quot;'&quot;;&quot;''&quot;);&quot;', '&quot;;SUBSTITUTE(LOWER([.C1091]);&quot;'&quot;;&quot;''&quot;);&quot;', '&quot;;SUBSTITUTE(LOWER([.D1091]);&quot;'&quot;;&quot;''&quot;);&quot;');&quot;)" office:value-type="string" office:string-value="insert into palabras(id, castellano, ingles, latin) values(1090, 'dicha', 'happyness', 'dictum');" calcext:value-type="string">
            <text:p>insert into palabras(id, castellano, ingles, latin) values(1090, 'dicha', 'happyness', 'dictum');</text:p>
          </table:table-cell>
        </table:table-row>
        <table:table-row table:style-name="ro1">
          <table:table-cell table:formula="of:=[.A1091]+1" office:value-type="float" office:value="1091" calcext:value-type="float">
            <text:p>1091</text:p>
          </table:table-cell>
          <table:table-cell office:value-type="string" calcext:value-type="string">
            <text:p>Dirigentes</text:p>
          </table:table-cell>
          <table:table-cell office:value-type="string" calcext:value-type="string">
            <text:p>Leaders</text:p>
          </table:table-cell>
          <table:table-cell table:style-name="Default" office:value-type="string" calcext:value-type="string">
            <text:p>Duces</text:p>
          </table:table-cell>
          <table:table-cell/>
          <table:table-cell table:formula="of:=IF([.B1092]=[.D109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92];&quot;, '&quot;;SUBSTITUTE(LOWER([.B1092]);&quot;'&quot;;&quot;''&quot;);&quot;', '&quot;;SUBSTITUTE(LOWER([.C1092]);&quot;'&quot;;&quot;''&quot;);&quot;', '&quot;;SUBSTITUTE(LOWER([.D1092]);&quot;'&quot;;&quot;''&quot;);&quot;');&quot;)" office:value-type="string" office:string-value="insert into palabras(id, castellano, ingles, latin) values(1091, 'dirigentes', 'leaders', 'duces');" calcext:value-type="string">
            <text:p>insert into palabras(id, castellano, ingles, latin) values(1091, 'dirigentes', 'leaders', 'duces');</text:p>
          </table:table-cell>
        </table:table-row>
        <table:table-row table:style-name="ro1">
          <table:table-cell table:formula="of:=[.A1092]+1" office:value-type="float" office:value="1092" calcext:value-type="float">
            <text:p>1092</text:p>
          </table:table-cell>
          <table:table-cell office:value-type="string" calcext:value-type="string">
            <text:p>Cambiar</text:p>
          </table:table-cell>
          <table:table-cell office:value-type="string" calcext:value-type="string">
            <text:p>Change</text:p>
          </table:table-cell>
          <table:table-cell table:style-name="Default" office:value-type="string" calcext:value-type="string">
            <text:p>Mutare</text:p>
          </table:table-cell>
          <table:table-cell/>
          <table:table-cell table:formula="of:=IF([.B1093]=[.D109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93];&quot;, '&quot;;SUBSTITUTE(LOWER([.B1093]);&quot;'&quot;;&quot;''&quot;);&quot;', '&quot;;SUBSTITUTE(LOWER([.C1093]);&quot;'&quot;;&quot;''&quot;);&quot;', '&quot;;SUBSTITUTE(LOWER([.D1093]);&quot;'&quot;;&quot;''&quot;);&quot;');&quot;)" office:value-type="string" office:string-value="insert into palabras(id, castellano, ingles, latin) values(1092, 'cambiar', 'change', 'mutare');" calcext:value-type="string">
            <text:p>insert into palabras(id, castellano, ingles, latin) values(1092, 'cambiar', 'change', 'mutare');</text:p>
          </table:table-cell>
        </table:table-row>
        <table:table-row table:style-name="ro1">
          <table:table-cell table:formula="of:=[.A1093]+1" office:value-type="float" office:value="1093" calcext:value-type="float">
            <text:p>1093</text:p>
          </table:table-cell>
          <table:table-cell office:value-type="string" calcext:value-type="string">
            <text:p>Superficie</text:p>
          </table:table-cell>
          <table:table-cell office:value-type="string" calcext:value-type="string">
            <text:p>Surface</text:p>
          </table:table-cell>
          <table:table-cell table:style-name="Default" office:value-type="string" calcext:value-type="string">
            <text:p>Superficies</text:p>
          </table:table-cell>
          <table:table-cell/>
          <table:table-cell table:formula="of:=IF([.B1094]=[.D109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94];&quot;, '&quot;;SUBSTITUTE(LOWER([.B1094]);&quot;'&quot;;&quot;''&quot;);&quot;', '&quot;;SUBSTITUTE(LOWER([.C1094]);&quot;'&quot;;&quot;''&quot;);&quot;', '&quot;;SUBSTITUTE(LOWER([.D1094]);&quot;'&quot;;&quot;''&quot;);&quot;');&quot;)" office:value-type="string" office:string-value="insert into palabras(id, castellano, ingles, latin) values(1093, 'superficie', 'surface', 'superficies');" calcext:value-type="string">
            <text:p>insert into palabras(id, castellano, ingles, latin) values(1093, 'superficie', 'surface', 'superficies');</text:p>
          </table:table-cell>
        </table:table-row>
        <table:table-row table:style-name="ro1">
          <table:table-cell table:formula="of:=[.A1094]+1" office:value-type="float" office:value="1094" calcext:value-type="float">
            <text:p>1094</text:p>
          </table:table-cell>
          <table:table-cell office:value-type="string" calcext:value-type="string">
            <text:p>Estudiantes</text:p>
          </table:table-cell>
          <table:table-cell office:value-type="string" calcext:value-type="string">
            <text:p>Students</text:p>
          </table:table-cell>
          <table:table-cell table:style-name="Default" office:value-type="string" calcext:value-type="string">
            <text:p>Studiosi</text:p>
          </table:table-cell>
          <table:table-cell/>
          <table:table-cell table:formula="of:=IF([.B1095]=[.D109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95];&quot;, '&quot;;SUBSTITUTE(LOWER([.B1095]);&quot;'&quot;;&quot;''&quot;);&quot;', '&quot;;SUBSTITUTE(LOWER([.C1095]);&quot;'&quot;;&quot;''&quot;);&quot;', '&quot;;SUBSTITUTE(LOWER([.D1095]);&quot;'&quot;;&quot;''&quot;);&quot;');&quot;)" office:value-type="string" office:string-value="insert into palabras(id, castellano, ingles, latin) values(1094, 'estudiantes', 'students', 'studiosi');" calcext:value-type="string">
            <text:p>insert into palabras(id, castellano, ingles, latin) values(1094, 'estudiantes', 'students', 'studiosi');</text:p>
          </table:table-cell>
        </table:table-row>
        <table:table-row table:style-name="ro1">
          <table:table-cell table:formula="of:=[.A1095]+1" office:value-type="float" office:value="1095" calcext:value-type="float">
            <text:p>1095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Hit</text:p>
          </table:table-cell>
          <table:table-cell table:style-name="Default" office:value-type="string" calcext:value-type="string">
            <text:p>Percussus</text:p>
          </table:table-cell>
          <table:table-cell/>
          <table:table-cell table:formula="of:=IF([.B1096]=[.D109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96];&quot;, '&quot;;SUBSTITUTE(LOWER([.B1096]);&quot;'&quot;;&quot;''&quot;);&quot;', '&quot;;SUBSTITUTE(LOWER([.C1096]);&quot;'&quot;;&quot;''&quot;);&quot;', '&quot;;SUBSTITUTE(LOWER([.D1096]);&quot;'&quot;;&quot;''&quot;);&quot;');&quot;)" office:value-type="string" office:string-value="insert into palabras(id, castellano, ingles, latin) values(1095, 'golpe', 'hit', 'percussus');" calcext:value-type="string">
            <text:p>insert into palabras(id, castellano, ingles, latin) values(1095, 'golpe', 'hit', 'percussus');</text:p>
          </table:table-cell>
        </table:table-row>
        <table:table-row table:style-name="ro1">
          <table:table-cell table:formula="of:=[.A1096]+1" office:value-type="float" office:value="1096" calcext:value-type="float">
            <text:p>1096</text:p>
          </table:table-cell>
          <table:table-cell office:value-type="string" calcext:value-type="string">
            <text:p>Públicos</text:p>
          </table:table-cell>
          <table:table-cell office:value-type="string" calcext:value-type="string">
            <text:p>Public</text:p>
          </table:table-cell>
          <table:table-cell table:style-name="Default" office:value-type="string" calcext:value-type="string">
            <text:p>Publici</text:p>
          </table:table-cell>
          <table:table-cell/>
          <table:table-cell table:formula="of:=IF([.B1097]=[.D109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97];&quot;, '&quot;;SUBSTITUTE(LOWER([.B1097]);&quot;'&quot;;&quot;''&quot;);&quot;', '&quot;;SUBSTITUTE(LOWER([.C1097]);&quot;'&quot;;&quot;''&quot;);&quot;', '&quot;;SUBSTITUTE(LOWER([.D1097]);&quot;'&quot;;&quot;''&quot;);&quot;');&quot;)" office:value-type="string" office:string-value="insert into palabras(id, castellano, ingles, latin) values(1096, 'públicos', 'public', 'publici');" calcext:value-type="string">
            <text:p>insert into palabras(id, castellano, ingles, latin) values(1096, 'públicos', 'public', 'publici');</text:p>
          </table:table-cell>
        </table:table-row>
        <table:table-row table:style-name="ro1">
          <table:table-cell table:formula="of:=[.A1097]+1" office:value-type="float" office:value="1097" calcext:value-type="float">
            <text:p>1097</text:p>
          </table:table-cell>
          <table:table-cell office:value-type="string" calcext:value-type="string">
            <text:p>Públicas</text:p>
          </table:table-cell>
          <table:table-cell office:value-type="string" calcext:value-type="string">
            <text:p>Public</text:p>
          </table:table-cell>
          <table:table-cell table:style-name="Default" office:value-type="string" calcext:value-type="string">
            <text:p>Publicae</text:p>
          </table:table-cell>
          <table:table-cell/>
          <table:table-cell table:formula="of:=IF([.B1098]=[.D109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98];&quot;, '&quot;;SUBSTITUTE(LOWER([.B1098]);&quot;'&quot;;&quot;''&quot;);&quot;', '&quot;;SUBSTITUTE(LOWER([.C1098]);&quot;'&quot;;&quot;''&quot;);&quot;', '&quot;;SUBSTITUTE(LOWER([.D1098]);&quot;'&quot;;&quot;''&quot;);&quot;');&quot;)" office:value-type="string" office:string-value="insert into palabras(id, castellano, ingles, latin) values(1097, 'públicas', 'public', 'publicae');" calcext:value-type="string">
            <text:p>insert into palabras(id, castellano, ingles, latin) values(1097, 'públicas', 'public', 'publicae');</text:p>
          </table:table-cell>
        </table:table-row>
        <table:table-row table:style-name="ro1">
          <table:table-cell table:formula="of:=[.A1098]+1" office:value-type="float" office:value="1098" calcext:value-type="float">
            <text:p>1098</text:p>
          </table:table-cell>
          <table:table-cell office:value-type="string" calcext:value-type="string">
            <text:p>Equipos</text:p>
          </table:table-cell>
          <table:table-cell office:value-type="string" calcext:value-type="string">
            <text:p>Teams</text:p>
          </table:table-cell>
          <table:table-cell table:style-name="Default" office:value-type="string" calcext:value-type="string">
            <text:p>Teams</text:p>
          </table:table-cell>
          <table:table-cell/>
          <table:table-cell table:formula="of:=IF([.B1099]=[.D109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099];&quot;, '&quot;;SUBSTITUTE(LOWER([.B1099]);&quot;'&quot;;&quot;''&quot;);&quot;', '&quot;;SUBSTITUTE(LOWER([.C1099]);&quot;'&quot;;&quot;''&quot;);&quot;', '&quot;;SUBSTITUTE(LOWER([.D1099]);&quot;'&quot;;&quot;''&quot;);&quot;');&quot;)" office:value-type="string" office:string-value="insert into palabras(id, castellano, ingles, latin) values(1098, 'equipos', 'teams', 'teams');" calcext:value-type="string">
            <text:p>insert into palabras(id, castellano, ingles, latin) values(1098, 'equipos', 'teams', 'teams');</text:p>
          </table:table-cell>
        </table:table-row>
        <table:table-row table:style-name="ro1">
          <table:table-cell table:formula="of:=[.A1099]+1" office:value-type="float" office:value="1099" calcext:value-type="float">
            <text:p>1099</text:p>
          </table:table-cell>
          <table:table-cell office:value-type="string" calcext:value-type="string">
            <text:p>Literatura</text:p>
          </table:table-cell>
          <table:table-cell office:value-type="string" calcext:value-type="string">
            <text:p>Literature</text:p>
          </table:table-cell>
          <table:table-cell table:style-name="Default" office:value-type="string" calcext:value-type="string">
            <text:p>Litterae</text:p>
          </table:table-cell>
          <table:table-cell/>
          <table:table-cell table:formula="of:=IF([.B1100]=[.D110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00];&quot;, '&quot;;SUBSTITUTE(LOWER([.B1100]);&quot;'&quot;;&quot;''&quot;);&quot;', '&quot;;SUBSTITUTE(LOWER([.C1100]);&quot;'&quot;;&quot;''&quot;);&quot;', '&quot;;SUBSTITUTE(LOWER([.D1100]);&quot;'&quot;;&quot;''&quot;);&quot;');&quot;)" office:value-type="string" office:string-value="insert into palabras(id, castellano, ingles, latin) values(1099, 'literatura', 'literature', 'litterae');" calcext:value-type="string">
            <text:p>insert into palabras(id, castellano, ingles, latin) values(1099, 'literatura', 'literature', 'litterae');</text:p>
          </table:table-cell>
        </table:table-row>
        <table:table-row table:style-name="ro1">
          <table:table-cell table:formula="of:=[.A1100]+1" office:value-type="float" office:value="1100" calcext:value-type="float">
            <text:p>1100</text:p>
          </table:table-cell>
          <table:table-cell office:value-type="string" calcext:value-type="string">
            <text:p>Pruebas</text:p>
          </table:table-cell>
          <table:table-cell office:value-type="string" calcext:value-type="string">
            <text:p>Tests</text:p>
          </table:table-cell>
          <table:table-cell table:style-name="Default" office:value-type="string" calcext:value-type="string">
            <text:p>Probationes</text:p>
          </table:table-cell>
          <table:table-cell/>
          <table:table-cell table:formula="of:=IF([.B1101]=[.D110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01];&quot;, '&quot;;SUBSTITUTE(LOWER([.B1101]);&quot;'&quot;;&quot;''&quot;);&quot;', '&quot;;SUBSTITUTE(LOWER([.C1101]);&quot;'&quot;;&quot;''&quot;);&quot;', '&quot;;SUBSTITUTE(LOWER([.D1101]);&quot;'&quot;;&quot;''&quot;);&quot;');&quot;)" office:value-type="string" office:string-value="insert into palabras(id, castellano, ingles, latin) values(1100, 'pruebas', 'tests', 'probationes');" calcext:value-type="string">
            <text:p>insert into palabras(id, castellano, ingles, latin) values(1100, 'pruebas', 'tests', 'probationes');</text:p>
          </table:table-cell>
        </table:table-row>
        <table:table-row table:style-name="ro1">
          <table:table-cell table:formula="of:=[.A1101]+1" office:value-type="float" office:value="1101" calcext:value-type="float">
            <text:p>1101</text:p>
          </table:table-cell>
          <table:table-cell office:value-type="string" calcext:value-type="string">
            <text:p>Alemania</text:p>
          </table:table-cell>
          <table:table-cell office:value-type="string" calcext:value-type="string">
            <text:p>Germany</text:p>
          </table:table-cell>
          <table:table-cell table:style-name="Default" office:value-type="string" calcext:value-type="string">
            <text:p>Germania</text:p>
          </table:table-cell>
          <table:table-cell/>
          <table:table-cell table:formula="of:=IF([.B1102]=[.D110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02];&quot;, '&quot;;SUBSTITUTE(LOWER([.B1102]);&quot;'&quot;;&quot;''&quot;);&quot;', '&quot;;SUBSTITUTE(LOWER([.C1102]);&quot;'&quot;;&quot;''&quot;);&quot;', '&quot;;SUBSTITUTE(LOWER([.D1102]);&quot;'&quot;;&quot;''&quot;);&quot;');&quot;)" office:value-type="string" office:string-value="insert into palabras(id, castellano, ingles, latin) values(1101, 'alemania', 'germany', 'germania');" calcext:value-type="string">
            <text:p>insert into palabras(id, castellano, ingles, latin) values(1101, 'alemania', 'germany', 'germania');</text:p>
          </table:table-cell>
        </table:table-row>
        <table:table-row table:style-name="ro1">
          <table:table-cell table:formula="of:=[.A1102]+1" office:value-type="float" office:value="1102" calcext:value-type="float">
            <text:p>1102</text:p>
          </table:table-cell>
          <table:table-cell office:value-type="string" calcext:value-type="string">
            <text:p>Circunstancias</text:p>
          </table:table-cell>
          <table:table-cell office:value-type="string" calcext:value-type="string">
            <text:p>Circumstances</text:p>
          </table:table-cell>
          <table:table-cell table:style-name="Default" office:value-type="string" calcext:value-type="string">
            <text:p>Circumstantiae</text:p>
          </table:table-cell>
          <table:table-cell/>
          <table:table-cell table:formula="of:=IF([.B1103]=[.D110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03];&quot;, '&quot;;SUBSTITUTE(LOWER([.B1103]);&quot;'&quot;;&quot;''&quot;);&quot;', '&quot;;SUBSTITUTE(LOWER([.C1103]);&quot;'&quot;;&quot;''&quot;);&quot;', '&quot;;SUBSTITUTE(LOWER([.D1103]);&quot;'&quot;;&quot;''&quot;);&quot;');&quot;)" office:value-type="string" office:string-value="insert into palabras(id, castellano, ingles, latin) values(1102, 'circunstancias', 'circumstances', 'circumstantiae');" calcext:value-type="string">
            <text:p>insert into palabras(id, castellano, ingles, latin) values(1102, 'circunstancias', 'circumstances', 'circumstantiae');</text:p>
          </table:table-cell>
        </table:table-row>
        <table:table-row table:style-name="ro1">
          <table:table-cell table:formula="of:=[.A1103]+1" office:value-type="float" office:value="1103" calcext:value-type="float">
            <text:p>1103</text:p>
          </table:table-cell>
          <table:table-cell office:value-type="string" calcext:value-type="string">
            <text:p>Documento</text:p>
          </table:table-cell>
          <table:table-cell office:value-type="string" calcext:value-type="string">
            <text:p>Document</text:p>
          </table:table-cell>
          <table:table-cell table:style-name="Default" office:value-type="string" calcext:value-type="string">
            <text:p>Documentum</text:p>
          </table:table-cell>
          <table:table-cell/>
          <table:table-cell table:formula="of:=IF([.B1104]=[.D110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04];&quot;, '&quot;;SUBSTITUTE(LOWER([.B1104]);&quot;'&quot;;&quot;''&quot;);&quot;', '&quot;;SUBSTITUTE(LOWER([.C1104]);&quot;'&quot;;&quot;''&quot;);&quot;', '&quot;;SUBSTITUTE(LOWER([.D1104]);&quot;'&quot;;&quot;''&quot;);&quot;');&quot;)" office:value-type="string" office:string-value="insert into palabras(id, castellano, ingles, latin) values(1103, 'documento', 'document', 'documentum');" calcext:value-type="string">
            <text:p>insert into palabras(id, castellano, ingles, latin) values(1103, 'documento', 'document', 'documentum');</text:p>
          </table:table-cell>
        </table:table-row>
        <table:table-row table:style-name="ro1">
          <table:table-cell table:formula="of:=[.A1104]+1" office:value-type="float" office:value="1104" calcext:value-type="float">
            <text:p>1104</text:p>
          </table:table-cell>
          <table:table-cell office:value-type="string" calcext:value-type="string">
            <text:p>Fiesta</text:p>
          </table:table-cell>
          <table:table-cell office:value-type="string" calcext:value-type="string">
            <text:p>Party</text:p>
          </table:table-cell>
          <table:table-cell table:style-name="Default" office:value-type="string" calcext:value-type="string">
            <text:p>Festivitas</text:p>
          </table:table-cell>
          <table:table-cell/>
          <table:table-cell table:formula="of:=IF([.B1105]=[.D110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05];&quot;, '&quot;;SUBSTITUTE(LOWER([.B1105]);&quot;'&quot;;&quot;''&quot;);&quot;', '&quot;;SUBSTITUTE(LOWER([.C1105]);&quot;'&quot;;&quot;''&quot;);&quot;', '&quot;;SUBSTITUTE(LOWER([.D1105]);&quot;'&quot;;&quot;''&quot;);&quot;');&quot;)" office:value-type="string" office:string-value="insert into palabras(id, castellano, ingles, latin) values(1104, 'fiesta', 'party', 'festivitas');" calcext:value-type="string">
            <text:p>insert into palabras(id, castellano, ingles, latin) values(1104, 'fiesta', 'party', 'festivitas');</text:p>
          </table:table-cell>
        </table:table-row>
        <table:table-row table:style-name="ro1">
          <table:table-cell table:formula="of:=[.A1105]+1" office:value-type="float" office:value="1105" calcext:value-type="float">
            <text:p>1105</text:p>
          </table:table-cell>
          <table:table-cell office:value-type="string" calcext:value-type="string">
            <text:p>Simplemente</text:p>
          </table:table-cell>
          <table:table-cell office:value-type="string" calcext:value-type="string">
            <text:p>Simply</text:p>
          </table:table-cell>
          <table:table-cell table:style-name="Default" office:value-type="string" calcext:value-type="string">
            <text:p>Simpliciter</text:p>
          </table:table-cell>
          <table:table-cell/>
          <table:table-cell table:formula="of:=IF([.B1106]=[.D110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06];&quot;, '&quot;;SUBSTITUTE(LOWER([.B1106]);&quot;'&quot;;&quot;''&quot;);&quot;', '&quot;;SUBSTITUTE(LOWER([.C1106]);&quot;'&quot;;&quot;''&quot;);&quot;', '&quot;;SUBSTITUTE(LOWER([.D1106]);&quot;'&quot;;&quot;''&quot;);&quot;');&quot;)" office:value-type="string" office:string-value="insert into palabras(id, castellano, ingles, latin) values(1105, 'simplemente', 'simply', 'simpliciter');" calcext:value-type="string">
            <text:p>insert into palabras(id, castellano, ingles, latin) values(1105, 'simplemente', 'simply', 'simpliciter');</text:p>
          </table:table-cell>
        </table:table-row>
        <table:table-row table:style-name="ro1">
          <table:table-cell table:formula="of:=[.A1106]+1" office:value-type="float" office:value="1106" calcext:value-type="float">
            <text:p>1106</text:p>
          </table:table-cell>
          <table:table-cell table:number-columns-repeated="2" office:value-type="string" calcext:value-type="string">
            <text:p>Enrique</text:p>
          </table:table-cell>
          <table:table-cell table:style-name="Default" office:value-type="string" calcext:value-type="string">
            <text:p>Enrique</text:p>
          </table:table-cell>
          <table:table-cell/>
          <table:table-cell table:formula="of:=IF([.B1107]=[.D1107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107];&quot;, '&quot;;SUBSTITUTE(LOWER([.B1107]);&quot;'&quot;;&quot;''&quot;);&quot;', '&quot;;SUBSTITUTE(LOWER([.C1107]);&quot;'&quot;;&quot;''&quot;);&quot;', '&quot;;SUBSTITUTE(LOWER([.D1107]);&quot;'&quot;;&quot;''&quot;);&quot;');&quot;)" office:value-type="string" office:string-value="insert into palabras(id, castellano, ingles, latin) values(1106, 'enrique', 'enrique', 'enrique');" calcext:value-type="string">
            <text:p>insert into palabras(id, castellano, ingles, latin) values(1106, 'enrique', 'enrique', 'enrique');</text:p>
          </table:table-cell>
        </table:table-row>
        <table:table-row table:style-name="ro1">
          <table:table-cell table:formula="of:=[.A1107]+1" office:value-type="float" office:value="1107" calcext:value-type="float">
            <text:p>1107</text:p>
          </table:table-cell>
          <table:table-cell office:value-type="string" calcext:value-type="string">
            <text:p>Aceite</text:p>
          </table:table-cell>
          <table:table-cell office:value-type="string" calcext:value-type="string">
            <text:p>Oil</text:p>
          </table:table-cell>
          <table:table-cell table:style-name="Default" office:value-type="string" calcext:value-type="string">
            <text:p>Oleum</text:p>
          </table:table-cell>
          <table:table-cell/>
          <table:table-cell table:formula="of:=IF([.B1108]=[.D110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08];&quot;, '&quot;;SUBSTITUTE(LOWER([.B1108]);&quot;'&quot;;&quot;''&quot;);&quot;', '&quot;;SUBSTITUTE(LOWER([.C1108]);&quot;'&quot;;&quot;''&quot;);&quot;', '&quot;;SUBSTITUTE(LOWER([.D1108]);&quot;'&quot;;&quot;''&quot;);&quot;');&quot;)" office:value-type="string" office:string-value="insert into palabras(id, castellano, ingles, latin) values(1107, 'aceite', 'oil', 'oleum');" calcext:value-type="string">
            <text:p>insert into palabras(id, castellano, ingles, latin) values(1107, 'aceite', 'oil', 'oleum');</text:p>
          </table:table-cell>
        </table:table-row>
        <table:table-row table:style-name="ro1">
          <table:table-cell table:formula="of:=[.A1108]+1" office:value-type="float" office:value="1108" calcext:value-type="float">
            <text:p>1108</text:p>
          </table:table-cell>
          <table:table-cell office:value-type="string" calcext:value-type="string">
            <text:p>Establecer</text:p>
          </table:table-cell>
          <table:table-cell office:value-type="string" calcext:value-type="string">
            <text:p>Establish</text:p>
          </table:table-cell>
          <table:table-cell table:style-name="Default" office:value-type="string" calcext:value-type="string">
            <text:p>Statuere</text:p>
          </table:table-cell>
          <table:table-cell/>
          <table:table-cell table:formula="of:=IF([.B1109]=[.D110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09];&quot;, '&quot;;SUBSTITUTE(LOWER([.B1109]);&quot;'&quot;;&quot;''&quot;);&quot;', '&quot;;SUBSTITUTE(LOWER([.C1109]);&quot;'&quot;;&quot;''&quot;);&quot;', '&quot;;SUBSTITUTE(LOWER([.D1109]);&quot;'&quot;;&quot;''&quot;);&quot;');&quot;)" office:value-type="string" office:string-value="insert into palabras(id, castellano, ingles, latin) values(1108, 'establecer', 'establish', 'statuere');" calcext:value-type="string">
            <text:p>insert into palabras(id, castellano, ingles, latin) values(1108, 'establecer', 'establish', 'statuere');</text:p>
          </table:table-cell>
        </table:table-row>
        <table:table-row table:style-name="ro1">
          <table:table-cell table:formula="of:=[.A1109]+1" office:value-type="float" office:value="1109" calcext:value-type="float">
            <text:p>1109</text:p>
          </table:table-cell>
          <table:table-cell office:value-type="string" calcext:value-type="string">
            <text:p>Médicos</text:p>
          </table:table-cell>
          <table:table-cell office:value-type="string" calcext:value-type="string">
            <text:p>Physicians</text:p>
          </table:table-cell>
          <table:table-cell table:style-name="Default" office:value-type="string" calcext:value-type="string">
            <text:p>Medici</text:p>
          </table:table-cell>
          <table:table-cell/>
          <table:table-cell table:formula="of:=IF([.B1110]=[.D111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10];&quot;, '&quot;;SUBSTITUTE(LOWER([.B1110]);&quot;'&quot;;&quot;''&quot;);&quot;', '&quot;;SUBSTITUTE(LOWER([.C1110]);&quot;'&quot;;&quot;''&quot;);&quot;', '&quot;;SUBSTITUTE(LOWER([.D1110]);&quot;'&quot;;&quot;''&quot;);&quot;');&quot;)" office:value-type="string" office:string-value="insert into palabras(id, castellano, ingles, latin) values(1109, 'médicos', 'physicians', 'medici');" calcext:value-type="string">
            <text:p>insert into palabras(id, castellano, ingles, latin) values(1109, 'médicos', 'physicians', 'medici');</text:p>
          </table:table-cell>
        </table:table-row>
        <table:table-row table:style-name="ro1">
          <table:table-cell table:formula="of:=[.A1110]+1" office:value-type="float" office:value="1110" calcext:value-type="float">
            <text:p>1110</text:p>
          </table:table-cell>
          <table:table-cell office:value-type="string" calcext:value-type="string">
            <text:p>Locales</text:p>
          </table:table-cell>
          <table:table-cell office:value-type="string" calcext:value-type="string">
            <text:p>Premises</text:p>
          </table:table-cell>
          <table:table-cell table:style-name="Default" office:value-type="string" calcext:value-type="string">
            <text:p>Locales</text:p>
          </table:table-cell>
          <table:table-cell/>
          <table:table-cell table:formula="of:=IF([.B1111]=[.D1111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111];&quot;, '&quot;;SUBSTITUTE(LOWER([.B1111]);&quot;'&quot;;&quot;''&quot;);&quot;', '&quot;;SUBSTITUTE(LOWER([.C1111]);&quot;'&quot;;&quot;''&quot;);&quot;', '&quot;;SUBSTITUTE(LOWER([.D1111]);&quot;'&quot;;&quot;''&quot;);&quot;');&quot;)" office:value-type="string" office:string-value="insert into palabras(id, castellano, ingles, latin) values(1110, 'locales', 'premises', 'locales');" calcext:value-type="string">
            <text:p>insert into palabras(id, castellano, ingles, latin) values(1110, 'locales', 'premises', 'locales');</text:p>
          </table:table-cell>
        </table:table-row>
        <table:table-row table:style-name="ro1">
          <table:table-cell table:formula="of:=[.A1111]+1" office:value-type="float" office:value="1111" calcext:value-type="float">
            <text:p>1111</text:p>
          </table:table-cell>
          <table:table-cell office:value-type="string" calcext:value-type="string">
            <text:p>Empezó</text:p>
          </table:table-cell>
          <table:table-cell office:value-type="string" calcext:value-type="string">
            <text:p>Started</text:p>
          </table:table-cell>
          <table:table-cell table:style-name="Default" office:value-type="string" calcext:value-type="string">
            <text:p>Coepit</text:p>
          </table:table-cell>
          <table:table-cell/>
          <table:table-cell table:formula="of:=IF([.B1112]=[.D111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12];&quot;, '&quot;;SUBSTITUTE(LOWER([.B1112]);&quot;'&quot;;&quot;''&quot;);&quot;', '&quot;;SUBSTITUTE(LOWER([.C1112]);&quot;'&quot;;&quot;''&quot;);&quot;', '&quot;;SUBSTITUTE(LOWER([.D1112]);&quot;'&quot;;&quot;''&quot;);&quot;');&quot;)" office:value-type="string" office:string-value="insert into palabras(id, castellano, ingles, latin) values(1111, 'empezó', 'started', 'coepit');" calcext:value-type="string">
            <text:p>insert into palabras(id, castellano, ingles, latin) values(1111, 'empezó', 'started', 'coepit');</text:p>
          </table:table-cell>
        </table:table-row>
        <table:table-row table:style-name="ro1">
          <table:table-cell table:formula="of:=[.A1112]+1" office:value-type="float" office:value="1112" calcext:value-type="float">
            <text:p>1112</text:p>
          </table:table-cell>
          <table:table-cell office:value-type="string" calcext:value-type="string">
            <text:p>Pobre</text:p>
          </table:table-cell>
          <table:table-cell office:value-type="string" calcext:value-type="string">
            <text:p>Poor</text:p>
          </table:table-cell>
          <table:table-cell table:style-name="Default" office:value-type="string" calcext:value-type="string">
            <text:p>Pauper</text:p>
          </table:table-cell>
          <table:table-cell/>
          <table:table-cell table:formula="of:=IF([.B1113]=[.D111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13];&quot;, '&quot;;SUBSTITUTE(LOWER([.B1113]);&quot;'&quot;;&quot;''&quot;);&quot;', '&quot;;SUBSTITUTE(LOWER([.C1113]);&quot;'&quot;;&quot;''&quot;);&quot;', '&quot;;SUBSTITUTE(LOWER([.D1113]);&quot;'&quot;;&quot;''&quot;);&quot;');&quot;)" office:value-type="string" office:string-value="insert into palabras(id, castellano, ingles, latin) values(1112, 'pobre', 'poor', 'pauper');" calcext:value-type="string">
            <text:p>insert into palabras(id, castellano, ingles, latin) values(1112, 'pobre', 'poor', 'pauper');</text:p>
          </table:table-cell>
        </table:table-row>
        <table:table-row table:style-name="ro1">
          <table:table-cell table:formula="of:=[.A1113]+1" office:value-type="float" office:value="1113" calcext:value-type="float">
            <text:p>1113</text:p>
          </table:table-cell>
          <table:table-cell office:value-type="string" calcext:value-type="string">
            <text:p>Debería</text:p>
          </table:table-cell>
          <table:table-cell office:value-type="string" calcext:value-type="string">
            <text:p>Should</text:p>
          </table:table-cell>
          <table:table-cell table:style-name="Default" office:value-type="string" calcext:value-type="string">
            <text:p>Debebat</text:p>
          </table:table-cell>
          <table:table-cell/>
          <table:table-cell table:formula="of:=IF([.B1114]=[.D111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14];&quot;, '&quot;;SUBSTITUTE(LOWER([.B1114]);&quot;'&quot;;&quot;''&quot;);&quot;', '&quot;;SUBSTITUTE(LOWER([.C1114]);&quot;'&quot;;&quot;''&quot;);&quot;', '&quot;;SUBSTITUTE(LOWER([.D1114]);&quot;'&quot;;&quot;''&quot;);&quot;');&quot;)" office:value-type="string" office:string-value="insert into palabras(id, castellano, ingles, latin) values(1113, 'debería', 'should', 'debebat');" calcext:value-type="string">
            <text:p>insert into palabras(id, castellano, ingles, latin) values(1113, 'debería', 'should', 'debebat');</text:p>
          </table:table-cell>
        </table:table-row>
        <table:table-row table:style-name="ro1">
          <table:table-cell table:formula="of:=[.A1114]+1" office:value-type="float" office:value="1114" calcext:value-type="float">
            <text:p>1114</text:p>
          </table:table-cell>
          <table:table-cell office:value-type="string" calcext:value-type="string">
            <text:p>Llevó</text:p>
          </table:table-cell>
          <table:table-cell office:value-type="string" calcext:value-type="string">
            <text:p>Led</text:p>
          </table:table-cell>
          <table:table-cell table:style-name="Default" office:value-type="string" calcext:value-type="string">
            <text:p>Tulit</text:p>
          </table:table-cell>
          <table:table-cell/>
          <table:table-cell table:formula="of:=IF([.B1115]=[.D111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15];&quot;, '&quot;;SUBSTITUTE(LOWER([.B1115]);&quot;'&quot;;&quot;''&quot;);&quot;', '&quot;;SUBSTITUTE(LOWER([.C1115]);&quot;'&quot;;&quot;''&quot;);&quot;', '&quot;;SUBSTITUTE(LOWER([.D1115]);&quot;'&quot;;&quot;''&quot;);&quot;');&quot;)" office:value-type="string" office:string-value="insert into palabras(id, castellano, ingles, latin) values(1114, 'llevó', 'led', 'tulit');" calcext:value-type="string">
            <text:p>insert into palabras(id, castellano, ingles, latin) values(1114, 'llevó', 'led', 'tulit');</text:p>
          </table:table-cell>
        </table:table-row>
        <table:table-row table:style-name="ro1">
          <table:table-cell table:formula="of:=[.A1115]+1" office:value-type="float" office:value="1115" calcext:value-type="float">
            <text:p>1115</text:p>
          </table:table-cell>
          <table:table-cell office:value-type="string" calcext:value-type="string">
            <text:p>Parlamento</text:p>
          </table:table-cell>
          <table:table-cell office:value-type="string" calcext:value-type="string">
            <text:p>Parliament</text:p>
          </table:table-cell>
          <table:table-cell table:style-name="Default" office:value-type="string" calcext:value-type="string">
            <text:p>Parlamentum</text:p>
          </table:table-cell>
          <table:table-cell/>
          <table:table-cell table:formula="of:=IF([.B1116]=[.D111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16];&quot;, '&quot;;SUBSTITUTE(LOWER([.B1116]);&quot;'&quot;;&quot;''&quot;);&quot;', '&quot;;SUBSTITUTE(LOWER([.C1116]);&quot;'&quot;;&quot;''&quot;);&quot;', '&quot;;SUBSTITUTE(LOWER([.D1116]);&quot;'&quot;;&quot;''&quot;);&quot;');&quot;)" office:value-type="string" office:string-value="insert into palabras(id, castellano, ingles, latin) values(1115, 'parlamento', 'parliament', 'parlamentum');" calcext:value-type="string">
            <text:p>insert into palabras(id, castellano, ingles, latin) values(1115, 'parlamento', 'parliament', 'parlamentum');</text:p>
          </table:table-cell>
        </table:table-row>
        <table:table-row table:style-name="ro1">
          <table:table-cell table:formula="of:=[.A1116]+1" office:value-type="float" office:value="1116" calcext:value-type="float">
            <text:p>1116</text:p>
          </table:table-cell>
          <table:table-cell office:value-type="string" calcext:value-type="string">
            <text:p>Territorio</text:p>
          </table:table-cell>
          <table:table-cell office:value-type="string" calcext:value-type="string">
            <text:p>Territory</text:p>
          </table:table-cell>
          <table:table-cell table:style-name="Default" office:value-type="string" calcext:value-type="string">
            <text:p>Territorium</text:p>
          </table:table-cell>
          <table:table-cell/>
          <table:table-cell table:formula="of:=IF([.B1117]=[.D111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17];&quot;, '&quot;;SUBSTITUTE(LOWER([.B1117]);&quot;'&quot;;&quot;''&quot;);&quot;', '&quot;;SUBSTITUTE(LOWER([.C1117]);&quot;'&quot;;&quot;''&quot;);&quot;', '&quot;;SUBSTITUTE(LOWER([.D1117]);&quot;'&quot;;&quot;''&quot;);&quot;');&quot;)" office:value-type="string" office:string-value="insert into palabras(id, castellano, ingles, latin) values(1116, 'territorio', 'territory', 'territorium');" calcext:value-type="string">
            <text:p>insert into palabras(id, castellano, ingles, latin) values(1116, 'territorio', 'territory', 'territorium');</text:p>
          </table:table-cell>
        </table:table-row>
        <table:table-row table:style-name="ro1">
          <table:table-cell table:formula="of:=[.A1117]+1" office:value-type="float" office:value="1117" calcext:value-type="float">
            <text:p>1117</text:p>
          </table:table-cell>
          <table:table-cell office:value-type="string" calcext:value-type="string">
            <text:p>Treinta</text:p>
          </table:table-cell>
          <table:table-cell office:value-type="string" calcext:value-type="string">
            <text:p>Thirty</text:p>
          </table:table-cell>
          <table:table-cell table:style-name="Default" office:value-type="string" calcext:value-type="string">
            <text:p>Triginta</text:p>
          </table:table-cell>
          <table:table-cell/>
          <table:table-cell table:formula="of:=IF([.B1118]=[.D111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18];&quot;, '&quot;;SUBSTITUTE(LOWER([.B1118]);&quot;'&quot;;&quot;''&quot;);&quot;', '&quot;;SUBSTITUTE(LOWER([.C1118]);&quot;'&quot;;&quot;''&quot;);&quot;', '&quot;;SUBSTITUTE(LOWER([.D1118]);&quot;'&quot;;&quot;''&quot;);&quot;');&quot;)" office:value-type="string" office:string-value="insert into palabras(id, castellano, ingles, latin) values(1117, 'treinta', 'thirty', 'triginta');" calcext:value-type="string">
            <text:p>insert into palabras(id, castellano, ingles, latin) values(1117, 'treinta', 'thirty', 'triginta');</text:p>
          </table:table-cell>
        </table:table-row>
        <table:table-row table:style-name="ro1">
          <table:table-cell table:formula="of:=[.A1118]+1" office:value-type="float" office:value="1118" calcext:value-type="float">
            <text:p>1118</text:p>
          </table:table-cell>
          <table:table-cell office:value-type="string" calcext:value-type="string">
            <text:p>Coche</text:p>
          </table:table-cell>
          <table:table-cell office:value-type="string" calcext:value-type="string">
            <text:p>Car</text:p>
          </table:table-cell>
          <table:table-cell table:style-name="Default" office:value-type="string" calcext:value-type="string">
            <text:p>Currus</text:p>
          </table:table-cell>
          <table:table-cell/>
          <table:table-cell table:formula="of:=IF([.B1119]=[.D111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19];&quot;, '&quot;;SUBSTITUTE(LOWER([.B1119]);&quot;'&quot;;&quot;''&quot;);&quot;', '&quot;;SUBSTITUTE(LOWER([.C1119]);&quot;'&quot;;&quot;''&quot;);&quot;', '&quot;;SUBSTITUTE(LOWER([.D1119]);&quot;'&quot;;&quot;''&quot;);&quot;');&quot;)" office:value-type="string" office:string-value="insert into palabras(id, castellano, ingles, latin) values(1118, 'coche', 'car', 'currus');" calcext:value-type="string">
            <text:p>insert into palabras(id, castellano, ingles, latin) values(1118, 'coche', 'car', 'currus');</text:p>
          </table:table-cell>
        </table:table-row>
        <table:table-row table:style-name="ro1">
          <table:table-cell table:formula="of:=[.A1119]+1" office:value-type="float" office:value="1119" calcext:value-type="float">
            <text:p>1119</text:p>
          </table:table-cell>
          <table:table-cell office:value-type="string" calcext:value-type="string">
            <text:p>Clases</text:p>
          </table:table-cell>
          <table:table-cell office:value-type="string" calcext:value-type="string">
            <text:p>Classes</text:p>
          </table:table-cell>
          <table:table-cell table:style-name="Default" office:value-type="string" calcext:value-type="string">
            <text:p>Classes</text:p>
          </table:table-cell>
          <table:table-cell/>
          <table:table-cell table:formula="of:=IF([.B1120]=[.D112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20];&quot;, '&quot;;SUBSTITUTE(LOWER([.B1120]);&quot;'&quot;;&quot;''&quot;);&quot;', '&quot;;SUBSTITUTE(LOWER([.C1120]);&quot;'&quot;;&quot;''&quot;);&quot;', '&quot;;SUBSTITUTE(LOWER([.D1120]);&quot;'&quot;;&quot;''&quot;);&quot;');&quot;)" office:value-type="string" office:string-value="insert into palabras(id, castellano, ingles, latin) values(1119, 'clases', 'classes', 'classes');" calcext:value-type="string">
            <text:p>insert into palabras(id, castellano, ingles, latin) values(1119, 'clases', 'classes', 'classes');</text:p>
          </table:table-cell>
        </table:table-row>
        <table:table-row table:style-name="ro1">
          <table:table-cell table:formula="of:=[.A1120]+1" office:value-type="float" office:value="1120" calcext:value-type="float">
            <text:p>1120</text:p>
          </table:table-cell>
          <table:table-cell office:value-type="string" calcext:value-type="string">
            <text:p>Afirma</text:p>
          </table:table-cell>
          <table:table-cell office:value-type="string" calcext:value-type="string">
            <text:p>States</text:p>
          </table:table-cell>
          <table:table-cell table:style-name="Default" office:value-type="string" calcext:value-type="string">
            <text:p>Affirma</text:p>
          </table:table-cell>
          <table:table-cell/>
          <table:table-cell table:formula="of:=IF([.B1121]=[.D112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21];&quot;, '&quot;;SUBSTITUTE(LOWER([.B1121]);&quot;'&quot;;&quot;''&quot;);&quot;', '&quot;;SUBSTITUTE(LOWER([.C1121]);&quot;'&quot;;&quot;''&quot;);&quot;', '&quot;;SUBSTITUTE(LOWER([.D1121]);&quot;'&quot;;&quot;''&quot;);&quot;');&quot;)" office:value-type="string" office:string-value="insert into palabras(id, castellano, ingles, latin) values(1120, 'afirma', 'states', 'affirma');" calcext:value-type="string">
            <text:p>insert into palabras(id, castellano, ingles, latin) values(1120, 'afirma', 'states', 'affirma');</text:p>
          </table:table-cell>
        </table:table-row>
        <table:table-row table:style-name="ro1">
          <table:table-cell table:formula="of:=[.A1121]+1" office:value-type="float" office:value="1121" calcext:value-type="float">
            <text:p>1121</text:p>
          </table:table-cell>
          <table:table-cell office:value-type="string" calcext:value-type="string">
            <text:p>Oficiales</text:p>
          </table:table-cell>
          <table:table-cell office:value-type="string" calcext:value-type="string">
            <text:p>Oficial</text:p>
          </table:table-cell>
          <table:table-cell table:style-name="Default" office:value-type="string" calcext:value-type="string">
            <text:p>Officiales</text:p>
          </table:table-cell>
          <table:table-cell/>
          <table:table-cell table:formula="of:=IF([.B1122]=[.D112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22];&quot;, '&quot;;SUBSTITUTE(LOWER([.B1122]);&quot;'&quot;;&quot;''&quot;);&quot;', '&quot;;SUBSTITUTE(LOWER([.C1122]);&quot;'&quot;;&quot;''&quot;);&quot;', '&quot;;SUBSTITUTE(LOWER([.D1122]);&quot;'&quot;;&quot;''&quot;);&quot;');&quot;)" office:value-type="string" office:string-value="insert into palabras(id, castellano, ingles, latin) values(1121, 'oficiales', 'oficial', 'officiales');" calcext:value-type="string">
            <text:p>insert into palabras(id, castellano, ingles, latin) values(1121, 'oficiales', 'oficial', 'officiales');</text:p>
          </table:table-cell>
        </table:table-row>
        <table:table-row table:style-name="ro1">
          <table:table-cell table:formula="of:=[.A1122]+1" office:value-type="float" office:value="1122" calcext:value-type="float">
            <text:p>1122</text:p>
          </table:table-cell>
          <table:table-cell office:value-type="string" calcext:value-type="string">
            <text:p>Diálogo</text:p>
          </table:table-cell>
          <table:table-cell office:value-type="string" calcext:value-type="string">
            <text:p>Dialogue</text:p>
          </table:table-cell>
          <table:table-cell table:style-name="Default" office:value-type="string" calcext:value-type="string">
            <text:p>Dialogus</text:p>
          </table:table-cell>
          <table:table-cell/>
          <table:table-cell table:formula="of:=IF([.B1123]=[.D112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23];&quot;, '&quot;;SUBSTITUTE(LOWER([.B1123]);&quot;'&quot;;&quot;''&quot;);&quot;', '&quot;;SUBSTITUTE(LOWER([.C1123]);&quot;'&quot;;&quot;''&quot;);&quot;', '&quot;;SUBSTITUTE(LOWER([.D1123]);&quot;'&quot;;&quot;''&quot;);&quot;');&quot;)" office:value-type="string" office:string-value="insert into palabras(id, castellano, ingles, latin) values(1122, 'diálogo', 'dialogue', 'dialogus');" calcext:value-type="string">
            <text:p>insert into palabras(id, castellano, ingles, latin) values(1122, 'diálogo', 'dialogue', 'dialogus');</text:p>
          </table:table-cell>
        </table:table-row>
        <table:table-row table:style-name="ro1">
          <table:table-cell table:formula="of:=[.A1123]+1" office:value-type="float" office:value="1123" calcext:value-type="float">
            <text:p>1123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Saw</text:p>
          </table:table-cell>
          <table:table-cell table:style-name="Default" office:value-type="string" calcext:value-type="string">
            <text:p>Vidi</text:p>
          </table:table-cell>
          <table:table-cell/>
          <table:table-cell table:formula="of:=IF([.B1124]=[.D112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24];&quot;, '&quot;;SUBSTITUTE(LOWER([.B1124]);&quot;'&quot;;&quot;''&quot;);&quot;', '&quot;;SUBSTITUTE(LOWER([.C1124]);&quot;'&quot;;&quot;''&quot;);&quot;', '&quot;;SUBSTITUTE(LOWER([.D1124]);&quot;'&quot;;&quot;''&quot;);&quot;');&quot;)" office:value-type="string" office:string-value="insert into palabras(id, castellano, ingles, latin) values(1123, 'vi', 'saw', 'vidi');" calcext:value-type="string">
            <text:p>insert into palabras(id, castellano, ingles, latin) values(1123, 'vi', 'saw', 'vidi');</text:p>
          </table:table-cell>
        </table:table-row>
        <table:table-row table:style-name="ro1">
          <table:table-cell table:formula="of:=[.A1124]+1" office:value-type="float" office:value="1124" calcext:value-type="float">
            <text:p>1124</text:p>
          </table:table-cell>
          <table:table-cell office:value-type="string" calcext:value-type="string">
            <text:p>Respeto</text:p>
          </table:table-cell>
          <table:table-cell office:value-type="string" calcext:value-type="string">
            <text:p>Respect</text:p>
          </table:table-cell>
          <table:table-cell table:style-name="Default" office:value-type="string" calcext:value-type="string">
            <text:p>Respectus</text:p>
          </table:table-cell>
          <table:table-cell/>
          <table:table-cell table:formula="of:=IF([.B1125]=[.D112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25];&quot;, '&quot;;SUBSTITUTE(LOWER([.B1125]);&quot;'&quot;;&quot;''&quot;);&quot;', '&quot;;SUBSTITUTE(LOWER([.C1125]);&quot;'&quot;;&quot;''&quot;);&quot;', '&quot;;SUBSTITUTE(LOWER([.D1125]);&quot;'&quot;;&quot;''&quot;);&quot;');&quot;)" office:value-type="string" office:string-value="insert into palabras(id, castellano, ingles, latin) values(1124, 'respeto', 'respect', 'respectus');" calcext:value-type="string">
            <text:p>insert into palabras(id, castellano, ingles, latin) values(1124, 'respeto', 'respect', 'respectus');</text:p>
          </table:table-cell>
        </table:table-row>
        <table:table-row table:style-name="ro1">
          <table:table-cell table:formula="of:=[.A1125]+1" office:value-type="float" office:value="1125" calcext:value-type="float">
            <text:p>1125</text:p>
          </table:table-cell>
          <table:table-cell office:value-type="string" calcext:value-type="string">
            <text:p>Tratado</text:p>
          </table:table-cell>
          <table:table-cell office:value-type="string" calcext:value-type="string">
            <text:p>Treaty</text:p>
          </table:table-cell>
          <table:table-cell table:style-name="Default" office:value-type="string" calcext:value-type="string">
            <text:p>Pactum</text:p>
          </table:table-cell>
          <table:table-cell/>
          <table:table-cell table:formula="of:=IF([.B1126]=[.D112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26];&quot;, '&quot;;SUBSTITUTE(LOWER([.B1126]);&quot;'&quot;;&quot;''&quot;);&quot;', '&quot;;SUBSTITUTE(LOWER([.C1126]);&quot;'&quot;;&quot;''&quot;);&quot;', '&quot;;SUBSTITUTE(LOWER([.D1126]);&quot;'&quot;;&quot;''&quot;);&quot;');&quot;)" office:value-type="string" office:string-value="insert into palabras(id, castellano, ingles, latin) values(1125, 'tratado', 'treaty', 'pactum');" calcext:value-type="string">
            <text:p>insert into palabras(id, castellano, ingles, latin) values(1125, 'tratado', 'treaty', 'pactum');</text:p>
          </table:table-cell>
        </table:table-row>
        <table:table-row table:style-name="ro1">
          <table:table-cell table:formula="of:=[.A1126]+1" office:value-type="float" office:value="1126" calcext:value-type="float">
            <text:p>1126</text:p>
          </table:table-cell>
          <table:table-cell office:value-type="string" calcext:value-type="string">
            <text:p>Revista</text:p>
          </table:table-cell>
          <table:table-cell office:value-type="string" calcext:value-type="string">
            <text:p>Magazine</text:p>
          </table:table-cell>
          <table:table-cell table:style-name="Default" office:value-type="string" calcext:value-type="string">
            <text:p>Revista</text:p>
          </table:table-cell>
          <table:table-cell/>
          <table:table-cell table:formula="of:=IF([.B1127]=[.D1127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127];&quot;, '&quot;;SUBSTITUTE(LOWER([.B1127]);&quot;'&quot;;&quot;''&quot;);&quot;', '&quot;;SUBSTITUTE(LOWER([.C1127]);&quot;'&quot;;&quot;''&quot;);&quot;', '&quot;;SUBSTITUTE(LOWER([.D1127]);&quot;'&quot;;&quot;''&quot;);&quot;');&quot;)" office:value-type="string" office:string-value="insert into palabras(id, castellano, ingles, latin) values(1126, 'revista', 'magazine', 'revista');" calcext:value-type="string">
            <text:p>insert into palabras(id, castellano, ingles, latin) values(1126, 'revista', 'magazine', 'revista');</text:p>
          </table:table-cell>
        </table:table-row>
        <table:table-row table:style-name="ro1">
          <table:table-cell table:formula="of:=[.A1127]+1" office:value-type="float" office:value="1127" calcext:value-type="float">
            <text:p>1127</text:p>
          </table:table-cell>
          <table:table-cell office:value-type="string" calcext:value-type="string">
            <text:p>Copa</text:p>
          </table:table-cell>
          <table:table-cell office:value-type="string" calcext:value-type="string">
            <text:p>Cup</text:p>
          </table:table-cell>
          <table:table-cell table:style-name="Default" office:value-type="string" calcext:value-type="string">
            <text:p>Calix</text:p>
          </table:table-cell>
          <table:table-cell/>
          <table:table-cell table:formula="of:=IF([.B1128]=[.D112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28];&quot;, '&quot;;SUBSTITUTE(LOWER([.B1128]);&quot;'&quot;;&quot;''&quot;);&quot;', '&quot;;SUBSTITUTE(LOWER([.C1128]);&quot;'&quot;;&quot;''&quot;);&quot;', '&quot;;SUBSTITUTE(LOWER([.D1128]);&quot;'&quot;;&quot;''&quot;);&quot;');&quot;)" office:value-type="string" office:string-value="insert into palabras(id, castellano, ingles, latin) values(1127, 'copa', 'cup', 'calix');" calcext:value-type="string">
            <text:p>insert into palabras(id, castellano, ingles, latin) values(1127, 'copa', 'cup', 'calix');</text:p>
          </table:table-cell>
        </table:table-row>
        <table:table-row table:style-name="ro1">
          <table:table-cell table:formula="of:=[.A1128]+1" office:value-type="float" office:value="1128" calcext:value-type="float">
            <text:p>1128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Painting</text:p>
          </table:table-cell>
          <table:table-cell table:style-name="Default" office:value-type="string" calcext:value-type="string">
            <text:p>Pictura</text:p>
          </table:table-cell>
          <table:table-cell/>
          <table:table-cell table:formula="of:=IF([.B1129]=[.D112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29];&quot;, '&quot;;SUBSTITUTE(LOWER([.B1129]);&quot;'&quot;;&quot;''&quot;);&quot;', '&quot;;SUBSTITUTE(LOWER([.C1129]);&quot;'&quot;;&quot;''&quot;);&quot;', '&quot;;SUBSTITUTE(LOWER([.D1129]);&quot;'&quot;;&quot;''&quot;);&quot;');&quot;)" office:value-type="string" office:string-value="insert into palabras(id, castellano, ingles, latin) values(1128, 'pintura', 'painting', 'pictura');" calcext:value-type="string">
            <text:p>insert into palabras(id, castellano, ingles, latin) values(1128, 'pintura', 'painting', 'pictura');</text:p>
          </table:table-cell>
        </table:table-row>
        <table:table-row table:style-name="ro1">
          <table:table-cell table:formula="of:=[.A1129]+1" office:value-type="float" office:value="1129" calcext:value-type="float">
            <text:p>1129</text:p>
          </table:table-cell>
          <table:table-cell office:value-type="string" calcext:value-type="string">
            <text:p>Nombres</text:p>
          </table:table-cell>
          <table:table-cell office:value-type="string" calcext:value-type="string">
            <text:p>Names</text:p>
          </table:table-cell>
          <table:table-cell table:style-name="Default" office:value-type="string" calcext:value-type="string">
            <text:p>Nomen</text:p>
          </table:table-cell>
          <table:table-cell/>
          <table:table-cell table:formula="of:=IF([.B1130]=[.D113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30];&quot;, '&quot;;SUBSTITUTE(LOWER([.B1130]);&quot;'&quot;;&quot;''&quot;);&quot;', '&quot;;SUBSTITUTE(LOWER([.C1130]);&quot;'&quot;;&quot;''&quot;);&quot;', '&quot;;SUBSTITUTE(LOWER([.D1130]);&quot;'&quot;;&quot;''&quot;);&quot;');&quot;)" office:value-type="string" office:string-value="insert into palabras(id, castellano, ingles, latin) values(1129, 'nombres', 'names', 'nomen');" calcext:value-type="string">
            <text:p>insert into palabras(id, castellano, ingles, latin) values(1129, 'nombres', 'names', 'nomen');</text:p>
          </table:table-cell>
        </table:table-row>
        <table:table-row table:style-name="ro1">
          <table:table-cell table:formula="of:=[.A1130]+1" office:value-type="float" office:value="1130" calcext:value-type="float">
            <text:p>1130</text:p>
          </table:table-cell>
          <table:table-cell office:value-type="string" calcext:value-type="string">
            <text:p>Propósito</text:p>
          </table:table-cell>
          <table:table-cell office:value-type="string" calcext:value-type="string">
            <text:p>Purpose</text:p>
          </table:table-cell>
          <table:table-cell table:style-name="Default" office:value-type="string" calcext:value-type="string">
            <text:p>Propositum</text:p>
          </table:table-cell>
          <table:table-cell/>
          <table:table-cell table:formula="of:=IF([.B1131]=[.D113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31];&quot;, '&quot;;SUBSTITUTE(LOWER([.B1131]);&quot;'&quot;;&quot;''&quot;);&quot;', '&quot;;SUBSTITUTE(LOWER([.C1131]);&quot;'&quot;;&quot;''&quot;);&quot;', '&quot;;SUBSTITUTE(LOWER([.D1131]);&quot;'&quot;;&quot;''&quot;);&quot;');&quot;)" office:value-type="string" office:string-value="insert into palabras(id, castellano, ingles, latin) values(1130, 'propósito', 'purpose', 'propositum');" calcext:value-type="string">
            <text:p>insert into palabras(id, castellano, ingles, latin) values(1130, 'propósito', 'purpose', 'propositum');</text:p>
          </table:table-cell>
        </table:table-row>
        <table:table-row table:style-name="ro1">
          <table:table-cell table:formula="of:=[.A1131]+1" office:value-type="float" office:value="1131" calcext:value-type="float">
            <text:p>1131</text:p>
          </table:table-cell>
          <table:table-cell office:value-type="string" calcext:value-type="string">
            <text:p>Leche</text:p>
          </table:table-cell>
          <table:table-cell office:value-type="string" calcext:value-type="string">
            <text:p>Milk</text:p>
          </table:table-cell>
          <table:table-cell table:style-name="Default" office:value-type="string" calcext:value-type="string">
            <text:p>Lac</text:p>
          </table:table-cell>
          <table:table-cell/>
          <table:table-cell table:formula="of:=IF([.B1132]=[.D113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32];&quot;, '&quot;;SUBSTITUTE(LOWER([.B1132]);&quot;'&quot;;&quot;''&quot;);&quot;', '&quot;;SUBSTITUTE(LOWER([.C1132]);&quot;'&quot;;&quot;''&quot;);&quot;', '&quot;;SUBSTITUTE(LOWER([.D1132]);&quot;'&quot;;&quot;''&quot;);&quot;');&quot;)" office:value-type="string" office:string-value="insert into palabras(id, castellano, ingles, latin) values(1131, 'leche', 'milk', 'lac');" calcext:value-type="string">
            <text:p>insert into palabras(id, castellano, ingles, latin) values(1131, 'leche', 'milk', 'lac');</text:p>
          </table:table-cell>
        </table:table-row>
        <table:table-row table:style-name="ro1">
          <table:table-cell table:formula="of:=[.A1132]+1" office:value-type="float" office:value="1132" calcext:value-type="float">
            <text:p>1132</text:p>
          </table:table-cell>
          <table:table-cell office:value-type="string" calcext:value-type="string">
            <text:p>Actualidad</text:p>
          </table:table-cell>
          <table:table-cell office:value-type="string" calcext:value-type="string">
            <text:p>News</text:p>
          </table:table-cell>
          <table:table-cell table:style-name="Default" office:value-type="string" calcext:value-type="string">
            <text:p>Actualitas</text:p>
          </table:table-cell>
          <table:table-cell/>
          <table:table-cell table:formula="of:=IF([.B1133]=[.D113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33];&quot;, '&quot;;SUBSTITUTE(LOWER([.B1133]);&quot;'&quot;;&quot;''&quot;);&quot;', '&quot;;SUBSTITUTE(LOWER([.C1133]);&quot;'&quot;;&quot;''&quot;);&quot;', '&quot;;SUBSTITUTE(LOWER([.D1133]);&quot;'&quot;;&quot;''&quot;);&quot;');&quot;)" office:value-type="string" office:string-value="insert into palabras(id, castellano, ingles, latin) values(1132, 'actualidad', 'news', 'actualitas');" calcext:value-type="string">
            <text:p>insert into palabras(id, castellano, ingles, latin) values(1132, 'actualidad', 'news', 'actualitas');</text:p>
          </table:table-cell>
        </table:table-row>
        <table:table-row table:style-name="ro1">
          <table:table-cell table:formula="of:=[.A1133]+1" office:value-type="float" office:value="1133" calcext:value-type="float">
            <text:p>1133</text:p>
          </table:table-cell>
          <table:table-cell office:value-type="string" calcext:value-type="string">
            <text:p>Constituye</text:p>
          </table:table-cell>
          <table:table-cell office:value-type="string" calcext:value-type="string">
            <text:p>Constitutes</text:p>
          </table:table-cell>
          <table:table-cell table:style-name="Default" office:value-type="string" calcext:value-type="string">
            <text:p>Constituit</text:p>
          </table:table-cell>
          <table:table-cell/>
          <table:table-cell table:formula="of:=IF([.B1134]=[.D113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34];&quot;, '&quot;;SUBSTITUTE(LOWER([.B1134]);&quot;'&quot;;&quot;''&quot;);&quot;', '&quot;;SUBSTITUTE(LOWER([.C1134]);&quot;'&quot;;&quot;''&quot;);&quot;', '&quot;;SUBSTITUTE(LOWER([.D1134]);&quot;'&quot;;&quot;''&quot;);&quot;');&quot;)" office:value-type="string" office:string-value="insert into palabras(id, castellano, ingles, latin) values(1133, 'constituye', 'constitutes', 'constituit');" calcext:value-type="string">
            <text:p>insert into palabras(id, castellano, ingles, latin) values(1133, 'constituye', 'constitutes', 'constituit');</text:p>
          </table:table-cell>
        </table:table-row>
        <table:table-row table:style-name="ro1">
          <table:table-cell table:formula="of:=[.A1134]+1" office:value-type="float" office:value="1134" calcext:value-type="float">
            <text:p>1134</text:p>
          </table:table-cell>
          <table:table-cell office:value-type="string" calcext:value-type="string">
            <text:p>Tarea</text:p>
          </table:table-cell>
          <table:table-cell office:value-type="string" calcext:value-type="string">
            <text:p>Task</text:p>
          </table:table-cell>
          <table:table-cell table:style-name="Default" office:value-type="string" calcext:value-type="string">
            <text:p>Labor</text:p>
          </table:table-cell>
          <table:table-cell/>
          <table:table-cell table:formula="of:=IF([.B1135]=[.D113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35];&quot;, '&quot;;SUBSTITUTE(LOWER([.B1135]);&quot;'&quot;;&quot;''&quot;);&quot;', '&quot;;SUBSTITUTE(LOWER([.C1135]);&quot;'&quot;;&quot;''&quot;);&quot;', '&quot;;SUBSTITUTE(LOWER([.D1135]);&quot;'&quot;;&quot;''&quot;);&quot;');&quot;)" office:value-type="string" office:string-value="insert into palabras(id, castellano, ingles, latin) values(1134, 'tarea', 'task', 'labor');" calcext:value-type="string">
            <text:p>insert into palabras(id, castellano, ingles, latin) values(1134, 'tarea', 'task', 'labor');</text:p>
          </table:table-cell>
        </table:table-row>
        <table:table-row table:style-name="ro1">
          <table:table-cell table:formula="of:=[.A1135]+1" office:value-type="float" office:value="1135" calcext:value-type="float">
            <text:p>1135</text:p>
          </table:table-cell>
          <table:table-cell office:value-type="string" calcext:value-type="string">
            <text:p>Alcanzar</text:p>
          </table:table-cell>
          <table:table-cell office:value-type="string" calcext:value-type="string">
            <text:p>Reach</text:p>
          </table:table-cell>
          <table:table-cell table:style-name="Default" office:value-type="string" calcext:value-type="string">
            <text:p>Atteingo</text:p>
          </table:table-cell>
          <table:table-cell/>
          <table:table-cell table:formula="of:=IF([.B1136]=[.D113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36];&quot;, '&quot;;SUBSTITUTE(LOWER([.B1136]);&quot;'&quot;;&quot;''&quot;);&quot;', '&quot;;SUBSTITUTE(LOWER([.C1136]);&quot;'&quot;;&quot;''&quot;);&quot;', '&quot;;SUBSTITUTE(LOWER([.D1136]);&quot;'&quot;;&quot;''&quot;);&quot;');&quot;)" office:value-type="string" office:string-value="insert into palabras(id, castellano, ingles, latin) values(1135, 'alcanzar', 'reach', 'atteingo');" calcext:value-type="string">
            <text:p>insert into palabras(id, castellano, ingles, latin) values(1135, 'alcanzar', 'reach', 'atteingo');</text:p>
          </table:table-cell>
        </table:table-row>
        <table:table-row table:style-name="ro1">
          <table:table-cell table:formula="of:=[.A1136]+1" office:value-type="float" office:value="1136" calcext:value-type="float">
            <text:p>1136</text:p>
          </table:table-cell>
          <table:table-cell office:value-type="string" calcext:value-type="string">
            <text:p>Competencia</text:p>
          </table:table-cell>
          <table:table-cell office:value-type="string" calcext:value-type="string">
            <text:p>Competition</text:p>
          </table:table-cell>
          <table:table-cell table:style-name="Default" office:value-type="string" calcext:value-type="string">
            <text:p>Competentia</text:p>
          </table:table-cell>
          <table:table-cell/>
          <table:table-cell table:formula="of:=IF([.B1137]=[.D113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37];&quot;, '&quot;;SUBSTITUTE(LOWER([.B1137]);&quot;'&quot;;&quot;''&quot;);&quot;', '&quot;;SUBSTITUTE(LOWER([.C1137]);&quot;'&quot;;&quot;''&quot;);&quot;', '&quot;;SUBSTITUTE(LOWER([.D1137]);&quot;'&quot;;&quot;''&quot;);&quot;');&quot;)" office:value-type="string" office:string-value="insert into palabras(id, castellano, ingles, latin) values(1136, 'competencia', 'competition', 'competentia');" calcext:value-type="string">
            <text:p>insert into palabras(id, castellano, ingles, latin) values(1136, 'competencia', 'competition', 'competentia');</text:p>
          </table:table-cell>
        </table:table-row>
        <table:table-row table:style-name="ro1">
          <table:table-cell table:formula="of:=[.A1137]+1" office:value-type="float" office:value="1137" calcext:value-type="float">
            <text:p>1137</text:p>
          </table:table-cell>
          <table:table-cell office:value-type="string" calcext:value-type="string">
            <text:p>Normas</text:p>
          </table:table-cell>
          <table:table-cell office:value-type="string" calcext:value-type="string">
            <text:p>Standards</text:p>
          </table:table-cell>
          <table:table-cell table:style-name="Default" office:value-type="string" calcext:value-type="string">
            <text:p>Normae</text:p>
          </table:table-cell>
          <table:table-cell/>
          <table:table-cell table:formula="of:=IF([.B1138]=[.D113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38];&quot;, '&quot;;SUBSTITUTE(LOWER([.B1138]);&quot;'&quot;;&quot;''&quot;);&quot;', '&quot;;SUBSTITUTE(LOWER([.C1138]);&quot;'&quot;;&quot;''&quot;);&quot;', '&quot;;SUBSTITUTE(LOWER([.D1138]);&quot;'&quot;;&quot;''&quot;);&quot;');&quot;)" office:value-type="string" office:string-value="insert into palabras(id, castellano, ingles, latin) values(1137, 'normas', 'standards', 'normae');" calcext:value-type="string">
            <text:p>insert into palabras(id, castellano, ingles, latin) values(1137, 'normas', 'standards', 'normae');</text:p>
          </table:table-cell>
        </table:table-row>
        <table:table-row table:style-name="ro1">
          <table:table-cell table:formula="of:=[.A1138]+1" office:value-type="float" office:value="1138" calcext:value-type="float">
            <text:p>1138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Silver</text:p>
          </table:table-cell>
          <table:table-cell table:style-name="Default" office:value-type="string" calcext:value-type="string">
            <text:p>Argentum</text:p>
          </table:table-cell>
          <table:table-cell/>
          <table:table-cell table:formula="of:=IF([.B1139]=[.D113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39];&quot;, '&quot;;SUBSTITUTE(LOWER([.B1139]);&quot;'&quot;;&quot;''&quot;);&quot;', '&quot;;SUBSTITUTE(LOWER([.C1139]);&quot;'&quot;;&quot;''&quot;);&quot;', '&quot;;SUBSTITUTE(LOWER([.D1139]);&quot;'&quot;;&quot;''&quot;);&quot;');&quot;)" office:value-type="string" office:string-value="insert into palabras(id, castellano, ingles, latin) values(1138, 'plata', 'silver', 'argentum');" calcext:value-type="string">
            <text:p>insert into palabras(id, castellano, ingles, latin) values(1138, 'plata', 'silver', 'argentum');</text:p>
          </table:table-cell>
        </table:table-row>
        <table:table-row table:style-name="ro1">
          <table:table-cell table:formula="of:=[.A1139]+1" office:value-type="float" office:value="1139" calcext:value-type="float">
            <text:p>1139</text:p>
          </table:table-cell>
          <table:table-cell office:value-type="string" calcext:value-type="string">
            <text:p>Vecinos</text:p>
          </table:table-cell>
          <table:table-cell office:value-type="string" calcext:value-type="string">
            <text:p>Neighbors</text:p>
          </table:table-cell>
          <table:table-cell table:style-name="Default" office:value-type="string" calcext:value-type="string">
            <text:p>Vicini</text:p>
          </table:table-cell>
          <table:table-cell/>
          <table:table-cell table:formula="of:=IF([.B1140]=[.D114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40];&quot;, '&quot;;SUBSTITUTE(LOWER([.B1140]);&quot;'&quot;;&quot;''&quot;);&quot;', '&quot;;SUBSTITUTE(LOWER([.C1140]);&quot;'&quot;;&quot;''&quot;);&quot;', '&quot;;SUBSTITUTE(LOWER([.D1140]);&quot;'&quot;;&quot;''&quot;);&quot;');&quot;)" office:value-type="string" office:string-value="insert into palabras(id, castellano, ingles, latin) values(1139, 'vecinos', 'neighbors', 'vicini');" calcext:value-type="string">
            <text:p>insert into palabras(id, castellano, ingles, latin) values(1139, 'vecinos', 'neighbors', 'vicini');</text:p>
          </table:table-cell>
        </table:table-row>
        <table:table-row table:style-name="ro1">
          <table:table-cell table:formula="of:=[.A1140]+1" office:value-type="float" office:value="1140" calcext:value-type="float">
            <text:p>1140</text:p>
          </table:table-cell>
          <table:table-cell office:value-type="string" calcext:value-type="string">
            <text:p>Fenómeno</text:p>
          </table:table-cell>
          <table:table-cell office:value-type="string" calcext:value-type="string">
            <text:p>Phenomenon</text:p>
          </table:table-cell>
          <table:table-cell table:style-name="Default" office:value-type="string" calcext:value-type="string">
            <text:p>Phenomina</text:p>
          </table:table-cell>
          <table:table-cell/>
          <table:table-cell table:formula="of:=IF([.B1141]=[.D114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41];&quot;, '&quot;;SUBSTITUTE(LOWER([.B1141]);&quot;'&quot;;&quot;''&quot;);&quot;', '&quot;;SUBSTITUTE(LOWER([.C1141]);&quot;'&quot;;&quot;''&quot;);&quot;', '&quot;;SUBSTITUTE(LOWER([.D1141]);&quot;'&quot;;&quot;''&quot;);&quot;');&quot;)" office:value-type="string" office:string-value="insert into palabras(id, castellano, ingles, latin) values(1140, 'fenómeno', 'phenomenon', 'phenomina');" calcext:value-type="string">
            <text:p>insert into palabras(id, castellano, ingles, latin) values(1140, 'fenómeno', 'phenomenon', 'phenomina');</text:p>
          </table:table-cell>
        </table:table-row>
        <table:table-row table:style-name="ro1">
          <table:table-cell table:formula="of:=[.A1141]+1" office:value-type="float" office:value="1141" calcext:value-type="float">
            <text:p>1141</text:p>
          </table:table-cell>
          <table:table-cell office:value-type="string" calcext:value-type="string">
            <text:p>Intención</text:p>
          </table:table-cell>
          <table:table-cell office:value-type="string" calcext:value-type="string">
            <text:p>Intention</text:p>
          </table:table-cell>
          <table:table-cell table:style-name="Default" office:value-type="string" calcext:value-type="string">
            <text:p>Intentio</text:p>
          </table:table-cell>
          <table:table-cell/>
          <table:table-cell table:formula="of:=IF([.B1142]=[.D114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42];&quot;, '&quot;;SUBSTITUTE(LOWER([.B1142]);&quot;'&quot;;&quot;''&quot;);&quot;', '&quot;;SUBSTITUTE(LOWER([.C1142]);&quot;'&quot;;&quot;''&quot;);&quot;', '&quot;;SUBSTITUTE(LOWER([.D1142]);&quot;'&quot;;&quot;''&quot;);&quot;');&quot;)" office:value-type="string" office:string-value="insert into palabras(id, castellano, ingles, latin) values(1141, 'intención', 'intention', 'intentio');" calcext:value-type="string">
            <text:p>insert into palabras(id, castellano, ingles, latin) values(1141, 'intención', 'intention', 'intentio');</text:p>
          </table:table-cell>
        </table:table-row>
        <table:table-row table:style-name="ro1">
          <table:table-cell table:formula="of:=[.A1142]+1" office:value-type="float" office:value="1142" calcext:value-type="float">
            <text:p>1142</text:p>
          </table:table-cell>
          <table:table-cell office:value-type="string" calcext:value-type="string">
            <text:p>Dando</text:p>
          </table:table-cell>
          <table:table-cell office:value-type="string" calcext:value-type="string">
            <text:p>Giving</text:p>
          </table:table-cell>
          <table:table-cell table:style-name="Default" office:value-type="string" calcext:value-type="string">
            <text:p>Dando</text:p>
          </table:table-cell>
          <table:table-cell/>
          <table:table-cell table:formula="of:=IF([.B1143]=[.D1143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143];&quot;, '&quot;;SUBSTITUTE(LOWER([.B1143]);&quot;'&quot;;&quot;''&quot;);&quot;', '&quot;;SUBSTITUTE(LOWER([.C1143]);&quot;'&quot;;&quot;''&quot;);&quot;', '&quot;;SUBSTITUTE(LOWER([.D1143]);&quot;'&quot;;&quot;''&quot;);&quot;');&quot;)" office:value-type="string" office:string-value="insert into palabras(id, castellano, ingles, latin) values(1142, 'dando', 'giving', 'dando');" calcext:value-type="string">
            <text:p>insert into palabras(id, castellano, ingles, latin) values(1142, 'dando', 'giving', 'dando');</text:p>
          </table:table-cell>
        </table:table-row>
        <table:table-row table:style-name="ro1">
          <table:table-cell table:formula="of:=[.A1143]+1" office:value-type="float" office:value="1143" calcext:value-type="float">
            <text:p>1143</text:p>
          </table:table-cell>
          <table:table-cell table:number-columns-repeated="2" office:value-type="string" calcext:value-type="string">
            <text:p>Judicial</text:p>
          </table:table-cell>
          <table:table-cell table:style-name="Default" office:value-type="string" calcext:value-type="string">
            <text:p>Iudicialis</text:p>
          </table:table-cell>
          <table:table-cell/>
          <table:table-cell table:formula="of:=IF([.B1144]=[.D114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44];&quot;, '&quot;;SUBSTITUTE(LOWER([.B1144]);&quot;'&quot;;&quot;''&quot;);&quot;', '&quot;;SUBSTITUTE(LOWER([.C1144]);&quot;'&quot;;&quot;''&quot;);&quot;', '&quot;;SUBSTITUTE(LOWER([.D1144]);&quot;'&quot;;&quot;''&quot;);&quot;');&quot;)" office:value-type="string" office:string-value="insert into palabras(id, castellano, ingles, latin) values(1143, 'judicial', 'judicial', 'iudicialis');" calcext:value-type="string">
            <text:p>insert into palabras(id, castellano, ingles, latin) values(1143, 'judicial', 'judicial', 'iudicialis');</text:p>
          </table:table-cell>
        </table:table-row>
        <table:table-row table:style-name="ro1">
          <table:table-cell table:formula="of:=[.A1144]+1" office:value-type="float" office:value="1144" calcext:value-type="float">
            <text:p>1144</text:p>
          </table:table-cell>
          <table:table-cell office:value-type="string" calcext:value-type="string">
            <text:p>Cualquiera</text:p>
          </table:table-cell>
          <table:table-cell office:value-type="string" calcext:value-type="string">
            <text:p>Any</text:p>
          </table:table-cell>
          <table:table-cell table:style-name="Default" office:value-type="string" calcext:value-type="string">
            <text:p>Quisquam</text:p>
          </table:table-cell>
          <table:table-cell/>
          <table:table-cell table:formula="of:=IF([.B1145]=[.D114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45];&quot;, '&quot;;SUBSTITUTE(LOWER([.B1145]);&quot;'&quot;;&quot;''&quot;);&quot;', '&quot;;SUBSTITUTE(LOWER([.C1145]);&quot;'&quot;;&quot;''&quot;);&quot;', '&quot;;SUBSTITUTE(LOWER([.D1145]);&quot;'&quot;;&quot;''&quot;);&quot;');&quot;)" office:value-type="string" office:string-value="insert into palabras(id, castellano, ingles, latin) values(1144, 'cualquiera', 'any', 'quisquam');" calcext:value-type="string">
            <text:p>insert into palabras(id, castellano, ingles, latin) values(1144, 'cualquiera', 'any', 'quisquam');</text:p>
          </table:table-cell>
        </table:table-row>
        <table:table-row table:style-name="ro1">
          <table:table-cell table:formula="of:=[.A1145]+1" office:value-type="float" office:value="1145" calcext:value-type="float">
            <text:p>1145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aith</text:p>
          </table:table-cell>
          <table:table-cell table:style-name="Default" office:value-type="string" calcext:value-type="string">
            <text:p>Fides</text:p>
          </table:table-cell>
          <table:table-cell/>
          <table:table-cell table:formula="of:=IF([.B1146]=[.D114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46];&quot;, '&quot;;SUBSTITUTE(LOWER([.B1146]);&quot;'&quot;;&quot;''&quot;);&quot;', '&quot;;SUBSTITUTE(LOWER([.C1146]);&quot;'&quot;;&quot;''&quot;);&quot;', '&quot;;SUBSTITUTE(LOWER([.D1146]);&quot;'&quot;;&quot;''&quot;);&quot;');&quot;)" office:value-type="string" office:string-value="insert into palabras(id, castellano, ingles, latin) values(1145, 'fe', 'faith', 'fides');" calcext:value-type="string">
            <text:p>insert into palabras(id, castellano, ingles, latin) values(1145, 'fe', 'faith', 'fides');</text:p>
          </table:table-cell>
        </table:table-row>
        <table:table-row table:style-name="ro1">
          <table:table-cell table:formula="of:=[.A1146]+1" office:value-type="float" office:value="1146" calcext:value-type="float">
            <text:p>1146</text:p>
          </table:table-cell>
          <table:table-cell office:value-type="string" calcext:value-type="string">
            <text:p>Jornada</text:p>
          </table:table-cell>
          <table:table-cell office:value-type="string" calcext:value-type="string">
            <text:p>Conference</text:p>
          </table:table-cell>
          <table:table-cell table:style-name="Default" office:value-type="string" calcext:value-type="string">
            <text:p>Die</text:p>
          </table:table-cell>
          <table:table-cell/>
          <table:table-cell table:formula="of:=IF([.B1147]=[.D114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47];&quot;, '&quot;;SUBSTITUTE(LOWER([.B1147]);&quot;'&quot;;&quot;''&quot;);&quot;', '&quot;;SUBSTITUTE(LOWER([.C1147]);&quot;'&quot;;&quot;''&quot;);&quot;', '&quot;;SUBSTITUTE(LOWER([.D1147]);&quot;'&quot;;&quot;''&quot;);&quot;');&quot;)" office:value-type="string" office:string-value="insert into palabras(id, castellano, ingles, latin) values(1146, 'jornada', 'conference', 'die');" calcext:value-type="string">
            <text:p>insert into palabras(id, castellano, ingles, latin) values(1146, 'jornada', 'conference', 'die');</text:p>
          </table:table-cell>
        </table:table-row>
        <table:table-row table:style-name="ro1">
          <table:table-cell table:formula="of:=[.A1147]+1" office:value-type="float" office:value="1147" calcext:value-type="float">
            <text:p>1147</text:p>
          </table:table-cell>
          <table:table-cell office:value-type="string" calcext:value-type="string">
            <text:p>Ganar</text:p>
          </table:table-cell>
          <table:table-cell office:value-type="string" calcext:value-type="string">
            <text:p>Win</text:p>
          </table:table-cell>
          <table:table-cell table:style-name="Default" office:value-type="string" calcext:value-type="string">
            <text:p>Vincere</text:p>
          </table:table-cell>
          <table:table-cell/>
          <table:table-cell table:formula="of:=IF([.B1148]=[.D114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48];&quot;, '&quot;;SUBSTITUTE(LOWER([.B1148]);&quot;'&quot;;&quot;''&quot;);&quot;', '&quot;;SUBSTITUTE(LOWER([.C1148]);&quot;'&quot;;&quot;''&quot;);&quot;', '&quot;;SUBSTITUTE(LOWER([.D1148]);&quot;'&quot;;&quot;''&quot;);&quot;');&quot;)" office:value-type="string" office:string-value="insert into palabras(id, castellano, ingles, latin) values(1147, 'ganar', 'win', 'vincere');" calcext:value-type="string">
            <text:p>insert into palabras(id, castellano, ingles, latin) values(1147, 'ganar', 'win', 'vincere');</text:p>
          </table:table-cell>
        </table:table-row>
        <table:table-row table:style-name="ro1">
          <table:table-cell table:formula="of:=[.A1148]+1" office:value-type="float" office:value="1148" calcext:value-type="float">
            <text:p>1148</text:p>
          </table:table-cell>
          <table:table-cell office:value-type="string" calcext:value-type="string">
            <text:p>Candidato</text:p>
          </table:table-cell>
          <table:table-cell office:value-type="string" calcext:value-type="string">
            <text:p>Candidate</text:p>
          </table:table-cell>
          <table:table-cell table:style-name="Default" office:value-type="string" calcext:value-type="string">
            <text:p>Candidatus</text:p>
          </table:table-cell>
          <table:table-cell/>
          <table:table-cell table:formula="of:=IF([.B1149]=[.D114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49];&quot;, '&quot;;SUBSTITUTE(LOWER([.B1149]);&quot;'&quot;;&quot;''&quot;);&quot;', '&quot;;SUBSTITUTE(LOWER([.C1149]);&quot;'&quot;;&quot;''&quot;);&quot;', '&quot;;SUBSTITUTE(LOWER([.D1149]);&quot;'&quot;;&quot;''&quot;);&quot;');&quot;)" office:value-type="string" office:string-value="insert into palabras(id, castellano, ingles, latin) values(1148, 'candidato', 'candidate', 'candidatus');" calcext:value-type="string">
            <text:p>insert into palabras(id, castellano, ingles, latin) values(1148, 'candidato', 'candidate', 'candidatus');</text:p>
          </table:table-cell>
        </table:table-row>
        <table:table-row table:style-name="ro1">
          <table:table-cell table:formula="of:=[.A1149]+1" office:value-type="float" office:value="1149" calcext:value-type="float">
            <text:p>1149</text:p>
          </table:table-cell>
          <table:table-cell office:value-type="string" calcext:value-type="string">
            <text:p>Calor</text:p>
          </table:table-cell>
          <table:table-cell office:value-type="string" calcext:value-type="string">
            <text:p>Heat</text:p>
          </table:table-cell>
          <table:table-cell table:style-name="Default" office:value-type="string" calcext:value-type="string">
            <text:p>Calor</text:p>
          </table:table-cell>
          <table:table-cell/>
          <table:table-cell table:formula="of:=IF([.B1150]=[.D1150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150];&quot;, '&quot;;SUBSTITUTE(LOWER([.B1150]);&quot;'&quot;;&quot;''&quot;);&quot;', '&quot;;SUBSTITUTE(LOWER([.C1150]);&quot;'&quot;;&quot;''&quot;);&quot;', '&quot;;SUBSTITUTE(LOWER([.D1150]);&quot;'&quot;;&quot;''&quot;);&quot;');&quot;)" office:value-type="string" office:string-value="insert into palabras(id, castellano, ingles, latin) values(1149, 'calor', 'heat', 'calor');" calcext:value-type="string">
            <text:p>insert into palabras(id, castellano, ingles, latin) values(1149, 'calor', 'heat', 'calor');</text:p>
          </table:table-cell>
        </table:table-row>
        <table:table-row table:style-name="ro1">
          <table:table-cell table:formula="of:=[.A1150]+1" office:value-type="float" office:value="1150" calcext:value-type="float">
            <text:p>1150</text:p>
          </table:table-cell>
          <table:table-cell office:value-type="string" calcext:value-type="string">
            <text:p>Esperanza</text:p>
          </table:table-cell>
          <table:table-cell office:value-type="string" calcext:value-type="string">
            <text:p>Hope</text:p>
          </table:table-cell>
          <table:table-cell table:style-name="Default" office:value-type="string" calcext:value-type="string">
            <text:p>Spes</text:p>
          </table:table-cell>
          <table:table-cell/>
          <table:table-cell table:formula="of:=IF([.B1151]=[.D115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51];&quot;, '&quot;;SUBSTITUTE(LOWER([.B1151]);&quot;'&quot;;&quot;''&quot;);&quot;', '&quot;;SUBSTITUTE(LOWER([.C1151]);&quot;'&quot;;&quot;''&quot;);&quot;', '&quot;;SUBSTITUTE(LOWER([.D1151]);&quot;'&quot;;&quot;''&quot;);&quot;');&quot;)" office:value-type="string" office:string-value="insert into palabras(id, castellano, ingles, latin) values(1150, 'esperanza', 'hope', 'spes');" calcext:value-type="string">
            <text:p>insert into palabras(id, castellano, ingles, latin) values(1150, 'esperanza', 'hope', 'spes');</text:p>
          </table:table-cell>
        </table:table-row>
        <table:table-row table:style-name="ro1">
          <table:table-cell table:formula="of:=[.A1151]+1" office:value-type="float" office:value="1151" calcext:value-type="float">
            <text:p>1151</text:p>
          </table:table-cell>
          <table:table-cell office:value-type="string" calcext:value-type="string">
            <text:p>Recién</text:p>
          </table:table-cell>
          <table:table-cell office:value-type="string" calcext:value-type="string">
            <text:p>Just</text:p>
          </table:table-cell>
          <table:table-cell table:style-name="Default" office:value-type="string" calcext:value-type="string">
            <text:p>Nuper</text:p>
          </table:table-cell>
          <table:table-cell/>
          <table:table-cell table:formula="of:=IF([.B1152]=[.D115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52];&quot;, '&quot;;SUBSTITUTE(LOWER([.B1152]);&quot;'&quot;;&quot;''&quot;);&quot;', '&quot;;SUBSTITUTE(LOWER([.C1152]);&quot;'&quot;;&quot;''&quot;);&quot;', '&quot;;SUBSTITUTE(LOWER([.D1152]);&quot;'&quot;;&quot;''&quot;);&quot;');&quot;)" office:value-type="string" office:string-value="insert into palabras(id, castellano, ingles, latin) values(1151, 'recién', 'just', 'nuper');" calcext:value-type="string">
            <text:p>insert into palabras(id, castellano, ingles, latin) values(1151, 'recién', 'just', 'nuper');</text:p>
          </table:table-cell>
        </table:table-row>
        <table:table-row table:style-name="ro1">
          <table:table-cell table:formula="of:=[.A1152]+1" office:value-type="float" office:value="1152" calcext:value-type="float">
            <text:p>1152</text:p>
          </table:table-cell>
          <table:table-cell office:value-type="string" calcext:value-type="string">
            <text:p>Suele</text:p>
          </table:table-cell>
          <table:table-cell office:value-type="string" calcext:value-type="string">
            <text:p>Usually</text:p>
          </table:table-cell>
          <table:table-cell table:style-name="Default" office:value-type="string" calcext:value-type="string">
            <text:p>Solet</text:p>
          </table:table-cell>
          <table:table-cell/>
          <table:table-cell table:formula="of:=IF([.B1153]=[.D115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53];&quot;, '&quot;;SUBSTITUTE(LOWER([.B1153]);&quot;'&quot;;&quot;''&quot;);&quot;', '&quot;;SUBSTITUTE(LOWER([.C1153]);&quot;'&quot;;&quot;''&quot;);&quot;', '&quot;;SUBSTITUTE(LOWER([.D1153]);&quot;'&quot;;&quot;''&quot;);&quot;');&quot;)" office:value-type="string" office:string-value="insert into palabras(id, castellano, ingles, latin) values(1152, 'suele', 'usually', 'solet');" calcext:value-type="string">
            <text:p>insert into palabras(id, castellano, ingles, latin) values(1152, 'suele', 'usually', 'solet');</text:p>
          </table:table-cell>
        </table:table-row>
        <table:table-row table:style-name="ro1">
          <table:table-cell table:formula="of:=[.A1153]+1" office:value-type="float" office:value="1153" calcext:value-type="float">
            <text:p>1153</text:p>
          </table:table-cell>
          <table:table-cell office:value-type="string" calcext:value-type="string">
            <text:p>Miles</text:p>
          </table:table-cell>
          <table:table-cell office:value-type="string" calcext:value-type="string">
            <text:p>Thousands</text:p>
          </table:table-cell>
          <table:table-cell table:style-name="Default" office:value-type="string" calcext:value-type="string">
            <text:p>Milia</text:p>
          </table:table-cell>
          <table:table-cell/>
          <table:table-cell table:formula="of:=IF([.B1154]=[.D115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54];&quot;, '&quot;;SUBSTITUTE(LOWER([.B1154]);&quot;'&quot;;&quot;''&quot;);&quot;', '&quot;;SUBSTITUTE(LOWER([.C1154]);&quot;'&quot;;&quot;''&quot;);&quot;', '&quot;;SUBSTITUTE(LOWER([.D1154]);&quot;'&quot;;&quot;''&quot;);&quot;');&quot;)" office:value-type="string" office:string-value="insert into palabras(id, castellano, ingles, latin) values(1153, 'miles', 'thousands', 'milia');" calcext:value-type="string">
            <text:p>insert into palabras(id, castellano, ingles, latin) values(1153, 'miles', 'thousands', 'milia');</text:p>
          </table:table-cell>
        </table:table-row>
        <table:table-row table:style-name="ro1">
          <table:table-cell table:formula="of:=[.A1154]+1" office:value-type="float" office:value="1154" calcext:value-type="float">
            <text:p>1154</text:p>
          </table:table-cell>
          <table:table-cell office:value-type="string" calcext:value-type="string">
            <text:p>Ritmo</text:p>
          </table:table-cell>
          <table:table-cell office:value-type="string" calcext:value-type="string">
            <text:p>Rhythm</text:p>
          </table:table-cell>
          <table:table-cell table:style-name="Default" office:value-type="string" calcext:value-type="string">
            <text:p>Rhythmus</text:p>
          </table:table-cell>
          <table:table-cell/>
          <table:table-cell table:formula="of:=IF([.B1155]=[.D115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55];&quot;, '&quot;;SUBSTITUTE(LOWER([.B1155]);&quot;'&quot;;&quot;''&quot;);&quot;', '&quot;;SUBSTITUTE(LOWER([.C1155]);&quot;'&quot;;&quot;''&quot;);&quot;', '&quot;;SUBSTITUTE(LOWER([.D1155]);&quot;'&quot;;&quot;''&quot;);&quot;');&quot;)" office:value-type="string" office:string-value="insert into palabras(id, castellano, ingles, latin) values(1154, 'ritmo', 'rhythm', 'rhythmus');" calcext:value-type="string">
            <text:p>insert into palabras(id, castellano, ingles, latin) values(1154, 'ritmo', 'rhythm', 'rhythmus');</text:p>
          </table:table-cell>
        </table:table-row>
        <table:table-row table:style-name="ro1">
          <table:table-cell table:formula="of:=[.A1155]+1" office:value-type="float" office:value="1155" calcext:value-type="float">
            <text:p>1155</text:p>
          </table:table-cell>
          <table:table-cell office:value-type="string" calcext:value-type="string">
            <text:p>Vive</text:p>
          </table:table-cell>
          <table:table-cell office:value-type="string" calcext:value-type="string">
            <text:p>Live</text:p>
          </table:table-cell>
          <table:table-cell table:style-name="Default" office:value-type="string" calcext:value-type="string">
            <text:p>Vivere</text:p>
          </table:table-cell>
          <table:table-cell/>
          <table:table-cell table:formula="of:=IF([.B1156]=[.D115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56];&quot;, '&quot;;SUBSTITUTE(LOWER([.B1156]);&quot;'&quot;;&quot;''&quot;);&quot;', '&quot;;SUBSTITUTE(LOWER([.C1156]);&quot;'&quot;;&quot;''&quot;);&quot;', '&quot;;SUBSTITUTE(LOWER([.D1156]);&quot;'&quot;;&quot;''&quot;);&quot;');&quot;)" office:value-type="string" office:string-value="insert into palabras(id, castellano, ingles, latin) values(1155, 'vive', 'live', 'vivere');" calcext:value-type="string">
            <text:p>insert into palabras(id, castellano, ingles, latin) values(1155, 'vive', 'live', 'vivere');</text:p>
          </table:table-cell>
        </table:table-row>
        <table:table-row table:style-name="ro1">
          <table:table-cell table:formula="of:=[.A1156]+1" office:value-type="float" office:value="1156" calcext:value-type="float">
            <text:p>1156</text:p>
          </table:table-cell>
          <table:table-cell office:value-type="string" calcext:value-type="string">
            <text:p>Quizás</text:p>
          </table:table-cell>
          <table:table-cell office:value-type="string" calcext:value-type="string">
            <text:p>Maybe</text:p>
          </table:table-cell>
          <table:table-cell table:style-name="Default" office:value-type="string" calcext:value-type="string">
            <text:p>Fortasse</text:p>
          </table:table-cell>
          <table:table-cell/>
          <table:table-cell table:formula="of:=IF([.B1157]=[.D115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57];&quot;, '&quot;;SUBSTITUTE(LOWER([.B1157]);&quot;'&quot;;&quot;''&quot;);&quot;', '&quot;;SUBSTITUTE(LOWER([.C1157]);&quot;'&quot;;&quot;''&quot;);&quot;', '&quot;;SUBSTITUTE(LOWER([.D1157]);&quot;'&quot;;&quot;''&quot;);&quot;');&quot;)" office:value-type="string" office:string-value="insert into palabras(id, castellano, ingles, latin) values(1156, 'quizás', 'maybe', 'fortasse');" calcext:value-type="string">
            <text:p>insert into palabras(id, castellano, ingles, latin) values(1156, 'quizás', 'maybe', 'fortasse');</text:p>
          </table:table-cell>
        </table:table-row>
        <table:table-row table:style-name="ro1">
          <table:table-cell table:formula="of:=[.A1157]+1" office:value-type="float" office:value="1157" calcext:value-type="float">
            <text:p>1157</text:p>
          </table:table-cell>
          <table:table-cell office:value-type="string" calcext:value-type="string">
            <text:p>Pasos</text:p>
          </table:table-cell>
          <table:table-cell office:value-type="string" calcext:value-type="string">
            <text:p>Steps</text:p>
          </table:table-cell>
          <table:table-cell table:style-name="Default" office:value-type="string" calcext:value-type="string">
            <text:p>Passus</text:p>
          </table:table-cell>
          <table:table-cell/>
          <table:table-cell table:formula="of:=IF([.B1158]=[.D115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58];&quot;, '&quot;;SUBSTITUTE(LOWER([.B1158]);&quot;'&quot;;&quot;''&quot;);&quot;', '&quot;;SUBSTITUTE(LOWER([.C1158]);&quot;'&quot;;&quot;''&quot;);&quot;', '&quot;;SUBSTITUTE(LOWER([.D1158]);&quot;'&quot;;&quot;''&quot;);&quot;');&quot;)" office:value-type="string" office:string-value="insert into palabras(id, castellano, ingles, latin) values(1157, 'pasos', 'steps', 'passus');" calcext:value-type="string">
            <text:p>insert into palabras(id, castellano, ingles, latin) values(1157, 'pasos', 'steps', 'passus');</text:p>
          </table:table-cell>
        </table:table-row>
        <table:table-row table:style-name="ro1">
          <table:table-cell table:formula="of:=[.A1158]+1" office:value-type="float" office:value="1158" calcext:value-type="float">
            <text:p>1158</text:p>
          </table:table-cell>
          <table:table-cell office:value-type="string" calcext:value-type="string">
            <text:p>Sensación</text:p>
          </table:table-cell>
          <table:table-cell office:value-type="string" calcext:value-type="string">
            <text:p>Sensation</text:p>
          </table:table-cell>
          <table:table-cell table:style-name="Default" office:value-type="string" calcext:value-type="string">
            <text:p>Sensatio</text:p>
          </table:table-cell>
          <table:table-cell/>
          <table:table-cell table:formula="of:=IF([.B1159]=[.D115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59];&quot;, '&quot;;SUBSTITUTE(LOWER([.B1159]);&quot;'&quot;;&quot;''&quot;);&quot;', '&quot;;SUBSTITUTE(LOWER([.C1159]);&quot;'&quot;;&quot;''&quot;);&quot;', '&quot;;SUBSTITUTE(LOWER([.D1159]);&quot;'&quot;;&quot;''&quot;);&quot;');&quot;)" office:value-type="string" office:string-value="insert into palabras(id, castellano, ingles, latin) values(1158, 'sensación', 'sensation', 'sensatio');" calcext:value-type="string">
            <text:p>insert into palabras(id, castellano, ingles, latin) values(1158, 'sensación', 'sensation', 'sensatio');</text:p>
          </table:table-cell>
        </table:table-row>
        <table:table-row table:style-name="ro1">
          <table:table-cell table:formula="of:=[.A1159]+1" office:value-type="float" office:value="1159" calcext:value-type="float">
            <text:p>1159</text:p>
          </table:table-cell>
          <table:table-cell office:value-type="string" calcext:value-type="string">
            <text:p>Representación</text:p>
          </table:table-cell>
          <table:table-cell office:value-type="string" calcext:value-type="string">
            <text:p>Representation</text:p>
          </table:table-cell>
          <table:table-cell table:style-name="Default" office:value-type="string" calcext:value-type="string">
            <text:p>Repraesentatio</text:p>
          </table:table-cell>
          <table:table-cell/>
          <table:table-cell table:formula="of:=IF([.B1160]=[.D116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60];&quot;, '&quot;;SUBSTITUTE(LOWER([.B1160]);&quot;'&quot;;&quot;''&quot;);&quot;', '&quot;;SUBSTITUTE(LOWER([.C1160]);&quot;'&quot;;&quot;''&quot;);&quot;', '&quot;;SUBSTITUTE(LOWER([.D1160]);&quot;'&quot;;&quot;''&quot;);&quot;');&quot;)" office:value-type="string" office:string-value="insert into palabras(id, castellano, ingles, latin) values(1159, 'representación', 'representation', 'repraesentatio');" calcext:value-type="string">
            <text:p>insert into palabras(id, castellano, ingles, latin) values(1159, 'representación', 'representation', 'repraesentatio');</text:p>
          </table:table-cell>
        </table:table-row>
        <table:table-row table:style-name="ro1">
          <table:table-cell table:formula="of:=[.A1160]+1" office:value-type="float" office:value="1160" calcext:value-type="float">
            <text:p>1160</text:p>
          </table:table-cell>
          <table:table-cell office:value-type="string" calcext:value-type="string">
            <text:p>Presidencia</text:p>
          </table:table-cell>
          <table:table-cell office:value-type="string" calcext:value-type="string">
            <text:p>Presidency</text:p>
          </table:table-cell>
          <table:table-cell table:style-name="Default" office:value-type="string" calcext:value-type="string">
            <text:p>Praesidium</text:p>
          </table:table-cell>
          <table:table-cell/>
          <table:table-cell table:formula="of:=IF([.B1161]=[.D116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61];&quot;, '&quot;;SUBSTITUTE(LOWER([.B1161]);&quot;'&quot;;&quot;''&quot;);&quot;', '&quot;;SUBSTITUTE(LOWER([.C1161]);&quot;'&quot;;&quot;''&quot;);&quot;', '&quot;;SUBSTITUTE(LOWER([.D1161]);&quot;'&quot;;&quot;''&quot;);&quot;');&quot;)" office:value-type="string" office:string-value="insert into palabras(id, castellano, ingles, latin) values(1160, 'presidencia', 'presidency', 'praesidium');" calcext:value-type="string">
            <text:p>insert into palabras(id, castellano, ingles, latin) values(1160, 'presidencia', 'presidency', 'praesidium');</text:p>
          </table:table-cell>
        </table:table-row>
        <table:table-row table:style-name="ro1">
          <table:table-cell table:formula="of:=[.A1161]+1" office:value-type="float" office:value="1161" calcext:value-type="float">
            <text:p>1161</text:p>
          </table:table-cell>
          <table:table-cell office:value-type="string" calcext:value-type="string">
            <text:p>Triunfo</text:p>
          </table:table-cell>
          <table:table-cell office:value-type="string" calcext:value-type="string">
            <text:p>Win</text:p>
          </table:table-cell>
          <table:table-cell table:style-name="Default" office:value-type="string" calcext:value-type="string">
            <text:p>Triumphus</text:p>
          </table:table-cell>
          <table:table-cell/>
          <table:table-cell table:formula="of:=IF([.B1162]=[.D116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62];&quot;, '&quot;;SUBSTITUTE(LOWER([.B1162]);&quot;'&quot;;&quot;''&quot;);&quot;', '&quot;;SUBSTITUTE(LOWER([.C1162]);&quot;'&quot;;&quot;''&quot;);&quot;', '&quot;;SUBSTITUTE(LOWER([.D1162]);&quot;'&quot;;&quot;''&quot;);&quot;');&quot;)" office:value-type="string" office:string-value="insert into palabras(id, castellano, ingles, latin) values(1161, 'triunfo', 'win', 'triumphus');" calcext:value-type="string">
            <text:p>insert into palabras(id, castellano, ingles, latin) values(1161, 'triunfo', 'win', 'triumphus');</text:p>
          </table:table-cell>
        </table:table-row>
        <table:table-row table:style-name="ro1">
          <table:table-cell table:formula="of:=[.A1162]+1" office:value-type="float" office:value="1162" calcext:value-type="float">
            <text:p>1162</text:p>
          </table:table-cell>
          <table:table-cell office:value-type="string" calcext:value-type="string">
            <text:p>Plantas</text:p>
          </table:table-cell>
          <table:table-cell office:value-type="string" calcext:value-type="string">
            <text:p>Plants</text:p>
          </table:table-cell>
          <table:table-cell table:style-name="Default" office:value-type="string" calcext:value-type="string">
            <text:p>Plantae</text:p>
          </table:table-cell>
          <table:table-cell/>
          <table:table-cell table:formula="of:=IF([.B1163]=[.D116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63];&quot;, '&quot;;SUBSTITUTE(LOWER([.B1163]);&quot;'&quot;;&quot;''&quot;);&quot;', '&quot;;SUBSTITUTE(LOWER([.C1163]);&quot;'&quot;;&quot;''&quot;);&quot;', '&quot;;SUBSTITUTE(LOWER([.D1163]);&quot;'&quot;;&quot;''&quot;);&quot;');&quot;)" office:value-type="string" office:string-value="insert into palabras(id, castellano, ingles, latin) values(1162, 'plantas', 'plants', 'plantae');" calcext:value-type="string">
            <text:p>insert into palabras(id, castellano, ingles, latin) values(1162, 'plantas', 'plants', 'plantae');</text:p>
          </table:table-cell>
        </table:table-row>
        <table:table-row table:style-name="ro1">
          <table:table-cell table:formula="of:=[.A1163]+1" office:value-type="float" office:value="1163" calcext:value-type="float">
            <text:p>1163</text:p>
          </table:table-cell>
          <table:table-cell office:value-type="string" calcext:value-type="string">
            <text:p>Niña</text:p>
          </table:table-cell>
          <table:table-cell office:value-type="string" calcext:value-type="string">
            <text:p>Girl</text:p>
          </table:table-cell>
          <table:table-cell table:style-name="Default" office:value-type="string" calcext:value-type="string">
            <text:p>Puella</text:p>
          </table:table-cell>
          <table:table-cell/>
          <table:table-cell table:formula="of:=IF([.B1164]=[.D116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64];&quot;, '&quot;;SUBSTITUTE(LOWER([.B1164]);&quot;'&quot;;&quot;''&quot;);&quot;', '&quot;;SUBSTITUTE(LOWER([.C1164]);&quot;'&quot;;&quot;''&quot;);&quot;', '&quot;;SUBSTITUTE(LOWER([.D1164]);&quot;'&quot;;&quot;''&quot;);&quot;');&quot;)" office:value-type="string" office:string-value="insert into palabras(id, castellano, ingles, latin) values(1163, 'niña', 'girl', 'puella');" calcext:value-type="string">
            <text:p>insert into palabras(id, castellano, ingles, latin) values(1163, 'niña', 'girl', 'puella');</text:p>
          </table:table-cell>
        </table:table-row>
        <table:table-row table:style-name="ro1">
          <table:table-cell table:formula="of:=[.A1164]+1" office:value-type="float" office:value="1164" calcext:value-type="float">
            <text:p>1164</text:p>
          </table:table-cell>
          <table:table-cell office:value-type="string" calcext:value-type="string">
            <text:p>Frío</text:p>
          </table:table-cell>
          <table:table-cell office:value-type="string" calcext:value-type="string">
            <text:p>Cold</text:p>
          </table:table-cell>
          <table:table-cell table:style-name="Default" office:value-type="string" calcext:value-type="string">
            <text:p>Frigus</text:p>
          </table:table-cell>
          <table:table-cell/>
          <table:table-cell table:formula="of:=IF([.B1165]=[.D116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65];&quot;, '&quot;;SUBSTITUTE(LOWER([.B1165]);&quot;'&quot;;&quot;''&quot;);&quot;', '&quot;;SUBSTITUTE(LOWER([.C1165]);&quot;'&quot;;&quot;''&quot;);&quot;', '&quot;;SUBSTITUTE(LOWER([.D1165]);&quot;'&quot;;&quot;''&quot;);&quot;');&quot;)" office:value-type="string" office:string-value="insert into palabras(id, castellano, ingles, latin) values(1164, 'frío', 'cold', 'frigus');" calcext:value-type="string">
            <text:p>insert into palabras(id, castellano, ingles, latin) values(1164, 'frío', 'cold', 'frigus');</text:p>
          </table:table-cell>
        </table:table-row>
        <table:table-row table:style-name="ro1">
          <table:table-cell table:formula="of:=[.A1165]+1" office:value-type="float" office:value="1165" calcext:value-type="float">
            <text:p>1165</text:p>
          </table:table-cell>
          <table:table-cell office:value-type="string" calcext:value-type="string">
            <text:p>Tono</text:p>
          </table:table-cell>
          <table:table-cell office:value-type="string" calcext:value-type="string">
            <text:p>Tone</text:p>
          </table:table-cell>
          <table:table-cell table:style-name="Default" office:value-type="string" calcext:value-type="string">
            <text:p>Tonus</text:p>
          </table:table-cell>
          <table:table-cell/>
          <table:table-cell table:formula="of:=IF([.B1166]=[.D116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66];&quot;, '&quot;;SUBSTITUTE(LOWER([.B1166]);&quot;'&quot;;&quot;''&quot;);&quot;', '&quot;;SUBSTITUTE(LOWER([.C1166]);&quot;'&quot;;&quot;''&quot;);&quot;', '&quot;;SUBSTITUTE(LOWER([.D1166]);&quot;'&quot;;&quot;''&quot;);&quot;');&quot;)" office:value-type="string" office:string-value="insert into palabras(id, castellano, ingles, latin) values(1165, 'tono', 'tone', 'tonus');" calcext:value-type="string">
            <text:p>insert into palabras(id, castellano, ingles, latin) values(1165, 'tono', 'tone', 'tonus');</text:p>
          </table:table-cell>
        </table:table-row>
        <table:table-row table:style-name="ro1">
          <table:table-cell table:formula="of:=[.A1166]+1" office:value-type="float" office:value="1166" calcext:value-type="float">
            <text:p>1166</text:p>
          </table:table-cell>
          <table:table-cell office:value-type="string" calcext:value-type="string">
            <text:p>Compañeros</text:p>
          </table:table-cell>
          <table:table-cell office:value-type="string" calcext:value-type="string">
            <text:p>Colleagues</text:p>
          </table:table-cell>
          <table:table-cell table:style-name="Default" office:value-type="string" calcext:value-type="string">
            <text:p>Comites</text:p>
          </table:table-cell>
          <table:table-cell/>
          <table:table-cell table:formula="of:=IF([.B1167]=[.D116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67];&quot;, '&quot;;SUBSTITUTE(LOWER([.B1167]);&quot;'&quot;;&quot;''&quot;);&quot;', '&quot;;SUBSTITUTE(LOWER([.C1167]);&quot;'&quot;;&quot;''&quot;);&quot;', '&quot;;SUBSTITUTE(LOWER([.D1167]);&quot;'&quot;;&quot;''&quot;);&quot;');&quot;)" office:value-type="string" office:string-value="insert into palabras(id, castellano, ingles, latin) values(1166, 'compañeros', 'colleagues', 'comites');" calcext:value-type="string">
            <text:p>insert into palabras(id, castellano, ingles, latin) values(1166, 'compañeros', 'colleagues', 'comites');</text:p>
          </table:table-cell>
        </table:table-row>
        <table:table-row table:style-name="ro1">
          <table:table-cell table:formula="of:=[.A1167]+1" office:value-type="float" office:value="1167" calcext:value-type="float">
            <text:p>1167</text:p>
          </table:table-cell>
          <table:table-cell office:value-type="string" calcext:value-type="string">
            <text:p>Quieren</text:p>
          </table:table-cell>
          <table:table-cell office:value-type="string" calcext:value-type="string">
            <text:p>Want</text:p>
          </table:table-cell>
          <table:table-cell table:style-name="Default" office:value-type="string" calcext:value-type="string">
            <text:p>Volunt</text:p>
          </table:table-cell>
          <table:table-cell/>
          <table:table-cell table:formula="of:=IF([.B1168]=[.D116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68];&quot;, '&quot;;SUBSTITUTE(LOWER([.B1168]);&quot;'&quot;;&quot;''&quot;);&quot;', '&quot;;SUBSTITUTE(LOWER([.C1168]);&quot;'&quot;;&quot;''&quot;);&quot;', '&quot;;SUBSTITUTE(LOWER([.D1168]);&quot;'&quot;;&quot;''&quot;);&quot;');&quot;)" office:value-type="string" office:string-value="insert into palabras(id, castellano, ingles, latin) values(1167, 'quieren', 'want', 'volunt');" calcext:value-type="string">
            <text:p>insert into palabras(id, castellano, ingles, latin) values(1167, 'quieren', 'want', 'volunt');</text:p>
          </table:table-cell>
        </table:table-row>
        <table:table-row table:style-name="ro1">
          <table:table-cell table:formula="of:=[.A1168]+1" office:value-type="float" office:value="1168" calcext:value-type="float">
            <text:p>1168</text:p>
          </table:table-cell>
          <table:table-cell table:number-columns-repeated="2" office:value-type="string" calcext:value-type="string">
            <text:p>Pesos</text:p>
          </table:table-cell>
          <table:table-cell table:style-name="Default" office:value-type="string" calcext:value-type="string">
            <text:p>Nummus</text:p>
          </table:table-cell>
          <table:table-cell/>
          <table:table-cell table:formula="of:=IF([.B1169]=[.D116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69];&quot;, '&quot;;SUBSTITUTE(LOWER([.B1169]);&quot;'&quot;;&quot;''&quot;);&quot;', '&quot;;SUBSTITUTE(LOWER([.C1169]);&quot;'&quot;;&quot;''&quot;);&quot;', '&quot;;SUBSTITUTE(LOWER([.D1169]);&quot;'&quot;;&quot;''&quot;);&quot;');&quot;)" office:value-type="string" office:string-value="insert into palabras(id, castellano, ingles, latin) values(1168, 'pesos', 'pesos', 'nummus');" calcext:value-type="string">
            <text:p>insert into palabras(id, castellano, ingles, latin) values(1168, 'pesos', 'pesos', 'nummus');</text:p>
          </table:table-cell>
        </table:table-row>
        <table:table-row table:style-name="ro1">
          <table:table-cell table:formula="of:=[.A1169]+1" office:value-type="float" office:value="1169" calcext:value-type="float">
            <text:p>1169</text:p>
          </table:table-cell>
          <table:table-cell office:value-type="string" calcext:value-type="string">
            <text:p>Propias</text:p>
          </table:table-cell>
          <table:table-cell office:value-type="string" calcext:value-type="string">
            <text:p>Own</text:p>
          </table:table-cell>
          <table:table-cell table:style-name="Default" office:value-type="string" calcext:value-type="string">
            <text:p>Sua</text:p>
          </table:table-cell>
          <table:table-cell/>
          <table:table-cell table:formula="of:=IF([.B1170]=[.D117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70];&quot;, '&quot;;SUBSTITUTE(LOWER([.B1170]);&quot;'&quot;;&quot;''&quot;);&quot;', '&quot;;SUBSTITUTE(LOWER([.C1170]);&quot;'&quot;;&quot;''&quot;);&quot;', '&quot;;SUBSTITUTE(LOWER([.D1170]);&quot;'&quot;;&quot;''&quot;);&quot;');&quot;)" office:value-type="string" office:string-value="insert into palabras(id, castellano, ingles, latin) values(1169, 'propias', 'own', 'sua');" calcext:value-type="string">
            <text:p>insert into palabras(id, castellano, ingles, latin) values(1169, 'propias', 'own', 'sua');</text:p>
          </table:table-cell>
        </table:table-row>
        <table:table-row table:style-name="ro1">
          <table:table-cell table:formula="of:=[.A1170]+1" office:value-type="float" office:value="1170" calcext:value-type="float">
            <text:p>1170</text:p>
          </table:table-cell>
          <table:table-cell office:value-type="string" calcext:value-type="string">
            <text:p>Plano</text:p>
          </table:table-cell>
          <table:table-cell office:value-type="string" calcext:value-type="string">
            <text:p>Map</text:p>
          </table:table-cell>
          <table:table-cell table:style-name="Default" office:value-type="string" calcext:value-type="string">
            <text:p>Planum</text:p>
          </table:table-cell>
          <table:table-cell/>
          <table:table-cell table:formula="of:=IF([.B1171]=[.D117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71];&quot;, '&quot;;SUBSTITUTE(LOWER([.B1171]);&quot;'&quot;;&quot;''&quot;);&quot;', '&quot;;SUBSTITUTE(LOWER([.C1171]);&quot;'&quot;;&quot;''&quot;);&quot;', '&quot;;SUBSTITUTE(LOWER([.D1171]);&quot;'&quot;;&quot;''&quot;);&quot;');&quot;)" office:value-type="string" office:string-value="insert into palabras(id, castellano, ingles, latin) values(1170, 'plano', 'map', 'planum');" calcext:value-type="string">
            <text:p>insert into palabras(id, castellano, ingles, latin) values(1170, 'plano', 'map', 'planum');</text:p>
          </table:table-cell>
        </table:table-row>
        <table:table-row table:style-name="ro1">
          <table:table-cell table:formula="of:=[.A1171]+1" office:value-type="float" office:value="1171" calcext:value-type="float">
            <text:p>1171</text:p>
          </table:table-cell>
          <table:table-cell office:value-type="string" calcext:value-type="string">
            <text:p>Enfermedades</text:p>
          </table:table-cell>
          <table:table-cell office:value-type="string" calcext:value-type="string">
            <text:p>Diseases</text:p>
          </table:table-cell>
          <table:table-cell table:style-name="Default" office:value-type="string" calcext:value-type="string">
            <text:p>Morbi</text:p>
          </table:table-cell>
          <table:table-cell/>
          <table:table-cell table:formula="of:=IF([.B1172]=[.D117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72];&quot;, '&quot;;SUBSTITUTE(LOWER([.B1172]);&quot;'&quot;;&quot;''&quot;);&quot;', '&quot;;SUBSTITUTE(LOWER([.C1172]);&quot;'&quot;;&quot;''&quot;);&quot;', '&quot;;SUBSTITUTE(LOWER([.D1172]);&quot;'&quot;;&quot;''&quot;);&quot;');&quot;)" office:value-type="string" office:string-value="insert into palabras(id, castellano, ingles, latin) values(1171, 'enfermedades', 'diseases', 'morbi');" calcext:value-type="string">
            <text:p>insert into palabras(id, castellano, ingles, latin) values(1171, 'enfermedades', 'diseases', 'morbi');</text:p>
          </table:table-cell>
        </table:table-row>
        <table:table-row table:style-name="ro1">
          <table:table-cell table:formula="of:=[.A1172]+1" office:value-type="float" office:value="1172" calcext:value-type="float">
            <text:p>1172</text:p>
          </table:table-cell>
          <table:table-cell office:value-type="string" calcext:value-type="string">
            <text:p>Institución</text:p>
          </table:table-cell>
          <table:table-cell office:value-type="string" calcext:value-type="string">
            <text:p>Institution</text:p>
          </table:table-cell>
          <table:table-cell table:style-name="Default" office:value-type="string" calcext:value-type="string">
            <text:p>Institutio</text:p>
          </table:table-cell>
          <table:table-cell/>
          <table:table-cell table:formula="of:=IF([.B1173]=[.D117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73];&quot;, '&quot;;SUBSTITUTE(LOWER([.B1173]);&quot;'&quot;;&quot;''&quot;);&quot;', '&quot;;SUBSTITUTE(LOWER([.C1173]);&quot;'&quot;;&quot;''&quot;);&quot;', '&quot;;SUBSTITUTE(LOWER([.D1173]);&quot;'&quot;;&quot;''&quot;);&quot;');&quot;)" office:value-type="string" office:string-value="insert into palabras(id, castellano, ingles, latin) values(1172, 'institución', 'institution', 'institutio');" calcext:value-type="string">
            <text:p>insert into palabras(id, castellano, ingles, latin) values(1172, 'institución', 'institution', 'institutio');</text:p>
          </table:table-cell>
        </table:table-row>
        <table:table-row table:style-name="ro1">
          <table:table-cell table:formula="of:=[.A1173]+1" office:value-type="float" office:value="1173" calcext:value-type="float">
            <text:p>1173</text:p>
          </table:table-cell>
          <table:table-cell office:value-type="string" calcext:value-type="string">
            <text:p>Edificio</text:p>
          </table:table-cell>
          <table:table-cell office:value-type="string" calcext:value-type="string">
            <text:p>Building</text:p>
          </table:table-cell>
          <table:table-cell table:style-name="Default" office:value-type="string" calcext:value-type="string">
            <text:p>Aedificium</text:p>
          </table:table-cell>
          <table:table-cell/>
          <table:table-cell table:formula="of:=IF([.B1174]=[.D117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74];&quot;, '&quot;;SUBSTITUTE(LOWER([.B1174]);&quot;'&quot;;&quot;''&quot;);&quot;', '&quot;;SUBSTITUTE(LOWER([.C1174]);&quot;'&quot;;&quot;''&quot;);&quot;', '&quot;;SUBSTITUTE(LOWER([.D1174]);&quot;'&quot;;&quot;''&quot;);&quot;');&quot;)" office:value-type="string" office:string-value="insert into palabras(id, castellano, ingles, latin) values(1173, 'edificio', 'building', 'aedificium');" calcext:value-type="string">
            <text:p>insert into palabras(id, castellano, ingles, latin) values(1173, 'edificio', 'building', 'aedificium');</text:p>
          </table:table-cell>
        </table:table-row>
        <table:table-row table:style-name="ro1">
          <table:table-cell table:formula="of:=[.A1174]+1" office:value-type="float" office:value="1174" calcext:value-type="float">
            <text:p>1174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Note</text:p>
          </table:table-cell>
          <table:table-cell table:style-name="Default" office:value-type="string" calcext:value-type="string">
            <text:p>Nota</text:p>
          </table:table-cell>
          <table:table-cell/>
          <table:table-cell table:formula="of:=IF([.B1175]=[.D1175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175];&quot;, '&quot;;SUBSTITUTE(LOWER([.B1175]);&quot;'&quot;;&quot;''&quot;);&quot;', '&quot;;SUBSTITUTE(LOWER([.C1175]);&quot;'&quot;;&quot;''&quot;);&quot;', '&quot;;SUBSTITUTE(LOWER([.D1175]);&quot;'&quot;;&quot;''&quot;);&quot;');&quot;)" office:value-type="string" office:string-value="insert into palabras(id, castellano, ingles, latin) values(1174, 'nota', 'note', 'nota');" calcext:value-type="string">
            <text:p>insert into palabras(id, castellano, ingles, latin) values(1174, 'nota', 'note', 'nota');</text:p>
          </table:table-cell>
        </table:table-row>
        <table:table-row table:style-name="ro1">
          <table:table-cell table:formula="of:=[.A1175]+1" office:value-type="float" office:value="1175" calcext:value-type="float">
            <text:p>1175</text:p>
          </table:table-cell>
          <table:table-cell office:value-type="string" calcext:value-type="string">
            <text:p>Franco</text:p>
          </table:table-cell>
          <table:table-cell office:value-type="string" calcext:value-type="string">
            <text:p>Note</text:p>
          </table:table-cell>
          <table:table-cell table:style-name="Default" office:value-type="string" calcext:value-type="string">
            <text:p>Francus</text:p>
          </table:table-cell>
          <table:table-cell/>
          <table:table-cell table:formula="of:=IF([.B1176]=[.D117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76];&quot;, '&quot;;SUBSTITUTE(LOWER([.B1176]);&quot;'&quot;;&quot;''&quot;);&quot;', '&quot;;SUBSTITUTE(LOWER([.C1176]);&quot;'&quot;;&quot;''&quot;);&quot;', '&quot;;SUBSTITUTE(LOWER([.D1176]);&quot;'&quot;;&quot;''&quot;);&quot;');&quot;)" office:value-type="string" office:string-value="insert into palabras(id, castellano, ingles, latin) values(1175, 'franco', 'note', 'francus');" calcext:value-type="string">
            <text:p>insert into palabras(id, castellano, ingles, latin) values(1175, 'franco', 'note', 'francus');</text:p>
          </table:table-cell>
        </table:table-row>
        <table:table-row table:style-name="ro1">
          <table:table-cell table:formula="of:=[.A1176]+1" office:value-type="float" office:value="1176" calcext:value-type="float">
            <text:p>1176</text:p>
          </table:table-cell>
          <table:table-cell office:value-type="string" calcext:value-type="string">
            <text:p>Jugar</text:p>
          </table:table-cell>
          <table:table-cell office:value-type="string" calcext:value-type="string">
            <text:p>Play</text:p>
          </table:table-cell>
          <table:table-cell table:style-name="Default" office:value-type="string" calcext:value-type="string">
            <text:p>Ludere</text:p>
          </table:table-cell>
          <table:table-cell/>
          <table:table-cell table:formula="of:=IF([.B1177]=[.D117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77];&quot;, '&quot;;SUBSTITUTE(LOWER([.B1177]);&quot;'&quot;;&quot;''&quot;);&quot;', '&quot;;SUBSTITUTE(LOWER([.C1177]);&quot;'&quot;;&quot;''&quot;);&quot;', '&quot;;SUBSTITUTE(LOWER([.D1177]);&quot;'&quot;;&quot;''&quot;);&quot;');&quot;)" office:value-type="string" office:string-value="insert into palabras(id, castellano, ingles, latin) values(1176, 'jugar', 'play', 'ludere');" calcext:value-type="string">
            <text:p>insert into palabras(id, castellano, ingles, latin) values(1176, 'jugar', 'play', 'ludere');</text:p>
          </table:table-cell>
        </table:table-row>
        <table:table-row table:style-name="ro1">
          <table:table-cell table:formula="of:=[.A1177]+1" office:value-type="float" office:value="1177" calcext:value-type="float">
            <text:p>1177</text:p>
          </table:table-cell>
          <table:table-cell office:value-type="string" calcext:value-type="string">
            <text:p>Representa</text:p>
          </table:table-cell>
          <table:table-cell office:value-type="string" calcext:value-type="string">
            <text:p>Represents</text:p>
          </table:table-cell>
          <table:table-cell table:style-name="Default" office:value-type="string" calcext:value-type="string">
            <text:p>Repraesentat</text:p>
          </table:table-cell>
          <table:table-cell/>
          <table:table-cell table:formula="of:=IF([.B1178]=[.D117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78];&quot;, '&quot;;SUBSTITUTE(LOWER([.B1178]);&quot;'&quot;;&quot;''&quot;);&quot;', '&quot;;SUBSTITUTE(LOWER([.C1178]);&quot;'&quot;;&quot;''&quot;);&quot;', '&quot;;SUBSTITUTE(LOWER([.D1178]);&quot;'&quot;;&quot;''&quot;);&quot;');&quot;)" office:value-type="string" office:string-value="insert into palabras(id, castellano, ingles, latin) values(1177, 'representa', 'represents', 'repraesentat');" calcext:value-type="string">
            <text:p>insert into palabras(id, castellano, ingles, latin) values(1177, 'representa', 'represents', 'repraesentat');</text:p>
          </table:table-cell>
        </table:table-row>
        <table:table-row table:style-name="ro1">
          <table:table-cell table:formula="of:=[.A1178]+1" office:value-type="float" office:value="1178" calcext:value-type="float">
            <text:p>1178</text:p>
          </table:table-cell>
          <table:table-cell office:value-type="string" calcext:value-type="string">
            <text:p>Gesto</text:p>
          </table:table-cell>
          <table:table-cell office:value-type="string" calcext:value-type="string">
            <text:p>Gesture</text:p>
          </table:table-cell>
          <table:table-cell table:style-name="Default" office:value-type="string" calcext:value-type="string">
            <text:p>Gestus</text:p>
          </table:table-cell>
          <table:table-cell/>
          <table:table-cell table:formula="of:=IF([.B1179]=[.D117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79];&quot;, '&quot;;SUBSTITUTE(LOWER([.B1179]);&quot;'&quot;;&quot;''&quot;);&quot;', '&quot;;SUBSTITUTE(LOWER([.C1179]);&quot;'&quot;;&quot;''&quot;);&quot;', '&quot;;SUBSTITUTE(LOWER([.D1179]);&quot;'&quot;;&quot;''&quot;);&quot;');&quot;)" office:value-type="string" office:string-value="insert into palabras(id, castellano, ingles, latin) values(1178, 'gesto', 'gesture', 'gestus');" calcext:value-type="string">
            <text:p>insert into palabras(id, castellano, ingles, latin) values(1178, 'gesto', 'gesture', 'gestus');</text:p>
          </table:table-cell>
        </table:table-row>
        <table:table-row table:style-name="ro1">
          <table:table-cell table:formula="of:=[.A1179]+1" office:value-type="float" office:value="1179" calcext:value-type="float">
            <text:p>1179</text:p>
          </table:table-cell>
          <table:table-cell office:value-type="string" calcext:value-type="string">
            <text:p>Mensaje</text:p>
          </table:table-cell>
          <table:table-cell office:value-type="string" calcext:value-type="string">
            <text:p>Message</text:p>
          </table:table-cell>
          <table:table-cell table:style-name="Default" office:value-type="string" calcext:value-type="string">
            <text:p>Nuntius</text:p>
          </table:table-cell>
          <table:table-cell/>
          <table:table-cell table:formula="of:=IF([.B1180]=[.D118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80];&quot;, '&quot;;SUBSTITUTE(LOWER([.B1180]);&quot;'&quot;;&quot;''&quot;);&quot;', '&quot;;SUBSTITUTE(LOWER([.C1180]);&quot;'&quot;;&quot;''&quot;);&quot;', '&quot;;SUBSTITUTE(LOWER([.D1180]);&quot;'&quot;;&quot;''&quot;);&quot;');&quot;)" office:value-type="string" office:string-value="insert into palabras(id, castellano, ingles, latin) values(1179, 'mensaje', 'message', 'nuntius');" calcext:value-type="string">
            <text:p>insert into palabras(id, castellano, ingles, latin) values(1179, 'mensaje', 'message', 'nuntius');</text:p>
          </table:table-cell>
        </table:table-row>
        <table:table-row table:style-name="ro1">
          <table:table-cell table:formula="of:=[.A1180]+1" office:value-type="float" office:value="1180" calcext:value-type="float">
            <text:p>1180</text:p>
          </table:table-cell>
          <table:table-cell office:value-type="string" calcext:value-type="string">
            <text:p>Vasco</text:p>
          </table:table-cell>
          <table:table-cell office:value-type="string" calcext:value-type="string">
            <text:p>Basque</text:p>
          </table:table-cell>
          <table:table-cell table:style-name="Default" office:value-type="string" calcext:value-type="string">
            <text:p>Vasconia</text:p>
          </table:table-cell>
          <table:table-cell/>
          <table:table-cell table:formula="of:=IF([.B1181]=[.D118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81];&quot;, '&quot;;SUBSTITUTE(LOWER([.B1181]);&quot;'&quot;;&quot;''&quot;);&quot;', '&quot;;SUBSTITUTE(LOWER([.C1181]);&quot;'&quot;;&quot;''&quot;);&quot;', '&quot;;SUBSTITUTE(LOWER([.D1181]);&quot;'&quot;;&quot;''&quot;);&quot;');&quot;)" office:value-type="string" office:string-value="insert into palabras(id, castellano, ingles, latin) values(1180, 'vasco', 'basque', 'vasconia');" calcext:value-type="string">
            <text:p>insert into palabras(id, castellano, ingles, latin) values(1180, 'vasco', 'basque', 'vasconia');</text:p>
          </table:table-cell>
        </table:table-row>
        <table:table-row table:style-name="ro1">
          <table:table-cell table:formula="of:=[.A1181]+1" office:value-type="float" office:value="1181" calcext:value-type="float">
            <text:p>1181</text:p>
          </table:table-cell>
          <table:table-cell office:value-type="string" calcext:value-type="string">
            <text:p>Pudiera</text:p>
          </table:table-cell>
          <table:table-cell office:value-type="string" calcext:value-type="string">
            <text:p>Could</text:p>
          </table:table-cell>
          <table:table-cell table:style-name="Default" office:value-type="string" calcext:value-type="string">
            <text:p>Potuit</text:p>
          </table:table-cell>
          <table:table-cell/>
          <table:table-cell table:formula="of:=IF([.B1182]=[.D118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82];&quot;, '&quot;;SUBSTITUTE(LOWER([.B1182]);&quot;'&quot;;&quot;''&quot;);&quot;', '&quot;;SUBSTITUTE(LOWER([.C1182]);&quot;'&quot;;&quot;''&quot;);&quot;', '&quot;;SUBSTITUTE(LOWER([.D1182]);&quot;'&quot;;&quot;''&quot;);&quot;');&quot;)" office:value-type="string" office:string-value="insert into palabras(id, castellano, ingles, latin) values(1181, 'pudiera', 'could', 'potuit');" calcext:value-type="string">
            <text:p>insert into palabras(id, castellano, ingles, latin) values(1181, 'pudiera', 'could', 'potuit');</text:p>
          </table:table-cell>
        </table:table-row>
        <table:table-row table:style-name="ro1">
          <table:table-cell table:formula="of:=[.A1182]+1" office:value-type="float" office:value="1182" calcext:value-type="float">
            <text:p>1182</text:p>
          </table:table-cell>
          <table:table-cell office:value-type="string" calcext:value-type="string">
            <text:p>Influencia</text:p>
          </table:table-cell>
          <table:table-cell office:value-type="string" calcext:value-type="string">
            <text:p>Influence</text:p>
          </table:table-cell>
          <table:table-cell table:style-name="Default" office:value-type="string" calcext:value-type="string">
            <text:p>Influencia</text:p>
          </table:table-cell>
          <table:table-cell/>
          <table:table-cell table:formula="of:=IF([.B1183]=[.D1183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183];&quot;, '&quot;;SUBSTITUTE(LOWER([.B1183]);&quot;'&quot;;&quot;''&quot;);&quot;', '&quot;;SUBSTITUTE(LOWER([.C1183]);&quot;'&quot;;&quot;''&quot;);&quot;', '&quot;;SUBSTITUTE(LOWER([.D1183]);&quot;'&quot;;&quot;''&quot;);&quot;');&quot;)" office:value-type="string" office:string-value="insert into palabras(id, castellano, ingles, latin) values(1182, 'influencia', 'influence', 'influencia');" calcext:value-type="string">
            <text:p>insert into palabras(id, castellano, ingles, latin) values(1182, 'influencia', 'influence', 'influencia');</text:p>
          </table:table-cell>
        </table:table-row>
        <table:table-row table:style-name="ro1">
          <table:table-cell table:formula="of:=[.A1183]+1" office:value-type="float" office:value="1183" calcext:value-type="float">
            <text:p>1183</text:p>
          </table:table-cell>
          <table:table-cell office:value-type="string" calcext:value-type="string">
            <text:p>Pocas</text:p>
          </table:table-cell>
          <table:table-cell office:value-type="string" calcext:value-type="string">
            <text:p>Few</text:p>
          </table:table-cell>
          <table:table-cell table:style-name="Default" office:value-type="string" calcext:value-type="string">
            <text:p>Pauca</text:p>
          </table:table-cell>
          <table:table-cell/>
          <table:table-cell table:formula="of:=IF([.B1184]=[.D118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84];&quot;, '&quot;;SUBSTITUTE(LOWER([.B1184]);&quot;'&quot;;&quot;''&quot;);&quot;', '&quot;;SUBSTITUTE(LOWER([.C1184]);&quot;'&quot;;&quot;''&quot;);&quot;', '&quot;;SUBSTITUTE(LOWER([.D1184]);&quot;'&quot;;&quot;''&quot;);&quot;');&quot;)" office:value-type="string" office:string-value="insert into palabras(id, castellano, ingles, latin) values(1183, 'pocas', 'few', 'pauca');" calcext:value-type="string">
            <text:p>insert into palabras(id, castellano, ingles, latin) values(1183, 'pocas', 'few', 'pauca');</text:p>
          </table:table-cell>
        </table:table-row>
        <table:table-row table:style-name="ro1">
          <table:table-cell table:formula="of:=[.A1184]+1" office:value-type="float" office:value="1184" calcext:value-type="float">
            <text:p>1184</text:p>
          </table:table-cell>
          <table:table-cell office:value-type="string" calcext:value-type="string">
            <text:p>Realizado</text:p>
          </table:table-cell>
          <table:table-cell office:value-type="string" calcext:value-type="string">
            <text:p>Made</text:p>
          </table:table-cell>
          <table:table-cell table:style-name="Default" office:value-type="string" calcext:value-type="string">
            <text:p>Peractum</text:p>
          </table:table-cell>
          <table:table-cell/>
          <table:table-cell table:formula="of:=IF([.B1185]=[.D118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85];&quot;, '&quot;;SUBSTITUTE(LOWER([.B1185]);&quot;'&quot;;&quot;''&quot;);&quot;', '&quot;;SUBSTITUTE(LOWER([.C1185]);&quot;'&quot;;&quot;''&quot;);&quot;', '&quot;;SUBSTITUTE(LOWER([.D1185]);&quot;'&quot;;&quot;''&quot;);&quot;');&quot;)" office:value-type="string" office:string-value="insert into palabras(id, castellano, ingles, latin) values(1184, 'realizado', 'made', 'peractum');" calcext:value-type="string">
            <text:p>insert into palabras(id, castellano, ingles, latin) values(1184, 'realizado', 'made', 'peractum');</text:p>
          </table:table-cell>
        </table:table-row>
        <table:table-row table:style-name="ro1">
          <table:table-cell table:formula="of:=[.A1185]+1" office:value-type="float" office:value="1185" calcext:value-type="float">
            <text:p>1185</text:p>
          </table:table-cell>
          <table:table-cell office:value-type="string" calcext:value-type="string">
            <text:p>Conducta</text:p>
          </table:table-cell>
          <table:table-cell office:value-type="string" calcext:value-type="string">
            <text:p>Conduct</text:p>
          </table:table-cell>
          <table:table-cell table:style-name="Default" office:value-type="string" calcext:value-type="string">
            <text:p>Conducta</text:p>
          </table:table-cell>
          <table:table-cell/>
          <table:table-cell table:formula="of:=IF([.B1186]=[.D1186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186];&quot;, '&quot;;SUBSTITUTE(LOWER([.B1186]);&quot;'&quot;;&quot;''&quot;);&quot;', '&quot;;SUBSTITUTE(LOWER([.C1186]);&quot;'&quot;;&quot;''&quot;);&quot;', '&quot;;SUBSTITUTE(LOWER([.D1186]);&quot;'&quot;;&quot;''&quot;);&quot;');&quot;)" office:value-type="string" office:string-value="insert into palabras(id, castellano, ingles, latin) values(1185, 'conducta', 'conduct', 'conducta');" calcext:value-type="string">
            <text:p>insert into palabras(id, castellano, ingles, latin) values(1185, 'conducta', 'conduct', 'conducta');</text:p>
          </table:table-cell>
        </table:table-row>
        <table:table-row table:style-name="ro1">
          <table:table-cell table:formula="of:=[.A1186]+1" office:value-type="float" office:value="1186" calcext:value-type="float">
            <text:p>1186</text:p>
          </table:table-cell>
          <table:table-cell office:value-type="string" calcext:value-type="string">
            <text:p>Objetos</text:p>
          </table:table-cell>
          <table:table-cell office:value-type="string" calcext:value-type="string">
            <text:p>Objects</text:p>
          </table:table-cell>
          <table:table-cell table:style-name="Default" office:value-type="string" calcext:value-type="string">
            <text:p>Objecta</text:p>
          </table:table-cell>
          <table:table-cell/>
          <table:table-cell table:formula="of:=IF([.B1187]=[.D118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87];&quot;, '&quot;;SUBSTITUTE(LOWER([.B1187]);&quot;'&quot;;&quot;''&quot;);&quot;', '&quot;;SUBSTITUTE(LOWER([.C1187]);&quot;'&quot;;&quot;''&quot;);&quot;', '&quot;;SUBSTITUTE(LOWER([.D1187]);&quot;'&quot;;&quot;''&quot;);&quot;');&quot;)" office:value-type="string" office:string-value="insert into palabras(id, castellano, ingles, latin) values(1186, 'objetos', 'objects', 'objecta');" calcext:value-type="string">
            <text:p>insert into palabras(id, castellano, ingles, latin) values(1186, 'objetos', 'objects', 'objecta');</text:p>
          </table:table-cell>
        </table:table-row>
        <table:table-row table:style-name="ro1">
          <table:table-cell table:formula="of:=[.A1187]+1" office:value-type="float" office:value="1187" calcext:value-type="float">
            <text:p>1187</text:p>
          </table:table-cell>
          <table:table-cell office:value-type="string" calcext:value-type="string">
            <text:p>Tamaño</text:p>
          </table:table-cell>
          <table:table-cell office:value-type="string" calcext:value-type="string">
            <text:p>Size</text:p>
          </table:table-cell>
          <table:table-cell table:style-name="Default" office:value-type="string" calcext:value-type="string">
            <text:p>Magnitudo</text:p>
          </table:table-cell>
          <table:table-cell/>
          <table:table-cell table:formula="of:=IF([.B1188]=[.D118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88];&quot;, '&quot;;SUBSTITUTE(LOWER([.B1188]);&quot;'&quot;;&quot;''&quot;);&quot;', '&quot;;SUBSTITUTE(LOWER([.C1188]);&quot;'&quot;;&quot;''&quot;);&quot;', '&quot;;SUBSTITUTE(LOWER([.D1188]);&quot;'&quot;;&quot;''&quot;);&quot;');&quot;)" office:value-type="string" office:string-value="insert into palabras(id, castellano, ingles, latin) values(1187, 'tamaño', 'size', 'magnitudo');" calcext:value-type="string">
            <text:p>insert into palabras(id, castellano, ingles, latin) values(1187, 'tamaño', 'size', 'magnitudo');</text:p>
          </table:table-cell>
        </table:table-row>
        <table:table-row table:style-name="ro1">
          <table:table-cell table:formula="of:=[.A1188]+1" office:value-type="float" office:value="1188" calcext:value-type="float">
            <text:p>1188</text:p>
          </table:table-cell>
          <table:table-cell office:value-type="string" calcext:value-type="string">
            <text:p>Provincia</text:p>
          </table:table-cell>
          <table:table-cell office:value-type="string" calcext:value-type="string">
            <text:p>Province</text:p>
          </table:table-cell>
          <table:table-cell table:style-name="Default" office:value-type="string" calcext:value-type="string">
            <text:p>Provincia</text:p>
          </table:table-cell>
          <table:table-cell/>
          <table:table-cell table:formula="of:=IF([.B1189]=[.D1189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189];&quot;, '&quot;;SUBSTITUTE(LOWER([.B1189]);&quot;'&quot;;&quot;''&quot;);&quot;', '&quot;;SUBSTITUTE(LOWER([.C1189]);&quot;'&quot;;&quot;''&quot;);&quot;', '&quot;;SUBSTITUTE(LOWER([.D1189]);&quot;'&quot;;&quot;''&quot;);&quot;');&quot;)" office:value-type="string" office:string-value="insert into palabras(id, castellano, ingles, latin) values(1188, 'provincia', 'province', 'provincia');" calcext:value-type="string">
            <text:p>insert into palabras(id, castellano, ingles, latin) values(1188, 'provincia', 'province', 'provincia');</text:p>
          </table:table-cell>
        </table:table-row>
        <table:table-row table:style-name="ro1">
          <table:table-cell table:formula="of:=[.A1189]+1" office:value-type="float" office:value="1189" calcext:value-type="float">
            <text:p>1189</text:p>
          </table:table-cell>
          <table:table-cell office:value-type="string" calcext:value-type="string">
            <text:p>Europeo</text:p>
          </table:table-cell>
          <table:table-cell office:value-type="string" calcext:value-type="string">
            <text:p>European</text:p>
          </table:table-cell>
          <table:table-cell table:style-name="Default" office:value-type="string" calcext:value-type="string">
            <text:p>Europaeus</text:p>
          </table:table-cell>
          <table:table-cell/>
          <table:table-cell table:formula="of:=IF([.B1190]=[.D119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90];&quot;, '&quot;;SUBSTITUTE(LOWER([.B1190]);&quot;'&quot;;&quot;''&quot;);&quot;', '&quot;;SUBSTITUTE(LOWER([.C1190]);&quot;'&quot;;&quot;''&quot;);&quot;', '&quot;;SUBSTITUTE(LOWER([.D1190]);&quot;'&quot;;&quot;''&quot;);&quot;');&quot;)" office:value-type="string" office:string-value="insert into palabras(id, castellano, ingles, latin) values(1189, 'europeo', 'european', 'europaeus');" calcext:value-type="string">
            <text:p>insert into palabras(id, castellano, ingles, latin) values(1189, 'europeo', 'european', 'europaeus');</text:p>
          </table:table-cell>
        </table:table-row>
        <table:table-row table:style-name="ro1">
          <table:table-cell table:formula="of:=[.A1190]+1" office:value-type="float" office:value="1190" calcext:value-type="float">
            <text:p>1190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Green</text:p>
          </table:table-cell>
          <table:table-cell table:style-name="Default" office:value-type="string" calcext:value-type="string">
            <text:p>Viridis</text:p>
          </table:table-cell>
          <table:table-cell/>
          <table:table-cell table:formula="of:=IF([.B1191]=[.D119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91];&quot;, '&quot;;SUBSTITUTE(LOWER([.B1191]);&quot;'&quot;;&quot;''&quot;);&quot;', '&quot;;SUBSTITUTE(LOWER([.C1191]);&quot;'&quot;;&quot;''&quot;);&quot;', '&quot;;SUBSTITUTE(LOWER([.D1191]);&quot;'&quot;;&quot;''&quot;);&quot;');&quot;)" office:value-type="string" office:string-value="insert into palabras(id, castellano, ingles, latin) values(1190, 'verde', 'green', 'viridis');" calcext:value-type="string">
            <text:p>insert into palabras(id, castellano, ingles, latin) values(1190, 'verde', 'green', 'viridis');</text:p>
          </table:table-cell>
        </table:table-row>
        <table:table-row table:style-name="ro1">
          <table:table-cell table:formula="of:=[.A1191]+1" office:value-type="float" office:value="1191" calcext:value-type="float">
            <text:p>1191</text:p>
          </table:table-cell>
          <table:table-cell office:value-type="string" calcext:value-type="string">
            <text:p>Informó</text:p>
          </table:table-cell>
          <table:table-cell office:value-type="string" calcext:value-type="string">
            <text:p>Reported</text:p>
          </table:table-cell>
          <table:table-cell table:style-name="Default" office:value-type="string" calcext:value-type="string">
            <text:p>Nuntiavit</text:p>
          </table:table-cell>
          <table:table-cell/>
          <table:table-cell table:formula="of:=IF([.B1192]=[.D119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92];&quot;, '&quot;;SUBSTITUTE(LOWER([.B1192]);&quot;'&quot;;&quot;''&quot;);&quot;', '&quot;;SUBSTITUTE(LOWER([.C1192]);&quot;'&quot;;&quot;''&quot;);&quot;', '&quot;;SUBSTITUTE(LOWER([.D1192]);&quot;'&quot;;&quot;''&quot;);&quot;');&quot;)" office:value-type="string" office:string-value="insert into palabras(id, castellano, ingles, latin) values(1191, 'informó', 'reported', 'nuntiavit');" calcext:value-type="string">
            <text:p>insert into palabras(id, castellano, ingles, latin) values(1191, 'informó', 'reported', 'nuntiavit');</text:p>
          </table:table-cell>
        </table:table-row>
        <table:table-row table:style-name="ro1">
          <table:table-cell table:formula="of:=[.A1192]+1" office:value-type="float" office:value="1192" calcext:value-type="float">
            <text:p>1192</text:p>
          </table:table-cell>
          <table:table-cell office:value-type="string" calcext:value-type="string">
            <text:p>Escribir</text:p>
          </table:table-cell>
          <table:table-cell office:value-type="string" calcext:value-type="string">
            <text:p>Write</text:p>
          </table:table-cell>
          <table:table-cell table:style-name="Default" office:value-type="string" calcext:value-type="string">
            <text:p>Scribere</text:p>
          </table:table-cell>
          <table:table-cell/>
          <table:table-cell table:formula="of:=IF([.B1193]=[.D119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93];&quot;, '&quot;;SUBSTITUTE(LOWER([.B1193]);&quot;'&quot;;&quot;''&quot;);&quot;', '&quot;;SUBSTITUTE(LOWER([.C1193]);&quot;'&quot;;&quot;''&quot;);&quot;', '&quot;;SUBSTITUTE(LOWER([.D1193]);&quot;'&quot;;&quot;''&quot;);&quot;');&quot;)" office:value-type="string" office:string-value="insert into palabras(id, castellano, ingles, latin) values(1192, 'escribir', 'write', 'scribere');" calcext:value-type="string">
            <text:p>insert into palabras(id, castellano, ingles, latin) values(1192, 'escribir', 'write', 'scribere');</text:p>
          </table:table-cell>
        </table:table-row>
        <table:table-row table:style-name="ro1">
          <table:table-cell table:formula="of:=[.A1193]+1" office:value-type="float" office:value="1193" calcext:value-type="float">
            <text:p>1193</text:p>
          </table:table-cell>
          <table:table-cell office:value-type="string" calcext:value-type="string">
            <text:p>Materiales</text:p>
          </table:table-cell>
          <table:table-cell office:value-type="string" calcext:value-type="string">
            <text:p>Materials</text:p>
          </table:table-cell>
          <table:table-cell table:style-name="Default" office:value-type="string" calcext:value-type="string">
            <text:p>Materiae</text:p>
          </table:table-cell>
          <table:table-cell/>
          <table:table-cell table:formula="of:=IF([.B1194]=[.D119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94];&quot;, '&quot;;SUBSTITUTE(LOWER([.B1194]);&quot;'&quot;;&quot;''&quot;);&quot;', '&quot;;SUBSTITUTE(LOWER([.C1194]);&quot;'&quot;;&quot;''&quot;);&quot;', '&quot;;SUBSTITUTE(LOWER([.D1194]);&quot;'&quot;;&quot;''&quot;);&quot;');&quot;)" office:value-type="string" office:string-value="insert into palabras(id, castellano, ingles, latin) values(1193, 'materiales', 'materials', 'materiae');" calcext:value-type="string">
            <text:p>insert into palabras(id, castellano, ingles, latin) values(1193, 'materiales', 'materials', 'materiae');</text:p>
          </table:table-cell>
        </table:table-row>
        <table:table-row table:style-name="ro1">
          <table:table-cell table:formula="of:=[.A1194]+1" office:value-type="float" office:value="1194" calcext:value-type="float">
            <text:p>1194</text:p>
          </table:table-cell>
          <table:table-cell office:value-type="string" calcext:value-type="string">
            <text:p>Cumplir</text:p>
          </table:table-cell>
          <table:table-cell office:value-type="string" calcext:value-type="string">
            <text:p>Accomplish</text:p>
          </table:table-cell>
          <table:table-cell table:style-name="Default" office:value-type="string" calcext:value-type="string">
            <text:p>Complere</text:p>
          </table:table-cell>
          <table:table-cell/>
          <table:table-cell table:formula="of:=IF([.B1195]=[.D119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95];&quot;, '&quot;;SUBSTITUTE(LOWER([.B1195]);&quot;'&quot;;&quot;''&quot;);&quot;', '&quot;;SUBSTITUTE(LOWER([.C1195]);&quot;'&quot;;&quot;''&quot;);&quot;', '&quot;;SUBSTITUTE(LOWER([.D1195]);&quot;'&quot;;&quot;''&quot;);&quot;');&quot;)" office:value-type="string" office:string-value="insert into palabras(id, castellano, ingles, latin) values(1194, 'cumplir', 'accomplish', 'complere');" calcext:value-type="string">
            <text:p>insert into palabras(id, castellano, ingles, latin) values(1194, 'cumplir', 'accomplish', 'complere');</text:p>
          </table:table-cell>
        </table:table-row>
        <table:table-row table:style-name="ro1">
          <table:table-cell table:formula="of:=[.A1195]+1" office:value-type="float" office:value="1195" calcext:value-type="float">
            <text:p>1195</text:p>
          </table:table-cell>
          <table:table-cell office:value-type="string" calcext:value-type="string">
            <text:p>Alumnos</text:p>
          </table:table-cell>
          <table:table-cell office:value-type="string" calcext:value-type="string">
            <text:p>Students</text:p>
          </table:table-cell>
          <table:table-cell table:style-name="Default" office:value-type="string" calcext:value-type="string">
            <text:p>Alumni</text:p>
          </table:table-cell>
          <table:table-cell/>
          <table:table-cell table:formula="of:=IF([.B1196]=[.D119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96];&quot;, '&quot;;SUBSTITUTE(LOWER([.B1196]);&quot;'&quot;;&quot;''&quot;);&quot;', '&quot;;SUBSTITUTE(LOWER([.C1196]);&quot;'&quot;;&quot;''&quot;);&quot;', '&quot;;SUBSTITUTE(LOWER([.D1196]);&quot;'&quot;;&quot;''&quot;);&quot;');&quot;)" office:value-type="string" office:string-value="insert into palabras(id, castellano, ingles, latin) values(1195, 'alumnos', 'students', 'alumni');" calcext:value-type="string">
            <text:p>insert into palabras(id, castellano, ingles, latin) values(1195, 'alumnos', 'students', 'alumni');</text:p>
          </table:table-cell>
        </table:table-row>
        <table:table-row table:style-name="ro1">
          <table:table-cell table:formula="of:=[.A1196]+1" office:value-type="float" office:value="1196" calcext:value-type="float">
            <text:p>1196</text:p>
          </table:table-cell>
          <table:table-cell office:value-type="string" calcext:value-type="string">
            <text:p>Ámbito</text:p>
          </table:table-cell>
          <table:table-cell office:value-type="string" calcext:value-type="string">
            <text:p>Field</text:p>
          </table:table-cell>
          <table:table-cell table:style-name="Default" office:value-type="string" calcext:value-type="string">
            <text:p>Ambitus</text:p>
          </table:table-cell>
          <table:table-cell/>
          <table:table-cell table:formula="of:=IF([.B1197]=[.D119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97];&quot;, '&quot;;SUBSTITUTE(LOWER([.B1197]);&quot;'&quot;;&quot;''&quot;);&quot;', '&quot;;SUBSTITUTE(LOWER([.C1197]);&quot;'&quot;;&quot;''&quot;);&quot;', '&quot;;SUBSTITUTE(LOWER([.D1197]);&quot;'&quot;;&quot;''&quot;);&quot;');&quot;)" office:value-type="string" office:string-value="insert into palabras(id, castellano, ingles, latin) values(1196, 'ámbito', 'field', 'ambitus');" calcext:value-type="string">
            <text:p>insert into palabras(id, castellano, ingles, latin) values(1196, 'ámbito', 'field', 'ambitus');</text:p>
          </table:table-cell>
        </table:table-row>
        <table:table-row table:style-name="ro1">
          <table:table-cell table:formula="of:=[.A1197]+1" office:value-type="float" office:value="1197" calcext:value-type="float">
            <text:p>1197</text:p>
          </table:table-cell>
          <table:table-cell office:value-type="string" calcext:value-type="string">
            <text:p>Muertos</text:p>
          </table:table-cell>
          <table:table-cell office:value-type="string" calcext:value-type="string">
            <text:p>Deads</text:p>
          </table:table-cell>
          <table:table-cell table:style-name="Default" office:value-type="string" calcext:value-type="string">
            <text:p>Mortui</text:p>
          </table:table-cell>
          <table:table-cell/>
          <table:table-cell table:formula="of:=IF([.B1198]=[.D119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98];&quot;, '&quot;;SUBSTITUTE(LOWER([.B1198]);&quot;'&quot;;&quot;''&quot;);&quot;', '&quot;;SUBSTITUTE(LOWER([.C1198]);&quot;'&quot;;&quot;''&quot;);&quot;', '&quot;;SUBSTITUTE(LOWER([.D1198]);&quot;'&quot;;&quot;''&quot;);&quot;');&quot;)" office:value-type="string" office:string-value="insert into palabras(id, castellano, ingles, latin) values(1197, 'muertos', 'deads', 'mortui');" calcext:value-type="string">
            <text:p>insert into palabras(id, castellano, ingles, latin) values(1197, 'muertos', 'deads', 'mortui');</text:p>
          </table:table-cell>
        </table:table-row>
        <table:table-row table:style-name="ro1">
          <table:table-cell table:formula="of:=[.A1198]+1" office:value-type="float" office:value="1198" calcext:value-type="float">
            <text:p>1198</text:p>
          </table:table-cell>
          <table:table-cell office:value-type="string" calcext:value-type="string">
            <text:p>Explica</text:p>
          </table:table-cell>
          <table:table-cell office:value-type="string" calcext:value-type="string">
            <text:p>Explains</text:p>
          </table:table-cell>
          <table:table-cell table:style-name="Default" office:value-type="string" calcext:value-type="string">
            <text:p>Explicat</text:p>
          </table:table-cell>
          <table:table-cell/>
          <table:table-cell table:formula="of:=IF([.B1199]=[.D119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199];&quot;, '&quot;;SUBSTITUTE(LOWER([.B1199]);&quot;'&quot;;&quot;''&quot;);&quot;', '&quot;;SUBSTITUTE(LOWER([.C1199]);&quot;'&quot;;&quot;''&quot;);&quot;', '&quot;;SUBSTITUTE(LOWER([.D1199]);&quot;'&quot;;&quot;''&quot;);&quot;');&quot;)" office:value-type="string" office:string-value="insert into palabras(id, castellano, ingles, latin) values(1198, 'explica', 'explains', 'explicat');" calcext:value-type="string">
            <text:p>insert into palabras(id, castellano, ingles, latin) values(1198, 'explica', 'explains', 'explicat');</text:p>
          </table:table-cell>
        </table:table-row>
        <table:table-row table:style-name="ro1">
          <table:table-cell table:formula="of:=[.A1199]+1" office:value-type="float" office:value="1199" calcext:value-type="float">
            <text:p>1199</text:p>
          </table:table-cell>
          <table:table-cell office:value-type="string" calcext:value-type="string">
            <text:p>Consecuencias</text:p>
          </table:table-cell>
          <table:table-cell office:value-type="string" calcext:value-type="string">
            <text:p>Consequences</text:p>
          </table:table-cell>
          <table:table-cell table:style-name="Default" office:value-type="string" calcext:value-type="string">
            <text:p>Consequentiae</text:p>
          </table:table-cell>
          <table:table-cell/>
          <table:table-cell table:formula="of:=IF([.B1200]=[.D120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00];&quot;, '&quot;;SUBSTITUTE(LOWER([.B1200]);&quot;'&quot;;&quot;''&quot;);&quot;', '&quot;;SUBSTITUTE(LOWER([.C1200]);&quot;'&quot;;&quot;''&quot;);&quot;', '&quot;;SUBSTITUTE(LOWER([.D1200]);&quot;'&quot;;&quot;''&quot;);&quot;');&quot;)" office:value-type="string" office:string-value="insert into palabras(id, castellano, ingles, latin) values(1199, 'consecuencias', 'consequences', 'consequentiae');" calcext:value-type="string">
            <text:p>insert into palabras(id, castellano, ingles, latin) values(1199, 'consecuencias', 'consequences', 'consequentiae');</text:p>
          </table:table-cell>
        </table:table-row>
        <table:table-row table:style-name="ro1">
          <table:table-cell table:formula="of:=[.A1200]+1" office:value-type="float" office:value="1200" calcext:value-type="float">
            <text:p>1200</text:p>
          </table:table-cell>
          <table:table-cell office:value-type="string" calcext:value-type="string">
            <text:p>Refiere</text:p>
          </table:table-cell>
          <table:table-cell office:value-type="string" calcext:value-type="string">
            <text:p>Refers</text:p>
          </table:table-cell>
          <table:table-cell table:style-name="Default" office:value-type="string" calcext:value-type="string">
            <text:p>Refert</text:p>
          </table:table-cell>
          <table:table-cell/>
          <table:table-cell table:formula="of:=IF([.B1201]=[.D120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01];&quot;, '&quot;;SUBSTITUTE(LOWER([.B1201]);&quot;'&quot;;&quot;''&quot;);&quot;', '&quot;;SUBSTITUTE(LOWER([.C1201]);&quot;'&quot;;&quot;''&quot;);&quot;', '&quot;;SUBSTITUTE(LOWER([.D1201]);&quot;'&quot;;&quot;''&quot;);&quot;');&quot;)" office:value-type="string" office:string-value="insert into palabras(id, castellano, ingles, latin) values(1200, 'refiere', 'refers', 'refert');" calcext:value-type="string">
            <text:p>insert into palabras(id, castellano, ingles, latin) values(1200, 'refiere', 'refers', 'refert');</text:p>
          </table:table-cell>
        </table:table-row>
        <table:table-row table:style-name="ro1">
          <table:table-cell table:formula="of:=[.A1201]+1" office:value-type="float" office:value="1201" calcext:value-type="float">
            <text:p>1201</text:p>
          </table:table-cell>
          <table:table-cell office:value-type="string" calcext:value-type="string">
            <text:p>Comer</text:p>
          </table:table-cell>
          <table:table-cell office:value-type="string" calcext:value-type="string">
            <text:p>Eat</text:p>
          </table:table-cell>
          <table:table-cell table:style-name="Default" office:value-type="string" calcext:value-type="string">
            <text:p>Edere</text:p>
          </table:table-cell>
          <table:table-cell/>
          <table:table-cell table:formula="of:=IF([.B1202]=[.D120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02];&quot;, '&quot;;SUBSTITUTE(LOWER([.B1202]);&quot;'&quot;;&quot;''&quot;);&quot;', '&quot;;SUBSTITUTE(LOWER([.C1202]);&quot;'&quot;;&quot;''&quot;);&quot;', '&quot;;SUBSTITUTE(LOWER([.D1202]);&quot;'&quot;;&quot;''&quot;);&quot;');&quot;)" office:value-type="string" office:string-value="insert into palabras(id, castellano, ingles, latin) values(1201, 'comer', 'eat', 'edere');" calcext:value-type="string">
            <text:p>insert into palabras(id, castellano, ingles, latin) values(1201, 'comer', 'eat', 'edere');</text:p>
          </table:table-cell>
        </table:table-row>
        <table:table-row table:style-name="ro1">
          <table:table-cell table:formula="of:=[.A1202]+1" office:value-type="float" office:value="1202" calcext:value-type="float">
            <text:p>1202</text:p>
          </table:table-cell>
          <table:table-cell office:value-type="string" calcext:value-type="string">
            <text:p>Fines</text:p>
          </table:table-cell>
          <table:table-cell office:value-type="string" calcext:value-type="string">
            <text:p>Purposes</text:p>
          </table:table-cell>
          <table:table-cell table:style-name="Default" office:value-type="string" calcext:value-type="string">
            <text:p>Fines</text:p>
          </table:table-cell>
          <table:table-cell/>
          <table:table-cell table:formula="of:=IF([.B1203]=[.D1203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203];&quot;, '&quot;;SUBSTITUTE(LOWER([.B1203]);&quot;'&quot;;&quot;''&quot;);&quot;', '&quot;;SUBSTITUTE(LOWER([.C1203]);&quot;'&quot;;&quot;''&quot;);&quot;', '&quot;;SUBSTITUTE(LOWER([.D1203]);&quot;'&quot;;&quot;''&quot;);&quot;');&quot;)" office:value-type="string" office:string-value="insert into palabras(id, castellano, ingles, latin) values(1202, 'fines', 'purposes', 'fines');" calcext:value-type="string">
            <text:p>insert into palabras(id, castellano, ingles, latin) values(1202, 'fines', 'purposes', 'fines');</text:p>
          </table:table-cell>
        </table:table-row>
        <table:table-row table:style-name="ro1">
          <table:table-cell table:formula="of:=[.A1203]+1" office:value-type="float" office:value="1203" calcext:value-type="float">
            <text:p>1203</text:p>
          </table:table-cell>
          <table:table-cell office:value-type="string" calcext:value-type="string">
            <text:p>Versión</text:p>
          </table:table-cell>
          <table:table-cell office:value-type="string" calcext:value-type="string">
            <text:p>Version</text:p>
          </table:table-cell>
          <table:table-cell table:style-name="Default" office:value-type="string" calcext:value-type="string">
            <text:p>Versio</text:p>
          </table:table-cell>
          <table:table-cell/>
          <table:table-cell table:formula="of:=IF([.B1204]=[.D120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04];&quot;, '&quot;;SUBSTITUTE(LOWER([.B1204]);&quot;'&quot;;&quot;''&quot;);&quot;', '&quot;;SUBSTITUTE(LOWER([.C1204]);&quot;'&quot;;&quot;''&quot;);&quot;', '&quot;;SUBSTITUTE(LOWER([.D1204]);&quot;'&quot;;&quot;''&quot;);&quot;');&quot;)" office:value-type="string" office:string-value="insert into palabras(id, castellano, ingles, latin) values(1203, 'versión', 'version', 'versio');" calcext:value-type="string">
            <text:p>insert into palabras(id, castellano, ingles, latin) values(1203, 'versión', 'version', 'versio');</text:p>
          </table:table-cell>
        </table:table-row>
        <table:table-row table:style-name="ro1">
          <table:table-cell table:formula="of:=[.A1204]+1" office:value-type="float" office:value="1204" calcext:value-type="float">
            <text:p>1204</text:p>
          </table:table-cell>
          <table:table-cell office:value-type="string" calcext:value-type="string">
            <text:p>Abierto</text:p>
          </table:table-cell>
          <table:table-cell office:value-type="string" calcext:value-type="string">
            <text:p>Open</text:p>
          </table:table-cell>
          <table:table-cell table:style-name="Default" office:value-type="string" calcext:value-type="string">
            <text:p>Apertum</text:p>
          </table:table-cell>
          <table:table-cell/>
          <table:table-cell table:formula="of:=IF([.B1205]=[.D120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05];&quot;, '&quot;;SUBSTITUTE(LOWER([.B1205]);&quot;'&quot;;&quot;''&quot;);&quot;', '&quot;;SUBSTITUTE(LOWER([.C1205]);&quot;'&quot;;&quot;''&quot;);&quot;', '&quot;;SUBSTITUTE(LOWER([.D1205]);&quot;'&quot;;&quot;''&quot;);&quot;');&quot;)" office:value-type="string" office:string-value="insert into palabras(id, castellano, ingles, latin) values(1204, 'abierto', 'open', 'apertum');" calcext:value-type="string">
            <text:p>insert into palabras(id, castellano, ingles, latin) values(1204, 'abierto', 'open', 'apertum');</text:p>
          </table:table-cell>
        </table:table-row>
        <table:table-row table:style-name="ro1">
          <table:table-cell table:formula="of:=[.A1205]+1" office:value-type="float" office:value="1205" calcext:value-type="float">
            <text:p>1205</text:p>
          </table:table-cell>
          <table:table-cell table:number-columns-repeated="2" office:value-type="string" calcext:value-type="string">
            <text:p>Debate</text:p>
          </table:table-cell>
          <table:table-cell table:style-name="Default" office:value-type="string" calcext:value-type="string">
            <text:p>Disputatio</text:p>
          </table:table-cell>
          <table:table-cell/>
          <table:table-cell table:formula="of:=IF([.B1206]=[.D120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06];&quot;, '&quot;;SUBSTITUTE(LOWER([.B1206]);&quot;'&quot;;&quot;''&quot;);&quot;', '&quot;;SUBSTITUTE(LOWER([.C1206]);&quot;'&quot;;&quot;''&quot;);&quot;', '&quot;;SUBSTITUTE(LOWER([.D1206]);&quot;'&quot;;&quot;''&quot;);&quot;');&quot;)" office:value-type="string" office:string-value="insert into palabras(id, castellano, ingles, latin) values(1205, 'debate', 'debate', 'disputatio');" calcext:value-type="string">
            <text:p>insert into palabras(id, castellano, ingles, latin) values(1205, 'debate', 'debate', 'disputatio');</text:p>
          </table:table-cell>
        </table:table-row>
        <table:table-row table:style-name="ro1">
          <table:table-cell table:formula="of:=[.A1206]+1" office:value-type="float" office:value="1206" calcext:value-type="float">
            <text:p>1206</text:p>
          </table:table-cell>
          <table:table-cell office:value-type="string" calcext:value-type="string">
            <text:p>Barrio</text:p>
          </table:table-cell>
          <table:table-cell office:value-type="string" calcext:value-type="string">
            <text:p>Neighborhood</text:p>
          </table:table-cell>
          <table:table-cell table:style-name="Default" office:value-type="string" calcext:value-type="string">
            <text:p>Vicus</text:p>
          </table:table-cell>
          <table:table-cell/>
          <table:table-cell table:formula="of:=IF([.B1207]=[.D120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07];&quot;, '&quot;;SUBSTITUTE(LOWER([.B1207]);&quot;'&quot;;&quot;''&quot;);&quot;', '&quot;;SUBSTITUTE(LOWER([.C1207]);&quot;'&quot;;&quot;''&quot;);&quot;', '&quot;;SUBSTITUTE(LOWER([.D1207]);&quot;'&quot;;&quot;''&quot;);&quot;');&quot;)" office:value-type="string" office:string-value="insert into palabras(id, castellano, ingles, latin) values(1206, 'barrio', 'neighborhood', 'vicus');" calcext:value-type="string">
            <text:p>insert into palabras(id, castellano, ingles, latin) values(1206, 'barrio', 'neighborhood', 'vicus');</text:p>
          </table:table-cell>
        </table:table-row>
        <table:table-row table:style-name="ro1">
          <table:table-cell table:formula="of:=[.A1207]+1" office:value-type="float" office:value="1207" calcext:value-type="float">
            <text:p>1207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Work</text:p>
          </table:table-cell>
          <table:table-cell table:style-name="Default" office:value-type="string" calcext:value-type="string">
            <text:p>Labor</text:p>
          </table:table-cell>
          <table:table-cell/>
          <table:table-cell table:formula="of:=IF([.B1208]=[.D1208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208];&quot;, '&quot;;SUBSTITUTE(LOWER([.B1208]);&quot;'&quot;;&quot;''&quot;);&quot;', '&quot;;SUBSTITUTE(LOWER([.C1208]);&quot;'&quot;;&quot;''&quot;);&quot;', '&quot;;SUBSTITUTE(LOWER([.D1208]);&quot;'&quot;;&quot;''&quot;);&quot;');&quot;)" office:value-type="string" office:string-value="insert into palabras(id, castellano, ingles, latin) values(1207, 'labor', 'work', 'labor');" calcext:value-type="string">
            <text:p>insert into palabras(id, castellano, ingles, latin) values(1207, 'labor', 'work', 'labor');</text:p>
          </table:table-cell>
        </table:table-row>
        <table:table-row table:style-name="ro1">
          <table:table-cell table:formula="of:=[.A1208]+1" office:value-type="float" office:value="1208" calcext:value-type="float">
            <text:p>1208</text:p>
          </table:table-cell>
          <table:table-cell office:value-type="string" calcext:value-type="string">
            <text:p>Fondos</text:p>
          </table:table-cell>
          <table:table-cell office:value-type="string" calcext:value-type="string">
            <text:p>Funds</text:p>
          </table:table-cell>
          <table:table-cell table:style-name="Default" office:value-type="string" calcext:value-type="string">
            <text:p>Pecunia</text:p>
          </table:table-cell>
          <table:table-cell/>
          <table:table-cell table:formula="of:=IF([.B1209]=[.D120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09];&quot;, '&quot;;SUBSTITUTE(LOWER([.B1209]);&quot;'&quot;;&quot;''&quot;);&quot;', '&quot;;SUBSTITUTE(LOWER([.C1209]);&quot;'&quot;;&quot;''&quot;);&quot;', '&quot;;SUBSTITUTE(LOWER([.D1209]);&quot;'&quot;;&quot;''&quot;);&quot;');&quot;)" office:value-type="string" office:string-value="insert into palabras(id, castellano, ingles, latin) values(1208, 'fondos', 'funds', 'pecunia');" calcext:value-type="string">
            <text:p>insert into palabras(id, castellano, ingles, latin) values(1208, 'fondos', 'funds', 'pecunia');</text:p>
          </table:table-cell>
        </table:table-row>
        <table:table-row table:style-name="ro1">
          <table:table-cell table:formula="of:=[.A1209]+1" office:value-type="float" office:value="1209" calcext:value-type="float">
            <text:p>1209</text:p>
          </table:table-cell>
          <table:table-cell office:value-type="string" calcext:value-type="string">
            <text:p>Justo</text:p>
          </table:table-cell>
          <table:table-cell office:value-type="string" calcext:value-type="string">
            <text:p>Just</text:p>
          </table:table-cell>
          <table:table-cell table:style-name="Default" office:value-type="string" calcext:value-type="string">
            <text:p>Iustus</text:p>
          </table:table-cell>
          <table:table-cell/>
          <table:table-cell table:formula="of:=IF([.B1210]=[.D121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10];&quot;, '&quot;;SUBSTITUTE(LOWER([.B1210]);&quot;'&quot;;&quot;''&quot;);&quot;', '&quot;;SUBSTITUTE(LOWER([.C1210]);&quot;'&quot;;&quot;''&quot;);&quot;', '&quot;;SUBSTITUTE(LOWER([.D1210]);&quot;'&quot;;&quot;''&quot;);&quot;');&quot;)" office:value-type="string" office:string-value="insert into palabras(id, castellano, ingles, latin) values(1209, 'justo', 'just', 'iustus');" calcext:value-type="string">
            <text:p>insert into palabras(id, castellano, ingles, latin) values(1209, 'justo', 'just', 'iustus');</text:p>
          </table:table-cell>
        </table:table-row>
        <table:table-row table:style-name="ro1">
          <table:table-cell table:formula="of:=[.A1210]+1" office:value-type="float" office:value="1210" calcext:value-type="float">
            <text:p>1210</text:p>
          </table:table-cell>
          <table:table-cell office:value-type="string" calcext:value-type="string">
            <text:p>Tradición</text:p>
          </table:table-cell>
          <table:table-cell office:value-type="string" calcext:value-type="string">
            <text:p>Tradition</text:p>
          </table:table-cell>
          <table:table-cell table:style-name="Default" office:value-type="string" calcext:value-type="string">
            <text:p>Traditio</text:p>
          </table:table-cell>
          <table:table-cell/>
          <table:table-cell table:formula="of:=IF([.B1211]=[.D121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11];&quot;, '&quot;;SUBSTITUTE(LOWER([.B1211]);&quot;'&quot;;&quot;''&quot;);&quot;', '&quot;;SUBSTITUTE(LOWER([.C1211]);&quot;'&quot;;&quot;''&quot;);&quot;', '&quot;;SUBSTITUTE(LOWER([.D1211]);&quot;'&quot;;&quot;''&quot;);&quot;');&quot;)" office:value-type="string" office:string-value="insert into palabras(id, castellano, ingles, latin) values(1210, 'tradición', 'tradition', 'traditio');" calcext:value-type="string">
            <text:p>insert into palabras(id, castellano, ingles, latin) values(1210, 'tradición', 'tradition', 'traditio');</text:p>
          </table:table-cell>
        </table:table-row>
        <table:table-row table:style-name="ro1">
          <table:table-cell table:formula="of:=[.A1211]+1" office:value-type="float" office:value="1211" calcext:value-type="float">
            <text:p>1211</text:p>
          </table:table-cell>
          <table:table-cell office:value-type="string" calcext:value-type="string">
            <text:p>Diferente</text:p>
          </table:table-cell>
          <table:table-cell office:value-type="string" calcext:value-type="string">
            <text:p>Different</text:p>
          </table:table-cell>
          <table:table-cell table:style-name="Default" office:value-type="string" calcext:value-type="string">
            <text:p>Diversus</text:p>
          </table:table-cell>
          <table:table-cell/>
          <table:table-cell table:formula="of:=IF([.B1212]=[.D121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12];&quot;, '&quot;;SUBSTITUTE(LOWER([.B1212]);&quot;'&quot;;&quot;''&quot;);&quot;', '&quot;;SUBSTITUTE(LOWER([.C1212]);&quot;'&quot;;&quot;''&quot;);&quot;', '&quot;;SUBSTITUTE(LOWER([.D1212]);&quot;'&quot;;&quot;''&quot;);&quot;');&quot;)" office:value-type="string" office:string-value="insert into palabras(id, castellano, ingles, latin) values(1211, 'diferente', 'different', 'diversus');" calcext:value-type="string">
            <text:p>insert into palabras(id, castellano, ingles, latin) values(1211, 'diferente', 'different', 'diversus');</text:p>
          </table:table-cell>
        </table:table-row>
        <table:table-row table:style-name="ro1">
          <table:table-cell table:formula="of:=[.A1212]+1" office:value-type="float" office:value="1212" calcext:value-type="float">
            <text:p>1212</text:p>
          </table:table-cell>
          <table:table-cell office:value-type="string" calcext:value-type="string">
            <text:p>Piensa</text:p>
          </table:table-cell>
          <table:table-cell office:value-type="string" calcext:value-type="string">
            <text:p>Think</text:p>
          </table:table-cell>
          <table:table-cell table:style-name="Default" office:value-type="string" calcext:value-type="string">
            <text:p>Putat</text:p>
          </table:table-cell>
          <table:table-cell/>
          <table:table-cell table:formula="of:=IF([.B1213]=[.D121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13];&quot;, '&quot;;SUBSTITUTE(LOWER([.B1213]);&quot;'&quot;;&quot;''&quot;);&quot;', '&quot;;SUBSTITUTE(LOWER([.C1213]);&quot;'&quot;;&quot;''&quot;);&quot;', '&quot;;SUBSTITUTE(LOWER([.D1213]);&quot;'&quot;;&quot;''&quot;);&quot;');&quot;)" office:value-type="string" office:string-value="insert into palabras(id, castellano, ingles, latin) values(1212, 'piensa', 'think', 'putat');" calcext:value-type="string">
            <text:p>insert into palabras(id, castellano, ingles, latin) values(1212, 'piensa', 'think', 'putat');</text:p>
          </table:table-cell>
        </table:table-row>
        <table:table-row table:style-name="ro1">
          <table:table-cell table:formula="of:=[.A1213]+1" office:value-type="float" office:value="1213" calcext:value-type="float">
            <text:p>1213</text:p>
          </table:table-cell>
          <table:table-cell office:value-type="string" calcext:value-type="string">
            <text:p>Tecnología</text:p>
          </table:table-cell>
          <table:table-cell office:value-type="string" calcext:value-type="string">
            <text:p>Technology</text:p>
          </table:table-cell>
          <table:table-cell table:style-name="Default" office:value-type="string" calcext:value-type="string">
            <text:p>Technologia</text:p>
          </table:table-cell>
          <table:table-cell/>
          <table:table-cell table:formula="of:=IF([.B1214]=[.D121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14];&quot;, '&quot;;SUBSTITUTE(LOWER([.B1214]);&quot;'&quot;;&quot;''&quot;);&quot;', '&quot;;SUBSTITUTE(LOWER([.C1214]);&quot;'&quot;;&quot;''&quot;);&quot;', '&quot;;SUBSTITUTE(LOWER([.D1214]);&quot;'&quot;;&quot;''&quot;);&quot;');&quot;)" office:value-type="string" office:string-value="insert into palabras(id, castellano, ingles, latin) values(1213, 'tecnología', 'technology', 'technologia');" calcext:value-type="string">
            <text:p>insert into palabras(id, castellano, ingles, latin) values(1213, 'tecnología', 'technology', 'technologia');</text:p>
          </table:table-cell>
        </table:table-row>
        <table:table-row table:style-name="ro1">
          <table:table-cell table:formula="of:=[.A1214]+1" office:value-type="float" office:value="1214" calcext:value-type="float">
            <text:p>1214</text:p>
          </table:table-cell>
          <table:table-cell office:value-type="string" calcext:value-type="string">
            <text:p>Mantiene</text:p>
          </table:table-cell>
          <table:table-cell office:value-type="string" calcext:value-type="string">
            <text:p>Maintains</text:p>
          </table:table-cell>
          <table:table-cell table:style-name="Default" office:value-type="string" calcext:value-type="string">
            <text:p>Servat</text:p>
          </table:table-cell>
          <table:table-cell/>
          <table:table-cell table:formula="of:=IF([.B1215]=[.D121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15];&quot;, '&quot;;SUBSTITUTE(LOWER([.B1215]);&quot;'&quot;;&quot;''&quot;);&quot;', '&quot;;SUBSTITUTE(LOWER([.C1215]);&quot;'&quot;;&quot;''&quot;);&quot;', '&quot;;SUBSTITUTE(LOWER([.D1215]);&quot;'&quot;;&quot;''&quot;);&quot;');&quot;)" office:value-type="string" office:string-value="insert into palabras(id, castellano, ingles, latin) values(1214, 'mantiene', 'maintains', 'servat');" calcext:value-type="string">
            <text:p>insert into palabras(id, castellano, ingles, latin) values(1214, 'mantiene', 'maintains', 'servat');</text:p>
          </table:table-cell>
        </table:table-row>
        <table:table-row table:style-name="ro1">
          <table:table-cell table:formula="of:=[.A1215]+1" office:value-type="float" office:value="1215" calcext:value-type="float">
            <text:p>1215</text:p>
          </table:table-cell>
          <table:table-cell office:value-type="string" calcext:value-type="string">
            <text:p>Situaciones</text:p>
          </table:table-cell>
          <table:table-cell office:value-type="string" calcext:value-type="string">
            <text:p>Situations</text:p>
          </table:table-cell>
          <table:table-cell table:style-name="Default" office:value-type="string" calcext:value-type="string">
            <text:p>Situations</text:p>
          </table:table-cell>
          <table:table-cell/>
          <table:table-cell table:formula="of:=IF([.B1216]=[.D121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16];&quot;, '&quot;;SUBSTITUTE(LOWER([.B1216]);&quot;'&quot;;&quot;''&quot;);&quot;', '&quot;;SUBSTITUTE(LOWER([.C1216]);&quot;'&quot;;&quot;''&quot;);&quot;', '&quot;;SUBSTITUTE(LOWER([.D1216]);&quot;'&quot;;&quot;''&quot;);&quot;');&quot;)" office:value-type="string" office:string-value="insert into palabras(id, castellano, ingles, latin) values(1215, 'situaciones', 'situations', 'situations');" calcext:value-type="string">
            <text:p>insert into palabras(id, castellano, ingles, latin) values(1215, 'situaciones', 'situations', 'situations');</text:p>
          </table:table-cell>
        </table:table-row>
        <table:table-row table:style-name="ro1">
          <table:table-cell table:formula="of:=[.A1216]+1" office:value-type="float" office:value="1216" calcext:value-type="float">
            <text:p>1216</text:p>
          </table:table-cell>
          <table:table-cell office:value-type="string" calcext:value-type="string">
            <text:p>Fase</text:p>
          </table:table-cell>
          <table:table-cell office:value-type="string" calcext:value-type="string">
            <text:p>Phase</text:p>
          </table:table-cell>
          <table:table-cell table:style-name="Default" office:value-type="string" calcext:value-type="string">
            <text:p>Fase</text:p>
          </table:table-cell>
          <table:table-cell/>
          <table:table-cell table:formula="of:=IF([.B1217]=[.D1217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217];&quot;, '&quot;;SUBSTITUTE(LOWER([.B1217]);&quot;'&quot;;&quot;''&quot;);&quot;', '&quot;;SUBSTITUTE(LOWER([.C1217]);&quot;'&quot;;&quot;''&quot;);&quot;', '&quot;;SUBSTITUTE(LOWER([.D1217]);&quot;'&quot;;&quot;''&quot;);&quot;');&quot;)" office:value-type="string" office:string-value="insert into palabras(id, castellano, ingles, latin) values(1216, 'fase', 'phase', 'fase');" calcext:value-type="string">
            <text:p>insert into palabras(id, castellano, ingles, latin) values(1216, 'fase', 'phase', 'fase');</text:p>
          </table:table-cell>
        </table:table-row>
        <table:table-row table:style-name="ro1">
          <table:table-cell table:formula="of:=[.A1217]+1" office:value-type="float" office:value="1217" calcext:value-type="float">
            <text:p>1217</text:p>
          </table:table-cell>
          <table:table-cell office:value-type="string" calcext:value-type="string">
            <text:p>Histórico</text:p>
          </table:table-cell>
          <table:table-cell office:value-type="string" calcext:value-type="string">
            <text:p>Historical</text:p>
          </table:table-cell>
          <table:table-cell table:style-name="Default" office:value-type="string" calcext:value-type="string">
            <text:p>Historica</text:p>
          </table:table-cell>
          <table:table-cell/>
          <table:table-cell table:formula="of:=IF([.B1218]=[.D121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18];&quot;, '&quot;;SUBSTITUTE(LOWER([.B1218]);&quot;'&quot;;&quot;''&quot;);&quot;', '&quot;;SUBSTITUTE(LOWER([.C1218]);&quot;'&quot;;&quot;''&quot;);&quot;', '&quot;;SUBSTITUTE(LOWER([.D1218]);&quot;'&quot;;&quot;''&quot;);&quot;');&quot;)" office:value-type="string" office:string-value="insert into palabras(id, castellano, ingles, latin) values(1217, 'histórico', 'historical', 'historica');" calcext:value-type="string">
            <text:p>insert into palabras(id, castellano, ingles, latin) values(1217, 'histórico', 'historical', 'historica');</text:p>
          </table:table-cell>
        </table:table-row>
        <table:table-row table:style-name="ro1">
          <table:table-cell table:formula="of:=[.A1218]+1" office:value-type="float" office:value="1218" calcext:value-type="float">
            <text:p>1218</text:p>
          </table:table-cell>
          <table:table-cell office:value-type="string" calcext:value-type="string">
            <text:p>Agentes</text:p>
          </table:table-cell>
          <table:table-cell office:value-type="string" calcext:value-type="string">
            <text:p>Agents</text:p>
          </table:table-cell>
          <table:table-cell table:style-name="Default" office:value-type="string" calcext:value-type="string">
            <text:p>Agentes</text:p>
          </table:table-cell>
          <table:table-cell/>
          <table:table-cell table:formula="of:=IF([.B1219]=[.D1219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219];&quot;, '&quot;;SUBSTITUTE(LOWER([.B1219]);&quot;'&quot;;&quot;''&quot;);&quot;', '&quot;;SUBSTITUTE(LOWER([.C1219]);&quot;'&quot;;&quot;''&quot;);&quot;', '&quot;;SUBSTITUTE(LOWER([.D1219]);&quot;'&quot;;&quot;''&quot;);&quot;');&quot;)" office:value-type="string" office:string-value="insert into palabras(id, castellano, ingles, latin) values(1218, 'agentes', 'agents', 'agentes');" calcext:value-type="string">
            <text:p>insert into palabras(id, castellano, ingles, latin) values(1218, 'agentes', 'agents', 'agentes');</text:p>
          </table:table-cell>
        </table:table-row>
        <table:table-row table:style-name="ro1">
          <table:table-cell table:formula="of:=[.A1219]+1" office:value-type="float" office:value="1219" calcext:value-type="float">
            <text:p>1219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Plant</text:p>
          </table:table-cell>
          <table:table-cell table:style-name="Default" office:value-type="string" calcext:value-type="string">
            <text:p>Planta</text:p>
          </table:table-cell>
          <table:table-cell/>
          <table:table-cell table:formula="of:=IF([.B1220]=[.D1220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220];&quot;, '&quot;;SUBSTITUTE(LOWER([.B1220]);&quot;'&quot;;&quot;''&quot;);&quot;', '&quot;;SUBSTITUTE(LOWER([.C1220]);&quot;'&quot;;&quot;''&quot;);&quot;', '&quot;;SUBSTITUTE(LOWER([.D1220]);&quot;'&quot;;&quot;''&quot;);&quot;');&quot;)" office:value-type="string" office:string-value="insert into palabras(id, castellano, ingles, latin) values(1219, 'planta', 'plant', 'planta');" calcext:value-type="string">
            <text:p>insert into palabras(id, castellano, ingles, latin) values(1219, 'planta', 'plant', 'planta');</text:p>
          </table:table-cell>
        </table:table-row>
        <table:table-row table:style-name="ro1">
          <table:table-cell table:formula="of:=[.A1220]+1" office:value-type="float" office:value="1220" calcext:value-type="float">
            <text:p>1220</text:p>
          </table:table-cell>
          <table:table-cell office:value-type="string" calcext:value-type="string">
            <text:p>Actuación</text:p>
          </table:table-cell>
          <table:table-cell office:value-type="string" calcext:value-type="string">
            <text:p>Performance</text:p>
          </table:table-cell>
          <table:table-cell table:style-name="Default" office:value-type="string" calcext:value-type="string">
            <text:p>Actio</text:p>
          </table:table-cell>
          <table:table-cell/>
          <table:table-cell table:formula="of:=IF([.B1221]=[.D122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21];&quot;, '&quot;;SUBSTITUTE(LOWER([.B1221]);&quot;'&quot;;&quot;''&quot;);&quot;', '&quot;;SUBSTITUTE(LOWER([.C1221]);&quot;'&quot;;&quot;''&quot;);&quot;', '&quot;;SUBSTITUTE(LOWER([.D1221]);&quot;'&quot;;&quot;''&quot;);&quot;');&quot;)" office:value-type="string" office:string-value="insert into palabras(id, castellano, ingles, latin) values(1220, 'actuación', 'performance', 'actio');" calcext:value-type="string">
            <text:p>insert into palabras(id, castellano, ingles, latin) values(1220, 'actuación', 'performance', 'actio');</text:p>
          </table:table-cell>
        </table:table-row>
        <table:table-row table:style-name="ro1">
          <table:table-cell table:formula="of:=[.A1221]+1" office:value-type="float" office:value="1221" calcext:value-type="float">
            <text:p>1221</text:p>
          </table:table-cell>
          <table:table-cell office:value-type="string" calcext:value-type="string">
            <text:p>Iban</text:p>
          </table:table-cell>
          <table:table-cell office:value-type="string" calcext:value-type="string">
            <text:p>Went</text:p>
          </table:table-cell>
          <table:table-cell table:style-name="Default" office:value-type="string" calcext:value-type="string">
            <text:p>Ibant</text:p>
          </table:table-cell>
          <table:table-cell/>
          <table:table-cell table:formula="of:=IF([.B1222]=[.D122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22];&quot;, '&quot;;SUBSTITUTE(LOWER([.B1222]);&quot;'&quot;;&quot;''&quot;);&quot;', '&quot;;SUBSTITUTE(LOWER([.C1222]);&quot;'&quot;;&quot;''&quot;);&quot;', '&quot;;SUBSTITUTE(LOWER([.D1222]);&quot;'&quot;;&quot;''&quot;);&quot;');&quot;)" office:value-type="string" office:string-value="insert into palabras(id, castellano, ingles, latin) values(1221, 'iban', 'went', 'ibant');" calcext:value-type="string">
            <text:p>insert into palabras(id, castellano, ingles, latin) values(1221, 'iban', 'went', 'ibant');</text:p>
          </table:table-cell>
        </table:table-row>
        <table:table-row table:style-name="ro1">
          <table:table-cell table:formula="of:=[.A1222]+1" office:value-type="float" office:value="1222" calcext:value-type="float">
            <text:p>1222</text:p>
          </table:table-cell>
          <table:table-cell office:value-type="string" calcext:value-type="string">
            <text:p>Actos</text:p>
          </table:table-cell>
          <table:table-cell office:value-type="string" calcext:value-type="string">
            <text:p>Events</text:p>
          </table:table-cell>
          <table:table-cell table:style-name="Default" office:value-type="string" calcext:value-type="string">
            <text:p>Acta</text:p>
          </table:table-cell>
          <table:table-cell/>
          <table:table-cell table:formula="of:=IF([.B1223]=[.D122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23];&quot;, '&quot;;SUBSTITUTE(LOWER([.B1223]);&quot;'&quot;;&quot;''&quot;);&quot;', '&quot;;SUBSTITUTE(LOWER([.C1223]);&quot;'&quot;;&quot;''&quot;);&quot;', '&quot;;SUBSTITUTE(LOWER([.D1223]);&quot;'&quot;;&quot;''&quot;);&quot;');&quot;)" office:value-type="string" office:string-value="insert into palabras(id, castellano, ingles, latin) values(1222, 'actos', 'events', 'acta');" calcext:value-type="string">
            <text:p>insert into palabras(id, castellano, ingles, latin) values(1222, 'actos', 'events', 'acta');</text:p>
          </table:table-cell>
        </table:table-row>
        <table:table-row table:style-name="ro1">
          <table:table-cell table:formula="of:=[.A1223]+1" office:value-type="float" office:value="1223" calcext:value-type="float">
            <text:p>1223</text:p>
          </table:table-cell>
          <table:table-cell office:value-type="string" calcext:value-type="string">
            <text:p>Posibles</text:p>
          </table:table-cell>
          <table:table-cell office:value-type="string" calcext:value-type="string">
            <text:p>Possible</text:p>
          </table:table-cell>
          <table:table-cell table:style-name="Default" office:value-type="string" calcext:value-type="string">
            <text:p>Possibilia</text:p>
          </table:table-cell>
          <table:table-cell/>
          <table:table-cell table:formula="of:=IF([.B1224]=[.D122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24];&quot;, '&quot;;SUBSTITUTE(LOWER([.B1224]);&quot;'&quot;;&quot;''&quot;);&quot;', '&quot;;SUBSTITUTE(LOWER([.C1224]);&quot;'&quot;;&quot;''&quot;);&quot;', '&quot;;SUBSTITUTE(LOWER([.D1224]);&quot;'&quot;;&quot;''&quot;);&quot;');&quot;)" office:value-type="string" office:string-value="insert into palabras(id, castellano, ingles, latin) values(1223, 'posibles', 'possible', 'possibilia');" calcext:value-type="string">
            <text:p>insert into palabras(id, castellano, ingles, latin) values(1223, 'posibles', 'possible', 'possibilia');</text:p>
          </table:table-cell>
        </table:table-row>
        <table:table-row table:style-name="ro1">
          <table:table-cell table:formula="of:=[.A1224]+1" office:value-type="float" office:value="1224" calcext:value-type="float">
            <text:p>1224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Lion</text:p>
          </table:table-cell>
          <table:table-cell table:style-name="Default" office:value-type="string" calcext:value-type="string">
            <text:p>Leo</text:p>
          </table:table-cell>
          <table:table-cell/>
          <table:table-cell table:formula="of:=IF([.B1225]=[.D122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25];&quot;, '&quot;;SUBSTITUTE(LOWER([.B1225]);&quot;'&quot;;&quot;''&quot;);&quot;', '&quot;;SUBSTITUTE(LOWER([.C1225]);&quot;'&quot;;&quot;''&quot;);&quot;', '&quot;;SUBSTITUTE(LOWER([.D1225]);&quot;'&quot;;&quot;''&quot;);&quot;');&quot;)" office:value-type="string" office:string-value="insert into palabras(id, castellano, ingles, latin) values(1224, 'león', 'lion', 'leo');" calcext:value-type="string">
            <text:p>insert into palabras(id, castellano, ingles, latin) values(1224, 'león', 'lion', 'leo');</text:p>
          </table:table-cell>
        </table:table-row>
        <table:table-row table:style-name="ro1">
          <table:table-cell table:formula="of:=[.A1225]+1" office:value-type="float" office:value="1225" calcext:value-type="float">
            <text:p>1225</text:p>
          </table:table-cell>
          <table:table-cell office:value-type="string" calcext:value-type="string">
            <text:p>Mamá</text:p>
          </table:table-cell>
          <table:table-cell office:value-type="string" calcext:value-type="string">
            <text:p>Mom</text:p>
          </table:table-cell>
          <table:table-cell table:style-name="Default" office:value-type="string" calcext:value-type="string">
            <text:p>Mater</text:p>
          </table:table-cell>
          <table:table-cell/>
          <table:table-cell table:formula="of:=IF([.B1226]=[.D122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26];&quot;, '&quot;;SUBSTITUTE(LOWER([.B1226]);&quot;'&quot;;&quot;''&quot;);&quot;', '&quot;;SUBSTITUTE(LOWER([.C1226]);&quot;'&quot;;&quot;''&quot;);&quot;', '&quot;;SUBSTITUTE(LOWER([.D1226]);&quot;'&quot;;&quot;''&quot;);&quot;');&quot;)" office:value-type="string" office:string-value="insert into palabras(id, castellano, ingles, latin) values(1225, 'mamá', 'mom', 'mater');" calcext:value-type="string">
            <text:p>insert into palabras(id, castellano, ingles, latin) values(1225, 'mamá', 'mom', 'mater');</text:p>
          </table:table-cell>
        </table:table-row>
        <table:table-row table:style-name="ro1">
          <table:table-cell table:formula="of:=[.A1226]+1" office:value-type="float" office:value="1226" calcext:value-type="float">
            <text:p>1226</text:p>
          </table:table-cell>
          <table:table-cell office:value-type="string" calcext:value-type="string">
            <text:p>Velocidad</text:p>
          </table:table-cell>
          <table:table-cell office:value-type="string" calcext:value-type="string">
            <text:p>Speed</text:p>
          </table:table-cell>
          <table:table-cell table:style-name="Default" office:value-type="string" calcext:value-type="string">
            <text:p>Velocitas</text:p>
          </table:table-cell>
          <table:table-cell/>
          <table:table-cell table:formula="of:=IF([.B1227]=[.D122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27];&quot;, '&quot;;SUBSTITUTE(LOWER([.B1227]);&quot;'&quot;;&quot;''&quot;);&quot;', '&quot;;SUBSTITUTE(LOWER([.C1227]);&quot;'&quot;;&quot;''&quot;);&quot;', '&quot;;SUBSTITUTE(LOWER([.D1227]);&quot;'&quot;;&quot;''&quot;);&quot;');&quot;)" office:value-type="string" office:string-value="insert into palabras(id, castellano, ingles, latin) values(1226, 'velocidad', 'speed', 'velocitas');" calcext:value-type="string">
            <text:p>insert into palabras(id, castellano, ingles, latin) values(1226, 'velocidad', 'speed', 'velocitas');</text:p>
          </table:table-cell>
        </table:table-row>
        <table:table-row table:style-name="ro1">
          <table:table-cell table:formula="of:=[.A1227]+1" office:value-type="float" office:value="1227" calcext:value-type="float">
            <text:p>1227</text:p>
          </table:table-cell>
          <table:table-cell office:value-type="string" calcext:value-type="string">
            <text:p>Especies</text:p>
          </table:table-cell>
          <table:table-cell office:value-type="string" calcext:value-type="string">
            <text:p>Species</text:p>
          </table:table-cell>
          <table:table-cell table:style-name="Default" office:value-type="string" calcext:value-type="string">
            <text:p>Species</text:p>
          </table:table-cell>
          <table:table-cell/>
          <table:table-cell table:formula="of:=IF([.B1228]=[.D122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28];&quot;, '&quot;;SUBSTITUTE(LOWER([.B1228]);&quot;'&quot;;&quot;''&quot;);&quot;', '&quot;;SUBSTITUTE(LOWER([.C1228]);&quot;'&quot;;&quot;''&quot;);&quot;', '&quot;;SUBSTITUTE(LOWER([.D1228]);&quot;'&quot;;&quot;''&quot;);&quot;');&quot;)" office:value-type="string" office:string-value="insert into palabras(id, castellano, ingles, latin) values(1227, 'especies', 'species', 'species');" calcext:value-type="string">
            <text:p>insert into palabras(id, castellano, ingles, latin) values(1227, 'especies', 'species', 'species');</text:p>
          </table:table-cell>
        </table:table-row>
        <table:table-row table:style-name="ro1">
          <table:table-cell table:formula="of:=[.A1228]+1" office:value-type="float" office:value="1228" calcext:value-type="float">
            <text:p>1228</text:p>
          </table:table-cell>
          <table:table-cell office:value-type="string" calcext:value-type="string">
            <text:p>Cabe</text:p>
          </table:table-cell>
          <table:table-cell office:value-type="string" calcext:value-type="string">
            <text:p>Fits</text:p>
          </table:table-cell>
          <table:table-cell table:style-name="Default" office:value-type="string" calcext:value-type="string">
            <text:p>Capax</text:p>
          </table:table-cell>
          <table:table-cell/>
          <table:table-cell table:formula="of:=IF([.B1229]=[.D122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29];&quot;, '&quot;;SUBSTITUTE(LOWER([.B1229]);&quot;'&quot;;&quot;''&quot;);&quot;', '&quot;;SUBSTITUTE(LOWER([.C1229]);&quot;'&quot;;&quot;''&quot;);&quot;', '&quot;;SUBSTITUTE(LOWER([.D1229]);&quot;'&quot;;&quot;''&quot;);&quot;');&quot;)" office:value-type="string" office:string-value="insert into palabras(id, castellano, ingles, latin) values(1228, 'cabe', 'fits', 'capax');" calcext:value-type="string">
            <text:p>insert into palabras(id, castellano, ingles, latin) values(1228, 'cabe', 'fits', 'capax');</text:p>
          </table:table-cell>
        </table:table-row>
        <table:table-row table:style-name="ro1">
          <table:table-cell table:formula="of:=[.A1229]+1" office:value-type="float" office:value="1229" calcext:value-type="float">
            <text:p>1229</text:p>
          </table:table-cell>
          <table:table-cell office:value-type="string" calcext:value-type="string">
            <text:p>Asamblea</text:p>
          </table:table-cell>
          <table:table-cell office:value-type="string" calcext:value-type="string">
            <text:p>Assembly</text:p>
          </table:table-cell>
          <table:table-cell table:style-name="Default" office:value-type="string" calcext:value-type="string">
            <text:p>Conventus</text:p>
          </table:table-cell>
          <table:table-cell/>
          <table:table-cell table:formula="of:=IF([.B1230]=[.D123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30];&quot;, '&quot;;SUBSTITUTE(LOWER([.B1230]);&quot;'&quot;;&quot;''&quot;);&quot;', '&quot;;SUBSTITUTE(LOWER([.C1230]);&quot;'&quot;;&quot;''&quot;);&quot;', '&quot;;SUBSTITUTE(LOWER([.D1230]);&quot;'&quot;;&quot;''&quot;);&quot;');&quot;)" office:value-type="string" office:string-value="insert into palabras(id, castellano, ingles, latin) values(1229, 'asamblea', 'assembly', 'conventus');" calcext:value-type="string">
            <text:p>insert into palabras(id, castellano, ingles, latin) values(1229, 'asamblea', 'assembly', 'conventus');</text:p>
          </table:table-cell>
        </table:table-row>
        <table:table-row table:style-name="ro1">
          <table:table-cell table:formula="of:=[.A1230]+1" office:value-type="float" office:value="1230" calcext:value-type="float">
            <text:p>1230</text:p>
          </table:table-cell>
          <table:table-cell office:value-type="string" calcext:value-type="string">
            <text:p>Comunidades</text:p>
          </table:table-cell>
          <table:table-cell office:value-type="string" calcext:value-type="string">
            <text:p>Communities</text:p>
          </table:table-cell>
          <table:table-cell table:style-name="Default" office:value-type="string" calcext:value-type="string">
            <text:p>Communitates</text:p>
          </table:table-cell>
          <table:table-cell/>
          <table:table-cell table:formula="of:=IF([.B1231]=[.D123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31];&quot;, '&quot;;SUBSTITUTE(LOWER([.B1231]);&quot;'&quot;;&quot;''&quot;);&quot;', '&quot;;SUBSTITUTE(LOWER([.C1231]);&quot;'&quot;;&quot;''&quot;);&quot;', '&quot;;SUBSTITUTE(LOWER([.D1231]);&quot;'&quot;;&quot;''&quot;);&quot;');&quot;)" office:value-type="string" office:string-value="insert into palabras(id, castellano, ingles, latin) values(1230, 'comunidades', 'communities', 'communitates');" calcext:value-type="string">
            <text:p>insert into palabras(id, castellano, ingles, latin) values(1230, 'comunidades', 'communities', 'communitates');</text:p>
          </table:table-cell>
        </table:table-row>
        <table:table-row table:style-name="ro1">
          <table:table-cell table:formula="of:=[.A1231]+1" office:value-type="float" office:value="1231" calcext:value-type="float">
            <text:p>1231</text:p>
          </table:table-cell>
          <table:table-cell office:value-type="string" calcext:value-type="string">
            <text:p>Museo</text:p>
          </table:table-cell>
          <table:table-cell office:value-type="string" calcext:value-type="string">
            <text:p>Museum</text:p>
          </table:table-cell>
          <table:table-cell table:style-name="Default" office:value-type="string" calcext:value-type="string">
            <text:p>Museum</text:p>
          </table:table-cell>
          <table:table-cell/>
          <table:table-cell table:formula="of:=IF([.B1232]=[.D123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32];&quot;, '&quot;;SUBSTITUTE(LOWER([.B1232]);&quot;'&quot;;&quot;''&quot;);&quot;', '&quot;;SUBSTITUTE(LOWER([.C1232]);&quot;'&quot;;&quot;''&quot;);&quot;', '&quot;;SUBSTITUTE(LOWER([.D1232]);&quot;'&quot;;&quot;''&quot;);&quot;');&quot;)" office:value-type="string" office:string-value="insert into palabras(id, castellano, ingles, latin) values(1231, 'museo', 'museum', 'museum');" calcext:value-type="string">
            <text:p>insert into palabras(id, castellano, ingles, latin) values(1231, 'museo', 'museum', 'museum');</text:p>
          </table:table-cell>
        </table:table-row>
        <table:table-row table:style-name="ro1">
          <table:table-cell table:formula="of:=[.A1232]+1" office:value-type="float" office:value="1232" calcext:value-type="float">
            <text:p>1232</text:p>
          </table:table-cell>
          <table:table-cell office:value-type="string" calcext:value-type="string">
            <text:p>Conferencia</text:p>
          </table:table-cell>
          <table:table-cell office:value-type="string" calcext:value-type="string">
            <text:p>Conference</text:p>
          </table:table-cell>
          <table:table-cell table:style-name="Default" office:value-type="string" calcext:value-type="string">
            <text:p>Conferentia</text:p>
          </table:table-cell>
          <table:table-cell/>
          <table:table-cell table:formula="of:=IF([.B1233]=[.D123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33];&quot;, '&quot;;SUBSTITUTE(LOWER([.B1233]);&quot;'&quot;;&quot;''&quot;);&quot;', '&quot;;SUBSTITUTE(LOWER([.C1233]);&quot;'&quot;;&quot;''&quot;);&quot;', '&quot;;SUBSTITUTE(LOWER([.D1233]);&quot;'&quot;;&quot;''&quot;);&quot;');&quot;)" office:value-type="string" office:string-value="insert into palabras(id, castellano, ingles, latin) values(1232, 'conferencia', 'conference', 'conferentia');" calcext:value-type="string">
            <text:p>insert into palabras(id, castellano, ingles, latin) values(1232, 'conferencia', 'conference', 'conferentia');</text:p>
          </table:table-cell>
        </table:table-row>
        <table:table-row table:style-name="ro1">
          <table:table-cell table:formula="of:=[.A1233]+1" office:value-type="float" office:value="1233" calcext:value-type="float">
            <text:p>1233</text:p>
          </table:table-cell>
          <table:table-cell office:value-type="string" calcext:value-type="string">
            <text:p>Prácticamente</text:p>
          </table:table-cell>
          <table:table-cell office:value-type="string" calcext:value-type="string">
            <text:p>Practically</text:p>
          </table:table-cell>
          <table:table-cell table:style-name="Default" office:value-type="string" calcext:value-type="string">
            <text:p>Practice</text:p>
          </table:table-cell>
          <table:table-cell/>
          <table:table-cell table:formula="of:=IF([.B1234]=[.D123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34];&quot;, '&quot;;SUBSTITUTE(LOWER([.B1234]);&quot;'&quot;;&quot;''&quot;);&quot;', '&quot;;SUBSTITUTE(LOWER([.C1234]);&quot;'&quot;;&quot;''&quot;);&quot;', '&quot;;SUBSTITUTE(LOWER([.D1234]);&quot;'&quot;;&quot;''&quot;);&quot;');&quot;)" office:value-type="string" office:string-value="insert into palabras(id, castellano, ingles, latin) values(1233, 'prácticamente', 'practically', 'practice');" calcext:value-type="string">
            <text:p>insert into palabras(id, castellano, ingles, latin) values(1233, 'prácticamente', 'practically', 'practice');</text:p>
          </table:table-cell>
        </table:table-row>
        <table:table-row table:style-name="ro1">
          <table:table-cell table:formula="of:=[.A1234]+1" office:value-type="float" office:value="1234" calcext:value-type="float">
            <text:p>1234</text:p>
          </table:table-cell>
          <table:table-cell office:value-type="string" calcext:value-type="string">
            <text:p>Autoridad</text:p>
          </table:table-cell>
          <table:table-cell office:value-type="string" calcext:value-type="string">
            <text:p>Authority</text:p>
          </table:table-cell>
          <table:table-cell table:style-name="Default" office:value-type="string" calcext:value-type="string">
            <text:p>Auctoritas</text:p>
          </table:table-cell>
          <table:table-cell/>
          <table:table-cell table:formula="of:=IF([.B1235]=[.D123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35];&quot;, '&quot;;SUBSTITUTE(LOWER([.B1235]);&quot;'&quot;;&quot;''&quot;);&quot;', '&quot;;SUBSTITUTE(LOWER([.C1235]);&quot;'&quot;;&quot;''&quot;);&quot;', '&quot;;SUBSTITUTE(LOWER([.D1235]);&quot;'&quot;;&quot;''&quot;);&quot;');&quot;)" office:value-type="string" office:string-value="insert into palabras(id, castellano, ingles, latin) values(1234, 'autoridad', 'authority', 'auctoritas');" calcext:value-type="string">
            <text:p>insert into palabras(id, castellano, ingles, latin) values(1234, 'autoridad', 'authority', 'auctoritas');</text:p>
          </table:table-cell>
        </table:table-row>
        <table:table-row table:style-name="ro1">
          <table:table-cell table:formula="of:=[.A1235]+1" office:value-type="float" office:value="1235" calcext:value-type="float">
            <text:p>1235</text:p>
          </table:table-cell>
          <table:table-cell office:value-type="string" calcext:value-type="string">
            <text:p>Sujeto</text:p>
          </table:table-cell>
          <table:table-cell office:value-type="string" calcext:value-type="string">
            <text:p>Subject</text:p>
          </table:table-cell>
          <table:table-cell table:style-name="Default" office:value-type="string" calcext:value-type="string">
            <text:p>Subiectum</text:p>
          </table:table-cell>
          <table:table-cell/>
          <table:table-cell table:formula="of:=IF([.B1236]=[.D123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36];&quot;, '&quot;;SUBSTITUTE(LOWER([.B1236]);&quot;'&quot;;&quot;''&quot;);&quot;', '&quot;;SUBSTITUTE(LOWER([.C1236]);&quot;'&quot;;&quot;''&quot;);&quot;', '&quot;;SUBSTITUTE(LOWER([.D1236]);&quot;'&quot;;&quot;''&quot;);&quot;');&quot;)" office:value-type="string" office:string-value="insert into palabras(id, castellano, ingles, latin) values(1235, 'sujeto', 'subject', 'subiectum');" calcext:value-type="string">
            <text:p>insert into palabras(id, castellano, ingles, latin) values(1235, 'sujeto', 'subject', 'subiectum');</text:p>
          </table:table-cell>
        </table:table-row>
        <table:table-row table:style-name="ro1">
          <table:table-cell table:formula="of:=[.A1236]+1" office:value-type="float" office:value="1236" calcext:value-type="float">
            <text:p>1236</text:p>
          </table:table-cell>
          <table:table-cell table:number-columns-repeated="2" office:value-type="string" calcext:value-type="string">
            <text:p>Alfonso</text:p>
          </table:table-cell>
          <table:table-cell table:style-name="Default" office:value-type="string" calcext:value-type="string">
            <text:p>Alphonsus</text:p>
          </table:table-cell>
          <table:table-cell/>
          <table:table-cell table:formula="of:=IF([.B1237]=[.D123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37];&quot;, '&quot;;SUBSTITUTE(LOWER([.B1237]);&quot;'&quot;;&quot;''&quot;);&quot;', '&quot;;SUBSTITUTE(LOWER([.C1237]);&quot;'&quot;;&quot;''&quot;);&quot;', '&quot;;SUBSTITUTE(LOWER([.D1237]);&quot;'&quot;;&quot;''&quot;);&quot;');&quot;)" office:value-type="string" office:string-value="insert into palabras(id, castellano, ingles, latin) values(1236, 'alfonso', 'alfonso', 'alphonsus');" calcext:value-type="string">
            <text:p>insert into palabras(id, castellano, ingles, latin) values(1236, 'alfonso', 'alfonso', 'alphonsus');</text:p>
          </table:table-cell>
        </table:table-row>
        <table:table-row table:style-name="ro1">
          <table:table-cell table:formula="of:=[.A1237]+1" office:value-type="float" office:value="1237" calcext:value-type="float">
            <text:p>1237</text:p>
          </table:table-cell>
          <table:table-cell office:value-type="string" calcext:value-type="string">
            <text:p>Tratar</text:p>
          </table:table-cell>
          <table:table-cell office:value-type="string" calcext:value-type="string">
            <text:p>Try</text:p>
          </table:table-cell>
          <table:table-cell table:style-name="Default" office:value-type="string" calcext:value-type="string">
            <text:p>Experiri</text:p>
          </table:table-cell>
          <table:table-cell/>
          <table:table-cell table:formula="of:=IF([.B1238]=[.D123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38];&quot;, '&quot;;SUBSTITUTE(LOWER([.B1238]);&quot;'&quot;;&quot;''&quot;);&quot;', '&quot;;SUBSTITUTE(LOWER([.C1238]);&quot;'&quot;;&quot;''&quot;);&quot;', '&quot;;SUBSTITUTE(LOWER([.D1238]);&quot;'&quot;;&quot;''&quot;);&quot;');&quot;)" office:value-type="string" office:string-value="insert into palabras(id, castellano, ingles, latin) values(1237, 'tratar', 'try', 'experiri');" calcext:value-type="string">
            <text:p>insert into palabras(id, castellano, ingles, latin) values(1237, 'tratar', 'try', 'experiri');</text:p>
          </table:table-cell>
        </table:table-row>
        <table:table-row table:style-name="ro1">
          <table:table-cell table:formula="of:=[.A1238]+1" office:value-type="float" office:value="1238" calcext:value-type="float">
            <text:p>1238</text:p>
          </table:table-cell>
          <table:table-cell office:value-type="string" calcext:value-type="string">
            <text:p>Hacerse</text:p>
          </table:table-cell>
          <table:table-cell office:value-type="string" calcext:value-type="string">
            <text:p>Become</text:p>
          </table:table-cell>
          <table:table-cell table:style-name="Default" office:value-type="string" calcext:value-type="string">
            <text:p>Fiunt</text:p>
          </table:table-cell>
          <table:table-cell/>
          <table:table-cell table:formula="of:=IF([.B1239]=[.D123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39];&quot;, '&quot;;SUBSTITUTE(LOWER([.B1239]);&quot;'&quot;;&quot;''&quot;);&quot;', '&quot;;SUBSTITUTE(LOWER([.C1239]);&quot;'&quot;;&quot;''&quot;);&quot;', '&quot;;SUBSTITUTE(LOWER([.D1239]);&quot;'&quot;;&quot;''&quot;);&quot;');&quot;)" office:value-type="string" office:string-value="insert into palabras(id, castellano, ingles, latin) values(1238, 'hacerse', 'become', 'fiunt');" calcext:value-type="string">
            <text:p>insert into palabras(id, castellano, ingles, latin) values(1238, 'hacerse', 'become', 'fiunt');</text:p>
          </table:table-cell>
        </table:table-row>
        <table:table-row table:style-name="ro1">
          <table:table-cell table:formula="of:=[.A1239]+1" office:value-type="float" office:value="1239" calcext:value-type="float">
            <text:p>1239</text:p>
          </table:table-cell>
          <table:table-cell office:value-type="string" calcext:value-type="string">
            <text:p>Pérdida</text:p>
          </table:table-cell>
          <table:table-cell office:value-type="string" calcext:value-type="string">
            <text:p>Loss</text:p>
          </table:table-cell>
          <table:table-cell table:style-name="Default" office:value-type="string" calcext:value-type="string">
            <text:p>Perdita</text:p>
          </table:table-cell>
          <table:table-cell/>
          <table:table-cell table:formula="of:=IF([.B1240]=[.D124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40];&quot;, '&quot;;SUBSTITUTE(LOWER([.B1240]);&quot;'&quot;;&quot;''&quot;);&quot;', '&quot;;SUBSTITUTE(LOWER([.C1240]);&quot;'&quot;;&quot;''&quot;);&quot;', '&quot;;SUBSTITUTE(LOWER([.D1240]);&quot;'&quot;;&quot;''&quot;);&quot;');&quot;)" office:value-type="string" office:string-value="insert into palabras(id, castellano, ingles, latin) values(1239, 'pérdida', 'loss', 'perdita');" calcext:value-type="string">
            <text:p>insert into palabras(id, castellano, ingles, latin) values(1239, 'pérdida', 'loss', 'perdita');</text:p>
          </table:table-cell>
        </table:table-row>
        <table:table-row table:style-name="ro1">
          <table:table-cell table:formula="of:=[.A1240]+1" office:value-type="float" office:value="1240" calcext:value-type="float">
            <text:p>1240</text:p>
          </table:table-cell>
          <table:table-cell office:value-type="string" calcext:value-type="string">
            <text:p>Dificultades</text:p>
          </table:table-cell>
          <table:table-cell office:value-type="string" calcext:value-type="string">
            <text:p>Difficulties</text:p>
          </table:table-cell>
          <table:table-cell table:style-name="Default" office:value-type="string" calcext:value-type="string">
            <text:p>Difficultates</text:p>
          </table:table-cell>
          <table:table-cell/>
          <table:table-cell table:formula="of:=IF([.B1241]=[.D124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41];&quot;, '&quot;;SUBSTITUTE(LOWER([.B1241]);&quot;'&quot;;&quot;''&quot;);&quot;', '&quot;;SUBSTITUTE(LOWER([.C1241]);&quot;'&quot;;&quot;''&quot;);&quot;', '&quot;;SUBSTITUTE(LOWER([.D1241]);&quot;'&quot;;&quot;''&quot;);&quot;');&quot;)" office:value-type="string" office:string-value="insert into palabras(id, castellano, ingles, latin) values(1240, 'dificultades', 'difficulties', 'difficultates');" calcext:value-type="string">
            <text:p>insert into palabras(id, castellano, ingles, latin) values(1240, 'dificultades', 'difficulties', 'difficultates');</text:p>
          </table:table-cell>
        </table:table-row>
        <table:table-row table:style-name="ro1">
          <table:table-cell table:formula="of:=[.A1241]+1" office:value-type="float" office:value="1241" calcext:value-type="float">
            <text:p>1241</text:p>
          </table:table-cell>
          <table:table-cell office:value-type="string" calcext:value-type="string">
            <text:p>Pagar</text:p>
          </table:table-cell>
          <table:table-cell office:value-type="string" calcext:value-type="string">
            <text:p>Pay</text:p>
          </table:table-cell>
          <table:table-cell table:style-name="Default" office:value-type="string" calcext:value-type="string">
            <text:p>Solvere</text:p>
          </table:table-cell>
          <table:table-cell/>
          <table:table-cell table:formula="of:=IF([.B1242]=[.D124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42];&quot;, '&quot;;SUBSTITUTE(LOWER([.B1242]);&quot;'&quot;;&quot;''&quot;);&quot;', '&quot;;SUBSTITUTE(LOWER([.C1242]);&quot;'&quot;;&quot;''&quot;);&quot;', '&quot;;SUBSTITUTE(LOWER([.D1242]);&quot;'&quot;;&quot;''&quot;);&quot;');&quot;)" office:value-type="string" office:string-value="insert into palabras(id, castellano, ingles, latin) values(1241, 'pagar', 'pay', 'solvere');" calcext:value-type="string">
            <text:p>insert into palabras(id, castellano, ingles, latin) values(1241, 'pagar', 'pay', 'solvere');</text:p>
          </table:table-cell>
        </table:table-row>
        <table:table-row table:style-name="ro1">
          <table:table-cell table:formula="of:=[.A1242]+1" office:value-type="float" office:value="1242" calcext:value-type="float">
            <text:p>1242</text:p>
          </table:table-cell>
          <table:table-cell office:value-type="string" calcext:value-type="string">
            <text:p>Colegio</text:p>
          </table:table-cell>
          <table:table-cell office:value-type="string" calcext:value-type="string">
            <text:p>School</text:p>
          </table:table-cell>
          <table:table-cell table:style-name="Default" office:value-type="string" calcext:value-type="string">
            <text:p>Schola</text:p>
          </table:table-cell>
          <table:table-cell/>
          <table:table-cell table:formula="of:=IF([.B1243]=[.D124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43];&quot;, '&quot;;SUBSTITUTE(LOWER([.B1243]);&quot;'&quot;;&quot;''&quot;);&quot;', '&quot;;SUBSTITUTE(LOWER([.C1243]);&quot;'&quot;;&quot;''&quot;);&quot;', '&quot;;SUBSTITUTE(LOWER([.D1243]);&quot;'&quot;;&quot;''&quot;);&quot;');&quot;)" office:value-type="string" office:string-value="insert into palabras(id, castellano, ingles, latin) values(1242, 'colegio', 'school', 'schola');" calcext:value-type="string">
            <text:p>insert into palabras(id, castellano, ingles, latin) values(1242, 'colegio', 'school', 'schola');</text:p>
          </table:table-cell>
        </table:table-row>
        <table:table-row table:style-name="ro1">
          <table:table-cell table:formula="of:=[.A1243]+1" office:value-type="float" office:value="1243" calcext:value-type="float">
            <text:p>1243</text:p>
          </table:table-cell>
          <table:table-cell office:value-type="string" calcext:value-type="string">
            <text:p>Personaje</text:p>
          </table:table-cell>
          <table:table-cell office:value-type="string" calcext:value-type="string">
            <text:p>Character</text:p>
          </table:table-cell>
          <table:table-cell table:style-name="Default" office:value-type="string" calcext:value-type="string">
            <text:p>Persona</text:p>
          </table:table-cell>
          <table:table-cell/>
          <table:table-cell table:formula="of:=IF([.B1244]=[.D124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44];&quot;, '&quot;;SUBSTITUTE(LOWER([.B1244]);&quot;'&quot;;&quot;''&quot;);&quot;', '&quot;;SUBSTITUTE(LOWER([.C1244]);&quot;'&quot;;&quot;''&quot;);&quot;', '&quot;;SUBSTITUTE(LOWER([.D1244]);&quot;'&quot;;&quot;''&quot;);&quot;');&quot;)" office:value-type="string" office:string-value="insert into palabras(id, castellano, ingles, latin) values(1243, 'personaje', 'character', 'persona');" calcext:value-type="string">
            <text:p>insert into palabras(id, castellano, ingles, latin) values(1243, 'personaje', 'character', 'persona');</text:p>
          </table:table-cell>
        </table:table-row>
        <table:table-row table:style-name="ro1">
          <table:table-cell table:formula="of:=[.A1244]+1" office:value-type="float" office:value="1244" calcext:value-type="float">
            <text:p>1244</text:p>
          </table:table-cell>
          <table:table-cell office:value-type="string" calcext:value-type="string">
            <text:p>Áreas</text:p>
          </table:table-cell>
          <table:table-cell office:value-type="string" calcext:value-type="string">
            <text:p>Areas</text:p>
          </table:table-cell>
          <table:table-cell table:style-name="Default" office:value-type="string" calcext:value-type="string">
            <text:p>Areae</text:p>
          </table:table-cell>
          <table:table-cell/>
          <table:table-cell table:formula="of:=IF([.B1245]=[.D124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45];&quot;, '&quot;;SUBSTITUTE(LOWER([.B1245]);&quot;'&quot;;&quot;''&quot;);&quot;', '&quot;;SUBSTITUTE(LOWER([.C1245]);&quot;'&quot;;&quot;''&quot;);&quot;', '&quot;;SUBSTITUTE(LOWER([.D1245]);&quot;'&quot;;&quot;''&quot;);&quot;');&quot;)" office:value-type="string" office:string-value="insert into palabras(id, castellano, ingles, latin) values(1244, 'áreas', 'areas', 'areae');" calcext:value-type="string">
            <text:p>insert into palabras(id, castellano, ingles, latin) values(1244, 'áreas', 'areas', 'areae');</text:p>
          </table:table-cell>
        </table:table-row>
        <table:table-row table:style-name="ro1">
          <table:table-cell table:formula="of:=[.A1245]+1" office:value-type="float" office:value="1245" calcext:value-type="float">
            <text:p>1245</text:p>
          </table:table-cell>
          <table:table-cell office:value-type="string" calcext:value-type="string">
            <text:p>Audiencia</text:p>
          </table:table-cell>
          <table:table-cell office:value-type="string" calcext:value-type="string">
            <text:p>Audience</text:p>
          </table:table-cell>
          <table:table-cell table:style-name="Default" office:value-type="string" calcext:value-type="string">
            <text:p>Audientia</text:p>
          </table:table-cell>
          <table:table-cell/>
          <table:table-cell table:formula="of:=IF([.B1246]=[.D124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46];&quot;, '&quot;;SUBSTITUTE(LOWER([.B1246]);&quot;'&quot;;&quot;''&quot;);&quot;', '&quot;;SUBSTITUTE(LOWER([.C1246]);&quot;'&quot;;&quot;''&quot;);&quot;', '&quot;;SUBSTITUTE(LOWER([.D1246]);&quot;'&quot;;&quot;''&quot;);&quot;');&quot;)" office:value-type="string" office:string-value="insert into palabras(id, castellano, ingles, latin) values(1245, 'audiencia', 'audience', 'audientia');" calcext:value-type="string">
            <text:p>insert into palabras(id, castellano, ingles, latin) values(1245, 'audiencia', 'audience', 'audientia');</text:p>
          </table:table-cell>
        </table:table-row>
        <table:table-row table:style-name="ro1">
          <table:table-cell table:formula="of:=[.A1246]+1" office:value-type="float" office:value="1246" calcext:value-type="float">
            <text:p>1246</text:p>
          </table:table-cell>
          <table:table-cell office:value-type="string" calcext:value-type="string">
            <text:p>Doce</text:p>
          </table:table-cell>
          <table:table-cell office:value-type="string" calcext:value-type="string">
            <text:p>Twelve</text:p>
          </table:table-cell>
          <table:table-cell table:style-name="Default" office:value-type="string" calcext:value-type="string">
            <text:p>Duodecim</text:p>
          </table:table-cell>
          <table:table-cell/>
          <table:table-cell table:formula="of:=IF([.B1247]=[.D124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47];&quot;, '&quot;;SUBSTITUTE(LOWER([.B1247]);&quot;'&quot;;&quot;''&quot;);&quot;', '&quot;;SUBSTITUTE(LOWER([.C1247]);&quot;'&quot;;&quot;''&quot;);&quot;', '&quot;;SUBSTITUTE(LOWER([.D1247]);&quot;'&quot;;&quot;''&quot;);&quot;');&quot;)" office:value-type="string" office:string-value="insert into palabras(id, castellano, ingles, latin) values(1246, 'doce', 'twelve', 'duodecim');" calcext:value-type="string">
            <text:p>insert into palabras(id, castellano, ingles, latin) values(1246, 'doce', 'twelve', 'duodecim');</text:p>
          </table:table-cell>
        </table:table-row>
        <table:table-row table:style-name="ro1">
          <table:table-cell table:formula="of:=[.A1247]+1" office:value-type="float" office:value="1247" calcext:value-type="float">
            <text:p>1247</text:p>
          </table:table-cell>
          <table:table-cell office:value-type="string" calcext:value-type="string">
            <text:p>Haga</text:p>
          </table:table-cell>
          <table:table-cell office:value-type="string" calcext:value-type="string">
            <text:p>Makes</text:p>
          </table:table-cell>
          <table:table-cell table:style-name="Default" office:value-type="string" calcext:value-type="string">
            <text:p>Faciat</text:p>
          </table:table-cell>
          <table:table-cell/>
          <table:table-cell table:formula="of:=IF([.B1248]=[.D124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48];&quot;, '&quot;;SUBSTITUTE(LOWER([.B1248]);&quot;'&quot;;&quot;''&quot;);&quot;', '&quot;;SUBSTITUTE(LOWER([.C1248]);&quot;'&quot;;&quot;''&quot;);&quot;', '&quot;;SUBSTITUTE(LOWER([.D1248]);&quot;'&quot;;&quot;''&quot;);&quot;');&quot;)" office:value-type="string" office:string-value="insert into palabras(id, castellano, ingles, latin) values(1247, 'haga', 'makes', 'faciat');" calcext:value-type="string">
            <text:p>insert into palabras(id, castellano, ingles, latin) values(1247, 'haga', 'makes', 'faciat');</text:p>
          </table:table-cell>
        </table:table-row>
        <table:table-row table:style-name="ro1">
          <table:table-cell table:formula="of:=[.A1248]+1" office:value-type="float" office:value="1248" calcext:value-type="float">
            <text:p>1248</text:p>
          </table:table-cell>
          <table:table-cell office:value-type="string" calcext:value-type="string">
            <text:p>Periódico</text:p>
          </table:table-cell>
          <table:table-cell office:value-type="string" calcext:value-type="string">
            <text:p>Newspaper</text:p>
          </table:table-cell>
          <table:table-cell table:style-name="Default" office:value-type="string" calcext:value-type="string">
            <text:p>Acta</text:p>
          </table:table-cell>
          <table:table-cell/>
          <table:table-cell table:formula="of:=IF([.B1249]=[.D124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49];&quot;, '&quot;;SUBSTITUTE(LOWER([.B1249]);&quot;'&quot;;&quot;''&quot;);&quot;', '&quot;;SUBSTITUTE(LOWER([.C1249]);&quot;'&quot;;&quot;''&quot;);&quot;', '&quot;;SUBSTITUTE(LOWER([.D1249]);&quot;'&quot;;&quot;''&quot;);&quot;');&quot;)" office:value-type="string" office:string-value="insert into palabras(id, castellano, ingles, latin) values(1248, 'periódico', 'newspaper', 'acta');" calcext:value-type="string">
            <text:p>insert into palabras(id, castellano, ingles, latin) values(1248, 'periódico', 'newspaper', 'acta');</text:p>
          </table:table-cell>
        </table:table-row>
        <table:table-row table:style-name="ro1">
          <table:table-cell table:formula="of:=[.A1249]+1" office:value-type="float" office:value="1249" calcext:value-type="float">
            <text:p>1249</text:p>
          </table:table-cell>
          <table:table-cell office:value-type="string" calcext:value-type="string">
            <text:p>Distribución</text:p>
          </table:table-cell>
          <table:table-cell office:value-type="string" calcext:value-type="string">
            <text:p>Distribution</text:p>
          </table:table-cell>
          <table:table-cell table:style-name="Default" office:value-type="string" calcext:value-type="string">
            <text:p>Distributio</text:p>
          </table:table-cell>
          <table:table-cell/>
          <table:table-cell table:formula="of:=IF([.B1250]=[.D125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50];&quot;, '&quot;;SUBSTITUTE(LOWER([.B1250]);&quot;'&quot;;&quot;''&quot;);&quot;', '&quot;;SUBSTITUTE(LOWER([.C1250]);&quot;'&quot;;&quot;''&quot;);&quot;', '&quot;;SUBSTITUTE(LOWER([.D1250]);&quot;'&quot;;&quot;''&quot;);&quot;');&quot;)" office:value-type="string" office:string-value="insert into palabras(id, castellano, ingles, latin) values(1249, 'distribución', 'distribution', 'distributio');" calcext:value-type="string">
            <text:p>insert into palabras(id, castellano, ingles, latin) values(1249, 'distribución', 'distribution', 'distributio');</text:p>
          </table:table-cell>
        </table:table-row>
        <table:table-row table:style-name="ro1">
          <table:table-cell table:formula="of:=[.A1250]+1" office:value-type="float" office:value="1250" calcext:value-type="float">
            <text:p>1250</text:p>
          </table:table-cell>
          <table:table-cell office:value-type="string" calcext:value-type="string">
            <text:p>Ausencia</text:p>
          </table:table-cell>
          <table:table-cell office:value-type="string" calcext:value-type="string">
            <text:p>Absence</text:p>
          </table:table-cell>
          <table:table-cell table:style-name="Default" office:value-type="string" calcext:value-type="string">
            <text:p>Absentia</text:p>
          </table:table-cell>
          <table:table-cell/>
          <table:table-cell table:formula="of:=IF([.B1251]=[.D125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51];&quot;, '&quot;;SUBSTITUTE(LOWER([.B1251]);&quot;'&quot;;&quot;''&quot;);&quot;', '&quot;;SUBSTITUTE(LOWER([.C1251]);&quot;'&quot;;&quot;''&quot;);&quot;', '&quot;;SUBSTITUTE(LOWER([.D1251]);&quot;'&quot;;&quot;''&quot;);&quot;');&quot;)" office:value-type="string" office:string-value="insert into palabras(id, castellano, ingles, latin) values(1250, 'ausencia', 'absence', 'absentia');" calcext:value-type="string">
            <text:p>insert into palabras(id, castellano, ingles, latin) values(1250, 'ausencia', 'absence', 'absentia');</text:p>
          </table:table-cell>
        </table:table-row>
        <table:table-row table:style-name="ro1">
          <table:table-cell table:formula="of:=[.A1251]+1" office:value-type="float" office:value="1251" calcext:value-type="float">
            <text:p>1251</text:p>
          </table:table-cell>
          <table:table-cell office:value-type="string" calcext:value-type="string">
            <text:p>Entrevista</text:p>
          </table:table-cell>
          <table:table-cell office:value-type="string" calcext:value-type="string">
            <text:p>Interview</text:p>
          </table:table-cell>
          <table:table-cell table:style-name="Default" office:value-type="string" calcext:value-type="string">
            <text:p>Collocutio</text:p>
          </table:table-cell>
          <table:table-cell/>
          <table:table-cell table:formula="of:=IF([.B1252]=[.D125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52];&quot;, '&quot;;SUBSTITUTE(LOWER([.B1252]);&quot;'&quot;;&quot;''&quot;);&quot;', '&quot;;SUBSTITUTE(LOWER([.C1252]);&quot;'&quot;;&quot;''&quot;);&quot;', '&quot;;SUBSTITUTE(LOWER([.D1252]);&quot;'&quot;;&quot;''&quot;);&quot;');&quot;)" office:value-type="string" office:string-value="insert into palabras(id, castellano, ingles, latin) values(1251, 'entrevista', 'interview', 'collocutio');" calcext:value-type="string">
            <text:p>insert into palabras(id, castellano, ingles, latin) values(1251, 'entrevista', 'interview', 'collocutio');</text:p>
          </table:table-cell>
        </table:table-row>
        <table:table-row table:style-name="ro1">
          <table:table-cell table:formula="of:=[.A1252]+1" office:value-type="float" office:value="1252" calcext:value-type="float">
            <text:p>1252</text:p>
          </table:table-cell>
          <table:table-cell office:value-type="string" calcext:value-type="string">
            <text:p>Recibió</text:p>
          </table:table-cell>
          <table:table-cell office:value-type="string" calcext:value-type="string">
            <text:p>Received</text:p>
          </table:table-cell>
          <table:table-cell table:style-name="Default" office:value-type="string" calcext:value-type="string">
            <text:p>Accipiens</text:p>
          </table:table-cell>
          <table:table-cell/>
          <table:table-cell table:formula="of:=IF([.B1253]=[.D125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53];&quot;, '&quot;;SUBSTITUTE(LOWER([.B1253]);&quot;'&quot;;&quot;''&quot;);&quot;', '&quot;;SUBSTITUTE(LOWER([.C1253]);&quot;'&quot;;&quot;''&quot;);&quot;', '&quot;;SUBSTITUTE(LOWER([.D1253]);&quot;'&quot;;&quot;''&quot;);&quot;');&quot;)" office:value-type="string" office:string-value="insert into palabras(id, castellano, ingles, latin) values(1252, 'recibió', 'received', 'accipiens');" calcext:value-type="string">
            <text:p>insert into palabras(id, castellano, ingles, latin) values(1252, 'recibió', 'received', 'accipiens');</text:p>
          </table:table-cell>
        </table:table-row>
        <table:table-row table:style-name="ro1">
          <table:table-cell table:formula="of:=[.A1253]+1" office:value-type="float" office:value="1253" calcext:value-type="float">
            <text:p>1253</text:p>
          </table:table-cell>
          <table:table-cell office:value-type="string" calcext:value-type="string">
            <text:p>Añadió</text:p>
          </table:table-cell>
          <table:table-cell office:value-type="string" calcext:value-type="string">
            <text:p>Added</text:p>
          </table:table-cell>
          <table:table-cell table:style-name="Default" office:value-type="string" calcext:value-type="string">
            <text:p>Addidit</text:p>
          </table:table-cell>
          <table:table-cell/>
          <table:table-cell table:formula="of:=IF([.B1254]=[.D125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54];&quot;, '&quot;;SUBSTITUTE(LOWER([.B1254]);&quot;'&quot;;&quot;''&quot;);&quot;', '&quot;;SUBSTITUTE(LOWER([.C1254]);&quot;'&quot;;&quot;''&quot;);&quot;', '&quot;;SUBSTITUTE(LOWER([.D1254]);&quot;'&quot;;&quot;''&quot;);&quot;');&quot;)" office:value-type="string" office:string-value="insert into palabras(id, castellano, ingles, latin) values(1253, 'añadió', 'added', 'addidit');" calcext:value-type="string">
            <text:p>insert into palabras(id, castellano, ingles, latin) values(1253, 'añadió', 'added', 'addidit');</text:p>
          </table:table-cell>
        </table:table-row>
        <table:table-row table:style-name="ro1">
          <table:table-cell table:formula="of:=[.A1254]+1" office:value-type="float" office:value="1254" calcext:value-type="float">
            <text:p>1254</text:p>
          </table:table-cell>
          <table:table-cell office:value-type="string" calcext:value-type="string">
            <text:p>Cocina</text:p>
          </table:table-cell>
          <table:table-cell office:value-type="string" calcext:value-type="string">
            <text:p>Kitchen</text:p>
          </table:table-cell>
          <table:table-cell table:style-name="Default" office:value-type="string" calcext:value-type="string">
            <text:p>Coquina</text:p>
          </table:table-cell>
          <table:table-cell/>
          <table:table-cell table:formula="of:=IF([.B1255]=[.D125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55];&quot;, '&quot;;SUBSTITUTE(LOWER([.B1255]);&quot;'&quot;;&quot;''&quot;);&quot;', '&quot;;SUBSTITUTE(LOWER([.C1255]);&quot;'&quot;;&quot;''&quot;);&quot;', '&quot;;SUBSTITUTE(LOWER([.D1255]);&quot;'&quot;;&quot;''&quot;);&quot;');&quot;)" office:value-type="string" office:string-value="insert into palabras(id, castellano, ingles, latin) values(1254, 'cocina', 'kitchen', 'coquina');" calcext:value-type="string">
            <text:p>insert into palabras(id, castellano, ingles, latin) values(1254, 'cocina', 'kitchen', 'coquina');</text:p>
          </table:table-cell>
        </table:table-row>
        <table:table-row table:style-name="ro1">
          <table:table-cell table:formula="of:=[.A1255]+1" office:value-type="float" office:value="1255" calcext:value-type="float">
            <text:p>1255</text:p>
          </table:table-cell>
          <table:table-cell office:value-type="string" calcext:value-type="string">
            <text:p>Edición</text:p>
          </table:table-cell>
          <table:table-cell office:value-type="string" calcext:value-type="string">
            <text:p>Edition</text:p>
          </table:table-cell>
          <table:table-cell table:style-name="Default" office:value-type="string" calcext:value-type="string">
            <text:p>Editio</text:p>
          </table:table-cell>
          <table:table-cell/>
          <table:table-cell table:formula="of:=IF([.B1256]=[.D125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56];&quot;, '&quot;;SUBSTITUTE(LOWER([.B1256]);&quot;'&quot;;&quot;''&quot;);&quot;', '&quot;;SUBSTITUTE(LOWER([.C1256]);&quot;'&quot;;&quot;''&quot;);&quot;', '&quot;;SUBSTITUTE(LOWER([.D1256]);&quot;'&quot;;&quot;''&quot;);&quot;');&quot;)" office:value-type="string" office:string-value="insert into palabras(id, castellano, ingles, latin) values(1255, 'edición', 'edition', 'editio');" calcext:value-type="string">
            <text:p>insert into palabras(id, castellano, ingles, latin) values(1255, 'edición', 'edition', 'editio');</text:p>
          </table:table-cell>
        </table:table-row>
        <table:table-row table:style-name="ro1">
          <table:table-cell table:formula="of:=[.A1256]+1" office:value-type="float" office:value="1256" calcext:value-type="float">
            <text:p>1256</text:p>
          </table:table-cell>
          <table:table-cell office:value-type="string" calcext:value-type="string">
            <text:p>Económicos</text:p>
          </table:table-cell>
          <table:table-cell office:value-type="string" calcext:value-type="string">
            <text:p>Economic</text:p>
          </table:table-cell>
          <table:table-cell table:style-name="Default" office:value-type="string" calcext:value-type="string">
            <text:p>Oeconomici</text:p>
          </table:table-cell>
          <table:table-cell/>
          <table:table-cell table:formula="of:=IF([.B1257]=[.D125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57];&quot;, '&quot;;SUBSTITUTE(LOWER([.B1257]);&quot;'&quot;;&quot;''&quot;);&quot;', '&quot;;SUBSTITUTE(LOWER([.C1257]);&quot;'&quot;;&quot;''&quot;);&quot;', '&quot;;SUBSTITUTE(LOWER([.D1257]);&quot;'&quot;;&quot;''&quot;);&quot;');&quot;)" office:value-type="string" office:string-value="insert into palabras(id, castellano, ingles, latin) values(1256, 'económicos', 'economic', 'oeconomici');" calcext:value-type="string">
            <text:p>insert into palabras(id, castellano, ingles, latin) values(1256, 'económicos', 'economic', 'oeconomici');</text:p>
          </table:table-cell>
        </table:table-row>
        <table:table-row table:style-name="ro1">
          <table:table-cell table:formula="of:=[.A1257]+1" office:value-type="float" office:value="1257" calcext:value-type="float">
            <text:p>1257</text:p>
          </table:table-cell>
          <table:table-cell office:value-type="string" calcext:value-type="string">
            <text:p>Naturales</text:p>
          </table:table-cell>
          <table:table-cell office:value-type="string" calcext:value-type="string">
            <text:p>Natural</text:p>
          </table:table-cell>
          <table:table-cell table:style-name="Default" office:value-type="string" calcext:value-type="string">
            <text:p>Naturales</text:p>
          </table:table-cell>
          <table:table-cell/>
          <table:table-cell table:formula="of:=IF([.B1258]=[.D1258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258];&quot;, '&quot;;SUBSTITUTE(LOWER([.B1258]);&quot;'&quot;;&quot;''&quot;);&quot;', '&quot;;SUBSTITUTE(LOWER([.C1258]);&quot;'&quot;;&quot;''&quot;);&quot;', '&quot;;SUBSTITUTE(LOWER([.D1258]);&quot;'&quot;;&quot;''&quot;);&quot;');&quot;)" office:value-type="string" office:string-value="insert into palabras(id, castellano, ingles, latin) values(1257, 'naturales', 'natural', 'naturales');" calcext:value-type="string">
            <text:p>insert into palabras(id, castellano, ingles, latin) values(1257, 'naturales', 'natural', 'naturales');</text:p>
          </table:table-cell>
        </table:table-row>
        <table:table-row table:style-name="ro1">
          <table:table-cell table:formula="of:=[.A1258]+1" office:value-type="float" office:value="1258" calcext:value-type="float">
            <text:p>1258</text:p>
          </table:table-cell>
          <table:table-cell office:value-type="string" calcext:value-type="string">
            <text:p>Parecer</text:p>
          </table:table-cell>
          <table:table-cell office:value-type="string" calcext:value-type="string">
            <text:p>Seem</text:p>
          </table:table-cell>
          <table:table-cell table:style-name="Default" office:value-type="string" calcext:value-type="string">
            <text:p>Videtur</text:p>
          </table:table-cell>
          <table:table-cell/>
          <table:table-cell table:formula="of:=IF([.B1259]=[.D125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59];&quot;, '&quot;;SUBSTITUTE(LOWER([.B1259]);&quot;'&quot;;&quot;''&quot;);&quot;', '&quot;;SUBSTITUTE(LOWER([.C1259]);&quot;'&quot;;&quot;''&quot;);&quot;', '&quot;;SUBSTITUTE(LOWER([.D1259]);&quot;'&quot;;&quot;''&quot;);&quot;');&quot;)" office:value-type="string" office:string-value="insert into palabras(id, castellano, ingles, latin) values(1258, 'parecer', 'seem', 'videtur');" calcext:value-type="string">
            <text:p>insert into palabras(id, castellano, ingles, latin) values(1258, 'parecer', 'seem', 'videtur');</text:p>
          </table:table-cell>
        </table:table-row>
        <table:table-row table:style-name="ro1">
          <table:table-cell table:formula="of:=[.A1259]+1" office:value-type="float" office:value="1259" calcext:value-type="float">
            <text:p>1259</text:p>
          </table:table-cell>
          <table:table-cell office:value-type="string" calcext:value-type="string">
            <text:p>Santo</text:p>
          </table:table-cell>
          <table:table-cell office:value-type="string" calcext:value-type="string">
            <text:p>Holy</text:p>
          </table:table-cell>
          <table:table-cell table:style-name="Default" office:value-type="string" calcext:value-type="string">
            <text:p>Sanctus</text:p>
          </table:table-cell>
          <table:table-cell/>
          <table:table-cell table:formula="of:=IF([.B1260]=[.D126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60];&quot;, '&quot;;SUBSTITUTE(LOWER([.B1260]);&quot;'&quot;;&quot;''&quot;);&quot;', '&quot;;SUBSTITUTE(LOWER([.C1260]);&quot;'&quot;;&quot;''&quot;);&quot;', '&quot;;SUBSTITUTE(LOWER([.D1260]);&quot;'&quot;;&quot;''&quot;);&quot;');&quot;)" office:value-type="string" office:string-value="insert into palabras(id, castellano, ingles, latin) values(1259, 'santo', 'holy', 'sanctus');" calcext:value-type="string">
            <text:p>insert into palabras(id, castellano, ingles, latin) values(1259, 'santo', 'holy', 'sanctus');</text:p>
          </table:table-cell>
        </table:table-row>
        <table:table-row table:style-name="ro1">
          <table:table-cell table:formula="of:=[.A1260]+1" office:value-type="float" office:value="1260" calcext:value-type="float">
            <text:p>1260</text:p>
          </table:table-cell>
          <table:table-cell office:value-type="string" calcext:value-type="string">
            <text:p>Vieja</text:p>
          </table:table-cell>
          <table:table-cell office:value-type="string" calcext:value-type="string">
            <text:p>Old</text:p>
          </table:table-cell>
          <table:table-cell table:style-name="Default" office:value-type="string" calcext:value-type="string">
            <text:p>Vetus</text:p>
          </table:table-cell>
          <table:table-cell/>
          <table:table-cell table:formula="of:=IF([.B1261]=[.D126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61];&quot;, '&quot;;SUBSTITUTE(LOWER([.B1261]);&quot;'&quot;;&quot;''&quot;);&quot;', '&quot;;SUBSTITUTE(LOWER([.C1261]);&quot;'&quot;;&quot;''&quot;);&quot;', '&quot;;SUBSTITUTE(LOWER([.D1261]);&quot;'&quot;;&quot;''&quot;);&quot;');&quot;)" office:value-type="string" office:string-value="insert into palabras(id, castellano, ingles, latin) values(1260, 'vieja', 'old', 'vetus');" calcext:value-type="string">
            <text:p>insert into palabras(id, castellano, ingles, latin) values(1260, 'vieja', 'old', 'vetus');</text:p>
          </table:table-cell>
        </table:table-row>
        <table:table-row table:style-name="ro1">
          <table:table-cell table:formula="of:=[.A1261]+1" office:value-type="float" office:value="1261" calcext:value-type="float">
            <text:p>1261</text:p>
          </table:table-cell>
          <table:table-cell office:value-type="string" calcext:value-type="string">
            <text:p>Decidió</text:p>
          </table:table-cell>
          <table:table-cell office:value-type="string" calcext:value-type="string">
            <text:p>Decided</text:p>
          </table:table-cell>
          <table:table-cell office:value-type="string" calcext:value-type="string">
            <text:p>Decidit</text:p>
          </table:table-cell>
          <table:table-cell/>
          <table:table-cell table:formula="of:=IF([.B1262]=[.D126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62];&quot;, '&quot;;SUBSTITUTE(LOWER([.B1262]);&quot;'&quot;;&quot;''&quot;);&quot;', '&quot;;SUBSTITUTE(LOWER([.C1262]);&quot;'&quot;;&quot;''&quot;);&quot;', '&quot;;SUBSTITUTE(LOWER([.D1262]);&quot;'&quot;;&quot;''&quot;);&quot;');&quot;)" office:value-type="string" office:string-value="insert into palabras(id, castellano, ingles, latin) values(1261, 'decidió', 'decided', 'decidit');" calcext:value-type="string">
            <text:p>insert into palabras(id, castellano, ingles, latin) values(1261, 'decidió', 'decided', 'decidit');</text:p>
          </table:table-cell>
        </table:table-row>
        <table:table-row table:style-name="ro1">
          <table:table-cell table:formula="of:=[.A1262]+1" office:value-type="float" office:value="1262" calcext:value-type="float">
            <text:p>1262</text:p>
          </table:table-cell>
          <table:table-cell office:value-type="string" calcext:value-type="string">
            <text:p>Perú</text:p>
          </table:table-cell>
          <table:table-cell table:number-columns-repeated="2" office:value-type="string" calcext:value-type="string">
            <text:p>Peru</text:p>
          </table:table-cell>
          <table:table-cell/>
          <table:table-cell table:formula="of:=IF([.B1263]=[.D126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63];&quot;, '&quot;;SUBSTITUTE(LOWER([.B1263]);&quot;'&quot;;&quot;''&quot;);&quot;', '&quot;;SUBSTITUTE(LOWER([.C1263]);&quot;'&quot;;&quot;''&quot;);&quot;', '&quot;;SUBSTITUTE(LOWER([.D1263]);&quot;'&quot;;&quot;''&quot;);&quot;');&quot;)" office:value-type="string" office:string-value="insert into palabras(id, castellano, ingles, latin) values(1262, 'perú', 'peru', 'peru');" calcext:value-type="string">
            <text:p>insert into palabras(id, castellano, ingles, latin) values(1262, 'perú', 'peru', 'peru');</text:p>
          </table:table-cell>
        </table:table-row>
        <table:table-row table:style-name="ro1">
          <table:table-cell table:formula="of:=[.A1263]+1" office:value-type="float" office:value="1263" calcext:value-type="float">
            <text:p>1263</text:p>
          </table:table-cell>
          <table:table-cell office:value-type="string" calcext:value-type="string">
            <text:p>Llegada</text:p>
          </table:table-cell>
          <table:table-cell office:value-type="string" calcext:value-type="string">
            <text:p>Arrival</text:p>
          </table:table-cell>
          <table:table-cell office:value-type="string" calcext:value-type="string">
            <text:p>Adventus</text:p>
          </table:table-cell>
          <table:table-cell/>
          <table:table-cell table:formula="of:=IF([.B1264]=[.D126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64];&quot;, '&quot;;SUBSTITUTE(LOWER([.B1264]);&quot;'&quot;;&quot;''&quot;);&quot;', '&quot;;SUBSTITUTE(LOWER([.C1264]);&quot;'&quot;;&quot;''&quot;);&quot;', '&quot;;SUBSTITUTE(LOWER([.D1264]);&quot;'&quot;;&quot;''&quot;);&quot;');&quot;)" office:value-type="string" office:string-value="insert into palabras(id, castellano, ingles, latin) values(1263, 'llegada', 'arrival', 'adventus');" calcext:value-type="string">
            <text:p>insert into palabras(id, castellano, ingles, latin) values(1263, 'llegada', 'arrival', 'adventus');</text:p>
          </table:table-cell>
        </table:table-row>
        <table:table-row table:style-name="ro1">
          <table:table-cell table:formula="of:=[.A1264]+1" office:value-type="float" office:value="1264" calcext:value-type="float">
            <text:p>1264</text:p>
          </table:table-cell>
          <table:table-cell office:value-type="string" calcext:value-type="string">
            <text:p>Comienza</text:p>
          </table:table-cell>
          <table:table-cell office:value-type="string" calcext:value-type="string">
            <text:p>Starts</text:p>
          </table:table-cell>
          <table:table-cell office:value-type="string" calcext:value-type="string">
            <text:p>Incipit</text:p>
          </table:table-cell>
          <table:table-cell/>
          <table:table-cell table:formula="of:=IF([.B1265]=[.D126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65];&quot;, '&quot;;SUBSTITUTE(LOWER([.B1265]);&quot;'&quot;;&quot;''&quot;);&quot;', '&quot;;SUBSTITUTE(LOWER([.C1265]);&quot;'&quot;;&quot;''&quot;);&quot;', '&quot;;SUBSTITUTE(LOWER([.D1265]);&quot;'&quot;;&quot;''&quot;);&quot;');&quot;)" office:value-type="string" office:string-value="insert into palabras(id, castellano, ingles, latin) values(1264, 'comienza', 'starts', 'incipit');" calcext:value-type="string">
            <text:p>insert into palabras(id, castellano, ingles, latin) values(1264, 'comienza', 'starts', 'incipit');</text:p>
          </table:table-cell>
        </table:table-row>
        <table:table-row table:style-name="ro2">
          <table:table-cell table:formula="of:=[.A1265]+1" office:value-type="float" office:value="1265" calcext:value-type="float">
            <text:p>1265</text:p>
          </table:table-cell>
          <table:table-cell office:value-type="string" calcext:value-type="string">
            <text:p>Organizaciones</text:p>
          </table:table-cell>
          <table:table-cell office:value-type="string" calcext:value-type="string">
            <text:p>Organizations</text:p>
          </table:table-cell>
          <table:table-cell office:value-type="string" calcext:value-type="string">
            <text:p>Organizationes</text:p>
          </table:table-cell>
          <table:table-cell/>
          <table:table-cell table:formula="of:=IF([.B1266]=[.D126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66];&quot;, '&quot;;SUBSTITUTE(LOWER([.B1266]);&quot;'&quot;;&quot;''&quot;);&quot;', '&quot;;SUBSTITUTE(LOWER([.C1266]);&quot;'&quot;;&quot;''&quot;);&quot;', '&quot;;SUBSTITUTE(LOWER([.D1266]);&quot;'&quot;;&quot;''&quot;);&quot;');&quot;)" office:value-type="string" office:string-value="insert into palabras(id, castellano, ingles, latin) values(1265, 'organizaciones', 'organizations', 'organizationes');" calcext:value-type="string">
            <text:p>insert into palabras(id, castellano, ingles, latin) values(1265, 'organizaciones', 'organizations', 'organizationes');</text:p>
          </table:table-cell>
        </table:table-row>
        <table:table-row table:style-name="ro1">
          <table:table-cell table:formula="of:=[.A1266]+1" office:value-type="float" office:value="1266" calcext:value-type="float">
            <text:p>1266</text:p>
          </table:table-cell>
          <table:table-cell office:value-type="string" calcext:value-type="string">
            <text:p>Tendencia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Tendentia</text:p>
          </table:table-cell>
          <table:table-cell/>
          <table:table-cell table:formula="of:=IF([.B1267]=[.D126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67];&quot;, '&quot;;SUBSTITUTE(LOWER([.B1267]);&quot;'&quot;;&quot;''&quot;);&quot;', '&quot;;SUBSTITUTE(LOWER([.C1267]);&quot;'&quot;;&quot;''&quot;);&quot;', '&quot;;SUBSTITUTE(LOWER([.D1267]);&quot;'&quot;;&quot;''&quot;);&quot;');&quot;)" office:value-type="string" office:string-value="insert into palabras(id, castellano, ingles, latin) values(1266, 'tendencia', 'trend', 'tendentia');" calcext:value-type="string">
            <text:p>insert into palabras(id, castellano, ingles, latin) values(1266, 'tendencia', 'trend', 'tendentia');</text:p>
          </table:table-cell>
        </table:table-row>
        <table:table-row table:style-name="ro1">
          <table:table-cell table:formula="of:=[.A1267]+1" office:value-type="float" office:value="1267" calcext:value-type="float">
            <text:p>1267</text:p>
          </table:table-cell>
          <table:table-cell office:value-type="string" calcext:value-type="string">
            <text:p>Escenario</text:p>
          </table:table-cell>
          <table:table-cell office:value-type="string" calcext:value-type="string">
            <text:p>Scenario</text:p>
          </table:table-cell>
          <table:table-cell office:value-type="string" calcext:value-type="string">
            <text:p>Scaena</text:p>
          </table:table-cell>
          <table:table-cell/>
          <table:table-cell table:formula="of:=IF([.B1268]=[.D126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68];&quot;, '&quot;;SUBSTITUTE(LOWER([.B1268]);&quot;'&quot;;&quot;''&quot;);&quot;', '&quot;;SUBSTITUTE(LOWER([.C1268]);&quot;'&quot;;&quot;''&quot;);&quot;', '&quot;;SUBSTITUTE(LOWER([.D1268]);&quot;'&quot;;&quot;''&quot;);&quot;');&quot;)" office:value-type="string" office:string-value="insert into palabras(id, castellano, ingles, latin) values(1267, 'escenario', 'scenario', 'scaena');" calcext:value-type="string">
            <text:p>insert into palabras(id, castellano, ingles, latin) values(1267, 'escenario', 'scenario', 'scaena');</text:p>
          </table:table-cell>
        </table:table-row>
        <table:table-row table:style-name="ro1">
          <table:table-cell table:formula="of:=[.A1268]+1" office:value-type="float" office:value="1268" calcext:value-type="float">
            <text:p>1268</text:p>
          </table:table-cell>
          <table:table-cell office:value-type="string" calcext:value-type="string">
            <text:p>Definitiva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Definitivus</text:p>
          </table:table-cell>
          <table:table-cell/>
          <table:table-cell table:formula="of:=IF([.B1269]=[.D126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69];&quot;, '&quot;;SUBSTITUTE(LOWER([.B1269]);&quot;'&quot;;&quot;''&quot;);&quot;', '&quot;;SUBSTITUTE(LOWER([.C1269]);&quot;'&quot;;&quot;''&quot;);&quot;', '&quot;;SUBSTITUTE(LOWER([.D1269]);&quot;'&quot;;&quot;''&quot;);&quot;');&quot;)" office:value-type="string" office:string-value="insert into palabras(id, castellano, ingles, latin) values(1268, 'definitiva', 'final', 'definitivus');" calcext:value-type="string">
            <text:p>insert into palabras(id, castellano, ingles, latin) values(1268, 'definitiva', 'final', 'definitivus');</text:p>
          </table:table-cell>
        </table:table-row>
        <table:table-row table:style-name="ro1">
          <table:table-cell table:formula="of:=[.A1269]+1" office:value-type="float" office:value="1269" calcext:value-type="float">
            <text:p>1269</text:p>
          </table:table-cell>
          <table:table-cell office:value-type="string" calcext:value-type="string">
            <text:p>Deberá</text:p>
          </table:table-cell>
          <table:table-cell office:value-type="string" calcext:value-type="string">
            <text:p>Should</text:p>
          </table:table-cell>
          <table:table-cell office:value-type="string" calcext:value-type="string">
            <text:p>Debebit</text:p>
          </table:table-cell>
          <table:table-cell/>
          <table:table-cell table:formula="of:=IF([.B1270]=[.D127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70];&quot;, '&quot;;SUBSTITUTE(LOWER([.B1270]);&quot;'&quot;;&quot;''&quot;);&quot;', '&quot;;SUBSTITUTE(LOWER([.C1270]);&quot;'&quot;;&quot;''&quot;);&quot;', '&quot;;SUBSTITUTE(LOWER([.D1270]);&quot;'&quot;;&quot;''&quot;);&quot;');&quot;)" office:value-type="string" office:string-value="insert into palabras(id, castellano, ingles, latin) values(1269, 'deberá', 'should', 'debebit');" calcext:value-type="string">
            <text:p>insert into palabras(id, castellano, ingles, latin) values(1269, 'deberá', 'should', 'debebit');</text:p>
          </table:table-cell>
        </table:table-row>
        <table:table-row table:style-name="ro1">
          <table:table-cell table:formula="of:=[.A1270]+1" office:value-type="float" office:value="1270" calcext:value-type="float">
            <text:p>1270</text:p>
          </table:table-cell>
          <table:table-cell office:value-type="string" calcext:value-type="string">
            <text:p>Indicó</text:p>
          </table:table-cell>
          <table:table-cell office:value-type="string" calcext:value-type="string">
            <text:p>Indicated</text:p>
          </table:table-cell>
          <table:table-cell office:value-type="string" calcext:value-type="string">
            <text:p>Indicavit</text:p>
          </table:table-cell>
          <table:table-cell/>
          <table:table-cell table:formula="of:=IF([.B1271]=[.D127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71];&quot;, '&quot;;SUBSTITUTE(LOWER([.B1271]);&quot;'&quot;;&quot;''&quot;);&quot;', '&quot;;SUBSTITUTE(LOWER([.C1271]);&quot;'&quot;;&quot;''&quot;);&quot;', '&quot;;SUBSTITUTE(LOWER([.D1271]);&quot;'&quot;;&quot;''&quot;);&quot;');&quot;)" office:value-type="string" office:string-value="insert into palabras(id, castellano, ingles, latin) values(1270, 'indicó', 'indicated', 'indicavit');" calcext:value-type="string">
            <text:p>insert into palabras(id, castellano, ingles, latin) values(1270, 'indicó', 'indicated', 'indicavit');</text:p>
          </table:table-cell>
        </table:table-row>
        <table:table-row table:style-name="ro1">
          <table:table-cell table:formula="of:=[.A1271]+1" office:value-type="float" office:value="1271" calcext:value-type="float">
            <text:p>1271</text:p>
          </table:table-cell>
          <table:table-cell office:value-type="string" calcext:value-type="string">
            <text:p>Noticia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Nuntius</text:p>
          </table:table-cell>
          <table:table-cell/>
          <table:table-cell table:formula="of:=IF([.B1272]=[.D127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72];&quot;, '&quot;;SUBSTITUTE(LOWER([.B1272]);&quot;'&quot;;&quot;''&quot;);&quot;', '&quot;;SUBSTITUTE(LOWER([.C1272]);&quot;'&quot;;&quot;''&quot;);&quot;', '&quot;;SUBSTITUTE(LOWER([.D1272]);&quot;'&quot;;&quot;''&quot;);&quot;');&quot;)" office:value-type="string" office:string-value="insert into palabras(id, castellano, ingles, latin) values(1271, 'noticia', 'news', 'nuntius');" calcext:value-type="string">
            <text:p>insert into palabras(id, castellano, ingles, latin) values(1271, 'noticia', 'news', 'nuntius');</text:p>
          </table:table-cell>
        </table:table-row>
        <table:table-row table:style-name="ro1">
          <table:table-cell table:formula="of:=[.A1272]+1" office:value-type="float" office:value="1272" calcext:value-type="float">
            <text:p>1272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Anglicus</text:p>
          </table:table-cell>
          <table:table-cell/>
          <table:table-cell table:formula="of:=IF([.B1273]=[.D127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73];&quot;, '&quot;;SUBSTITUTE(LOWER([.B1273]);&quot;'&quot;;&quot;''&quot;);&quot;', '&quot;;SUBSTITUTE(LOWER([.C1273]);&quot;'&quot;;&quot;''&quot;);&quot;', '&quot;;SUBSTITUTE(LOWER([.D1273]);&quot;'&quot;;&quot;''&quot;);&quot;');&quot;)" office:value-type="string" office:string-value="insert into palabras(id, castellano, ingles, latin) values(1272, 'inglés', 'english', 'anglicus');" calcext:value-type="string">
            <text:p>insert into palabras(id, castellano, ingles, latin) values(1272, 'inglés', 'english', 'anglicus');</text:p>
          </table:table-cell>
        </table:table-row>
        <table:table-row table:style-name="ro1">
          <table:table-cell table:formula="of:=[.A1273]+1" office:value-type="float" office:value="1273" calcext:value-type="float">
            <text:p>1273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Regina</text:p>
          </table:table-cell>
          <table:table-cell/>
          <table:table-cell table:formula="of:=IF([.B1274]=[.D127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74];&quot;, '&quot;;SUBSTITUTE(LOWER([.B1274]);&quot;'&quot;;&quot;''&quot;);&quot;', '&quot;;SUBSTITUTE(LOWER([.C1274]);&quot;'&quot;;&quot;''&quot;);&quot;', '&quot;;SUBSTITUTE(LOWER([.D1274]);&quot;'&quot;;&quot;''&quot;);&quot;');&quot;)" office:value-type="string" office:string-value="insert into palabras(id, castellano, ingles, latin) values(1273, 'reina', 'queen', 'regina');" calcext:value-type="string">
            <text:p>insert into palabras(id, castellano, ingles, latin) values(1273, 'reina', 'queen', 'regina');</text:p>
          </table:table-cell>
        </table:table-row>
        <table:table-row table:style-name="ro1">
          <table:table-cell table:formula="of:=[.A1274]+1" office:value-type="float" office:value="1274" calcext:value-type="float">
            <text:p>1274</text:p>
          </table:table-cell>
          <table:table-cell office:value-type="string" calcext:value-type="string">
            <text:p>Ustedes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Vestri</text:p>
          </table:table-cell>
          <table:table-cell/>
          <table:table-cell table:formula="of:=IF([.B1275]=[.D127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75];&quot;, '&quot;;SUBSTITUTE(LOWER([.B1275]);&quot;'&quot;;&quot;''&quot;);&quot;', '&quot;;SUBSTITUTE(LOWER([.C1275]);&quot;'&quot;;&quot;''&quot;);&quot;', '&quot;;SUBSTITUTE(LOWER([.D1275]);&quot;'&quot;;&quot;''&quot;);&quot;');&quot;)" office:value-type="string" office:string-value="insert into palabras(id, castellano, ingles, latin) values(1274, 'ustedes', 'you', 'vestri');" calcext:value-type="string">
            <text:p>insert into palabras(id, castellano, ingles, latin) values(1274, 'ustedes', 'you', 'vestri');</text:p>
          </table:table-cell>
        </table:table-row>
        <table:table-row table:style-name="ro1">
          <table:table-cell table:formula="of:=[.A1275]+1" office:value-type="float" office:value="1275" calcext:value-type="float">
            <text:p>1275</text:p>
          </table:table-cell>
          <table:table-cell office:value-type="string" calcext:value-type="string">
            <text:p>Mader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Ligna</text:p>
          </table:table-cell>
          <table:table-cell/>
          <table:table-cell table:formula="of:=IF([.B1276]=[.D127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76];&quot;, '&quot;;SUBSTITUTE(LOWER([.B1276]);&quot;'&quot;;&quot;''&quot;);&quot;', '&quot;;SUBSTITUTE(LOWER([.C1276]);&quot;'&quot;;&quot;''&quot;);&quot;', '&quot;;SUBSTITUTE(LOWER([.D1276]);&quot;'&quot;;&quot;''&quot;);&quot;');&quot;)" office:value-type="string" office:string-value="insert into palabras(id, castellano, ingles, latin) values(1275, 'madera', 'wood', 'ligna');" calcext:value-type="string">
            <text:p>insert into palabras(id, castellano, ingles, latin) values(1275, 'madera', 'wood', 'ligna');</text:p>
          </table:table-cell>
        </table:table-row>
        <table:table-row table:style-name="ro1">
          <table:table-cell table:formula="of:=[.A1276]+1" office:value-type="float" office:value="1276" calcext:value-type="float">
            <text:p>1276</text:p>
          </table:table-cell>
          <table:table-cell office:value-type="string" calcext:value-type="string">
            <text:p>Alemán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Theodiscus</text:p>
          </table:table-cell>
          <table:table-cell/>
          <table:table-cell table:formula="of:=IF([.B1277]=[.D127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77];&quot;, '&quot;;SUBSTITUTE(LOWER([.B1277]);&quot;'&quot;;&quot;''&quot;);&quot;', '&quot;;SUBSTITUTE(LOWER([.C1277]);&quot;'&quot;;&quot;''&quot;);&quot;', '&quot;;SUBSTITUTE(LOWER([.D1277]);&quot;'&quot;;&quot;''&quot;);&quot;');&quot;)" office:value-type="string" office:string-value="insert into palabras(id, castellano, ingles, latin) values(1276, 'alemán', 'german', 'theodiscus');" calcext:value-type="string">
            <text:p>insert into palabras(id, castellano, ingles, latin) values(1276, 'alemán', 'german', 'theodiscus');</text:p>
          </table:table-cell>
        </table:table-row>
        <table:table-row table:style-name="ro1">
          <table:table-cell table:formula="of:=[.A1277]+1" office:value-type="float" office:value="1277" calcext:value-type="float">
            <text:p>1277</text:p>
          </table:table-cell>
          <table:table-cell office:value-type="string" calcext:value-type="string">
            <text:p>Habitantes</text:p>
          </table:table-cell>
          <table:table-cell office:value-type="string" calcext:value-type="string">
            <text:p>Inhabitants</text:p>
          </table:table-cell>
          <table:table-cell office:value-type="string" calcext:value-type="string">
            <text:p>Incolas</text:p>
          </table:table-cell>
          <table:table-cell/>
          <table:table-cell table:formula="of:=IF([.B1278]=[.D127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78];&quot;, '&quot;;SUBSTITUTE(LOWER([.B1278]);&quot;'&quot;;&quot;''&quot;);&quot;', '&quot;;SUBSTITUTE(LOWER([.C1278]);&quot;'&quot;;&quot;''&quot;);&quot;', '&quot;;SUBSTITUTE(LOWER([.D1278]);&quot;'&quot;;&quot;''&quot;);&quot;');&quot;)" office:value-type="string" office:string-value="insert into palabras(id, castellano, ingles, latin) values(1277, 'habitantes', 'inhabitants', 'incolas');" calcext:value-type="string">
            <text:p>insert into palabras(id, castellano, ingles, latin) values(1277, 'habitantes', 'inhabitants', 'incolas');</text:p>
          </table:table-cell>
        </table:table-row>
        <table:table-row table:style-name="ro1">
          <table:table-cell table:formula="of:=[.A1278]+1" office:value-type="float" office:value="1278" calcext:value-type="float">
            <text:p>1278</text:p>
          </table:table-cell>
          <table:table-cell office:value-type="string" calcext:value-type="string">
            <text:p>Recibir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Accipere</text:p>
          </table:table-cell>
          <table:table-cell/>
          <table:table-cell table:formula="of:=IF([.B1279]=[.D127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79];&quot;, '&quot;;SUBSTITUTE(LOWER([.B1279]);&quot;'&quot;;&quot;''&quot;);&quot;', '&quot;;SUBSTITUTE(LOWER([.C1279]);&quot;'&quot;;&quot;''&quot;);&quot;', '&quot;;SUBSTITUTE(LOWER([.D1279]);&quot;'&quot;;&quot;''&quot;);&quot;');&quot;)" office:value-type="string" office:string-value="insert into palabras(id, castellano, ingles, latin) values(1278, 'recibir', 'receive', 'accipere');" calcext:value-type="string">
            <text:p>insert into palabras(id, castellano, ingles, latin) values(1278, 'recibir', 'receive', 'accipere');</text:p>
          </table:table-cell>
        </table:table-row>
        <table:table-row table:style-name="ro1">
          <table:table-cell table:formula="of:=[.A1279]+1" office:value-type="float" office:value="1279" calcext:value-type="float">
            <text:p>1279</text:p>
          </table:table-cell>
          <table:table-cell office:value-type="string" calcext:value-type="string">
            <text:p>Familias</text:p>
          </table:table-cell>
          <table:table-cell office:value-type="string" calcext:value-type="string">
            <text:p>Families</text:p>
          </table:table-cell>
          <table:table-cell office:value-type="string" calcext:value-type="string">
            <text:p>Familiae</text:p>
          </table:table-cell>
          <table:table-cell/>
          <table:table-cell table:formula="of:=IF([.B1280]=[.D128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80];&quot;, '&quot;;SUBSTITUTE(LOWER([.B1280]);&quot;'&quot;;&quot;''&quot;);&quot;', '&quot;;SUBSTITUTE(LOWER([.C1280]);&quot;'&quot;;&quot;''&quot;);&quot;', '&quot;;SUBSTITUTE(LOWER([.D1280]);&quot;'&quot;;&quot;''&quot;);&quot;');&quot;)" office:value-type="string" office:string-value="insert into palabras(id, castellano, ingles, latin) values(1279, 'familias', 'families', 'familiae');" calcext:value-type="string">
            <text:p>insert into palabras(id, castellano, ingles, latin) values(1279, 'familias', 'families', 'familiae');</text:p>
          </table:table-cell>
        </table:table-row>
        <table:table-row table:style-name="ro1">
          <table:table-cell table:formula="of:=[.A1280]+1" office:value-type="float" office:value="1280" calcext:value-type="float">
            <text:p>1280</text:p>
          </table:table-cell>
          <table:table-cell office:value-type="string" calcext:value-type="string">
            <text:p>Miembro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Membrum</text:p>
          </table:table-cell>
          <table:table-cell/>
          <table:table-cell table:formula="of:=IF([.B1281]=[.D128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81];&quot;, '&quot;;SUBSTITUTE(LOWER([.B1281]);&quot;'&quot;;&quot;''&quot;);&quot;', '&quot;;SUBSTITUTE(LOWER([.C1281]);&quot;'&quot;;&quot;''&quot;);&quot;', '&quot;;SUBSTITUTE(LOWER([.D1281]);&quot;'&quot;;&quot;''&quot;);&quot;');&quot;)" office:value-type="string" office:string-value="insert into palabras(id, castellano, ingles, latin) values(1280, 'miembro', 'member', 'membrum');" calcext:value-type="string">
            <text:p>insert into palabras(id, castellano, ingles, latin) values(1280, 'miembro', 'member', 'membrum');</text:p>
          </table:table-cell>
        </table:table-row>
        <table:table-row table:style-name="ro1">
          <table:table-cell table:formula="of:=[.A1281]+1" office:value-type="float" office:value="1281" calcext:value-type="float">
            <text:p>1281</text:p>
          </table:table-cell>
          <table:table-cell office:value-type="string" calcext:value-type="string">
            <text:p>Escritor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Scriptor</text:p>
          </table:table-cell>
          <table:table-cell/>
          <table:table-cell table:formula="of:=IF([.B1282]=[.D128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82];&quot;, '&quot;;SUBSTITUTE(LOWER([.B1282]);&quot;'&quot;;&quot;''&quot;);&quot;', '&quot;;SUBSTITUTE(LOWER([.C1282]);&quot;'&quot;;&quot;''&quot;);&quot;', '&quot;;SUBSTITUTE(LOWER([.D1282]);&quot;'&quot;;&quot;''&quot;);&quot;');&quot;)" office:value-type="string" office:string-value="insert into palabras(id, castellano, ingles, latin) values(1281, 'escritor', 'writer', 'scriptor');" calcext:value-type="string">
            <text:p>insert into palabras(id, castellano, ingles, latin) values(1281, 'escritor', 'writer', 'scriptor');</text:p>
          </table:table-cell>
        </table:table-row>
        <table:table-row table:style-name="ro1">
          <table:table-cell table:formula="of:=[.A1282]+1" office:value-type="float" office:value="1282" calcext:value-type="float">
            <text:p>1282</text:p>
          </table:table-cell>
          <table:table-cell office:value-type="string" calcext:value-type="string">
            <text:p>Conoce</text:p>
          </table:table-cell>
          <table:table-cell office:value-type="string" calcext:value-type="string">
            <text:p>Meet</text:p>
          </table:table-cell>
          <table:table-cell office:value-type="string" calcext:value-type="string">
            <text:p>Cognoscit</text:p>
          </table:table-cell>
          <table:table-cell/>
          <table:table-cell table:formula="of:=IF([.B1283]=[.D128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83];&quot;, '&quot;;SUBSTITUTE(LOWER([.B1283]);&quot;'&quot;;&quot;''&quot;);&quot;', '&quot;;SUBSTITUTE(LOWER([.C1283]);&quot;'&quot;;&quot;''&quot;);&quot;', '&quot;;SUBSTITUTE(LOWER([.D1283]);&quot;'&quot;;&quot;''&quot;);&quot;');&quot;)" office:value-type="string" office:string-value="insert into palabras(id, castellano, ingles, latin) values(1282, 'conoce', 'meet', 'cognoscit');" calcext:value-type="string">
            <text:p>insert into palabras(id, castellano, ingles, latin) values(1282, 'conoce', 'meet', 'cognoscit');</text:p>
          </table:table-cell>
        </table:table-row>
        <table:table-row table:style-name="ro1">
          <table:table-cell table:formula="of:=[.A1283]+1" office:value-type="float" office:value="1283" calcext:value-type="float">
            <text:p>1283</text:p>
          </table:table-cell>
          <table:table-cell office:value-type="string" calcext:value-type="string">
            <text:p>Cuidado</text:p>
          </table:table-cell>
          <table:table-cell office:value-type="string" calcext:value-type="string">
            <text:p>Care</text:p>
          </table:table-cell>
          <table:table-cell office:value-type="string" calcext:value-type="string">
            <text:p>Cura</text:p>
          </table:table-cell>
          <table:table-cell/>
          <table:table-cell table:formula="of:=IF([.B1284]=[.D128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84];&quot;, '&quot;;SUBSTITUTE(LOWER([.B1284]);&quot;'&quot;;&quot;''&quot;);&quot;', '&quot;;SUBSTITUTE(LOWER([.C1284]);&quot;'&quot;;&quot;''&quot;);&quot;', '&quot;;SUBSTITUTE(LOWER([.D1284]);&quot;'&quot;;&quot;''&quot;);&quot;');&quot;)" office:value-type="string" office:string-value="insert into palabras(id, castellano, ingles, latin) values(1283, 'cuidado', 'care', 'cura');" calcext:value-type="string">
            <text:p>insert into palabras(id, castellano, ingles, latin) values(1283, 'cuidado', 'care', 'cura');</text:p>
          </table:table-cell>
        </table:table-row>
        <table:table-row table:style-name="ro1">
          <table:table-cell table:formula="of:=[.A1284]+1" office:value-type="float" office:value="1284" calcext:value-type="float">
            <text:p>1284</text:p>
          </table:table-cell>
          <table:table-cell office:value-type="string" calcext:value-type="string">
            <text:p>Identidad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Identitas</text:p>
          </table:table-cell>
          <table:table-cell/>
          <table:table-cell table:formula="of:=IF([.B1285]=[.D128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85];&quot;, '&quot;;SUBSTITUTE(LOWER([.B1285]);&quot;'&quot;;&quot;''&quot;);&quot;', '&quot;;SUBSTITUTE(LOWER([.C1285]);&quot;'&quot;;&quot;''&quot;);&quot;', '&quot;;SUBSTITUTE(LOWER([.D1285]);&quot;'&quot;;&quot;''&quot;);&quot;');&quot;)" office:value-type="string" office:string-value="insert into palabras(id, castellano, ingles, latin) values(1284, 'identidad', 'identity', 'identitas');" calcext:value-type="string">
            <text:p>insert into palabras(id, castellano, ingles, latin) values(1284, 'identidad', 'identity', 'identitas');</text:p>
          </table:table-cell>
        </table:table-row>
        <table:table-row table:style-name="ro1">
          <table:table-cell table:formula="of:=[.A1285]+1" office:value-type="float" office:value="1285" calcext:value-type="float">
            <text:p>1285</text:p>
          </table:table-cell>
          <table:table-cell office:value-type="string" calcext:value-type="string">
            <text:p>Quiso</text:p>
          </table:table-cell>
          <table:table-cell office:value-type="string" calcext:value-type="string">
            <text:p>Wanted</text:p>
          </table:table-cell>
          <table:table-cell office:value-type="string" calcext:value-type="string">
            <text:p>Volebat</text:p>
          </table:table-cell>
          <table:table-cell/>
          <table:table-cell table:formula="of:=IF([.B1286]=[.D128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86];&quot;, '&quot;;SUBSTITUTE(LOWER([.B1286]);&quot;'&quot;;&quot;''&quot;);&quot;', '&quot;;SUBSTITUTE(LOWER([.C1286]);&quot;'&quot;;&quot;''&quot;);&quot;', '&quot;;SUBSTITUTE(LOWER([.D1286]);&quot;'&quot;;&quot;''&quot;);&quot;');&quot;)" office:value-type="string" office:string-value="insert into palabras(id, castellano, ingles, latin) values(1285, 'quiso', 'wanted', 'volebat');" calcext:value-type="string">
            <text:p>insert into palabras(id, castellano, ingles, latin) values(1285, 'quiso', 'wanted', 'volebat');</text:p>
          </table:table-cell>
        </table:table-row>
        <table:table-row table:style-name="ro1">
          <table:table-cell table:formula="of:=[.A1286]+1" office:value-type="float" office:value="1286" calcext:value-type="float">
            <text:p>1286</text:p>
          </table:table-cell>
          <table:table-cell office:value-type="string" calcext:value-type="string">
            <text:p>Pareja</text:p>
          </table:table-cell>
          <table:table-cell office:value-type="string" calcext:value-type="string">
            <text:p>Couple</text:p>
          </table:table-cell>
          <table:table-cell office:value-type="string" calcext:value-type="string">
            <text:p>Par</text:p>
          </table:table-cell>
          <table:table-cell/>
          <table:table-cell table:formula="of:=IF([.B1287]=[.D128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87];&quot;, '&quot;;SUBSTITUTE(LOWER([.B1287]);&quot;'&quot;;&quot;''&quot;);&quot;', '&quot;;SUBSTITUTE(LOWER([.C1287]);&quot;'&quot;;&quot;''&quot;);&quot;', '&quot;;SUBSTITUTE(LOWER([.D1287]);&quot;'&quot;;&quot;''&quot;);&quot;');&quot;)" office:value-type="string" office:string-value="insert into palabras(id, castellano, ingles, latin) values(1286, 'pareja', 'couple', 'par');" calcext:value-type="string">
            <text:p>insert into palabras(id, castellano, ingles, latin) values(1286, 'pareja', 'couple', 'par');</text:p>
          </table:table-cell>
        </table:table-row>
        <table:table-row table:style-name="ro1">
          <table:table-cell table:formula="of:=[.A1287]+1" office:value-type="float" office:value="1287" calcext:value-type="float">
            <text:p>1287</text:p>
          </table:table-cell>
          <table:table-cell office:value-type="string" calcext:value-type="string">
            <text:p>Evidente</text:p>
          </table:table-cell>
          <table:table-cell office:value-type="string" calcext:value-type="string">
            <text:p>Apparent</text:p>
          </table:table-cell>
          <table:table-cell office:value-type="string" calcext:value-type="string">
            <text:p>Evidens</text:p>
          </table:table-cell>
          <table:table-cell/>
          <table:table-cell table:formula="of:=IF([.B1288]=[.D128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88];&quot;, '&quot;;SUBSTITUTE(LOWER([.B1288]);&quot;'&quot;;&quot;''&quot;);&quot;', '&quot;;SUBSTITUTE(LOWER([.C1288]);&quot;'&quot;;&quot;''&quot;);&quot;', '&quot;;SUBSTITUTE(LOWER([.D1288]);&quot;'&quot;;&quot;''&quot;);&quot;');&quot;)" office:value-type="string" office:string-value="insert into palabras(id, castellano, ingles, latin) values(1287, 'evidente', 'apparent', 'evidens');" calcext:value-type="string">
            <text:p>insert into palabras(id, castellano, ingles, latin) values(1287, 'evidente', 'apparent', 'evidens');</text:p>
          </table:table-cell>
        </table:table-row>
        <table:table-row table:style-name="ro1">
          <table:table-cell table:formula="of:=[.A1288]+1" office:value-type="float" office:value="1288" calcext:value-type="float">
            <text:p>1288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silia</text:p>
          </table:table-cell>
          <table:table-cell/>
          <table:table-cell table:formula="of:=IF([.B1289]=[.D128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89];&quot;, '&quot;;SUBSTITUTE(LOWER([.B1289]);&quot;'&quot;;&quot;''&quot;);&quot;', '&quot;;SUBSTITUTE(LOWER([.C1289]);&quot;'&quot;;&quot;''&quot;);&quot;', '&quot;;SUBSTITUTE(LOWER([.D1289]);&quot;'&quot;;&quot;''&quot;);&quot;');&quot;)" office:value-type="string" office:string-value="insert into palabras(id, castellano, ingles, latin) values(1288, 'brasil', 'brazil', 'brasilia');" calcext:value-type="string">
            <text:p>insert into palabras(id, castellano, ingles, latin) values(1288, 'brasil', 'brazil', 'brasilia');</text:p>
          </table:table-cell>
        </table:table-row>
        <table:table-row table:style-name="ro1">
          <table:table-cell table:formula="of:=[.A1289]+1" office:value-type="float" office:value="1289" calcext:value-type="float">
            <text:p>1289</text:p>
          </table:table-cell>
          <table:table-cell office:value-type="string" calcext:value-type="string">
            <text:p>Ciertos</text:p>
          </table:table-cell>
          <table:table-cell office:value-type="string" calcext:value-type="string">
            <text:p>Certain</text:p>
          </table:table-cell>
          <table:table-cell office:value-type="string" calcext:value-type="string">
            <text:p>Certi</text:p>
          </table:table-cell>
          <table:table-cell/>
          <table:table-cell table:formula="of:=IF([.B1290]=[.D129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90];&quot;, '&quot;;SUBSTITUTE(LOWER([.B1290]);&quot;'&quot;;&quot;''&quot;);&quot;', '&quot;;SUBSTITUTE(LOWER([.C1290]);&quot;'&quot;;&quot;''&quot;);&quot;', '&quot;;SUBSTITUTE(LOWER([.D1290]);&quot;'&quot;;&quot;''&quot;);&quot;');&quot;)" office:value-type="string" office:string-value="insert into palabras(id, castellano, ingles, latin) values(1289, 'ciertos', 'certain', 'certi');" calcext:value-type="string">
            <text:p>insert into palabras(id, castellano, ingles, latin) values(1289, 'ciertos', 'certain', 'certi');</text:p>
          </table:table-cell>
        </table:table-row>
        <table:table-row table:style-name="ro1">
          <table:table-cell table:formula="of:=[.A1290]+1" office:value-type="float" office:value="1290" calcext:value-type="float">
            <text:p>1290</text:p>
          </table:table-cell>
          <table:table-cell office:value-type="string" calcext:value-type="string">
            <text:p>Siguen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equuntur</text:p>
          </table:table-cell>
          <table:table-cell/>
          <table:table-cell table:formula="of:=IF([.B1291]=[.D129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91];&quot;, '&quot;;SUBSTITUTE(LOWER([.B1291]);&quot;'&quot;;&quot;''&quot;);&quot;', '&quot;;SUBSTITUTE(LOWER([.C1291]);&quot;'&quot;;&quot;''&quot;);&quot;', '&quot;;SUBSTITUTE(LOWER([.D1291]);&quot;'&quot;;&quot;''&quot;);&quot;');&quot;)" office:value-type="string" office:string-value="insert into palabras(id, castellano, ingles, latin) values(1290, 'siguen', 'follow', 'sequuntur');" calcext:value-type="string">
            <text:p>insert into palabras(id, castellano, ingles, latin) values(1290, 'siguen', 'follow', 'sequuntur');</text:p>
          </table:table-cell>
        </table:table-row>
        <table:table-row table:style-name="ro1">
          <table:table-cell table:formula="of:=[.A1291]+1" office:value-type="float" office:value="1291" calcext:value-type="float">
            <text:p>1291</text:p>
          </table:table-cell>
          <table:table-cell office:value-type="string" calcext:value-type="string">
            <text:p>Declaración</text:p>
          </table:table-cell>
          <table:table-cell office:value-type="string" calcext:value-type="string">
            <text:p>Statement</text:p>
          </table:table-cell>
          <table:table-cell office:value-type="string" calcext:value-type="string">
            <text:p>Declaratio</text:p>
          </table:table-cell>
          <table:table-cell/>
          <table:table-cell table:formula="of:=IF([.B1292]=[.D129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92];&quot;, '&quot;;SUBSTITUTE(LOWER([.B1292]);&quot;'&quot;;&quot;''&quot;);&quot;', '&quot;;SUBSTITUTE(LOWER([.C1292]);&quot;'&quot;;&quot;''&quot;);&quot;', '&quot;;SUBSTITUTE(LOWER([.D1292]);&quot;'&quot;;&quot;''&quot;);&quot;');&quot;)" office:value-type="string" office:string-value="insert into palabras(id, castellano, ingles, latin) values(1291, 'declaración', 'statement', 'declaratio');" calcext:value-type="string">
            <text:p>insert into palabras(id, castellano, ingles, latin) values(1291, 'declaración', 'statement', 'declaratio');</text:p>
          </table:table-cell>
        </table:table-row>
        <table:table-row table:style-name="ro1">
          <table:table-cell table:formula="of:=[.A1292]+1" office:value-type="float" office:value="1292" calcext:value-type="float">
            <text:p>1292</text:p>
          </table:table-cell>
          <table:table-cell office:value-type="string" calcext:value-type="string">
            <text:p>Cadena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Catena</text:p>
          </table:table-cell>
          <table:table-cell/>
          <table:table-cell table:formula="of:=IF([.B1293]=[.D129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93];&quot;, '&quot;;SUBSTITUTE(LOWER([.B1293]);&quot;'&quot;;&quot;''&quot;);&quot;', '&quot;;SUBSTITUTE(LOWER([.C1293]);&quot;'&quot;;&quot;''&quot;);&quot;', '&quot;;SUBSTITUTE(LOWER([.D1293]);&quot;'&quot;;&quot;''&quot;);&quot;');&quot;)" office:value-type="string" office:string-value="insert into palabras(id, castellano, ingles, latin) values(1292, 'cadena', 'chain', 'catena');" calcext:value-type="string">
            <text:p>insert into palabras(id, castellano, ingles, latin) values(1292, 'cadena', 'chain', 'catena');</text:p>
          </table:table-cell>
        </table:table-row>
        <table:table-row table:style-name="ro1">
          <table:table-cell table:formula="of:=[.A1293]+1" office:value-type="float" office:value="1293" calcext:value-type="float">
            <text:p>1293</text:p>
          </table:table-cell>
          <table:table-cell office:value-type="string" calcext:value-type="string">
            <text:p>Acaba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Finis</text:p>
          </table:table-cell>
          <table:table-cell/>
          <table:table-cell table:formula="of:=IF([.B1294]=[.D129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94];&quot;, '&quot;;SUBSTITUTE(LOWER([.B1294]);&quot;'&quot;;&quot;''&quot;);&quot;', '&quot;;SUBSTITUTE(LOWER([.C1294]);&quot;'&quot;;&quot;''&quot;);&quot;', '&quot;;SUBSTITUTE(LOWER([.D1294]);&quot;'&quot;;&quot;''&quot;);&quot;');&quot;)" office:value-type="string" office:string-value="insert into palabras(id, castellano, ingles, latin) values(1293, 'acaba', 'just', 'finis');" calcext:value-type="string">
            <text:p>insert into palabras(id, castellano, ingles, latin) values(1293, 'acaba', 'just', 'finis');</text:p>
          </table:table-cell>
        </table:table-row>
        <table:table-row table:style-name="ro2">
          <table:table-cell table:formula="of:=[.A1294]+1" office:value-type="float" office:value="1294" calcext:value-type="float">
            <text:p>1294</text:p>
          </table:table-cell>
          <table:table-cell office:value-type="string" calcext:value-type="string">
            <text:p>Presentación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Praesentatio</text:p>
          </table:table-cell>
          <table:table-cell/>
          <table:table-cell table:formula="of:=IF([.B1295]=[.D129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95];&quot;, '&quot;;SUBSTITUTE(LOWER([.B1295]);&quot;'&quot;;&quot;''&quot;);&quot;', '&quot;;SUBSTITUTE(LOWER([.C1295]);&quot;'&quot;;&quot;''&quot;);&quot;', '&quot;;SUBSTITUTE(LOWER([.D1295]);&quot;'&quot;;&quot;''&quot;);&quot;');&quot;)" office:value-type="string" office:string-value="insert into palabras(id, castellano, ingles, latin) values(1294, 'presentación', 'presentation', 'praesentatio');" calcext:value-type="string">
            <text:p>insert into palabras(id, castellano, ingles, latin) values(1294, 'presentación', 'presentation', 'praesentatio');</text:p>
          </table:table-cell>
        </table:table-row>
        <table:table-row table:style-name="ro1">
          <table:table-cell table:formula="of:=[.A1295]+1" office:value-type="float" office:value="1295" calcext:value-type="float">
            <text:p>1295</text:p>
          </table:table-cell>
          <table:table-cell office:value-type="string" calcext:value-type="string">
            <text:p>Cuentas</text:p>
          </table:table-cell>
          <table:table-cell office:value-type="string" calcext:value-type="string">
            <text:p>Accounts</text:p>
          </table:table-cell>
          <table:table-cell office:value-type="string" calcext:value-type="string">
            <text:p>Rationes</text:p>
          </table:table-cell>
          <table:table-cell/>
          <table:table-cell table:formula="of:=IF([.B1296]=[.D129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96];&quot;, '&quot;;SUBSTITUTE(LOWER([.B1296]);&quot;'&quot;;&quot;''&quot;);&quot;', '&quot;;SUBSTITUTE(LOWER([.C1296]);&quot;'&quot;;&quot;''&quot;);&quot;', '&quot;;SUBSTITUTE(LOWER([.D1296]);&quot;'&quot;;&quot;''&quot;);&quot;');&quot;)" office:value-type="string" office:string-value="insert into palabras(id, castellano, ingles, latin) values(1295, 'cuentas', 'accounts', 'rationes');" calcext:value-type="string">
            <text:p>insert into palabras(id, castellano, ingles, latin) values(1295, 'cuentas', 'accounts', 'rationes');</text:p>
          </table:table-cell>
        </table:table-row>
        <table:table-row table:style-name="ro1">
          <table:table-cell table:formula="of:=[.A1296]+1" office:value-type="float" office:value="1296" calcext:value-type="float">
            <text:p>1296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Caeruleus</text:p>
          </table:table-cell>
          <table:table-cell/>
          <table:table-cell table:formula="of:=IF([.B1297]=[.D129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97];&quot;, '&quot;;SUBSTITUTE(LOWER([.B1297]);&quot;'&quot;;&quot;''&quot;);&quot;', '&quot;;SUBSTITUTE(LOWER([.C1297]);&quot;'&quot;;&quot;''&quot;);&quot;', '&quot;;SUBSTITUTE(LOWER([.D1297]);&quot;'&quot;;&quot;''&quot;);&quot;');&quot;)" office:value-type="string" office:string-value="insert into palabras(id, castellano, ingles, latin) values(1296, 'azul', 'blue', 'caeruleus');" calcext:value-type="string">
            <text:p>insert into palabras(id, castellano, ingles, latin) values(1296, 'azul', 'blue', 'caeruleus');</text:p>
          </table:table-cell>
        </table:table-row>
        <table:table-row table:style-name="ro1">
          <table:table-cell table:formula="of:=[.A1297]+1" office:value-type="float" office:value="1297" calcext:value-type="float">
            <text:p>1297</text:p>
          </table:table-cell>
          <table:table-cell office:value-type="string" calcext:value-type="string">
            <text:p>Década</text:p>
          </table:table-cell>
          <table:table-cell office:value-type="string" calcext:value-type="string">
            <text:p>Decade</text:p>
          </table:table-cell>
          <table:table-cell office:value-type="string" calcext:value-type="string">
            <text:p>Decennium</text:p>
          </table:table-cell>
          <table:table-cell/>
          <table:table-cell table:formula="of:=IF([.B1298]=[.D129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98];&quot;, '&quot;;SUBSTITUTE(LOWER([.B1298]);&quot;'&quot;;&quot;''&quot;);&quot;', '&quot;;SUBSTITUTE(LOWER([.C1298]);&quot;'&quot;;&quot;''&quot;);&quot;', '&quot;;SUBSTITUTE(LOWER([.D1298]);&quot;'&quot;;&quot;''&quot;);&quot;');&quot;)" office:value-type="string" office:string-value="insert into palabras(id, castellano, ingles, latin) values(1297, 'década', 'decade', 'decennium');" calcext:value-type="string">
            <text:p>insert into palabras(id, castellano, ingles, latin) values(1297, 'década', 'decade', 'decennium');</text:p>
          </table:table-cell>
        </table:table-row>
        <table:table-row table:style-name="ro1">
          <table:table-cell table:formula="of:=[.A1298]+1" office:value-type="float" office:value="1298" calcext:value-type="float">
            <text:p>1298</text:p>
          </table:table-cell>
          <table:table-cell office:value-type="string" calcext:value-type="string">
            <text:p>Puertas</text:p>
          </table:table-cell>
          <table:table-cell office:value-type="string" calcext:value-type="string">
            <text:p>Doors</text:p>
          </table:table-cell>
          <table:table-cell office:value-type="string" calcext:value-type="string">
            <text:p>Portae</text:p>
          </table:table-cell>
          <table:table-cell/>
          <table:table-cell table:formula="of:=IF([.B1299]=[.D129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299];&quot;, '&quot;;SUBSTITUTE(LOWER([.B1299]);&quot;'&quot;;&quot;''&quot;);&quot;', '&quot;;SUBSTITUTE(LOWER([.C1299]);&quot;'&quot;;&quot;''&quot;);&quot;', '&quot;;SUBSTITUTE(LOWER([.D1299]);&quot;'&quot;;&quot;''&quot;);&quot;');&quot;)" office:value-type="string" office:string-value="insert into palabras(id, castellano, ingles, latin) values(1298, 'puertas', 'doors', 'portae');" calcext:value-type="string">
            <text:p>insert into palabras(id, castellano, ingles, latin) values(1298, 'puertas', 'doors', 'portae');</text:p>
          </table:table-cell>
        </table:table-row>
        <table:table-row table:style-name="ro1">
          <table:table-cell table:formula="of:=[.A1299]+1" office:value-type="float" office:value="1299" calcext:value-type="float">
            <text:p>1299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ibus</text:p>
          </table:table-cell>
          <table:table-cell/>
          <table:table-cell table:formula="of:=IF([.B1300]=[.D130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00];&quot;, '&quot;;SUBSTITUTE(LOWER([.B1300]);&quot;'&quot;;&quot;''&quot;);&quot;', '&quot;;SUBSTITUTE(LOWER([.C1300]);&quot;'&quot;;&quot;''&quot;);&quot;', '&quot;;SUBSTITUTE(LOWER([.D1300]);&quot;'&quot;;&quot;''&quot;);&quot;');&quot;)" office:value-type="string" office:string-value="insert into palabras(id, castellano, ingles, latin) values(1299, 'comida', 'food', 'cibus');" calcext:value-type="string">
            <text:p>insert into palabras(id, castellano, ingles, latin) values(1299, 'comida', 'food', 'cibus');</text:p>
          </table:table-cell>
        </table:table-row>
        <table:table-row table:style-name="ro1">
          <table:table-cell table:formula="of:=[.A1300]+1" office:value-type="float" office:value="1300" calcext:value-type="float">
            <text:p>1300</text:p>
          </table:table-cell>
          <table:table-cell office:value-type="string" calcext:value-type="string">
            <text:p>Inmediato</text:p>
          </table:table-cell>
          <table:table-cell table:number-columns-repeated="2" office:value-type="string" calcext:value-type="string">
            <text:p>Immediate</text:p>
          </table:table-cell>
          <table:table-cell/>
          <table:table-cell table:formula="of:=IF([.B1301]=[.D130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01];&quot;, '&quot;;SUBSTITUTE(LOWER([.B1301]);&quot;'&quot;;&quot;''&quot;);&quot;', '&quot;;SUBSTITUTE(LOWER([.C1301]);&quot;'&quot;;&quot;''&quot;);&quot;', '&quot;;SUBSTITUTE(LOWER([.D1301]);&quot;'&quot;;&quot;''&quot;);&quot;');&quot;)" office:value-type="string" office:string-value="insert into palabras(id, castellano, ingles, latin) values(1300, 'inmediato', 'immediate', 'immediate');" calcext:value-type="string">
            <text:p>insert into palabras(id, castellano, ingles, latin) values(1300, 'inmediato', 'immediate', 'immediate');</text:p>
          </table:table-cell>
        </table:table-row>
        <table:table-row table:style-name="ro1">
          <table:table-cell table:formula="of:=[.A1301]+1" office:value-type="float" office:value="1301" calcext:value-type="float">
            <text:p>1301</text:p>
          </table:table-cell>
          <table:table-cell office:value-type="string" calcext:value-type="string">
            <text:p>Marca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Notam</text:p>
          </table:table-cell>
          <table:table-cell/>
          <table:table-cell table:formula="of:=IF([.B1302]=[.D130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02];&quot;, '&quot;;SUBSTITUTE(LOWER([.B1302]);&quot;'&quot;;&quot;''&quot;);&quot;', '&quot;;SUBSTITUTE(LOWER([.C1302]);&quot;'&quot;;&quot;''&quot;);&quot;', '&quot;;SUBSTITUTE(LOWER([.D1302]);&quot;'&quot;;&quot;''&quot;);&quot;');&quot;)" office:value-type="string" office:string-value="insert into palabras(id, castellano, ingles, latin) values(1301, 'marca', 'brand', 'notam');" calcext:value-type="string">
            <text:p>insert into palabras(id, castellano, ingles, latin) values(1301, 'marca', 'brand', 'notam');</text:p>
          </table:table-cell>
        </table:table-row>
        <table:table-row table:style-name="ro1">
          <table:table-cell table:formula="of:=[.A1302]+1" office:value-type="float" office:value="1302" calcext:value-type="float">
            <text:p>1302</text:p>
          </table:table-cell>
          <table:table-cell office:value-type="string" calcext:value-type="string">
            <text:p>Antiguo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Antiquus</text:p>
          </table:table-cell>
          <table:table-cell/>
          <table:table-cell table:formula="of:=IF([.B1303]=[.D130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03];&quot;, '&quot;;SUBSTITUTE(LOWER([.B1303]);&quot;'&quot;;&quot;''&quot;);&quot;', '&quot;;SUBSTITUTE(LOWER([.C1303]);&quot;'&quot;;&quot;''&quot;);&quot;', '&quot;;SUBSTITUTE(LOWER([.D1303]);&quot;'&quot;;&quot;''&quot;);&quot;');&quot;)" office:value-type="string" office:string-value="insert into palabras(id, castellano, ingles, latin) values(1302, 'antiguo', 'old', 'antiquus');" calcext:value-type="string">
            <text:p>insert into palabras(id, castellano, ingles, latin) values(1302, 'antiguo', 'old', 'antiquus');</text:p>
          </table:table-cell>
        </table:table-row>
        <table:table-row table:style-name="ro1">
          <table:table-cell table:formula="of:=[.A1303]+1" office:value-type="float" office:value="1303" calcext:value-type="float">
            <text:p>1303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uber</text:p>
          </table:table-cell>
          <table:table-cell/>
          <table:table-cell table:formula="of:=IF([.B1304]=[.D130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04];&quot;, '&quot;;SUBSTITUTE(LOWER([.B1304]);&quot;'&quot;;&quot;''&quot;);&quot;', '&quot;;SUBSTITUTE(LOWER([.C1304]);&quot;'&quot;;&quot;''&quot;);&quot;', '&quot;;SUBSTITUTE(LOWER([.D1304]);&quot;'&quot;;&quot;''&quot;);&quot;');&quot;)" office:value-type="string" office:string-value="insert into palabras(id, castellano, ingles, latin) values(1303, 'rojo', 'red', 'ruber');" calcext:value-type="string">
            <text:p>insert into palabras(id, castellano, ingles, latin) values(1303, 'rojo', 'red', 'ruber');</text:p>
          </table:table-cell>
        </table:table-row>
        <table:table-row table:style-name="ro1">
          <table:table-cell table:formula="of:=[.A1304]+1" office:value-type="float" office:value="1304" calcext:value-type="float">
            <text:p>1304</text:p>
          </table:table-cell>
          <table:table-cell office:value-type="string" calcext:value-type="string">
            <text:p>Instante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Momentum</text:p>
          </table:table-cell>
          <table:table-cell/>
          <table:table-cell table:formula="of:=IF([.B1305]=[.D130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05];&quot;, '&quot;;SUBSTITUTE(LOWER([.B1305]);&quot;'&quot;;&quot;''&quot;);&quot;', '&quot;;SUBSTITUTE(LOWER([.C1305]);&quot;'&quot;;&quot;''&quot;);&quot;', '&quot;;SUBSTITUTE(LOWER([.D1305]);&quot;'&quot;;&quot;''&quot;);&quot;');&quot;)" office:value-type="string" office:string-value="insert into palabras(id, castellano, ingles, latin) values(1304, 'instante', 'instant', 'momentum');" calcext:value-type="string">
            <text:p>insert into palabras(id, castellano, ingles, latin) values(1304, 'instante', 'instant', 'momentum');</text:p>
          </table:table-cell>
        </table:table-row>
        <table:table-row table:style-name="ro2">
          <table:table-cell table:formula="of:=[.A1305]+1" office:value-type="float" office:value="1305" calcext:value-type="float">
            <text:p>1305</text:p>
          </table:table-cell>
          <table:table-cell office:value-type="string" calcext:value-type="string">
            <text:p>Operaciones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Operationes</text:p>
          </table:table-cell>
          <table:table-cell/>
          <table:table-cell table:formula="of:=IF([.B1306]=[.D130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06];&quot;, '&quot;;SUBSTITUTE(LOWER([.B1306]);&quot;'&quot;;&quot;''&quot;);&quot;', '&quot;;SUBSTITUTE(LOWER([.C1306]);&quot;'&quot;;&quot;''&quot;);&quot;', '&quot;;SUBSTITUTE(LOWER([.D1306]);&quot;'&quot;;&quot;''&quot;);&quot;');&quot;)" office:value-type="string" office:string-value="insert into palabras(id, castellano, ingles, latin) values(1305, 'operaciones', 'operations', 'operationes');" calcext:value-type="string">
            <text:p>insert into palabras(id, castellano, ingles, latin) values(1305, 'operaciones', 'operations', 'operationes');</text:p>
          </table:table-cell>
        </table:table-row>
        <table:table-row table:style-name="ro1">
          <table:table-cell table:formula="of:=[.A1306]+1" office:value-type="float" office:value="1306" calcext:value-type="float">
            <text:p>1306</text:p>
          </table:table-cell>
          <table:table-cell office:value-type="string" calcext:value-type="string">
            <text:p>Iniciativa</text:p>
          </table:table-cell>
          <table:table-cell office:value-type="string" calcext:value-type="string">
            <text:p>Initiative</text:p>
          </table:table-cell>
          <table:table-cell office:value-type="string" calcext:value-type="string">
            <text:p>Initiativa</text:p>
          </table:table-cell>
          <table:table-cell/>
          <table:table-cell table:formula="of:=IF([.B1307]=[.D130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07];&quot;, '&quot;;SUBSTITUTE(LOWER([.B1307]);&quot;'&quot;;&quot;''&quot;);&quot;', '&quot;;SUBSTITUTE(LOWER([.C1307]);&quot;'&quot;;&quot;''&quot;);&quot;', '&quot;;SUBSTITUTE(LOWER([.D1307]);&quot;'&quot;;&quot;''&quot;);&quot;');&quot;)" office:value-type="string" office:string-value="insert into palabras(id, castellano, ingles, latin) values(1306, 'iniciativa', 'initiative', 'initiativa');" calcext:value-type="string">
            <text:p>insert into palabras(id, castellano, ingles, latin) values(1306, 'iniciativa', 'initiative', 'initiativa');</text:p>
          </table:table-cell>
        </table:table-row>
        <table:table-row table:style-name="ro1">
          <table:table-cell table:formula="of:=[.A1307]+1" office:value-type="float" office:value="1307" calcext:value-type="float">
            <text:p>1307</text:p>
          </table:table-cell>
          <table:table-cell office:value-type="string" calcext:value-type="string">
            <text:p>Caer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adere</text:p>
          </table:table-cell>
          <table:table-cell/>
          <table:table-cell table:formula="of:=IF([.B1308]=[.D130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08];&quot;, '&quot;;SUBSTITUTE(LOWER([.B1308]);&quot;'&quot;;&quot;''&quot;);&quot;', '&quot;;SUBSTITUTE(LOWER([.C1308]);&quot;'&quot;;&quot;''&quot;);&quot;', '&quot;;SUBSTITUTE(LOWER([.D1308]);&quot;'&quot;;&quot;''&quot;);&quot;');&quot;)" office:value-type="string" office:string-value="insert into palabras(id, castellano, ingles, latin) values(1307, 'caer', 'fall', 'cadere');" calcext:value-type="string">
            <text:p>insert into palabras(id, castellano, ingles, latin) values(1307, 'caer', 'fall', 'cadere');</text:p>
          </table:table-cell>
        </table:table-row>
        <table:table-row table:style-name="ro1">
          <table:table-cell table:formula="of:=[.A1308]+1" office:value-type="float" office:value="1308" calcext:value-type="float">
            <text:p>1308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Luna</text:p>
          </table:table-cell>
          <table:table-cell/>
          <table:table-cell table:formula="of:=IF([.B1309]=[.D1309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309];&quot;, '&quot;;SUBSTITUTE(LOWER([.B1309]);&quot;'&quot;;&quot;''&quot;);&quot;', '&quot;;SUBSTITUTE(LOWER([.C1309]);&quot;'&quot;;&quot;''&quot;);&quot;', '&quot;;SUBSTITUTE(LOWER([.D1309]);&quot;'&quot;;&quot;''&quot;);&quot;');&quot;)" office:value-type="string" office:string-value="insert into palabras(id, castellano, ingles, latin) values(1308, 'luna', 'moon', 'luna');" calcext:value-type="string">
            <text:p>insert into palabras(id, castellano, ingles, latin) values(1308, 'luna', 'moon', 'luna');</text:p>
          </table:table-cell>
        </table:table-row>
        <table:table-row table:style-name="ro1">
          <table:table-cell table:formula="of:=[.A1309]+1" office:value-type="float" office:value="1309" calcext:value-type="float">
            <text:p>1309</text:p>
          </table:table-cell>
          <table:table-cell office:value-type="string" calcext:value-type="string">
            <text:p>Veía</text:p>
          </table:table-cell>
          <table:table-cell office:value-type="string" calcext:value-type="string">
            <text:p>Saw</text:p>
          </table:table-cell>
          <table:table-cell office:value-type="string" calcext:value-type="string">
            <text:p>Videbat</text:p>
          </table:table-cell>
          <table:table-cell/>
          <table:table-cell table:formula="of:=IF([.B1310]=[.D131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10];&quot;, '&quot;;SUBSTITUTE(LOWER([.B1310]);&quot;'&quot;;&quot;''&quot;);&quot;', '&quot;;SUBSTITUTE(LOWER([.C1310]);&quot;'&quot;;&quot;''&quot;);&quot;', '&quot;;SUBSTITUTE(LOWER([.D1310]);&quot;'&quot;;&quot;''&quot;);&quot;');&quot;)" office:value-type="string" office:string-value="insert into palabras(id, castellano, ingles, latin) values(1309, 'veía', 'saw', 'videbat');" calcext:value-type="string">
            <text:p>insert into palabras(id, castellano, ingles, latin) values(1309, 'veía', 'saw', 'videbat');</text:p>
          </table:table-cell>
        </table:table-row>
        <table:table-row table:style-name="ro1">
          <table:table-cell table:formula="of:=[.A1310]+1" office:value-type="float" office:value="1310" calcext:value-type="float">
            <text:p>1310</text:p>
          </table:table-cell>
          <table:table-cell table:style-name="ce1" office:value-type="string" calcext:value-type="string">
            <text:p>Verdader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Verus</text:p>
          </table:table-cell>
          <table:table-cell/>
          <table:table-cell table:formula="of:=IF([.B1311]=[.D131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11];&quot;, '&quot;;SUBSTITUTE(LOWER([.B1311]);&quot;'&quot;;&quot;''&quot;);&quot;', '&quot;;SUBSTITUTE(LOWER([.C1311]);&quot;'&quot;;&quot;''&quot;);&quot;', '&quot;;SUBSTITUTE(LOWER([.D1311]);&quot;'&quot;;&quot;''&quot;);&quot;');&quot;)" office:value-type="string" office:string-value="insert into palabras(id, castellano, ingles, latin) values(1310, 'verdadero', 'true', 'verus');" calcext:value-type="string">
            <text:p>insert into palabras(id, castellano, ingles, latin) values(1310, 'verdadero', 'true', 'verus');</text:p>
          </table:table-cell>
        </table:table-row>
        <table:table-row table:style-name="ro1">
          <table:table-cell table:formula="of:=[.A1311]+1" office:value-type="float" office:value="1311" calcext:value-type="float">
            <text:p>1311</text:p>
          </table:table-cell>
          <table:table-cell office:value-type="string" calcext:value-type="string">
            <text:p>Habitación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Cella</text:p>
          </table:table-cell>
          <table:table-cell/>
          <table:table-cell table:formula="of:=IF([.B1312]=[.D131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12];&quot;, '&quot;;SUBSTITUTE(LOWER([.B1312]);&quot;'&quot;;&quot;''&quot;);&quot;', '&quot;;SUBSTITUTE(LOWER([.C1312]);&quot;'&quot;;&quot;''&quot;);&quot;', '&quot;;SUBSTITUTE(LOWER([.D1312]);&quot;'&quot;;&quot;''&quot;);&quot;');&quot;)" office:value-type="string" office:string-value="insert into palabras(id, castellano, ingles, latin) values(1311, 'habitación', 'room', 'cella');" calcext:value-type="string">
            <text:p>insert into palabras(id, castellano, ingles, latin) values(1311, 'habitación', 'room', 'cella');</text:p>
          </table:table-cell>
        </table:table-row>
        <table:table-row table:style-name="ro2">
          <table:table-cell table:formula="of:=[.A1312]+1" office:value-type="float" office:value="1312" calcext:value-type="float">
            <text:p>1312</text:p>
          </table:table-cell>
          <table:table-cell office:value-type="string" calcext:value-type="string">
            <text:p>Manifestó</text:p>
          </table:table-cell>
          <table:table-cell office:value-type="string" calcext:value-type="string">
            <text:p>Stated</text:p>
          </table:table-cell>
          <table:table-cell office:value-type="string" calcext:value-type="string">
            <text:p>Manifestavit</text:p>
          </table:table-cell>
          <table:table-cell/>
          <table:table-cell table:formula="of:=IF([.B1313]=[.D131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13];&quot;, '&quot;;SUBSTITUTE(LOWER([.B1313]);&quot;'&quot;;&quot;''&quot;);&quot;', '&quot;;SUBSTITUTE(LOWER([.C1313]);&quot;'&quot;;&quot;''&quot;);&quot;', '&quot;;SUBSTITUTE(LOWER([.D1313]);&quot;'&quot;;&quot;''&quot;);&quot;');&quot;)" office:value-type="string" office:string-value="insert into palabras(id, castellano, ingles, latin) values(1312, 'manifestó', 'stated', 'manifestavit');" calcext:value-type="string">
            <text:p>insert into palabras(id, castellano, ingles, latin) values(1312, 'manifestó', 'stated', 'manifestavit');</text:p>
          </table:table-cell>
        </table:table-row>
        <table:table-row table:style-name="ro1">
          <table:table-cell table:formula="of:=[.A1313]+1" office:value-type="float" office:value="1313" calcext:value-type="float">
            <text:p>1313</text:p>
          </table:table-cell>
          <table:table-cell office:value-type="string" calcext:value-type="string">
            <text:p>Tío</text:p>
          </table:table-cell>
          <table:table-cell office:value-type="string" calcext:value-type="string">
            <text:p>Uncle</text:p>
          </table:table-cell>
          <table:table-cell office:value-type="string" calcext:value-type="string">
            <text:p>Patruus</text:p>
          </table:table-cell>
          <table:table-cell/>
          <table:table-cell table:formula="of:=IF([.B1314]=[.D131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14];&quot;, '&quot;;SUBSTITUTE(LOWER([.B1314]);&quot;'&quot;;&quot;''&quot;);&quot;', '&quot;;SUBSTITUTE(LOWER([.C1314]);&quot;'&quot;;&quot;''&quot;);&quot;', '&quot;;SUBSTITUTE(LOWER([.D1314]);&quot;'&quot;;&quot;''&quot;);&quot;');&quot;)" office:value-type="string" office:string-value="insert into palabras(id, castellano, ingles, latin) values(1313, 'tío', 'uncle', 'patruus');" calcext:value-type="string">
            <text:p>insert into palabras(id, castellano, ingles, latin) values(1313, 'tío', 'uncle', 'patruus');</text:p>
          </table:table-cell>
        </table:table-row>
        <table:table-row table:style-name="ro1">
          <table:table-cell table:formula="of:=[.A1314]+1" office:value-type="float" office:value="1314" calcext:value-type="float">
            <text:p>1314</text:p>
          </table:table-cell>
          <table:table-cell office:value-type="string" calcext:value-type="string">
            <text:p>Quedado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emansit</text:p>
          </table:table-cell>
          <table:table-cell/>
          <table:table-cell table:formula="of:=IF([.B1315]=[.D131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15];&quot;, '&quot;;SUBSTITUTE(LOWER([.B1315]);&quot;'&quot;;&quot;''&quot;);&quot;', '&quot;;SUBSTITUTE(LOWER([.C1315]);&quot;'&quot;;&quot;''&quot;);&quot;', '&quot;;SUBSTITUTE(LOWER([.D1315]);&quot;'&quot;;&quot;''&quot;);&quot;');&quot;)" office:value-type="string" office:string-value="insert into palabras(id, castellano, ingles, latin) values(1314, 'quedado', 'left', 'remansit');" calcext:value-type="string">
            <text:p>insert into palabras(id, castellano, ingles, latin) values(1314, 'quedado', 'left', 'remansit');</text:p>
          </table:table-cell>
        </table:table-row>
        <table:table-row table:style-name="ro1">
          <table:table-cell table:formula="of:=[.A1315]+1" office:value-type="float" office:value="1315" calcext:value-type="float">
            <text:p>1315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Martis</text:p>
          </table:table-cell>
          <table:table-cell/>
          <table:table-cell table:formula="of:=IF([.B1316]=[.D131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16];&quot;, '&quot;;SUBSTITUTE(LOWER([.B1316]);&quot;'&quot;;&quot;''&quot;);&quot;', '&quot;;SUBSTITUTE(LOWER([.C1316]);&quot;'&quot;;&quot;''&quot;);&quot;', '&quot;;SUBSTITUTE(LOWER([.D1316]);&quot;'&quot;;&quot;''&quot;);&quot;');&quot;)" office:value-type="string" office:string-value="insert into palabras(id, castellano, ingles, latin) values(1315, 'martes', 'tuesday', 'martis');" calcext:value-type="string">
            <text:p>insert into palabras(id, castellano, ingles, latin) values(1315, 'martes', 'tuesday', 'martis');</text:p>
          </table:table-cell>
        </table:table-row>
        <table:table-row table:style-name="ro1">
          <table:table-cell table:formula="of:=[.A1316]+1" office:value-type="float" office:value="1316" calcext:value-type="float">
            <text:p>1316</text:p>
          </table:table-cell>
          <table:table-cell office:value-type="string" calcext:value-type="string">
            <text:p>Pleno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lenus</text:p>
          </table:table-cell>
          <table:table-cell/>
          <table:table-cell table:formula="of:=IF([.B1317]=[.D131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17];&quot;, '&quot;;SUBSTITUTE(LOWER([.B1317]);&quot;'&quot;;&quot;''&quot;);&quot;', '&quot;;SUBSTITUTE(LOWER([.C1317]);&quot;'&quot;;&quot;''&quot;);&quot;', '&quot;;SUBSTITUTE(LOWER([.D1317]);&quot;'&quot;;&quot;''&quot;);&quot;');&quot;)" office:value-type="string" office:string-value="insert into palabras(id, castellano, ingles, latin) values(1316, 'pleno', 'full', 'plenus');" calcext:value-type="string">
            <text:p>insert into palabras(id, castellano, ingles, latin) values(1316, 'pleno', 'full', 'plenus');</text:p>
          </table:table-cell>
        </table:table-row>
        <table:table-row table:style-name="ro1">
          <table:table-cell table:formula="of:=[.A1317]+1" office:value-type="float" office:value="1317" calcext:value-type="float">
            <text:p>1317</text:p>
          </table:table-cell>
          <table:table-cell office:value-type="string" calcext:value-type="string">
            <text:p>Declaró</text:p>
          </table:table-cell>
          <table:table-cell office:value-type="string" calcext:value-type="string">
            <text:p>Declared</text:p>
          </table:table-cell>
          <table:table-cell office:value-type="string" calcext:value-type="string">
            <text:p>Declaravit</text:p>
          </table:table-cell>
          <table:table-cell/>
          <table:table-cell table:formula="of:=IF([.B1318]=[.D131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18];&quot;, '&quot;;SUBSTITUTE(LOWER([.B1318]);&quot;'&quot;;&quot;''&quot;);&quot;', '&quot;;SUBSTITUTE(LOWER([.C1318]);&quot;'&quot;;&quot;''&quot;);&quot;', '&quot;;SUBSTITUTE(LOWER([.D1318]);&quot;'&quot;;&quot;''&quot;);&quot;');&quot;)" office:value-type="string" office:string-value="insert into palabras(id, castellano, ingles, latin) values(1317, 'declaró', 'declared', 'declaravit');" calcext:value-type="string">
            <text:p>insert into palabras(id, castellano, ingles, latin) values(1317, 'declaró', 'declared', 'declaravit');</text:p>
          </table:table-cell>
        </table:table-row>
        <table:table-row table:style-name="ro1">
          <table:table-cell table:formula="of:=[.A1318]+1" office:value-type="float" office:value="1318" calcext:value-type="float">
            <text:p>1318</text:p>
          </table:table-cell>
          <table:table-cell office:value-type="string" calcext:value-type="string">
            <text:p>Juegos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Ludi</text:p>
          </table:table-cell>
          <table:table-cell/>
          <table:table-cell table:formula="of:=IF([.B1319]=[.D131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19];&quot;, '&quot;;SUBSTITUTE(LOWER([.B1319]);&quot;'&quot;;&quot;''&quot;);&quot;', '&quot;;SUBSTITUTE(LOWER([.C1319]);&quot;'&quot;;&quot;''&quot;);&quot;', '&quot;;SUBSTITUTE(LOWER([.D1319]);&quot;'&quot;;&quot;''&quot;);&quot;');&quot;)" office:value-type="string" office:string-value="insert into palabras(id, castellano, ingles, latin) values(1318, 'juegos', 'games', 'ludi');" calcext:value-type="string">
            <text:p>insert into palabras(id, castellano, ingles, latin) values(1318, 'juegos', 'games', 'ludi');</text:p>
          </table:table-cell>
        </table:table-row>
        <table:table-row table:style-name="ro1">
          <table:table-cell table:formula="of:=[.A1319]+1" office:value-type="float" office:value="1319" calcext:value-type="float">
            <text:p>1319</text:p>
          </table:table-cell>
          <table:table-cell office:value-type="string" calcext:value-type="string">
            <text:p>Mínimo</text:p>
          </table:table-cell>
          <table:table-cell table:number-columns-repeated="2" office:value-type="string" calcext:value-type="string">
            <text:p>Minimum</text:p>
          </table:table-cell>
          <table:table-cell/>
          <table:table-cell table:formula="of:=IF([.B1320]=[.D132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20];&quot;, '&quot;;SUBSTITUTE(LOWER([.B1320]);&quot;'&quot;;&quot;''&quot;);&quot;', '&quot;;SUBSTITUTE(LOWER([.C1320]);&quot;'&quot;;&quot;''&quot;);&quot;', '&quot;;SUBSTITUTE(LOWER([.D1320]);&quot;'&quot;;&quot;''&quot;);&quot;');&quot;)" office:value-type="string" office:string-value="insert into palabras(id, castellano, ingles, latin) values(1319, 'mínimo', 'minimum', 'minimum');" calcext:value-type="string">
            <text:p>insert into palabras(id, castellano, ingles, latin) values(1319, 'mínimo', 'minimum', 'minimum');</text:p>
          </table:table-cell>
        </table:table-row>
        <table:table-row table:style-name="ro1">
          <table:table-cell table:formula="of:=[.A1320]+1" office:value-type="float" office:value="1320" calcext:value-type="float">
            <text:p>1320</text:p>
          </table:table-cell>
          <table:table-cell office:value-type="string" calcext:value-type="string">
            <text:p>Aparición</text:p>
          </table:table-cell>
          <table:table-cell office:value-type="string" calcext:value-type="string">
            <text:p>Appearance</text:p>
          </table:table-cell>
          <table:table-cell office:value-type="string" calcext:value-type="string">
            <text:p>Apparentia</text:p>
          </table:table-cell>
          <table:table-cell/>
          <table:table-cell table:formula="of:=IF([.B1321]=[.D132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21];&quot;, '&quot;;SUBSTITUTE(LOWER([.B1321]);&quot;'&quot;;&quot;''&quot;);&quot;', '&quot;;SUBSTITUTE(LOWER([.C1321]);&quot;'&quot;;&quot;''&quot;);&quot;', '&quot;;SUBSTITUTE(LOWER([.D1321]);&quot;'&quot;;&quot;''&quot;);&quot;');&quot;)" office:value-type="string" office:string-value="insert into palabras(id, castellano, ingles, latin) values(1320, 'aparición', 'appearance', 'apparentia');" calcext:value-type="string">
            <text:p>insert into palabras(id, castellano, ingles, latin) values(1320, 'aparición', 'appearance', 'apparentia');</text:p>
          </table:table-cell>
        </table:table-row>
        <table:table-row table:style-name="ro2">
          <table:table-cell table:formula="of:=[.A1321]+1" office:value-type="float" office:value="1321" calcext:value-type="float">
            <text:p>1321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Transportatio</text:p>
          </table:table-cell>
          <table:table-cell/>
          <table:table-cell table:formula="of:=IF([.B1322]=[.D132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22];&quot;, '&quot;;SUBSTITUTE(LOWER([.B1322]);&quot;'&quot;;&quot;''&quot;);&quot;', '&quot;;SUBSTITUTE(LOWER([.C1322]);&quot;'&quot;;&quot;''&quot;);&quot;', '&quot;;SUBSTITUTE(LOWER([.D1322]);&quot;'&quot;;&quot;''&quot;);&quot;');&quot;)" office:value-type="string" office:string-value="insert into palabras(id, castellano, ingles, latin) values(1321, 'transporte', 'transport', 'transportatio');" calcext:value-type="string">
            <text:p>insert into palabras(id, castellano, ingles, latin) values(1321, 'transporte', 'transport', 'transportatio');</text:p>
          </table:table-cell>
        </table:table-row>
        <table:table-row table:style-name="ro1">
          <table:table-cell table:formula="of:=[.A1322]+1" office:value-type="float" office:value="1322" calcext:value-type="float">
            <text:p>1322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Venite</text:p>
          </table:table-cell>
          <table:table-cell/>
          <table:table-cell table:formula="of:=IF([.B1323]=[.D132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23];&quot;, '&quot;;SUBSTITUTE(LOWER([.B1323]);&quot;'&quot;;&quot;''&quot;);&quot;', '&quot;;SUBSTITUTE(LOWER([.C1323]);&quot;'&quot;;&quot;''&quot;);&quot;', '&quot;;SUBSTITUTE(LOWER([.D1323]);&quot;'&quot;;&quot;''&quot;);&quot;');&quot;)" office:value-type="string" office:string-value="insert into palabras(id, castellano, ingles, latin) values(1322, 'ven', 'come', 'venite');" calcext:value-type="string">
            <text:p>insert into palabras(id, castellano, ingles, latin) values(1322, 'ven', 'come', 'venite');</text:p>
          </table:table-cell>
        </table:table-row>
        <table:table-row table:style-name="ro1">
          <table:table-cell table:formula="of:=[.A1323]+1" office:value-type="float" office:value="1323" calcext:value-type="float">
            <text:p>132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Sedes</text:p>
          </table:table-cell>
          <table:table-cell/>
          <table:table-cell table:formula="of:=IF([.B1324]=[.D132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24];&quot;, '&quot;;SUBSTITUTE(LOWER([.B1324]);&quot;'&quot;;&quot;''&quot;);&quot;', '&quot;;SUBSTITUTE(LOWER([.C1324]);&quot;'&quot;;&quot;''&quot;);&quot;', '&quot;;SUBSTITUTE(LOWER([.D1324]);&quot;'&quot;;&quot;''&quot;);&quot;');&quot;)" office:value-type="string" office:string-value="insert into palabras(id, castellano, ingles, latin) values(1323, 'sede', 'headquarters', 'sedes');" calcext:value-type="string">
            <text:p>insert into palabras(id, castellano, ingles, latin) values(1323, 'sede', 'headquarters', 'sedes');</text:p>
          </table:table-cell>
        </table:table-row>
        <table:table-row table:style-name="ro2">
          <table:table-cell table:formula="of:=[.A1324]+1" office:value-type="float" office:value="1324" calcext:value-type="float">
            <text:p>1324</text:p>
          </table:table-cell>
          <table:table-cell office:value-type="string" calcext:value-type="string">
            <text:p>Comportamiento</text:p>
          </table:table-cell>
          <table:table-cell office:value-type="string" calcext:value-type="string">
            <text:p>Behavior</text:p>
          </table:table-cell>
          <table:table-cell office:value-type="string" calcext:value-type="string">
            <text:p>Comportamentum</text:p>
          </table:table-cell>
          <table:table-cell/>
          <table:table-cell table:formula="of:=IF([.B1325]=[.D132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25];&quot;, '&quot;;SUBSTITUTE(LOWER([.B1325]);&quot;'&quot;;&quot;''&quot;);&quot;', '&quot;;SUBSTITUTE(LOWER([.C1325]);&quot;'&quot;;&quot;''&quot;);&quot;', '&quot;;SUBSTITUTE(LOWER([.D1325]);&quot;'&quot;;&quot;''&quot;);&quot;');&quot;)" office:value-type="string" office:string-value="insert into palabras(id, castellano, ingles, latin) values(1324, 'comportamiento', 'behavior', 'comportamentum');" calcext:value-type="string">
            <text:p>insert into palabras(id, castellano, ingles, latin) values(1324, 'comportamiento', 'behavior', 'comportamentum');</text:p>
          </table:table-cell>
        </table:table-row>
        <table:table-row table:style-name="ro1">
          <table:table-cell table:formula="of:=[.A1325]+1" office:value-type="float" office:value="1325" calcext:value-type="float">
            <text:p>1325</text:p>
          </table:table-cell>
          <table:table-cell office:value-type="string" calcext:value-type="string">
            <text:p>Periodistas</text:p>
          </table:table-cell>
          <table:table-cell office:value-type="string" calcext:value-type="string">
            <text:p>Journalists</text:p>
          </table:table-cell>
          <table:table-cell office:value-type="string" calcext:value-type="string">
            <text:p>Diurnarii</text:p>
          </table:table-cell>
          <table:table-cell/>
          <table:table-cell table:formula="of:=IF([.B1326]=[.D132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26];&quot;, '&quot;;SUBSTITUTE(LOWER([.B1326]);&quot;'&quot;;&quot;''&quot;);&quot;', '&quot;;SUBSTITUTE(LOWER([.C1326]);&quot;'&quot;;&quot;''&quot;);&quot;', '&quot;;SUBSTITUTE(LOWER([.D1326]);&quot;'&quot;;&quot;''&quot;);&quot;');&quot;)" office:value-type="string" office:string-value="insert into palabras(id, castellano, ingles, latin) values(1325, 'periodistas', 'journalists', 'diurnarii');" calcext:value-type="string">
            <text:p>insert into palabras(id, castellano, ingles, latin) values(1325, 'periodistas', 'journalists', 'diurnarii');</text:p>
          </table:table-cell>
        </table:table-row>
        <table:table-row table:style-name="ro1">
          <table:table-cell table:formula="of:=[.A1326]+1" office:value-type="float" office:value="1326" calcext:value-type="float">
            <text:p>1326</text:p>
          </table:table-cell>
          <table:table-cell table:number-columns-repeated="3" office:value-type="string" calcext:value-type="string">
            <text:p>Animal</text:p>
          </table:table-cell>
          <table:table-cell/>
          <table:table-cell table:formula="of:=IF([.B1327]=[.D1327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327];&quot;, '&quot;;SUBSTITUTE(LOWER([.B1327]);&quot;'&quot;;&quot;''&quot;);&quot;', '&quot;;SUBSTITUTE(LOWER([.C1327]);&quot;'&quot;;&quot;''&quot;);&quot;', '&quot;;SUBSTITUTE(LOWER([.D1327]);&quot;'&quot;;&quot;''&quot;);&quot;');&quot;)" office:value-type="string" office:string-value="insert into palabras(id, castellano, ingles, latin) values(1326, 'animal', 'animal', 'animal');" calcext:value-type="string">
            <text:p>insert into palabras(id, castellano, ingles, latin) values(1326, 'animal', 'animal', 'animal');</text:p>
          </table:table-cell>
        </table:table-row>
        <table:table-row table:style-name="ro1">
          <table:table-cell table:formula="of:=[.A1327]+1" office:value-type="float" office:value="1327" calcext:value-type="float">
            <text:p>1327</text:p>
          </table:table-cell>
          <table:table-cell office:value-type="string" calcext:value-type="string">
            <text:p>Convertido</text:p>
          </table:table-cell>
          <table:table-cell office:value-type="string" calcext:value-type="string">
            <text:p>Converted</text:p>
          </table:table-cell>
          <table:table-cell office:value-type="string" calcext:value-type="string">
            <text:p>Conversum</text:p>
          </table:table-cell>
          <table:table-cell/>
          <table:table-cell table:formula="of:=IF([.B1328]=[.D132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28];&quot;, '&quot;;SUBSTITUTE(LOWER([.B1328]);&quot;'&quot;;&quot;''&quot;);&quot;', '&quot;;SUBSTITUTE(LOWER([.C1328]);&quot;'&quot;;&quot;''&quot;);&quot;', '&quot;;SUBSTITUTE(LOWER([.D1328]);&quot;'&quot;;&quot;''&quot;);&quot;');&quot;)" office:value-type="string" office:string-value="insert into palabras(id, castellano, ingles, latin) values(1327, 'convertido', 'converted', 'conversum');" calcext:value-type="string">
            <text:p>insert into palabras(id, castellano, ingles, latin) values(1327, 'convertido', 'converted', 'conversum');</text:p>
          </table:table-cell>
        </table:table-row>
        <table:table-row table:style-name="ro1">
          <table:table-cell table:formula="of:=[.A1328]+1" office:value-type="float" office:value="1328" calcext:value-type="float">
            <text:p>1328</text:p>
          </table:table-cell>
          <table:table-cell office:value-type="string" calcext:value-type="string">
            <text:p>Brazo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Brachium</text:p>
          </table:table-cell>
          <table:table-cell/>
          <table:table-cell table:formula="of:=IF([.B1329]=[.D132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29];&quot;, '&quot;;SUBSTITUTE(LOWER([.B1329]);&quot;'&quot;;&quot;''&quot;);&quot;', '&quot;;SUBSTITUTE(LOWER([.C1329]);&quot;'&quot;;&quot;''&quot;);&quot;', '&quot;;SUBSTITUTE(LOWER([.D1329]);&quot;'&quot;;&quot;''&quot;);&quot;');&quot;)" office:value-type="string" office:string-value="insert into palabras(id, castellano, ingles, latin) values(1328, 'brazo', 'arm', 'brachium');" calcext:value-type="string">
            <text:p>insert into palabras(id, castellano, ingles, latin) values(1328, 'brazo', 'arm', 'brachium');</text:p>
          </table:table-cell>
        </table:table-row>
        <table:table-row table:style-name="ro1">
          <table:table-cell table:formula="of:=[.A1329]+1" office:value-type="float" office:value="1329" calcext:value-type="float">
            <text:p>1329</text:p>
          </table:table-cell>
          <table:table-cell office:value-type="string" calcext:value-type="string">
            <text:p>Hermanos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Fratres</text:p>
          </table:table-cell>
          <table:table-cell/>
          <table:table-cell table:formula="of:=IF([.B1330]=[.D133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30];&quot;, '&quot;;SUBSTITUTE(LOWER([.B1330]);&quot;'&quot;;&quot;''&quot;);&quot;', '&quot;;SUBSTITUTE(LOWER([.C1330]);&quot;'&quot;;&quot;''&quot;);&quot;', '&quot;;SUBSTITUTE(LOWER([.D1330]);&quot;'&quot;;&quot;''&quot;);&quot;');&quot;)" office:value-type="string" office:string-value="insert into palabras(id, castellano, ingles, latin) values(1329, 'hermanos', 'brothers', 'fratres');" calcext:value-type="string">
            <text:p>insert into palabras(id, castellano, ingles, latin) values(1329, 'hermanos', 'brothers', 'fratres');</text:p>
          </table:table-cell>
        </table:table-row>
        <table:table-row table:style-name="ro1">
          <table:table-cell table:formula="of:=[.A1330]+1" office:value-type="float" office:value="1330" calcext:value-type="float">
            <text:p>1330</text:p>
          </table:table-cell>
          <table:table-cell office:value-type="string" calcext:value-type="string">
            <text:p>Rico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Divitem</text:p>
          </table:table-cell>
          <table:table-cell/>
          <table:table-cell table:formula="of:=IF([.B1331]=[.D133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31];&quot;, '&quot;;SUBSTITUTE(LOWER([.B1331]);&quot;'&quot;;&quot;''&quot;);&quot;', '&quot;;SUBSTITUTE(LOWER([.C1331]);&quot;'&quot;;&quot;''&quot;);&quot;', '&quot;;SUBSTITUTE(LOWER([.D1331]);&quot;'&quot;;&quot;''&quot;);&quot;');&quot;)" office:value-type="string" office:string-value="insert into palabras(id, castellano, ingles, latin) values(1330, 'rico', 'rich', 'divitem');" calcext:value-type="string">
            <text:p>insert into palabras(id, castellano, ingles, latin) values(1330, 'rico', 'rich', 'divitem');</text:p>
          </table:table-cell>
        </table:table-row>
        <table:table-row table:style-name="ro2">
          <table:table-cell table:formula="of:=[.A1331]+1" office:value-type="float" office:value="1331" calcext:value-type="float">
            <text:p>1331</text:p>
          </table:table-cell>
          <table:table-cell office:value-type="string" calcext:value-type="string">
            <text:p>Anunció</text:p>
          </table:table-cell>
          <table:table-cell office:value-type="string" calcext:value-type="string">
            <text:p>Announced</text:p>
          </table:table-cell>
          <table:table-cell office:value-type="string" calcext:value-type="string">
            <text:p>Annuntiavit</text:p>
          </table:table-cell>
          <table:table-cell/>
          <table:table-cell table:formula="of:=IF([.B1332]=[.D133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32];&quot;, '&quot;;SUBSTITUTE(LOWER([.B1332]);&quot;'&quot;;&quot;''&quot;);&quot;', '&quot;;SUBSTITUTE(LOWER([.C1332]);&quot;'&quot;;&quot;''&quot;);&quot;', '&quot;;SUBSTITUTE(LOWER([.D1332]);&quot;'&quot;;&quot;''&quot;);&quot;');&quot;)" office:value-type="string" office:string-value="insert into palabras(id, castellano, ingles, latin) values(1331, 'anunció', 'announced', 'annuntiavit');" calcext:value-type="string">
            <text:p>insert into palabras(id, castellano, ingles, latin) values(1331, 'anunció', 'announced', 'annuntiavit');</text:p>
          </table:table-cell>
        </table:table-row>
        <table:table-row table:style-name="ro1">
          <table:table-cell table:formula="of:=[.A1332]+1" office:value-type="float" office:value="1332" calcext:value-type="float">
            <text:p>1332</text:p>
          </table:table-cell>
          <table:table-cell office:value-type="string" calcext:value-type="string">
            <text:p>Presupuesto</text:p>
          </table:table-cell>
          <table:table-cell office:value-type="string" calcext:value-type="string">
            <text:p>Budget</text:p>
          </table:table-cell>
          <table:table-cell office:value-type="string" calcext:value-type="string">
            <text:p>Praestitium</text:p>
          </table:table-cell>
          <table:table-cell/>
          <table:table-cell table:formula="of:=IF([.B1333]=[.D133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33];&quot;, '&quot;;SUBSTITUTE(LOWER([.B1333]);&quot;'&quot;;&quot;''&quot;);&quot;', '&quot;;SUBSTITUTE(LOWER([.C1333]);&quot;'&quot;;&quot;''&quot;);&quot;', '&quot;;SUBSTITUTE(LOWER([.D1333]);&quot;'&quot;;&quot;''&quot;);&quot;');&quot;)" office:value-type="string" office:string-value="insert into palabras(id, castellano, ingles, latin) values(1332, 'presupuesto', 'budget', 'praestitium');" calcext:value-type="string">
            <text:p>insert into palabras(id, castellano, ingles, latin) values(1332, 'presupuesto', 'budget', 'praestitium');</text:p>
          </table:table-cell>
        </table:table-row>
        <table:table-row table:style-name="ro1">
          <table:table-cell table:formula="of:=[.A1333]+1" office:value-type="float" office:value="1333" calcext:value-type="float">
            <text:p>1333</text:p>
          </table:table-cell>
          <table:table-cell office:value-type="string" calcext:value-type="string">
            <text:p>Estrategia</text:p>
          </table:table-cell>
          <table:table-cell office:value-type="string" calcext:value-type="string">
            <text:p>Strategy</text:p>
          </table:table-cell>
          <table:table-cell office:value-type="string" calcext:value-type="string">
            <text:p>Strategia</text:p>
          </table:table-cell>
          <table:table-cell/>
          <table:table-cell table:formula="of:=IF([.B1334]=[.D133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34];&quot;, '&quot;;SUBSTITUTE(LOWER([.B1334]);&quot;'&quot;;&quot;''&quot;);&quot;', '&quot;;SUBSTITUTE(LOWER([.C1334]);&quot;'&quot;;&quot;''&quot;);&quot;', '&quot;;SUBSTITUTE(LOWER([.D1334]);&quot;'&quot;;&quot;''&quot;);&quot;');&quot;)" office:value-type="string" office:string-value="insert into palabras(id, castellano, ingles, latin) values(1333, 'estrategia', 'strategy', 'strategia');" calcext:value-type="string">
            <text:p>insert into palabras(id, castellano, ingles, latin) values(1333, 'estrategia', 'strategy', 'strategia');</text:p>
          </table:table-cell>
        </table:table-row>
        <table:table-row table:style-name="ro1">
          <table:table-cell table:formula="of:=[.A1334]+1" office:value-type="float" office:value="1334" calcext:value-type="float">
            <text:p>1334</text:p>
          </table:table-cell>
          <table:table-cell office:value-type="string" calcext:value-type="string">
            <text:p>Naciones</text:p>
          </table:table-cell>
          <table:table-cell office:value-type="string" calcext:value-type="string">
            <text:p>Nations</text:p>
          </table:table-cell>
          <table:table-cell office:value-type="string" calcext:value-type="string">
            <text:p>Nationes</text:p>
          </table:table-cell>
          <table:table-cell/>
          <table:table-cell table:formula="of:=IF([.B1335]=[.D133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35];&quot;, '&quot;;SUBSTITUTE(LOWER([.B1335]);&quot;'&quot;;&quot;''&quot;);&quot;', '&quot;;SUBSTITUTE(LOWER([.C1335]);&quot;'&quot;;&quot;''&quot;);&quot;', '&quot;;SUBSTITUTE(LOWER([.D1335]);&quot;'&quot;;&quot;''&quot;);&quot;');&quot;)" office:value-type="string" office:string-value="insert into palabras(id, castellano, ingles, latin) values(1334, 'naciones', 'nations', 'nationes');" calcext:value-type="string">
            <text:p>insert into palabras(id, castellano, ingles, latin) values(1334, 'naciones', 'nations', 'nationes');</text:p>
          </table:table-cell>
        </table:table-row>
        <table:table-row table:style-name="ro1">
          <table:table-cell table:formula="of:=[.A1335]+1" office:value-type="float" office:value="1335" calcext:value-type="float">
            <text:p>1335</text:p>
          </table:table-cell>
          <table:table-cell office:value-type="string" calcext:value-type="string">
            <text:p>Utilizar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Utitur</text:p>
          </table:table-cell>
          <table:table-cell/>
          <table:table-cell table:formula="of:=IF([.B1336]=[.D133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36];&quot;, '&quot;;SUBSTITUTE(LOWER([.B1336]);&quot;'&quot;;&quot;''&quot;);&quot;', '&quot;;SUBSTITUTE(LOWER([.C1336]);&quot;'&quot;;&quot;''&quot;);&quot;', '&quot;;SUBSTITUTE(LOWER([.D1336]);&quot;'&quot;;&quot;''&quot;);&quot;');&quot;)" office:value-type="string" office:string-value="insert into palabras(id, castellano, ingles, latin) values(1335, 'utilizar', 'use', 'utitur');" calcext:value-type="string">
            <text:p>insert into palabras(id, castellano, ingles, latin) values(1335, 'utilizar', 'use', 'utitur');</text:p>
          </table:table-cell>
        </table:table-row>
        <table:table-row table:style-name="ro1">
          <table:table-cell table:formula="of:=[.A1336]+1" office:value-type="float" office:value="1336" calcext:value-type="float">
            <text:p>1336</text:p>
          </table:table-cell>
          <table:table-cell office:value-type="string" calcext:value-type="string">
            <text:p>Buena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ona</text:p>
          </table:table-cell>
          <table:table-cell/>
          <table:table-cell table:formula="of:=IF([.B1337]=[.D133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37];&quot;, '&quot;;SUBSTITUTE(LOWER([.B1337]);&quot;'&quot;;&quot;''&quot;);&quot;', '&quot;;SUBSTITUTE(LOWER([.C1337]);&quot;'&quot;;&quot;''&quot;);&quot;', '&quot;;SUBSTITUTE(LOWER([.D1337]);&quot;'&quot;;&quot;''&quot;);&quot;');&quot;)" office:value-type="string" office:string-value="insert into palabras(id, castellano, ingles, latin) values(1336, 'buenas', 'good', 'bona');" calcext:value-type="string">
            <text:p>insert into palabras(id, castellano, ingles, latin) values(1336, 'buenas', 'good', 'bona');</text:p>
          </table:table-cell>
        </table:table-row>
        <table:table-row table:style-name="ro1">
          <table:table-cell table:formula="of:=[.A1337]+1" office:value-type="float" office:value="1337" calcext:value-type="float">
            <text:p>1337</text:p>
          </table:table-cell>
          <table:table-cell office:value-type="string" calcext:value-type="string">
            <text:p>Compromiso</text:p>
          </table:table-cell>
          <table:table-cell office:value-type="string" calcext:value-type="string">
            <text:p>Commitment</text:p>
          </table:table-cell>
          <table:table-cell office:value-type="string" calcext:value-type="string">
            <text:p>Obligatio</text:p>
          </table:table-cell>
          <table:table-cell/>
          <table:table-cell table:formula="of:=IF([.B1338]=[.D133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38];&quot;, '&quot;;SUBSTITUTE(LOWER([.B1338]);&quot;'&quot;;&quot;''&quot;);&quot;', '&quot;;SUBSTITUTE(LOWER([.C1338]);&quot;'&quot;;&quot;''&quot;);&quot;', '&quot;;SUBSTITUTE(LOWER([.D1338]);&quot;'&quot;;&quot;''&quot;);&quot;');&quot;)" office:value-type="string" office:string-value="insert into palabras(id, castellano, ingles, latin) values(1337, 'compromiso', 'commitment', 'obligatio');" calcext:value-type="string">
            <text:p>insert into palabras(id, castellano, ingles, latin) values(1337, 'compromiso', 'commitment', 'obligatio');</text:p>
          </table:table-cell>
        </table:table-row>
        <table:table-row table:style-name="ro1">
          <table:table-cell table:formula="of:=[.A1338]+1" office:value-type="float" office:value="1338" calcext:value-type="float">
            <text:p>1338</text:p>
          </table:table-cell>
          <table:table-cell office:value-type="string" calcext:value-type="string">
            <text:p>Acaso</text:p>
          </table:table-cell>
          <table:table-cell office:value-type="string" calcext:value-type="string">
            <text:p>Perhaps</text:p>
          </table:table-cell>
          <table:table-cell office:value-type="string" calcext:value-type="string">
            <text:p>Fortasse</text:p>
          </table:table-cell>
          <table:table-cell/>
          <table:table-cell table:formula="of:=IF([.B1339]=[.D133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39];&quot;, '&quot;;SUBSTITUTE(LOWER([.B1339]);&quot;'&quot;;&quot;''&quot;);&quot;', '&quot;;SUBSTITUTE(LOWER([.C1339]);&quot;'&quot;;&quot;''&quot;);&quot;', '&quot;;SUBSTITUTE(LOWER([.D1339]);&quot;'&quot;;&quot;''&quot;);&quot;');&quot;)" office:value-type="string" office:string-value="insert into palabras(id, castellano, ingles, latin) values(1338, 'acaso', 'perhaps', 'fortasse');" calcext:value-type="string">
            <text:p>insert into palabras(id, castellano, ingles, latin) values(1338, 'acaso', 'perhaps', 'fortasse');</text:p>
          </table:table-cell>
        </table:table-row>
        <table:table-row table:style-name="ro1">
          <table:table-cell table:formula="of:=[.A1339]+1" office:value-type="float" office:value="1339" calcext:value-type="float">
            <text:p>1339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Completa</text:p>
          </table:table-cell>
          <table:table-cell/>
          <table:table-cell table:formula="of:=IF([.B1340]=[.D134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40];&quot;, '&quot;;SUBSTITUTE(LOWER([.B1340]);&quot;'&quot;;&quot;''&quot;);&quot;', '&quot;;SUBSTITUTE(LOWER([.C1340]);&quot;'&quot;;&quot;''&quot;);&quot;', '&quot;;SUBSTITUTE(LOWER([.D1340]);&quot;'&quot;;&quot;''&quot;);&quot;');&quot;)" office:value-type="string" office:string-value="insert into palabras(id, castellano, ingles, latin) values(1339, 'completo', 'complete', 'completa');" calcext:value-type="string">
            <text:p>insert into palabras(id, castellano, ingles, latin) values(1339, 'completo', 'complete', 'completa');</text:p>
          </table:table-cell>
        </table:table-row>
        <table:table-row table:style-name="ro1">
          <table:table-cell table:formula="of:=[.A1340]+1" office:value-type="float" office:value="1340" calcext:value-type="float">
            <text:p>1340</text:p>
          </table:table-cell>
          <table:table-cell office:value-type="string" calcext:value-type="string">
            <text:p>Pelo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Capillus</text:p>
          </table:table-cell>
          <table:table-cell/>
          <table:table-cell table:formula="of:=IF([.B1341]=[.D134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41];&quot;, '&quot;;SUBSTITUTE(LOWER([.B1341]);&quot;'&quot;;&quot;''&quot;);&quot;', '&quot;;SUBSTITUTE(LOWER([.C1341]);&quot;'&quot;;&quot;''&quot;);&quot;', '&quot;;SUBSTITUTE(LOWER([.D1341]);&quot;'&quot;;&quot;''&quot;);&quot;');&quot;)" office:value-type="string" office:string-value="insert into palabras(id, castellano, ingles, latin) values(1340, 'pelo', 'hair', 'capillus');" calcext:value-type="string">
            <text:p>insert into palabras(id, castellano, ingles, latin) values(1340, 'pelo', 'hair', 'capillus');</text:p>
          </table:table-cell>
        </table:table-row>
        <table:table-row table:style-name="ro1">
          <table:table-cell table:formula="of:=[.A1341]+1" office:value-type="float" office:value="1341" calcext:value-type="float">
            <text:p>1341</text:p>
          </table:table-cell>
          <table:table-cell office:value-type="string" calcext:value-type="string">
            <text:p>Piedra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Saxum</text:p>
          </table:table-cell>
          <table:table-cell/>
          <table:table-cell table:formula="of:=IF([.B1342]=[.D134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42];&quot;, '&quot;;SUBSTITUTE(LOWER([.B1342]);&quot;'&quot;;&quot;''&quot;);&quot;', '&quot;;SUBSTITUTE(LOWER([.C1342]);&quot;'&quot;;&quot;''&quot;);&quot;', '&quot;;SUBSTITUTE(LOWER([.D1342]);&quot;'&quot;;&quot;''&quot;);&quot;');&quot;)" office:value-type="string" office:string-value="insert into palabras(id, castellano, ingles, latin) values(1341, 'piedra', 'stone', 'saxum');" calcext:value-type="string">
            <text:p>insert into palabras(id, castellano, ingles, latin) values(1341, 'piedra', 'stone', 'saxum');</text:p>
          </table:table-cell>
        </table:table-row>
        <table:table-row table:style-name="ro1">
          <table:table-cell table:formula="of:=[.A1342]+1" office:value-type="float" office:value="1342" calcext:value-type="float">
            <text:p>1342</text:p>
          </table:table-cell>
          <table:table-cell office:value-type="string" calcext:value-type="string">
            <text:p>Medicina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Medicina</text:p>
          </table:table-cell>
          <table:table-cell/>
          <table:table-cell table:formula="of:=IF([.B1343]=[.D1343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343];&quot;, '&quot;;SUBSTITUTE(LOWER([.B1343]);&quot;'&quot;;&quot;''&quot;);&quot;', '&quot;;SUBSTITUTE(LOWER([.C1343]);&quot;'&quot;;&quot;''&quot;);&quot;', '&quot;;SUBSTITUTE(LOWER([.D1343]);&quot;'&quot;;&quot;''&quot;);&quot;');&quot;)" office:value-type="string" office:string-value="insert into palabras(id, castellano, ingles, latin) values(1342, 'medicina', 'medicine', 'medicina');" calcext:value-type="string">
            <text:p>insert into palabras(id, castellano, ingles, latin) values(1342, 'medicina', 'medicine', 'medicina');</text:p>
          </table:table-cell>
        </table:table-row>
        <table:table-row table:style-name="ro1">
          <table:table-cell table:formula="of:=[.A1343]+1" office:value-type="float" office:value="1343" calcext:value-type="float">
            <text:p>1343</text:p>
          </table:table-cell>
          <table:table-cell office:value-type="string" calcext:value-type="string">
            <text:p>Campos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Ager</text:p>
          </table:table-cell>
          <table:table-cell/>
          <table:table-cell table:formula="of:=IF([.B1344]=[.D134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44];&quot;, '&quot;;SUBSTITUTE(LOWER([.B1344]);&quot;'&quot;;&quot;''&quot;);&quot;', '&quot;;SUBSTITUTE(LOWER([.C1344]);&quot;'&quot;;&quot;''&quot;);&quot;', '&quot;;SUBSTITUTE(LOWER([.D1344]);&quot;'&quot;;&quot;''&quot;);&quot;');&quot;)" office:value-type="string" office:string-value="insert into palabras(id, castellano, ingles, latin) values(1343, 'campos', 'fields', 'ager');" calcext:value-type="string">
            <text:p>insert into palabras(id, castellano, ingles, latin) values(1343, 'campos', 'fields', 'ager');</text:p>
          </table:table-cell>
        </table:table-row>
        <table:table-row table:style-name="ro1">
          <table:table-cell table:formula="of:=[.A1344]+1" office:value-type="float" office:value="1344" calcext:value-type="float">
            <text:p>1344</text:p>
          </table:table-cell>
          <table:table-cell office:value-type="string" calcext:value-type="string">
            <text:p>Liga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Liga</text:p>
          </table:table-cell>
          <table:table-cell/>
          <table:table-cell table:formula="of:=IF([.B1345]=[.D1345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345];&quot;, '&quot;;SUBSTITUTE(LOWER([.B1345]);&quot;'&quot;;&quot;''&quot;);&quot;', '&quot;;SUBSTITUTE(LOWER([.C1345]);&quot;'&quot;;&quot;''&quot;);&quot;', '&quot;;SUBSTITUTE(LOWER([.D1345]);&quot;'&quot;;&quot;''&quot;);&quot;');&quot;)" office:value-type="string" office:string-value="insert into palabras(id, castellano, ingles, latin) values(1344, 'liga', 'link', 'liga');" calcext:value-type="string">
            <text:p>insert into palabras(id, castellano, ingles, latin) values(1344, 'liga', 'link', 'liga');</text:p>
          </table:table-cell>
        </table:table-row>
        <table:table-row table:style-name="ro1">
          <table:table-cell table:formula="of:=[.A1345]+1" office:value-type="float" office:value="1345" calcext:value-type="float">
            <text:p>1345</text:p>
          </table:table-cell>
          <table:table-cell office:value-type="string" calcext:value-type="string">
            <text:p>Disposición</text:p>
          </table:table-cell>
          <table:table-cell office:value-type="string" calcext:value-type="string">
            <text:p>Provision</text:p>
          </table:table-cell>
          <table:table-cell office:value-type="string" calcext:value-type="string">
            <text:p>Dispositio</text:p>
          </table:table-cell>
          <table:table-cell/>
          <table:table-cell table:formula="of:=IF([.B1346]=[.D134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46];&quot;, '&quot;;SUBSTITUTE(LOWER([.B1346]);&quot;'&quot;;&quot;''&quot;);&quot;', '&quot;;SUBSTITUTE(LOWER([.C1346]);&quot;'&quot;;&quot;''&quot;);&quot;', '&quot;;SUBSTITUTE(LOWER([.D1346]);&quot;'&quot;;&quot;''&quot;);&quot;');&quot;)" office:value-type="string" office:string-value="insert into palabras(id, castellano, ingles, latin) values(1345, 'disposición', 'provision', 'dispositio');" calcext:value-type="string">
            <text:p>insert into palabras(id, castellano, ingles, latin) values(1345, 'disposición', 'provision', 'dispositio');</text:p>
          </table:table-cell>
        </table:table-row>
        <table:table-row table:style-name="ro1">
          <table:table-cell table:formula="of:=[.A1346]+1" office:value-type="float" office:value="1346" calcext:value-type="float">
            <text:p>1346</text:p>
          </table:table-cell>
          <table:table-cell office:value-type="string" calcext:value-type="string">
            <text:p>Permanente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Permanens</text:p>
          </table:table-cell>
          <table:table-cell/>
          <table:table-cell table:formula="of:=IF([.B1347]=[.D134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47];&quot;, '&quot;;SUBSTITUTE(LOWER([.B1347]);&quot;'&quot;;&quot;''&quot;);&quot;', '&quot;;SUBSTITUTE(LOWER([.C1347]);&quot;'&quot;;&quot;''&quot;);&quot;', '&quot;;SUBSTITUTE(LOWER([.D1347]);&quot;'&quot;;&quot;''&quot;);&quot;');&quot;)" office:value-type="string" office:string-value="insert into palabras(id, castellano, ingles, latin) values(1346, 'permanente', 'permanent', 'permanens');" calcext:value-type="string">
            <text:p>insert into palabras(id, castellano, ingles, latin) values(1346, 'permanente', 'permanent', 'permanens');</text:p>
          </table:table-cell>
        </table:table-row>
        <table:table-row table:style-name="ro1">
          <table:table-cell table:formula="of:=[.A1347]+1" office:value-type="float" office:value="1347" calcext:value-type="float">
            <text:p>1347</text:p>
          </table:table-cell>
          <table:table-cell office:value-type="string" calcext:value-type="string">
            <text:p>Método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Methodus</text:p>
          </table:table-cell>
          <table:table-cell/>
          <table:table-cell table:formula="of:=IF([.B1348]=[.D134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48];&quot;, '&quot;;SUBSTITUTE(LOWER([.B1348]);&quot;'&quot;;&quot;''&quot;);&quot;', '&quot;;SUBSTITUTE(LOWER([.C1348]);&quot;'&quot;;&quot;''&quot;);&quot;', '&quot;;SUBSTITUTE(LOWER([.D1348]);&quot;'&quot;;&quot;''&quot;);&quot;');&quot;)" office:value-type="string" office:string-value="insert into palabras(id, castellano, ingles, latin) values(1347, 'método', 'method', 'methodus');" calcext:value-type="string">
            <text:p>insert into palabras(id, castellano, ingles, latin) values(1347, 'método', 'method', 'methodus');</text:p>
          </table:table-cell>
        </table:table-row>
        <table:table-row table:style-name="ro1">
          <table:table-cell table:formula="of:=[.A1348]+1" office:value-type="float" office:value="1348" calcext:value-type="float">
            <text:p>1348</text:p>
          </table:table-cell>
          <table:table-cell office:value-type="string" calcext:value-type="string">
            <text:p>Próxima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Proxima</text:p>
          </table:table-cell>
          <table:table-cell/>
          <table:table-cell table:formula="of:=IF([.B1349]=[.D134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49];&quot;, '&quot;;SUBSTITUTE(LOWER([.B1349]);&quot;'&quot;;&quot;''&quot;);&quot;', '&quot;;SUBSTITUTE(LOWER([.C1349]);&quot;'&quot;;&quot;''&quot;);&quot;', '&quot;;SUBSTITUTE(LOWER([.D1349]);&quot;'&quot;;&quot;''&quot;);&quot;');&quot;)" office:value-type="string" office:string-value="insert into palabras(id, castellano, ingles, latin) values(1348, 'próxima', 'next', 'proxima');" calcext:value-type="string">
            <text:p>insert into palabras(id, castellano, ingles, latin) values(1348, 'próxima', 'next', 'proxima');</text:p>
          </table:table-cell>
        </table:table-row>
        <table:table-row table:style-name="ro1">
          <table:table-cell table:formula="of:=[.A1349]+1" office:value-type="float" office:value="1349" calcext:value-type="float">
            <text:p>1349</text:p>
          </table:table-cell>
          <table:table-cell office:value-type="string" calcext:value-type="string">
            <text:p>Tierras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Terrae</text:p>
          </table:table-cell>
          <table:table-cell/>
          <table:table-cell table:formula="of:=IF([.B1350]=[.D135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50];&quot;, '&quot;;SUBSTITUTE(LOWER([.B1350]);&quot;'&quot;;&quot;''&quot;);&quot;', '&quot;;SUBSTITUTE(LOWER([.C1350]);&quot;'&quot;;&quot;''&quot;);&quot;', '&quot;;SUBSTITUTE(LOWER([.D1350]);&quot;'&quot;;&quot;''&quot;);&quot;');&quot;)" office:value-type="string" office:string-value="insert into palabras(id, castellano, ingles, latin) values(1349, 'tierras', 'land', 'terrae');" calcext:value-type="string">
            <text:p>insert into palabras(id, castellano, ingles, latin) values(1349, 'tierras', 'land', 'terrae');</text:p>
          </table:table-cell>
        </table:table-row>
        <table:table-row table:style-name="ro1">
          <table:table-cell table:formula="of:=[.A1350]+1" office:value-type="float" office:value="1350" calcext:value-type="float">
            <text:p>1350</text:p>
          </table:table-cell>
          <table:table-cell table:number-columns-repeated="3" office:value-type="string" calcext:value-type="string">
            <text:p>Error</text:p>
          </table:table-cell>
          <table:table-cell/>
          <table:table-cell table:formula="of:=IF([.B1351]=[.D1351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351];&quot;, '&quot;;SUBSTITUTE(LOWER([.B1351]);&quot;'&quot;;&quot;''&quot;);&quot;', '&quot;;SUBSTITUTE(LOWER([.C1351]);&quot;'&quot;;&quot;''&quot;);&quot;', '&quot;;SUBSTITUTE(LOWER([.D1351]);&quot;'&quot;;&quot;''&quot;);&quot;');&quot;)" office:value-type="string" office:string-value="insert into palabras(id, castellano, ingles, latin) values(1350, 'error', 'error', 'error');" calcext:value-type="string">
            <text:p>insert into palabras(id, castellano, ingles, latin) values(1350, 'error', 'error', 'error');</text:p>
          </table:table-cell>
        </table:table-row>
        <table:table-row table:style-name="ro2">
          <table:table-cell table:formula="of:=[.A1351]+1" office:value-type="float" office:value="1351" calcext:value-type="float">
            <text:p>135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Increase</text:p>
          </table:table-cell>
          <table:table-cell office:value-type="string" calcext:value-type="string">
            <text:p>Incrementum</text:p>
          </table:table-cell>
          <table:table-cell/>
          <table:table-cell table:formula="of:=IF([.B1352]=[.D135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52];&quot;, '&quot;;SUBSTITUTE(LOWER([.B1352]);&quot;'&quot;;&quot;''&quot;);&quot;', '&quot;;SUBSTITUTE(LOWER([.C1352]);&quot;'&quot;;&quot;''&quot;);&quot;', '&quot;;SUBSTITUTE(LOWER([.D1352]);&quot;'&quot;;&quot;''&quot;);&quot;');&quot;)" office:value-type="string" office:string-value="insert into palabras(id, castellano, ingles, latin) values(1351, 'incremento', 'increase', 'incrementum');" calcext:value-type="string">
            <text:p>insert into palabras(id, castellano, ingles, latin) values(1351, 'incremento', 'increase', 'incrementum');</text:p>
          </table:table-cell>
        </table:table-row>
        <table:table-row table:style-name="ro1">
          <table:table-cell table:formula="of:=[.A1352]+1" office:value-type="float" office:value="1352" calcext:value-type="float">
            <text:p>1352</text:p>
          </table:table-cell>
          <table:table-cell office:value-type="string" calcext:value-type="string">
            <text:p>Piso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Tabulatum</text:p>
          </table:table-cell>
          <table:table-cell/>
          <table:table-cell table:formula="of:=IF([.B1353]=[.D135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53];&quot;, '&quot;;SUBSTITUTE(LOWER([.B1353]);&quot;'&quot;;&quot;''&quot;);&quot;', '&quot;;SUBSTITUTE(LOWER([.C1353]);&quot;'&quot;;&quot;''&quot;);&quot;', '&quot;;SUBSTITUTE(LOWER([.D1353]);&quot;'&quot;;&quot;''&quot;);&quot;');&quot;)" office:value-type="string" office:string-value="insert into palabras(id, castellano, ingles, latin) values(1352, 'piso', 'floor', 'tabulatum');" calcext:value-type="string">
            <text:p>insert into palabras(id, castellano, ingles, latin) values(1352, 'piso', 'floor', 'tabulatum');</text:p>
          </table:table-cell>
        </table:table-row>
        <table:table-row table:style-name="ro1">
          <table:table-cell table:formula="of:=[.A1353]+1" office:value-type="float" office:value="1353" calcext:value-type="float">
            <text:p>1353</text:p>
          </table:table-cell>
          <table:table-cell office:value-type="string" calcext:value-type="string">
            <text:p>Socialistas</text:p>
          </table:table-cell>
          <table:table-cell office:value-type="string" calcext:value-type="string">
            <text:p>Socialists</text:p>
          </table:table-cell>
          <table:table-cell office:value-type="string" calcext:value-type="string">
            <text:p>Socialistae</text:p>
          </table:table-cell>
          <table:table-cell/>
          <table:table-cell table:formula="of:=IF([.B1354]=[.D135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54];&quot;, '&quot;;SUBSTITUTE(LOWER([.B1354]);&quot;'&quot;;&quot;''&quot;);&quot;', '&quot;;SUBSTITUTE(LOWER([.C1354]);&quot;'&quot;;&quot;''&quot;);&quot;', '&quot;;SUBSTITUTE(LOWER([.D1354]);&quot;'&quot;;&quot;''&quot;);&quot;');&quot;)" office:value-type="string" office:string-value="insert into palabras(id, castellano, ingles, latin) values(1353, 'socialistas', 'socialists', 'socialistae');" calcext:value-type="string">
            <text:p>insert into palabras(id, castellano, ingles, latin) values(1353, 'socialistas', 'socialists', 'socialistae');</text:p>
          </table:table-cell>
        </table:table-row>
        <table:table-row table:style-name="ro1">
          <table:table-cell table:formula="of:=[.A1354]+1" office:value-type="float" office:value="1354" calcext:value-type="float">
            <text:p>1354</text:p>
          </table:table-cell>
          <table:table-cell table:number-columns-repeated="2" office:value-type="string" calcext:value-type="string">
            <text:p>Similar</text:p>
          </table:table-cell>
          <table:table-cell office:value-type="string" calcext:value-type="string">
            <text:p>Simile</text:p>
          </table:table-cell>
          <table:table-cell/>
          <table:table-cell table:formula="of:=IF([.B1355]=[.D135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55];&quot;, '&quot;;SUBSTITUTE(LOWER([.B1355]);&quot;'&quot;;&quot;''&quot;);&quot;', '&quot;;SUBSTITUTE(LOWER([.C1355]);&quot;'&quot;;&quot;''&quot;);&quot;', '&quot;;SUBSTITUTE(LOWER([.D1355]);&quot;'&quot;;&quot;''&quot;);&quot;');&quot;)" office:value-type="string" office:string-value="insert into palabras(id, castellano, ingles, latin) values(1354, 'similar', 'similar', 'simile');" calcext:value-type="string">
            <text:p>insert into palabras(id, castellano, ingles, latin) values(1354, 'similar', 'similar', 'simile');</text:p>
          </table:table-cell>
        </table:table-row>
        <table:table-row table:style-name="ro1">
          <table:table-cell table:formula="of:=[.A1355]+1" office:value-type="float" office:value="1355" calcext:value-type="float">
            <text:p>1355</text:p>
          </table:table-cell>
          <table:table-cell office:value-type="string" calcext:value-type="string">
            <text:p>Viento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Ventus</text:p>
          </table:table-cell>
          <table:table-cell/>
          <table:table-cell table:formula="of:=IF([.B1356]=[.D135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56];&quot;, '&quot;;SUBSTITUTE(LOWER([.B1356]);&quot;'&quot;;&quot;''&quot;);&quot;', '&quot;;SUBSTITUTE(LOWER([.C1356]);&quot;'&quot;;&quot;''&quot;);&quot;', '&quot;;SUBSTITUTE(LOWER([.D1356]);&quot;'&quot;;&quot;''&quot;);&quot;');&quot;)" office:value-type="string" office:string-value="insert into palabras(id, castellano, ingles, latin) values(1355, 'viento', 'wind', 'ventus');" calcext:value-type="string">
            <text:p>insert into palabras(id, castellano, ingles, latin) values(1355, 'viento', 'wind', 'ventus');</text:p>
          </table:table-cell>
        </table:table-row>
        <table:table-row table:style-name="ro1">
          <table:table-cell table:formula="of:=[.A1356]+1" office:value-type="float" office:value="1356" calcext:value-type="float">
            <text:p>1356</text:p>
          </table:table-cell>
          <table:table-cell table:number-columns-repeated="2" office:value-type="string" calcext:value-type="string">
            <text:p>Salvador</text:p>
          </table:table-cell>
          <table:table-cell office:value-type="string" calcext:value-type="string">
            <text:p>Salvator</text:p>
          </table:table-cell>
          <table:table-cell/>
          <table:table-cell table:formula="of:=IF([.B1357]=[.D135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57];&quot;, '&quot;;SUBSTITUTE(LOWER([.B1357]);&quot;'&quot;;&quot;''&quot;);&quot;', '&quot;;SUBSTITUTE(LOWER([.C1357]);&quot;'&quot;;&quot;''&quot;);&quot;', '&quot;;SUBSTITUTE(LOWER([.D1357]);&quot;'&quot;;&quot;''&quot;);&quot;');&quot;)" office:value-type="string" office:string-value="insert into palabras(id, castellano, ingles, latin) values(1356, 'salvador', 'salvador', 'salvator');" calcext:value-type="string">
            <text:p>insert into palabras(id, castellano, ingles, latin) values(1356, 'salvador', 'salvador', 'salvator');</text:p>
          </table:table-cell>
        </table:table-row>
        <table:table-row table:style-name="ro1">
          <table:table-cell table:formula="of:=[.A1357]+1" office:value-type="float" office:value="1357" calcext:value-type="float">
            <text:p>1357</text:p>
          </table:table-cell>
          <table:table-cell office:value-type="string" calcext:value-type="string">
            <text:p>Seres</text:p>
          </table:table-cell>
          <table:table-cell office:value-type="string" calcext:value-type="string">
            <text:p>Beings</text:p>
          </table:table-cell>
          <table:table-cell office:value-type="string" calcext:value-type="string">
            <text:p>Creaturae</text:p>
          </table:table-cell>
          <table:table-cell/>
          <table:table-cell table:formula="of:=IF([.B1358]=[.D135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58];&quot;, '&quot;;SUBSTITUTE(LOWER([.B1358]);&quot;'&quot;;&quot;''&quot;);&quot;', '&quot;;SUBSTITUTE(LOWER([.C1358]);&quot;'&quot;;&quot;''&quot;);&quot;', '&quot;;SUBSTITUTE(LOWER([.D1358]);&quot;'&quot;;&quot;''&quot;);&quot;');&quot;)" office:value-type="string" office:string-value="insert into palabras(id, castellano, ingles, latin) values(1357, 'seres', 'beings', 'creaturae');" calcext:value-type="string">
            <text:p>insert into palabras(id, castellano, ingles, latin) values(1357, 'seres', 'beings', 'creaturae');</text:p>
          </table:table-cell>
        </table:table-row>
        <table:table-row table:style-name="ro1">
          <table:table-cell table:formula="of:=[.A1358]+1" office:value-type="float" office:value="1358" calcext:value-type="float">
            <text:p>1358</text:p>
          </table:table-cell>
          <table:table-cell office:value-type="string" calcext:value-type="string">
            <text:p>Posteriormente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Postea</text:p>
          </table:table-cell>
          <table:table-cell/>
          <table:table-cell table:formula="of:=IF([.B1359]=[.D135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59];&quot;, '&quot;;SUBSTITUTE(LOWER([.B1359]);&quot;'&quot;;&quot;''&quot;);&quot;', '&quot;;SUBSTITUTE(LOWER([.C1359]);&quot;'&quot;;&quot;''&quot;);&quot;', '&quot;;SUBSTITUTE(LOWER([.D1359]);&quot;'&quot;;&quot;''&quot;);&quot;');&quot;)" office:value-type="string" office:string-value="insert into palabras(id, castellano, ingles, latin) values(1358, 'posteriormente', 'later', 'postea');" calcext:value-type="string">
            <text:p>insert into palabras(id, castellano, ingles, latin) values(1358, 'posteriormente', 'later', 'postea');</text:p>
          </table:table-cell>
        </table:table-row>
        <table:table-row table:style-name="ro1">
          <table:table-cell table:formula="of:=[.A1359]+1" office:value-type="float" office:value="1359" calcext:value-type="float">
            <text:p>1359</text:p>
          </table:table-cell>
          <table:table-cell office:value-type="string" calcext:value-type="string">
            <text:p>Dispuesto</text:p>
          </table:table-cell>
          <table:table-cell office:value-type="string" calcext:value-type="string">
            <text:p>Willing</text:p>
          </table:table-cell>
          <table:table-cell office:value-type="string" calcext:value-type="string">
            <text:p>Dispositus</text:p>
          </table:table-cell>
          <table:table-cell/>
          <table:table-cell table:formula="of:=IF([.B1360]=[.D136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60];&quot;, '&quot;;SUBSTITUTE(LOWER([.B1360]);&quot;'&quot;;&quot;''&quot;);&quot;', '&quot;;SUBSTITUTE(LOWER([.C1360]);&quot;'&quot;;&quot;''&quot;);&quot;', '&quot;;SUBSTITUTE(LOWER([.D1360]);&quot;'&quot;;&quot;''&quot;);&quot;');&quot;)" office:value-type="string" office:string-value="insert into palabras(id, castellano, ingles, latin) values(1359, 'dispuesto', 'willing', 'dispositus');" calcext:value-type="string">
            <text:p>insert into palabras(id, castellano, ingles, latin) values(1359, 'dispuesto', 'willing', 'dispositus');</text:p>
          </table:table-cell>
        </table:table-row>
        <table:table-row table:style-name="ro1">
          <table:table-cell table:formula="of:=[.A1360]+1" office:value-type="float" office:value="1360" calcext:value-type="float">
            <text:p>1360</text:p>
          </table:table-cell>
          <table:table-cell office:value-type="string" calcext:value-type="string">
            <text:p>Poeta</text:p>
          </table:table-cell>
          <table:table-cell office:value-type="string" calcext:value-type="string">
            <text:p>Poet</text:p>
          </table:table-cell>
          <table:table-cell office:value-type="string" calcext:value-type="string">
            <text:p>Poeta</text:p>
          </table:table-cell>
          <table:table-cell/>
          <table:table-cell table:formula="of:=IF([.B1361]=[.D1361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361];&quot;, '&quot;;SUBSTITUTE(LOWER([.B1361]);&quot;'&quot;;&quot;''&quot;);&quot;', '&quot;;SUBSTITUTE(LOWER([.C1361]);&quot;'&quot;;&quot;''&quot;);&quot;', '&quot;;SUBSTITUTE(LOWER([.D1361]);&quot;'&quot;;&quot;''&quot;);&quot;');&quot;)" office:value-type="string" office:string-value="insert into palabras(id, castellano, ingles, latin) values(1360, 'poeta', 'poet', 'poeta');" calcext:value-type="string">
            <text:p>insert into palabras(id, castellano, ingles, latin) values(1360, 'poeta', 'poet', 'poeta');</text:p>
          </table:table-cell>
        </table:table-row>
        <table:table-row table:style-name="ro2">
          <table:table-cell table:formula="of:=[.A1361]+1" office:value-type="float" office:value="1361" calcext:value-type="float">
            <text:p>1361</text:p>
          </table:table-cell>
          <table:table-cell office:value-type="string" calcext:value-type="string">
            <text:p>Económicas</text:p>
          </table:table-cell>
          <table:table-cell office:value-type="string" calcext:value-type="string">
            <text:p>Economic</text:p>
          </table:table-cell>
          <table:table-cell office:value-type="string" calcext:value-type="string">
            <text:p>Oeconomicae</text:p>
          </table:table-cell>
          <table:table-cell/>
          <table:table-cell table:formula="of:=IF([.B1362]=[.D136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62];&quot;, '&quot;;SUBSTITUTE(LOWER([.B1362]);&quot;'&quot;;&quot;''&quot;);&quot;', '&quot;;SUBSTITUTE(LOWER([.C1362]);&quot;'&quot;;&quot;''&quot;);&quot;', '&quot;;SUBSTITUTE(LOWER([.D1362]);&quot;'&quot;;&quot;''&quot;);&quot;');&quot;)" office:value-type="string" office:string-value="insert into palabras(id, castellano, ingles, latin) values(1361, 'económicas', 'economic', 'oeconomicae');" calcext:value-type="string">
            <text:p>insert into palabras(id, castellano, ingles, latin) values(1361, 'económicas', 'economic', 'oeconomicae');</text:p>
          </table:table-cell>
        </table:table-row>
        <table:table-row table:style-name="ro1">
          <table:table-cell table:formula="of:=[.A1362]+1" office:value-type="float" office:value="1362" calcext:value-type="float">
            <text:p>1362</text:p>
          </table:table-cell>
          <table:table-cell office:value-type="string" calcext:value-type="string">
            <text:p>Secreto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Secretum</text:p>
          </table:table-cell>
          <table:table-cell/>
          <table:table-cell table:formula="of:=IF([.B1363]=[.D136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63];&quot;, '&quot;;SUBSTITUTE(LOWER([.B1363]);&quot;'&quot;;&quot;''&quot;);&quot;', '&quot;;SUBSTITUTE(LOWER([.C1363]);&quot;'&quot;;&quot;''&quot;);&quot;', '&quot;;SUBSTITUTE(LOWER([.D1363]);&quot;'&quot;;&quot;''&quot;);&quot;');&quot;)" office:value-type="string" office:string-value="insert into palabras(id, castellano, ingles, latin) values(1362, 'secreto', 'secret', 'secretum');" calcext:value-type="string">
            <text:p>insert into palabras(id, castellano, ingles, latin) values(1362, 'secreto', 'secret', 'secretum');</text:p>
          </table:table-cell>
        </table:table-row>
        <table:table-row table:style-name="ro1">
          <table:table-cell table:formula="of:=[.A1363]+1" office:value-type="float" office:value="1363" calcext:value-type="float">
            <text:p>1363</text:p>
          </table:table-cell>
          <table:table-cell office:value-type="string" calcext:value-type="string">
            <text:p>Funcionamiento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Operatio</text:p>
          </table:table-cell>
          <table:table-cell/>
          <table:table-cell table:formula="of:=IF([.B1364]=[.D136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64];&quot;, '&quot;;SUBSTITUTE(LOWER([.B1364]);&quot;'&quot;;&quot;''&quot;);&quot;', '&quot;;SUBSTITUTE(LOWER([.C1364]);&quot;'&quot;;&quot;''&quot;);&quot;', '&quot;;SUBSTITUTE(LOWER([.D1364]);&quot;'&quot;;&quot;''&quot;);&quot;');&quot;)" office:value-type="string" office:string-value="insert into palabras(id, castellano, ingles, latin) values(1363, 'funcionamiento', 'operation', 'operatio');" calcext:value-type="string">
            <text:p>insert into palabras(id, castellano, ingles, latin) values(1363, 'funcionamiento', 'operation', 'operatio');</text:p>
          </table:table-cell>
        </table:table-row>
        <table:table-row table:style-name="ro1">
          <table:table-cell table:formula="of:=[.A1364]+1" office:value-type="float" office:value="1364" calcext:value-type="float">
            <text:p>1364</text:p>
          </table:table-cell>
          <table:table-cell office:value-type="string" calcext:value-type="string">
            <text:p>Debajo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Sub</text:p>
          </table:table-cell>
          <table:table-cell/>
          <table:table-cell table:formula="of:=IF([.B1365]=[.D136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65];&quot;, '&quot;;SUBSTITUTE(LOWER([.B1365]);&quot;'&quot;;&quot;''&quot;);&quot;', '&quot;;SUBSTITUTE(LOWER([.C1365]);&quot;'&quot;;&quot;''&quot;);&quot;', '&quot;;SUBSTITUTE(LOWER([.D1365]);&quot;'&quot;;&quot;''&quot;);&quot;');&quot;)" office:value-type="string" office:string-value="insert into palabras(id, castellano, ingles, latin) values(1364, 'debajo', 'under', 'sub');" calcext:value-type="string">
            <text:p>insert into palabras(id, castellano, ingles, latin) values(1364, 'debajo', 'under', 'sub');</text:p>
          </table:table-cell>
        </table:table-row>
        <table:table-row table:style-name="ro1">
          <table:table-cell table:formula="of:=[.A1365]+1" office:value-type="float" office:value="1365" calcext:value-type="float">
            <text:p>1365</text:p>
          </table:table-cell>
          <table:table-cell office:value-type="string" calcext:value-type="string">
            <text:p>Recordar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Recordor</text:p>
          </table:table-cell>
          <table:table-cell/>
          <table:table-cell table:formula="of:=IF([.B1366]=[.D136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66];&quot;, '&quot;;SUBSTITUTE(LOWER([.B1366]);&quot;'&quot;;&quot;''&quot;);&quot;', '&quot;;SUBSTITUTE(LOWER([.C1366]);&quot;'&quot;;&quot;''&quot;);&quot;', '&quot;;SUBSTITUTE(LOWER([.D1366]);&quot;'&quot;;&quot;''&quot;);&quot;');&quot;)" office:value-type="string" office:string-value="insert into palabras(id, castellano, ingles, latin) values(1365, 'recordar', 'remember', 'recordor');" calcext:value-type="string">
            <text:p>insert into palabras(id, castellano, ingles, latin) values(1365, 'recordar', 'remember', 'recordor');</text:p>
          </table:table-cell>
        </table:table-row>
        <table:table-row table:style-name="ro1">
          <table:table-cell table:formula="of:=[.A1366]+1" office:value-type="float" office:value="1366" calcext:value-type="float">
            <text:p>1366</text:p>
          </table:table-cell>
          <table:table-cell table:number-columns-repeated="2" office:value-type="string" calcext:value-type="string">
            <text:p>Valencia</text:p>
          </table:table-cell>
          <table:table-cell office:value-type="string" calcext:value-type="string">
            <text:p>Valentia</text:p>
          </table:table-cell>
          <table:table-cell/>
          <table:table-cell table:formula="of:=IF([.B1367]=[.D136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67];&quot;, '&quot;;SUBSTITUTE(LOWER([.B1367]);&quot;'&quot;;&quot;''&quot;);&quot;', '&quot;;SUBSTITUTE(LOWER([.C1367]);&quot;'&quot;;&quot;''&quot;);&quot;', '&quot;;SUBSTITUTE(LOWER([.D1367]);&quot;'&quot;;&quot;''&quot;);&quot;');&quot;)" office:value-type="string" office:string-value="insert into palabras(id, castellano, ingles, latin) values(1366, 'valencia', 'valencia', 'valentia');" calcext:value-type="string">
            <text:p>insert into palabras(id, castellano, ingles, latin) values(1366, 'valencia', 'valencia', 'valentia');</text:p>
          </table:table-cell>
        </table:table-row>
        <table:table-row table:style-name="ro2">
          <table:table-cell table:formula="of:=[.A1367]+1" office:value-type="float" office:value="1367" calcext:value-type="float">
            <text:p>1367</text:p>
          </table:table-cell>
          <table:table-cell office:value-type="string" calcext:value-type="string">
            <text:p>Presentó</text:p>
          </table:table-cell>
          <table:table-cell office:value-type="string" calcext:value-type="string">
            <text:p>Presented</text:p>
          </table:table-cell>
          <table:table-cell office:value-type="string" calcext:value-type="string">
            <text:p>Praesentavit</text:p>
          </table:table-cell>
          <table:table-cell/>
          <table:table-cell table:formula="of:=IF([.B1368]=[.D136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68];&quot;, '&quot;;SUBSTITUTE(LOWER([.B1368]);&quot;'&quot;;&quot;''&quot;);&quot;', '&quot;;SUBSTITUTE(LOWER([.C1368]);&quot;'&quot;;&quot;''&quot;);&quot;', '&quot;;SUBSTITUTE(LOWER([.D1368]);&quot;'&quot;;&quot;''&quot;);&quot;');&quot;)" office:value-type="string" office:string-value="insert into palabras(id, castellano, ingles, latin) values(1367, 'presentó', 'presented', 'praesentavit');" calcext:value-type="string">
            <text:p>insert into palabras(id, castellano, ingles, latin) values(1367, 'presentó', 'presented', 'praesentavit');</text:p>
          </table:table-cell>
        </table:table-row>
        <table:table-row table:style-name="ro1">
          <table:table-cell table:formula="of:=[.A1368]+1" office:value-type="float" office:value="1368" calcext:value-type="float">
            <text:p>1368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Iovis</text:p>
          </table:table-cell>
          <table:table-cell/>
          <table:table-cell table:formula="of:=IF([.B1369]=[.D136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69];&quot;, '&quot;;SUBSTITUTE(LOWER([.B1369]);&quot;'&quot;;&quot;''&quot;);&quot;', '&quot;;SUBSTITUTE(LOWER([.C1369]);&quot;'&quot;;&quot;''&quot;);&quot;', '&quot;;SUBSTITUTE(LOWER([.D1369]);&quot;'&quot;;&quot;''&quot;);&quot;');&quot;)" office:value-type="string" office:string-value="insert into palabras(id, castellano, ingles, latin) values(1368, 'jueves', 'thursday', 'iovis');" calcext:value-type="string">
            <text:p>insert into palabras(id, castellano, ingles, latin) values(1368, 'jueves', 'thursday', 'iovis');</text:p>
          </table:table-cell>
        </table:table-row>
        <table:table-row table:style-name="ro1">
          <table:table-cell table:formula="of:=[.A1369]+1" office:value-type="float" office:value="1369" calcext:value-type="float">
            <text:p>1369</text:p>
          </table:table-cell>
          <table:table-cell office:value-type="string" calcext:value-type="string">
            <text:p>Corrient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Fluxus</text:p>
          </table:table-cell>
          <table:table-cell/>
          <table:table-cell table:formula="of:=IF([.B1370]=[.D137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70];&quot;, '&quot;;SUBSTITUTE(LOWER([.B1370]);&quot;'&quot;;&quot;''&quot;);&quot;', '&quot;;SUBSTITUTE(LOWER([.C1370]);&quot;'&quot;;&quot;''&quot;);&quot;', '&quot;;SUBSTITUTE(LOWER([.D1370]);&quot;'&quot;;&quot;''&quot;);&quot;');&quot;)" office:value-type="string" office:string-value="insert into palabras(id, castellano, ingles, latin) values(1369, 'corriente', 'current', 'fluxus');" calcext:value-type="string">
            <text:p>insert into palabras(id, castellano, ingles, latin) values(1369, 'corriente', 'current', 'fluxus');</text:p>
          </table:table-cell>
        </table:table-row>
        <table:table-row table:style-name="ro1">
          <table:table-cell table:formula="of:=[.A1370]+1" office:value-type="float" office:value="1370" calcext:value-type="float">
            <text:p>1370</text:p>
          </table:table-cell>
          <table:table-cell office:value-type="string" calcext:value-type="string">
            <text:p>Ingreso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Receptus</text:p>
          </table:table-cell>
          <table:table-cell/>
          <table:table-cell table:formula="of:=IF([.B1371]=[.D137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71];&quot;, '&quot;;SUBSTITUTE(LOWER([.B1371]);&quot;'&quot;;&quot;''&quot;);&quot;', '&quot;;SUBSTITUTE(LOWER([.C1371]);&quot;'&quot;;&quot;''&quot;);&quot;', '&quot;;SUBSTITUTE(LOWER([.D1371]);&quot;'&quot;;&quot;''&quot;);&quot;');&quot;)" office:value-type="string" office:string-value="insert into palabras(id, castellano, ingles, latin) values(1370, 'ingresos', 'income', 'receptus');" calcext:value-type="string">
            <text:p>insert into palabras(id, castellano, ingles, latin) values(1370, 'ingresos', 'income', 'receptus');</text:p>
          </table:table-cell>
        </table:table-row>
        <table:table-row table:style-name="ro1">
          <table:table-cell table:formula="of:=[.A1371]+1" office:value-type="float" office:value="1371" calcext:value-type="float">
            <text:p>1371</text:p>
          </table:table-cell>
          <table:table-cell office:value-type="string" calcext:value-type="string">
            <text:p>Intento</text:p>
          </table:table-cell>
          <table:table-cell office:value-type="string" calcext:value-type="string">
            <text:p>Attempt</text:p>
          </table:table-cell>
          <table:table-cell office:value-type="string" calcext:value-type="string">
            <text:p>Intentio</text:p>
          </table:table-cell>
          <table:table-cell/>
          <table:table-cell table:formula="of:=IF([.B1372]=[.D137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72];&quot;, '&quot;;SUBSTITUTE(LOWER([.B1372]);&quot;'&quot;;&quot;''&quot;);&quot;', '&quot;;SUBSTITUTE(LOWER([.C1372]);&quot;'&quot;;&quot;''&quot;);&quot;', '&quot;;SUBSTITUTE(LOWER([.D1372]);&quot;'&quot;;&quot;''&quot;);&quot;');&quot;)" office:value-type="string" office:string-value="insert into palabras(id, castellano, ingles, latin) values(1371, 'intento', 'attempt', 'intentio');" calcext:value-type="string">
            <text:p>insert into palabras(id, castellano, ingles, latin) values(1371, 'intento', 'attempt', 'intentio');</text:p>
          </table:table-cell>
        </table:table-row>
        <table:table-row table:style-name="ro1">
          <table:table-cell table:formula="of:=[.A1372]+1" office:value-type="float" office:value="1372" calcext:value-type="float">
            <text:p>1372</text:p>
          </table:table-cell>
          <table:table-cell office:value-type="string" calcext:value-type="string">
            <text:p>Tuvieron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Habuerunt</text:p>
          </table:table-cell>
          <table:table-cell/>
          <table:table-cell table:formula="of:=IF([.B1373]=[.D137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73];&quot;, '&quot;;SUBSTITUTE(LOWER([.B1373]);&quot;'&quot;;&quot;''&quot;);&quot;', '&quot;;SUBSTITUTE(LOWER([.C1373]);&quot;'&quot;;&quot;''&quot;);&quot;', '&quot;;SUBSTITUTE(LOWER([.D1373]);&quot;'&quot;;&quot;''&quot;);&quot;');&quot;)" office:value-type="string" office:string-value="insert into palabras(id, castellano, ingles, latin) values(1372, 'tuvieron', 'had', 'habuerunt');" calcext:value-type="string">
            <text:p>insert into palabras(id, castellano, ingles, latin) values(1372, 'tuvieron', 'had', 'habuerunt');</text:p>
          </table:table-cell>
        </table:table-row>
        <table:table-row table:style-name="ro1">
          <table:table-cell table:formula="of:=[.A1373]+1" office:value-type="float" office:value="1373" calcext:value-type="float">
            <text:p>1373</text:p>
          </table:table-cell>
          <table:table-cell office:value-type="string" calcext:value-type="string">
            <text:p>Colores</text:p>
          </table:table-cell>
          <table:table-cell office:value-type="string" calcext:value-type="string">
            <text:p>Colors</text:p>
          </table:table-cell>
          <table:table-cell office:value-type="string" calcext:value-type="string">
            <text:p>Colorum</text:p>
          </table:table-cell>
          <table:table-cell/>
          <table:table-cell table:formula="of:=IF([.B1374]=[.D137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74];&quot;, '&quot;;SUBSTITUTE(LOWER([.B1374]);&quot;'&quot;;&quot;''&quot;);&quot;', '&quot;;SUBSTITUTE(LOWER([.C1374]);&quot;'&quot;;&quot;''&quot;);&quot;', '&quot;;SUBSTITUTE(LOWER([.D1374]);&quot;'&quot;;&quot;''&quot;);&quot;');&quot;)" office:value-type="string" office:string-value="insert into palabras(id, castellano, ingles, latin) values(1373, 'colores', 'colors', 'colorum');" calcext:value-type="string">
            <text:p>insert into palabras(id, castellano, ingles, latin) values(1373, 'colores', 'colors', 'colorum');</text:p>
          </table:table-cell>
        </table:table-row>
        <table:table-row table:style-name="ro1">
          <table:table-cell table:formula="of:=[.A1374]+1" office:value-type="float" office:value="1374" calcext:value-type="float">
            <text:p>1374</text:p>
          </table:table-cell>
          <table:table-cell office:value-type="string" calcext:value-type="string">
            <text:p>Alto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ltus</text:p>
          </table:table-cell>
          <table:table-cell/>
          <table:table-cell table:formula="of:=IF([.B1375]=[.D137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75];&quot;, '&quot;;SUBSTITUTE(LOWER([.B1375]);&quot;'&quot;;&quot;''&quot;);&quot;', '&quot;;SUBSTITUTE(LOWER([.C1375]);&quot;'&quot;;&quot;''&quot;);&quot;', '&quot;;SUBSTITUTE(LOWER([.D1375]);&quot;'&quot;;&quot;''&quot;);&quot;');&quot;)" office:value-type="string" office:string-value="insert into palabras(id, castellano, ingles, latin) values(1374, 'altos', 'high', 'altus');" calcext:value-type="string">
            <text:p>insert into palabras(id, castellano, ingles, latin) values(1374, 'altos', 'high', 'altus');</text:p>
          </table:table-cell>
        </table:table-row>
        <table:table-row table:style-name="ro1">
          <table:table-cell table:formula="of:=[.A1375]+1" office:value-type="float" office:value="1375" calcext:value-type="float">
            <text:p>1375</text:p>
          </table:table-cell>
          <table:table-cell table:number-columns-repeated="2" office:value-type="string" calcext:value-type="string">
            <text:p>Sevilla</text:p>
          </table:table-cell>
          <table:table-cell office:value-type="string" calcext:value-type="string">
            <text:p>Hispalis</text:p>
          </table:table-cell>
          <table:table-cell/>
          <table:table-cell table:formula="of:=IF([.B1376]=[.D137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76];&quot;, '&quot;;SUBSTITUTE(LOWER([.B1376]);&quot;'&quot;;&quot;''&quot;);&quot;', '&quot;;SUBSTITUTE(LOWER([.C1376]);&quot;'&quot;;&quot;''&quot;);&quot;', '&quot;;SUBSTITUTE(LOWER([.D1376]);&quot;'&quot;;&quot;''&quot;);&quot;');&quot;)" office:value-type="string" office:string-value="insert into palabras(id, castellano, ingles, latin) values(1375, 'sevilla', 'sevilla', 'hispalis');" calcext:value-type="string">
            <text:p>insert into palabras(id, castellano, ingles, latin) values(1375, 'sevilla', 'sevilla', 'hispalis');</text:p>
          </table:table-cell>
        </table:table-row>
        <table:table-row table:style-name="ro1">
          <table:table-cell table:formula="of:=[.A1376]+1" office:value-type="float" office:value="1376" calcext:value-type="float">
            <text:p>1376</text:p>
          </table:table-cell>
          <table:table-cell office:value-type="string" calcext:value-type="string">
            <text:p>Hojas</text:p>
          </table:table-cell>
          <table:table-cell office:value-type="string" calcext:value-type="string">
            <text:p>Sheets</text:p>
          </table:table-cell>
          <table:table-cell office:value-type="string" calcext:value-type="string">
            <text:p>Folia</text:p>
          </table:table-cell>
          <table:table-cell/>
          <table:table-cell table:formula="of:=IF([.B1377]=[.D137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77];&quot;, '&quot;;SUBSTITUTE(LOWER([.B1377]);&quot;'&quot;;&quot;''&quot;);&quot;', '&quot;;SUBSTITUTE(LOWER([.C1377]);&quot;'&quot;;&quot;''&quot;);&quot;', '&quot;;SUBSTITUTE(LOWER([.D1377]);&quot;'&quot;;&quot;''&quot;);&quot;');&quot;)" office:value-type="string" office:string-value="insert into palabras(id, castellano, ingles, latin) values(1376, 'hojas', 'sheets', 'folia');" calcext:value-type="string">
            <text:p>insert into palabras(id, castellano, ingles, latin) values(1376, 'hojas', 'sheets', 'folia');</text:p>
          </table:table-cell>
        </table:table-row>
        <table:table-row table:style-name="ro1">
          <table:table-cell table:formula="of:=[.A1377]+1" office:value-type="float" office:value="1377" calcext:value-type="float">
            <text:p>1377</text:p>
          </table:table-cell>
          <table:table-cell office:value-type="string" calcext:value-type="string">
            <text:p>Probablemente</text:p>
          </table:table-cell>
          <table:table-cell office:value-type="string" calcext:value-type="string">
            <text:p>Probably</text:p>
          </table:table-cell>
          <table:table-cell office:value-type="string" calcext:value-type="string">
            <text:p>Fortasse</text:p>
          </table:table-cell>
          <table:table-cell/>
          <table:table-cell table:formula="of:=IF([.B1378]=[.D137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78];&quot;, '&quot;;SUBSTITUTE(LOWER([.B1378]);&quot;'&quot;;&quot;''&quot;);&quot;', '&quot;;SUBSTITUTE(LOWER([.C1378]);&quot;'&quot;;&quot;''&quot;);&quot;', '&quot;;SUBSTITUTE(LOWER([.D1378]);&quot;'&quot;;&quot;''&quot;);&quot;');&quot;)" office:value-type="string" office:string-value="insert into palabras(id, castellano, ingles, latin) values(1377, 'probablemente', 'probably', 'fortasse');" calcext:value-type="string">
            <text:p>insert into palabras(id, castellano, ingles, latin) values(1377, 'probablemente', 'probably', 'fortasse');</text:p>
          </table:table-cell>
        </table:table-row>
        <table:table-row table:style-name="ro2">
          <table:table-cell table:formula="of:=[.A1378]+1" office:value-type="float" office:value="1378" calcext:value-type="float">
            <text:p>1378</text:p>
          </table:table-cell>
          <table:table-cell office:value-type="string" calcext:value-type="string">
            <text:p>Búsqueda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Investigatio</text:p>
          </table:table-cell>
          <table:table-cell/>
          <table:table-cell table:formula="of:=IF([.B1379]=[.D137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79];&quot;, '&quot;;SUBSTITUTE(LOWER([.B1379]);&quot;'&quot;;&quot;''&quot;);&quot;', '&quot;;SUBSTITUTE(LOWER([.C1379]);&quot;'&quot;;&quot;''&quot;);&quot;', '&quot;;SUBSTITUTE(LOWER([.D1379]);&quot;'&quot;;&quot;''&quot;);&quot;');&quot;)" office:value-type="string" office:string-value="insert into palabras(id, castellano, ingles, latin) values(1378, 'búsqueda', 'search', 'investigatio');" calcext:value-type="string">
            <text:p>insert into palabras(id, castellano, ingles, latin) values(1378, 'búsqueda', 'search', 'investigatio');</text:p>
          </table:table-cell>
        </table:table-row>
        <table:table-row table:style-name="ro1">
          <table:table-cell table:formula="of:=[.A1379]+1" office:value-type="float" office:value="1379" calcext:value-type="float">
            <text:p>1379</text:p>
          </table:table-cell>
          <table:table-cell office:value-type="string" calcext:value-type="string">
            <text:p>Pequeñas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arva</text:p>
          </table:table-cell>
          <table:table-cell/>
          <table:table-cell table:formula="of:=IF([.B1380]=[.D138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80];&quot;, '&quot;;SUBSTITUTE(LOWER([.B1380]);&quot;'&quot;;&quot;''&quot;);&quot;', '&quot;;SUBSTITUTE(LOWER([.C1380]);&quot;'&quot;;&quot;''&quot;);&quot;', '&quot;;SUBSTITUTE(LOWER([.D1380]);&quot;'&quot;;&quot;''&quot;);&quot;');&quot;)" office:value-type="string" office:string-value="insert into palabras(id, castellano, ingles, latin) values(1379, 'pequeñas', 'small', 'parva');" calcext:value-type="string">
            <text:p>insert into palabras(id, castellano, ingles, latin) values(1379, 'pequeñas', 'small', 'parva');</text:p>
          </table:table-cell>
        </table:table-row>
        <table:table-row table:style-name="ro1">
          <table:table-cell table:formula="of:=[.A1380]+1" office:value-type="float" office:value="1380" calcext:value-type="float">
            <text:p>1380</text:p>
          </table:table-cell>
          <table:table-cell office:value-type="string" calcext:value-type="string">
            <text:p>Oferta</text:p>
          </table:table-cell>
          <table:table-cell office:value-type="string" calcext:value-type="string">
            <text:p>Offer</text:p>
          </table:table-cell>
          <table:table-cell office:value-type="string" calcext:value-type="string">
            <text:p>Offerta</text:p>
          </table:table-cell>
          <table:table-cell/>
          <table:table-cell table:formula="of:=IF([.B1381]=[.D138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81];&quot;, '&quot;;SUBSTITUTE(LOWER([.B1381]);&quot;'&quot;;&quot;''&quot;);&quot;', '&quot;;SUBSTITUTE(LOWER([.C1381]);&quot;'&quot;;&quot;''&quot;);&quot;', '&quot;;SUBSTITUTE(LOWER([.D1381]);&quot;'&quot;;&quot;''&quot;);&quot;');&quot;)" office:value-type="string" office:string-value="insert into palabras(id, castellano, ingles, latin) values(1380, 'oferta', 'offer', 'offerta');" calcext:value-type="string">
            <text:p>insert into palabras(id, castellano, ingles, latin) values(1380, 'oferta', 'offer', 'offerta');</text:p>
          </table:table-cell>
        </table:table-row>
        <table:table-row table:style-name="ro1">
          <table:table-cell table:formula="of:=[.A1381]+1" office:value-type="float" office:value="1381" calcext:value-type="float">
            <text:p>1381</text:p>
          </table:table-cell>
          <table:table-cell office:value-type="string" calcext:value-type="string">
            <text:p>Cataluña</text:p>
          </table:table-cell>
          <table:table-cell table:number-columns-repeated="2" office:value-type="string" calcext:value-type="string">
            <text:p>Catalonia</text:p>
          </table:table-cell>
          <table:table-cell/>
          <table:table-cell table:formula="of:=IF([.B1382]=[.D138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82];&quot;, '&quot;;SUBSTITUTE(LOWER([.B1382]);&quot;'&quot;;&quot;''&quot;);&quot;', '&quot;;SUBSTITUTE(LOWER([.C1382]);&quot;'&quot;;&quot;''&quot;);&quot;', '&quot;;SUBSTITUTE(LOWER([.D1382]);&quot;'&quot;;&quot;''&quot;);&quot;');&quot;)" office:value-type="string" office:string-value="insert into palabras(id, castellano, ingles, latin) values(1381, 'cataluña', 'catalonia', 'catalonia');" calcext:value-type="string">
            <text:p>insert into palabras(id, castellano, ingles, latin) values(1381, 'cataluña', 'catalonia', 'catalonia');</text:p>
          </table:table-cell>
        </table:table-row>
        <table:table-row table:style-name="ro1">
          <table:table-cell table:formula="of:=[.A1382]+1" office:value-type="float" office:value="1382" calcext:value-type="float">
            <text:p>1382</text:p>
          </table:table-cell>
          <table:table-cell office:value-type="string" calcext:value-type="string">
            <text:p>Oficina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Officina</text:p>
          </table:table-cell>
          <table:table-cell/>
          <table:table-cell table:formula="of:=IF([.B1383]=[.D138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83];&quot;, '&quot;;SUBSTITUTE(LOWER([.B1383]);&quot;'&quot;;&quot;''&quot;);&quot;', '&quot;;SUBSTITUTE(LOWER([.C1383]);&quot;'&quot;;&quot;''&quot;);&quot;', '&quot;;SUBSTITUTE(LOWER([.D1383]);&quot;'&quot;;&quot;''&quot;);&quot;');&quot;)" office:value-type="string" office:string-value="insert into palabras(id, castellano, ingles, latin) values(1382, 'oficina', 'office', 'officina');" calcext:value-type="string">
            <text:p>insert into palabras(id, castellano, ingles, latin) values(1382, 'oficina', 'office', 'officina');</text:p>
          </table:table-cell>
        </table:table-row>
        <table:table-row table:style-name="ro1">
          <table:table-cell table:formula="of:=[.A1383]+1" office:value-type="float" office:value="1383" calcext:value-type="float">
            <text:p>1383</text:p>
          </table:table-cell>
          <table:table-cell office:value-type="string" calcext:value-type="string">
            <text:p>Produjo</text:p>
          </table:table-cell>
          <table:table-cell office:value-type="string" calcext:value-type="string">
            <text:p>Produced</text:p>
          </table:table-cell>
          <table:table-cell office:value-type="string" calcext:value-type="string">
            <text:p>Produxit</text:p>
          </table:table-cell>
          <table:table-cell/>
          <table:table-cell table:formula="of:=IF([.B1384]=[.D138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84];&quot;, '&quot;;SUBSTITUTE(LOWER([.B1384]);&quot;'&quot;;&quot;''&quot;);&quot;', '&quot;;SUBSTITUTE(LOWER([.C1384]);&quot;'&quot;;&quot;''&quot;);&quot;', '&quot;;SUBSTITUTE(LOWER([.D1384]);&quot;'&quot;;&quot;''&quot;);&quot;');&quot;)" office:value-type="string" office:string-value="insert into palabras(id, castellano, ingles, latin) values(1383, 'produjo', 'produced', 'produxit');" calcext:value-type="string">
            <text:p>insert into palabras(id, castellano, ingles, latin) values(1383, 'produjo', 'produced', 'produxit');</text:p>
          </table:table-cell>
        </table:table-row>
        <table:table-row table:style-name="ro1">
          <table:table-cell table:formula="of:=[.A1384]+1" office:value-type="float" office:value="1384" calcext:value-type="float">
            <text:p>1384</text:p>
          </table:table-cell>
          <table:table-cell office:value-type="string" calcext:value-type="string">
            <text:p>Soldados</text:p>
          </table:table-cell>
          <table:table-cell office:value-type="string" calcext:value-type="string">
            <text:p>Soldiers</text:p>
          </table:table-cell>
          <table:table-cell office:value-type="string" calcext:value-type="string">
            <text:p>Milites</text:p>
          </table:table-cell>
          <table:table-cell/>
          <table:table-cell table:formula="of:=IF([.B1385]=[.D138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85];&quot;, '&quot;;SUBSTITUTE(LOWER([.B1385]);&quot;'&quot;;&quot;''&quot;);&quot;', '&quot;;SUBSTITUTE(LOWER([.C1385]);&quot;'&quot;;&quot;''&quot;);&quot;', '&quot;;SUBSTITUTE(LOWER([.D1385]);&quot;'&quot;;&quot;''&quot;);&quot;');&quot;)" office:value-type="string" office:string-value="insert into palabras(id, castellano, ingles, latin) values(1384, 'soldados', 'soldiers', 'milites');" calcext:value-type="string">
            <text:p>insert into palabras(id, castellano, ingles, latin) values(1384, 'soldados', 'soldiers', 'milites');</text:p>
          </table:table-cell>
        </table:table-row>
        <table:table-row table:style-name="ro1">
          <table:table-cell table:formula="of:=[.A1385]+1" office:value-type="float" office:value="1385" calcext:value-type="float">
            <text:p>1385</text:p>
          </table:table-cell>
          <table:table-cell office:value-type="string" calcext:value-type="string">
            <text:p>Pasada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Praeterita</text:p>
          </table:table-cell>
          <table:table-cell/>
          <table:table-cell table:formula="of:=IF([.B1386]=[.D138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86];&quot;, '&quot;;SUBSTITUTE(LOWER([.B1386]);&quot;'&quot;;&quot;''&quot;);&quot;', '&quot;;SUBSTITUTE(LOWER([.C1386]);&quot;'&quot;;&quot;''&quot;);&quot;', '&quot;;SUBSTITUTE(LOWER([.D1386]);&quot;'&quot;;&quot;''&quot;);&quot;');&quot;)" office:value-type="string" office:string-value="insert into palabras(id, castellano, ingles, latin) values(1385, 'pasada', 'passed', 'praeterita');" calcext:value-type="string">
            <text:p>insert into palabras(id, castellano, ingles, latin) values(1385, 'pasada', 'passed', 'praeterita');</text:p>
          </table:table-cell>
        </table:table-row>
        <table:table-row table:style-name="ro1">
          <table:table-cell table:formula="of:=[.A1386]+1" office:value-type="float" office:value="1386" calcext:value-type="float">
            <text:p>1386</text:p>
          </table:table-cell>
          <table:table-cell office:value-type="string" calcext:value-type="string">
            <text:p>Volumen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Volumen</text:p>
          </table:table-cell>
          <table:table-cell/>
          <table:table-cell table:formula="of:=IF([.B1387]=[.D1387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387];&quot;, '&quot;;SUBSTITUTE(LOWER([.B1387]);&quot;'&quot;;&quot;''&quot;);&quot;', '&quot;;SUBSTITUTE(LOWER([.C1387]);&quot;'&quot;;&quot;''&quot;);&quot;', '&quot;;SUBSTITUTE(LOWER([.D1387]);&quot;'&quot;;&quot;''&quot;);&quot;');&quot;)" office:value-type="string" office:string-value="insert into palabras(id, castellano, ingles, latin) values(1386, 'volumen', 'volume', 'volumen');" calcext:value-type="string">
            <text:p>insert into palabras(id, castellano, ingles, latin) values(1386, 'volumen', 'volume', 'volumen');</text:p>
          </table:table-cell>
        </table:table-row>
        <table:table-row table:style-name="ro1">
          <table:table-cell table:formula="of:=[.A1387]+1" office:value-type="float" office:value="1387" calcext:value-type="float">
            <text:p>1387</text:p>
          </table:table-cell>
          <table:table-cell office:value-type="string" calcext:value-type="string">
            <text:p>Causas</text:p>
          </table:table-cell>
          <table:table-cell office:value-type="string" calcext:value-type="string">
            <text:p>Causes</text:p>
          </table:table-cell>
          <table:table-cell office:value-type="string" calcext:value-type="string">
            <text:p>Causae</text:p>
          </table:table-cell>
          <table:table-cell/>
          <table:table-cell table:formula="of:=IF([.B1388]=[.D138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88];&quot;, '&quot;;SUBSTITUTE(LOWER([.B1388]);&quot;'&quot;;&quot;''&quot;);&quot;', '&quot;;SUBSTITUTE(LOWER([.C1388]);&quot;'&quot;;&quot;''&quot;);&quot;', '&quot;;SUBSTITUTE(LOWER([.D1388]);&quot;'&quot;;&quot;''&quot;);&quot;');&quot;)" office:value-type="string" office:string-value="insert into palabras(id, castellano, ingles, latin) values(1387, 'causas', 'causes', 'causae');" calcext:value-type="string">
            <text:p>insert into palabras(id, castellano, ingles, latin) values(1387, 'causas', 'causes', 'causae');</text:p>
          </table:table-cell>
        </table:table-row>
        <table:table-row table:style-name="ro1">
          <table:table-cell table:formula="of:=[.A1388]+1" office:value-type="float" office:value="1388" calcext:value-type="float">
            <text:p>1388</text:p>
          </table:table-cell>
          <table:table-cell office:value-type="string" calcext:value-type="string">
            <text:p>Dieron</text:p>
          </table:table-cell>
          <table:table-cell office:value-type="string" calcext:value-type="string">
            <text:p>Gave</text:p>
          </table:table-cell>
          <table:table-cell office:value-type="string" calcext:value-type="string">
            <text:p>Dederunt</text:p>
          </table:table-cell>
          <table:table-cell/>
          <table:table-cell table:formula="of:=IF([.B1389]=[.D138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89];&quot;, '&quot;;SUBSTITUTE(LOWER([.B1389]);&quot;'&quot;;&quot;''&quot;);&quot;', '&quot;;SUBSTITUTE(LOWER([.C1389]);&quot;'&quot;;&quot;''&quot;);&quot;', '&quot;;SUBSTITUTE(LOWER([.D1389]);&quot;'&quot;;&quot;''&quot;);&quot;');&quot;)" office:value-type="string" office:string-value="insert into palabras(id, castellano, ingles, latin) values(1388, 'dieron', 'gave', 'dederunt');" calcext:value-type="string">
            <text:p>insert into palabras(id, castellano, ingles, latin) values(1388, 'dieron', 'gave', 'dederunt');</text:p>
          </table:table-cell>
        </table:table-row>
        <table:table-row table:style-name="ro1">
          <table:table-cell table:formula="of:=[.A1389]+1" office:value-type="float" office:value="1389" calcext:value-type="float">
            <text:p>1389</text:p>
          </table:table-cell>
          <table:table-cell office:value-type="string" calcext:value-type="string">
            <text:p>División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Divisio</text:p>
          </table:table-cell>
          <table:table-cell/>
          <table:table-cell table:formula="of:=IF([.B1390]=[.D139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90];&quot;, '&quot;;SUBSTITUTE(LOWER([.B1390]);&quot;'&quot;;&quot;''&quot;);&quot;', '&quot;;SUBSTITUTE(LOWER([.C1390]);&quot;'&quot;;&quot;''&quot;);&quot;', '&quot;;SUBSTITUTE(LOWER([.D1390]);&quot;'&quot;;&quot;''&quot;);&quot;');&quot;)" office:value-type="string" office:string-value="insert into palabras(id, castellano, ingles, latin) values(1389, 'división', 'division', 'divisio');" calcext:value-type="string">
            <text:p>insert into palabras(id, castellano, ingles, latin) values(1389, 'división', 'division', 'divisio');</text:p>
          </table:table-cell>
        </table:table-row>
        <table:table-row table:style-name="ro1">
          <table:table-cell table:formula="of:=[.A1390]+1" office:value-type="float" office:value="1390" calcext:value-type="float">
            <text:p>1390</text:p>
          </table:table-cell>
          <table:table-cell office:value-type="string" calcext:value-type="string">
            <text:p>Clav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Clavis</text:p>
          </table:table-cell>
          <table:table-cell/>
          <table:table-cell table:formula="of:=IF([.B1391]=[.D139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91];&quot;, '&quot;;SUBSTITUTE(LOWER([.B1391]);&quot;'&quot;;&quot;''&quot;);&quot;', '&quot;;SUBSTITUTE(LOWER([.C1391]);&quot;'&quot;;&quot;''&quot;);&quot;', '&quot;;SUBSTITUTE(LOWER([.D1391]);&quot;'&quot;;&quot;''&quot;);&quot;');&quot;)" office:value-type="string" office:string-value="insert into palabras(id, castellano, ingles, latin) values(1390, 'clave', 'password', 'clavis');" calcext:value-type="string">
            <text:p>insert into palabras(id, castellano, ingles, latin) values(1390, 'clave', 'password', 'clavis');</text:p>
          </table:table-cell>
        </table:table-row>
        <table:table-row table:style-name="ro1">
          <table:table-cell table:formula="of:=[.A1391]+1" office:value-type="float" office:value="1391" calcext:value-type="float">
            <text:p>1391</text:p>
          </table:table-cell>
          <table:table-cell office:value-type="string" calcext:value-type="string">
            <text:p>Reciente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Recens</text:p>
          </table:table-cell>
          <table:table-cell/>
          <table:table-cell table:formula="of:=IF([.B1392]=[.D139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92];&quot;, '&quot;;SUBSTITUTE(LOWER([.B1392]);&quot;'&quot;;&quot;''&quot;);&quot;', '&quot;;SUBSTITUTE(LOWER([.C1392]);&quot;'&quot;;&quot;''&quot;);&quot;', '&quot;;SUBSTITUTE(LOWER([.D1392]);&quot;'&quot;;&quot;''&quot;);&quot;');&quot;)" office:value-type="string" office:string-value="insert into palabras(id, castellano, ingles, latin) values(1391, 'reciente', 'recent', 'recens');" calcext:value-type="string">
            <text:p>insert into palabras(id, castellano, ingles, latin) values(1391, 'reciente', 'recent', 'recens');</text:p>
          </table:table-cell>
        </table:table-row>
        <table:table-row table:style-name="ro1">
          <table:table-cell table:formula="of:=[.A1392]+1" office:value-type="float" office:value="1392" calcext:value-type="float">
            <text:p>1392</text:p>
          </table:table-cell>
          <table:table-cell office:value-type="string" calcext:value-type="string">
            <text:p>Votos</text:p>
          </table:table-cell>
          <table:table-cell office:value-type="string" calcext:value-type="string">
            <text:p>Votes</text:p>
          </table:table-cell>
          <table:table-cell office:value-type="string" calcext:value-type="string">
            <text:p>Vota</text:p>
          </table:table-cell>
          <table:table-cell/>
          <table:table-cell table:formula="of:=IF([.B1393]=[.D139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93];&quot;, '&quot;;SUBSTITUTE(LOWER([.B1393]);&quot;'&quot;;&quot;''&quot;);&quot;', '&quot;;SUBSTITUTE(LOWER([.C1393]);&quot;'&quot;;&quot;''&quot;);&quot;', '&quot;;SUBSTITUTE(LOWER([.D1393]);&quot;'&quot;;&quot;''&quot;);&quot;');&quot;)" office:value-type="string" office:string-value="insert into palabras(id, castellano, ingles, latin) values(1392, 'votos', 'votes', 'vota');" calcext:value-type="string">
            <text:p>insert into palabras(id, castellano, ingles, latin) values(1392, 'votos', 'votes', 'vota');</text:p>
          </table:table-cell>
        </table:table-row>
        <table:table-row table:style-name="ro1">
          <table:table-cell table:formula="of:=[.A1393]+1" office:value-type="float" office:value="1393" calcext:value-type="float">
            <text:p>1393</text:p>
          </table:table-cell>
          <table:table-cell office:value-type="string" calcext:value-type="string">
            <text:p>Logró</text:p>
          </table:table-cell>
          <table:table-cell office:value-type="string" calcext:value-type="string">
            <text:p>Achieved</text:p>
          </table:table-cell>
          <table:table-cell office:value-type="string" calcext:value-type="string">
            <text:p>Pervenit</text:p>
          </table:table-cell>
          <table:table-cell/>
          <table:table-cell table:formula="of:=IF([.B1394]=[.D139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94];&quot;, '&quot;;SUBSTITUTE(LOWER([.B1394]);&quot;'&quot;;&quot;''&quot;);&quot;', '&quot;;SUBSTITUTE(LOWER([.C1394]);&quot;'&quot;;&quot;''&quot;);&quot;', '&quot;;SUBSTITUTE(LOWER([.D1394]);&quot;'&quot;;&quot;''&quot;);&quot;');&quot;)" office:value-type="string" office:string-value="insert into palabras(id, castellano, ingles, latin) values(1393, 'logró', 'achieved', 'pervenit');" calcext:value-type="string">
            <text:p>insert into palabras(id, castellano, ingles, latin) values(1393, 'logró', 'achieved', 'pervenit');</text:p>
          </table:table-cell>
        </table:table-row>
        <table:table-row table:style-name="ro1">
          <table:table-cell table:formula="of:=[.A1394]+1" office:value-type="float" office:value="1394" calcext:value-type="float">
            <text:p>1394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Legs</text:p>
          </table:table-cell>
          <table:table-cell office:value-type="string" calcext:value-type="string">
            <text:p>Crura</text:p>
          </table:table-cell>
          <table:table-cell/>
          <table:table-cell table:formula="of:=IF([.B1395]=[.D139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95];&quot;, '&quot;;SUBSTITUTE(LOWER([.B1395]);&quot;'&quot;;&quot;''&quot;);&quot;', '&quot;;SUBSTITUTE(LOWER([.C1395]);&quot;'&quot;;&quot;''&quot;);&quot;', '&quot;;SUBSTITUTE(LOWER([.D1395]);&quot;'&quot;;&quot;''&quot;);&quot;');&quot;)" office:value-type="string" office:string-value="insert into palabras(id, castellano, ingles, latin) values(1394, 'piernas', 'legs', 'crura');" calcext:value-type="string">
            <text:p>insert into palabras(id, castellano, ingles, latin) values(1394, 'piernas', 'legs', 'crura');</text:p>
          </table:table-cell>
        </table:table-row>
        <table:table-row table:style-name="ro1">
          <table:table-cell table:formula="of:=[.A1395]+1" office:value-type="float" office:value="1395" calcext:value-type="float">
            <text:p>1395</text:p>
          </table:table-cell>
          <table:table-cell office:value-type="string" calcext:value-type="string">
            <text:p>Sirve</text:p>
          </table:table-cell>
          <table:table-cell office:value-type="string" calcext:value-type="string">
            <text:p>Serves</text:p>
          </table:table-cell>
          <table:table-cell office:value-type="string" calcext:value-type="string">
            <text:p>Servit</text:p>
          </table:table-cell>
          <table:table-cell/>
          <table:table-cell table:formula="of:=IF([.B1396]=[.D139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96];&quot;, '&quot;;SUBSTITUTE(LOWER([.B1396]);&quot;'&quot;;&quot;''&quot;);&quot;', '&quot;;SUBSTITUTE(LOWER([.C1396]);&quot;'&quot;;&quot;''&quot;);&quot;', '&quot;;SUBSTITUTE(LOWER([.D1396]);&quot;'&quot;;&quot;''&quot;);&quot;');&quot;)" office:value-type="string" office:string-value="insert into palabras(id, castellano, ingles, latin) values(1395, 'sirve', 'serves', 'servit');" calcext:value-type="string">
            <text:p>insert into palabras(id, castellano, ingles, latin) values(1395, 'sirve', 'serves', 'servit');</text:p>
          </table:table-cell>
        </table:table-row>
        <table:table-row table:style-name="ro1">
          <table:table-cell table:formula="of:=[.A1396]+1" office:value-type="float" office:value="1396" calcext:value-type="float">
            <text:p>1396</text:p>
          </table:table-cell>
          <table:table-cell office:value-type="string" calcext:value-type="string">
            <text:p>Deuda</text:p>
          </table:table-cell>
          <table:table-cell office:value-type="string" calcext:value-type="string">
            <text:p>Debt</text:p>
          </table:table-cell>
          <table:table-cell office:value-type="string" calcext:value-type="string">
            <text:p>Debitum</text:p>
          </table:table-cell>
          <table:table-cell/>
          <table:table-cell table:formula="of:=IF([.B1397]=[.D139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97];&quot;, '&quot;;SUBSTITUTE(LOWER([.B1397]);&quot;'&quot;;&quot;''&quot;);&quot;', '&quot;;SUBSTITUTE(LOWER([.C1397]);&quot;'&quot;;&quot;''&quot;);&quot;', '&quot;;SUBSTITUTE(LOWER([.D1397]);&quot;'&quot;;&quot;''&quot;);&quot;');&quot;)" office:value-type="string" office:string-value="insert into palabras(id, castellano, ingles, latin) values(1396, 'deuda', 'debt', 'debitum');" calcext:value-type="string">
            <text:p>insert into palabras(id, castellano, ingles, latin) values(1396, 'deuda', 'debt', 'debitum');</text:p>
          </table:table-cell>
        </table:table-row>
        <table:table-row table:style-name="ro1">
          <table:table-cell table:formula="of:=[.A1397]+1" office:value-type="float" office:value="1397" calcext:value-type="float">
            <text:p>1397</text:p>
          </table:table-cell>
          <table:table-cell office:value-type="string" calcext:value-type="string">
            <text:p>Noticias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Nuntii</text:p>
          </table:table-cell>
          <table:table-cell/>
          <table:table-cell table:formula="of:=IF([.B1398]=[.D139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98];&quot;, '&quot;;SUBSTITUTE(LOWER([.B1398]);&quot;'&quot;;&quot;''&quot;);&quot;', '&quot;;SUBSTITUTE(LOWER([.C1398]);&quot;'&quot;;&quot;''&quot;);&quot;', '&quot;;SUBSTITUTE(LOWER([.D1398]);&quot;'&quot;;&quot;''&quot;);&quot;');&quot;)" office:value-type="string" office:string-value="insert into palabras(id, castellano, ingles, latin) values(1397, 'noticias', 'news', 'nuntii');" calcext:value-type="string">
            <text:p>insert into palabras(id, castellano, ingles, latin) values(1397, 'noticias', 'news', 'nuntii');</text:p>
          </table:table-cell>
        </table:table-row>
        <table:table-row table:style-name="ro1">
          <table:table-cell table:formula="of:=[.A1398]+1" office:value-type="float" office:value="1398" calcext:value-type="float">
            <text:p>1398</text:p>
          </table:table-cell>
          <table:table-cell office:value-type="string" calcext:value-type="string">
            <text:p>Menores</text:p>
          </table:table-cell>
          <table:table-cell office:value-type="string" calcext:value-type="string">
            <text:p>Minors</text:p>
          </table:table-cell>
          <table:table-cell office:value-type="string" calcext:value-type="string">
            <text:p>Minora</text:p>
          </table:table-cell>
          <table:table-cell/>
          <table:table-cell table:formula="of:=IF([.B1399]=[.D139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399];&quot;, '&quot;;SUBSTITUTE(LOWER([.B1399]);&quot;'&quot;;&quot;''&quot;);&quot;', '&quot;;SUBSTITUTE(LOWER([.C1399]);&quot;'&quot;;&quot;''&quot;);&quot;', '&quot;;SUBSTITUTE(LOWER([.D1399]);&quot;'&quot;;&quot;''&quot;);&quot;');&quot;)" office:value-type="string" office:string-value="insert into palabras(id, castellano, ingles, latin) values(1398, 'menores', 'minors', 'minora');" calcext:value-type="string">
            <text:p>insert into palabras(id, castellano, ingles, latin) values(1398, 'menores', 'minors', 'minora');</text:p>
          </table:table-cell>
        </table:table-row>
        <table:table-row table:style-name="ro1">
          <table:table-cell table:formula="of:=[.A1399]+1" office:value-type="float" office:value="1399" calcext:value-type="float">
            <text:p>1399</text:p>
          </table:table-cell>
          <table:table-cell office:value-type="string" calcext:value-type="string">
            <text:p>Querido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Caro</text:p>
          </table:table-cell>
          <table:table-cell/>
          <table:table-cell table:formula="of:=IF([.B1400]=[.D140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00];&quot;, '&quot;;SUBSTITUTE(LOWER([.B1400]);&quot;'&quot;;&quot;''&quot;);&quot;', '&quot;;SUBSTITUTE(LOWER([.C1400]);&quot;'&quot;;&quot;''&quot;);&quot;', '&quot;;SUBSTITUTE(LOWER([.D1400]);&quot;'&quot;;&quot;''&quot;);&quot;');&quot;)" office:value-type="string" office:string-value="insert into palabras(id, castellano, ingles, latin) values(1399, 'querido', 'dear', 'caro');" calcext:value-type="string">
            <text:p>insert into palabras(id, castellano, ingles, latin) values(1399, 'querido', 'dear', 'caro');</text:p>
          </table:table-cell>
        </table:table-row>
        <table:table-row table:style-name="ro1">
          <table:table-cell table:formula="of:=[.A1400]+1" office:value-type="float" office:value="1400" calcext:value-type="float">
            <text:p>1400</text:p>
          </table:table-cell>
          <table:table-cell office:value-type="string" calcext:value-type="string">
            <text:p>Pago</text:p>
          </table:table-cell>
          <table:table-cell office:value-type="string" calcext:value-type="string">
            <text:p>Payment</text:p>
          </table:table-cell>
          <table:table-cell office:value-type="string" calcext:value-type="string">
            <text:p>Pensio</text:p>
          </table:table-cell>
          <table:table-cell/>
          <table:table-cell table:formula="of:=IF([.B1401]=[.D140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01];&quot;, '&quot;;SUBSTITUTE(LOWER([.B1401]);&quot;'&quot;;&quot;''&quot;);&quot;', '&quot;;SUBSTITUTE(LOWER([.C1401]);&quot;'&quot;;&quot;''&quot;);&quot;', '&quot;;SUBSTITUTE(LOWER([.D1401]);&quot;'&quot;;&quot;''&quot;);&quot;');&quot;)" office:value-type="string" office:string-value="insert into palabras(id, castellano, ingles, latin) values(1400, 'pago', 'payment', 'pensio');" calcext:value-type="string">
            <text:p>insert into palabras(id, castellano, ingles, latin) values(1400, 'pago', 'payment', 'pensio');</text:p>
          </table:table-cell>
        </table:table-row>
        <table:table-row table:style-name="ro1">
          <table:table-cell table:formula="of:=[.A1401]+1" office:value-type="float" office:value="1401" calcext:value-type="float">
            <text:p>1401</text:p>
          </table:table-cell>
          <table:table-cell office:value-type="string" calcext:value-type="string">
            <text:p>Recuerda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Recordatur</text:p>
          </table:table-cell>
          <table:table-cell/>
          <table:table-cell table:formula="of:=IF([.B1402]=[.D140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02];&quot;, '&quot;;SUBSTITUTE(LOWER([.B1402]);&quot;'&quot;;&quot;''&quot;);&quot;', '&quot;;SUBSTITUTE(LOWER([.C1402]);&quot;'&quot;;&quot;''&quot;);&quot;', '&quot;;SUBSTITUTE(LOWER([.D1402]);&quot;'&quot;;&quot;''&quot;);&quot;');&quot;)" office:value-type="string" office:string-value="insert into palabras(id, castellano, ingles, latin) values(1401, 'recuerda', 'remember', 'recordatur');" calcext:value-type="string">
            <text:p>insert into palabras(id, castellano, ingles, latin) values(1401, 'recuerda', 'remember', 'recordatur');</text:p>
          </table:table-cell>
        </table:table-row>
        <table:table-row table:style-name="ro2">
          <table:table-cell table:formula="of:=[.A1402]+1" office:value-type="float" office:value="1402" calcext:value-type="float">
            <text:p>1402</text:p>
          </table:table-cell>
          <table:table-cell office:value-type="string" calcext:value-type="string">
            <text:p>Independencias</text:p>
          </table:table-cell>
          <table:table-cell office:value-type="string" calcext:value-type="string">
            <text:p>Independence</text:p>
          </table:table-cell>
          <table:table-cell office:value-type="string" calcext:value-type="string">
            <text:p>Independitiae</text:p>
          </table:table-cell>
          <table:table-cell/>
          <table:table-cell table:formula="of:=IF([.B1403]=[.D140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03];&quot;, '&quot;;SUBSTITUTE(LOWER([.B1403]);&quot;'&quot;;&quot;''&quot;);&quot;', '&quot;;SUBSTITUTE(LOWER([.C1403]);&quot;'&quot;;&quot;''&quot;);&quot;', '&quot;;SUBSTITUTE(LOWER([.D1403]);&quot;'&quot;;&quot;''&quot;);&quot;');&quot;)" office:value-type="string" office:string-value="insert into palabras(id, castellano, ingles, latin) values(1402, 'independencias', 'independence', 'independitiae');" calcext:value-type="string">
            <text:p>insert into palabras(id, castellano, ingles, latin) values(1402, 'independencias', 'independence', 'independitiae');</text:p>
          </table:table-cell>
        </table:table-row>
        <table:table-row table:style-name="ro1">
          <table:table-cell table:formula="of:=[.A1403]+1" office:value-type="float" office:value="1403" calcext:value-type="float">
            <text:p>1403</text:p>
          </table:table-cell>
          <table:table-cell office:value-type="string" calcext:value-type="string">
            <text:p>Ataq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mpulsus</text:p>
          </table:table-cell>
          <table:table-cell/>
          <table:table-cell table:formula="of:=IF([.B1404]=[.D140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04];&quot;, '&quot;;SUBSTITUTE(LOWER([.B1404]);&quot;'&quot;;&quot;''&quot;);&quot;', '&quot;;SUBSTITUTE(LOWER([.C1404]);&quot;'&quot;;&quot;''&quot;);&quot;', '&quot;;SUBSTITUTE(LOWER([.D1404]);&quot;'&quot;;&quot;''&quot;);&quot;');&quot;)" office:value-type="string" office:string-value="insert into palabras(id, castellano, ingles, latin) values(1403, 'ataque', 'attack', 'impulsus');" calcext:value-type="string">
            <text:p>insert into palabras(id, castellano, ingles, latin) values(1403, 'ataque', 'attack', 'impulsus');</text:p>
          </table:table-cell>
        </table:table-row>
        <table:table-row table:style-name="ro1">
          <table:table-cell table:formula="of:=[.A1404]+1" office:value-type="float" office:value="1404" calcext:value-type="float">
            <text:p>1404</text:p>
          </table:table-cell>
          <table:table-cell office:value-type="string" calcext:value-type="string">
            <text:p>Igualmente</text:p>
          </table:table-cell>
          <table:table-cell office:value-type="string" calcext:value-type="string">
            <text:p>Also</text:p>
          </table:table-cell>
          <table:table-cell office:value-type="string" calcext:value-type="string">
            <text:p>Similiter</text:p>
          </table:table-cell>
          <table:table-cell/>
          <table:table-cell table:formula="of:=IF([.B1405]=[.D140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05];&quot;, '&quot;;SUBSTITUTE(LOWER([.B1405]);&quot;'&quot;;&quot;''&quot;);&quot;', '&quot;;SUBSTITUTE(LOWER([.C1405]);&quot;'&quot;;&quot;''&quot;);&quot;', '&quot;;SUBSTITUTE(LOWER([.D1405]);&quot;'&quot;;&quot;''&quot;);&quot;');&quot;)" office:value-type="string" office:string-value="insert into palabras(id, castellano, ingles, latin) values(1404, 'igualmente', 'also', 'similiter');" calcext:value-type="string">
            <text:p>insert into palabras(id, castellano, ingles, latin) values(1404, 'igualmente', 'also', 'similiter');</text:p>
          </table:table-cell>
        </table:table-row>
        <table:table-row table:style-name="ro1">
          <table:table-cell table:formula="of:=[.A1405]+1" office:value-type="float" office:value="1405" calcext:value-type="float">
            <text:p>1405</text:p>
          </table:table-cell>
          <table:table-cell office:value-type="string" calcext:value-type="string">
            <text:p>Necesaria</text:p>
          </table:table-cell>
          <table:table-cell office:value-type="string" calcext:value-type="string">
            <text:p>Necessary</text:p>
          </table:table-cell>
          <table:table-cell office:value-type="string" calcext:value-type="string">
            <text:p>Necessaria</text:p>
          </table:table-cell>
          <table:table-cell/>
          <table:table-cell table:formula="of:=IF([.B1406]=[.D140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06];&quot;, '&quot;;SUBSTITUTE(LOWER([.B1406]);&quot;'&quot;;&quot;''&quot;);&quot;', '&quot;;SUBSTITUTE(LOWER([.C1406]);&quot;'&quot;;&quot;''&quot;);&quot;', '&quot;;SUBSTITUTE(LOWER([.D1406]);&quot;'&quot;;&quot;''&quot;);&quot;');&quot;)" office:value-type="string" office:string-value="insert into palabras(id, castellano, ingles, latin) values(1405, 'necesaria', 'necessary', 'necessaria');" calcext:value-type="string">
            <text:p>insert into palabras(id, castellano, ingles, latin) values(1405, 'necesaria', 'necessary', 'necessaria');</text:p>
          </table:table-cell>
        </table:table-row>
        <table:table-row table:style-name="ro1">
          <table:table-cell table:formula="of:=[.A1406]+1" office:value-type="float" office:value="1406" calcext:value-type="float">
            <text:p>1406</text:p>
          </table:table-cell>
          <table:table-cell table:number-columns-repeated="2" office:value-type="string" calcext:value-type="string">
            <text:p>Regional</text:p>
          </table:table-cell>
          <table:table-cell office:value-type="string" calcext:value-type="string">
            <text:p>Regio</text:p>
          </table:table-cell>
          <table:table-cell/>
          <table:table-cell table:formula="of:=IF([.B1407]=[.D140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07];&quot;, '&quot;;SUBSTITUTE(LOWER([.B1407]);&quot;'&quot;;&quot;''&quot;);&quot;', '&quot;;SUBSTITUTE(LOWER([.C1407]);&quot;'&quot;;&quot;''&quot;);&quot;', '&quot;;SUBSTITUTE(LOWER([.D1407]);&quot;'&quot;;&quot;''&quot;);&quot;');&quot;)" office:value-type="string" office:string-value="insert into palabras(id, castellano, ingles, latin) values(1406, 'regional', 'regional', 'regio');" calcext:value-type="string">
            <text:p>insert into palabras(id, castellano, ingles, latin) values(1406, 'regional', 'regional', 'regio');</text:p>
          </table:table-cell>
        </table:table-row>
        <table:table-row table:style-name="ro1">
          <table:table-cell table:formula="of:=[.A1407]+1" office:value-type="float" office:value="1407" calcext:value-type="float">
            <text:p>1407</text:p>
          </table:table-cell>
          <table:table-cell office:value-type="string" calcext:value-type="string">
            <text:p>Decisiones</text:p>
          </table:table-cell>
          <table:table-cell office:value-type="string" calcext:value-type="string">
            <text:p>Decisions</text:p>
          </table:table-cell>
          <table:table-cell office:value-type="string" calcext:value-type="string">
            <text:p>Decisiones</text:p>
          </table:table-cell>
          <table:table-cell/>
          <table:table-cell table:formula="of:=IF([.B1408]=[.D1408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408];&quot;, '&quot;;SUBSTITUTE(LOWER([.B1408]);&quot;'&quot;;&quot;''&quot;);&quot;', '&quot;;SUBSTITUTE(LOWER([.C1408]);&quot;'&quot;;&quot;''&quot;);&quot;', '&quot;;SUBSTITUTE(LOWER([.D1408]);&quot;'&quot;;&quot;''&quot;);&quot;');&quot;)" office:value-type="string" office:string-value="insert into palabras(id, castellano, ingles, latin) values(1407, 'decisiones', 'decisions', 'decisiones');" calcext:value-type="string">
            <text:p>insert into palabras(id, castellano, ingles, latin) values(1407, 'decisiones', 'decisions', 'decisiones');</text:p>
          </table:table-cell>
        </table:table-row>
        <table:table-row table:style-name="ro1">
          <table:table-cell table:formula="of:=[.A1408]+1" office:value-type="float" office:value="1408" calcext:value-type="float">
            <text:p>1408</text:p>
          </table:table-cell>
          <table:table-cell office:value-type="string" calcext:value-type="string">
            <text:p>Concepción</text:p>
          </table:table-cell>
          <table:table-cell office:value-type="string" calcext:value-type="string">
            <text:p>Conception</text:p>
          </table:table-cell>
          <table:table-cell office:value-type="string" calcext:value-type="string">
            <text:p>Conceptio</text:p>
          </table:table-cell>
          <table:table-cell/>
          <table:table-cell table:formula="of:=IF([.B1409]=[.D140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09];&quot;, '&quot;;SUBSTITUTE(LOWER([.B1409]);&quot;'&quot;;&quot;''&quot;);&quot;', '&quot;;SUBSTITUTE(LOWER([.C1409]);&quot;'&quot;;&quot;''&quot;);&quot;', '&quot;;SUBSTITUTE(LOWER([.D1409]);&quot;'&quot;;&quot;''&quot;);&quot;');&quot;)" office:value-type="string" office:string-value="insert into palabras(id, castellano, ingles, latin) values(1408, 'concepción', 'conception', 'conceptio');" calcext:value-type="string">
            <text:p>insert into palabras(id, castellano, ingles, latin) values(1408, 'concepción', 'conception', 'conceptio');</text:p>
          </table:table-cell>
        </table:table-row>
        <table:table-row table:style-name="ro1">
          <table:table-cell table:formula="of:=[.A1409]+1" office:value-type="float" office:value="1409" calcext:value-type="float">
            <text:p>1409</text:p>
          </table:table-cell>
          <table:table-cell office:value-type="string" calcext:value-type="string">
            <text:p>Llegaron</text:p>
          </table:table-cell>
          <table:table-cell office:value-type="string" calcext:value-type="string">
            <text:p>Arrived</text:p>
          </table:table-cell>
          <table:table-cell office:value-type="string" calcext:value-type="string">
            <text:p>Advenerunt</text:p>
          </table:table-cell>
          <table:table-cell/>
          <table:table-cell table:formula="of:=IF([.B1410]=[.D141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10];&quot;, '&quot;;SUBSTITUTE(LOWER([.B1410]);&quot;'&quot;;&quot;''&quot;);&quot;', '&quot;;SUBSTITUTE(LOWER([.C1410]);&quot;'&quot;;&quot;''&quot;);&quot;', '&quot;;SUBSTITUTE(LOWER([.D1410]);&quot;'&quot;;&quot;''&quot;);&quot;');&quot;)" office:value-type="string" office:string-value="insert into palabras(id, castellano, ingles, latin) values(1409, 'llegaron', 'arrived', 'advenerunt');" calcext:value-type="string">
            <text:p>insert into palabras(id, castellano, ingles, latin) values(1409, 'llegaron', 'arrived', 'advenerunt');</text:p>
          </table:table-cell>
        </table:table-row>
        <table:table-row table:style-name="ro1">
          <table:table-cell table:formula="of:=[.A1410]+1" office:value-type="float" office:value="1410" calcext:value-type="float">
            <text:p>1410</text:p>
          </table:table-cell>
          <table:table-cell office:value-type="string" calcext:value-type="string">
            <text:p>Siente</text:p>
          </table:table-cell>
          <table:table-cell office:value-type="string" calcext:value-type="string">
            <text:p>Feel</text:p>
          </table:table-cell>
          <table:table-cell office:value-type="string" calcext:value-type="string">
            <text:p>Sentiunt</text:p>
          </table:table-cell>
          <table:table-cell/>
          <table:table-cell table:formula="of:=IF([.B1411]=[.D141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11];&quot;, '&quot;;SUBSTITUTE(LOWER([.B1411]);&quot;'&quot;;&quot;''&quot;);&quot;', '&quot;;SUBSTITUTE(LOWER([.C1411]);&quot;'&quot;;&quot;''&quot;);&quot;', '&quot;;SUBSTITUTE(LOWER([.D1411]);&quot;'&quot;;&quot;''&quot;);&quot;');&quot;)" office:value-type="string" office:string-value="insert into palabras(id, castellano, ingles, latin) values(1410, 'siente', 'feel', 'sentiunt');" calcext:value-type="string">
            <text:p>insert into palabras(id, castellano, ingles, latin) values(1410, 'siente', 'feel', 'sentiunt');</text:p>
          </table:table-cell>
        </table:table-row>
        <table:table-row table:style-name="ro1">
          <table:table-cell table:formula="of:=[.A1411]+1" office:value-type="float" office:value="1411" calcext:value-type="float">
            <text:p>1411</text:p>
          </table:table-cell>
          <table:table-cell office:value-type="string" calcext:value-type="string">
            <text:p>Juntos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imul</text:p>
          </table:table-cell>
          <table:table-cell/>
          <table:table-cell table:formula="of:=IF([.B1412]=[.D141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12];&quot;, '&quot;;SUBSTITUTE(LOWER([.B1412]);&quot;'&quot;;&quot;''&quot;);&quot;', '&quot;;SUBSTITUTE(LOWER([.C1412]);&quot;'&quot;;&quot;''&quot;);&quot;', '&quot;;SUBSTITUTE(LOWER([.D1412]);&quot;'&quot;;&quot;''&quot;);&quot;');&quot;)" office:value-type="string" office:string-value="insert into palabras(id, castellano, ingles, latin) values(1411, 'juntos', 'together', 'simul');" calcext:value-type="string">
            <text:p>insert into palabras(id, castellano, ingles, latin) values(1411, 'juntos', 'together', 'simul');</text:p>
          </table:table-cell>
        </table:table-row>
        <table:table-row table:style-name="ro1">
          <table:table-cell table:formula="of:=[.A1412]+1" office:value-type="float" office:value="1412" calcext:value-type="float">
            <text:p>1412</text:p>
          </table:table-cell>
          <table:table-cell office:value-type="string" calcext:value-type="string">
            <text:p>Ropa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Vestimenta</text:p>
          </table:table-cell>
          <table:table-cell/>
          <table:table-cell table:formula="of:=IF([.B1413]=[.D141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13];&quot;, '&quot;;SUBSTITUTE(LOWER([.B1413]);&quot;'&quot;;&quot;''&quot;);&quot;', '&quot;;SUBSTITUTE(LOWER([.C1413]);&quot;'&quot;;&quot;''&quot;);&quot;', '&quot;;SUBSTITUTE(LOWER([.D1413]);&quot;'&quot;;&quot;''&quot;);&quot;');&quot;)" office:value-type="string" office:string-value="insert into palabras(id, castellano, ingles, latin) values(1412, 'ropa', 'clothing', 'vestimenta');" calcext:value-type="string">
            <text:p>insert into palabras(id, castellano, ingles, latin) values(1412, 'ropa', 'clothing', 'vestimenta');</text:p>
          </table:table-cell>
        </table:table-row>
        <table:table-row table:style-name="ro1">
          <table:table-cell table:formula="of:=[.A1413]+1" office:value-type="float" office:value="1413" calcext:value-type="float">
            <text:p>1413</text:p>
          </table:table-cell>
          <table:table-cell office:value-type="string" calcext:value-type="string">
            <text:p>Parque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Parkus</text:p>
          </table:table-cell>
          <table:table-cell/>
          <table:table-cell table:formula="of:=IF([.B1414]=[.D141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14];&quot;, '&quot;;SUBSTITUTE(LOWER([.B1414]);&quot;'&quot;;&quot;''&quot;);&quot;', '&quot;;SUBSTITUTE(LOWER([.C1414]);&quot;'&quot;;&quot;''&quot;);&quot;', '&quot;;SUBSTITUTE(LOWER([.D1414]);&quot;'&quot;;&quot;''&quot;);&quot;');&quot;)" office:value-type="string" office:string-value="insert into palabras(id, castellano, ingles, latin) values(1413, 'parque', 'park', 'parkus');" calcext:value-type="string">
            <text:p>insert into palabras(id, castellano, ingles, latin) values(1413, 'parque', 'park', 'parkus');</text:p>
          </table:table-cell>
        </table:table-row>
        <table:table-row table:style-name="ro1">
          <table:table-cell table:formula="of:=[.A1414]+1" office:value-type="float" office:value="1414" calcext:value-type="float">
            <text:p>1414</text:p>
          </table:table-cell>
          <table:table-cell office:value-type="string" calcext:value-type="string">
            <text:p>Empresarios</text:p>
          </table:table-cell>
          <table:table-cell office:value-type="string" calcext:value-type="string">
            <text:p>Entrepreneurs</text:p>
          </table:table-cell>
          <table:table-cell office:value-type="string" calcext:value-type="string">
            <text:p>Negotii</text:p>
          </table:table-cell>
          <table:table-cell/>
          <table:table-cell table:formula="of:=IF([.B1415]=[.D141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15];&quot;, '&quot;;SUBSTITUTE(LOWER([.B1415]);&quot;'&quot;;&quot;''&quot;);&quot;', '&quot;;SUBSTITUTE(LOWER([.C1415]);&quot;'&quot;;&quot;''&quot;);&quot;', '&quot;;SUBSTITUTE(LOWER([.D1415]);&quot;'&quot;;&quot;''&quot;);&quot;');&quot;)" office:value-type="string" office:string-value="insert into palabras(id, castellano, ingles, latin) values(1414, 'empresarios', 'entrepreneurs', 'negotii');" calcext:value-type="string">
            <text:p>insert into palabras(id, castellano, ingles, latin) values(1414, 'empresarios', 'entrepreneurs', 'negotii');</text:p>
          </table:table-cell>
        </table:table-row>
        <table:table-row table:style-name="ro1">
          <table:table-cell table:formula="of:=[.A1415]+1" office:value-type="float" office:value="1415" calcext:value-type="float">
            <text:p>1415</text:p>
          </table:table-cell>
          <table:table-cell office:value-type="string" calcext:value-type="string">
            <text:p>Procedimiento</text:p>
          </table:table-cell>
          <table:table-cell office:value-type="string" calcext:value-type="string">
            <text:p>Procedure</text:p>
          </table:table-cell>
          <table:table-cell office:value-type="string" calcext:value-type="string">
            <text:p>Procedura</text:p>
          </table:table-cell>
          <table:table-cell/>
          <table:table-cell table:formula="of:=IF([.B1416]=[.D141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16];&quot;, '&quot;;SUBSTITUTE(LOWER([.B1416]);&quot;'&quot;;&quot;''&quot;);&quot;', '&quot;;SUBSTITUTE(LOWER([.C1416]);&quot;'&quot;;&quot;''&quot;);&quot;', '&quot;;SUBSTITUTE(LOWER([.D1416]);&quot;'&quot;;&quot;''&quot;);&quot;');&quot;)" office:value-type="string" office:string-value="insert into palabras(id, castellano, ingles, latin) values(1415, 'procedimiento', 'procedure', 'procedura');" calcext:value-type="string">
            <text:p>insert into palabras(id, castellano, ingles, latin) values(1415, 'procedimiento', 'procedure', 'procedura');</text:p>
          </table:table-cell>
        </table:table-row>
        <table:table-row table:style-name="ro1">
          <table:table-cell table:formula="of:=[.A1416]+1" office:value-type="float" office:value="1416" calcext:value-type="float">
            <text:p>1416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Summus</text:p>
          </table:table-cell>
          <table:table-cell/>
          <table:table-cell table:formula="of:=IF([.B1417]=[.D141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17];&quot;, '&quot;;SUBSTITUTE(LOWER([.B1417]);&quot;'&quot;;&quot;''&quot;);&quot;', '&quot;;SUBSTITUTE(LOWER([.C1417]);&quot;'&quot;;&quot;''&quot;);&quot;', '&quot;;SUBSTITUTE(LOWER([.D1417]);&quot;'&quot;;&quot;''&quot;);&quot;');&quot;)" office:value-type="string" office:string-value="insert into palabras(id, castellano, ingles, latin) values(1416, 'suma', 'sum', 'summus');" calcext:value-type="string">
            <text:p>insert into palabras(id, castellano, ingles, latin) values(1416, 'suma', 'sum', 'summus');</text:p>
          </table:table-cell>
        </table:table-row>
        <table:table-row table:style-name="ro1">
          <table:table-cell table:formula="of:=[.A1417]+1" office:value-type="float" office:value="1417" calcext:value-type="float">
            <text:p>1417</text:p>
          </table:table-cell>
          <table:table-cell office:value-type="string" calcext:value-type="string">
            <text:p>Elección</text:p>
          </table:table-cell>
          <table:table-cell office:value-type="string" calcext:value-type="string">
            <text:p>Choice</text:p>
          </table:table-cell>
          <table:table-cell office:value-type="string" calcext:value-type="string">
            <text:p>Electio</text:p>
          </table:table-cell>
          <table:table-cell/>
          <table:table-cell table:formula="of:=IF([.B1418]=[.D141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18];&quot;, '&quot;;SUBSTITUTE(LOWER([.B1418]);&quot;'&quot;;&quot;''&quot;);&quot;', '&quot;;SUBSTITUTE(LOWER([.C1418]);&quot;'&quot;;&quot;''&quot;);&quot;', '&quot;;SUBSTITUTE(LOWER([.D1418]);&quot;'&quot;;&quot;''&quot;);&quot;');&quot;)" office:value-type="string" office:string-value="insert into palabras(id, castellano, ingles, latin) values(1417, 'elección', 'choice', 'electio');" calcext:value-type="string">
            <text:p>insert into palabras(id, castellano, ingles, latin) values(1417, 'elección', 'choice', 'electio');</text:p>
          </table:table-cell>
        </table:table-row>
        <table:table-row table:style-name="ro1">
          <table:table-cell table:formula="of:=[.A1418]+1" office:value-type="float" office:value="1418" calcext:value-type="float">
            <text:p>1418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Legere</text:p>
          </table:table-cell>
          <table:table-cell/>
          <table:table-cell table:formula="of:=IF([.B1419]=[.D141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19];&quot;, '&quot;;SUBSTITUTE(LOWER([.B1419]);&quot;'&quot;;&quot;''&quot;);&quot;', '&quot;;SUBSTITUTE(LOWER([.C1419]);&quot;'&quot;;&quot;''&quot;);&quot;', '&quot;;SUBSTITUTE(LOWER([.D1419]);&quot;'&quot;;&quot;''&quot;);&quot;');&quot;)" office:value-type="string" office:string-value="insert into palabras(id, castellano, ingles, latin) values(1418, 'leer', 'read', 'legere');" calcext:value-type="string">
            <text:p>insert into palabras(id, castellano, ingles, latin) values(1418, 'leer', 'read', 'legere');</text:p>
          </table:table-cell>
        </table:table-row>
        <table:table-row table:style-name="ro1">
          <table:table-cell table:formula="of:=[.A1419]+1" office:value-type="float" office:value="1419" calcext:value-type="float">
            <text:p>1419</text:p>
          </table:table-cell>
          <table:table-cell office:value-type="string" calcext:value-type="string">
            <text:p>Feliz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Felicitas</text:p>
          </table:table-cell>
          <table:table-cell/>
          <table:table-cell table:formula="of:=IF([.B1420]=[.D142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20];&quot;, '&quot;;SUBSTITUTE(LOWER([.B1420]);&quot;'&quot;;&quot;''&quot;);&quot;', '&quot;;SUBSTITUTE(LOWER([.C1420]);&quot;'&quot;;&quot;''&quot;);&quot;', '&quot;;SUBSTITUTE(LOWER([.D1420]);&quot;'&quot;;&quot;''&quot;);&quot;');&quot;)" office:value-type="string" office:string-value="insert into palabras(id, castellano, ingles, latin) values(1419, 'feliz', 'happy', 'felicitas');" calcext:value-type="string">
            <text:p>insert into palabras(id, castellano, ingles, latin) values(1419, 'feliz', 'happy', 'felicitas');</text:p>
          </table:table-cell>
        </table:table-row>
        <table:table-row table:style-name="ro1">
          <table:table-cell table:formula="of:=[.A1420]+1" office:value-type="float" office:value="1420" calcext:value-type="float">
            <text:p>1420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us</text:p>
          </table:table-cell>
          <table:table-cell/>
          <table:table-cell table:formula="of:=IF([.B1421]=[.D142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21];&quot;, '&quot;;SUBSTITUTE(LOWER([.B1421]);&quot;'&quot;;&quot;''&quot;);&quot;', '&quot;;SUBSTITUTE(LOWER([.C1421]);&quot;'&quot;;&quot;''&quot;);&quot;', '&quot;;SUBSTITUTE(LOWER([.D1421]);&quot;'&quot;;&quot;''&quot;);&quot;');&quot;)" office:value-type="string" office:string-value="insert into palabras(id, castellano, ingles, latin) values(1420, 'ninguno', 'none', 'nullus');" calcext:value-type="string">
            <text:p>insert into palabras(id, castellano, ingles, latin) values(1420, 'ninguno', 'none', 'nullus');</text:p>
          </table:table-cell>
        </table:table-row>
        <table:table-row table:style-name="ro2">
          <table:table-cell table:formula="of:=[.A1421]+1" office:value-type="float" office:value="1421" calcext:value-type="float">
            <text:p>1421</text:p>
          </table:table-cell>
          <table:table-cell office:value-type="string" calcext:value-type="string">
            <text:p>Continuación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Continuatio</text:p>
          </table:table-cell>
          <table:table-cell/>
          <table:table-cell table:formula="of:=IF([.B1422]=[.D142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22];&quot;, '&quot;;SUBSTITUTE(LOWER([.B1422]);&quot;'&quot;;&quot;''&quot;);&quot;', '&quot;;SUBSTITUTE(LOWER([.C1422]);&quot;'&quot;;&quot;''&quot;);&quot;', '&quot;;SUBSTITUTE(LOWER([.D1422]);&quot;'&quot;;&quot;''&quot;);&quot;');&quot;)" office:value-type="string" office:string-value="insert into palabras(id, castellano, ingles, latin) values(1421, 'continuación', 'next', 'continuatio');" calcext:value-type="string">
            <text:p>insert into palabras(id, castellano, ingles, latin) values(1421, 'continuación', 'next', 'continuatio');</text:p>
          </table:table-cell>
        </table:table-row>
        <table:table-row table:style-name="ro1">
          <table:table-cell table:formula="of:=[.A1422]+1" office:value-type="float" office:value="1422" calcext:value-type="float">
            <text:p>1422</text:p>
          </table:table-cell>
          <table:table-cell office:value-type="string" calcext:value-type="string">
            <text:p>Ministros</text:p>
          </table:table-cell>
          <table:table-cell office:value-type="string" calcext:value-type="string">
            <text:p>Ministers</text:p>
          </table:table-cell>
          <table:table-cell office:value-type="string" calcext:value-type="string">
            <text:p>Ministri</text:p>
          </table:table-cell>
          <table:table-cell/>
          <table:table-cell table:formula="of:=IF([.B1423]=[.D142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23];&quot;, '&quot;;SUBSTITUTE(LOWER([.B1423]);&quot;'&quot;;&quot;''&quot;);&quot;', '&quot;;SUBSTITUTE(LOWER([.C1423]);&quot;'&quot;;&quot;''&quot;);&quot;', '&quot;;SUBSTITUTE(LOWER([.D1423]);&quot;'&quot;;&quot;''&quot;);&quot;');&quot;)" office:value-type="string" office:string-value="insert into palabras(id, castellano, ingles, latin) values(1422, 'ministros', 'ministers', 'ministri');" calcext:value-type="string">
            <text:p>insert into palabras(id, castellano, ingles, latin) values(1422, 'ministros', 'ministers', 'ministri');</text:p>
          </table:table-cell>
        </table:table-row>
        <table:table-row table:style-name="ro1">
          <table:table-cell table:formula="of:=[.A1423]+1" office:value-type="float" office:value="1423" calcext:value-type="float">
            <text:p>1423</text:p>
          </table:table-cell>
          <table:table-cell office:value-type="string" calcext:value-type="string">
            <text:p>Verdadera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Verus</text:p>
          </table:table-cell>
          <table:table-cell/>
          <table:table-cell table:formula="of:=IF([.B1424]=[.D142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24];&quot;, '&quot;;SUBSTITUTE(LOWER([.B1424]);&quot;'&quot;;&quot;''&quot;);&quot;', '&quot;;SUBSTITUTE(LOWER([.C1424]);&quot;'&quot;;&quot;''&quot;);&quot;', '&quot;;SUBSTITUTE(LOWER([.D1424]);&quot;'&quot;;&quot;''&quot;);&quot;');&quot;)" office:value-type="string" office:string-value="insert into palabras(id, castellano, ingles, latin) values(1423, 'verdadera', 'real', 'verus');" calcext:value-type="string">
            <text:p>insert into palabras(id, castellano, ingles, latin) values(1423, 'verdadera', 'real', 'verus');</text:p>
          </table:table-cell>
        </table:table-row>
        <table:table-row table:style-name="ro1">
          <table:table-cell table:formula="of:=[.A1424]+1" office:value-type="float" office:value="1424" calcext:value-type="float">
            <text:p>1424</text:p>
          </table:table-cell>
          <table:table-cell office:value-type="string" calcext:value-type="string">
            <text:p>Reacción</text:p>
          </table:table-cell>
          <table:table-cell office:value-type="string" calcext:value-type="string">
            <text:p>Reaction</text:p>
          </table:table-cell>
          <table:table-cell office:value-type="string" calcext:value-type="string">
            <text:p>Reactus</text:p>
          </table:table-cell>
          <table:table-cell/>
          <table:table-cell table:formula="of:=IF([.B1425]=[.D142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25];&quot;, '&quot;;SUBSTITUTE(LOWER([.B1425]);&quot;'&quot;;&quot;''&quot;);&quot;', '&quot;;SUBSTITUTE(LOWER([.C1425]);&quot;'&quot;;&quot;''&quot;);&quot;', '&quot;;SUBSTITUTE(LOWER([.D1425]);&quot;'&quot;;&quot;''&quot;);&quot;');&quot;)" office:value-type="string" office:string-value="insert into palabras(id, castellano, ingles, latin) values(1424, 'reacción', 'reaction', 'reactus');" calcext:value-type="string">
            <text:p>insert into palabras(id, castellano, ingles, latin) values(1424, 'reacción', 'reaction', 'reactus');</text:p>
          </table:table-cell>
        </table:table-row>
        <table:table-row table:style-name="ro1">
          <table:table-cell table:formula="of:=[.A1425]+1" office:value-type="float" office:value="1425" calcext:value-type="float">
            <text:p>1425</text:p>
          </table:table-cell>
          <table:table-cell office:value-type="string" calcext:value-type="string">
            <text:p>Podían</text:p>
          </table:table-cell>
          <table:table-cell office:value-type="string" calcext:value-type="string">
            <text:p>Could</text:p>
          </table:table-cell>
          <table:table-cell office:value-type="string" calcext:value-type="string">
            <text:p>Poterant</text:p>
          </table:table-cell>
          <table:table-cell/>
          <table:table-cell table:formula="of:=IF([.B1426]=[.D142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26];&quot;, '&quot;;SUBSTITUTE(LOWER([.B1426]);&quot;'&quot;;&quot;''&quot;);&quot;', '&quot;;SUBSTITUTE(LOWER([.C1426]);&quot;'&quot;;&quot;''&quot;);&quot;', '&quot;;SUBSTITUTE(LOWER([.D1426]);&quot;'&quot;;&quot;''&quot;);&quot;');&quot;)" office:value-type="string" office:string-value="insert into palabras(id, castellano, ingles, latin) values(1425, 'podían', 'could', 'poterant');" calcext:value-type="string">
            <text:p>insert into palabras(id, castellano, ingles, latin) values(1425, 'podían', 'could', 'poterant');</text:p>
          </table:table-cell>
        </table:table-row>
        <table:table-row table:style-name="ro1">
          <table:table-cell table:formula="of:=[.A1426]+1" office:value-type="float" office:value="1426" calcext:value-type="float">
            <text:p>1426</text:p>
          </table:table-cell>
          <table:table-cell office:value-type="string" calcext:value-type="string">
            <text:p>Tomó</text:p>
          </table:table-cell>
          <table:table-cell office:value-type="string" calcext:value-type="string">
            <text:p>Took</text:p>
          </table:table-cell>
          <table:table-cell office:value-type="string" calcext:value-type="string">
            <text:p>Accipere</text:p>
          </table:table-cell>
          <table:table-cell/>
          <table:table-cell table:formula="of:=IF([.B1427]=[.D142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27];&quot;, '&quot;;SUBSTITUTE(LOWER([.B1427]);&quot;'&quot;;&quot;''&quot;);&quot;', '&quot;;SUBSTITUTE(LOWER([.C1427]);&quot;'&quot;;&quot;''&quot;);&quot;', '&quot;;SUBSTITUTE(LOWER([.D1427]);&quot;'&quot;;&quot;''&quot;);&quot;');&quot;)" office:value-type="string" office:string-value="insert into palabras(id, castellano, ingles, latin) values(1426, 'tomó', 'took', 'accipere');" calcext:value-type="string">
            <text:p>insert into palabras(id, castellano, ingles, latin) values(1426, 'tomó', 'took', 'accipere');</text:p>
          </table:table-cell>
        </table:table-row>
        <table:table-row table:style-name="ro1">
          <table:table-cell table:formula="of:=[.A1427]+1" office:value-type="float" office:value="1427" calcext:value-type="float">
            <text:p>1427</text:p>
          </table:table-cell>
          <table:table-cell office:value-type="string" calcext:value-type="string">
            <text:p>Mente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Mens</text:p>
          </table:table-cell>
          <table:table-cell/>
          <table:table-cell table:formula="of:=IF([.B1428]=[.D142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28];&quot;, '&quot;;SUBSTITUTE(LOWER([.B1428]);&quot;'&quot;;&quot;''&quot;);&quot;', '&quot;;SUBSTITUTE(LOWER([.C1428]);&quot;'&quot;;&quot;''&quot;);&quot;', '&quot;;SUBSTITUTE(LOWER([.D1428]);&quot;'&quot;;&quot;''&quot;);&quot;');&quot;)" office:value-type="string" office:string-value="insert into palabras(id, castellano, ingles, latin) values(1427, 'mente', 'mind', 'mens');" calcext:value-type="string">
            <text:p>insert into palabras(id, castellano, ingles, latin) values(1427, 'mente', 'mind', 'mens');</text:p>
          </table:table-cell>
        </table:table-row>
        <table:table-row table:style-name="ro2">
          <table:table-cell table:formula="of:=[.A1428]+1" office:value-type="float" office:value="1428" calcext:value-type="float">
            <text:p>1428</text:p>
          </table:table-cell>
          <table:table-cell office:value-type="string" calcext:value-type="string">
            <text:p>Tradicional</text:p>
          </table:table-cell>
          <table:table-cell office:value-type="string" calcext:value-type="string">
            <text:p>Traditional</text:p>
          </table:table-cell>
          <table:table-cell office:value-type="string" calcext:value-type="string">
            <text:p>Traditionale</text:p>
          </table:table-cell>
          <table:table-cell/>
          <table:table-cell table:formula="of:=IF([.B1429]=[.D142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29];&quot;, '&quot;;SUBSTITUTE(LOWER([.B1429]);&quot;'&quot;;&quot;''&quot;);&quot;', '&quot;;SUBSTITUTE(LOWER([.C1429]);&quot;'&quot;;&quot;''&quot;);&quot;', '&quot;;SUBSTITUTE(LOWER([.D1429]);&quot;'&quot;;&quot;''&quot;);&quot;');&quot;)" office:value-type="string" office:string-value="insert into palabras(id, castellano, ingles, latin) values(1428, 'tradicional', 'traditional', 'traditionale');" calcext:value-type="string">
            <text:p>insert into palabras(id, castellano, ingles, latin) values(1428, 'tradicional', 'traditional', 'traditionale');</text:p>
          </table:table-cell>
        </table:table-row>
        <table:table-row table:style-name="ro1">
          <table:table-cell table:formula="of:=[.A1429]+1" office:value-type="float" office:value="1429" calcext:value-type="float">
            <text:p>1429</text:p>
          </table:table-cell>
          <table:table-cell office:value-type="string" calcext:value-type="string">
            <text:p>Abierta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perta</text:p>
          </table:table-cell>
          <table:table-cell/>
          <table:table-cell table:formula="of:=IF([.B1430]=[.D143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30];&quot;, '&quot;;SUBSTITUTE(LOWER([.B1430]);&quot;'&quot;;&quot;''&quot;);&quot;', '&quot;;SUBSTITUTE(LOWER([.C1430]);&quot;'&quot;;&quot;''&quot;);&quot;', '&quot;;SUBSTITUTE(LOWER([.D1430]);&quot;'&quot;;&quot;''&quot;);&quot;');&quot;)" office:value-type="string" office:string-value="insert into palabras(id, castellano, ingles, latin) values(1429, 'abierta', 'open', 'aperta');" calcext:value-type="string">
            <text:p>insert into palabras(id, castellano, ingles, latin) values(1429, 'abierta', 'open', 'aperta');</text:p>
          </table:table-cell>
        </table:table-row>
        <table:table-row table:style-name="ro1">
          <table:table-cell table:formula="of:=[.A1430]+1" office:value-type="float" office:value="1430" calcext:value-type="float">
            <text:p>1430</text:p>
          </table:table-cell>
          <table:table-cell office:value-type="string" calcext:value-type="string">
            <text:p>Breve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Brevis</text:p>
          </table:table-cell>
          <table:table-cell/>
          <table:table-cell table:formula="of:=IF([.B1431]=[.D143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31];&quot;, '&quot;;SUBSTITUTE(LOWER([.B1431]);&quot;'&quot;;&quot;''&quot;);&quot;', '&quot;;SUBSTITUTE(LOWER([.C1431]);&quot;'&quot;;&quot;''&quot;);&quot;', '&quot;;SUBSTITUTE(LOWER([.D1431]);&quot;'&quot;;&quot;''&quot;);&quot;');&quot;)" office:value-type="string" office:string-value="insert into palabras(id, castellano, ingles, latin) values(1430, 'breve', 'short', 'brevis');" calcext:value-type="string">
            <text:p>insert into palabras(id, castellano, ingles, latin) values(1430, 'breve', 'short', 'brevis');</text:p>
          </table:table-cell>
        </table:table-row>
        <table:table-row table:style-name="ro1">
          <table:table-cell table:formula="of:=[.A1431]+1" office:value-type="float" office:value="1431" calcext:value-type="float">
            <text:p>1431</text:p>
          </table:table-cell>
          <table:table-cell office:value-type="string" calcext:value-type="string">
            <text:p>Aparecen</text:p>
          </table:table-cell>
          <table:table-cell office:value-type="string" calcext:value-type="string">
            <text:p>Appear</text:p>
          </table:table-cell>
          <table:table-cell office:value-type="string" calcext:value-type="string">
            <text:p>Apparent</text:p>
          </table:table-cell>
          <table:table-cell/>
          <table:table-cell table:formula="of:=IF([.B1432]=[.D143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32];&quot;, '&quot;;SUBSTITUTE(LOWER([.B1432]);&quot;'&quot;;&quot;''&quot;);&quot;', '&quot;;SUBSTITUTE(LOWER([.C1432]);&quot;'&quot;;&quot;''&quot;);&quot;', '&quot;;SUBSTITUTE(LOWER([.D1432]);&quot;'&quot;;&quot;''&quot;);&quot;');&quot;)" office:value-type="string" office:string-value="insert into palabras(id, castellano, ingles, latin) values(1431, 'aparecen', 'appear', 'apparent');" calcext:value-type="string">
            <text:p>insert into palabras(id, castellano, ingles, latin) values(1431, 'aparecen', 'appear', 'apparent');</text:p>
          </table:table-cell>
        </table:table-row>
        <table:table-row table:style-name="ro1">
          <table:table-cell table:formula="of:=[.A1432]+1" office:value-type="float" office:value="1432" calcext:value-type="float">
            <text:p>1432</text:p>
          </table:table-cell>
          <table:table-cell office:value-type="string" calcext:value-type="string">
            <text:p>Recibido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Accipitur</text:p>
          </table:table-cell>
          <table:table-cell/>
          <table:table-cell table:formula="of:=IF([.B1433]=[.D143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33];&quot;, '&quot;;SUBSTITUTE(LOWER([.B1433]);&quot;'&quot;;&quot;''&quot;);&quot;', '&quot;;SUBSTITUTE(LOWER([.C1433]);&quot;'&quot;;&quot;''&quot;);&quot;', '&quot;;SUBSTITUTE(LOWER([.D1433]);&quot;'&quot;;&quot;''&quot;);&quot;');&quot;)" office:value-type="string" office:string-value="insert into palabras(id, castellano, ingles, latin) values(1432, 'recibido', 'received', 'accipitur');" calcext:value-type="string">
            <text:p>insert into palabras(id, castellano, ingles, latin) values(1432, 'recibido', 'received', 'accipitur');</text:p>
          </table:table-cell>
        </table:table-row>
        <table:table-row table:style-name="ro1">
          <table:table-cell table:formula="of:=[.A1433]+1" office:value-type="float" office:value="1433" calcext:value-type="float">
            <text:p>1433</text:p>
          </table:table-cell>
          <table:table-cell office:value-type="string" calcext:value-type="string">
            <text:p>Mejorar</text:p>
          </table:table-cell>
          <table:table-cell office:value-type="string" calcext:value-type="string">
            <text:p>Improve</text:p>
          </table:table-cell>
          <table:table-cell office:value-type="string" calcext:value-type="string">
            <text:p>Meliorare</text:p>
          </table:table-cell>
          <table:table-cell/>
          <table:table-cell table:formula="of:=IF([.B1434]=[.D143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34];&quot;, '&quot;;SUBSTITUTE(LOWER([.B1434]);&quot;'&quot;;&quot;''&quot;);&quot;', '&quot;;SUBSTITUTE(LOWER([.C1434]);&quot;'&quot;;&quot;''&quot;);&quot;', '&quot;;SUBSTITUTE(LOWER([.D1434]);&quot;'&quot;;&quot;''&quot;);&quot;');&quot;)" office:value-type="string" office:string-value="insert into palabras(id, castellano, ingles, latin) values(1433, 'mejorar', 'improve', 'meliorare');" calcext:value-type="string">
            <text:p>insert into palabras(id, castellano, ingles, latin) values(1433, 'mejorar', 'improve', 'meliorare');</text:p>
          </table:table-cell>
        </table:table-row>
        <table:table-row table:style-name="ro1">
          <table:table-cell table:formula="of:=[.A1434]+1" office:value-type="float" office:value="1434" calcext:value-type="float">
            <text:p>1434</text:p>
          </table:table-cell>
          <table:table-cell office:value-type="string" calcext:value-type="string">
            <text:p>Ciertas</text:p>
          </table:table-cell>
          <table:table-cell office:value-type="string" calcext:value-type="string">
            <text:p>Certain</text:p>
          </table:table-cell>
          <table:table-cell office:value-type="string" calcext:value-type="string">
            <text:p>Certi</text:p>
          </table:table-cell>
          <table:table-cell/>
          <table:table-cell table:formula="of:=IF([.B1435]=[.D143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35];&quot;, '&quot;;SUBSTITUTE(LOWER([.B1435]);&quot;'&quot;;&quot;''&quot;);&quot;', '&quot;;SUBSTITUTE(LOWER([.C1435]);&quot;'&quot;;&quot;''&quot;);&quot;', '&quot;;SUBSTITUTE(LOWER([.D1435]);&quot;'&quot;;&quot;''&quot;);&quot;');&quot;)" office:value-type="string" office:string-value="insert into palabras(id, castellano, ingles, latin) values(1434, 'ciertas', 'certain', 'certi');" calcext:value-type="string">
            <text:p>insert into palabras(id, castellano, ingles, latin) values(1434, 'ciertas', 'certain', 'certi');</text:p>
          </table:table-cell>
        </table:table-row>
        <table:table-row table:style-name="ro1">
          <table:table-cell table:formula="of:=[.A1435]+1" office:value-type="float" office:value="1435" calcext:value-type="float">
            <text:p>1435</text:p>
          </table:table-cell>
          <table:table-cell office:value-type="string" calcext:value-type="string">
            <text:p>Cárcel</text:p>
          </table:table-cell>
          <table:table-cell office:value-type="string" calcext:value-type="string">
            <text:p>Prison</text:p>
          </table:table-cell>
          <table:table-cell office:value-type="string" calcext:value-type="string">
            <text:p>Carcer</text:p>
          </table:table-cell>
          <table:table-cell/>
          <table:table-cell table:formula="of:=IF([.B1436]=[.D143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36];&quot;, '&quot;;SUBSTITUTE(LOWER([.B1436]);&quot;'&quot;;&quot;''&quot;);&quot;', '&quot;;SUBSTITUTE(LOWER([.C1436]);&quot;'&quot;;&quot;''&quot;);&quot;', '&quot;;SUBSTITUTE(LOWER([.D1436]);&quot;'&quot;;&quot;''&quot;);&quot;');&quot;)" office:value-type="string" office:string-value="insert into palabras(id, castellano, ingles, latin) values(1435, 'cárcel', 'prison', 'carcer');" calcext:value-type="string">
            <text:p>insert into palabras(id, castellano, ingles, latin) values(1435, 'cárcel', 'prison', 'carcer');</text:p>
          </table:table-cell>
        </table:table-row>
        <table:table-row table:style-name="ro1">
          <table:table-cell table:formula="of:=[.A1436]+1" office:value-type="float" office:value="1436" calcext:value-type="float">
            <text:p>1436</text:p>
          </table:table-cell>
          <table:table-cell office:value-type="string" calcext:value-type="string">
            <text:p>Entidad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Entitas</text:p>
          </table:table-cell>
          <table:table-cell/>
          <table:table-cell table:formula="of:=IF([.B1437]=[.D143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37];&quot;, '&quot;;SUBSTITUTE(LOWER([.B1437]);&quot;'&quot;;&quot;''&quot;);&quot;', '&quot;;SUBSTITUTE(LOWER([.C1437]);&quot;'&quot;;&quot;''&quot;);&quot;', '&quot;;SUBSTITUTE(LOWER([.D1437]);&quot;'&quot;;&quot;''&quot;);&quot;');&quot;)" office:value-type="string" office:string-value="insert into palabras(id, castellano, ingles, latin) values(1436, 'entidad', 'entity', 'entitas');" calcext:value-type="string">
            <text:p>insert into palabras(id, castellano, ingles, latin) values(1436, 'entidad', 'entity', 'entitas');</text:p>
          </table:table-cell>
        </table:table-row>
        <table:table-row table:style-name="ro2">
          <table:table-cell table:formula="of:=[.A1437]+1" office:value-type="float" office:value="1437" calcext:value-type="float">
            <text:p>1437</text:p>
          </table:table-cell>
          <table:table-cell office:value-type="string" calcext:value-type="string">
            <text:p>Investigaciones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Investigatio</text:p>
          </table:table-cell>
          <table:table-cell/>
          <table:table-cell table:formula="of:=IF([.B1438]=[.D143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38];&quot;, '&quot;;SUBSTITUTE(LOWER([.B1438]);&quot;'&quot;;&quot;''&quot;);&quot;', '&quot;;SUBSTITUTE(LOWER([.C1438]);&quot;'&quot;;&quot;''&quot;);&quot;', '&quot;;SUBSTITUTE(LOWER([.D1438]);&quot;'&quot;;&quot;''&quot;);&quot;');&quot;)" office:value-type="string" office:string-value="insert into palabras(id, castellano, ingles, latin) values(1437, 'investigaciones', 'research', 'investigatio');" calcext:value-type="string">
            <text:p>insert into palabras(id, castellano, ingles, latin) values(1437, 'investigaciones', 'research', 'investigatio');</text:p>
          </table:table-cell>
        </table:table-row>
        <table:table-row table:style-name="ro2">
          <table:table-cell table:formula="of:=[.A1438]+1" office:value-type="float" office:value="1438" calcext:value-type="float">
            <text:p>1438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Temperatura</text:p>
          </table:table-cell>
          <table:table-cell/>
          <table:table-cell table:formula="of:=IF([.B1439]=[.D1439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439];&quot;, '&quot;;SUBSTITUTE(LOWER([.B1439]);&quot;'&quot;;&quot;''&quot;);&quot;', '&quot;;SUBSTITUTE(LOWER([.C1439]);&quot;'&quot;;&quot;''&quot;);&quot;', '&quot;;SUBSTITUTE(LOWER([.D1439]);&quot;'&quot;;&quot;''&quot;);&quot;');&quot;)" office:value-type="string" office:string-value="insert into palabras(id, castellano, ingles, latin) values(1438, 'temperatura', 'temperature', 'temperatura');" calcext:value-type="string">
            <text:p>insert into palabras(id, castellano, ingles, latin) values(1438, 'temperatura', 'temperature', 'temperatura');</text:p>
          </table:table-cell>
        </table:table-row>
        <table:table-row table:style-name="ro1">
          <table:table-cell table:formula="of:=[.A1439]+1" office:value-type="float" office:value="1439" calcext:value-type="float">
            <text:p>1439</text:p>
          </table:table-cell>
          <table:table-cell office:value-type="string" calcext:value-type="string">
            <text:p>Siento</text:p>
          </table:table-cell>
          <table:table-cell office:value-type="string" calcext:value-type="string">
            <text:p>Sorry</text:p>
          </table:table-cell>
          <table:table-cell office:value-type="string" calcext:value-type="string">
            <text:p>Sentio</text:p>
          </table:table-cell>
          <table:table-cell/>
          <table:table-cell table:formula="of:=IF([.B1440]=[.D144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40];&quot;, '&quot;;SUBSTITUTE(LOWER([.B1440]);&quot;'&quot;;&quot;''&quot;);&quot;', '&quot;;SUBSTITUTE(LOWER([.C1440]);&quot;'&quot;;&quot;''&quot;);&quot;', '&quot;;SUBSTITUTE(LOWER([.D1440]);&quot;'&quot;;&quot;''&quot;);&quot;');&quot;)" office:value-type="string" office:string-value="insert into palabras(id, castellano, ingles, latin) values(1439, 'siento', 'sorry', 'sentio');" calcext:value-type="string">
            <text:p>insert into palabras(id, castellano, ingles, latin) values(1439, 'siento', 'sorry', 'sentio');</text:p>
          </table:table-cell>
        </table:table-row>
        <table:table-row table:style-name="ro1">
          <table:table-cell table:formula="of:=[.A1440]+1" office:value-type="float" office:value="1440" calcext:value-type="float">
            <text:p>1440</text:p>
          </table:table-cell>
          <table:table-cell office:value-type="string" calcext:value-type="string">
            <text:p>Londres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Londinium</text:p>
          </table:table-cell>
          <table:table-cell/>
          <table:table-cell table:formula="of:=IF([.B1441]=[.D144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41];&quot;, '&quot;;SUBSTITUTE(LOWER([.B1441]);&quot;'&quot;;&quot;''&quot;);&quot;', '&quot;;SUBSTITUTE(LOWER([.C1441]);&quot;'&quot;;&quot;''&quot;);&quot;', '&quot;;SUBSTITUTE(LOWER([.D1441]);&quot;'&quot;;&quot;''&quot;);&quot;');&quot;)" office:value-type="string" office:string-value="insert into palabras(id, castellano, ingles, latin) values(1440, 'londres', 'london', 'londinium');" calcext:value-type="string">
            <text:p>insert into palabras(id, castellano, ingles, latin) values(1440, 'londres', 'london', 'londinium');</text:p>
          </table:table-cell>
        </table:table-row>
        <table:table-row table:style-name="ro1">
          <table:table-cell table:formula="of:=[.A1441]+1" office:value-type="float" office:value="1441" calcext:value-type="float">
            <text:p>1441</text:p>
          </table:table-cell>
          <table:table-cell office:value-type="string" calcext:value-type="string">
            <text:p>Directa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Directa</text:p>
          </table:table-cell>
          <table:table-cell/>
          <table:table-cell table:formula="of:=IF([.B1442]=[.D1442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442];&quot;, '&quot;;SUBSTITUTE(LOWER([.B1442]);&quot;'&quot;;&quot;''&quot;);&quot;', '&quot;;SUBSTITUTE(LOWER([.C1442]);&quot;'&quot;;&quot;''&quot;);&quot;', '&quot;;SUBSTITUTE(LOWER([.D1442]);&quot;'&quot;;&quot;''&quot;);&quot;');&quot;)" office:value-type="string" office:string-value="insert into palabras(id, castellano, ingles, latin) values(1441, 'directa', 'direct', 'directa');" calcext:value-type="string">
            <text:p>insert into palabras(id, castellano, ingles, latin) values(1441, 'directa', 'direct', 'directa');</text:p>
          </table:table-cell>
        </table:table-row>
        <table:table-row table:style-name="ro2">
          <table:table-cell table:formula="of:=[.A1442]+1" office:value-type="float" office:value="1442" calcext:value-type="float">
            <text:p>1442</text:p>
          </table:table-cell>
          <table:table-cell office:value-type="string" calcext:value-type="string">
            <text:p>Portavoz</text:p>
          </table:table-cell>
          <table:table-cell office:value-type="string" calcext:value-type="string">
            <text:p>Spokesperson</text:p>
          </table:table-cell>
          <table:table-cell office:value-type="string" calcext:value-type="string">
            <text:p>Repraesentator</text:p>
          </table:table-cell>
          <table:table-cell/>
          <table:table-cell table:formula="of:=IF([.B1443]=[.D144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43];&quot;, '&quot;;SUBSTITUTE(LOWER([.B1443]);&quot;'&quot;;&quot;''&quot;);&quot;', '&quot;;SUBSTITUTE(LOWER([.C1443]);&quot;'&quot;;&quot;''&quot;);&quot;', '&quot;;SUBSTITUTE(LOWER([.D1443]);&quot;'&quot;;&quot;''&quot;);&quot;');&quot;)" office:value-type="string" office:string-value="insert into palabras(id, castellano, ingles, latin) values(1442, 'portavoz', 'spokesperson', 'repraesentator');" calcext:value-type="string">
            <text:p>insert into palabras(id, castellano, ingles, latin) values(1442, 'portavoz', 'spokesperson', 'repraesentator');</text:p>
          </table:table-cell>
        </table:table-row>
        <table:table-row table:style-name="ro1">
          <table:table-cell table:formula="of:=[.A1443]+1" office:value-type="float" office:value="1443" calcext:value-type="float">
            <text:p>1443</text:p>
          </table:table-cell>
          <table:table-cell table:number-columns-repeated="3" office:value-type="string" calcext:value-type="string">
            <text:p>Eta</text:p>
          </table:table-cell>
          <table:table-cell/>
          <table:table-cell table:formula="of:=IF([.B1444]=[.D1444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444];&quot;, '&quot;;SUBSTITUTE(LOWER([.B1444]);&quot;'&quot;;&quot;''&quot;);&quot;', '&quot;;SUBSTITUTE(LOWER([.C1444]);&quot;'&quot;;&quot;''&quot;);&quot;', '&quot;;SUBSTITUTE(LOWER([.D1444]);&quot;'&quot;;&quot;''&quot;);&quot;');&quot;)" office:value-type="string" office:string-value="insert into palabras(id, castellano, ingles, latin) values(1443, 'eta', 'eta', 'eta');" calcext:value-type="string">
            <text:p>insert into palabras(id, castellano, ingles, latin) values(1443, 'eta', 'eta', 'eta');</text:p>
          </table:table-cell>
        </table:table-row>
        <table:table-row table:style-name="ro2">
          <table:table-cell table:formula="of:=[.A1444]+1" office:value-type="float" office:value="1444" calcext:value-type="float">
            <text:p>1444</text:p>
          </table:table-cell>
          <table:table-cell office:value-type="string" calcext:value-type="string">
            <text:p>Responsables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Responsabiles</text:p>
          </table:table-cell>
          <table:table-cell/>
          <table:table-cell table:formula="of:=IF([.B1445]=[.D144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45];&quot;, '&quot;;SUBSTITUTE(LOWER([.B1445]);&quot;'&quot;;&quot;''&quot;);&quot;', '&quot;;SUBSTITUTE(LOWER([.C1445]);&quot;'&quot;;&quot;''&quot;);&quot;', '&quot;;SUBSTITUTE(LOWER([.D1445]);&quot;'&quot;;&quot;''&quot;);&quot;');&quot;)" office:value-type="string" office:string-value="insert into palabras(id, castellano, ingles, latin) values(1444, 'responsables', 'responsible', 'responsabiles');" calcext:value-type="string">
            <text:p>insert into palabras(id, castellano, ingles, latin) values(1444, 'responsables', 'responsible', 'responsabiles');</text:p>
          </table:table-cell>
        </table:table-row>
        <table:table-row table:style-name="ro1">
          <table:table-cell table:formula="of:=[.A1445]+1" office:value-type="float" office:value="1445" calcext:value-type="float">
            <text:p>1445</text:p>
          </table:table-cell>
          <table:table-cell office:value-type="string" calcext:value-type="string">
            <text:p>Ventana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Fenestra</text:p>
          </table:table-cell>
          <table:table-cell/>
          <table:table-cell table:formula="of:=IF([.B1446]=[.D144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46];&quot;, '&quot;;SUBSTITUTE(LOWER([.B1446]);&quot;'&quot;;&quot;''&quot;);&quot;', '&quot;;SUBSTITUTE(LOWER([.C1446]);&quot;'&quot;;&quot;''&quot;);&quot;', '&quot;;SUBSTITUTE(LOWER([.D1446]);&quot;'&quot;;&quot;''&quot;);&quot;');&quot;)" office:value-type="string" office:string-value="insert into palabras(id, castellano, ingles, latin) values(1445, 'ventana', 'window', 'fenestra');" calcext:value-type="string">
            <text:p>insert into palabras(id, castellano, ingles, latin) values(1445, 'ventana', 'window', 'fenestra');</text:p>
          </table:table-cell>
        </table:table-row>
        <table:table-row table:style-name="ro1">
          <table:table-cell table:formula="of:=[.A1446]+1" office:value-type="float" office:value="1446" calcext:value-type="float">
            <text:p>1446</text:p>
          </table:table-cell>
          <table:table-cell office:value-type="string" calcext:value-type="string">
            <text:p>Contrato</text:p>
          </table:table-cell>
          <table:table-cell office:value-type="string" calcext:value-type="string">
            <text:p>Contract</text:p>
          </table:table-cell>
          <table:table-cell office:value-type="string" calcext:value-type="string">
            <text:p>Contractus</text:p>
          </table:table-cell>
          <table:table-cell/>
          <table:table-cell table:formula="of:=IF([.B1447]=[.D144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47];&quot;, '&quot;;SUBSTITUTE(LOWER([.B1447]);&quot;'&quot;;&quot;''&quot;);&quot;', '&quot;;SUBSTITUTE(LOWER([.C1447]);&quot;'&quot;;&quot;''&quot;);&quot;', '&quot;;SUBSTITUTE(LOWER([.D1447]);&quot;'&quot;;&quot;''&quot;);&quot;');&quot;)" office:value-type="string" office:string-value="insert into palabras(id, castellano, ingles, latin) values(1446, 'contrato', 'contract', 'contractus');" calcext:value-type="string">
            <text:p>insert into palabras(id, castellano, ingles, latin) values(1446, 'contrato', 'contract', 'contractus');</text:p>
          </table:table-cell>
        </table:table-row>
        <table:table-row table:style-name="ro1">
          <table:table-cell table:formula="of:=[.A1447]+1" office:value-type="float" office:value="1447" calcext:value-type="float">
            <text:p>1447</text:p>
          </table:table-cell>
          <table:table-cell office:value-type="string" calcext:value-type="string">
            <text:p>Elemento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Elementum</text:p>
          </table:table-cell>
          <table:table-cell/>
          <table:table-cell table:formula="of:=IF([.B1448]=[.D144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48];&quot;, '&quot;;SUBSTITUTE(LOWER([.B1448]);&quot;'&quot;;&quot;''&quot;);&quot;', '&quot;;SUBSTITUTE(LOWER([.C1448]);&quot;'&quot;;&quot;''&quot;);&quot;', '&quot;;SUBSTITUTE(LOWER([.D1448]);&quot;'&quot;;&quot;''&quot;);&quot;');&quot;)" office:value-type="string" office:string-value="insert into palabras(id, castellano, ingles, latin) values(1447, 'elemento', 'element', 'elementum');" calcext:value-type="string">
            <text:p>insert into palabras(id, castellano, ingles, latin) values(1447, 'elemento', 'element', 'elementum');</text:p>
          </table:table-cell>
        </table:table-row>
        <table:table-row table:style-name="ro1">
          <table:table-cell table:formula="of:=[.A1448]+1" office:value-type="float" office:value="1448" calcext:value-type="float">
            <text:p>1448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Privatum</text:p>
          </table:table-cell>
          <table:table-cell/>
          <table:table-cell table:formula="of:=IF([.B1449]=[.D144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49];&quot;, '&quot;;SUBSTITUTE(LOWER([.B1449]);&quot;'&quot;;&quot;''&quot;);&quot;', '&quot;;SUBSTITUTE(LOWER([.C1449]);&quot;'&quot;;&quot;''&quot;);&quot;', '&quot;;SUBSTITUTE(LOWER([.D1449]);&quot;'&quot;;&quot;''&quot;);&quot;');&quot;)" office:value-type="string" office:string-value="insert into palabras(id, castellano, ingles, latin) values(1448, 'privada', 'private', 'privatum');" calcext:value-type="string">
            <text:p>insert into palabras(id, castellano, ingles, latin) values(1448, 'privada', 'private', 'privatum');</text:p>
          </table:table-cell>
        </table:table-row>
        <table:table-row table:style-name="ro1">
          <table:table-cell table:formula="of:=[.A1449]+1" office:value-type="float" office:value="1449" calcext:value-type="float">
            <text:p>1449</text:p>
          </table:table-cell>
          <table:table-cell office:value-type="string" calcext:value-type="string">
            <text:p>Quince</text:p>
          </table:table-cell>
          <table:table-cell office:value-type="string" calcext:value-type="string">
            <text:p>Fifteen</text:p>
          </table:table-cell>
          <table:table-cell office:value-type="string" calcext:value-type="string">
            <text:p>Quindecim</text:p>
          </table:table-cell>
          <table:table-cell/>
          <table:table-cell table:formula="of:=IF([.B1450]=[.D145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50];&quot;, '&quot;;SUBSTITUTE(LOWER([.B1450]);&quot;'&quot;;&quot;''&quot;);&quot;', '&quot;;SUBSTITUTE(LOWER([.C1450]);&quot;'&quot;;&quot;''&quot;);&quot;', '&quot;;SUBSTITUTE(LOWER([.D1450]);&quot;'&quot;;&quot;''&quot;);&quot;');&quot;)" office:value-type="string" office:string-value="insert into palabras(id, castellano, ingles, latin) values(1449, 'quince', 'fifteen', 'quindecim');" calcext:value-type="string">
            <text:p>insert into palabras(id, castellano, ingles, latin) values(1449, 'quince', 'fifteen', 'quindecim');</text:p>
          </table:table-cell>
        </table:table-row>
        <table:table-row table:style-name="ro1">
          <table:table-cell table:formula="of:=[.A1450]+1" office:value-type="float" office:value="1450" calcext:value-type="float">
            <text:p>1450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Vos</text:p>
          </table:table-cell>
          <table:table-cell/>
          <table:table-cell table:formula="of:=IF([.B1451]=[.D145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51];&quot;, '&quot;;SUBSTITUTE(LOWER([.B1451]);&quot;'&quot;;&quot;''&quot;);&quot;', '&quot;;SUBSTITUTE(LOWER([.C1451]);&quot;'&quot;;&quot;''&quot;);&quot;', '&quot;;SUBSTITUTE(LOWER([.D1451]);&quot;'&quot;;&quot;''&quot;);&quot;');&quot;)" office:value-type="string" office:string-value="insert into palabras(id, castellano, ingles, latin) values(1450, 'os', 'you', 'vos');" calcext:value-type="string">
            <text:p>insert into palabras(id, castellano, ingles, latin) values(1450, 'os', 'you', 'vos');</text:p>
          </table:table-cell>
        </table:table-row>
        <table:table-row table:style-name="ro1">
          <table:table-cell table:formula="of:=[.A1451]+1" office:value-type="float" office:value="1451" calcext:value-type="float">
            <text:p>1451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Firm</text:p>
          </table:table-cell>
          <table:table-cell office:value-type="string" calcext:value-type="string">
            <text:p>Firma</text:p>
          </table:table-cell>
          <table:table-cell/>
          <table:table-cell table:formula="of:=IF([.B1452]=[.D1452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452];&quot;, '&quot;;SUBSTITUTE(LOWER([.B1452]);&quot;'&quot;;&quot;''&quot;);&quot;', '&quot;;SUBSTITUTE(LOWER([.C1452]);&quot;'&quot;;&quot;''&quot;);&quot;', '&quot;;SUBSTITUTE(LOWER([.D1452]);&quot;'&quot;;&quot;''&quot;);&quot;');&quot;)" office:value-type="string" office:string-value="insert into palabras(id, castellano, ingles, latin) values(1451, 'firma', 'firm', 'firma');" calcext:value-type="string">
            <text:p>insert into palabras(id, castellano, ingles, latin) values(1451, 'firma', 'firm', 'firma');</text:p>
          </table:table-cell>
        </table:table-row>
        <table:table-row table:style-name="ro1">
          <table:table-cell table:formula="of:=[.A1452]+1" office:value-type="float" office:value="1452" calcext:value-type="float">
            <text:p>1452</text:p>
          </table:table-cell>
          <table:table-cell office:value-type="string" calcext:value-type="string">
            <text:p>Incluye</text:p>
          </table:table-cell>
          <table:table-cell office:value-type="string" calcext:value-type="string">
            <text:p>Includes</text:p>
          </table:table-cell>
          <table:table-cell office:value-type="string" calcext:value-type="string">
            <text:p>Includit</text:p>
          </table:table-cell>
          <table:table-cell/>
          <table:table-cell table:formula="of:=IF([.B1453]=[.D145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53];&quot;, '&quot;;SUBSTITUTE(LOWER([.B1453]);&quot;'&quot;;&quot;''&quot;);&quot;', '&quot;;SUBSTITUTE(LOWER([.C1453]);&quot;'&quot;;&quot;''&quot;);&quot;', '&quot;;SUBSTITUTE(LOWER([.D1453]);&quot;'&quot;;&quot;''&quot;);&quot;');&quot;)" office:value-type="string" office:string-value="insert into palabras(id, castellano, ingles, latin) values(1452, 'incluye', 'includes', 'includit');" calcext:value-type="string">
            <text:p>insert into palabras(id, castellano, ingles, latin) values(1452, 'incluye', 'includes', 'includit');</text:p>
          </table:table-cell>
        </table:table-row>
        <table:table-row table:style-name="ro1">
          <table:table-cell table:formula="of:=[.A1453]+1" office:value-type="float" office:value="1453" calcext:value-type="float">
            <text:p>1453</text:p>
          </table:table-cell>
          <table:table-cell office:value-type="string" calcext:value-type="string">
            <text:p>Pobres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Pauperes</text:p>
          </table:table-cell>
          <table:table-cell/>
          <table:table-cell table:formula="of:=IF([.B1454]=[.D145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54];&quot;, '&quot;;SUBSTITUTE(LOWER([.B1454]);&quot;'&quot;;&quot;''&quot;);&quot;', '&quot;;SUBSTITUTE(LOWER([.C1454]);&quot;'&quot;;&quot;''&quot;);&quot;', '&quot;;SUBSTITUTE(LOWER([.D1454]);&quot;'&quot;;&quot;''&quot;);&quot;');&quot;)" office:value-type="string" office:string-value="insert into palabras(id, castellano, ingles, latin) values(1453, 'pobres', 'poor', 'pauperes');" calcext:value-type="string">
            <text:p>insert into palabras(id, castellano, ingles, latin) values(1453, 'pobres', 'poor', 'pauperes');</text:p>
          </table:table-cell>
        </table:table-row>
        <table:table-row table:style-name="ro1">
          <table:table-cell table:formula="of:=[.A1454]+1" office:value-type="float" office:value="1454" calcext:value-type="float">
            <text:p>1454</text:p>
          </table:table-cell>
          <table:table-cell table:number-columns-repeated="2" office:value-type="string" calcext:value-type="string">
            <text:p>Vas</text:p>
          </table:table-cell>
          <table:table-cell office:value-type="string" calcext:value-type="string">
            <text:p>Ibis</text:p>
          </table:table-cell>
          <table:table-cell/>
          <table:table-cell table:formula="of:=IF([.B1455]=[.D145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55];&quot;, '&quot;;SUBSTITUTE(LOWER([.B1455]);&quot;'&quot;;&quot;''&quot;);&quot;', '&quot;;SUBSTITUTE(LOWER([.C1455]);&quot;'&quot;;&quot;''&quot;);&quot;', '&quot;;SUBSTITUTE(LOWER([.D1455]);&quot;'&quot;;&quot;''&quot;);&quot;');&quot;)" office:value-type="string" office:string-value="insert into palabras(id, castellano, ingles, latin) values(1454, 'vas', 'vas', 'ibis');" calcext:value-type="string">
            <text:p>insert into palabras(id, castellano, ingles, latin) values(1454, 'vas', 'vas', 'ibis');</text:p>
          </table:table-cell>
        </table:table-row>
        <table:table-row table:style-name="ro1">
          <table:table-cell table:formula="of:=[.A1455]+1" office:value-type="float" office:value="1455" calcext:value-type="float">
            <text:p>1455</text:p>
          </table:table-cell>
          <table:table-cell office:value-type="string" calcext:value-type="string">
            <text:p>Abogado</text:p>
          </table:table-cell>
          <table:table-cell office:value-type="string" calcext:value-type="string">
            <text:p>Lawyer</text:p>
          </table:table-cell>
          <table:table-cell office:value-type="string" calcext:value-type="string">
            <text:p>Advocatus</text:p>
          </table:table-cell>
          <table:table-cell/>
          <table:table-cell table:formula="of:=IF([.B1456]=[.D145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56];&quot;, '&quot;;SUBSTITUTE(LOWER([.B1456]);&quot;'&quot;;&quot;''&quot;);&quot;', '&quot;;SUBSTITUTE(LOWER([.C1456]);&quot;'&quot;;&quot;''&quot;);&quot;', '&quot;;SUBSTITUTE(LOWER([.D1456]);&quot;'&quot;;&quot;''&quot;);&quot;');&quot;)" office:value-type="string" office:string-value="insert into palabras(id, castellano, ingles, latin) values(1455, 'abogado', 'lawyer', 'advocatus');" calcext:value-type="string">
            <text:p>insert into palabras(id, castellano, ingles, latin) values(1455, 'abogado', 'lawyer', 'advocatus');</text:p>
          </table:table-cell>
        </table:table-row>
        <table:table-row table:style-name="ro1">
          <table:table-cell table:formula="of:=[.A1456]+1" office:value-type="float" office:value="1456" calcext:value-type="float">
            <text:p>1456</text:p>
          </table:table-cell>
          <table:table-cell office:value-type="string" calcext:value-type="string">
            <text:p>Presentar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Praesentare</text:p>
          </table:table-cell>
          <table:table-cell/>
          <table:table-cell table:formula="of:=IF([.B1457]=[.D145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57];&quot;, '&quot;;SUBSTITUTE(LOWER([.B1457]);&quot;'&quot;;&quot;''&quot;);&quot;', '&quot;;SUBSTITUTE(LOWER([.C1457]);&quot;'&quot;;&quot;''&quot;);&quot;', '&quot;;SUBSTITUTE(LOWER([.D1457]);&quot;'&quot;;&quot;''&quot;);&quot;');&quot;)" office:value-type="string" office:string-value="insert into palabras(id, castellano, ingles, latin) values(1456, 'presentar', 'present', 'praesentare');" calcext:value-type="string">
            <text:p>insert into palabras(id, castellano, ingles, latin) values(1456, 'presentar', 'present', 'praesentare');</text:p>
          </table:table-cell>
        </table:table-row>
        <table:table-row table:style-name="ro1">
          <table:table-cell table:formula="of:=[.A1457]+1" office:value-type="float" office:value="1457" calcext:value-type="float">
            <text:p>1457</text:p>
          </table:table-cell>
          <table:table-cell office:value-type="string" calcext:value-type="string">
            <text:p>Gobernador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Praefectus</text:p>
          </table:table-cell>
          <table:table-cell/>
          <table:table-cell table:formula="of:=IF([.B1458]=[.D145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58];&quot;, '&quot;;SUBSTITUTE(LOWER([.B1458]);&quot;'&quot;;&quot;''&quot;);&quot;', '&quot;;SUBSTITUTE(LOWER([.C1458]);&quot;'&quot;;&quot;''&quot;);&quot;', '&quot;;SUBSTITUTE(LOWER([.D1458]);&quot;'&quot;;&quot;''&quot;);&quot;');&quot;)" office:value-type="string" office:string-value="insert into palabras(id, castellano, ingles, latin) values(1457, 'gobernador', 'governor', 'praefectus');" calcext:value-type="string">
            <text:p>insert into palabras(id, castellano, ingles, latin) values(1457, 'gobernador', 'governor', 'praefectus');</text:p>
          </table:table-cell>
        </table:table-row>
        <table:table-row table:style-name="ro1">
          <table:table-cell table:formula="of:=[.A1458]+1" office:value-type="float" office:value="1458" calcext:value-type="float">
            <text:p>1458</text:p>
          </table:table-cell>
          <table:table-cell office:value-type="string" calcext:value-type="string">
            <text:p>Próximos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Proximi</text:p>
          </table:table-cell>
          <table:table-cell/>
          <table:table-cell table:formula="of:=IF([.B1459]=[.D145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59];&quot;, '&quot;;SUBSTITUTE(LOWER([.B1459]);&quot;'&quot;;&quot;''&quot;);&quot;', '&quot;;SUBSTITUTE(LOWER([.C1459]);&quot;'&quot;;&quot;''&quot;);&quot;', '&quot;;SUBSTITUTE(LOWER([.D1459]);&quot;'&quot;;&quot;''&quot;);&quot;');&quot;)" office:value-type="string" office:string-value="insert into palabras(id, castellano, ingles, latin) values(1458, 'próximos', 'next', 'proximi');" calcext:value-type="string">
            <text:p>insert into palabras(id, castellano, ingles, latin) values(1458, 'próximos', 'next', 'proximi');</text:p>
          </table:table-cell>
        </table:table-row>
        <table:table-row table:style-name="ro1">
          <table:table-cell table:formula="of:=[.A1459]+1" office:value-type="float" office:value="1459" calcext:value-type="float">
            <text:p>1459</text:p>
          </table:table-cell>
          <table:table-cell table:number-columns-repeated="2" office:value-type="string" calcext:value-type="string">
            <text:p>Jaime</text:p>
          </table:table-cell>
          <table:table-cell office:value-type="string" calcext:value-type="string">
            <text:p>Iacobus</text:p>
          </table:table-cell>
          <table:table-cell/>
          <table:table-cell table:formula="of:=IF([.B1460]=[.D146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60];&quot;, '&quot;;SUBSTITUTE(LOWER([.B1460]);&quot;'&quot;;&quot;''&quot;);&quot;', '&quot;;SUBSTITUTE(LOWER([.C1460]);&quot;'&quot;;&quot;''&quot;);&quot;', '&quot;;SUBSTITUTE(LOWER([.D1460]);&quot;'&quot;;&quot;''&quot;);&quot;');&quot;)" office:value-type="string" office:string-value="insert into palabras(id, castellano, ingles, latin) values(1459, 'jaime', 'jaime', 'iacobus');" calcext:value-type="string">
            <text:p>insert into palabras(id, castellano, ingles, latin) values(1459, 'jaime', 'jaime', 'iacobus');</text:p>
          </table:table-cell>
        </table:table-row>
        <table:table-row table:style-name="ro1">
          <table:table-cell table:formula="of:=[.A1460]+1" office:value-type="float" office:value="1460" calcext:value-type="float">
            <text:p>1460</text:p>
          </table:table-cell>
          <table:table-cell office:value-type="string" calcext:value-type="string">
            <text:p>Hablando</text:p>
          </table:table-cell>
          <table:table-cell office:value-type="string" calcext:value-type="string">
            <text:p>Speaking</text:p>
          </table:table-cell>
          <table:table-cell office:value-type="string" calcext:value-type="string">
            <text:p>Loquens</text:p>
          </table:table-cell>
          <table:table-cell/>
          <table:table-cell table:formula="of:=IF([.B1461]=[.D146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61];&quot;, '&quot;;SUBSTITUTE(LOWER([.B1461]);&quot;'&quot;;&quot;''&quot;);&quot;', '&quot;;SUBSTITUTE(LOWER([.C1461]);&quot;'&quot;;&quot;''&quot;);&quot;', '&quot;;SUBSTITUTE(LOWER([.D1461]);&quot;'&quot;;&quot;''&quot;);&quot;');&quot;)" office:value-type="string" office:string-value="insert into palabras(id, castellano, ingles, latin) values(1460, 'hablando', 'speaking', 'loquens');" calcext:value-type="string">
            <text:p>insert into palabras(id, castellano, ingles, latin) values(1460, 'hablando', 'speaking', 'loquens');</text:p>
          </table:table-cell>
        </table:table-row>
        <table:table-row table:style-name="ro1">
          <table:table-cell table:formula="of:=[.A1461]+1" office:value-type="float" office:value="1461" calcext:value-type="float">
            <text:p>1461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Canalis</text:p>
          </table:table-cell>
          <table:table-cell/>
          <table:table-cell table:formula="of:=IF([.B1462]=[.D146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62];&quot;, '&quot;;SUBSTITUTE(LOWER([.B1462]);&quot;'&quot;;&quot;''&quot;);&quot;', '&quot;;SUBSTITUTE(LOWER([.C1462]);&quot;'&quot;;&quot;''&quot;);&quot;', '&quot;;SUBSTITUTE(LOWER([.D1462]);&quot;'&quot;;&quot;''&quot;);&quot;');&quot;)" office:value-type="string" office:string-value="insert into palabras(id, castellano, ingles, latin) values(1461, 'canal', 'channel', 'canalis');" calcext:value-type="string">
            <text:p>insert into palabras(id, castellano, ingles, latin) values(1461, 'canal', 'channel', 'canalis');</text:p>
          </table:table-cell>
        </table:table-row>
        <table:table-row table:style-name="ro1">
          <table:table-cell table:formula="of:=[.A1462]+1" office:value-type="float" office:value="1462" calcext:value-type="float">
            <text:p>1462</text:p>
          </table:table-cell>
          <table:table-cell office:value-type="string" calcext:value-type="string">
            <text:p>Tráfico</text:p>
          </table:table-cell>
          <table:table-cell office:value-type="string" calcext:value-type="string">
            <text:p>Traffic</text:p>
          </table:table-cell>
          <table:table-cell office:value-type="string" calcext:value-type="string">
            <text:p>Trajectus</text:p>
          </table:table-cell>
          <table:table-cell/>
          <table:table-cell table:formula="of:=IF([.B1463]=[.D146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63];&quot;, '&quot;;SUBSTITUTE(LOWER([.B1463]);&quot;'&quot;;&quot;''&quot;);&quot;', '&quot;;SUBSTITUTE(LOWER([.C1463]);&quot;'&quot;;&quot;''&quot;);&quot;', '&quot;;SUBSTITUTE(LOWER([.D1463]);&quot;'&quot;;&quot;''&quot;);&quot;');&quot;)" office:value-type="string" office:string-value="insert into palabras(id, castellano, ingles, latin) values(1462, 'tráfico', 'traffic', 'trajectus');" calcext:value-type="string">
            <text:p>insert into palabras(id, castellano, ingles, latin) values(1462, 'tráfico', 'traffic', 'trajectus');</text:p>
          </table:table-cell>
        </table:table-row>
        <table:table-row table:style-name="ro1">
          <table:table-cell table:formula="of:=[.A1463]+1" office:value-type="float" office:value="1463" calcext:value-type="float">
            <text:p>1463</text:p>
          </table:table-cell>
          <table:table-cell office:value-type="string" calcext:value-type="string">
            <text:p>Capitán</text:p>
          </table:table-cell>
          <table:table-cell office:value-type="string" calcext:value-type="string">
            <text:p>Captain</text:p>
          </table:table-cell>
          <table:table-cell office:value-type="string" calcext:value-type="string">
            <text:p>Capitaneus</text:p>
          </table:table-cell>
          <table:table-cell/>
          <table:table-cell table:formula="of:=IF([.B1464]=[.D146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64];&quot;, '&quot;;SUBSTITUTE(LOWER([.B1464]);&quot;'&quot;;&quot;''&quot;);&quot;', '&quot;;SUBSTITUTE(LOWER([.C1464]);&quot;'&quot;;&quot;''&quot;);&quot;', '&quot;;SUBSTITUTE(LOWER([.D1464]);&quot;'&quot;;&quot;''&quot;);&quot;');&quot;)" office:value-type="string" office:string-value="insert into palabras(id, castellano, ingles, latin) values(1463, 'capitán', 'captain', 'capitaneus');" calcext:value-type="string">
            <text:p>insert into palabras(id, castellano, ingles, latin) values(1463, 'capitán', 'captain', 'capitaneus');</text:p>
          </table:table-cell>
        </table:table-row>
        <table:table-row table:style-name="ro2">
          <table:table-cell table:formula="of:=[.A1464]+1" office:value-type="float" office:value="1464" calcext:value-type="float">
            <text:p>1464</text:p>
          </table:table-cell>
          <table:table-cell office:value-type="string" calcext:value-type="string">
            <text:p>Personalidad</text:p>
          </table:table-cell>
          <table:table-cell office:value-type="string" calcext:value-type="string">
            <text:p>Personality</text:p>
          </table:table-cell>
          <table:table-cell office:value-type="string" calcext:value-type="string">
            <text:p>Personalitas</text:p>
          </table:table-cell>
          <table:table-cell/>
          <table:table-cell table:formula="of:=IF([.B1465]=[.D146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65];&quot;, '&quot;;SUBSTITUTE(LOWER([.B1465]);&quot;'&quot;;&quot;''&quot;);&quot;', '&quot;;SUBSTITUTE(LOWER([.C1465]);&quot;'&quot;;&quot;''&quot;);&quot;', '&quot;;SUBSTITUTE(LOWER([.D1465]);&quot;'&quot;;&quot;''&quot;);&quot;');&quot;)" office:value-type="string" office:string-value="insert into palabras(id, castellano, ingles, latin) values(1464, 'personalidad', 'personality', 'personalitas');" calcext:value-type="string">
            <text:p>insert into palabras(id, castellano, ingles, latin) values(1464, 'personalidad', 'personality', 'personalitas');</text:p>
          </table:table-cell>
        </table:table-row>
        <table:table-row table:style-name="ro1">
          <table:table-cell table:formula="of:=[.A1465]+1" office:value-type="float" office:value="1465" calcext:value-type="float">
            <text:p>1465</text:p>
          </table:table-cell>
          <table:table-cell office:value-type="string" calcext:value-type="string">
            <text:p>Género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Genus</text:p>
          </table:table-cell>
          <table:table-cell/>
          <table:table-cell table:formula="of:=IF([.B1466]=[.D146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66];&quot;, '&quot;;SUBSTITUTE(LOWER([.B1466]);&quot;'&quot;;&quot;''&quot;);&quot;', '&quot;;SUBSTITUTE(LOWER([.C1466]);&quot;'&quot;;&quot;''&quot;);&quot;', '&quot;;SUBSTITUTE(LOWER([.D1466]);&quot;'&quot;;&quot;''&quot;);&quot;');&quot;)" office:value-type="string" office:string-value="insert into palabras(id, castellano, ingles, latin) values(1465, 'género', 'gender', 'genus');" calcext:value-type="string">
            <text:p>insert into palabras(id, castellano, ingles, latin) values(1465, 'género', 'gender', 'genus');</text:p>
          </table:table-cell>
        </table:table-row>
        <table:table-row table:style-name="ro1">
          <table:table-cell table:formula="of:=[.A1466]+1" office:value-type="float" office:value="1466" calcext:value-type="float">
            <text:p>1466</text:p>
          </table:table-cell>
          <table:table-cell office:value-type="string" calcext:value-type="string">
            <text:p>Generación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Generatio</text:p>
          </table:table-cell>
          <table:table-cell/>
          <table:table-cell table:formula="of:=IF([.B1467]=[.D146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67];&quot;, '&quot;;SUBSTITUTE(LOWER([.B1467]);&quot;'&quot;;&quot;''&quot;);&quot;', '&quot;;SUBSTITUTE(LOWER([.C1467]);&quot;'&quot;;&quot;''&quot;);&quot;', '&quot;;SUBSTITUTE(LOWER([.D1467]);&quot;'&quot;;&quot;''&quot;);&quot;');&quot;)" office:value-type="string" office:string-value="insert into palabras(id, castellano, ingles, latin) values(1466, 'generación', 'generation', 'generatio');" calcext:value-type="string">
            <text:p>insert into palabras(id, castellano, ingles, latin) values(1466, 'generación', 'generation', 'generatio');</text:p>
          </table:table-cell>
        </table:table-row>
        <table:table-row table:style-name="ro1">
          <table:table-cell table:formula="of:=[.A1467]+1" office:value-type="float" office:value="1467" calcext:value-type="float">
            <text:p>1467</text:p>
          </table:table-cell>
          <table:table-cell office:value-type="string" calcext:value-type="string">
            <text:p>Documentos</text:p>
          </table:table-cell>
          <table:table-cell office:value-type="string" calcext:value-type="string">
            <text:p>Documents</text:p>
          </table:table-cell>
          <table:table-cell office:value-type="string" calcext:value-type="string">
            <text:p>Documenta</text:p>
          </table:table-cell>
          <table:table-cell/>
          <table:table-cell table:formula="of:=IF([.B1468]=[.D146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68];&quot;, '&quot;;SUBSTITUTE(LOWER([.B1468]);&quot;'&quot;;&quot;''&quot;);&quot;', '&quot;;SUBSTITUTE(LOWER([.C1468]);&quot;'&quot;;&quot;''&quot;);&quot;', '&quot;;SUBSTITUTE(LOWER([.D1468]);&quot;'&quot;;&quot;''&quot;);&quot;');&quot;)" office:value-type="string" office:string-value="insert into palabras(id, castellano, ingles, latin) values(1467, 'documentos', 'documents', 'documenta');" calcext:value-type="string">
            <text:p>insert into palabras(id, castellano, ingles, latin) values(1467, 'documentos', 'documents', 'documenta');</text:p>
          </table:table-cell>
        </table:table-row>
        <table:table-row table:style-name="ro2">
          <table:table-cell table:formula="of:=[.A1468]+1" office:value-type="float" office:value="1468" calcext:value-type="float">
            <text:p>1468</text:p>
          </table:table-cell>
          <table:table-cell office:value-type="string" calcext:value-type="string">
            <text:p>Espectáculo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Spectaculum</text:p>
          </table:table-cell>
          <table:table-cell/>
          <table:table-cell table:formula="of:=IF([.B1469]=[.D146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69];&quot;, '&quot;;SUBSTITUTE(LOWER([.B1469]);&quot;'&quot;;&quot;''&quot;);&quot;', '&quot;;SUBSTITUTE(LOWER([.C1469]);&quot;'&quot;;&quot;''&quot;);&quot;', '&quot;;SUBSTITUTE(LOWER([.D1469]);&quot;'&quot;;&quot;''&quot;);&quot;');&quot;)" office:value-type="string" office:string-value="insert into palabras(id, castellano, ingles, latin) values(1468, 'espectáculo', 'show', 'spectaculum');" calcext:value-type="string">
            <text:p>insert into palabras(id, castellano, ingles, latin) values(1468, 'espectáculo', 'show', 'spectaculum');</text:p>
          </table:table-cell>
        </table:table-row>
        <table:table-row table:style-name="ro1">
          <table:table-cell table:formula="of:=[.A1469]+1" office:value-type="float" office:value="1469" calcext:value-type="float">
            <text:p>1469</text:p>
          </table:table-cell>
          <table:table-cell office:value-type="string" calcext:value-type="string">
            <text:p>Vivo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Vivo</text:p>
          </table:table-cell>
          <table:table-cell/>
          <table:table-cell table:formula="of:=IF([.B1470]=[.D1470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470];&quot;, '&quot;;SUBSTITUTE(LOWER([.B1470]);&quot;'&quot;;&quot;''&quot;);&quot;', '&quot;;SUBSTITUTE(LOWER([.C1470]);&quot;'&quot;;&quot;''&quot;);&quot;', '&quot;;SUBSTITUTE(LOWER([.D1470]);&quot;'&quot;;&quot;''&quot;);&quot;');&quot;)" office:value-type="string" office:string-value="insert into palabras(id, castellano, ingles, latin) values(1469, 'vivo', 'live', 'vivo');" calcext:value-type="string">
            <text:p>insert into palabras(id, castellano, ingles, latin) values(1469, 'vivo', 'live', 'vivo');</text:p>
          </table:table-cell>
        </table:table-row>
        <table:table-row table:style-name="ro2">
          <table:table-cell table:formula="of:=[.A1470]+1" office:value-type="float" office:value="1470" calcext:value-type="float">
            <text:p>1470</text:p>
          </table:table-cell>
          <table:table-cell office:value-type="string" calcext:value-type="string">
            <text:p>Preguntas</text:p>
          </table:table-cell>
          <table:table-cell office:value-type="string" calcext:value-type="string">
            <text:p>Questions</text:p>
          </table:table-cell>
          <table:table-cell office:value-type="string" calcext:value-type="string">
            <text:p>Quaestiones</text:p>
          </table:table-cell>
          <table:table-cell/>
          <table:table-cell table:formula="of:=IF([.B1471]=[.D147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71];&quot;, '&quot;;SUBSTITUTE(LOWER([.B1471]);&quot;'&quot;;&quot;''&quot;);&quot;', '&quot;;SUBSTITUTE(LOWER([.C1471]);&quot;'&quot;;&quot;''&quot;);&quot;', '&quot;;SUBSTITUTE(LOWER([.D1471]);&quot;'&quot;;&quot;''&quot;);&quot;');&quot;)" office:value-type="string" office:string-value="insert into palabras(id, castellano, ingles, latin) values(1470, 'preguntas', 'questions', 'quaestiones');" calcext:value-type="string">
            <text:p>insert into palabras(id, castellano, ingles, latin) values(1470, 'preguntas', 'questions', 'quaestiones');</text:p>
          </table:table-cell>
        </table:table-row>
        <table:table-row table:style-name="ro1">
          <table:table-cell table:formula="of:=[.A1471]+1" office:value-type="float" office:value="1471" calcext:value-type="float">
            <text:p>1471</text:p>
          </table:table-cell>
          <table:table-cell office:value-type="string" calcext:value-type="string">
            <text:p>Inmediatamente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Statim</text:p>
          </table:table-cell>
          <table:table-cell/>
          <table:table-cell table:formula="of:=IF([.B1472]=[.D147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72];&quot;, '&quot;;SUBSTITUTE(LOWER([.B1472]);&quot;'&quot;;&quot;''&quot;);&quot;', '&quot;;SUBSTITUTE(LOWER([.C1472]);&quot;'&quot;;&quot;''&quot;);&quot;', '&quot;;SUBSTITUTE(LOWER([.D1472]);&quot;'&quot;;&quot;''&quot;);&quot;');&quot;)" office:value-type="string" office:string-value="insert into palabras(id, castellano, ingles, latin) values(1471, 'inmediatamente', 'immediately', 'statim');" calcext:value-type="string">
            <text:p>insert into palabras(id, castellano, ingles, latin) values(1471, 'inmediatamente', 'immediately', 'statim');</text:p>
          </table:table-cell>
        </table:table-row>
        <table:table-row table:style-name="ro2">
          <table:table-cell table:formula="of:=[.A1472]+1" office:value-type="float" office:value="1472" calcext:value-type="float">
            <text:p>1472</text:p>
          </table:table-cell>
          <table:table-cell office:value-type="string" calcext:value-type="string">
            <text:p>Colaboración</text:p>
          </table:table-cell>
          <table:table-cell office:value-type="string" calcext:value-type="string">
            <text:p>Collaboration</text:p>
          </table:table-cell>
          <table:table-cell office:value-type="string" calcext:value-type="string">
            <text:p>Collaboratio</text:p>
          </table:table-cell>
          <table:table-cell/>
          <table:table-cell table:formula="of:=IF([.B1473]=[.D147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73];&quot;, '&quot;;SUBSTITUTE(LOWER([.B1473]);&quot;'&quot;;&quot;''&quot;);&quot;', '&quot;;SUBSTITUTE(LOWER([.C1473]);&quot;'&quot;;&quot;''&quot;);&quot;', '&quot;;SUBSTITUTE(LOWER([.D1473]);&quot;'&quot;;&quot;''&quot;);&quot;');&quot;)" office:value-type="string" office:string-value="insert into palabras(id, castellano, ingles, latin) values(1472, 'colaboración', 'collaboration', 'collaboratio');" calcext:value-type="string">
            <text:p>insert into palabras(id, castellano, ingles, latin) values(1472, 'colaboración', 'collaboration', 'collaboratio');</text:p>
          </table:table-cell>
        </table:table-row>
        <table:table-row table:style-name="ro1">
          <table:table-cell table:formula="of:=[.A1473]+1" office:value-type="float" office:value="1473" calcext:value-type="float">
            <text:p>1473</text:p>
          </table:table-cell>
          <table:table-cell office:value-type="string" calcext:value-type="string">
            <text:p>Hermana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Soror</text:p>
          </table:table-cell>
          <table:table-cell/>
          <table:table-cell table:formula="of:=IF([.B1474]=[.D147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74];&quot;, '&quot;;SUBSTITUTE(LOWER([.B1474]);&quot;'&quot;;&quot;''&quot;);&quot;', '&quot;;SUBSTITUTE(LOWER([.C1474]);&quot;'&quot;;&quot;''&quot;);&quot;', '&quot;;SUBSTITUTE(LOWER([.D1474]);&quot;'&quot;;&quot;''&quot;);&quot;');&quot;)" office:value-type="string" office:string-value="insert into palabras(id, castellano, ingles, latin) values(1473, 'hermana', 'sister', 'soror');" calcext:value-type="string">
            <text:p>insert into palabras(id, castellano, ingles, latin) values(1473, 'hermana', 'sister', 'soror');</text:p>
          </table:table-cell>
        </table:table-row>
        <table:table-row table:style-name="ro1">
          <table:table-cell table:formula="of:=[.A1474]+1" office:value-type="float" office:value="1474" calcext:value-type="float">
            <text:p>1474</text:p>
          </table:table-cell>
          <table:table-cell office:value-type="string" calcext:value-type="string">
            <text:p>Cond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omes</text:p>
          </table:table-cell>
          <table:table-cell/>
          <table:table-cell table:formula="of:=IF([.B1475]=[.D147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75];&quot;, '&quot;;SUBSTITUTE(LOWER([.B1475]);&quot;'&quot;;&quot;''&quot;);&quot;', '&quot;;SUBSTITUTE(LOWER([.C1475]);&quot;'&quot;;&quot;''&quot;);&quot;', '&quot;;SUBSTITUTE(LOWER([.D1475]);&quot;'&quot;;&quot;''&quot;);&quot;');&quot;)" office:value-type="string" office:string-value="insert into palabras(id, castellano, ingles, latin) values(1474, 'conde', 'count', 'comes');" calcext:value-type="string">
            <text:p>insert into palabras(id, castellano, ingles, latin) values(1474, 'conde', 'count', 'comes');</text:p>
          </table:table-cell>
        </table:table-row>
        <table:table-row table:style-name="ro1">
          <table:table-cell table:formula="of:=[.A1475]+1" office:value-type="float" office:value="1475" calcext:value-type="float">
            <text:p>1475</text:p>
          </table:table-cell>
          <table:table-cell office:value-type="string" calcext:value-type="string">
            <text:p>Mío</text:p>
          </table:table-cell>
          <table:table-cell office:value-type="string" calcext:value-type="string">
            <text:p>Mine</text:p>
          </table:table-cell>
          <table:table-cell office:value-type="string" calcext:value-type="string">
            <text:p>Meum</text:p>
          </table:table-cell>
          <table:table-cell/>
          <table:table-cell table:formula="of:=IF([.B1476]=[.D147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76];&quot;, '&quot;;SUBSTITUTE(LOWER([.B1476]);&quot;'&quot;;&quot;''&quot;);&quot;', '&quot;;SUBSTITUTE(LOWER([.C1476]);&quot;'&quot;;&quot;''&quot;);&quot;', '&quot;;SUBSTITUTE(LOWER([.D1476]);&quot;'&quot;;&quot;''&quot;);&quot;');&quot;)" office:value-type="string" office:string-value="insert into palabras(id, castellano, ingles, latin) values(1475, 'mío', 'mine', 'meum');" calcext:value-type="string">
            <text:p>insert into palabras(id, castellano, ingles, latin) values(1475, 'mío', 'mine', 'meum');</text:p>
          </table:table-cell>
        </table:table-row>
        <table:table-row table:style-name="ro1">
          <table:table-cell table:formula="of:=[.A1476]+1" office:value-type="float" office:value="1476" calcext:value-type="float">
            <text:p>1476</text:p>
          </table:table-cell>
          <table:table-cell office:value-type="string" calcext:value-type="string">
            <text:p>Federación</text:p>
          </table:table-cell>
          <table:table-cell office:value-type="string" calcext:value-type="string">
            <text:p>Federation</text:p>
          </table:table-cell>
          <table:table-cell office:value-type="string" calcext:value-type="string">
            <text:p>Foederatio</text:p>
          </table:table-cell>
          <table:table-cell/>
          <table:table-cell table:formula="of:=IF([.B1477]=[.D147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77];&quot;, '&quot;;SUBSTITUTE(LOWER([.B1477]);&quot;'&quot;;&quot;''&quot;);&quot;', '&quot;;SUBSTITUTE(LOWER([.C1477]);&quot;'&quot;;&quot;''&quot;);&quot;', '&quot;;SUBSTITUTE(LOWER([.D1477]);&quot;'&quot;;&quot;''&quot;);&quot;');&quot;)" office:value-type="string" office:string-value="insert into palabras(id, castellano, ingles, latin) values(1476, 'federación', 'federation', 'foederatio');" calcext:value-type="string">
            <text:p>insert into palabras(id, castellano, ingles, latin) values(1476, 'federación', 'federation', 'foederatio');</text:p>
          </table:table-cell>
        </table:table-row>
        <table:table-row table:style-name="ro2">
          <table:table-cell table:formula="of:=[.A1477]+1" office:value-type="float" office:value="1477" calcext:value-type="float">
            <text:p>1477</text:p>
          </table:table-cell>
          <table:table-cell office:value-type="string" calcext:value-type="string">
            <text:p>Cincuenta</text:p>
          </table:table-cell>
          <table:table-cell office:value-type="string" calcext:value-type="string">
            <text:p>Fifty</text:p>
          </table:table-cell>
          <table:table-cell office:value-type="string" calcext:value-type="string">
            <text:p>Quinquaginta</text:p>
          </table:table-cell>
          <table:table-cell/>
          <table:table-cell table:formula="of:=IF([.B1478]=[.D147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78];&quot;, '&quot;;SUBSTITUTE(LOWER([.B1478]);&quot;'&quot;;&quot;''&quot;);&quot;', '&quot;;SUBSTITUTE(LOWER([.C1478]);&quot;'&quot;;&quot;''&quot;);&quot;', '&quot;;SUBSTITUTE(LOWER([.D1478]);&quot;'&quot;;&quot;''&quot;);&quot;');&quot;)" office:value-type="string" office:string-value="insert into palabras(id, castellano, ingles, latin) values(1477, 'cincuenta', 'fifty', 'quinquaginta');" calcext:value-type="string">
            <text:p>insert into palabras(id, castellano, ingles, latin) values(1477, 'cincuenta', 'fifty', 'quinquaginta');</text:p>
          </table:table-cell>
        </table:table-row>
        <table:table-row table:style-name="ro1">
          <table:table-cell table:formula="of:=[.A1478]+1" office:value-type="float" office:value="1478" calcext:value-type="float">
            <text:p>1478</text:p>
          </table:table-cell>
          <table:table-cell office:value-type="string" calcext:value-type="string">
            <text:p>Sorpresa</text:p>
          </table:table-cell>
          <table:table-cell office:value-type="string" calcext:value-type="string">
            <text:p>Surprise</text:p>
          </table:table-cell>
          <table:table-cell office:value-type="string" calcext:value-type="string">
            <text:p>Mirum</text:p>
          </table:table-cell>
          <table:table-cell/>
          <table:table-cell table:formula="of:=IF([.B1479]=[.D147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79];&quot;, '&quot;;SUBSTITUTE(LOWER([.B1479]);&quot;'&quot;;&quot;''&quot;);&quot;', '&quot;;SUBSTITUTE(LOWER([.C1479]);&quot;'&quot;;&quot;''&quot;);&quot;', '&quot;;SUBSTITUTE(LOWER([.D1479]);&quot;'&quot;;&quot;''&quot;);&quot;');&quot;)" office:value-type="string" office:string-value="insert into palabras(id, castellano, ingles, latin) values(1478, 'sorpresa', 'surprise', 'mirum');" calcext:value-type="string">
            <text:p>insert into palabras(id, castellano, ingles, latin) values(1478, 'sorpresa', 'surprise', 'mirum');</text:p>
          </table:table-cell>
        </table:table-row>
        <table:table-row table:style-name="ro1">
          <table:table-cell table:formula="of:=[.A1479]+1" office:value-type="float" office:value="1479" calcext:value-type="float">
            <text:p>1479</text:p>
          </table:table-cell>
          <table:table-cell office:value-type="string" calcext:value-type="string">
            <text:p>Regiones</text:p>
          </table:table-cell>
          <table:table-cell office:value-type="string" calcext:value-type="string">
            <text:p>Regions</text:p>
          </table:table-cell>
          <table:table-cell office:value-type="string" calcext:value-type="string">
            <text:p>Regiones</text:p>
          </table:table-cell>
          <table:table-cell/>
          <table:table-cell table:formula="of:=IF([.B1480]=[.D1480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480];&quot;, '&quot;;SUBSTITUTE(LOWER([.B1480]);&quot;'&quot;;&quot;''&quot;);&quot;', '&quot;;SUBSTITUTE(LOWER([.C1480]);&quot;'&quot;;&quot;''&quot;);&quot;', '&quot;;SUBSTITUTE(LOWER([.D1480]);&quot;'&quot;;&quot;''&quot;);&quot;');&quot;)" office:value-type="string" office:string-value="insert into palabras(id, castellano, ingles, latin) values(1479, 'regiones', 'regions', 'regiones');" calcext:value-type="string">
            <text:p>insert into palabras(id, castellano, ingles, latin) values(1479, 'regiones', 'regions', 'regiones');</text:p>
          </table:table-cell>
        </table:table-row>
        <table:table-row table:style-name="ro1">
          <table:table-cell table:formula="of:=[.A1480]+1" office:value-type="float" office:value="1480" calcext:value-type="float">
            <text:p>1480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Onus</text:p>
          </table:table-cell>
          <table:table-cell/>
          <table:table-cell table:formula="of:=IF([.B1481]=[.D148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81];&quot;, '&quot;;SUBSTITUTE(LOWER([.B1481]);&quot;'&quot;;&quot;''&quot;);&quot;', '&quot;;SUBSTITUTE(LOWER([.C1481]);&quot;'&quot;;&quot;''&quot;);&quot;', '&quot;;SUBSTITUTE(LOWER([.D1481]);&quot;'&quot;;&quot;''&quot;);&quot;');&quot;)" office:value-type="string" office:string-value="insert into palabras(id, castellano, ingles, latin) values(1480, 'carga', 'load', 'onus');" calcext:value-type="string">
            <text:p>insert into palabras(id, castellano, ingles, latin) values(1480, 'carga', 'load', 'onus');</text:p>
          </table:table-cell>
        </table:table-row>
        <table:table-row table:style-name="ro1">
          <table:table-cell table:formula="of:=[.A1481]+1" office:value-type="float" office:value="1481" calcext:value-type="float">
            <text:p>1481</text:p>
          </table:table-cell>
          <table:table-cell office:value-type="string" calcext:value-type="string">
            <text:p>Bienes</text:p>
          </table:table-cell>
          <table:table-cell office:value-type="string" calcext:value-type="string">
            <text:p>Goods</text:p>
          </table:table-cell>
          <table:table-cell office:value-type="string" calcext:value-type="string">
            <text:p>Bona</text:p>
          </table:table-cell>
          <table:table-cell/>
          <table:table-cell table:formula="of:=IF([.B1482]=[.D148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82];&quot;, '&quot;;SUBSTITUTE(LOWER([.B1482]);&quot;'&quot;;&quot;''&quot;);&quot;', '&quot;;SUBSTITUTE(LOWER([.C1482]);&quot;'&quot;;&quot;''&quot;);&quot;', '&quot;;SUBSTITUTE(LOWER([.D1482]);&quot;'&quot;;&quot;''&quot;);&quot;');&quot;)" office:value-type="string" office:string-value="insert into palabras(id, castellano, ingles, latin) values(1481, 'bienes', 'goods', 'bona');" calcext:value-type="string">
            <text:p>insert into palabras(id, castellano, ingles, latin) values(1481, 'bienes', 'goods', 'bona');</text:p>
          </table:table-cell>
        </table:table-row>
        <table:table-row table:style-name="ro1">
          <table:table-cell table:formula="of:=[.A1482]+1" office:value-type="float" office:value="1482" calcext:value-type="float">
            <text:p>1482</text:p>
          </table:table-cell>
          <table:table-cell office:value-type="string" calcext:value-type="string">
            <text:p>Masa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Massa</text:p>
          </table:table-cell>
          <table:table-cell/>
          <table:table-cell table:formula="of:=IF([.B1483]=[.D148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83];&quot;, '&quot;;SUBSTITUTE(LOWER([.B1483]);&quot;'&quot;;&quot;''&quot;);&quot;', '&quot;;SUBSTITUTE(LOWER([.C1483]);&quot;'&quot;;&quot;''&quot;);&quot;', '&quot;;SUBSTITUTE(LOWER([.D1483]);&quot;'&quot;;&quot;''&quot;);&quot;');&quot;)" office:value-type="string" office:string-value="insert into palabras(id, castellano, ingles, latin) values(1482, 'masa', 'mass', 'massa');" calcext:value-type="string">
            <text:p>insert into palabras(id, castellano, ingles, latin) values(1482, 'masa', 'mass', 'massa');</text:p>
          </table:table-cell>
        </table:table-row>
        <table:table-row table:style-name="ro1">
          <table:table-cell table:formula="of:=[.A1483]+1" office:value-type="float" office:value="1483" calcext:value-type="float">
            <text:p>1483</text:p>
          </table:table-cell>
          <table:table-cell office:value-type="string" calcext:value-type="string">
            <text:p>Cartas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Epistulae</text:p>
          </table:table-cell>
          <table:table-cell/>
          <table:table-cell table:formula="of:=IF([.B1484]=[.D148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84];&quot;, '&quot;;SUBSTITUTE(LOWER([.B1484]);&quot;'&quot;;&quot;''&quot;);&quot;', '&quot;;SUBSTITUTE(LOWER([.C1484]);&quot;'&quot;;&quot;''&quot;);&quot;', '&quot;;SUBSTITUTE(LOWER([.D1484]);&quot;'&quot;;&quot;''&quot;);&quot;');&quot;)" office:value-type="string" office:string-value="insert into palabras(id, castellano, ingles, latin) values(1483, 'cartas', 'letters', 'epistulae');" calcext:value-type="string">
            <text:p>insert into palabras(id, castellano, ingles, latin) values(1483, 'cartas', 'letters', 'epistulae');</text:p>
          </table:table-cell>
        </table:table-row>
        <table:table-row table:style-name="ro1">
          <table:table-cell table:formula="of:=[.A1484]+1" office:value-type="float" office:value="1484" calcext:value-type="float">
            <text:p>1484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Reges</text:p>
          </table:table-cell>
          <table:table-cell/>
          <table:table-cell table:formula="of:=IF([.B1485]=[.D148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85];&quot;, '&quot;;SUBSTITUTE(LOWER([.B1485]);&quot;'&quot;;&quot;''&quot;);&quot;', '&quot;;SUBSTITUTE(LOWER([.C1485]);&quot;'&quot;;&quot;''&quot;);&quot;', '&quot;;SUBSTITUTE(LOWER([.D1485]);&quot;'&quot;;&quot;''&quot;);&quot;');&quot;)" office:value-type="string" office:string-value="insert into palabras(id, castellano, ingles, latin) values(1484, 'reyes', 'kings', 'reges');" calcext:value-type="string">
            <text:p>insert into palabras(id, castellano, ingles, latin) values(1484, 'reyes', 'kings', 'reges');</text:p>
          </table:table-cell>
        </table:table-row>
        <table:table-row table:style-name="ro1">
          <table:table-cell table:formula="of:=[.A1485]+1" office:value-type="float" office:value="1485" calcext:value-type="float">
            <text:p>1485</text:p>
          </table:table-cell>
          <table:table-cell office:value-type="string" calcext:value-type="string">
            <text:p>Principalmente</text:p>
          </table:table-cell>
          <table:table-cell office:value-type="string" calcext:value-type="string">
            <text:p>Mainly</text:p>
          </table:table-cell>
          <table:table-cell office:value-type="string" calcext:value-type="string">
            <text:p>Praecipue</text:p>
          </table:table-cell>
          <table:table-cell/>
          <table:table-cell table:formula="of:=IF([.B1486]=[.D148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86];&quot;, '&quot;;SUBSTITUTE(LOWER([.B1486]);&quot;'&quot;;&quot;''&quot;);&quot;', '&quot;;SUBSTITUTE(LOWER([.C1486]);&quot;'&quot;;&quot;''&quot;);&quot;', '&quot;;SUBSTITUTE(LOWER([.D1486]);&quot;'&quot;;&quot;''&quot;);&quot;');&quot;)" office:value-type="string" office:string-value="insert into palabras(id, castellano, ingles, latin) values(1485, 'principalmente', 'mainly', 'praecipue');" calcext:value-type="string">
            <text:p>insert into palabras(id, castellano, ingles, latin) values(1485, 'principalmente', 'mainly', 'praecipue');</text:p>
          </table:table-cell>
        </table:table-row>
        <table:table-row table:style-name="ro1">
          <table:table-cell table:formula="of:=[.A1486]+1" office:value-type="float" office:value="1486" calcext:value-type="float">
            <text:p>1486</text:p>
          </table:table-cell>
          <table:table-cell office:value-type="string" calcext:value-type="string">
            <text:p>Puestos</text:p>
          </table:table-cell>
          <table:table-cell office:value-type="string" calcext:value-type="string">
            <text:p>Positions</text:p>
          </table:table-cell>
          <table:table-cell office:value-type="string" calcext:value-type="string">
            <text:p>Loca</text:p>
          </table:table-cell>
          <table:table-cell/>
          <table:table-cell table:formula="of:=IF([.B1487]=[.D148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87];&quot;, '&quot;;SUBSTITUTE(LOWER([.B1487]);&quot;'&quot;;&quot;''&quot;);&quot;', '&quot;;SUBSTITUTE(LOWER([.C1487]);&quot;'&quot;;&quot;''&quot;);&quot;', '&quot;;SUBSTITUTE(LOWER([.D1487]);&quot;'&quot;;&quot;''&quot;);&quot;');&quot;)" office:value-type="string" office:string-value="insert into palabras(id, castellano, ingles, latin) values(1486, 'puestos', 'positions', 'loca');" calcext:value-type="string">
            <text:p>insert into palabras(id, castellano, ingles, latin) values(1486, 'puestos', 'positions', 'loca');</text:p>
          </table:table-cell>
        </table:table-row>
        <table:table-row table:style-name="ro1">
          <table:table-cell table:formula="of:=[.A1487]+1" office:value-type="float" office:value="1487" calcext:value-type="float">
            <text:p>1487</text:p>
          </table:table-cell>
          <table:table-cell office:value-type="string" calcext:value-type="string">
            <text:p>Sombra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Umbra</text:p>
          </table:table-cell>
          <table:table-cell/>
          <table:table-cell table:formula="of:=IF([.B1488]=[.D148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88];&quot;, '&quot;;SUBSTITUTE(LOWER([.B1488]);&quot;'&quot;;&quot;''&quot;);&quot;', '&quot;;SUBSTITUTE(LOWER([.C1488]);&quot;'&quot;;&quot;''&quot;);&quot;', '&quot;;SUBSTITUTE(LOWER([.D1488]);&quot;'&quot;;&quot;''&quot;);&quot;');&quot;)" office:value-type="string" office:string-value="insert into palabras(id, castellano, ingles, latin) values(1487, 'sombra', 'shadow', 'umbra');" calcext:value-type="string">
            <text:p>insert into palabras(id, castellano, ingles, latin) values(1487, 'sombra', 'shadow', 'umbra');</text:p>
          </table:table-cell>
        </table:table-row>
        <table:table-row table:style-name="ro1">
          <table:table-cell table:formula="of:=[.A1488]+1" office:value-type="float" office:value="1488" calcext:value-type="float">
            <text:p>1488</text:p>
          </table:table-cell>
          <table:table-cell table:number-columns-repeated="2" office:value-type="string" calcext:value-type="string">
            <text:p>Andrés</text:p>
          </table:table-cell>
          <table:table-cell office:value-type="string" calcext:value-type="string">
            <text:p>Andreas</text:p>
          </table:table-cell>
          <table:table-cell/>
          <table:table-cell table:formula="of:=IF([.B1489]=[.D148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89];&quot;, '&quot;;SUBSTITUTE(LOWER([.B1489]);&quot;'&quot;;&quot;''&quot;);&quot;', '&quot;;SUBSTITUTE(LOWER([.C1489]);&quot;'&quot;;&quot;''&quot;);&quot;', '&quot;;SUBSTITUTE(LOWER([.D1489]);&quot;'&quot;;&quot;''&quot;);&quot;');&quot;)" office:value-type="string" office:string-value="insert into palabras(id, castellano, ingles, latin) values(1488, 'andrés', 'andrés', 'andreas');" calcext:value-type="string">
            <text:p>insert into palabras(id, castellano, ingles, latin) values(1488, 'andrés', 'andrés', 'andreas');</text:p>
          </table:table-cell>
        </table:table-row>
        <table:table-row table:style-name="ro1">
          <table:table-cell table:formula="of:=[.A1489]+1" office:value-type="float" office:value="1489" calcext:value-type="float">
            <text:p>1489</text:p>
          </table:table-cell>
          <table:table-cell office:value-type="string" calcext:value-type="string">
            <text:p>Criterios</text:p>
          </table:table-cell>
          <table:table-cell table:number-columns-repeated="2" office:value-type="string" calcext:value-type="string">
            <text:p>Criteria</text:p>
          </table:table-cell>
          <table:table-cell/>
          <table:table-cell table:formula="of:=IF([.B1490]=[.D149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90];&quot;, '&quot;;SUBSTITUTE(LOWER([.B1490]);&quot;'&quot;;&quot;''&quot;);&quot;', '&quot;;SUBSTITUTE(LOWER([.C1490]);&quot;'&quot;;&quot;''&quot;);&quot;', '&quot;;SUBSTITUTE(LOWER([.D1490]);&quot;'&quot;;&quot;''&quot;);&quot;');&quot;)" office:value-type="string" office:string-value="insert into palabras(id, castellano, ingles, latin) values(1489, 'criterios', 'criteria', 'criteria');" calcext:value-type="string">
            <text:p>insert into palabras(id, castellano, ingles, latin) values(1489, 'criterios', 'criteria', 'criteria');</text:p>
          </table:table-cell>
        </table:table-row>
        <table:table-row table:style-name="ro1">
          <table:table-cell table:formula="of:=[.A1490]+1" office:value-type="float" office:value="1490" calcext:value-type="float">
            <text:p>1490</text:p>
          </table:table-cell>
          <table:table-cell office:value-type="string" calcext:value-type="string">
            <text:p>Abrir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perire</text:p>
          </table:table-cell>
          <table:table-cell/>
          <table:table-cell table:formula="of:=IF([.B1491]=[.D149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91];&quot;, '&quot;;SUBSTITUTE(LOWER([.B1491]);&quot;'&quot;;&quot;''&quot;);&quot;', '&quot;;SUBSTITUTE(LOWER([.C1491]);&quot;'&quot;;&quot;''&quot;);&quot;', '&quot;;SUBSTITUTE(LOWER([.D1491]);&quot;'&quot;;&quot;''&quot;);&quot;');&quot;)" office:value-type="string" office:string-value="insert into palabras(id, castellano, ingles, latin) values(1490, 'abrir', 'open', 'aperire');" calcext:value-type="string">
            <text:p>insert into palabras(id, castellano, ingles, latin) values(1490, 'abrir', 'open', 'aperire');</text:p>
          </table:table-cell>
        </table:table-row>
        <table:table-row table:style-name="ro1">
          <table:table-cell table:formula="of:=[.A1491]+1" office:value-type="float" office:value="1491" calcext:value-type="float">
            <text:p>1491</text:p>
          </table:table-cell>
          <table:table-cell office:value-type="string" calcext:value-type="string">
            <text:p>Cuyos</text:p>
          </table:table-cell>
          <table:table-cell office:value-type="string" calcext:value-type="string">
            <text:p>Whose</text:p>
          </table:table-cell>
          <table:table-cell office:value-type="string" calcext:value-type="string">
            <text:p>Cuius</text:p>
          </table:table-cell>
          <table:table-cell/>
          <table:table-cell table:formula="of:=IF([.B1492]=[.D149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92];&quot;, '&quot;;SUBSTITUTE(LOWER([.B1492]);&quot;'&quot;;&quot;''&quot;);&quot;', '&quot;;SUBSTITUTE(LOWER([.C1492]);&quot;'&quot;;&quot;''&quot;);&quot;', '&quot;;SUBSTITUTE(LOWER([.D1492]);&quot;'&quot;;&quot;''&quot;);&quot;');&quot;)" office:value-type="string" office:string-value="insert into palabras(id, castellano, ingles, latin) values(1491, 'cuyos', 'whose', 'cuius');" calcext:value-type="string">
            <text:p>insert into palabras(id, castellano, ingles, latin) values(1491, 'cuyos', 'whose', 'cuius');</text:p>
          </table:table-cell>
        </table:table-row>
        <table:table-row table:style-name="ro2">
          <table:table-cell table:formula="of:=[.A1492]+1" office:value-type="float" office:value="1492" calcext:value-type="float">
            <text:p>1492</text:p>
          </table:table-cell>
          <table:table-cell office:value-type="string" calcext:value-type="string">
            <text:p>Filosofía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Philosophia</text:p>
          </table:table-cell>
          <table:table-cell/>
          <table:table-cell table:formula="of:=IF([.B1493]=[.D149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93];&quot;, '&quot;;SUBSTITUTE(LOWER([.B1493]);&quot;'&quot;;&quot;''&quot;);&quot;', '&quot;;SUBSTITUTE(LOWER([.C1493]);&quot;'&quot;;&quot;''&quot;);&quot;', '&quot;;SUBSTITUTE(LOWER([.D1493]);&quot;'&quot;;&quot;''&quot;);&quot;');&quot;)" office:value-type="string" office:string-value="insert into palabras(id, castellano, ingles, latin) values(1492, 'filosofía', 'philosophy', 'philosophia');" calcext:value-type="string">
            <text:p>insert into palabras(id, castellano, ingles, latin) values(1492, 'filosofía', 'philosophy', 'philosophia');</text:p>
          </table:table-cell>
        </table:table-row>
        <table:table-row table:style-name="ro1">
          <table:table-cell table:formula="of:=[.A1493]+1" office:value-type="float" office:value="1493" calcext:value-type="float">
            <text:p>1493</text:p>
          </table:table-cell>
          <table:table-cell office:value-type="string" calcext:value-type="string">
            <text:p>Negr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igra</text:p>
          </table:table-cell>
          <table:table-cell/>
          <table:table-cell table:formula="of:=IF([.B1494]=[.D149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94];&quot;, '&quot;;SUBSTITUTE(LOWER([.B1494]);&quot;'&quot;;&quot;''&quot;);&quot;', '&quot;;SUBSTITUTE(LOWER([.C1494]);&quot;'&quot;;&quot;''&quot;);&quot;', '&quot;;SUBSTITUTE(LOWER([.D1494]);&quot;'&quot;;&quot;''&quot;);&quot;');&quot;)" office:value-type="string" office:string-value="insert into palabras(id, castellano, ingles, latin) values(1493, 'negra', 'black', 'nigra');" calcext:value-type="string">
            <text:p>insert into palabras(id, castellano, ingles, latin) values(1493, 'negra', 'black', 'nigra');</text:p>
          </table:table-cell>
        </table:table-row>
        <table:table-row table:style-name="ro1">
          <table:table-cell table:formula="of:=[.A1494]+1" office:value-type="float" office:value="1494" calcext:value-type="float">
            <text:p>1494</text:p>
          </table:table-cell>
          <table:table-cell office:value-type="string" calcext:value-type="string">
            <text:p>Margen</text:p>
          </table:table-cell>
          <table:table-cell office:value-type="string" calcext:value-type="string">
            <text:p>Margin</text:p>
          </table:table-cell>
          <table:table-cell office:value-type="string" calcext:value-type="string">
            <text:p>Marginem</text:p>
          </table:table-cell>
          <table:table-cell/>
          <table:table-cell table:formula="of:=IF([.B1495]=[.D149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95];&quot;, '&quot;;SUBSTITUTE(LOWER([.B1495]);&quot;'&quot;;&quot;''&quot;);&quot;', '&quot;;SUBSTITUTE(LOWER([.C1495]);&quot;'&quot;;&quot;''&quot;);&quot;', '&quot;;SUBSTITUTE(LOWER([.D1495]);&quot;'&quot;;&quot;''&quot;);&quot;');&quot;)" office:value-type="string" office:string-value="insert into palabras(id, castellano, ingles, latin) values(1494, 'margen', 'margin', 'marginem');" calcext:value-type="string">
            <text:p>insert into palabras(id, castellano, ingles, latin) values(1494, 'margen', 'margin', 'marginem');</text:p>
          </table:table-cell>
        </table:table-row>
        <table:table-row table:style-name="ro1">
          <table:table-cell table:formula="of:=[.A1495]+1" office:value-type="float" office:value="1495" calcext:value-type="float">
            <text:p>1495</text:p>
          </table:table-cell>
          <table:table-cell office:value-type="string" calcext:value-type="string">
            <text:p>Artista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Artifex</text:p>
          </table:table-cell>
          <table:table-cell/>
          <table:table-cell table:formula="of:=IF([.B1496]=[.D149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96];&quot;, '&quot;;SUBSTITUTE(LOWER([.B1496]);&quot;'&quot;;&quot;''&quot;);&quot;', '&quot;;SUBSTITUTE(LOWER([.C1496]);&quot;'&quot;;&quot;''&quot;);&quot;', '&quot;;SUBSTITUTE(LOWER([.D1496]);&quot;'&quot;;&quot;''&quot;);&quot;');&quot;)" office:value-type="string" office:string-value="insert into palabras(id, castellano, ingles, latin) values(1495, 'artista', 'artist', 'artifex');" calcext:value-type="string">
            <text:p>insert into palabras(id, castellano, ingles, latin) values(1495, 'artista', 'artist', 'artifex');</text:p>
          </table:table-cell>
        </table:table-row>
        <table:table-row table:style-name="ro1">
          <table:table-cell table:formula="of:=[.A1496]+1" office:value-type="float" office:value="1496" calcext:value-type="float">
            <text:p>1496</text:p>
          </table:table-cell>
          <table:table-cell office:value-type="string" calcext:value-type="string">
            <text:p>Constante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Constans</text:p>
          </table:table-cell>
          <table:table-cell/>
          <table:table-cell table:formula="of:=IF([.B1497]=[.D149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97];&quot;, '&quot;;SUBSTITUTE(LOWER([.B1497]);&quot;'&quot;;&quot;''&quot;);&quot;', '&quot;;SUBSTITUTE(LOWER([.C1497]);&quot;'&quot;;&quot;''&quot;);&quot;', '&quot;;SUBSTITUTE(LOWER([.D1497]);&quot;'&quot;;&quot;''&quot;);&quot;');&quot;)" office:value-type="string" office:string-value="insert into palabras(id, castellano, ingles, latin) values(1496, 'constante', 'constant', 'constans');" calcext:value-type="string">
            <text:p>insert into palabras(id, castellano, ingles, latin) values(1496, 'constante', 'constant', 'constans');</text:p>
          </table:table-cell>
        </table:table-row>
        <table:table-row table:style-name="ro1">
          <table:table-cell table:formula="of:=[.A1497]+1" office:value-type="float" office:value="1497" calcext:value-type="float">
            <text:p>1497</text:p>
          </table:table-cell>
          <table:table-cell office:value-type="string" calcext:value-type="string">
            <text:p>Gastos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Sumptus</text:p>
          </table:table-cell>
          <table:table-cell/>
          <table:table-cell table:formula="of:=IF([.B1498]=[.D149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98];&quot;, '&quot;;SUBSTITUTE(LOWER([.B1498]);&quot;'&quot;;&quot;''&quot;);&quot;', '&quot;;SUBSTITUTE(LOWER([.C1498]);&quot;'&quot;;&quot;''&quot;);&quot;', '&quot;;SUBSTITUTE(LOWER([.D1498]);&quot;'&quot;;&quot;''&quot;);&quot;');&quot;)" office:value-type="string" office:string-value="insert into palabras(id, castellano, ingles, latin) values(1497, 'gastos', 'expenses', 'sumptus');" calcext:value-type="string">
            <text:p>insert into palabras(id, castellano, ingles, latin) values(1497, 'gastos', 'expenses', 'sumptus');</text:p>
          </table:table-cell>
        </table:table-row>
        <table:table-row table:style-name="ro1">
          <table:table-cell table:formula="of:=[.A1498]+1" office:value-type="float" office:value="1498" calcext:value-type="float">
            <text:p>1498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Mori</text:p>
          </table:table-cell>
          <table:table-cell/>
          <table:table-cell table:formula="of:=IF([.B1499]=[.D149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499];&quot;, '&quot;;SUBSTITUTE(LOWER([.B1499]);&quot;'&quot;;&quot;''&quot;);&quot;', '&quot;;SUBSTITUTE(LOWER([.C1499]);&quot;'&quot;;&quot;''&quot;);&quot;', '&quot;;SUBSTITUTE(LOWER([.D1499]);&quot;'&quot;;&quot;''&quot;);&quot;');&quot;)" office:value-type="string" office:string-value="insert into palabras(id, castellano, ingles, latin) values(1498, 'morir', 'die', 'mori');" calcext:value-type="string">
            <text:p>insert into palabras(id, castellano, ingles, latin) values(1498, 'morir', 'die', 'mori');</text:p>
          </table:table-cell>
        </table:table-row>
        <table:table-row table:style-name="ro1">
          <table:table-cell table:formula="of:=[.A1499]+1" office:value-type="float" office:value="1499" calcext:value-type="float">
            <text:p>1499</text:p>
          </table:table-cell>
          <table:table-cell office:value-type="string" calcext:value-type="string">
            <text:p>Espacios</text:p>
          </table:table-cell>
          <table:table-cell office:value-type="string" calcext:value-type="string">
            <text:p>Spaces</text:p>
          </table:table-cell>
          <table:table-cell office:value-type="string" calcext:value-type="string">
            <text:p>Spatia</text:p>
          </table:table-cell>
          <table:table-cell/>
          <table:table-cell table:formula="of:=IF([.B1500]=[.D150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00];&quot;, '&quot;;SUBSTITUTE(LOWER([.B1500]);&quot;'&quot;;&quot;''&quot;);&quot;', '&quot;;SUBSTITUTE(LOWER([.C1500]);&quot;'&quot;;&quot;''&quot;);&quot;', '&quot;;SUBSTITUTE(LOWER([.D1500]);&quot;'&quot;;&quot;''&quot;);&quot;');&quot;)" office:value-type="string" office:string-value="insert into palabras(id, castellano, ingles, latin) values(1499, 'espacios', 'spaces', 'spatia');" calcext:value-type="string">
            <text:p>insert into palabras(id, castellano, ingles, latin) values(1499, 'espacios', 'spaces', 'spatia');</text:p>
          </table:table-cell>
        </table:table-row>
        <table:table-row table:style-name="ro1">
          <table:table-cell table:formula="of:=[.A1500]+1" office:value-type="float" office:value="1500" calcext:value-type="float">
            <text:p>1500</text:p>
          </table:table-cell>
          <table:table-cell office:value-type="string" calcext:value-type="string">
            <text:p>Figuras</text:p>
          </table:table-cell>
          <table:table-cell office:value-type="string" calcext:value-type="string">
            <text:p>Figures</text:p>
          </table:table-cell>
          <table:table-cell office:value-type="string" calcext:value-type="string">
            <text:p>Figurae</text:p>
          </table:table-cell>
          <table:table-cell/>
          <table:table-cell table:formula="of:=IF([.B1501]=[.D150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01];&quot;, '&quot;;SUBSTITUTE(LOWER([.B1501]);&quot;'&quot;;&quot;''&quot;);&quot;', '&quot;;SUBSTITUTE(LOWER([.C1501]);&quot;'&quot;;&quot;''&quot;);&quot;', '&quot;;SUBSTITUTE(LOWER([.D1501]);&quot;'&quot;;&quot;''&quot;);&quot;');&quot;)" office:value-type="string" office:string-value="insert into palabras(id, castellano, ingles, latin) values(1500, 'figuras', 'figures', 'figurae');" calcext:value-type="string">
            <text:p>insert into palabras(id, castellano, ingles, latin) values(1500, 'figuras', 'figures', 'figurae');</text:p>
          </table:table-cell>
        </table:table-row>
        <table:table-row table:style-name="ro1">
          <table:table-cell table:formula="of:=[.A1501]+1" office:value-type="float" office:value="1501" calcext:value-type="float">
            <text:p>1501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Mercurii</text:p>
          </table:table-cell>
          <table:table-cell/>
          <table:table-cell table:formula="of:=IF([.B1502]=[.D150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02];&quot;, '&quot;;SUBSTITUTE(LOWER([.B1502]);&quot;'&quot;;&quot;''&quot;);&quot;', '&quot;;SUBSTITUTE(LOWER([.C1502]);&quot;'&quot;;&quot;''&quot;);&quot;', '&quot;;SUBSTITUTE(LOWER([.D1502]);&quot;'&quot;;&quot;''&quot;);&quot;');&quot;)" office:value-type="string" office:string-value="insert into palabras(id, castellano, ingles, latin) values(1501, 'miércoles', 'wednesday', 'mercurii');" calcext:value-type="string">
            <text:p>insert into palabras(id, castellano, ingles, latin) values(1501, 'miércoles', 'wednesday', 'mercurii');</text:p>
          </table:table-cell>
        </table:table-row>
        <table:table-row table:style-name="ro1">
          <table:table-cell table:formula="of:=[.A1502]+1" office:value-type="float" office:value="1502" calcext:value-type="float">
            <text:p>1502</text:p>
          </table:table-cell>
          <table:table-cell office:value-type="string" calcext:value-type="string">
            <text:p>Venido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Venit</text:p>
          </table:table-cell>
          <table:table-cell/>
          <table:table-cell table:formula="of:=IF([.B1503]=[.D150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03];&quot;, '&quot;;SUBSTITUTE(LOWER([.B1503]);&quot;'&quot;;&quot;''&quot;);&quot;', '&quot;;SUBSTITUTE(LOWER([.C1503]);&quot;'&quot;;&quot;''&quot;);&quot;', '&quot;;SUBSTITUTE(LOWER([.D1503]);&quot;'&quot;;&quot;''&quot;);&quot;');&quot;)" office:value-type="string" office:string-value="insert into palabras(id, castellano, ingles, latin) values(1502, 'venido', 'come', 'venit');" calcext:value-type="string">
            <text:p>insert into palabras(id, castellano, ingles, latin) values(1502, 'venido', 'come', 'venit');</text:p>
          </table:table-cell>
        </table:table-row>
        <table:table-row table:style-name="ro1">
          <table:table-cell table:formula="of:=[.A1503]+1" office:value-type="float" office:value="1503" calcext:value-type="float">
            <text:p>1503</text:p>
          </table:table-cell>
          <table:table-cell office:value-type="string" calcext:value-type="string">
            <text:p>Indica</text:p>
          </table:table-cell>
          <table:table-cell office:value-type="string" calcext:value-type="string">
            <text:p>Indicates</text:p>
          </table:table-cell>
          <table:table-cell office:value-type="string" calcext:value-type="string">
            <text:p>Indicat</text:p>
          </table:table-cell>
          <table:table-cell/>
          <table:table-cell table:formula="of:=IF([.B1504]=[.D150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04];&quot;, '&quot;;SUBSTITUTE(LOWER([.B1504]);&quot;'&quot;;&quot;''&quot;);&quot;', '&quot;;SUBSTITUTE(LOWER([.C1504]);&quot;'&quot;;&quot;''&quot;);&quot;', '&quot;;SUBSTITUTE(LOWER([.D1504]);&quot;'&quot;;&quot;''&quot;);&quot;');&quot;)" office:value-type="string" office:string-value="insert into palabras(id, castellano, ingles, latin) values(1503, 'indica', 'indicates', 'indicat');" calcext:value-type="string">
            <text:p>insert into palabras(id, castellano, ingles, latin) values(1503, 'indica', 'indicates', 'indicat');</text:p>
          </table:table-cell>
        </table:table-row>
        <table:table-row table:style-name="ro1">
          <table:table-cell table:formula="of:=[.A1504]+1" office:value-type="float" office:value="1504" calcext:value-type="float">
            <text:p>1504</text:p>
          </table:table-cell>
          <table:table-cell office:value-type="string" calcext:value-type="string">
            <text:p>Comienzo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Initium</text:p>
          </table:table-cell>
          <table:table-cell/>
          <table:table-cell table:formula="of:=IF([.B1505]=[.D150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05];&quot;, '&quot;;SUBSTITUTE(LOWER([.B1505]);&quot;'&quot;;&quot;''&quot;);&quot;', '&quot;;SUBSTITUTE(LOWER([.C1505]);&quot;'&quot;;&quot;''&quot;);&quot;', '&quot;;SUBSTITUTE(LOWER([.D1505]);&quot;'&quot;;&quot;''&quot;);&quot;');&quot;)" office:value-type="string" office:string-value="insert into palabras(id, castellano, ingles, latin) values(1504, 'comienzo', 'start', 'initium');" calcext:value-type="string">
            <text:p>insert into palabras(id, castellano, ingles, latin) values(1504, 'comienzo', 'start', 'initium');</text:p>
          </table:table-cell>
        </table:table-row>
        <table:table-row table:style-name="ro1">
          <table:table-cell table:formula="of:=[.A1505]+1" office:value-type="float" office:value="1505" calcext:value-type="float">
            <text:p>1505</text:p>
          </table:table-cell>
          <table:table-cell office:value-type="string" calcext:value-type="string">
            <text:p>Diseño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Designatio</text:p>
          </table:table-cell>
          <table:table-cell/>
          <table:table-cell table:formula="of:=IF([.B1506]=[.D150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06];&quot;, '&quot;;SUBSTITUTE(LOWER([.B1506]);&quot;'&quot;;&quot;''&quot;);&quot;', '&quot;;SUBSTITUTE(LOWER([.C1506]);&quot;'&quot;;&quot;''&quot;);&quot;', '&quot;;SUBSTITUTE(LOWER([.D1506]);&quot;'&quot;;&quot;''&quot;);&quot;');&quot;)" office:value-type="string" office:string-value="insert into palabras(id, castellano, ingles, latin) values(1505, 'diseño', 'design', 'designatio');" calcext:value-type="string">
            <text:p>insert into palabras(id, castellano, ingles, latin) values(1505, 'diseño', 'design', 'designatio');</text:p>
          </table:table-cell>
        </table:table-row>
        <table:table-row table:style-name="ro2">
          <table:table-cell table:formula="of:=[.A1506]+1" office:value-type="float" office:value="1506" calcext:value-type="float">
            <text:p>1506</text:p>
          </table:table-cell>
          <table:table-cell office:value-type="string" calcext:value-type="string">
            <text:p>Cuarenta</text:p>
          </table:table-cell>
          <table:table-cell office:value-type="string" calcext:value-type="string">
            <text:p>Forty</text:p>
          </table:table-cell>
          <table:table-cell office:value-type="string" calcext:value-type="string">
            <text:p>Quadraginta</text:p>
          </table:table-cell>
          <table:table-cell/>
          <table:table-cell table:formula="of:=IF([.B1507]=[.D150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07];&quot;, '&quot;;SUBSTITUTE(LOWER([.B1507]);&quot;'&quot;;&quot;''&quot;);&quot;', '&quot;;SUBSTITUTE(LOWER([.C1507]);&quot;'&quot;;&quot;''&quot;);&quot;', '&quot;;SUBSTITUTE(LOWER([.D1507]);&quot;'&quot;;&quot;''&quot;);&quot;');&quot;)" office:value-type="string" office:string-value="insert into palabras(id, castellano, ingles, latin) values(1506, 'cuarenta', 'forty', 'quadraginta');" calcext:value-type="string">
            <text:p>insert into palabras(id, castellano, ingles, latin) values(1506, 'cuarenta', 'forty', 'quadraginta');</text:p>
          </table:table-cell>
        </table:table-row>
        <table:table-row table:style-name="ro1">
          <table:table-cell table:formula="of:=[.A1507]+1" office:value-type="float" office:value="1507" calcext:value-type="float">
            <text:p>1507</text:p>
          </table:table-cell>
          <table:table-cell office:value-type="string" calcext:value-type="string">
            <text:p>Encontró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Invenit</text:p>
          </table:table-cell>
          <table:table-cell/>
          <table:table-cell table:formula="of:=IF([.B1508]=[.D150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08];&quot;, '&quot;;SUBSTITUTE(LOWER([.B1508]);&quot;'&quot;;&quot;''&quot;);&quot;', '&quot;;SUBSTITUTE(LOWER([.C1508]);&quot;'&quot;;&quot;''&quot;);&quot;', '&quot;;SUBSTITUTE(LOWER([.D1508]);&quot;'&quot;;&quot;''&quot;);&quot;');&quot;)" office:value-type="string" office:string-value="insert into palabras(id, castellano, ingles, latin) values(1507, 'encontró', 'found', 'invenit');" calcext:value-type="string">
            <text:p>insert into palabras(id, castellano, ingles, latin) values(1507, 'encontró', 'found', 'invenit');</text:p>
          </table:table-cell>
        </table:table-row>
        <table:table-row table:style-name="ro1">
          <table:table-cell table:formula="of:=[.A1508]+1" office:value-type="float" office:value="1508" calcext:value-type="float">
            <text:p>1508</text:p>
          </table:table-cell>
          <table:table-cell office:value-type="string" calcext:value-type="string">
            <text:p>Poesía</text:p>
          </table:table-cell>
          <table:table-cell office:value-type="string" calcext:value-type="string">
            <text:p>Poetry</text:p>
          </table:table-cell>
          <table:table-cell office:value-type="string" calcext:value-type="string">
            <text:p>Poësis</text:p>
          </table:table-cell>
          <table:table-cell/>
          <table:table-cell table:formula="of:=IF([.B1509]=[.D150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09];&quot;, '&quot;;SUBSTITUTE(LOWER([.B1509]);&quot;'&quot;;&quot;''&quot;);&quot;', '&quot;;SUBSTITUTE(LOWER([.C1509]);&quot;'&quot;;&quot;''&quot;);&quot;', '&quot;;SUBSTITUTE(LOWER([.D1509]);&quot;'&quot;;&quot;''&quot;);&quot;');&quot;)" office:value-type="string" office:string-value="insert into palabras(id, castellano, ingles, latin) values(1508, 'poesía', 'poetry', 'poësis');" calcext:value-type="string">
            <text:p>insert into palabras(id, castellano, ingles, latin) values(1508, 'poesía', 'poetry', 'poësis');</text:p>
          </table:table-cell>
        </table:table-row>
        <table:table-row table:style-name="ro1">
          <table:table-cell table:formula="of:=[.A1509]+1" office:value-type="float" office:value="1509" calcext:value-type="float">
            <text:p>1509</text:p>
          </table:table-cell>
          <table:table-cell office:value-type="string" calcext:value-type="string">
            <text:p>Planes</text:p>
          </table:table-cell>
          <table:table-cell office:value-type="string" calcext:value-type="string">
            <text:p>Plans</text:p>
          </table:table-cell>
          <table:table-cell office:value-type="string" calcext:value-type="string">
            <text:p>Consilia</text:p>
          </table:table-cell>
          <table:table-cell/>
          <table:table-cell table:formula="of:=IF([.B1510]=[.D151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10];&quot;, '&quot;;SUBSTITUTE(LOWER([.B1510]);&quot;'&quot;;&quot;''&quot;);&quot;', '&quot;;SUBSTITUTE(LOWER([.C1510]);&quot;'&quot;;&quot;''&quot;);&quot;', '&quot;;SUBSTITUTE(LOWER([.D1510]);&quot;'&quot;;&quot;''&quot;);&quot;');&quot;)" office:value-type="string" office:string-value="insert into palabras(id, castellano, ingles, latin) values(1509, 'planes', 'plans', 'consilia');" calcext:value-type="string">
            <text:p>insert into palabras(id, castellano, ingles, latin) values(1509, 'planes', 'plans', 'consilia');</text:p>
          </table:table-cell>
        </table:table-row>
        <table:table-row table:style-name="ro1">
          <table:table-cell table:formula="of:=[.A1510]+1" office:value-type="float" office:value="1510" calcext:value-type="float">
            <text:p>1510</text:p>
          </table:table-cell>
          <table:table-cell table:number-columns-repeated="3" office:value-type="string" calcext:value-type="string">
            <text:p>Ee</text:p>
          </table:table-cell>
          <table:table-cell/>
          <table:table-cell table:formula="of:=IF([.B1511]=[.D1511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511];&quot;, '&quot;;SUBSTITUTE(LOWER([.B1511]);&quot;'&quot;;&quot;''&quot;);&quot;', '&quot;;SUBSTITUTE(LOWER([.C1511]);&quot;'&quot;;&quot;''&quot;);&quot;', '&quot;;SUBSTITUTE(LOWER([.D1511]);&quot;'&quot;;&quot;''&quot;);&quot;');&quot;)" office:value-type="string" office:string-value="insert into palabras(id, castellano, ingles, latin) values(1510, 'ee', 'ee', 'ee');" calcext:value-type="string">
            <text:p>insert into palabras(id, castellano, ingles, latin) values(1510, 'ee', 'ee', 'ee');</text:p>
          </table:table-cell>
        </table:table-row>
        <table:table-row table:style-name="ro1">
          <table:table-cell table:formula="of:=[.A1511]+1" office:value-type="float" office:value="1511" calcext:value-type="float">
            <text:p>1511</text:p>
          </table:table-cell>
          <table:table-cell office:value-type="string" calcext:value-type="string">
            <text:p>Negocios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Negotia</text:p>
          </table:table-cell>
          <table:table-cell/>
          <table:table-cell table:formula="of:=IF([.B1512]=[.D151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12];&quot;, '&quot;;SUBSTITUTE(LOWER([.B1512]);&quot;'&quot;;&quot;''&quot;);&quot;', '&quot;;SUBSTITUTE(LOWER([.C1512]);&quot;'&quot;;&quot;''&quot;);&quot;', '&quot;;SUBSTITUTE(LOWER([.D1512]);&quot;'&quot;;&quot;''&quot;);&quot;');&quot;)" office:value-type="string" office:string-value="insert into palabras(id, castellano, ingles, latin) values(1511, 'negocios', 'business', 'negotia');" calcext:value-type="string">
            <text:p>insert into palabras(id, castellano, ingles, latin) values(1511, 'negocios', 'business', 'negotia');</text:p>
          </table:table-cell>
        </table:table-row>
        <table:table-row table:style-name="ro1">
          <table:table-cell table:formula="of:=[.A1512]+1" office:value-type="float" office:value="1512" calcext:value-type="float">
            <text:p>1512</text:p>
          </table:table-cell>
          <table:table-cell office:value-type="string" calcext:value-type="string">
            <text:p>Integración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Integratio</text:p>
          </table:table-cell>
          <table:table-cell/>
          <table:table-cell table:formula="of:=IF([.B1513]=[.D151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13];&quot;, '&quot;;SUBSTITUTE(LOWER([.B1513]);&quot;'&quot;;&quot;''&quot;);&quot;', '&quot;;SUBSTITUTE(LOWER([.C1513]);&quot;'&quot;;&quot;''&quot;);&quot;', '&quot;;SUBSTITUTE(LOWER([.D1513]);&quot;'&quot;;&quot;''&quot;);&quot;');&quot;)" office:value-type="string" office:string-value="insert into palabras(id, castellano, ingles, latin) values(1512, 'integración', 'integration', 'integratio');" calcext:value-type="string">
            <text:p>insert into palabras(id, castellano, ingles, latin) values(1512, 'integración', 'integration', 'integratio');</text:p>
          </table:table-cell>
        </table:table-row>
        <table:table-row table:style-name="ro1">
          <table:table-cell table:formula="of:=[.A1513]+1" office:value-type="float" office:value="1513" calcext:value-type="float">
            <text:p>1513</text:p>
          </table:table-cell>
          <table:table-cell office:value-type="string" calcext:value-type="string">
            <text:p>Caíd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assis</text:p>
          </table:table-cell>
          <table:table-cell/>
          <table:table-cell table:formula="of:=IF([.B1514]=[.D151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14];&quot;, '&quot;;SUBSTITUTE(LOWER([.B1514]);&quot;'&quot;;&quot;''&quot;);&quot;', '&quot;;SUBSTITUTE(LOWER([.C1514]);&quot;'&quot;;&quot;''&quot;);&quot;', '&quot;;SUBSTITUTE(LOWER([.D1514]);&quot;'&quot;;&quot;''&quot;);&quot;');&quot;)" office:value-type="string" office:string-value="insert into palabras(id, castellano, ingles, latin) values(1513, 'caída', 'fall', 'cassis');" calcext:value-type="string">
            <text:p>insert into palabras(id, castellano, ingles, latin) values(1513, 'caída', 'fall', 'cassis');</text:p>
          </table:table-cell>
        </table:table-row>
        <table:table-row table:style-name="ro1">
          <table:table-cell table:formula="of:=[.A1514]+1" office:value-type="float" office:value="1514" calcext:value-type="float">
            <text:p>1514</text:p>
          </table:table-cell>
          <table:table-cell office:value-type="string" calcext:value-type="string">
            <text:p>Entrega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Traditio</text:p>
          </table:table-cell>
          <table:table-cell/>
          <table:table-cell table:formula="of:=IF([.B1515]=[.D151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15];&quot;, '&quot;;SUBSTITUTE(LOWER([.B1515]);&quot;'&quot;;&quot;''&quot;);&quot;', '&quot;;SUBSTITUTE(LOWER([.C1515]);&quot;'&quot;;&quot;''&quot;);&quot;', '&quot;;SUBSTITUTE(LOWER([.D1515]);&quot;'&quot;;&quot;''&quot;);&quot;');&quot;)" office:value-type="string" office:string-value="insert into palabras(id, castellano, ingles, latin) values(1514, 'entrega', 'delivery', 'traditio');" calcext:value-type="string">
            <text:p>insert into palabras(id, castellano, ingles, latin) values(1514, 'entrega', 'delivery', 'traditio');</text:p>
          </table:table-cell>
        </table:table-row>
        <table:table-row table:style-name="ro1">
          <table:table-cell table:formula="of:=[.A1515]+1" office:value-type="float" office:value="1515" calcext:value-type="float">
            <text:p>1515</text:p>
          </table:table-cell>
          <table:table-cell office:value-type="string" calcext:value-type="string">
            <text:p>Acuerdos</text:p>
          </table:table-cell>
          <table:table-cell office:value-type="string" calcext:value-type="string">
            <text:p>Agreements</text:p>
          </table:table-cell>
          <table:table-cell office:value-type="string" calcext:value-type="string">
            <text:p>Praecisa</text:p>
          </table:table-cell>
          <table:table-cell/>
          <table:table-cell table:formula="of:=IF([.B1516]=[.D151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16];&quot;, '&quot;;SUBSTITUTE(LOWER([.B1516]);&quot;'&quot;;&quot;''&quot;);&quot;', '&quot;;SUBSTITUTE(LOWER([.C1516]);&quot;'&quot;;&quot;''&quot;);&quot;', '&quot;;SUBSTITUTE(LOWER([.D1516]);&quot;'&quot;;&quot;''&quot;);&quot;');&quot;)" office:value-type="string" office:string-value="insert into palabras(id, castellano, ingles, latin) values(1515, 'acuerdos', 'agreements', 'praecisa');" calcext:value-type="string">
            <text:p>insert into palabras(id, castellano, ingles, latin) values(1515, 'acuerdos', 'agreements', 'praecisa');</text:p>
          </table:table-cell>
        </table:table-row>
        <table:table-row table:style-name="ro1">
          <table:table-cell table:formula="of:=[.A1516]+1" office:value-type="float" office:value="1516" calcext:value-type="float">
            <text:p>1516</text:p>
          </table:table-cell>
          <table:table-cell office:value-type="string" calcext:value-type="string">
            <text:p>Preciso</text:p>
          </table:table-cell>
          <table:table-cell office:value-type="string" calcext:value-type="string">
            <text:p>Precise</text:p>
          </table:table-cell>
          <table:table-cell office:value-type="string" calcext:value-type="string">
            <text:p>Collum</text:p>
          </table:table-cell>
          <table:table-cell/>
          <table:table-cell table:formula="of:=IF([.B1517]=[.D151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17];&quot;, '&quot;;SUBSTITUTE(LOWER([.B1517]);&quot;'&quot;;&quot;''&quot;);&quot;', '&quot;;SUBSTITUTE(LOWER([.C1517]);&quot;'&quot;;&quot;''&quot;);&quot;', '&quot;;SUBSTITUTE(LOWER([.D1517]);&quot;'&quot;;&quot;''&quot;);&quot;');&quot;)" office:value-type="string" office:string-value="insert into palabras(id, castellano, ingles, latin) values(1516, 'preciso', 'precise', 'collum');" calcext:value-type="string">
            <text:p>insert into palabras(id, castellano, ingles, latin) values(1516, 'preciso', 'precise', 'collum');</text:p>
          </table:table-cell>
        </table:table-row>
        <table:table-row table:style-name="ro1">
          <table:table-cell table:formula="of:=[.A1517]+1" office:value-type="float" office:value="1517" calcext:value-type="float">
            <text:p>1517</text:p>
          </table:table-cell>
          <table:table-cell office:value-type="string" calcext:value-type="string">
            <text:p>Cuello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Banda</text:p>
          </table:table-cell>
          <table:table-cell/>
          <table:table-cell table:formula="of:=IF([.B1518]=[.D151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18];&quot;, '&quot;;SUBSTITUTE(LOWER([.B1518]);&quot;'&quot;;&quot;''&quot;);&quot;', '&quot;;SUBSTITUTE(LOWER([.C1518]);&quot;'&quot;;&quot;''&quot;);&quot;', '&quot;;SUBSTITUTE(LOWER([.D1518]);&quot;'&quot;;&quot;''&quot;);&quot;');&quot;)" office:value-type="string" office:string-value="insert into palabras(id, castellano, ingles, latin) values(1517, 'cuello', 'neck', 'banda');" calcext:value-type="string">
            <text:p>insert into palabras(id, castellano, ingles, latin) values(1517, 'cuello', 'neck', 'banda');</text:p>
          </table:table-cell>
        </table:table-row>
        <table:table-row table:style-name="ro1">
          <table:table-cell table:formula="of:=[.A1518]+1" office:value-type="float" office:value="1518" calcext:value-type="float">
            <text:p>1518</text:p>
          </table:table-cell>
          <table:table-cell office:value-type="string" calcext:value-type="string">
            <text:p>Banda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Suum</text:p>
          </table:table-cell>
          <table:table-cell/>
          <table:table-cell table:formula="of:=IF([.B1519]=[.D151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19];&quot;, '&quot;;SUBSTITUTE(LOWER([.B1519]);&quot;'&quot;;&quot;''&quot;);&quot;', '&quot;;SUBSTITUTE(LOWER([.C1519]);&quot;'&quot;;&quot;''&quot;);&quot;', '&quot;;SUBSTITUTE(LOWER([.D1519]);&quot;'&quot;;&quot;''&quot;);&quot;');&quot;)" office:value-type="string" office:string-value="insert into palabras(id, castellano, ingles, latin) values(1518, 'banda', 'band', 'suum');" calcext:value-type="string">
            <text:p>insert into palabras(id, castellano, ingles, latin) values(1518, 'banda', 'band', 'suum');</text:p>
          </table:table-cell>
        </table:table-row>
        <table:table-row table:style-name="ro1">
          <table:table-cell table:formula="of:=[.A1519]+1" office:value-type="float" office:value="1519" calcext:value-type="float">
            <text:p>1519</text:p>
          </table:table-cell>
          <table:table-cell office:value-type="string" calcext:value-type="string">
            <text:p>Suyo</text:p>
          </table:table-cell>
          <table:table-cell office:value-type="string" calcext:value-type="string">
            <text:p>Yours</text:p>
          </table:table-cell>
          <table:table-cell office:value-type="string" calcext:value-type="string">
            <text:p>Facit</text:p>
          </table:table-cell>
          <table:table-cell/>
          <table:table-cell table:formula="of:=IF([.B1520]=[.D152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20];&quot;, '&quot;;SUBSTITUTE(LOWER([.B1520]);&quot;'&quot;;&quot;''&quot;);&quot;', '&quot;;SUBSTITUTE(LOWER([.C1520]);&quot;'&quot;;&quot;''&quot;);&quot;', '&quot;;SUBSTITUTE(LOWER([.D1520]);&quot;'&quot;;&quot;''&quot;);&quot;');&quot;)" office:value-type="string" office:string-value="insert into palabras(id, castellano, ingles, latin) values(1519, 'suyo', 'yours', 'facit');" calcext:value-type="string">
            <text:p>insert into palabras(id, castellano, ingles, latin) values(1519, 'suyo', 'yours', 'facit');</text:p>
          </table:table-cell>
        </table:table-row>
        <table:table-row table:style-name="ro1">
          <table:table-cell table:formula="of:=[.A1520]+1" office:value-type="float" office:value="1520" calcext:value-type="float">
            <text:p>1520</text:p>
          </table:table-cell>
          <table:table-cell office:value-type="string" calcext:value-type="string">
            <text:p>Realiza</text:p>
          </table:table-cell>
          <table:table-cell office:value-type="string" calcext:value-type="string">
            <text:p>Makes</text:p>
          </table:table-cell>
          <table:table-cell office:value-type="string" calcext:value-type="string">
            <text:p>Sententia</text:p>
          </table:table-cell>
          <table:table-cell/>
          <table:table-cell table:formula="of:=IF([.B1521]=[.D152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21];&quot;, '&quot;;SUBSTITUTE(LOWER([.B1521]);&quot;'&quot;;&quot;''&quot;);&quot;', '&quot;;SUBSTITUTE(LOWER([.C1521]);&quot;'&quot;;&quot;''&quot;);&quot;', '&quot;;SUBSTITUTE(LOWER([.D1521]);&quot;'&quot;;&quot;''&quot;);&quot;');&quot;)" office:value-type="string" office:string-value="insert into palabras(id, castellano, ingles, latin) values(1520, 'realiza', 'makes', 'sententia');" calcext:value-type="string">
            <text:p>insert into palabras(id, castellano, ingles, latin) values(1520, 'realiza', 'makes', 'sententia');</text:p>
          </table:table-cell>
        </table:table-row>
        <table:table-row table:style-name="ro1">
          <table:table-cell table:formula="of:=[.A1521]+1" office:value-type="float" office:value="1521" calcext:value-type="float">
            <text:p>1521</text:p>
          </table:table-cell>
          <table:table-cell office:value-type="string" calcext:value-type="string">
            <text:p>Frase</text:p>
          </table:table-cell>
          <table:table-cell office:value-type="string" calcext:value-type="string">
            <text:p>Sentence</text:p>
          </table:table-cell>
          <table:table-cell office:value-type="string" calcext:value-type="string">
            <text:p>Basis</text:p>
          </table:table-cell>
          <table:table-cell/>
          <table:table-cell table:formula="of:=IF([.B1522]=[.D152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22];&quot;, '&quot;;SUBSTITUTE(LOWER([.B1522]);&quot;'&quot;;&quot;''&quot;);&quot;', '&quot;;SUBSTITUTE(LOWER([.C1522]);&quot;'&quot;;&quot;''&quot;);&quot;', '&quot;;SUBSTITUTE(LOWER([.D1522]);&quot;'&quot;;&quot;''&quot;);&quot;');&quot;)" office:value-type="string" office:string-value="insert into palabras(id, castellano, ingles, latin) values(1521, 'frase', 'sentence', 'basis');" calcext:value-type="string">
            <text:p>insert into palabras(id, castellano, ingles, latin) values(1521, 'frase', 'sentence', 'basis');</text:p>
          </table:table-cell>
        </table:table-row>
        <table:table-row table:style-name="ro1">
          <table:table-cell table:formula="of:=[.A1522]+1" office:value-type="float" office:value="1522" calcext:value-type="float">
            <text:p>1522</text:p>
          </table:table-cell>
          <table:table-cell table:number-columns-repeated="2" office:value-type="string" calcext:value-type="string">
            <text:p>Bases</text:p>
          </table:table-cell>
          <table:table-cell office:value-type="string" calcext:value-type="string">
            <text:p>Saecula</text:p>
          </table:table-cell>
          <table:table-cell/>
          <table:table-cell table:formula="of:=IF([.B1523]=[.D152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23];&quot;, '&quot;;SUBSTITUTE(LOWER([.B1523]);&quot;'&quot;;&quot;''&quot;);&quot;', '&quot;;SUBSTITUTE(LOWER([.C1523]);&quot;'&quot;;&quot;''&quot;);&quot;', '&quot;;SUBSTITUTE(LOWER([.D1523]);&quot;'&quot;;&quot;''&quot;);&quot;');&quot;)" office:value-type="string" office:string-value="insert into palabras(id, castellano, ingles, latin) values(1522, 'bases', 'bases', 'saecula');" calcext:value-type="string">
            <text:p>insert into palabras(id, castellano, ingles, latin) values(1522, 'bases', 'bases', 'saecula');</text:p>
          </table:table-cell>
        </table:table-row>
        <table:table-row table:style-name="ro1">
          <table:table-cell table:formula="of:=[.A1523]+1" office:value-type="float" office:value="1523" calcext:value-type="float">
            <text:p>1523</text:p>
          </table:table-cell>
          <table:table-cell office:value-type="string" calcext:value-type="string">
            <text:p>Siglos</text:p>
          </table:table-cell>
          <table:table-cell office:value-type="string" calcext:value-type="string">
            <text:p>Centuries</text:p>
          </table:table-cell>
          <table:table-cell office:value-type="string" calcext:value-type="string">
            <text:p>Decisum</text:p>
          </table:table-cell>
          <table:table-cell/>
          <table:table-cell table:formula="of:=IF([.B1524]=[.D152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24];&quot;, '&quot;;SUBSTITUTE(LOWER([.B1524]);&quot;'&quot;;&quot;''&quot;);&quot;', '&quot;;SUBSTITUTE(LOWER([.C1524]);&quot;'&quot;;&quot;''&quot;);&quot;', '&quot;;SUBSTITUTE(LOWER([.D1524]);&quot;'&quot;;&quot;''&quot;);&quot;');&quot;)" office:value-type="string" office:string-value="insert into palabras(id, castellano, ingles, latin) values(1523, 'siglos', 'centuries', 'decisum');" calcext:value-type="string">
            <text:p>insert into palabras(id, castellano, ingles, latin) values(1523, 'siglos', 'centuries', 'decisum');</text:p>
          </table:table-cell>
        </table:table-row>
        <table:table-row table:style-name="ro1">
          <table:table-cell table:formula="of:=[.A1524]+1" office:value-type="float" office:value="1524" calcext:value-type="float">
            <text:p>1524</text:p>
          </table:table-cell>
          <table:table-cell office:value-type="string" calcext:value-type="string">
            <text:p>Decidido</text:p>
          </table:table-cell>
          <table:table-cell office:value-type="string" calcext:value-type="string">
            <text:p>Decided</text:p>
          </table:table-cell>
          <table:table-cell office:value-type="string" calcext:value-type="string">
            <text:p>Sentire</text:p>
          </table:table-cell>
          <table:table-cell/>
          <table:table-cell table:formula="of:=IF([.B1525]=[.D152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25];&quot;, '&quot;;SUBSTITUTE(LOWER([.B1525]);&quot;'&quot;;&quot;''&quot;);&quot;', '&quot;;SUBSTITUTE(LOWER([.C1525]);&quot;'&quot;;&quot;''&quot;);&quot;', '&quot;;SUBSTITUTE(LOWER([.D1525]);&quot;'&quot;;&quot;''&quot;);&quot;');&quot;)" office:value-type="string" office:string-value="insert into palabras(id, castellano, ingles, latin) values(1524, 'decidido', 'decided', 'sentire');" calcext:value-type="string">
            <text:p>insert into palabras(id, castellano, ingles, latin) values(1524, 'decidido', 'decided', 'sentire');</text:p>
          </table:table-cell>
        </table:table-row>
        <table:table-row table:style-name="ro1">
          <table:table-cell table:formula="of:=[.A1525]+1" office:value-type="float" office:value="1525" calcext:value-type="float">
            <text:p>1525</text:p>
          </table:table-cell>
          <table:table-cell office:value-type="string" calcext:value-type="string">
            <text:p>Sentir</text:p>
          </table:table-cell>
          <table:table-cell office:value-type="string" calcext:value-type="string">
            <text:p>Feel</text:p>
          </table:table-cell>
          <table:table-cell office:value-type="string" calcext:value-type="string">
            <text:p>Artifices</text:p>
          </table:table-cell>
          <table:table-cell/>
          <table:table-cell table:formula="of:=IF([.B1526]=[.D152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26];&quot;, '&quot;;SUBSTITUTE(LOWER([.B1526]);&quot;'&quot;;&quot;''&quot;);&quot;', '&quot;;SUBSTITUTE(LOWER([.C1526]);&quot;'&quot;;&quot;''&quot;);&quot;', '&quot;;SUBSTITUTE(LOWER([.D1526]);&quot;'&quot;;&quot;''&quot;);&quot;');&quot;)" office:value-type="string" office:string-value="insert into palabras(id, castellano, ingles, latin) values(1525, 'sentir', 'feel', 'artifices');" calcext:value-type="string">
            <text:p>insert into palabras(id, castellano, ingles, latin) values(1525, 'sentir', 'feel', 'artifices');</text:p>
          </table:table-cell>
        </table:table-row>
        <table:table-row table:style-name="ro1">
          <table:table-cell table:formula="of:=[.A1526]+1" office:value-type="float" office:value="1526" calcext:value-type="float">
            <text:p>1526</text:p>
          </table:table-cell>
          <table:table-cell office:value-type="string" calcext:value-type="string">
            <text:p>Artistas</text:p>
          </table:table-cell>
          <table:table-cell office:value-type="string" calcext:value-type="string">
            <text:p>Artists</text:p>
          </table:table-cell>
          <table:table-cell office:value-type="string" calcext:value-type="string">
            <text:p>Assecurat</text:p>
          </table:table-cell>
          <table:table-cell/>
          <table:table-cell table:formula="of:=IF([.B1527]=[.D152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27];&quot;, '&quot;;SUBSTITUTE(LOWER([.B1527]);&quot;'&quot;;&quot;''&quot;);&quot;', '&quot;;SUBSTITUTE(LOWER([.C1527]);&quot;'&quot;;&quot;''&quot;);&quot;', '&quot;;SUBSTITUTE(LOWER([.D1527]);&quot;'&quot;;&quot;''&quot;);&quot;');&quot;)" office:value-type="string" office:string-value="insert into palabras(id, castellano, ingles, latin) values(1526, 'artistas', 'artists', 'assecurat');" calcext:value-type="string">
            <text:p>insert into palabras(id, castellano, ingles, latin) values(1526, 'artistas', 'artists', 'assecurat');</text:p>
          </table:table-cell>
        </table:table-row>
        <table:table-row table:style-name="ro1">
          <table:table-cell table:formula="of:=[.A1527]+1" office:value-type="float" office:value="1527" calcext:value-type="float">
            <text:p>1527</text:p>
          </table:table-cell>
          <table:table-cell office:value-type="string" calcext:value-type="string">
            <text:p>Asegura</text:p>
          </table:table-cell>
          <table:table-cell office:value-type="string" calcext:value-type="string">
            <text:p>Ensures</text:p>
          </table:table-cell>
          <table:table-cell office:value-type="string" calcext:value-type="string">
            <text:p>Culpa</text:p>
          </table:table-cell>
          <table:table-cell/>
          <table:table-cell table:formula="of:=IF([.B1528]=[.D152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28];&quot;, '&quot;;SUBSTITUTE(LOWER([.B1528]);&quot;'&quot;;&quot;''&quot;);&quot;', '&quot;;SUBSTITUTE(LOWER([.C1528]);&quot;'&quot;;&quot;''&quot;);&quot;', '&quot;;SUBSTITUTE(LOWER([.D1528]);&quot;'&quot;;&quot;''&quot;);&quot;');&quot;)" office:value-type="string" office:string-value="insert into palabras(id, castellano, ingles, latin) values(1527, 'asegura', 'ensures', 'culpa');" calcext:value-type="string">
            <text:p>insert into palabras(id, castellano, ingles, latin) values(1527, 'asegura', 'ensures', 'culpa');</text:p>
          </table:table-cell>
        </table:table-row>
        <table:table-row table:style-name="ro1">
          <table:table-cell table:formula="of:=[.A1528]+1" office:value-type="float" office:value="1528" calcext:value-type="float">
            <text:p>1528</text:p>
          </table:table-cell>
          <table:table-cell office:value-type="string" calcext:value-type="string">
            <text:p>Culpa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Originalis</text:p>
          </table:table-cell>
          <table:table-cell/>
          <table:table-cell table:formula="of:=IF([.B1529]=[.D152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29];&quot;, '&quot;;SUBSTITUTE(LOWER([.B1529]);&quot;'&quot;;&quot;''&quot;);&quot;', '&quot;;SUBSTITUTE(LOWER([.C1529]);&quot;'&quot;;&quot;''&quot;);&quot;', '&quot;;SUBSTITUTE(LOWER([.D1529]);&quot;'&quot;;&quot;''&quot;);&quot;');&quot;)" office:value-type="string" office:string-value="insert into palabras(id, castellano, ingles, latin) values(1528, 'culpa', 'guilt', 'originalis');" calcext:value-type="string">
            <text:p>insert into palabras(id, castellano, ingles, latin) values(1528, 'culpa', 'guilt', 'originalis');</text:p>
          </table:table-cell>
        </table:table-row>
        <table:table-row table:style-name="ro1">
          <table:table-cell table:formula="of:=[.A1529]+1" office:value-type="float" office:value="1529" calcext:value-type="float">
            <text:p>1529</text:p>
          </table:table-cell>
          <table:table-cell table:number-columns-repeated="2" office:value-type="string" calcext:value-type="string">
            <text:p>Original</text:p>
          </table:table-cell>
          <table:table-cell office:value-type="string" calcext:value-type="string">
            <text:p>Solum</text:p>
          </table:table-cell>
          <table:table-cell/>
          <table:table-cell table:formula="of:=IF([.B1530]=[.D153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30];&quot;, '&quot;;SUBSTITUTE(LOWER([.B1530]);&quot;'&quot;;&quot;''&quot;);&quot;', '&quot;;SUBSTITUTE(LOWER([.C1530]);&quot;'&quot;;&quot;''&quot;);&quot;', '&quot;;SUBSTITUTE(LOWER([.D1530]);&quot;'&quot;;&quot;''&quot;);&quot;');&quot;)" office:value-type="string" office:string-value="insert into palabras(id, castellano, ingles, latin) values(1529, 'original', 'original', 'solum');" calcext:value-type="string">
            <text:p>insert into palabras(id, castellano, ingles, latin) values(1529, 'original', 'original', 'solum');</text:p>
          </table:table-cell>
        </table:table-row>
        <table:table-row table:style-name="ro1">
          <table:table-cell table:formula="of:=[.A1530]+1" office:value-type="float" office:value="1530" calcext:value-type="float">
            <text:p>1530</text:p>
          </table:table-cell>
          <table:table-cell office:value-type="string" calcext:value-type="string">
            <text:p>Únicamente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Unitates</text:p>
          </table:table-cell>
          <table:table-cell/>
          <table:table-cell table:formula="of:=IF([.B1531]=[.D153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31];&quot;, '&quot;;SUBSTITUTE(LOWER([.B1531]);&quot;'&quot;;&quot;''&quot;);&quot;', '&quot;;SUBSTITUTE(LOWER([.C1531]);&quot;'&quot;;&quot;''&quot;);&quot;', '&quot;;SUBSTITUTE(LOWER([.D1531]);&quot;'&quot;;&quot;''&quot;);&quot;');&quot;)" office:value-type="string" office:string-value="insert into palabras(id, castellano, ingles, latin) values(1530, 'únicamente', 'only', 'unitates');" calcext:value-type="string">
            <text:p>insert into palabras(id, castellano, ingles, latin) values(1530, 'únicamente', 'only', 'unitates');</text:p>
          </table:table-cell>
        </table:table-row>
        <table:table-row table:style-name="ro1">
          <table:table-cell table:formula="of:=[.A1531]+1" office:value-type="float" office:value="1531" calcext:value-type="float">
            <text:p>1531</text:p>
          </table:table-cell>
          <table:table-cell office:value-type="string" calcext:value-type="string">
            <text:p>Unidades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Accidit</text:p>
          </table:table-cell>
          <table:table-cell/>
          <table:table-cell table:formula="of:=IF([.B1532]=[.D153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32];&quot;, '&quot;;SUBSTITUTE(LOWER([.B1532]);&quot;'&quot;;&quot;''&quot;);&quot;', '&quot;;SUBSTITUTE(LOWER([.C1532]);&quot;'&quot;;&quot;''&quot;);&quot;', '&quot;;SUBSTITUTE(LOWER([.D1532]);&quot;'&quot;;&quot;''&quot;);&quot;');&quot;)" office:value-type="string" office:string-value="insert into palabras(id, castellano, ingles, latin) values(1531, 'unidades', 'units', 'accidit');" calcext:value-type="string">
            <text:p>insert into palabras(id, castellano, ingles, latin) values(1531, 'unidades', 'units', 'accidit');</text:p>
          </table:table-cell>
        </table:table-row>
        <table:table-row table:style-name="ro1">
          <table:table-cell table:formula="of:=[.A1532]+1" office:value-type="float" office:value="1532" calcext:value-type="float">
            <text:p>1532</text:p>
          </table:table-cell>
          <table:table-cell office:value-type="string" calcext:value-type="string">
            <text:p>Ocurrió</text:p>
          </table:table-cell>
          <table:table-cell office:value-type="string" calcext:value-type="string">
            <text:p>Happened</text:p>
          </table:table-cell>
          <table:table-cell office:value-type="string" calcext:value-type="string">
            <text:p>Sexus</text:p>
          </table:table-cell>
          <table:table-cell/>
          <table:table-cell table:formula="of:=IF([.B1533]=[.D153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33];&quot;, '&quot;;SUBSTITUTE(LOWER([.B1533]);&quot;'&quot;;&quot;''&quot;);&quot;', '&quot;;SUBSTITUTE(LOWER([.C1533]);&quot;'&quot;;&quot;''&quot;);&quot;', '&quot;;SUBSTITUTE(LOWER([.D1533]);&quot;'&quot;;&quot;''&quot;);&quot;');&quot;)" office:value-type="string" office:string-value="insert into palabras(id, castellano, ingles, latin) values(1532, 'ocurrió', 'happened', 'sexus');" calcext:value-type="string">
            <text:p>insert into palabras(id, castellano, ingles, latin) values(1532, 'ocurrió', 'happened', 'sexus');</text:p>
          </table:table-cell>
        </table:table-row>
        <table:table-row table:style-name="ro1">
          <table:table-cell table:formula="of:=[.A1533]+1" office:value-type="float" office:value="1533" calcext:value-type="float">
            <text:p>1533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Intrare</text:p>
          </table:table-cell>
          <table:table-cell/>
          <table:table-cell table:formula="of:=IF([.B1534]=[.D153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34];&quot;, '&quot;;SUBSTITUTE(LOWER([.B1534]);&quot;'&quot;;&quot;''&quot;);&quot;', '&quot;;SUBSTITUTE(LOWER([.C1534]);&quot;'&quot;;&quot;''&quot;);&quot;', '&quot;;SUBSTITUTE(LOWER([.D1534]);&quot;'&quot;;&quot;''&quot;);&quot;');&quot;)" office:value-type="string" office:string-value="insert into palabras(id, castellano, ingles, latin) values(1533, 'sexo', 'sex', 'intrare');" calcext:value-type="string">
            <text:p>insert into palabras(id, castellano, ingles, latin) values(1533, 'sexo', 'sex', 'intrare');</text:p>
          </table:table-cell>
        </table:table-row>
        <table:table-row table:style-name="ro1">
          <table:table-cell table:formula="of:=[.A1534]+1" office:value-type="float" office:value="1534" calcext:value-type="float">
            <text:p>1534</text:p>
          </table:table-cell>
          <table:table-cell office:value-type="string" calcext:value-type="string">
            <text:p>Entra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Habent</text:p>
          </table:table-cell>
          <table:table-cell/>
          <table:table-cell table:formula="of:=IF([.B1535]=[.D153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35];&quot;, '&quot;;SUBSTITUTE(LOWER([.B1535]);&quot;'&quot;;&quot;''&quot;);&quot;', '&quot;;SUBSTITUTE(LOWER([.C1535]);&quot;'&quot;;&quot;''&quot;);&quot;', '&quot;;SUBSTITUTE(LOWER([.D1535]);&quot;'&quot;;&quot;''&quot;);&quot;');&quot;)" office:value-type="string" office:string-value="insert into palabras(id, castellano, ingles, latin) values(1534, 'entra', 'enter', 'habent');" calcext:value-type="string">
            <text:p>insert into palabras(id, castellano, ingles, latin) values(1534, 'entra', 'enter', 'habent');</text:p>
          </table:table-cell>
        </table:table-row>
        <table:table-row table:style-name="ro1">
          <table:table-cell table:formula="of:=[.A1535]+1" office:value-type="float" office:value="1535" calcext:value-type="float">
            <text:p>1535</text:p>
          </table:table-cell>
          <table:table-cell office:value-type="string" calcext:value-type="string">
            <text:p>Hayan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Solvenda</text:p>
          </table:table-cell>
          <table:table-cell/>
          <table:table-cell table:formula="of:=IF([.B1536]=[.D153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36];&quot;, '&quot;;SUBSTITUTE(LOWER([.B1536]);&quot;'&quot;;&quot;''&quot;);&quot;', '&quot;;SUBSTITUTE(LOWER([.C1536]);&quot;'&quot;;&quot;''&quot;);&quot;', '&quot;;SUBSTITUTE(LOWER([.D1536]);&quot;'&quot;;&quot;''&quot;);&quot;');&quot;)" office:value-type="string" office:string-value="insert into palabras(id, castellano, ingles, latin) values(1535, 'hayan', 'have', 'solvenda');" calcext:value-type="string">
            <text:p>insert into palabras(id, castellano, ingles, latin) values(1535, 'hayan', 'have', 'solvenda');</text:p>
          </table:table-cell>
        </table:table-row>
        <table:table-row table:style-name="ro1">
          <table:table-cell table:formula="of:=[.A1536]+1" office:value-type="float" office:value="1536" calcext:value-type="float">
            <text:p>1536</text:p>
          </table:table-cell>
          <table:table-cell office:value-type="string" calcext:value-type="string">
            <text:p>Resolver</text:p>
          </table:table-cell>
          <table:table-cell office:value-type="string" calcext:value-type="string">
            <text:p>Solve</text:p>
          </table:table-cell>
          <table:table-cell office:value-type="string" calcext:value-type="string">
            <text:p>Missio</text:p>
          </table:table-cell>
          <table:table-cell/>
          <table:table-cell table:formula="of:=IF([.B1537]=[.D153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37];&quot;, '&quot;;SUBSTITUTE(LOWER([.B1537]);&quot;'&quot;;&quot;''&quot;);&quot;', '&quot;;SUBSTITUTE(LOWER([.C1537]);&quot;'&quot;;&quot;''&quot;);&quot;', '&quot;;SUBSTITUTE(LOWER([.D1537]);&quot;'&quot;;&quot;''&quot;);&quot;');&quot;)" office:value-type="string" office:string-value="insert into palabras(id, castellano, ingles, latin) values(1536, 'resolver', 'solve', 'missio');" calcext:value-type="string">
            <text:p>insert into palabras(id, castellano, ingles, latin) values(1536, 'resolver', 'solve', 'missio');</text:p>
          </table:table-cell>
        </table:table-row>
        <table:table-row table:style-name="ro1">
          <table:table-cell table:formula="of:=[.A1537]+1" office:value-type="float" office:value="1537" calcext:value-type="float">
            <text:p>1537</text:p>
          </table:table-cell>
          <table:table-cell office:value-type="string" calcext:value-type="string">
            <text:p>Misión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Arca</text:p>
          </table:table-cell>
          <table:table-cell/>
          <table:table-cell table:formula="of:=IF([.B1538]=[.D153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38];&quot;, '&quot;;SUBSTITUTE(LOWER([.B1538]);&quot;'&quot;;&quot;''&quot;);&quot;', '&quot;;SUBSTITUTE(LOWER([.C1538]);&quot;'&quot;;&quot;''&quot;);&quot;', '&quot;;SUBSTITUTE(LOWER([.D1538]);&quot;'&quot;;&quot;''&quot;);&quot;');&quot;)" office:value-type="string" office:string-value="insert into palabras(id, castellano, ingles, latin) values(1537, 'misión', 'mission', 'arca');" calcext:value-type="string">
            <text:p>insert into palabras(id, castellano, ingles, latin) values(1537, 'misión', 'mission', 'arca');</text:p>
          </table:table-cell>
        </table:table-row>
        <table:table-row table:style-name="ro2">
          <table:table-cell table:formula="of:=[.A1538]+1" office:value-type="float" office:value="1538" calcext:value-type="float">
            <text:p>1538</text:p>
          </table:table-cell>
          <table:table-cell office:value-type="string" calcext:value-type="string">
            <text:p>Caja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nsiderare</text:p>
          </table:table-cell>
          <table:table-cell/>
          <table:table-cell table:formula="of:=IF([.B1539]=[.D153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39];&quot;, '&quot;;SUBSTITUTE(LOWER([.B1539]);&quot;'&quot;;&quot;''&quot;);&quot;', '&quot;;SUBSTITUTE(LOWER([.C1539]);&quot;'&quot;;&quot;''&quot;);&quot;', '&quot;;SUBSTITUTE(LOWER([.D1539]);&quot;'&quot;;&quot;''&quot;);&quot;');&quot;)" office:value-type="string" office:string-value="insert into palabras(id, castellano, ingles, latin) values(1538, 'caja', 'box', 'considerare');" calcext:value-type="string">
            <text:p>insert into palabras(id, castellano, ingles, latin) values(1538, 'caja', 'box', 'considerare');</text:p>
          </table:table-cell>
        </table:table-row>
        <table:table-row table:style-name="ro1">
          <table:table-cell table:formula="of:=[.A1539]+1" office:value-type="float" office:value="1539" calcext:value-type="float">
            <text:p>1539</text:p>
          </table:table-cell>
          <table:table-cell office:value-type="string" calcext:value-type="string">
            <text:p>Considerar</text:p>
          </table:table-cell>
          <table:table-cell office:value-type="string" calcext:value-type="string">
            <text:p>Consider</text:p>
          </table:table-cell>
          <table:table-cell office:value-type="string" calcext:value-type="string">
            <text:p>Extranearii</text:p>
          </table:table-cell>
          <table:table-cell/>
          <table:table-cell table:formula="of:=IF([.B1540]=[.D154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40];&quot;, '&quot;;SUBSTITUTE(LOWER([.B1540]);&quot;'&quot;;&quot;''&quot;);&quot;', '&quot;;SUBSTITUTE(LOWER([.C1540]);&quot;'&quot;;&quot;''&quot;);&quot;', '&quot;;SUBSTITUTE(LOWER([.D1540]);&quot;'&quot;;&quot;''&quot;);&quot;');&quot;)" office:value-type="string" office:string-value="insert into palabras(id, castellano, ingles, latin) values(1539, 'considerar', 'consider', 'extranearii');" calcext:value-type="string">
            <text:p>insert into palabras(id, castellano, ingles, latin) values(1539, 'considerar', 'consider', 'extranearii');</text:p>
          </table:table-cell>
        </table:table-row>
        <table:table-row table:style-name="ro1">
          <table:table-cell table:formula="of:=[.A1540]+1" office:value-type="float" office:value="1540" calcext:value-type="float">
            <text:p>1540</text:p>
          </table:table-cell>
          <table:table-cell office:value-type="string" calcext:value-type="string">
            <text:p>Extranjeros</text:p>
          </table:table-cell>
          <table:table-cell office:value-type="string" calcext:value-type="string">
            <text:p>Foreigners</text:p>
          </table:table-cell>
          <table:table-cell office:value-type="string" calcext:value-type="string">
            <text:p>Extremum</text:p>
          </table:table-cell>
          <table:table-cell/>
          <table:table-cell table:formula="of:=IF([.B1541]=[.D154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41];&quot;, '&quot;;SUBSTITUTE(LOWER([.B1541]);&quot;'&quot;;&quot;''&quot;);&quot;', '&quot;;SUBSTITUTE(LOWER([.C1541]);&quot;'&quot;;&quot;''&quot;);&quot;', '&quot;;SUBSTITUTE(LOWER([.D1541]);&quot;'&quot;;&quot;''&quot;);&quot;');&quot;)" office:value-type="string" office:string-value="insert into palabras(id, castellano, ingles, latin) values(1540, 'extranjeros', 'foreigners', 'extremum');" calcext:value-type="string">
            <text:p>insert into palabras(id, castellano, ingles, latin) values(1540, 'extranjeros', 'foreigners', 'extremum');</text:p>
          </table:table-cell>
        </table:table-row>
        <table:table-row table:style-name="ro1">
          <table:table-cell table:formula="of:=[.A1541]+1" office:value-type="float" office:value="1541" calcext:value-type="float">
            <text:p>1541</text:p>
          </table:table-cell>
          <table:table-cell office:value-type="string" calcext:value-type="string">
            <text:p>Extremo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iurnarius</text:p>
          </table:table-cell>
          <table:table-cell/>
          <table:table-cell table:formula="of:=IF([.B1542]=[.D154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42];&quot;, '&quot;;SUBSTITUTE(LOWER([.B1542]);&quot;'&quot;;&quot;''&quot;);&quot;', '&quot;;SUBSTITUTE(LOWER([.C1542]);&quot;'&quot;;&quot;''&quot;);&quot;', '&quot;;SUBSTITUTE(LOWER([.D1542]);&quot;'&quot;;&quot;''&quot;);&quot;');&quot;)" office:value-type="string" office:string-value="insert into palabras(id, castellano, ingles, latin) values(1541, 'extremo', 'end', 'diurnarius');" calcext:value-type="string">
            <text:p>insert into palabras(id, castellano, ingles, latin) values(1541, 'extremo', 'end', 'diurnarius');</text:p>
          </table:table-cell>
        </table:table-row>
        <table:table-row table:style-name="ro1">
          <table:table-cell table:formula="of:=[.A1542]+1" office:value-type="float" office:value="1542" calcext:value-type="float">
            <text:p>1542</text:p>
          </table:table-cell>
          <table:table-cell office:value-type="string" calcext:value-type="string">
            <text:p>Periodista</text:p>
          </table:table-cell>
          <table:table-cell office:value-type="string" calcext:value-type="string">
            <text:p>Journalist</text:p>
          </table:table-cell>
          <table:table-cell office:value-type="string" calcext:value-type="string">
            <text:p>Reductio</text:p>
          </table:table-cell>
          <table:table-cell/>
          <table:table-cell table:formula="of:=IF([.B1543]=[.D154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43];&quot;, '&quot;;SUBSTITUTE(LOWER([.B1543]);&quot;'&quot;;&quot;''&quot;);&quot;', '&quot;;SUBSTITUTE(LOWER([.C1543]);&quot;'&quot;;&quot;''&quot;);&quot;', '&quot;;SUBSTITUTE(LOWER([.D1543]);&quot;'&quot;;&quot;''&quot;);&quot;');&quot;)" office:value-type="string" office:string-value="insert into palabras(id, castellano, ingles, latin) values(1542, 'periodista', 'journalist', 'reductio');" calcext:value-type="string">
            <text:p>insert into palabras(id, castellano, ingles, latin) values(1542, 'periodista', 'journalist', 'reductio');</text:p>
          </table:table-cell>
        </table:table-row>
        <table:table-row table:style-name="ro2">
          <table:table-cell table:formula="of:=[.A1543]+1" office:value-type="float" office:value="1543" calcext:value-type="float">
            <text:p>1543</text:p>
          </table:table-cell>
          <table:table-cell office:value-type="string" calcext:value-type="string">
            <text:p>Reducción</text:p>
          </table:table-cell>
          <table:table-cell office:value-type="string" calcext:value-type="string">
            <text:p>Reduction</text:p>
          </table:table-cell>
          <table:table-cell office:value-type="string" calcext:value-type="string">
            <text:p>Matrimonium</text:p>
          </table:table-cell>
          <table:table-cell/>
          <table:table-cell table:formula="of:=IF([.B1544]=[.D154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44];&quot;, '&quot;;SUBSTITUTE(LOWER([.B1544]);&quot;'&quot;;&quot;''&quot;);&quot;', '&quot;;SUBSTITUTE(LOWER([.C1544]);&quot;'&quot;;&quot;''&quot;);&quot;', '&quot;;SUBSTITUTE(LOWER([.D1544]);&quot;'&quot;;&quot;''&quot;);&quot;');&quot;)" office:value-type="string" office:string-value="insert into palabras(id, castellano, ingles, latin) values(1543, 'reducción', 'reduction', 'matrimonium');" calcext:value-type="string">
            <text:p>insert into palabras(id, castellano, ingles, latin) values(1543, 'reducción', 'reduction', 'matrimonium');</text:p>
          </table:table-cell>
        </table:table-row>
        <table:table-row table:style-name="ro1">
          <table:table-cell table:formula="of:=[.A1544]+1" office:value-type="float" office:value="1544" calcext:value-type="float">
            <text:p>1544</text:p>
          </table:table-cell>
          <table:table-cell office:value-type="string" calcext:value-type="string">
            <text:p>Matrimonio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Plura</text:p>
          </table:table-cell>
          <table:table-cell/>
          <table:table-cell table:formula="of:=IF([.B1545]=[.D154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45];&quot;, '&quot;;SUBSTITUTE(LOWER([.B1545]);&quot;'&quot;;&quot;''&quot;);&quot;', '&quot;;SUBSTITUTE(LOWER([.C1545]);&quot;'&quot;;&quot;''&quot;);&quot;', '&quot;;SUBSTITUTE(LOWER([.D1545]);&quot;'&quot;;&quot;''&quot;);&quot;');&quot;)" office:value-type="string" office:string-value="insert into palabras(id, castellano, ingles, latin) values(1544, 'matrimonio', 'marriage', 'plura');" calcext:value-type="string">
            <text:p>insert into palabras(id, castellano, ingles, latin) values(1544, 'matrimonio', 'marriage', 'plura');</text:p>
          </table:table-cell>
        </table:table-row>
        <table:table-row table:style-name="ro1">
          <table:table-cell table:formula="of:=[.A1545]+1" office:value-type="float" office:value="1545" calcext:value-type="float">
            <text:p>1545</text:p>
          </table:table-cell>
          <table:table-cell office:value-type="string" calcext:value-type="string">
            <text:p>Más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Pelliculae</text:p>
          </table:table-cell>
          <table:table-cell/>
          <table:table-cell table:formula="of:=IF([.B1546]=[.D154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46];&quot;, '&quot;;SUBSTITUTE(LOWER([.B1546]);&quot;'&quot;;&quot;''&quot;);&quot;', '&quot;;SUBSTITUTE(LOWER([.C1546]);&quot;'&quot;;&quot;''&quot;);&quot;', '&quot;;SUBSTITUTE(LOWER([.D1546]);&quot;'&quot;;&quot;''&quot;);&quot;');&quot;)" office:value-type="string" office:string-value="insert into palabras(id, castellano, ingles, latin) values(1545, 'más', 'more', 'pelliculae');" calcext:value-type="string">
            <text:p>insert into palabras(id, castellano, ingles, latin) values(1545, 'más', 'more', 'pelliculae');</text:p>
          </table:table-cell>
        </table:table-row>
        <table:table-row table:style-name="ro1">
          <table:table-cell table:formula="of:=[.A1546]+1" office:value-type="float" office:value="1546" calcext:value-type="float">
            <text:p>1546</text:p>
          </table:table-cell>
          <table:table-cell office:value-type="string" calcext:value-type="string">
            <text:p>Películas</text:p>
          </table:table-cell>
          <table:table-cell office:value-type="string" calcext:value-type="string">
            <text:p>Films</text:p>
          </table:table-cell>
          <table:table-cell office:value-type="string" calcext:value-type="string">
            <text:p>Laboris</text:p>
          </table:table-cell>
          <table:table-cell/>
          <table:table-cell table:formula="of:=IF([.B1547]=[.D154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47];&quot;, '&quot;;SUBSTITUTE(LOWER([.B1547]);&quot;'&quot;;&quot;''&quot;);&quot;', '&quot;;SUBSTITUTE(LOWER([.C1547]);&quot;'&quot;;&quot;''&quot;);&quot;', '&quot;;SUBSTITUTE(LOWER([.D1547]);&quot;'&quot;;&quot;''&quot;);&quot;');&quot;)" office:value-type="string" office:string-value="insert into palabras(id, castellano, ingles, latin) values(1546, 'películas', 'films', 'laboris');" calcext:value-type="string">
            <text:p>insert into palabras(id, castellano, ingles, latin) values(1546, 'películas', 'films', 'laboris');</text:p>
          </table:table-cell>
        </table:table-row>
        <table:table-row table:style-name="ro1">
          <table:table-cell table:formula="of:=[.A1547]+1" office:value-type="float" office:value="1547" calcext:value-type="float">
            <text:p>1547</text:p>
          </table:table-cell>
          <table:table-cell office:value-type="string" calcext:value-type="string">
            <text:p>Laboral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Importat</text:p>
          </table:table-cell>
          <table:table-cell/>
          <table:table-cell table:formula="of:=IF([.B1548]=[.D154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48];&quot;, '&quot;;SUBSTITUTE(LOWER([.B1548]);&quot;'&quot;;&quot;''&quot;);&quot;', '&quot;;SUBSTITUTE(LOWER([.C1548]);&quot;'&quot;;&quot;''&quot;);&quot;', '&quot;;SUBSTITUTE(LOWER([.D1548]);&quot;'&quot;;&quot;''&quot;);&quot;');&quot;)" office:value-type="string" office:string-value="insert into palabras(id, castellano, ingles, latin) values(1547, 'laboral', 'labor', 'importat');" calcext:value-type="string">
            <text:p>insert into palabras(id, castellano, ingles, latin) values(1547, 'laboral', 'labor', 'importat');</text:p>
          </table:table-cell>
        </table:table-row>
        <table:table-row table:style-name="ro1">
          <table:table-cell table:formula="of:=[.A1548]+1" office:value-type="float" office:value="1548" calcext:value-type="float">
            <text:p>1548</text:p>
          </table:table-cell>
          <table:table-cell office:value-type="string" calcext:value-type="string">
            <text:p>Importa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Sequebatur</text:p>
          </table:table-cell>
          <table:table-cell/>
          <table:table-cell table:formula="of:=IF([.B1549]=[.D154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49];&quot;, '&quot;;SUBSTITUTE(LOWER([.B1549]);&quot;'&quot;;&quot;''&quot;);&quot;', '&quot;;SUBSTITUTE(LOWER([.C1549]);&quot;'&quot;;&quot;''&quot;);&quot;', '&quot;;SUBSTITUTE(LOWER([.D1549]);&quot;'&quot;;&quot;''&quot;);&quot;');&quot;)" office:value-type="string" office:string-value="insert into palabras(id, castellano, ingles, latin) values(1548, 'importa', 'import', 'sequebatur');" calcext:value-type="string">
            <text:p>insert into palabras(id, castellano, ingles, latin) values(1548, 'importa', 'import', 'sequebatur');</text:p>
          </table:table-cell>
        </table:table-row>
        <table:table-row table:style-name="ro1">
          <table:table-cell table:formula="of:=[.A1549]+1" office:value-type="float" office:value="1549" calcext:value-type="float">
            <text:p>1549</text:p>
          </table:table-cell>
          <table:table-cell office:value-type="string" calcext:value-type="string">
            <text:p>Seguía</text:p>
          </table:table-cell>
          <table:table-cell office:value-type="string" calcext:value-type="string">
            <text:p>Followed</text:p>
          </table:table-cell>
          <table:table-cell office:value-type="string" calcext:value-type="string">
            <text:p>Negotium</text:p>
          </table:table-cell>
          <table:table-cell/>
          <table:table-cell table:formula="of:=IF([.B1550]=[.D155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50];&quot;, '&quot;;SUBSTITUTE(LOWER([.B1550]);&quot;'&quot;;&quot;''&quot;);&quot;', '&quot;;SUBSTITUTE(LOWER([.C1550]);&quot;'&quot;;&quot;''&quot;);&quot;', '&quot;;SUBSTITUTE(LOWER([.D1550]);&quot;'&quot;;&quot;''&quot;);&quot;');&quot;)" office:value-type="string" office:string-value="insert into palabras(id, castellano, ingles, latin) values(1549, 'seguía', 'followed', 'negotium');" calcext:value-type="string">
            <text:p>insert into palabras(id, castellano, ingles, latin) values(1549, 'seguía', 'followed', 'negotium');</text:p>
          </table:table-cell>
        </table:table-row>
        <table:table-row table:style-name="ro1">
          <table:table-cell table:formula="of:=[.A1550]+1" office:value-type="float" office:value="1550" calcext:value-type="float">
            <text:p>1550</text:p>
          </table:table-cell>
          <table:table-cell office:value-type="string" calcext:value-type="string">
            <text:p>Negocio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Sexualis</text:p>
          </table:table-cell>
          <table:table-cell/>
          <table:table-cell table:formula="of:=IF([.B1551]=[.D155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51];&quot;, '&quot;;SUBSTITUTE(LOWER([.B1551]);&quot;'&quot;;&quot;''&quot;);&quot;', '&quot;;SUBSTITUTE(LOWER([.C1551]);&quot;'&quot;;&quot;''&quot;);&quot;', '&quot;;SUBSTITUTE(LOWER([.D1551]);&quot;'&quot;;&quot;''&quot;);&quot;');&quot;)" office:value-type="string" office:string-value="insert into palabras(id, castellano, ingles, latin) values(1550, 'negocio', 'business', 'sexualis');" calcext:value-type="string">
            <text:p>insert into palabras(id, castellano, ingles, latin) values(1550, 'negocio', 'business', 'sexualis');</text:p>
          </table:table-cell>
        </table:table-row>
        <table:table-row table:style-name="ro1">
          <table:table-cell table:formula="of:=[.A1551]+1" office:value-type="float" office:value="1551" calcext:value-type="float">
            <text:p>1551</text:p>
          </table:table-cell>
          <table:table-cell table:number-columns-repeated="2" office:value-type="string" calcext:value-type="string">
            <text:p>Sexual</text:p>
          </table:table-cell>
          <table:table-cell office:value-type="string" calcext:value-type="string">
            <text:p>Doctrina</text:p>
          </table:table-cell>
          <table:table-cell/>
          <table:table-cell table:formula="of:=IF([.B1552]=[.D155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52];&quot;, '&quot;;SUBSTITUTE(LOWER([.B1552]);&quot;'&quot;;&quot;''&quot;);&quot;', '&quot;;SUBSTITUTE(LOWER([.C1552]);&quot;'&quot;;&quot;''&quot;);&quot;', '&quot;;SUBSTITUTE(LOWER([.D1552]);&quot;'&quot;;&quot;''&quot;);&quot;');&quot;)" office:value-type="string" office:string-value="insert into palabras(id, castellano, ingles, latin) values(1551, 'sexual', 'sexual', 'doctrina');" calcext:value-type="string">
            <text:p>insert into palabras(id, castellano, ingles, latin) values(1551, 'sexual', 'sexual', 'doctrina');</text:p>
          </table:table-cell>
        </table:table-row>
        <table:table-row table:style-name="ro1">
          <table:table-cell table:formula="of:=[.A1552]+1" office:value-type="float" office:value="1552" calcext:value-type="float">
            <text:p>1552</text:p>
          </table:table-cell>
          <table:table-cell office:value-type="string" calcext:value-type="string">
            <text:p>Enseñanza</text:p>
          </table:table-cell>
          <table:table-cell office:value-type="string" calcext:value-type="string">
            <text:p>Teaching</text:p>
          </table:table-cell>
          <table:table-cell office:value-type="string" calcext:value-type="string">
            <text:p>Addidit</text:p>
          </table:table-cell>
          <table:table-cell/>
          <table:table-cell table:formula="of:=IF([.B1553]=[.D155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53];&quot;, '&quot;;SUBSTITUTE(LOWER([.B1553]);&quot;'&quot;;&quot;''&quot;);&quot;', '&quot;;SUBSTITUTE(LOWER([.C1553]);&quot;'&quot;;&quot;''&quot;);&quot;', '&quot;;SUBSTITUTE(LOWER([.D1553]);&quot;'&quot;;&quot;''&quot;);&quot;');&quot;)" office:value-type="string" office:string-value="insert into palabras(id, castellano, ingles, latin) values(1552, 'enseñanza', 'teaching', 'addidit');" calcext:value-type="string">
            <text:p>insert into palabras(id, castellano, ingles, latin) values(1552, 'enseñanza', 'teaching', 'addidit');</text:p>
          </table:table-cell>
        </table:table-row>
        <table:table-row table:style-name="ro1">
          <table:table-cell table:formula="of:=[.A1553]+1" office:value-type="float" office:value="1553" calcext:value-type="float">
            <text:p>1553</text:p>
          </table:table-cell>
          <table:table-cell office:value-type="string" calcext:value-type="string">
            <text:p>Agregó</text:p>
          </table:table-cell>
          <table:table-cell office:value-type="string" calcext:value-type="string">
            <text:p>Added</text:p>
          </table:table-cell>
          <table:table-cell table:style-name="Default" office:value-type="string" calcext:value-type="string">
            <text:p>addidit</text:p>
          </table:table-cell>
          <table:table-cell/>
          <table:table-cell table:formula="of:=IF([.B1554]=[.D155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54];&quot;, '&quot;;SUBSTITUTE(LOWER([.B1554]);&quot;'&quot;;&quot;''&quot;);&quot;', '&quot;;SUBSTITUTE(LOWER([.C1554]);&quot;'&quot;;&quot;''&quot;);&quot;', '&quot;;SUBSTITUTE(LOWER([.D1554]);&quot;'&quot;;&quot;''&quot;);&quot;');&quot;)" office:value-type="string" office:string-value="insert into palabras(id, castellano, ingles, latin) values(1553, 'agregó', 'added', 'addidit');" calcext:value-type="string">
            <text:p>insert into palabras(id, castellano, ingles, latin) values(1553, 'agregó', 'added', 'addidit');</text:p>
          </table:table-cell>
        </table:table-row>
        <table:table-row table:style-name="ro1">
          <table:table-cell table:formula="of:=[.A1554]+1" office:value-type="float" office:value="1554" calcext:value-type="float">
            <text:p>1554</text:p>
          </table:table-cell>
          <table:table-cell office:value-type="string" calcext:value-type="string">
            <text:p>Labios</text:p>
          </table:table-cell>
          <table:table-cell office:value-type="string" calcext:value-type="string">
            <text:p>Lips</text:p>
          </table:table-cell>
          <table:table-cell office:value-type="string" calcext:value-type="string">
            <text:p>Labia</text:p>
          </table:table-cell>
          <table:table-cell/>
          <table:table-cell table:formula="of:=IF([.B1555]=[.D155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55];&quot;, '&quot;;SUBSTITUTE(LOWER([.B1555]);&quot;'&quot;;&quot;''&quot;);&quot;', '&quot;;SUBSTITUTE(LOWER([.C1555]);&quot;'&quot;;&quot;''&quot;);&quot;', '&quot;;SUBSTITUTE(LOWER([.D1555]);&quot;'&quot;;&quot;''&quot;);&quot;');&quot;)" office:value-type="string" office:string-value="insert into palabras(id, castellano, ingles, latin) values(1554, 'labios', 'lips', 'labia');" calcext:value-type="string">
            <text:p>insert into palabras(id, castellano, ingles, latin) values(1554, 'labios', 'lips', 'labia');</text:p>
          </table:table-cell>
        </table:table-row>
        <table:table-row table:style-name="ro1">
          <table:table-cell table:formula="of:=[.A1555]+1" office:value-type="float" office:value="1555" calcext:value-type="float">
            <text:p>1555</text:p>
          </table:table-cell>
          <table:table-cell office:value-type="string" calcext:value-type="string">
            <text:p>Resolución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Resolutio</text:p>
          </table:table-cell>
          <table:table-cell/>
          <table:table-cell table:formula="of:=IF([.B1556]=[.D155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56];&quot;, '&quot;;SUBSTITUTE(LOWER([.B1556]);&quot;'&quot;;&quot;''&quot;);&quot;', '&quot;;SUBSTITUTE(LOWER([.C1556]);&quot;'&quot;;&quot;''&quot;);&quot;', '&quot;;SUBSTITUTE(LOWER([.D1556]);&quot;'&quot;;&quot;''&quot;);&quot;');&quot;)" office:value-type="string" office:string-value="insert into palabras(id, castellano, ingles, latin) values(1555, 'resolución', 'resolution', 'resolutio');" calcext:value-type="string">
            <text:p>insert into palabras(id, castellano, ingles, latin) values(1555, 'resolución', 'resolution', 'resolutio');</text:p>
          </table:table-cell>
        </table:table-row>
        <table:table-row table:style-name="ro1">
          <table:table-cell table:formula="of:=[.A1556]+1" office:value-type="float" office:value="1556" calcext:value-type="float">
            <text:p>1556</text:p>
          </table:table-cell>
          <table:table-cell office:value-type="string" calcext:value-type="string">
            <text:p>Fundación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Fundatio</text:p>
          </table:table-cell>
          <table:table-cell/>
          <table:table-cell table:formula="of:=IF([.B1557]=[.D155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57];&quot;, '&quot;;SUBSTITUTE(LOWER([.B1557]);&quot;'&quot;;&quot;''&quot;);&quot;', '&quot;;SUBSTITUTE(LOWER([.C1557]);&quot;'&quot;;&quot;''&quot;);&quot;', '&quot;;SUBSTITUTE(LOWER([.D1557]);&quot;'&quot;;&quot;''&quot;);&quot;');&quot;)" office:value-type="string" office:string-value="insert into palabras(id, castellano, ingles, latin) values(1556, 'fundación', 'foundation', 'fundatio');" calcext:value-type="string">
            <text:p>insert into palabras(id, castellano, ingles, latin) values(1556, 'fundación', 'foundation', 'fundatio');</text:p>
          </table:table-cell>
        </table:table-row>
        <table:table-row table:style-name="ro1">
          <table:table-cell table:formula="of:=[.A1557]+1" office:value-type="float" office:value="1557" calcext:value-type="float">
            <text:p>1557</text:p>
          </table:table-cell>
          <table:table-cell table:number-columns-repeated="3" office:value-type="string" calcext:value-type="string">
            <text:p>Actor</text:p>
          </table:table-cell>
          <table:table-cell/>
          <table:table-cell table:formula="of:=IF([.B1558]=[.D1558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558];&quot;, '&quot;;SUBSTITUTE(LOWER([.B1558]);&quot;'&quot;;&quot;''&quot;);&quot;', '&quot;;SUBSTITUTE(LOWER([.C1558]);&quot;'&quot;;&quot;''&quot;);&quot;', '&quot;;SUBSTITUTE(LOWER([.D1558]);&quot;'&quot;;&quot;''&quot;);&quot;');&quot;)" office:value-type="string" office:string-value="insert into palabras(id, castellano, ingles, latin) values(1557, 'actor', 'actor', 'actor');" calcext:value-type="string">
            <text:p>insert into palabras(id, castellano, ingles, latin) values(1557, 'actor', 'actor', 'actor');</text:p>
          </table:table-cell>
        </table:table-row>
        <table:table-row table:style-name="ro1">
          <table:table-cell table:formula="of:=[.A1558]+1" office:value-type="float" office:value="1558" calcext:value-type="float">
            <text:p>1558</text:p>
          </table:table-cell>
          <table:table-cell office:value-type="string" calcext:value-type="string">
            <text:p>Técnicos</text:p>
          </table:table-cell>
          <table:table-cell office:value-type="string" calcext:value-type="string">
            <text:p>Technicians</text:p>
          </table:table-cell>
          <table:table-cell office:value-type="string" calcext:value-type="string">
            <text:p>Technici</text:p>
          </table:table-cell>
          <table:table-cell/>
          <table:table-cell table:formula="of:=IF([.B1559]=[.D155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59];&quot;, '&quot;;SUBSTITUTE(LOWER([.B1559]);&quot;'&quot;;&quot;''&quot;);&quot;', '&quot;;SUBSTITUTE(LOWER([.C1559]);&quot;'&quot;;&quot;''&quot;);&quot;', '&quot;;SUBSTITUTE(LOWER([.D1559]);&quot;'&quot;;&quot;''&quot;);&quot;');&quot;)" office:value-type="string" office:string-value="insert into palabras(id, castellano, ingles, latin) values(1558, 'técnicos', 'technicians', 'technici');" calcext:value-type="string">
            <text:p>insert into palabras(id, castellano, ingles, latin) values(1558, 'técnicos', 'technicians', 'technici');</text:p>
          </table:table-cell>
        </table:table-row>
        <table:table-row table:style-name="ro1">
          <table:table-cell table:formula="of:=[.A1559]+1" office:value-type="float" office:value="1559" calcext:value-type="float">
            <text:p>1559</text:p>
          </table:table-cell>
          <table:table-cell office:value-type="string" calcext:value-type="string">
            <text:p>Belleza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Pulchritudo</text:p>
          </table:table-cell>
          <table:table-cell/>
          <table:table-cell table:formula="of:=IF([.B1560]=[.D156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60];&quot;, '&quot;;SUBSTITUTE(LOWER([.B1560]);&quot;'&quot;;&quot;''&quot;);&quot;', '&quot;;SUBSTITUTE(LOWER([.C1560]);&quot;'&quot;;&quot;''&quot;);&quot;', '&quot;;SUBSTITUTE(LOWER([.D1560]);&quot;'&quot;;&quot;''&quot;);&quot;');&quot;)" office:value-type="string" office:string-value="insert into palabras(id, castellano, ingles, latin) values(1559, 'belleza', 'beauty', 'pulchritudo');" calcext:value-type="string">
            <text:p>insert into palabras(id, castellano, ingles, latin) values(1559, 'belleza', 'beauty', 'pulchritudo');</text:p>
          </table:table-cell>
        </table:table-row>
        <table:table-row table:style-name="ro1">
          <table:table-cell table:formula="of:=[.A1560]+1" office:value-type="float" office:value="1560" calcext:value-type="float">
            <text:p>1560</text:p>
          </table:table-cell>
          <table:table-cell office:value-type="string" calcext:value-type="string">
            <text:p>Titular</text:p>
          </table:table-cell>
          <table:table-cell office:value-type="string" calcext:value-type="string">
            <text:p>Headline</text:p>
          </table:table-cell>
          <table:table-cell office:value-type="string" calcext:value-type="string">
            <text:p>Titulus</text:p>
          </table:table-cell>
          <table:table-cell/>
          <table:table-cell table:formula="of:=IF([.B1561]=[.D156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61];&quot;, '&quot;;SUBSTITUTE(LOWER([.B1561]);&quot;'&quot;;&quot;''&quot;);&quot;', '&quot;;SUBSTITUTE(LOWER([.C1561]);&quot;'&quot;;&quot;''&quot;);&quot;', '&quot;;SUBSTITUTE(LOWER([.D1561]);&quot;'&quot;;&quot;''&quot;);&quot;');&quot;)" office:value-type="string" office:string-value="insert into palabras(id, castellano, ingles, latin) values(1560, 'titular', 'headline', 'titulus');" calcext:value-type="string">
            <text:p>insert into palabras(id, castellano, ingles, latin) values(1560, 'titular', 'headline', 'titulus');</text:p>
          </table:table-cell>
        </table:table-row>
        <table:table-row table:style-name="ro1">
          <table:table-cell table:formula="of:=[.A1561]+1" office:value-type="float" office:value="1561" calcext:value-type="float">
            <text:p>1561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Roma</text:p>
          </table:table-cell>
          <table:table-cell/>
          <table:table-cell table:formula="of:=IF([.B1562]=[.D1562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562];&quot;, '&quot;;SUBSTITUTE(LOWER([.B1562]);&quot;'&quot;;&quot;''&quot;);&quot;', '&quot;;SUBSTITUTE(LOWER([.C1562]);&quot;'&quot;;&quot;''&quot;);&quot;', '&quot;;SUBSTITUTE(LOWER([.D1562]);&quot;'&quot;;&quot;''&quot;);&quot;');&quot;)" office:value-type="string" office:string-value="insert into palabras(id, castellano, ingles, latin) values(1561, 'roma', 'rome', 'roma');" calcext:value-type="string">
            <text:p>insert into palabras(id, castellano, ingles, latin) values(1561, 'roma', 'rome', 'roma');</text:p>
          </table:table-cell>
        </table:table-row>
        <table:table-row table:style-name="ro1">
          <table:table-cell table:formula="of:=[.A1562]+1" office:value-type="float" office:value="1562" calcext:value-type="float">
            <text:p>1562</text:p>
          </table:table-cell>
          <table:table-cell office:value-type="string" calcext:value-type="string">
            <text:p>Logrado</text:p>
          </table:table-cell>
          <table:table-cell office:value-type="string" calcext:value-type="string">
            <text:p>Achieved</text:p>
          </table:table-cell>
          <table:table-cell office:value-type="string" calcext:value-type="string">
            <text:p>Atteignere</text:p>
          </table:table-cell>
          <table:table-cell/>
          <table:table-cell table:formula="of:=IF([.B1563]=[.D156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63];&quot;, '&quot;;SUBSTITUTE(LOWER([.B1563]);&quot;'&quot;;&quot;''&quot;);&quot;', '&quot;;SUBSTITUTE(LOWER([.C1563]);&quot;'&quot;;&quot;''&quot;);&quot;', '&quot;;SUBSTITUTE(LOWER([.D1563]);&quot;'&quot;;&quot;''&quot;);&quot;');&quot;)" office:value-type="string" office:string-value="insert into palabras(id, castellano, ingles, latin) values(1562, 'logrado', 'achieved', 'atteignere');" calcext:value-type="string">
            <text:p>insert into palabras(id, castellano, ingles, latin) values(1562, 'logrado', 'achieved', 'atteignere');</text:p>
          </table:table-cell>
        </table:table-row>
        <table:table-row table:style-name="ro1">
          <table:table-cell table:formula="of:=[.A1563]+1" office:value-type="float" office:value="1563" calcext:value-type="float">
            <text:p>1563</text:p>
          </table:table-cell>
          <table:table-cell office:value-type="string" calcext:value-type="string">
            <text:p>Víctimas</text:p>
          </table:table-cell>
          <table:table-cell office:value-type="string" calcext:value-type="string">
            <text:p>Victims</text:p>
          </table:table-cell>
          <table:table-cell office:value-type="string" calcext:value-type="string">
            <text:p>Victimae</text:p>
          </table:table-cell>
          <table:table-cell/>
          <table:table-cell table:formula="of:=IF([.B1564]=[.D156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64];&quot;, '&quot;;SUBSTITUTE(LOWER([.B1564]);&quot;'&quot;;&quot;''&quot;);&quot;', '&quot;;SUBSTITUTE(LOWER([.C1564]);&quot;'&quot;;&quot;''&quot;);&quot;', '&quot;;SUBSTITUTE(LOWER([.D1564]);&quot;'&quot;;&quot;''&quot;);&quot;');&quot;)" office:value-type="string" office:string-value="insert into palabras(id, castellano, ingles, latin) values(1563, 'víctimas', 'victims', 'victimae');" calcext:value-type="string">
            <text:p>insert into palabras(id, castellano, ingles, latin) values(1563, 'víctimas', 'victims', 'victimae');</text:p>
          </table:table-cell>
        </table:table-row>
        <table:table-row table:style-name="ro1">
          <table:table-cell table:formula="of:=[.A1564]+1" office:value-type="float" office:value="1564" calcext:value-type="float">
            <text:p>1564</text:p>
          </table:table-cell>
          <table:table-cell office:value-type="string" calcext:value-type="string">
            <text:p>Detalles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Detailia</text:p>
          </table:table-cell>
          <table:table-cell/>
          <table:table-cell table:formula="of:=IF([.B1565]=[.D156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65];&quot;, '&quot;;SUBSTITUTE(LOWER([.B1565]);&quot;'&quot;;&quot;''&quot;);&quot;', '&quot;;SUBSTITUTE(LOWER([.C1565]);&quot;'&quot;;&quot;''&quot;);&quot;', '&quot;;SUBSTITUTE(LOWER([.D1565]);&quot;'&quot;;&quot;''&quot;);&quot;');&quot;)" office:value-type="string" office:string-value="insert into palabras(id, castellano, ingles, latin) values(1564, 'detalles', 'details', 'detailia');" calcext:value-type="string">
            <text:p>insert into palabras(id, castellano, ingles, latin) values(1564, 'detalles', 'details', 'detailia');</text:p>
          </table:table-cell>
        </table:table-row>
        <table:table-row table:style-name="ro1">
          <table:table-cell table:formula="of:=[.A1565]+1" office:value-type="float" office:value="1565" calcext:value-type="float">
            <text:p>1565</text:p>
          </table:table-cell>
          <table:table-cell office:value-type="string" calcext:value-type="string">
            <text:p>Europeos</text:p>
          </table:table-cell>
          <table:table-cell office:value-type="string" calcext:value-type="string">
            <text:p>Europeans</text:p>
          </table:table-cell>
          <table:table-cell office:value-type="string" calcext:value-type="string">
            <text:p>Europaei</text:p>
          </table:table-cell>
          <table:table-cell/>
          <table:table-cell table:formula="of:=IF([.B1566]=[.D156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66];&quot;, '&quot;;SUBSTITUTE(LOWER([.B1566]);&quot;'&quot;;&quot;''&quot;);&quot;', '&quot;;SUBSTITUTE(LOWER([.C1566]);&quot;'&quot;;&quot;''&quot;);&quot;', '&quot;;SUBSTITUTE(LOWER([.D1566]);&quot;'&quot;;&quot;''&quot;);&quot;');&quot;)" office:value-type="string" office:string-value="insert into palabras(id, castellano, ingles, latin) values(1565, 'europeos', 'europeans', 'europaei');" calcext:value-type="string">
            <text:p>insert into palabras(id, castellano, ingles, latin) values(1565, 'europeos', 'europeans', 'europaei');</text:p>
          </table:table-cell>
        </table:table-row>
        <table:table-row table:style-name="ro1">
          <table:table-cell table:formula="of:=[.A1566]+1" office:value-type="float" office:value="1566" calcext:value-type="float">
            <text:p>1566</text:p>
          </table:table-cell>
          <table:table-cell office:value-type="string" calcext:value-type="string">
            <text:p>Caballo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Equus</text:p>
          </table:table-cell>
          <table:table-cell/>
          <table:table-cell table:formula="of:=IF([.B1567]=[.D156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67];&quot;, '&quot;;SUBSTITUTE(LOWER([.B1567]);&quot;'&quot;;&quot;''&quot;);&quot;', '&quot;;SUBSTITUTE(LOWER([.C1567]);&quot;'&quot;;&quot;''&quot;);&quot;', '&quot;;SUBSTITUTE(LOWER([.D1567]);&quot;'&quot;;&quot;''&quot;);&quot;');&quot;)" office:value-type="string" office:string-value="insert into palabras(id, castellano, ingles, latin) values(1566, 'caballo', 'horse', 'equus');" calcext:value-type="string">
            <text:p>insert into palabras(id, castellano, ingles, latin) values(1566, 'caballo', 'horse', 'equus');</text:p>
          </table:table-cell>
        </table:table-row>
        <table:table-row table:style-name="ro1">
          <table:table-cell table:formula="of:=[.A1567]+1" office:value-type="float" office:value="1567" calcext:value-type="float">
            <text:p>1567</text:p>
          </table:table-cell>
          <table:table-cell office:value-type="string" calcext:value-type="string">
            <text:p>Huelga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Strikes</text:p>
          </table:table-cell>
          <table:table-cell/>
          <table:table-cell table:formula="of:=IF([.B1568]=[.D156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68];&quot;, '&quot;;SUBSTITUTE(LOWER([.B1568]);&quot;'&quot;;&quot;''&quot;);&quot;', '&quot;;SUBSTITUTE(LOWER([.C1568]);&quot;'&quot;;&quot;''&quot;);&quot;', '&quot;;SUBSTITUTE(LOWER([.D1568]);&quot;'&quot;;&quot;''&quot;);&quot;');&quot;)" office:value-type="string" office:string-value="insert into palabras(id, castellano, ingles, latin) values(1567, 'huelga', 'strike', 'strikes');" calcext:value-type="string">
            <text:p>insert into palabras(id, castellano, ingles, latin) values(1567, 'huelga', 'strike', 'strikes');</text:p>
          </table:table-cell>
        </table:table-row>
        <table:table-row table:style-name="ro1">
          <table:table-cell table:formula="of:=[.A1568]+1" office:value-type="float" office:value="1568" calcext:value-type="float">
            <text:p>1568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Via</text:p>
          </table:table-cell>
          <table:table-cell/>
          <table:table-cell table:formula="of:=IF([.B1569]=[.D156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69];&quot;, '&quot;;SUBSTITUTE(LOWER([.B1569]);&quot;'&quot;;&quot;''&quot;);&quot;', '&quot;;SUBSTITUTE(LOWER([.C1569]);&quot;'&quot;;&quot;''&quot;);&quot;', '&quot;;SUBSTITUTE(LOWER([.D1569]);&quot;'&quot;;&quot;''&quot;);&quot;');&quot;)" office:value-type="string" office:string-value="insert into palabras(id, castellano, ingles, latin) values(1568, 'carretera', 'road', 'via');" calcext:value-type="string">
            <text:p>insert into palabras(id, castellano, ingles, latin) values(1568, 'carretera', 'road', 'via');</text:p>
          </table:table-cell>
        </table:table-row>
        <table:table-row table:style-name="ro1">
          <table:table-cell table:formula="of:=[.A1569]+1" office:value-type="float" office:value="1569" calcext:value-type="float">
            <text:p>1569</text:p>
          </table:table-cell>
          <table:table-cell office:value-type="string" calcext:value-type="string">
            <text:p>Norteamericano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Americanus</text:p>
          </table:table-cell>
          <table:table-cell/>
          <table:table-cell table:formula="of:=IF([.B1570]=[.D157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70];&quot;, '&quot;;SUBSTITUTE(LOWER([.B1570]);&quot;'&quot;;&quot;''&quot;);&quot;', '&quot;;SUBSTITUTE(LOWER([.C1570]);&quot;'&quot;;&quot;''&quot;);&quot;', '&quot;;SUBSTITUTE(LOWER([.D1570]);&quot;'&quot;;&quot;''&quot;);&quot;');&quot;)" office:value-type="string" office:string-value="insert into palabras(id, castellano, ingles, latin) values(1569, 'norteamericano', 'american', 'americanus');" calcext:value-type="string">
            <text:p>insert into palabras(id, castellano, ingles, latin) values(1569, 'norteamericano', 'american', 'americanus');</text:p>
          </table:table-cell>
        </table:table-row>
        <table:table-row table:style-name="ro1">
          <table:table-cell table:formula="of:=[.A1570]+1" office:value-type="float" office:value="1570" calcext:value-type="float">
            <text:p>1570</text:p>
          </table:table-cell>
          <table:table-cell office:value-type="string" calcext:value-type="string">
            <text:p>Producir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Producere</text:p>
          </table:table-cell>
          <table:table-cell/>
          <table:table-cell table:formula="of:=IF([.B1571]=[.D157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71];&quot;, '&quot;;SUBSTITUTE(LOWER([.B1571]);&quot;'&quot;;&quot;''&quot;);&quot;', '&quot;;SUBSTITUTE(LOWER([.C1571]);&quot;'&quot;;&quot;''&quot;);&quot;', '&quot;;SUBSTITUTE(LOWER([.D1571]);&quot;'&quot;;&quot;''&quot;);&quot;');&quot;)" office:value-type="string" office:string-value="insert into palabras(id, castellano, ingles, latin) values(1570, 'producir', 'produce', 'producere');" calcext:value-type="string">
            <text:p>insert into palabras(id, castellano, ingles, latin) values(1570, 'producir', 'produce', 'producere');</text:p>
          </table:table-cell>
        </table:table-row>
        <table:table-row table:style-name="ro1">
          <table:table-cell table:formula="of:=[.A1571]+1" office:value-type="float" office:value="1571" calcext:value-type="float">
            <text:p>1571</text:p>
          </table:table-cell>
          <table:table-cell office:value-type="string" calcext:value-type="string">
            <text:p>Antigua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Antiquus</text:p>
          </table:table-cell>
          <table:table-cell/>
          <table:table-cell table:formula="of:=IF([.B1572]=[.D157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72];&quot;, '&quot;;SUBSTITUTE(LOWER([.B1572]);&quot;'&quot;;&quot;''&quot;);&quot;', '&quot;;SUBSTITUTE(LOWER([.C1572]);&quot;'&quot;;&quot;''&quot;);&quot;', '&quot;;SUBSTITUTE(LOWER([.D1572]);&quot;'&quot;;&quot;''&quot;);&quot;');&quot;)" office:value-type="string" office:string-value="insert into palabras(id, castellano, ingles, latin) values(1571, 'antigua', 'old', 'antiquus');" calcext:value-type="string">
            <text:p>insert into palabras(id, castellano, ingles, latin) values(1571, 'antigua', 'old', 'antiquus');</text:p>
          </table:table-cell>
        </table:table-row>
        <table:table-row table:style-name="ro1">
          <table:table-cell table:formula="of:=[.A1572]+1" office:value-type="float" office:value="1572" calcext:value-type="float">
            <text:p>1572</text:p>
          </table:table-cell>
          <table:table-cell office:value-type="string" calcext:value-type="string">
            <text:p>Alianza</text:p>
          </table:table-cell>
          <table:table-cell office:value-type="string" calcext:value-type="string">
            <text:p>Alliance</text:p>
          </table:table-cell>
          <table:table-cell office:value-type="string" calcext:value-type="string">
            <text:p>Foedus</text:p>
          </table:table-cell>
          <table:table-cell/>
          <table:table-cell table:formula="of:=IF([.B1573]=[.D157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73];&quot;, '&quot;;SUBSTITUTE(LOWER([.B1573]);&quot;'&quot;;&quot;''&quot;);&quot;', '&quot;;SUBSTITUTE(LOWER([.C1573]);&quot;'&quot;;&quot;''&quot;);&quot;', '&quot;;SUBSTITUTE(LOWER([.D1573]);&quot;'&quot;;&quot;''&quot;);&quot;');&quot;)" office:value-type="string" office:string-value="insert into palabras(id, castellano, ingles, latin) values(1572, 'alianza', 'alliance', 'foedus');" calcext:value-type="string">
            <text:p>insert into palabras(id, castellano, ingles, latin) values(1572, 'alianza', 'alliance', 'foedus');</text:p>
          </table:table-cell>
        </table:table-row>
        <table:table-row table:style-name="ro1">
          <table:table-cell table:formula="of:=[.A1573]+1" office:value-type="float" office:value="1573" calcext:value-type="float">
            <text:p>1573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Physicus</text:p>
          </table:table-cell>
          <table:table-cell/>
          <table:table-cell table:formula="of:=IF([.B1574]=[.D157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74];&quot;, '&quot;;SUBSTITUTE(LOWER([.B1574]);&quot;'&quot;;&quot;''&quot;);&quot;', '&quot;;SUBSTITUTE(LOWER([.C1574]);&quot;'&quot;;&quot;''&quot;);&quot;', '&quot;;SUBSTITUTE(LOWER([.D1574]);&quot;'&quot;;&quot;''&quot;);&quot;');&quot;)" office:value-type="string" office:string-value="insert into palabras(id, castellano, ingles, latin) values(1573, 'físico', 'physical', 'physicus');" calcext:value-type="string">
            <text:p>insert into palabras(id, castellano, ingles, latin) values(1573, 'físico', 'physical', 'physicus');</text:p>
          </table:table-cell>
        </table:table-row>
        <table:table-row table:style-name="ro1">
          <table:table-cell table:formula="of:=[.A1574]+1" office:value-type="float" office:value="1574" calcext:value-type="float">
            <text:p>1574</text:p>
          </table:table-cell>
          <table:table-cell office:value-type="string" calcext:value-type="string">
            <text:p>Publicidad</text:p>
          </table:table-cell>
          <table:table-cell office:value-type="string" calcext:value-type="string">
            <text:p>Advertising</text:p>
          </table:table-cell>
          <table:table-cell office:value-type="string" calcext:value-type="string">
            <text:p>Publicitas</text:p>
          </table:table-cell>
          <table:table-cell/>
          <table:table-cell table:formula="of:=IF([.B1575]=[.D157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75];&quot;, '&quot;;SUBSTITUTE(LOWER([.B1575]);&quot;'&quot;;&quot;''&quot;);&quot;', '&quot;;SUBSTITUTE(LOWER([.C1575]);&quot;'&quot;;&quot;''&quot;);&quot;', '&quot;;SUBSTITUTE(LOWER([.D1575]);&quot;'&quot;;&quot;''&quot;);&quot;');&quot;)" office:value-type="string" office:string-value="insert into palabras(id, castellano, ingles, latin) values(1574, 'publicidad', 'advertising', 'publicitas');" calcext:value-type="string">
            <text:p>insert into palabras(id, castellano, ingles, latin) values(1574, 'publicidad', 'advertising', 'publicitas');</text:p>
          </table:table-cell>
        </table:table-row>
        <table:table-row table:style-name="ro1">
          <table:table-cell table:formula="of:=[.A1575]+1" office:value-type="float" office:value="1575" calcext:value-type="float">
            <text:p>1575</text:p>
          </table:table-cell>
          <table:table-cell office:value-type="string" calcext:value-type="string">
            <text:p>Previsto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Praevisus</text:p>
          </table:table-cell>
          <table:table-cell/>
          <table:table-cell table:formula="of:=IF([.B1576]=[.D157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76];&quot;, '&quot;;SUBSTITUTE(LOWER([.B1576]);&quot;'&quot;;&quot;''&quot;);&quot;', '&quot;;SUBSTITUTE(LOWER([.C1576]);&quot;'&quot;;&quot;''&quot;);&quot;', '&quot;;SUBSTITUTE(LOWER([.D1576]);&quot;'&quot;;&quot;''&quot;);&quot;');&quot;)" office:value-type="string" office:string-value="insert into palabras(id, castellano, ingles, latin) values(1575, 'previsto', 'planned', 'praevisus');" calcext:value-type="string">
            <text:p>insert into palabras(id, castellano, ingles, latin) values(1575, 'previsto', 'planned', 'praevisus');</text:p>
          </table:table-cell>
        </table:table-row>
        <table:table-row table:style-name="ro1">
          <table:table-cell table:formula="of:=[.A1576]+1" office:value-type="float" office:value="1576" calcext:value-type="float">
            <text:p>1576</text:p>
          </table:table-cell>
          <table:table-cell office:value-type="string" calcext:value-type="string">
            <text:p>Entorno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Ambitus</text:p>
          </table:table-cell>
          <table:table-cell/>
          <table:table-cell table:formula="of:=IF([.B1577]=[.D157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77];&quot;, '&quot;;SUBSTITUTE(LOWER([.B1577]);&quot;'&quot;;&quot;''&quot;);&quot;', '&quot;;SUBSTITUTE(LOWER([.C1577]);&quot;'&quot;;&quot;''&quot;);&quot;', '&quot;;SUBSTITUTE(LOWER([.D1577]);&quot;'&quot;;&quot;''&quot;);&quot;');&quot;)" office:value-type="string" office:string-value="insert into palabras(id, castellano, ingles, latin) values(1576, 'entorno', 'environment', 'ambitus');" calcext:value-type="string">
            <text:p>insert into palabras(id, castellano, ingles, latin) values(1576, 'entorno', 'environment', 'ambitus');</text:p>
          </table:table-cell>
        </table:table-row>
        <table:table-row table:style-name="ro1">
          <table:table-cell table:formula="of:=[.A1577]+1" office:value-type="float" office:value="1577" calcext:value-type="float">
            <text:p>1577</text:p>
          </table:table-cell>
          <table:table-cell office:value-type="string" calcext:value-type="string">
            <text:p>Preocupación</text:p>
          </table:table-cell>
          <table:table-cell office:value-type="string" calcext:value-type="string">
            <text:p>Concern</text:p>
          </table:table-cell>
          <table:table-cell office:value-type="string" calcext:value-type="string">
            <text:p>Curatio</text:p>
          </table:table-cell>
          <table:table-cell/>
          <table:table-cell table:formula="of:=IF([.B1578]=[.D157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78];&quot;, '&quot;;SUBSTITUTE(LOWER([.B1578]);&quot;'&quot;;&quot;''&quot;);&quot;', '&quot;;SUBSTITUTE(LOWER([.C1578]);&quot;'&quot;;&quot;''&quot;);&quot;', '&quot;;SUBSTITUTE(LOWER([.D1578]);&quot;'&quot;;&quot;''&quot;);&quot;');&quot;)" office:value-type="string" office:string-value="insert into palabras(id, castellano, ingles, latin) values(1577, 'preocupación', 'concern', 'curatio');" calcext:value-type="string">
            <text:p>insert into palabras(id, castellano, ingles, latin) values(1577, 'preocupación', 'concern', 'curatio');</text:p>
          </table:table-cell>
        </table:table-row>
        <table:table-row table:style-name="ro1">
          <table:table-cell table:formula="of:=[.A1578]+1" office:value-type="float" office:value="1578" calcext:value-type="float">
            <text:p>1578</text:p>
          </table:table-cell>
          <table:table-cell office:value-type="string" calcext:value-type="string">
            <text:p>Resistencia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Resistentia</text:p>
          </table:table-cell>
          <table:table-cell/>
          <table:table-cell table:formula="of:=IF([.B1579]=[.D157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79];&quot;, '&quot;;SUBSTITUTE(LOWER([.B1579]);&quot;'&quot;;&quot;''&quot;);&quot;', '&quot;;SUBSTITUTE(LOWER([.C1579]);&quot;'&quot;;&quot;''&quot;);&quot;', '&quot;;SUBSTITUTE(LOWER([.D1579]);&quot;'&quot;;&quot;''&quot;);&quot;');&quot;)" office:value-type="string" office:string-value="insert into palabras(id, castellano, ingles, latin) values(1578, 'resistencia', 'resistance', 'resistentia');" calcext:value-type="string">
            <text:p>insert into palabras(id, castellano, ingles, latin) values(1578, 'resistencia', 'resistance', 'resistentia');</text:p>
          </table:table-cell>
        </table:table-row>
        <table:table-row table:style-name="ro1">
          <table:table-cell table:formula="of:=[.A1579]+1" office:value-type="float" office:value="1579" calcext:value-type="float">
            <text:p>1579</text:p>
          </table:table-cell>
          <table:table-cell office:value-type="string" calcext:value-type="string">
            <text:p>Murió</text:p>
          </table:table-cell>
          <table:table-cell office:value-type="string" calcext:value-type="string">
            <text:p>Died</text:p>
          </table:table-cell>
          <table:table-cell office:value-type="string" calcext:value-type="string">
            <text:p>Mortuus</text:p>
          </table:table-cell>
          <table:table-cell/>
          <table:table-cell table:formula="of:=IF([.B1580]=[.D158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80];&quot;, '&quot;;SUBSTITUTE(LOWER([.B1580]);&quot;'&quot;;&quot;''&quot;);&quot;', '&quot;;SUBSTITUTE(LOWER([.C1580]);&quot;'&quot;;&quot;''&quot;);&quot;', '&quot;;SUBSTITUTE(LOWER([.D1580]);&quot;'&quot;;&quot;''&quot;);&quot;');&quot;)" office:value-type="string" office:string-value="insert into palabras(id, castellano, ingles, latin) values(1579, 'murió', 'died', 'mortuus');" calcext:value-type="string">
            <text:p>insert into palabras(id, castellano, ingles, latin) values(1579, 'murió', 'died', 'mortuus');</text:p>
          </table:table-cell>
        </table:table-row>
        <table:table-row table:style-name="ro1">
          <table:table-cell table:formula="of:=[.A1580]+1" office:value-type="float" office:value="1580" calcext:value-type="float">
            <text:p>1580</text:p>
          </table:table-cell>
          <table:table-cell office:value-type="string" calcext:value-type="string">
            <text:p>Éstas</text:p>
          </table:table-cell>
          <table:table-cell office:value-type="string" calcext:value-type="string">
            <text:p>These</text:p>
          </table:table-cell>
          <table:table-cell office:value-type="string" calcext:value-type="string">
            <text:p>Hae</text:p>
          </table:table-cell>
          <table:table-cell/>
          <table:table-cell table:formula="of:=IF([.B1581]=[.D158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81];&quot;, '&quot;;SUBSTITUTE(LOWER([.B1581]);&quot;'&quot;;&quot;''&quot;);&quot;', '&quot;;SUBSTITUTE(LOWER([.C1581]);&quot;'&quot;;&quot;''&quot;);&quot;', '&quot;;SUBSTITUTE(LOWER([.D1581]);&quot;'&quot;;&quot;''&quot;);&quot;');&quot;)" office:value-type="string" office:string-value="insert into palabras(id, castellano, ingles, latin) values(1580, 'éstas', 'these', 'hae');" calcext:value-type="string">
            <text:p>insert into palabras(id, castellano, ingles, latin) values(1580, 'éstas', 'these', 'hae');</text:p>
          </table:table-cell>
        </table:table-row>
        <table:table-row table:style-name="ro1">
          <table:table-cell table:formula="of:=[.A1581]+1" office:value-type="float" office:value="1581" calcext:value-type="float">
            <text:p>1581</text:p>
          </table:table-cell>
          <table:table-cell office:value-type="string" calcext:value-type="string">
            <text:p>Generalmente</text:p>
          </table:table-cell>
          <table:table-cell office:value-type="string" calcext:value-type="string">
            <text:p>Generally</text:p>
          </table:table-cell>
          <table:table-cell office:value-type="string" calcext:value-type="string">
            <text:p>Generatim</text:p>
          </table:table-cell>
          <table:table-cell/>
          <table:table-cell table:formula="of:=IF([.B1582]=[.D158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82];&quot;, '&quot;;SUBSTITUTE(LOWER([.B1582]);&quot;'&quot;;&quot;''&quot;);&quot;', '&quot;;SUBSTITUTE(LOWER([.C1582]);&quot;'&quot;;&quot;''&quot;);&quot;', '&quot;;SUBSTITUTE(LOWER([.D1582]);&quot;'&quot;;&quot;''&quot;);&quot;');&quot;)" office:value-type="string" office:string-value="insert into palabras(id, castellano, ingles, latin) values(1581, 'generalmente', 'generally', 'generatim');" calcext:value-type="string">
            <text:p>insert into palabras(id, castellano, ingles, latin) values(1581, 'generalmente', 'generally', 'generatim');</text:p>
          </table:table-cell>
        </table:table-row>
        <table:table-row table:style-name="ro1">
          <table:table-cell table:formula="of:=[.A1582]+1" office:value-type="float" office:value="1582" calcext:value-type="float">
            <text:p>1582</text:p>
          </table:table-cell>
          <table:table-cell office:value-type="string" calcext:value-type="string">
            <text:p>Dormir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Dormire</text:p>
          </table:table-cell>
          <table:table-cell/>
          <table:table-cell table:formula="of:=IF([.B1583]=[.D158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83];&quot;, '&quot;;SUBSTITUTE(LOWER([.B1583]);&quot;'&quot;;&quot;''&quot;);&quot;', '&quot;;SUBSTITUTE(LOWER([.C1583]);&quot;'&quot;;&quot;''&quot;);&quot;', '&quot;;SUBSTITUTE(LOWER([.D1583]);&quot;'&quot;;&quot;''&quot;);&quot;');&quot;)" office:value-type="string" office:string-value="insert into palabras(id, castellano, ingles, latin) values(1582, 'dormir', 'sleep', 'dormire');" calcext:value-type="string">
            <text:p>insert into palabras(id, castellano, ingles, latin) values(1582, 'dormir', 'sleep', 'dormire');</text:p>
          </table:table-cell>
        </table:table-row>
        <table:table-row table:style-name="ro1">
          <table:table-cell table:formula="of:=[.A1583]+1" office:value-type="float" office:value="1583" calcext:value-type="float">
            <text:p>1583</text:p>
          </table:table-cell>
          <table:table-cell office:value-type="string" calcext:value-type="string">
            <text:p>Individuo</text:p>
          </table:table-cell>
          <table:table-cell office:value-type="string" calcext:value-type="string">
            <text:p>Individual</text:p>
          </table:table-cell>
          <table:table-cell office:value-type="string" calcext:value-type="string">
            <text:p>Individuum</text:p>
          </table:table-cell>
          <table:table-cell/>
          <table:table-cell table:formula="of:=IF([.B1584]=[.D158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84];&quot;, '&quot;;SUBSTITUTE(LOWER([.B1584]);&quot;'&quot;;&quot;''&quot;);&quot;', '&quot;;SUBSTITUTE(LOWER([.C1584]);&quot;'&quot;;&quot;''&quot;);&quot;', '&quot;;SUBSTITUTE(LOWER([.D1584]);&quot;'&quot;;&quot;''&quot;);&quot;');&quot;)" office:value-type="string" office:string-value="insert into palabras(id, castellano, ingles, latin) values(1583, 'individuo', 'individual', 'individuum');" calcext:value-type="string">
            <text:p>insert into palabras(id, castellano, ingles, latin) values(1583, 'individuo', 'individual', 'individuum');</text:p>
          </table:table-cell>
        </table:table-row>
        <table:table-row table:style-name="ro1">
          <table:table-cell table:formula="of:=[.A1584]+1" office:value-type="float" office:value="1584" calcext:value-type="float">
            <text:p>1584</text:p>
          </table:table-cell>
          <table:table-cell office:value-type="string" calcext:value-type="string">
            <text:p>Cuerpos</text:p>
          </table:table-cell>
          <table:table-cell office:value-type="string" calcext:value-type="string">
            <text:p>Bodies</text:p>
          </table:table-cell>
          <table:table-cell office:value-type="string" calcext:value-type="string">
            <text:p>Corpora</text:p>
          </table:table-cell>
          <table:table-cell/>
          <table:table-cell table:formula="of:=IF([.B1585]=[.D158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85];&quot;, '&quot;;SUBSTITUTE(LOWER([.B1585]);&quot;'&quot;;&quot;''&quot;);&quot;', '&quot;;SUBSTITUTE(LOWER([.C1585]);&quot;'&quot;;&quot;''&quot;);&quot;', '&quot;;SUBSTITUTE(LOWER([.D1585]);&quot;'&quot;;&quot;''&quot;);&quot;');&quot;)" office:value-type="string" office:string-value="insert into palabras(id, castellano, ingles, latin) values(1584, 'cuerpos', 'bodies', 'corpora');" calcext:value-type="string">
            <text:p>insert into palabras(id, castellano, ingles, latin) values(1584, 'cuerpos', 'bodies', 'corpora');</text:p>
          </table:table-cell>
        </table:table-row>
        <table:table-row table:style-name="ro1">
          <table:table-cell table:formula="of:=[.A1585]+1" office:value-type="float" office:value="1585" calcext:value-type="float">
            <text:p>1585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Brevis</text:p>
          </table:table-cell>
          <table:table-cell/>
          <table:table-cell table:formula="of:=IF([.B1586]=[.D158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86];&quot;, '&quot;;SUBSTITUTE(LOWER([.B1586]);&quot;'&quot;;&quot;''&quot;);&quot;', '&quot;;SUBSTITUTE(LOWER([.C1586]);&quot;'&quot;;&quot;''&quot;);&quot;', '&quot;;SUBSTITUTE(LOWER([.D1586]);&quot;'&quot;;&quot;''&quot;);&quot;');&quot;)" office:value-type="string" office:string-value="insert into palabras(id, castellano, ingles, latin) values(1585, 'corto', 'short', 'brevis');" calcext:value-type="string">
            <text:p>insert into palabras(id, castellano, ingles, latin) values(1585, 'corto', 'short', 'brevis');</text:p>
          </table:table-cell>
        </table:table-row>
        <table:table-row table:style-name="ro1">
          <table:table-cell table:formula="of:=[.A1586]+1" office:value-type="float" office:value="1586" calcext:value-type="float">
            <text:p>1586</text:p>
          </table:table-cell>
          <table:table-cell office:value-type="string" calcext:value-type="string">
            <text:p>Organismos</text:p>
          </table:table-cell>
          <table:table-cell office:value-type="string" calcext:value-type="string">
            <text:p>Organizations</text:p>
          </table:table-cell>
          <table:table-cell office:value-type="string" calcext:value-type="string">
            <text:p>Organismi</text:p>
          </table:table-cell>
          <table:table-cell/>
          <table:table-cell table:formula="of:=IF([.B1587]=[.D158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87];&quot;, '&quot;;SUBSTITUTE(LOWER([.B1587]);&quot;'&quot;;&quot;''&quot;);&quot;', '&quot;;SUBSTITUTE(LOWER([.C1587]);&quot;'&quot;;&quot;''&quot;);&quot;', '&quot;;SUBSTITUTE(LOWER([.D1587]);&quot;'&quot;;&quot;''&quot;);&quot;');&quot;)" office:value-type="string" office:string-value="insert into palabras(id, castellano, ingles, latin) values(1586, 'organismos', 'organizations', 'organismi');" calcext:value-type="string">
            <text:p>insert into palabras(id, castellano, ingles, latin) values(1586, 'organismos', 'organizations', 'organismi');</text:p>
          </table:table-cell>
        </table:table-row>
        <table:table-row table:style-name="ro1">
          <table:table-cell table:formula="of:=[.A1587]+1" office:value-type="float" office:value="1587" calcext:value-type="float">
            <text:p>1587</text:p>
          </table:table-cell>
          <table:table-cell office:value-type="string" calcext:value-type="string">
            <text:p>Especiales</text:p>
          </table:table-cell>
          <table:table-cell office:value-type="string" calcext:value-type="string">
            <text:p>Specials</text:p>
          </table:table-cell>
          <table:table-cell office:value-type="string" calcext:value-type="string">
            <text:p>Speciales</text:p>
          </table:table-cell>
          <table:table-cell/>
          <table:table-cell table:formula="of:=IF([.B1588]=[.D158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88];&quot;, '&quot;;SUBSTITUTE(LOWER([.B1588]);&quot;'&quot;;&quot;''&quot;);&quot;', '&quot;;SUBSTITUTE(LOWER([.C1588]);&quot;'&quot;;&quot;''&quot;);&quot;', '&quot;;SUBSTITUTE(LOWER([.D1588]);&quot;'&quot;;&quot;''&quot;);&quot;');&quot;)" office:value-type="string" office:string-value="insert into palabras(id, castellano, ingles, latin) values(1587, 'especiales', 'specials', 'speciales');" calcext:value-type="string">
            <text:p>insert into palabras(id, castellano, ingles, latin) values(1587, 'especiales', 'specials', 'speciales');</text:p>
          </table:table-cell>
        </table:table-row>
        <table:table-row table:style-name="ro1">
          <table:table-cell table:formula="of:=[.A1588]+1" office:value-type="float" office:value="1588" calcext:value-type="float">
            <text:p>1588</text:p>
          </table:table-cell>
          <table:table-cell table:number-columns-repeated="2" office:value-type="string" calcext:value-type="string">
            <text:p>Internet</text:p>
          </table:table-cell>
          <table:table-cell office:value-type="string" calcext:value-type="string">
            <text:p>Interrete</text:p>
          </table:table-cell>
          <table:table-cell/>
          <table:table-cell table:formula="of:=IF([.B1589]=[.D158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89];&quot;, '&quot;;SUBSTITUTE(LOWER([.B1589]);&quot;'&quot;;&quot;''&quot;);&quot;', '&quot;;SUBSTITUTE(LOWER([.C1589]);&quot;'&quot;;&quot;''&quot;);&quot;', '&quot;;SUBSTITUTE(LOWER([.D1589]);&quot;'&quot;;&quot;''&quot;);&quot;');&quot;)" office:value-type="string" office:string-value="insert into palabras(id, castellano, ingles, latin) values(1588, 'internet', 'internet', 'interrete');" calcext:value-type="string">
            <text:p>insert into palabras(id, castellano, ingles, latin) values(1588, 'internet', 'internet', 'interrete');</text:p>
          </table:table-cell>
        </table:table-row>
        <table:table-row table:style-name="ro1">
          <table:table-cell table:formula="of:=[.A1589]+1" office:value-type="float" office:value="1589" calcext:value-type="float">
            <text:p>1589</text:p>
          </table:table-cell>
          <table:table-cell office:value-type="string" calcext:value-type="string">
            <text:p>Banco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Fenestrae</text:p>
          </table:table-cell>
          <table:table-cell/>
          <table:table-cell table:formula="of:=IF([.B1590]=[.D159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90];&quot;, '&quot;;SUBSTITUTE(LOWER([.B1590]);&quot;'&quot;;&quot;''&quot;);&quot;', '&quot;;SUBSTITUTE(LOWER([.C1590]);&quot;'&quot;;&quot;''&quot;);&quot;', '&quot;;SUBSTITUTE(LOWER([.D1590]);&quot;'&quot;;&quot;''&quot;);&quot;');&quot;)" office:value-type="string" office:string-value="insert into palabras(id, castellano, ingles, latin) values(1589, 'bancos', 'banks', 'fenestrae');" calcext:value-type="string">
            <text:p>insert into palabras(id, castellano, ingles, latin) values(1589, 'bancos', 'banks', 'fenestrae');</text:p>
          </table:table-cell>
        </table:table-row>
        <table:table-row table:style-name="ro1">
          <table:table-cell table:formula="of:=[.A1590]+1" office:value-type="float" office:value="1590" calcext:value-type="float">
            <text:p>1590</text:p>
          </table:table-cell>
          <table:table-cell office:value-type="string" calcext:value-type="string">
            <text:p>Jugador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Ludor</text:p>
          </table:table-cell>
          <table:table-cell/>
          <table:table-cell table:formula="of:=IF([.B1591]=[.D159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91];&quot;, '&quot;;SUBSTITUTE(LOWER([.B1591]);&quot;'&quot;;&quot;''&quot;);&quot;', '&quot;;SUBSTITUTE(LOWER([.C1591]);&quot;'&quot;;&quot;''&quot;);&quot;', '&quot;;SUBSTITUTE(LOWER([.D1591]);&quot;'&quot;;&quot;''&quot;);&quot;');&quot;)" office:value-type="string" office:string-value="insert into palabras(id, castellano, ingles, latin) values(1590, 'jugador', 'player', 'ludor');" calcext:value-type="string">
            <text:p>insert into palabras(id, castellano, ingles, latin) values(1590, 'jugador', 'player', 'ludor');</text:p>
          </table:table-cell>
        </table:table-row>
        <table:table-row table:style-name="ro1">
          <table:table-cell table:formula="of:=[.A1591]+1" office:value-type="float" office:value="1591" calcext:value-type="float">
            <text:p>1591</text:p>
          </table:table-cell>
          <table:table-cell office:value-type="string" calcext:value-type="string">
            <text:p>Esfuerzos</text:p>
          </table:table-cell>
          <table:table-cell office:value-type="string" calcext:value-type="string">
            <text:p>Efforts</text:p>
          </table:table-cell>
          <table:table-cell office:value-type="string" calcext:value-type="string">
            <text:p>Conatus</text:p>
          </table:table-cell>
          <table:table-cell/>
          <table:table-cell table:formula="of:=IF([.B1592]=[.D159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92];&quot;, '&quot;;SUBSTITUTE(LOWER([.B1592]);&quot;'&quot;;&quot;''&quot;);&quot;', '&quot;;SUBSTITUTE(LOWER([.C1592]);&quot;'&quot;;&quot;''&quot;);&quot;', '&quot;;SUBSTITUTE(LOWER([.D1592]);&quot;'&quot;;&quot;''&quot;);&quot;');&quot;)" office:value-type="string" office:string-value="insert into palabras(id, castellano, ingles, latin) values(1591, 'esfuerzos', 'efforts', 'conatus');" calcext:value-type="string">
            <text:p>insert into palabras(id, castellano, ingles, latin) values(1591, 'esfuerzos', 'efforts', 'conatus');</text:p>
          </table:table-cell>
        </table:table-row>
        <table:table-row table:style-name="ro1">
          <table:table-cell table:formula="of:=[.A1592]+1" office:value-type="float" office:value="1592" calcext:value-type="float">
            <text:p>1592</text:p>
          </table:table-cell>
          <table:table-cell office:value-type="string" calcext:value-type="string">
            <text:p>Beneficios</text:p>
          </table:table-cell>
          <table:table-cell office:value-type="string" calcext:value-type="string">
            <text:p>Benefits</text:p>
          </table:table-cell>
          <table:table-cell office:value-type="string" calcext:value-type="string">
            <text:p>Beneficia</text:p>
          </table:table-cell>
          <table:table-cell/>
          <table:table-cell table:formula="of:=IF([.B1593]=[.D159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93];&quot;, '&quot;;SUBSTITUTE(LOWER([.B1593]);&quot;'&quot;;&quot;''&quot;);&quot;', '&quot;;SUBSTITUTE(LOWER([.C1593]);&quot;'&quot;;&quot;''&quot;);&quot;', '&quot;;SUBSTITUTE(LOWER([.D1593]);&quot;'&quot;;&quot;''&quot;);&quot;');&quot;)" office:value-type="string" office:string-value="insert into palabras(id, castellano, ingles, latin) values(1592, 'beneficios', 'benefits', 'beneficia');" calcext:value-type="string">
            <text:p>insert into palabras(id, castellano, ingles, latin) values(1592, 'beneficios', 'benefits', 'beneficia');</text:p>
          </table:table-cell>
        </table:table-row>
        <table:table-row table:style-name="ro1">
          <table:table-cell table:formula="of:=[.A1593]+1" office:value-type="float" office:value="1593" calcext:value-type="float">
            <text:p>1593</text:p>
          </table:table-cell>
          <table:table-cell office:value-type="string" calcext:value-type="string">
            <text:p>Terminar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Finire</text:p>
          </table:table-cell>
          <table:table-cell/>
          <table:table-cell table:formula="of:=IF([.B1594]=[.D159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94];&quot;, '&quot;;SUBSTITUTE(LOWER([.B1594]);&quot;'&quot;;&quot;''&quot;);&quot;', '&quot;;SUBSTITUTE(LOWER([.C1594]);&quot;'&quot;;&quot;''&quot;);&quot;', '&quot;;SUBSTITUTE(LOWER([.D1594]);&quot;'&quot;;&quot;''&quot;);&quot;');&quot;)" office:value-type="string" office:string-value="insert into palabras(id, castellano, ingles, latin) values(1593, 'terminar', 'finish', 'finire');" calcext:value-type="string">
            <text:p>insert into palabras(id, castellano, ingles, latin) values(1593, 'terminar', 'finish', 'finire');</text:p>
          </table:table-cell>
        </table:table-row>
        <table:table-row table:style-name="ro2">
          <table:table-cell table:formula="of:=[.A1594]+1" office:value-type="float" office:value="1594" calcext:value-type="float">
            <text:p>1594</text:p>
          </table:table-cell>
          <table:table-cell office:value-type="string" calcext:value-type="string">
            <text:p>Equilibrio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Aequilibrium</text:p>
          </table:table-cell>
          <table:table-cell/>
          <table:table-cell table:formula="of:=IF([.B1595]=[.D159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95];&quot;, '&quot;;SUBSTITUTE(LOWER([.B1595]);&quot;'&quot;;&quot;''&quot;);&quot;', '&quot;;SUBSTITUTE(LOWER([.C1595]);&quot;'&quot;;&quot;''&quot;);&quot;', '&quot;;SUBSTITUTE(LOWER([.D1595]);&quot;'&quot;;&quot;''&quot;);&quot;');&quot;)" office:value-type="string" office:string-value="insert into palabras(id, castellano, ingles, latin) values(1594, 'equilibrio', 'balance', 'aequilibrium');" calcext:value-type="string">
            <text:p>insert into palabras(id, castellano, ingles, latin) values(1594, 'equilibrio', 'balance', 'aequilibrium');</text:p>
          </table:table-cell>
        </table:table-row>
        <table:table-row table:style-name="ro1">
          <table:table-cell table:formula="of:=[.A1595]+1" office:value-type="float" office:value="1595" calcext:value-type="float">
            <text:p>1595</text:p>
          </table:table-cell>
          <table:table-cell office:value-type="string" calcext:value-type="string">
            <text:p>Oído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Auditus</text:p>
          </table:table-cell>
          <table:table-cell/>
          <table:table-cell table:formula="of:=IF([.B1596]=[.D159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96];&quot;, '&quot;;SUBSTITUTE(LOWER([.B1596]);&quot;'&quot;;&quot;''&quot;);&quot;', '&quot;;SUBSTITUTE(LOWER([.C1596]);&quot;'&quot;;&quot;''&quot;);&quot;', '&quot;;SUBSTITUTE(LOWER([.D1596]);&quot;'&quot;;&quot;''&quot;);&quot;');&quot;)" office:value-type="string" office:string-value="insert into palabras(id, castellano, ingles, latin) values(1595, 'oído', 'ear', 'auditus');" calcext:value-type="string">
            <text:p>insert into palabras(id, castellano, ingles, latin) values(1595, 'oído', 'ear', 'auditus');</text:p>
          </table:table-cell>
        </table:table-row>
        <table:table-row table:style-name="ro1">
          <table:table-cell table:formula="of:=[.A1596]+1" office:value-type="float" office:value="1596" calcext:value-type="float">
            <text:p>1596</text:p>
          </table:table-cell>
          <table:table-cell office:value-type="string" calcext:value-type="string">
            <text:p>Lectura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Lectura</text:p>
          </table:table-cell>
          <table:table-cell/>
          <table:table-cell table:formula="of:=IF([.B1597]=[.D1597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597];&quot;, '&quot;;SUBSTITUTE(LOWER([.B1597]);&quot;'&quot;;&quot;''&quot;);&quot;', '&quot;;SUBSTITUTE(LOWER([.C1597]);&quot;'&quot;;&quot;''&quot;);&quot;', '&quot;;SUBSTITUTE(LOWER([.D1597]);&quot;'&quot;;&quot;''&quot;);&quot;');&quot;)" office:value-type="string" office:string-value="insert into palabras(id, castellano, ingles, latin) values(1596, 'lectura', 'read', 'lectura');" calcext:value-type="string">
            <text:p>insert into palabras(id, castellano, ingles, latin) values(1596, 'lectura', 'read', 'lectura');</text:p>
          </table:table-cell>
        </table:table-row>
        <table:table-row table:style-name="ro1">
          <table:table-cell table:formula="of:=[.A1597]+1" office:value-type="float" office:value="1597" calcext:value-type="float">
            <text:p>1597</text:p>
          </table:table-cell>
          <table:table-cell office:value-type="string" calcext:value-type="string">
            <text:p>Piezas</text:p>
          </table:table-cell>
          <table:table-cell office:value-type="string" calcext:value-type="string">
            <text:p>Pieces</text:p>
          </table:table-cell>
          <table:table-cell office:value-type="string" calcext:value-type="string">
            <text:p>Partes</text:p>
          </table:table-cell>
          <table:table-cell/>
          <table:table-cell table:formula="of:=IF([.B1598]=[.D159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98];&quot;, '&quot;;SUBSTITUTE(LOWER([.B1598]);&quot;'&quot;;&quot;''&quot;);&quot;', '&quot;;SUBSTITUTE(LOWER([.C1598]);&quot;'&quot;;&quot;''&quot;);&quot;', '&quot;;SUBSTITUTE(LOWER([.D1598]);&quot;'&quot;;&quot;''&quot;);&quot;');&quot;)" office:value-type="string" office:string-value="insert into palabras(id, castellano, ingles, latin) values(1597, 'piezas', 'pieces', 'partes');" calcext:value-type="string">
            <text:p>insert into palabras(id, castellano, ingles, latin) values(1597, 'piezas', 'pieces', 'partes');</text:p>
          </table:table-cell>
        </table:table-row>
        <table:table-row table:style-name="ro1">
          <table:table-cell table:formula="of:=[.A1598]+1" office:value-type="float" office:value="1598" calcext:value-type="float">
            <text:p>1598</text:p>
          </table:table-cell>
          <table:table-cell office:value-type="string" calcext:value-type="string">
            <text:p>Límites</text:p>
          </table:table-cell>
          <table:table-cell office:value-type="string" calcext:value-type="string">
            <text:p>Limits</text:p>
          </table:table-cell>
          <table:table-cell office:value-type="string" calcext:value-type="string">
            <text:p>Limites</text:p>
          </table:table-cell>
          <table:table-cell/>
          <table:table-cell table:formula="of:=IF([.B1599]=[.D159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599];&quot;, '&quot;;SUBSTITUTE(LOWER([.B1599]);&quot;'&quot;;&quot;''&quot;);&quot;', '&quot;;SUBSTITUTE(LOWER([.C1599]);&quot;'&quot;;&quot;''&quot;);&quot;', '&quot;;SUBSTITUTE(LOWER([.D1599]);&quot;'&quot;;&quot;''&quot;);&quot;');&quot;)" office:value-type="string" office:string-value="insert into palabras(id, castellano, ingles, latin) values(1598, 'límites', 'limits', 'limites');" calcext:value-type="string">
            <text:p>insert into palabras(id, castellano, ingles, latin) values(1598, 'límites', 'limits', 'limites');</text:p>
          </table:table-cell>
        </table:table-row>
        <table:table-row table:style-name="ro1">
          <table:table-cell table:formula="of:=[.A1599]+1" office:value-type="float" office:value="1599" calcext:value-type="float">
            <text:p>1599</text:p>
          </table:table-cell>
          <table:table-cell office:value-type="string" calcext:value-type="string">
            <text:p>Aproximadamente</text:p>
          </table:table-cell>
          <table:table-cell office:value-type="string" calcext:value-type="string">
            <text:p>Approximately</text:p>
          </table:table-cell>
          <table:table-cell office:value-type="string" calcext:value-type="string">
            <text:p>Circiter</text:p>
          </table:table-cell>
          <table:table-cell/>
          <table:table-cell table:formula="of:=IF([.B1600]=[.D160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00];&quot;, '&quot;;SUBSTITUTE(LOWER([.B1600]);&quot;'&quot;;&quot;''&quot;);&quot;', '&quot;;SUBSTITUTE(LOWER([.C1600]);&quot;'&quot;;&quot;''&quot;);&quot;', '&quot;;SUBSTITUTE(LOWER([.D1600]);&quot;'&quot;;&quot;''&quot;);&quot;');&quot;)" office:value-type="string" office:string-value="insert into palabras(id, castellano, ingles, latin) values(1599, 'aproximadamente', 'approximately', 'circiter');" calcext:value-type="string">
            <text:p>insert into palabras(id, castellano, ingles, latin) values(1599, 'aproximadamente', 'approximately', 'circiter');</text:p>
          </table:table-cell>
        </table:table-row>
        <table:table-row table:style-name="ro1">
          <table:table-cell table:formula="of:=[.A1600]+1" office:value-type="float" office:value="1600" calcext:value-type="float">
            <text:p>1600</text:p>
          </table:table-cell>
          <table:table-cell office:value-type="string" calcext:value-type="string">
            <text:p>Abre</text:p>
          </table:table-cell>
          <table:table-cell office:value-type="string" calcext:value-type="string">
            <text:p>Opens</text:p>
          </table:table-cell>
          <table:table-cell office:value-type="string" calcext:value-type="string">
            <text:p>Aperi</text:p>
          </table:table-cell>
          <table:table-cell/>
          <table:table-cell table:formula="of:=IF([.B1601]=[.D160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01];&quot;, '&quot;;SUBSTITUTE(LOWER([.B1601]);&quot;'&quot;;&quot;''&quot;);&quot;', '&quot;;SUBSTITUTE(LOWER([.C1601]);&quot;'&quot;;&quot;''&quot;);&quot;', '&quot;;SUBSTITUTE(LOWER([.D1601]);&quot;'&quot;;&quot;''&quot;);&quot;');&quot;)" office:value-type="string" office:string-value="insert into palabras(id, castellano, ingles, latin) values(1600, 'abre', 'opens', 'aperi');" calcext:value-type="string">
            <text:p>insert into palabras(id, castellano, ingles, latin) values(1600, 'abre', 'opens', 'aperi');</text:p>
          </table:table-cell>
        </table:table-row>
        <table:table-row table:style-name="ro1">
          <table:table-cell table:formula="of:=[.A1601]+1" office:value-type="float" office:value="1601" calcext:value-type="float">
            <text:p>1601</text:p>
          </table:table-cell>
          <table:table-cell office:value-type="string" calcext:value-type="string">
            <text:p>Llevado</text:p>
          </table:table-cell>
          <table:table-cell office:value-type="string" calcext:value-type="string">
            <text:p>Carried</text:p>
          </table:table-cell>
          <table:table-cell office:value-type="string" calcext:value-type="string">
            <text:p>Latum</text:p>
          </table:table-cell>
          <table:table-cell/>
          <table:table-cell table:formula="of:=IF([.B1602]=[.D160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02];&quot;, '&quot;;SUBSTITUTE(LOWER([.B1602]);&quot;'&quot;;&quot;''&quot;);&quot;', '&quot;;SUBSTITUTE(LOWER([.C1602]);&quot;'&quot;;&quot;''&quot;);&quot;', '&quot;;SUBSTITUTE(LOWER([.D1602]);&quot;'&quot;;&quot;''&quot;);&quot;');&quot;)" office:value-type="string" office:string-value="insert into palabras(id, castellano, ingles, latin) values(1601, 'llevado', 'carried', 'latum');" calcext:value-type="string">
            <text:p>insert into palabras(id, castellano, ingles, latin) values(1601, 'llevado', 'carried', 'latum');</text:p>
          </table:table-cell>
        </table:table-row>
        <table:table-row table:style-name="ro1">
          <table:table-cell table:formula="of:=[.A1602]+1" office:value-type="float" office:value="1602" calcext:value-type="float">
            <text:p>1602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Privatus</text:p>
          </table:table-cell>
          <table:table-cell/>
          <table:table-cell table:formula="of:=IF([.B1603]=[.D160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03];&quot;, '&quot;;SUBSTITUTE(LOWER([.B1603]);&quot;'&quot;;&quot;''&quot;);&quot;', '&quot;;SUBSTITUTE(LOWER([.C1603]);&quot;'&quot;;&quot;''&quot;);&quot;', '&quot;;SUBSTITUTE(LOWER([.D1603]);&quot;'&quot;;&quot;''&quot;);&quot;');&quot;)" office:value-type="string" office:string-value="insert into palabras(id, castellano, ingles, latin) values(1602, 'privado', 'private', 'privatus');" calcext:value-type="string">
            <text:p>insert into palabras(id, castellano, ingles, latin) values(1602, 'privado', 'private', 'privatus');</text:p>
          </table:table-cell>
        </table:table-row>
        <table:table-row table:style-name="ro1">
          <table:table-cell table:formula="of:=[.A1603]+1" office:value-type="float" office:value="1603" calcext:value-type="float">
            <text:p>1603</text:p>
          </table:table-cell>
          <table:table-cell office:value-type="string" calcext:value-type="string">
            <text:p>Salón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Salus</text:p>
          </table:table-cell>
          <table:table-cell/>
          <table:table-cell table:formula="of:=IF([.B1604]=[.D160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04];&quot;, '&quot;;SUBSTITUTE(LOWER([.B1604]);&quot;'&quot;;&quot;''&quot;);&quot;', '&quot;;SUBSTITUTE(LOWER([.C1604]);&quot;'&quot;;&quot;''&quot;);&quot;', '&quot;;SUBSTITUTE(LOWER([.D1604]);&quot;'&quot;;&quot;''&quot;);&quot;');&quot;)" office:value-type="string" office:string-value="insert into palabras(id, castellano, ingles, latin) values(1603, 'salón', 'room', 'salus');" calcext:value-type="string">
            <text:p>insert into palabras(id, castellano, ingles, latin) values(1603, 'salón', 'room', 'salus');</text:p>
          </table:table-cell>
        </table:table-row>
        <table:table-row table:style-name="ro1">
          <table:table-cell table:formula="of:=[.A1604]+1" office:value-type="float" office:value="1604" calcext:value-type="float">
            <text:p>1604</text:p>
          </table:table-cell>
          <table:table-cell office:value-type="string" calcext:value-type="string">
            <text:p>Actuales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Recentia</text:p>
          </table:table-cell>
          <table:table-cell/>
          <table:table-cell table:formula="of:=IF([.B1605]=[.D160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05];&quot;, '&quot;;SUBSTITUTE(LOWER([.B1605]);&quot;'&quot;;&quot;''&quot;);&quot;', '&quot;;SUBSTITUTE(LOWER([.C1605]);&quot;'&quot;;&quot;''&quot;);&quot;', '&quot;;SUBSTITUTE(LOWER([.D1605]);&quot;'&quot;;&quot;''&quot;);&quot;');&quot;)" office:value-type="string" office:string-value="insert into palabras(id, castellano, ingles, latin) values(1604, 'actuales', 'current', 'recentia');" calcext:value-type="string">
            <text:p>insert into palabras(id, castellano, ingles, latin) values(1604, 'actuales', 'current', 'recentia');</text:p>
          </table:table-cell>
        </table:table-row>
        <table:table-row table:style-name="ro1">
          <table:table-cell table:formula="of:=[.A1605]+1" office:value-type="float" office:value="1605" calcext:value-type="float">
            <text:p>1605</text:p>
          </table:table-cell>
          <table:table-cell office:value-type="string" calcext:value-type="string">
            <text:p>Graves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Graves</text:p>
          </table:table-cell>
          <table:table-cell/>
          <table:table-cell table:formula="of:=IF([.B1606]=[.D1606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606];&quot;, '&quot;;SUBSTITUTE(LOWER([.B1606]);&quot;'&quot;;&quot;''&quot;);&quot;', '&quot;;SUBSTITUTE(LOWER([.C1606]);&quot;'&quot;;&quot;''&quot;);&quot;', '&quot;;SUBSTITUTE(LOWER([.D1606]);&quot;'&quot;;&quot;''&quot;);&quot;');&quot;)" office:value-type="string" office:string-value="insert into palabras(id, castellano, ingles, latin) values(1605, 'graves', 'serious', 'graves');" calcext:value-type="string">
            <text:p>insert into palabras(id, castellano, ingles, latin) values(1605, 'graves', 'serious', 'graves');</text:p>
          </table:table-cell>
        </table:table-row>
        <table:table-row table:style-name="ro1">
          <table:table-cell table:formula="of:=[.A1606]+1" office:value-type="float" office:value="1606" calcext:value-type="float">
            <text:p>1606</text:p>
          </table:table-cell>
          <table:table-cell office:value-type="string" calcext:value-type="string">
            <text:p>Sonrisa</text:p>
          </table:table-cell>
          <table:table-cell office:value-type="string" calcext:value-type="string">
            <text:p>Smile</text:p>
          </table:table-cell>
          <table:table-cell office:value-type="string" calcext:value-type="string">
            <text:p>Risus</text:p>
          </table:table-cell>
          <table:table-cell/>
          <table:table-cell table:formula="of:=IF([.B1607]=[.D160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07];&quot;, '&quot;;SUBSTITUTE(LOWER([.B1607]);&quot;'&quot;;&quot;''&quot;);&quot;', '&quot;;SUBSTITUTE(LOWER([.C1607]);&quot;'&quot;;&quot;''&quot;);&quot;', '&quot;;SUBSTITUTE(LOWER([.D1607]);&quot;'&quot;;&quot;''&quot;);&quot;');&quot;)" office:value-type="string" office:string-value="insert into palabras(id, castellano, ingles, latin) values(1606, 'sonrisa', 'smile', 'risus');" calcext:value-type="string">
            <text:p>insert into palabras(id, castellano, ingles, latin) values(1606, 'sonrisa', 'smile', 'risus');</text:p>
          </table:table-cell>
        </table:table-row>
        <table:table-row table:style-name="ro1">
          <table:table-cell table:formula="of:=[.A1607]+1" office:value-type="float" office:value="1607" calcext:value-type="float">
            <text:p>1607</text:p>
          </table:table-cell>
          <table:table-cell office:value-type="string" calcext:value-type="string">
            <text:p>Foto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Imago</text:p>
          </table:table-cell>
          <table:table-cell/>
          <table:table-cell table:formula="of:=IF([.B1608]=[.D160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08];&quot;, '&quot;;SUBSTITUTE(LOWER([.B1608]);&quot;'&quot;;&quot;''&quot;);&quot;', '&quot;;SUBSTITUTE(LOWER([.C1608]);&quot;'&quot;;&quot;''&quot;);&quot;', '&quot;;SUBSTITUTE(LOWER([.D1608]);&quot;'&quot;;&quot;''&quot;);&quot;');&quot;)" office:value-type="string" office:string-value="insert into palabras(id, castellano, ingles, latin) values(1607, 'foto', 'photo', 'imago');" calcext:value-type="string">
            <text:p>insert into palabras(id, castellano, ingles, latin) values(1607, 'foto', 'photo', 'imago');</text:p>
          </table:table-cell>
        </table:table-row>
        <table:table-row table:style-name="ro1">
          <table:table-cell table:formula="of:=[.A1608]+1" office:value-type="float" office:value="1608" calcext:value-type="float">
            <text:p>1608</text:p>
          </table:table-cell>
          <table:table-cell office:value-type="string" calcext:value-type="string">
            <text:p>Perspectiva</text:p>
          </table:table-cell>
          <table:table-cell office:value-type="string" calcext:value-type="string">
            <text:p>Perspective</text:p>
          </table:table-cell>
          <table:table-cell office:value-type="string" calcext:value-type="string">
            <text:p>Perspectiva</text:p>
          </table:table-cell>
          <table:table-cell/>
          <table:table-cell table:formula="of:=IF([.B1609]=[.D1609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609];&quot;, '&quot;;SUBSTITUTE(LOWER([.B1609]);&quot;'&quot;;&quot;''&quot;);&quot;', '&quot;;SUBSTITUTE(LOWER([.C1609]);&quot;'&quot;;&quot;''&quot;);&quot;', '&quot;;SUBSTITUTE(LOWER([.D1609]);&quot;'&quot;;&quot;''&quot;);&quot;');&quot;)" office:value-type="string" office:string-value="insert into palabras(id, castellano, ingles, latin) values(1608, 'perspectiva', 'perspective', 'perspectiva');" calcext:value-type="string">
            <text:p>insert into palabras(id, castellano, ingles, latin) values(1608, 'perspectiva', 'perspective', 'perspectiva');</text:p>
          </table:table-cell>
        </table:table-row>
        <table:table-row table:style-name="ro1">
          <table:table-cell table:formula="of:=[.A1609]+1" office:value-type="float" office:value="1609" calcext:value-type="float">
            <text:p>1609</text:p>
          </table:table-cell>
          <table:table-cell office:value-type="string" calcext:value-type="string">
            <text:p>Cifra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erus</text:p>
          </table:table-cell>
          <table:table-cell/>
          <table:table-cell table:formula="of:=IF([.B1610]=[.D161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10];&quot;, '&quot;;SUBSTITUTE(LOWER([.B1610]);&quot;'&quot;;&quot;''&quot;);&quot;', '&quot;;SUBSTITUTE(LOWER([.C1610]);&quot;'&quot;;&quot;''&quot;);&quot;', '&quot;;SUBSTITUTE(LOWER([.D1610]);&quot;'&quot;;&quot;''&quot;);&quot;');&quot;)" office:value-type="string" office:string-value="insert into palabras(id, castellano, ingles, latin) values(1609, 'cifra', 'number', 'numerus');" calcext:value-type="string">
            <text:p>insert into palabras(id, castellano, ingles, latin) values(1609, 'cifra', 'number', 'numerus');</text:p>
          </table:table-cell>
        </table:table-row>
        <table:table-row table:style-name="ro1">
          <table:table-cell table:formula="of:=[.A1610]+1" office:value-type="float" office:value="1610" calcext:value-type="float">
            <text:p>1610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Credita</text:p>
          </table:table-cell>
          <table:table-cell/>
          <table:table-cell table:formula="of:=IF([.B1611]=[.D161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11];&quot;, '&quot;;SUBSTITUTE(LOWER([.B1611]);&quot;'&quot;;&quot;''&quot;);&quot;', '&quot;;SUBSTITUTE(LOWER([.C1611]);&quot;'&quot;;&quot;''&quot;);&quot;', '&quot;;SUBSTITUTE(LOWER([.D1611]);&quot;'&quot;;&quot;''&quot;);&quot;');&quot;)" office:value-type="string" office:string-value="insert into palabras(id, castellano, ingles, latin) values(1610, 'crédito', 'credit', 'credita');" calcext:value-type="string">
            <text:p>insert into palabras(id, castellano, ingles, latin) values(1610, 'crédito', 'credit', 'credita');</text:p>
          </table:table-cell>
        </table:table-row>
        <table:table-row table:style-name="ro1">
          <table:table-cell table:formula="of:=[.A1611]+1" office:value-type="float" office:value="1611" calcext:value-type="float">
            <text:p>1611</text:p>
          </table:table-cell>
          <table:table-cell office:value-type="string" calcext:value-type="string">
            <text:p>Interesante</text:p>
          </table:table-cell>
          <table:table-cell office:value-type="string" calcext:value-type="string">
            <text:p>Interesting</text:p>
          </table:table-cell>
          <table:table-cell office:value-type="string" calcext:value-type="string">
            <text:p>Interessans</text:p>
          </table:table-cell>
          <table:table-cell/>
          <table:table-cell table:formula="of:=IF([.B1612]=[.D161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12];&quot;, '&quot;;SUBSTITUTE(LOWER([.B1612]);&quot;'&quot;;&quot;''&quot;);&quot;', '&quot;;SUBSTITUTE(LOWER([.C1612]);&quot;'&quot;;&quot;''&quot;);&quot;', '&quot;;SUBSTITUTE(LOWER([.D1612]);&quot;'&quot;;&quot;''&quot;);&quot;');&quot;)" office:value-type="string" office:string-value="insert into palabras(id, castellano, ingles, latin) values(1611, 'interesante', 'interesting', 'interessans');" calcext:value-type="string">
            <text:p>insert into palabras(id, castellano, ingles, latin) values(1611, 'interesante', 'interesting', 'interessans');</text:p>
          </table:table-cell>
        </table:table-row>
        <table:table-row table:style-name="ro2">
          <table:table-cell table:formula="of:=[.A1612]+1" office:value-type="float" office:value="1612" calcext:value-type="float">
            <text:p>1612</text:p>
          </table:table-cell>
          <table:table-cell office:value-type="string" calcext:value-type="string">
            <text:p>Constitucional</text:p>
          </table:table-cell>
          <table:table-cell office:value-type="string" calcext:value-type="string">
            <text:p>Constitutional</text:p>
          </table:table-cell>
          <table:table-cell office:value-type="string" calcext:value-type="string">
            <text:p>Constitutionalis</text:p>
          </table:table-cell>
          <table:table-cell/>
          <table:table-cell table:formula="of:=IF([.B1613]=[.D161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13];&quot;, '&quot;;SUBSTITUTE(LOWER([.B1613]);&quot;'&quot;;&quot;''&quot;);&quot;', '&quot;;SUBSTITUTE(LOWER([.C1613]);&quot;'&quot;;&quot;''&quot;);&quot;', '&quot;;SUBSTITUTE(LOWER([.D1613]);&quot;'&quot;;&quot;''&quot;);&quot;');&quot;)" office:value-type="string" office:string-value="insert into palabras(id, castellano, ingles, latin) values(1612, 'constitucional', 'constitutional', 'constitutionalis');" calcext:value-type="string">
            <text:p>insert into palabras(id, castellano, ingles, latin) values(1612, 'constitucional', 'constitutional', 'constitutionalis');</text:p>
          </table:table-cell>
        </table:table-row>
        <table:table-row table:style-name="ro1">
          <table:table-cell table:formula="of:=[.A1613]+1" office:value-type="float" office:value="1613" calcext:value-type="float">
            <text:p>1613</text:p>
          </table:table-cell>
          <table:table-cell office:value-type="string" calcext:value-type="string">
            <text:p>Aceptar</text:p>
          </table:table-cell>
          <table:table-cell office:value-type="string" calcext:value-type="string">
            <text:p>Accept</text:p>
          </table:table-cell>
          <table:table-cell office:value-type="string" calcext:value-type="string">
            <text:p>Accipere</text:p>
          </table:table-cell>
          <table:table-cell/>
          <table:table-cell table:formula="of:=IF([.B1614]=[.D161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14];&quot;, '&quot;;SUBSTITUTE(LOWER([.B1614]);&quot;'&quot;;&quot;''&quot;);&quot;', '&quot;;SUBSTITUTE(LOWER([.C1614]);&quot;'&quot;;&quot;''&quot;);&quot;', '&quot;;SUBSTITUTE(LOWER([.D1614]);&quot;'&quot;;&quot;''&quot;);&quot;');&quot;)" office:value-type="string" office:string-value="insert into palabras(id, castellano, ingles, latin) values(1613, 'aceptar', 'accept', 'accipere');" calcext:value-type="string">
            <text:p>insert into palabras(id, castellano, ingles, latin) values(1613, 'aceptar', 'accept', 'accipere');</text:p>
          </table:table-cell>
        </table:table-row>
        <table:table-row table:style-name="ro1">
          <table:table-cell table:formula="of:=[.A1614]+1" office:value-type="float" office:value="1614" calcext:value-type="float">
            <text:p>1614</text:p>
          </table:table-cell>
          <table:table-cell office:value-type="string" calcext:value-type="string">
            <text:p>Producido</text:p>
          </table:table-cell>
          <table:table-cell office:value-type="string" calcext:value-type="string">
            <text:p>Produced</text:p>
          </table:table-cell>
          <table:table-cell office:value-type="string" calcext:value-type="string">
            <text:p>Producitur</text:p>
          </table:table-cell>
          <table:table-cell/>
          <table:table-cell table:formula="of:=IF([.B1615]=[.D161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15];&quot;, '&quot;;SUBSTITUTE(LOWER([.B1615]);&quot;'&quot;;&quot;''&quot;);&quot;', '&quot;;SUBSTITUTE(LOWER([.C1615]);&quot;'&quot;;&quot;''&quot;);&quot;', '&quot;;SUBSTITUTE(LOWER([.D1615]);&quot;'&quot;;&quot;''&quot;);&quot;');&quot;)" office:value-type="string" office:string-value="insert into palabras(id, castellano, ingles, latin) values(1614, 'producido', 'produced', 'producitur');" calcext:value-type="string">
            <text:p>insert into palabras(id, castellano, ingles, latin) values(1614, 'producido', 'produced', 'producitur');</text:p>
          </table:table-cell>
        </table:table-row>
        <table:table-row table:style-name="ro1">
          <table:table-cell table:formula="of:=[.A1615]+1" office:value-type="float" office:value="1615" calcext:value-type="float">
            <text:p>1615</text:p>
          </table:table-cell>
          <table:table-cell office:value-type="string" calcext:value-type="string">
            <text:p>Bolsa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Saccus</text:p>
          </table:table-cell>
          <table:table-cell/>
          <table:table-cell table:formula="of:=IF([.B1616]=[.D161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16];&quot;, '&quot;;SUBSTITUTE(LOWER([.B1616]);&quot;'&quot;;&quot;''&quot;);&quot;', '&quot;;SUBSTITUTE(LOWER([.C1616]);&quot;'&quot;;&quot;''&quot;);&quot;', '&quot;;SUBSTITUTE(LOWER([.D1616]);&quot;'&quot;;&quot;''&quot;);&quot;');&quot;)" office:value-type="string" office:string-value="insert into palabras(id, castellano, ingles, latin) values(1615, 'bolsa', 'bag', 'saccus');" calcext:value-type="string">
            <text:p>insert into palabras(id, castellano, ingles, latin) values(1615, 'bolsa', 'bag', 'saccus');</text:p>
          </table:table-cell>
        </table:table-row>
        <table:table-row table:style-name="ro1">
          <table:table-cell table:formula="of:=[.A1616]+1" office:value-type="float" office:value="1616" calcext:value-type="float">
            <text:p>1616</text:p>
          </table:table-cell>
          <table:table-cell table:number-columns-repeated="3" office:value-type="string" calcext:value-type="string">
            <text:p>Factor</text:p>
          </table:table-cell>
          <table:table-cell/>
          <table:table-cell table:formula="of:=IF([.B1617]=[.D1617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617];&quot;, '&quot;;SUBSTITUTE(LOWER([.B1617]);&quot;'&quot;;&quot;''&quot;);&quot;', '&quot;;SUBSTITUTE(LOWER([.C1617]);&quot;'&quot;;&quot;''&quot;);&quot;', '&quot;;SUBSTITUTE(LOWER([.D1617]);&quot;'&quot;;&quot;''&quot;);&quot;');&quot;)" office:value-type="string" office:string-value="insert into palabras(id, castellano, ingles, latin) values(1616, 'factor', 'factor', 'factor');" calcext:value-type="string">
            <text:p>insert into palabras(id, castellano, ingles, latin) values(1616, 'factor', 'factor', 'factor');</text:p>
          </table:table-cell>
        </table:table-row>
        <table:table-row table:style-name="ro1">
          <table:table-cell table:formula="of:=[.A1617]+1" office:value-type="float" office:value="1617" calcext:value-type="float">
            <text:p>1617</text:p>
          </table:table-cell>
          <table:table-cell office:value-type="string" calcext:value-type="string">
            <text:p>Noches</text:p>
          </table:table-cell>
          <table:table-cell office:value-type="string" calcext:value-type="string">
            <text:p>Nights</text:p>
          </table:table-cell>
          <table:table-cell office:value-type="string" calcext:value-type="string">
            <text:p>Noctes</text:p>
          </table:table-cell>
          <table:table-cell/>
          <table:table-cell table:formula="of:=IF([.B1618]=[.D161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18];&quot;, '&quot;;SUBSTITUTE(LOWER([.B1618]);&quot;'&quot;;&quot;''&quot;);&quot;', '&quot;;SUBSTITUTE(LOWER([.C1618]);&quot;'&quot;;&quot;''&quot;);&quot;', '&quot;;SUBSTITUTE(LOWER([.D1618]);&quot;'&quot;;&quot;''&quot;);&quot;');&quot;)" office:value-type="string" office:string-value="insert into palabras(id, castellano, ingles, latin) values(1617, 'noches', 'nights', 'noctes');" calcext:value-type="string">
            <text:p>insert into palabras(id, castellano, ingles, latin) values(1617, 'noches', 'nights', 'noctes');</text:p>
          </table:table-cell>
        </table:table-row>
        <table:table-row table:style-name="ro1">
          <table:table-cell table:formula="of:=[.A1618]+1" office:value-type="float" office:value="1618" calcext:value-type="float">
            <text:p>1618</text:p>
          </table:table-cell>
          <table:table-cell office:value-type="string" calcext:value-type="string">
            <text:p>Reconocimiento</text:p>
          </table:table-cell>
          <table:table-cell office:value-type="string" calcext:value-type="string">
            <text:p>Recognition</text:p>
          </table:table-cell>
          <table:table-cell office:value-type="string" calcext:value-type="string">
            <text:p>Recognitio</text:p>
          </table:table-cell>
          <table:table-cell/>
          <table:table-cell table:formula="of:=IF([.B1619]=[.D161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19];&quot;, '&quot;;SUBSTITUTE(LOWER([.B1619]);&quot;'&quot;;&quot;''&quot;);&quot;', '&quot;;SUBSTITUTE(LOWER([.C1619]);&quot;'&quot;;&quot;''&quot;);&quot;', '&quot;;SUBSTITUTE(LOWER([.D1619]);&quot;'&quot;;&quot;''&quot;);&quot;');&quot;)" office:value-type="string" office:string-value="insert into palabras(id, castellano, ingles, latin) values(1618, 'reconocimiento', 'recognition', 'recognitio');" calcext:value-type="string">
            <text:p>insert into palabras(id, castellano, ingles, latin) values(1618, 'reconocimiento', 'recognition', 'recognitio');</text:p>
          </table:table-cell>
        </table:table-row>
        <table:table-row table:style-name="ro1">
          <table:table-cell table:formula="of:=[.A1619]+1" office:value-type="float" office:value="1619" calcext:value-type="float">
            <text:p>1619</text:p>
          </table:table-cell>
          <table:table-cell office:value-type="string" calcext:value-type="string">
            <text:p>Juventud</text:p>
          </table:table-cell>
          <table:table-cell office:value-type="string" calcext:value-type="string">
            <text:p>Youth</text:p>
          </table:table-cell>
          <table:table-cell office:value-type="string" calcext:value-type="string">
            <text:p>Juventus</text:p>
          </table:table-cell>
          <table:table-cell/>
          <table:table-cell table:formula="of:=IF([.B1620]=[.D162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20];&quot;, '&quot;;SUBSTITUTE(LOWER([.B1620]);&quot;'&quot;;&quot;''&quot;);&quot;', '&quot;;SUBSTITUTE(LOWER([.C1620]);&quot;'&quot;;&quot;''&quot;);&quot;', '&quot;;SUBSTITUTE(LOWER([.D1620]);&quot;'&quot;;&quot;''&quot;);&quot;');&quot;)" office:value-type="string" office:string-value="insert into palabras(id, castellano, ingles, latin) values(1619, 'juventud', 'youth', 'juventus');" calcext:value-type="string">
            <text:p>insert into palabras(id, castellano, ingles, latin) values(1619, 'juventud', 'youth', 'juventus');</text:p>
          </table:table-cell>
        </table:table-row>
        <table:table-row table:style-name="ro1">
          <table:table-cell table:formula="of:=[.A1620]+1" office:value-type="float" office:value="1620" calcext:value-type="float">
            <text:p>1620</text:p>
          </table:table-cell>
          <table:table-cell office:value-type="string" calcext:value-type="string">
            <text:p>Habitual</text:p>
          </table:table-cell>
          <table:table-cell office:value-type="string" calcext:value-type="string">
            <text:p>Usual</text:p>
          </table:table-cell>
          <table:table-cell office:value-type="string" calcext:value-type="string">
            <text:p>Habitualis</text:p>
          </table:table-cell>
          <table:table-cell/>
          <table:table-cell table:formula="of:=IF([.B1621]=[.D162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21];&quot;, '&quot;;SUBSTITUTE(LOWER([.B1621]);&quot;'&quot;;&quot;''&quot;);&quot;', '&quot;;SUBSTITUTE(LOWER([.C1621]);&quot;'&quot;;&quot;''&quot;);&quot;', '&quot;;SUBSTITUTE(LOWER([.D1621]);&quot;'&quot;;&quot;''&quot;);&quot;');&quot;)" office:value-type="string" office:string-value="insert into palabras(id, castellano, ingles, latin) values(1620, 'habitual', 'usual', 'habitualis');" calcext:value-type="string">
            <text:p>insert into palabras(id, castellano, ingles, latin) values(1620, 'habitual', 'usual', 'habitualis');</text:p>
          </table:table-cell>
        </table:table-row>
        <table:table-row table:style-name="ro1">
          <table:table-cell table:formula="of:=[.A1621]+1" office:value-type="float" office:value="1621" calcext:value-type="float">
            <text:p>1621</text:p>
          </table:table-cell>
          <table:table-cell office:value-type="string" calcext:value-type="string">
            <text:p>Categoría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ategoria</text:p>
          </table:table-cell>
          <table:table-cell/>
          <table:table-cell table:formula="of:=IF([.B1622]=[.D162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22];&quot;, '&quot;;SUBSTITUTE(LOWER([.B1622]);&quot;'&quot;;&quot;''&quot;);&quot;', '&quot;;SUBSTITUTE(LOWER([.C1622]);&quot;'&quot;;&quot;''&quot;);&quot;', '&quot;;SUBSTITUTE(LOWER([.D1622]);&quot;'&quot;;&quot;''&quot;);&quot;');&quot;)" office:value-type="string" office:string-value="insert into palabras(id, castellano, ingles, latin) values(1621, 'categoría', 'category', 'categoria');" calcext:value-type="string">
            <text:p>insert into palabras(id, castellano, ingles, latin) values(1621, 'categoría', 'category', 'categoria');</text:p>
          </table:table-cell>
        </table:table-row>
        <table:table-row table:style-name="ro1">
          <table:table-cell table:formula="of:=[.A1622]+1" office:value-type="float" office:value="1622" calcext:value-type="float">
            <text:p>1622</text:p>
          </table:table-cell>
          <table:table-cell office:value-type="string" calcext:value-type="string">
            <text:p>Requiere</text:p>
          </table:table-cell>
          <table:table-cell office:value-type="string" calcext:value-type="string">
            <text:p>Requires</text:p>
          </table:table-cell>
          <table:table-cell office:value-type="string" calcext:value-type="string">
            <text:p>Requirit</text:p>
          </table:table-cell>
          <table:table-cell/>
          <table:table-cell table:formula="of:=IF([.B1623]=[.D162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23];&quot;, '&quot;;SUBSTITUTE(LOWER([.B1623]);&quot;'&quot;;&quot;''&quot;);&quot;', '&quot;;SUBSTITUTE(LOWER([.C1623]);&quot;'&quot;;&quot;''&quot;);&quot;', '&quot;;SUBSTITUTE(LOWER([.D1623]);&quot;'&quot;;&quot;''&quot;);&quot;');&quot;)" office:value-type="string" office:string-value="insert into palabras(id, castellano, ingles, latin) values(1622, 'requiere', 'requires', 'requirit');" calcext:value-type="string">
            <text:p>insert into palabras(id, castellano, ingles, latin) values(1622, 'requiere', 'requires', 'requirit');</text:p>
          </table:table-cell>
        </table:table-row>
        <table:table-row table:style-name="ro1">
          <table:table-cell table:formula="of:=[.A1623]+1" office:value-type="float" office:value="1623" calcext:value-type="float">
            <text:p>1623</text:p>
          </table:table-cell>
          <table:table-cell office:value-type="string" calcext:value-type="string">
            <text:p>Fuese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Fuisset</text:p>
          </table:table-cell>
          <table:table-cell/>
          <table:table-cell table:formula="of:=IF([.B1624]=[.D162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24];&quot;, '&quot;;SUBSTITUTE(LOWER([.B1624]);&quot;'&quot;;&quot;''&quot;);&quot;', '&quot;;SUBSTITUTE(LOWER([.C1624]);&quot;'&quot;;&quot;''&quot;);&quot;', '&quot;;SUBSTITUTE(LOWER([.D1624]);&quot;'&quot;;&quot;''&quot;);&quot;');&quot;)" office:value-type="string" office:string-value="insert into palabras(id, castellano, ingles, latin) values(1623, 'fuese', 'goes', 'fuisset');" calcext:value-type="string">
            <text:p>insert into palabras(id, castellano, ingles, latin) values(1623, 'fuese', 'goes', 'fuisset');</text:p>
          </table:table-cell>
        </table:table-row>
        <table:table-row table:style-name="ro1">
          <table:table-cell table:formula="of:=[.A1624]+1" office:value-type="float" office:value="1624" calcext:value-type="float">
            <text:p>1624</text:p>
          </table:table-cell>
          <table:table-cell office:value-type="string" calcext:value-type="string">
            <text:p>Impresión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Impressio</text:p>
          </table:table-cell>
          <table:table-cell/>
          <table:table-cell table:formula="of:=IF([.B1625]=[.D162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25];&quot;, '&quot;;SUBSTITUTE(LOWER([.B1625]);&quot;'&quot;;&quot;''&quot;);&quot;', '&quot;;SUBSTITUTE(LOWER([.C1625]);&quot;'&quot;;&quot;''&quot;);&quot;', '&quot;;SUBSTITUTE(LOWER([.D1625]);&quot;'&quot;;&quot;''&quot;);&quot;');&quot;)" office:value-type="string" office:string-value="insert into palabras(id, castellano, ingles, latin) values(1624, 'impresión', 'print', 'impressio');" calcext:value-type="string">
            <text:p>insert into palabras(id, castellano, ingles, latin) values(1624, 'impresión', 'print', 'impressio');</text:p>
          </table:table-cell>
        </table:table-row>
        <table:table-row table:style-name="ro1">
          <table:table-cell table:formula="of:=[.A1625]+1" office:value-type="float" office:value="1625" calcext:value-type="float">
            <text:p>1625</text:p>
          </table:table-cell>
          <table:table-cell office:value-type="string" calcext:value-type="string">
            <text:p>Llamar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Vocare</text:p>
          </table:table-cell>
          <table:table-cell/>
          <table:table-cell table:formula="of:=IF([.B1626]=[.D162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26];&quot;, '&quot;;SUBSTITUTE(LOWER([.B1626]);&quot;'&quot;;&quot;''&quot;);&quot;', '&quot;;SUBSTITUTE(LOWER([.C1626]);&quot;'&quot;;&quot;''&quot;);&quot;', '&quot;;SUBSTITUTE(LOWER([.D1626]);&quot;'&quot;;&quot;''&quot;);&quot;');&quot;)" office:value-type="string" office:string-value="insert into palabras(id, castellano, ingles, latin) values(1625, 'llamar', 'call', 'vocare');" calcext:value-type="string">
            <text:p>insert into palabras(id, castellano, ingles, latin) values(1625, 'llamar', 'call', 'vocare');</text:p>
          </table:table-cell>
        </table:table-row>
        <table:table-row table:style-name="ro1">
          <table:table-cell table:formula="of:=[.A1626]+1" office:value-type="float" office:value="1626" calcext:value-type="float">
            <text:p>1626</text:p>
          </table:table-cell>
          <table:table-cell office:value-type="string" calcext:value-type="string">
            <text:p>Duro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Durus</text:p>
          </table:table-cell>
          <table:table-cell/>
          <table:table-cell table:formula="of:=IF([.B1627]=[.D162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27];&quot;, '&quot;;SUBSTITUTE(LOWER([.B1627]);&quot;'&quot;;&quot;''&quot;);&quot;', '&quot;;SUBSTITUTE(LOWER([.C1627]);&quot;'&quot;;&quot;''&quot;);&quot;', '&quot;;SUBSTITUTE(LOWER([.D1627]);&quot;'&quot;;&quot;''&quot;);&quot;');&quot;)" office:value-type="string" office:string-value="insert into palabras(id, castellano, ingles, latin) values(1626, 'duro', 'hard', 'durus');" calcext:value-type="string">
            <text:p>insert into palabras(id, castellano, ingles, latin) values(1626, 'duro', 'hard', 'durus');</text:p>
          </table:table-cell>
        </table:table-row>
        <table:table-row table:style-name="ro1">
          <table:table-cell table:formula="of:=[.A1627]+1" office:value-type="float" office:value="1627" calcext:value-type="float">
            <text:p>1627</text:p>
          </table:table-cell>
          <table:table-cell table:number-columns-repeated="2" office:value-type="string" calcext:value-type="string">
            <text:p>Universal</text:p>
          </table:table-cell>
          <table:table-cell office:value-type="string" calcext:value-type="string">
            <text:p>Universalis</text:p>
          </table:table-cell>
          <table:table-cell/>
          <table:table-cell table:formula="of:=IF([.B1628]=[.D162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28];&quot;, '&quot;;SUBSTITUTE(LOWER([.B1628]);&quot;'&quot;;&quot;''&quot;);&quot;', '&quot;;SUBSTITUTE(LOWER([.C1628]);&quot;'&quot;;&quot;''&quot;);&quot;', '&quot;;SUBSTITUTE(LOWER([.D1628]);&quot;'&quot;;&quot;''&quot;);&quot;');&quot;)" office:value-type="string" office:string-value="insert into palabras(id, castellano, ingles, latin) values(1627, 'universal', 'universal', 'universalis');" calcext:value-type="string">
            <text:p>insert into palabras(id, castellano, ingles, latin) values(1627, 'universal', 'universal', 'universalis');</text:p>
          </table:table-cell>
        </table:table-row>
        <table:table-row table:style-name="ro1">
          <table:table-cell table:formula="of:=[.A1628]+1" office:value-type="float" office:value="1628" calcext:value-type="float">
            <text:p>1628</text:p>
          </table:table-cell>
          <table:table-cell office:value-type="string" calcext:value-type="string">
            <text:p>Explicar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xplicare</text:p>
          </table:table-cell>
          <table:table-cell/>
          <table:table-cell table:formula="of:=IF([.B1629]=[.D162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29];&quot;, '&quot;;SUBSTITUTE(LOWER([.B1629]);&quot;'&quot;;&quot;''&quot;);&quot;', '&quot;;SUBSTITUTE(LOWER([.C1629]);&quot;'&quot;;&quot;''&quot;);&quot;', '&quot;;SUBSTITUTE(LOWER([.D1629]);&quot;'&quot;;&quot;''&quot;);&quot;');&quot;)" office:value-type="string" office:string-value="insert into palabras(id, castellano, ingles, latin) values(1628, 'explicar', 'explain', 'explicare');" calcext:value-type="string">
            <text:p>insert into palabras(id, castellano, ingles, latin) values(1628, 'explicar', 'explain', 'explicare');</text:p>
          </table:table-cell>
        </table:table-row>
        <table:table-row table:style-name="ro1">
          <table:table-cell table:formula="of:=[.A1629]+1" office:value-type="float" office:value="1629" calcext:value-type="float">
            <text:p>1629</text:p>
          </table:table-cell>
          <table:table-cell office:value-type="string" calcext:value-type="string">
            <text:p>Presentan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Praesentant</text:p>
          </table:table-cell>
          <table:table-cell/>
          <table:table-cell table:formula="of:=IF([.B1630]=[.D163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30];&quot;, '&quot;;SUBSTITUTE(LOWER([.B1630]);&quot;'&quot;;&quot;''&quot;);&quot;', '&quot;;SUBSTITUTE(LOWER([.C1630]);&quot;'&quot;;&quot;''&quot;);&quot;', '&quot;;SUBSTITUTE(LOWER([.D1630]);&quot;'&quot;;&quot;''&quot;);&quot;');&quot;)" office:value-type="string" office:string-value="insert into palabras(id, castellano, ingles, latin) values(1629, 'presentan', 'present', 'praesentant');" calcext:value-type="string">
            <text:p>insert into palabras(id, castellano, ingles, latin) values(1629, 'presentan', 'present', 'praesentant');</text:p>
          </table:table-cell>
        </table:table-row>
        <table:table-row table:style-name="ro1">
          <table:table-cell table:formula="of:=[.A1630]+1" office:value-type="float" office:value="1630" calcext:value-type="float">
            <text:p>1630</text:p>
          </table:table-cell>
          <table:table-cell office:value-type="string" calcext:value-type="string">
            <text:p>Realización</text:p>
          </table:table-cell>
          <table:table-cell office:value-type="string" calcext:value-type="string">
            <text:p>Realization</text:p>
          </table:table-cell>
          <table:table-cell office:value-type="string" calcext:value-type="string">
            <text:p>Realizatio</text:p>
          </table:table-cell>
          <table:table-cell/>
          <table:table-cell table:formula="of:=IF([.B1631]=[.D163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31];&quot;, '&quot;;SUBSTITUTE(LOWER([.B1631]);&quot;'&quot;;&quot;''&quot;);&quot;', '&quot;;SUBSTITUTE(LOWER([.C1631]);&quot;'&quot;;&quot;''&quot;);&quot;', '&quot;;SUBSTITUTE(LOWER([.D1631]);&quot;'&quot;;&quot;''&quot;);&quot;');&quot;)" office:value-type="string" office:string-value="insert into palabras(id, castellano, ingles, latin) values(1630, 'realización', 'realization', 'realizatio');" calcext:value-type="string">
            <text:p>insert into palabras(id, castellano, ingles, latin) values(1630, 'realización', 'realization', 'realizatio');</text:p>
          </table:table-cell>
        </table:table-row>
        <table:table-row table:style-name="ro1">
          <table:table-cell table:formula="of:=[.A1631]+1" office:value-type="float" office:value="1631" calcext:value-type="float">
            <text:p>1631</text:p>
          </table:table-cell>
          <table:table-cell office:value-type="string" calcext:value-type="string">
            <text:p>Rápido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Velox</text:p>
          </table:table-cell>
          <table:table-cell/>
          <table:table-cell table:formula="of:=IF([.B1632]=[.D163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32];&quot;, '&quot;;SUBSTITUTE(LOWER([.B1632]);&quot;'&quot;;&quot;''&quot;);&quot;', '&quot;;SUBSTITUTE(LOWER([.C1632]);&quot;'&quot;;&quot;''&quot;);&quot;', '&quot;;SUBSTITUTE(LOWER([.D1632]);&quot;'&quot;;&quot;''&quot;);&quot;');&quot;)" office:value-type="string" office:string-value="insert into palabras(id, castellano, ingles, latin) values(1631, 'rápido', 'fast', 'velox');" calcext:value-type="string">
            <text:p>insert into palabras(id, castellano, ingles, latin) values(1631, 'rápido', 'fast', 'velox');</text:p>
          </table:table-cell>
        </table:table-row>
        <table:table-row table:style-name="ro1">
          <table:table-cell table:formula="of:=[.A1632]+1" office:value-type="float" office:value="1632" calcext:value-type="float">
            <text:p>1632</text:p>
          </table:table-cell>
          <table:table-cell office:value-type="string" calcext:value-type="string">
            <text:p>Científicos</text:p>
          </table:table-cell>
          <table:table-cell office:value-type="string" calcext:value-type="string">
            <text:p>Scientists</text:p>
          </table:table-cell>
          <table:table-cell office:value-type="string" calcext:value-type="string">
            <text:p>Scientifici</text:p>
          </table:table-cell>
          <table:table-cell/>
          <table:table-cell table:formula="of:=IF([.B1633]=[.D163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33];&quot;, '&quot;;SUBSTITUTE(LOWER([.B1633]);&quot;'&quot;;&quot;''&quot;);&quot;', '&quot;;SUBSTITUTE(LOWER([.C1633]);&quot;'&quot;;&quot;''&quot;);&quot;', '&quot;;SUBSTITUTE(LOWER([.D1633]);&quot;'&quot;;&quot;''&quot;);&quot;');&quot;)" office:value-type="string" office:string-value="insert into palabras(id, castellano, ingles, latin) values(1632, 'científicos', 'scientists', 'scientifici');" calcext:value-type="string">
            <text:p>insert into palabras(id, castellano, ingles, latin) values(1632, 'científicos', 'scientists', 'scientifici');</text:p>
          </table:table-cell>
        </table:table-row>
        <table:table-row table:style-name="ro1">
          <table:table-cell table:formula="of:=[.A1633]+1" office:value-type="float" office:value="1633" calcext:value-type="float">
            <text:p>1633</text:p>
          </table:table-cell>
          <table:table-cell office:value-type="string" calcext:value-type="string">
            <text:p>Serio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Serius</text:p>
          </table:table-cell>
          <table:table-cell/>
          <table:table-cell table:formula="of:=IF([.B1634]=[.D163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34];&quot;, '&quot;;SUBSTITUTE(LOWER([.B1634]);&quot;'&quot;;&quot;''&quot;);&quot;', '&quot;;SUBSTITUTE(LOWER([.C1634]);&quot;'&quot;;&quot;''&quot;);&quot;', '&quot;;SUBSTITUTE(LOWER([.D1634]);&quot;'&quot;;&quot;''&quot;);&quot;');&quot;)" office:value-type="string" office:string-value="insert into palabras(id, castellano, ingles, latin) values(1633, 'serio', 'serious', 'serius');" calcext:value-type="string">
            <text:p>insert into palabras(id, castellano, ingles, latin) values(1633, 'serio', 'serious', 'serius');</text:p>
          </table:table-cell>
        </table:table-row>
        <table:table-row table:style-name="ro1">
          <table:table-cell table:formula="of:=[.A1634]+1" office:value-type="float" office:value="1634" calcext:value-type="float">
            <text:p>1634</text:p>
          </table:table-cell>
          <table:table-cell office:value-type="string" calcext:value-type="string">
            <text:p>Científico</text:p>
          </table:table-cell>
          <table:table-cell office:value-type="string" calcext:value-type="string">
            <text:p>Scientific</text:p>
          </table:table-cell>
          <table:table-cell office:value-type="string" calcext:value-type="string">
            <text:p>Scientificus</text:p>
          </table:table-cell>
          <table:table-cell/>
          <table:table-cell table:formula="of:=IF([.B1635]=[.D163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35];&quot;, '&quot;;SUBSTITUTE(LOWER([.B1635]);&quot;'&quot;;&quot;''&quot;);&quot;', '&quot;;SUBSTITUTE(LOWER([.C1635]);&quot;'&quot;;&quot;''&quot;);&quot;', '&quot;;SUBSTITUTE(LOWER([.D1635]);&quot;'&quot;;&quot;''&quot;);&quot;');&quot;)" office:value-type="string" office:string-value="insert into palabras(id, castellano, ingles, latin) values(1634, 'científico', 'scientific', 'scientificus');" calcext:value-type="string">
            <text:p>insert into palabras(id, castellano, ingles, latin) values(1634, 'científico', 'scientific', 'scientificus');</text:p>
          </table:table-cell>
        </table:table-row>
        <table:table-row table:style-name="ro1">
          <table:table-cell table:formula="of:=[.A1635]+1" office:value-type="float" office:value="1635" calcext:value-type="float">
            <text:p>1635</text:p>
          </table:table-cell>
          <table:table-cell office:value-type="string" calcext:value-type="string">
            <text:p>Comprender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Intelligere</text:p>
          </table:table-cell>
          <table:table-cell/>
          <table:table-cell table:formula="of:=IF([.B1636]=[.D163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36];&quot;, '&quot;;SUBSTITUTE(LOWER([.B1636]);&quot;'&quot;;&quot;''&quot;);&quot;', '&quot;;SUBSTITUTE(LOWER([.C1636]);&quot;'&quot;;&quot;''&quot;);&quot;', '&quot;;SUBSTITUTE(LOWER([.D1636]);&quot;'&quot;;&quot;''&quot;);&quot;');&quot;)" office:value-type="string" office:string-value="insert into palabras(id, castellano, ingles, latin) values(1635, 'comprender', 'understand', 'intelligere');" calcext:value-type="string">
            <text:p>insert into palabras(id, castellano, ingles, latin) values(1635, 'comprender', 'understand', 'intelligere');</text:p>
          </table:table-cell>
        </table:table-row>
        <table:table-row table:style-name="ro1">
          <table:table-cell table:formula="of:=[.A1636]+1" office:value-type="float" office:value="1636" calcext:value-type="float">
            <text:p>1636</text:p>
          </table:table-cell>
          <table:table-cell office:value-type="string" calcext:value-type="string">
            <text:p>Reino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Regnum</text:p>
          </table:table-cell>
          <table:table-cell/>
          <table:table-cell table:formula="of:=IF([.B1637]=[.D163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37];&quot;, '&quot;;SUBSTITUTE(LOWER([.B1637]);&quot;'&quot;;&quot;''&quot;);&quot;', '&quot;;SUBSTITUTE(LOWER([.C1637]);&quot;'&quot;;&quot;''&quot;);&quot;', '&quot;;SUBSTITUTE(LOWER([.D1637]);&quot;'&quot;;&quot;''&quot;);&quot;');&quot;)" office:value-type="string" office:string-value="insert into palabras(id, castellano, ingles, latin) values(1636, 'reino', 'kingdom', 'regnum');" calcext:value-type="string">
            <text:p>insert into palabras(id, castellano, ingles, latin) values(1636, 'reino', 'kingdom', 'regnum');</text:p>
          </table:table-cell>
        </table:table-row>
        <table:table-row table:style-name="ro1">
          <table:table-cell table:formula="of:=[.A1637]+1" office:value-type="float" office:value="1637" calcext:value-type="float">
            <text:p>1637</text:p>
          </table:table-cell>
          <table:table-cell office:value-type="string" calcext:value-type="string">
            <text:p>Preparació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Praeparatio</text:p>
          </table:table-cell>
          <table:table-cell/>
          <table:table-cell table:formula="of:=IF([.B1638]=[.D163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38];&quot;, '&quot;;SUBSTITUTE(LOWER([.B1638]);&quot;'&quot;;&quot;''&quot;);&quot;', '&quot;;SUBSTITUTE(LOWER([.C1638]);&quot;'&quot;;&quot;''&quot;);&quot;', '&quot;;SUBSTITUTE(LOWER([.D1638]);&quot;'&quot;;&quot;''&quot;);&quot;');&quot;)" office:value-type="string" office:string-value="insert into palabras(id, castellano, ingles, latin) values(1637, 'preparación', 'preparation', 'praeparatio');" calcext:value-type="string">
            <text:p>insert into palabras(id, castellano, ingles, latin) values(1637, 'preparación', 'preparation', 'praeparatio');</text:p>
          </table:table-cell>
        </table:table-row>
        <table:table-row table:style-name="ro1">
          <table:table-cell table:formula="of:=[.A1638]+1" office:value-type="float" office:value="1638" calcext:value-type="float">
            <text:p>1638</text:p>
          </table:table-cell>
          <table:table-cell office:value-type="string" calcext:value-type="string">
            <text:p>Síntomas</text:p>
          </table:table-cell>
          <table:table-cell office:value-type="string" calcext:value-type="string">
            <text:p>Symptoms</text:p>
          </table:table-cell>
          <table:table-cell office:value-type="string" calcext:value-type="string">
            <text:p>Symptoma</text:p>
          </table:table-cell>
          <table:table-cell/>
          <table:table-cell table:formula="of:=IF([.B1639]=[.D163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39];&quot;, '&quot;;SUBSTITUTE(LOWER([.B1639]);&quot;'&quot;;&quot;''&quot;);&quot;', '&quot;;SUBSTITUTE(LOWER([.C1639]);&quot;'&quot;;&quot;''&quot;);&quot;', '&quot;;SUBSTITUTE(LOWER([.D1639]);&quot;'&quot;;&quot;''&quot;);&quot;');&quot;)" office:value-type="string" office:string-value="insert into palabras(id, castellano, ingles, latin) values(1638, 'síntomas', 'symptoms', 'symptoma');" calcext:value-type="string">
            <text:p>insert into palabras(id, castellano, ingles, latin) values(1638, 'síntomas', 'symptoms', 'symptoma');</text:p>
          </table:table-cell>
        </table:table-row>
        <table:table-row table:style-name="ro2">
          <table:table-cell table:formula="of:=[.A1639]+1" office:value-type="float" office:value="1639" calcext:value-type="float">
            <text:p>1639</text:p>
          </table:table-cell>
          <table:table-cell office:value-type="string" calcext:value-type="string">
            <text:p>Recuperación</text:p>
          </table:table-cell>
          <table:table-cell office:value-type="string" calcext:value-type="string">
            <text:p>Recovery</text:p>
          </table:table-cell>
          <table:table-cell office:value-type="string" calcext:value-type="string">
            <text:p>Recuperatio</text:p>
          </table:table-cell>
          <table:table-cell/>
          <table:table-cell table:formula="of:=IF([.B1640]=[.D164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40];&quot;, '&quot;;SUBSTITUTE(LOWER([.B1640]);&quot;'&quot;;&quot;''&quot;);&quot;', '&quot;;SUBSTITUTE(LOWER([.C1640]);&quot;'&quot;;&quot;''&quot;);&quot;', '&quot;;SUBSTITUTE(LOWER([.D1640]);&quot;'&quot;;&quot;''&quot;);&quot;');&quot;)" office:value-type="string" office:string-value="insert into palabras(id, castellano, ingles, latin) values(1639, 'recuperación', 'recovery', 'recuperatio');" calcext:value-type="string">
            <text:p>insert into palabras(id, castellano, ingles, latin) values(1639, 'recuperación', 'recovery', 'recuperatio');</text:p>
          </table:table-cell>
        </table:table-row>
        <table:table-row table:style-name="ro1">
          <table:table-cell table:formula="of:=[.A1640]+1" office:value-type="float" office:value="1640" calcext:value-type="float">
            <text:p>1640</text:p>
          </table:table-cell>
          <table:table-cell office:value-type="string" calcext:value-type="string">
            <text:p>Utilizació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Utilizatio</text:p>
          </table:table-cell>
          <table:table-cell/>
          <table:table-cell table:formula="of:=IF([.B1641]=[.D164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41];&quot;, '&quot;;SUBSTITUTE(LOWER([.B1641]);&quot;'&quot;;&quot;''&quot;);&quot;', '&quot;;SUBSTITUTE(LOWER([.C1641]);&quot;'&quot;;&quot;''&quot;);&quot;', '&quot;;SUBSTITUTE(LOWER([.D1641]);&quot;'&quot;;&quot;''&quot;);&quot;');&quot;)" office:value-type="string" office:string-value="insert into palabras(id, castellano, ingles, latin) values(1640, 'utilización', 'use', 'utilizatio');" calcext:value-type="string">
            <text:p>insert into palabras(id, castellano, ingles, latin) values(1640, 'utilización', 'use', 'utilizatio');</text:p>
          </table:table-cell>
        </table:table-row>
        <table:table-row table:style-name="ro1">
          <table:table-cell table:formula="of:=[.A1641]+1" office:value-type="float" office:value="1641" calcext:value-type="float">
            <text:p>1641</text:p>
          </table:table-cell>
          <table:table-cell office:value-type="string" calcext:value-type="string">
            <text:p>Fuertes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Robusti</text:p>
          </table:table-cell>
          <table:table-cell/>
          <table:table-cell table:formula="of:=IF([.B1642]=[.D164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42];&quot;, '&quot;;SUBSTITUTE(LOWER([.B1642]);&quot;'&quot;;&quot;''&quot;);&quot;', '&quot;;SUBSTITUTE(LOWER([.C1642]);&quot;'&quot;;&quot;''&quot;);&quot;', '&quot;;SUBSTITUTE(LOWER([.D1642]);&quot;'&quot;;&quot;''&quot;);&quot;');&quot;)" office:value-type="string" office:string-value="insert into palabras(id, castellano, ingles, latin) values(1641, 'fuertes', 'strong', 'robusti');" calcext:value-type="string">
            <text:p>insert into palabras(id, castellano, ingles, latin) values(1641, 'fuertes', 'strong', 'robusti');</text:p>
          </table:table-cell>
        </table:table-row>
        <table:table-row table:style-name="ro1">
          <table:table-cell table:formula="of:=[.A1642]+1" office:value-type="float" office:value="1642" calcext:value-type="float">
            <text:p>1642</text:p>
          </table:table-cell>
          <table:table-cell office:value-type="string" calcext:value-type="string">
            <text:p>Sonido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Sonus</text:p>
          </table:table-cell>
          <table:table-cell/>
          <table:table-cell table:formula="of:=IF([.B1643]=[.D164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43];&quot;, '&quot;;SUBSTITUTE(LOWER([.B1643]);&quot;'&quot;;&quot;''&quot;);&quot;', '&quot;;SUBSTITUTE(LOWER([.C1643]);&quot;'&quot;;&quot;''&quot;);&quot;', '&quot;;SUBSTITUTE(LOWER([.D1643]);&quot;'&quot;;&quot;''&quot;);&quot;');&quot;)" office:value-type="string" office:string-value="insert into palabras(id, castellano, ingles, latin) values(1642, 'sonido', 'sound', 'sonus');" calcext:value-type="string">
            <text:p>insert into palabras(id, castellano, ingles, latin) values(1642, 'sonido', 'sound', 'sonus');</text:p>
          </table:table-cell>
        </table:table-row>
        <table:table-row table:style-name="ro2">
          <table:table-cell table:formula="of:=[.A1643]+1" office:value-type="float" office:value="1643" calcext:value-type="float">
            <text:p>1643</text:p>
          </table:table-cell>
          <table:table-cell office:value-type="string" calcext:value-type="string">
            <text:p>Inteligencia</text:p>
          </table:table-cell>
          <table:table-cell office:value-type="string" calcext:value-type="string">
            <text:p>Intelligence</text:p>
          </table:table-cell>
          <table:table-cell office:value-type="string" calcext:value-type="string">
            <text:p>Intelligentia</text:p>
          </table:table-cell>
          <table:table-cell/>
          <table:table-cell table:formula="of:=IF([.B1644]=[.D164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44];&quot;, '&quot;;SUBSTITUTE(LOWER([.B1644]);&quot;'&quot;;&quot;''&quot;);&quot;', '&quot;;SUBSTITUTE(LOWER([.C1644]);&quot;'&quot;;&quot;''&quot;);&quot;', '&quot;;SUBSTITUTE(LOWER([.D1644]);&quot;'&quot;;&quot;''&quot;);&quot;');&quot;)" office:value-type="string" office:string-value="insert into palabras(id, castellano, ingles, latin) values(1643, 'inteligencia', 'intelligence', 'intelligentia');" calcext:value-type="string">
            <text:p>insert into palabras(id, castellano, ingles, latin) values(1643, 'inteligencia', 'intelligence', 'intelligentia');</text:p>
          </table:table-cell>
        </table:table-row>
        <table:table-row table:style-name="ro2">
          <table:table-cell table:formula="of:=[.A1644]+1" office:value-type="float" office:value="1644" calcext:value-type="float">
            <text:p>1644</text:p>
          </table:table-cell>
          <table:table-cell office:value-type="string" calcext:value-type="string">
            <text:p>Conversación</text:p>
          </table:table-cell>
          <table:table-cell office:value-type="string" calcext:value-type="string">
            <text:p>Conversation</text:p>
          </table:table-cell>
          <table:table-cell office:value-type="string" calcext:value-type="string">
            <text:p>Conversatio</text:p>
          </table:table-cell>
          <table:table-cell/>
          <table:table-cell table:formula="of:=IF([.B1645]=[.D164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45];&quot;, '&quot;;SUBSTITUTE(LOWER([.B1645]);&quot;'&quot;;&quot;''&quot;);&quot;', '&quot;;SUBSTITUTE(LOWER([.C1645]);&quot;'&quot;;&quot;''&quot;);&quot;', '&quot;;SUBSTITUTE(LOWER([.D1645]);&quot;'&quot;;&quot;''&quot;);&quot;');&quot;)" office:value-type="string" office:string-value="insert into palabras(id, castellano, ingles, latin) values(1644, 'conversación', 'conversation', 'conversatio');" calcext:value-type="string">
            <text:p>insert into palabras(id, castellano, ingles, latin) values(1644, 'conversación', 'conversation', 'conversatio');</text:p>
          </table:table-cell>
        </table:table-row>
        <table:table-row table:style-name="ro1">
          <table:table-cell table:formula="of:=[.A1645]+1" office:value-type="float" office:value="1645" calcext:value-type="float">
            <text:p>1645</text:p>
          </table:table-cell>
          <table:table-cell office:value-type="string" calcext:value-type="string">
            <text:p>Establece</text:p>
          </table:table-cell>
          <table:table-cell office:value-type="string" calcext:value-type="string">
            <text:p>Establishes</text:p>
          </table:table-cell>
          <table:table-cell office:value-type="string" calcext:value-type="string">
            <text:p>Stabilit</text:p>
          </table:table-cell>
          <table:table-cell/>
          <table:table-cell table:formula="of:=IF([.B1646]=[.D164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46];&quot;, '&quot;;SUBSTITUTE(LOWER([.B1646]);&quot;'&quot;;&quot;''&quot;);&quot;', '&quot;;SUBSTITUTE(LOWER([.C1646]);&quot;'&quot;;&quot;''&quot;);&quot;', '&quot;;SUBSTITUTE(LOWER([.D1646]);&quot;'&quot;;&quot;''&quot;);&quot;');&quot;)" office:value-type="string" office:string-value="insert into palabras(id, castellano, ingles, latin) values(1645, 'establece', 'establishes', 'stabilit');" calcext:value-type="string">
            <text:p>insert into palabras(id, castellano, ingles, latin) values(1645, 'establece', 'establishes', 'stabilit');</text:p>
          </table:table-cell>
        </table:table-row>
        <table:table-row table:style-name="ro1">
          <table:table-cell table:formula="of:=[.A1646]+1" office:value-type="float" office:value="1646" calcext:value-type="float">
            <text:p>1646</text:p>
          </table:table-cell>
          <table:table-cell office:value-type="string" calcext:value-type="string">
            <text:p>Plena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lenus</text:p>
          </table:table-cell>
          <table:table-cell/>
          <table:table-cell table:formula="of:=IF([.B1647]=[.D164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47];&quot;, '&quot;;SUBSTITUTE(LOWER([.B1647]);&quot;'&quot;;&quot;''&quot;);&quot;', '&quot;;SUBSTITUTE(LOWER([.C1647]);&quot;'&quot;;&quot;''&quot;);&quot;', '&quot;;SUBSTITUTE(LOWER([.D1647]);&quot;'&quot;;&quot;''&quot;);&quot;');&quot;)" office:value-type="string" office:string-value="insert into palabras(id, castellano, ingles, latin) values(1646, 'plena', 'full', 'plenus');" calcext:value-type="string">
            <text:p>insert into palabras(id, castellano, ingles, latin) values(1646, 'plena', 'full', 'plenus');</text:p>
          </table:table-cell>
        </table:table-row>
        <table:table-row table:style-name="ro1">
          <table:table-cell table:formula="of:=[.A1647]+1" office:value-type="float" office:value="1647" calcext:value-type="float">
            <text:p>1647</text:p>
          </table:table-cell>
          <table:table-cell office:value-type="string" calcext:value-type="string">
            <text:p>Venía</text:p>
          </table:table-cell>
          <table:table-cell office:value-type="string" calcext:value-type="string">
            <text:p>Came</text:p>
          </table:table-cell>
          <table:table-cell office:value-type="string" calcext:value-type="string">
            <text:p>Veniebat</text:p>
          </table:table-cell>
          <table:table-cell/>
          <table:table-cell table:formula="of:=IF([.B1648]=[.D164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48];&quot;, '&quot;;SUBSTITUTE(LOWER([.B1648]);&quot;'&quot;;&quot;''&quot;);&quot;', '&quot;;SUBSTITUTE(LOWER([.C1648]);&quot;'&quot;;&quot;''&quot;);&quot;', '&quot;;SUBSTITUTE(LOWER([.D1648]);&quot;'&quot;;&quot;''&quot;);&quot;');&quot;)" office:value-type="string" office:string-value="insert into palabras(id, castellano, ingles, latin) values(1647, 'venía', 'came', 'veniebat');" calcext:value-type="string">
            <text:p>insert into palabras(id, castellano, ingles, latin) values(1647, 'venía', 'came', 'veniebat');</text:p>
          </table:table-cell>
        </table:table-row>
        <table:table-row table:style-name="ro1">
          <table:table-cell table:formula="of:=[.A1648]+1" office:value-type="float" office:value="1648" calcext:value-type="float">
            <text:p>1648</text:p>
          </table:table-cell>
          <table:table-cell office:value-type="string" calcext:value-type="string">
            <text:p>Realizó</text:p>
          </table:table-cell>
          <table:table-cell office:value-type="string" calcext:value-type="string">
            <text:p>Made</text:p>
          </table:table-cell>
          <table:table-cell office:value-type="string" calcext:value-type="string">
            <text:p>Fecit</text:p>
          </table:table-cell>
          <table:table-cell/>
          <table:table-cell table:formula="of:=IF([.B1649]=[.D164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49];&quot;, '&quot;;SUBSTITUTE(LOWER([.B1649]);&quot;'&quot;;&quot;''&quot;);&quot;', '&quot;;SUBSTITUTE(LOWER([.C1649]);&quot;'&quot;;&quot;''&quot;);&quot;', '&quot;;SUBSTITUTE(LOWER([.D1649]);&quot;'&quot;;&quot;''&quot;);&quot;');&quot;)" office:value-type="string" office:string-value="insert into palabras(id, castellano, ingles, latin) values(1648, 'realizó', 'made', 'fecit');" calcext:value-type="string">
            <text:p>insert into palabras(id, castellano, ingles, latin) values(1648, 'realizó', 'made', 'fecit');</text:p>
          </table:table-cell>
        </table:table-row>
        <table:table-row table:style-name="ro2">
          <table:table-cell table:formula="of:=[.A1649]+1" office:value-type="float" office:value="1649" calcext:value-type="float">
            <text:p>1649</text:p>
          </table:table-cell>
          <table:table-cell office:value-type="string" calcext:value-type="string">
            <text:p>Francesa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ancogallica</text:p>
          </table:table-cell>
          <table:table-cell/>
          <table:table-cell table:formula="of:=IF([.B1650]=[.D165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50];&quot;, '&quot;;SUBSTITUTE(LOWER([.B1650]);&quot;'&quot;;&quot;''&quot;);&quot;', '&quot;;SUBSTITUTE(LOWER([.C1650]);&quot;'&quot;;&quot;''&quot;);&quot;', '&quot;;SUBSTITUTE(LOWER([.D1650]);&quot;'&quot;;&quot;''&quot;);&quot;');&quot;)" office:value-type="string" office:string-value="insert into palabras(id, castellano, ingles, latin) values(1649, 'francesa', 'french', 'francogallica');" calcext:value-type="string">
            <text:p>insert into palabras(id, castellano, ingles, latin) values(1649, 'francesa', 'french', 'francogallica');</text:p>
          </table:table-cell>
        </table:table-row>
        <table:table-row table:style-name="ro1">
          <table:table-cell table:formula="of:=[.A1650]+1" office:value-type="float" office:value="1650" calcext:value-type="float">
            <text:p>1650</text:p>
          </table:table-cell>
          <table:table-cell table:number-columns-repeated="2" office:value-type="string" calcext:value-type="string">
            <text:p>Legal</text:p>
          </table:table-cell>
          <table:table-cell office:value-type="string" calcext:value-type="string">
            <text:p>Legalis</text:p>
          </table:table-cell>
          <table:table-cell/>
          <table:table-cell table:formula="of:=IF([.B1651]=[.D165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51];&quot;, '&quot;;SUBSTITUTE(LOWER([.B1651]);&quot;'&quot;;&quot;''&quot;);&quot;', '&quot;;SUBSTITUTE(LOWER([.C1651]);&quot;'&quot;;&quot;''&quot;);&quot;', '&quot;;SUBSTITUTE(LOWER([.D1651]);&quot;'&quot;;&quot;''&quot;);&quot;');&quot;)" office:value-type="string" office:string-value="insert into palabras(id, castellano, ingles, latin) values(1650, 'legal', 'legal', 'legalis');" calcext:value-type="string">
            <text:p>insert into palabras(id, castellano, ingles, latin) values(1650, 'legal', 'legal', 'legalis');</text:p>
          </table:table-cell>
        </table:table-row>
        <table:table-row table:style-name="ro1">
          <table:table-cell table:formula="of:=[.A1651]+1" office:value-type="float" office:value="1651" calcext:value-type="float">
            <text:p>1651</text:p>
          </table:table-cell>
          <table:table-cell office:value-type="string" calcext:value-type="string">
            <text:p>Abrió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Aperuit</text:p>
          </table:table-cell>
          <table:table-cell/>
          <table:table-cell table:formula="of:=IF([.B1652]=[.D165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52];&quot;, '&quot;;SUBSTITUTE(LOWER([.B1652]);&quot;'&quot;;&quot;''&quot;);&quot;', '&quot;;SUBSTITUTE(LOWER([.C1652]);&quot;'&quot;;&quot;''&quot;);&quot;', '&quot;;SUBSTITUTE(LOWER([.D1652]);&quot;'&quot;;&quot;''&quot;);&quot;');&quot;)" office:value-type="string" office:string-value="insert into palabras(id, castellano, ingles, latin) values(1651, 'abrió', 'opened', 'aperuit');" calcext:value-type="string">
            <text:p>insert into palabras(id, castellano, ingles, latin) values(1651, 'abrió', 'opened', 'aperuit');</text:p>
          </table:table-cell>
        </table:table-row>
        <table:table-row table:style-name="ro1">
          <table:table-cell table:formula="of:=[.A1652]+1" office:value-type="float" office:value="1652" calcext:value-type="float">
            <text:p>1652</text:p>
          </table:table-cell>
          <table:table-cell office:value-type="string" calcext:value-type="string">
            <text:p>Alegría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Gaudium</text:p>
          </table:table-cell>
          <table:table-cell/>
          <table:table-cell table:formula="of:=IF([.B1653]=[.D165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53];&quot;, '&quot;;SUBSTITUTE(LOWER([.B1653]);&quot;'&quot;;&quot;''&quot;);&quot;', '&quot;;SUBSTITUTE(LOWER([.C1653]);&quot;'&quot;;&quot;''&quot;);&quot;', '&quot;;SUBSTITUTE(LOWER([.D1653]);&quot;'&quot;;&quot;''&quot;);&quot;');&quot;)" office:value-type="string" office:string-value="insert into palabras(id, castellano, ingles, latin) values(1652, 'alegría', 'joy', 'gaudium');" calcext:value-type="string">
            <text:p>insert into palabras(id, castellano, ingles, latin) values(1652, 'alegría', 'joy', 'gaudium');</text:p>
          </table:table-cell>
        </table:table-row>
        <table:table-row table:style-name="ro1">
          <table:table-cell table:formula="of:=[.A1653]+1" office:value-type="float" office:value="1653" calcext:value-type="float">
            <text:p>1653</text:p>
          </table:table-cell>
          <table:table-cell office:value-type="string" calcext:value-type="string">
            <text:p>Ojo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Oculus</text:p>
          </table:table-cell>
          <table:table-cell/>
          <table:table-cell table:formula="of:=IF([.B1654]=[.D165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54];&quot;, '&quot;;SUBSTITUTE(LOWER([.B1654]);&quot;'&quot;;&quot;''&quot;);&quot;', '&quot;;SUBSTITUTE(LOWER([.C1654]);&quot;'&quot;;&quot;''&quot;);&quot;', '&quot;;SUBSTITUTE(LOWER([.D1654]);&quot;'&quot;;&quot;''&quot;);&quot;');&quot;)" office:value-type="string" office:string-value="insert into palabras(id, castellano, ingles, latin) values(1653, 'ojo', 'eye', 'oculus');" calcext:value-type="string">
            <text:p>insert into palabras(id, castellano, ingles, latin) values(1653, 'ojo', 'eye', 'oculus');</text:p>
          </table:table-cell>
        </table:table-row>
        <table:table-row table:style-name="ro1">
          <table:table-cell table:formula="of:=[.A1654]+1" office:value-type="float" office:value="1654" calcext:value-type="float">
            <text:p>1654</text:p>
          </table:table-cell>
          <table:table-cell office:value-type="string" calcext:value-type="string">
            <text:p>Ocurrido</text:p>
          </table:table-cell>
          <table:table-cell office:value-type="string" calcext:value-type="string">
            <text:p>Happened</text:p>
          </table:table-cell>
          <table:table-cell office:value-type="string" calcext:value-type="string">
            <text:p>Accidit</text:p>
          </table:table-cell>
          <table:table-cell/>
          <table:table-cell table:formula="of:=IF([.B1655]=[.D165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55];&quot;, '&quot;;SUBSTITUTE(LOWER([.B1655]);&quot;'&quot;;&quot;''&quot;);&quot;', '&quot;;SUBSTITUTE(LOWER([.C1655]);&quot;'&quot;;&quot;''&quot;);&quot;', '&quot;;SUBSTITUTE(LOWER([.D1655]);&quot;'&quot;;&quot;''&quot;);&quot;');&quot;)" office:value-type="string" office:string-value="insert into palabras(id, castellano, ingles, latin) values(1654, 'ocurrido', 'happened', 'accidit');" calcext:value-type="string">
            <text:p>insert into palabras(id, castellano, ingles, latin) values(1654, 'ocurrido', 'happened', 'accidit');</text:p>
          </table:table-cell>
        </table:table-row>
        <table:table-row table:style-name="ro1">
          <table:table-cell table:formula="of:=[.A1655]+1" office:value-type="float" office:value="1655" calcext:value-type="float">
            <text:p>1655</text:p>
          </table:table-cell>
          <table:table-cell office:value-type="string" calcext:value-type="string">
            <text:p>Vuelto</text:p>
          </table:table-cell>
          <table:table-cell office:value-type="string" calcext:value-type="string">
            <text:p>Turned</text:p>
          </table:table-cell>
          <table:table-cell office:value-type="string" calcext:value-type="string">
            <text:p>Reversus</text:p>
          </table:table-cell>
          <table:table-cell/>
          <table:table-cell table:formula="of:=IF([.B1656]=[.D165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56];&quot;, '&quot;;SUBSTITUTE(LOWER([.B1656]);&quot;'&quot;;&quot;''&quot;);&quot;', '&quot;;SUBSTITUTE(LOWER([.C1656]);&quot;'&quot;;&quot;''&quot;);&quot;', '&quot;;SUBSTITUTE(LOWER([.D1656]);&quot;'&quot;;&quot;''&quot;);&quot;');&quot;)" office:value-type="string" office:string-value="insert into palabras(id, castellano, ingles, latin) values(1655, 'vuelto', 'turned', 'reversus');" calcext:value-type="string">
            <text:p>insert into palabras(id, castellano, ingles, latin) values(1655, 'vuelto', 'turned', 'reversus');</text:p>
          </table:table-cell>
        </table:table-row>
        <table:table-row table:style-name="ro1">
          <table:table-cell table:formula="of:=[.A1656]+1" office:value-type="float" office:value="1656" calcext:value-type="float">
            <text:p>1656</text:p>
          </table:table-cell>
          <table:table-cell office:value-type="string" calcext:value-type="string">
            <text:p>Diputado</text:p>
          </table:table-cell>
          <table:table-cell office:value-type="string" calcext:value-type="string">
            <text:p>Representative</text:p>
          </table:table-cell>
          <table:table-cell office:value-type="string" calcext:value-type="string">
            <text:p>Deputatus</text:p>
          </table:table-cell>
          <table:table-cell/>
          <table:table-cell table:formula="of:=IF([.B1657]=[.D165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57];&quot;, '&quot;;SUBSTITUTE(LOWER([.B1657]);&quot;'&quot;;&quot;''&quot;);&quot;', '&quot;;SUBSTITUTE(LOWER([.C1657]);&quot;'&quot;;&quot;''&quot;);&quot;', '&quot;;SUBSTITUTE(LOWER([.D1657]);&quot;'&quot;;&quot;''&quot;);&quot;');&quot;)" office:value-type="string" office:string-value="insert into palabras(id, castellano, ingles, latin) values(1656, 'diputado', 'representative', 'deputatus');" calcext:value-type="string">
            <text:p>insert into palabras(id, castellano, ingles, latin) values(1656, 'diputado', 'representative', 'deputatus');</text:p>
          </table:table-cell>
        </table:table-row>
        <table:table-row table:style-name="ro2">
          <table:table-cell table:formula="of:=[.A1657]+1" office:value-type="float" office:value="1657" calcext:value-type="float">
            <text:p>1657</text:p>
          </table:table-cell>
          <table:table-cell office:value-type="string" calcext:value-type="string">
            <text:p>Correspondiente</text:p>
          </table:table-cell>
          <table:table-cell office:value-type="string" calcext:value-type="string">
            <text:p>Corresponding</text:p>
          </table:table-cell>
          <table:table-cell office:value-type="string" calcext:value-type="string">
            <text:p>Correspondens</text:p>
          </table:table-cell>
          <table:table-cell/>
          <table:table-cell table:formula="of:=IF([.B1658]=[.D165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58];&quot;, '&quot;;SUBSTITUTE(LOWER([.B1658]);&quot;'&quot;;&quot;''&quot;);&quot;', '&quot;;SUBSTITUTE(LOWER([.C1658]);&quot;'&quot;;&quot;''&quot;);&quot;', '&quot;;SUBSTITUTE(LOWER([.D1658]);&quot;'&quot;;&quot;''&quot;);&quot;');&quot;)" office:value-type="string" office:string-value="insert into palabras(id, castellano, ingles, latin) values(1657, 'correspondiente', 'corresponding', 'correspondens');" calcext:value-type="string">
            <text:p>insert into palabras(id, castellano, ingles, latin) values(1657, 'correspondiente', 'corresponding', 'correspondens');</text:p>
          </table:table-cell>
        </table:table-row>
        <table:table-row table:style-name="ro1">
          <table:table-cell table:formula="of:=[.A1658]+1" office:value-type="float" office:value="1658" calcext:value-type="float">
            <text:p>1658</text:p>
          </table:table-cell>
          <table:table-cell office:value-type="string" calcext:value-type="string">
            <text:p>Interna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rnus</text:p>
          </table:table-cell>
          <table:table-cell/>
          <table:table-cell table:formula="of:=IF([.B1659]=[.D165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59];&quot;, '&quot;;SUBSTITUTE(LOWER([.B1659]);&quot;'&quot;;&quot;''&quot;);&quot;', '&quot;;SUBSTITUTE(LOWER([.C1659]);&quot;'&quot;;&quot;''&quot;);&quot;', '&quot;;SUBSTITUTE(LOWER([.D1659]);&quot;'&quot;;&quot;''&quot;);&quot;');&quot;)" office:value-type="string" office:string-value="insert into palabras(id, castellano, ingles, latin) values(1658, 'interna', 'internal', 'internus');" calcext:value-type="string">
            <text:p>insert into palabras(id, castellano, ingles, latin) values(1658, 'interna', 'internal', 'internus');</text:p>
          </table:table-cell>
        </table:table-row>
        <table:table-row table:style-name="ro1">
          <table:table-cell table:formula="of:=[.A1659]+1" office:value-type="float" office:value="1659" calcext:value-type="float">
            <text:p>1659</text:p>
          </table:table-cell>
          <table:table-cell table:number-columns-repeated="2" office:value-type="string" calcext:value-type="string">
            <text:p>Musical</text:p>
          </table:table-cell>
          <table:table-cell office:value-type="string" calcext:value-type="string">
            <text:p>Musica</text:p>
          </table:table-cell>
          <table:table-cell/>
          <table:table-cell table:formula="of:=IF([.B1660]=[.D166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60];&quot;, '&quot;;SUBSTITUTE(LOWER([.B1660]);&quot;'&quot;;&quot;''&quot;);&quot;', '&quot;;SUBSTITUTE(LOWER([.C1660]);&quot;'&quot;;&quot;''&quot;);&quot;', '&quot;;SUBSTITUTE(LOWER([.D1660]);&quot;'&quot;;&quot;''&quot;);&quot;');&quot;)" office:value-type="string" office:string-value="insert into palabras(id, castellano, ingles, latin) values(1659, 'musical', 'musical', 'musica');" calcext:value-type="string">
            <text:p>insert into palabras(id, castellano, ingles, latin) values(1659, 'musical', 'musical', 'musica');</text:p>
          </table:table-cell>
        </table:table-row>
        <table:table-row table:style-name="ro1">
          <table:table-cell table:formula="of:=[.A1660]+1" office:value-type="float" office:value="1660" calcext:value-type="float">
            <text:p>1660</text:p>
          </table:table-cell>
          <table:table-cell office:value-type="string" calcext:value-type="string">
            <text:p>Segundo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Secundae</text:p>
          </table:table-cell>
          <table:table-cell/>
          <table:table-cell table:formula="of:=IF([.B1661]=[.D166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61];&quot;, '&quot;;SUBSTITUTE(LOWER([.B1661]);&quot;'&quot;;&quot;''&quot;);&quot;', '&quot;;SUBSTITUTE(LOWER([.C1661]);&quot;'&quot;;&quot;''&quot;);&quot;', '&quot;;SUBSTITUTE(LOWER([.D1661]);&quot;'&quot;;&quot;''&quot;);&quot;');&quot;)" office:value-type="string" office:string-value="insert into palabras(id, castellano, ingles, latin) values(1660, 'segundos', 'seconds', 'secundae');" calcext:value-type="string">
            <text:p>insert into palabras(id, castellano, ingles, latin) values(1660, 'segundos', 'seconds', 'secundae');</text:p>
          </table:table-cell>
        </table:table-row>
        <table:table-row table:style-name="ro2">
          <table:table-cell table:formula="of:=[.A1661]+1" office:value-type="float" office:value="1661" calcext:value-type="float">
            <text:p>1661</text:p>
          </table:table-cell>
          <table:table-cell office:value-type="string" calcext:value-type="string">
            <text:p>Recientemente</text:p>
          </table:table-cell>
          <table:table-cell office:value-type="string" calcext:value-type="string">
            <text:p>Recently</text:p>
          </table:table-cell>
          <table:table-cell office:value-type="string" calcext:value-type="string">
            <text:p>Recentissime</text:p>
          </table:table-cell>
          <table:table-cell/>
          <table:table-cell table:formula="of:=IF([.B1662]=[.D166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62];&quot;, '&quot;;SUBSTITUTE(LOWER([.B1662]);&quot;'&quot;;&quot;''&quot;);&quot;', '&quot;;SUBSTITUTE(LOWER([.C1662]);&quot;'&quot;;&quot;''&quot;);&quot;', '&quot;;SUBSTITUTE(LOWER([.D1662]);&quot;'&quot;;&quot;''&quot;);&quot;');&quot;)" office:value-type="string" office:string-value="insert into palabras(id, castellano, ingles, latin) values(1661, 'recientemente', 'recently', 'recentissime');" calcext:value-type="string">
            <text:p>insert into palabras(id, castellano, ingles, latin) values(1661, 'recientemente', 'recently', 'recentissime');</text:p>
          </table:table-cell>
        </table:table-row>
        <table:table-row table:style-name="ro1">
          <table:table-cell table:formula="of:=[.A1662]+1" office:value-type="float" office:value="1662" calcext:value-type="float">
            <text:p>1662</text:p>
          </table:table-cell>
          <table:table-cell office:value-type="string" calcext:value-type="string">
            <text:p>Empieza</text:p>
          </table:table-cell>
          <table:table-cell office:value-type="string" calcext:value-type="string">
            <text:p>Starts</text:p>
          </table:table-cell>
          <table:table-cell office:value-type="string" calcext:value-type="string">
            <text:p>Incipit</text:p>
          </table:table-cell>
          <table:table-cell/>
          <table:table-cell table:formula="of:=IF([.B1663]=[.D166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63];&quot;, '&quot;;SUBSTITUTE(LOWER([.B1663]);&quot;'&quot;;&quot;''&quot;);&quot;', '&quot;;SUBSTITUTE(LOWER([.C1663]);&quot;'&quot;;&quot;''&quot;);&quot;', '&quot;;SUBSTITUTE(LOWER([.D1663]);&quot;'&quot;;&quot;''&quot;);&quot;');&quot;)" office:value-type="string" office:string-value="insert into palabras(id, castellano, ingles, latin) values(1662, 'empieza', 'starts', 'incipit');" calcext:value-type="string">
            <text:p>insert into palabras(id, castellano, ingles, latin) values(1662, 'empieza', 'starts', 'incipit');</text:p>
          </table:table-cell>
        </table:table-row>
        <table:table-row table:style-name="ro1">
          <table:table-cell table:formula="of:=[.A1663]+1" office:value-type="float" office:value="1663" calcext:value-type="float">
            <text:p>1663</text:p>
          </table:table-cell>
          <table:table-cell office:value-type="string" calcext:value-type="string">
            <text:p>Decreto</text:p>
          </table:table-cell>
          <table:table-cell office:value-type="string" calcext:value-type="string">
            <text:p>Decree</text:p>
          </table:table-cell>
          <table:table-cell office:value-type="string" calcext:value-type="string">
            <text:p>Decretum</text:p>
          </table:table-cell>
          <table:table-cell/>
          <table:table-cell table:formula="of:=IF([.B1664]=[.D166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64];&quot;, '&quot;;SUBSTITUTE(LOWER([.B1664]);&quot;'&quot;;&quot;''&quot;);&quot;', '&quot;;SUBSTITUTE(LOWER([.C1664]);&quot;'&quot;;&quot;''&quot;);&quot;', '&quot;;SUBSTITUTE(LOWER([.D1664]);&quot;'&quot;;&quot;''&quot;);&quot;');&quot;)" office:value-type="string" office:string-value="insert into palabras(id, castellano, ingles, latin) values(1663, 'decreto', 'decree', 'decretum');" calcext:value-type="string">
            <text:p>insert into palabras(id, castellano, ingles, latin) values(1663, 'decreto', 'decree', 'decretum');</text:p>
          </table:table-cell>
        </table:table-row>
        <table:table-row table:style-name="ro1">
          <table:table-cell table:formula="of:=[.A1664]+1" office:value-type="float" office:value="1664" calcext:value-type="float">
            <text:p>1664</text:p>
          </table:table-cell>
          <table:table-cell table:number-columns-repeated="2" office:value-type="string" calcext:value-type="string">
            <text:p>China</text:p>
          </table:table-cell>
          <table:table-cell office:value-type="string" calcext:value-type="string">
            <text:p>Sinae</text:p>
          </table:table-cell>
          <table:table-cell/>
          <table:table-cell table:formula="of:=IF([.B1665]=[.D166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65];&quot;, '&quot;;SUBSTITUTE(LOWER([.B1665]);&quot;'&quot;;&quot;''&quot;);&quot;', '&quot;;SUBSTITUTE(LOWER([.C1665]);&quot;'&quot;;&quot;''&quot;);&quot;', '&quot;;SUBSTITUTE(LOWER([.D1665]);&quot;'&quot;;&quot;''&quot;);&quot;');&quot;)" office:value-type="string" office:string-value="insert into palabras(id, castellano, ingles, latin) values(1664, 'china', 'china', 'sinae');" calcext:value-type="string">
            <text:p>insert into palabras(id, castellano, ingles, latin) values(1664, 'china', 'china', 'sinae');</text:p>
          </table:table-cell>
        </table:table-row>
        <table:table-row table:style-name="ro1">
          <table:table-cell table:formula="of:=[.A1665]+1" office:value-type="float" office:value="1665" calcext:value-type="float">
            <text:p>1665</text:p>
          </table:table-cell>
          <table:table-cell office:value-type="string" calcext:value-type="string">
            <text:p>Células</text:p>
          </table:table-cell>
          <table:table-cell office:value-type="string" calcext:value-type="string">
            <text:p>Cells</text:p>
          </table:table-cell>
          <table:table-cell office:value-type="string" calcext:value-type="string">
            <text:p>Cellulae</text:p>
          </table:table-cell>
          <table:table-cell/>
          <table:table-cell table:formula="of:=IF([.B1666]=[.D166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66];&quot;, '&quot;;SUBSTITUTE(LOWER([.B1666]);&quot;'&quot;;&quot;''&quot;);&quot;', '&quot;;SUBSTITUTE(LOWER([.C1666]);&quot;'&quot;;&quot;''&quot;);&quot;', '&quot;;SUBSTITUTE(LOWER([.D1666]);&quot;'&quot;;&quot;''&quot;);&quot;');&quot;)" office:value-type="string" office:string-value="insert into palabras(id, castellano, ingles, latin) values(1665, 'células', 'cells', 'cellulae');" calcext:value-type="string">
            <text:p>insert into palabras(id, castellano, ingles, latin) values(1665, 'células', 'cells', 'cellulae');</text:p>
          </table:table-cell>
        </table:table-row>
        <table:table-row table:style-name="ro1">
          <table:table-cell table:formula="of:=[.A1666]+1" office:value-type="float" office:value="1666" calcext:value-type="float">
            <text:p>1666</text:p>
          </table:table-cell>
          <table:table-cell office:value-type="string" calcext:value-type="string">
            <text:p>Suelen</text:p>
          </table:table-cell>
          <table:table-cell office:value-type="string" calcext:value-type="string">
            <text:p>Usually</text:p>
          </table:table-cell>
          <table:table-cell office:value-type="string" calcext:value-type="string">
            <text:p>Solebant</text:p>
          </table:table-cell>
          <table:table-cell/>
          <table:table-cell table:formula="of:=IF([.B1667]=[.D166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67];&quot;, '&quot;;SUBSTITUTE(LOWER([.B1667]);&quot;'&quot;;&quot;''&quot;);&quot;', '&quot;;SUBSTITUTE(LOWER([.C1667]);&quot;'&quot;;&quot;''&quot;);&quot;', '&quot;;SUBSTITUTE(LOWER([.D1667]);&quot;'&quot;;&quot;''&quot;);&quot;');&quot;)" office:value-type="string" office:string-value="insert into palabras(id, castellano, ingles, latin) values(1666, 'suelen', 'usually', 'solebant');" calcext:value-type="string">
            <text:p>insert into palabras(id, castellano, ingles, latin) values(1666, 'suelen', 'usually', 'solebant');</text:p>
          </table:table-cell>
        </table:table-row>
        <table:table-row table:style-name="ro1">
          <table:table-cell table:formula="of:=[.A1667]+1" office:value-type="float" office:value="1667" calcext:value-type="float">
            <text:p>1667</text:p>
          </table:table-cell>
          <table:table-cell office:value-type="string" calcext:value-type="string">
            <text:p>Perfectamente</text:p>
          </table:table-cell>
          <table:table-cell office:value-type="string" calcext:value-type="string">
            <text:p>Perfectly</text:p>
          </table:table-cell>
          <table:table-cell office:value-type="string" calcext:value-type="string">
            <text:p>Perfecte</text:p>
          </table:table-cell>
          <table:table-cell/>
          <table:table-cell table:formula="of:=IF([.B1668]=[.D166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68];&quot;, '&quot;;SUBSTITUTE(LOWER([.B1668]);&quot;'&quot;;&quot;''&quot;);&quot;', '&quot;;SUBSTITUTE(LOWER([.C1668]);&quot;'&quot;;&quot;''&quot;);&quot;', '&quot;;SUBSTITUTE(LOWER([.D1668]);&quot;'&quot;;&quot;''&quot;);&quot;');&quot;)" office:value-type="string" office:string-value="insert into palabras(id, castellano, ingles, latin) values(1667, 'perfectamente', 'perfectly', 'perfecte');" calcext:value-type="string">
            <text:p>insert into palabras(id, castellano, ingles, latin) values(1667, 'perfectamente', 'perfectly', 'perfecte');</text:p>
          </table:table-cell>
        </table:table-row>
        <table:table-row table:style-name="ro1">
          <table:table-cell table:formula="of:=[.A1668]+1" office:value-type="float" office:value="1668" calcext:value-type="float">
            <text:p>1668</text:p>
          </table:table-cell>
          <table:table-cell office:value-type="string" calcext:value-type="string">
            <text:p>Azúcar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Saccharum</text:p>
          </table:table-cell>
          <table:table-cell/>
          <table:table-cell table:formula="of:=IF([.B1669]=[.D166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69];&quot;, '&quot;;SUBSTITUTE(LOWER([.B1669]);&quot;'&quot;;&quot;''&quot;);&quot;', '&quot;;SUBSTITUTE(LOWER([.C1669]);&quot;'&quot;;&quot;''&quot;);&quot;', '&quot;;SUBSTITUTE(LOWER([.D1669]);&quot;'&quot;;&quot;''&quot;);&quot;');&quot;)" office:value-type="string" office:string-value="insert into palabras(id, castellano, ingles, latin) values(1668, 'azúcar', 'sugar', 'saccharum');" calcext:value-type="string">
            <text:p>insert into palabras(id, castellano, ingles, latin) values(1668, 'azúcar', 'sugar', 'saccharum');</text:p>
          </table:table-cell>
        </table:table-row>
        <table:table-row table:style-name="ro2">
          <table:table-cell table:formula="of:=[.A1669]+1" office:value-type="float" office:value="1669" calcext:value-type="float">
            <text:p>1669</text:p>
          </table:table-cell>
          <table:table-cell office:value-type="string" calcext:value-type="string">
            <text:p>Inversiones</text:p>
          </table:table-cell>
          <table:table-cell office:value-type="string" calcext:value-type="string">
            <text:p>Investments</text:p>
          </table:table-cell>
          <table:table-cell office:value-type="string" calcext:value-type="string">
            <text:p>Investitiones</text:p>
          </table:table-cell>
          <table:table-cell/>
          <table:table-cell table:formula="of:=IF([.B1670]=[.D167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70];&quot;, '&quot;;SUBSTITUTE(LOWER([.B1670]);&quot;'&quot;;&quot;''&quot;);&quot;', '&quot;;SUBSTITUTE(LOWER([.C1670]);&quot;'&quot;;&quot;''&quot;);&quot;', '&quot;;SUBSTITUTE(LOWER([.D1670]);&quot;'&quot;;&quot;''&quot;);&quot;');&quot;)" office:value-type="string" office:string-value="insert into palabras(id, castellano, ingles, latin) values(1669, 'inversiones', 'investments', 'investitiones');" calcext:value-type="string">
            <text:p>insert into palabras(id, castellano, ingles, latin) values(1669, 'inversiones', 'investments', 'investitiones');</text:p>
          </table:table-cell>
        </table:table-row>
        <table:table-row table:style-name="ro2">
          <table:table-cell table:formula="of:=[.A1670]+1" office:value-type="float" office:value="1670" calcext:value-type="float">
            <text:p>1670</text:p>
          </table:table-cell>
          <table:table-cell office:value-type="string" calcext:value-type="string">
            <text:p>Concentración</text:p>
          </table:table-cell>
          <table:table-cell office:value-type="string" calcext:value-type="string">
            <text:p>Concentration</text:p>
          </table:table-cell>
          <table:table-cell office:value-type="string" calcext:value-type="string">
            <text:p>Concentratio</text:p>
          </table:table-cell>
          <table:table-cell/>
          <table:table-cell table:formula="of:=IF([.B1671]=[.D167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71];&quot;, '&quot;;SUBSTITUTE(LOWER([.B1671]);&quot;'&quot;;&quot;''&quot;);&quot;', '&quot;;SUBSTITUTE(LOWER([.C1671]);&quot;'&quot;;&quot;''&quot;);&quot;', '&quot;;SUBSTITUTE(LOWER([.D1671]);&quot;'&quot;;&quot;''&quot;);&quot;');&quot;)" office:value-type="string" office:string-value="insert into palabras(id, castellano, ingles, latin) values(1670, 'concentración', 'concentration', 'concentratio');" calcext:value-type="string">
            <text:p>insert into palabras(id, castellano, ingles, latin) values(1670, 'concentración', 'concentration', 'concentratio');</text:p>
          </table:table-cell>
        </table:table-row>
        <table:table-row table:style-name="ro1">
          <table:table-cell table:formula="of:=[.A1671]+1" office:value-type="float" office:value="1671" calcext:value-type="float">
            <text:p>1671</text:p>
          </table:table-cell>
          <table:table-cell office:value-type="string" calcext:value-type="string">
            <text:p>Espalda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Dorsum</text:p>
          </table:table-cell>
          <table:table-cell/>
          <table:table-cell table:formula="of:=IF([.B1672]=[.D167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72];&quot;, '&quot;;SUBSTITUTE(LOWER([.B1672]);&quot;'&quot;;&quot;''&quot;);&quot;', '&quot;;SUBSTITUTE(LOWER([.C1672]);&quot;'&quot;;&quot;''&quot;);&quot;', '&quot;;SUBSTITUTE(LOWER([.D1672]);&quot;'&quot;;&quot;''&quot;);&quot;');&quot;)" office:value-type="string" office:string-value="insert into palabras(id, castellano, ingles, latin) values(1671, 'espalda', 'back', 'dorsum');" calcext:value-type="string">
            <text:p>insert into palabras(id, castellano, ingles, latin) values(1671, 'espalda', 'back', 'dorsum');</text:p>
          </table:table-cell>
        </table:table-row>
        <table:table-row table:style-name="ro1">
          <table:table-cell table:formula="of:=[.A1672]+1" office:value-type="float" office:value="1672" calcext:value-type="float">
            <text:p>1672</text:p>
          </table:table-cell>
          <table:table-cell office:value-type="string" calcext:value-type="string">
            <text:p>Producen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Producunt</text:p>
          </table:table-cell>
          <table:table-cell/>
          <table:table-cell table:formula="of:=IF([.B1673]=[.D167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73];&quot;, '&quot;;SUBSTITUTE(LOWER([.B1673]);&quot;'&quot;;&quot;''&quot;);&quot;', '&quot;;SUBSTITUTE(LOWER([.C1673]);&quot;'&quot;;&quot;''&quot;);&quot;', '&quot;;SUBSTITUTE(LOWER([.D1673]);&quot;'&quot;;&quot;''&quot;);&quot;');&quot;)" office:value-type="string" office:string-value="insert into palabras(id, castellano, ingles, latin) values(1672, 'producen', 'produce', 'producunt');" calcext:value-type="string">
            <text:p>insert into palabras(id, castellano, ingles, latin) values(1672, 'producen', 'produce', 'producunt');</text:p>
          </table:table-cell>
        </table:table-row>
        <table:table-row table:style-name="ro2">
          <table:table-cell table:formula="of:=[.A1673]+1" office:value-type="float" office:value="1673" calcext:value-type="float">
            <text:p>1673</text:p>
          </table:table-cell>
          <table:table-cell office:value-type="string" calcext:value-type="string">
            <text:p>Democrática</text:p>
          </table:table-cell>
          <table:table-cell office:value-type="string" calcext:value-type="string">
            <text:p>Democratic</text:p>
          </table:table-cell>
          <table:table-cell office:value-type="string" calcext:value-type="string">
            <text:p>Democratica</text:p>
          </table:table-cell>
          <table:table-cell/>
          <table:table-cell table:formula="of:=IF([.B1674]=[.D167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74];&quot;, '&quot;;SUBSTITUTE(LOWER([.B1674]);&quot;'&quot;;&quot;''&quot;);&quot;', '&quot;;SUBSTITUTE(LOWER([.C1674]);&quot;'&quot;;&quot;''&quot;);&quot;', '&quot;;SUBSTITUTE(LOWER([.D1674]);&quot;'&quot;;&quot;''&quot;);&quot;');&quot;)" office:value-type="string" office:string-value="insert into palabras(id, castellano, ingles, latin) values(1673, 'democrática', 'democratic', 'democratica');" calcext:value-type="string">
            <text:p>insert into palabras(id, castellano, ingles, latin) values(1673, 'democrática', 'democratic', 'democratica');</text:p>
          </table:table-cell>
        </table:table-row>
        <table:table-row table:style-name="ro1">
          <table:table-cell table:formula="of:=[.A1674]+1" office:value-type="float" office:value="1674" calcext:value-type="float">
            <text:p>1674</text:p>
          </table:table-cell>
          <table:table-cell office:value-type="string" calcext:value-type="string">
            <text:p>Respondió</text:p>
          </table:table-cell>
          <table:table-cell office:value-type="string" calcext:value-type="string">
            <text:p>Responded</text:p>
          </table:table-cell>
          <table:table-cell office:value-type="string" calcext:value-type="string">
            <text:p>Respondit</text:p>
          </table:table-cell>
          <table:table-cell/>
          <table:table-cell table:formula="of:=IF([.B1675]=[.D167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75];&quot;, '&quot;;SUBSTITUTE(LOWER([.B1675]);&quot;'&quot;;&quot;''&quot;);&quot;', '&quot;;SUBSTITUTE(LOWER([.C1675]);&quot;'&quot;;&quot;''&quot;);&quot;', '&quot;;SUBSTITUTE(LOWER([.D1675]);&quot;'&quot;;&quot;''&quot;);&quot;');&quot;)" office:value-type="string" office:string-value="insert into palabras(id, castellano, ingles, latin) values(1674, 'respondió', 'responded', 'respondit');" calcext:value-type="string">
            <text:p>insert into palabras(id, castellano, ingles, latin) values(1674, 'respondió', 'responded', 'respondit');</text:p>
          </table:table-cell>
        </table:table-row>
        <table:table-row table:style-name="ro1">
          <table:table-cell table:formula="of:=[.A1675]+1" office:value-type="float" office:value="1675" calcext:value-type="float">
            <text:p>1675</text:p>
          </table:table-cell>
          <table:table-cell office:value-type="string" calcext:value-type="string">
            <text:p>Sucede</text:p>
          </table:table-cell>
          <table:table-cell office:value-type="string" calcext:value-type="string">
            <text:p>Happens</text:p>
          </table:table-cell>
          <table:table-cell office:value-type="string" calcext:value-type="string">
            <text:p>Accidit</text:p>
          </table:table-cell>
          <table:table-cell/>
          <table:table-cell table:formula="of:=IF([.B1676]=[.D167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76];&quot;, '&quot;;SUBSTITUTE(LOWER([.B1676]);&quot;'&quot;;&quot;''&quot;);&quot;', '&quot;;SUBSTITUTE(LOWER([.C1676]);&quot;'&quot;;&quot;''&quot;);&quot;', '&quot;;SUBSTITUTE(LOWER([.D1676]);&quot;'&quot;;&quot;''&quot;);&quot;');&quot;)" office:value-type="string" office:string-value="insert into palabras(id, castellano, ingles, latin) values(1675, 'sucede', 'happens', 'accidit');" calcext:value-type="string">
            <text:p>insert into palabras(id, castellano, ingles, latin) values(1675, 'sucede', 'happens', 'accidit');</text:p>
          </table:table-cell>
        </table:table-row>
        <table:table-row table:style-name="ro1">
          <table:table-cell table:formula="of:=[.A1676]+1" office:value-type="float" office:value="1676" calcext:value-type="float">
            <text:p>1676</text:p>
          </table:table-cell>
          <table:table-cell office:value-type="string" calcext:value-type="string">
            <text:p>Contexto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Contextus</text:p>
          </table:table-cell>
          <table:table-cell/>
          <table:table-cell table:formula="of:=IF([.B1677]=[.D167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77];&quot;, '&quot;;SUBSTITUTE(LOWER([.B1677]);&quot;'&quot;;&quot;''&quot;);&quot;', '&quot;;SUBSTITUTE(LOWER([.C1677]);&quot;'&quot;;&quot;''&quot;);&quot;', '&quot;;SUBSTITUTE(LOWER([.D1677]);&quot;'&quot;;&quot;''&quot;);&quot;');&quot;)" office:value-type="string" office:string-value="insert into palabras(id, castellano, ingles, latin) values(1676, 'contexto', 'context', 'contextus');" calcext:value-type="string">
            <text:p>insert into palabras(id, castellano, ingles, latin) values(1676, 'contexto', 'context', 'contextus');</text:p>
          </table:table-cell>
        </table:table-row>
        <table:table-row table:style-name="ro1">
          <table:table-cell table:formula="of:=[.A1677]+1" office:value-type="float" office:value="1677" calcext:value-type="float">
            <text:p>1677</text:p>
          </table:table-cell>
          <table:table-cell office:value-type="string" calcext:value-type="string">
            <text:p>Claramente</text:p>
          </table:table-cell>
          <table:table-cell office:value-type="string" calcext:value-type="string">
            <text:p>Clearly</text:p>
          </table:table-cell>
          <table:table-cell office:value-type="string" calcext:value-type="string">
            <text:p>Clarissime</text:p>
          </table:table-cell>
          <table:table-cell/>
          <table:table-cell table:formula="of:=IF([.B1678]=[.D167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78];&quot;, '&quot;;SUBSTITUTE(LOWER([.B1678]);&quot;'&quot;;&quot;''&quot;);&quot;', '&quot;;SUBSTITUTE(LOWER([.C1678]);&quot;'&quot;;&quot;''&quot;);&quot;', '&quot;;SUBSTITUTE(LOWER([.D1678]);&quot;'&quot;;&quot;''&quot;);&quot;');&quot;)" office:value-type="string" office:string-value="insert into palabras(id, castellano, ingles, latin) values(1677, 'claramente', 'clearly', 'clarissime');" calcext:value-type="string">
            <text:p>insert into palabras(id, castellano, ingles, latin) values(1677, 'claramente', 'clearly', 'clarissime');</text:p>
          </table:table-cell>
        </table:table-row>
        <table:table-row table:style-name="ro1">
          <table:table-cell table:formula="of:=[.A1678]+1" office:value-type="float" office:value="1678" calcext:value-type="float">
            <text:p>1678</text:p>
          </table:table-cell>
          <table:table-cell office:value-type="string" calcext:value-type="string">
            <text:p>Paredes</text:p>
          </table:table-cell>
          <table:table-cell office:value-type="string" calcext:value-type="string">
            <text:p>Walls</text:p>
          </table:table-cell>
          <table:table-cell office:value-type="string" calcext:value-type="string">
            <text:p>Muris</text:p>
          </table:table-cell>
          <table:table-cell/>
          <table:table-cell table:formula="of:=IF([.B1679]=[.D167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79];&quot;, '&quot;;SUBSTITUTE(LOWER([.B1679]);&quot;'&quot;;&quot;''&quot;);&quot;', '&quot;;SUBSTITUTE(LOWER([.C1679]);&quot;'&quot;;&quot;''&quot;);&quot;', '&quot;;SUBSTITUTE(LOWER([.D1679]);&quot;'&quot;;&quot;''&quot;);&quot;');&quot;)" office:value-type="string" office:string-value="insert into palabras(id, castellano, ingles, latin) values(1678, 'paredes', 'walls', 'muris');" calcext:value-type="string">
            <text:p>insert into palabras(id, castellano, ingles, latin) values(1678, 'paredes', 'walls', 'muris');</text:p>
          </table:table-cell>
        </table:table-row>
        <table:table-row table:style-name="ro1">
          <table:table-cell table:formula="of:=[.A1679]+1" office:value-type="float" office:value="1679" calcext:value-type="float">
            <text:p>1679</text:p>
          </table:table-cell>
          <table:table-cell office:value-type="string" calcext:value-type="string">
            <text:p>Motivos</text:p>
          </table:table-cell>
          <table:table-cell office:value-type="string" calcext:value-type="string">
            <text:p>Reasons</text:p>
          </table:table-cell>
          <table:table-cell office:value-type="string" calcext:value-type="string">
            <text:p>Causae</text:p>
          </table:table-cell>
          <table:table-cell/>
          <table:table-cell table:formula="of:=IF([.B1680]=[.D168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80];&quot;, '&quot;;SUBSTITUTE(LOWER([.B1680]);&quot;'&quot;;&quot;''&quot;);&quot;', '&quot;;SUBSTITUTE(LOWER([.C1680]);&quot;'&quot;;&quot;''&quot;);&quot;', '&quot;;SUBSTITUTE(LOWER([.D1680]);&quot;'&quot;;&quot;''&quot;);&quot;');&quot;)" office:value-type="string" office:string-value="insert into palabras(id, castellano, ingles, latin) values(1679, 'motivos', 'reasons', 'causae');" calcext:value-type="string">
            <text:p>insert into palabras(id, castellano, ingles, latin) values(1679, 'motivos', 'reasons', 'causae');</text:p>
          </table:table-cell>
        </table:table-row>
        <table:table-row table:style-name="ro1">
          <table:table-cell table:formula="of:=[.A1680]+1" office:value-type="float" office:value="1680" calcext:value-type="float">
            <text:p>1680</text:p>
          </table:table-cell>
          <table:table-cell office:value-type="string" calcext:value-type="string">
            <text:p>Ciencias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Scientiae</text:p>
          </table:table-cell>
          <table:table-cell/>
          <table:table-cell table:formula="of:=IF([.B1681]=[.D168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81];&quot;, '&quot;;SUBSTITUTE(LOWER([.B1681]);&quot;'&quot;;&quot;''&quot;);&quot;', '&quot;;SUBSTITUTE(LOWER([.C1681]);&quot;'&quot;;&quot;''&quot;);&quot;', '&quot;;SUBSTITUTE(LOWER([.D1681]);&quot;'&quot;;&quot;''&quot;);&quot;');&quot;)" office:value-type="string" office:string-value="insert into palabras(id, castellano, ingles, latin) values(1680, 'ciencias', 'science', 'scientiae');" calcext:value-type="string">
            <text:p>insert into palabras(id, castellano, ingles, latin) values(1680, 'ciencias', 'science', 'scientiae');</text:p>
          </table:table-cell>
        </table:table-row>
        <table:table-row table:style-name="ro1">
          <table:table-cell table:formula="of:=[.A1681]+1" office:value-type="float" office:value="1681" calcext:value-type="float">
            <text:p>1681</text:p>
          </table:table-cell>
          <table:table-cell office:value-type="string" calcext:value-type="string">
            <text:p>Argentino</text:p>
          </table:table-cell>
          <table:table-cell office:value-type="string" calcext:value-type="string">
            <text:p>Argentinean</text:p>
          </table:table-cell>
          <table:table-cell office:value-type="string" calcext:value-type="string">
            <text:p>Argentinus</text:p>
          </table:table-cell>
          <table:table-cell/>
          <table:table-cell table:formula="of:=IF([.B1682]=[.D168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82];&quot;, '&quot;;SUBSTITUTE(LOWER([.B1682]);&quot;'&quot;;&quot;''&quot;);&quot;', '&quot;;SUBSTITUTE(LOWER([.C1682]);&quot;'&quot;;&quot;''&quot;);&quot;', '&quot;;SUBSTITUTE(LOWER([.D1682]);&quot;'&quot;;&quot;''&quot;);&quot;');&quot;)" office:value-type="string" office:string-value="insert into palabras(id, castellano, ingles, latin) values(1681, 'argentino', 'argentinean', 'argentinus');" calcext:value-type="string">
            <text:p>insert into palabras(id, castellano, ingles, latin) values(1681, 'argentino', 'argentinean', 'argentinus');</text:p>
          </table:table-cell>
        </table:table-row>
        <table:table-row table:style-name="ro1">
          <table:table-cell table:formula="of:=[.A1682]+1" office:value-type="float" office:value="1682" calcext:value-type="float">
            <text:p>1682</text:p>
          </table:table-cell>
          <table:table-cell office:value-type="string" calcext:value-type="string">
            <text:p>Inicio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Initium</text:p>
          </table:table-cell>
          <table:table-cell/>
          <table:table-cell table:formula="of:=IF([.B1683]=[.D168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83];&quot;, '&quot;;SUBSTITUTE(LOWER([.B1683]);&quot;'&quot;;&quot;''&quot;);&quot;', '&quot;;SUBSTITUTE(LOWER([.C1683]);&quot;'&quot;;&quot;''&quot;);&quot;', '&quot;;SUBSTITUTE(LOWER([.D1683]);&quot;'&quot;;&quot;''&quot;);&quot;');&quot;)" office:value-type="string" office:string-value="insert into palabras(id, castellano, ingles, latin) values(1682, 'inicio', 'home', 'initium');" calcext:value-type="string">
            <text:p>insert into palabras(id, castellano, ingles, latin) values(1682, 'inicio', 'home', 'initium');</text:p>
          </table:table-cell>
        </table:table-row>
        <table:table-row table:style-name="ro1">
          <table:table-cell table:formula="of:=[.A1683]+1" office:value-type="float" office:value="1683" calcext:value-type="float">
            <text:p>1683</text:p>
          </table:table-cell>
          <table:table-cell office:value-type="string" calcext:value-type="string">
            <text:p>Mercados</text:p>
          </table:table-cell>
          <table:table-cell office:value-type="string" calcext:value-type="string">
            <text:p>Markets</text:p>
          </table:table-cell>
          <table:table-cell office:value-type="string" calcext:value-type="string">
            <text:p>Mercatus</text:p>
          </table:table-cell>
          <table:table-cell/>
          <table:table-cell table:formula="of:=IF([.B1684]=[.D168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84];&quot;, '&quot;;SUBSTITUTE(LOWER([.B1684]);&quot;'&quot;;&quot;''&quot;);&quot;', '&quot;;SUBSTITUTE(LOWER([.C1684]);&quot;'&quot;;&quot;''&quot;);&quot;', '&quot;;SUBSTITUTE(LOWER([.D1684]);&quot;'&quot;;&quot;''&quot;);&quot;');&quot;)" office:value-type="string" office:string-value="insert into palabras(id, castellano, ingles, latin) values(1683, 'mercados', 'markets', 'mercatus');" calcext:value-type="string">
            <text:p>insert into palabras(id, castellano, ingles, latin) values(1683, 'mercados', 'markets', 'mercatus');</text:p>
          </table:table-cell>
        </table:table-row>
        <table:table-row table:style-name="ro1">
          <table:table-cell table:formula="of:=[.A1684]+1" office:value-type="float" office:value="1684" calcext:value-type="float">
            <text:p>1684</text:p>
          </table:table-cell>
          <table:table-cell office:value-type="string" calcext:value-type="string">
            <text:p>Métodos</text:p>
          </table:table-cell>
          <table:table-cell office:value-type="string" calcext:value-type="string">
            <text:p>Methods</text:p>
          </table:table-cell>
          <table:table-cell office:value-type="string" calcext:value-type="string">
            <text:p>Methodi</text:p>
          </table:table-cell>
          <table:table-cell/>
          <table:table-cell table:formula="of:=IF([.B1685]=[.D168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85];&quot;, '&quot;;SUBSTITUTE(LOWER([.B1685]);&quot;'&quot;;&quot;''&quot;);&quot;', '&quot;;SUBSTITUTE(LOWER([.C1685]);&quot;'&quot;;&quot;''&quot;);&quot;', '&quot;;SUBSTITUTE(LOWER([.D1685]);&quot;'&quot;;&quot;''&quot;);&quot;');&quot;)" office:value-type="string" office:string-value="insert into palabras(id, castellano, ingles, latin) values(1684, 'métodos', 'methods', 'methodi');" calcext:value-type="string">
            <text:p>insert into palabras(id, castellano, ingles, latin) values(1684, 'métodos', 'methods', 'methodi');</text:p>
          </table:table-cell>
        </table:table-row>
        <table:table-row table:style-name="ro1">
          <table:table-cell table:formula="of:=[.A1685]+1" office:value-type="float" office:value="1685" calcext:value-type="float">
            <text:p>1685</text:p>
          </table:table-cell>
          <table:table-cell office:value-type="string" calcext:value-type="string">
            <text:p>Estudiar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Studere</text:p>
          </table:table-cell>
          <table:table-cell/>
          <table:table-cell table:formula="of:=IF([.B1686]=[.D168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86];&quot;, '&quot;;SUBSTITUTE(LOWER([.B1686]);&quot;'&quot;;&quot;''&quot;);&quot;', '&quot;;SUBSTITUTE(LOWER([.C1686]);&quot;'&quot;;&quot;''&quot;);&quot;', '&quot;;SUBSTITUTE(LOWER([.D1686]);&quot;'&quot;;&quot;''&quot;);&quot;');&quot;)" office:value-type="string" office:string-value="insert into palabras(id, castellano, ingles, latin) values(1685, 'estudiar', 'study', 'studere');" calcext:value-type="string">
            <text:p>insert into palabras(id, castellano, ingles, latin) values(1685, 'estudiar', 'study', 'studere');</text:p>
          </table:table-cell>
        </table:table-row>
        <table:table-row table:style-name="ro2">
          <table:table-cell table:formula="of:=[.A1686]+1" office:value-type="float" office:value="1686" calcext:value-type="float">
            <text:p>1686</text:p>
          </table:table-cell>
          <table:table-cell office:value-type="string" calcext:value-type="string">
            <text:p>Interpretación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Interpretatio</text:p>
          </table:table-cell>
          <table:table-cell/>
          <table:table-cell table:formula="of:=IF([.B1687]=[.D168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87];&quot;, '&quot;;SUBSTITUTE(LOWER([.B1687]);&quot;'&quot;;&quot;''&quot;);&quot;', '&quot;;SUBSTITUTE(LOWER([.C1687]);&quot;'&quot;;&quot;''&quot;);&quot;', '&quot;;SUBSTITUTE(LOWER([.D1687]);&quot;'&quot;;&quot;''&quot;);&quot;');&quot;)" office:value-type="string" office:string-value="insert into palabras(id, castellano, ingles, latin) values(1686, 'interpretación', 'interpretation', 'interpretatio');" calcext:value-type="string">
            <text:p>insert into palabras(id, castellano, ingles, latin) values(1686, 'interpretación', 'interpretation', 'interpretatio');</text:p>
          </table:table-cell>
        </table:table-row>
        <table:table-row table:style-name="ro1">
          <table:table-cell table:formula="of:=[.A1687]+1" office:value-type="float" office:value="1687" calcext:value-type="float">
            <text:p>1687</text:p>
          </table:table-cell>
          <table:table-cell office:value-type="string" calcext:value-type="string">
            <text:p>Culturales</text:p>
          </table:table-cell>
          <table:table-cell office:value-type="string" calcext:value-type="string">
            <text:p>Cultural</text:p>
          </table:table-cell>
          <table:table-cell office:value-type="string" calcext:value-type="string">
            <text:p>Culturalia</text:p>
          </table:table-cell>
          <table:table-cell/>
          <table:table-cell table:formula="of:=IF([.B1688]=[.D168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88];&quot;, '&quot;;SUBSTITUTE(LOWER([.B1688]);&quot;'&quot;;&quot;''&quot;);&quot;', '&quot;;SUBSTITUTE(LOWER([.C1688]);&quot;'&quot;;&quot;''&quot;);&quot;', '&quot;;SUBSTITUTE(LOWER([.D1688]);&quot;'&quot;;&quot;''&quot;);&quot;');&quot;)" office:value-type="string" office:string-value="insert into palabras(id, castellano, ingles, latin) values(1687, 'culturales', 'cultural', 'culturalia');" calcext:value-type="string">
            <text:p>insert into palabras(id, castellano, ingles, latin) values(1687, 'culturales', 'cultural', 'culturalia');</text:p>
          </table:table-cell>
        </table:table-row>
        <table:table-row table:style-name="ro1">
          <table:table-cell table:formula="of:=[.A1688]+1" office:value-type="float" office:value="1688" calcext:value-type="float">
            <text:p>1688</text:p>
          </table:table-cell>
          <table:table-cell office:value-type="string" calcext:value-type="string">
            <text:p>Prisión</text:p>
          </table:table-cell>
          <table:table-cell office:value-type="string" calcext:value-type="string">
            <text:p>Prison</text:p>
          </table:table-cell>
          <table:table-cell office:value-type="string" calcext:value-type="string">
            <text:p>Carcer</text:p>
          </table:table-cell>
          <table:table-cell/>
          <table:table-cell table:formula="of:=IF([.B1689]=[.D168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89];&quot;, '&quot;;SUBSTITUTE(LOWER([.B1689]);&quot;'&quot;;&quot;''&quot;);&quot;', '&quot;;SUBSTITUTE(LOWER([.C1689]);&quot;'&quot;;&quot;''&quot;);&quot;', '&quot;;SUBSTITUTE(LOWER([.D1689]);&quot;'&quot;;&quot;''&quot;);&quot;');&quot;)" office:value-type="string" office:string-value="insert into palabras(id, castellano, ingles, latin) values(1688, 'prisión', 'prison', 'carcer');" calcext:value-type="string">
            <text:p>insert into palabras(id, castellano, ingles, latin) values(1688, 'prisión', 'prison', 'carcer');</text:p>
          </table:table-cell>
        </table:table-row>
        <table:table-row table:style-name="ro1">
          <table:table-cell table:formula="of:=[.A1689]+1" office:value-type="float" office:value="1689" calcext:value-type="float">
            <text:p>1689</text:p>
          </table:table-cell>
          <table:table-cell office:value-type="string" calcext:value-type="string">
            <text:p>Amplio</text:p>
          </table:table-cell>
          <table:table-cell office:value-type="string" calcext:value-type="string">
            <text:p>Extensive</text:p>
          </table:table-cell>
          <table:table-cell office:value-type="string" calcext:value-type="string">
            <text:p>Amplum</text:p>
          </table:table-cell>
          <table:table-cell/>
          <table:table-cell table:formula="of:=IF([.B1690]=[.D169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90];&quot;, '&quot;;SUBSTITUTE(LOWER([.B1690]);&quot;'&quot;;&quot;''&quot;);&quot;', '&quot;;SUBSTITUTE(LOWER([.C1690]);&quot;'&quot;;&quot;''&quot;);&quot;', '&quot;;SUBSTITUTE(LOWER([.D1690]);&quot;'&quot;;&quot;''&quot;);&quot;');&quot;)" office:value-type="string" office:string-value="insert into palabras(id, castellano, ingles, latin) values(1689, 'amplio', 'extensive', 'amplum');" calcext:value-type="string">
            <text:p>insert into palabras(id, castellano, ingles, latin) values(1689, 'amplio', 'extensive', 'amplum');</text:p>
          </table:table-cell>
        </table:table-row>
        <table:table-row table:style-name="ro1">
          <table:table-cell table:formula="of:=[.A1690]+1" office:value-type="float" office:value="1690" calcext:value-type="float">
            <text:p>1690</text:p>
          </table:table-cell>
          <table:table-cell office:value-type="string" calcext:value-type="string">
            <text:p>Apertura</text:p>
          </table:table-cell>
          <table:table-cell office:value-type="string" calcext:value-type="string">
            <text:p>Opening</text:p>
          </table:table-cell>
          <table:table-cell office:value-type="string" calcext:value-type="string">
            <text:p>Apertura</text:p>
          </table:table-cell>
          <table:table-cell/>
          <table:table-cell table:formula="of:=IF([.B1691]=[.D1691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691];&quot;, '&quot;;SUBSTITUTE(LOWER([.B1691]);&quot;'&quot;;&quot;''&quot;);&quot;', '&quot;;SUBSTITUTE(LOWER([.C1691]);&quot;'&quot;;&quot;''&quot;);&quot;', '&quot;;SUBSTITUTE(LOWER([.D1691]);&quot;'&quot;;&quot;''&quot;);&quot;');&quot;)" office:value-type="string" office:string-value="insert into palabras(id, castellano, ingles, latin) values(1690, 'apertura', 'opening', 'apertura');" calcext:value-type="string">
            <text:p>insert into palabras(id, castellano, ingles, latin) values(1690, 'apertura', 'opening', 'apertura');</text:p>
          </table:table-cell>
        </table:table-row>
        <table:table-row table:style-name="ro1">
          <table:table-cell table:formula="of:=[.A1691]+1" office:value-type="float" office:value="1691" calcext:value-type="float">
            <text:p>1691</text:p>
          </table:table-cell>
          <table:table-cell office:value-type="string" calcext:value-type="string">
            <text:p>Dedos</text:p>
          </table:table-cell>
          <table:table-cell office:value-type="string" calcext:value-type="string">
            <text:p>Fingers</text:p>
          </table:table-cell>
          <table:table-cell office:value-type="string" calcext:value-type="string">
            <text:p>Digitis</text:p>
          </table:table-cell>
          <table:table-cell/>
          <table:table-cell table:formula="of:=IF([.B1692]=[.D169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92];&quot;, '&quot;;SUBSTITUTE(LOWER([.B1692]);&quot;'&quot;;&quot;''&quot;);&quot;', '&quot;;SUBSTITUTE(LOWER([.C1692]);&quot;'&quot;;&quot;''&quot;);&quot;', '&quot;;SUBSTITUTE(LOWER([.D1692]);&quot;'&quot;;&quot;''&quot;);&quot;');&quot;)" office:value-type="string" office:string-value="insert into palabras(id, castellano, ingles, latin) values(1691, 'dedos', 'fingers', 'digitis');" calcext:value-type="string">
            <text:p>insert into palabras(id, castellano, ingles, latin) values(1691, 'dedos', 'fingers', 'digitis');</text:p>
          </table:table-cell>
        </table:table-row>
        <table:table-row table:style-name="ro1">
          <table:table-cell table:formula="of:=[.A1692]+1" office:value-type="float" office:value="1692" calcext:value-type="float">
            <text:p>1692</text:p>
          </table:table-cell>
          <table:table-cell office:value-type="string" calcext:value-type="string">
            <text:p>Creer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Credere</text:p>
          </table:table-cell>
          <table:table-cell/>
          <table:table-cell table:formula="of:=IF([.B1693]=[.D169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93];&quot;, '&quot;;SUBSTITUTE(LOWER([.B1693]);&quot;'&quot;;&quot;''&quot;);&quot;', '&quot;;SUBSTITUTE(LOWER([.C1693]);&quot;'&quot;;&quot;''&quot;);&quot;', '&quot;;SUBSTITUTE(LOWER([.D1693]);&quot;'&quot;;&quot;''&quot;);&quot;');&quot;)" office:value-type="string" office:string-value="insert into palabras(id, castellano, ingles, latin) values(1692, 'creer', 'believe', 'credere');" calcext:value-type="string">
            <text:p>insert into palabras(id, castellano, ingles, latin) values(1692, 'creer', 'believe', 'credere');</text:p>
          </table:table-cell>
        </table:table-row>
        <table:table-row table:style-name="ro1">
          <table:table-cell table:formula="of:=[.A1693]+1" office:value-type="float" office:value="1693" calcext:value-type="float">
            <text:p>1693</text:p>
          </table:table-cell>
          <table:table-cell office:value-type="string" calcext:value-type="string">
            <text:p>Voto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Votum</text:p>
          </table:table-cell>
          <table:table-cell/>
          <table:table-cell table:formula="of:=IF([.B1694]=[.D169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94];&quot;, '&quot;;SUBSTITUTE(LOWER([.B1694]);&quot;'&quot;;&quot;''&quot;);&quot;', '&quot;;SUBSTITUTE(LOWER([.C1694]);&quot;'&quot;;&quot;''&quot;);&quot;', '&quot;;SUBSTITUTE(LOWER([.D1694]);&quot;'&quot;;&quot;''&quot;);&quot;');&quot;)" office:value-type="string" office:string-value="insert into palabras(id, castellano, ingles, latin) values(1693, 'voto', 'vote', 'votum');" calcext:value-type="string">
            <text:p>insert into palabras(id, castellano, ingles, latin) values(1693, 'voto', 'vote', 'votum');</text:p>
          </table:table-cell>
        </table:table-row>
        <table:table-row table:style-name="ro1">
          <table:table-cell table:formula="of:=[.A1694]+1" office:value-type="float" office:value="1694" calcext:value-type="float">
            <text:p>1694</text:p>
          </table:table-cell>
          <table:table-cell office:value-type="string" calcext:value-type="string">
            <text:p>Participar</text:p>
          </table:table-cell>
          <table:table-cell office:value-type="string" calcext:value-type="string">
            <text:p>Participate</text:p>
          </table:table-cell>
          <table:table-cell office:value-type="string" calcext:value-type="string">
            <text:p>Participare</text:p>
          </table:table-cell>
          <table:table-cell/>
          <table:table-cell table:formula="of:=IF([.B1695]=[.D169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95];&quot;, '&quot;;SUBSTITUTE(LOWER([.B1695]);&quot;'&quot;;&quot;''&quot;);&quot;', '&quot;;SUBSTITUTE(LOWER([.C1695]);&quot;'&quot;;&quot;''&quot;);&quot;', '&quot;;SUBSTITUTE(LOWER([.D1695]);&quot;'&quot;;&quot;''&quot;);&quot;');&quot;)" office:value-type="string" office:string-value="insert into palabras(id, castellano, ingles, latin) values(1694, 'participar', 'participate', 'participare');" calcext:value-type="string">
            <text:p>insert into palabras(id, castellano, ingles, latin) values(1694, 'participar', 'participate', 'participare');</text:p>
          </table:table-cell>
        </table:table-row>
        <table:table-row table:style-name="ro1">
          <table:table-cell table:formula="of:=[.A1695]+1" office:value-type="float" office:value="1695" calcext:value-type="float">
            <text:p>1695</text:p>
          </table:table-cell>
          <table:table-cell office:value-type="string" calcext:value-type="string">
            <text:p>Corrupción</text:p>
          </table:table-cell>
          <table:table-cell office:value-type="string" calcext:value-type="string">
            <text:p>Corruption</text:p>
          </table:table-cell>
          <table:table-cell office:value-type="string" calcext:value-type="string">
            <text:p>Corruptio</text:p>
          </table:table-cell>
          <table:table-cell/>
          <table:table-cell table:formula="of:=IF([.B1696]=[.D169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96];&quot;, '&quot;;SUBSTITUTE(LOWER([.B1696]);&quot;'&quot;;&quot;''&quot;);&quot;', '&quot;;SUBSTITUTE(LOWER([.C1696]);&quot;'&quot;;&quot;''&quot;);&quot;', '&quot;;SUBSTITUTE(LOWER([.D1696]);&quot;'&quot;;&quot;''&quot;);&quot;');&quot;)" office:value-type="string" office:string-value="insert into palabras(id, castellano, ingles, latin) values(1695, 'corrupción', 'corruption', 'corruptio');" calcext:value-type="string">
            <text:p>insert into palabras(id, castellano, ingles, latin) values(1695, 'corrupción', 'corruption', 'corruptio');</text:p>
          </table:table-cell>
        </table:table-row>
        <table:table-row table:style-name="ro1">
          <table:table-cell table:formula="of:=[.A1696]+1" office:value-type="float" office:value="1696" calcext:value-type="float">
            <text:p>1696</text:p>
          </table:table-cell>
          <table:table-cell office:value-type="string" calcext:value-type="string">
            <text:p>Histórica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Historica</text:p>
          </table:table-cell>
          <table:table-cell/>
          <table:table-cell table:formula="of:=IF([.B1697]=[.D169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97];&quot;, '&quot;;SUBSTITUTE(LOWER([.B1697]);&quot;'&quot;;&quot;''&quot;);&quot;', '&quot;;SUBSTITUTE(LOWER([.C1697]);&quot;'&quot;;&quot;''&quot;);&quot;', '&quot;;SUBSTITUTE(LOWER([.D1697]);&quot;'&quot;;&quot;''&quot;);&quot;');&quot;)" office:value-type="string" office:string-value="insert into palabras(id, castellano, ingles, latin) values(1696, 'histórica', 'historical', 'historica');" calcext:value-type="string">
            <text:p>insert into palabras(id, castellano, ingles, latin) values(1696, 'histórica', 'historical', 'historica');</text:p>
          </table:table-cell>
        </table:table-row>
        <table:table-row table:style-name="ro1">
          <table:table-cell table:formula="of:=[.A1697]+1" office:value-type="float" office:value="1697" calcext:value-type="float">
            <text:p>1697</text:p>
          </table:table-cell>
          <table:table-cell office:value-type="string" calcext:value-type="string">
            <text:p>Papá</text:p>
          </table:table-cell>
          <table:table-cell office:value-type="string" calcext:value-type="string">
            <text:p>Daddy</text:p>
          </table:table-cell>
          <table:table-cell office:value-type="string" calcext:value-type="string">
            <text:p>Papa</text:p>
          </table:table-cell>
          <table:table-cell/>
          <table:table-cell table:formula="of:=IF([.B1698]=[.D169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698];&quot;, '&quot;;SUBSTITUTE(LOWER([.B1698]);&quot;'&quot;;&quot;''&quot;);&quot;', '&quot;;SUBSTITUTE(LOWER([.C1698]);&quot;'&quot;;&quot;''&quot;);&quot;', '&quot;;SUBSTITUTE(LOWER([.D1698]);&quot;'&quot;;&quot;''&quot;);&quot;');&quot;)" office:value-type="string" office:string-value="insert into palabras(id, castellano, ingles, latin) values(1697, 'papá', 'daddy', 'papa');" calcext:value-type="string">
            <text:p>insert into palabras(id, castellano, ingles, latin) values(1697, 'papá', 'daddy', 'papa');</text:p>
          </table:table-cell>
        </table:table-row>
        <table:table-row table:style-name="ro1">
          <table:table-cell table:formula="of:=[.A1698]+1" office:value-type="float" office:value="1698" calcext:value-type="float">
            <text:p>1698</text:p>
          </table:table-cell>
          <table:table-cell office:value-type="string" calcext:value-type="string">
            <text:p>Voces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Voces</text:p>
          </table:table-cell>
          <table:table-cell/>
          <table:table-cell table:formula="of:=IF([.B1699]=[.D1699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699];&quot;, '&quot;;SUBSTITUTE(LOWER([.B1699]);&quot;'&quot;;&quot;''&quot;);&quot;', '&quot;;SUBSTITUTE(LOWER([.C1699]);&quot;'&quot;;&quot;''&quot;);&quot;', '&quot;;SUBSTITUTE(LOWER([.D1699]);&quot;'&quot;;&quot;''&quot;);&quot;');&quot;)" office:value-type="string" office:string-value="insert into palabras(id, castellano, ingles, latin) values(1698, 'voces', 'voices', 'voces');" calcext:value-type="string">
            <text:p>insert into palabras(id, castellano, ingles, latin) values(1698, 'voces', 'voices', 'voces');</text:p>
          </table:table-cell>
        </table:table-row>
        <table:table-row table:style-name="ro1">
          <table:table-cell table:formula="of:=[.A1699]+1" office:value-type="float" office:value="1699" calcext:value-type="float">
            <text:p>1699</text:p>
          </table:table-cell>
          <table:table-cell office:value-type="string" calcext:value-type="string">
            <text:p>Pienso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Putat</text:p>
          </table:table-cell>
          <table:table-cell/>
          <table:table-cell table:formula="of:=IF([.B1700]=[.D170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00];&quot;, '&quot;;SUBSTITUTE(LOWER([.B1700]);&quot;'&quot;;&quot;''&quot;);&quot;', '&quot;;SUBSTITUTE(LOWER([.C1700]);&quot;'&quot;;&quot;''&quot;);&quot;', '&quot;;SUBSTITUTE(LOWER([.D1700]);&quot;'&quot;;&quot;''&quot;);&quot;');&quot;)" office:value-type="string" office:string-value="insert into palabras(id, castellano, ingles, latin) values(1699, 'pienso', 'think', 'putat');" calcext:value-type="string">
            <text:p>insert into palabras(id, castellano, ingles, latin) values(1699, 'pienso', 'think', 'putat');</text:p>
          </table:table-cell>
        </table:table-row>
        <table:table-row table:style-name="ro1">
          <table:table-cell table:formula="of:=[.A1700]+1" office:value-type="float" office:value="1700" calcext:value-type="float">
            <text:p>1700</text:p>
          </table:table-cell>
          <table:table-cell office:value-type="string" calcext:value-type="string">
            <text:p>Ángel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ngelus</text:p>
          </table:table-cell>
          <table:table-cell/>
          <table:table-cell table:formula="of:=IF([.B1701]=[.D170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01];&quot;, '&quot;;SUBSTITUTE(LOWER([.B1701]);&quot;'&quot;;&quot;''&quot;);&quot;', '&quot;;SUBSTITUTE(LOWER([.C1701]);&quot;'&quot;;&quot;''&quot;);&quot;', '&quot;;SUBSTITUTE(LOWER([.D1701]);&quot;'&quot;;&quot;''&quot;);&quot;');&quot;)" office:value-type="string" office:string-value="insert into palabras(id, castellano, ingles, latin) values(1700, 'ángel', 'angel', 'angelus');" calcext:value-type="string">
            <text:p>insert into palabras(id, castellano, ingles, latin) values(1700, 'ángel', 'angel', 'angelus');</text:p>
          </table:table-cell>
        </table:table-row>
        <table:table-row table:style-name="ro1">
          <table:table-cell table:formula="of:=[.A1701]+1" office:value-type="float" office:value="1701" calcext:value-type="float">
            <text:p>1701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Initium</text:p>
          </table:table-cell>
          <table:table-cell/>
          <table:table-cell table:formula="of:=IF([.B1702]=[.D170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02];&quot;, '&quot;;SUBSTITUTE(LOWER([.B1702]);&quot;'&quot;;&quot;''&quot;);&quot;', '&quot;;SUBSTITUTE(LOWER([.C1702]);&quot;'&quot;;&quot;''&quot;);&quot;', '&quot;;SUBSTITUTE(LOWER([.D1702]);&quot;'&quot;;&quot;''&quot;);&quot;');&quot;)" office:value-type="string" office:string-value="insert into palabras(id, castellano, ingles, latin) values(1701, 'inicial', 'initial', 'initium');" calcext:value-type="string">
            <text:p>insert into palabras(id, castellano, ingles, latin) values(1701, 'inicial', 'initial', 'initium');</text:p>
          </table:table-cell>
        </table:table-row>
        <table:table-row table:style-name="ro1">
          <table:table-cell table:formula="of:=[.A1702]+1" office:value-type="float" office:value="1702" calcext:value-type="float">
            <text:p>1702</text:p>
          </table:table-cell>
          <table:table-cell office:value-type="string" calcext:value-type="string">
            <text:p>Escala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Scala</text:p>
          </table:table-cell>
          <table:table-cell/>
          <table:table-cell table:formula="of:=IF([.B1703]=[.D170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03];&quot;, '&quot;;SUBSTITUTE(LOWER([.B1703]);&quot;'&quot;;&quot;''&quot;);&quot;', '&quot;;SUBSTITUTE(LOWER([.C1703]);&quot;'&quot;;&quot;''&quot;);&quot;', '&quot;;SUBSTITUTE(LOWER([.D1703]);&quot;'&quot;;&quot;''&quot;);&quot;');&quot;)" office:value-type="string" office:string-value="insert into palabras(id, castellano, ingles, latin) values(1702, 'escala', 'scale', 'scala');" calcext:value-type="string">
            <text:p>insert into palabras(id, castellano, ingles, latin) values(1702, 'escala', 'scale', 'scala');</text:p>
          </table:table-cell>
        </table:table-row>
        <table:table-row table:style-name="ro1">
          <table:table-cell table:formula="of:=[.A1703]+1" office:value-type="float" office:value="1703" calcext:value-type="float">
            <text:p>1703</text:p>
          </table:table-cell>
          <table:table-cell office:value-type="string" calcext:value-type="string">
            <text:p>Estrellas</text:p>
          </table:table-cell>
          <table:table-cell office:value-type="string" calcext:value-type="string">
            <text:p>Stars</text:p>
          </table:table-cell>
          <table:table-cell office:value-type="string" calcext:value-type="string">
            <text:p>Stellae</text:p>
          </table:table-cell>
          <table:table-cell/>
          <table:table-cell table:formula="of:=IF([.B1704]=[.D170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04];&quot;, '&quot;;SUBSTITUTE(LOWER([.B1704]);&quot;'&quot;;&quot;''&quot;);&quot;', '&quot;;SUBSTITUTE(LOWER([.C1704]);&quot;'&quot;;&quot;''&quot;);&quot;', '&quot;;SUBSTITUTE(LOWER([.D1704]);&quot;'&quot;;&quot;''&quot;);&quot;');&quot;)" office:value-type="string" office:string-value="insert into palabras(id, castellano, ingles, latin) values(1703, 'estrellas', 'stars', 'stellae');" calcext:value-type="string">
            <text:p>insert into palabras(id, castellano, ingles, latin) values(1703, 'estrellas', 'stars', 'stellae');</text:p>
          </table:table-cell>
        </table:table-row>
        <table:table-row table:style-name="ro1">
          <table:table-cell table:formula="of:=[.A1704]+1" office:value-type="float" office:value="1704" calcext:value-type="float">
            <text:p>1704</text:p>
          </table:table-cell>
          <table:table-cell office:value-type="string" calcext:value-type="string">
            <text:p>Página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Pagina</text:p>
          </table:table-cell>
          <table:table-cell/>
          <table:table-cell table:formula="of:=IF([.B1705]=[.D170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05];&quot;, '&quot;;SUBSTITUTE(LOWER([.B1705]);&quot;'&quot;;&quot;''&quot;);&quot;', '&quot;;SUBSTITUTE(LOWER([.C1705]);&quot;'&quot;;&quot;''&quot;);&quot;', '&quot;;SUBSTITUTE(LOWER([.D1705]);&quot;'&quot;;&quot;''&quot;);&quot;');&quot;)" office:value-type="string" office:string-value="insert into palabras(id, castellano, ingles, latin) values(1704, 'página', 'page', 'pagina');" calcext:value-type="string">
            <text:p>insert into palabras(id, castellano, ingles, latin) values(1704, 'página', 'page', 'pagina');</text:p>
          </table:table-cell>
        </table:table-row>
        <table:table-row table:style-name="ro1">
          <table:table-cell table:formula="of:=[.A1705]+1" office:value-type="float" office:value="1705" calcext:value-type="float">
            <text:p>1705</text:p>
          </table:table-cell>
          <table:table-cell office:value-type="string" calcext:value-type="string">
            <text:p>Temor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Timor</text:p>
          </table:table-cell>
          <table:table-cell/>
          <table:table-cell table:formula="of:=IF([.B1706]=[.D170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06];&quot;, '&quot;;SUBSTITUTE(LOWER([.B1706]);&quot;'&quot;;&quot;''&quot;);&quot;', '&quot;;SUBSTITUTE(LOWER([.C1706]);&quot;'&quot;;&quot;''&quot;);&quot;', '&quot;;SUBSTITUTE(LOWER([.D1706]);&quot;'&quot;;&quot;''&quot;);&quot;');&quot;)" office:value-type="string" office:string-value="insert into palabras(id, castellano, ingles, latin) values(1705, 'temor', 'fear', 'timor');" calcext:value-type="string">
            <text:p>insert into palabras(id, castellano, ingles, latin) values(1705, 'temor', 'fear', 'timor');</text:p>
          </table:table-cell>
        </table:table-row>
        <table:table-row table:style-name="ro1">
          <table:table-cell table:formula="of:=[.A1706]+1" office:value-type="float" office:value="1706" calcext:value-type="float">
            <text:p>1706</text:p>
          </table:table-cell>
          <table:table-cell office:value-type="string" calcext:value-type="string">
            <text:p>Encontrado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Invenit</text:p>
          </table:table-cell>
          <table:table-cell/>
          <table:table-cell table:formula="of:=IF([.B1707]=[.D170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07];&quot;, '&quot;;SUBSTITUTE(LOWER([.B1707]);&quot;'&quot;;&quot;''&quot;);&quot;', '&quot;;SUBSTITUTE(LOWER([.C1707]);&quot;'&quot;;&quot;''&quot;);&quot;', '&quot;;SUBSTITUTE(LOWER([.D1707]);&quot;'&quot;;&quot;''&quot;);&quot;');&quot;)" office:value-type="string" office:string-value="insert into palabras(id, castellano, ingles, latin) values(1706, 'encontrado', 'found', 'invenit');" calcext:value-type="string">
            <text:p>insert into palabras(id, castellano, ingles, latin) values(1706, 'encontrado', 'found', 'invenit');</text:p>
          </table:table-cell>
        </table:table-row>
        <table:table-row table:style-name="ro1">
          <table:table-cell table:formula="of:=[.A1707]+1" office:value-type="float" office:value="1707" calcext:value-type="float">
            <text:p>1707</text:p>
          </table:table-cell>
          <table:table-cell office:value-type="string" calcext:value-type="string">
            <text:p>Compra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mptio</text:p>
          </table:table-cell>
          <table:table-cell/>
          <table:table-cell table:formula="of:=IF([.B1708]=[.D170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08];&quot;, '&quot;;SUBSTITUTE(LOWER([.B1708]);&quot;'&quot;;&quot;''&quot;);&quot;', '&quot;;SUBSTITUTE(LOWER([.C1708]);&quot;'&quot;;&quot;''&quot;);&quot;', '&quot;;SUBSTITUTE(LOWER([.D1708]);&quot;'&quot;;&quot;''&quot;);&quot;');&quot;)" office:value-type="string" office:string-value="insert into palabras(id, castellano, ingles, latin) values(1707, 'compra', 'buy', 'emptio');" calcext:value-type="string">
            <text:p>insert into palabras(id, castellano, ingles, latin) values(1707, 'compra', 'buy', 'emptio');</text:p>
          </table:table-cell>
        </table:table-row>
        <table:table-row table:style-name="ro1">
          <table:table-cell table:formula="of:=[.A1708]+1" office:value-type="float" office:value="1708" calcext:value-type="float">
            <text:p>1708</text:p>
          </table:table-cell>
          <table:table-cell office:value-type="string" calcext:value-type="string">
            <text:p>Pensó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Putavit</text:p>
          </table:table-cell>
          <table:table-cell/>
          <table:table-cell table:formula="of:=IF([.B1709]=[.D170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09];&quot;, '&quot;;SUBSTITUTE(LOWER([.B1709]);&quot;'&quot;;&quot;''&quot;);&quot;', '&quot;;SUBSTITUTE(LOWER([.C1709]);&quot;'&quot;;&quot;''&quot;);&quot;', '&quot;;SUBSTITUTE(LOWER([.D1709]);&quot;'&quot;;&quot;''&quot;);&quot;');&quot;)" office:value-type="string" office:string-value="insert into palabras(id, castellano, ingles, latin) values(1708, 'pensó', 'thought', 'putavit');" calcext:value-type="string">
            <text:p>insert into palabras(id, castellano, ingles, latin) values(1708, 'pensó', 'thought', 'putavit');</text:p>
          </table:table-cell>
        </table:table-row>
        <table:table-row table:style-name="ro1">
          <table:table-cell table:formula="of:=[.A1709]+1" office:value-type="float" office:value="1709" calcext:value-type="float">
            <text:p>1709</text:p>
          </table:table-cell>
          <table:table-cell office:value-type="string" calcext:value-type="string">
            <text:p>Dudas</text:p>
          </table:table-cell>
          <table:table-cell office:value-type="string" calcext:value-type="string">
            <text:p>Doubts</text:p>
          </table:table-cell>
          <table:table-cell office:value-type="string" calcext:value-type="string">
            <text:p>Dubia</text:p>
          </table:table-cell>
          <table:table-cell/>
          <table:table-cell table:formula="of:=IF([.B1710]=[.D171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10];&quot;, '&quot;;SUBSTITUTE(LOWER([.B1710]);&quot;'&quot;;&quot;''&quot;);&quot;', '&quot;;SUBSTITUTE(LOWER([.C1710]);&quot;'&quot;;&quot;''&quot;);&quot;', '&quot;;SUBSTITUTE(LOWER([.D1710]);&quot;'&quot;;&quot;''&quot;);&quot;');&quot;)" office:value-type="string" office:string-value="insert into palabras(id, castellano, ingles, latin) values(1709, 'dudas', 'doubts', 'dubia');" calcext:value-type="string">
            <text:p>insert into palabras(id, castellano, ingles, latin) values(1709, 'dudas', 'doubts', 'dubia');</text:p>
          </table:table-cell>
        </table:table-row>
        <table:table-row table:style-name="ro2">
          <table:table-cell table:formula="of:=[.A1710]+1" office:value-type="float" office:value="1710" calcext:value-type="float">
            <text:p>1710</text:p>
          </table:table-cell>
          <table:table-cell office:value-type="string" calcext:value-type="string">
            <text:p>Reconocer</text:p>
          </table:table-cell>
          <table:table-cell office:value-type="string" calcext:value-type="string">
            <text:p>Recognize</text:p>
          </table:table-cell>
          <table:table-cell office:value-type="string" calcext:value-type="string">
            <text:p>Recognoscere</text:p>
          </table:table-cell>
          <table:table-cell/>
          <table:table-cell table:formula="of:=IF([.B1711]=[.D171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11];&quot;, '&quot;;SUBSTITUTE(LOWER([.B1711]);&quot;'&quot;;&quot;''&quot;);&quot;', '&quot;;SUBSTITUTE(LOWER([.C1711]);&quot;'&quot;;&quot;''&quot;);&quot;', '&quot;;SUBSTITUTE(LOWER([.D1711]);&quot;'&quot;;&quot;''&quot;);&quot;');&quot;)" office:value-type="string" office:string-value="insert into palabras(id, castellano, ingles, latin) values(1710, 'reconocer', 'recognize', 'recognoscere');" calcext:value-type="string">
            <text:p>insert into palabras(id, castellano, ingles, latin) values(1710, 'reconocer', 'recognize', 'recognoscere');</text:p>
          </table:table-cell>
        </table:table-row>
        <table:table-row table:style-name="ro1">
          <table:table-cell table:formula="of:=[.A1711]+1" office:value-type="float" office:value="1711" calcext:value-type="float">
            <text:p>1711</text:p>
          </table:table-cell>
          <table:table-cell office:value-type="string" calcext:value-type="string">
            <text:p>Máxima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Maxima</text:p>
          </table:table-cell>
          <table:table-cell/>
          <table:table-cell table:formula="of:=IF([.B1712]=[.D171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12];&quot;, '&quot;;SUBSTITUTE(LOWER([.B1712]);&quot;'&quot;;&quot;''&quot;);&quot;', '&quot;;SUBSTITUTE(LOWER([.C1712]);&quot;'&quot;;&quot;''&quot;);&quot;', '&quot;;SUBSTITUTE(LOWER([.D1712]);&quot;'&quot;;&quot;''&quot;);&quot;');&quot;)" office:value-type="string" office:string-value="insert into palabras(id, castellano, ingles, latin) values(1711, 'máxima', 'maximum', 'maxima');" calcext:value-type="string">
            <text:p>insert into palabras(id, castellano, ingles, latin) values(1711, 'máxima', 'maximum', 'maxima');</text:p>
          </table:table-cell>
        </table:table-row>
        <table:table-row table:style-name="ro1">
          <table:table-cell table:formula="of:=[.A1712]+1" office:value-type="float" office:value="1712" calcext:value-type="float">
            <text:p>1712</text:p>
          </table:table-cell>
          <table:table-cell office:value-type="string" calcext:value-type="string">
            <text:p>Actuar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Agere</text:p>
          </table:table-cell>
          <table:table-cell/>
          <table:table-cell table:formula="of:=IF([.B1713]=[.D171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13];&quot;, '&quot;;SUBSTITUTE(LOWER([.B1713]);&quot;'&quot;;&quot;''&quot;);&quot;', '&quot;;SUBSTITUTE(LOWER([.C1713]);&quot;'&quot;;&quot;''&quot;);&quot;', '&quot;;SUBSTITUTE(LOWER([.D1713]);&quot;'&quot;;&quot;''&quot;);&quot;');&quot;)" office:value-type="string" office:string-value="insert into palabras(id, castellano, ingles, latin) values(1712, 'actuar', 'act', 'agere');" calcext:value-type="string">
            <text:p>insert into palabras(id, castellano, ingles, latin) values(1712, 'actuar', 'act', 'agere');</text:p>
          </table:table-cell>
        </table:table-row>
        <table:table-row table:style-name="ro1">
          <table:table-cell table:formula="of:=[.A1713]+1" office:value-type="float" office:value="1713" calcext:value-type="float">
            <text:p>1713</text:p>
          </table:table-cell>
          <table:table-cell office:value-type="string" calcext:value-type="string">
            <text:p>Universo</text:p>
          </table:table-cell>
          <table:table-cell office:value-type="string" calcext:value-type="string">
            <text:p>Universe</text:p>
          </table:table-cell>
          <table:table-cell office:value-type="string" calcext:value-type="string">
            <text:p>Universum</text:p>
          </table:table-cell>
          <table:table-cell/>
          <table:table-cell table:formula="of:=IF([.B1714]=[.D171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14];&quot;, '&quot;;SUBSTITUTE(LOWER([.B1714]);&quot;'&quot;;&quot;''&quot;);&quot;', '&quot;;SUBSTITUTE(LOWER([.C1714]);&quot;'&quot;;&quot;''&quot;);&quot;', '&quot;;SUBSTITUTE(LOWER([.D1714]);&quot;'&quot;;&quot;''&quot;);&quot;');&quot;)" office:value-type="string" office:string-value="insert into palabras(id, castellano, ingles, latin) values(1713, 'universo', 'universe', 'universum');" calcext:value-type="string">
            <text:p>insert into palabras(id, castellano, ingles, latin) values(1713, 'universo', 'universe', 'universum');</text:p>
          </table:table-cell>
        </table:table-row>
        <table:table-row table:style-name="ro1">
          <table:table-cell table:formula="of:=[.A1714]+1" office:value-type="float" office:value="1714" calcext:value-type="float">
            <text:p>1714</text:p>
          </table:table-cell>
          <table:table-cell office:value-type="string" calcext:value-type="string">
            <text:p>Directo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Directus</text:p>
          </table:table-cell>
          <table:table-cell/>
          <table:table-cell table:formula="of:=IF([.B1715]=[.D171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15];&quot;, '&quot;;SUBSTITUTE(LOWER([.B1715]);&quot;'&quot;;&quot;''&quot;);&quot;', '&quot;;SUBSTITUTE(LOWER([.C1715]);&quot;'&quot;;&quot;''&quot;);&quot;', '&quot;;SUBSTITUTE(LOWER([.D1715]);&quot;'&quot;;&quot;''&quot;);&quot;');&quot;)" office:value-type="string" office:string-value="insert into palabras(id, castellano, ingles, latin) values(1714, 'directo', 'direct', 'directus');" calcext:value-type="string">
            <text:p>insert into palabras(id, castellano, ingles, latin) values(1714, 'directo', 'direct', 'directus');</text:p>
          </table:table-cell>
        </table:table-row>
        <table:table-row table:style-name="ro1">
          <table:table-cell table:formula="of:=[.A1715]+1" office:value-type="float" office:value="1715" calcext:value-type="float">
            <text:p>1715</text:p>
          </table:table-cell>
          <table:table-cell office:value-type="string" calcext:value-type="string">
            <text:p>Negociaciones</text:p>
          </table:table-cell>
          <table:table-cell office:value-type="string" calcext:value-type="string">
            <text:p>Negotiations</text:p>
          </table:table-cell>
          <table:table-cell office:value-type="string" calcext:value-type="string">
            <text:p>Negotium</text:p>
          </table:table-cell>
          <table:table-cell/>
          <table:table-cell table:formula="of:=IF([.B1716]=[.D171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16];&quot;, '&quot;;SUBSTITUTE(LOWER([.B1716]);&quot;'&quot;;&quot;''&quot;);&quot;', '&quot;;SUBSTITUTE(LOWER([.C1716]);&quot;'&quot;;&quot;''&quot;);&quot;', '&quot;;SUBSTITUTE(LOWER([.D1716]);&quot;'&quot;;&quot;''&quot;);&quot;');&quot;)" office:value-type="string" office:string-value="insert into palabras(id, castellano, ingles, latin) values(1715, 'negociaciones', 'negotiations', 'negotium');" calcext:value-type="string">
            <text:p>insert into palabras(id, castellano, ingles, latin) values(1715, 'negociaciones', 'negotiations', 'negotium');</text:p>
          </table:table-cell>
        </table:table-row>
        <table:table-row table:style-name="ro1">
          <table:table-cell table:formula="of:=[.A1716]+1" office:value-type="float" office:value="1716" calcext:value-type="float">
            <text:p>1716</text:p>
          </table:table-cell>
          <table:table-cell table:number-columns-repeated="2" office:value-type="string" calcext:value-type="string">
            <text:p>Ricardo</text:p>
          </table:table-cell>
          <table:table-cell office:value-type="string" calcext:value-type="string">
            <text:p>Ricardus</text:p>
          </table:table-cell>
          <table:table-cell/>
          <table:table-cell table:formula="of:=IF([.B1717]=[.D171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17];&quot;, '&quot;;SUBSTITUTE(LOWER([.B1717]);&quot;'&quot;;&quot;''&quot;);&quot;', '&quot;;SUBSTITUTE(LOWER([.C1717]);&quot;'&quot;;&quot;''&quot;);&quot;', '&quot;;SUBSTITUTE(LOWER([.D1717]);&quot;'&quot;;&quot;''&quot;);&quot;');&quot;)" office:value-type="string" office:string-value="insert into palabras(id, castellano, ingles, latin) values(1716, 'ricardo', 'ricardo', 'ricardus');" calcext:value-type="string">
            <text:p>insert into palabras(id, castellano, ingles, latin) values(1716, 'ricardo', 'ricardo', 'ricardus');</text:p>
          </table:table-cell>
        </table:table-row>
        <table:table-row table:style-name="ro2">
          <table:table-cell table:formula="of:=[.A1717]+1" office:value-type="float" office:value="1717" calcext:value-type="float">
            <text:p>1717</text:p>
          </table:table-cell>
          <table:table-cell office:value-type="string" calcext:value-type="string">
            <text:p>Instalaciones</text:p>
          </table:table-cell>
          <table:table-cell office:value-type="string" calcext:value-type="string">
            <text:p>Facilities</text:p>
          </table:table-cell>
          <table:table-cell office:value-type="string" calcext:value-type="string">
            <text:p>Institutiones</text:p>
          </table:table-cell>
          <table:table-cell/>
          <table:table-cell table:formula="of:=IF([.B1718]=[.D171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18];&quot;, '&quot;;SUBSTITUTE(LOWER([.B1718]);&quot;'&quot;;&quot;''&quot;);&quot;', '&quot;;SUBSTITUTE(LOWER([.C1718]);&quot;'&quot;;&quot;''&quot;);&quot;', '&quot;;SUBSTITUTE(LOWER([.D1718]);&quot;'&quot;;&quot;''&quot;);&quot;');&quot;)" office:value-type="string" office:string-value="insert into palabras(id, castellano, ingles, latin) values(1717, 'instalaciones', 'facilities', 'institutiones');" calcext:value-type="string">
            <text:p>insert into palabras(id, castellano, ingles, latin) values(1717, 'instalaciones', 'facilities', 'institutiones');</text:p>
          </table:table-cell>
        </table:table-row>
        <table:table-row table:style-name="ro1">
          <table:table-cell table:formula="of:=[.A1718]+1" office:value-type="float" office:value="1718" calcext:value-type="float">
            <text:p>1718</text:p>
          </table:table-cell>
          <table:table-cell office:value-type="string" calcext:value-type="string">
            <text:p>Artículos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Articuli</text:p>
          </table:table-cell>
          <table:table-cell/>
          <table:table-cell table:formula="of:=IF([.B1719]=[.D171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19];&quot;, '&quot;;SUBSTITUTE(LOWER([.B1719]);&quot;'&quot;;&quot;''&quot;);&quot;', '&quot;;SUBSTITUTE(LOWER([.C1719]);&quot;'&quot;;&quot;''&quot;);&quot;', '&quot;;SUBSTITUTE(LOWER([.D1719]);&quot;'&quot;;&quot;''&quot;);&quot;');&quot;)" office:value-type="string" office:string-value="insert into palabras(id, castellano, ingles, latin) values(1718, 'artículos', 'articles', 'articuli');" calcext:value-type="string">
            <text:p>insert into palabras(id, castellano, ingles, latin) values(1718, 'artículos', 'articles', 'articuli');</text:p>
          </table:table-cell>
        </table:table-row>
        <table:table-row table:style-name="ro1">
          <table:table-cell table:formula="of:=[.A1719]+1" office:value-type="float" office:value="1719" calcext:value-type="float">
            <text:p>1719</text:p>
          </table:table-cell>
          <table:table-cell office:value-type="string" calcext:value-type="string">
            <text:p>Aparato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Machina</text:p>
          </table:table-cell>
          <table:table-cell/>
          <table:table-cell table:formula="of:=IF([.B1720]=[.D172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20];&quot;, '&quot;;SUBSTITUTE(LOWER([.B1720]);&quot;'&quot;;&quot;''&quot;);&quot;', '&quot;;SUBSTITUTE(LOWER([.C1720]);&quot;'&quot;;&quot;''&quot;);&quot;', '&quot;;SUBSTITUTE(LOWER([.D1720]);&quot;'&quot;;&quot;''&quot;);&quot;');&quot;)" office:value-type="string" office:string-value="insert into palabras(id, castellano, ingles, latin) values(1719, 'aparato', 'device', 'machina');" calcext:value-type="string">
            <text:p>insert into palabras(id, castellano, ingles, latin) values(1719, 'aparato', 'device', 'machina');</text:p>
          </table:table-cell>
        </table:table-row>
        <table:table-row table:style-name="ro1">
          <table:table-cell table:formula="of:=[.A1720]+1" office:value-type="float" office:value="1720" calcext:value-type="float">
            <text:p>1720</text:p>
          </table:table-cell>
          <table:table-cell office:value-type="string" calcext:value-type="string">
            <text:p>Lleno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lenus</text:p>
          </table:table-cell>
          <table:table-cell/>
          <table:table-cell table:formula="of:=IF([.B1721]=[.D172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21];&quot;, '&quot;;SUBSTITUTE(LOWER([.B1721]);&quot;'&quot;;&quot;''&quot;);&quot;', '&quot;;SUBSTITUTE(LOWER([.C1721]);&quot;'&quot;;&quot;''&quot;);&quot;', '&quot;;SUBSTITUTE(LOWER([.D1721]);&quot;'&quot;;&quot;''&quot;);&quot;');&quot;)" office:value-type="string" office:string-value="insert into palabras(id, castellano, ingles, latin) values(1720, 'lleno', 'full', 'plenus');" calcext:value-type="string">
            <text:p>insert into palabras(id, castellano, ingles, latin) values(1720, 'lleno', 'full', 'plenus');</text:p>
          </table:table-cell>
        </table:table-row>
        <table:table-row table:style-name="ro1">
          <table:table-cell table:formula="of:=[.A1721]+1" office:value-type="float" office:value="1721" calcext:value-type="float">
            <text:p>1721</text:p>
          </table:table-cell>
          <table:table-cell office:value-type="string" calcext:value-type="string">
            <text:p>Intelectual</text:p>
          </table:table-cell>
          <table:table-cell office:value-type="string" calcext:value-type="string">
            <text:p>Intellectual</text:p>
          </table:table-cell>
          <table:table-cell office:value-type="string" calcext:value-type="string">
            <text:p>Intellectus</text:p>
          </table:table-cell>
          <table:table-cell/>
          <table:table-cell table:formula="of:=IF([.B1722]=[.D172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22];&quot;, '&quot;;SUBSTITUTE(LOWER([.B1722]);&quot;'&quot;;&quot;''&quot;);&quot;', '&quot;;SUBSTITUTE(LOWER([.C1722]);&quot;'&quot;;&quot;''&quot;);&quot;', '&quot;;SUBSTITUTE(LOWER([.D1722]);&quot;'&quot;;&quot;''&quot;);&quot;');&quot;)" office:value-type="string" office:string-value="insert into palabras(id, castellano, ingles, latin) values(1721, 'intelectual', 'intellectual', 'intellectus');" calcext:value-type="string">
            <text:p>insert into palabras(id, castellano, ingles, latin) values(1721, 'intelectual', 'intellectual', 'intellectus');</text:p>
          </table:table-cell>
        </table:table-row>
        <table:table-row table:style-name="ro1">
          <table:table-cell table:formula="of:=[.A1722]+1" office:value-type="float" office:value="1722" calcext:value-type="float">
            <text:p>1722</text:p>
          </table:table-cell>
          <table:table-cell office:value-type="string" calcext:value-type="string">
            <text:p>Cifras</text:p>
          </table:table-cell>
          <table:table-cell office:value-type="string" calcext:value-type="string">
            <text:p>Figures</text:p>
          </table:table-cell>
          <table:table-cell office:value-type="string" calcext:value-type="string">
            <text:p>Numeri</text:p>
          </table:table-cell>
          <table:table-cell/>
          <table:table-cell table:formula="of:=IF([.B1723]=[.D172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23];&quot;, '&quot;;SUBSTITUTE(LOWER([.B1723]);&quot;'&quot;;&quot;''&quot;);&quot;', '&quot;;SUBSTITUTE(LOWER([.C1723]);&quot;'&quot;;&quot;''&quot;);&quot;', '&quot;;SUBSTITUTE(LOWER([.D1723]);&quot;'&quot;;&quot;''&quot;);&quot;');&quot;)" office:value-type="string" office:string-value="insert into palabras(id, castellano, ingles, latin) values(1722, 'cifras', 'figures', 'numeri');" calcext:value-type="string">
            <text:p>insert into palabras(id, castellano, ingles, latin) values(1722, 'cifras', 'figures', 'numeri');</text:p>
          </table:table-cell>
        </table:table-row>
        <table:table-row table:style-name="ro1">
          <table:table-cell table:formula="of:=[.A1723]+1" office:value-type="float" office:value="1723" calcext:value-type="float">
            <text:p>1723</text:p>
          </table:table-cell>
          <table:table-cell office:value-type="string" calcext:value-type="string">
            <text:p>Jardín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Hortus</text:p>
          </table:table-cell>
          <table:table-cell/>
          <table:table-cell table:formula="of:=IF([.B1724]=[.D172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24];&quot;, '&quot;;SUBSTITUTE(LOWER([.B1724]);&quot;'&quot;;&quot;''&quot;);&quot;', '&quot;;SUBSTITUTE(LOWER([.C1724]);&quot;'&quot;;&quot;''&quot;);&quot;', '&quot;;SUBSTITUTE(LOWER([.D1724]);&quot;'&quot;;&quot;''&quot;);&quot;');&quot;)" office:value-type="string" office:string-value="insert into palabras(id, castellano, ingles, latin) values(1723, 'jardín', 'garden', 'hortus');" calcext:value-type="string">
            <text:p>insert into palabras(id, castellano, ingles, latin) values(1723, 'jardín', 'garden', 'hortus');</text:p>
          </table:table-cell>
        </table:table-row>
        <table:table-row table:style-name="ro1">
          <table:table-cell table:formula="of:=[.A1724]+1" office:value-type="float" office:value="1724" calcext:value-type="float">
            <text:p>1724</text:p>
          </table:table-cell>
          <table:table-cell office:value-type="string" calcext:value-type="string">
            <text:p>Vacío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Vacuum</text:p>
          </table:table-cell>
          <table:table-cell/>
          <table:table-cell table:formula="of:=IF([.B1725]=[.D172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25];&quot;, '&quot;;SUBSTITUTE(LOWER([.B1725]);&quot;'&quot;;&quot;''&quot;);&quot;', '&quot;;SUBSTITUTE(LOWER([.C1725]);&quot;'&quot;;&quot;''&quot;);&quot;', '&quot;;SUBSTITUTE(LOWER([.D1725]);&quot;'&quot;;&quot;''&quot;);&quot;');&quot;)" office:value-type="string" office:string-value="insert into palabras(id, castellano, ingles, latin) values(1724, 'vacío', 'empty', 'vacuum');" calcext:value-type="string">
            <text:p>insert into palabras(id, castellano, ingles, latin) values(1724, 'vacío', 'empty', 'vacuum');</text:p>
          </table:table-cell>
        </table:table-row>
        <table:table-row table:style-name="ro1">
          <table:table-cell table:formula="of:=[.A1725]+1" office:value-type="float" office:value="1725" calcext:value-type="float">
            <text:p>1725</text:p>
          </table:table-cell>
          <table:table-cell office:value-type="string" calcext:value-type="string">
            <text:p>Ciclo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Cyclum</text:p>
          </table:table-cell>
          <table:table-cell/>
          <table:table-cell table:formula="of:=IF([.B1726]=[.D172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26];&quot;, '&quot;;SUBSTITUTE(LOWER([.B1726]);&quot;'&quot;;&quot;''&quot;);&quot;', '&quot;;SUBSTITUTE(LOWER([.C1726]);&quot;'&quot;;&quot;''&quot;);&quot;', '&quot;;SUBSTITUTE(LOWER([.D1726]);&quot;'&quot;;&quot;''&quot;);&quot;');&quot;)" office:value-type="string" office:string-value="insert into palabras(id, castellano, ingles, latin) values(1725, 'ciclo', 'cycle', 'cyclum');" calcext:value-type="string">
            <text:p>insert into palabras(id, castellano, ingles, latin) values(1725, 'ciclo', 'cycle', 'cyclum');</text:p>
          </table:table-cell>
        </table:table-row>
        <table:table-row table:style-name="ro1">
          <table:table-cell table:formula="of:=[.A1726]+1" office:value-type="float" office:value="1726" calcext:value-type="float">
            <text:p>1726</text:p>
          </table:table-cell>
          <table:table-cell office:value-type="string" calcext:value-type="string">
            <text:p>Valle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Vallem</text:p>
          </table:table-cell>
          <table:table-cell/>
          <table:table-cell table:formula="of:=IF([.B1727]=[.D172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27];&quot;, '&quot;;SUBSTITUTE(LOWER([.B1727]);&quot;'&quot;;&quot;''&quot;);&quot;', '&quot;;SUBSTITUTE(LOWER([.C1727]);&quot;'&quot;;&quot;''&quot;);&quot;', '&quot;;SUBSTITUTE(LOWER([.D1727]);&quot;'&quot;;&quot;''&quot;);&quot;');&quot;)" office:value-type="string" office:string-value="insert into palabras(id, castellano, ingles, latin) values(1726, 'valle', 'valley', 'vallem');" calcext:value-type="string">
            <text:p>insert into palabras(id, castellano, ingles, latin) values(1726, 'valle', 'valley', 'vallem');</text:p>
          </table:table-cell>
        </table:table-row>
        <table:table-row table:style-name="ro1">
          <table:table-cell table:formula="of:=[.A1727]+1" office:value-type="float" office:value="1727" calcext:value-type="float">
            <text:p>1727</text:p>
          </table:table-cell>
          <table:table-cell office:value-type="string" calcext:value-type="string">
            <text:p>Forman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Formant</text:p>
          </table:table-cell>
          <table:table-cell/>
          <table:table-cell table:formula="of:=IF([.B1728]=[.D172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28];&quot;, '&quot;;SUBSTITUTE(LOWER([.B1728]);&quot;'&quot;;&quot;''&quot;);&quot;', '&quot;;SUBSTITUTE(LOWER([.C1728]);&quot;'&quot;;&quot;''&quot;);&quot;', '&quot;;SUBSTITUTE(LOWER([.D1728]);&quot;'&quot;;&quot;''&quot;);&quot;');&quot;)" office:value-type="string" office:string-value="insert into palabras(id, castellano, ingles, latin) values(1727, 'forman', 'form', 'formant');" calcext:value-type="string">
            <text:p>insert into palabras(id, castellano, ingles, latin) values(1727, 'forman', 'form', 'formant');</text:p>
          </table:table-cell>
        </table:table-row>
        <table:table-row table:style-name="ro1">
          <table:table-cell table:formula="of:=[.A1728]+1" office:value-type="float" office:value="1728" calcext:value-type="float">
            <text:p>1728</text:p>
          </table:table-cell>
          <table:table-cell office:value-type="string" calcext:value-type="string">
            <text:p>Dirigente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Dux</text:p>
          </table:table-cell>
          <table:table-cell/>
          <table:table-cell table:formula="of:=IF([.B1729]=[.D172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29];&quot;, '&quot;;SUBSTITUTE(LOWER([.B1729]);&quot;'&quot;;&quot;''&quot;);&quot;', '&quot;;SUBSTITUTE(LOWER([.C1729]);&quot;'&quot;;&quot;''&quot;);&quot;', '&quot;;SUBSTITUTE(LOWER([.D1729]);&quot;'&quot;;&quot;''&quot;);&quot;');&quot;)" office:value-type="string" office:string-value="insert into palabras(id, castellano, ingles, latin) values(1728, 'dirigente', 'leader', 'dux');" calcext:value-type="string">
            <text:p>insert into palabras(id, castellano, ingles, latin) values(1728, 'dirigente', 'leader', 'dux');</text:p>
          </table:table-cell>
        </table:table-row>
        <table:table-row table:style-name="ro1">
          <table:table-cell table:formula="of:=[.A1729]+1" office:value-type="float" office:value="1729" calcext:value-type="float">
            <text:p>1729</text:p>
          </table:table-cell>
          <table:table-cell office:value-type="string" calcext:value-type="string">
            <text:p>Vehículos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ehicula</text:p>
          </table:table-cell>
          <table:table-cell/>
          <table:table-cell table:formula="of:=IF([.B1730]=[.D173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30];&quot;, '&quot;;SUBSTITUTE(LOWER([.B1730]);&quot;'&quot;;&quot;''&quot;);&quot;', '&quot;;SUBSTITUTE(LOWER([.C1730]);&quot;'&quot;;&quot;''&quot;);&quot;', '&quot;;SUBSTITUTE(LOWER([.D1730]);&quot;'&quot;;&quot;''&quot;);&quot;');&quot;)" office:value-type="string" office:string-value="insert into palabras(id, castellano, ingles, latin) values(1729, 'vehículos', 'vehicles', 'vehicula');" calcext:value-type="string">
            <text:p>insert into palabras(id, castellano, ingles, latin) values(1729, 'vehículos', 'vehicles', 'vehicula');</text:p>
          </table:table-cell>
        </table:table-row>
        <table:table-row table:style-name="ro2">
          <table:table-cell table:formula="of:=[.A1730]+1" office:value-type="float" office:value="1730" calcext:value-type="float">
            <text:p>1730</text:p>
          </table:table-cell>
          <table:table-cell office:value-type="string" calcext:value-type="string">
            <text:p>Cuestiones</text:p>
          </table:table-cell>
          <table:table-cell office:value-type="string" calcext:value-type="string">
            <text:p>Questions</text:p>
          </table:table-cell>
          <table:table-cell office:value-type="string" calcext:value-type="string">
            <text:p>Quaestiones</text:p>
          </table:table-cell>
          <table:table-cell/>
          <table:table-cell table:formula="of:=IF([.B1731]=[.D173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31];&quot;, '&quot;;SUBSTITUTE(LOWER([.B1731]);&quot;'&quot;;&quot;''&quot;);&quot;', '&quot;;SUBSTITUTE(LOWER([.C1731]);&quot;'&quot;;&quot;''&quot;);&quot;', '&quot;;SUBSTITUTE(LOWER([.D1731]);&quot;'&quot;;&quot;''&quot;);&quot;');&quot;)" office:value-type="string" office:string-value="insert into palabras(id, castellano, ingles, latin) values(1730, 'cuestiones', 'questions', 'quaestiones');" calcext:value-type="string">
            <text:p>insert into palabras(id, castellano, ingles, latin) values(1730, 'cuestiones', 'questions', 'quaestiones');</text:p>
          </table:table-cell>
        </table:table-row>
        <table:table-row table:style-name="ro1">
          <table:table-cell table:formula="of:=[.A1731]+1" office:value-type="float" office:value="1731" calcext:value-type="float">
            <text:p>1731</text:p>
          </table:table-cell>
          <table:table-cell office:value-type="string" calcext:value-type="string">
            <text:p>Puesta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Positio</text:p>
          </table:table-cell>
          <table:table-cell/>
          <table:table-cell table:formula="of:=IF([.B1732]=[.D173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32];&quot;, '&quot;;SUBSTITUTE(LOWER([.B1732]);&quot;'&quot;;&quot;''&quot;);&quot;', '&quot;;SUBSTITUTE(LOWER([.C1732]);&quot;'&quot;;&quot;''&quot;);&quot;', '&quot;;SUBSTITUTE(LOWER([.D1732]);&quot;'&quot;;&quot;''&quot;);&quot;');&quot;)" office:value-type="string" office:string-value="insert into palabras(id, castellano, ingles, latin) values(1731, 'puesta', 'put', 'positio');" calcext:value-type="string">
            <text:p>insert into palabras(id, castellano, ingles, latin) values(1731, 'puesta', 'put', 'positio');</text:p>
          </table:table-cell>
        </table:table-row>
        <table:table-row table:style-name="ro1">
          <table:table-cell table:formula="of:=[.A1732]+1" office:value-type="float" office:value="1732" calcext:value-type="float">
            <text:p>1732</text:p>
          </table:table-cell>
          <table:table-cell office:value-type="string" calcext:value-type="string">
            <text:p>Llamó</text:p>
          </table:table-cell>
          <table:table-cell office:value-type="string" calcext:value-type="string">
            <text:p>Called</text:p>
          </table:table-cell>
          <table:table-cell office:value-type="string" calcext:value-type="string">
            <text:p>Vocavit</text:p>
          </table:table-cell>
          <table:table-cell/>
          <table:table-cell table:formula="of:=IF([.B1733]=[.D173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33];&quot;, '&quot;;SUBSTITUTE(LOWER([.B1733]);&quot;'&quot;;&quot;''&quot;);&quot;', '&quot;;SUBSTITUTE(LOWER([.C1733]);&quot;'&quot;;&quot;''&quot;);&quot;', '&quot;;SUBSTITUTE(LOWER([.D1733]);&quot;'&quot;;&quot;''&quot;);&quot;');&quot;)" office:value-type="string" office:string-value="insert into palabras(id, castellano, ingles, latin) values(1732, 'llamó', 'called', 'vocavit');" calcext:value-type="string">
            <text:p>insert into palabras(id, castellano, ingles, latin) values(1732, 'llamó', 'called', 'vocavit');</text:p>
          </table:table-cell>
        </table:table-row>
        <table:table-row table:style-name="ro1">
          <table:table-cell table:formula="of:=[.A1733]+1" office:value-type="float" office:value="1733" calcext:value-type="float">
            <text:p>1733</text:p>
          </table:table-cell>
          <table:table-cell office:value-type="string" calcext:value-type="string">
            <text:p>Mostró</text:p>
          </table:table-cell>
          <table:table-cell office:value-type="string" calcext:value-type="string">
            <text:p>Showed</text:p>
          </table:table-cell>
          <table:table-cell office:value-type="string" calcext:value-type="string">
            <text:p>Monstravit</text:p>
          </table:table-cell>
          <table:table-cell/>
          <table:table-cell table:formula="of:=IF([.B1734]=[.D173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34];&quot;, '&quot;;SUBSTITUTE(LOWER([.B1734]);&quot;'&quot;;&quot;''&quot;);&quot;', '&quot;;SUBSTITUTE(LOWER([.C1734]);&quot;'&quot;;&quot;''&quot;);&quot;', '&quot;;SUBSTITUTE(LOWER([.D1734]);&quot;'&quot;;&quot;''&quot;);&quot;');&quot;)" office:value-type="string" office:string-value="insert into palabras(id, castellano, ingles, latin) values(1733, 'mostró', 'showed', 'monstravit');" calcext:value-type="string">
            <text:p>insert into palabras(id, castellano, ingles, latin) values(1733, 'mostró', 'showed', 'monstravit');</text:p>
          </table:table-cell>
        </table:table-row>
        <table:table-row table:style-name="ro1">
          <table:table-cell table:formula="of:=[.A1734]+1" office:value-type="float" office:value="1734" calcext:value-type="float">
            <text:p>1734</text:p>
          </table:table-cell>
          <table:table-cell office:value-type="string" calcext:value-type="string">
            <text:p>Pecho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Pectus</text:p>
          </table:table-cell>
          <table:table-cell/>
          <table:table-cell table:formula="of:=IF([.B1735]=[.D173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35];&quot;, '&quot;;SUBSTITUTE(LOWER([.B1735]);&quot;'&quot;;&quot;''&quot;);&quot;', '&quot;;SUBSTITUTE(LOWER([.C1735]);&quot;'&quot;;&quot;''&quot;);&quot;', '&quot;;SUBSTITUTE(LOWER([.D1735]);&quot;'&quot;;&quot;''&quot;);&quot;');&quot;)" office:value-type="string" office:string-value="insert into palabras(id, castellano, ingles, latin) values(1734, 'pecho', 'chest', 'pectus');" calcext:value-type="string">
            <text:p>insert into palabras(id, castellano, ingles, latin) values(1734, 'pecho', 'chest', 'pectus');</text:p>
          </table:table-cell>
        </table:table-row>
        <table:table-row table:style-name="ro1">
          <table:table-cell table:formula="of:=[.A1735]+1" office:value-type="float" office:value="1735" calcext:value-type="float">
            <text:p>1735</text:p>
          </table:table-cell>
          <table:table-cell table:number-columns-repeated="3" office:value-type="string" calcext:value-type="string">
            <text:p>Honor</text:p>
          </table:table-cell>
          <table:table-cell/>
          <table:table-cell table:formula="of:=IF([.B1736]=[.D1736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736];&quot;, '&quot;;SUBSTITUTE(LOWER([.B1736]);&quot;'&quot;;&quot;''&quot;);&quot;', '&quot;;SUBSTITUTE(LOWER([.C1736]);&quot;'&quot;;&quot;''&quot;);&quot;', '&quot;;SUBSTITUTE(LOWER([.D1736]);&quot;'&quot;;&quot;''&quot;);&quot;');&quot;)" office:value-type="string" office:string-value="insert into palabras(id, castellano, ingles, latin) values(1735, 'honor', 'honor', 'honor');" calcext:value-type="string">
            <text:p>insert into palabras(id, castellano, ingles, latin) values(1735, 'honor', 'honor', 'honor');</text:p>
          </table:table-cell>
        </table:table-row>
        <table:table-row table:style-name="ro1">
          <table:table-cell table:formula="of:=[.A1736]+1" office:value-type="float" office:value="1736" calcext:value-type="float">
            <text:p>1736</text:p>
          </table:table-cell>
          <table:table-cell office:value-type="string" calcext:value-type="string">
            <text:p>Formar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Formare</text:p>
          </table:table-cell>
          <table:table-cell/>
          <table:table-cell table:formula="of:=IF([.B1737]=[.D173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37];&quot;, '&quot;;SUBSTITUTE(LOWER([.B1737]);&quot;'&quot;;&quot;''&quot;);&quot;', '&quot;;SUBSTITUTE(LOWER([.C1737]);&quot;'&quot;;&quot;''&quot;);&quot;', '&quot;;SUBSTITUTE(LOWER([.D1737]);&quot;'&quot;;&quot;''&quot;);&quot;');&quot;)" office:value-type="string" office:string-value="insert into palabras(id, castellano, ingles, latin) values(1736, 'formar', 'form', 'formare');" calcext:value-type="string">
            <text:p>insert into palabras(id, castellano, ingles, latin) values(1736, 'formar', 'form', 'formare');</text:p>
          </table:table-cell>
        </table:table-row>
        <table:table-row table:style-name="ro1">
          <table:table-cell table:formula="of:=[.A1737]+1" office:value-type="float" office:value="1737" calcext:value-type="float">
            <text:p>1737</text:p>
          </table:table-cell>
          <table:table-cell office:value-type="string" calcext:value-type="string">
            <text:p>Numerosos</text:p>
          </table:table-cell>
          <table:table-cell office:value-type="string" calcext:value-type="string">
            <text:p>Numerous</text:p>
          </table:table-cell>
          <table:table-cell office:value-type="string" calcext:value-type="string">
            <text:p>Numerosi</text:p>
          </table:table-cell>
          <table:table-cell/>
          <table:table-cell table:formula="of:=IF([.B1738]=[.D173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38];&quot;, '&quot;;SUBSTITUTE(LOWER([.B1738]);&quot;'&quot;;&quot;''&quot;);&quot;', '&quot;;SUBSTITUTE(LOWER([.C1738]);&quot;'&quot;;&quot;''&quot;);&quot;', '&quot;;SUBSTITUTE(LOWER([.D1738]);&quot;'&quot;;&quot;''&quot;);&quot;');&quot;)" office:value-type="string" office:string-value="insert into palabras(id, castellano, ingles, latin) values(1737, 'numerosos', 'numerous', 'numerosi');" calcext:value-type="string">
            <text:p>insert into palabras(id, castellano, ingles, latin) values(1737, 'numerosos', 'numerous', 'numerosi');</text:p>
          </table:table-cell>
        </table:table-row>
        <table:table-row table:style-name="ro1">
          <table:table-cell table:formula="of:=[.A1738]+1" office:value-type="float" office:value="1738" calcext:value-type="float">
            <text:p>1738</text:p>
          </table:table-cell>
          <table:table-cell office:value-type="string" calcext:value-type="string">
            <text:p>Seguramente</text:p>
          </table:table-cell>
          <table:table-cell office:value-type="string" calcext:value-type="string">
            <text:p>Surely</text:p>
          </table:table-cell>
          <table:table-cell office:value-type="string" calcext:value-type="string">
            <text:p>Fortasse</text:p>
          </table:table-cell>
          <table:table-cell/>
          <table:table-cell table:formula="of:=IF([.B1739]=[.D173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39];&quot;, '&quot;;SUBSTITUTE(LOWER([.B1739]);&quot;'&quot;;&quot;''&quot;);&quot;', '&quot;;SUBSTITUTE(LOWER([.C1739]);&quot;'&quot;;&quot;''&quot;);&quot;', '&quot;;SUBSTITUTE(LOWER([.D1739]);&quot;'&quot;;&quot;''&quot;);&quot;');&quot;)" office:value-type="string" office:string-value="insert into palabras(id, castellano, ingles, latin) values(1738, 'seguramente', 'surely', 'fortasse');" calcext:value-type="string">
            <text:p>insert into palabras(id, castellano, ingles, latin) values(1738, 'seguramente', 'surely', 'fortasse');</text:p>
          </table:table-cell>
        </table:table-row>
        <table:table-row table:style-name="ro1">
          <table:table-cell table:formula="of:=[.A1739]+1" office:value-type="float" office:value="1739" calcext:value-type="float">
            <text:p>1739</text:p>
          </table:table-cell>
          <table:table-cell office:value-type="string" calcext:value-type="string">
            <text:p>Extraño</text:p>
          </table:table-cell>
          <table:table-cell office:value-type="string" calcext:value-type="string">
            <text:p>Strange</text:p>
          </table:table-cell>
          <table:table-cell office:value-type="string" calcext:value-type="string">
            <text:p>Mirum</text:p>
          </table:table-cell>
          <table:table-cell/>
          <table:table-cell table:formula="of:=IF([.B1740]=[.D174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40];&quot;, '&quot;;SUBSTITUTE(LOWER([.B1740]);&quot;'&quot;;&quot;''&quot;);&quot;', '&quot;;SUBSTITUTE(LOWER([.C1740]);&quot;'&quot;;&quot;''&quot;);&quot;', '&quot;;SUBSTITUTE(LOWER([.D1740]);&quot;'&quot;;&quot;''&quot;);&quot;');&quot;)" office:value-type="string" office:string-value="insert into palabras(id, castellano, ingles, latin) values(1739, 'extraño', 'strange', 'mirum');" calcext:value-type="string">
            <text:p>insert into palabras(id, castellano, ingles, latin) values(1739, 'extraño', 'strange', 'mirum');</text:p>
          </table:table-cell>
        </table:table-row>
        <table:table-row table:style-name="ro1">
          <table:table-cell table:formula="of:=[.A1740]+1" office:value-type="float" office:value="1740" calcext:value-type="float">
            <text:p>1740</text:p>
          </table:table-cell>
          <table:table-cell office:value-type="string" calcext:value-type="string">
            <text:p>Recurso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Auxilium</text:p>
          </table:table-cell>
          <table:table-cell/>
          <table:table-cell table:formula="of:=IF([.B1741]=[.D174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41];&quot;, '&quot;;SUBSTITUTE(LOWER([.B1741]);&quot;'&quot;;&quot;''&quot;);&quot;', '&quot;;SUBSTITUTE(LOWER([.C1741]);&quot;'&quot;;&quot;''&quot;);&quot;', '&quot;;SUBSTITUTE(LOWER([.D1741]);&quot;'&quot;;&quot;''&quot;);&quot;');&quot;)" office:value-type="string" office:string-value="insert into palabras(id, castellano, ingles, latin) values(1740, 'recurso', 'resource', 'auxilium');" calcext:value-type="string">
            <text:p>insert into palabras(id, castellano, ingles, latin) values(1740, 'recurso', 'resource', 'auxilium');</text:p>
          </table:table-cell>
        </table:table-row>
        <table:table-row table:style-name="ro2">
          <table:table-cell table:formula="of:=[.A1741]+1" office:value-type="float" office:value="1741" calcext:value-type="float">
            <text:p>1741</text:p>
          </table:table-cell>
          <table:table-cell office:value-type="string" calcext:value-type="string">
            <text:p>Independiente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Independens</text:p>
          </table:table-cell>
          <table:table-cell/>
          <table:table-cell table:formula="of:=IF([.B1742]=[.D174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42];&quot;, '&quot;;SUBSTITUTE(LOWER([.B1742]);&quot;'&quot;;&quot;''&quot;);&quot;', '&quot;;SUBSTITUTE(LOWER([.C1742]);&quot;'&quot;;&quot;''&quot;);&quot;', '&quot;;SUBSTITUTE(LOWER([.D1742]);&quot;'&quot;;&quot;''&quot;);&quot;');&quot;)" office:value-type="string" office:string-value="insert into palabras(id, castellano, ingles, latin) values(1741, 'independiente', 'independent', 'independens');" calcext:value-type="string">
            <text:p>insert into palabras(id, castellano, ingles, latin) values(1741, 'independiente', 'independent', 'independens');</text:p>
          </table:table-cell>
        </table:table-row>
        <table:table-row table:style-name="ro1">
          <table:table-cell table:formula="of:=[.A1742]+1" office:value-type="float" office:value="1742" calcext:value-type="float">
            <text:p>1742</text:p>
          </table:table-cell>
          <table:table-cell office:value-type="string" calcext:value-type="string">
            <text:p>Posiciones</text:p>
          </table:table-cell>
          <table:table-cell office:value-type="string" calcext:value-type="string">
            <text:p>Positions</text:p>
          </table:table-cell>
          <table:table-cell office:value-type="string" calcext:value-type="string">
            <text:p>Positiones</text:p>
          </table:table-cell>
          <table:table-cell/>
          <table:table-cell table:formula="of:=IF([.B1743]=[.D174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43];&quot;, '&quot;;SUBSTITUTE(LOWER([.B1743]);&quot;'&quot;;&quot;''&quot;);&quot;', '&quot;;SUBSTITUTE(LOWER([.C1743]);&quot;'&quot;;&quot;''&quot;);&quot;', '&quot;;SUBSTITUTE(LOWER([.D1743]);&quot;'&quot;;&quot;''&quot;);&quot;');&quot;)" office:value-type="string" office:string-value="insert into palabras(id, castellano, ingles, latin) values(1742, 'posiciones', 'positions', 'positiones');" calcext:value-type="string">
            <text:p>insert into palabras(id, castellano, ingles, latin) values(1742, 'posiciones', 'positions', 'positiones');</text:p>
          </table:table-cell>
        </table:table-row>
        <table:table-row table:style-name="ro1">
          <table:table-cell table:formula="of:=[.A1743]+1" office:value-type="float" office:value="1743" calcext:value-type="float">
            <text:p>1743</text:p>
          </table:table-cell>
          <table:table-cell office:value-type="string" calcext:value-type="string">
            <text:p>Sociedades</text:p>
          </table:table-cell>
          <table:table-cell office:value-type="string" calcext:value-type="string">
            <text:p>Companies</text:p>
          </table:table-cell>
          <table:table-cell office:value-type="string" calcext:value-type="string">
            <text:p>Societates</text:p>
          </table:table-cell>
          <table:table-cell/>
          <table:table-cell table:formula="of:=IF([.B1744]=[.D174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44];&quot;, '&quot;;SUBSTITUTE(LOWER([.B1744]);&quot;'&quot;;&quot;''&quot;);&quot;', '&quot;;SUBSTITUTE(LOWER([.C1744]);&quot;'&quot;;&quot;''&quot;);&quot;', '&quot;;SUBSTITUTE(LOWER([.D1744]);&quot;'&quot;;&quot;''&quot;);&quot;');&quot;)" office:value-type="string" office:string-value="insert into palabras(id, castellano, ingles, latin) values(1743, 'sociedades', 'companies', 'societates');" calcext:value-type="string">
            <text:p>insert into palabras(id, castellano, ingles, latin) values(1743, 'sociedades', 'companies', 'societates');</text:p>
          </table:table-cell>
        </table:table-row>
        <table:table-row table:style-name="ro1">
          <table:table-cell table:formula="of:=[.A1744]+1" office:value-type="float" office:value="1744" calcext:value-type="float">
            <text:p>1744</text:p>
          </table:table-cell>
          <table:table-cell office:value-type="string" calcext:value-type="string">
            <text:p>Exteriores</text:p>
          </table:table-cell>
          <table:table-cell office:value-type="string" calcext:value-type="string">
            <text:p>Exteriors</text:p>
          </table:table-cell>
          <table:table-cell office:value-type="string" calcext:value-type="string">
            <text:p>Exteriores</text:p>
          </table:table-cell>
          <table:table-cell/>
          <table:table-cell table:formula="of:=IF([.B1745]=[.D1745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745];&quot;, '&quot;;SUBSTITUTE(LOWER([.B1745]);&quot;'&quot;;&quot;''&quot;);&quot;', '&quot;;SUBSTITUTE(LOWER([.C1745]);&quot;'&quot;;&quot;''&quot;);&quot;', '&quot;;SUBSTITUTE(LOWER([.D1745]);&quot;'&quot;;&quot;''&quot;);&quot;');&quot;)" office:value-type="string" office:string-value="insert into palabras(id, castellano, ingles, latin) values(1744, 'exteriores', 'exteriors', 'exteriores');" calcext:value-type="string">
            <text:p>insert into palabras(id, castellano, ingles, latin) values(1744, 'exteriores', 'exteriors', 'exteriores');</text:p>
          </table:table-cell>
        </table:table-row>
        <table:table-row table:style-name="ro1">
          <table:table-cell table:formula="of:=[.A1745]+1" office:value-type="float" office:value="1745" calcext:value-type="float">
            <text:p>1745</text:p>
          </table:table-cell>
          <table:table-cell office:value-type="string" calcext:value-type="string">
            <text:p>Cita</text:p>
          </table:table-cell>
          <table:table-cell office:value-type="string" calcext:value-type="string">
            <text:p>Quote</text:p>
          </table:table-cell>
          <table:table-cell office:value-type="string" calcext:value-type="string">
            <text:p>Citatio</text:p>
          </table:table-cell>
          <table:table-cell/>
          <table:table-cell table:formula="of:=IF([.B1746]=[.D174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46];&quot;, '&quot;;SUBSTITUTE(LOWER([.B1746]);&quot;'&quot;;&quot;''&quot;);&quot;', '&quot;;SUBSTITUTE(LOWER([.C1746]);&quot;'&quot;;&quot;''&quot;);&quot;', '&quot;;SUBSTITUTE(LOWER([.D1746]);&quot;'&quot;;&quot;''&quot;);&quot;');&quot;)" office:value-type="string" office:string-value="insert into palabras(id, castellano, ingles, latin) values(1745, 'cita', 'quote', 'citatio');" calcext:value-type="string">
            <text:p>insert into palabras(id, castellano, ingles, latin) values(1745, 'cita', 'quote', 'citatio');</text:p>
          </table:table-cell>
        </table:table-row>
        <table:table-row table:style-name="ro1">
          <table:table-cell table:formula="of:=[.A1746]+1" office:value-type="float" office:value="1746" calcext:value-type="float">
            <text:p>1746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Periochus</text:p>
          </table:table-cell>
          <table:table-cell/>
          <table:table-cell table:formula="of:=IF([.B1747]=[.D174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47];&quot;, '&quot;;SUBSTITUTE(LOWER([.B1747]);&quot;'&quot;;&quot;''&quot;);&quot;', '&quot;;SUBSTITUTE(LOWER([.C1747]);&quot;'&quot;;&quot;''&quot;);&quot;', '&quot;;SUBSTITUTE(LOWER([.D1747]);&quot;'&quot;;&quot;''&quot;);&quot;');&quot;)" office:value-type="string" office:string-value="insert into palabras(id, castellano, ingles, latin) values(1746, 'periodo', 'period', 'periochus');" calcext:value-type="string">
            <text:p>insert into palabras(id, castellano, ingles, latin) values(1746, 'periodo', 'period', 'periochus');</text:p>
          </table:table-cell>
        </table:table-row>
        <table:table-row table:style-name="ro2">
          <table:table-cell table:formula="of:=[.A1747]+1" office:value-type="float" office:value="1747" calcext:value-type="float">
            <text:p>1747</text:p>
          </table:table-cell>
          <table:table-cell office:value-type="string" calcext:value-type="string">
            <text:p>Propuestas</text:p>
          </table:table-cell>
          <table:table-cell office:value-type="string" calcext:value-type="string">
            <text:p>Proposals</text:p>
          </table:table-cell>
          <table:table-cell office:value-type="string" calcext:value-type="string">
            <text:p>Propositiones</text:p>
          </table:table-cell>
          <table:table-cell/>
          <table:table-cell table:formula="of:=IF([.B1748]=[.D174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48];&quot;, '&quot;;SUBSTITUTE(LOWER([.B1748]);&quot;'&quot;;&quot;''&quot;);&quot;', '&quot;;SUBSTITUTE(LOWER([.C1748]);&quot;'&quot;;&quot;''&quot;);&quot;', '&quot;;SUBSTITUTE(LOWER([.D1748]);&quot;'&quot;;&quot;''&quot;);&quot;');&quot;)" office:value-type="string" office:string-value="insert into palabras(id, castellano, ingles, latin) values(1747, 'propuestas', 'proposals', 'propositiones');" calcext:value-type="string">
            <text:p>insert into palabras(id, castellano, ingles, latin) values(1747, 'propuestas', 'proposals', 'propositiones');</text:p>
          </table:table-cell>
        </table:table-row>
        <table:table-row table:style-name="ro1">
          <table:table-cell table:formula="of:=[.A1748]+1" office:value-type="float" office:value="1748" calcext:value-type="float">
            <text:p>1748</text:p>
          </table:table-cell>
          <table:table-cell office:value-type="string" calcext:value-type="string">
            <text:p>Empleados</text:p>
          </table:table-cell>
          <table:table-cell office:value-type="string" calcext:value-type="string">
            <text:p>Employees</text:p>
          </table:table-cell>
          <table:table-cell office:value-type="string" calcext:value-type="string">
            <text:p>Operarii</text:p>
          </table:table-cell>
          <table:table-cell/>
          <table:table-cell table:formula="of:=IF([.B1749]=[.D174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49];&quot;, '&quot;;SUBSTITUTE(LOWER([.B1749]);&quot;'&quot;;&quot;''&quot;);&quot;', '&quot;;SUBSTITUTE(LOWER([.C1749]);&quot;'&quot;;&quot;''&quot;);&quot;', '&quot;;SUBSTITUTE(LOWER([.D1749]);&quot;'&quot;;&quot;''&quot;);&quot;');&quot;)" office:value-type="string" office:string-value="insert into palabras(id, castellano, ingles, latin) values(1748, 'empleados', 'employees', 'operarii');" calcext:value-type="string">
            <text:p>insert into palabras(id, castellano, ingles, latin) values(1748, 'empleados', 'employees', 'operarii');</text:p>
          </table:table-cell>
        </table:table-row>
        <table:table-row table:style-name="ro1">
          <table:table-cell table:formula="of:=[.A1749]+1" office:value-type="float" office:value="1749" calcext:value-type="float">
            <text:p>1749</text:p>
          </table:table-cell>
          <table:table-cell office:value-type="string" calcext:value-type="string">
            <text:p>Teniendo</text:p>
          </table:table-cell>
          <table:table-cell office:value-type="string" calcext:value-type="string">
            <text:p>Having</text:p>
          </table:table-cell>
          <table:table-cell office:value-type="string" calcext:value-type="string">
            <text:p>Habens</text:p>
          </table:table-cell>
          <table:table-cell/>
          <table:table-cell table:formula="of:=IF([.B1750]=[.D175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50];&quot;, '&quot;;SUBSTITUTE(LOWER([.B1750]);&quot;'&quot;;&quot;''&quot;);&quot;', '&quot;;SUBSTITUTE(LOWER([.C1750]);&quot;'&quot;;&quot;''&quot;);&quot;', '&quot;;SUBSTITUTE(LOWER([.D1750]);&quot;'&quot;;&quot;''&quot;);&quot;');&quot;)" office:value-type="string" office:string-value="insert into palabras(id, castellano, ingles, latin) values(1749, 'teniendo', 'having', 'habens');" calcext:value-type="string">
            <text:p>insert into palabras(id, castellano, ingles, latin) values(1749, 'teniendo', 'having', 'habens');</text:p>
          </table:table-cell>
        </table:table-row>
        <table:table-row table:style-name="ro1">
          <table:table-cell table:formula="of:=[.A1750]+1" office:value-type="float" office:value="1750" calcext:value-type="float">
            <text:p>1750</text:p>
          </table:table-cell>
          <table:table-cell office:value-type="string" calcext:value-type="string">
            <text:p>Agencia</text:p>
          </table:table-cell>
          <table:table-cell office:value-type="string" calcext:value-type="string">
            <text:p>Agency</text:p>
          </table:table-cell>
          <table:table-cell office:value-type="string" calcext:value-type="string">
            <text:p>Agencia</text:p>
          </table:table-cell>
          <table:table-cell/>
          <table:table-cell table:formula="of:=IF([.B1751]=[.D1751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751];&quot;, '&quot;;SUBSTITUTE(LOWER([.B1751]);&quot;'&quot;;&quot;''&quot;);&quot;', '&quot;;SUBSTITUTE(LOWER([.C1751]);&quot;'&quot;;&quot;''&quot;);&quot;', '&quot;;SUBSTITUTE(LOWER([.D1751]);&quot;'&quot;;&quot;''&quot;);&quot;');&quot;)" office:value-type="string" office:string-value="insert into palabras(id, castellano, ingles, latin) values(1750, 'agencia', 'agency', 'agencia');" calcext:value-type="string">
            <text:p>insert into palabras(id, castellano, ingles, latin) values(1750, 'agencia', 'agency', 'agencia');</text:p>
          </table:table-cell>
        </table:table-row>
        <table:table-row table:style-name="ro1">
          <table:table-cell table:formula="of:=[.A1751]+1" office:value-type="float" office:value="1751" calcext:value-type="float">
            <text:p>1751</text:p>
          </table:table-cell>
          <table:table-cell office:value-type="string" calcext:value-type="string">
            <text:p>Cuadros</text:p>
          </table:table-cell>
          <table:table-cell office:value-type="string" calcext:value-type="string">
            <text:p>Pictures</text:p>
          </table:table-cell>
          <table:table-cell office:value-type="string" calcext:value-type="string">
            <text:p>Tabulae</text:p>
          </table:table-cell>
          <table:table-cell/>
          <table:table-cell table:formula="of:=IF([.B1752]=[.D175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52];&quot;, '&quot;;SUBSTITUTE(LOWER([.B1752]);&quot;'&quot;;&quot;''&quot;);&quot;', '&quot;;SUBSTITUTE(LOWER([.C1752]);&quot;'&quot;;&quot;''&quot;);&quot;', '&quot;;SUBSTITUTE(LOWER([.D1752]);&quot;'&quot;;&quot;''&quot;);&quot;');&quot;)" office:value-type="string" office:string-value="insert into palabras(id, castellano, ingles, latin) values(1751, 'cuadros', 'pictures', 'tabulae');" calcext:value-type="string">
            <text:p>insert into palabras(id, castellano, ingles, latin) values(1751, 'cuadros', 'pictures', 'tabulae');</text:p>
          </table:table-cell>
        </table:table-row>
        <table:table-row table:style-name="ro1">
          <table:table-cell table:formula="of:=[.A1752]+1" office:value-type="float" office:value="1752" calcext:value-type="float">
            <text:p>1752</text:p>
          </table:table-cell>
          <table:table-cell office:value-type="string" calcext:value-type="string">
            <text:p>Partida</text:p>
          </table:table-cell>
          <table:table-cell office:value-type="string" calcext:value-type="string">
            <text:p>Departure</text:p>
          </table:table-cell>
          <table:table-cell office:value-type="string" calcext:value-type="string">
            <text:p>Partitio</text:p>
          </table:table-cell>
          <table:table-cell/>
          <table:table-cell table:formula="of:=IF([.B1753]=[.D175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53];&quot;, '&quot;;SUBSTITUTE(LOWER([.B1753]);&quot;'&quot;;&quot;''&quot;);&quot;', '&quot;;SUBSTITUTE(LOWER([.C1753]);&quot;'&quot;;&quot;''&quot;);&quot;', '&quot;;SUBSTITUTE(LOWER([.D1753]);&quot;'&quot;;&quot;''&quot;);&quot;');&quot;)" office:value-type="string" office:string-value="insert into palabras(id, castellano, ingles, latin) values(1752, 'partida', 'departure', 'partitio');" calcext:value-type="string">
            <text:p>insert into palabras(id, castellano, ingles, latin) values(1752, 'partida', 'departure', 'partitio');</text:p>
          </table:table-cell>
        </table:table-row>
        <table:table-row table:style-name="ro1">
          <table:table-cell table:formula="of:=[.A1753]+1" office:value-type="float" office:value="1753" calcext:value-type="float">
            <text:p>1753</text:p>
          </table:table-cell>
          <table:table-cell office:value-type="string" calcext:value-type="string">
            <text:p>Tensión</text:p>
          </table:table-cell>
          <table:table-cell office:value-type="string" calcext:value-type="string">
            <text:p>Tension</text:p>
          </table:table-cell>
          <table:table-cell office:value-type="string" calcext:value-type="string">
            <text:p>Tensio</text:p>
          </table:table-cell>
          <table:table-cell/>
          <table:table-cell table:formula="of:=IF([.B1754]=[.D175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54];&quot;, '&quot;;SUBSTITUTE(LOWER([.B1754]);&quot;'&quot;;&quot;''&quot;);&quot;', '&quot;;SUBSTITUTE(LOWER([.C1754]);&quot;'&quot;;&quot;''&quot;);&quot;', '&quot;;SUBSTITUTE(LOWER([.D1754]);&quot;'&quot;;&quot;''&quot;);&quot;');&quot;)" office:value-type="string" office:string-value="insert into palabras(id, castellano, ingles, latin) values(1753, 'tensión', 'tension', 'tensio');" calcext:value-type="string">
            <text:p>insert into palabras(id, castellano, ingles, latin) values(1753, 'tensión', 'tension', 'tensio');</text:p>
          </table:table-cell>
        </table:table-row>
        <table:table-row table:style-name="ro1">
          <table:table-cell table:formula="of:=[.A1754]+1" office:value-type="float" office:value="1754" calcext:value-type="float">
            <text:p>1754</text:p>
          </table:table-cell>
          <table:table-cell office:value-type="string" calcext:value-type="string">
            <text:p>Raúl</text:p>
          </table:table-cell>
          <table:table-cell table:number-columns-repeated="2" office:value-type="string" calcext:value-type="string">
            <text:p>Raul</text:p>
          </table:table-cell>
          <table:table-cell/>
          <table:table-cell table:formula="of:=IF([.B1755]=[.D175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55];&quot;, '&quot;;SUBSTITUTE(LOWER([.B1755]);&quot;'&quot;;&quot;''&quot;);&quot;', '&quot;;SUBSTITUTE(LOWER([.C1755]);&quot;'&quot;;&quot;''&quot;);&quot;', '&quot;;SUBSTITUTE(LOWER([.D1755]);&quot;'&quot;;&quot;''&quot;);&quot;');&quot;)" office:value-type="string" office:string-value="insert into palabras(id, castellano, ingles, latin) values(1754, 'raúl', 'raul', 'raul');" calcext:value-type="string">
            <text:p>insert into palabras(id, castellano, ingles, latin) values(1754, 'raúl', 'raul', 'raul');</text:p>
          </table:table-cell>
        </table:table-row>
        <table:table-row table:style-name="ro1">
          <table:table-cell table:formula="of:=[.A1755]+1" office:value-type="float" office:value="1755" calcext:value-type="float">
            <text:p>1755</text:p>
          </table:table-cell>
          <table:table-cell office:value-type="string" calcext:value-type="string">
            <text:p>Mirar</text:p>
          </table:table-cell>
          <table:table-cell office:value-type="string" calcext:value-type="string">
            <text:p>Stare</text:p>
          </table:table-cell>
          <table:table-cell office:value-type="string" calcext:value-type="string">
            <text:p>Spectare</text:p>
          </table:table-cell>
          <table:table-cell/>
          <table:table-cell table:formula="of:=IF([.B1756]=[.D175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56];&quot;, '&quot;;SUBSTITUTE(LOWER([.B1756]);&quot;'&quot;;&quot;''&quot;);&quot;', '&quot;;SUBSTITUTE(LOWER([.C1756]);&quot;'&quot;;&quot;''&quot;);&quot;', '&quot;;SUBSTITUTE(LOWER([.D1756]);&quot;'&quot;;&quot;''&quot;);&quot;');&quot;)" office:value-type="string" office:string-value="insert into palabras(id, castellano, ingles, latin) values(1755, 'mirar', 'stare', 'spectare');" calcext:value-type="string">
            <text:p>insert into palabras(id, castellano, ingles, latin) values(1755, 'mirar', 'stare', 'spectare');</text:p>
          </table:table-cell>
        </table:table-row>
        <table:table-row table:style-name="ro1">
          <table:table-cell table:formula="of:=[.A1756]+1" office:value-type="float" office:value="1756" calcext:value-type="float">
            <text:p>1756</text:p>
          </table:table-cell>
          <table:table-cell office:value-type="string" calcext:value-type="string">
            <text:p>Rica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Divitis</text:p>
          </table:table-cell>
          <table:table-cell/>
          <table:table-cell table:formula="of:=IF([.B1757]=[.D175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57];&quot;, '&quot;;SUBSTITUTE(LOWER([.B1757]);&quot;'&quot;;&quot;''&quot;);&quot;', '&quot;;SUBSTITUTE(LOWER([.C1757]);&quot;'&quot;;&quot;''&quot;);&quot;', '&quot;;SUBSTITUTE(LOWER([.D1757]);&quot;'&quot;;&quot;''&quot;);&quot;');&quot;)" office:value-type="string" office:string-value="insert into palabras(id, castellano, ingles, latin) values(1756, 'rica', 'rich', 'divitis');" calcext:value-type="string">
            <text:p>insert into palabras(id, castellano, ingles, latin) values(1756, 'rica', 'rich', 'divitis');</text:p>
          </table:table-cell>
        </table:table-row>
        <table:table-row table:style-name="ro1">
          <table:table-cell table:formula="of:=[.A1757]+1" office:value-type="float" office:value="1757" calcext:value-type="float">
            <text:p>1757</text:p>
          </table:table-cell>
          <table:table-cell office:value-type="string" calcext:value-type="string">
            <text:p>Mexicano</text:p>
          </table:table-cell>
          <table:table-cell office:value-type="string" calcext:value-type="string">
            <text:p>Mexican</text:p>
          </table:table-cell>
          <table:table-cell office:value-type="string" calcext:value-type="string">
            <text:p>Mexicanus</text:p>
          </table:table-cell>
          <table:table-cell/>
          <table:table-cell table:formula="of:=IF([.B1758]=[.D175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58];&quot;, '&quot;;SUBSTITUTE(LOWER([.B1758]);&quot;'&quot;;&quot;''&quot;);&quot;', '&quot;;SUBSTITUTE(LOWER([.C1758]);&quot;'&quot;;&quot;''&quot;);&quot;', '&quot;;SUBSTITUTE(LOWER([.D1758]);&quot;'&quot;;&quot;''&quot;);&quot;');&quot;)" office:value-type="string" office:string-value="insert into palabras(id, castellano, ingles, latin) values(1757, 'mexicano', 'mexican', 'mexicanus');" calcext:value-type="string">
            <text:p>insert into palabras(id, castellano, ingles, latin) values(1757, 'mexicano', 'mexican', 'mexicanus');</text:p>
          </table:table-cell>
        </table:table-row>
        <table:table-row table:style-name="ro1">
          <table:table-cell table:formula="of:=[.A1758]+1" office:value-type="float" office:value="1758" calcext:value-type="float">
            <text:p>1758</text:p>
          </table:table-cell>
          <table:table-cell office:value-type="string" calcext:value-type="string">
            <text:p>Modelos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Exemplaria</text:p>
          </table:table-cell>
          <table:table-cell/>
          <table:table-cell table:formula="of:=IF([.B1759]=[.D175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59];&quot;, '&quot;;SUBSTITUTE(LOWER([.B1759]);&quot;'&quot;;&quot;''&quot;);&quot;', '&quot;;SUBSTITUTE(LOWER([.C1759]);&quot;'&quot;;&quot;''&quot;);&quot;', '&quot;;SUBSTITUTE(LOWER([.D1759]);&quot;'&quot;;&quot;''&quot;);&quot;');&quot;)" office:value-type="string" office:string-value="insert into palabras(id, castellano, ingles, latin) values(1758, 'modelos', 'models', 'exemplaria');" calcext:value-type="string">
            <text:p>insert into palabras(id, castellano, ingles, latin) values(1758, 'modelos', 'models', 'exemplaria');</text:p>
          </table:table-cell>
        </table:table-row>
        <table:table-row table:style-name="ro1">
          <table:table-cell table:formula="of:=[.A1759]+1" office:value-type="float" office:value="1759" calcext:value-type="float">
            <text:p>1759</text:p>
          </table:table-cell>
          <table:table-cell office:value-type="string" calcext:value-type="string">
            <text:p>Regreso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Redditus</text:p>
          </table:table-cell>
          <table:table-cell/>
          <table:table-cell table:formula="of:=IF([.B1760]=[.D176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60];&quot;, '&quot;;SUBSTITUTE(LOWER([.B1760]);&quot;'&quot;;&quot;''&quot;);&quot;', '&quot;;SUBSTITUTE(LOWER([.C1760]);&quot;'&quot;;&quot;''&quot;);&quot;', '&quot;;SUBSTITUTE(LOWER([.D1760]);&quot;'&quot;;&quot;''&quot;);&quot;');&quot;)" office:value-type="string" office:string-value="insert into palabras(id, castellano, ingles, latin) values(1759, 'regreso', 'return', 'redditus');" calcext:value-type="string">
            <text:p>insert into palabras(id, castellano, ingles, latin) values(1759, 'regreso', 'return', 'redditus');</text:p>
          </table:table-cell>
        </table:table-row>
        <table:table-row table:style-name="ro2">
          <table:table-cell table:formula="of:=[.A1760]+1" office:value-type="float" office:value="1760" calcext:value-type="float">
            <text:p>1760</text:p>
          </table:table-cell>
          <table:table-cell office:value-type="string" calcext:value-type="string">
            <text:p>Gobiernos</text:p>
          </table:table-cell>
          <table:table-cell office:value-type="string" calcext:value-type="string">
            <text:p>Governments</text:p>
          </table:table-cell>
          <table:table-cell office:value-type="string" calcext:value-type="string">
            <text:p>Gubernationes</text:p>
          </table:table-cell>
          <table:table-cell/>
          <table:table-cell table:formula="of:=IF([.B1761]=[.D176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61];&quot;, '&quot;;SUBSTITUTE(LOWER([.B1761]);&quot;'&quot;;&quot;''&quot;);&quot;', '&quot;;SUBSTITUTE(LOWER([.C1761]);&quot;'&quot;;&quot;''&quot;);&quot;', '&quot;;SUBSTITUTE(LOWER([.D1761]);&quot;'&quot;;&quot;''&quot;);&quot;');&quot;)" office:value-type="string" office:string-value="insert into palabras(id, castellano, ingles, latin) values(1760, 'gobiernos', 'governments', 'gubernationes');" calcext:value-type="string">
            <text:p>insert into palabras(id, castellano, ingles, latin) values(1760, 'gobiernos', 'governments', 'gubernationes');</text:p>
          </table:table-cell>
        </table:table-row>
        <table:table-row table:style-name="ro1">
          <table:table-cell table:formula="of:=[.A1761]+1" office:value-type="float" office:value="1761" calcext:value-type="float">
            <text:p>1761</text:p>
          </table:table-cell>
          <table:table-cell office:value-type="string" calcext:value-type="string">
            <text:p>Constituyen</text:p>
          </table:table-cell>
          <table:table-cell office:value-type="string" calcext:value-type="string">
            <text:p>Constitute</text:p>
          </table:table-cell>
          <table:table-cell office:value-type="string" calcext:value-type="string">
            <text:p>Constituere</text:p>
          </table:table-cell>
          <table:table-cell/>
          <table:table-cell table:formula="of:=IF([.B1762]=[.D176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62];&quot;, '&quot;;SUBSTITUTE(LOWER([.B1762]);&quot;'&quot;;&quot;''&quot;);&quot;', '&quot;;SUBSTITUTE(LOWER([.C1762]);&quot;'&quot;;&quot;''&quot;);&quot;', '&quot;;SUBSTITUTE(LOWER([.D1762]);&quot;'&quot;;&quot;''&quot;);&quot;');&quot;)" office:value-type="string" office:string-value="insert into palabras(id, castellano, ingles, latin) values(1761, 'constituyen', 'constitute', 'constituere');" calcext:value-type="string">
            <text:p>insert into palabras(id, castellano, ingles, latin) values(1761, 'constituyen', 'constitute', 'constituere');</text:p>
          </table:table-cell>
        </table:table-row>
        <table:table-row table:style-name="ro1">
          <table:table-cell table:formula="of:=[.A1762]+1" office:value-type="float" office:value="1762" calcext:value-type="float">
            <text:p>1762</text:p>
          </table:table-cell>
          <table:table-cell office:value-type="string" calcext:value-type="string">
            <text:p>Absoluta</text:p>
          </table:table-cell>
          <table:table-cell office:value-type="string" calcext:value-type="string">
            <text:p>Absolute</text:p>
          </table:table-cell>
          <table:table-cell office:value-type="string" calcext:value-type="string">
            <text:p>Absoluta</text:p>
          </table:table-cell>
          <table:table-cell/>
          <table:table-cell table:formula="of:=IF([.B1763]=[.D1763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763];&quot;, '&quot;;SUBSTITUTE(LOWER([.B1763]);&quot;'&quot;;&quot;''&quot;);&quot;', '&quot;;SUBSTITUTE(LOWER([.C1763]);&quot;'&quot;;&quot;''&quot;);&quot;', '&quot;;SUBSTITUTE(LOWER([.D1763]);&quot;'&quot;;&quot;''&quot;);&quot;');&quot;)" office:value-type="string" office:string-value="insert into palabras(id, castellano, ingles, latin) values(1762, 'absoluta', 'absolute', 'absoluta');" calcext:value-type="string">
            <text:p>insert into palabras(id, castellano, ingles, latin) values(1762, 'absoluta', 'absolute', 'absoluta');</text:p>
          </table:table-cell>
        </table:table-row>
        <table:table-row table:style-name="ro1">
          <table:table-cell table:formula="of:=[.A1763]+1" office:value-type="float" office:value="1763" calcext:value-type="float">
            <text:p>1763</text:p>
          </table:table-cell>
          <table:table-cell office:value-type="string" calcext:value-type="string">
            <text:p>Clima</text:p>
          </table:table-cell>
          <table:table-cell office:value-type="string" calcext:value-type="string">
            <text:p>Climate</text:p>
          </table:table-cell>
          <table:table-cell office:value-type="string" calcext:value-type="string">
            <text:p>Clima</text:p>
          </table:table-cell>
          <table:table-cell/>
          <table:table-cell table:formula="of:=IF([.B1764]=[.D1764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764];&quot;, '&quot;;SUBSTITUTE(LOWER([.B1764]);&quot;'&quot;;&quot;''&quot;);&quot;', '&quot;;SUBSTITUTE(LOWER([.C1764]);&quot;'&quot;;&quot;''&quot;);&quot;', '&quot;;SUBSTITUTE(LOWER([.D1764]);&quot;'&quot;;&quot;''&quot;);&quot;');&quot;)" office:value-type="string" office:string-value="insert into palabras(id, castellano, ingles, latin) values(1763, 'clima', 'climate', 'clima');" calcext:value-type="string">
            <text:p>insert into palabras(id, castellano, ingles, latin) values(1763, 'clima', 'climate', 'clima');</text:p>
          </table:table-cell>
        </table:table-row>
        <table:table-row table:style-name="ro1">
          <table:table-cell table:formula="of:=[.A1764]+1" office:value-type="float" office:value="1764" calcext:value-type="float">
            <text:p>1764</text:p>
          </table:table-cell>
          <table:table-cell office:value-type="string" calcext:value-type="string">
            <text:p>Criterio</text:p>
          </table:table-cell>
          <table:table-cell office:value-type="string" calcext:value-type="string">
            <text:p>Criterion</text:p>
          </table:table-cell>
          <table:table-cell office:value-type="string" calcext:value-type="string">
            <text:p>Critereum</text:p>
          </table:table-cell>
          <table:table-cell/>
          <table:table-cell table:formula="of:=IF([.B1765]=[.D176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65];&quot;, '&quot;;SUBSTITUTE(LOWER([.B1765]);&quot;'&quot;;&quot;''&quot;);&quot;', '&quot;;SUBSTITUTE(LOWER([.C1765]);&quot;'&quot;;&quot;''&quot;);&quot;', '&quot;;SUBSTITUTE(LOWER([.D1765]);&quot;'&quot;;&quot;''&quot;);&quot;');&quot;)" office:value-type="string" office:string-value="insert into palabras(id, castellano, ingles, latin) values(1764, 'criterio', 'criterion', 'critereum');" calcext:value-type="string">
            <text:p>insert into palabras(id, castellano, ingles, latin) values(1764, 'criterio', 'criterion', 'critereum');</text:p>
          </table:table-cell>
        </table:table-row>
        <table:table-row table:style-name="ro1">
          <table:table-cell table:formula="of:=[.A1765]+1" office:value-type="float" office:value="1765" calcext:value-type="float">
            <text:p>1765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Latina</text:p>
          </table:table-cell>
          <table:table-cell/>
          <table:table-cell table:formula="of:=IF([.B1766]=[.D1766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766];&quot;, '&quot;;SUBSTITUTE(LOWER([.B1766]);&quot;'&quot;;&quot;''&quot;);&quot;', '&quot;;SUBSTITUTE(LOWER([.C1766]);&quot;'&quot;;&quot;''&quot;);&quot;', '&quot;;SUBSTITUTE(LOWER([.D1766]);&quot;'&quot;;&quot;''&quot;);&quot;');&quot;)" office:value-type="string" office:string-value="insert into palabras(id, castellano, ingles, latin) values(1765, 'latina', 'latin', 'latina');" calcext:value-type="string">
            <text:p>insert into palabras(id, castellano, ingles, latin) values(1765, 'latina', 'latin', 'latina');</text:p>
          </table:table-cell>
        </table:table-row>
        <table:table-row table:style-name="ro1">
          <table:table-cell table:formula="of:=[.A1766]+1" office:value-type="float" office:value="1766" calcext:value-type="float">
            <text:p>1766</text:p>
          </table:table-cell>
          <table:table-cell office:value-type="string" calcext:value-type="string">
            <text:p>Punta</text:p>
          </table:table-cell>
          <table:table-cell office:value-type="string" calcext:value-type="string">
            <text:p>Tip</text:p>
          </table:table-cell>
          <table:table-cell office:value-type="string" calcext:value-type="string">
            <text:p>Punctum</text:p>
          </table:table-cell>
          <table:table-cell/>
          <table:table-cell table:formula="of:=IF([.B1767]=[.D176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67];&quot;, '&quot;;SUBSTITUTE(LOWER([.B1767]);&quot;'&quot;;&quot;''&quot;);&quot;', '&quot;;SUBSTITUTE(LOWER([.C1767]);&quot;'&quot;;&quot;''&quot;);&quot;', '&quot;;SUBSTITUTE(LOWER([.D1767]);&quot;'&quot;;&quot;''&quot;);&quot;');&quot;)" office:value-type="string" office:string-value="insert into palabras(id, castellano, ingles, latin) values(1766, 'punta', 'tip', 'punctum');" calcext:value-type="string">
            <text:p>insert into palabras(id, castellano, ingles, latin) values(1766, 'punta', 'tip', 'punctum');</text:p>
          </table:table-cell>
        </table:table-row>
        <table:table-row table:style-name="ro1">
          <table:table-cell table:formula="of:=[.A1767]+1" office:value-type="float" office:value="1767" calcext:value-type="float">
            <text:p>1767</text:p>
          </table:table-cell>
          <table:table-cell office:value-type="string" calcext:value-type="string">
            <text:p>Amplia</text:p>
          </table:table-cell>
          <table:table-cell office:value-type="string" calcext:value-type="string">
            <text:p>Extensive</text:p>
          </table:table-cell>
          <table:table-cell office:value-type="string" calcext:value-type="string">
            <text:p>Amplus</text:p>
          </table:table-cell>
          <table:table-cell/>
          <table:table-cell table:formula="of:=IF([.B1768]=[.D176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68];&quot;, '&quot;;SUBSTITUTE(LOWER([.B1768]);&quot;'&quot;;&quot;''&quot;);&quot;', '&quot;;SUBSTITUTE(LOWER([.C1768]);&quot;'&quot;;&quot;''&quot;);&quot;', '&quot;;SUBSTITUTE(LOWER([.D1768]);&quot;'&quot;;&quot;''&quot;);&quot;');&quot;)" office:value-type="string" office:string-value="insert into palabras(id, castellano, ingles, latin) values(1767, 'amplia', 'extensive', 'amplus');" calcext:value-type="string">
            <text:p>insert into palabras(id, castellano, ingles, latin) values(1767, 'amplia', 'extensive', 'amplus');</text:p>
          </table:table-cell>
        </table:table-row>
        <table:table-row table:style-name="ro1">
          <table:table-cell table:formula="of:=[.A1768]+1" office:value-type="float" office:value="1768" calcext:value-type="float">
            <text:p>1768</text:p>
          </table:table-cell>
          <table:table-cell office:value-type="string" calcext:value-type="string">
            <text:p>Registro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Registratio</text:p>
          </table:table-cell>
          <table:table-cell/>
          <table:table-cell table:formula="of:=IF([.B1769]=[.D176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69];&quot;, '&quot;;SUBSTITUTE(LOWER([.B1769]);&quot;'&quot;;&quot;''&quot;);&quot;', '&quot;;SUBSTITUTE(LOWER([.C1769]);&quot;'&quot;;&quot;''&quot;);&quot;', '&quot;;SUBSTITUTE(LOWER([.D1769]);&quot;'&quot;;&quot;''&quot;);&quot;');&quot;)" office:value-type="string" office:string-value="insert into palabras(id, castellano, ingles, latin) values(1768, 'registro', 'registration', 'registratio');" calcext:value-type="string">
            <text:p>insert into palabras(id, castellano, ingles, latin) values(1768, 'registro', 'registration', 'registratio');</text:p>
          </table:table-cell>
        </table:table-row>
        <table:table-row table:style-name="ro1">
          <table:table-cell table:formula="of:=[.A1769]+1" office:value-type="float" office:value="1769" calcext:value-type="float">
            <text:p>1769</text:p>
          </table:table-cell>
          <table:table-cell office:value-type="string" calcext:value-type="string">
            <text:p>Sesión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Sessio</text:p>
          </table:table-cell>
          <table:table-cell/>
          <table:table-cell table:formula="of:=IF([.B1770]=[.D177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70];&quot;, '&quot;;SUBSTITUTE(LOWER([.B1770]);&quot;'&quot;;&quot;''&quot;);&quot;', '&quot;;SUBSTITUTE(LOWER([.C1770]);&quot;'&quot;;&quot;''&quot;);&quot;', '&quot;;SUBSTITUTE(LOWER([.D1770]);&quot;'&quot;;&quot;''&quot;);&quot;');&quot;)" office:value-type="string" office:string-value="insert into palabras(id, castellano, ingles, latin) values(1769, 'sesión', 'session', 'sessio');" calcext:value-type="string">
            <text:p>insert into palabras(id, castellano, ingles, latin) values(1769, 'sesión', 'session', 'sessio');</text:p>
          </table:table-cell>
        </table:table-row>
        <table:table-row table:style-name="ro1">
          <table:table-cell table:formula="of:=[.A1770]+1" office:value-type="float" office:value="1770" calcext:value-type="float">
            <text:p>1770</text:p>
          </table:table-cell>
          <table:table-cell office:value-type="string" calcext:value-type="string">
            <text:p>Patria</text:p>
          </table:table-cell>
          <table:table-cell office:value-type="string" calcext:value-type="string">
            <text:p>Homeland</text:p>
          </table:table-cell>
          <table:table-cell office:value-type="string" calcext:value-type="string">
            <text:p>Patria</text:p>
          </table:table-cell>
          <table:table-cell/>
          <table:table-cell table:formula="of:=IF([.B1771]=[.D1771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771];&quot;, '&quot;;SUBSTITUTE(LOWER([.B1771]);&quot;'&quot;;&quot;''&quot;);&quot;', '&quot;;SUBSTITUTE(LOWER([.C1771]);&quot;'&quot;;&quot;''&quot;);&quot;', '&quot;;SUBSTITUTE(LOWER([.D1771]);&quot;'&quot;;&quot;''&quot;);&quot;');&quot;)" office:value-type="string" office:string-value="insert into palabras(id, castellano, ingles, latin) values(1770, 'patria', 'homeland', 'patria');" calcext:value-type="string">
            <text:p>insert into palabras(id, castellano, ingles, latin) values(1770, 'patria', 'homeland', 'patria');</text:p>
          </table:table-cell>
        </table:table-row>
        <table:table-row table:style-name="ro1">
          <table:table-cell table:formula="of:=[.A1771]+1" office:value-type="float" office:value="1771" calcext:value-type="float">
            <text:p>1771</text:p>
          </table:table-cell>
          <table:table-cell office:value-type="string" calcext:value-type="string">
            <text:p>Posee</text:p>
          </table:table-cell>
          <table:table-cell office:value-type="string" calcext:value-type="string">
            <text:p>Owns</text:p>
          </table:table-cell>
          <table:table-cell office:value-type="string" calcext:value-type="string">
            <text:p>Possidet</text:p>
          </table:table-cell>
          <table:table-cell/>
          <table:table-cell table:formula="of:=IF([.B1772]=[.D177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72];&quot;, '&quot;;SUBSTITUTE(LOWER([.B1772]);&quot;'&quot;;&quot;''&quot;);&quot;', '&quot;;SUBSTITUTE(LOWER([.C1772]);&quot;'&quot;;&quot;''&quot;);&quot;', '&quot;;SUBSTITUTE(LOWER([.D1772]);&quot;'&quot;;&quot;''&quot;);&quot;');&quot;)" office:value-type="string" office:string-value="insert into palabras(id, castellano, ingles, latin) values(1771, 'posee', 'owns', 'possidet');" calcext:value-type="string">
            <text:p>insert into palabras(id, castellano, ingles, latin) values(1771, 'posee', 'owns', 'possidet');</text:p>
          </table:table-cell>
        </table:table-row>
        <table:table-row table:style-name="ro1">
          <table:table-cell table:formula="of:=[.A1772]+1" office:value-type="float" office:value="1772" calcext:value-type="float">
            <text:p>1772</text:p>
          </table:table-cell>
          <table:table-cell office:value-type="string" calcext:value-type="string">
            <text:p>Entró</text:p>
          </table:table-cell>
          <table:table-cell office:value-type="string" calcext:value-type="string">
            <text:p>Entered</text:p>
          </table:table-cell>
          <table:table-cell office:value-type="string" calcext:value-type="string">
            <text:p>Intravit</text:p>
          </table:table-cell>
          <table:table-cell/>
          <table:table-cell table:formula="of:=IF([.B1773]=[.D177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73];&quot;, '&quot;;SUBSTITUTE(LOWER([.B1773]);&quot;'&quot;;&quot;''&quot;);&quot;', '&quot;;SUBSTITUTE(LOWER([.C1773]);&quot;'&quot;;&quot;''&quot;);&quot;', '&quot;;SUBSTITUTE(LOWER([.D1773]);&quot;'&quot;;&quot;''&quot;);&quot;');&quot;)" office:value-type="string" office:string-value="insert into palabras(id, castellano, ingles, latin) values(1772, 'entró', 'entered', 'intravit');" calcext:value-type="string">
            <text:p>insert into palabras(id, castellano, ingles, latin) values(1772, 'entró', 'entered', 'intravit');</text:p>
          </table:table-cell>
        </table:table-row>
        <table:table-row table:style-name="ro1">
          <table:table-cell table:formula="of:=[.A1773]+1" office:value-type="float" office:value="1773" calcext:value-type="float">
            <text:p>1773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Servire</text:p>
          </table:table-cell>
          <table:table-cell/>
          <table:table-cell table:formula="of:=IF([.B1774]=[.D177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74];&quot;, '&quot;;SUBSTITUTE(LOWER([.B1774]);&quot;'&quot;;&quot;''&quot;);&quot;', '&quot;;SUBSTITUTE(LOWER([.C1774]);&quot;'&quot;;&quot;''&quot;);&quot;', '&quot;;SUBSTITUTE(LOWER([.D1774]);&quot;'&quot;;&quot;''&quot;);&quot;');&quot;)" office:value-type="string" office:string-value="insert into palabras(id, castellano, ingles, latin) values(1773, 'servir', 'serve', 'servire');" calcext:value-type="string">
            <text:p>insert into palabras(id, castellano, ingles, latin) values(1773, 'servir', 'serve', 'servire');</text:p>
          </table:table-cell>
        </table:table-row>
        <table:table-row table:style-name="ro1">
          <table:table-cell table:formula="of:=[.A1774]+1" office:value-type="float" office:value="1774" calcext:value-type="float">
            <text:p>1774</text:p>
          </table:table-cell>
          <table:table-cell office:value-type="string" calcext:value-type="string">
            <text:p>Lluvia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Pluvia</text:p>
          </table:table-cell>
          <table:table-cell/>
          <table:table-cell table:formula="of:=IF([.B1775]=[.D177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75];&quot;, '&quot;;SUBSTITUTE(LOWER([.B1775]);&quot;'&quot;;&quot;''&quot;);&quot;', '&quot;;SUBSTITUTE(LOWER([.C1775]);&quot;'&quot;;&quot;''&quot;);&quot;', '&quot;;SUBSTITUTE(LOWER([.D1775]);&quot;'&quot;;&quot;''&quot;);&quot;');&quot;)" office:value-type="string" office:string-value="insert into palabras(id, castellano, ingles, latin) values(1774, 'lluvia', 'rain', 'pluvia');" calcext:value-type="string">
            <text:p>insert into palabras(id, castellano, ingles, latin) values(1774, 'lluvia', 'rain', 'pluvia');</text:p>
          </table:table-cell>
        </table:table-row>
        <table:table-row table:style-name="ro1">
          <table:table-cell table:formula="of:=[.A1775]+1" office:value-type="float" office:value="1775" calcext:value-type="float">
            <text:p>1775</text:p>
          </table:table-cell>
          <table:table-cell office:value-type="string" calcext:value-type="string">
            <text:p>Ganado</text:p>
          </table:table-cell>
          <table:table-cell office:value-type="string" calcext:value-type="string">
            <text:p>Livestock</text:p>
          </table:table-cell>
          <table:table-cell office:value-type="string" calcext:value-type="string">
            <text:p>Iuvit</text:p>
          </table:table-cell>
          <table:table-cell/>
          <table:table-cell table:formula="of:=IF([.B1776]=[.D177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76];&quot;, '&quot;;SUBSTITUTE(LOWER([.B1776]);&quot;'&quot;;&quot;''&quot;);&quot;', '&quot;;SUBSTITUTE(LOWER([.C1776]);&quot;'&quot;;&quot;''&quot;);&quot;', '&quot;;SUBSTITUTE(LOWER([.D1776]);&quot;'&quot;;&quot;''&quot;);&quot;');&quot;)" office:value-type="string" office:string-value="insert into palabras(id, castellano, ingles, latin) values(1775, 'ganado', 'livestock', 'iuvit');" calcext:value-type="string">
            <text:p>insert into palabras(id, castellano, ingles, latin) values(1775, 'ganado', 'livestock', 'iuvit');</text:p>
          </table:table-cell>
        </table:table-row>
        <table:table-row table:style-name="ro1">
          <table:table-cell table:formula="of:=[.A1776]+1" office:value-type="float" office:value="1776" calcext:value-type="float">
            <text:p>1776</text:p>
          </table:table-cell>
          <table:table-cell office:value-type="string" calcext:value-type="string">
            <text:p>Pasando</text:p>
          </table:table-cell>
          <table:table-cell office:value-type="string" calcext:value-type="string">
            <text:p>Happening</text:p>
          </table:table-cell>
          <table:table-cell office:value-type="string" calcext:value-type="string">
            <text:p>Transitus</text:p>
          </table:table-cell>
          <table:table-cell/>
          <table:table-cell table:formula="of:=IF([.B1777]=[.D177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77];&quot;, '&quot;;SUBSTITUTE(LOWER([.B1777]);&quot;'&quot;;&quot;''&quot;);&quot;', '&quot;;SUBSTITUTE(LOWER([.C1777]);&quot;'&quot;;&quot;''&quot;);&quot;', '&quot;;SUBSTITUTE(LOWER([.D1777]);&quot;'&quot;;&quot;''&quot;);&quot;');&quot;)" office:value-type="string" office:string-value="insert into palabras(id, castellano, ingles, latin) values(1776, 'pasando', 'happening', 'transitus');" calcext:value-type="string">
            <text:p>insert into palabras(id, castellano, ingles, latin) values(1776, 'pasando', 'happening', 'transitus');</text:p>
          </table:table-cell>
        </table:table-row>
        <table:table-row table:style-name="ro1">
          <table:table-cell table:formula="of:=[.A1777]+1" office:value-type="float" office:value="1777" calcext:value-type="float">
            <text:p>1777</text:p>
          </table:table-cell>
          <table:table-cell office:value-type="string" calcext:value-type="string">
            <text:p>Construir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Aedificare</text:p>
          </table:table-cell>
          <table:table-cell/>
          <table:table-cell table:formula="of:=IF([.B1778]=[.D177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78];&quot;, '&quot;;SUBSTITUTE(LOWER([.B1778]);&quot;'&quot;;&quot;''&quot;);&quot;', '&quot;;SUBSTITUTE(LOWER([.C1778]);&quot;'&quot;;&quot;''&quot;);&quot;', '&quot;;SUBSTITUTE(LOWER([.D1778]);&quot;'&quot;;&quot;''&quot;);&quot;');&quot;)" office:value-type="string" office:string-value="insert into palabras(id, castellano, ingles, latin) values(1777, 'construir', 'build', 'aedificare');" calcext:value-type="string">
            <text:p>insert into palabras(id, castellano, ingles, latin) values(1777, 'construir', 'build', 'aedificare');</text:p>
          </table:table-cell>
        </table:table-row>
        <table:table-row table:style-name="ro1">
          <table:table-cell table:formula="of:=[.A1778]+1" office:value-type="float" office:value="1778" calcext:value-type="float">
            <text:p>1778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Completa</text:p>
          </table:table-cell>
          <table:table-cell/>
          <table:table-cell table:formula="of:=IF([.B1779]=[.D1779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779];&quot;, '&quot;;SUBSTITUTE(LOWER([.B1779]);&quot;'&quot;;&quot;''&quot;);&quot;', '&quot;;SUBSTITUTE(LOWER([.C1779]);&quot;'&quot;;&quot;''&quot;);&quot;', '&quot;;SUBSTITUTE(LOWER([.D1779]);&quot;'&quot;;&quot;''&quot;);&quot;');&quot;)" office:value-type="string" office:string-value="insert into palabras(id, castellano, ingles, latin) values(1778, 'completa', 'complete', 'completa');" calcext:value-type="string">
            <text:p>insert into palabras(id, castellano, ingles, latin) values(1778, 'completa', 'complete', 'completa');</text:p>
          </table:table-cell>
        </table:table-row>
        <table:table-row table:style-name="ro1">
          <table:table-cell table:formula="of:=[.A1779]+1" office:value-type="float" office:value="1779" calcext:value-type="float">
            <text:p>1779</text:p>
          </table:table-cell>
          <table:table-cell office:value-type="string" calcext:value-type="string">
            <text:p>Personales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Personalis</text:p>
          </table:table-cell>
          <table:table-cell/>
          <table:table-cell table:formula="of:=IF([.B1780]=[.D178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80];&quot;, '&quot;;SUBSTITUTE(LOWER([.B1780]);&quot;'&quot;;&quot;''&quot;);&quot;', '&quot;;SUBSTITUTE(LOWER([.C1780]);&quot;'&quot;;&quot;''&quot;);&quot;', '&quot;;SUBSTITUTE(LOWER([.D1780]);&quot;'&quot;;&quot;''&quot;);&quot;');&quot;)" office:value-type="string" office:string-value="insert into palabras(id, castellano, ingles, latin) values(1779, 'personales', 'personal', 'personalis');" calcext:value-type="string">
            <text:p>insert into palabras(id, castellano, ingles, latin) values(1779, 'personales', 'personal', 'personalis');</text:p>
          </table:table-cell>
        </table:table-row>
        <table:table-row table:style-name="ro1">
          <table:table-cell table:formula="of:=[.A1780]+1" office:value-type="float" office:value="1780" calcext:value-type="float">
            <text:p>1780</text:p>
          </table:table-cell>
          <table:table-cell office:value-type="string" calcext:value-type="string">
            <text:p>Reducir</text:p>
          </table:table-cell>
          <table:table-cell office:value-type="string" calcext:value-type="string">
            <text:p>Reduce</text:p>
          </table:table-cell>
          <table:table-cell office:value-type="string" calcext:value-type="string">
            <text:p>Reducere</text:p>
          </table:table-cell>
          <table:table-cell/>
          <table:table-cell table:formula="of:=IF([.B1781]=[.D178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81];&quot;, '&quot;;SUBSTITUTE(LOWER([.B1781]);&quot;'&quot;;&quot;''&quot;);&quot;', '&quot;;SUBSTITUTE(LOWER([.C1781]);&quot;'&quot;;&quot;''&quot;);&quot;', '&quot;;SUBSTITUTE(LOWER([.D1781]);&quot;'&quot;;&quot;''&quot;);&quot;');&quot;)" office:value-type="string" office:string-value="insert into palabras(id, castellano, ingles, latin) values(1780, 'reducir', 'reduce', 'reducere');" calcext:value-type="string">
            <text:p>insert into palabras(id, castellano, ingles, latin) values(1780, 'reducir', 'reduce', 'reducere');</text:p>
          </table:table-cell>
        </table:table-row>
        <table:table-row table:style-name="ro1">
          <table:table-cell table:formula="of:=[.A1781]+1" office:value-type="float" office:value="1781" calcext:value-type="float">
            <text:p>1781</text:p>
          </table:table-cell>
          <table:table-cell office:value-type="string" calcext:value-type="string">
            <text:p>Desarrollar</text:p>
          </table:table-cell>
          <table:table-cell office:value-type="string" calcext:value-type="string">
            <text:p>Develop</text:p>
          </table:table-cell>
          <table:table-cell office:value-type="string" calcext:value-type="string">
            <text:p>Evolvere</text:p>
          </table:table-cell>
          <table:table-cell/>
          <table:table-cell table:formula="of:=IF([.B1782]=[.D178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82];&quot;, '&quot;;SUBSTITUTE(LOWER([.B1782]);&quot;'&quot;;&quot;''&quot;);&quot;', '&quot;;SUBSTITUTE(LOWER([.C1782]);&quot;'&quot;;&quot;''&quot;);&quot;', '&quot;;SUBSTITUTE(LOWER([.D1782]);&quot;'&quot;;&quot;''&quot;);&quot;');&quot;)" office:value-type="string" office:string-value="insert into palabras(id, castellano, ingles, latin) values(1781, 'desarrollar', 'develop', 'evolvere');" calcext:value-type="string">
            <text:p>insert into palabras(id, castellano, ingles, latin) values(1781, 'desarrollar', 'develop', 'evolvere');</text:p>
          </table:table-cell>
        </table:table-row>
        <table:table-row table:style-name="ro1">
          <table:table-cell table:formula="of:=[.A1782]+1" office:value-type="float" office:value="1782" calcext:value-type="float">
            <text:p>1782</text:p>
          </table:table-cell>
          <table:table-cell office:value-type="string" calcext:value-type="string">
            <text:p>Alcance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Extensio</text:p>
          </table:table-cell>
          <table:table-cell/>
          <table:table-cell table:formula="of:=IF([.B1783]=[.D178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83];&quot;, '&quot;;SUBSTITUTE(LOWER([.B1783]);&quot;'&quot;;&quot;''&quot;);&quot;', '&quot;;SUBSTITUTE(LOWER([.C1783]);&quot;'&quot;;&quot;''&quot;);&quot;', '&quot;;SUBSTITUTE(LOWER([.D1783]);&quot;'&quot;;&quot;''&quot;);&quot;');&quot;)" office:value-type="string" office:string-value="insert into palabras(id, castellano, ingles, latin) values(1782, 'alcance', 'scope', 'extensio');" calcext:value-type="string">
            <text:p>insert into palabras(id, castellano, ingles, latin) values(1782, 'alcance', 'scope', 'extensio');</text:p>
          </table:table-cell>
        </table:table-row>
        <table:table-row table:style-name="ro1">
          <table:table-cell table:formula="of:=[.A1783]+1" office:value-type="float" office:value="1783" calcext:value-type="float">
            <text:p>1783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Sportum</text:p>
          </table:table-cell>
          <table:table-cell/>
          <table:table-cell table:formula="of:=IF([.B1784]=[.D178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84];&quot;, '&quot;;SUBSTITUTE(LOWER([.B1784]);&quot;'&quot;;&quot;''&quot;);&quot;', '&quot;;SUBSTITUTE(LOWER([.C1784]);&quot;'&quot;;&quot;''&quot;);&quot;', '&quot;;SUBSTITUTE(LOWER([.D1784]);&quot;'&quot;;&quot;''&quot;);&quot;');&quot;)" office:value-type="string" office:string-value="insert into palabras(id, castellano, ingles, latin) values(1783, 'deporte', 'sport', 'sportum');" calcext:value-type="string">
            <text:p>insert into palabras(id, castellano, ingles, latin) values(1783, 'deporte', 'sport', 'sportum');</text:p>
          </table:table-cell>
        </table:table-row>
        <table:table-row table:style-name="ro1">
          <table:table-cell table:formula="of:=[.A1784]+1" office:value-type="float" office:value="1784" calcext:value-type="float">
            <text:p>1784</text:p>
          </table:table-cell>
          <table:table-cell office:value-type="string" calcext:value-type="string">
            <text:p>Pacto</text:p>
          </table:table-cell>
          <table:table-cell office:value-type="string" calcext:value-type="string">
            <text:p>Pact</text:p>
          </table:table-cell>
          <table:table-cell office:value-type="string" calcext:value-type="string">
            <text:p>Foedus</text:p>
          </table:table-cell>
          <table:table-cell/>
          <table:table-cell table:formula="of:=IF([.B1785]=[.D178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85];&quot;, '&quot;;SUBSTITUTE(LOWER([.B1785]);&quot;'&quot;;&quot;''&quot;);&quot;', '&quot;;SUBSTITUTE(LOWER([.C1785]);&quot;'&quot;;&quot;''&quot;);&quot;', '&quot;;SUBSTITUTE(LOWER([.D1785]);&quot;'&quot;;&quot;''&quot;);&quot;');&quot;)" office:value-type="string" office:string-value="insert into palabras(id, castellano, ingles, latin) values(1784, 'pacto', 'pact', 'foedus');" calcext:value-type="string">
            <text:p>insert into palabras(id, castellano, ingles, latin) values(1784, 'pacto', 'pact', 'foedus');</text:p>
          </table:table-cell>
        </table:table-row>
        <table:table-row table:style-name="ro1">
          <table:table-cell table:formula="of:=[.A1785]+1" office:value-type="float" office:value="1785" calcext:value-type="float">
            <text:p>1785</text:p>
          </table:table-cell>
          <table:table-cell office:value-type="string" calcext:value-type="string">
            <text:p>Elaboración</text:p>
          </table:table-cell>
          <table:table-cell office:value-type="string" calcext:value-type="string">
            <text:p>Elaboration</text:p>
          </table:table-cell>
          <table:table-cell office:value-type="string" calcext:value-type="string">
            <text:p>Elaboratio</text:p>
          </table:table-cell>
          <table:table-cell/>
          <table:table-cell table:formula="of:=IF([.B1786]=[.D178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86];&quot;, '&quot;;SUBSTITUTE(LOWER([.B1786]);&quot;'&quot;;&quot;''&quot;);&quot;', '&quot;;SUBSTITUTE(LOWER([.C1786]);&quot;'&quot;;&quot;''&quot;);&quot;', '&quot;;SUBSTITUTE(LOWER([.D1786]);&quot;'&quot;;&quot;''&quot;);&quot;');&quot;)" office:value-type="string" office:string-value="insert into palabras(id, castellano, ingles, latin) values(1785, 'elaboración', 'elaboration', 'elaboratio');" calcext:value-type="string">
            <text:p>insert into palabras(id, castellano, ingles, latin) values(1785, 'elaboración', 'elaboration', 'elaboratio');</text:p>
          </table:table-cell>
        </table:table-row>
        <table:table-row table:style-name="ro1">
          <table:table-cell table:formula="of:=[.A1786]+1" office:value-type="float" office:value="1786" calcext:value-type="float">
            <text:p>1786</text:p>
          </table:table-cell>
          <table:table-cell table:number-columns-repeated="3" office:value-type="string" calcext:value-type="string">
            <text:p>Alcohol</text:p>
          </table:table-cell>
          <table:table-cell/>
          <table:table-cell table:formula="of:=IF([.B1787]=[.D1787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787];&quot;, '&quot;;SUBSTITUTE(LOWER([.B1787]);&quot;'&quot;;&quot;''&quot;);&quot;', '&quot;;SUBSTITUTE(LOWER([.C1787]);&quot;'&quot;;&quot;''&quot;);&quot;', '&quot;;SUBSTITUTE(LOWER([.D1787]);&quot;'&quot;;&quot;''&quot;);&quot;');&quot;)" office:value-type="string" office:string-value="insert into palabras(id, castellano, ingles, latin) values(1786, 'alcohol', 'alcohol', 'alcohol');" calcext:value-type="string">
            <text:p>insert into palabras(id, castellano, ingles, latin) values(1786, 'alcohol', 'alcohol', 'alcohol');</text:p>
          </table:table-cell>
        </table:table-row>
        <table:table-row table:style-name="ro1">
          <table:table-cell table:formula="of:=[.A1787]+1" office:value-type="float" office:value="1787" calcext:value-type="float">
            <text:p>1787</text:p>
          </table:table-cell>
          <table:table-cell office:value-type="string" calcext:value-type="string">
            <text:p>Etcétera</text:p>
          </table:table-cell>
          <table:table-cell office:value-type="string" calcext:value-type="string">
            <text:p>Etcetera</text:p>
          </table:table-cell>
          <table:table-cell office:value-type="string" calcext:value-type="string">
            <text:p>Cetera</text:p>
          </table:table-cell>
          <table:table-cell/>
          <table:table-cell table:formula="of:=IF([.B1788]=[.D178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88];&quot;, '&quot;;SUBSTITUTE(LOWER([.B1788]);&quot;'&quot;;&quot;''&quot;);&quot;', '&quot;;SUBSTITUTE(LOWER([.C1788]);&quot;'&quot;;&quot;''&quot;);&quot;', '&quot;;SUBSTITUTE(LOWER([.D1788]);&quot;'&quot;;&quot;''&quot;);&quot;');&quot;)" office:value-type="string" office:string-value="insert into palabras(id, castellano, ingles, latin) values(1787, 'etcétera', 'etcetera', 'cetera');" calcext:value-type="string">
            <text:p>insert into palabras(id, castellano, ingles, latin) values(1787, 'etcétera', 'etcetera', 'cetera');</text:p>
          </table:table-cell>
        </table:table-row>
        <table:table-row table:style-name="ro1">
          <table:table-cell table:formula="of:=[.A1788]+1" office:value-type="float" office:value="1788" calcext:value-type="float">
            <text:p>1788</text:p>
          </table:table-cell>
          <table:table-cell office:value-type="string" calcext:value-type="string">
            <text:p>Fórmula</text:p>
          </table:table-cell>
          <table:table-cell table:number-columns-repeated="2" office:value-type="string" calcext:value-type="string">
            <text:p>Formula</text:p>
          </table:table-cell>
          <table:table-cell/>
          <table:table-cell table:formula="of:=IF([.B1789]=[.D178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89];&quot;, '&quot;;SUBSTITUTE(LOWER([.B1789]);&quot;'&quot;;&quot;''&quot;);&quot;', '&quot;;SUBSTITUTE(LOWER([.C1789]);&quot;'&quot;;&quot;''&quot;);&quot;', '&quot;;SUBSTITUTE(LOWER([.D1789]);&quot;'&quot;;&quot;''&quot;);&quot;');&quot;)" office:value-type="string" office:string-value="insert into palabras(id, castellano, ingles, latin) values(1788, 'fórmula', 'formula', 'formula');" calcext:value-type="string">
            <text:p>insert into palabras(id, castellano, ingles, latin) values(1788, 'fórmula', 'formula', 'formula');</text:p>
          </table:table-cell>
        </table:table-row>
        <table:table-row table:style-name="ro1">
          <table:table-cell table:formula="of:=[.A1789]+1" office:value-type="float" office:value="1789" calcext:value-type="float">
            <text:p>1789</text:p>
          </table:table-cell>
          <table:table-cell office:value-type="string" calcext:value-type="string">
            <text:p>Inferior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Inferior</text:p>
          </table:table-cell>
          <table:table-cell/>
          <table:table-cell table:formula="of:=IF([.B1790]=[.D1790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790];&quot;, '&quot;;SUBSTITUTE(LOWER([.B1790]);&quot;'&quot;;&quot;''&quot;);&quot;', '&quot;;SUBSTITUTE(LOWER([.C1790]);&quot;'&quot;;&quot;''&quot;);&quot;', '&quot;;SUBSTITUTE(LOWER([.D1790]);&quot;'&quot;;&quot;''&quot;);&quot;');&quot;)" office:value-type="string" office:string-value="insert into palabras(id, castellano, ingles, latin) values(1789, 'inferior', 'lower', 'inferior');" calcext:value-type="string">
            <text:p>insert into palabras(id, castellano, ingles, latin) values(1789, 'inferior', 'lower', 'inferior');</text:p>
          </table:table-cell>
        </table:table-row>
        <table:table-row table:style-name="ro1">
          <table:table-cell table:formula="of:=[.A1790]+1" office:value-type="float" office:value="1790" calcext:value-type="float">
            <text:p>1790</text:p>
          </table:table-cell>
          <table:table-cell office:value-type="string" calcext:value-type="string">
            <text:p>Tasa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Ratio</text:p>
          </table:table-cell>
          <table:table-cell/>
          <table:table-cell table:formula="of:=IF([.B1791]=[.D179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91];&quot;, '&quot;;SUBSTITUTE(LOWER([.B1791]);&quot;'&quot;;&quot;''&quot;);&quot;', '&quot;;SUBSTITUTE(LOWER([.C1791]);&quot;'&quot;;&quot;''&quot;);&quot;', '&quot;;SUBSTITUTE(LOWER([.D1791]);&quot;'&quot;;&quot;''&quot;);&quot;');&quot;)" office:value-type="string" office:string-value="insert into palabras(id, castellano, ingles, latin) values(1790, 'tasa', 'rate', 'ratio');" calcext:value-type="string">
            <text:p>insert into palabras(id, castellano, ingles, latin) values(1790, 'tasa', 'rate', 'ratio');</text:p>
          </table:table-cell>
        </table:table-row>
        <table:table-row table:style-name="ro1">
          <table:table-cell table:formula="of:=[.A1791]+1" office:value-type="float" office:value="1791" calcext:value-type="float">
            <text:p>1791</text:p>
          </table:table-cell>
          <table:table-cell office:value-type="string" calcext:value-type="string">
            <text:p>Expertos</text:p>
          </table:table-cell>
          <table:table-cell office:value-type="string" calcext:value-type="string">
            <text:p>Experts</text:p>
          </table:table-cell>
          <table:table-cell office:value-type="string" calcext:value-type="string">
            <text:p>Periti</text:p>
          </table:table-cell>
          <table:table-cell/>
          <table:table-cell table:formula="of:=IF([.B1792]=[.D179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92];&quot;, '&quot;;SUBSTITUTE(LOWER([.B1792]);&quot;'&quot;;&quot;''&quot;);&quot;', '&quot;;SUBSTITUTE(LOWER([.C1792]);&quot;'&quot;;&quot;''&quot;);&quot;', '&quot;;SUBSTITUTE(LOWER([.D1792]);&quot;'&quot;;&quot;''&quot;);&quot;');&quot;)" office:value-type="string" office:string-value="insert into palabras(id, castellano, ingles, latin) values(1791, 'expertos', 'experts', 'periti');" calcext:value-type="string">
            <text:p>insert into palabras(id, castellano, ingles, latin) values(1791, 'expertos', 'experts', 'periti');</text:p>
          </table:table-cell>
        </table:table-row>
        <table:table-row table:style-name="ro1">
          <table:table-cell table:formula="of:=[.A1792]+1" office:value-type="float" office:value="1792" calcext:value-type="float">
            <text:p>1792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Foreign</text:p>
          </table:table-cell>
          <table:table-cell office:value-type="string" calcext:value-type="string">
            <text:p>Alienus</text:p>
          </table:table-cell>
          <table:table-cell/>
          <table:table-cell table:formula="of:=IF([.B1793]=[.D179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93];&quot;, '&quot;;SUBSTITUTE(LOWER([.B1793]);&quot;'&quot;;&quot;''&quot;);&quot;', '&quot;;SUBSTITUTE(LOWER([.C1793]);&quot;'&quot;;&quot;''&quot;);&quot;', '&quot;;SUBSTITUTE(LOWER([.D1793]);&quot;'&quot;;&quot;''&quot;);&quot;');&quot;)" office:value-type="string" office:string-value="insert into palabras(id, castellano, ingles, latin) values(1792, 'extranjero', 'foreign', 'alienus');" calcext:value-type="string">
            <text:p>insert into palabras(id, castellano, ingles, latin) values(1792, 'extranjero', 'foreign', 'alienus');</text:p>
          </table:table-cell>
        </table:table-row>
        <table:table-row table:style-name="ro1">
          <table:table-cell table:formula="of:=[.A1793]+1" office:value-type="float" office:value="1793" calcext:value-type="float">
            <text:p>1793</text:p>
          </table:table-cell>
          <table:table-cell office:value-type="string" calcext:value-type="string">
            <text:p>Diciendo</text:p>
          </table:table-cell>
          <table:table-cell office:value-type="string" calcext:value-type="string">
            <text:p>Saying</text:p>
          </table:table-cell>
          <table:table-cell office:value-type="string" calcext:value-type="string">
            <text:p>Dicendo</text:p>
          </table:table-cell>
          <table:table-cell/>
          <table:table-cell table:formula="of:=IF([.B1794]=[.D179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94];&quot;, '&quot;;SUBSTITUTE(LOWER([.B1794]);&quot;'&quot;;&quot;''&quot;);&quot;', '&quot;;SUBSTITUTE(LOWER([.C1794]);&quot;'&quot;;&quot;''&quot;);&quot;', '&quot;;SUBSTITUTE(LOWER([.D1794]);&quot;'&quot;;&quot;''&quot;);&quot;');&quot;)" office:value-type="string" office:string-value="insert into palabras(id, castellano, ingles, latin) values(1793, 'diciendo', 'saying', 'dicendo');" calcext:value-type="string">
            <text:p>insert into palabras(id, castellano, ingles, latin) values(1793, 'diciendo', 'saying', 'dicendo');</text:p>
          </table:table-cell>
        </table:table-row>
        <table:table-row table:style-name="ro1">
          <table:table-cell table:formula="of:=[.A1794]+1" office:value-type="float" office:value="1794" calcext:value-type="float">
            <text:p>1794</text:p>
          </table:table-cell>
          <table:table-cell office:value-type="string" calcext:value-type="string">
            <text:p>Olvidar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Oblivisci</text:p>
          </table:table-cell>
          <table:table-cell/>
          <table:table-cell table:formula="of:=IF([.B1795]=[.D179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95];&quot;, '&quot;;SUBSTITUTE(LOWER([.B1795]);&quot;'&quot;;&quot;''&quot;);&quot;', '&quot;;SUBSTITUTE(LOWER([.C1795]);&quot;'&quot;;&quot;''&quot;);&quot;', '&quot;;SUBSTITUTE(LOWER([.D1795]);&quot;'&quot;;&quot;''&quot;);&quot;');&quot;)" office:value-type="string" office:string-value="insert into palabras(id, castellano, ingles, latin) values(1794, 'olvidar', 'forget', 'oblivisci');" calcext:value-type="string">
            <text:p>insert into palabras(id, castellano, ingles, latin) values(1794, 'olvidar', 'forget', 'oblivisci');</text:p>
          </table:table-cell>
        </table:table-row>
        <table:table-row table:style-name="ro1">
          <table:table-cell table:formula="of:=[.A1795]+1" office:value-type="float" office:value="1795" calcext:value-type="float">
            <text:p>1795</text:p>
          </table:table-cell>
          <table:table-cell office:value-type="string" calcext:value-type="string">
            <text:p>Presentes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Praesentes</text:p>
          </table:table-cell>
          <table:table-cell/>
          <table:table-cell table:formula="of:=IF([.B1796]=[.D179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96];&quot;, '&quot;;SUBSTITUTE(LOWER([.B1796]);&quot;'&quot;;&quot;''&quot;);&quot;', '&quot;;SUBSTITUTE(LOWER([.C1796]);&quot;'&quot;;&quot;''&quot;);&quot;', '&quot;;SUBSTITUTE(LOWER([.D1796]);&quot;'&quot;;&quot;''&quot;);&quot;');&quot;)" office:value-type="string" office:string-value="insert into palabras(id, castellano, ingles, latin) values(1795, 'presentes', 'present', 'praesentes');" calcext:value-type="string">
            <text:p>insert into palabras(id, castellano, ingles, latin) values(1795, 'presentes', 'present', 'praesentes');</text:p>
          </table:table-cell>
        </table:table-row>
        <table:table-row table:style-name="ro1">
          <table:table-cell table:formula="of:=[.A1796]+1" office:value-type="float" office:value="1796" calcext:value-type="float">
            <text:p>1796</text:p>
          </table:table-cell>
          <table:table-cell office:value-type="string" calcext:value-type="string">
            <text:p>Pensando</text:p>
          </table:table-cell>
          <table:table-cell office:value-type="string" calcext:value-type="string">
            <text:p>Thinking</text:p>
          </table:table-cell>
          <table:table-cell office:value-type="string" calcext:value-type="string">
            <text:p>Cogitando</text:p>
          </table:table-cell>
          <table:table-cell/>
          <table:table-cell table:formula="of:=IF([.B1797]=[.D179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97];&quot;, '&quot;;SUBSTITUTE(LOWER([.B1797]);&quot;'&quot;;&quot;''&quot;);&quot;', '&quot;;SUBSTITUTE(LOWER([.C1797]);&quot;'&quot;;&quot;''&quot;);&quot;', '&quot;;SUBSTITUTE(LOWER([.D1797]);&quot;'&quot;;&quot;''&quot;);&quot;');&quot;)" office:value-type="string" office:string-value="insert into palabras(id, castellano, ingles, latin) values(1796, 'pensando', 'thinking', 'cogitando');" calcext:value-type="string">
            <text:p>insert into palabras(id, castellano, ingles, latin) values(1796, 'pensando', 'thinking', 'cogitando');</text:p>
          </table:table-cell>
        </table:table-row>
        <table:table-row table:style-name="ro1">
          <table:table-cell table:formula="of:=[.A1797]+1" office:value-type="float" office:value="1797" calcext:value-type="float">
            <text:p>1797</text:p>
          </table:table-cell>
          <table:table-cell office:value-type="string" calcext:value-type="string">
            <text:p>Código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odex</text:p>
          </table:table-cell>
          <table:table-cell/>
          <table:table-cell table:formula="of:=IF([.B1798]=[.D179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98];&quot;, '&quot;;SUBSTITUTE(LOWER([.B1798]);&quot;'&quot;;&quot;''&quot;);&quot;', '&quot;;SUBSTITUTE(LOWER([.C1798]);&quot;'&quot;;&quot;''&quot;);&quot;', '&quot;;SUBSTITUTE(LOWER([.D1798]);&quot;'&quot;;&quot;''&quot;);&quot;');&quot;)" office:value-type="string" office:string-value="insert into palabras(id, castellano, ingles, latin) values(1797, 'código', 'code', 'codex');" calcext:value-type="string">
            <text:p>insert into palabras(id, castellano, ingles, latin) values(1797, 'código', 'code', 'codex');</text:p>
          </table:table-cell>
        </table:table-row>
        <table:table-row table:style-name="ro1">
          <table:table-cell table:formula="of:=[.A1798]+1" office:value-type="float" office:value="1798" calcext:value-type="float">
            <text:p>1798</text:p>
          </table:table-cell>
          <table:table-cell office:value-type="string" calcext:value-type="string">
            <text:p>Cooperación</text:p>
          </table:table-cell>
          <table:table-cell office:value-type="string" calcext:value-type="string">
            <text:p>Cooperation</text:p>
          </table:table-cell>
          <table:table-cell office:value-type="string" calcext:value-type="string">
            <text:p>Cooperatio</text:p>
          </table:table-cell>
          <table:table-cell/>
          <table:table-cell table:formula="of:=IF([.B1799]=[.D179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799];&quot;, '&quot;;SUBSTITUTE(LOWER([.B1799]);&quot;'&quot;;&quot;''&quot;);&quot;', '&quot;;SUBSTITUTE(LOWER([.C1799]);&quot;'&quot;;&quot;''&quot;);&quot;', '&quot;;SUBSTITUTE(LOWER([.D1799]);&quot;'&quot;;&quot;''&quot;);&quot;');&quot;)" office:value-type="string" office:string-value="insert into palabras(id, castellano, ingles, latin) values(1798, 'cooperación', 'cooperation', 'cooperatio');" calcext:value-type="string">
            <text:p>insert into palabras(id, castellano, ingles, latin) values(1798, 'cooperación', 'cooperation', 'cooperatio');</text:p>
          </table:table-cell>
        </table:table-row>
        <table:table-row table:style-name="ro1">
          <table:table-cell table:formula="of:=[.A1799]+1" office:value-type="float" office:value="1799" calcext:value-type="float">
            <text:p>1799</text:p>
          </table:table-cell>
          <table:table-cell office:value-type="string" calcext:value-type="string">
            <text:p>Fotografía</text:p>
          </table:table-cell>
          <table:table-cell office:value-type="string" calcext:value-type="string">
            <text:p>Photography</text:p>
          </table:table-cell>
          <table:table-cell office:value-type="string" calcext:value-type="string">
            <text:p>Imago</text:p>
          </table:table-cell>
          <table:table-cell/>
          <table:table-cell table:formula="of:=IF([.B1800]=[.D180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00];&quot;, '&quot;;SUBSTITUTE(LOWER([.B1800]);&quot;'&quot;;&quot;''&quot;);&quot;', '&quot;;SUBSTITUTE(LOWER([.C1800]);&quot;'&quot;;&quot;''&quot;);&quot;', '&quot;;SUBSTITUTE(LOWER([.D1800]);&quot;'&quot;;&quot;''&quot;);&quot;');&quot;)" office:value-type="string" office:string-value="insert into palabras(id, castellano, ingles, latin) values(1799, 'fotografía', 'photography', 'imago');" calcext:value-type="string">
            <text:p>insert into palabras(id, castellano, ingles, latin) values(1799, 'fotografía', 'photography', 'imago');</text:p>
          </table:table-cell>
        </table:table-row>
        <table:table-row table:style-name="ro1">
          <table:table-cell table:formula="of:=[.A1800]+1" office:value-type="float" office:value="1800" calcext:value-type="float">
            <text:p>1800</text:p>
          </table:table-cell>
          <table:table-cell office:value-type="string" calcext:value-type="string">
            <text:p>Batalla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Pugna</text:p>
          </table:table-cell>
          <table:table-cell/>
          <table:table-cell table:formula="of:=IF([.B1801]=[.D180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01];&quot;, '&quot;;SUBSTITUTE(LOWER([.B1801]);&quot;'&quot;;&quot;''&quot;);&quot;', '&quot;;SUBSTITUTE(LOWER([.C1801]);&quot;'&quot;;&quot;''&quot;);&quot;', '&quot;;SUBSTITUTE(LOWER([.D1801]);&quot;'&quot;;&quot;''&quot;);&quot;');&quot;)" office:value-type="string" office:string-value="insert into palabras(id, castellano, ingles, latin) values(1800, 'batalla', 'battle', 'pugna');" calcext:value-type="string">
            <text:p>insert into palabras(id, castellano, ingles, latin) values(1800, 'batalla', 'battle', 'pugna');</text:p>
          </table:table-cell>
        </table:table-row>
        <table:table-row table:style-name="ro1">
          <table:table-cell table:formula="of:=[.A1801]+1" office:value-type="float" office:value="1801" calcext:value-type="float">
            <text:p>1801</text:p>
          </table:table-cell>
          <table:table-cell office:value-type="string" calcext:value-type="string">
            <text:p>Alternativa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Alternativa</text:p>
          </table:table-cell>
          <table:table-cell/>
          <table:table-cell table:formula="of:=IF([.B1802]=[.D1802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802];&quot;, '&quot;;SUBSTITUTE(LOWER([.B1802]);&quot;'&quot;;&quot;''&quot;);&quot;', '&quot;;SUBSTITUTE(LOWER([.C1802]);&quot;'&quot;;&quot;''&quot;);&quot;', '&quot;;SUBSTITUTE(LOWER([.D1802]);&quot;'&quot;;&quot;''&quot;);&quot;');&quot;)" office:value-type="string" office:string-value="insert into palabras(id, castellano, ingles, latin) values(1801, 'alternativa', 'alternative', 'alternativa');" calcext:value-type="string">
            <text:p>insert into palabras(id, castellano, ingles, latin) values(1801, 'alternativa', 'alternative', 'alternativa');</text:p>
          </table:table-cell>
        </table:table-row>
        <table:table-row table:style-name="ro1">
          <table:table-cell table:formula="of:=[.A1802]+1" office:value-type="float" office:value="1802" calcext:value-type="float">
            <text:p>1802</text:p>
          </table:table-cell>
          <table:table-cell office:value-type="string" calcext:value-type="string">
            <text:p>Nacido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Natus</text:p>
          </table:table-cell>
          <table:table-cell/>
          <table:table-cell table:formula="of:=IF([.B1803]=[.D180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03];&quot;, '&quot;;SUBSTITUTE(LOWER([.B1803]);&quot;'&quot;;&quot;''&quot;);&quot;', '&quot;;SUBSTITUTE(LOWER([.C1803]);&quot;'&quot;;&quot;''&quot;);&quot;', '&quot;;SUBSTITUTE(LOWER([.D1803]);&quot;'&quot;;&quot;''&quot;);&quot;');&quot;)" office:value-type="string" office:string-value="insert into palabras(id, castellano, ingles, latin) values(1802, 'nacido', 'born', 'natus');" calcext:value-type="string">
            <text:p>insert into palabras(id, castellano, ingles, latin) values(1802, 'nacido', 'born', 'natus');</text:p>
          </table:table-cell>
        </table:table-row>
        <table:table-row table:style-name="ro1">
          <table:table-cell table:formula="of:=[.A1803]+1" office:value-type="float" office:value="1803" calcext:value-type="float">
            <text:p>1803</text:p>
          </table:table-cell>
          <table:table-cell office:value-type="string" calcext:value-type="string">
            <text:p>Árboles</text:p>
          </table:table-cell>
          <table:table-cell office:value-type="string" calcext:value-type="string">
            <text:p>Trees</text:p>
          </table:table-cell>
          <table:table-cell office:value-type="string" calcext:value-type="string">
            <text:p>Arbor</text:p>
          </table:table-cell>
          <table:table-cell/>
          <table:table-cell table:formula="of:=IF([.B1804]=[.D180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04];&quot;, '&quot;;SUBSTITUTE(LOWER([.B1804]);&quot;'&quot;;&quot;''&quot;);&quot;', '&quot;;SUBSTITUTE(LOWER([.C1804]);&quot;'&quot;;&quot;''&quot;);&quot;', '&quot;;SUBSTITUTE(LOWER([.D1804]);&quot;'&quot;;&quot;''&quot;);&quot;');&quot;)" office:value-type="string" office:string-value="insert into palabras(id, castellano, ingles, latin) values(1803, 'árboles', 'trees', 'arbor');" calcext:value-type="string">
            <text:p>insert into palabras(id, castellano, ingles, latin) values(1803, 'árboles', 'trees', 'arbor');</text:p>
          </table:table-cell>
        </table:table-row>
        <table:table-row table:style-name="ro1">
          <table:table-cell table:formula="of:=[.A1804]+1" office:value-type="float" office:value="1804" calcext:value-type="float">
            <text:p>1804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Penalis</text:p>
          </table:table-cell>
          <table:table-cell/>
          <table:table-cell table:formula="of:=IF([.B1805]=[.D180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05];&quot;, '&quot;;SUBSTITUTE(LOWER([.B1805]);&quot;'&quot;;&quot;''&quot;);&quot;', '&quot;;SUBSTITUTE(LOWER([.C1805]);&quot;'&quot;;&quot;''&quot;);&quot;', '&quot;;SUBSTITUTE(LOWER([.D1805]);&quot;'&quot;;&quot;''&quot;);&quot;');&quot;)" office:value-type="string" office:string-value="insert into palabras(id, castellano, ingles, latin) values(1804, 'penal', 'criminal', 'penalis');" calcext:value-type="string">
            <text:p>insert into palabras(id, castellano, ingles, latin) values(1804, 'penal', 'criminal', 'penalis');</text:p>
          </table:table-cell>
        </table:table-row>
        <table:table-row table:style-name="ro1">
          <table:table-cell table:formula="of:=[.A1805]+1" office:value-type="float" office:value="1805" calcext:value-type="float">
            <text:p>1805</text:p>
          </table:table-cell>
          <table:table-cell office:value-type="string" calcext:value-type="string">
            <text:p>Llena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lena</text:p>
          </table:table-cell>
          <table:table-cell/>
          <table:table-cell table:formula="of:=IF([.B1806]=[.D180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06];&quot;, '&quot;;SUBSTITUTE(LOWER([.B1806]);&quot;'&quot;;&quot;''&quot;);&quot;', '&quot;;SUBSTITUTE(LOWER([.C1806]);&quot;'&quot;;&quot;''&quot;);&quot;', '&quot;;SUBSTITUTE(LOWER([.D1806]);&quot;'&quot;;&quot;''&quot;);&quot;');&quot;)" office:value-type="string" office:string-value="insert into palabras(id, castellano, ingles, latin) values(1805, 'llena', 'full', 'plena');" calcext:value-type="string">
            <text:p>insert into palabras(id, castellano, ingles, latin) values(1805, 'llena', 'full', 'plena');</text:p>
          </table:table-cell>
        </table:table-row>
        <table:table-row table:style-name="ro1">
          <table:table-cell table:formula="of:=[.A1806]+1" office:value-type="float" office:value="1806" calcext:value-type="float">
            <text:p>1806</text:p>
          </table:table-cell>
          <table:table-cell office:value-type="string" calcext:value-type="string">
            <text:p>Siguió</text:p>
          </table:table-cell>
          <table:table-cell office:value-type="string" calcext:value-type="string">
            <text:p>Followed</text:p>
          </table:table-cell>
          <table:table-cell office:value-type="string" calcext:value-type="string">
            <text:p>Secutus</text:p>
          </table:table-cell>
          <table:table-cell/>
          <table:table-cell table:formula="of:=IF([.B1807]=[.D180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07];&quot;, '&quot;;SUBSTITUTE(LOWER([.B1807]);&quot;'&quot;;&quot;''&quot;);&quot;', '&quot;;SUBSTITUTE(LOWER([.C1807]);&quot;'&quot;;&quot;''&quot;);&quot;', '&quot;;SUBSTITUTE(LOWER([.D1807]);&quot;'&quot;;&quot;''&quot;);&quot;');&quot;)" office:value-type="string" office:string-value="insert into palabras(id, castellano, ingles, latin) values(1806, 'siguió', 'followed', 'secutus');" calcext:value-type="string">
            <text:p>insert into palabras(id, castellano, ingles, latin) values(1806, 'siguió', 'followed', 'secutus');</text:p>
          </table:table-cell>
        </table:table-row>
        <table:table-row table:style-name="ro1">
          <table:table-cell table:formula="of:=[.A1807]+1" office:value-type="float" office:value="1807" calcext:value-type="float">
            <text:p>1807</text:p>
          </table:table-cell>
          <table:table-cell office:value-type="string" calcext:value-type="string">
            <text:p>Hablaba</text:p>
          </table:table-cell>
          <table:table-cell office:value-type="string" calcext:value-type="string">
            <text:p>Spoke</text:p>
          </table:table-cell>
          <table:table-cell office:value-type="string" calcext:value-type="string">
            <text:p>Loquebatur</text:p>
          </table:table-cell>
          <table:table-cell/>
          <table:table-cell table:formula="of:=IF([.B1808]=[.D180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08];&quot;, '&quot;;SUBSTITUTE(LOWER([.B1808]);&quot;'&quot;;&quot;''&quot;);&quot;', '&quot;;SUBSTITUTE(LOWER([.C1808]);&quot;'&quot;;&quot;''&quot;);&quot;', '&quot;;SUBSTITUTE(LOWER([.D1808]);&quot;'&quot;;&quot;''&quot;);&quot;');&quot;)" office:value-type="string" office:string-value="insert into palabras(id, castellano, ingles, latin) values(1807, 'hablaba', 'spoke', 'loquebatur');" calcext:value-type="string">
            <text:p>insert into palabras(id, castellano, ingles, latin) values(1807, 'hablaba', 'spoke', 'loquebatur');</text:p>
          </table:table-cell>
        </table:table-row>
        <table:table-row table:style-name="ro1">
          <table:table-cell table:formula="of:=[.A1808]+1" office:value-type="float" office:value="1808" calcext:value-type="float">
            <text:p>1808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Tourism</text:p>
          </table:table-cell>
          <table:table-cell office:value-type="string" calcext:value-type="string">
            <text:p>Tourismus</text:p>
          </table:table-cell>
          <table:table-cell/>
          <table:table-cell table:formula="of:=IF([.B1809]=[.D180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09];&quot;, '&quot;;SUBSTITUTE(LOWER([.B1809]);&quot;'&quot;;&quot;''&quot;);&quot;', '&quot;;SUBSTITUTE(LOWER([.C1809]);&quot;'&quot;;&quot;''&quot;);&quot;', '&quot;;SUBSTITUTE(LOWER([.D1809]);&quot;'&quot;;&quot;''&quot;);&quot;');&quot;)" office:value-type="string" office:string-value="insert into palabras(id, castellano, ingles, latin) values(1808, 'turismo', 'tourism', 'tourismus');" calcext:value-type="string">
            <text:p>insert into palabras(id, castellano, ingles, latin) values(1808, 'turismo', 'tourism', 'tourismus');</text:p>
          </table:table-cell>
        </table:table-row>
        <table:table-row table:style-name="ro1">
          <table:table-cell table:formula="of:=[.A1809]+1" office:value-type="float" office:value="1809" calcext:value-type="float">
            <text:p>1809</text:p>
          </table:table-cell>
          <table:table-cell office:value-type="string" calcext:value-type="string">
            <text:p>Papeles</text:p>
          </table:table-cell>
          <table:table-cell office:value-type="string" calcext:value-type="string">
            <text:p>Papers</text:p>
          </table:table-cell>
          <table:table-cell office:value-type="string" calcext:value-type="string">
            <text:p>Documenta</text:p>
          </table:table-cell>
          <table:table-cell/>
          <table:table-cell table:formula="of:=IF([.B1810]=[.D181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10];&quot;, '&quot;;SUBSTITUTE(LOWER([.B1810]);&quot;'&quot;;&quot;''&quot;);&quot;', '&quot;;SUBSTITUTE(LOWER([.C1810]);&quot;'&quot;;&quot;''&quot;);&quot;', '&quot;;SUBSTITUTE(LOWER([.D1810]);&quot;'&quot;;&quot;''&quot;);&quot;');&quot;)" office:value-type="string" office:string-value="insert into palabras(id, castellano, ingles, latin) values(1809, 'papeles', 'papers', 'documenta');" calcext:value-type="string">
            <text:p>insert into palabras(id, castellano, ingles, latin) values(1809, 'papeles', 'papers', 'documenta');</text:p>
          </table:table-cell>
        </table:table-row>
        <table:table-row table:style-name="ro1">
          <table:table-cell table:formula="of:=[.A1810]+1" office:value-type="float" office:value="1810" calcext:value-type="float">
            <text:p>1810</text:p>
          </table:table-cell>
          <table:table-cell office:value-type="string" calcext:value-type="string">
            <text:p>Menud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arvum</text:p>
          </table:table-cell>
          <table:table-cell/>
          <table:table-cell table:formula="of:=IF([.B1811]=[.D181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11];&quot;, '&quot;;SUBSTITUTE(LOWER([.B1811]);&quot;'&quot;;&quot;''&quot;);&quot;', '&quot;;SUBSTITUTE(LOWER([.C1811]);&quot;'&quot;;&quot;''&quot;);&quot;', '&quot;;SUBSTITUTE(LOWER([.D1811]);&quot;'&quot;;&quot;''&quot;);&quot;');&quot;)" office:value-type="string" office:string-value="insert into palabras(id, castellano, ingles, latin) values(1810, 'menudo', 'small', 'parvum');" calcext:value-type="string">
            <text:p>insert into palabras(id, castellano, ingles, latin) values(1810, 'menudo', 'small', 'parvum');</text:p>
          </table:table-cell>
        </table:table-row>
        <table:table-row table:style-name="ro1">
          <table:table-cell table:formula="of:=[.A1811]+1" office:value-type="float" office:value="1811" calcext:value-type="float">
            <text:p>1811</text:p>
          </table:table-cell>
          <table:table-cell table:number-columns-repeated="2" office:value-type="string" calcext:value-type="string">
            <text:p>Angel</text:p>
          </table:table-cell>
          <table:table-cell office:value-type="string" calcext:value-type="string">
            <text:p>Angelus</text:p>
          </table:table-cell>
          <table:table-cell/>
          <table:table-cell table:formula="of:=IF([.B1812]=[.D181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12];&quot;, '&quot;;SUBSTITUTE(LOWER([.B1812]);&quot;'&quot;;&quot;''&quot;);&quot;', '&quot;;SUBSTITUTE(LOWER([.C1812]);&quot;'&quot;;&quot;''&quot;);&quot;', '&quot;;SUBSTITUTE(LOWER([.D1812]);&quot;'&quot;;&quot;''&quot;);&quot;');&quot;)" office:value-type="string" office:string-value="insert into palabras(id, castellano, ingles, latin) values(1811, 'angel', 'angel', 'angelus');" calcext:value-type="string">
            <text:p>insert into palabras(id, castellano, ingles, latin) values(1811, 'angel', 'angel', 'angelus');</text:p>
          </table:table-cell>
        </table:table-row>
        <table:table-row table:style-name="ro1">
          <table:table-cell table:formula="of:=[.A1812]+1" office:value-type="float" office:value="1812" calcext:value-type="float">
            <text:p>1812</text:p>
          </table:table-cell>
          <table:table-cell office:value-type="string" calcext:value-type="string">
            <text:p>Populares</text:p>
          </table:table-cell>
          <table:table-cell office:value-type="string" calcext:value-type="string">
            <text:p>Popular</text:p>
          </table:table-cell>
          <table:table-cell office:value-type="string" calcext:value-type="string">
            <text:p>Populares</text:p>
          </table:table-cell>
          <table:table-cell/>
          <table:table-cell table:formula="of:=IF([.B1813]=[.D1813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813];&quot;, '&quot;;SUBSTITUTE(LOWER([.B1813]);&quot;'&quot;;&quot;''&quot;);&quot;', '&quot;;SUBSTITUTE(LOWER([.C1813]);&quot;'&quot;;&quot;''&quot;);&quot;', '&quot;;SUBSTITUTE(LOWER([.D1813]);&quot;'&quot;;&quot;''&quot;);&quot;');&quot;)" office:value-type="string" office:string-value="insert into palabras(id, castellano, ingles, latin) values(1812, 'populares', 'popular', 'populares');" calcext:value-type="string">
            <text:p>insert into palabras(id, castellano, ingles, latin) values(1812, 'populares', 'popular', 'populares');</text:p>
          </table:table-cell>
        </table:table-row>
        <table:table-row table:style-name="ro1">
          <table:table-cell table:formula="of:=[.A1813]+1" office:value-type="float" office:value="1813" calcext:value-type="float">
            <text:p>1813</text:p>
          </table:table-cell>
          <table:table-cell office:value-type="string" calcext:value-type="string">
            <text:p>Estación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tatio</text:p>
          </table:table-cell>
          <table:table-cell/>
          <table:table-cell table:formula="of:=IF([.B1814]=[.D181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14];&quot;, '&quot;;SUBSTITUTE(LOWER([.B1814]);&quot;'&quot;;&quot;''&quot;);&quot;', '&quot;;SUBSTITUTE(LOWER([.C1814]);&quot;'&quot;;&quot;''&quot;);&quot;', '&quot;;SUBSTITUTE(LOWER([.D1814]);&quot;'&quot;;&quot;''&quot;);&quot;');&quot;)" office:value-type="string" office:string-value="insert into palabras(id, castellano, ingles, latin) values(1813, 'estación', 'station', 'statio');" calcext:value-type="string">
            <text:p>insert into palabras(id, castellano, ingles, latin) values(1813, 'estación', 'station', 'statio');</text:p>
          </table:table-cell>
        </table:table-row>
        <table:table-row table:style-name="ro1">
          <table:table-cell table:formula="of:=[.A1814]+1" office:value-type="float" office:value="1814" calcext:value-type="float">
            <text:p>1814</text:p>
          </table:table-cell>
          <table:table-cell office:value-type="string" calcext:value-type="string">
            <text:p>cuerpo</text:p>
          </table:table-cell>
          <table:table-cell table:style-name="ce2" office:value-type="string" calcext:value-type="string">
            <text:p>body</text:p>
          </table:table-cell>
          <table:table-cell table:style-name="Default" office:value-type="string" calcext:value-type="string">
            <text:p>corpus</text:p>
          </table:table-cell>
          <table:table-cell/>
          <table:table-cell table:formula="of:=IF([.B1815]=[.D181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15];&quot;, '&quot;;SUBSTITUTE(LOWER([.B1815]);&quot;'&quot;;&quot;''&quot;);&quot;', '&quot;;SUBSTITUTE(LOWER([.C1815]);&quot;'&quot;;&quot;''&quot;);&quot;', '&quot;;SUBSTITUTE(LOWER([.D1815]);&quot;'&quot;;&quot;''&quot;);&quot;');&quot;)" office:value-type="string" office:string-value="insert into palabras(id, castellano, ingles, latin) values(1814, 'cuerpo', 'body', 'corpus');" calcext:value-type="string">
            <text:p>insert into palabras(id, castellano, ingles, latin) values(1814, 'cuerpo', 'body', 'corpus');</text:p>
          </table:table-cell>
        </table:table-row>
        <table:table-row table:style-name="ro1">
          <table:table-cell table:formula="of:=[.A1815]+1" office:value-type="float" office:value="1815" calcext:value-type="float">
            <text:p>1815</text:p>
          </table:table-cell>
          <table:table-cell office:value-type="string" calcext:value-type="string">
            <text:p>pierna</text:p>
          </table:table-cell>
          <table:table-cell table:style-name="ce2" office:value-type="string" calcext:value-type="string">
            <text:p>leg</text:p>
          </table:table-cell>
          <table:table-cell table:style-name="Default" office:value-type="string" calcext:value-type="string">
            <text:p>crus</text:p>
          </table:table-cell>
          <table:table-cell/>
          <table:table-cell table:formula="of:=IF([.B1816]=[.D181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16];&quot;, '&quot;;SUBSTITUTE(LOWER([.B1816]);&quot;'&quot;;&quot;''&quot;);&quot;', '&quot;;SUBSTITUTE(LOWER([.C1816]);&quot;'&quot;;&quot;''&quot;);&quot;', '&quot;;SUBSTITUTE(LOWER([.D1816]);&quot;'&quot;;&quot;''&quot;);&quot;');&quot;)" office:value-type="string" office:string-value="insert into palabras(id, castellano, ingles, latin) values(1815, 'pierna', 'leg', 'crus');" calcext:value-type="string">
            <text:p>insert into palabras(id, castellano, ingles, latin) values(1815, 'pierna', 'leg', 'crus');</text:p>
          </table:table-cell>
        </table:table-row>
        <table:table-row table:style-name="ro1">
          <table:table-cell table:formula="of:=[.A1816]+1" office:value-type="float" office:value="1816" calcext:value-type="float">
            <text:p>1816</text:p>
          </table:table-cell>
          <table:table-cell office:value-type="string" calcext:value-type="string">
            <text:p>pie</text:p>
          </table:table-cell>
          <table:table-cell table:style-name="ce2" office:value-type="string" calcext:value-type="string">
            <text:p>foot</text:p>
          </table:table-cell>
          <table:table-cell table:style-name="Default" office:value-type="string" calcext:value-type="string">
            <text:p>pes</text:p>
          </table:table-cell>
          <table:table-cell/>
          <table:table-cell table:formula="of:=IF([.B1817]=[.D181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17];&quot;, '&quot;;SUBSTITUTE(LOWER([.B1817]);&quot;'&quot;;&quot;''&quot;);&quot;', '&quot;;SUBSTITUTE(LOWER([.C1817]);&quot;'&quot;;&quot;''&quot;);&quot;', '&quot;;SUBSTITUTE(LOWER([.D1817]);&quot;'&quot;;&quot;''&quot;);&quot;');&quot;)" office:value-type="string" office:string-value="insert into palabras(id, castellano, ingles, latin) values(1816, 'pie', 'foot', 'pes');" calcext:value-type="string">
            <text:p>insert into palabras(id, castellano, ingles, latin) values(1816, 'pie', 'foot', 'pes');</text:p>
          </table:table-cell>
        </table:table-row>
        <table:table-row table:style-name="ro1">
          <table:table-cell table:formula="of:=[.A1817]+1" office:value-type="float" office:value="1817" calcext:value-type="float">
            <text:p>1817</text:p>
          </table:table-cell>
          <table:table-cell office:value-type="string" calcext:value-type="string">
            <text:p>talón</text:p>
          </table:table-cell>
          <table:table-cell table:style-name="ce2" office:value-type="string" calcext:value-type="string">
            <text:p>heel</text:p>
          </table:table-cell>
          <table:table-cell table:style-name="Default" office:value-type="string" calcext:value-type="string">
            <text:p>calx</text:p>
          </table:table-cell>
          <table:table-cell/>
          <table:table-cell table:formula="of:=IF([.B1818]=[.D181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18];&quot;, '&quot;;SUBSTITUTE(LOWER([.B1818]);&quot;'&quot;;&quot;''&quot;);&quot;', '&quot;;SUBSTITUTE(LOWER([.C1818]);&quot;'&quot;;&quot;''&quot;);&quot;', '&quot;;SUBSTITUTE(LOWER([.D1818]);&quot;'&quot;;&quot;''&quot;);&quot;');&quot;)" office:value-type="string" office:string-value="insert into palabras(id, castellano, ingles, latin) values(1817, 'talón', 'heel', 'calx');" calcext:value-type="string">
            <text:p>insert into palabras(id, castellano, ingles, latin) values(1817, 'talón', 'heel', 'calx');</text:p>
          </table:table-cell>
        </table:table-row>
        <table:table-row table:style-name="ro1">
          <table:table-cell table:formula="of:=[.A1818]+1" office:value-type="float" office:value="1818" calcext:value-type="float">
            <text:p>1818</text:p>
          </table:table-cell>
          <table:table-cell office:value-type="string" calcext:value-type="string">
            <text:p>espinilla</text:p>
          </table:table-cell>
          <table:table-cell table:style-name="ce2" office:value-type="string" calcext:value-type="string">
            <text:p>shin</text:p>
          </table:table-cell>
          <table:table-cell table:style-name="Default" office:value-type="string" calcext:value-type="string">
            <text:p>tibia</text:p>
          </table:table-cell>
          <table:table-cell/>
          <table:table-cell table:formula="of:=IF([.B1819]=[.D181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19];&quot;, '&quot;;SUBSTITUTE(LOWER([.B1819]);&quot;'&quot;;&quot;''&quot;);&quot;', '&quot;;SUBSTITUTE(LOWER([.C1819]);&quot;'&quot;;&quot;''&quot;);&quot;', '&quot;;SUBSTITUTE(LOWER([.D1819]);&quot;'&quot;;&quot;''&quot;);&quot;');&quot;)" office:value-type="string" office:string-value="insert into palabras(id, castellano, ingles, latin) values(1818, 'espinilla', 'shin', 'tibia');" calcext:value-type="string">
            <text:p>insert into palabras(id, castellano, ingles, latin) values(1818, 'espinilla', 'shin', 'tibia');</text:p>
          </table:table-cell>
        </table:table-row>
        <table:table-row table:style-name="ro1">
          <table:table-cell table:formula="of:=[.A1819]+1" office:value-type="float" office:value="1819" calcext:value-type="float">
            <text:p>1819</text:p>
          </table:table-cell>
          <table:table-cell office:value-type="string" calcext:value-type="string">
            <text:p>rodilla</text:p>
          </table:table-cell>
          <table:table-cell table:style-name="ce2" office:value-type="string" calcext:value-type="string">
            <text:p>knee</text:p>
          </table:table-cell>
          <table:table-cell table:style-name="Default" office:value-type="string" calcext:value-type="string">
            <text:p>genu</text:p>
          </table:table-cell>
          <table:table-cell/>
          <table:table-cell table:formula="of:=IF([.B1820]=[.D182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20];&quot;, '&quot;;SUBSTITUTE(LOWER([.B1820]);&quot;'&quot;;&quot;''&quot;);&quot;', '&quot;;SUBSTITUTE(LOWER([.C1820]);&quot;'&quot;;&quot;''&quot;);&quot;', '&quot;;SUBSTITUTE(LOWER([.D1820]);&quot;'&quot;;&quot;''&quot;);&quot;');&quot;)" office:value-type="string" office:string-value="insert into palabras(id, castellano, ingles, latin) values(1819, 'rodilla', 'knee', 'genu');" calcext:value-type="string">
            <text:p>insert into palabras(id, castellano, ingles, latin) values(1819, 'rodilla', 'knee', 'genu');</text:p>
          </table:table-cell>
        </table:table-row>
        <table:table-row table:style-name="ro1">
          <table:table-cell table:formula="of:=[.A1820]+1" office:value-type="float" office:value="1820" calcext:value-type="float">
            <text:p>1820</text:p>
          </table:table-cell>
          <table:table-cell office:value-type="string" calcext:value-type="string">
            <text:p>muslo</text:p>
          </table:table-cell>
          <table:table-cell table:style-name="ce2" office:value-type="string" calcext:value-type="string">
            <text:p>thigh</text:p>
          </table:table-cell>
          <table:table-cell table:style-name="Default" office:value-type="string" calcext:value-type="string">
            <text:p>femur</text:p>
          </table:table-cell>
          <table:table-cell/>
          <table:table-cell table:formula="of:=IF([.B1821]=[.D182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21];&quot;, '&quot;;SUBSTITUTE(LOWER([.B1821]);&quot;'&quot;;&quot;''&quot;);&quot;', '&quot;;SUBSTITUTE(LOWER([.C1821]);&quot;'&quot;;&quot;''&quot;);&quot;', '&quot;;SUBSTITUTE(LOWER([.D1821]);&quot;'&quot;;&quot;''&quot;);&quot;');&quot;)" office:value-type="string" office:string-value="insert into palabras(id, castellano, ingles, latin) values(1820, 'muslo', 'thigh', 'femur');" calcext:value-type="string">
            <text:p>insert into palabras(id, castellano, ingles, latin) values(1820, 'muslo', 'thigh', 'femur');</text:p>
          </table:table-cell>
        </table:table-row>
        <table:table-row table:style-name="ro1">
          <table:table-cell table:formula="of:=[.A1821]+1" office:value-type="float" office:value="1821" calcext:value-type="float">
            <text:p>1821</text:p>
          </table:table-cell>
          <table:table-cell office:value-type="string" calcext:value-type="string">
            <text:p>cabeza</text:p>
          </table:table-cell>
          <table:table-cell table:style-name="ce2" office:value-type="string" calcext:value-type="string">
            <text:p>head</text:p>
          </table:table-cell>
          <table:table-cell table:style-name="Default" office:value-type="string" calcext:value-type="string">
            <text:p>caput</text:p>
          </table:table-cell>
          <table:table-cell/>
          <table:table-cell table:formula="of:=IF([.B1822]=[.D182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22];&quot;, '&quot;;SUBSTITUTE(LOWER([.B1822]);&quot;'&quot;;&quot;''&quot;);&quot;', '&quot;;SUBSTITUTE(LOWER([.C1822]);&quot;'&quot;;&quot;''&quot;);&quot;', '&quot;;SUBSTITUTE(LOWER([.D1822]);&quot;'&quot;;&quot;''&quot;);&quot;');&quot;)" office:value-type="string" office:string-value="insert into palabras(id, castellano, ingles, latin) values(1821, 'cabeza', 'head', 'caput');" calcext:value-type="string">
            <text:p>insert into palabras(id, castellano, ingles, latin) values(1821, 'cabeza', 'head', 'caput');</text:p>
          </table:table-cell>
        </table:table-row>
        <table:table-row table:style-name="ro1">
          <table:table-cell table:formula="of:=[.A1822]+1" office:value-type="float" office:value="1822" calcext:value-type="float">
            <text:p>1822</text:p>
          </table:table-cell>
          <table:table-cell office:value-type="string" calcext:value-type="string">
            <text:p>cara</text:p>
          </table:table-cell>
          <table:table-cell table:style-name="ce2" office:value-type="string" calcext:value-type="string">
            <text:p>face</text:p>
          </table:table-cell>
          <table:table-cell table:style-name="Default" office:value-type="string" calcext:value-type="string">
            <text:p>facies</text:p>
          </table:table-cell>
          <table:table-cell/>
          <table:table-cell table:formula="of:=IF([.B1823]=[.D182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23];&quot;, '&quot;;SUBSTITUTE(LOWER([.B1823]);&quot;'&quot;;&quot;''&quot;);&quot;', '&quot;;SUBSTITUTE(LOWER([.C1823]);&quot;'&quot;;&quot;''&quot;);&quot;', '&quot;;SUBSTITUTE(LOWER([.D1823]);&quot;'&quot;;&quot;''&quot;);&quot;');&quot;)" office:value-type="string" office:string-value="insert into palabras(id, castellano, ingles, latin) values(1822, 'cara', 'face', 'facies');" calcext:value-type="string">
            <text:p>insert into palabras(id, castellano, ingles, latin) values(1822, 'cara', 'face', 'facies');</text:p>
          </table:table-cell>
        </table:table-row>
        <table:table-row table:style-name="ro1">
          <table:table-cell table:formula="of:=[.A1823]+1" office:value-type="float" office:value="1823" calcext:value-type="float">
            <text:p>1823</text:p>
          </table:table-cell>
          <table:table-cell office:value-type="string" calcext:value-type="string">
            <text:p>boca</text:p>
          </table:table-cell>
          <table:table-cell table:style-name="ce2" office:value-type="string" calcext:value-type="string">
            <text:p>mouth</text:p>
          </table:table-cell>
          <table:table-cell table:style-name="Default" office:value-type="string" calcext:value-type="string">
            <text:p>os</text:p>
          </table:table-cell>
          <table:table-cell/>
          <table:table-cell table:formula="of:=IF([.B1824]=[.D182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24];&quot;, '&quot;;SUBSTITUTE(LOWER([.B1824]);&quot;'&quot;;&quot;''&quot;);&quot;', '&quot;;SUBSTITUTE(LOWER([.C1824]);&quot;'&quot;;&quot;''&quot;);&quot;', '&quot;;SUBSTITUTE(LOWER([.D1824]);&quot;'&quot;;&quot;''&quot;);&quot;');&quot;)" office:value-type="string" office:string-value="insert into palabras(id, castellano, ingles, latin) values(1823, 'boca', 'mouth', 'os');" calcext:value-type="string">
            <text:p>insert into palabras(id, castellano, ingles, latin) values(1823, 'boca', 'mouth', 'os');</text:p>
          </table:table-cell>
        </table:table-row>
        <table:table-row table:style-name="ro1">
          <table:table-cell table:formula="of:=[.A1824]+1" office:value-type="float" office:value="1824" calcext:value-type="float">
            <text:p>1824</text:p>
          </table:table-cell>
          <table:table-cell office:value-type="string" calcext:value-type="string">
            <text:p>labio</text:p>
          </table:table-cell>
          <table:table-cell table:style-name="ce2" office:value-type="string" calcext:value-type="string">
            <text:p>lip</text:p>
          </table:table-cell>
          <table:table-cell table:style-name="Default" office:value-type="string" calcext:value-type="string">
            <text:p>labrum</text:p>
          </table:table-cell>
          <table:table-cell/>
          <table:table-cell table:formula="of:=IF([.B1825]=[.D182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25];&quot;, '&quot;;SUBSTITUTE(LOWER([.B1825]);&quot;'&quot;;&quot;''&quot;);&quot;', '&quot;;SUBSTITUTE(LOWER([.C1825]);&quot;'&quot;;&quot;''&quot;);&quot;', '&quot;;SUBSTITUTE(LOWER([.D1825]);&quot;'&quot;;&quot;''&quot;);&quot;');&quot;)" office:value-type="string" office:string-value="insert into palabras(id, castellano, ingles, latin) values(1824, 'labio', 'lip', 'labrum');" calcext:value-type="string">
            <text:p>insert into palabras(id, castellano, ingles, latin) values(1824, 'labio', 'lip', 'labrum');</text:p>
          </table:table-cell>
        </table:table-row>
        <table:table-row table:style-name="ro1">
          <table:table-cell table:formula="of:=[.A1825]+1" office:value-type="float" office:value="1825" calcext:value-type="float">
            <text:p>1825</text:p>
          </table:table-cell>
          <table:table-cell office:value-type="string" calcext:value-type="string">
            <text:p>diente</text:p>
          </table:table-cell>
          <table:table-cell table:style-name="ce2" office:value-type="string" calcext:value-type="string">
            <text:p>tooth</text:p>
          </table:table-cell>
          <table:table-cell table:style-name="Default" office:value-type="string" calcext:value-type="string">
            <text:p>dens</text:p>
          </table:table-cell>
          <table:table-cell/>
          <table:table-cell table:formula="of:=IF([.B1826]=[.D182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26];&quot;, '&quot;;SUBSTITUTE(LOWER([.B1826]);&quot;'&quot;;&quot;''&quot;);&quot;', '&quot;;SUBSTITUTE(LOWER([.C1826]);&quot;'&quot;;&quot;''&quot;);&quot;', '&quot;;SUBSTITUTE(LOWER([.D1826]);&quot;'&quot;;&quot;''&quot;);&quot;');&quot;)" office:value-type="string" office:string-value="insert into palabras(id, castellano, ingles, latin) values(1825, 'diente', 'tooth', 'dens');" calcext:value-type="string">
            <text:p>insert into palabras(id, castellano, ingles, latin) values(1825, 'diente', 'tooth', 'dens');</text:p>
          </table:table-cell>
        </table:table-row>
        <table:table-row table:style-name="ro1">
          <table:table-cell table:formula="of:=[.A1826]+1" office:value-type="float" office:value="1826" calcext:value-type="float">
            <text:p>1826</text:p>
          </table:table-cell>
          <table:table-cell office:value-type="string" calcext:value-type="string">
            <text:p>ojo</text:p>
          </table:table-cell>
          <table:table-cell table:style-name="ce2" office:value-type="string" calcext:value-type="string">
            <text:p>eye</text:p>
          </table:table-cell>
          <table:table-cell table:style-name="Default" office:value-type="string" calcext:value-type="string">
            <text:p>oculus</text:p>
          </table:table-cell>
          <table:table-cell/>
          <table:table-cell table:formula="of:=IF([.B1827]=[.D182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27];&quot;, '&quot;;SUBSTITUTE(LOWER([.B1827]);&quot;'&quot;;&quot;''&quot;);&quot;', '&quot;;SUBSTITUTE(LOWER([.C1827]);&quot;'&quot;;&quot;''&quot;);&quot;', '&quot;;SUBSTITUTE(LOWER([.D1827]);&quot;'&quot;;&quot;''&quot;);&quot;');&quot;)" office:value-type="string" office:string-value="insert into palabras(id, castellano, ingles, latin) values(1826, 'ojo', 'eye', 'oculus');" calcext:value-type="string">
            <text:p>insert into palabras(id, castellano, ingles, latin) values(1826, 'ojo', 'eye', 'oculus');</text:p>
          </table:table-cell>
        </table:table-row>
        <table:table-row table:style-name="ro1">
          <table:table-cell table:formula="of:=[.A1827]+1" office:value-type="float" office:value="1827" calcext:value-type="float">
            <text:p>1827</text:p>
          </table:table-cell>
          <table:table-cell office:value-type="string" calcext:value-type="string">
            <text:p>nariz</text:p>
          </table:table-cell>
          <table:table-cell table:style-name="ce2" office:value-type="string" calcext:value-type="string">
            <text:p>nose</text:p>
          </table:table-cell>
          <table:table-cell table:style-name="Default" office:value-type="string" calcext:value-type="string">
            <text:p>nasus</text:p>
          </table:table-cell>
          <table:table-cell/>
          <table:table-cell table:formula="of:=IF([.B1828]=[.D182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28];&quot;, '&quot;;SUBSTITUTE(LOWER([.B1828]);&quot;'&quot;;&quot;''&quot;);&quot;', '&quot;;SUBSTITUTE(LOWER([.C1828]);&quot;'&quot;;&quot;''&quot;);&quot;', '&quot;;SUBSTITUTE(LOWER([.D1828]);&quot;'&quot;;&quot;''&quot;);&quot;');&quot;)" office:value-type="string" office:string-value="insert into palabras(id, castellano, ingles, latin) values(1827, 'nariz', 'nose', 'nasus');" calcext:value-type="string">
            <text:p>insert into palabras(id, castellano, ingles, latin) values(1827, 'nariz', 'nose', 'nasus');</text:p>
          </table:table-cell>
        </table:table-row>
        <table:table-row table:style-name="ro1">
          <table:table-cell table:formula="of:=[.A1828]+1" office:value-type="float" office:value="1828" calcext:value-type="float">
            <text:p>1828</text:p>
          </table:table-cell>
          <table:table-cell office:value-type="string" calcext:value-type="string">
            <text:p>barba</text:p>
          </table:table-cell>
          <table:table-cell table:style-name="ce2" office:value-type="string" calcext:value-type="string">
            <text:p>beard</text:p>
          </table:table-cell>
          <table:table-cell table:style-name="Default" office:value-type="string" calcext:value-type="string">
            <text:p>barba</text:p>
          </table:table-cell>
          <table:table-cell/>
          <table:table-cell table:formula="of:=IF([.B1829]=[.D1829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829];&quot;, '&quot;;SUBSTITUTE(LOWER([.B1829]);&quot;'&quot;;&quot;''&quot;);&quot;', '&quot;;SUBSTITUTE(LOWER([.C1829]);&quot;'&quot;;&quot;''&quot;);&quot;', '&quot;;SUBSTITUTE(LOWER([.D1829]);&quot;'&quot;;&quot;''&quot;);&quot;');&quot;)" office:value-type="string" office:string-value="insert into palabras(id, castellano, ingles, latin) values(1828, 'barba', 'beard', 'barba');" calcext:value-type="string">
            <text:p>insert into palabras(id, castellano, ingles, latin) values(1828, 'barba', 'beard', 'barba');</text:p>
          </table:table-cell>
        </table:table-row>
        <table:table-row table:style-name="ro1">
          <table:table-cell table:formula="of:=[.A1829]+1" office:value-type="float" office:value="1829" calcext:value-type="float">
            <text:p>1829</text:p>
          </table:table-cell>
          <table:table-cell office:value-type="string" calcext:value-type="string">
            <text:p>bigote</text:p>
          </table:table-cell>
          <table:table-cell table:style-name="ce2" office:value-type="string" calcext:value-type="string">
            <text:p>mustache</text:p>
          </table:table-cell>
          <table:table-cell table:style-name="Default" office:value-type="string" calcext:value-type="string">
            <text:p>mustachium</text:p>
          </table:table-cell>
          <table:table-cell/>
          <table:table-cell table:formula="of:=IF([.B1830]=[.D183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30];&quot;, '&quot;;SUBSTITUTE(LOWER([.B1830]);&quot;'&quot;;&quot;''&quot;);&quot;', '&quot;;SUBSTITUTE(LOWER([.C1830]);&quot;'&quot;;&quot;''&quot;);&quot;', '&quot;;SUBSTITUTE(LOWER([.D1830]);&quot;'&quot;;&quot;''&quot;);&quot;');&quot;)" office:value-type="string" office:string-value="insert into palabras(id, castellano, ingles, latin) values(1829, 'bigote', 'mustache', 'mustachium');" calcext:value-type="string">
            <text:p>insert into palabras(id, castellano, ingles, latin) values(1829, 'bigote', 'mustache', 'mustachium');</text:p>
          </table:table-cell>
        </table:table-row>
        <table:table-row table:style-name="ro1">
          <table:table-cell table:formula="of:=[.A1830]+1" office:value-type="float" office:value="1830" calcext:value-type="float">
            <text:p>1830</text:p>
          </table:table-cell>
          <table:table-cell office:value-type="string" calcext:value-type="string">
            <text:p>cabello</text:p>
          </table:table-cell>
          <table:table-cell table:style-name="ce2" office:value-type="string" calcext:value-type="string">
            <text:p>hair</text:p>
          </table:table-cell>
          <table:table-cell table:style-name="Default" office:value-type="string" calcext:value-type="string">
            <text:p>capillus</text:p>
          </table:table-cell>
          <table:table-cell/>
          <table:table-cell table:formula="of:=IF([.B1831]=[.D183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31];&quot;, '&quot;;SUBSTITUTE(LOWER([.B1831]);&quot;'&quot;;&quot;''&quot;);&quot;', '&quot;;SUBSTITUTE(LOWER([.C1831]);&quot;'&quot;;&quot;''&quot;);&quot;', '&quot;;SUBSTITUTE(LOWER([.D1831]);&quot;'&quot;;&quot;''&quot;);&quot;');&quot;)" office:value-type="string" office:string-value="insert into palabras(id, castellano, ingles, latin) values(1830, 'cabello', 'hair', 'capillus');" calcext:value-type="string">
            <text:p>insert into palabras(id, castellano, ingles, latin) values(1830, 'cabello', 'hair', 'capillus');</text:p>
          </table:table-cell>
        </table:table-row>
        <table:table-row table:style-name="ro1">
          <table:table-cell table:formula="of:=[.A1831]+1" office:value-type="float" office:value="1831" calcext:value-type="float">
            <text:p>1831</text:p>
          </table:table-cell>
          <table:table-cell office:value-type="string" calcext:value-type="string">
            <text:p>oreja</text:p>
          </table:table-cell>
          <table:table-cell table:style-name="ce2" office:value-type="string" calcext:value-type="string">
            <text:p>ear</text:p>
          </table:table-cell>
          <table:table-cell table:style-name="Default" office:value-type="string" calcext:value-type="string">
            <text:p>auris</text:p>
          </table:table-cell>
          <table:table-cell/>
          <table:table-cell table:formula="of:=IF([.B1832]=[.D183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32];&quot;, '&quot;;SUBSTITUTE(LOWER([.B1832]);&quot;'&quot;;&quot;''&quot;);&quot;', '&quot;;SUBSTITUTE(LOWER([.C1832]);&quot;'&quot;;&quot;''&quot;);&quot;', '&quot;;SUBSTITUTE(LOWER([.D1832]);&quot;'&quot;;&quot;''&quot;);&quot;');&quot;)" office:value-type="string" office:string-value="insert into palabras(id, castellano, ingles, latin) values(1831, 'oreja', 'ear', 'auris');" calcext:value-type="string">
            <text:p>insert into palabras(id, castellano, ingles, latin) values(1831, 'oreja', 'ear', 'auris');</text:p>
          </table:table-cell>
        </table:table-row>
        <table:table-row table:style-name="ro1">
          <table:table-cell table:formula="of:=[.A1832]+1" office:value-type="float" office:value="1832" calcext:value-type="float">
            <text:p>1832</text:p>
          </table:table-cell>
          <table:table-cell office:value-type="string" calcext:value-type="string">
            <text:p>cerebro</text:p>
          </table:table-cell>
          <table:table-cell table:style-name="ce2" office:value-type="string" calcext:value-type="string">
            <text:p>brain</text:p>
          </table:table-cell>
          <table:table-cell table:style-name="Default" office:value-type="string" calcext:value-type="string">
            <text:p>cerebrum</text:p>
          </table:table-cell>
          <table:table-cell/>
          <table:table-cell table:formula="of:=IF([.B1833]=[.D183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33];&quot;, '&quot;;SUBSTITUTE(LOWER([.B1833]);&quot;'&quot;;&quot;''&quot;);&quot;', '&quot;;SUBSTITUTE(LOWER([.C1833]);&quot;'&quot;;&quot;''&quot;);&quot;', '&quot;;SUBSTITUTE(LOWER([.D1833]);&quot;'&quot;;&quot;''&quot;);&quot;');&quot;)" office:value-type="string" office:string-value="insert into palabras(id, castellano, ingles, latin) values(1832, 'cerebro', 'brain', 'cerebrum');" calcext:value-type="string">
            <text:p>insert into palabras(id, castellano, ingles, latin) values(1832, 'cerebro', 'brain', 'cerebrum');</text:p>
          </table:table-cell>
        </table:table-row>
        <table:table-row table:style-name="ro1">
          <table:table-cell table:formula="of:=[.A1833]+1" office:value-type="float" office:value="1833" calcext:value-type="float">
            <text:p>1833</text:p>
          </table:table-cell>
          <table:table-cell office:value-type="string" calcext:value-type="string">
            <text:p>estómago</text:p>
          </table:table-cell>
          <table:table-cell table:style-name="ce2" office:value-type="string" calcext:value-type="string">
            <text:p>stomach</text:p>
          </table:table-cell>
          <table:table-cell table:style-name="Default" office:value-type="string" calcext:value-type="string">
            <text:p>ventriculus</text:p>
          </table:table-cell>
          <table:table-cell/>
          <table:table-cell table:formula="of:=IF([.B1834]=[.D183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34];&quot;, '&quot;;SUBSTITUTE(LOWER([.B1834]);&quot;'&quot;;&quot;''&quot;);&quot;', '&quot;;SUBSTITUTE(LOWER([.C1834]);&quot;'&quot;;&quot;''&quot;);&quot;', '&quot;;SUBSTITUTE(LOWER([.D1834]);&quot;'&quot;;&quot;''&quot;);&quot;');&quot;)" office:value-type="string" office:string-value="insert into palabras(id, castellano, ingles, latin) values(1833, 'estómago', 'stomach', 'ventriculus');" calcext:value-type="string">
            <text:p>insert into palabras(id, castellano, ingles, latin) values(1833, 'estómago', 'stomach', 'ventriculus');</text:p>
          </table:table-cell>
        </table:table-row>
        <table:table-row table:style-name="ro1">
          <table:table-cell table:formula="of:=[.A1834]+1" office:value-type="float" office:value="1834" calcext:value-type="float">
            <text:p>1834</text:p>
          </table:table-cell>
          <table:table-cell office:value-type="string" calcext:value-type="string">
            <text:p>brazo</text:p>
          </table:table-cell>
          <table:table-cell table:style-name="ce2" office:value-type="string" calcext:value-type="string">
            <text:p>arm</text:p>
          </table:table-cell>
          <table:table-cell table:style-name="Default" office:value-type="string" calcext:value-type="string">
            <text:p>brachium</text:p>
          </table:table-cell>
          <table:table-cell/>
          <table:table-cell table:formula="of:=IF([.B1835]=[.D183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35];&quot;, '&quot;;SUBSTITUTE(LOWER([.B1835]);&quot;'&quot;;&quot;''&quot;);&quot;', '&quot;;SUBSTITUTE(LOWER([.C1835]);&quot;'&quot;;&quot;''&quot;);&quot;', '&quot;;SUBSTITUTE(LOWER([.D1835]);&quot;'&quot;;&quot;''&quot;);&quot;');&quot;)" office:value-type="string" office:string-value="insert into palabras(id, castellano, ingles, latin) values(1834, 'brazo', 'arm', 'brachium');" calcext:value-type="string">
            <text:p>insert into palabras(id, castellano, ingles, latin) values(1834, 'brazo', 'arm', 'brachium');</text:p>
          </table:table-cell>
        </table:table-row>
        <table:table-row table:style-name="ro1">
          <table:table-cell table:formula="of:=[.A1835]+1" office:value-type="float" office:value="1835" calcext:value-type="float">
            <text:p>1835</text:p>
          </table:table-cell>
          <table:table-cell office:value-type="string" calcext:value-type="string">
            <text:p>codo</text:p>
          </table:table-cell>
          <table:table-cell table:style-name="ce2" office:value-type="string" calcext:value-type="string">
            <text:p>elbow</text:p>
          </table:table-cell>
          <table:table-cell table:style-name="Default" office:value-type="string" calcext:value-type="string">
            <text:p>cubitum</text:p>
          </table:table-cell>
          <table:table-cell/>
          <table:table-cell table:formula="of:=IF([.B1836]=[.D183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36];&quot;, '&quot;;SUBSTITUTE(LOWER([.B1836]);&quot;'&quot;;&quot;''&quot;);&quot;', '&quot;;SUBSTITUTE(LOWER([.C1836]);&quot;'&quot;;&quot;''&quot;);&quot;', '&quot;;SUBSTITUTE(LOWER([.D1836]);&quot;'&quot;;&quot;''&quot;);&quot;');&quot;)" office:value-type="string" office:string-value="insert into palabras(id, castellano, ingles, latin) values(1835, 'codo', 'elbow', 'cubitum');" calcext:value-type="string">
            <text:p>insert into palabras(id, castellano, ingles, latin) values(1835, 'codo', 'elbow', 'cubitum');</text:p>
          </table:table-cell>
        </table:table-row>
        <table:table-row table:style-name="ro1">
          <table:table-cell table:formula="of:=[.A1836]+1" office:value-type="float" office:value="1836" calcext:value-type="float">
            <text:p>1836</text:p>
          </table:table-cell>
          <table:table-cell office:value-type="string" calcext:value-type="string">
            <text:p>hombro</text:p>
          </table:table-cell>
          <table:table-cell table:style-name="ce2" office:value-type="string" calcext:value-type="string">
            <text:p>shoulder</text:p>
          </table:table-cell>
          <table:table-cell table:style-name="Default" office:value-type="string" calcext:value-type="string">
            <text:p>scapula</text:p>
          </table:table-cell>
          <table:table-cell/>
          <table:table-cell table:formula="of:=IF([.B1837]=[.D183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37];&quot;, '&quot;;SUBSTITUTE(LOWER([.B1837]);&quot;'&quot;;&quot;''&quot;);&quot;', '&quot;;SUBSTITUTE(LOWER([.C1837]);&quot;'&quot;;&quot;''&quot;);&quot;', '&quot;;SUBSTITUTE(LOWER([.D1837]);&quot;'&quot;;&quot;''&quot;);&quot;');&quot;)" office:value-type="string" office:string-value="insert into palabras(id, castellano, ingles, latin) values(1836, 'hombro', 'shoulder', 'scapula');" calcext:value-type="string">
            <text:p>insert into palabras(id, castellano, ingles, latin) values(1836, 'hombro', 'shoulder', 'scapula');</text:p>
          </table:table-cell>
        </table:table-row>
        <table:table-row table:style-name="ro1">
          <table:table-cell table:formula="of:=[.A1837]+1" office:value-type="float" office:value="1837" calcext:value-type="float">
            <text:p>1837</text:p>
          </table:table-cell>
          <table:table-cell office:value-type="string" calcext:value-type="string">
            <text:p>uña</text:p>
          </table:table-cell>
          <table:table-cell table:style-name="ce2" office:value-type="string" calcext:value-type="string">
            <text:p>nail</text:p>
          </table:table-cell>
          <table:table-cell table:style-name="Default" office:value-type="string" calcext:value-type="string">
            <text:p>unguis</text:p>
          </table:table-cell>
          <table:table-cell/>
          <table:table-cell table:formula="of:=IF([.B1838]=[.D183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38];&quot;, '&quot;;SUBSTITUTE(LOWER([.B1838]);&quot;'&quot;;&quot;''&quot;);&quot;', '&quot;;SUBSTITUTE(LOWER([.C1838]);&quot;'&quot;;&quot;''&quot;);&quot;', '&quot;;SUBSTITUTE(LOWER([.D1838]);&quot;'&quot;;&quot;''&quot;);&quot;');&quot;)" office:value-type="string" office:string-value="insert into palabras(id, castellano, ingles, latin) values(1837, 'uña', 'nail', 'unguis');" calcext:value-type="string">
            <text:p>insert into palabras(id, castellano, ingles, latin) values(1837, 'uña', 'nail', 'unguis');</text:p>
          </table:table-cell>
        </table:table-row>
        <table:table-row table:style-name="ro1">
          <table:table-cell table:formula="of:=[.A1838]+1" office:value-type="float" office:value="1838" calcext:value-type="float">
            <text:p>1838</text:p>
          </table:table-cell>
          <table:table-cell office:value-type="string" calcext:value-type="string">
            <text:p>mano</text:p>
          </table:table-cell>
          <table:table-cell table:style-name="ce2" office:value-type="string" calcext:value-type="string">
            <text:p>hand</text:p>
          </table:table-cell>
          <table:table-cell table:style-name="Default" office:value-type="string" calcext:value-type="string">
            <text:p>manus</text:p>
          </table:table-cell>
          <table:table-cell/>
          <table:table-cell table:formula="of:=IF([.B1839]=[.D183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39];&quot;, '&quot;;SUBSTITUTE(LOWER([.B1839]);&quot;'&quot;;&quot;''&quot;);&quot;', '&quot;;SUBSTITUTE(LOWER([.C1839]);&quot;'&quot;;&quot;''&quot;);&quot;', '&quot;;SUBSTITUTE(LOWER([.D1839]);&quot;'&quot;;&quot;''&quot;);&quot;');&quot;)" office:value-type="string" office:string-value="insert into palabras(id, castellano, ingles, latin) values(1838, 'mano', 'hand', 'manus');" calcext:value-type="string">
            <text:p>insert into palabras(id, castellano, ingles, latin) values(1838, 'mano', 'hand', 'manus');</text:p>
          </table:table-cell>
        </table:table-row>
        <table:table-row table:style-name="ro1">
          <table:table-cell table:formula="of:=[.A1839]+1" office:value-type="float" office:value="1839" calcext:value-type="float">
            <text:p>1839</text:p>
          </table:table-cell>
          <table:table-cell office:value-type="string" calcext:value-type="string">
            <text:p>muñeca</text:p>
          </table:table-cell>
          <table:table-cell table:style-name="ce2" office:value-type="string" calcext:value-type="string">
            <text:p>wrist</text:p>
          </table:table-cell>
          <table:table-cell table:style-name="Default" office:value-type="string" calcext:value-type="string">
            <text:p>carpus</text:p>
          </table:table-cell>
          <table:table-cell/>
          <table:table-cell table:formula="of:=IF([.B1840]=[.D184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40];&quot;, '&quot;;SUBSTITUTE(LOWER([.B1840]);&quot;'&quot;;&quot;''&quot;);&quot;', '&quot;;SUBSTITUTE(LOWER([.C1840]);&quot;'&quot;;&quot;''&quot;);&quot;', '&quot;;SUBSTITUTE(LOWER([.D1840]);&quot;'&quot;;&quot;''&quot;);&quot;');&quot;)" office:value-type="string" office:string-value="insert into palabras(id, castellano, ingles, latin) values(1839, 'muñeca', 'wrist', 'carpus');" calcext:value-type="string">
            <text:p>insert into palabras(id, castellano, ingles, latin) values(1839, 'muñeca', 'wrist', 'carpus');</text:p>
          </table:table-cell>
        </table:table-row>
        <table:table-row table:style-name="ro1">
          <table:table-cell table:formula="of:=[.A1840]+1" office:value-type="float" office:value="1840" calcext:value-type="float">
            <text:p>1840</text:p>
          </table:table-cell>
          <table:table-cell office:value-type="string" calcext:value-type="string">
            <text:p>palma</text:p>
          </table:table-cell>
          <table:table-cell table:style-name="ce2" office:value-type="string" calcext:value-type="string">
            <text:p>palm</text:p>
          </table:table-cell>
          <table:table-cell table:style-name="Default" office:value-type="string" calcext:value-type="string">
            <text:p>palma</text:p>
          </table:table-cell>
          <table:table-cell/>
          <table:table-cell table:formula="of:=IF([.B1841]=[.D1841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841];&quot;, '&quot;;SUBSTITUTE(LOWER([.B1841]);&quot;'&quot;;&quot;''&quot;);&quot;', '&quot;;SUBSTITUTE(LOWER([.C1841]);&quot;'&quot;;&quot;''&quot;);&quot;', '&quot;;SUBSTITUTE(LOWER([.D1841]);&quot;'&quot;;&quot;''&quot;);&quot;');&quot;)" office:value-type="string" office:string-value="insert into palabras(id, castellano, ingles, latin) values(1840, 'palma', 'palm', 'palma');" calcext:value-type="string">
            <text:p>insert into palabras(id, castellano, ingles, latin) values(1840, 'palma', 'palm', 'palma');</text:p>
          </table:table-cell>
        </table:table-row>
        <table:table-row table:style-name="ro1">
          <table:table-cell table:formula="of:=[.A1841]+1" office:value-type="float" office:value="1841" calcext:value-type="float">
            <text:p>1841</text:p>
          </table:table-cell>
          <table:table-cell office:value-type="string" calcext:value-type="string">
            <text:p>dedo</text:p>
          </table:table-cell>
          <table:table-cell table:style-name="ce2" office:value-type="string" calcext:value-type="string">
            <text:p>finger</text:p>
          </table:table-cell>
          <table:table-cell table:style-name="Default" office:value-type="string" calcext:value-type="string">
            <text:p>digitus</text:p>
          </table:table-cell>
          <table:table-cell/>
          <table:table-cell table:formula="of:=IF([.B1842]=[.D184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42];&quot;, '&quot;;SUBSTITUTE(LOWER([.B1842]);&quot;'&quot;;&quot;''&quot;);&quot;', '&quot;;SUBSTITUTE(LOWER([.C1842]);&quot;'&quot;;&quot;''&quot;);&quot;', '&quot;;SUBSTITUTE(LOWER([.D1842]);&quot;'&quot;;&quot;''&quot;);&quot;');&quot;)" office:value-type="string" office:string-value="insert into palabras(id, castellano, ingles, latin) values(1841, 'dedo', 'finger', 'digitus');" calcext:value-type="string">
            <text:p>insert into palabras(id, castellano, ingles, latin) values(1841, 'dedo', 'finger', 'digitus');</text:p>
          </table:table-cell>
        </table:table-row>
        <table:table-row table:style-name="ro1">
          <table:table-cell table:formula="of:=[.A1842]+1" office:value-type="float" office:value="1842" calcext:value-type="float">
            <text:p>1842</text:p>
          </table:table-cell>
          <table:table-cell office:value-type="string" calcext:value-type="string">
            <text:p>trasero</text:p>
          </table:table-cell>
          <table:table-cell table:style-name="ce2" office:value-type="string" calcext:value-type="string">
            <text:p>buttocks</text:p>
          </table:table-cell>
          <table:table-cell table:style-name="Default" office:value-type="string" calcext:value-type="string">
            <text:p>anus</text:p>
          </table:table-cell>
          <table:table-cell/>
          <table:table-cell table:formula="of:=IF([.B1843]=[.D184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43];&quot;, '&quot;;SUBSTITUTE(LOWER([.B1843]);&quot;'&quot;;&quot;''&quot;);&quot;', '&quot;;SUBSTITUTE(LOWER([.C1843]);&quot;'&quot;;&quot;''&quot;);&quot;', '&quot;;SUBSTITUTE(LOWER([.D1843]);&quot;'&quot;;&quot;''&quot;);&quot;');&quot;)" office:value-type="string" office:string-value="insert into palabras(id, castellano, ingles, latin) values(1842, 'trasero', 'buttocks', 'anus');" calcext:value-type="string">
            <text:p>insert into palabras(id, castellano, ingles, latin) values(1842, 'trasero', 'buttocks', 'anus');</text:p>
          </table:table-cell>
        </table:table-row>
        <table:table-row table:style-name="ro1">
          <table:table-cell table:formula="of:=[.A1843]+1" office:value-type="float" office:value="1843" calcext:value-type="float">
            <text:p>1843</text:p>
          </table:table-cell>
          <table:table-cell office:value-type="string" calcext:value-type="string">
            <text:p>abdomen</text:p>
          </table:table-cell>
          <table:table-cell table:style-name="ce2" office:value-type="string" calcext:value-type="string">
            <text:p>abdomen</text:p>
          </table:table-cell>
          <table:table-cell table:style-name="Default" office:value-type="string" calcext:value-type="string">
            <text:p>abdomen</text:p>
          </table:table-cell>
          <table:table-cell/>
          <table:table-cell table:formula="of:=IF([.B1844]=[.D1844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844];&quot;, '&quot;;SUBSTITUTE(LOWER([.B1844]);&quot;'&quot;;&quot;''&quot;);&quot;', '&quot;;SUBSTITUTE(LOWER([.C1844]);&quot;'&quot;;&quot;''&quot;);&quot;', '&quot;;SUBSTITUTE(LOWER([.D1844]);&quot;'&quot;;&quot;''&quot;);&quot;');&quot;)" office:value-type="string" office:string-value="insert into palabras(id, castellano, ingles, latin) values(1843, 'abdomen', 'abdomen', 'abdomen');" calcext:value-type="string">
            <text:p>insert into palabras(id, castellano, ingles, latin) values(1843, 'abdomen', 'abdomen', 'abdomen');</text:p>
          </table:table-cell>
        </table:table-row>
        <table:table-row table:style-name="ro1">
          <table:table-cell table:formula="of:=[.A1844]+1" office:value-type="float" office:value="1844" calcext:value-type="float">
            <text:p>1844</text:p>
          </table:table-cell>
          <table:table-cell office:value-type="string" calcext:value-type="string">
            <text:p>hígado</text:p>
          </table:table-cell>
          <table:table-cell table:style-name="ce2" office:value-type="string" calcext:value-type="string">
            <text:p>liver</text:p>
          </table:table-cell>
          <table:table-cell table:style-name="Default" office:value-type="string" calcext:value-type="string">
            <text:p>iecur</text:p>
          </table:table-cell>
          <table:table-cell/>
          <table:table-cell table:formula="of:=IF([.B1845]=[.D184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45];&quot;, '&quot;;SUBSTITUTE(LOWER([.B1845]);&quot;'&quot;;&quot;''&quot;);&quot;', '&quot;;SUBSTITUTE(LOWER([.C1845]);&quot;'&quot;;&quot;''&quot;);&quot;', '&quot;;SUBSTITUTE(LOWER([.D1845]);&quot;'&quot;;&quot;''&quot;);&quot;');&quot;)" office:value-type="string" office:string-value="insert into palabras(id, castellano, ingles, latin) values(1844, 'hígado', 'liver', 'iecur');" calcext:value-type="string">
            <text:p>insert into palabras(id, castellano, ingles, latin) values(1844, 'hígado', 'liver', 'iecur');</text:p>
          </table:table-cell>
        </table:table-row>
        <table:table-row table:style-name="ro1">
          <table:table-cell table:formula="of:=[.A1845]+1" office:value-type="float" office:value="1845" calcext:value-type="float">
            <text:p>1845</text:p>
          </table:table-cell>
          <table:table-cell office:value-type="string" calcext:value-type="string">
            <text:p>músculo</text:p>
          </table:table-cell>
          <table:table-cell table:style-name="ce2" office:value-type="string" calcext:value-type="string">
            <text:p>muscle</text:p>
          </table:table-cell>
          <table:table-cell table:style-name="Default" office:value-type="string" calcext:value-type="string">
            <text:p>musculus</text:p>
          </table:table-cell>
          <table:table-cell/>
          <table:table-cell table:formula="of:=IF([.B1846]=[.D184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46];&quot;, '&quot;;SUBSTITUTE(LOWER([.B1846]);&quot;'&quot;;&quot;''&quot;);&quot;', '&quot;;SUBSTITUTE(LOWER([.C1846]);&quot;'&quot;;&quot;''&quot;);&quot;', '&quot;;SUBSTITUTE(LOWER([.D1846]);&quot;'&quot;;&quot;''&quot;);&quot;');&quot;)" office:value-type="string" office:string-value="insert into palabras(id, castellano, ingles, latin) values(1845, 'músculo', 'muscle', 'musculus');" calcext:value-type="string">
            <text:p>insert into palabras(id, castellano, ingles, latin) values(1845, 'músculo', 'muscle', 'musculus');</text:p>
          </table:table-cell>
        </table:table-row>
        <table:table-row table:style-name="ro1">
          <table:table-cell table:formula="of:=[.A1846]+1" office:value-type="float" office:value="1846" calcext:value-type="float">
            <text:p>1846</text:p>
          </table:table-cell>
          <table:table-cell office:value-type="string" calcext:value-type="string">
            <text:p>cuello</text:p>
          </table:table-cell>
          <table:table-cell table:style-name="ce2" office:value-type="string" calcext:value-type="string">
            <text:p>neck</text:p>
          </table:table-cell>
          <table:table-cell table:style-name="Default" office:value-type="string" calcext:value-type="string">
            <text:p>collum</text:p>
          </table:table-cell>
          <table:table-cell/>
          <table:table-cell table:formula="of:=IF([.B1847]=[.D184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47];&quot;, '&quot;;SUBSTITUTE(LOWER([.B1847]);&quot;'&quot;;&quot;''&quot;);&quot;', '&quot;;SUBSTITUTE(LOWER([.C1847]);&quot;'&quot;;&quot;''&quot;);&quot;', '&quot;;SUBSTITUTE(LOWER([.D1847]);&quot;'&quot;;&quot;''&quot;);&quot;');&quot;)" office:value-type="string" office:string-value="insert into palabras(id, castellano, ingles, latin) values(1846, 'cuello', 'neck', 'collum');" calcext:value-type="string">
            <text:p>insert into palabras(id, castellano, ingles, latin) values(1846, 'cuello', 'neck', 'collum');</text:p>
          </table:table-cell>
        </table:table-row>
        <table:table-row table:style-name="ro1">
          <table:table-cell table:formula="of:=[.A1847]+1" office:value-type="float" office:value="1847" calcext:value-type="float">
            <text:p>1847</text:p>
          </table:table-cell>
          <table:table-cell office:value-type="string" calcext:value-type="string">
            <text:p>corazón</text:p>
          </table:table-cell>
          <table:table-cell table:style-name="ce2" office:value-type="string" calcext:value-type="string">
            <text:p>heart</text:p>
          </table:table-cell>
          <table:table-cell table:style-name="Default" office:value-type="string" calcext:value-type="string">
            <text:p>cor</text:p>
          </table:table-cell>
          <table:table-cell/>
          <table:table-cell table:formula="of:=IF([.B1848]=[.D184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48];&quot;, '&quot;;SUBSTITUTE(LOWER([.B1848]);&quot;'&quot;;&quot;''&quot;);&quot;', '&quot;;SUBSTITUTE(LOWER([.C1848]);&quot;'&quot;;&quot;''&quot;);&quot;', '&quot;;SUBSTITUTE(LOWER([.D1848]);&quot;'&quot;;&quot;''&quot;);&quot;');&quot;)" office:value-type="string" office:string-value="insert into palabras(id, castellano, ingles, latin) values(1847, 'corazón', 'heart', 'cor');" calcext:value-type="string">
            <text:p>insert into palabras(id, castellano, ingles, latin) values(1847, 'corazón', 'heart', 'cor');</text:p>
          </table:table-cell>
        </table:table-row>
        <table:table-row table:style-name="ro1">
          <table:table-cell table:formula="of:=[.A1848]+1" office:value-type="float" office:value="1848" calcext:value-type="float">
            <text:p>1848</text:p>
          </table:table-cell>
          <table:table-cell office:value-type="string" calcext:value-type="string">
            <text:p>mente</text:p>
          </table:table-cell>
          <table:table-cell table:style-name="ce2" office:value-type="string" calcext:value-type="string">
            <text:p>mind</text:p>
          </table:table-cell>
          <table:table-cell table:style-name="Default" office:value-type="string" calcext:value-type="string">
            <text:p>mens</text:p>
          </table:table-cell>
          <table:table-cell/>
          <table:table-cell table:formula="of:=IF([.B1849]=[.D184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49];&quot;, '&quot;;SUBSTITUTE(LOWER([.B1849]);&quot;'&quot;;&quot;''&quot;);&quot;', '&quot;;SUBSTITUTE(LOWER([.C1849]);&quot;'&quot;;&quot;''&quot;);&quot;', '&quot;;SUBSTITUTE(LOWER([.D1849]);&quot;'&quot;;&quot;''&quot;);&quot;');&quot;)" office:value-type="string" office:string-value="insert into palabras(id, castellano, ingles, latin) values(1848, 'mente', 'mind', 'mens');" calcext:value-type="string">
            <text:p>insert into palabras(id, castellano, ingles, latin) values(1848, 'mente', 'mind', 'mens');</text:p>
          </table:table-cell>
        </table:table-row>
        <table:table-row table:style-name="ro1">
          <table:table-cell table:formula="of:=[.A1849]+1" office:value-type="float" office:value="1849" calcext:value-type="float">
            <text:p>1849</text:p>
          </table:table-cell>
          <table:table-cell office:value-type="string" calcext:value-type="string">
            <text:p>alma</text:p>
          </table:table-cell>
          <table:table-cell table:style-name="ce2" office:value-type="string" calcext:value-type="string">
            <text:p>soul</text:p>
          </table:table-cell>
          <table:table-cell table:style-name="Default" office:value-type="string" calcext:value-type="string">
            <text:p>anima</text:p>
          </table:table-cell>
          <table:table-cell/>
          <table:table-cell table:formula="of:=IF([.B1850]=[.D185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50];&quot;, '&quot;;SUBSTITUTE(LOWER([.B1850]);&quot;'&quot;;&quot;''&quot;);&quot;', '&quot;;SUBSTITUTE(LOWER([.C1850]);&quot;'&quot;;&quot;''&quot;);&quot;', '&quot;;SUBSTITUTE(LOWER([.D1850]);&quot;'&quot;;&quot;''&quot;);&quot;');&quot;)" office:value-type="string" office:string-value="insert into palabras(id, castellano, ingles, latin) values(1849, 'alma', 'soul', 'anima');" calcext:value-type="string">
            <text:p>insert into palabras(id, castellano, ingles, latin) values(1849, 'alma', 'soul', 'anima');</text:p>
          </table:table-cell>
        </table:table-row>
        <table:table-row table:style-name="ro1">
          <table:table-cell table:formula="of:=[.A1850]+1" office:value-type="float" office:value="1850" calcext:value-type="float">
            <text:p>1850</text:p>
          </table:table-cell>
          <table:table-cell office:value-type="string" calcext:value-type="string">
            <text:p>espíritu</text:p>
          </table:table-cell>
          <table:table-cell table:style-name="ce2" office:value-type="string" calcext:value-type="string">
            <text:p>spirit</text:p>
          </table:table-cell>
          <table:table-cell table:style-name="Default" office:value-type="string" calcext:value-type="string">
            <text:p>spiritus</text:p>
          </table:table-cell>
          <table:table-cell/>
          <table:table-cell table:formula="of:=IF([.B1851]=[.D185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51];&quot;, '&quot;;SUBSTITUTE(LOWER([.B1851]);&quot;'&quot;;&quot;''&quot;);&quot;', '&quot;;SUBSTITUTE(LOWER([.C1851]);&quot;'&quot;;&quot;''&quot;);&quot;', '&quot;;SUBSTITUTE(LOWER([.D1851]);&quot;'&quot;;&quot;''&quot;);&quot;');&quot;)" office:value-type="string" office:string-value="insert into palabras(id, castellano, ingles, latin) values(1850, 'espíritu', 'spirit', 'spiritus');" calcext:value-type="string">
            <text:p>insert into palabras(id, castellano, ingles, latin) values(1850, 'espíritu', 'spirit', 'spiritus');</text:p>
          </table:table-cell>
        </table:table-row>
        <table:table-row table:style-name="ro1">
          <table:table-cell table:formula="of:=[.A1851]+1" office:value-type="float" office:value="1851" calcext:value-type="float">
            <text:p>1851</text:p>
          </table:table-cell>
          <table:table-cell office:value-type="string" calcext:value-type="string">
            <text:p>pecho</text:p>
          </table:table-cell>
          <table:table-cell table:style-name="ce2" office:value-type="string" calcext:value-type="string">
            <text:p>chest</text:p>
          </table:table-cell>
          <table:table-cell table:style-name="Default" office:value-type="string" calcext:value-type="string">
            <text:p>pectus</text:p>
          </table:table-cell>
          <table:table-cell/>
          <table:table-cell table:formula="of:=IF([.B1852]=[.D185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52];&quot;, '&quot;;SUBSTITUTE(LOWER([.B1852]);&quot;'&quot;;&quot;''&quot;);&quot;', '&quot;;SUBSTITUTE(LOWER([.C1852]);&quot;'&quot;;&quot;''&quot;);&quot;', '&quot;;SUBSTITUTE(LOWER([.D1852]);&quot;'&quot;;&quot;''&quot;);&quot;');&quot;)" office:value-type="string" office:string-value="insert into palabras(id, castellano, ingles, latin) values(1851, 'pecho', 'chest', 'pectus');" calcext:value-type="string">
            <text:p>insert into palabras(id, castellano, ingles, latin) values(1851, 'pecho', 'chest', 'pectus');</text:p>
          </table:table-cell>
        </table:table-row>
        <table:table-row table:style-name="ro1">
          <table:table-cell table:formula="of:=[.A1852]+1" office:value-type="float" office:value="1852" calcext:value-type="float">
            <text:p>1852</text:p>
          </table:table-cell>
          <table:table-cell office:value-type="string" calcext:value-type="string">
            <text:p>cintura</text:p>
          </table:table-cell>
          <table:table-cell table:style-name="ce2" office:value-type="string" calcext:value-type="string">
            <text:p>waist</text:p>
          </table:table-cell>
          <table:table-cell table:style-name="Default" office:value-type="string" calcext:value-type="string">
            <text:p>lumbus</text:p>
          </table:table-cell>
          <table:table-cell/>
          <table:table-cell table:formula="of:=IF([.B1853]=[.D185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53];&quot;, '&quot;;SUBSTITUTE(LOWER([.B1853]);&quot;'&quot;;&quot;''&quot;);&quot;', '&quot;;SUBSTITUTE(LOWER([.C1853]);&quot;'&quot;;&quot;''&quot;);&quot;', '&quot;;SUBSTITUTE(LOWER([.D1853]);&quot;'&quot;;&quot;''&quot;);&quot;');&quot;)" office:value-type="string" office:string-value="insert into palabras(id, castellano, ingles, latin) values(1852, 'cintura', 'waist', 'lumbus');" calcext:value-type="string">
            <text:p>insert into palabras(id, castellano, ingles, latin) values(1852, 'cintura', 'waist', 'lumbus');</text:p>
          </table:table-cell>
        </table:table-row>
        <table:table-row table:style-name="ro1">
          <table:table-cell table:formula="of:=[.A1853]+1" office:value-type="float" office:value="1853" calcext:value-type="float">
            <text:p>1853</text:p>
          </table:table-cell>
          <table:table-cell office:value-type="string" calcext:value-type="string">
            <text:p>cadera</text:p>
          </table:table-cell>
          <table:table-cell table:style-name="ce2" office:value-type="string" calcext:value-type="string">
            <text:p>hip</text:p>
          </table:table-cell>
          <table:table-cell table:style-name="Default" office:value-type="string" calcext:value-type="string">
            <text:p>coxa</text:p>
          </table:table-cell>
          <table:table-cell/>
          <table:table-cell table:formula="of:=IF([.B1854]=[.D185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54];&quot;, '&quot;;SUBSTITUTE(LOWER([.B1854]);&quot;'&quot;;&quot;''&quot;);&quot;', '&quot;;SUBSTITUTE(LOWER([.C1854]);&quot;'&quot;;&quot;''&quot;);&quot;', '&quot;;SUBSTITUTE(LOWER([.D1854]);&quot;'&quot;;&quot;''&quot;);&quot;');&quot;)" office:value-type="string" office:string-value="insert into palabras(id, castellano, ingles, latin) values(1853, 'cadera', 'hip', 'coxa');" calcext:value-type="string">
            <text:p>insert into palabras(id, castellano, ingles, latin) values(1853, 'cadera', 'hip', 'coxa');</text:p>
          </table:table-cell>
        </table:table-row>
        <table:table-row table:style-name="ro1">
          <table:table-cell table:formula="of:=[.A1854]+1" office:value-type="float" office:value="1854" calcext:value-type="float">
            <text:p>1854</text:p>
          </table:table-cell>
          <table:table-cell office:value-type="string" calcext:value-type="string">
            <text:p>espalda</text:p>
          </table:table-cell>
          <table:table-cell table:style-name="ce2" office:value-type="string" calcext:value-type="string">
            <text:p>back</text:p>
          </table:table-cell>
          <table:table-cell table:style-name="Default" office:value-type="string" calcext:value-type="string">
            <text:p>dorsum</text:p>
          </table:table-cell>
          <table:table-cell/>
          <table:table-cell table:formula="of:=IF([.B1855]=[.D185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55];&quot;, '&quot;;SUBSTITUTE(LOWER([.B1855]);&quot;'&quot;;&quot;''&quot;);&quot;', '&quot;;SUBSTITUTE(LOWER([.C1855]);&quot;'&quot;;&quot;''&quot;);&quot;', '&quot;;SUBSTITUTE(LOWER([.D1855]);&quot;'&quot;;&quot;''&quot;);&quot;');&quot;)" office:value-type="string" office:string-value="insert into palabras(id, castellano, ingles, latin) values(1854, 'espalda', 'back', 'dorsum');" calcext:value-type="string">
            <text:p>insert into palabras(id, castellano, ingles, latin) values(1854, 'espalda', 'back', 'dorsum');</text:p>
          </table:table-cell>
        </table:table-row>
        <table:table-row table:style-name="ro1">
          <table:table-cell table:formula="of:=[.A1855]+1" office:value-type="float" office:value="1855" calcext:value-type="float">
            <text:p>1855</text:p>
          </table:table-cell>
          <table:table-cell office:value-type="string" calcext:value-type="string">
            <text:p>sangre</text:p>
          </table:table-cell>
          <table:table-cell table:style-name="ce2" office:value-type="string" calcext:value-type="string">
            <text:p>blood</text:p>
          </table:table-cell>
          <table:table-cell table:style-name="Default" office:value-type="string" calcext:value-type="string">
            <text:p>sanguis</text:p>
          </table:table-cell>
          <table:table-cell/>
          <table:table-cell table:formula="of:=IF([.B1856]=[.D185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56];&quot;, '&quot;;SUBSTITUTE(LOWER([.B1856]);&quot;'&quot;;&quot;''&quot;);&quot;', '&quot;;SUBSTITUTE(LOWER([.C1856]);&quot;'&quot;;&quot;''&quot;);&quot;', '&quot;;SUBSTITUTE(LOWER([.D1856]);&quot;'&quot;;&quot;''&quot;);&quot;');&quot;)" office:value-type="string" office:string-value="insert into palabras(id, castellano, ingles, latin) values(1855, 'sangre', 'blood', 'sanguis');" calcext:value-type="string">
            <text:p>insert into palabras(id, castellano, ingles, latin) values(1855, 'sangre', 'blood', 'sanguis');</text:p>
          </table:table-cell>
        </table:table-row>
        <table:table-row table:style-name="ro1">
          <table:table-cell table:formula="of:=[.A1856]+1" office:value-type="float" office:value="1856" calcext:value-type="float">
            <text:p>1856</text:p>
          </table:table-cell>
          <table:table-cell office:value-type="string" calcext:value-type="string">
            <text:p>carne</text:p>
          </table:table-cell>
          <table:table-cell table:style-name="ce2" office:value-type="string" calcext:value-type="string">
            <text:p>meat</text:p>
          </table:table-cell>
          <table:table-cell table:style-name="Default" office:value-type="string" calcext:value-type="string">
            <text:p>caro</text:p>
          </table:table-cell>
          <table:table-cell/>
          <table:table-cell table:formula="of:=IF([.B1857]=[.D185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57];&quot;, '&quot;;SUBSTITUTE(LOWER([.B1857]);&quot;'&quot;;&quot;''&quot;);&quot;', '&quot;;SUBSTITUTE(LOWER([.C1857]);&quot;'&quot;;&quot;''&quot;);&quot;', '&quot;;SUBSTITUTE(LOWER([.D1857]);&quot;'&quot;;&quot;''&quot;);&quot;');&quot;)" office:value-type="string" office:string-value="insert into palabras(id, castellano, ingles, latin) values(1856, 'carne', 'meat', 'caro');" calcext:value-type="string">
            <text:p>insert into palabras(id, castellano, ingles, latin) values(1856, 'carne', 'meat', 'caro');</text:p>
          </table:table-cell>
        </table:table-row>
        <table:table-row table:style-name="ro1">
          <table:table-cell table:formula="of:=[.A1857]+1" office:value-type="float" office:value="1857" calcext:value-type="float">
            <text:p>1857</text:p>
          </table:table-cell>
          <table:table-cell office:value-type="string" calcext:value-type="string">
            <text:p>piel</text:p>
          </table:table-cell>
          <table:table-cell table:style-name="ce2" office:value-type="string" calcext:value-type="string">
            <text:p>skin</text:p>
          </table:table-cell>
          <table:table-cell table:style-name="Default" office:value-type="string" calcext:value-type="string">
            <text:p>cutis</text:p>
          </table:table-cell>
          <table:table-cell/>
          <table:table-cell table:formula="of:=IF([.B1858]=[.D185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58];&quot;, '&quot;;SUBSTITUTE(LOWER([.B1858]);&quot;'&quot;;&quot;''&quot;);&quot;', '&quot;;SUBSTITUTE(LOWER([.C1858]);&quot;'&quot;;&quot;''&quot;);&quot;', '&quot;;SUBSTITUTE(LOWER([.D1858]);&quot;'&quot;;&quot;''&quot;);&quot;');&quot;)" office:value-type="string" office:string-value="insert into palabras(id, castellano, ingles, latin) values(1857, 'piel', 'skin', 'cutis');" calcext:value-type="string">
            <text:p>insert into palabras(id, castellano, ingles, latin) values(1857, 'piel', 'skin', 'cutis');</text:p>
          </table:table-cell>
        </table:table-row>
        <table:table-row table:style-name="ro1">
          <table:table-cell table:formula="of:=[.A1858]+1" office:value-type="float" office:value="1858" calcext:value-type="float">
            <text:p>1858</text:p>
          </table:table-cell>
          <table:table-cell office:value-type="string" calcext:value-type="string">
            <text:p>hueso</text:p>
          </table:table-cell>
          <table:table-cell table:style-name="ce2" office:value-type="string" calcext:value-type="string">
            <text:p>bone</text:p>
          </table:table-cell>
          <table:table-cell table:style-name="Default" office:value-type="string" calcext:value-type="string">
            <text:p>os</text:p>
          </table:table-cell>
          <table:table-cell/>
          <table:table-cell table:formula="of:=IF([.B1859]=[.D185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59];&quot;, '&quot;;SUBSTITUTE(LOWER([.B1859]);&quot;'&quot;;&quot;''&quot;);&quot;', '&quot;;SUBSTITUTE(LOWER([.C1859]);&quot;'&quot;;&quot;''&quot;);&quot;', '&quot;;SUBSTITUTE(LOWER([.D1859]);&quot;'&quot;;&quot;''&quot;);&quot;');&quot;)" office:value-type="string" office:string-value="insert into palabras(id, castellano, ingles, latin) values(1858, 'hueso', 'bone', 'os');" calcext:value-type="string">
            <text:p>insert into palabras(id, castellano, ingles, latin) values(1858, 'hueso', 'bone', 'os');</text:p>
          </table:table-cell>
        </table:table-row>
        <table:table-row table:style-name="ro1">
          <table:table-cell table:formula="of:=[.A1859]+1" office:value-type="float" office:value="1859" calcext:value-type="float">
            <text:p>1859</text:p>
          </table:table-cell>
          <table:table-cell office:value-type="string" calcext:value-type="string">
            <text:p>resfriado</text:p>
          </table:table-cell>
          <table:table-cell table:style-name="ce2" office:value-type="string" calcext:value-type="string">
            <text:p>cold</text:p>
          </table:table-cell>
          <table:table-cell table:style-name="Default" office:value-type="string" calcext:value-type="string">
            <text:p>influenza</text:p>
          </table:table-cell>
          <table:table-cell/>
          <table:table-cell table:formula="of:=IF([.B1860]=[.D186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60];&quot;, '&quot;;SUBSTITUTE(LOWER([.B1860]);&quot;'&quot;;&quot;''&quot;);&quot;', '&quot;;SUBSTITUTE(LOWER([.C1860]);&quot;'&quot;;&quot;''&quot;);&quot;', '&quot;;SUBSTITUTE(LOWER([.D1860]);&quot;'&quot;;&quot;''&quot;);&quot;');&quot;)" office:value-type="string" office:string-value="insert into palabras(id, castellano, ingles, latin) values(1859, 'resfriado', 'cold', 'influenza');" calcext:value-type="string">
            <text:p>insert into palabras(id, castellano, ingles, latin) values(1859, 'resfriado', 'cold', 'influenza');</text:p>
          </table:table-cell>
        </table:table-row>
        <table:table-row table:style-name="ro1">
          <table:table-cell table:formula="of:=[.A1860]+1" office:value-type="float" office:value="1860" calcext:value-type="float">
            <text:p>1860</text:p>
          </table:table-cell>
          <table:table-cell office:value-type="string" calcext:value-type="string">
            <text:p>gripe</text:p>
          </table:table-cell>
          <table:table-cell table:style-name="ce2" office:value-type="string" calcext:value-type="string">
            <text:p>flu</text:p>
          </table:table-cell>
          <table:table-cell table:style-name="Default" office:value-type="string" calcext:value-type="string">
            <text:p>grippus</text:p>
          </table:table-cell>
          <table:table-cell/>
          <table:table-cell table:formula="of:=IF([.B1861]=[.D186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61];&quot;, '&quot;;SUBSTITUTE(LOWER([.B1861]);&quot;'&quot;;&quot;''&quot;);&quot;', '&quot;;SUBSTITUTE(LOWER([.C1861]);&quot;'&quot;;&quot;''&quot;);&quot;', '&quot;;SUBSTITUTE(LOWER([.D1861]);&quot;'&quot;;&quot;''&quot;);&quot;');&quot;)" office:value-type="string" office:string-value="insert into palabras(id, castellano, ingles, latin) values(1860, 'gripe', 'flu', 'grippus');" calcext:value-type="string">
            <text:p>insert into palabras(id, castellano, ingles, latin) values(1860, 'gripe', 'flu', 'grippus');</text:p>
          </table:table-cell>
        </table:table-row>
        <table:table-row table:style-name="ro1">
          <table:table-cell table:formula="of:=[.A1861]+1" office:value-type="float" office:value="1861" calcext:value-type="float">
            <text:p>1861</text:p>
          </table:table-cell>
          <table:table-cell office:value-type="string" calcext:value-type="string">
            <text:p>diarrea</text:p>
          </table:table-cell>
          <table:table-cell table:style-name="ce2" office:value-type="string" calcext:value-type="string">
            <text:p>diarrhea</text:p>
          </table:table-cell>
          <table:table-cell table:style-name="Default" office:value-type="string" calcext:value-type="string">
            <text:p>diarrhoea</text:p>
          </table:table-cell>
          <table:table-cell/>
          <table:table-cell table:formula="of:=IF([.B1862]=[.D186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62];&quot;, '&quot;;SUBSTITUTE(LOWER([.B1862]);&quot;'&quot;;&quot;''&quot;);&quot;', '&quot;;SUBSTITUTE(LOWER([.C1862]);&quot;'&quot;;&quot;''&quot;);&quot;', '&quot;;SUBSTITUTE(LOWER([.D1862]);&quot;'&quot;;&quot;''&quot;);&quot;');&quot;)" office:value-type="string" office:string-value="insert into palabras(id, castellano, ingles, latin) values(1861, 'diarrea', 'diarrhea', 'diarrhoea');" calcext:value-type="string">
            <text:p>insert into palabras(id, castellano, ingles, latin) values(1861, 'diarrea', 'diarrhea', 'diarrhoea');</text:p>
          </table:table-cell>
        </table:table-row>
        <table:table-row table:style-name="ro1">
          <table:table-cell table:formula="of:=[.A1862]+1" office:value-type="float" office:value="1862" calcext:value-type="float">
            <text:p>1862</text:p>
          </table:table-cell>
          <table:table-cell office:value-type="string" calcext:value-type="string">
            <text:p>salud</text:p>
          </table:table-cell>
          <table:table-cell table:style-name="ce2" office:value-type="string" calcext:value-type="string">
            <text:p>health</text:p>
          </table:table-cell>
          <table:table-cell table:style-name="Default" office:value-type="string" calcext:value-type="string">
            <text:p>salus</text:p>
          </table:table-cell>
          <table:table-cell/>
          <table:table-cell table:formula="of:=IF([.B1863]=[.D186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63];&quot;, '&quot;;SUBSTITUTE(LOWER([.B1863]);&quot;'&quot;;&quot;''&quot;);&quot;', '&quot;;SUBSTITUTE(LOWER([.C1863]);&quot;'&quot;;&quot;''&quot;);&quot;', '&quot;;SUBSTITUTE(LOWER([.D1863]);&quot;'&quot;;&quot;''&quot;);&quot;');&quot;)" office:value-type="string" office:string-value="insert into palabras(id, castellano, ingles, latin) values(1862, 'salud', 'health', 'salus');" calcext:value-type="string">
            <text:p>insert into palabras(id, castellano, ingles, latin) values(1862, 'salud', 'health', 'salus');</text:p>
          </table:table-cell>
        </table:table-row>
        <table:table-row table:style-name="ro1">
          <table:table-cell table:formula="of:=[.A1863]+1" office:value-type="float" office:value="1863" calcext:value-type="float">
            <text:p>1863</text:p>
          </table:table-cell>
          <table:table-cell office:value-type="string" calcext:value-type="string">
            <text:p>enfermedad</text:p>
          </table:table-cell>
          <table:table-cell table:style-name="ce2" office:value-type="string" calcext:value-type="string">
            <text:p>illness</text:p>
          </table:table-cell>
          <table:table-cell table:style-name="Default" office:value-type="string" calcext:value-type="string">
            <text:p>morbus</text:p>
          </table:table-cell>
          <table:table-cell/>
          <table:table-cell table:formula="of:=IF([.B1864]=[.D186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64];&quot;, '&quot;;SUBSTITUTE(LOWER([.B1864]);&quot;'&quot;;&quot;''&quot;);&quot;', '&quot;;SUBSTITUTE(LOWER([.C1864]);&quot;'&quot;;&quot;''&quot;);&quot;', '&quot;;SUBSTITUTE(LOWER([.D1864]);&quot;'&quot;;&quot;''&quot;);&quot;');&quot;)" office:value-type="string" office:string-value="insert into palabras(id, castellano, ingles, latin) values(1863, 'enfermedad', 'illness', 'morbus');" calcext:value-type="string">
            <text:p>insert into palabras(id, castellano, ingles, latin) values(1863, 'enfermedad', 'illness', 'morbus');</text:p>
          </table:table-cell>
        </table:table-row>
        <table:table-row table:style-name="ro1">
          <table:table-cell table:formula="of:=[.A1864]+1" office:value-type="float" office:value="1864" calcext:value-type="float">
            <text:p>1864</text:p>
          </table:table-cell>
          <table:table-cell table:style-name="ce2" office:value-type="string" calcext:value-type="string">
            <text:p>Familia</text:p>
          </table:table-cell>
          <table:table-cell table:style-name="ce2" office:value-type="string" calcext:value-type="string">
            <text:p>family</text:p>
          </table:table-cell>
          <table:table-cell office:value-type="string" calcext:value-type="string">
            <text:p>familia</text:p>
          </table:table-cell>
          <table:table-cell/>
          <table:table-cell table:formula="of:=IF([.B1865]=[.D186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65];&quot;, '&quot;;SUBSTITUTE(LOWER([.B1865]);&quot;'&quot;;&quot;''&quot;);&quot;', '&quot;;SUBSTITUTE(LOWER([.C1865]);&quot;'&quot;;&quot;''&quot;);&quot;', '&quot;;SUBSTITUTE(LOWER([.D1865]);&quot;'&quot;;&quot;''&quot;);&quot;');&quot;)" office:value-type="string" office:string-value="insert into palabras(id, castellano, ingles, latin) values(1864, 'familia', 'family', 'familia');" calcext:value-type="string">
            <text:p>insert into palabras(id, castellano, ingles, latin) values(1864, 'familia', 'family', 'familia');</text:p>
          </table:table-cell>
        </table:table-row>
        <table:table-row table:style-name="ro1">
          <table:table-cell table:formula="of:=[.A1865]+1" office:value-type="float" office:value="1865" calcext:value-type="float">
            <text:p>1865</text:p>
          </table:table-cell>
          <table:table-cell office:value-type="string" calcext:value-type="string">
            <text:p>amigo</text:p>
          </table:table-cell>
          <table:table-cell table:style-name="ce2" office:value-type="string" calcext:value-type="string">
            <text:p>friend</text:p>
          </table:table-cell>
          <table:table-cell office:value-type="string" calcext:value-type="string">
            <text:p>amicus</text:p>
          </table:table-cell>
          <table:table-cell/>
          <table:table-cell table:formula="of:=IF([.B1866]=[.D186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66];&quot;, '&quot;;SUBSTITUTE(LOWER([.B1866]);&quot;'&quot;;&quot;''&quot;);&quot;', '&quot;;SUBSTITUTE(LOWER([.C1866]);&quot;'&quot;;&quot;''&quot;);&quot;', '&quot;;SUBSTITUTE(LOWER([.D1866]);&quot;'&quot;;&quot;''&quot;);&quot;');&quot;)" office:value-type="string" office:string-value="insert into palabras(id, castellano, ingles, latin) values(1865, 'amigo', 'friend', 'amicus');" calcext:value-type="string">
            <text:p>insert into palabras(id, castellano, ingles, latin) values(1865, 'amigo', 'friend', 'amicus');</text:p>
          </table:table-cell>
        </table:table-row>
        <table:table-row table:style-name="ro1">
          <table:table-cell table:formula="of:=[.A1866]+1" office:value-type="float" office:value="1866" calcext:value-type="float">
            <text:p>1866</text:p>
          </table:table-cell>
          <table:table-cell office:value-type="string" calcext:value-type="string">
            <text:p>conocido</text:p>
          </table:table-cell>
          <table:table-cell table:style-name="ce2" office:value-type="string" calcext:value-type="string">
            <text:p>acquaintance</text:p>
          </table:table-cell>
          <table:table-cell office:value-type="string" calcext:value-type="string">
            <text:p>notus</text:p>
          </table:table-cell>
          <table:table-cell/>
          <table:table-cell table:formula="of:=IF([.B1867]=[.D186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67];&quot;, '&quot;;SUBSTITUTE(LOWER([.B1867]);&quot;'&quot;;&quot;''&quot;);&quot;', '&quot;;SUBSTITUTE(LOWER([.C1867]);&quot;'&quot;;&quot;''&quot;);&quot;', '&quot;;SUBSTITUTE(LOWER([.D1867]);&quot;'&quot;;&quot;''&quot;);&quot;');&quot;)" office:value-type="string" office:string-value="insert into palabras(id, castellano, ingles, latin) values(1866, 'conocido', 'acquaintance', 'notus');" calcext:value-type="string">
            <text:p>insert into palabras(id, castellano, ingles, latin) values(1866, 'conocido', 'acquaintance', 'notus');</text:p>
          </table:table-cell>
        </table:table-row>
        <table:table-row table:style-name="ro1">
          <table:table-cell table:formula="of:=[.A1867]+1" office:value-type="float" office:value="1867" calcext:value-type="float">
            <text:p>1867</text:p>
          </table:table-cell>
          <table:table-cell office:value-type="string" calcext:value-type="string">
            <text:p>colega</text:p>
          </table:table-cell>
          <table:table-cell table:style-name="ce2" office:value-type="string" calcext:value-type="string">
            <text:p>colleague</text:p>
          </table:table-cell>
          <table:table-cell office:value-type="string" calcext:value-type="string">
            <text:p>collega</text:p>
          </table:table-cell>
          <table:table-cell/>
          <table:table-cell table:formula="of:=IF([.B1868]=[.D186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68];&quot;, '&quot;;SUBSTITUTE(LOWER([.B1868]);&quot;'&quot;;&quot;''&quot;);&quot;', '&quot;;SUBSTITUTE(LOWER([.C1868]);&quot;'&quot;;&quot;''&quot;);&quot;', '&quot;;SUBSTITUTE(LOWER([.D1868]);&quot;'&quot;;&quot;''&quot;);&quot;');&quot;)" office:value-type="string" office:string-value="insert into palabras(id, castellano, ingles, latin) values(1867, 'colega', 'colleague', 'collega');" calcext:value-type="string">
            <text:p>insert into palabras(id, castellano, ingles, latin) values(1867, 'colega', 'colleague', 'collega');</text:p>
          </table:table-cell>
        </table:table-row>
        <table:table-row table:style-name="ro1">
          <table:table-cell table:formula="of:=[.A1868]+1" office:value-type="float" office:value="1868" calcext:value-type="float">
            <text:p>1868</text:p>
          </table:table-cell>
          <table:table-cell office:value-type="string" calcext:value-type="string">
            <text:p>pareja</text:p>
          </table:table-cell>
          <table:table-cell table:style-name="ce2" office:value-type="string" calcext:value-type="string">
            <text:p>partner</text:p>
          </table:table-cell>
          <table:table-cell office:value-type="string" calcext:value-type="string">
            <text:p>coniunx</text:p>
          </table:table-cell>
          <table:table-cell/>
          <table:table-cell table:formula="of:=IF([.B1869]=[.D186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69];&quot;, '&quot;;SUBSTITUTE(LOWER([.B1869]);&quot;'&quot;;&quot;''&quot;);&quot;', '&quot;;SUBSTITUTE(LOWER([.C1869]);&quot;'&quot;;&quot;''&quot;);&quot;', '&quot;;SUBSTITUTE(LOWER([.D1869]);&quot;'&quot;;&quot;''&quot;);&quot;');&quot;)" office:value-type="string" office:string-value="insert into palabras(id, castellano, ingles, latin) values(1868, 'pareja', 'partner', 'coniunx');" calcext:value-type="string">
            <text:p>insert into palabras(id, castellano, ingles, latin) values(1868, 'pareja', 'partner', 'coniunx');</text:p>
          </table:table-cell>
        </table:table-row>
        <table:table-row table:style-name="ro1">
          <table:table-cell table:formula="of:=[.A1869]+1" office:value-type="float" office:value="1869" calcext:value-type="float">
            <text:p>1869</text:p>
          </table:table-cell>
          <table:table-cell office:value-type="string" calcext:value-type="string">
            <text:p>esposo</text:p>
          </table:table-cell>
          <table:table-cell table:style-name="ce2" office:value-type="string" calcext:value-type="string">
            <text:p>husband</text:p>
          </table:table-cell>
          <table:table-cell office:value-type="string" calcext:value-type="string">
            <text:p>maritus</text:p>
          </table:table-cell>
          <table:table-cell/>
          <table:table-cell table:formula="of:=IF([.B1870]=[.D187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70];&quot;, '&quot;;SUBSTITUTE(LOWER([.B1870]);&quot;'&quot;;&quot;''&quot;);&quot;', '&quot;;SUBSTITUTE(LOWER([.C1870]);&quot;'&quot;;&quot;''&quot;);&quot;', '&quot;;SUBSTITUTE(LOWER([.D1870]);&quot;'&quot;;&quot;''&quot;);&quot;');&quot;)" office:value-type="string" office:string-value="insert into palabras(id, castellano, ingles, latin) values(1869, 'esposo', 'husband', 'maritus');" calcext:value-type="string">
            <text:p>insert into palabras(id, castellano, ingles, latin) values(1869, 'esposo', 'husband', 'maritus');</text:p>
          </table:table-cell>
        </table:table-row>
        <table:table-row table:style-name="ro1">
          <table:table-cell table:formula="of:=[.A1870]+1" office:value-type="float" office:value="1870" calcext:value-type="float">
            <text:p>1870</text:p>
          </table:table-cell>
          <table:table-cell office:value-type="string" calcext:value-type="string">
            <text:p>esposa</text:p>
          </table:table-cell>
          <table:table-cell table:style-name="ce2" office:value-type="string" calcext:value-type="string">
            <text:p>wife</text:p>
          </table:table-cell>
          <table:table-cell office:value-type="string" calcext:value-type="string">
            <text:p>uxor</text:p>
          </table:table-cell>
          <table:table-cell/>
          <table:table-cell table:formula="of:=IF([.B1871]=[.D187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71];&quot;, '&quot;;SUBSTITUTE(LOWER([.B1871]);&quot;'&quot;;&quot;''&quot;);&quot;', '&quot;;SUBSTITUTE(LOWER([.C1871]);&quot;'&quot;;&quot;''&quot;);&quot;', '&quot;;SUBSTITUTE(LOWER([.D1871]);&quot;'&quot;;&quot;''&quot;);&quot;');&quot;)" office:value-type="string" office:string-value="insert into palabras(id, castellano, ingles, latin) values(1870, 'esposa', 'wife', 'uxor');" calcext:value-type="string">
            <text:p>insert into palabras(id, castellano, ingles, latin) values(1870, 'esposa', 'wife', 'uxor');</text:p>
          </table:table-cell>
        </table:table-row>
        <table:table-row table:style-name="ro2">
          <table:table-cell table:formula="of:=[.A1871]+1" office:value-type="float" office:value="1871" calcext:value-type="float">
            <text:p>1871</text:p>
          </table:table-cell>
          <table:table-cell office:value-type="string" calcext:value-type="string">
            <text:p>matrimonio</text:p>
          </table:table-cell>
          <table:table-cell table:style-name="ce2" office:value-type="string" calcext:value-type="string">
            <text:p>marriage</text:p>
          </table:table-cell>
          <table:table-cell office:value-type="string" calcext:value-type="string">
            <text:p>matrimonium</text:p>
          </table:table-cell>
          <table:table-cell/>
          <table:table-cell table:formula="of:=IF([.B1872]=[.D187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72];&quot;, '&quot;;SUBSTITUTE(LOWER([.B1872]);&quot;'&quot;;&quot;''&quot;);&quot;', '&quot;;SUBSTITUTE(LOWER([.C1872]);&quot;'&quot;;&quot;''&quot;);&quot;', '&quot;;SUBSTITUTE(LOWER([.D1872]);&quot;'&quot;;&quot;''&quot;);&quot;');&quot;)" office:value-type="string" office:string-value="insert into palabras(id, castellano, ingles, latin) values(1871, 'matrimonio', 'marriage', 'matrimonium');" calcext:value-type="string">
            <text:p>insert into palabras(id, castellano, ingles, latin) values(1871, 'matrimonio', 'marriage', 'matrimonium');</text:p>
          </table:table-cell>
        </table:table-row>
        <table:table-row table:style-name="ro1">
          <table:table-cell table:formula="of:=[.A1872]+1" office:value-type="float" office:value="1872" calcext:value-type="float">
            <text:p>1872</text:p>
          </table:table-cell>
          <table:table-cell office:value-type="string" calcext:value-type="string">
            <text:p>amor</text:p>
          </table:table-cell>
          <table:table-cell table:style-name="ce2" office:value-type="string" calcext:value-type="string">
            <text:p>love</text:p>
          </table:table-cell>
          <table:table-cell office:value-type="string" calcext:value-type="string">
            <text:p>amor</text:p>
          </table:table-cell>
          <table:table-cell/>
          <table:table-cell table:formula="of:=IF([.B1873]=[.D1873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873];&quot;, '&quot;;SUBSTITUTE(LOWER([.B1873]);&quot;'&quot;;&quot;''&quot;);&quot;', '&quot;;SUBSTITUTE(LOWER([.C1873]);&quot;'&quot;;&quot;''&quot;);&quot;', '&quot;;SUBSTITUTE(LOWER([.D1873]);&quot;'&quot;;&quot;''&quot;);&quot;');&quot;)" office:value-type="string" office:string-value="insert into palabras(id, castellano, ingles, latin) values(1872, 'amor', 'love', 'amor');" calcext:value-type="string">
            <text:p>insert into palabras(id, castellano, ingles, latin) values(1872, 'amor', 'love', 'amor');</text:p>
          </table:table-cell>
        </table:table-row>
        <table:table-row table:style-name="ro1">
          <table:table-cell table:formula="of:=[.A1873]+1" office:value-type="float" office:value="1873" calcext:value-type="float">
            <text:p>1873</text:p>
          </table:table-cell>
          <table:table-cell office:value-type="string" calcext:value-type="string">
            <text:p>padre</text:p>
          </table:table-cell>
          <table:table-cell table:style-name="ce2" office:value-type="string" calcext:value-type="string">
            <text:p>father</text:p>
          </table:table-cell>
          <table:table-cell office:value-type="string" calcext:value-type="string">
            <text:p>pater</text:p>
          </table:table-cell>
          <table:table-cell/>
          <table:table-cell table:formula="of:=IF([.B1874]=[.D187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74];&quot;, '&quot;;SUBSTITUTE(LOWER([.B1874]);&quot;'&quot;;&quot;''&quot;);&quot;', '&quot;;SUBSTITUTE(LOWER([.C1874]);&quot;'&quot;;&quot;''&quot;);&quot;', '&quot;;SUBSTITUTE(LOWER([.D1874]);&quot;'&quot;;&quot;''&quot;);&quot;');&quot;)" office:value-type="string" office:string-value="insert into palabras(id, castellano, ingles, latin) values(1873, 'padre', 'father', 'pater');" calcext:value-type="string">
            <text:p>insert into palabras(id, castellano, ingles, latin) values(1873, 'padre', 'father', 'pater');</text:p>
          </table:table-cell>
        </table:table-row>
        <table:table-row table:style-name="ro1">
          <table:table-cell table:formula="of:=[.A1874]+1" office:value-type="float" office:value="1874" calcext:value-type="float">
            <text:p>1874</text:p>
          </table:table-cell>
          <table:table-cell office:value-type="string" calcext:value-type="string">
            <text:p>madre</text:p>
          </table:table-cell>
          <table:table-cell table:style-name="ce2" office:value-type="string" calcext:value-type="string">
            <text:p>mother</text:p>
          </table:table-cell>
          <table:table-cell office:value-type="string" calcext:value-type="string">
            <text:p>mater</text:p>
          </table:table-cell>
          <table:table-cell/>
          <table:table-cell table:formula="of:=IF([.B1875]=[.D187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75];&quot;, '&quot;;SUBSTITUTE(LOWER([.B1875]);&quot;'&quot;;&quot;''&quot;);&quot;', '&quot;;SUBSTITUTE(LOWER([.C1875]);&quot;'&quot;;&quot;''&quot;);&quot;', '&quot;;SUBSTITUTE(LOWER([.D1875]);&quot;'&quot;;&quot;''&quot;);&quot;');&quot;)" office:value-type="string" office:string-value="insert into palabras(id, castellano, ingles, latin) values(1874, 'madre', 'mother', 'mater');" calcext:value-type="string">
            <text:p>insert into palabras(id, castellano, ingles, latin) values(1874, 'madre', 'mother', 'mater');</text:p>
          </table:table-cell>
        </table:table-row>
        <table:table-row table:style-name="ro1">
          <table:table-cell table:formula="of:=[.A1875]+1" office:value-type="float" office:value="1875" calcext:value-type="float">
            <text:p>1875</text:p>
          </table:table-cell>
          <table:table-cell office:value-type="string" calcext:value-type="string">
            <text:p>hermano</text:p>
          </table:table-cell>
          <table:table-cell table:style-name="ce2" office:value-type="string" calcext:value-type="string">
            <text:p>brother</text:p>
          </table:table-cell>
          <table:table-cell office:value-type="string" calcext:value-type="string">
            <text:p>frater</text:p>
          </table:table-cell>
          <table:table-cell/>
          <table:table-cell table:formula="of:=IF([.B1876]=[.D187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76];&quot;, '&quot;;SUBSTITUTE(LOWER([.B1876]);&quot;'&quot;;&quot;''&quot;);&quot;', '&quot;;SUBSTITUTE(LOWER([.C1876]);&quot;'&quot;;&quot;''&quot;);&quot;', '&quot;;SUBSTITUTE(LOWER([.D1876]);&quot;'&quot;;&quot;''&quot;);&quot;');&quot;)" office:value-type="string" office:string-value="insert into palabras(id, castellano, ingles, latin) values(1875, 'hermano', 'brother', 'frater');" calcext:value-type="string">
            <text:p>insert into palabras(id, castellano, ingles, latin) values(1875, 'hermano', 'brother', 'frater');</text:p>
          </table:table-cell>
        </table:table-row>
        <table:table-row table:style-name="ro1">
          <table:table-cell table:formula="of:=[.A1876]+1" office:value-type="float" office:value="1876" calcext:value-type="float">
            <text:p>1876</text:p>
          </table:table-cell>
          <table:table-cell office:value-type="string" calcext:value-type="string">
            <text:p>hijo</text:p>
          </table:table-cell>
          <table:table-cell table:style-name="ce2" office:value-type="string" calcext:value-type="string">
            <text:p>son</text:p>
          </table:table-cell>
          <table:table-cell office:value-type="string" calcext:value-type="string">
            <text:p>filius</text:p>
          </table:table-cell>
          <table:table-cell/>
          <table:table-cell table:formula="of:=IF([.B1877]=[.D187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77];&quot;, '&quot;;SUBSTITUTE(LOWER([.B1877]);&quot;'&quot;;&quot;''&quot;);&quot;', '&quot;;SUBSTITUTE(LOWER([.C1877]);&quot;'&quot;;&quot;''&quot;);&quot;', '&quot;;SUBSTITUTE(LOWER([.D1877]);&quot;'&quot;;&quot;''&quot;);&quot;');&quot;)" office:value-type="string" office:string-value="insert into palabras(id, castellano, ingles, latin) values(1876, 'hijo', 'son', 'filius');" calcext:value-type="string">
            <text:p>insert into palabras(id, castellano, ingles, latin) values(1876, 'hijo', 'son', 'filius');</text:p>
          </table:table-cell>
        </table:table-row>
        <table:table-row table:style-name="ro1">
          <table:table-cell table:formula="of:=[.A1877]+1" office:value-type="float" office:value="1877" calcext:value-type="float">
            <text:p>1877</text:p>
          </table:table-cell>
          <table:table-cell office:value-type="string" calcext:value-type="string">
            <text:p>abuelo</text:p>
          </table:table-cell>
          <table:table-cell table:style-name="ce2" office:value-type="string" calcext:value-type="string">
            <text:p>grandfather</text:p>
          </table:table-cell>
          <table:table-cell office:value-type="string" calcext:value-type="string">
            <text:p>avus</text:p>
          </table:table-cell>
          <table:table-cell/>
          <table:table-cell table:formula="of:=IF([.B1878]=[.D187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78];&quot;, '&quot;;SUBSTITUTE(LOWER([.B1878]);&quot;'&quot;;&quot;''&quot;);&quot;', '&quot;;SUBSTITUTE(LOWER([.C1878]);&quot;'&quot;;&quot;''&quot;);&quot;', '&quot;;SUBSTITUTE(LOWER([.D1878]);&quot;'&quot;;&quot;''&quot;);&quot;');&quot;)" office:value-type="string" office:string-value="insert into palabras(id, castellano, ingles, latin) values(1877, 'abuelo', 'grandfather', 'avus');" calcext:value-type="string">
            <text:p>insert into palabras(id, castellano, ingles, latin) values(1877, 'abuelo', 'grandfather', 'avus');</text:p>
          </table:table-cell>
        </table:table-row>
        <table:table-row table:style-name="ro1">
          <table:table-cell table:formula="of:=[.A1878]+1" office:value-type="float" office:value="1878" calcext:value-type="float">
            <text:p>1878</text:p>
          </table:table-cell>
          <table:table-cell office:value-type="string" calcext:value-type="string">
            <text:p>nieto</text:p>
          </table:table-cell>
          <table:table-cell table:style-name="ce2" office:value-type="string" calcext:value-type="string">
            <text:p>grandson</text:p>
          </table:table-cell>
          <table:table-cell office:value-type="string" calcext:value-type="string">
            <text:p>nepos</text:p>
          </table:table-cell>
          <table:table-cell/>
          <table:table-cell table:formula="of:=IF([.B1879]=[.D187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79];&quot;, '&quot;;SUBSTITUTE(LOWER([.B1879]);&quot;'&quot;;&quot;''&quot;);&quot;', '&quot;;SUBSTITUTE(LOWER([.C1879]);&quot;'&quot;;&quot;''&quot;);&quot;', '&quot;;SUBSTITUTE(LOWER([.D1879]);&quot;'&quot;;&quot;''&quot;);&quot;');&quot;)" office:value-type="string" office:string-value="insert into palabras(id, castellano, ingles, latin) values(1878, 'nieto', 'grandson', 'nepos');" calcext:value-type="string">
            <text:p>insert into palabras(id, castellano, ingles, latin) values(1878, 'nieto', 'grandson', 'nepos');</text:p>
          </table:table-cell>
        </table:table-row>
        <table:table-row table:style-name="ro1">
          <table:table-cell table:formula="of:=[.A1879]+1" office:value-type="float" office:value="1879" calcext:value-type="float">
            <text:p>1879</text:p>
          </table:table-cell>
          <table:table-cell office:value-type="string" calcext:value-type="string">
            <text:p>primo</text:p>
          </table:table-cell>
          <table:table-cell table:style-name="ce2" office:value-type="string" calcext:value-type="string">
            <text:p>cousin</text:p>
          </table:table-cell>
          <table:table-cell office:value-type="string" calcext:value-type="string">
            <text:p>cognatus</text:p>
          </table:table-cell>
          <table:table-cell/>
          <table:table-cell table:formula="of:=IF([.B1880]=[.D188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80];&quot;, '&quot;;SUBSTITUTE(LOWER([.B1880]);&quot;'&quot;;&quot;''&quot;);&quot;', '&quot;;SUBSTITUTE(LOWER([.C1880]);&quot;'&quot;;&quot;''&quot;);&quot;', '&quot;;SUBSTITUTE(LOWER([.D1880]);&quot;'&quot;;&quot;''&quot;);&quot;');&quot;)" office:value-type="string" office:string-value="insert into palabras(id, castellano, ingles, latin) values(1879, 'primo', 'cousin', 'cognatus');" calcext:value-type="string">
            <text:p>insert into palabras(id, castellano, ingles, latin) values(1879, 'primo', 'cousin', 'cognatus');</text:p>
          </table:table-cell>
        </table:table-row>
        <table:table-row table:style-name="ro1">
          <table:table-cell table:formula="of:=[.A1880]+1" office:value-type="float" office:value="1880" calcext:value-type="float">
            <text:p>1880</text:p>
          </table:table-cell>
          <table:table-cell office:value-type="string" calcext:value-type="string">
            <text:p>tío</text:p>
          </table:table-cell>
          <table:table-cell table:style-name="ce2" office:value-type="string" calcext:value-type="string">
            <text:p>uncle</text:p>
          </table:table-cell>
          <table:table-cell office:value-type="string" calcext:value-type="string">
            <text:p>avunculus</text:p>
          </table:table-cell>
          <table:table-cell/>
          <table:table-cell table:formula="of:=IF([.B1881]=[.D188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81];&quot;, '&quot;;SUBSTITUTE(LOWER([.B1881]);&quot;'&quot;;&quot;''&quot;);&quot;', '&quot;;SUBSTITUTE(LOWER([.C1881]);&quot;'&quot;;&quot;''&quot;);&quot;', '&quot;;SUBSTITUTE(LOWER([.D1881]);&quot;'&quot;;&quot;''&quot;);&quot;');&quot;)" office:value-type="string" office:string-value="insert into palabras(id, castellano, ingles, latin) values(1880, 'tío', 'uncle', 'avunculus');" calcext:value-type="string">
            <text:p>insert into palabras(id, castellano, ingles, latin) values(1880, 'tío', 'uncle', 'avunculus');</text:p>
          </table:table-cell>
        </table:table-row>
        <table:table-row table:style-name="ro1">
          <table:table-cell table:formula="of:=[.A1881]+1" office:value-type="float" office:value="1881" calcext:value-type="float">
            <text:p>1881</text:p>
          </table:table-cell>
          <table:table-cell office:value-type="string" calcext:value-type="string">
            <text:p>sobrino</text:p>
          </table:table-cell>
          <table:table-cell table:style-name="ce2" office:value-type="string" calcext:value-type="string">
            <text:p>nephew</text:p>
          </table:table-cell>
          <table:table-cell office:value-type="string" calcext:value-type="string">
            <text:p>nepos</text:p>
          </table:table-cell>
          <table:table-cell/>
          <table:table-cell table:formula="of:=IF([.B1882]=[.D188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82];&quot;, '&quot;;SUBSTITUTE(LOWER([.B1882]);&quot;'&quot;;&quot;''&quot;);&quot;', '&quot;;SUBSTITUTE(LOWER([.C1882]);&quot;'&quot;;&quot;''&quot;);&quot;', '&quot;;SUBSTITUTE(LOWER([.D1882]);&quot;'&quot;;&quot;''&quot;);&quot;');&quot;)" office:value-type="string" office:string-value="insert into palabras(id, castellano, ingles, latin) values(1881, 'sobrino', 'nephew', 'nepos');" calcext:value-type="string">
            <text:p>insert into palabras(id, castellano, ingles, latin) values(1881, 'sobrino', 'nephew', 'nepos');</text:p>
          </table:table-cell>
        </table:table-row>
        <table:table-row table:style-name="ro1">
          <table:table-cell table:formula="of:=[.A1882]+1" office:value-type="float" office:value="1882" calcext:value-type="float">
            <text:p>1882</text:p>
          </table:table-cell>
          <table:table-cell office:value-type="string" calcext:value-type="string">
            <text:p>Vida</text:p>
          </table:table-cell>
          <table:table-cell table:style-name="ce2" office:value-type="string" calcext:value-type="string">
            <text:p>life</text:p>
          </table:table-cell>
          <table:table-cell office:value-type="string" calcext:value-type="string">
            <text:p>vita</text:p>
          </table:table-cell>
          <table:table-cell/>
          <table:table-cell table:formula="of:=IF([.B1883]=[.D188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83];&quot;, '&quot;;SUBSTITUTE(LOWER([.B1883]);&quot;'&quot;;&quot;''&quot;);&quot;', '&quot;;SUBSTITUTE(LOWER([.C1883]);&quot;'&quot;;&quot;''&quot;);&quot;', '&quot;;SUBSTITUTE(LOWER([.D1883]);&quot;'&quot;;&quot;''&quot;);&quot;');&quot;)" office:value-type="string" office:string-value="insert into palabras(id, castellano, ingles, latin) values(1882, 'vida', 'life', 'vita');" calcext:value-type="string">
            <text:p>insert into palabras(id, castellano, ingles, latin) values(1882, 'vida', 'life', 'vita');</text:p>
          </table:table-cell>
        </table:table-row>
        <table:table-row table:style-name="ro1">
          <table:table-cell table:formula="of:=[.A1883]+1" office:value-type="float" office:value="1883" calcext:value-type="float">
            <text:p>1883</text:p>
          </table:table-cell>
          <table:table-cell office:value-type="string" calcext:value-type="string">
            <text:p>criatura</text:p>
          </table:table-cell>
          <table:table-cell table:style-name="ce2" office:value-type="string" calcext:value-type="string">
            <text:p>creature</text:p>
          </table:table-cell>
          <table:table-cell office:value-type="string" calcext:value-type="string">
            <text:p>creatura</text:p>
          </table:table-cell>
          <table:table-cell/>
          <table:table-cell table:formula="of:=IF([.B1884]=[.D188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84];&quot;, '&quot;;SUBSTITUTE(LOWER([.B1884]);&quot;'&quot;;&quot;''&quot;);&quot;', '&quot;;SUBSTITUTE(LOWER([.C1884]);&quot;'&quot;;&quot;''&quot;);&quot;', '&quot;;SUBSTITUTE(LOWER([.D1884]);&quot;'&quot;;&quot;''&quot;);&quot;');&quot;)" office:value-type="string" office:string-value="insert into palabras(id, castellano, ingles, latin) values(1883, 'criatura', 'creature', 'creatura');" calcext:value-type="string">
            <text:p>insert into palabras(id, castellano, ingles, latin) values(1883, 'criatura', 'creature', 'creatura');</text:p>
          </table:table-cell>
        </table:table-row>
        <table:table-row table:style-name="ro1">
          <table:table-cell table:formula="of:=[.A1884]+1" office:value-type="float" office:value="1884" calcext:value-type="float">
            <text:p>1884</text:p>
          </table:table-cell>
          <table:table-cell office:value-type="string" calcext:value-type="string">
            <text:p>especie</text:p>
          </table:table-cell>
          <table:table-cell table:style-name="ce2" office:value-type="string" calcext:value-type="string">
            <text:p>species</text:p>
          </table:table-cell>
          <table:table-cell office:value-type="string" calcext:value-type="string">
            <text:p>species</text:p>
          </table:table-cell>
          <table:table-cell/>
          <table:table-cell table:formula="of:=IF([.B1885]=[.D188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85];&quot;, '&quot;;SUBSTITUTE(LOWER([.B1885]);&quot;'&quot;;&quot;''&quot;);&quot;', '&quot;;SUBSTITUTE(LOWER([.C1885]);&quot;'&quot;;&quot;''&quot;);&quot;', '&quot;;SUBSTITUTE(LOWER([.D1885]);&quot;'&quot;;&quot;''&quot;);&quot;');&quot;)" office:value-type="string" office:string-value="insert into palabras(id, castellano, ingles, latin) values(1884, 'especie', 'species', 'species');" calcext:value-type="string">
            <text:p>insert into palabras(id, castellano, ingles, latin) values(1884, 'especie', 'species', 'species');</text:p>
          </table:table-cell>
        </table:table-row>
        <table:table-row table:style-name="ro1">
          <table:table-cell table:formula="of:=[.A1885]+1" office:value-type="float" office:value="1885" calcext:value-type="float">
            <text:p>1885</text:p>
          </table:table-cell>
          <table:table-cell office:value-type="string" calcext:value-type="string">
            <text:p>ser</text:p>
          </table:table-cell>
          <table:table-cell table:style-name="ce2" office:value-type="string" calcext:value-type="string">
            <text:p>being</text:p>
          </table:table-cell>
          <table:table-cell office:value-type="string" calcext:value-type="string">
            <text:p>ens</text:p>
          </table:table-cell>
          <table:table-cell/>
          <table:table-cell table:formula="of:=IF([.B1886]=[.D188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86];&quot;, '&quot;;SUBSTITUTE(LOWER([.B1886]);&quot;'&quot;;&quot;''&quot;);&quot;', '&quot;;SUBSTITUTE(LOWER([.C1886]);&quot;'&quot;;&quot;''&quot;);&quot;', '&quot;;SUBSTITUTE(LOWER([.D1886]);&quot;'&quot;;&quot;''&quot;);&quot;');&quot;)" office:value-type="string" office:string-value="insert into palabras(id, castellano, ingles, latin) values(1885, 'ser', 'being', 'ens');" calcext:value-type="string">
            <text:p>insert into palabras(id, castellano, ingles, latin) values(1885, 'ser', 'being', 'ens');</text:p>
          </table:table-cell>
        </table:table-row>
        <table:table-row table:style-name="ro1">
          <table:table-cell table:formula="of:=[.A1886]+1" office:value-type="float" office:value="1886" calcext:value-type="float">
            <text:p>1886</text:p>
          </table:table-cell>
          <table:table-cell office:value-type="string" calcext:value-type="string">
            <text:p>vida</text:p>
          </table:table-cell>
          <table:table-cell table:style-name="ce2" office:value-type="string" calcext:value-type="string">
            <text:p>life</text:p>
          </table:table-cell>
          <table:table-cell office:value-type="string" calcext:value-type="string">
            <text:p>vita</text:p>
          </table:table-cell>
          <table:table-cell/>
          <table:table-cell table:formula="of:=IF([.B1887]=[.D188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87];&quot;, '&quot;;SUBSTITUTE(LOWER([.B1887]);&quot;'&quot;;&quot;''&quot;);&quot;', '&quot;;SUBSTITUTE(LOWER([.C1887]);&quot;'&quot;;&quot;''&quot;);&quot;', '&quot;;SUBSTITUTE(LOWER([.D1887]);&quot;'&quot;;&quot;''&quot;);&quot;');&quot;)" office:value-type="string" office:string-value="insert into palabras(id, castellano, ingles, latin) values(1886, 'vida', 'life', 'vita');" calcext:value-type="string">
            <text:p>insert into palabras(id, castellano, ingles, latin) values(1886, 'vida', 'life', 'vita');</text:p>
          </table:table-cell>
        </table:table-row>
        <table:table-row table:style-name="ro1">
          <table:table-cell table:formula="of:=[.A1887]+1" office:value-type="float" office:value="1887" calcext:value-type="float">
            <text:p>1887</text:p>
          </table:table-cell>
          <table:table-cell office:value-type="string" calcext:value-type="string">
            <text:p>nacimiento</text:p>
          </table:table-cell>
          <table:table-cell table:style-name="ce2" office:value-type="string" calcext:value-type="string">
            <text:p>birth</text:p>
          </table:table-cell>
          <table:table-cell office:value-type="string" calcext:value-type="string">
            <text:p>natalis</text:p>
          </table:table-cell>
          <table:table-cell/>
          <table:table-cell table:formula="of:=IF([.B1888]=[.D188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88];&quot;, '&quot;;SUBSTITUTE(LOWER([.B1888]);&quot;'&quot;;&quot;''&quot;);&quot;', '&quot;;SUBSTITUTE(LOWER([.C1888]);&quot;'&quot;;&quot;''&quot;);&quot;', '&quot;;SUBSTITUTE(LOWER([.D1888]);&quot;'&quot;;&quot;''&quot;);&quot;');&quot;)" office:value-type="string" office:string-value="insert into palabras(id, castellano, ingles, latin) values(1887, 'nacimiento', 'birth', 'natalis');" calcext:value-type="string">
            <text:p>insert into palabras(id, castellano, ingles, latin) values(1887, 'nacimiento', 'birth', 'natalis');</text:p>
          </table:table-cell>
        </table:table-row>
        <table:table-row table:style-name="ro1">
          <table:table-cell table:formula="of:=[.A1888]+1" office:value-type="float" office:value="1888" calcext:value-type="float">
            <text:p>1888</text:p>
          </table:table-cell>
          <table:table-cell office:value-type="string" calcext:value-type="string">
            <text:p>reproducción</text:p>
          </table:table-cell>
          <table:table-cell table:style-name="ce2" office:value-type="string" calcext:value-type="string">
            <text:p>reproduction</text:p>
          </table:table-cell>
          <table:table-cell office:value-type="string" calcext:value-type="string">
            <text:p>reproductio</text:p>
          </table:table-cell>
          <table:table-cell/>
          <table:table-cell table:formula="of:=IF([.B1889]=[.D188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89];&quot;, '&quot;;SUBSTITUTE(LOWER([.B1889]);&quot;'&quot;;&quot;''&quot;);&quot;', '&quot;;SUBSTITUTE(LOWER([.C1889]);&quot;'&quot;;&quot;''&quot;);&quot;', '&quot;;SUBSTITUTE(LOWER([.D1889]);&quot;'&quot;;&quot;''&quot;);&quot;');&quot;)" office:value-type="string" office:string-value="insert into palabras(id, castellano, ingles, latin) values(1888, 'reproducción', 'reproduction', 'reproductio');" calcext:value-type="string">
            <text:p>insert into palabras(id, castellano, ingles, latin) values(1888, 'reproducción', 'reproduction', 'reproductio');</text:p>
          </table:table-cell>
        </table:table-row>
        <table:table-row table:style-name="ro1">
          <table:table-cell table:formula="of:=[.A1889]+1" office:value-type="float" office:value="1889" calcext:value-type="float">
            <text:p>1889</text:p>
          </table:table-cell>
          <table:table-cell office:value-type="string" calcext:value-type="string">
            <text:p>muerte</text:p>
          </table:table-cell>
          <table:table-cell table:style-name="ce2" office:value-type="string" calcext:value-type="string">
            <text:p>death</text:p>
          </table:table-cell>
          <table:table-cell office:value-type="string" calcext:value-type="string">
            <text:p>mors</text:p>
          </table:table-cell>
          <table:table-cell/>
          <table:table-cell table:formula="of:=IF([.B1890]=[.D189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90];&quot;, '&quot;;SUBSTITUTE(LOWER([.B1890]);&quot;'&quot;;&quot;''&quot;);&quot;', '&quot;;SUBSTITUTE(LOWER([.C1890]);&quot;'&quot;;&quot;''&quot;);&quot;', '&quot;;SUBSTITUTE(LOWER([.D1890]);&quot;'&quot;;&quot;''&quot;);&quot;');&quot;)" office:value-type="string" office:string-value="insert into palabras(id, castellano, ingles, latin) values(1889, 'muerte', 'death', 'mors');" calcext:value-type="string">
            <text:p>insert into palabras(id, castellano, ingles, latin) values(1889, 'muerte', 'death', 'mors');</text:p>
          </table:table-cell>
        </table:table-row>
        <table:table-row table:style-name="ro1">
          <table:table-cell table:formula="of:=[.A1890]+1" office:value-type="float" office:value="1890" calcext:value-type="float">
            <text:p>1890</text:p>
          </table:table-cell>
          <table:table-cell office:value-type="string" calcext:value-type="string">
            <text:p>Geografía</text:p>
          </table:table-cell>
          <table:table-cell table:style-name="ce2" office:value-type="string" calcext:value-type="string">
            <text:p>geography</text:p>
          </table:table-cell>
          <table:table-cell office:value-type="string" calcext:value-type="string">
            <text:p>geographia</text:p>
          </table:table-cell>
          <table:table-cell/>
          <table:table-cell table:formula="of:=IF([.B1891]=[.D189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91];&quot;, '&quot;;SUBSTITUTE(LOWER([.B1891]);&quot;'&quot;;&quot;''&quot;);&quot;', '&quot;;SUBSTITUTE(LOWER([.C1891]);&quot;'&quot;;&quot;''&quot;);&quot;', '&quot;;SUBSTITUTE(LOWER([.D1891]);&quot;'&quot;;&quot;''&quot;);&quot;');&quot;)" office:value-type="string" office:string-value="insert into palabras(id, castellano, ingles, latin) values(1890, 'geografía', 'geography', 'geographia');" calcext:value-type="string">
            <text:p>insert into palabras(id, castellano, ingles, latin) values(1890, 'geografía', 'geography', 'geographia');</text:p>
          </table:table-cell>
        </table:table-row>
        <table:table-row table:style-name="ro1">
          <table:table-cell table:formula="of:=[.A1891]+1" office:value-type="float" office:value="1891" calcext:value-type="float">
            <text:p>1891</text:p>
          </table:table-cell>
          <table:table-cell office:value-type="string" calcext:value-type="string">
            <text:p>naturaleza</text:p>
          </table:table-cell>
          <table:table-cell table:style-name="ce2" office:value-type="string" calcext:value-type="string">
            <text:p>nature</text:p>
          </table:table-cell>
          <table:table-cell office:value-type="string" calcext:value-type="string">
            <text:p>natura</text:p>
          </table:table-cell>
          <table:table-cell/>
          <table:table-cell table:formula="of:=IF([.B1892]=[.D189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92];&quot;, '&quot;;SUBSTITUTE(LOWER([.B1892]);&quot;'&quot;;&quot;''&quot;);&quot;', '&quot;;SUBSTITUTE(LOWER([.C1892]);&quot;'&quot;;&quot;''&quot;);&quot;', '&quot;;SUBSTITUTE(LOWER([.D1892]);&quot;'&quot;;&quot;''&quot;);&quot;');&quot;)" office:value-type="string" office:string-value="insert into palabras(id, castellano, ingles, latin) values(1891, 'naturaleza', 'nature', 'natura');" calcext:value-type="string">
            <text:p>insert into palabras(id, castellano, ingles, latin) values(1891, 'naturaleza', 'nature', 'natura');</text:p>
          </table:table-cell>
        </table:table-row>
        <table:table-row table:style-name="ro1">
          <table:table-cell table:formula="of:=[.A1892]+1" office:value-type="float" office:value="1892" calcext:value-type="float">
            <text:p>1892</text:p>
          </table:table-cell>
          <table:table-cell office:value-type="string" calcext:value-type="string">
            <text:p>campo</text:p>
          </table:table-cell>
          <table:table-cell table:style-name="ce2" office:value-type="string" calcext:value-type="string">
            <text:p>countryside</text:p>
          </table:table-cell>
          <table:table-cell office:value-type="string" calcext:value-type="string">
            <text:p>ager</text:p>
          </table:table-cell>
          <table:table-cell/>
          <table:table-cell table:formula="of:=IF([.B1893]=[.D189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93];&quot;, '&quot;;SUBSTITUTE(LOWER([.B1893]);&quot;'&quot;;&quot;''&quot;);&quot;', '&quot;;SUBSTITUTE(LOWER([.C1893]);&quot;'&quot;;&quot;''&quot;);&quot;', '&quot;;SUBSTITUTE(LOWER([.D1893]);&quot;'&quot;;&quot;''&quot;);&quot;');&quot;)" office:value-type="string" office:string-value="insert into palabras(id, castellano, ingles, latin) values(1892, 'campo', 'countryside', 'ager');" calcext:value-type="string">
            <text:p>insert into palabras(id, castellano, ingles, latin) values(1892, 'campo', 'countryside', 'ager');</text:p>
          </table:table-cell>
        </table:table-row>
        <table:table-row table:style-name="ro1">
          <table:table-cell table:formula="of:=[.A1893]+1" office:value-type="float" office:value="1893" calcext:value-type="float">
            <text:p>1893</text:p>
          </table:table-cell>
          <table:table-cell office:value-type="string" calcext:value-type="string">
            <text:p>bosque</text:p>
          </table:table-cell>
          <table:table-cell table:style-name="ce2" office:value-type="string" calcext:value-type="string">
            <text:p>forest</text:p>
          </table:table-cell>
          <table:table-cell office:value-type="string" calcext:value-type="string">
            <text:p>silva</text:p>
          </table:table-cell>
          <table:table-cell/>
          <table:table-cell table:formula="of:=IF([.B1894]=[.D189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94];&quot;, '&quot;;SUBSTITUTE(LOWER([.B1894]);&quot;'&quot;;&quot;''&quot;);&quot;', '&quot;;SUBSTITUTE(LOWER([.C1894]);&quot;'&quot;;&quot;''&quot;);&quot;', '&quot;;SUBSTITUTE(LOWER([.D1894]);&quot;'&quot;;&quot;''&quot;);&quot;');&quot;)" office:value-type="string" office:string-value="insert into palabras(id, castellano, ingles, latin) values(1893, 'bosque', 'forest', 'silva');" calcext:value-type="string">
            <text:p>insert into palabras(id, castellano, ingles, latin) values(1893, 'bosque', 'forest', 'silva');</text:p>
          </table:table-cell>
        </table:table-row>
        <table:table-row table:style-name="ro1">
          <table:table-cell table:formula="of:=[.A1894]+1" office:value-type="float" office:value="1894" calcext:value-type="float">
            <text:p>1894</text:p>
          </table:table-cell>
          <table:table-cell office:value-type="string" calcext:value-type="string">
            <text:p>selva</text:p>
          </table:table-cell>
          <table:table-cell table:style-name="ce2" office:value-type="string" calcext:value-type="string">
            <text:p>jungle</text:p>
          </table:table-cell>
          <table:table-cell office:value-type="string" calcext:value-type="string">
            <text:p>lucus</text:p>
          </table:table-cell>
          <table:table-cell/>
          <table:table-cell table:formula="of:=IF([.B1895]=[.D189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95];&quot;, '&quot;;SUBSTITUTE(LOWER([.B1895]);&quot;'&quot;;&quot;''&quot;);&quot;', '&quot;;SUBSTITUTE(LOWER([.C1895]);&quot;'&quot;;&quot;''&quot;);&quot;', '&quot;;SUBSTITUTE(LOWER([.D1895]);&quot;'&quot;;&quot;''&quot;);&quot;');&quot;)" office:value-type="string" office:string-value="insert into palabras(id, castellano, ingles, latin) values(1894, 'selva', 'jungle', 'lucus');" calcext:value-type="string">
            <text:p>insert into palabras(id, castellano, ingles, latin) values(1894, 'selva', 'jungle', 'lucus');</text:p>
          </table:table-cell>
        </table:table-row>
        <table:table-row table:style-name="ro1">
          <table:table-cell table:formula="of:=[.A1895]+1" office:value-type="float" office:value="1895" calcext:value-type="float">
            <text:p>1895</text:p>
          </table:table-cell>
          <table:table-cell office:value-type="string" calcext:value-type="string">
            <text:p>desierto</text:p>
          </table:table-cell>
          <table:table-cell table:style-name="ce2" office:value-type="string" calcext:value-type="string">
            <text:p>desert</text:p>
          </table:table-cell>
          <table:table-cell office:value-type="string" calcext:value-type="string">
            <text:p>desertum</text:p>
          </table:table-cell>
          <table:table-cell/>
          <table:table-cell table:formula="of:=IF([.B1896]=[.D189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96];&quot;, '&quot;;SUBSTITUTE(LOWER([.B1896]);&quot;'&quot;;&quot;''&quot;);&quot;', '&quot;;SUBSTITUTE(LOWER([.C1896]);&quot;'&quot;;&quot;''&quot;);&quot;', '&quot;;SUBSTITUTE(LOWER([.D1896]);&quot;'&quot;;&quot;''&quot;);&quot;');&quot;)" office:value-type="string" office:string-value="insert into palabras(id, castellano, ingles, latin) values(1895, 'desierto', 'desert', 'desertum');" calcext:value-type="string">
            <text:p>insert into palabras(id, castellano, ingles, latin) values(1895, 'desierto', 'desert', 'desertum');</text:p>
          </table:table-cell>
        </table:table-row>
        <table:table-row table:style-name="ro1">
          <table:table-cell table:formula="of:=[.A1896]+1" office:value-type="float" office:value="1896" calcext:value-type="float">
            <text:p>1896</text:p>
          </table:table-cell>
          <table:table-cell office:value-type="string" calcext:value-type="string">
            <text:p>costa</text:p>
          </table:table-cell>
          <table:table-cell table:style-name="ce2" office:value-type="string" calcext:value-type="string">
            <text:p>coast</text:p>
          </table:table-cell>
          <table:table-cell office:value-type="string" calcext:value-type="string">
            <text:p>litus</text:p>
          </table:table-cell>
          <table:table-cell/>
          <table:table-cell table:formula="of:=IF([.B1897]=[.D189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97];&quot;, '&quot;;SUBSTITUTE(LOWER([.B1897]);&quot;'&quot;;&quot;''&quot;);&quot;', '&quot;;SUBSTITUTE(LOWER([.C1897]);&quot;'&quot;;&quot;''&quot;);&quot;', '&quot;;SUBSTITUTE(LOWER([.D1897]);&quot;'&quot;;&quot;''&quot;);&quot;');&quot;)" office:value-type="string" office:string-value="insert into palabras(id, castellano, ingles, latin) values(1896, 'costa', 'coast', 'litus');" calcext:value-type="string">
            <text:p>insert into palabras(id, castellano, ingles, latin) values(1896, 'costa', 'coast', 'litus');</text:p>
          </table:table-cell>
        </table:table-row>
        <table:table-row table:style-name="ro1">
          <table:table-cell table:formula="of:=[.A1897]+1" office:value-type="float" office:value="1897" calcext:value-type="float">
            <text:p>1897</text:p>
          </table:table-cell>
          <table:table-cell office:value-type="string" calcext:value-type="string">
            <text:p>playa</text:p>
          </table:table-cell>
          <table:table-cell table:style-name="ce2" office:value-type="string" calcext:value-type="string">
            <text:p>beach</text:p>
          </table:table-cell>
          <table:table-cell office:value-type="string" calcext:value-type="string">
            <text:p>litus</text:p>
          </table:table-cell>
          <table:table-cell/>
          <table:table-cell table:formula="of:=IF([.B1898]=[.D189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98];&quot;, '&quot;;SUBSTITUTE(LOWER([.B1898]);&quot;'&quot;;&quot;''&quot;);&quot;', '&quot;;SUBSTITUTE(LOWER([.C1898]);&quot;'&quot;;&quot;''&quot;);&quot;', '&quot;;SUBSTITUTE(LOWER([.D1898]);&quot;'&quot;;&quot;''&quot;);&quot;');&quot;)" office:value-type="string" office:string-value="insert into palabras(id, castellano, ingles, latin) values(1897, 'playa', 'beach', 'litus');" calcext:value-type="string">
            <text:p>insert into palabras(id, castellano, ingles, latin) values(1897, 'playa', 'beach', 'litus');</text:p>
          </table:table-cell>
        </table:table-row>
        <table:table-row table:style-name="ro1">
          <table:table-cell table:formula="of:=[.A1898]+1" office:value-type="float" office:value="1898" calcext:value-type="float">
            <text:p>1898</text:p>
          </table:table-cell>
          <table:table-cell office:value-type="string" calcext:value-type="string">
            <text:p>río</text:p>
          </table:table-cell>
          <table:table-cell table:style-name="ce2" office:value-type="string" calcext:value-type="string">
            <text:p>river</text:p>
          </table:table-cell>
          <table:table-cell office:value-type="string" calcext:value-type="string">
            <text:p>fluvius</text:p>
          </table:table-cell>
          <table:table-cell/>
          <table:table-cell table:formula="of:=IF([.B1899]=[.D189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899];&quot;, '&quot;;SUBSTITUTE(LOWER([.B1899]);&quot;'&quot;;&quot;''&quot;);&quot;', '&quot;;SUBSTITUTE(LOWER([.C1899]);&quot;'&quot;;&quot;''&quot;);&quot;', '&quot;;SUBSTITUTE(LOWER([.D1899]);&quot;'&quot;;&quot;''&quot;);&quot;');&quot;)" office:value-type="string" office:string-value="insert into palabras(id, castellano, ingles, latin) values(1898, 'río', 'river', 'fluvius');" calcext:value-type="string">
            <text:p>insert into palabras(id, castellano, ingles, latin) values(1898, 'río', 'river', 'fluvius');</text:p>
          </table:table-cell>
        </table:table-row>
        <table:table-row table:style-name="ro1">
          <table:table-cell table:formula="of:=[.A1899]+1" office:value-type="float" office:value="1899" calcext:value-type="float">
            <text:p>1899</text:p>
          </table:table-cell>
          <table:table-cell office:value-type="string" calcext:value-type="string">
            <text:p>lago</text:p>
          </table:table-cell>
          <table:table-cell table:style-name="ce2" office:value-type="string" calcext:value-type="string">
            <text:p>lake</text:p>
          </table:table-cell>
          <table:table-cell office:value-type="string" calcext:value-type="string">
            <text:p>lacus</text:p>
          </table:table-cell>
          <table:table-cell/>
          <table:table-cell table:formula="of:=IF([.B1900]=[.D190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00];&quot;, '&quot;;SUBSTITUTE(LOWER([.B1900]);&quot;'&quot;;&quot;''&quot;);&quot;', '&quot;;SUBSTITUTE(LOWER([.C1900]);&quot;'&quot;;&quot;''&quot;);&quot;', '&quot;;SUBSTITUTE(LOWER([.D1900]);&quot;'&quot;;&quot;''&quot;);&quot;');&quot;)" office:value-type="string" office:string-value="insert into palabras(id, castellano, ingles, latin) values(1899, 'lago', 'lake', 'lacus');" calcext:value-type="string">
            <text:p>insert into palabras(id, castellano, ingles, latin) values(1899, 'lago', 'lake', 'lacus');</text:p>
          </table:table-cell>
        </table:table-row>
        <table:table-row table:style-name="ro1">
          <table:table-cell table:formula="of:=[.A1900]+1" office:value-type="float" office:value="1900" calcext:value-type="float">
            <text:p>1900</text:p>
          </table:table-cell>
          <table:table-cell office:value-type="string" calcext:value-type="string">
            <text:p>mar</text:p>
          </table:table-cell>
          <table:table-cell table:style-name="ce2" office:value-type="string" calcext:value-type="string">
            <text:p>sea</text:p>
          </table:table-cell>
          <table:table-cell office:value-type="string" calcext:value-type="string">
            <text:p>mare</text:p>
          </table:table-cell>
          <table:table-cell/>
          <table:table-cell table:formula="of:=IF([.B1901]=[.D190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01];&quot;, '&quot;;SUBSTITUTE(LOWER([.B1901]);&quot;'&quot;;&quot;''&quot;);&quot;', '&quot;;SUBSTITUTE(LOWER([.C1901]);&quot;'&quot;;&quot;''&quot;);&quot;', '&quot;;SUBSTITUTE(LOWER([.D1901]);&quot;'&quot;;&quot;''&quot;);&quot;');&quot;)" office:value-type="string" office:string-value="insert into palabras(id, castellano, ingles, latin) values(1900, 'mar', 'sea', 'mare');" calcext:value-type="string">
            <text:p>insert into palabras(id, castellano, ingles, latin) values(1900, 'mar', 'sea', 'mare');</text:p>
          </table:table-cell>
        </table:table-row>
        <table:table-row table:style-name="ro1">
          <table:table-cell table:formula="of:=[.A1901]+1" office:value-type="float" office:value="1901" calcext:value-type="float">
            <text:p>1901</text:p>
          </table:table-cell>
          <table:table-cell office:value-type="string" calcext:value-type="string">
            <text:p>montaña</text:p>
          </table:table-cell>
          <table:table-cell table:style-name="ce2" office:value-type="string" calcext:value-type="string">
            <text:p>mountain</text:p>
          </table:table-cell>
          <table:table-cell office:value-type="string" calcext:value-type="string">
            <text:p>mons</text:p>
          </table:table-cell>
          <table:table-cell/>
          <table:table-cell table:formula="of:=IF([.B1902]=[.D190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02];&quot;, '&quot;;SUBSTITUTE(LOWER([.B1902]);&quot;'&quot;;&quot;''&quot;);&quot;', '&quot;;SUBSTITUTE(LOWER([.C1902]);&quot;'&quot;;&quot;''&quot;);&quot;', '&quot;;SUBSTITUTE(LOWER([.D1902]);&quot;'&quot;;&quot;''&quot;);&quot;');&quot;)" office:value-type="string" office:string-value="insert into palabras(id, castellano, ingles, latin) values(1901, 'montaña', 'mountain', 'mons');" calcext:value-type="string">
            <text:p>insert into palabras(id, castellano, ingles, latin) values(1901, 'montaña', 'mountain', 'mons');</text:p>
          </table:table-cell>
        </table:table-row>
        <table:table-row table:style-name="ro1">
          <table:table-cell table:formula="of:=[.A1902]+1" office:value-type="float" office:value="1902" calcext:value-type="float">
            <text:p>1902</text:p>
          </table:table-cell>
          <table:table-cell office:value-type="string" calcext:value-type="string">
            <text:p>luz</text:p>
          </table:table-cell>
          <table:table-cell table:style-name="ce2" office:value-type="string" calcext:value-type="string">
            <text:p>light</text:p>
          </table:table-cell>
          <table:table-cell office:value-type="string" calcext:value-type="string">
            <text:p>lux</text:p>
          </table:table-cell>
          <table:table-cell/>
          <table:table-cell table:formula="of:=IF([.B1903]=[.D190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03];&quot;, '&quot;;SUBSTITUTE(LOWER([.B1903]);&quot;'&quot;;&quot;''&quot;);&quot;', '&quot;;SUBSTITUTE(LOWER([.C1903]);&quot;'&quot;;&quot;''&quot;);&quot;', '&quot;;SUBSTITUTE(LOWER([.D1903]);&quot;'&quot;;&quot;''&quot;);&quot;');&quot;)" office:value-type="string" office:string-value="insert into palabras(id, castellano, ingles, latin) values(1902, 'luz', 'light', 'lux');" calcext:value-type="string">
            <text:p>insert into palabras(id, castellano, ingles, latin) values(1902, 'luz', 'light', 'lux');</text:p>
          </table:table-cell>
        </table:table-row>
        <table:table-row table:style-name="ro1">
          <table:table-cell table:formula="of:=[.A1903]+1" office:value-type="float" office:value="1903" calcext:value-type="float">
            <text:p>1903</text:p>
          </table:table-cell>
          <table:table-cell office:value-type="string" calcext:value-type="string">
            <text:p>energía</text:p>
          </table:table-cell>
          <table:table-cell table:style-name="ce2" office:value-type="string" calcext:value-type="string">
            <text:p>Energy</text:p>
          </table:table-cell>
          <table:table-cell office:value-type="string" calcext:value-type="string">
            <text:p>Energia</text:p>
          </table:table-cell>
          <table:table-cell/>
          <table:table-cell table:formula="of:=IF([.B1904]=[.D190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04];&quot;, '&quot;;SUBSTITUTE(LOWER([.B1904]);&quot;'&quot;;&quot;''&quot;);&quot;', '&quot;;SUBSTITUTE(LOWER([.C1904]);&quot;'&quot;;&quot;''&quot;);&quot;', '&quot;;SUBSTITUTE(LOWER([.D1904]);&quot;'&quot;;&quot;''&quot;);&quot;');&quot;)" office:value-type="string" office:string-value="insert into palabras(id, castellano, ingles, latin) values(1903, 'energía', 'energy', 'energia');" calcext:value-type="string">
            <text:p>insert into palabras(id, castellano, ingles, latin) values(1903, 'energía', 'energy', 'energia');</text:p>
          </table:table-cell>
        </table:table-row>
        <table:table-row table:style-name="ro1">
          <table:table-cell table:formula="of:=[.A1904]+1" office:value-type="float" office:value="1904" calcext:value-type="float">
            <text:p>1904</text:p>
          </table:table-cell>
          <table:table-cell office:value-type="string" calcext:value-type="string">
            <text:p>escritorio</text:p>
          </table:table-cell>
          <table:table-cell table:style-name="ce3" office:value-type="string" calcext:value-type="string">
            <text:p>Desks</text:p>
          </table:table-cell>
          <table:table-cell office:value-type="string" calcext:value-type="string">
            <text:p>scrinium</text:p>
          </table:table-cell>
          <table:table-cell/>
          <table:table-cell table:formula="of:=IF([.B1905]=[.D190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05];&quot;, '&quot;;SUBSTITUTE(LOWER([.B1905]);&quot;'&quot;;&quot;''&quot;);&quot;', '&quot;;SUBSTITUTE(LOWER([.C1905]);&quot;'&quot;;&quot;''&quot;);&quot;', '&quot;;SUBSTITUTE(LOWER([.D1905]);&quot;'&quot;;&quot;''&quot;);&quot;');&quot;)" office:value-type="string" office:string-value="insert into palabras(id, castellano, ingles, latin) values(1904, 'escritorio', 'desks', 'scrinium');" calcext:value-type="string">
            <text:p>insert into palabras(id, castellano, ingles, latin) values(1904, 'escritorio', 'desks', 'scrinium');</text:p>
          </table:table-cell>
        </table:table-row>
        <table:table-row table:style-name="ro1">
          <table:table-cell table:formula="of:=[.A1905]+1" office:value-type="float" office:value="1905" calcext:value-type="float">
            <text:p>1905</text:p>
          </table:table-cell>
          <table:table-cell office:value-type="string" calcext:value-type="string">
            <text:p>silla</text:p>
          </table:table-cell>
          <table:table-cell table:style-name="ce3" office:value-type="string" calcext:value-type="string">
            <text:p>Chair</text:p>
          </table:table-cell>
          <table:table-cell office:value-type="string" calcext:value-type="string">
            <text:p>sella</text:p>
          </table:table-cell>
          <table:table-cell/>
          <table:table-cell table:formula="of:=IF([.B1906]=[.D190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06];&quot;, '&quot;;SUBSTITUTE(LOWER([.B1906]);&quot;'&quot;;&quot;''&quot;);&quot;', '&quot;;SUBSTITUTE(LOWER([.C1906]);&quot;'&quot;;&quot;''&quot;);&quot;', '&quot;;SUBSTITUTE(LOWER([.D1906]);&quot;'&quot;;&quot;''&quot;);&quot;');&quot;)" office:value-type="string" office:string-value="insert into palabras(id, castellano, ingles, latin) values(1905, 'silla', 'chair', 'sella');" calcext:value-type="string">
            <text:p>insert into palabras(id, castellano, ingles, latin) values(1905, 'silla', 'chair', 'sella');</text:p>
          </table:table-cell>
        </table:table-row>
        <table:table-row table:style-name="ro1">
          <table:table-cell table:formula="of:=[.A1906]+1" office:value-type="float" office:value="1906" calcext:value-type="float">
            <text:p>1906</text:p>
          </table:table-cell>
          <table:table-cell office:value-type="string" calcext:value-type="string">
            <text:p>mesa</text:p>
          </table:table-cell>
          <table:table-cell table:style-name="ce3" office:value-type="string" calcext:value-type="string">
            <text:p>Table</text:p>
          </table:table-cell>
          <table:table-cell office:value-type="string" calcext:value-type="string">
            <text:p>mensa</text:p>
          </table:table-cell>
          <table:table-cell/>
          <table:table-cell table:formula="of:=IF([.B1907]=[.D190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07];&quot;, '&quot;;SUBSTITUTE(LOWER([.B1907]);&quot;'&quot;;&quot;''&quot;);&quot;', '&quot;;SUBSTITUTE(LOWER([.C1907]);&quot;'&quot;;&quot;''&quot;);&quot;', '&quot;;SUBSTITUTE(LOWER([.D1907]);&quot;'&quot;;&quot;''&quot;);&quot;');&quot;)" office:value-type="string" office:string-value="insert into palabras(id, castellano, ingles, latin) values(1906, 'mesa', 'table', 'mensa');" calcext:value-type="string">
            <text:p>insert into palabras(id, castellano, ingles, latin) values(1906, 'mesa', 'table', 'mensa');</text:p>
          </table:table-cell>
        </table:table-row>
        <table:table-row table:style-name="ro1">
          <table:table-cell table:formula="of:=[.A1907]+1" office:value-type="float" office:value="1907" calcext:value-type="float">
            <text:p>1907</text:p>
          </table:table-cell>
          <table:table-cell office:value-type="string" calcext:value-type="string">
            <text:p>cama</text:p>
          </table:table-cell>
          <table:table-cell table:style-name="ce3" office:value-type="string" calcext:value-type="string">
            <text:p>Bed</text:p>
          </table:table-cell>
          <table:table-cell office:value-type="string" calcext:value-type="string">
            <text:p>lectus</text:p>
          </table:table-cell>
          <table:table-cell/>
          <table:table-cell table:formula="of:=IF([.B1908]=[.D190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08];&quot;, '&quot;;SUBSTITUTE(LOWER([.B1908]);&quot;'&quot;;&quot;''&quot;);&quot;', '&quot;;SUBSTITUTE(LOWER([.C1908]);&quot;'&quot;;&quot;''&quot;);&quot;', '&quot;;SUBSTITUTE(LOWER([.D1908]);&quot;'&quot;;&quot;''&quot;);&quot;');&quot;)" office:value-type="string" office:string-value="insert into palabras(id, castellano, ingles, latin) values(1907, 'cama', 'bed', 'lectus');" calcext:value-type="string">
            <text:p>insert into palabras(id, castellano, ingles, latin) values(1907, 'cama', 'bed', 'lectus');</text:p>
          </table:table-cell>
        </table:table-row>
        <table:table-row table:style-name="ro1">
          <table:table-cell table:formula="of:=[.A1908]+1" office:value-type="float" office:value="1908" calcext:value-type="float">
            <text:p>1908</text:p>
          </table:table-cell>
          <table:table-cell office:value-type="string" calcext:value-type="string">
            <text:p>dormitorio</text:p>
          </table:table-cell>
          <table:table-cell table:style-name="ce3" office:value-type="string" calcext:value-type="string">
            <text:p>Bedroom</text:p>
          </table:table-cell>
          <table:table-cell office:value-type="string" calcext:value-type="string">
            <text:p>cubiculum</text:p>
          </table:table-cell>
          <table:table-cell/>
          <table:table-cell table:formula="of:=IF([.B1909]=[.D190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09];&quot;, '&quot;;SUBSTITUTE(LOWER([.B1909]);&quot;'&quot;;&quot;''&quot;);&quot;', '&quot;;SUBSTITUTE(LOWER([.C1909]);&quot;'&quot;;&quot;''&quot;);&quot;', '&quot;;SUBSTITUTE(LOWER([.D1909]);&quot;'&quot;;&quot;''&quot;);&quot;');&quot;)" office:value-type="string" office:string-value="insert into palabras(id, castellano, ingles, latin) values(1908, 'dormitorio', 'bedroom', 'cubiculum');" calcext:value-type="string">
            <text:p>insert into palabras(id, castellano, ingles, latin) values(1908, 'dormitorio', 'bedroom', 'cubiculum');</text:p>
          </table:table-cell>
        </table:table-row>
        <table:table-row table:style-name="ro1">
          <table:table-cell table:formula="of:=[.A1909]+1" office:value-type="float" office:value="1909" calcext:value-type="float">
            <text:p>1909</text:p>
          </table:table-cell>
          <table:table-cell office:value-type="string" calcext:value-type="string">
            <text:p>habitación</text:p>
          </table:table-cell>
          <table:table-cell table:style-name="ce3" office:value-type="string" calcext:value-type="string">
            <text:p>Room</text:p>
          </table:table-cell>
          <table:table-cell office:value-type="string" calcext:value-type="string">
            <text:p>camera</text:p>
          </table:table-cell>
          <table:table-cell/>
          <table:table-cell table:formula="of:=IF([.B1910]=[.D191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10];&quot;, '&quot;;SUBSTITUTE(LOWER([.B1910]);&quot;'&quot;;&quot;''&quot;);&quot;', '&quot;;SUBSTITUTE(LOWER([.C1910]);&quot;'&quot;;&quot;''&quot;);&quot;', '&quot;;SUBSTITUTE(LOWER([.D1910]);&quot;'&quot;;&quot;''&quot;);&quot;');&quot;)" office:value-type="string" office:string-value="insert into palabras(id, castellano, ingles, latin) values(1909, 'habitación', 'room', 'camera');" calcext:value-type="string">
            <text:p>insert into palabras(id, castellano, ingles, latin) values(1909, 'habitación', 'room', 'camera');</text:p>
          </table:table-cell>
        </table:table-row>
        <table:table-row table:style-name="ro1">
          <table:table-cell table:formula="of:=[.A1910]+1" office:value-type="float" office:value="1910" calcext:value-type="float">
            <text:p>1910</text:p>
          </table:table-cell>
          <table:table-cell office:value-type="string" calcext:value-type="string">
            <text:p>cuarto</text:p>
          </table:table-cell>
          <table:table-cell table:style-name="ce3" office:value-type="string" calcext:value-type="string">
            <text:p>Quarter</text:p>
          </table:table-cell>
          <table:table-cell office:value-type="string" calcext:value-type="string">
            <text:p>cella</text:p>
          </table:table-cell>
          <table:table-cell/>
          <table:table-cell table:formula="of:=IF([.B1911]=[.D191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11];&quot;, '&quot;;SUBSTITUTE(LOWER([.B1911]);&quot;'&quot;;&quot;''&quot;);&quot;', '&quot;;SUBSTITUTE(LOWER([.C1911]);&quot;'&quot;;&quot;''&quot;);&quot;', '&quot;;SUBSTITUTE(LOWER([.D1911]);&quot;'&quot;;&quot;''&quot;);&quot;');&quot;)" office:value-type="string" office:string-value="insert into palabras(id, castellano, ingles, latin) values(1910, 'cuarto', 'quarter', 'cella');" calcext:value-type="string">
            <text:p>insert into palabras(id, castellano, ingles, latin) values(1910, 'cuarto', 'quarter', 'cella');</text:p>
          </table:table-cell>
        </table:table-row>
        <table:table-row table:style-name="ro1">
          <table:table-cell table:formula="of:=[.A1911]+1" office:value-type="float" office:value="1911" calcext:value-type="float">
            <text:p>1911</text:p>
          </table:table-cell>
          <table:table-cell office:value-type="string" calcext:value-type="string">
            <text:p>oficina</text:p>
          </table:table-cell>
          <table:table-cell table:style-name="ce3" office:value-type="string" calcext:value-type="string">
            <text:p>Office</text:p>
          </table:table-cell>
          <table:table-cell office:value-type="string" calcext:value-type="string">
            <text:p>officina</text:p>
          </table:table-cell>
          <table:table-cell/>
          <table:table-cell table:formula="of:=IF([.B1912]=[.D191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12];&quot;, '&quot;;SUBSTITUTE(LOWER([.B1912]);&quot;'&quot;;&quot;''&quot;);&quot;', '&quot;;SUBSTITUTE(LOWER([.C1912]);&quot;'&quot;;&quot;''&quot;);&quot;', '&quot;;SUBSTITUTE(LOWER([.D1912]);&quot;'&quot;;&quot;''&quot;);&quot;');&quot;)" office:value-type="string" office:string-value="insert into palabras(id, castellano, ingles, latin) values(1911, 'oficina', 'office', 'officina');" calcext:value-type="string">
            <text:p>insert into palabras(id, castellano, ingles, latin) values(1911, 'oficina', 'office', 'officina');</text:p>
          </table:table-cell>
        </table:table-row>
        <table:table-row table:style-name="ro1">
          <table:table-cell table:formula="of:=[.A1912]+1" office:value-type="float" office:value="1912" calcext:value-type="float">
            <text:p>1912</text:p>
          </table:table-cell>
          <table:table-cell office:value-type="string" calcext:value-type="string">
            <text:p>panel</text:p>
          </table:table-cell>
          <table:table-cell table:style-name="ce3" office:value-type="string" calcext:value-type="string">
            <text:p>Panel</text:p>
          </table:table-cell>
          <table:table-cell office:value-type="string" calcext:value-type="string">
            <text:p>tabula</text:p>
          </table:table-cell>
          <table:table-cell/>
          <table:table-cell table:formula="of:=IF([.B1913]=[.D191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13];&quot;, '&quot;;SUBSTITUTE(LOWER([.B1913]);&quot;'&quot;;&quot;''&quot;);&quot;', '&quot;;SUBSTITUTE(LOWER([.C1913]);&quot;'&quot;;&quot;''&quot;);&quot;', '&quot;;SUBSTITUTE(LOWER([.D1913]);&quot;'&quot;;&quot;''&quot;);&quot;');&quot;)" office:value-type="string" office:string-value="insert into palabras(id, castellano, ingles, latin) values(1912, 'panel', 'panel', 'tabula');" calcext:value-type="string">
            <text:p>insert into palabras(id, castellano, ingles, latin) values(1912, 'panel', 'panel', 'tabula');</text:p>
          </table:table-cell>
        </table:table-row>
        <table:table-row table:style-name="ro1">
          <table:table-cell table:formula="of:=[.A1913]+1" office:value-type="float" office:value="1913" calcext:value-type="float">
            <text:p>1913</text:p>
          </table:table-cell>
          <table:table-cell office:value-type="string" calcext:value-type="string">
            <text:p>puerta</text:p>
          </table:table-cell>
          <table:table-cell table:style-name="ce3" office:value-type="string" calcext:value-type="string">
            <text:p>Door</text:p>
          </table:table-cell>
          <table:table-cell office:value-type="string" calcext:value-type="string">
            <text:p>ianua</text:p>
          </table:table-cell>
          <table:table-cell/>
          <table:table-cell table:formula="of:=IF([.B1914]=[.D191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14];&quot;, '&quot;;SUBSTITUTE(LOWER([.B1914]);&quot;'&quot;;&quot;''&quot;);&quot;', '&quot;;SUBSTITUTE(LOWER([.C1914]);&quot;'&quot;;&quot;''&quot;);&quot;', '&quot;;SUBSTITUTE(LOWER([.D1914]);&quot;'&quot;;&quot;''&quot;);&quot;');&quot;)" office:value-type="string" office:string-value="insert into palabras(id, castellano, ingles, latin) values(1913, 'puerta', 'door', 'ianua');" calcext:value-type="string">
            <text:p>insert into palabras(id, castellano, ingles, latin) values(1913, 'puerta', 'door', 'ianua');</text:p>
          </table:table-cell>
        </table:table-row>
        <table:table-row table:style-name="ro1">
          <table:table-cell table:formula="of:=[.A1914]+1" office:value-type="float" office:value="1914" calcext:value-type="float">
            <text:p>1914</text:p>
          </table:table-cell>
          <table:table-cell office:value-type="string" calcext:value-type="string">
            <text:p>ventana</text:p>
          </table:table-cell>
          <table:table-cell table:style-name="ce3" office:value-type="string" calcext:value-type="string">
            <text:p>Window</text:p>
          </table:table-cell>
          <table:table-cell office:value-type="string" calcext:value-type="string">
            <text:p>fenestra</text:p>
          </table:table-cell>
          <table:table-cell/>
          <table:table-cell table:formula="of:=IF([.B1915]=[.D191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15];&quot;, '&quot;;SUBSTITUTE(LOWER([.B1915]);&quot;'&quot;;&quot;''&quot;);&quot;', '&quot;;SUBSTITUTE(LOWER([.C1915]);&quot;'&quot;;&quot;''&quot;);&quot;', '&quot;;SUBSTITUTE(LOWER([.D1915]);&quot;'&quot;;&quot;''&quot;);&quot;');&quot;)" office:value-type="string" office:string-value="insert into palabras(id, castellano, ingles, latin) values(1914, 'ventana', 'window', 'fenestra');" calcext:value-type="string">
            <text:p>insert into palabras(id, castellano, ingles, latin) values(1914, 'ventana', 'window', 'fenestra');</text:p>
          </table:table-cell>
        </table:table-row>
        <table:table-row table:style-name="ro1">
          <table:table-cell table:formula="of:=[.A1915]+1" office:value-type="float" office:value="1915" calcext:value-type="float">
            <text:p>1915</text:p>
          </table:table-cell>
          <table:table-cell office:value-type="string" calcext:value-type="string">
            <text:p>entrada</text:p>
          </table:table-cell>
          <table:table-cell table:style-name="ce3" office:value-type="string" calcext:value-type="string">
            <text:p>Entrance</text:p>
          </table:table-cell>
          <table:table-cell office:value-type="string" calcext:value-type="string">
            <text:p>aditus</text:p>
          </table:table-cell>
          <table:table-cell/>
          <table:table-cell table:formula="of:=IF([.B1916]=[.D191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16];&quot;, '&quot;;SUBSTITUTE(LOWER([.B1916]);&quot;'&quot;;&quot;''&quot;);&quot;', '&quot;;SUBSTITUTE(LOWER([.C1916]);&quot;'&quot;;&quot;''&quot;);&quot;', '&quot;;SUBSTITUTE(LOWER([.D1916]);&quot;'&quot;;&quot;''&quot;);&quot;');&quot;)" office:value-type="string" office:string-value="insert into palabras(id, castellano, ingles, latin) values(1915, 'entrada', 'entrance', 'aditus');" calcext:value-type="string">
            <text:p>insert into palabras(id, castellano, ingles, latin) values(1915, 'entrada', 'entrance', 'aditus');</text:p>
          </table:table-cell>
        </table:table-row>
        <table:table-row table:style-name="ro1">
          <table:table-cell table:formula="of:=[.A1916]+1" office:value-type="float" office:value="1916" calcext:value-type="float">
            <text:p>1916</text:p>
          </table:table-cell>
          <table:table-cell office:value-type="string" calcext:value-type="string">
            <text:p>hogar</text:p>
          </table:table-cell>
          <table:table-cell table:style-name="ce3" office:value-type="string" calcext:value-type="string">
            <text:p>Home</text:p>
          </table:table-cell>
          <table:table-cell office:value-type="string" calcext:value-type="string">
            <text:p>domus</text:p>
          </table:table-cell>
          <table:table-cell/>
          <table:table-cell table:formula="of:=IF([.B1917]=[.D191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17];&quot;, '&quot;;SUBSTITUTE(LOWER([.B1917]);&quot;'&quot;;&quot;''&quot;);&quot;', '&quot;;SUBSTITUTE(LOWER([.C1917]);&quot;'&quot;;&quot;''&quot;);&quot;', '&quot;;SUBSTITUTE(LOWER([.D1917]);&quot;'&quot;;&quot;''&quot;);&quot;');&quot;)" office:value-type="string" office:string-value="insert into palabras(id, castellano, ingles, latin) values(1916, 'hogar', 'home', 'domus');" calcext:value-type="string">
            <text:p>insert into palabras(id, castellano, ingles, latin) values(1916, 'hogar', 'home', 'domus');</text:p>
          </table:table-cell>
        </table:table-row>
        <table:table-row table:style-name="ro1">
          <table:table-cell table:formula="of:=[.A1917]+1" office:value-type="float" office:value="1917" calcext:value-type="float">
            <text:p>1917</text:p>
          </table:table-cell>
          <table:table-cell office:value-type="string" calcext:value-type="string">
            <text:p>casa</text:p>
          </table:table-cell>
          <table:table-cell table:style-name="ce3" office:value-type="string" calcext:value-type="string">
            <text:p>House</text:p>
          </table:table-cell>
          <table:table-cell office:value-type="string" calcext:value-type="string">
            <text:p>domus</text:p>
          </table:table-cell>
          <table:table-cell/>
          <table:table-cell table:formula="of:=IF([.B1918]=[.D191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18];&quot;, '&quot;;SUBSTITUTE(LOWER([.B1918]);&quot;'&quot;;&quot;''&quot;);&quot;', '&quot;;SUBSTITUTE(LOWER([.C1918]);&quot;'&quot;;&quot;''&quot;);&quot;', '&quot;;SUBSTITUTE(LOWER([.D1918]);&quot;'&quot;;&quot;''&quot;);&quot;');&quot;)" office:value-type="string" office:string-value="insert into palabras(id, castellano, ingles, latin) values(1917, 'casa', 'house', 'domus');" calcext:value-type="string">
            <text:p>insert into palabras(id, castellano, ingles, latin) values(1917, 'casa', 'house', 'domus');</text:p>
          </table:table-cell>
        </table:table-row>
        <table:table-row table:style-name="ro1">
          <table:table-cell table:formula="of:=[.A1918]+1" office:value-type="float" office:value="1918" calcext:value-type="float">
            <text:p>1918</text:p>
          </table:table-cell>
          <table:table-cell office:value-type="string" calcext:value-type="string">
            <text:p>edificio</text:p>
          </table:table-cell>
          <table:table-cell table:style-name="ce3" office:value-type="string" calcext:value-type="string">
            <text:p>Building</text:p>
          </table:table-cell>
          <table:table-cell office:value-type="string" calcext:value-type="string">
            <text:p>aedificium</text:p>
          </table:table-cell>
          <table:table-cell/>
          <table:table-cell table:formula="of:=IF([.B1919]=[.D191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19];&quot;, '&quot;;SUBSTITUTE(LOWER([.B1919]);&quot;'&quot;;&quot;''&quot;);&quot;', '&quot;;SUBSTITUTE(LOWER([.C1919]);&quot;'&quot;;&quot;''&quot;);&quot;', '&quot;;SUBSTITUTE(LOWER([.D1919]);&quot;'&quot;;&quot;''&quot;);&quot;');&quot;)" office:value-type="string" office:string-value="insert into palabras(id, castellano, ingles, latin) values(1918, 'edificio', 'building', 'aedificium');" calcext:value-type="string">
            <text:p>insert into palabras(id, castellano, ingles, latin) values(1918, 'edificio', 'building', 'aedificium');</text:p>
          </table:table-cell>
        </table:table-row>
        <table:table-row table:style-name="ro1">
          <table:table-cell table:formula="of:=[.A1919]+1" office:value-type="float" office:value="1919" calcext:value-type="float">
            <text:p>1919</text:p>
          </table:table-cell>
          <table:table-cell office:value-type="string" calcext:value-type="string">
            <text:p>construcción</text:p>
          </table:table-cell>
          <table:table-cell table:style-name="ce3" office:value-type="string" calcext:value-type="string">
            <text:p>Construction</text:p>
          </table:table-cell>
          <table:table-cell office:value-type="string" calcext:value-type="string">
            <text:p>constructio</text:p>
          </table:table-cell>
          <table:table-cell/>
          <table:table-cell table:formula="of:=IF([.B1920]=[.D192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20];&quot;, '&quot;;SUBSTITUTE(LOWER([.B1920]);&quot;'&quot;;&quot;''&quot;);&quot;', '&quot;;SUBSTITUTE(LOWER([.C1920]);&quot;'&quot;;&quot;''&quot;);&quot;', '&quot;;SUBSTITUTE(LOWER([.D1920]);&quot;'&quot;;&quot;''&quot;);&quot;');&quot;)" office:value-type="string" office:string-value="insert into palabras(id, castellano, ingles, latin) values(1919, 'construcción', 'construction', 'constructio');" calcext:value-type="string">
            <text:p>insert into palabras(id, castellano, ingles, latin) values(1919, 'construcción', 'construction', 'constructio');</text:p>
          </table:table-cell>
        </table:table-row>
        <table:table-row table:style-name="ro1">
          <table:table-cell table:formula="of:=[.A1920]+1" office:value-type="float" office:value="1920" calcext:value-type="float">
            <text:p>1920</text:p>
          </table:table-cell>
          <table:table-cell office:value-type="string" calcext:value-type="string">
            <text:p>elevador</text:p>
          </table:table-cell>
          <table:table-cell table:style-name="ce3" office:value-type="string" calcext:value-type="string">
            <text:p>Elevator</text:p>
          </table:table-cell>
          <table:table-cell office:value-type="string" calcext:value-type="string">
            <text:p>elevator</text:p>
          </table:table-cell>
          <table:table-cell/>
          <table:table-cell table:formula="of:=IF([.B1921]=[.D192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21];&quot;, '&quot;;SUBSTITUTE(LOWER([.B1921]);&quot;'&quot;;&quot;''&quot;);&quot;', '&quot;;SUBSTITUTE(LOWER([.C1921]);&quot;'&quot;;&quot;''&quot;);&quot;', '&quot;;SUBSTITUTE(LOWER([.D1921]);&quot;'&quot;;&quot;''&quot;);&quot;');&quot;)" office:value-type="string" office:string-value="insert into palabras(id, castellano, ingles, latin) values(1920, 'elevador', 'elevator', 'elevator');" calcext:value-type="string">
            <text:p>insert into palabras(id, castellano, ingles, latin) values(1920, 'elevador', 'elevator', 'elevator');</text:p>
          </table:table-cell>
        </table:table-row>
        <table:table-row table:style-name="ro1">
          <table:table-cell table:formula="of:=[.A1921]+1" office:value-type="float" office:value="1921" calcext:value-type="float">
            <text:p>1921</text:p>
          </table:table-cell>
          <table:table-cell office:value-type="string" calcext:value-type="string">
            <text:p>escalera</text:p>
          </table:table-cell>
          <table:table-cell table:style-name="ce3" office:value-type="string" calcext:value-type="string">
            <text:p>Stairs</text:p>
          </table:table-cell>
          <table:table-cell office:value-type="string" calcext:value-type="string">
            <text:p>scala</text:p>
          </table:table-cell>
          <table:table-cell/>
          <table:table-cell table:formula="of:=IF([.B1922]=[.D192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22];&quot;, '&quot;;SUBSTITUTE(LOWER([.B1922]);&quot;'&quot;;&quot;''&quot;);&quot;', '&quot;;SUBSTITUTE(LOWER([.C1922]);&quot;'&quot;;&quot;''&quot;);&quot;', '&quot;;SUBSTITUTE(LOWER([.D1922]);&quot;'&quot;;&quot;''&quot;);&quot;');&quot;)" office:value-type="string" office:string-value="insert into palabras(id, castellano, ingles, latin) values(1921, 'escalera', 'stairs', 'scala');" calcext:value-type="string">
            <text:p>insert into palabras(id, castellano, ingles, latin) values(1921, 'escalera', 'stairs', 'scala');</text:p>
          </table:table-cell>
        </table:table-row>
        <table:table-row table:style-name="ro1">
          <table:table-cell table:formula="of:=[.A1922]+1" office:value-type="float" office:value="1922" calcext:value-type="float">
            <text:p>1922</text:p>
          </table:table-cell>
          <table:table-cell office:value-type="string" calcext:value-type="string">
            <text:p>Herramientas</text:p>
          </table:table-cell>
          <table:table-cell table:style-name="ce3" office:value-type="string" calcext:value-type="string">
            <text:p>Tools</text:p>
          </table:table-cell>
          <table:table-cell office:value-type="string" calcext:value-type="string">
            <text:p>instrumenta</text:p>
          </table:table-cell>
          <table:table-cell/>
          <table:table-cell table:formula="of:=IF([.B1923]=[.D192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23];&quot;, '&quot;;SUBSTITUTE(LOWER([.B1923]);&quot;'&quot;;&quot;''&quot;);&quot;', '&quot;;SUBSTITUTE(LOWER([.C1923]);&quot;'&quot;;&quot;''&quot;);&quot;', '&quot;;SUBSTITUTE(LOWER([.D1923]);&quot;'&quot;;&quot;''&quot;);&quot;');&quot;)" office:value-type="string" office:string-value="insert into palabras(id, castellano, ingles, latin) values(1922, 'herramientas', 'tools', 'instrumenta');" calcext:value-type="string">
            <text:p>insert into palabras(id, castellano, ingles, latin) values(1922, 'herramientas', 'tools', 'instrumenta');</text:p>
          </table:table-cell>
        </table:table-row>
        <table:table-row table:style-name="ro1">
          <table:table-cell table:formula="of:=[.A1923]+1" office:value-type="float" office:value="1923" calcext:value-type="float">
            <text:p>1923</text:p>
          </table:table-cell>
          <table:table-cell office:value-type="string" calcext:value-type="string">
            <text:p>aparato</text:p>
          </table:table-cell>
          <table:table-cell table:style-name="ce3" office:value-type="string" calcext:value-type="string">
            <text:p>Device</text:p>
          </table:table-cell>
          <table:table-cell office:value-type="string" calcext:value-type="string">
            <text:p>machina</text:p>
          </table:table-cell>
          <table:table-cell/>
          <table:table-cell table:formula="of:=IF([.B1924]=[.D192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24];&quot;, '&quot;;SUBSTITUTE(LOWER([.B1924]);&quot;'&quot;;&quot;''&quot;);&quot;', '&quot;;SUBSTITUTE(LOWER([.C1924]);&quot;'&quot;;&quot;''&quot;);&quot;', '&quot;;SUBSTITUTE(LOWER([.D1924]);&quot;'&quot;;&quot;''&quot;);&quot;');&quot;)" office:value-type="string" office:string-value="insert into palabras(id, castellano, ingles, latin) values(1923, 'aparato', 'device', 'machina');" calcext:value-type="string">
            <text:p>insert into palabras(id, castellano, ingles, latin) values(1923, 'aparato', 'device', 'machina');</text:p>
          </table:table-cell>
        </table:table-row>
        <table:table-row table:style-name="ro1">
          <table:table-cell table:formula="of:=[.A1924]+1" office:value-type="float" office:value="1924" calcext:value-type="float">
            <text:p>1924</text:p>
          </table:table-cell>
          <table:table-cell office:value-type="string" calcext:value-type="string">
            <text:p>cámara</text:p>
          </table:table-cell>
          <table:table-cell table:style-name="ce3" office:value-type="string" calcext:value-type="string">
            <text:p>Camera</text:p>
          </table:table-cell>
          <table:table-cell office:value-type="string" calcext:value-type="string">
            <text:p>camera</text:p>
          </table:table-cell>
          <table:table-cell/>
          <table:table-cell table:formula="of:=IF([.B1925]=[.D192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25];&quot;, '&quot;;SUBSTITUTE(LOWER([.B1925]);&quot;'&quot;;&quot;''&quot;);&quot;', '&quot;;SUBSTITUTE(LOWER([.C1925]);&quot;'&quot;;&quot;''&quot;);&quot;', '&quot;;SUBSTITUTE(LOWER([.D1925]);&quot;'&quot;;&quot;''&quot;);&quot;');&quot;)" office:value-type="string" office:string-value="insert into palabras(id, castellano, ingles, latin) values(1924, 'cámara', 'camera', 'camera');" calcext:value-type="string">
            <text:p>insert into palabras(id, castellano, ingles, latin) values(1924, 'cámara', 'camera', 'camera');</text:p>
          </table:table-cell>
        </table:table-row>
        <table:table-row table:style-name="ro1">
          <table:table-cell table:formula="of:=[.A1925]+1" office:value-type="float" office:value="1925" calcext:value-type="float">
            <text:p>1925</text:p>
          </table:table-cell>
          <table:table-cell office:value-type="string" calcext:value-type="string">
            <text:p>aguja</text:p>
          </table:table-cell>
          <table:table-cell table:style-name="ce3" office:value-type="string" calcext:value-type="string">
            <text:p>Needle</text:p>
          </table:table-cell>
          <table:table-cell office:value-type="string" calcext:value-type="string">
            <text:p>acus</text:p>
          </table:table-cell>
          <table:table-cell/>
          <table:table-cell table:formula="of:=IF([.B1926]=[.D192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26];&quot;, '&quot;;SUBSTITUTE(LOWER([.B1926]);&quot;'&quot;;&quot;''&quot;);&quot;', '&quot;;SUBSTITUTE(LOWER([.C1926]);&quot;'&quot;;&quot;''&quot;);&quot;', '&quot;;SUBSTITUTE(LOWER([.D1926]);&quot;'&quot;;&quot;''&quot;);&quot;');&quot;)" office:value-type="string" office:string-value="insert into palabras(id, castellano, ingles, latin) values(1925, 'aguja', 'needle', 'acus');" calcext:value-type="string">
            <text:p>insert into palabras(id, castellano, ingles, latin) values(1925, 'aguja', 'needle', 'acus');</text:p>
          </table:table-cell>
        </table:table-row>
        <table:table-row table:style-name="ro1">
          <table:table-cell table:formula="of:=[.A1926]+1" office:value-type="float" office:value="1926" calcext:value-type="float">
            <text:p>1926</text:p>
          </table:table-cell>
          <table:table-cell office:value-type="string" calcext:value-type="string">
            <text:p>clavo</text:p>
          </table:table-cell>
          <table:table-cell table:style-name="ce3" office:value-type="string" calcext:value-type="string">
            <text:p>Nail</text:p>
          </table:table-cell>
          <table:table-cell office:value-type="string" calcext:value-type="string">
            <text:p>clavus</text:p>
          </table:table-cell>
          <table:table-cell/>
          <table:table-cell table:formula="of:=IF([.B1927]=[.D192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27];&quot;, '&quot;;SUBSTITUTE(LOWER([.B1927]);&quot;'&quot;;&quot;''&quot;);&quot;', '&quot;;SUBSTITUTE(LOWER([.C1927]);&quot;'&quot;;&quot;''&quot;);&quot;', '&quot;;SUBSTITUTE(LOWER([.D1927]);&quot;'&quot;;&quot;''&quot;);&quot;');&quot;)" office:value-type="string" office:string-value="insert into palabras(id, castellano, ingles, latin) values(1926, 'clavo', 'nail', 'clavus');" calcext:value-type="string">
            <text:p>insert into palabras(id, castellano, ingles, latin) values(1926, 'clavo', 'nail', 'clavus');</text:p>
          </table:table-cell>
        </table:table-row>
        <table:table-row table:style-name="ro1">
          <table:table-cell table:formula="of:=[.A1927]+1" office:value-type="float" office:value="1927" calcext:value-type="float">
            <text:p>1927</text:p>
          </table:table-cell>
          <table:table-cell office:value-type="string" calcext:value-type="string">
            <text:p>hilo</text:p>
          </table:table-cell>
          <table:table-cell table:style-name="ce3" office:value-type="string" calcext:value-type="string">
            <text:p>Thread</text:p>
          </table:table-cell>
          <table:table-cell office:value-type="string" calcext:value-type="string">
            <text:p>filum</text:p>
          </table:table-cell>
          <table:table-cell/>
          <table:table-cell table:formula="of:=IF([.B1928]=[.D192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28];&quot;, '&quot;;SUBSTITUTE(LOWER([.B1928]);&quot;'&quot;;&quot;''&quot;);&quot;', '&quot;;SUBSTITUTE(LOWER([.C1928]);&quot;'&quot;;&quot;''&quot;);&quot;', '&quot;;SUBSTITUTE(LOWER([.D1928]);&quot;'&quot;;&quot;''&quot;);&quot;');&quot;)" office:value-type="string" office:string-value="insert into palabras(id, castellano, ingles, latin) values(1927, 'hilo', 'thread', 'filum');" calcext:value-type="string">
            <text:p>insert into palabras(id, castellano, ingles, latin) values(1927, 'hilo', 'thread', 'filum');</text:p>
          </table:table-cell>
        </table:table-row>
        <table:table-row table:style-name="ro1">
          <table:table-cell table:formula="of:=[.A1928]+1" office:value-type="float" office:value="1928" calcext:value-type="float">
            <text:p>1928</text:p>
          </table:table-cell>
          <table:table-cell office:value-type="string" calcext:value-type="string">
            <text:p>cuerda</text:p>
          </table:table-cell>
          <table:table-cell table:style-name="ce3" office:value-type="string" calcext:value-type="string">
            <text:p>Rope</text:p>
          </table:table-cell>
          <table:table-cell office:value-type="string" calcext:value-type="string">
            <text:p>funis</text:p>
          </table:table-cell>
          <table:table-cell/>
          <table:table-cell table:formula="of:=IF([.B1929]=[.D192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29];&quot;, '&quot;;SUBSTITUTE(LOWER([.B1929]);&quot;'&quot;;&quot;''&quot;);&quot;', '&quot;;SUBSTITUTE(LOWER([.C1929]);&quot;'&quot;;&quot;''&quot;);&quot;', '&quot;;SUBSTITUTE(LOWER([.D1929]);&quot;'&quot;;&quot;''&quot;);&quot;');&quot;)" office:value-type="string" office:string-value="insert into palabras(id, castellano, ingles, latin) values(1928, 'cuerda', 'rope', 'funis');" calcext:value-type="string">
            <text:p>insert into palabras(id, castellano, ingles, latin) values(1928, 'cuerda', 'rope', 'funis');</text:p>
          </table:table-cell>
        </table:table-row>
        <table:table-row table:style-name="ro1">
          <table:table-cell table:formula="of:=[.A1929]+1" office:value-type="float" office:value="1929" calcext:value-type="float">
            <text:p>1929</text:p>
          </table:table-cell>
          <table:table-cell office:value-type="string" calcext:value-type="string">
            <text:p>bolsillo</text:p>
          </table:table-cell>
          <table:table-cell table:style-name="ce3" office:value-type="string" calcext:value-type="string">
            <text:p>Pocket</text:p>
          </table:table-cell>
          <table:table-cell office:value-type="string" calcext:value-type="string">
            <text:p>loculus</text:p>
          </table:table-cell>
          <table:table-cell/>
          <table:table-cell table:formula="of:=IF([.B1930]=[.D193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30];&quot;, '&quot;;SUBSTITUTE(LOWER([.B1930]);&quot;'&quot;;&quot;''&quot;);&quot;', '&quot;;SUBSTITUTE(LOWER([.C1930]);&quot;'&quot;;&quot;''&quot;);&quot;', '&quot;;SUBSTITUTE(LOWER([.D1930]);&quot;'&quot;;&quot;''&quot;);&quot;');&quot;)" office:value-type="string" office:string-value="insert into palabras(id, castellano, ingles, latin) values(1929, 'bolsillo', 'pocket', 'loculus');" calcext:value-type="string">
            <text:p>insert into palabras(id, castellano, ingles, latin) values(1929, 'bolsillo', 'pocket', 'loculus');</text:p>
          </table:table-cell>
        </table:table-row>
        <table:table-row table:style-name="ro1">
          <table:table-cell table:formula="of:=[.A1930]+1" office:value-type="float" office:value="1930" calcext:value-type="float">
            <text:p>1930</text:p>
          </table:table-cell>
          <table:table-cell office:value-type="string" calcext:value-type="string">
            <text:p>bolso</text:p>
          </table:table-cell>
          <table:table-cell table:style-name="ce3" office:value-type="string" calcext:value-type="string">
            <text:p>Bag</text:p>
          </table:table-cell>
          <table:table-cell office:value-type="string" calcext:value-type="string">
            <text:p>sacculus</text:p>
          </table:table-cell>
          <table:table-cell/>
          <table:table-cell table:formula="of:=IF([.B1931]=[.D193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31];&quot;, '&quot;;SUBSTITUTE(LOWER([.B1931]);&quot;'&quot;;&quot;''&quot;);&quot;', '&quot;;SUBSTITUTE(LOWER([.C1931]);&quot;'&quot;;&quot;''&quot;);&quot;', '&quot;;SUBSTITUTE(LOWER([.D1931]);&quot;'&quot;;&quot;''&quot;);&quot;');&quot;)" office:value-type="string" office:string-value="insert into palabras(id, castellano, ingles, latin) values(1930, 'bolso', 'bag', 'sacculus');" calcext:value-type="string">
            <text:p>insert into palabras(id, castellano, ingles, latin) values(1930, 'bolso', 'bag', 'sacculus');</text:p>
          </table:table-cell>
        </table:table-row>
        <table:table-row table:style-name="ro1">
          <table:table-cell table:formula="of:=[.A1931]+1" office:value-type="float" office:value="1931" calcext:value-type="float">
            <text:p>1931</text:p>
          </table:table-cell>
          <table:table-cell office:value-type="string" calcext:value-type="string">
            <text:p>bolsa</text:p>
          </table:table-cell>
          <table:table-cell table:style-name="ce3" office:value-type="string" calcext:value-type="string">
            <text:p>Purse</text:p>
          </table:table-cell>
          <table:table-cell office:value-type="string" calcext:value-type="string">
            <text:p>saccus</text:p>
          </table:table-cell>
          <table:table-cell/>
          <table:table-cell table:formula="of:=IF([.B1932]=[.D193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32];&quot;, '&quot;;SUBSTITUTE(LOWER([.B1932]);&quot;'&quot;;&quot;''&quot;);&quot;', '&quot;;SUBSTITUTE(LOWER([.C1932]);&quot;'&quot;;&quot;''&quot;);&quot;', '&quot;;SUBSTITUTE(LOWER([.D1932]);&quot;'&quot;;&quot;''&quot;);&quot;');&quot;)" office:value-type="string" office:string-value="insert into palabras(id, castellano, ingles, latin) values(1931, 'bolsa', 'purse', 'saccus');" calcext:value-type="string">
            <text:p>insert into palabras(id, castellano, ingles, latin) values(1931, 'bolsa', 'purse', 'saccus');</text:p>
          </table:table-cell>
        </table:table-row>
        <table:table-row table:style-name="ro1">
          <table:table-cell table:formula="of:=[.A1932]+1" office:value-type="float" office:value="1932" calcext:value-type="float">
            <text:p>1932</text:p>
          </table:table-cell>
          <table:table-cell office:value-type="string" calcext:value-type="string">
            <text:p>paraguas</text:p>
          </table:table-cell>
          <table:table-cell table:style-name="ce3" office:value-type="string" calcext:value-type="string">
            <text:p>Umbrella</text:p>
          </table:table-cell>
          <table:table-cell office:value-type="string" calcext:value-type="string">
            <text:p>umbra</text:p>
          </table:table-cell>
          <table:table-cell/>
          <table:table-cell table:formula="of:=IF([.B1933]=[.D193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33];&quot;, '&quot;;SUBSTITUTE(LOWER([.B1933]);&quot;'&quot;;&quot;''&quot;);&quot;', '&quot;;SUBSTITUTE(LOWER([.C1933]);&quot;'&quot;;&quot;''&quot;);&quot;', '&quot;;SUBSTITUTE(LOWER([.D1933]);&quot;'&quot;;&quot;''&quot;);&quot;');&quot;)" office:value-type="string" office:string-value="insert into palabras(id, castellano, ingles, latin) values(1932, 'paraguas', 'umbrella', 'umbra');" calcext:value-type="string">
            <text:p>insert into palabras(id, castellano, ingles, latin) values(1932, 'paraguas', 'umbrella', 'umbra');</text:p>
          </table:table-cell>
        </table:table-row>
        <table:table-row table:style-name="ro1">
          <table:table-cell table:formula="of:=[.A1933]+1" office:value-type="float" office:value="1933" calcext:value-type="float">
            <text:p>1933</text:p>
          </table:table-cell>
          <table:table-cell office:value-type="string" calcext:value-type="string">
            <text:p>parasol</text:p>
          </table:table-cell>
          <table:table-cell table:style-name="ce3" office:value-type="string" calcext:value-type="string">
            <text:p>Sunshade</text:p>
          </table:table-cell>
          <table:table-cell office:value-type="string" calcext:value-type="string">
            <text:p>umbra</text:p>
          </table:table-cell>
          <table:table-cell/>
          <table:table-cell table:formula="of:=IF([.B1934]=[.D193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34];&quot;, '&quot;;SUBSTITUTE(LOWER([.B1934]);&quot;'&quot;;&quot;''&quot;);&quot;', '&quot;;SUBSTITUTE(LOWER([.C1934]);&quot;'&quot;;&quot;''&quot;);&quot;', '&quot;;SUBSTITUTE(LOWER([.D1934]);&quot;'&quot;;&quot;''&quot;);&quot;');&quot;)" office:value-type="string" office:string-value="insert into palabras(id, castellano, ingles, latin) values(1933, 'parasol', 'sunshade', 'umbra');" calcext:value-type="string">
            <text:p>insert into palabras(id, castellano, ingles, latin) values(1933, 'parasol', 'sunshade', 'umbra');</text:p>
          </table:table-cell>
        </table:table-row>
        <table:table-row table:style-name="ro1">
          <table:table-cell table:formula="of:=[.A1934]+1" office:value-type="float" office:value="1934" calcext:value-type="float">
            <text:p>1934</text:p>
          </table:table-cell>
          <table:table-cell office:value-type="string" calcext:value-type="string">
            <text:p>pantalla</text:p>
          </table:table-cell>
          <table:table-cell table:style-name="ce3" office:value-type="string" calcext:value-type="string">
            <text:p>Screen</text:p>
          </table:table-cell>
          <table:table-cell office:value-type="string" calcext:value-type="string">
            <text:p>screen</text:p>
          </table:table-cell>
          <table:table-cell/>
          <table:table-cell table:formula="of:=IF([.B1935]=[.D193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35];&quot;, '&quot;;SUBSTITUTE(LOWER([.B1935]);&quot;'&quot;;&quot;''&quot;);&quot;', '&quot;;SUBSTITUTE(LOWER([.C1935]);&quot;'&quot;;&quot;''&quot;);&quot;', '&quot;;SUBSTITUTE(LOWER([.D1935]);&quot;'&quot;;&quot;''&quot;);&quot;');&quot;)" office:value-type="string" office:string-value="insert into palabras(id, castellano, ingles, latin) values(1934, 'pantalla', 'screen', 'screen');" calcext:value-type="string">
            <text:p>insert into palabras(id, castellano, ingles, latin) values(1934, 'pantalla', 'screen', 'screen');</text:p>
          </table:table-cell>
        </table:table-row>
        <table:table-row table:style-name="ro1">
          <table:table-cell table:formula="of:=[.A1935]+1" office:value-type="float" office:value="1935" calcext:value-type="float">
            <text:p>1935</text:p>
          </table:table-cell>
          <table:table-cell office:value-type="string" calcext:value-type="string">
            <text:p>pomo</text:p>
          </table:table-cell>
          <table:table-cell table:style-name="ce3" office:value-type="string" calcext:value-type="string">
            <text:p>Knob</text:p>
          </table:table-cell>
          <table:table-cell office:value-type="string" calcext:value-type="string">
            <text:p>manubrium</text:p>
          </table:table-cell>
          <table:table-cell/>
          <table:table-cell table:formula="of:=IF([.B1936]=[.D193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36];&quot;, '&quot;;SUBSTITUTE(LOWER([.B1936]);&quot;'&quot;;&quot;''&quot;);&quot;', '&quot;;SUBSTITUTE(LOWER([.C1936]);&quot;'&quot;;&quot;''&quot;);&quot;', '&quot;;SUBSTITUTE(LOWER([.D1936]);&quot;'&quot;;&quot;''&quot;);&quot;');&quot;)" office:value-type="string" office:string-value="insert into palabras(id, castellano, ingles, latin) values(1935, 'pomo', 'knob', 'manubrium');" calcext:value-type="string">
            <text:p>insert into palabras(id, castellano, ingles, latin) values(1935, 'pomo', 'knob', 'manubrium');</text:p>
          </table:table-cell>
        </table:table-row>
        <table:table-row table:style-name="ro1">
          <table:table-cell table:formula="of:=[.A1936]+1" office:value-type="float" office:value="1936" calcext:value-type="float">
            <text:p>1936</text:p>
          </table:table-cell>
          <table:table-cell office:value-type="string" calcext:value-type="string">
            <text:p>llave</text:p>
          </table:table-cell>
          <table:table-cell table:style-name="ce3" office:value-type="string" calcext:value-type="string">
            <text:p>Key</text:p>
          </table:table-cell>
          <table:table-cell office:value-type="string" calcext:value-type="string">
            <text:p>clavis</text:p>
          </table:table-cell>
          <table:table-cell/>
          <table:table-cell table:formula="of:=IF([.B1937]=[.D193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37];&quot;, '&quot;;SUBSTITUTE(LOWER([.B1937]);&quot;'&quot;;&quot;''&quot;);&quot;', '&quot;;SUBSTITUTE(LOWER([.C1937]);&quot;'&quot;;&quot;''&quot;);&quot;', '&quot;;SUBSTITUTE(LOWER([.D1937]);&quot;'&quot;;&quot;''&quot;);&quot;');&quot;)" office:value-type="string" office:string-value="insert into palabras(id, castellano, ingles, latin) values(1936, 'llave', 'key', 'clavis');" calcext:value-type="string">
            <text:p>insert into palabras(id, castellano, ingles, latin) values(1936, 'llave', 'key', 'clavis');</text:p>
          </table:table-cell>
        </table:table-row>
        <table:table-row table:style-name="ro1">
          <table:table-cell table:formula="of:=[.A1937]+1" office:value-type="float" office:value="1937" calcext:value-type="float">
            <text:p>1937</text:p>
          </table:table-cell>
          <table:table-cell office:value-type="string" calcext:value-type="string">
            <text:p>arma</text:p>
          </table:table-cell>
          <table:table-cell table:style-name="ce3" office:value-type="string" calcext:value-type="string">
            <text:p>Weapon</text:p>
          </table:table-cell>
          <table:table-cell office:value-type="string" calcext:value-type="string">
            <text:p>arma</text:p>
          </table:table-cell>
          <table:table-cell/>
          <table:table-cell table:formula="of:=IF([.B1938]=[.D1938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938];&quot;, '&quot;;SUBSTITUTE(LOWER([.B1938]);&quot;'&quot;;&quot;''&quot;);&quot;', '&quot;;SUBSTITUTE(LOWER([.C1938]);&quot;'&quot;;&quot;''&quot;);&quot;', '&quot;;SUBSTITUTE(LOWER([.D1938]);&quot;'&quot;;&quot;''&quot;);&quot;');&quot;)" office:value-type="string" office:string-value="insert into palabras(id, castellano, ingles, latin) values(1937, 'arma', 'weapon', 'arma');" calcext:value-type="string">
            <text:p>insert into palabras(id, castellano, ingles, latin) values(1937, 'arma', 'weapon', 'arma');</text:p>
          </table:table-cell>
        </table:table-row>
        <table:table-row table:style-name="ro1">
          <table:table-cell table:formula="of:=[.A1938]+1" office:value-type="float" office:value="1938" calcext:value-type="float">
            <text:p>1938</text:p>
          </table:table-cell>
          <table:table-cell office:value-type="string" calcext:value-type="string">
            <text:p>escultura</text:p>
          </table:table-cell>
          <table:table-cell table:style-name="ce3" office:value-type="string" calcext:value-type="string">
            <text:p>Sculpture</text:p>
          </table:table-cell>
          <table:table-cell office:value-type="string" calcext:value-type="string">
            <text:p>sculptura</text:p>
          </table:table-cell>
          <table:table-cell/>
          <table:table-cell table:formula="of:=IF([.B1939]=[.D193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39];&quot;, '&quot;;SUBSTITUTE(LOWER([.B1939]);&quot;'&quot;;&quot;''&quot;);&quot;', '&quot;;SUBSTITUTE(LOWER([.C1939]);&quot;'&quot;;&quot;''&quot;);&quot;', '&quot;;SUBSTITUTE(LOWER([.D1939]);&quot;'&quot;;&quot;''&quot;);&quot;');&quot;)" office:value-type="string" office:string-value="insert into palabras(id, castellano, ingles, latin) values(1938, 'escultura', 'sculpture', 'sculptura');" calcext:value-type="string">
            <text:p>insert into palabras(id, castellano, ingles, latin) values(1938, 'escultura', 'sculpture', 'sculptura');</text:p>
          </table:table-cell>
        </table:table-row>
        <table:table-row table:style-name="ro1">
          <table:table-cell table:formula="of:=[.A1939]+1" office:value-type="float" office:value="1939" calcext:value-type="float">
            <text:p>1939</text:p>
          </table:table-cell>
          <table:table-cell office:value-type="string" calcext:value-type="string">
            <text:p>libro</text:p>
          </table:table-cell>
          <table:table-cell table:style-name="ce3" office:value-type="string" calcext:value-type="string">
            <text:p>Book</text:p>
          </table:table-cell>
          <table:table-cell office:value-type="string" calcext:value-type="string">
            <text:p>liber</text:p>
          </table:table-cell>
          <table:table-cell/>
          <table:table-cell table:formula="of:=IF([.B1940]=[.D194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40];&quot;, '&quot;;SUBSTITUTE(LOWER([.B1940]);&quot;'&quot;;&quot;''&quot;);&quot;', '&quot;;SUBSTITUTE(LOWER([.C1940]);&quot;'&quot;;&quot;''&quot;);&quot;', '&quot;;SUBSTITUTE(LOWER([.D1940]);&quot;'&quot;;&quot;''&quot;);&quot;');&quot;)" office:value-type="string" office:string-value="insert into palabras(id, castellano, ingles, latin) values(1939, 'libro', 'book', 'liber');" calcext:value-type="string">
            <text:p>insert into palabras(id, castellano, ingles, latin) values(1939, 'libro', 'book', 'liber');</text:p>
          </table:table-cell>
        </table:table-row>
        <table:table-row table:style-name="ro2">
          <table:table-cell table:formula="of:=[.A1940]+1" office:value-type="float" office:value="1940" calcext:value-type="float">
            <text:p>1940</text:p>
          </table:table-cell>
          <table:table-cell office:value-type="string" calcext:value-type="string">
            <text:p>revista</text:p>
          </table:table-cell>
          <table:table-cell table:style-name="ce3" office:value-type="string" calcext:value-type="string">
            <text:p>Magazine</text:p>
          </table:table-cell>
          <table:table-cell office:value-type="string" calcext:value-type="string">
            <text:p>commentarius</text:p>
          </table:table-cell>
          <table:table-cell/>
          <table:table-cell table:formula="of:=IF([.B1941]=[.D194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41];&quot;, '&quot;;SUBSTITUTE(LOWER([.B1941]);&quot;'&quot;;&quot;''&quot;);&quot;', '&quot;;SUBSTITUTE(LOWER([.C1941]);&quot;'&quot;;&quot;''&quot;);&quot;', '&quot;;SUBSTITUTE(LOWER([.D1941]);&quot;'&quot;;&quot;''&quot;);&quot;');&quot;)" office:value-type="string" office:string-value="insert into palabras(id, castellano, ingles, latin) values(1940, 'revista', 'magazine', 'commentarius');" calcext:value-type="string">
            <text:p>insert into palabras(id, castellano, ingles, latin) values(1940, 'revista', 'magazine', 'commentarius');</text:p>
          </table:table-cell>
        </table:table-row>
        <table:table-row table:style-name="ro1">
          <table:table-cell table:formula="of:=[.A1941]+1" office:value-type="float" office:value="1941" calcext:value-type="float">
            <text:p>1941</text:p>
          </table:table-cell>
          <table:table-cell office:value-type="string" calcext:value-type="string">
            <text:p>cuadro</text:p>
          </table:table-cell>
          <table:table-cell table:style-name="ce3" office:value-type="string" calcext:value-type="string">
            <text:p>Painting</text:p>
          </table:table-cell>
          <table:table-cell office:value-type="string" calcext:value-type="string">
            <text:p>pictura</text:p>
          </table:table-cell>
          <table:table-cell/>
          <table:table-cell table:formula="of:=IF([.B1942]=[.D194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42];&quot;, '&quot;;SUBSTITUTE(LOWER([.B1942]);&quot;'&quot;;&quot;''&quot;);&quot;', '&quot;;SUBSTITUTE(LOWER([.C1942]);&quot;'&quot;;&quot;''&quot;);&quot;', '&quot;;SUBSTITUTE(LOWER([.D1942]);&quot;'&quot;;&quot;''&quot;);&quot;');&quot;)" office:value-type="string" office:string-value="insert into palabras(id, castellano, ingles, latin) values(1941, 'cuadro', 'painting', 'pictura');" calcext:value-type="string">
            <text:p>insert into palabras(id, castellano, ingles, latin) values(1941, 'cuadro', 'painting', 'pictura');</text:p>
          </table:table-cell>
        </table:table-row>
        <table:table-row table:style-name="ro1">
          <table:table-cell table:formula="of:=[.A1942]+1" office:value-type="float" office:value="1942" calcext:value-type="float">
            <text:p>1942</text:p>
          </table:table-cell>
          <table:table-cell office:value-type="string" calcext:value-type="string">
            <text:p>grabado</text:p>
          </table:table-cell>
          <table:table-cell table:style-name="ce3" office:value-type="string" calcext:value-type="string">
            <text:p>Engraving</text:p>
          </table:table-cell>
          <table:table-cell office:value-type="string" calcext:value-type="string">
            <text:p>impressio</text:p>
          </table:table-cell>
          <table:table-cell/>
          <table:table-cell table:formula="of:=IF([.B1943]=[.D194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43];&quot;, '&quot;;SUBSTITUTE(LOWER([.B1943]);&quot;'&quot;;&quot;''&quot;);&quot;', '&quot;;SUBSTITUTE(LOWER([.C1943]);&quot;'&quot;;&quot;''&quot;);&quot;', '&quot;;SUBSTITUTE(LOWER([.D1943]);&quot;'&quot;;&quot;''&quot;);&quot;');&quot;)" office:value-type="string" office:string-value="insert into palabras(id, castellano, ingles, latin) values(1942, 'grabado', 'engraving', 'impressio');" calcext:value-type="string">
            <text:p>insert into palabras(id, castellano, ingles, latin) values(1942, 'grabado', 'engraving', 'impressio');</text:p>
          </table:table-cell>
        </table:table-row>
        <table:table-row table:style-name="ro1">
          <table:table-cell table:formula="of:=[.A1943]+1" office:value-type="float" office:value="1943" calcext:value-type="float">
            <text:p>1943</text:p>
          </table:table-cell>
          <table:table-cell office:value-type="string" calcext:value-type="string">
            <text:p>electricidad</text:p>
          </table:table-cell>
          <table:table-cell table:style-name="ce3" office:value-type="string" calcext:value-type="string">
            <text:p>Electricity</text:p>
          </table:table-cell>
          <table:table-cell office:value-type="string" calcext:value-type="string">
            <text:p>electricitas</text:p>
          </table:table-cell>
          <table:table-cell/>
          <table:table-cell table:formula="of:=IF([.B1944]=[.D194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44];&quot;, '&quot;;SUBSTITUTE(LOWER([.B1944]);&quot;'&quot;;&quot;''&quot;);&quot;', '&quot;;SUBSTITUTE(LOWER([.C1944]);&quot;'&quot;;&quot;''&quot;);&quot;', '&quot;;SUBSTITUTE(LOWER([.D1944]);&quot;'&quot;;&quot;''&quot;);&quot;');&quot;)" office:value-type="string" office:string-value="insert into palabras(id, castellano, ingles, latin) values(1943, 'electricidad', 'electricity', 'electricitas');" calcext:value-type="string">
            <text:p>insert into palabras(id, castellano, ingles, latin) values(1943, 'electricidad', 'electricity', 'electricitas');</text:p>
          </table:table-cell>
        </table:table-row>
        <table:table-row table:style-name="ro1">
          <table:table-cell table:formula="of:=[.A1944]+1" office:value-type="float" office:value="1944" calcext:value-type="float">
            <text:p>1944</text:p>
          </table:table-cell>
          <table:table-cell office:value-type="string" calcext:value-type="string">
            <text:p>corriente</text:p>
          </table:table-cell>
          <table:table-cell table:style-name="ce3" office:value-type="string" calcext:value-type="string">
            <text:p>Current</text:p>
          </table:table-cell>
          <table:table-cell office:value-type="string" calcext:value-type="string">
            <text:p>currens</text:p>
          </table:table-cell>
          <table:table-cell/>
          <table:table-cell table:formula="of:=IF([.B1945]=[.D194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45];&quot;, '&quot;;SUBSTITUTE(LOWER([.B1945]);&quot;'&quot;;&quot;''&quot;);&quot;', '&quot;;SUBSTITUTE(LOWER([.C1945]);&quot;'&quot;;&quot;''&quot;);&quot;', '&quot;;SUBSTITUTE(LOWER([.D1945]);&quot;'&quot;;&quot;''&quot;);&quot;');&quot;)" office:value-type="string" office:string-value="insert into palabras(id, castellano, ingles, latin) values(1944, 'corriente', 'current', 'currens');" calcext:value-type="string">
            <text:p>insert into palabras(id, castellano, ingles, latin) values(1944, 'corriente', 'current', 'currens');</text:p>
          </table:table-cell>
        </table:table-row>
        <table:table-row table:style-name="ro1">
          <table:table-cell table:formula="of:=[.A1945]+1" office:value-type="float" office:value="1945" calcext:value-type="float">
            <text:p>1945</text:p>
          </table:table-cell>
          <table:table-cell office:value-type="string" calcext:value-type="string">
            <text:p>base</text:p>
          </table:table-cell>
          <table:table-cell table:style-name="ce3" office:value-type="string" calcext:value-type="string">
            <text:p>Base</text:p>
          </table:table-cell>
          <table:table-cell office:value-type="string" calcext:value-type="string">
            <text:p>basis</text:p>
          </table:table-cell>
          <table:table-cell/>
          <table:table-cell table:formula="of:=IF([.B1946]=[.D194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46];&quot;, '&quot;;SUBSTITUTE(LOWER([.B1946]);&quot;'&quot;;&quot;''&quot;);&quot;', '&quot;;SUBSTITUTE(LOWER([.C1946]);&quot;'&quot;;&quot;''&quot;);&quot;', '&quot;;SUBSTITUTE(LOWER([.D1946]);&quot;'&quot;;&quot;''&quot;);&quot;');&quot;)" office:value-type="string" office:string-value="insert into palabras(id, castellano, ingles, latin) values(1945, 'base', 'base', 'basis');" calcext:value-type="string">
            <text:p>insert into palabras(id, castellano, ingles, latin) values(1945, 'base', 'base', 'basis');</text:p>
          </table:table-cell>
        </table:table-row>
        <table:table-row table:style-name="ro1">
          <table:table-cell table:formula="of:=[.A1946]+1" office:value-type="float" office:value="1946" calcext:value-type="float">
            <text:p>1946</text:p>
          </table:table-cell>
          <table:table-cell office:value-type="string" calcext:value-type="string">
            <text:p>pata</text:p>
          </table:table-cell>
          <table:table-cell table:style-name="ce3" office:value-type="string" calcext:value-type="string">
            <text:p>Leg</text:p>
          </table:table-cell>
          <table:table-cell office:value-type="string" calcext:value-type="string">
            <text:p>pes</text:p>
          </table:table-cell>
          <table:table-cell/>
          <table:table-cell table:formula="of:=IF([.B1947]=[.D194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47];&quot;, '&quot;;SUBSTITUTE(LOWER([.B1947]);&quot;'&quot;;&quot;''&quot;);&quot;', '&quot;;SUBSTITUTE(LOWER([.C1947]);&quot;'&quot;;&quot;''&quot;);&quot;', '&quot;;SUBSTITUTE(LOWER([.D1947]);&quot;'&quot;;&quot;''&quot;);&quot;');&quot;)" office:value-type="string" office:string-value="insert into palabras(id, castellano, ingles, latin) values(1946, 'pata', 'leg', 'pes');" calcext:value-type="string">
            <text:p>insert into palabras(id, castellano, ingles, latin) values(1946, 'pata', 'leg', 'pes');</text:p>
          </table:table-cell>
        </table:table-row>
        <table:table-row table:style-name="ro1">
          <table:table-cell table:formula="of:=[.A1947]+1" office:value-type="float" office:value="1947" calcext:value-type="float">
            <text:p>1947</text:p>
          </table:table-cell>
          <table:table-cell office:value-type="string" calcext:value-type="string">
            <text:p>conexión</text:p>
          </table:table-cell>
          <table:table-cell table:style-name="ce3" office:value-type="string" calcext:value-type="string">
            <text:p>Connection</text:p>
          </table:table-cell>
          <table:table-cell office:value-type="string" calcext:value-type="string">
            <text:p>connectio</text:p>
          </table:table-cell>
          <table:table-cell/>
          <table:table-cell table:formula="of:=IF([.B1948]=[.D194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48];&quot;, '&quot;;SUBSTITUTE(LOWER([.B1948]);&quot;'&quot;;&quot;''&quot;);&quot;', '&quot;;SUBSTITUTE(LOWER([.C1948]);&quot;'&quot;;&quot;''&quot;);&quot;', '&quot;;SUBSTITUTE(LOWER([.D1948]);&quot;'&quot;;&quot;''&quot;);&quot;');&quot;)" office:value-type="string" office:string-value="insert into palabras(id, castellano, ingles, latin) values(1947, 'conexión', 'connection', 'connectio');" calcext:value-type="string">
            <text:p>insert into palabras(id, castellano, ingles, latin) values(1947, 'conexión', 'connection', 'connectio');</text:p>
          </table:table-cell>
        </table:table-row>
        <table:table-row table:style-name="ro1">
          <table:table-cell table:formula="of:=[.A1948]+1" office:value-type="float" office:value="1948" calcext:value-type="float">
            <text:p>1948</text:p>
          </table:table-cell>
          <table:table-cell office:value-type="string" calcext:value-type="string">
            <text:p>cero</text:p>
          </table:table-cell>
          <table:table-cell table:style-name="ce3" office:value-type="string" calcext:value-type="string">
            <text:p>Zero</text:p>
          </table:table-cell>
          <table:table-cell office:value-type="string" calcext:value-type="string">
            <text:p>nullus</text:p>
          </table:table-cell>
          <table:table-cell/>
          <table:table-cell table:formula="of:=IF([.B1949]=[.D194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49];&quot;, '&quot;;SUBSTITUTE(LOWER([.B1949]);&quot;'&quot;;&quot;''&quot;);&quot;', '&quot;;SUBSTITUTE(LOWER([.C1949]);&quot;'&quot;;&quot;''&quot;);&quot;', '&quot;;SUBSTITUTE(LOWER([.D1949]);&quot;'&quot;;&quot;''&quot;);&quot;');&quot;)" office:value-type="string" office:string-value="insert into palabras(id, castellano, ingles, latin) values(1948, 'cero', 'zero', 'nullus');" calcext:value-type="string">
            <text:p>insert into palabras(id, castellano, ingles, latin) values(1948, 'cero', 'zero', 'nullus');</text:p>
          </table:table-cell>
        </table:table-row>
        <table:table-row table:style-name="ro1">
          <table:table-cell table:formula="of:=[.A1949]+1" office:value-type="float" office:value="1949" calcext:value-type="float">
            <text:p>1949</text:p>
          </table:table-cell>
          <table:table-cell office:value-type="string" calcext:value-type="string">
            <text:p>uno</text:p>
          </table:table-cell>
          <table:table-cell table:style-name="ce3" office:value-type="string" calcext:value-type="string">
            <text:p>One</text:p>
          </table:table-cell>
          <table:table-cell office:value-type="string" calcext:value-type="string">
            <text:p>unus</text:p>
          </table:table-cell>
          <table:table-cell/>
          <table:table-cell table:formula="of:=IF([.B1950]=[.D195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50];&quot;, '&quot;;SUBSTITUTE(LOWER([.B1950]);&quot;'&quot;;&quot;''&quot;);&quot;', '&quot;;SUBSTITUTE(LOWER([.C1950]);&quot;'&quot;;&quot;''&quot;);&quot;', '&quot;;SUBSTITUTE(LOWER([.D1950]);&quot;'&quot;;&quot;''&quot;);&quot;');&quot;)" office:value-type="string" office:string-value="insert into palabras(id, castellano, ingles, latin) values(1949, 'uno', 'one', 'unus');" calcext:value-type="string">
            <text:p>insert into palabras(id, castellano, ingles, latin) values(1949, 'uno', 'one', 'unus');</text:p>
          </table:table-cell>
        </table:table-row>
        <table:table-row table:style-name="ro1">
          <table:table-cell table:formula="of:=[.A1950]+1" office:value-type="float" office:value="1950" calcext:value-type="float">
            <text:p>1950</text:p>
          </table:table-cell>
          <table:table-cell office:value-type="string" calcext:value-type="string">
            <text:p>dos</text:p>
          </table:table-cell>
          <table:table-cell table:style-name="ce3" office:value-type="string" calcext:value-type="string">
            <text:p>Two</text:p>
          </table:table-cell>
          <table:table-cell office:value-type="string" calcext:value-type="string">
            <text:p>duo</text:p>
          </table:table-cell>
          <table:table-cell/>
          <table:table-cell table:formula="of:=IF([.B1951]=[.D195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51];&quot;, '&quot;;SUBSTITUTE(LOWER([.B1951]);&quot;'&quot;;&quot;''&quot;);&quot;', '&quot;;SUBSTITUTE(LOWER([.C1951]);&quot;'&quot;;&quot;''&quot;);&quot;', '&quot;;SUBSTITUTE(LOWER([.D1951]);&quot;'&quot;;&quot;''&quot;);&quot;');&quot;)" office:value-type="string" office:string-value="insert into palabras(id, castellano, ingles, latin) values(1950, 'dos', 'two', 'duo');" calcext:value-type="string">
            <text:p>insert into palabras(id, castellano, ingles, latin) values(1950, 'dos', 'two', 'duo');</text:p>
          </table:table-cell>
        </table:table-row>
        <table:table-row table:style-name="ro1">
          <table:table-cell table:formula="of:=[.A1951]+1" office:value-type="float" office:value="1951" calcext:value-type="float">
            <text:p>1951</text:p>
          </table:table-cell>
          <table:table-cell office:value-type="string" calcext:value-type="string">
            <text:p>tres</text:p>
          </table:table-cell>
          <table:table-cell table:style-name="ce3" office:value-type="string" calcext:value-type="string">
            <text:p>Three</text:p>
          </table:table-cell>
          <table:table-cell office:value-type="string" calcext:value-type="string">
            <text:p>tres</text:p>
          </table:table-cell>
          <table:table-cell/>
          <table:table-cell table:formula="of:=IF([.B1952]=[.D1952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1952];&quot;, '&quot;;SUBSTITUTE(LOWER([.B1952]);&quot;'&quot;;&quot;''&quot;);&quot;', '&quot;;SUBSTITUTE(LOWER([.C1952]);&quot;'&quot;;&quot;''&quot;);&quot;', '&quot;;SUBSTITUTE(LOWER([.D1952]);&quot;'&quot;;&quot;''&quot;);&quot;');&quot;)" office:value-type="string" office:string-value="insert into palabras(id, castellano, ingles, latin) values(1951, 'tres', 'three', 'tres');" calcext:value-type="string">
            <text:p>insert into palabras(id, castellano, ingles, latin) values(1951, 'tres', 'three', 'tres');</text:p>
          </table:table-cell>
        </table:table-row>
        <table:table-row table:style-name="ro1">
          <table:table-cell table:formula="of:=[.A1952]+1" office:value-type="float" office:value="1952" calcext:value-type="float">
            <text:p>1952</text:p>
          </table:table-cell>
          <table:table-cell office:value-type="string" calcext:value-type="string">
            <text:p>cuatro</text:p>
          </table:table-cell>
          <table:table-cell table:style-name="ce3" office:value-type="string" calcext:value-type="string">
            <text:p>Four</text:p>
          </table:table-cell>
          <table:table-cell office:value-type="string" calcext:value-type="string">
            <text:p>quattuor</text:p>
          </table:table-cell>
          <table:table-cell/>
          <table:table-cell table:formula="of:=IF([.B1953]=[.D195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53];&quot;, '&quot;;SUBSTITUTE(LOWER([.B1953]);&quot;'&quot;;&quot;''&quot;);&quot;', '&quot;;SUBSTITUTE(LOWER([.C1953]);&quot;'&quot;;&quot;''&quot;);&quot;', '&quot;;SUBSTITUTE(LOWER([.D1953]);&quot;'&quot;;&quot;''&quot;);&quot;');&quot;)" office:value-type="string" office:string-value="insert into palabras(id, castellano, ingles, latin) values(1952, 'cuatro', 'four', 'quattuor');" calcext:value-type="string">
            <text:p>insert into palabras(id, castellano, ingles, latin) values(1952, 'cuatro', 'four', 'quattuor');</text:p>
          </table:table-cell>
        </table:table-row>
        <table:table-row table:style-name="ro1">
          <table:table-cell table:formula="of:=[.A1953]+1" office:value-type="float" office:value="1953" calcext:value-type="float">
            <text:p>1953</text:p>
          </table:table-cell>
          <table:table-cell office:value-type="string" calcext:value-type="string">
            <text:p>cinco</text:p>
          </table:table-cell>
          <table:table-cell table:style-name="ce3" office:value-type="string" calcext:value-type="string">
            <text:p>Five</text:p>
          </table:table-cell>
          <table:table-cell office:value-type="string" calcext:value-type="string">
            <text:p>quinque</text:p>
          </table:table-cell>
          <table:table-cell/>
          <table:table-cell table:formula="of:=IF([.B1954]=[.D195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54];&quot;, '&quot;;SUBSTITUTE(LOWER([.B1954]);&quot;'&quot;;&quot;''&quot;);&quot;', '&quot;;SUBSTITUTE(LOWER([.C1954]);&quot;'&quot;;&quot;''&quot;);&quot;', '&quot;;SUBSTITUTE(LOWER([.D1954]);&quot;'&quot;;&quot;''&quot;);&quot;');&quot;)" office:value-type="string" office:string-value="insert into palabras(id, castellano, ingles, latin) values(1953, 'cinco', 'five', 'quinque');" calcext:value-type="string">
            <text:p>insert into palabras(id, castellano, ingles, latin) values(1953, 'cinco', 'five', 'quinque');</text:p>
          </table:table-cell>
        </table:table-row>
        <table:table-row table:style-name="ro1">
          <table:table-cell table:formula="of:=[.A1954]+1" office:value-type="float" office:value="1954" calcext:value-type="float">
            <text:p>1954</text:p>
          </table:table-cell>
          <table:table-cell office:value-type="string" calcext:value-type="string">
            <text:p>seis</text:p>
          </table:table-cell>
          <table:table-cell table:style-name="ce3" office:value-type="string" calcext:value-type="string">
            <text:p>Six</text:p>
          </table:table-cell>
          <table:table-cell office:value-type="string" calcext:value-type="string">
            <text:p>sex</text:p>
          </table:table-cell>
          <table:table-cell/>
          <table:table-cell table:formula="of:=IF([.B1955]=[.D195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55];&quot;, '&quot;;SUBSTITUTE(LOWER([.B1955]);&quot;'&quot;;&quot;''&quot;);&quot;', '&quot;;SUBSTITUTE(LOWER([.C1955]);&quot;'&quot;;&quot;''&quot;);&quot;', '&quot;;SUBSTITUTE(LOWER([.D1955]);&quot;'&quot;;&quot;''&quot;);&quot;');&quot;)" office:value-type="string" office:string-value="insert into palabras(id, castellano, ingles, latin) values(1954, 'seis', 'six', 'sex');" calcext:value-type="string">
            <text:p>insert into palabras(id, castellano, ingles, latin) values(1954, 'seis', 'six', 'sex');</text:p>
          </table:table-cell>
        </table:table-row>
        <table:table-row table:style-name="ro1">
          <table:table-cell table:formula="of:=[.A1955]+1" office:value-type="float" office:value="1955" calcext:value-type="float">
            <text:p>1955</text:p>
          </table:table-cell>
          <table:table-cell office:value-type="string" calcext:value-type="string">
            <text:p>siete</text:p>
          </table:table-cell>
          <table:table-cell table:style-name="ce3" office:value-type="string" calcext:value-type="string">
            <text:p>Seven</text:p>
          </table:table-cell>
          <table:table-cell office:value-type="string" calcext:value-type="string">
            <text:p>septem</text:p>
          </table:table-cell>
          <table:table-cell/>
          <table:table-cell table:formula="of:=IF([.B1956]=[.D195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56];&quot;, '&quot;;SUBSTITUTE(LOWER([.B1956]);&quot;'&quot;;&quot;''&quot;);&quot;', '&quot;;SUBSTITUTE(LOWER([.C1956]);&quot;'&quot;;&quot;''&quot;);&quot;', '&quot;;SUBSTITUTE(LOWER([.D1956]);&quot;'&quot;;&quot;''&quot;);&quot;');&quot;)" office:value-type="string" office:string-value="insert into palabras(id, castellano, ingles, latin) values(1955, 'siete', 'seven', 'septem');" calcext:value-type="string">
            <text:p>insert into palabras(id, castellano, ingles, latin) values(1955, 'siete', 'seven', 'septem');</text:p>
          </table:table-cell>
        </table:table-row>
        <table:table-row table:style-name="ro1">
          <table:table-cell table:formula="of:=[.A1956]+1" office:value-type="float" office:value="1956" calcext:value-type="float">
            <text:p>1956</text:p>
          </table:table-cell>
          <table:table-cell office:value-type="string" calcext:value-type="string">
            <text:p>ocho</text:p>
          </table:table-cell>
          <table:table-cell table:style-name="ce3" office:value-type="string" calcext:value-type="string">
            <text:p>Eight</text:p>
          </table:table-cell>
          <table:table-cell office:value-type="string" calcext:value-type="string">
            <text:p>octo</text:p>
          </table:table-cell>
          <table:table-cell/>
          <table:table-cell table:formula="of:=IF([.B1957]=[.D195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57];&quot;, '&quot;;SUBSTITUTE(LOWER([.B1957]);&quot;'&quot;;&quot;''&quot;);&quot;', '&quot;;SUBSTITUTE(LOWER([.C1957]);&quot;'&quot;;&quot;''&quot;);&quot;', '&quot;;SUBSTITUTE(LOWER([.D1957]);&quot;'&quot;;&quot;''&quot;);&quot;');&quot;)" office:value-type="string" office:string-value="insert into palabras(id, castellano, ingles, latin) values(1956, 'ocho', 'eight', 'octo');" calcext:value-type="string">
            <text:p>insert into palabras(id, castellano, ingles, latin) values(1956, 'ocho', 'eight', 'octo');</text:p>
          </table:table-cell>
        </table:table-row>
        <table:table-row table:style-name="ro1">
          <table:table-cell table:formula="of:=[.A1957]+1" office:value-type="float" office:value="1957" calcext:value-type="float">
            <text:p>1957</text:p>
          </table:table-cell>
          <table:table-cell office:value-type="string" calcext:value-type="string">
            <text:p>nueve</text:p>
          </table:table-cell>
          <table:table-cell table:style-name="ce3" office:value-type="string" calcext:value-type="string">
            <text:p>Nine</text:p>
          </table:table-cell>
          <table:table-cell office:value-type="string" calcext:value-type="string">
            <text:p>novem</text:p>
          </table:table-cell>
          <table:table-cell/>
          <table:table-cell table:formula="of:=IF([.B1958]=[.D195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58];&quot;, '&quot;;SUBSTITUTE(LOWER([.B1958]);&quot;'&quot;;&quot;''&quot;);&quot;', '&quot;;SUBSTITUTE(LOWER([.C1958]);&quot;'&quot;;&quot;''&quot;);&quot;', '&quot;;SUBSTITUTE(LOWER([.D1958]);&quot;'&quot;;&quot;''&quot;);&quot;');&quot;)" office:value-type="string" office:string-value="insert into palabras(id, castellano, ingles, latin) values(1957, 'nueve', 'nine', 'novem');" calcext:value-type="string">
            <text:p>insert into palabras(id, castellano, ingles, latin) values(1957, 'nueve', 'nine', 'novem');</text:p>
          </table:table-cell>
        </table:table-row>
        <table:table-row table:style-name="ro1">
          <table:table-cell table:formula="of:=[.A1958]+1" office:value-type="float" office:value="1958" calcext:value-type="float">
            <text:p>1958</text:p>
          </table:table-cell>
          <table:table-cell office:value-type="string" calcext:value-type="string">
            <text:p>diez</text:p>
          </table:table-cell>
          <table:table-cell table:style-name="ce3" office:value-type="string" calcext:value-type="string">
            <text:p>Ten</text:p>
          </table:table-cell>
          <table:table-cell office:value-type="string" calcext:value-type="string">
            <text:p>decem</text:p>
          </table:table-cell>
          <table:table-cell/>
          <table:table-cell table:formula="of:=IF([.B1959]=[.D195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59];&quot;, '&quot;;SUBSTITUTE(LOWER([.B1959]);&quot;'&quot;;&quot;''&quot;);&quot;', '&quot;;SUBSTITUTE(LOWER([.C1959]);&quot;'&quot;;&quot;''&quot;);&quot;', '&quot;;SUBSTITUTE(LOWER([.D1959]);&quot;'&quot;;&quot;''&quot;);&quot;');&quot;)" office:value-type="string" office:string-value="insert into palabras(id, castellano, ingles, latin) values(1958, 'diez', 'ten', 'decem');" calcext:value-type="string">
            <text:p>insert into palabras(id, castellano, ingles, latin) values(1958, 'diez', 'ten', 'decem');</text:p>
          </table:table-cell>
        </table:table-row>
        <table:table-row table:style-name="ro1">
          <table:table-cell table:formula="of:=[.A1959]+1" office:value-type="float" office:value="1959" calcext:value-type="float">
            <text:p>1959</text:p>
          </table:table-cell>
          <table:table-cell office:value-type="string" calcext:value-type="string">
            <text:p>cien</text:p>
          </table:table-cell>
          <table:table-cell table:style-name="ce3" office:value-type="string" calcext:value-type="string">
            <text:p>Hundred</text:p>
          </table:table-cell>
          <table:table-cell office:value-type="string" calcext:value-type="string">
            <text:p>centum</text:p>
          </table:table-cell>
          <table:table-cell/>
          <table:table-cell table:formula="of:=IF([.B1960]=[.D196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60];&quot;, '&quot;;SUBSTITUTE(LOWER([.B1960]);&quot;'&quot;;&quot;''&quot;);&quot;', '&quot;;SUBSTITUTE(LOWER([.C1960]);&quot;'&quot;;&quot;''&quot;);&quot;', '&quot;;SUBSTITUTE(LOWER([.D1960]);&quot;'&quot;;&quot;''&quot;);&quot;');&quot;)" office:value-type="string" office:string-value="insert into palabras(id, castellano, ingles, latin) values(1959, 'cien', 'hundred', 'centum');" calcext:value-type="string">
            <text:p>insert into palabras(id, castellano, ingles, latin) values(1959, 'cien', 'hundred', 'centum');</text:p>
          </table:table-cell>
        </table:table-row>
        <table:table-row table:style-name="ro1">
          <table:table-cell table:formula="of:=[.A1960]+1" office:value-type="float" office:value="1960" calcext:value-type="float">
            <text:p>1960</text:p>
          </table:table-cell>
          <table:table-cell office:value-type="string" calcext:value-type="string">
            <text:p>mil</text:p>
          </table:table-cell>
          <table:table-cell table:style-name="ce3" office:value-type="string" calcext:value-type="string">
            <text:p>Thousand</text:p>
          </table:table-cell>
          <table:table-cell office:value-type="string" calcext:value-type="string">
            <text:p>mille</text:p>
          </table:table-cell>
          <table:table-cell/>
          <table:table-cell table:formula="of:=IF([.B1961]=[.D196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61];&quot;, '&quot;;SUBSTITUTE(LOWER([.B1961]);&quot;'&quot;;&quot;''&quot;);&quot;', '&quot;;SUBSTITUTE(LOWER([.C1961]);&quot;'&quot;;&quot;''&quot;);&quot;', '&quot;;SUBSTITUTE(LOWER([.D1961]);&quot;'&quot;;&quot;''&quot;);&quot;');&quot;)" office:value-type="string" office:string-value="insert into palabras(id, castellano, ingles, latin) values(1960, 'mil', 'thousand', 'mille');" calcext:value-type="string">
            <text:p>insert into palabras(id, castellano, ingles, latin) values(1960, 'mil', 'thousand', 'mille');</text:p>
          </table:table-cell>
        </table:table-row>
        <table:table-row table:style-name="ro1">
          <table:table-cell table:formula="of:=[.A1961]+1" office:value-type="float" office:value="1961" calcext:value-type="float">
            <text:p>1961</text:p>
          </table:table-cell>
          <table:table-cell office:value-type="string" calcext:value-type="string">
            <text:p>lugar</text:p>
          </table:table-cell>
          <table:table-cell table:style-name="ce3" office:value-type="string" calcext:value-type="string">
            <text:p>Place</text:p>
          </table:table-cell>
          <table:table-cell office:value-type="string" calcext:value-type="string">
            <text:p>locus</text:p>
          </table:table-cell>
          <table:table-cell/>
          <table:table-cell table:formula="of:=IF([.B1962]=[.D196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62];&quot;, '&quot;;SUBSTITUTE(LOWER([.B1962]);&quot;'&quot;;&quot;''&quot;);&quot;', '&quot;;SUBSTITUTE(LOWER([.C1962]);&quot;'&quot;;&quot;''&quot;);&quot;', '&quot;;SUBSTITUTE(LOWER([.D1962]);&quot;'&quot;;&quot;''&quot;);&quot;');&quot;)" office:value-type="string" office:string-value="insert into palabras(id, castellano, ingles, latin) values(1961, 'lugar', 'place', 'locus');" calcext:value-type="string">
            <text:p>insert into palabras(id, castellano, ingles, latin) values(1961, 'lugar', 'place', 'locus');</text:p>
          </table:table-cell>
        </table:table-row>
        <table:table-row table:style-name="ro1">
          <table:table-cell table:formula="of:=[.A1962]+1" office:value-type="float" office:value="1962" calcext:value-type="float">
            <text:p>1962</text:p>
          </table:table-cell>
          <table:table-cell office:value-type="string" calcext:value-type="string">
            <text:p>posición</text:p>
          </table:table-cell>
          <table:table-cell table:style-name="ce3" office:value-type="string" calcext:value-type="string">
            <text:p>Position</text:p>
          </table:table-cell>
          <table:table-cell office:value-type="string" calcext:value-type="string">
            <text:p>positio</text:p>
          </table:table-cell>
          <table:table-cell/>
          <table:table-cell table:formula="of:=IF([.B1963]=[.D196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63];&quot;, '&quot;;SUBSTITUTE(LOWER([.B1963]);&quot;'&quot;;&quot;''&quot;);&quot;', '&quot;;SUBSTITUTE(LOWER([.C1963]);&quot;'&quot;;&quot;''&quot;);&quot;', '&quot;;SUBSTITUTE(LOWER([.D1963]);&quot;'&quot;;&quot;''&quot;);&quot;');&quot;)" office:value-type="string" office:string-value="insert into palabras(id, castellano, ingles, latin) values(1962, 'posición', 'position', 'positio');" calcext:value-type="string">
            <text:p>insert into palabras(id, castellano, ingles, latin) values(1962, 'posición', 'position', 'positio');</text:p>
          </table:table-cell>
        </table:table-row>
        <table:table-row table:style-name="ro1">
          <table:table-cell table:formula="of:=[.A1963]+1" office:value-type="float" office:value="1963" calcext:value-type="float">
            <text:p>1963</text:p>
          </table:table-cell>
          <table:table-cell office:value-type="string" calcext:value-type="string">
            <text:p>movimiento</text:p>
          </table:table-cell>
          <table:table-cell table:style-name="ce3" office:value-type="string" calcext:value-type="string">
            <text:p>Movement</text:p>
          </table:table-cell>
          <table:table-cell office:value-type="string" calcext:value-type="string">
            <text:p>motus</text:p>
          </table:table-cell>
          <table:table-cell/>
          <table:table-cell table:formula="of:=IF([.B1964]=[.D196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64];&quot;, '&quot;;SUBSTITUTE(LOWER([.B1964]);&quot;'&quot;;&quot;''&quot;);&quot;', '&quot;;SUBSTITUTE(LOWER([.C1964]);&quot;'&quot;;&quot;''&quot;);&quot;', '&quot;;SUBSTITUTE(LOWER([.D1964]);&quot;'&quot;;&quot;''&quot;);&quot;');&quot;)" office:value-type="string" office:string-value="insert into palabras(id, castellano, ingles, latin) values(1963, 'movimiento', 'movement', 'motus');" calcext:value-type="string">
            <text:p>insert into palabras(id, castellano, ingles, latin) values(1963, 'movimiento', 'movement', 'motus');</text:p>
          </table:table-cell>
        </table:table-row>
        <table:table-row table:style-name="ro1">
          <table:table-cell table:formula="of:=[.A1964]+1" office:value-type="float" office:value="1964" calcext:value-type="float">
            <text:p>1964</text:p>
          </table:table-cell>
          <table:table-cell office:value-type="string" calcext:value-type="string">
            <text:p>velocidad</text:p>
          </table:table-cell>
          <table:table-cell table:style-name="ce3" office:value-type="string" calcext:value-type="string">
            <text:p>Speed</text:p>
          </table:table-cell>
          <table:table-cell office:value-type="string" calcext:value-type="string">
            <text:p>velocitas</text:p>
          </table:table-cell>
          <table:table-cell/>
          <table:table-cell table:formula="of:=IF([.B1965]=[.D196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65];&quot;, '&quot;;SUBSTITUTE(LOWER([.B1965]);&quot;'&quot;;&quot;''&quot;);&quot;', '&quot;;SUBSTITUTE(LOWER([.C1965]);&quot;'&quot;;&quot;''&quot;);&quot;', '&quot;;SUBSTITUTE(LOWER([.D1965]);&quot;'&quot;;&quot;''&quot;);&quot;');&quot;)" office:value-type="string" office:string-value="insert into palabras(id, castellano, ingles, latin) values(1964, 'velocidad', 'speed', 'velocitas');" calcext:value-type="string">
            <text:p>insert into palabras(id, castellano, ingles, latin) values(1964, 'velocidad', 'speed', 'velocitas');</text:p>
          </table:table-cell>
        </table:table-row>
        <table:table-row table:style-name="ro1">
          <table:table-cell table:formula="of:=[.A1965]+1" office:value-type="float" office:value="1965" calcext:value-type="float">
            <text:p>1965</text:p>
          </table:table-cell>
          <table:table-cell office:value-type="string" calcext:value-type="string">
            <text:p>aceleración</text:p>
          </table:table-cell>
          <table:table-cell table:style-name="ce3" office:value-type="string" calcext:value-type="string">
            <text:p>Acceleration</text:p>
          </table:table-cell>
          <table:table-cell office:value-type="string" calcext:value-type="string">
            <text:p>acceleratio</text:p>
          </table:table-cell>
          <table:table-cell/>
          <table:table-cell table:formula="of:=IF([.B1966]=[.D196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66];&quot;, '&quot;;SUBSTITUTE(LOWER([.B1966]);&quot;'&quot;;&quot;''&quot;);&quot;', '&quot;;SUBSTITUTE(LOWER([.C1966]);&quot;'&quot;;&quot;''&quot;);&quot;', '&quot;;SUBSTITUTE(LOWER([.D1966]);&quot;'&quot;;&quot;''&quot;);&quot;');&quot;)" office:value-type="string" office:string-value="insert into palabras(id, castellano, ingles, latin) values(1965, 'aceleración', 'acceleration', 'acceleratio');" calcext:value-type="string">
            <text:p>insert into palabras(id, castellano, ingles, latin) values(1965, 'aceleración', 'acceleration', 'acceleratio');</text:p>
          </table:table-cell>
        </table:table-row>
        <table:table-row table:style-name="ro1">
          <table:table-cell table:formula="of:=[.A1966]+1" office:value-type="float" office:value="1966" calcext:value-type="float">
            <text:p>1966</text:p>
          </table:table-cell>
          <table:table-cell office:value-type="string" calcext:value-type="string">
            <text:p>dirección</text:p>
          </table:table-cell>
          <table:table-cell table:style-name="ce3" office:value-type="string" calcext:value-type="string">
            <text:p>Direction</text:p>
          </table:table-cell>
          <table:table-cell office:value-type="string" calcext:value-type="string">
            <text:p>directio</text:p>
          </table:table-cell>
          <table:table-cell/>
          <table:table-cell table:formula="of:=IF([.B1967]=[.D196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67];&quot;, '&quot;;SUBSTITUTE(LOWER([.B1967]);&quot;'&quot;;&quot;''&quot;);&quot;', '&quot;;SUBSTITUTE(LOWER([.C1967]);&quot;'&quot;;&quot;''&quot;);&quot;', '&quot;;SUBSTITUTE(LOWER([.D1967]);&quot;'&quot;;&quot;''&quot;);&quot;');&quot;)" office:value-type="string" office:string-value="insert into palabras(id, castellano, ingles, latin) values(1966, 'dirección', 'direction', 'directio');" calcext:value-type="string">
            <text:p>insert into palabras(id, castellano, ingles, latin) values(1966, 'dirección', 'direction', 'directio');</text:p>
          </table:table-cell>
        </table:table-row>
        <table:table-row table:style-name="ro1">
          <table:table-cell table:formula="of:=[.A1967]+1" office:value-type="float" office:value="1967" calcext:value-type="float">
            <text:p>1967</text:p>
          </table:table-cell>
          <table:table-cell office:value-type="string" calcext:value-type="string">
            <text:p>tamaño</text:p>
          </table:table-cell>
          <table:table-cell table:style-name="ce3" office:value-type="string" calcext:value-type="string">
            <text:p>Size</text:p>
          </table:table-cell>
          <table:table-cell office:value-type="string" calcext:value-type="string">
            <text:p>magnitudo</text:p>
          </table:table-cell>
          <table:table-cell/>
          <table:table-cell table:formula="of:=IF([.B1968]=[.D196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68];&quot;, '&quot;;SUBSTITUTE(LOWER([.B1968]);&quot;'&quot;;&quot;''&quot;);&quot;', '&quot;;SUBSTITUTE(LOWER([.C1968]);&quot;'&quot;;&quot;''&quot;);&quot;', '&quot;;SUBSTITUTE(LOWER([.D1968]);&quot;'&quot;;&quot;''&quot;);&quot;');&quot;)" office:value-type="string" office:string-value="insert into palabras(id, castellano, ingles, latin) values(1967, 'tamaño', 'size', 'magnitudo');" calcext:value-type="string">
            <text:p>insert into palabras(id, castellano, ingles, latin) values(1967, 'tamaño', 'size', 'magnitudo');</text:p>
          </table:table-cell>
        </table:table-row>
        <table:table-row table:style-name="ro1">
          <table:table-cell table:formula="of:=[.A1968]+1" office:value-type="float" office:value="1968" calcext:value-type="float">
            <text:p>1968</text:p>
          </table:table-cell>
          <table:table-cell office:value-type="string" calcext:value-type="string">
            <text:p>largo</text:p>
          </table:table-cell>
          <table:table-cell table:style-name="ce3" office:value-type="string" calcext:value-type="string">
            <text:p>Length</text:p>
          </table:table-cell>
          <table:table-cell office:value-type="string" calcext:value-type="string">
            <text:p>longus</text:p>
          </table:table-cell>
          <table:table-cell/>
          <table:table-cell table:formula="of:=IF([.B1969]=[.D196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69];&quot;, '&quot;;SUBSTITUTE(LOWER([.B1969]);&quot;'&quot;;&quot;''&quot;);&quot;', '&quot;;SUBSTITUTE(LOWER([.C1969]);&quot;'&quot;;&quot;''&quot;);&quot;', '&quot;;SUBSTITUTE(LOWER([.D1969]);&quot;'&quot;;&quot;''&quot;);&quot;');&quot;)" office:value-type="string" office:string-value="insert into palabras(id, castellano, ingles, latin) values(1968, 'largo', 'length', 'longus');" calcext:value-type="string">
            <text:p>insert into palabras(id, castellano, ingles, latin) values(1968, 'largo', 'length', 'longus');</text:p>
          </table:table-cell>
        </table:table-row>
        <table:table-row table:style-name="ro1">
          <table:table-cell table:formula="of:=[.A1969]+1" office:value-type="float" office:value="1969" calcext:value-type="float">
            <text:p>1969</text:p>
          </table:table-cell>
          <table:table-cell office:value-type="string" calcext:value-type="string">
            <text:p>alto</text:p>
          </table:table-cell>
          <table:table-cell table:style-name="ce3" office:value-type="string" calcext:value-type="string">
            <text:p>Height</text:p>
          </table:table-cell>
          <table:table-cell office:value-type="string" calcext:value-type="string">
            <text:p>altus</text:p>
          </table:table-cell>
          <table:table-cell/>
          <table:table-cell table:formula="of:=IF([.B1970]=[.D197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70];&quot;, '&quot;;SUBSTITUTE(LOWER([.B1970]);&quot;'&quot;;&quot;''&quot;);&quot;', '&quot;;SUBSTITUTE(LOWER([.C1970]);&quot;'&quot;;&quot;''&quot;);&quot;', '&quot;;SUBSTITUTE(LOWER([.D1970]);&quot;'&quot;;&quot;''&quot;);&quot;');&quot;)" office:value-type="string" office:string-value="insert into palabras(id, castellano, ingles, latin) values(1969, 'alto', 'height', 'altus');" calcext:value-type="string">
            <text:p>insert into palabras(id, castellano, ingles, latin) values(1969, 'alto', 'height', 'altus');</text:p>
          </table:table-cell>
        </table:table-row>
        <table:table-row table:style-name="ro1">
          <table:table-cell table:formula="of:=[.A1970]+1" office:value-type="float" office:value="1970" calcext:value-type="float">
            <text:p>1970</text:p>
          </table:table-cell>
          <table:table-cell office:value-type="string" calcext:value-type="string">
            <text:p>ancho</text:p>
          </table:table-cell>
          <table:table-cell table:style-name="ce3" office:value-type="string" calcext:value-type="string">
            <text:p>Width</text:p>
          </table:table-cell>
          <table:table-cell office:value-type="string" calcext:value-type="string">
            <text:p>latus</text:p>
          </table:table-cell>
          <table:table-cell/>
          <table:table-cell table:formula="of:=IF([.B1971]=[.D197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71];&quot;, '&quot;;SUBSTITUTE(LOWER([.B1971]);&quot;'&quot;;&quot;''&quot;);&quot;', '&quot;;SUBSTITUTE(LOWER([.C1971]);&quot;'&quot;;&quot;''&quot;);&quot;', '&quot;;SUBSTITUTE(LOWER([.D1971]);&quot;'&quot;;&quot;''&quot;);&quot;');&quot;)" office:value-type="string" office:string-value="insert into palabras(id, castellano, ingles, latin) values(1970, 'ancho', 'width', 'latus');" calcext:value-type="string">
            <text:p>insert into palabras(id, castellano, ingles, latin) values(1970, 'ancho', 'width', 'latus');</text:p>
          </table:table-cell>
        </table:table-row>
        <table:table-row table:style-name="ro1">
          <table:table-cell table:formula="of:=[.A1971]+1" office:value-type="float" office:value="1971" calcext:value-type="float">
            <text:p>1971</text:p>
          </table:table-cell>
          <table:table-cell office:value-type="string" calcext:value-type="string">
            <text:p>mayoría</text:p>
          </table:table-cell>
          <table:table-cell table:style-name="ce3" office:value-type="string" calcext:value-type="string">
            <text:p>Majority</text:p>
          </table:table-cell>
          <table:table-cell office:value-type="string" calcext:value-type="string">
            <text:p>maioritas</text:p>
          </table:table-cell>
          <table:table-cell/>
          <table:table-cell table:formula="of:=IF([.B1972]=[.D197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72];&quot;, '&quot;;SUBSTITUTE(LOWER([.B1972]);&quot;'&quot;;&quot;''&quot;);&quot;', '&quot;;SUBSTITUTE(LOWER([.C1972]);&quot;'&quot;;&quot;''&quot;);&quot;', '&quot;;SUBSTITUTE(LOWER([.D1972]);&quot;'&quot;;&quot;''&quot;);&quot;');&quot;)" office:value-type="string" office:string-value="insert into palabras(id, castellano, ingles, latin) values(1971, 'mayoría', 'majority', 'maioritas');" calcext:value-type="string">
            <text:p>insert into palabras(id, castellano, ingles, latin) values(1971, 'mayoría', 'majority', 'maioritas');</text:p>
          </table:table-cell>
        </table:table-row>
        <table:table-row table:style-name="ro1">
          <table:table-cell table:formula="of:=[.A1972]+1" office:value-type="float" office:value="1972" calcext:value-type="float">
            <text:p>1972</text:p>
          </table:table-cell>
          <table:table-cell office:value-type="string" calcext:value-type="string">
            <text:p>minoría</text:p>
          </table:table-cell>
          <table:table-cell table:style-name="ce3" office:value-type="string" calcext:value-type="string">
            <text:p>Minority</text:p>
          </table:table-cell>
          <table:table-cell office:value-type="string" calcext:value-type="string">
            <text:p>minoritas</text:p>
          </table:table-cell>
          <table:table-cell/>
          <table:table-cell table:formula="of:=IF([.B1973]=[.D197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73];&quot;, '&quot;;SUBSTITUTE(LOWER([.B1973]);&quot;'&quot;;&quot;''&quot;);&quot;', '&quot;;SUBSTITUTE(LOWER([.C1973]);&quot;'&quot;;&quot;''&quot;);&quot;', '&quot;;SUBSTITUTE(LOWER([.D1973]);&quot;'&quot;;&quot;''&quot;);&quot;');&quot;)" office:value-type="string" office:string-value="insert into palabras(id, castellano, ingles, latin) values(1972, 'minoría', 'minority', 'minoritas');" calcext:value-type="string">
            <text:p>insert into palabras(id, castellano, ingles, latin) values(1972, 'minoría', 'minority', 'minoritas');</text:p>
          </table:table-cell>
        </table:table-row>
        <table:table-row table:style-name="ro1">
          <table:table-cell table:formula="of:=[.A1973]+1" office:value-type="float" office:value="1973" calcext:value-type="float">
            <text:p>1973</text:p>
          </table:table-cell>
          <table:table-cell office:value-type="string" calcext:value-type="string">
            <text:p>aumento</text:p>
          </table:table-cell>
          <table:table-cell table:style-name="ce3" office:value-type="string" calcext:value-type="string">
            <text:p>Increase</text:p>
          </table:table-cell>
          <table:table-cell office:value-type="string" calcext:value-type="string">
            <text:p>augmentum</text:p>
          </table:table-cell>
          <table:table-cell/>
          <table:table-cell table:formula="of:=IF([.B1974]=[.D197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74];&quot;, '&quot;;SUBSTITUTE(LOWER([.B1974]);&quot;'&quot;;&quot;''&quot;);&quot;', '&quot;;SUBSTITUTE(LOWER([.C1974]);&quot;'&quot;;&quot;''&quot;);&quot;', '&quot;;SUBSTITUTE(LOWER([.D1974]);&quot;'&quot;;&quot;''&quot;);&quot;');&quot;)" office:value-type="string" office:string-value="insert into palabras(id, castellano, ingles, latin) values(1973, 'aumento', 'increase', 'augmentum');" calcext:value-type="string">
            <text:p>insert into palabras(id, castellano, ingles, latin) values(1973, 'aumento', 'increase', 'augmentum');</text:p>
          </table:table-cell>
        </table:table-row>
        <table:table-row table:style-name="ro1">
          <table:table-cell table:formula="of:=[.A1974]+1" office:value-type="float" office:value="1974" calcext:value-type="float">
            <text:p>1974</text:p>
          </table:table-cell>
          <table:table-cell office:value-type="string" calcext:value-type="string">
            <text:p>reducción</text:p>
          </table:table-cell>
          <table:table-cell table:style-name="ce3" office:value-type="string" calcext:value-type="string">
            <text:p>Reduction</text:p>
          </table:table-cell>
          <table:table-cell office:value-type="string" calcext:value-type="string">
            <text:p>reductio</text:p>
          </table:table-cell>
          <table:table-cell/>
          <table:table-cell table:formula="of:=IF([.B1975]=[.D197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75];&quot;, '&quot;;SUBSTITUTE(LOWER([.B1975]);&quot;'&quot;;&quot;''&quot;);&quot;', '&quot;;SUBSTITUTE(LOWER([.C1975]);&quot;'&quot;;&quot;''&quot;);&quot;', '&quot;;SUBSTITUTE(LOWER([.D1975]);&quot;'&quot;;&quot;''&quot;);&quot;');&quot;)" office:value-type="string" office:string-value="insert into palabras(id, castellano, ingles, latin) values(1974, 'reducción', 'reduction', 'reductio');" calcext:value-type="string">
            <text:p>insert into palabras(id, castellano, ingles, latin) values(1974, 'reducción', 'reduction', 'reductio');</text:p>
          </table:table-cell>
        </table:table-row>
        <table:table-row table:style-name="ro2">
          <table:table-cell table:formula="of:=[.A1975]+1" office:value-type="float" office:value="1975" calcext:value-type="float">
            <text:p>1975</text:p>
          </table:table-cell>
          <table:table-cell office:value-type="string" calcext:value-type="string">
            <text:p>crecimiento</text:p>
          </table:table-cell>
          <table:table-cell table:style-name="ce3" office:value-type="string" calcext:value-type="string">
            <text:p>Growth</text:p>
          </table:table-cell>
          <table:table-cell office:value-type="string" calcext:value-type="string">
            <text:p>incrementum</text:p>
          </table:table-cell>
          <table:table-cell/>
          <table:table-cell table:formula="of:=IF([.B1976]=[.D197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76];&quot;, '&quot;;SUBSTITUTE(LOWER([.B1976]);&quot;'&quot;;&quot;''&quot;);&quot;', '&quot;;SUBSTITUTE(LOWER([.C1976]);&quot;'&quot;;&quot;''&quot;);&quot;', '&quot;;SUBSTITUTE(LOWER([.D1976]);&quot;'&quot;;&quot;''&quot;);&quot;');&quot;)" office:value-type="string" office:string-value="insert into palabras(id, castellano, ingles, latin) values(1975, 'crecimiento', 'growth', 'incrementum');" calcext:value-type="string">
            <text:p>insert into palabras(id, castellano, ingles, latin) values(1975, 'crecimiento', 'growth', 'incrementum');</text:p>
          </table:table-cell>
        </table:table-row>
        <table:table-row table:style-name="ro1">
          <table:table-cell table:formula="of:=[.A1976]+1" office:value-type="float" office:value="1976" calcext:value-type="float">
            <text:p>1976</text:p>
          </table:table-cell>
          <table:table-cell office:value-type="string" calcext:value-type="string">
            <text:p>fondo</text:p>
          </table:table-cell>
          <table:table-cell table:style-name="ce3" office:value-type="string" calcext:value-type="string">
            <text:p>Bottom</text:p>
          </table:table-cell>
          <table:table-cell office:value-type="string" calcext:value-type="string">
            <text:p>fundus</text:p>
          </table:table-cell>
          <table:table-cell/>
          <table:table-cell table:formula="of:=IF([.B1977]=[.D197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77];&quot;, '&quot;;SUBSTITUTE(LOWER([.B1977]);&quot;'&quot;;&quot;''&quot;);&quot;', '&quot;;SUBSTITUTE(LOWER([.C1977]);&quot;'&quot;;&quot;''&quot;);&quot;', '&quot;;SUBSTITUTE(LOWER([.D1977]);&quot;'&quot;;&quot;''&quot;);&quot;');&quot;)" office:value-type="string" office:string-value="insert into palabras(id, castellano, ingles, latin) values(1976, 'fondo', 'bottom', 'fundus');" calcext:value-type="string">
            <text:p>insert into palabras(id, castellano, ingles, latin) values(1976, 'fondo', 'bottom', 'fundus');</text:p>
          </table:table-cell>
        </table:table-row>
        <table:table-row table:style-name="ro1">
          <table:table-cell table:formula="of:=[.A1977]+1" office:value-type="float" office:value="1977" calcext:value-type="float">
            <text:p>1977</text:p>
          </table:table-cell>
          <table:table-cell office:value-type="string" calcext:value-type="string">
            <text:p>frente</text:p>
          </table:table-cell>
          <table:table-cell table:style-name="ce3" office:value-type="string" calcext:value-type="string">
            <text:p>Front</text:p>
          </table:table-cell>
          <table:table-cell office:value-type="string" calcext:value-type="string">
            <text:p>ante</text:p>
          </table:table-cell>
          <table:table-cell/>
          <table:table-cell table:formula="of:=IF([.B1978]=[.D197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78];&quot;, '&quot;;SUBSTITUTE(LOWER([.B1978]);&quot;'&quot;;&quot;''&quot;);&quot;', '&quot;;SUBSTITUTE(LOWER([.C1978]);&quot;'&quot;;&quot;''&quot;);&quot;', '&quot;;SUBSTITUTE(LOWER([.D1978]);&quot;'&quot;;&quot;''&quot;);&quot;');&quot;)" office:value-type="string" office:string-value="insert into palabras(id, castellano, ingles, latin) values(1977, 'frente', 'front', 'ante');" calcext:value-type="string">
            <text:p>insert into palabras(id, castellano, ingles, latin) values(1977, 'frente', 'front', 'ante');</text:p>
          </table:table-cell>
        </table:table-row>
        <table:table-row table:style-name="ro1">
          <table:table-cell table:formula="of:=[.A1978]+1" office:value-type="float" office:value="1978" calcext:value-type="float">
            <text:p>1978</text:p>
          </table:table-cell>
          <table:table-cell office:value-type="string" calcext:value-type="string">
            <text:p>cosa</text:p>
          </table:table-cell>
          <table:table-cell table:style-name="ce3" office:value-type="string" calcext:value-type="string">
            <text:p>Thing</text:p>
          </table:table-cell>
          <table:table-cell office:value-type="string" calcext:value-type="string">
            <text:p>res</text:p>
          </table:table-cell>
          <table:table-cell/>
          <table:table-cell table:formula="of:=IF([.B1979]=[.D197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79];&quot;, '&quot;;SUBSTITUTE(LOWER([.B1979]);&quot;'&quot;;&quot;''&quot;);&quot;', '&quot;;SUBSTITUTE(LOWER([.C1979]);&quot;'&quot;;&quot;''&quot;);&quot;', '&quot;;SUBSTITUTE(LOWER([.D1979]);&quot;'&quot;;&quot;''&quot;);&quot;');&quot;)" office:value-type="string" office:string-value="insert into palabras(id, castellano, ingles, latin) values(1978, 'cosa', 'thing', 'res');" calcext:value-type="string">
            <text:p>insert into palabras(id, castellano, ingles, latin) values(1978, 'cosa', 'thing', 'res');</text:p>
          </table:table-cell>
        </table:table-row>
        <table:table-row table:style-name="ro1">
          <table:table-cell table:formula="of:=[.A1979]+1" office:value-type="float" office:value="1979" calcext:value-type="float">
            <text:p>1979</text:p>
          </table:table-cell>
          <table:table-cell office:value-type="string" calcext:value-type="string">
            <text:p>aspecto</text:p>
          </table:table-cell>
          <table:table-cell table:style-name="ce3" office:value-type="string" calcext:value-type="string">
            <text:p>Aspect</text:p>
          </table:table-cell>
          <table:table-cell office:value-type="string" calcext:value-type="string">
            <text:p>aspectus</text:p>
          </table:table-cell>
          <table:table-cell/>
          <table:table-cell table:formula="of:=IF([.B1980]=[.D198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80];&quot;, '&quot;;SUBSTITUTE(LOWER([.B1980]);&quot;'&quot;;&quot;''&quot;);&quot;', '&quot;;SUBSTITUTE(LOWER([.C1980]);&quot;'&quot;;&quot;''&quot;);&quot;', '&quot;;SUBSTITUTE(LOWER([.D1980]);&quot;'&quot;;&quot;''&quot;);&quot;');&quot;)" office:value-type="string" office:string-value="insert into palabras(id, castellano, ingles, latin) values(1979, 'aspecto', 'aspect', 'aspectus');" calcext:value-type="string">
            <text:p>insert into palabras(id, castellano, ingles, latin) values(1979, 'aspecto', 'aspect', 'aspectus');</text:p>
          </table:table-cell>
        </table:table-row>
        <table:table-row table:style-name="ro1">
          <table:table-cell table:formula="of:=[.A1980]+1" office:value-type="float" office:value="1980" calcext:value-type="float">
            <text:p>1980</text:p>
          </table:table-cell>
          <table:table-cell office:value-type="string" calcext:value-type="string">
            <text:p>contenido</text:p>
          </table:table-cell>
          <table:table-cell table:style-name="ce3" office:value-type="string" calcext:value-type="string">
            <text:p>Content</text:p>
          </table:table-cell>
          <table:table-cell office:value-type="string" calcext:value-type="string">
            <text:p>contentus</text:p>
          </table:table-cell>
          <table:table-cell/>
          <table:table-cell table:formula="of:=IF([.B1981]=[.D198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81];&quot;, '&quot;;SUBSTITUTE(LOWER([.B1981]);&quot;'&quot;;&quot;''&quot;);&quot;', '&quot;;SUBSTITUTE(LOWER([.C1981]);&quot;'&quot;;&quot;''&quot;);&quot;', '&quot;;SUBSTITUTE(LOWER([.D1981]);&quot;'&quot;;&quot;''&quot;);&quot;');&quot;)" office:value-type="string" office:string-value="insert into palabras(id, castellano, ingles, latin) values(1980, 'contenido', 'content', 'contentus');" calcext:value-type="string">
            <text:p>insert into palabras(id, castellano, ingles, latin) values(1980, 'contenido', 'content', 'contentus');</text:p>
          </table:table-cell>
        </table:table-row>
        <table:table-row table:style-name="ro1">
          <table:table-cell table:formula="of:=[.A1981]+1" office:value-type="float" office:value="1981" calcext:value-type="float">
            <text:p>1981</text:p>
          </table:table-cell>
          <table:table-cell office:value-type="string" calcext:value-type="string">
            <text:p>objeto</text:p>
          </table:table-cell>
          <table:table-cell table:style-name="ce3" office:value-type="string" calcext:value-type="string">
            <text:p>Object</text:p>
          </table:table-cell>
          <table:table-cell office:value-type="string" calcext:value-type="string">
            <text:p>obiectum</text:p>
          </table:table-cell>
          <table:table-cell/>
          <table:table-cell table:formula="of:=IF([.B1982]=[.D198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82];&quot;, '&quot;;SUBSTITUTE(LOWER([.B1982]);&quot;'&quot;;&quot;''&quot;);&quot;', '&quot;;SUBSTITUTE(LOWER([.C1982]);&quot;'&quot;;&quot;''&quot;);&quot;', '&quot;;SUBSTITUTE(LOWER([.D1982]);&quot;'&quot;;&quot;''&quot;);&quot;');&quot;)" office:value-type="string" office:string-value="insert into palabras(id, castellano, ingles, latin) values(1981, 'objeto', 'object', 'obiectum');" calcext:value-type="string">
            <text:p>insert into palabras(id, castellano, ingles, latin) values(1981, 'objeto', 'object', 'obiectum');</text:p>
          </table:table-cell>
        </table:table-row>
        <table:table-row table:style-name="ro1">
          <table:table-cell table:formula="of:=[.A1982]+1" office:value-type="float" office:value="1982" calcext:value-type="float">
            <text:p>1982</text:p>
          </table:table-cell>
          <table:table-cell office:value-type="string" calcext:value-type="string">
            <text:p>parte</text:p>
          </table:table-cell>
          <table:table-cell table:style-name="ce3" office:value-type="string" calcext:value-type="string">
            <text:p>Part</text:p>
          </table:table-cell>
          <table:table-cell office:value-type="string" calcext:value-type="string">
            <text:p>pars</text:p>
          </table:table-cell>
          <table:table-cell/>
          <table:table-cell table:formula="of:=IF([.B1983]=[.D198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83];&quot;, '&quot;;SUBSTITUTE(LOWER([.B1983]);&quot;'&quot;;&quot;''&quot;);&quot;', '&quot;;SUBSTITUTE(LOWER([.C1983]);&quot;'&quot;;&quot;''&quot;);&quot;', '&quot;;SUBSTITUTE(LOWER([.D1983]);&quot;'&quot;;&quot;''&quot;);&quot;');&quot;)" office:value-type="string" office:string-value="insert into palabras(id, castellano, ingles, latin) values(1982, 'parte', 'part', 'pars');" calcext:value-type="string">
            <text:p>insert into palabras(id, castellano, ingles, latin) values(1982, 'parte', 'part', 'pars');</text:p>
          </table:table-cell>
        </table:table-row>
        <table:table-row table:style-name="ro1">
          <table:table-cell table:formula="of:=[.A1983]+1" office:value-type="float" office:value="1983" calcext:value-type="float">
            <text:p>1983</text:p>
          </table:table-cell>
          <table:table-cell office:value-type="string" calcext:value-type="string">
            <text:p>sector</text:p>
          </table:table-cell>
          <table:table-cell table:style-name="ce3" office:value-type="string" calcext:value-type="string">
            <text:p>Sector</text:p>
          </table:table-cell>
          <table:table-cell office:value-type="string" calcext:value-type="string">
            <text:p>regio</text:p>
          </table:table-cell>
          <table:table-cell/>
          <table:table-cell table:formula="of:=IF([.B1984]=[.D198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84];&quot;, '&quot;;SUBSTITUTE(LOWER([.B1984]);&quot;'&quot;;&quot;''&quot;);&quot;', '&quot;;SUBSTITUTE(LOWER([.C1984]);&quot;'&quot;;&quot;''&quot;);&quot;', '&quot;;SUBSTITUTE(LOWER([.D1984]);&quot;'&quot;;&quot;''&quot;);&quot;');&quot;)" office:value-type="string" office:string-value="insert into palabras(id, castellano, ingles, latin) values(1983, 'sector', 'sector', 'regio');" calcext:value-type="string">
            <text:p>insert into palabras(id, castellano, ingles, latin) values(1983, 'sector', 'sector', 'regio');</text:p>
          </table:table-cell>
        </table:table-row>
        <table:table-row table:style-name="ro1">
          <table:table-cell table:formula="of:=[.A1984]+1" office:value-type="float" office:value="1984" calcext:value-type="float">
            <text:p>1984</text:p>
          </table:table-cell>
          <table:table-cell office:value-type="string" calcext:value-type="string">
            <text:p>palabra</text:p>
          </table:table-cell>
          <table:table-cell table:style-name="ce3" office:value-type="string" calcext:value-type="string">
            <text:p>Word</text:p>
          </table:table-cell>
          <table:table-cell office:value-type="string" calcext:value-type="string">
            <text:p>verbum</text:p>
          </table:table-cell>
          <table:table-cell/>
          <table:table-cell table:formula="of:=IF([.B1985]=[.D198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85];&quot;, '&quot;;SUBSTITUTE(LOWER([.B1985]);&quot;'&quot;;&quot;''&quot;);&quot;', '&quot;;SUBSTITUTE(LOWER([.C1985]);&quot;'&quot;;&quot;''&quot;);&quot;', '&quot;;SUBSTITUTE(LOWER([.D1985]);&quot;'&quot;;&quot;''&quot;);&quot;');&quot;)" office:value-type="string" office:string-value="insert into palabras(id, castellano, ingles, latin) values(1984, 'palabra', 'word', 'verbum');" calcext:value-type="string">
            <text:p>insert into palabras(id, castellano, ingles, latin) values(1984, 'palabra', 'word', 'verbum');</text:p>
          </table:table-cell>
        </table:table-row>
        <table:table-row table:style-name="ro1">
          <table:table-cell table:formula="of:=[.A1985]+1" office:value-type="float" office:value="1985" calcext:value-type="float">
            <text:p>1985</text:p>
          </table:table-cell>
          <table:table-cell office:value-type="string" calcext:value-type="string">
            <text:p>nombre</text:p>
          </table:table-cell>
          <table:table-cell table:style-name="ce3" office:value-type="string" calcext:value-type="string">
            <text:p>Name</text:p>
          </table:table-cell>
          <table:table-cell office:value-type="string" calcext:value-type="string">
            <text:p>nomen</text:p>
          </table:table-cell>
          <table:table-cell/>
          <table:table-cell table:formula="of:=IF([.B1986]=[.D198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86];&quot;, '&quot;;SUBSTITUTE(LOWER([.B1986]);&quot;'&quot;;&quot;''&quot;);&quot;', '&quot;;SUBSTITUTE(LOWER([.C1986]);&quot;'&quot;;&quot;''&quot;);&quot;', '&quot;;SUBSTITUTE(LOWER([.D1986]);&quot;'&quot;;&quot;''&quot;);&quot;');&quot;)" office:value-type="string" office:string-value="insert into palabras(id, castellano, ingles, latin) values(1985, 'nombre', 'name', 'nomen');" calcext:value-type="string">
            <text:p>insert into palabras(id, castellano, ingles, latin) values(1985, 'nombre', 'name', 'nomen');</text:p>
          </table:table-cell>
        </table:table-row>
        <table:table-row table:style-name="ro1">
          <table:table-cell table:formula="of:=[.A1986]+1" office:value-type="float" office:value="1986" calcext:value-type="float">
            <text:p>1986</text:p>
          </table:table-cell>
          <table:table-cell office:value-type="string" calcext:value-type="string">
            <text:p>código</text:p>
          </table:table-cell>
          <table:table-cell table:style-name="ce3" office:value-type="string" calcext:value-type="string">
            <text:p>Code</text:p>
          </table:table-cell>
          <table:table-cell office:value-type="string" calcext:value-type="string">
            <text:p>codex</text:p>
          </table:table-cell>
          <table:table-cell/>
          <table:table-cell table:formula="of:=IF([.B1987]=[.D198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87];&quot;, '&quot;;SUBSTITUTE(LOWER([.B1987]);&quot;'&quot;;&quot;''&quot;);&quot;', '&quot;;SUBSTITUTE(LOWER([.C1987]);&quot;'&quot;;&quot;''&quot;);&quot;', '&quot;;SUBSTITUTE(LOWER([.D1987]);&quot;'&quot;;&quot;''&quot;);&quot;');&quot;)" office:value-type="string" office:string-value="insert into palabras(id, castellano, ingles, latin) values(1986, 'código', 'code', 'codex');" calcext:value-type="string">
            <text:p>insert into palabras(id, castellano, ingles, latin) values(1986, 'código', 'code', 'codex');</text:p>
          </table:table-cell>
        </table:table-row>
        <table:table-row table:style-name="ro1">
          <table:table-cell table:formula="of:=[.A1987]+1" office:value-type="float" office:value="1987" calcext:value-type="float">
            <text:p>1987</text:p>
          </table:table-cell>
          <table:table-cell office:value-type="string" calcext:value-type="string">
            <text:p>secreto</text:p>
          </table:table-cell>
          <table:table-cell table:style-name="ce3" office:value-type="string" calcext:value-type="string">
            <text:p>Secret</text:p>
          </table:table-cell>
          <table:table-cell office:value-type="string" calcext:value-type="string">
            <text:p>secretum</text:p>
          </table:table-cell>
          <table:table-cell/>
          <table:table-cell table:formula="of:=IF([.B1988]=[.D198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88];&quot;, '&quot;;SUBSTITUTE(LOWER([.B1988]);&quot;'&quot;;&quot;''&quot;);&quot;', '&quot;;SUBSTITUTE(LOWER([.C1988]);&quot;'&quot;;&quot;''&quot;);&quot;', '&quot;;SUBSTITUTE(LOWER([.D1988]);&quot;'&quot;;&quot;''&quot;);&quot;');&quot;)" office:value-type="string" office:string-value="insert into palabras(id, castellano, ingles, latin) values(1987, 'secreto', 'secret', 'secretum');" calcext:value-type="string">
            <text:p>insert into palabras(id, castellano, ingles, latin) values(1987, 'secreto', 'secret', 'secretum');</text:p>
          </table:table-cell>
        </table:table-row>
        <table:table-row table:style-name="ro1">
          <table:table-cell table:formula="of:=[.A1988]+1" office:value-type="float" office:value="1988" calcext:value-type="float">
            <text:p>1988</text:p>
          </table:table-cell>
          <table:table-cell office:value-type="string" calcext:value-type="string">
            <text:p>formalidad</text:p>
          </table:table-cell>
          <table:table-cell table:style-name="ce3" office:value-type="string" calcext:value-type="string">
            <text:p>Formality</text:p>
          </table:table-cell>
          <table:table-cell office:value-type="string" calcext:value-type="string">
            <text:p>forma</text:p>
          </table:table-cell>
          <table:table-cell/>
          <table:table-cell table:formula="of:=IF([.B1989]=[.D198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89];&quot;, '&quot;;SUBSTITUTE(LOWER([.B1989]);&quot;'&quot;;&quot;''&quot;);&quot;', '&quot;;SUBSTITUTE(LOWER([.C1989]);&quot;'&quot;;&quot;''&quot;);&quot;', '&quot;;SUBSTITUTE(LOWER([.D1989]);&quot;'&quot;;&quot;''&quot;);&quot;');&quot;)" office:value-type="string" office:string-value="insert into palabras(id, castellano, ingles, latin) values(1988, 'formalidad', 'formality', 'forma');" calcext:value-type="string">
            <text:p>insert into palabras(id, castellano, ingles, latin) values(1988, 'formalidad', 'formality', 'forma');</text:p>
          </table:table-cell>
        </table:table-row>
        <table:table-row table:style-name="ro1">
          <table:table-cell table:formula="of:=[.A1989]+1" office:value-type="float" office:value="1989" calcext:value-type="float">
            <text:p>1989</text:p>
          </table:table-cell>
          <table:table-cell office:value-type="string" calcext:value-type="string">
            <text:p>presente</text:p>
          </table:table-cell>
          <table:table-cell table:style-name="ce3" office:value-type="string" calcext:value-type="string">
            <text:p>Present</text:p>
          </table:table-cell>
          <table:table-cell office:value-type="string" calcext:value-type="string">
            <text:p>praesentem</text:p>
          </table:table-cell>
          <table:table-cell/>
          <table:table-cell table:formula="of:=IF([.B1990]=[.D199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90];&quot;, '&quot;;SUBSTITUTE(LOWER([.B1990]);&quot;'&quot;;&quot;''&quot;);&quot;', '&quot;;SUBSTITUTE(LOWER([.C1990]);&quot;'&quot;;&quot;''&quot;);&quot;', '&quot;;SUBSTITUTE(LOWER([.D1990]);&quot;'&quot;;&quot;''&quot;);&quot;');&quot;)" office:value-type="string" office:string-value="insert into palabras(id, castellano, ingles, latin) values(1989, 'presente', 'present', 'praesentem');" calcext:value-type="string">
            <text:p>insert into palabras(id, castellano, ingles, latin) values(1989, 'presente', 'present', 'praesentem');</text:p>
          </table:table-cell>
        </table:table-row>
        <table:table-row table:style-name="ro1">
          <table:table-cell table:formula="of:=[.A1990]+1" office:value-type="float" office:value="1990" calcext:value-type="float">
            <text:p>1990</text:p>
          </table:table-cell>
          <table:table-cell office:value-type="string" calcext:value-type="string">
            <text:p>pasado</text:p>
          </table:table-cell>
          <table:table-cell table:style-name="ce3" office:value-type="string" calcext:value-type="string">
            <text:p>Past</text:p>
          </table:table-cell>
          <table:table-cell office:value-type="string" calcext:value-type="string">
            <text:p>praeteritum</text:p>
          </table:table-cell>
          <table:table-cell/>
          <table:table-cell table:formula="of:=IF([.B1991]=[.D199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91];&quot;, '&quot;;SUBSTITUTE(LOWER([.B1991]);&quot;'&quot;;&quot;''&quot;);&quot;', '&quot;;SUBSTITUTE(LOWER([.C1991]);&quot;'&quot;;&quot;''&quot;);&quot;', '&quot;;SUBSTITUTE(LOWER([.D1991]);&quot;'&quot;;&quot;''&quot;);&quot;');&quot;)" office:value-type="string" office:string-value="insert into palabras(id, castellano, ingles, latin) values(1990, 'pasado', 'past', 'praeteritum');" calcext:value-type="string">
            <text:p>insert into palabras(id, castellano, ingles, latin) values(1990, 'pasado', 'past', 'praeteritum');</text:p>
          </table:table-cell>
        </table:table-row>
        <table:table-row table:style-name="ro1">
          <table:table-cell table:formula="of:=[.A1991]+1" office:value-type="float" office:value="1991" calcext:value-type="float">
            <text:p>1991</text:p>
          </table:table-cell>
          <table:table-cell office:value-type="string" calcext:value-type="string">
            <text:p>futuro</text:p>
          </table:table-cell>
          <table:table-cell table:style-name="ce3" office:value-type="string" calcext:value-type="string">
            <text:p>Future</text:p>
          </table:table-cell>
          <table:table-cell office:value-type="string" calcext:value-type="string">
            <text:p>futurum</text:p>
          </table:table-cell>
          <table:table-cell/>
          <table:table-cell table:formula="of:=IF([.B1992]=[.D199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92];&quot;, '&quot;;SUBSTITUTE(LOWER([.B1992]);&quot;'&quot;;&quot;''&quot;);&quot;', '&quot;;SUBSTITUTE(LOWER([.C1992]);&quot;'&quot;;&quot;''&quot;);&quot;', '&quot;;SUBSTITUTE(LOWER([.D1992]);&quot;'&quot;;&quot;''&quot;);&quot;');&quot;)" office:value-type="string" office:string-value="insert into palabras(id, castellano, ingles, latin) values(1991, 'futuro', 'future', 'futurum');" calcext:value-type="string">
            <text:p>insert into palabras(id, castellano, ingles, latin) values(1991, 'futuro', 'future', 'futurum');</text:p>
          </table:table-cell>
        </table:table-row>
        <table:table-row table:style-name="ro1">
          <table:table-cell table:formula="of:=[.A1992]+1" office:value-type="float" office:value="1992" calcext:value-type="float">
            <text:p>1992</text:p>
          </table:table-cell>
          <table:table-cell office:value-type="string" calcext:value-type="string">
            <text:p>ocasión</text:p>
          </table:table-cell>
          <table:table-cell table:style-name="ce3" office:value-type="string" calcext:value-type="string">
            <text:p>Occasion</text:p>
          </table:table-cell>
          <table:table-cell office:value-type="string" calcext:value-type="string">
            <text:p>occasio</text:p>
          </table:table-cell>
          <table:table-cell/>
          <table:table-cell table:formula="of:=IF([.B1993]=[.D199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93];&quot;, '&quot;;SUBSTITUTE(LOWER([.B1993]);&quot;'&quot;;&quot;''&quot;);&quot;', '&quot;;SUBSTITUTE(LOWER([.C1993]);&quot;'&quot;;&quot;''&quot;);&quot;', '&quot;;SUBSTITUTE(LOWER([.D1993]);&quot;'&quot;;&quot;''&quot;);&quot;');&quot;)" office:value-type="string" office:string-value="insert into palabras(id, castellano, ingles, latin) values(1992, 'ocasión', 'occasion', 'occasio');" calcext:value-type="string">
            <text:p>insert into palabras(id, castellano, ingles, latin) values(1992, 'ocasión', 'occasion', 'occasio');</text:p>
          </table:table-cell>
        </table:table-row>
        <table:table-row table:style-name="ro1">
          <table:table-cell table:formula="of:=[.A1993]+1" office:value-type="float" office:value="1993" calcext:value-type="float">
            <text:p>1993</text:p>
          </table:table-cell>
          <table:table-cell office:value-type="string" calcext:value-type="string">
            <text:p>vez</text:p>
          </table:table-cell>
          <table:table-cell table:style-name="ce3" office:value-type="string" calcext:value-type="string">
            <text:p>Time</text:p>
          </table:table-cell>
          <table:table-cell office:value-type="string" calcext:value-type="string">
            <text:p>tempus</text:p>
          </table:table-cell>
          <table:table-cell/>
          <table:table-cell table:formula="of:=IF([.B1994]=[.D199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94];&quot;, '&quot;;SUBSTITUTE(LOWER([.B1994]);&quot;'&quot;;&quot;''&quot;);&quot;', '&quot;;SUBSTITUTE(LOWER([.C1994]);&quot;'&quot;;&quot;''&quot;);&quot;', '&quot;;SUBSTITUTE(LOWER([.D1994]);&quot;'&quot;;&quot;''&quot;);&quot;');&quot;)" office:value-type="string" office:string-value="insert into palabras(id, castellano, ingles, latin) values(1993, 'vez', 'time', 'tempus');" calcext:value-type="string">
            <text:p>insert into palabras(id, castellano, ingles, latin) values(1993, 'vez', 'time', 'tempus');</text:p>
          </table:table-cell>
        </table:table-row>
        <table:table-row table:style-name="ro1">
          <table:table-cell table:formula="of:=[.A1994]+1" office:value-type="float" office:value="1994" calcext:value-type="float">
            <text:p>1994</text:p>
          </table:table-cell>
          <table:table-cell office:value-type="string" calcext:value-type="string">
            <text:p>acción</text:p>
          </table:table-cell>
          <table:table-cell table:style-name="ce3" office:value-type="string" calcext:value-type="string">
            <text:p>Action</text:p>
          </table:table-cell>
          <table:table-cell office:value-type="string" calcext:value-type="string">
            <text:p>actio</text:p>
          </table:table-cell>
          <table:table-cell/>
          <table:table-cell table:formula="of:=IF([.B1995]=[.D199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95];&quot;, '&quot;;SUBSTITUTE(LOWER([.B1995]);&quot;'&quot;;&quot;''&quot;);&quot;', '&quot;;SUBSTITUTE(LOWER([.C1995]);&quot;'&quot;;&quot;''&quot;);&quot;', '&quot;;SUBSTITUTE(LOWER([.D1995]);&quot;'&quot;;&quot;''&quot;);&quot;');&quot;)" office:value-type="string" office:string-value="insert into palabras(id, castellano, ingles, latin) values(1994, 'acción', 'action', 'actio');" calcext:value-type="string">
            <text:p>insert into palabras(id, castellano, ingles, latin) values(1994, 'acción', 'action', 'actio');</text:p>
          </table:table-cell>
        </table:table-row>
        <table:table-row table:style-name="ro1">
          <table:table-cell table:formula="of:=[.A1995]+1" office:value-type="float" office:value="1995" calcext:value-type="float">
            <text:p>1995</text:p>
          </table:table-cell>
          <table:table-cell office:value-type="string" calcext:value-type="string">
            <text:p>actividad</text:p>
          </table:table-cell>
          <table:table-cell table:style-name="ce3" office:value-type="string" calcext:value-type="string">
            <text:p>Activity</text:p>
          </table:table-cell>
          <table:table-cell office:value-type="string" calcext:value-type="string">
            <text:p>actus</text:p>
          </table:table-cell>
          <table:table-cell/>
          <table:table-cell table:formula="of:=IF([.B1996]=[.D199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96];&quot;, '&quot;;SUBSTITUTE(LOWER([.B1996]);&quot;'&quot;;&quot;''&quot;);&quot;', '&quot;;SUBSTITUTE(LOWER([.C1996]);&quot;'&quot;;&quot;''&quot;);&quot;', '&quot;;SUBSTITUTE(LOWER([.D1996]);&quot;'&quot;;&quot;''&quot;);&quot;');&quot;)" office:value-type="string" office:string-value="insert into palabras(id, castellano, ingles, latin) values(1995, 'actividad', 'activity', 'actus');" calcext:value-type="string">
            <text:p>insert into palabras(id, castellano, ingles, latin) values(1995, 'actividad', 'activity', 'actus');</text:p>
          </table:table-cell>
        </table:table-row>
        <table:table-row table:style-name="ro1">
          <table:table-cell table:formula="of:=[.A1996]+1" office:value-type="float" office:value="1996" calcext:value-type="float">
            <text:p>1996</text:p>
          </table:table-cell>
          <table:table-cell office:value-type="string" calcext:value-type="string">
            <text:p>acto</text:p>
          </table:table-cell>
          <table:table-cell table:style-name="ce3" office:value-type="string" calcext:value-type="string">
            <text:p>Act</text:p>
          </table:table-cell>
          <table:table-cell office:value-type="string" calcext:value-type="string">
            <text:p>actus</text:p>
          </table:table-cell>
          <table:table-cell/>
          <table:table-cell table:formula="of:=IF([.B1997]=[.D199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97];&quot;, '&quot;;SUBSTITUTE(LOWER([.B1997]);&quot;'&quot;;&quot;''&quot;);&quot;', '&quot;;SUBSTITUTE(LOWER([.C1997]);&quot;'&quot;;&quot;''&quot;);&quot;', '&quot;;SUBSTITUTE(LOWER([.D1997]);&quot;'&quot;;&quot;''&quot;);&quot;');&quot;)" office:value-type="string" office:string-value="insert into palabras(id, castellano, ingles, latin) values(1996, 'acto', 'act', 'actus');" calcext:value-type="string">
            <text:p>insert into palabras(id, castellano, ingles, latin) values(1996, 'acto', 'act', 'actus');</text:p>
          </table:table-cell>
        </table:table-row>
        <table:table-row table:style-name="ro1">
          <table:table-cell table:formula="of:=[.A1997]+1" office:value-type="float" office:value="1997" calcext:value-type="float">
            <text:p>1997</text:p>
          </table:table-cell>
          <table:table-cell office:value-type="string" calcext:value-type="string">
            <text:p>programa</text:p>
          </table:table-cell>
          <table:table-cell table:style-name="ce3" office:value-type="string" calcext:value-type="string">
            <text:p>Program</text:p>
          </table:table-cell>
          <table:table-cell office:value-type="string" calcext:value-type="string">
            <text:p>programma</text:p>
          </table:table-cell>
          <table:table-cell/>
          <table:table-cell table:formula="of:=IF([.B1998]=[.D199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98];&quot;, '&quot;;SUBSTITUTE(LOWER([.B1998]);&quot;'&quot;;&quot;''&quot;);&quot;', '&quot;;SUBSTITUTE(LOWER([.C1998]);&quot;'&quot;;&quot;''&quot;);&quot;', '&quot;;SUBSTITUTE(LOWER([.D1998]);&quot;'&quot;;&quot;''&quot;);&quot;');&quot;)" office:value-type="string" office:string-value="insert into palabras(id, castellano, ingles, latin) values(1997, 'programa', 'program', 'programma');" calcext:value-type="string">
            <text:p>insert into palabras(id, castellano, ingles, latin) values(1997, 'programa', 'program', 'programma');</text:p>
          </table:table-cell>
        </table:table-row>
        <table:table-row table:style-name="ro1">
          <table:table-cell table:formula="of:=[.A1998]+1" office:value-type="float" office:value="1998" calcext:value-type="float">
            <text:p>1998</text:p>
          </table:table-cell>
          <table:table-cell office:value-type="string" calcext:value-type="string">
            <text:p>proyecto</text:p>
          </table:table-cell>
          <table:table-cell table:style-name="ce3" office:value-type="string" calcext:value-type="string">
            <text:p>Project</text:p>
          </table:table-cell>
          <table:table-cell office:value-type="string" calcext:value-type="string">
            <text:p>proiectum</text:p>
          </table:table-cell>
          <table:table-cell/>
          <table:table-cell table:formula="of:=IF([.B1999]=[.D199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1999];&quot;, '&quot;;SUBSTITUTE(LOWER([.B1999]);&quot;'&quot;;&quot;''&quot;);&quot;', '&quot;;SUBSTITUTE(LOWER([.C1999]);&quot;'&quot;;&quot;''&quot;);&quot;', '&quot;;SUBSTITUTE(LOWER([.D1999]);&quot;'&quot;;&quot;''&quot;);&quot;');&quot;)" office:value-type="string" office:string-value="insert into palabras(id, castellano, ingles, latin) values(1998, 'proyecto', 'project', 'proiectum');" calcext:value-type="string">
            <text:p>insert into palabras(id, castellano, ingles, latin) values(1998, 'proyecto', 'project', 'proiectum');</text:p>
          </table:table-cell>
        </table:table-row>
        <table:table-row table:style-name="ro1">
          <table:table-cell table:formula="of:=[.A1999]+1" office:value-type="float" office:value="1999" calcext:value-type="float">
            <text:p>1999</text:p>
          </table:table-cell>
          <table:table-cell office:value-type="string" calcext:value-type="string">
            <text:p>obra</text:p>
          </table:table-cell>
          <table:table-cell table:style-name="ce3" office:value-type="string" calcext:value-type="string">
            <text:p>Work</text:p>
          </table:table-cell>
          <table:table-cell office:value-type="string" calcext:value-type="string">
            <text:p>opus</text:p>
          </table:table-cell>
          <table:table-cell/>
          <table:table-cell table:formula="of:=IF([.B2000]=[.D200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00];&quot;, '&quot;;SUBSTITUTE(LOWER([.B2000]);&quot;'&quot;;&quot;''&quot;);&quot;', '&quot;;SUBSTITUTE(LOWER([.C2000]);&quot;'&quot;;&quot;''&quot;);&quot;', '&quot;;SUBSTITUTE(LOWER([.D2000]);&quot;'&quot;;&quot;''&quot;);&quot;');&quot;)" office:value-type="string" office:string-value="insert into palabras(id, castellano, ingles, latin) values(1999, 'obra', 'work', 'opus');" calcext:value-type="string">
            <text:p>insert into palabras(id, castellano, ingles, latin) values(1999, 'obra', 'work', 'opus');</text:p>
          </table:table-cell>
        </table:table-row>
        <table:table-row table:style-name="ro1">
          <table:table-cell table:formula="of:=[.A2000]+1" office:value-type="float" office:value="2000" calcext:value-type="float">
            <text:p>2000</text:p>
          </table:table-cell>
          <table:table-cell office:value-type="string" calcext:value-type="string">
            <text:p>acuerdo</text:p>
          </table:table-cell>
          <table:table-cell table:style-name="ce3" office:value-type="string" calcext:value-type="string">
            <text:p>Agreement</text:p>
          </table:table-cell>
          <table:table-cell office:value-type="string" calcext:value-type="string">
            <text:p>consensus</text:p>
          </table:table-cell>
          <table:table-cell/>
          <table:table-cell table:formula="of:=IF([.B2001]=[.D200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01];&quot;, '&quot;;SUBSTITUTE(LOWER([.B2001]);&quot;'&quot;;&quot;''&quot;);&quot;', '&quot;;SUBSTITUTE(LOWER([.C2001]);&quot;'&quot;;&quot;''&quot;);&quot;', '&quot;;SUBSTITUTE(LOWER([.D2001]);&quot;'&quot;;&quot;''&quot;);&quot;');&quot;)" office:value-type="string" office:string-value="insert into palabras(id, castellano, ingles, latin) values(2000, 'acuerdo', 'agreement', 'consensus');" calcext:value-type="string">
            <text:p>insert into palabras(id, castellano, ingles, latin) values(2000, 'acuerdo', 'agreement', 'consensus');</text:p>
          </table:table-cell>
        </table:table-row>
        <table:table-row table:style-name="ro1">
          <table:table-cell table:formula="of:=[.A2001]+1" office:value-type="float" office:value="2001" calcext:value-type="float">
            <text:p>2001</text:p>
          </table:table-cell>
          <table:table-cell office:value-type="string" calcext:value-type="string">
            <text:p>actitud</text:p>
          </table:table-cell>
          <table:table-cell table:style-name="ce3" office:value-type="string" calcext:value-type="string">
            <text:p>Attitude</text:p>
          </table:table-cell>
          <table:table-cell office:value-type="string" calcext:value-type="string">
            <text:p>habitus</text:p>
          </table:table-cell>
          <table:table-cell/>
          <table:table-cell table:formula="of:=IF([.B2002]=[.D200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02];&quot;, '&quot;;SUBSTITUTE(LOWER([.B2002]);&quot;'&quot;;&quot;''&quot;);&quot;', '&quot;;SUBSTITUTE(LOWER([.C2002]);&quot;'&quot;;&quot;''&quot;);&quot;', '&quot;;SUBSTITUTE(LOWER([.D2002]);&quot;'&quot;;&quot;''&quot;);&quot;');&quot;)" office:value-type="string" office:string-value="insert into palabras(id, castellano, ingles, latin) values(2001, 'actitud', 'attitude', 'habitus');" calcext:value-type="string">
            <text:p>insert into palabras(id, castellano, ingles, latin) values(2001, 'actitud', 'attitude', 'habitus');</text:p>
          </table:table-cell>
        </table:table-row>
        <table:table-row table:style-name="ro1">
          <table:table-cell table:formula="of:=[.A2002]+1" office:value-type="float" office:value="2002" calcext:value-type="float">
            <text:p>2002</text:p>
          </table:table-cell>
          <table:table-cell office:value-type="string" calcext:value-type="string">
            <text:p>atención</text:p>
          </table:table-cell>
          <table:table-cell table:style-name="ce3" office:value-type="string" calcext:value-type="string">
            <text:p>Attention</text:p>
          </table:table-cell>
          <table:table-cell office:value-type="string" calcext:value-type="string">
            <text:p>attentio</text:p>
          </table:table-cell>
          <table:table-cell/>
          <table:table-cell table:formula="of:=IF([.B2003]=[.D200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03];&quot;, '&quot;;SUBSTITUTE(LOWER([.B2003]);&quot;'&quot;;&quot;''&quot;);&quot;', '&quot;;SUBSTITUTE(LOWER([.C2003]);&quot;'&quot;;&quot;''&quot;);&quot;', '&quot;;SUBSTITUTE(LOWER([.D2003]);&quot;'&quot;;&quot;''&quot;);&quot;');&quot;)" office:value-type="string" office:string-value="insert into palabras(id, castellano, ingles, latin) values(2002, 'atención', 'attention', 'attentio');" calcext:value-type="string">
            <text:p>insert into palabras(id, castellano, ingles, latin) values(2002, 'atención', 'attention', 'attentio');</text:p>
          </table:table-cell>
        </table:table-row>
        <table:table-row table:style-name="ro1">
          <table:table-cell table:formula="of:=[.A2003]+1" office:value-type="float" office:value="2003" calcext:value-type="float">
            <text:p>2003</text:p>
          </table:table-cell>
          <table:table-cell office:value-type="string" calcext:value-type="string">
            <text:p>capacidad</text:p>
          </table:table-cell>
          <table:table-cell table:style-name="ce3" office:value-type="string" calcext:value-type="string">
            <text:p>Capacity</text:p>
          </table:table-cell>
          <table:table-cell office:value-type="string" calcext:value-type="string">
            <text:p>capacitas</text:p>
          </table:table-cell>
          <table:table-cell/>
          <table:table-cell table:formula="of:=IF([.B2004]=[.D200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04];&quot;, '&quot;;SUBSTITUTE(LOWER([.B2004]);&quot;'&quot;;&quot;''&quot;);&quot;', '&quot;;SUBSTITUTE(LOWER([.C2004]);&quot;'&quot;;&quot;''&quot;);&quot;', '&quot;;SUBSTITUTE(LOWER([.D2004]);&quot;'&quot;;&quot;''&quot;);&quot;');&quot;)" office:value-type="string" office:string-value="insert into palabras(id, castellano, ingles, latin) values(2003, 'capacidad', 'capacity', 'capacitas');" calcext:value-type="string">
            <text:p>insert into palabras(id, castellano, ingles, latin) values(2003, 'capacidad', 'capacity', 'capacitas');</text:p>
          </table:table-cell>
        </table:table-row>
        <table:table-row table:style-name="ro1">
          <table:table-cell table:formula="of:=[.A2004]+1" office:value-type="float" office:value="2004" calcext:value-type="float">
            <text:p>2004</text:p>
          </table:table-cell>
          <table:table-cell office:value-type="string" calcext:value-type="string">
            <text:p>concepto</text:p>
          </table:table-cell>
          <table:table-cell table:style-name="ce3" office:value-type="string" calcext:value-type="string">
            <text:p>Concept</text:p>
          </table:table-cell>
          <table:table-cell office:value-type="string" calcext:value-type="string">
            <text:p>conceptus</text:p>
          </table:table-cell>
          <table:table-cell/>
          <table:table-cell table:formula="of:=IF([.B2005]=[.D200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05];&quot;, '&quot;;SUBSTITUTE(LOWER([.B2005]);&quot;'&quot;;&quot;''&quot;);&quot;', '&quot;;SUBSTITUTE(LOWER([.C2005]);&quot;'&quot;;&quot;''&quot;);&quot;', '&quot;;SUBSTITUTE(LOWER([.D2005]);&quot;'&quot;;&quot;''&quot;);&quot;');&quot;)" office:value-type="string" office:string-value="insert into palabras(id, castellano, ingles, latin) values(2004, 'concepto', 'concept', 'conceptus');" calcext:value-type="string">
            <text:p>insert into palabras(id, castellano, ingles, latin) values(2004, 'concepto', 'concept', 'conceptus');</text:p>
          </table:table-cell>
        </table:table-row>
        <table:table-row table:style-name="ro1">
          <table:table-cell table:formula="of:=[.A2005]+1" office:value-type="float" office:value="2005" calcext:value-type="float">
            <text:p>2005</text:p>
          </table:table-cell>
          <table:table-cell office:value-type="string" calcext:value-type="string">
            <text:p>tema</text:p>
          </table:table-cell>
          <table:table-cell table:style-name="ce3" office:value-type="string" calcext:value-type="string">
            <text:p>Theme</text:p>
          </table:table-cell>
          <table:table-cell office:value-type="string" calcext:value-type="string">
            <text:p>thema</text:p>
          </table:table-cell>
          <table:table-cell/>
          <table:table-cell table:formula="of:=IF([.B2006]=[.D200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06];&quot;, '&quot;;SUBSTITUTE(LOWER([.B2006]);&quot;'&quot;;&quot;''&quot;);&quot;', '&quot;;SUBSTITUTE(LOWER([.C2006]);&quot;'&quot;;&quot;''&quot;);&quot;', '&quot;;SUBSTITUTE(LOWER([.D2006]);&quot;'&quot;;&quot;''&quot;);&quot;');&quot;)" office:value-type="string" office:string-value="insert into palabras(id, castellano, ingles, latin) values(2005, 'tema', 'theme', 'thema');" calcext:value-type="string">
            <text:p>insert into palabras(id, castellano, ingles, latin) values(2005, 'tema', 'theme', 'thema');</text:p>
          </table:table-cell>
        </table:table-row>
        <table:table-row table:style-name="ro1">
          <table:table-cell table:formula="of:=[.A2006]+1" office:value-type="float" office:value="2006" calcext:value-type="float">
            <text:p>2006</text:p>
          </table:table-cell>
          <table:table-cell office:value-type="string" calcext:value-type="string">
            <text:p>condición</text:p>
          </table:table-cell>
          <table:table-cell table:style-name="ce3" office:value-type="string" calcext:value-type="string">
            <text:p>Condition</text:p>
          </table:table-cell>
          <table:table-cell office:value-type="string" calcext:value-type="string">
            <text:p>condicio</text:p>
          </table:table-cell>
          <table:table-cell/>
          <table:table-cell table:formula="of:=IF([.B2007]=[.D200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07];&quot;, '&quot;;SUBSTITUTE(LOWER([.B2007]);&quot;'&quot;;&quot;''&quot;);&quot;', '&quot;;SUBSTITUTE(LOWER([.C2007]);&quot;'&quot;;&quot;''&quot;);&quot;', '&quot;;SUBSTITUTE(LOWER([.D2007]);&quot;'&quot;;&quot;''&quot;);&quot;');&quot;)" office:value-type="string" office:string-value="insert into palabras(id, castellano, ingles, latin) values(2006, 'condición', 'condition', 'condicio');" calcext:value-type="string">
            <text:p>insert into palabras(id, castellano, ingles, latin) values(2006, 'condición', 'condition', 'condicio');</text:p>
          </table:table-cell>
        </table:table-row>
        <table:table-row table:style-name="ro1">
          <table:table-cell table:formula="of:=[.A2007]+1" office:value-type="float" office:value="2007" calcext:value-type="float">
            <text:p>2007</text:p>
          </table:table-cell>
          <table:table-cell office:value-type="string" calcext:value-type="string">
            <text:p>caso</text:p>
          </table:table-cell>
          <table:table-cell table:style-name="ce3" office:value-type="string" calcext:value-type="string">
            <text:p>Case</text:p>
          </table:table-cell>
          <table:table-cell office:value-type="string" calcext:value-type="string">
            <text:p>casus</text:p>
          </table:table-cell>
          <table:table-cell/>
          <table:table-cell table:formula="of:=IF([.B2008]=[.D200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08];&quot;, '&quot;;SUBSTITUTE(LOWER([.B2008]);&quot;'&quot;;&quot;''&quot;);&quot;', '&quot;;SUBSTITUTE(LOWER([.C2008]);&quot;'&quot;;&quot;''&quot;);&quot;', '&quot;;SUBSTITUTE(LOWER([.D2008]);&quot;'&quot;;&quot;''&quot;);&quot;');&quot;)" office:value-type="string" office:string-value="insert into palabras(id, castellano, ingles, latin) values(2007, 'caso', 'case', 'casus');" calcext:value-type="string">
            <text:p>insert into palabras(id, castellano, ingles, latin) values(2007, 'caso', 'case', 'casus');</text:p>
          </table:table-cell>
        </table:table-row>
        <table:table-row table:style-name="ro1">
          <table:table-cell table:formula="of:=[.A2008]+1" office:value-type="float" office:value="2008" calcext:value-type="float">
            <text:p>2008</text:p>
          </table:table-cell>
          <table:table-cell office:value-type="string" calcext:value-type="string">
            <text:p>conjunto</text:p>
          </table:table-cell>
          <table:table-cell table:style-name="ce3" office:value-type="string" calcext:value-type="string">
            <text:p>Set</text:p>
          </table:table-cell>
          <table:table-cell office:value-type="string" calcext:value-type="string">
            <text:p>coniunctio</text:p>
          </table:table-cell>
          <table:table-cell/>
          <table:table-cell table:formula="of:=IF([.B2009]=[.D200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09];&quot;, '&quot;;SUBSTITUTE(LOWER([.B2009]);&quot;'&quot;;&quot;''&quot;);&quot;', '&quot;;SUBSTITUTE(LOWER([.C2009]);&quot;'&quot;;&quot;''&quot;);&quot;', '&quot;;SUBSTITUTE(LOWER([.D2009]);&quot;'&quot;;&quot;''&quot;);&quot;');&quot;)" office:value-type="string" office:string-value="insert into palabras(id, castellano, ingles, latin) values(2008, 'conjunto', 'set', 'coniunctio');" calcext:value-type="string">
            <text:p>insert into palabras(id, castellano, ingles, latin) values(2008, 'conjunto', 'set', 'coniunctio');</text:p>
          </table:table-cell>
        </table:table-row>
        <table:table-row table:style-name="ro1">
          <table:table-cell table:formula="of:=[.A2009]+1" office:value-type="float" office:value="2009" calcext:value-type="float">
            <text:p>2009</text:p>
          </table:table-cell>
          <table:table-cell office:value-type="string" calcext:value-type="string">
            <text:p>grupo</text:p>
          </table:table-cell>
          <table:table-cell table:style-name="ce3" office:value-type="string" calcext:value-type="string">
            <text:p>Group</text:p>
          </table:table-cell>
          <table:table-cell office:value-type="string" calcext:value-type="string">
            <text:p>grex</text:p>
          </table:table-cell>
          <table:table-cell/>
          <table:table-cell table:formula="of:=IF([.B2010]=[.D201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10];&quot;, '&quot;;SUBSTITUTE(LOWER([.B2010]);&quot;'&quot;;&quot;''&quot;);&quot;', '&quot;;SUBSTITUTE(LOWER([.C2010]);&quot;'&quot;;&quot;''&quot;);&quot;', '&quot;;SUBSTITUTE(LOWER([.D2010]);&quot;'&quot;;&quot;''&quot;);&quot;');&quot;)" office:value-type="string" office:string-value="insert into palabras(id, castellano, ingles, latin) values(2009, 'grupo', 'group', 'grex');" calcext:value-type="string">
            <text:p>insert into palabras(id, castellano, ingles, latin) values(2009, 'grupo', 'group', 'grex');</text:p>
          </table:table-cell>
        </table:table-row>
        <table:table-row table:style-name="ro1">
          <table:table-cell table:formula="of:=[.A2010]+1" office:value-type="float" office:value="2010" calcext:value-type="float">
            <text:p>2010</text:p>
          </table:table-cell>
          <table:table-cell office:value-type="string" calcext:value-type="string">
            <text:p>creación</text:p>
          </table:table-cell>
          <table:table-cell table:style-name="ce3" office:value-type="string" calcext:value-type="string">
            <text:p>Creation</text:p>
          </table:table-cell>
          <table:table-cell office:value-type="string" calcext:value-type="string">
            <text:p>creatio</text:p>
          </table:table-cell>
          <table:table-cell/>
          <table:table-cell table:formula="of:=IF([.B2011]=[.D201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11];&quot;, '&quot;;SUBSTITUTE(LOWER([.B2011]);&quot;'&quot;;&quot;''&quot;);&quot;', '&quot;;SUBSTITUTE(LOWER([.C2011]);&quot;'&quot;;&quot;''&quot;);&quot;', '&quot;;SUBSTITUTE(LOWER([.D2011]);&quot;'&quot;;&quot;''&quot;);&quot;');&quot;)" office:value-type="string" office:string-value="insert into palabras(id, castellano, ingles, latin) values(2010, 'creación', 'creation', 'creatio');" calcext:value-type="string">
            <text:p>insert into palabras(id, castellano, ingles, latin) values(2010, 'creación', 'creation', 'creatio');</text:p>
          </table:table-cell>
        </table:table-row>
        <table:table-row table:style-name="ro1">
          <table:table-cell table:formula="of:=[.A2011]+1" office:value-type="float" office:value="2011" calcext:value-type="float">
            <text:p>2011</text:p>
          </table:table-cell>
          <table:table-cell office:value-type="string" calcext:value-type="string">
            <text:p>destrucción</text:p>
          </table:table-cell>
          <table:table-cell table:style-name="ce3" office:value-type="string" calcext:value-type="string">
            <text:p>Destruction</text:p>
          </table:table-cell>
          <table:table-cell office:value-type="string" calcext:value-type="string">
            <text:p>destructio</text:p>
          </table:table-cell>
          <table:table-cell/>
          <table:table-cell table:formula="of:=IF([.B2012]=[.D201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12];&quot;, '&quot;;SUBSTITUTE(LOWER([.B2012]);&quot;'&quot;;&quot;''&quot;);&quot;', '&quot;;SUBSTITUTE(LOWER([.C2012]);&quot;'&quot;;&quot;''&quot;);&quot;', '&quot;;SUBSTITUTE(LOWER([.D2012]);&quot;'&quot;;&quot;''&quot;);&quot;');&quot;)" office:value-type="string" office:string-value="insert into palabras(id, castellano, ingles, latin) values(2011, 'destrucción', 'destruction', 'destructio');" calcext:value-type="string">
            <text:p>insert into palabras(id, castellano, ingles, latin) values(2011, 'destrucción', 'destruction', 'destructio');</text:p>
          </table:table-cell>
        </table:table-row>
        <table:table-row table:style-name="ro1">
          <table:table-cell table:formula="of:=[.A2012]+1" office:value-type="float" office:value="2012" calcext:value-type="float">
            <text:p>2012</text:p>
          </table:table-cell>
          <table:table-cell office:value-type="string" calcext:value-type="string">
            <text:p>origen</text:p>
          </table:table-cell>
          <table:table-cell table:style-name="ce3" office:value-type="string" calcext:value-type="string">
            <text:p>Origin</text:p>
          </table:table-cell>
          <table:table-cell office:value-type="string" calcext:value-type="string">
            <text:p>origo</text:p>
          </table:table-cell>
          <table:table-cell/>
          <table:table-cell table:formula="of:=IF([.B2013]=[.D201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13];&quot;, '&quot;;SUBSTITUTE(LOWER([.B2013]);&quot;'&quot;;&quot;''&quot;);&quot;', '&quot;;SUBSTITUTE(LOWER([.C2013]);&quot;'&quot;;&quot;''&quot;);&quot;', '&quot;;SUBSTITUTE(LOWER([.D2013]);&quot;'&quot;;&quot;''&quot;);&quot;');&quot;)" office:value-type="string" office:string-value="insert into palabras(id, castellano, ingles, latin) values(2012, 'origen', 'origin', 'origo');" calcext:value-type="string">
            <text:p>insert into palabras(id, castellano, ingles, latin) values(2012, 'origen', 'origin', 'origo');</text:p>
          </table:table-cell>
        </table:table-row>
        <table:table-row table:style-name="ro1">
          <table:table-cell table:formula="of:=[.A2013]+1" office:value-type="float" office:value="2013" calcext:value-type="float">
            <text:p>2013</text:p>
          </table:table-cell>
          <table:table-cell office:value-type="string" calcext:value-type="string">
            <text:p>destino</text:p>
          </table:table-cell>
          <table:table-cell table:style-name="ce3" office:value-type="string" calcext:value-type="string">
            <text:p>Destination</text:p>
          </table:table-cell>
          <table:table-cell office:value-type="string" calcext:value-type="string">
            <text:p>fatum</text:p>
          </table:table-cell>
          <table:table-cell/>
          <table:table-cell table:formula="of:=IF([.B2014]=[.D201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14];&quot;, '&quot;;SUBSTITUTE(LOWER([.B2014]);&quot;'&quot;;&quot;''&quot;);&quot;', '&quot;;SUBSTITUTE(LOWER([.C2014]);&quot;'&quot;;&quot;''&quot;);&quot;', '&quot;;SUBSTITUTE(LOWER([.D2014]);&quot;'&quot;;&quot;''&quot;);&quot;');&quot;)" office:value-type="string" office:string-value="insert into palabras(id, castellano, ingles, latin) values(2013, 'destino', 'destination', 'fatum');" calcext:value-type="string">
            <text:p>insert into palabras(id, castellano, ingles, latin) values(2013, 'destino', 'destination', 'fatum');</text:p>
          </table:table-cell>
        </table:table-row>
        <table:table-row table:style-name="ro1">
          <table:table-cell table:formula="of:=[.A2014]+1" office:value-type="float" office:value="2014" calcext:value-type="float">
            <text:p>2014</text:p>
          </table:table-cell>
          <table:table-cell office:value-type="string" calcext:value-type="string">
            <text:p>meta</text:p>
          </table:table-cell>
          <table:table-cell table:style-name="ce3" office:value-type="string" calcext:value-type="string">
            <text:p>Goal</text:p>
          </table:table-cell>
          <table:table-cell office:value-type="string" calcext:value-type="string">
            <text:p>finis</text:p>
          </table:table-cell>
          <table:table-cell/>
          <table:table-cell table:formula="of:=IF([.B2015]=[.D201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15];&quot;, '&quot;;SUBSTITUTE(LOWER([.B2015]);&quot;'&quot;;&quot;''&quot;);&quot;', '&quot;;SUBSTITUTE(LOWER([.C2015]);&quot;'&quot;;&quot;''&quot;);&quot;', '&quot;;SUBSTITUTE(LOWER([.D2015]);&quot;'&quot;;&quot;''&quot;);&quot;');&quot;)" office:value-type="string" office:string-value="insert into palabras(id, castellano, ingles, latin) values(2014, 'meta', 'goal', 'finis');" calcext:value-type="string">
            <text:p>insert into palabras(id, castellano, ingles, latin) values(2014, 'meta', 'goal', 'finis');</text:p>
          </table:table-cell>
        </table:table-row>
        <table:table-row table:style-name="ro1">
          <table:table-cell table:formula="of:=[.A2015]+1" office:value-type="float" office:value="2015" calcext:value-type="float">
            <text:p>2015</text:p>
          </table:table-cell>
          <table:table-cell office:value-type="string" calcext:value-type="string">
            <text:p>función</text:p>
          </table:table-cell>
          <table:table-cell table:style-name="ce3" office:value-type="string" calcext:value-type="string">
            <text:p>Function</text:p>
          </table:table-cell>
          <table:table-cell office:value-type="string" calcext:value-type="string">
            <text:p>functio</text:p>
          </table:table-cell>
          <table:table-cell/>
          <table:table-cell table:formula="of:=IF([.B2016]=[.D201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16];&quot;, '&quot;;SUBSTITUTE(LOWER([.B2016]);&quot;'&quot;;&quot;''&quot;);&quot;', '&quot;;SUBSTITUTE(LOWER([.C2016]);&quot;'&quot;;&quot;''&quot;);&quot;', '&quot;;SUBSTITUTE(LOWER([.D2016]);&quot;'&quot;;&quot;''&quot;);&quot;');&quot;)" office:value-type="string" office:string-value="insert into palabras(id, castellano, ingles, latin) values(2015, 'función', 'function', 'functio');" calcext:value-type="string">
            <text:p>insert into palabras(id, castellano, ingles, latin) values(2015, 'función', 'function', 'functio');</text:p>
          </table:table-cell>
        </table:table-row>
        <table:table-row table:style-name="ro1">
          <table:table-cell table:formula="of:=[.A2016]+1" office:value-type="float" office:value="2016" calcext:value-type="float">
            <text:p>2016</text:p>
          </table:table-cell>
          <table:table-cell office:value-type="string" calcext:value-type="string">
            <text:p>relación</text:p>
          </table:table-cell>
          <table:table-cell table:style-name="ce3" office:value-type="string" calcext:value-type="string">
            <text:p>Relation</text:p>
          </table:table-cell>
          <table:table-cell office:value-type="string" calcext:value-type="string">
            <text:p>relatio</text:p>
          </table:table-cell>
          <table:table-cell/>
          <table:table-cell table:formula="of:=IF([.B2017]=[.D201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17];&quot;, '&quot;;SUBSTITUTE(LOWER([.B2017]);&quot;'&quot;;&quot;''&quot;);&quot;', '&quot;;SUBSTITUTE(LOWER([.C2017]);&quot;'&quot;;&quot;''&quot;);&quot;', '&quot;;SUBSTITUTE(LOWER([.D2017]);&quot;'&quot;;&quot;''&quot;);&quot;');&quot;)" office:value-type="string" office:string-value="insert into palabras(id, castellano, ingles, latin) values(2016, 'relación', 'relation', 'relatio');" calcext:value-type="string">
            <text:p>insert into palabras(id, castellano, ingles, latin) values(2016, 'relación', 'relation', 'relatio');</text:p>
          </table:table-cell>
        </table:table-row>
        <table:table-row table:style-name="ro1">
          <table:table-cell table:formula="of:=[.A2017]+1" office:value-type="float" office:value="2017" calcext:value-type="float">
            <text:p>2017</text:p>
          </table:table-cell>
          <table:table-cell office:value-type="string" calcext:value-type="string">
            <text:p>realidad</text:p>
          </table:table-cell>
          <table:table-cell table:style-name="ce3" office:value-type="string" calcext:value-type="string">
            <text:p>Reality</text:p>
          </table:table-cell>
          <table:table-cell office:value-type="string" calcext:value-type="string">
            <text:p>realitas</text:p>
          </table:table-cell>
          <table:table-cell/>
          <table:table-cell table:formula="of:=IF([.B2018]=[.D201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18];&quot;, '&quot;;SUBSTITUTE(LOWER([.B2018]);&quot;'&quot;;&quot;''&quot;);&quot;', '&quot;;SUBSTITUTE(LOWER([.C2018]);&quot;'&quot;;&quot;''&quot;);&quot;', '&quot;;SUBSTITUTE(LOWER([.D2018]);&quot;'&quot;;&quot;''&quot;);&quot;');&quot;)" office:value-type="string" office:string-value="insert into palabras(id, castellano, ingles, latin) values(2017, 'realidad', 'reality', 'realitas');" calcext:value-type="string">
            <text:p>insert into palabras(id, castellano, ingles, latin) values(2017, 'realidad', 'reality', 'realitas');</text:p>
          </table:table-cell>
        </table:table-row>
        <table:table-row table:style-name="ro1">
          <table:table-cell table:formula="of:=[.A2018]+1" office:value-type="float" office:value="2018" calcext:value-type="float">
            <text:p>2018</text:p>
          </table:table-cell>
          <table:table-cell office:value-type="string" calcext:value-type="string">
            <text:p>situación</text:p>
          </table:table-cell>
          <table:table-cell table:style-name="ce3" office:value-type="string" calcext:value-type="string">
            <text:p>Situation</text:p>
          </table:table-cell>
          <table:table-cell office:value-type="string" calcext:value-type="string">
            <text:p>situatio</text:p>
          </table:table-cell>
          <table:table-cell/>
          <table:table-cell table:formula="of:=IF([.B2019]=[.D201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19];&quot;, '&quot;;SUBSTITUTE(LOWER([.B2019]);&quot;'&quot;;&quot;''&quot;);&quot;', '&quot;;SUBSTITUTE(LOWER([.C2019]);&quot;'&quot;;&quot;''&quot;);&quot;', '&quot;;SUBSTITUTE(LOWER([.D2019]);&quot;'&quot;;&quot;''&quot;);&quot;');&quot;)" office:value-type="string" office:string-value="insert into palabras(id, castellano, ingles, latin) values(2018, 'situación', 'situation', 'situatio');" calcext:value-type="string">
            <text:p>insert into palabras(id, castellano, ingles, latin) values(2018, 'situación', 'situation', 'situatio');</text:p>
          </table:table-cell>
        </table:table-row>
        <table:table-row table:style-name="ro1">
          <table:table-cell table:formula="of:=[.A2019]+1" office:value-type="float" office:value="2019" calcext:value-type="float">
            <text:p>2019</text:p>
          </table:table-cell>
          <table:table-cell office:value-type="string" calcext:value-type="string">
            <text:p>problema</text:p>
          </table:table-cell>
          <table:table-cell table:style-name="ce3" office:value-type="string" calcext:value-type="string">
            <text:p>Problem</text:p>
          </table:table-cell>
          <table:table-cell office:value-type="string" calcext:value-type="string">
            <text:p>problema</text:p>
          </table:table-cell>
          <table:table-cell/>
          <table:table-cell table:formula="of:=IF([.B2020]=[.D2020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2020];&quot;, '&quot;;SUBSTITUTE(LOWER([.B2020]);&quot;'&quot;;&quot;''&quot;);&quot;', '&quot;;SUBSTITUTE(LOWER([.C2020]);&quot;'&quot;;&quot;''&quot;);&quot;', '&quot;;SUBSTITUTE(LOWER([.D2020]);&quot;'&quot;;&quot;''&quot;);&quot;');&quot;)" office:value-type="string" office:string-value="insert into palabras(id, castellano, ingles, latin) values(2019, 'problema', 'problem', 'problema');" calcext:value-type="string">
            <text:p>insert into palabras(id, castellano, ingles, latin) values(2019, 'problema', 'problem', 'problema');</text:p>
          </table:table-cell>
        </table:table-row>
        <table:table-row table:style-name="ro1">
          <table:table-cell table:formula="of:=[.A2020]+1" office:value-type="float" office:value="2020" calcext:value-type="float">
            <text:p>2020</text:p>
          </table:table-cell>
          <table:table-cell office:value-type="string" calcext:value-type="string">
            <text:p>intento</text:p>
          </table:table-cell>
          <table:table-cell table:style-name="ce3" office:value-type="string" calcext:value-type="string">
            <text:p>Attempt</text:p>
          </table:table-cell>
          <table:table-cell office:value-type="string" calcext:value-type="string">
            <text:p>conatus</text:p>
          </table:table-cell>
          <table:table-cell/>
          <table:table-cell table:formula="of:=IF([.B2021]=[.D202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21];&quot;, '&quot;;SUBSTITUTE(LOWER([.B2021]);&quot;'&quot;;&quot;''&quot;);&quot;', '&quot;;SUBSTITUTE(LOWER([.C2021]);&quot;'&quot;;&quot;''&quot;);&quot;', '&quot;;SUBSTITUTE(LOWER([.D2021]);&quot;'&quot;;&quot;''&quot;);&quot;');&quot;)" office:value-type="string" office:string-value="insert into palabras(id, castellano, ingles, latin) values(2020, 'intento', 'attempt', 'conatus');" calcext:value-type="string">
            <text:p>insert into palabras(id, castellano, ingles, latin) values(2020, 'intento', 'attempt', 'conatus');</text:p>
          </table:table-cell>
        </table:table-row>
        <table:table-row table:style-name="ro1">
          <table:table-cell table:formula="of:=[.A2021]+1" office:value-type="float" office:value="2021" calcext:value-type="float">
            <text:p>2021</text:p>
          </table:table-cell>
          <table:table-cell office:value-type="string" calcext:value-type="string">
            <text:p>solución</text:p>
          </table:table-cell>
          <table:table-cell table:style-name="ce3" office:value-type="string" calcext:value-type="string">
            <text:p>Solution</text:p>
          </table:table-cell>
          <table:table-cell office:value-type="string" calcext:value-type="string">
            <text:p>solutio</text:p>
          </table:table-cell>
          <table:table-cell/>
          <table:table-cell table:formula="of:=IF([.B2022]=[.D202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22];&quot;, '&quot;;SUBSTITUTE(LOWER([.B2022]);&quot;'&quot;;&quot;''&quot;);&quot;', '&quot;;SUBSTITUTE(LOWER([.C2022]);&quot;'&quot;;&quot;''&quot;);&quot;', '&quot;;SUBSTITUTE(LOWER([.D2022]);&quot;'&quot;;&quot;''&quot;);&quot;');&quot;)" office:value-type="string" office:string-value="insert into palabras(id, castellano, ingles, latin) values(2021, 'solución', 'solution', 'solutio');" calcext:value-type="string">
            <text:p>insert into palabras(id, castellano, ingles, latin) values(2021, 'solución', 'solution', 'solutio');</text:p>
          </table:table-cell>
        </table:table-row>
        <table:table-row table:style-name="ro1">
          <table:table-cell table:formula="of:=[.A2022]+1" office:value-type="float" office:value="2022" calcext:value-type="float">
            <text:p>2022</text:p>
          </table:table-cell>
          <table:table-cell office:value-type="string" calcext:value-type="string">
            <text:p>efecto</text:p>
          </table:table-cell>
          <table:table-cell table:style-name="ce3" office:value-type="string" calcext:value-type="string">
            <text:p>Effect</text:p>
          </table:table-cell>
          <table:table-cell office:value-type="string" calcext:value-type="string">
            <text:p>effectus</text:p>
          </table:table-cell>
          <table:table-cell/>
          <table:table-cell table:formula="of:=IF([.B2023]=[.D202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23];&quot;, '&quot;;SUBSTITUTE(LOWER([.B2023]);&quot;'&quot;;&quot;''&quot;);&quot;', '&quot;;SUBSTITUTE(LOWER([.C2023]);&quot;'&quot;;&quot;''&quot;);&quot;', '&quot;;SUBSTITUTE(LOWER([.D2023]);&quot;'&quot;;&quot;''&quot;);&quot;');&quot;)" office:value-type="string" office:string-value="insert into palabras(id, castellano, ingles, latin) values(2022, 'efecto', 'effect', 'effectus');" calcext:value-type="string">
            <text:p>insert into palabras(id, castellano, ingles, latin) values(2022, 'efecto', 'effect', 'effectus');</text:p>
          </table:table-cell>
        </table:table-row>
        <table:table-row table:style-name="ro1">
          <table:table-cell table:formula="of:=[.A2023]+1" office:value-type="float" office:value="2023" calcext:value-type="float">
            <text:p>2023</text:p>
          </table:table-cell>
          <table:table-cell office:value-type="string" calcext:value-type="string">
            <text:p>resultado</text:p>
          </table:table-cell>
          <table:table-cell table:style-name="ce3" office:value-type="string" calcext:value-type="string">
            <text:p>Result</text:p>
          </table:table-cell>
          <table:table-cell office:value-type="string" calcext:value-type="string">
            <text:p>eventus</text:p>
          </table:table-cell>
          <table:table-cell/>
          <table:table-cell table:formula="of:=IF([.B2024]=[.D202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24];&quot;, '&quot;;SUBSTITUTE(LOWER([.B2024]);&quot;'&quot;;&quot;''&quot;);&quot;', '&quot;;SUBSTITUTE(LOWER([.C2024]);&quot;'&quot;;&quot;''&quot;);&quot;', '&quot;;SUBSTITUTE(LOWER([.D2024]);&quot;'&quot;;&quot;''&quot;);&quot;');&quot;)" office:value-type="string" office:string-value="insert into palabras(id, castellano, ingles, latin) values(2023, 'resultado', 'result', 'eventus');" calcext:value-type="string">
            <text:p>insert into palabras(id, castellano, ingles, latin) values(2023, 'resultado', 'result', 'eventus');</text:p>
          </table:table-cell>
        </table:table-row>
        <table:table-row table:style-name="ro1">
          <table:table-cell table:formula="of:=[.A2024]+1" office:value-type="float" office:value="2024" calcext:value-type="float">
            <text:p>2024</text:p>
          </table:table-cell>
          <table:table-cell office:value-type="string" calcext:value-type="string">
            <text:p>logro</text:p>
          </table:table-cell>
          <table:table-cell table:style-name="ce3" office:value-type="string" calcext:value-type="string">
            <text:p>Achievement</text:p>
          </table:table-cell>
          <table:table-cell office:value-type="string" calcext:value-type="string">
            <text:p>successus</text:p>
          </table:table-cell>
          <table:table-cell/>
          <table:table-cell table:formula="of:=IF([.B2025]=[.D202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25];&quot;, '&quot;;SUBSTITUTE(LOWER([.B2025]);&quot;'&quot;;&quot;''&quot;);&quot;', '&quot;;SUBSTITUTE(LOWER([.C2025]);&quot;'&quot;;&quot;''&quot;);&quot;', '&quot;;SUBSTITUTE(LOWER([.D2025]);&quot;'&quot;;&quot;''&quot;);&quot;');&quot;)" office:value-type="string" office:string-value="insert into palabras(id, castellano, ingles, latin) values(2024, 'logro', 'achievement', 'successus');" calcext:value-type="string">
            <text:p>insert into palabras(id, castellano, ingles, latin) values(2024, 'logro', 'achievement', 'successus');</text:p>
          </table:table-cell>
        </table:table-row>
        <table:table-row table:style-name="ro1">
          <table:table-cell table:formula="of:=[.A2025]+1" office:value-type="float" office:value="2025" calcext:value-type="float">
            <text:p>2025</text:p>
          </table:table-cell>
          <table:table-cell office:value-type="string" calcext:value-type="string">
            <text:p>éxito</text:p>
          </table:table-cell>
          <table:table-cell table:style-name="ce3" office:value-type="string" calcext:value-type="string">
            <text:p>Success</text:p>
          </table:table-cell>
          <table:table-cell office:value-type="string" calcext:value-type="string">
            <text:p>successus</text:p>
          </table:table-cell>
          <table:table-cell/>
          <table:table-cell table:formula="of:=IF([.B2026]=[.D202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26];&quot;, '&quot;;SUBSTITUTE(LOWER([.B2026]);&quot;'&quot;;&quot;''&quot;);&quot;', '&quot;;SUBSTITUTE(LOWER([.C2026]);&quot;'&quot;;&quot;''&quot;);&quot;', '&quot;;SUBSTITUTE(LOWER([.D2026]);&quot;'&quot;;&quot;''&quot;);&quot;');&quot;)" office:value-type="string" office:string-value="insert into palabras(id, castellano, ingles, latin) values(2025, 'éxito', 'success', 'successus');" calcext:value-type="string">
            <text:p>insert into palabras(id, castellano, ingles, latin) values(2025, 'éxito', 'success', 'successus');</text:p>
          </table:table-cell>
        </table:table-row>
        <table:table-row table:style-name="ro1">
          <table:table-cell table:formula="of:=[.A2026]+1" office:value-type="float" office:value="2026" calcext:value-type="float">
            <text:p>2026</text:p>
          </table:table-cell>
          <table:table-cell office:value-type="string" calcext:value-type="string">
            <text:p>fracaso</text:p>
          </table:table-cell>
          <table:table-cell table:style-name="ce3" office:value-type="string" calcext:value-type="string">
            <text:p>Failure</text:p>
          </table:table-cell>
          <table:table-cell office:value-type="string" calcext:value-type="string">
            <text:p>defectus</text:p>
          </table:table-cell>
          <table:table-cell/>
          <table:table-cell table:formula="of:=IF([.B2027]=[.D202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27];&quot;, '&quot;;SUBSTITUTE(LOWER([.B2027]);&quot;'&quot;;&quot;''&quot;);&quot;', '&quot;;SUBSTITUTE(LOWER([.C2027]);&quot;'&quot;;&quot;''&quot;);&quot;', '&quot;;SUBSTITUTE(LOWER([.D2027]);&quot;'&quot;;&quot;''&quot;);&quot;');&quot;)" office:value-type="string" office:string-value="insert into palabras(id, castellano, ingles, latin) values(2026, 'fracaso', 'failure', 'defectus');" calcext:value-type="string">
            <text:p>insert into palabras(id, castellano, ingles, latin) values(2026, 'fracaso', 'failure', 'defectus');</text:p>
          </table:table-cell>
        </table:table-row>
        <table:table-row table:style-name="ro1">
          <table:table-cell table:formula="of:=[.A2027]+1" office:value-type="float" office:value="2027" calcext:value-type="float">
            <text:p>2027</text:p>
          </table:table-cell>
          <table:table-cell office:value-type="string" calcext:value-type="string">
            <text:p>causa</text:p>
          </table:table-cell>
          <table:table-cell table:style-name="ce3" office:value-type="string" calcext:value-type="string">
            <text:p>Cause</text:p>
          </table:table-cell>
          <table:table-cell office:value-type="string" calcext:value-type="string">
            <text:p>causa</text:p>
          </table:table-cell>
          <table:table-cell/>
          <table:table-cell table:formula="of:=IF([.B2028]=[.D2028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2028];&quot;, '&quot;;SUBSTITUTE(LOWER([.B2028]);&quot;'&quot;;&quot;''&quot;);&quot;', '&quot;;SUBSTITUTE(LOWER([.C2028]);&quot;'&quot;;&quot;''&quot;);&quot;', '&quot;;SUBSTITUTE(LOWER([.D2028]);&quot;'&quot;;&quot;''&quot;);&quot;');&quot;)" office:value-type="string" office:string-value="insert into palabras(id, castellano, ingles, latin) values(2027, 'causa', 'cause', 'causa');" calcext:value-type="string">
            <text:p>insert into palabras(id, castellano, ingles, latin) values(2027, 'causa', 'cause', 'causa');</text:p>
          </table:table-cell>
        </table:table-row>
        <table:table-row table:style-name="ro2">
          <table:table-cell table:formula="of:=[.A2028]+1" office:value-type="float" office:value="2028" calcext:value-type="float">
            <text:p>2028</text:p>
          </table:table-cell>
          <table:table-cell office:value-type="string" calcext:value-type="string">
            <text:p>consecuencia</text:p>
          </table:table-cell>
          <table:table-cell table:style-name="ce3" office:value-type="string" calcext:value-type="string">
            <text:p>Consequence</text:p>
          </table:table-cell>
          <table:table-cell office:value-type="string" calcext:value-type="string">
            <text:p>consequentia</text:p>
          </table:table-cell>
          <table:table-cell/>
          <table:table-cell table:formula="of:=IF([.B2029]=[.D202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29];&quot;, '&quot;;SUBSTITUTE(LOWER([.B2029]);&quot;'&quot;;&quot;''&quot;);&quot;', '&quot;;SUBSTITUTE(LOWER([.C2029]);&quot;'&quot;;&quot;''&quot;);&quot;', '&quot;;SUBSTITUTE(LOWER([.D2029]);&quot;'&quot;;&quot;''&quot;);&quot;');&quot;)" office:value-type="string" office:string-value="insert into palabras(id, castellano, ingles, latin) values(2028, 'consecuencia', 'consequence', 'consequentia');" calcext:value-type="string">
            <text:p>insert into palabras(id, castellano, ingles, latin) values(2028, 'consecuencia', 'consequence', 'consequentia');</text:p>
          </table:table-cell>
        </table:table-row>
        <table:table-row table:style-name="ro1">
          <table:table-cell table:formula="of:=[.A2029]+1" office:value-type="float" office:value="2029" calcext:value-type="float">
            <text:p>2029</text:p>
          </table:table-cell>
          <table:table-cell office:value-type="string" calcext:value-type="string">
            <text:p>beneficio</text:p>
          </table:table-cell>
          <table:table-cell table:style-name="ce3" office:value-type="string" calcext:value-type="string">
            <text:p>Benefit</text:p>
          </table:table-cell>
          <table:table-cell office:value-type="string" calcext:value-type="string">
            <text:p>beneficium</text:p>
          </table:table-cell>
          <table:table-cell/>
          <table:table-cell table:formula="of:=IF([.B2030]=[.D203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30];&quot;, '&quot;;SUBSTITUTE(LOWER([.B2030]);&quot;'&quot;;&quot;''&quot;);&quot;', '&quot;;SUBSTITUTE(LOWER([.C2030]);&quot;'&quot;;&quot;''&quot;);&quot;', '&quot;;SUBSTITUTE(LOWER([.D2030]);&quot;'&quot;;&quot;''&quot;);&quot;');&quot;)" office:value-type="string" office:string-value="insert into palabras(id, castellano, ingles, latin) values(2029, 'beneficio', 'benefit', 'beneficium');" calcext:value-type="string">
            <text:p>insert into palabras(id, castellano, ingles, latin) values(2029, 'beneficio', 'benefit', 'beneficium');</text:p>
          </table:table-cell>
        </table:table-row>
        <table:table-row table:style-name="ro1">
          <table:table-cell table:formula="of:=[.A2030]+1" office:value-type="float" office:value="2030" calcext:value-type="float">
            <text:p>2030</text:p>
          </table:table-cell>
          <table:table-cell office:value-type="string" calcext:value-type="string">
            <text:p>perjuicio</text:p>
          </table:table-cell>
          <table:table-cell table:style-name="ce3" office:value-type="string" calcext:value-type="string">
            <text:p>Harm</text:p>
          </table:table-cell>
          <table:table-cell office:value-type="string" calcext:value-type="string">
            <text:p>damnum</text:p>
          </table:table-cell>
          <table:table-cell/>
          <table:table-cell table:formula="of:=IF([.B2031]=[.D203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31];&quot;, '&quot;;SUBSTITUTE(LOWER([.B2031]);&quot;'&quot;;&quot;''&quot;);&quot;', '&quot;;SUBSTITUTE(LOWER([.C2031]);&quot;'&quot;;&quot;''&quot;);&quot;', '&quot;;SUBSTITUTE(LOWER([.D2031]);&quot;'&quot;;&quot;''&quot;);&quot;');&quot;)" office:value-type="string" office:string-value="insert into palabras(id, castellano, ingles, latin) values(2030, 'perjuicio', 'harm', 'damnum');" calcext:value-type="string">
            <text:p>insert into palabras(id, castellano, ingles, latin) values(2030, 'perjuicio', 'harm', 'damnum');</text:p>
          </table:table-cell>
        </table:table-row>
        <table:table-row table:style-name="ro1">
          <table:table-cell table:formula="of:=[.A2031]+1" office:value-type="float" office:value="2031" calcext:value-type="float">
            <text:p>2031</text:p>
          </table:table-cell>
          <table:table-cell office:value-type="string" calcext:value-type="string">
            <text:p>calidad</text:p>
          </table:table-cell>
          <table:table-cell table:style-name="ce3" office:value-type="string" calcext:value-type="string">
            <text:p>Quality</text:p>
          </table:table-cell>
          <table:table-cell office:value-type="string" calcext:value-type="string">
            <text:p>qualitas</text:p>
          </table:table-cell>
          <table:table-cell/>
          <table:table-cell table:formula="of:=IF([.B2032]=[.D203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32];&quot;, '&quot;;SUBSTITUTE(LOWER([.B2032]);&quot;'&quot;;&quot;''&quot;);&quot;', '&quot;;SUBSTITUTE(LOWER([.C2032]);&quot;'&quot;;&quot;''&quot;);&quot;', '&quot;;SUBSTITUTE(LOWER([.D2032]);&quot;'&quot;;&quot;''&quot;);&quot;');&quot;)" office:value-type="string" office:string-value="insert into palabras(id, castellano, ingles, latin) values(2031, 'calidad', 'quality', 'qualitas');" calcext:value-type="string">
            <text:p>insert into palabras(id, castellano, ingles, latin) values(2031, 'calidad', 'quality', 'qualitas');</text:p>
          </table:table-cell>
        </table:table-row>
        <table:table-row table:style-name="ro1">
          <table:table-cell table:formula="of:=[.A2032]+1" office:value-type="float" office:value="2032" calcext:value-type="float">
            <text:p>2032</text:p>
          </table:table-cell>
          <table:table-cell office:value-type="string" calcext:value-type="string">
            <text:p>tipo</text:p>
          </table:table-cell>
          <table:table-cell table:style-name="ce3" office:value-type="string" calcext:value-type="string">
            <text:p>Type</text:p>
          </table:table-cell>
          <table:table-cell office:value-type="string" calcext:value-type="string">
            <text:p>genus</text:p>
          </table:table-cell>
          <table:table-cell/>
          <table:table-cell table:formula="of:=IF([.B2033]=[.D203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33];&quot;, '&quot;;SUBSTITUTE(LOWER([.B2033]);&quot;'&quot;;&quot;''&quot;);&quot;', '&quot;;SUBSTITUTE(LOWER([.C2033]);&quot;'&quot;;&quot;''&quot;);&quot;', '&quot;;SUBSTITUTE(LOWER([.D2033]);&quot;'&quot;;&quot;''&quot;);&quot;');&quot;)" office:value-type="string" office:string-value="insert into palabras(id, castellano, ingles, latin) values(2032, 'tipo', 'type', 'genus');" calcext:value-type="string">
            <text:p>insert into palabras(id, castellano, ingles, latin) values(2032, 'tipo', 'type', 'genus');</text:p>
          </table:table-cell>
        </table:table-row>
        <table:table-row table:style-name="ro1">
          <table:table-cell table:formula="of:=[.A2033]+1" office:value-type="float" office:value="2033" calcext:value-type="float">
            <text:p>2033</text:p>
          </table:table-cell>
          <table:table-cell office:value-type="string" calcext:value-type="string">
            <text:p>ataque</text:p>
          </table:table-cell>
          <table:table-cell table:style-name="ce3" office:value-type="string" calcext:value-type="string">
            <text:p>Attack</text:p>
          </table:table-cell>
          <table:table-cell office:value-type="string" calcext:value-type="string">
            <text:p>impetum</text:p>
          </table:table-cell>
          <table:table-cell/>
          <table:table-cell table:formula="of:=IF([.B2034]=[.D203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34];&quot;, '&quot;;SUBSTITUTE(LOWER([.B2034]);&quot;'&quot;;&quot;''&quot;);&quot;', '&quot;;SUBSTITUTE(LOWER([.C2034]);&quot;'&quot;;&quot;''&quot;);&quot;', '&quot;;SUBSTITUTE(LOWER([.D2034]);&quot;'&quot;;&quot;''&quot;);&quot;');&quot;)" office:value-type="string" office:string-value="insert into palabras(id, castellano, ingles, latin) values(2033, 'ataque', 'attack', 'impetum');" calcext:value-type="string">
            <text:p>insert into palabras(id, castellano, ingles, latin) values(2033, 'ataque', 'attack', 'impetum');</text:p>
          </table:table-cell>
        </table:table-row>
        <table:table-row table:style-name="ro1">
          <table:table-cell table:formula="of:=[.A2034]+1" office:value-type="float" office:value="2034" calcext:value-type="float">
            <text:p>2034</text:p>
          </table:table-cell>
          <table:table-cell office:value-type="string" calcext:value-type="string">
            <text:p>defensa</text:p>
          </table:table-cell>
          <table:table-cell table:style-name="ce3" office:value-type="string" calcext:value-type="string">
            <text:p>Defense</text:p>
          </table:table-cell>
          <table:table-cell office:value-type="string" calcext:value-type="string">
            <text:p>defensio</text:p>
          </table:table-cell>
          <table:table-cell/>
          <table:table-cell table:formula="of:=IF([.B2035]=[.D203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35];&quot;, '&quot;;SUBSTITUTE(LOWER([.B2035]);&quot;'&quot;;&quot;''&quot;);&quot;', '&quot;;SUBSTITUTE(LOWER([.C2035]);&quot;'&quot;;&quot;''&quot;);&quot;', '&quot;;SUBSTITUTE(LOWER([.D2035]);&quot;'&quot;;&quot;''&quot;);&quot;');&quot;)" office:value-type="string" office:string-value="insert into palabras(id, castellano, ingles, latin) values(2034, 'defensa', 'defense', 'defensio');" calcext:value-type="string">
            <text:p>insert into palabras(id, castellano, ingles, latin) values(2034, 'defensa', 'defense', 'defensio');</text:p>
          </table:table-cell>
        </table:table-row>
        <table:table-row table:style-name="ro1">
          <table:table-cell table:formula="of:=[.A2035]+1" office:value-type="float" office:value="2035" calcext:value-type="float">
            <text:p>2035</text:p>
          </table:table-cell>
          <table:table-cell office:value-type="string" calcext:value-type="string">
            <text:p>paz</text:p>
          </table:table-cell>
          <table:table-cell table:style-name="ce3" office:value-type="string" calcext:value-type="string">
            <text:p>Peace</text:p>
          </table:table-cell>
          <table:table-cell office:value-type="string" calcext:value-type="string">
            <text:p>pax</text:p>
          </table:table-cell>
          <table:table-cell/>
          <table:table-cell table:formula="of:=IF([.B2036]=[.D203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36];&quot;, '&quot;;SUBSTITUTE(LOWER([.B2036]);&quot;'&quot;;&quot;''&quot;);&quot;', '&quot;;SUBSTITUTE(LOWER([.C2036]);&quot;'&quot;;&quot;''&quot;);&quot;', '&quot;;SUBSTITUTE(LOWER([.D2036]);&quot;'&quot;;&quot;''&quot;);&quot;');&quot;)" office:value-type="string" office:string-value="insert into palabras(id, castellano, ingles, latin) values(2035, 'paz', 'peace', 'pax');" calcext:value-type="string">
            <text:p>insert into palabras(id, castellano, ingles, latin) values(2035, 'paz', 'peace', 'pax');</text:p>
          </table:table-cell>
        </table:table-row>
        <table:table-row table:style-name="ro1">
          <table:table-cell table:formula="of:=[.A2036]+1" office:value-type="float" office:value="2036" calcext:value-type="float">
            <text:p>2036</text:p>
          </table:table-cell>
          <table:table-cell office:value-type="string" calcext:value-type="string">
            <text:p>conflicto</text:p>
          </table:table-cell>
          <table:table-cell table:style-name="ce3" office:value-type="string" calcext:value-type="string">
            <text:p>Conflict</text:p>
          </table:table-cell>
          <table:table-cell office:value-type="string" calcext:value-type="string">
            <text:p>conflictus</text:p>
          </table:table-cell>
          <table:table-cell/>
          <table:table-cell table:formula="of:=IF([.B2037]=[.D203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37];&quot;, '&quot;;SUBSTITUTE(LOWER([.B2037]);&quot;'&quot;;&quot;''&quot;);&quot;', '&quot;;SUBSTITUTE(LOWER([.C2037]);&quot;'&quot;;&quot;''&quot;);&quot;', '&quot;;SUBSTITUTE(LOWER([.D2037]);&quot;'&quot;;&quot;''&quot;);&quot;');&quot;)" office:value-type="string" office:string-value="insert into palabras(id, castellano, ingles, latin) values(2036, 'conflicto', 'conflict', 'conflictus');" calcext:value-type="string">
            <text:p>insert into palabras(id, castellano, ingles, latin) values(2036, 'conflicto', 'conflict', 'conflictus');</text:p>
          </table:table-cell>
        </table:table-row>
        <table:table-row table:style-name="ro1">
          <table:table-cell table:formula="of:=[.A2037]+1" office:value-type="float" office:value="2037" calcext:value-type="float">
            <text:p>2037</text:p>
          </table:table-cell>
          <table:table-cell office:value-type="string" calcext:value-type="string">
            <text:p>guerra</text:p>
          </table:table-cell>
          <table:table-cell table:style-name="ce3" office:value-type="string" calcext:value-type="string">
            <text:p>War</text:p>
          </table:table-cell>
          <table:table-cell office:value-type="string" calcext:value-type="string">
            <text:p>bellum</text:p>
          </table:table-cell>
          <table:table-cell/>
          <table:table-cell table:formula="of:=IF([.B2038]=[.D203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38];&quot;, '&quot;;SUBSTITUTE(LOWER([.B2038]);&quot;'&quot;;&quot;''&quot;);&quot;', '&quot;;SUBSTITUTE(LOWER([.C2038]);&quot;'&quot;;&quot;''&quot;);&quot;', '&quot;;SUBSTITUTE(LOWER([.D2038]);&quot;'&quot;;&quot;''&quot;);&quot;');&quot;)" office:value-type="string" office:string-value="insert into palabras(id, castellano, ingles, latin) values(2037, 'guerra', 'war', 'bellum');" calcext:value-type="string">
            <text:p>insert into palabras(id, castellano, ingles, latin) values(2037, 'guerra', 'war', 'bellum');</text:p>
          </table:table-cell>
        </table:table-row>
        <table:table-row table:style-name="ro1">
          <table:table-cell table:formula="of:=[.A2038]+1" office:value-type="float" office:value="2038" calcext:value-type="float">
            <text:p>2038</text:p>
          </table:table-cell>
          <table:table-cell office:value-type="string" calcext:value-type="string">
            <text:p>carácter</text:p>
          </table:table-cell>
          <table:table-cell table:style-name="ce3" office:value-type="string" calcext:value-type="string">
            <text:p>Character</text:p>
          </table:table-cell>
          <table:table-cell office:value-type="string" calcext:value-type="string">
            <text:p>character</text:p>
          </table:table-cell>
          <table:table-cell/>
          <table:table-cell table:formula="of:=IF([.B2039]=[.D203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39];&quot;, '&quot;;SUBSTITUTE(LOWER([.B2039]);&quot;'&quot;;&quot;''&quot;);&quot;', '&quot;;SUBSTITUTE(LOWER([.C2039]);&quot;'&quot;;&quot;''&quot;);&quot;', '&quot;;SUBSTITUTE(LOWER([.D2039]);&quot;'&quot;;&quot;''&quot;);&quot;');&quot;)" office:value-type="string" office:string-value="insert into palabras(id, castellano, ingles, latin) values(2038, 'carácter', 'character', 'character');" calcext:value-type="string">
            <text:p>insert into palabras(id, castellano, ingles, latin) values(2038, 'carácter', 'character', 'character');</text:p>
          </table:table-cell>
        </table:table-row>
        <table:table-row table:style-name="ro1">
          <table:table-cell table:formula="of:=[.A2039]+1" office:value-type="float" office:value="2039" calcext:value-type="float">
            <text:p>2039</text:p>
          </table:table-cell>
          <table:table-cell office:value-type="string" calcext:value-type="string">
            <text:p>característica</text:p>
          </table:table-cell>
          <table:table-cell table:style-name="ce3" office:value-type="string" calcext:value-type="string">
            <text:p>Characteristic</text:p>
          </table:table-cell>
          <table:table-cell office:value-type="string" calcext:value-type="string">
            <text:p>proprietas</text:p>
          </table:table-cell>
          <table:table-cell/>
          <table:table-cell table:formula="of:=IF([.B2040]=[.D204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40];&quot;, '&quot;;SUBSTITUTE(LOWER([.B2040]);&quot;'&quot;;&quot;''&quot;);&quot;', '&quot;;SUBSTITUTE(LOWER([.C2040]);&quot;'&quot;;&quot;''&quot;);&quot;', '&quot;;SUBSTITUTE(LOWER([.D2040]);&quot;'&quot;;&quot;''&quot;);&quot;');&quot;)" office:value-type="string" office:string-value="insert into palabras(id, castellano, ingles, latin) values(2039, 'característica', 'characteristic', 'proprietas');" calcext:value-type="string">
            <text:p>insert into palabras(id, castellano, ingles, latin) values(2039, 'característica', 'characteristic', 'proprietas');</text:p>
          </table:table-cell>
        </table:table-row>
        <table:table-row table:style-name="ro1">
          <table:table-cell table:formula="of:=[.A2040]+1" office:value-type="float" office:value="2040" calcext:value-type="float">
            <text:p>2040</text:p>
          </table:table-cell>
          <table:table-cell office:value-type="string" calcext:value-type="string">
            <text:p>crisis</text:p>
          </table:table-cell>
          <table:table-cell table:style-name="ce3" office:value-type="string" calcext:value-type="string">
            <text:p>Crisis</text:p>
          </table:table-cell>
          <table:table-cell office:value-type="string" calcext:value-type="string">
            <text:p>crisis</text:p>
          </table:table-cell>
          <table:table-cell/>
          <table:table-cell table:formula="of:=IF([.B2041]=[.D2041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2041];&quot;, '&quot;;SUBSTITUTE(LOWER([.B2041]);&quot;'&quot;;&quot;''&quot;);&quot;', '&quot;;SUBSTITUTE(LOWER([.C2041]);&quot;'&quot;;&quot;''&quot;);&quot;', '&quot;;SUBSTITUTE(LOWER([.D2041]);&quot;'&quot;;&quot;''&quot;);&quot;');&quot;)" office:value-type="string" office:string-value="insert into palabras(id, castellano, ingles, latin) values(2040, 'crisis', 'crisis', 'crisis');" calcext:value-type="string">
            <text:p>insert into palabras(id, castellano, ingles, latin) values(2040, 'crisis', 'crisis', 'crisis');</text:p>
          </table:table-cell>
        </table:table-row>
        <table:table-row table:style-name="ro1">
          <table:table-cell table:formula="of:=[.A2041]+1" office:value-type="float" office:value="2041" calcext:value-type="float">
            <text:p>2041</text:p>
          </table:table-cell>
          <table:table-cell office:value-type="string" calcext:value-type="string">
            <text:p>cambio</text:p>
          </table:table-cell>
          <table:table-cell table:style-name="ce3" office:value-type="string" calcext:value-type="string">
            <text:p>Change</text:p>
          </table:table-cell>
          <table:table-cell office:value-type="string" calcext:value-type="string">
            <text:p>mutatio</text:p>
          </table:table-cell>
          <table:table-cell/>
          <table:table-cell table:formula="of:=IF([.B2042]=[.D204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42];&quot;, '&quot;;SUBSTITUTE(LOWER([.B2042]);&quot;'&quot;;&quot;''&quot;);&quot;', '&quot;;SUBSTITUTE(LOWER([.C2042]);&quot;'&quot;;&quot;''&quot;);&quot;', '&quot;;SUBSTITUTE(LOWER([.D2042]);&quot;'&quot;;&quot;''&quot;);&quot;');&quot;)" office:value-type="string" office:string-value="insert into palabras(id, castellano, ingles, latin) values(2041, 'cambio', 'change', 'mutatio');" calcext:value-type="string">
            <text:p>insert into palabras(id, castellano, ingles, latin) values(2041, 'cambio', 'change', 'mutatio');</text:p>
          </table:table-cell>
        </table:table-row>
        <table:table-row table:style-name="ro1">
          <table:table-cell table:formula="of:=[.A2042]+1" office:value-type="float" office:value="2042" calcext:value-type="float">
            <text:p>2042</text:p>
          </table:table-cell>
          <table:table-cell office:value-type="string" calcext:value-type="string">
            <text:p>desarrollo</text:p>
          </table:table-cell>
          <table:table-cell table:style-name="ce3" office:value-type="string" calcext:value-type="string">
            <text:p>Development</text:p>
          </table:table-cell>
          <table:table-cell office:value-type="string" calcext:value-type="string">
            <text:p>progressus</text:p>
          </table:table-cell>
          <table:table-cell/>
          <table:table-cell table:formula="of:=IF([.B2043]=[.D204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43];&quot;, '&quot;;SUBSTITUTE(LOWER([.B2043]);&quot;'&quot;;&quot;''&quot;);&quot;', '&quot;;SUBSTITUTE(LOWER([.C2043]);&quot;'&quot;;&quot;''&quot;);&quot;', '&quot;;SUBSTITUTE(LOWER([.D2043]);&quot;'&quot;;&quot;''&quot;);&quot;');&quot;)" office:value-type="string" office:string-value="insert into palabras(id, castellano, ingles, latin) values(2042, 'desarrollo', 'development', 'progressus');" calcext:value-type="string">
            <text:p>insert into palabras(id, castellano, ingles, latin) values(2042, 'desarrollo', 'development', 'progressus');</text:p>
          </table:table-cell>
        </table:table-row>
        <table:table-row table:style-name="ro1">
          <table:table-cell table:formula="of:=[.A2043]+1" office:value-type="float" office:value="2043" calcext:value-type="float">
            <text:p>2043</text:p>
          </table:table-cell>
          <table:table-cell office:value-type="string" calcext:value-type="string">
            <text:p>progreso</text:p>
          </table:table-cell>
          <table:table-cell table:style-name="ce3" office:value-type="string" calcext:value-type="string">
            <text:p>Progress</text:p>
          </table:table-cell>
          <table:table-cell office:value-type="string" calcext:value-type="string">
            <text:p>progressus</text:p>
          </table:table-cell>
          <table:table-cell/>
          <table:table-cell table:formula="of:=IF([.B2044]=[.D204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44];&quot;, '&quot;;SUBSTITUTE(LOWER([.B2044]);&quot;'&quot;;&quot;''&quot;);&quot;', '&quot;;SUBSTITUTE(LOWER([.C2044]);&quot;'&quot;;&quot;''&quot;);&quot;', '&quot;;SUBSTITUTE(LOWER([.D2044]);&quot;'&quot;;&quot;''&quot;);&quot;');&quot;)" office:value-type="string" office:string-value="insert into palabras(id, castellano, ingles, latin) values(2043, 'progreso', 'progress', 'progressus');" calcext:value-type="string">
            <text:p>insert into palabras(id, castellano, ingles, latin) values(2043, 'progreso', 'progress', 'progressus');</text:p>
          </table:table-cell>
        </table:table-row>
        <table:table-row table:style-name="ro1">
          <table:table-cell table:formula="of:=[.A2044]+1" office:value-type="float" office:value="2044" calcext:value-type="float">
            <text:p>2044</text:p>
          </table:table-cell>
          <table:table-cell office:value-type="string" calcext:value-type="string">
            <text:p>avance</text:p>
          </table:table-cell>
          <table:table-cell table:style-name="ce3" office:value-type="string" calcext:value-type="string">
            <text:p>Advance</text:p>
          </table:table-cell>
          <table:table-cell office:value-type="string" calcext:value-type="string">
            <text:p>progressio</text:p>
          </table:table-cell>
          <table:table-cell/>
          <table:table-cell table:formula="of:=IF([.B2045]=[.D204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45];&quot;, '&quot;;SUBSTITUTE(LOWER([.B2045]);&quot;'&quot;;&quot;''&quot;);&quot;', '&quot;;SUBSTITUTE(LOWER([.C2045]);&quot;'&quot;;&quot;''&quot;);&quot;', '&quot;;SUBSTITUTE(LOWER([.D2045]);&quot;'&quot;;&quot;''&quot;);&quot;');&quot;)" office:value-type="string" office:string-value="insert into palabras(id, castellano, ingles, latin) values(2044, 'avance', 'advance', 'progressio');" calcext:value-type="string">
            <text:p>insert into palabras(id, castellano, ingles, latin) values(2044, 'avance', 'advance', 'progressio');</text:p>
          </table:table-cell>
        </table:table-row>
        <table:table-row table:style-name="ro1">
          <table:table-cell table:formula="of:=[.A2045]+1" office:value-type="float" office:value="2045" calcext:value-type="float">
            <text:p>2045</text:p>
          </table:table-cell>
          <table:table-cell office:value-type="string" calcext:value-type="string">
            <text:p>retroceso</text:p>
          </table:table-cell>
          <table:table-cell table:style-name="ce3" office:value-type="string" calcext:value-type="string">
            <text:p>Recession</text:p>
          </table:table-cell>
          <table:table-cell office:value-type="string" calcext:value-type="string">
            <text:p>regressus</text:p>
          </table:table-cell>
          <table:table-cell/>
          <table:table-cell table:formula="of:=IF([.B2046]=[.D204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46];&quot;, '&quot;;SUBSTITUTE(LOWER([.B2046]);&quot;'&quot;;&quot;''&quot;);&quot;', '&quot;;SUBSTITUTE(LOWER([.C2046]);&quot;'&quot;;&quot;''&quot;);&quot;', '&quot;;SUBSTITUTE(LOWER([.D2046]);&quot;'&quot;;&quot;''&quot;);&quot;');&quot;)" office:value-type="string" office:string-value="insert into palabras(id, castellano, ingles, latin) values(2045, 'retroceso', 'recession', 'regressus');" calcext:value-type="string">
            <text:p>insert into palabras(id, castellano, ingles, latin) values(2045, 'retroceso', 'recession', 'regressus');</text:p>
          </table:table-cell>
        </table:table-row>
        <table:table-row table:style-name="ro1">
          <table:table-cell table:formula="of:=[.A2046]+1" office:value-type="float" office:value="2046" calcext:value-type="float">
            <text:p>2046</text:p>
          </table:table-cell>
          <table:table-cell office:value-type="string" calcext:value-type="string">
            <text:p>mejora</text:p>
          </table:table-cell>
          <table:table-cell table:style-name="ce3" office:value-type="string" calcext:value-type="string">
            <text:p>Improvement</text:p>
          </table:table-cell>
          <table:table-cell office:value-type="string" calcext:value-type="string">
            <text:p>melioratio</text:p>
          </table:table-cell>
          <table:table-cell/>
          <table:table-cell table:formula="of:=IF([.B2047]=[.D204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47];&quot;, '&quot;;SUBSTITUTE(LOWER([.B2047]);&quot;'&quot;;&quot;''&quot;);&quot;', '&quot;;SUBSTITUTE(LOWER([.C2047]);&quot;'&quot;;&quot;''&quot;);&quot;', '&quot;;SUBSTITUTE(LOWER([.D2047]);&quot;'&quot;;&quot;''&quot;);&quot;');&quot;)" office:value-type="string" office:string-value="insert into palabras(id, castellano, ingles, latin) values(2046, 'mejora', 'improvement', 'melioratio');" calcext:value-type="string">
            <text:p>insert into palabras(id, castellano, ingles, latin) values(2046, 'mejora', 'improvement', 'melioratio');</text:p>
          </table:table-cell>
        </table:table-row>
        <table:table-row table:style-name="ro1">
          <table:table-cell table:formula="of:=[.A2047]+1" office:value-type="float" office:value="2047" calcext:value-type="float">
            <text:p>2047</text:p>
          </table:table-cell>
          <table:table-cell office:value-type="string" calcext:value-type="string">
            <text:p>deterioro</text:p>
          </table:table-cell>
          <table:table-cell table:style-name="ce3" office:value-type="string" calcext:value-type="string">
            <text:p>Deterioration</text:p>
          </table:table-cell>
          <table:table-cell office:value-type="string" calcext:value-type="string">
            <text:p>deterioratio</text:p>
          </table:table-cell>
          <table:table-cell/>
          <table:table-cell table:formula="of:=IF([.B2048]=[.D204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48];&quot;, '&quot;;SUBSTITUTE(LOWER([.B2048]);&quot;'&quot;;&quot;''&quot;);&quot;', '&quot;;SUBSTITUTE(LOWER([.C2048]);&quot;'&quot;;&quot;''&quot;);&quot;', '&quot;;SUBSTITUTE(LOWER([.D2048]);&quot;'&quot;;&quot;''&quot;);&quot;');&quot;)" office:value-type="string" office:string-value="insert into palabras(id, castellano, ingles, latin) values(2047, 'deterioro', 'deterioration', 'deterioratio');" calcext:value-type="string">
            <text:p>insert into palabras(id, castellano, ingles, latin) values(2047, 'deterioro', 'deterioration', 'deterioratio');</text:p>
          </table:table-cell>
        </table:table-row>
        <table:table-row table:style-name="ro1">
          <table:table-cell table:formula="of:=[.A2048]+1" office:value-type="float" office:value="2048" calcext:value-type="float">
            <text:p>2048</text:p>
          </table:table-cell>
          <table:table-cell office:value-type="string" calcext:value-type="string">
            <text:p>comienzo</text:p>
          </table:table-cell>
          <table:table-cell table:style-name="ce3" office:value-type="string" calcext:value-type="string">
            <text:p>Beginning</text:p>
          </table:table-cell>
          <table:table-cell office:value-type="string" calcext:value-type="string">
            <text:p>initium</text:p>
          </table:table-cell>
          <table:table-cell/>
          <table:table-cell table:formula="of:=IF([.B2049]=[.D204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49];&quot;, '&quot;;SUBSTITUTE(LOWER([.B2049]);&quot;'&quot;;&quot;''&quot;);&quot;', '&quot;;SUBSTITUTE(LOWER([.C2049]);&quot;'&quot;;&quot;''&quot;);&quot;', '&quot;;SUBSTITUTE(LOWER([.D2049]);&quot;'&quot;;&quot;''&quot;);&quot;');&quot;)" office:value-type="string" office:string-value="insert into palabras(id, castellano, ingles, latin) values(2048, 'comienzo', 'beginning', 'initium');" calcext:value-type="string">
            <text:p>insert into palabras(id, castellano, ingles, latin) values(2048, 'comienzo', 'beginning', 'initium');</text:p>
          </table:table-cell>
        </table:table-row>
        <table:table-row table:style-name="ro1">
          <table:table-cell table:formula="of:=[.A2049]+1" office:value-type="float" office:value="2049" calcext:value-type="float">
            <text:p>2049</text:p>
          </table:table-cell>
          <table:table-cell office:value-type="string" calcext:value-type="string">
            <text:p>transcurso</text:p>
          </table:table-cell>
          <table:table-cell table:style-name="ce3" office:value-type="string" calcext:value-type="string">
            <text:p>Passage</text:p>
          </table:table-cell>
          <table:table-cell office:value-type="string" calcext:value-type="string">
            <text:p>transitus</text:p>
          </table:table-cell>
          <table:table-cell/>
          <table:table-cell table:formula="of:=IF([.B2050]=[.D205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50];&quot;, '&quot;;SUBSTITUTE(LOWER([.B2050]);&quot;'&quot;;&quot;''&quot;);&quot;', '&quot;;SUBSTITUTE(LOWER([.C2050]);&quot;'&quot;;&quot;''&quot;);&quot;', '&quot;;SUBSTITUTE(LOWER([.D2050]);&quot;'&quot;;&quot;''&quot;);&quot;');&quot;)" office:value-type="string" office:string-value="insert into palabras(id, castellano, ingles, latin) values(2049, 'transcurso', 'passage', 'transitus');" calcext:value-type="string">
            <text:p>insert into palabras(id, castellano, ingles, latin) values(2049, 'transcurso', 'passage', 'transitus');</text:p>
          </table:table-cell>
        </table:table-row>
        <table:table-row table:style-name="ro1">
          <table:table-cell table:formula="of:=[.A2050]+1" office:value-type="float" office:value="2050" calcext:value-type="float">
            <text:p>2050</text:p>
          </table:table-cell>
          <table:table-cell office:value-type="string" calcext:value-type="string">
            <text:p>fin</text:p>
          </table:table-cell>
          <table:table-cell table:style-name="ce3" office:value-type="string" calcext:value-type="string">
            <text:p>End</text:p>
          </table:table-cell>
          <table:table-cell office:value-type="string" calcext:value-type="string">
            <text:p>finis</text:p>
          </table:table-cell>
          <table:table-cell/>
          <table:table-cell table:formula="of:=IF([.B2051]=[.D205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51];&quot;, '&quot;;SUBSTITUTE(LOWER([.B2051]);&quot;'&quot;;&quot;''&quot;);&quot;', '&quot;;SUBSTITUTE(LOWER([.C2051]);&quot;'&quot;;&quot;''&quot;);&quot;', '&quot;;SUBSTITUTE(LOWER([.D2051]);&quot;'&quot;;&quot;''&quot;);&quot;');&quot;)" office:value-type="string" office:string-value="insert into palabras(id, castellano, ingles, latin) values(2050, 'fin', 'end', 'finis');" calcext:value-type="string">
            <text:p>insert into palabras(id, castellano, ingles, latin) values(2050, 'fin', 'end', 'finis');</text:p>
          </table:table-cell>
        </table:table-row>
        <table:table-row table:style-name="ro1">
          <table:table-cell table:formula="of:=[.A2051]+1" office:value-type="float" office:value="2051" calcext:value-type="float">
            <text:p>2051</text:p>
          </table:table-cell>
          <table:table-cell office:value-type="string" calcext:value-type="string">
            <text:p>etapa</text:p>
          </table:table-cell>
          <table:table-cell table:style-name="ce3" office:value-type="string" calcext:value-type="string">
            <text:p>Stage</text:p>
          </table:table-cell>
          <table:table-cell office:value-type="string" calcext:value-type="string">
            <text:p>gradus</text:p>
          </table:table-cell>
          <table:table-cell/>
          <table:table-cell table:formula="of:=IF([.B2052]=[.D205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52];&quot;, '&quot;;SUBSTITUTE(LOWER([.B2052]);&quot;'&quot;;&quot;''&quot;);&quot;', '&quot;;SUBSTITUTE(LOWER([.C2052]);&quot;'&quot;;&quot;''&quot;);&quot;', '&quot;;SUBSTITUTE(LOWER([.D2052]);&quot;'&quot;;&quot;''&quot;);&quot;');&quot;)" office:value-type="string" office:string-value="insert into palabras(id, castellano, ingles, latin) values(2051, 'etapa', 'stage', 'gradus');" calcext:value-type="string">
            <text:p>insert into palabras(id, castellano, ingles, latin) values(2051, 'etapa', 'stage', 'gradus');</text:p>
          </table:table-cell>
        </table:table-row>
        <table:table-row table:style-name="ro1">
          <table:table-cell table:formula="of:=[.A2052]+1" office:value-type="float" office:value="2052" calcext:value-type="float">
            <text:p>2052</text:p>
          </table:table-cell>
          <table:table-cell office:value-type="string" calcext:value-type="string">
            <text:p>fase</text:p>
          </table:table-cell>
          <table:table-cell table:style-name="ce3" office:value-type="string" calcext:value-type="string">
            <text:p>Phase</text:p>
          </table:table-cell>
          <table:table-cell office:value-type="string" calcext:value-type="string">
            <text:p>spatium</text:p>
          </table:table-cell>
          <table:table-cell/>
          <table:table-cell table:formula="of:=IF([.B2053]=[.D205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53];&quot;, '&quot;;SUBSTITUTE(LOWER([.B2053]);&quot;'&quot;;&quot;''&quot;);&quot;', '&quot;;SUBSTITUTE(LOWER([.C2053]);&quot;'&quot;;&quot;''&quot;);&quot;', '&quot;;SUBSTITUTE(LOWER([.D2053]);&quot;'&quot;;&quot;''&quot;);&quot;');&quot;)" office:value-type="string" office:string-value="insert into palabras(id, castellano, ingles, latin) values(2052, 'fase', 'phase', 'spatium');" calcext:value-type="string">
            <text:p>insert into palabras(id, castellano, ingles, latin) values(2052, 'fase', 'phase', 'spatium');</text:p>
          </table:table-cell>
        </table:table-row>
        <table:table-row table:style-name="ro1">
          <table:table-cell table:formula="of:=[.A2053]+1" office:value-type="float" office:value="2053" calcext:value-type="float">
            <text:p>2053</text:p>
          </table:table-cell>
          <table:table-cell office:value-type="string" calcext:value-type="string">
            <text:p>paso</text:p>
          </table:table-cell>
          <table:table-cell table:style-name="ce3" office:value-type="string" calcext:value-type="string">
            <text:p>Step</text:p>
          </table:table-cell>
          <table:table-cell office:value-type="string" calcext:value-type="string">
            <text:p>gradus</text:p>
          </table:table-cell>
          <table:table-cell/>
          <table:table-cell table:formula="of:=IF([.B2054]=[.D205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54];&quot;, '&quot;;SUBSTITUTE(LOWER([.B2054]);&quot;'&quot;;&quot;''&quot;);&quot;', '&quot;;SUBSTITUTE(LOWER([.C2054]);&quot;'&quot;;&quot;''&quot;);&quot;', '&quot;;SUBSTITUTE(LOWER([.D2054]);&quot;'&quot;;&quot;''&quot;);&quot;');&quot;)" office:value-type="string" office:string-value="insert into palabras(id, castellano, ingles, latin) values(2053, 'paso', 'step', 'gradus');" calcext:value-type="string">
            <text:p>insert into palabras(id, castellano, ingles, latin) values(2053, 'paso', 'step', 'gradus');</text:p>
          </table:table-cell>
        </table:table-row>
        <table:table-row table:style-name="ro1">
          <table:table-cell table:formula="of:=[.A2054]+1" office:value-type="float" office:value="2054" calcext:value-type="float">
            <text:p>2054</text:p>
          </table:table-cell>
          <table:table-cell office:value-type="string" calcext:value-type="string">
            <text:p>serie</text:p>
          </table:table-cell>
          <table:table-cell table:style-name="ce3" office:value-type="string" calcext:value-type="string">
            <text:p>Series</text:p>
          </table:table-cell>
          <table:table-cell office:value-type="string" calcext:value-type="string">
            <text:p>series</text:p>
          </table:table-cell>
          <table:table-cell/>
          <table:table-cell table:formula="of:=IF([.B2055]=[.D205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55];&quot;, '&quot;;SUBSTITUTE(LOWER([.B2055]);&quot;'&quot;;&quot;''&quot;);&quot;', '&quot;;SUBSTITUTE(LOWER([.C2055]);&quot;'&quot;;&quot;''&quot;);&quot;', '&quot;;SUBSTITUTE(LOWER([.D2055]);&quot;'&quot;;&quot;''&quot;);&quot;');&quot;)" office:value-type="string" office:string-value="insert into palabras(id, castellano, ingles, latin) values(2054, 'serie', 'series', 'series');" calcext:value-type="string">
            <text:p>insert into palabras(id, castellano, ingles, latin) values(2054, 'serie', 'series', 'series');</text:p>
          </table:table-cell>
        </table:table-row>
        <table:table-row table:style-name="ro1">
          <table:table-cell table:formula="of:=[.A2055]+1" office:value-type="float" office:value="2055" calcext:value-type="float">
            <text:p>2055</text:p>
          </table:table-cell>
          <table:table-cell office:value-type="string" calcext:value-type="string">
            <text:p>secuencia</text:p>
          </table:table-cell>
          <table:table-cell table:style-name="ce3" office:value-type="string" calcext:value-type="string">
            <text:p>Sequence</text:p>
          </table:table-cell>
          <table:table-cell office:value-type="string" calcext:value-type="string">
            <text:p>sequentia</text:p>
          </table:table-cell>
          <table:table-cell/>
          <table:table-cell table:formula="of:=IF([.B2056]=[.D205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56];&quot;, '&quot;;SUBSTITUTE(LOWER([.B2056]);&quot;'&quot;;&quot;''&quot;);&quot;', '&quot;;SUBSTITUTE(LOWER([.C2056]);&quot;'&quot;;&quot;''&quot;);&quot;', '&quot;;SUBSTITUTE(LOWER([.D2056]);&quot;'&quot;;&quot;''&quot;);&quot;');&quot;)" office:value-type="string" office:string-value="insert into palabras(id, castellano, ingles, latin) values(2055, 'secuencia', 'sequence', 'sequentia');" calcext:value-type="string">
            <text:p>insert into palabras(id, castellano, ingles, latin) values(2055, 'secuencia', 'sequence', 'sequentia');</text:p>
          </table:table-cell>
        </table:table-row>
        <table:table-row table:style-name="ro1">
          <table:table-cell table:formula="of:=[.A2056]+1" office:value-type="float" office:value="2056" calcext:value-type="float">
            <text:p>2056</text:p>
          </table:table-cell>
          <table:table-cell office:value-type="string" calcext:value-type="string">
            <text:p>grado</text:p>
          </table:table-cell>
          <table:table-cell table:style-name="ce3" office:value-type="string" calcext:value-type="string">
            <text:p>Degree</text:p>
          </table:table-cell>
          <table:table-cell office:value-type="string" calcext:value-type="string">
            <text:p>gradus</text:p>
          </table:table-cell>
          <table:table-cell/>
          <table:table-cell table:formula="of:=IF([.B2057]=[.D205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57];&quot;, '&quot;;SUBSTITUTE(LOWER([.B2057]);&quot;'&quot;;&quot;''&quot;);&quot;', '&quot;;SUBSTITUTE(LOWER([.C2057]);&quot;'&quot;;&quot;''&quot;);&quot;', '&quot;;SUBSTITUTE(LOWER([.D2057]);&quot;'&quot;;&quot;''&quot;);&quot;');&quot;)" office:value-type="string" office:string-value="insert into palabras(id, castellano, ingles, latin) values(2056, 'grado', 'degree', 'gradus');" calcext:value-type="string">
            <text:p>insert into palabras(id, castellano, ingles, latin) values(2056, 'grado', 'degree', 'gradus');</text:p>
          </table:table-cell>
        </table:table-row>
        <table:table-row table:style-name="ro1">
          <table:table-cell table:formula="of:=[.A2057]+1" office:value-type="float" office:value="2057" calcext:value-type="float">
            <text:p>2057</text:p>
          </table:table-cell>
          <table:table-cell office:value-type="string" calcext:value-type="string">
            <text:p>nivel</text:p>
          </table:table-cell>
          <table:table-cell table:style-name="ce3" office:value-type="string" calcext:value-type="string">
            <text:p>Level</text:p>
          </table:table-cell>
          <table:table-cell office:value-type="string" calcext:value-type="string">
            <text:p>planum</text:p>
          </table:table-cell>
          <table:table-cell/>
          <table:table-cell table:formula="of:=IF([.B2058]=[.D205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58];&quot;, '&quot;;SUBSTITUTE(LOWER([.B2058]);&quot;'&quot;;&quot;''&quot;);&quot;', '&quot;;SUBSTITUTE(LOWER([.C2058]);&quot;'&quot;;&quot;''&quot;);&quot;', '&quot;;SUBSTITUTE(LOWER([.D2058]);&quot;'&quot;;&quot;''&quot;);&quot;');&quot;)" office:value-type="string" office:string-value="insert into palabras(id, castellano, ingles, latin) values(2057, 'nivel', 'level', 'planum');" calcext:value-type="string">
            <text:p>insert into palabras(id, castellano, ingles, latin) values(2057, 'nivel', 'level', 'planum');</text:p>
          </table:table-cell>
        </table:table-row>
        <table:table-row table:style-name="ro1">
          <table:table-cell table:formula="of:=[.A2058]+1" office:value-type="float" office:value="2058" calcext:value-type="float">
            <text:p>2058</text:p>
          </table:table-cell>
          <table:table-cell office:value-type="string" calcext:value-type="string">
            <text:p>proceso</text:p>
          </table:table-cell>
          <table:table-cell table:style-name="ce3" office:value-type="string" calcext:value-type="string">
            <text:p>Process</text:p>
          </table:table-cell>
          <table:table-cell office:value-type="string" calcext:value-type="string">
            <text:p>processus</text:p>
          </table:table-cell>
          <table:table-cell/>
          <table:table-cell table:formula="of:=IF([.B2059]=[.D205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59];&quot;, '&quot;;SUBSTITUTE(LOWER([.B2059]);&quot;'&quot;;&quot;''&quot;);&quot;', '&quot;;SUBSTITUTE(LOWER([.C2059]);&quot;'&quot;;&quot;''&quot;);&quot;', '&quot;;SUBSTITUTE(LOWER([.D2059]);&quot;'&quot;;&quot;''&quot;);&quot;');&quot;)" office:value-type="string" office:string-value="insert into palabras(id, castellano, ingles, latin) values(2058, 'proceso', 'process', 'processus');" calcext:value-type="string">
            <text:p>insert into palabras(id, castellano, ingles, latin) values(2058, 'proceso', 'process', 'processus');</text:p>
          </table:table-cell>
        </table:table-row>
        <table:table-row table:style-name="ro1">
          <table:table-cell table:formula="of:=[.A2059]+1" office:value-type="float" office:value="2059" calcext:value-type="float">
            <text:p>2059</text:p>
          </table:table-cell>
          <table:table-cell office:value-type="string" calcext:value-type="string">
            <text:p>corte</text:p>
          </table:table-cell>
          <table:table-cell table:style-name="ce3" office:value-type="string" calcext:value-type="string">
            <text:p>Cut</text:p>
          </table:table-cell>
          <table:table-cell office:value-type="string" calcext:value-type="string">
            <text:p>sectio</text:p>
          </table:table-cell>
          <table:table-cell/>
          <table:table-cell table:formula="of:=IF([.B2060]=[.D206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60];&quot;, '&quot;;SUBSTITUTE(LOWER([.B2060]);&quot;'&quot;;&quot;''&quot;);&quot;', '&quot;;SUBSTITUTE(LOWER([.C2060]);&quot;'&quot;;&quot;''&quot;);&quot;', '&quot;;SUBSTITUTE(LOWER([.D2060]);&quot;'&quot;;&quot;''&quot;);&quot;');&quot;)" office:value-type="string" office:string-value="insert into palabras(id, castellano, ingles, latin) values(2059, 'corte', 'cut', 'sectio');" calcext:value-type="string">
            <text:p>insert into palabras(id, castellano, ingles, latin) values(2059, 'corte', 'cut', 'sectio');</text:p>
          </table:table-cell>
        </table:table-row>
        <table:table-row table:style-name="ro1">
          <table:table-cell table:formula="of:=[.A2060]+1" office:value-type="float" office:value="2060" calcext:value-type="float">
            <text:p>2060</text:p>
          </table:table-cell>
          <table:table-cell office:value-type="string" calcext:value-type="string">
            <text:p>interrupción</text:p>
          </table:table-cell>
          <table:table-cell table:style-name="ce3" office:value-type="string" calcext:value-type="string">
            <text:p>Interruption</text:p>
          </table:table-cell>
          <table:table-cell office:value-type="string" calcext:value-type="string">
            <text:p>interruptio</text:p>
          </table:table-cell>
          <table:table-cell/>
          <table:table-cell table:formula="of:=IF([.B2061]=[.D206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61];&quot;, '&quot;;SUBSTITUTE(LOWER([.B2061]);&quot;'&quot;;&quot;''&quot;);&quot;', '&quot;;SUBSTITUTE(LOWER([.C2061]);&quot;'&quot;;&quot;''&quot;);&quot;', '&quot;;SUBSTITUTE(LOWER([.D2061]);&quot;'&quot;;&quot;''&quot;);&quot;');&quot;)" office:value-type="string" office:string-value="insert into palabras(id, castellano, ingles, latin) values(2060, 'interrupción', 'interruption', 'interruptio');" calcext:value-type="string">
            <text:p>insert into palabras(id, castellano, ingles, latin) values(2060, 'interrupción', 'interruption', 'interruptio');</text:p>
          </table:table-cell>
        </table:table-row>
        <table:table-row table:style-name="ro1">
          <table:table-cell table:formula="of:=[.A2061]+1" office:value-type="float" office:value="2061" calcext:value-type="float">
            <text:p>2061</text:p>
          </table:table-cell>
          <table:table-cell office:value-type="string" calcext:value-type="string">
            <text:p>espera</text:p>
          </table:table-cell>
          <table:table-cell table:style-name="ce3" office:value-type="string" calcext:value-type="string">
            <text:p>Wait</text:p>
          </table:table-cell>
          <table:table-cell office:value-type="string" calcext:value-type="string">
            <text:p>exspectatio</text:p>
          </table:table-cell>
          <table:table-cell/>
          <table:table-cell table:formula="of:=IF([.B2062]=[.D206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62];&quot;, '&quot;;SUBSTITUTE(LOWER([.B2062]);&quot;'&quot;;&quot;''&quot;);&quot;', '&quot;;SUBSTITUTE(LOWER([.C2062]);&quot;'&quot;;&quot;''&quot;);&quot;', '&quot;;SUBSTITUTE(LOWER([.D2062]);&quot;'&quot;;&quot;''&quot;);&quot;');&quot;)" office:value-type="string" office:string-value="insert into palabras(id, castellano, ingles, latin) values(2061, 'espera', 'wait', 'exspectatio');" calcext:value-type="string">
            <text:p>insert into palabras(id, castellano, ingles, latin) values(2061, 'espera', 'wait', 'exspectatio');</text:p>
          </table:table-cell>
        </table:table-row>
        <table:table-row table:style-name="ro1">
          <table:table-cell table:formula="of:=[.A2062]+1" office:value-type="float" office:value="2062" calcext:value-type="float">
            <text:p>2062</text:p>
          </table:table-cell>
          <table:table-cell office:value-type="string" calcext:value-type="string">
            <text:p>diferencia</text:p>
          </table:table-cell>
          <table:table-cell table:style-name="ce3" office:value-type="string" calcext:value-type="string">
            <text:p>Difference</text:p>
          </table:table-cell>
          <table:table-cell office:value-type="string" calcext:value-type="string">
            <text:p>differentia</text:p>
          </table:table-cell>
          <table:table-cell/>
          <table:table-cell table:formula="of:=IF([.B2063]=[.D206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63];&quot;, '&quot;;SUBSTITUTE(LOWER([.B2063]);&quot;'&quot;;&quot;''&quot;);&quot;', '&quot;;SUBSTITUTE(LOWER([.C2063]);&quot;'&quot;;&quot;''&quot;);&quot;', '&quot;;SUBSTITUTE(LOWER([.D2063]);&quot;'&quot;;&quot;''&quot;);&quot;');&quot;)" office:value-type="string" office:string-value="insert into palabras(id, castellano, ingles, latin) values(2062, 'diferencia', 'difference', 'differentia');" calcext:value-type="string">
            <text:p>insert into palabras(id, castellano, ingles, latin) values(2062, 'diferencia', 'difference', 'differentia');</text:p>
          </table:table-cell>
        </table:table-row>
        <table:table-row table:style-name="ro1">
          <table:table-cell table:formula="of:=[.A2063]+1" office:value-type="float" office:value="2063" calcext:value-type="float">
            <text:p>2063</text:p>
          </table:table-cell>
          <table:table-cell office:value-type="string" calcext:value-type="string">
            <text:p>similitud</text:p>
          </table:table-cell>
          <table:table-cell table:style-name="ce3" office:value-type="string" calcext:value-type="string">
            <text:p>Similarity</text:p>
          </table:table-cell>
          <table:table-cell office:value-type="string" calcext:value-type="string">
            <text:p>similitudo</text:p>
          </table:table-cell>
          <table:table-cell/>
          <table:table-cell table:formula="of:=IF([.B2064]=[.D206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64];&quot;, '&quot;;SUBSTITUTE(LOWER([.B2064]);&quot;'&quot;;&quot;''&quot;);&quot;', '&quot;;SUBSTITUTE(LOWER([.C2064]);&quot;'&quot;;&quot;''&quot;);&quot;', '&quot;;SUBSTITUTE(LOWER([.D2064]);&quot;'&quot;;&quot;''&quot;);&quot;');&quot;)" office:value-type="string" office:string-value="insert into palabras(id, castellano, ingles, latin) values(2063, 'similitud', 'similarity', 'similitudo');" calcext:value-type="string">
            <text:p>insert into palabras(id, castellano, ingles, latin) values(2063, 'similitud', 'similarity', 'similitudo');</text:p>
          </table:table-cell>
        </table:table-row>
        <table:table-row table:style-name="ro1">
          <table:table-cell table:formula="of:=[.A2064]+1" office:value-type="float" office:value="2064" calcext:value-type="float">
            <text:p>2064</text:p>
          </table:table-cell>
          <table:table-cell office:value-type="string" calcext:value-type="string">
            <text:p>sentido</text:p>
          </table:table-cell>
          <table:table-cell table:style-name="ce3" office:value-type="string" calcext:value-type="string">
            <text:p>Sense</text:p>
          </table:table-cell>
          <table:table-cell office:value-type="string" calcext:value-type="string">
            <text:p>sensus</text:p>
          </table:table-cell>
          <table:table-cell/>
          <table:table-cell table:formula="of:=IF([.B2065]=[.D206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65];&quot;, '&quot;;SUBSTITUTE(LOWER([.B2065]);&quot;'&quot;;&quot;''&quot;);&quot;', '&quot;;SUBSTITUTE(LOWER([.C2065]);&quot;'&quot;;&quot;''&quot;);&quot;', '&quot;;SUBSTITUTE(LOWER([.D2065]);&quot;'&quot;;&quot;''&quot;);&quot;');&quot;)" office:value-type="string" office:string-value="insert into palabras(id, castellano, ingles, latin) values(2064, 'sentido', 'sense', 'sensus');" calcext:value-type="string">
            <text:p>insert into palabras(id, castellano, ingles, latin) values(2064, 'sentido', 'sense', 'sensus');</text:p>
          </table:table-cell>
        </table:table-row>
        <table:table-row table:style-name="ro1">
          <table:table-cell table:formula="of:=[.A2065]+1" office:value-type="float" office:value="2065" calcext:value-type="float">
            <text:p>2065</text:p>
          </table:table-cell>
          <table:table-cell office:value-type="string" calcext:value-type="string">
            <text:p>sensación</text:p>
          </table:table-cell>
          <table:table-cell table:style-name="ce3" office:value-type="string" calcext:value-type="string">
            <text:p>Feeling</text:p>
          </table:table-cell>
          <table:table-cell office:value-type="string" calcext:value-type="string">
            <text:p>sensatio</text:p>
          </table:table-cell>
          <table:table-cell/>
          <table:table-cell table:formula="of:=IF([.B2066]=[.D206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66];&quot;, '&quot;;SUBSTITUTE(LOWER([.B2066]);&quot;'&quot;;&quot;''&quot;);&quot;', '&quot;;SUBSTITUTE(LOWER([.C2066]);&quot;'&quot;;&quot;''&quot;);&quot;', '&quot;;SUBSTITUTE(LOWER([.D2066]);&quot;'&quot;;&quot;''&quot;);&quot;');&quot;)" office:value-type="string" office:string-value="insert into palabras(id, castellano, ingles, latin) values(2065, 'sensación', 'feeling', 'sensatio');" calcext:value-type="string">
            <text:p>insert into palabras(id, castellano, ingles, latin) values(2065, 'sensación', 'feeling', 'sensatio');</text:p>
          </table:table-cell>
        </table:table-row>
        <table:table-row table:style-name="ro1">
          <table:table-cell table:formula="of:=[.A2066]+1" office:value-type="float" office:value="2066" calcext:value-type="float">
            <text:p>2066</text:p>
          </table:table-cell>
          <table:table-cell office:value-type="string" calcext:value-type="string">
            <text:p>vista</text:p>
          </table:table-cell>
          <table:table-cell table:style-name="ce3" office:value-type="string" calcext:value-type="string">
            <text:p>Sight</text:p>
          </table:table-cell>
          <table:table-cell office:value-type="string" calcext:value-type="string">
            <text:p>visus</text:p>
          </table:table-cell>
          <table:table-cell/>
          <table:table-cell table:formula="of:=IF([.B2067]=[.D206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67];&quot;, '&quot;;SUBSTITUTE(LOWER([.B2067]);&quot;'&quot;;&quot;''&quot;);&quot;', '&quot;;SUBSTITUTE(LOWER([.C2067]);&quot;'&quot;;&quot;''&quot;);&quot;', '&quot;;SUBSTITUTE(LOWER([.D2067]);&quot;'&quot;;&quot;''&quot;);&quot;');&quot;)" office:value-type="string" office:string-value="insert into palabras(id, castellano, ingles, latin) values(2066, 'vista', 'sight', 'visus');" calcext:value-type="string">
            <text:p>insert into palabras(id, castellano, ingles, latin) values(2066, 'vista', 'sight', 'visus');</text:p>
          </table:table-cell>
        </table:table-row>
        <table:table-row table:style-name="ro1">
          <table:table-cell table:formula="of:=[.A2067]+1" office:value-type="float" office:value="2067" calcext:value-type="float">
            <text:p>2067</text:p>
          </table:table-cell>
          <table:table-cell office:value-type="string" calcext:value-type="string">
            <text:p>oído</text:p>
          </table:table-cell>
          <table:table-cell table:style-name="ce3" office:value-type="string" calcext:value-type="string">
            <text:p>Hearing</text:p>
          </table:table-cell>
          <table:table-cell office:value-type="string" calcext:value-type="string">
            <text:p>auditus</text:p>
          </table:table-cell>
          <table:table-cell/>
          <table:table-cell table:formula="of:=IF([.B2068]=[.D206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68];&quot;, '&quot;;SUBSTITUTE(LOWER([.B2068]);&quot;'&quot;;&quot;''&quot;);&quot;', '&quot;;SUBSTITUTE(LOWER([.C2068]);&quot;'&quot;;&quot;''&quot;);&quot;', '&quot;;SUBSTITUTE(LOWER([.D2068]);&quot;'&quot;;&quot;''&quot;);&quot;');&quot;)" office:value-type="string" office:string-value="insert into palabras(id, castellano, ingles, latin) values(2067, 'oído', 'hearing', 'auditus');" calcext:value-type="string">
            <text:p>insert into palabras(id, castellano, ingles, latin) values(2067, 'oído', 'hearing', 'auditus');</text:p>
          </table:table-cell>
        </table:table-row>
        <table:table-row table:style-name="ro1">
          <table:table-cell table:formula="of:=[.A2068]+1" office:value-type="float" office:value="2068" calcext:value-type="float">
            <text:p>2068</text:p>
          </table:table-cell>
          <table:table-cell office:value-type="string" calcext:value-type="string">
            <text:p>tacto</text:p>
          </table:table-cell>
          <table:table-cell table:style-name="ce3" office:value-type="string" calcext:value-type="string">
            <text:p>Touch</text:p>
          </table:table-cell>
          <table:table-cell office:value-type="string" calcext:value-type="string">
            <text:p>tactus</text:p>
          </table:table-cell>
          <table:table-cell/>
          <table:table-cell table:formula="of:=IF([.B2069]=[.D206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69];&quot;, '&quot;;SUBSTITUTE(LOWER([.B2069]);&quot;'&quot;;&quot;''&quot;);&quot;', '&quot;;SUBSTITUTE(LOWER([.C2069]);&quot;'&quot;;&quot;''&quot;);&quot;', '&quot;;SUBSTITUTE(LOWER([.D2069]);&quot;'&quot;;&quot;''&quot;);&quot;');&quot;)" office:value-type="string" office:string-value="insert into palabras(id, castellano, ingles, latin) values(2068, 'tacto', 'touch', 'tactus');" calcext:value-type="string">
            <text:p>insert into palabras(id, castellano, ingles, latin) values(2068, 'tacto', 'touch', 'tactus');</text:p>
          </table:table-cell>
        </table:table-row>
        <table:table-row table:style-name="ro1">
          <table:table-cell table:formula="of:=[.A2069]+1" office:value-type="float" office:value="2069" calcext:value-type="float">
            <text:p>2069</text:p>
          </table:table-cell>
          <table:table-cell office:value-type="string" calcext:value-type="string">
            <text:p>olfato</text:p>
          </table:table-cell>
          <table:table-cell table:style-name="ce3" office:value-type="string" calcext:value-type="string">
            <text:p>Smell</text:p>
          </table:table-cell>
          <table:table-cell office:value-type="string" calcext:value-type="string">
            <text:p>olfactus</text:p>
          </table:table-cell>
          <table:table-cell/>
          <table:table-cell table:formula="of:=IF([.B2070]=[.D207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70];&quot;, '&quot;;SUBSTITUTE(LOWER([.B2070]);&quot;'&quot;;&quot;''&quot;);&quot;', '&quot;;SUBSTITUTE(LOWER([.C2070]);&quot;'&quot;;&quot;''&quot;);&quot;', '&quot;;SUBSTITUTE(LOWER([.D2070]);&quot;'&quot;;&quot;''&quot;);&quot;');&quot;)" office:value-type="string" office:string-value="insert into palabras(id, castellano, ingles, latin) values(2069, 'olfato', 'smell', 'olfactus');" calcext:value-type="string">
            <text:p>insert into palabras(id, castellano, ingles, latin) values(2069, 'olfato', 'smell', 'olfactus');</text:p>
          </table:table-cell>
        </table:table-row>
        <table:table-row table:style-name="ro1">
          <table:table-cell table:formula="of:=[.A2070]+1" office:value-type="float" office:value="2070" calcext:value-type="float">
            <text:p>2070</text:p>
          </table:table-cell>
          <table:table-cell office:value-type="string" calcext:value-type="string">
            <text:p>dolor</text:p>
          </table:table-cell>
          <table:table-cell table:style-name="ce3" office:value-type="string" calcext:value-type="string">
            <text:p>Pain</text:p>
          </table:table-cell>
          <table:table-cell office:value-type="string" calcext:value-type="string">
            <text:p>dolor</text:p>
          </table:table-cell>
          <table:table-cell/>
          <table:table-cell table:formula="of:=IF([.B2071]=[.D2071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2071];&quot;, '&quot;;SUBSTITUTE(LOWER([.B2071]);&quot;'&quot;;&quot;''&quot;);&quot;', '&quot;;SUBSTITUTE(LOWER([.C2071]);&quot;'&quot;;&quot;''&quot;);&quot;', '&quot;;SUBSTITUTE(LOWER([.D2071]);&quot;'&quot;;&quot;''&quot;);&quot;');&quot;)" office:value-type="string" office:string-value="insert into palabras(id, castellano, ingles, latin) values(2070, 'dolor', 'pain', 'dolor');" calcext:value-type="string">
            <text:p>insert into palabras(id, castellano, ingles, latin) values(2070, 'dolor', 'pain', 'dolor');</text:p>
          </table:table-cell>
        </table:table-row>
        <table:table-row table:style-name="ro1">
          <table:table-cell table:formula="of:=[.A2071]+1" office:value-type="float" office:value="2071" calcext:value-type="float">
            <text:p>2071</text:p>
          </table:table-cell>
          <table:table-cell office:value-type="string" calcext:value-type="string">
            <text:p>conciencia</text:p>
          </table:table-cell>
          <table:table-cell table:style-name="ce3" office:value-type="string" calcext:value-type="string">
            <text:p>Consciousness</text:p>
          </table:table-cell>
          <table:table-cell office:value-type="string" calcext:value-type="string">
            <text:p>conscientia</text:p>
          </table:table-cell>
          <table:table-cell/>
          <table:table-cell table:formula="of:=IF([.B2072]=[.D207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72];&quot;, '&quot;;SUBSTITUTE(LOWER([.B2072]);&quot;'&quot;;&quot;''&quot;);&quot;', '&quot;;SUBSTITUTE(LOWER([.C2072]);&quot;'&quot;;&quot;''&quot;);&quot;', '&quot;;SUBSTITUTE(LOWER([.D2072]);&quot;'&quot;;&quot;''&quot;);&quot;');&quot;)" office:value-type="string" office:string-value="insert into palabras(id, castellano, ingles, latin) values(2071, 'conciencia', 'consciousness', 'conscientia');" calcext:value-type="string">
            <text:p>insert into palabras(id, castellano, ingles, latin) values(2071, 'conciencia', 'consciousness', 'conscientia');</text:p>
          </table:table-cell>
        </table:table-row>
        <table:table-row table:style-name="ro1">
          <table:table-cell table:formula="of:=[.A2072]+1" office:value-type="float" office:value="2072" calcext:value-type="float">
            <text:p>2072</text:p>
          </table:table-cell>
          <table:table-cell office:value-type="string" calcext:value-type="string">
            <text:p>percepción</text:p>
          </table:table-cell>
          <table:table-cell table:style-name="ce3" office:value-type="string" calcext:value-type="string">
            <text:p>Perception</text:p>
          </table:table-cell>
          <table:table-cell office:value-type="string" calcext:value-type="string">
            <text:p>perceptio</text:p>
          </table:table-cell>
          <table:table-cell/>
          <table:table-cell table:formula="of:=IF([.B2073]=[.D207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73];&quot;, '&quot;;SUBSTITUTE(LOWER([.B2073]);&quot;'&quot;;&quot;''&quot;);&quot;', '&quot;;SUBSTITUTE(LOWER([.C2073]);&quot;'&quot;;&quot;''&quot;);&quot;', '&quot;;SUBSTITUTE(LOWER([.D2073]);&quot;'&quot;;&quot;''&quot;);&quot;');&quot;)" office:value-type="string" office:string-value="insert into palabras(id, castellano, ingles, latin) values(2072, 'percepción', 'perception', 'perceptio');" calcext:value-type="string">
            <text:p>insert into palabras(id, castellano, ingles, latin) values(2072, 'percepción', 'perception', 'perceptio');</text:p>
          </table:table-cell>
        </table:table-row>
        <table:table-row table:style-name="ro1">
          <table:table-cell table:formula="of:=[.A2073]+1" office:value-type="float" office:value="2073" calcext:value-type="float">
            <text:p>2073</text:p>
          </table:table-cell>
          <table:table-cell office:value-type="string" calcext:value-type="string">
            <text:p>imagen</text:p>
          </table:table-cell>
          <table:table-cell table:style-name="ce3" office:value-type="string" calcext:value-type="string">
            <text:p>Image</text:p>
          </table:table-cell>
          <table:table-cell office:value-type="string" calcext:value-type="string">
            <text:p>imago</text:p>
          </table:table-cell>
          <table:table-cell/>
          <table:table-cell table:formula="of:=IF([.B2074]=[.D207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74];&quot;, '&quot;;SUBSTITUTE(LOWER([.B2074]);&quot;'&quot;;&quot;''&quot;);&quot;', '&quot;;SUBSTITUTE(LOWER([.C2074]);&quot;'&quot;;&quot;''&quot;);&quot;', '&quot;;SUBSTITUTE(LOWER([.D2074]);&quot;'&quot;;&quot;''&quot;);&quot;');&quot;)" office:value-type="string" office:string-value="insert into palabras(id, castellano, ingles, latin) values(2073, 'imagen', 'image', 'imago');" calcext:value-type="string">
            <text:p>insert into palabras(id, castellano, ingles, latin) values(2073, 'imagen', 'image', 'imago');</text:p>
          </table:table-cell>
        </table:table-row>
        <table:table-row table:style-name="ro1">
          <table:table-cell table:formula="of:=[.A2074]+1" office:value-type="float" office:value="2074" calcext:value-type="float">
            <text:p>2074</text:p>
          </table:table-cell>
          <table:table-cell office:value-type="string" calcext:value-type="string">
            <text:p>fuerza</text:p>
          </table:table-cell>
          <table:table-cell table:style-name="ce3" office:value-type="string" calcext:value-type="string">
            <text:p>Strength</text:p>
          </table:table-cell>
          <table:table-cell office:value-type="string" calcext:value-type="string">
            <text:p>vis</text:p>
          </table:table-cell>
          <table:table-cell/>
          <table:table-cell table:formula="of:=IF([.B2075]=[.D207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75];&quot;, '&quot;;SUBSTITUTE(LOWER([.B2075]);&quot;'&quot;;&quot;''&quot;);&quot;', '&quot;;SUBSTITUTE(LOWER([.C2075]);&quot;'&quot;;&quot;''&quot;);&quot;', '&quot;;SUBSTITUTE(LOWER([.D2075]);&quot;'&quot;;&quot;''&quot;);&quot;');&quot;)" office:value-type="string" office:string-value="insert into palabras(id, castellano, ingles, latin) values(2074, 'fuerza', 'strength', 'vis');" calcext:value-type="string">
            <text:p>insert into palabras(id, castellano, ingles, latin) values(2074, 'fuerza', 'strength', 'vis');</text:p>
          </table:table-cell>
        </table:table-row>
        <table:table-row table:style-name="ro1">
          <table:table-cell table:formula="of:=[.A2075]+1" office:value-type="float" office:value="2075" calcext:value-type="float">
            <text:p>2075</text:p>
          </table:table-cell>
          <table:table-cell office:value-type="string" calcext:value-type="string">
            <text:p>potencia</text:p>
          </table:table-cell>
          <table:table-cell table:style-name="ce3" office:value-type="string" calcext:value-type="string">
            <text:p>Power</text:p>
          </table:table-cell>
          <table:table-cell office:value-type="string" calcext:value-type="string">
            <text:p>potentia</text:p>
          </table:table-cell>
          <table:table-cell/>
          <table:table-cell table:formula="of:=IF([.B2076]=[.D207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76];&quot;, '&quot;;SUBSTITUTE(LOWER([.B2076]);&quot;'&quot;;&quot;''&quot;);&quot;', '&quot;;SUBSTITUTE(LOWER([.C2076]);&quot;'&quot;;&quot;''&quot;);&quot;', '&quot;;SUBSTITUTE(LOWER([.D2076]);&quot;'&quot;;&quot;''&quot;);&quot;');&quot;)" office:value-type="string" office:string-value="insert into palabras(id, castellano, ingles, latin) values(2075, 'potencia', 'power', 'potentia');" calcext:value-type="string">
            <text:p>insert into palabras(id, castellano, ingles, latin) values(2075, 'potencia', 'power', 'potentia');</text:p>
          </table:table-cell>
        </table:table-row>
        <table:table-row table:style-name="ro1">
          <table:table-cell table:formula="of:=[.A2076]+1" office:value-type="float" office:value="2076" calcext:value-type="float">
            <text:p>2076</text:p>
          </table:table-cell>
          <table:table-cell office:value-type="string" calcext:value-type="string">
            <text:p>presencia</text:p>
          </table:table-cell>
          <table:table-cell table:style-name="ce3" office:value-type="string" calcext:value-type="string">
            <text:p>Presence</text:p>
          </table:table-cell>
          <table:table-cell office:value-type="string" calcext:value-type="string">
            <text:p>praesentia</text:p>
          </table:table-cell>
          <table:table-cell/>
          <table:table-cell table:formula="of:=IF([.B2077]=[.D207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77];&quot;, '&quot;;SUBSTITUTE(LOWER([.B2077]);&quot;'&quot;;&quot;''&quot;);&quot;', '&quot;;SUBSTITUTE(LOWER([.C2077]);&quot;'&quot;;&quot;''&quot;);&quot;', '&quot;;SUBSTITUTE(LOWER([.D2077]);&quot;'&quot;;&quot;''&quot;);&quot;');&quot;)" office:value-type="string" office:string-value="insert into palabras(id, castellano, ingles, latin) values(2076, 'presencia', 'presence', 'praesentia');" calcext:value-type="string">
            <text:p>insert into palabras(id, castellano, ingles, latin) values(2076, 'presencia', 'presence', 'praesentia');</text:p>
          </table:table-cell>
        </table:table-row>
        <table:table-row table:style-name="ro1">
          <table:table-cell table:formula="of:=[.A2077]+1" office:value-type="float" office:value="2077" calcext:value-type="float">
            <text:p>2077</text:p>
          </table:table-cell>
          <table:table-cell office:value-type="string" calcext:value-type="string">
            <text:p>existencia</text:p>
          </table:table-cell>
          <table:table-cell table:style-name="ce3" office:value-type="string" calcext:value-type="string">
            <text:p>Existence</text:p>
          </table:table-cell>
          <table:table-cell office:value-type="string" calcext:value-type="string">
            <text:p>existentia</text:p>
          </table:table-cell>
          <table:table-cell/>
          <table:table-cell table:formula="of:=IF([.B2078]=[.D207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78];&quot;, '&quot;;SUBSTITUTE(LOWER([.B2078]);&quot;'&quot;;&quot;''&quot;);&quot;', '&quot;;SUBSTITUTE(LOWER([.C2078]);&quot;'&quot;;&quot;''&quot;);&quot;', '&quot;;SUBSTITUTE(LOWER([.D2078]);&quot;'&quot;;&quot;''&quot;);&quot;');&quot;)" office:value-type="string" office:string-value="insert into palabras(id, castellano, ingles, latin) values(2077, 'existencia', 'existence', 'existentia');" calcext:value-type="string">
            <text:p>insert into palabras(id, castellano, ingles, latin) values(2077, 'existencia', 'existence', 'existentia');</text:p>
          </table:table-cell>
        </table:table-row>
        <table:table-row table:style-name="ro1">
          <table:table-cell table:formula="of:=[.A2078]+1" office:value-type="float" office:value="2078" calcext:value-type="float">
            <text:p>2078</text:p>
          </table:table-cell>
          <table:table-cell office:value-type="string" calcext:value-type="string">
            <text:p>experiencia</text:p>
          </table:table-cell>
          <table:table-cell table:style-name="ce3" office:value-type="string" calcext:value-type="string">
            <text:p>Experience</text:p>
          </table:table-cell>
          <table:table-cell office:value-type="string" calcext:value-type="string">
            <text:p>experientia</text:p>
          </table:table-cell>
          <table:table-cell/>
          <table:table-cell table:formula="of:=IF([.B2079]=[.D207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79];&quot;, '&quot;;SUBSTITUTE(LOWER([.B2079]);&quot;'&quot;;&quot;''&quot;);&quot;', '&quot;;SUBSTITUTE(LOWER([.C2079]);&quot;'&quot;;&quot;''&quot;);&quot;', '&quot;;SUBSTITUTE(LOWER([.D2079]);&quot;'&quot;;&quot;''&quot;);&quot;');&quot;)" office:value-type="string" office:string-value="insert into palabras(id, castellano, ingles, latin) values(2078, 'experiencia', 'experience', 'experientia');" calcext:value-type="string">
            <text:p>insert into palabras(id, castellano, ingles, latin) values(2078, 'experiencia', 'experience', 'experientia');</text:p>
          </table:table-cell>
        </table:table-row>
        <table:table-row table:style-name="ro1">
          <table:table-cell table:formula="of:=[.A2079]+1" office:value-type="float" office:value="2079" calcext:value-type="float">
            <text:p>2079</text:p>
          </table:table-cell>
          <table:table-cell office:value-type="string" calcext:value-type="string">
            <text:p>posibilidad</text:p>
          </table:table-cell>
          <table:table-cell table:style-name="ce3" office:value-type="string" calcext:value-type="string">
            <text:p>Possibility</text:p>
          </table:table-cell>
          <table:table-cell office:value-type="string" calcext:value-type="string">
            <text:p>possibilitas</text:p>
          </table:table-cell>
          <table:table-cell/>
          <table:table-cell table:formula="of:=IF([.B2080]=[.D208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80];&quot;, '&quot;;SUBSTITUTE(LOWER([.B2080]);&quot;'&quot;;&quot;''&quot;);&quot;', '&quot;;SUBSTITUTE(LOWER([.C2080]);&quot;'&quot;;&quot;''&quot;);&quot;', '&quot;;SUBSTITUTE(LOWER([.D2080]);&quot;'&quot;;&quot;''&quot;);&quot;');&quot;)" office:value-type="string" office:string-value="insert into palabras(id, castellano, ingles, latin) values(2079, 'posibilidad', 'possibility', 'possibilitas');" calcext:value-type="string">
            <text:p>insert into palabras(id, castellano, ingles, latin) values(2079, 'posibilidad', 'possibility', 'possibilitas');</text:p>
          </table:table-cell>
        </table:table-row>
        <table:table-row table:style-name="ro2">
          <table:table-cell table:formula="of:=[.A2080]+1" office:value-type="float" office:value="2080" calcext:value-type="float">
            <text:p>2080</text:p>
          </table:table-cell>
          <table:table-cell office:value-type="string" calcext:value-type="string">
            <text:p>probabilidad</text:p>
          </table:table-cell>
          <table:table-cell table:style-name="ce3" office:value-type="string" calcext:value-type="string">
            <text:p>Probability</text:p>
          </table:table-cell>
          <table:table-cell office:value-type="string" calcext:value-type="string">
            <text:p>probabilitas</text:p>
          </table:table-cell>
          <table:table-cell/>
          <table:table-cell table:formula="of:=IF([.B2081]=[.D208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81];&quot;, '&quot;;SUBSTITUTE(LOWER([.B2081]);&quot;'&quot;;&quot;''&quot;);&quot;', '&quot;;SUBSTITUTE(LOWER([.C2081]);&quot;'&quot;;&quot;''&quot;);&quot;', '&quot;;SUBSTITUTE(LOWER([.D2081]);&quot;'&quot;;&quot;''&quot;);&quot;');&quot;)" office:value-type="string" office:string-value="insert into palabras(id, castellano, ingles, latin) values(2080, 'probabilidad', 'probability', 'probabilitas');" calcext:value-type="string">
            <text:p>insert into palabras(id, castellano, ingles, latin) values(2080, 'probabilidad', 'probability', 'probabilitas');</text:p>
          </table:table-cell>
        </table:table-row>
        <table:table-row table:style-name="ro1">
          <table:table-cell table:formula="of:=[.A2081]+1" office:value-type="float" office:value="2081" calcext:value-type="float">
            <text:p>2081</text:p>
          </table:table-cell>
          <table:table-cell office:value-type="string" calcext:value-type="string">
            <text:p>verdad</text:p>
          </table:table-cell>
          <table:table-cell table:style-name="ce3" office:value-type="string" calcext:value-type="string">
            <text:p>Truth</text:p>
          </table:table-cell>
          <table:table-cell office:value-type="string" calcext:value-type="string">
            <text:p>veritas</text:p>
          </table:table-cell>
          <table:table-cell/>
          <table:table-cell table:formula="of:=IF([.B2082]=[.D208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82];&quot;, '&quot;;SUBSTITUTE(LOWER([.B2082]);&quot;'&quot;;&quot;''&quot;);&quot;', '&quot;;SUBSTITUTE(LOWER([.C2082]);&quot;'&quot;;&quot;''&quot;);&quot;', '&quot;;SUBSTITUTE(LOWER([.D2082]);&quot;'&quot;;&quot;''&quot;);&quot;');&quot;)" office:value-type="string" office:string-value="insert into palabras(id, castellano, ingles, latin) values(2081, 'verdad', 'truth', 'veritas');" calcext:value-type="string">
            <text:p>insert into palabras(id, castellano, ingles, latin) values(2081, 'verdad', 'truth', 'veritas');</text:p>
          </table:table-cell>
        </table:table-row>
        <table:table-row table:style-name="ro1">
          <table:table-cell table:formula="of:=[.A2082]+1" office:value-type="float" office:value="2082" calcext:value-type="float">
            <text:p>2082</text:p>
          </table:table-cell>
          <table:table-cell office:value-type="string" calcext:value-type="string">
            <text:p>mentira</text:p>
          </table:table-cell>
          <table:table-cell table:style-name="ce3" office:value-type="string" calcext:value-type="string">
            <text:p>Lie</text:p>
          </table:table-cell>
          <table:table-cell office:value-type="string" calcext:value-type="string">
            <text:p>falsitas</text:p>
          </table:table-cell>
          <table:table-cell/>
          <table:table-cell table:formula="of:=IF([.B2083]=[.D208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83];&quot;, '&quot;;SUBSTITUTE(LOWER([.B2083]);&quot;'&quot;;&quot;''&quot;);&quot;', '&quot;;SUBSTITUTE(LOWER([.C2083]);&quot;'&quot;;&quot;''&quot;);&quot;', '&quot;;SUBSTITUTE(LOWER([.D2083]);&quot;'&quot;;&quot;''&quot;);&quot;');&quot;)" office:value-type="string" office:string-value="insert into palabras(id, castellano, ingles, latin) values(2082, 'mentira', 'lie', 'falsitas');" calcext:value-type="string">
            <text:p>insert into palabras(id, castellano, ingles, latin) values(2082, 'mentira', 'lie', 'falsitas');</text:p>
          </table:table-cell>
        </table:table-row>
        <table:table-row table:style-name="ro1">
          <table:table-cell table:formula="of:=[.A2083]+1" office:value-type="float" office:value="2083" calcext:value-type="float">
            <text:p>2083</text:p>
          </table:table-cell>
          <table:table-cell office:value-type="string" calcext:value-type="string">
            <text:p>razón</text:p>
          </table:table-cell>
          <table:table-cell table:style-name="ce3" office:value-type="string" calcext:value-type="string">
            <text:p>Reason</text:p>
          </table:table-cell>
          <table:table-cell office:value-type="string" calcext:value-type="string">
            <text:p>ratio</text:p>
          </table:table-cell>
          <table:table-cell/>
          <table:table-cell table:formula="of:=IF([.B2084]=[.D208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84];&quot;, '&quot;;SUBSTITUTE(LOWER([.B2084]);&quot;'&quot;;&quot;''&quot;);&quot;', '&quot;;SUBSTITUTE(LOWER([.C2084]);&quot;'&quot;;&quot;''&quot;);&quot;', '&quot;;SUBSTITUTE(LOWER([.D2084]);&quot;'&quot;;&quot;''&quot;);&quot;');&quot;)" office:value-type="string" office:string-value="insert into palabras(id, castellano, ingles, latin) values(2083, 'razón', 'reason', 'ratio');" calcext:value-type="string">
            <text:p>insert into palabras(id, castellano, ingles, latin) values(2083, 'razón', 'reason', 'ratio');</text:p>
          </table:table-cell>
        </table:table-row>
        <table:table-row table:style-name="ro1">
          <table:table-cell table:formula="of:=[.A2084]+1" office:value-type="float" office:value="2084" calcext:value-type="float">
            <text:p>2084</text:p>
          </table:table-cell>
          <table:table-cell office:value-type="string" calcext:value-type="string">
            <text:p>acierto</text:p>
          </table:table-cell>
          <table:table-cell table:style-name="ce3" office:value-type="string" calcext:value-type="string">
            <text:p>Accuracy</text:p>
          </table:table-cell>
          <table:table-cell office:value-type="string" calcext:value-type="string">
            <text:p>rectitudo</text:p>
          </table:table-cell>
          <table:table-cell/>
          <table:table-cell table:formula="of:=IF([.B2085]=[.D208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85];&quot;, '&quot;;SUBSTITUTE(LOWER([.B2085]);&quot;'&quot;;&quot;''&quot;);&quot;', '&quot;;SUBSTITUTE(LOWER([.C2085]);&quot;'&quot;;&quot;''&quot;);&quot;', '&quot;;SUBSTITUTE(LOWER([.D2085]);&quot;'&quot;;&quot;''&quot;);&quot;');&quot;)" office:value-type="string" office:string-value="insert into palabras(id, castellano, ingles, latin) values(2084, 'acierto', 'accuracy', 'rectitudo');" calcext:value-type="string">
            <text:p>insert into palabras(id, castellano, ingles, latin) values(2084, 'acierto', 'accuracy', 'rectitudo');</text:p>
          </table:table-cell>
        </table:table-row>
        <table:table-row table:style-name="ro1">
          <table:table-cell table:formula="of:=[.A2085]+1" office:value-type="float" office:value="2085" calcext:value-type="float">
            <text:p>2085</text:p>
          </table:table-cell>
          <table:table-cell office:value-type="string" calcext:value-type="string">
            <text:p>equivocación</text:p>
          </table:table-cell>
          <table:table-cell table:style-name="ce3" office:value-type="string" calcext:value-type="string">
            <text:p>Mistake</text:p>
          </table:table-cell>
          <table:table-cell office:value-type="string" calcext:value-type="string">
            <text:p>error</text:p>
          </table:table-cell>
          <table:table-cell/>
          <table:table-cell table:formula="of:=IF([.B2086]=[.D208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86];&quot;, '&quot;;SUBSTITUTE(LOWER([.B2086]);&quot;'&quot;;&quot;''&quot;);&quot;', '&quot;;SUBSTITUTE(LOWER([.C2086]);&quot;'&quot;;&quot;''&quot;);&quot;', '&quot;;SUBSTITUTE(LOWER([.D2086]);&quot;'&quot;;&quot;''&quot;);&quot;');&quot;)" office:value-type="string" office:string-value="insert into palabras(id, castellano, ingles, latin) values(2085, 'equivocación', 'mistake', 'error');" calcext:value-type="string">
            <text:p>insert into palabras(id, castellano, ingles, latin) values(2085, 'equivocación', 'mistake', 'error');</text:p>
          </table:table-cell>
        </table:table-row>
        <table:table-row table:style-name="ro1">
          <table:table-cell table:formula="of:=[.A2086]+1" office:value-type="float" office:value="2086" calcext:value-type="float">
            <text:p>2086</text:p>
          </table:table-cell>
          <table:table-cell office:value-type="string" calcext:value-type="string">
            <text:p>necesidad</text:p>
          </table:table-cell>
          <table:table-cell table:style-name="ce3" office:value-type="string" calcext:value-type="string">
            <text:p>Need</text:p>
          </table:table-cell>
          <table:table-cell office:value-type="string" calcext:value-type="string">
            <text:p>necessitas</text:p>
          </table:table-cell>
          <table:table-cell/>
          <table:table-cell table:formula="of:=IF([.B2087]=[.D208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87];&quot;, '&quot;;SUBSTITUTE(LOWER([.B2087]);&quot;'&quot;;&quot;''&quot;);&quot;', '&quot;;SUBSTITUTE(LOWER([.C2087]);&quot;'&quot;;&quot;''&quot;);&quot;', '&quot;;SUBSTITUTE(LOWER([.D2087]);&quot;'&quot;;&quot;''&quot;);&quot;');&quot;)" office:value-type="string" office:string-value="insert into palabras(id, castellano, ingles, latin) values(2086, 'necesidad', 'need', 'necessitas');" calcext:value-type="string">
            <text:p>insert into palabras(id, castellano, ingles, latin) values(2086, 'necesidad', 'need', 'necessitas');</text:p>
          </table:table-cell>
        </table:table-row>
        <table:table-row table:style-name="ro1">
          <table:table-cell table:formula="of:=[.A2087]+1" office:value-type="float" office:value="2087" calcext:value-type="float">
            <text:p>2087</text:p>
          </table:table-cell>
          <table:table-cell office:value-type="string" calcext:value-type="string">
            <text:p>falta</text:p>
          </table:table-cell>
          <table:table-cell table:style-name="ce3" office:value-type="string" calcext:value-type="string">
            <text:p>Lack</text:p>
          </table:table-cell>
          <table:table-cell office:value-type="string" calcext:value-type="string">
            <text:p>defectus</text:p>
          </table:table-cell>
          <table:table-cell/>
          <table:table-cell table:formula="of:=IF([.B2088]=[.D208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88];&quot;, '&quot;;SUBSTITUTE(LOWER([.B2088]);&quot;'&quot;;&quot;''&quot;);&quot;', '&quot;;SUBSTITUTE(LOWER([.C2088]);&quot;'&quot;;&quot;''&quot;);&quot;', '&quot;;SUBSTITUTE(LOWER([.D2088]);&quot;'&quot;;&quot;''&quot;);&quot;');&quot;)" office:value-type="string" office:string-value="insert into palabras(id, castellano, ingles, latin) values(2087, 'falta', 'lack', 'defectus');" calcext:value-type="string">
            <text:p>insert into palabras(id, castellano, ingles, latin) values(2087, 'falta', 'lack', 'defectus');</text:p>
          </table:table-cell>
        </table:table-row>
        <table:table-row table:style-name="ro1">
          <table:table-cell table:formula="of:=[.A2088]+1" office:value-type="float" office:value="2088" calcext:value-type="float">
            <text:p>2088</text:p>
          </table:table-cell>
          <table:table-cell office:value-type="string" calcext:value-type="string">
            <text:p>significado</text:p>
          </table:table-cell>
          <table:table-cell table:style-name="ce3" office:value-type="string" calcext:value-type="string">
            <text:p>Meaning</text:p>
          </table:table-cell>
          <table:table-cell office:value-type="string" calcext:value-type="string">
            <text:p>significatio</text:p>
          </table:table-cell>
          <table:table-cell/>
          <table:table-cell table:formula="of:=IF([.B2089]=[.D208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89];&quot;, '&quot;;SUBSTITUTE(LOWER([.B2089]);&quot;'&quot;;&quot;''&quot;);&quot;', '&quot;;SUBSTITUTE(LOWER([.C2089]);&quot;'&quot;;&quot;''&quot;);&quot;', '&quot;;SUBSTITUTE(LOWER([.D2089]);&quot;'&quot;;&quot;''&quot;);&quot;');&quot;)" office:value-type="string" office:string-value="insert into palabras(id, castellano, ingles, latin) values(2088, 'significado', 'meaning', 'significatio');" calcext:value-type="string">
            <text:p>insert into palabras(id, castellano, ingles, latin) values(2088, 'significado', 'meaning', 'significatio');</text:p>
          </table:table-cell>
        </table:table-row>
        <table:table-row table:style-name="ro1">
          <table:table-cell table:formula="of:=[.A2089]+1" office:value-type="float" office:value="2089" calcext:value-type="float">
            <text:p>2089</text:p>
          </table:table-cell>
          <table:table-cell office:value-type="string" calcext:value-type="string">
            <text:p>carácter</text:p>
          </table:table-cell>
          <table:table-cell table:style-name="ce3" office:value-type="string" calcext:value-type="string">
            <text:p>Character</text:p>
          </table:table-cell>
          <table:table-cell office:value-type="string" calcext:value-type="string">
            <text:p>character</text:p>
          </table:table-cell>
          <table:table-cell/>
          <table:table-cell table:formula="of:=IF([.B2090]=[.D209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90];&quot;, '&quot;;SUBSTITUTE(LOWER([.B2090]);&quot;'&quot;;&quot;''&quot;);&quot;', '&quot;;SUBSTITUTE(LOWER([.C2090]);&quot;'&quot;;&quot;''&quot;);&quot;', '&quot;;SUBSTITUTE(LOWER([.D2090]);&quot;'&quot;;&quot;''&quot;);&quot;');&quot;)" office:value-type="string" office:string-value="insert into palabras(id, castellano, ingles, latin) values(2089, 'carácter', 'character', 'character');" calcext:value-type="string">
            <text:p>insert into palabras(id, castellano, ingles, latin) values(2089, 'carácter', 'character', 'character');</text:p>
          </table:table-cell>
        </table:table-row>
        <table:table-row table:style-name="ro2">
          <table:table-cell table:formula="of:=[.A2090]+1" office:value-type="float" office:value="2090" calcext:value-type="float">
            <text:p>2090</text:p>
          </table:table-cell>
          <table:table-cell office:value-type="string" calcext:value-type="string">
            <text:p>personalidad</text:p>
          </table:table-cell>
          <table:table-cell table:style-name="ce3" office:value-type="string" calcext:value-type="string">
            <text:p>Personality</text:p>
          </table:table-cell>
          <table:table-cell office:value-type="string" calcext:value-type="string">
            <text:p>personalitas</text:p>
          </table:table-cell>
          <table:table-cell/>
          <table:table-cell table:formula="of:=IF([.B2091]=[.D209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91];&quot;, '&quot;;SUBSTITUTE(LOWER([.B2091]);&quot;'&quot;;&quot;''&quot;);&quot;', '&quot;;SUBSTITUTE(LOWER([.C2091]);&quot;'&quot;;&quot;''&quot;);&quot;', '&quot;;SUBSTITUTE(LOWER([.D2091]);&quot;'&quot;;&quot;''&quot;);&quot;');&quot;)" office:value-type="string" office:string-value="insert into palabras(id, castellano, ingles, latin) values(2090, 'personalidad', 'personality', 'personalitas');" calcext:value-type="string">
            <text:p>insert into palabras(id, castellano, ingles, latin) values(2090, 'personalidad', 'personality', 'personalitas');</text:p>
          </table:table-cell>
        </table:table-row>
        <table:table-row table:style-name="ro1">
          <table:table-cell table:formula="of:=[.A2091]+1" office:value-type="float" office:value="2091" calcext:value-type="float">
            <text:p>2091</text:p>
          </table:table-cell>
          <table:table-cell office:value-type="string" calcext:value-type="string">
            <text:p>pensamiento</text:p>
          </table:table-cell>
          <table:table-cell table:style-name="ce3" office:value-type="string" calcext:value-type="string">
            <text:p>Thought</text:p>
          </table:table-cell>
          <table:table-cell office:value-type="string" calcext:value-type="string">
            <text:p>cogitatio</text:p>
          </table:table-cell>
          <table:table-cell/>
          <table:table-cell table:formula="of:=IF([.B2092]=[.D209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92];&quot;, '&quot;;SUBSTITUTE(LOWER([.B2092]);&quot;'&quot;;&quot;''&quot;);&quot;', '&quot;;SUBSTITUTE(LOWER([.C2092]);&quot;'&quot;;&quot;''&quot;);&quot;', '&quot;;SUBSTITUTE(LOWER([.D2092]);&quot;'&quot;;&quot;''&quot;);&quot;');&quot;)" office:value-type="string" office:string-value="insert into palabras(id, castellano, ingles, latin) values(2091, 'pensamiento', 'thought', 'cogitatio');" calcext:value-type="string">
            <text:p>insert into palabras(id, castellano, ingles, latin) values(2091, 'pensamiento', 'thought', 'cogitatio');</text:p>
          </table:table-cell>
        </table:table-row>
        <table:table-row table:style-name="ro1">
          <table:table-cell table:formula="of:=[.A2092]+1" office:value-type="float" office:value="2092" calcext:value-type="float">
            <text:p>2092</text:p>
          </table:table-cell>
          <table:table-cell office:value-type="string" calcext:value-type="string">
            <text:p>memoria</text:p>
          </table:table-cell>
          <table:table-cell table:style-name="ce3" office:value-type="string" calcext:value-type="string">
            <text:p>Memory</text:p>
          </table:table-cell>
          <table:table-cell office:value-type="string" calcext:value-type="string">
            <text:p>memoria</text:p>
          </table:table-cell>
          <table:table-cell/>
          <table:table-cell table:formula="of:=IF([.B2093]=[.D2093];&quot;si&quot;;&quot;no&quot;)" office:value-type="string" office:string-value="si" calcext:value-type="string">
            <text:p>si</text:p>
          </table:table-cell>
          <table:table-cell/>
          <table:table-cell table:formula="of:=CONCATENATE(&quot;insert into palabras(id, castellano, ingles, latin) values(&quot;;[.A2093];&quot;, '&quot;;SUBSTITUTE(LOWER([.B2093]);&quot;'&quot;;&quot;''&quot;);&quot;', '&quot;;SUBSTITUTE(LOWER([.C2093]);&quot;'&quot;;&quot;''&quot;);&quot;', '&quot;;SUBSTITUTE(LOWER([.D2093]);&quot;'&quot;;&quot;''&quot;);&quot;');&quot;)" office:value-type="string" office:string-value="insert into palabras(id, castellano, ingles, latin) values(2092, 'memoria', 'memory', 'memoria');" calcext:value-type="string">
            <text:p>insert into palabras(id, castellano, ingles, latin) values(2092, 'memoria', 'memory', 'memoria');</text:p>
          </table:table-cell>
        </table:table-row>
        <table:table-row table:style-name="ro1">
          <table:table-cell table:formula="of:=[.A2093]+1" office:value-type="float" office:value="2093" calcext:value-type="float">
            <text:p>2093</text:p>
          </table:table-cell>
          <table:table-cell office:value-type="string" calcext:value-type="string">
            <text:p>recuerdo</text:p>
          </table:table-cell>
          <table:table-cell table:style-name="ce3" office:value-type="string" calcext:value-type="string">
            <text:p>Recollection</text:p>
          </table:table-cell>
          <table:table-cell office:value-type="string" calcext:value-type="string">
            <text:p>recordatio</text:p>
          </table:table-cell>
          <table:table-cell/>
          <table:table-cell table:formula="of:=IF([.B2094]=[.D209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94];&quot;, '&quot;;SUBSTITUTE(LOWER([.B2094]);&quot;'&quot;;&quot;''&quot;);&quot;', '&quot;;SUBSTITUTE(LOWER([.C2094]);&quot;'&quot;;&quot;''&quot;);&quot;', '&quot;;SUBSTITUTE(LOWER([.D2094]);&quot;'&quot;;&quot;''&quot;);&quot;');&quot;)" office:value-type="string" office:string-value="insert into palabras(id, castellano, ingles, latin) values(2093, 'recuerdo', 'recollection', 'recordatio');" calcext:value-type="string">
            <text:p>insert into palabras(id, castellano, ingles, latin) values(2093, 'recuerdo', 'recollection', 'recordatio');</text:p>
          </table:table-cell>
        </table:table-row>
        <table:table-row table:style-name="ro1">
          <table:table-cell table:formula="of:=[.A2094]+1" office:value-type="float" office:value="2094" calcext:value-type="float">
            <text:p>2094</text:p>
          </table:table-cell>
          <table:table-cell office:value-type="string" calcext:value-type="string">
            <text:p>deseo</text:p>
          </table:table-cell>
          <table:table-cell table:style-name="ce3" office:value-type="string" calcext:value-type="string">
            <text:p>Desire</text:p>
          </table:table-cell>
          <table:table-cell office:value-type="string" calcext:value-type="string">
            <text:p>desiderium</text:p>
          </table:table-cell>
          <table:table-cell/>
          <table:table-cell table:formula="of:=IF([.B2095]=[.D209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95];&quot;, '&quot;;SUBSTITUTE(LOWER([.B2095]);&quot;'&quot;;&quot;''&quot;);&quot;', '&quot;;SUBSTITUTE(LOWER([.C2095]);&quot;'&quot;;&quot;''&quot;);&quot;', '&quot;;SUBSTITUTE(LOWER([.D2095]);&quot;'&quot;;&quot;''&quot;);&quot;');&quot;)" office:value-type="string" office:string-value="insert into palabras(id, castellano, ingles, latin) values(2094, 'deseo', 'desire', 'desiderium');" calcext:value-type="string">
            <text:p>insert into palabras(id, castellano, ingles, latin) values(2094, 'deseo', 'desire', 'desiderium');</text:p>
          </table:table-cell>
        </table:table-row>
        <table:table-row table:style-name="ro1">
          <table:table-cell table:formula="of:=[.A2095]+1" office:value-type="float" office:value="2095" calcext:value-type="float">
            <text:p>2095</text:p>
          </table:table-cell>
          <table:table-cell office:value-type="string" calcext:value-type="string">
            <text:p>alegría</text:p>
          </table:table-cell>
          <table:table-cell table:style-name="ce3" office:value-type="string" calcext:value-type="string">
            <text:p>Joy</text:p>
          </table:table-cell>
          <table:table-cell office:value-type="string" calcext:value-type="string">
            <text:p>gaudium</text:p>
          </table:table-cell>
          <table:table-cell/>
          <table:table-cell table:formula="of:=IF([.B2096]=[.D209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96];&quot;, '&quot;;SUBSTITUTE(LOWER([.B2096]);&quot;'&quot;;&quot;''&quot;);&quot;', '&quot;;SUBSTITUTE(LOWER([.C2096]);&quot;'&quot;;&quot;''&quot;);&quot;', '&quot;;SUBSTITUTE(LOWER([.D2096]);&quot;'&quot;;&quot;''&quot;);&quot;');&quot;)" office:value-type="string" office:string-value="insert into palabras(id, castellano, ingles, latin) values(2095, 'alegría', 'joy', 'gaudium');" calcext:value-type="string">
            <text:p>insert into palabras(id, castellano, ingles, latin) values(2095, 'alegría', 'joy', 'gaudium');</text:p>
          </table:table-cell>
        </table:table-row>
        <table:table-row table:style-name="ro1">
          <table:table-cell table:formula="of:=[.A2096]+1" office:value-type="float" office:value="2096" calcext:value-type="float">
            <text:p>2096</text:p>
          </table:table-cell>
          <table:table-cell office:value-type="string" calcext:value-type="string">
            <text:p>tristeza</text:p>
          </table:table-cell>
          <table:table-cell table:style-name="ce3" office:value-type="string" calcext:value-type="string">
            <text:p>Sadness</text:p>
          </table:table-cell>
          <table:table-cell office:value-type="string" calcext:value-type="string">
            <text:p>tristitia</text:p>
          </table:table-cell>
          <table:table-cell/>
          <table:table-cell table:formula="of:=IF([.B2097]=[.D209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97];&quot;, '&quot;;SUBSTITUTE(LOWER([.B2097]);&quot;'&quot;;&quot;''&quot;);&quot;', '&quot;;SUBSTITUTE(LOWER([.C2097]);&quot;'&quot;;&quot;''&quot;);&quot;', '&quot;;SUBSTITUTE(LOWER([.D2097]);&quot;'&quot;;&quot;''&quot;);&quot;');&quot;)" office:value-type="string" office:string-value="insert into palabras(id, castellano, ingles, latin) values(2096, 'tristeza', 'sadness', 'tristitia');" calcext:value-type="string">
            <text:p>insert into palabras(id, castellano, ingles, latin) values(2096, 'tristeza', 'sadness', 'tristitia');</text:p>
          </table:table-cell>
        </table:table-row>
        <table:table-row table:style-name="ro1">
          <table:table-cell table:formula="of:=[.A2097]+1" office:value-type="float" office:value="2097" calcext:value-type="float">
            <text:p>2097</text:p>
          </table:table-cell>
          <table:table-cell office:value-type="string" calcext:value-type="string">
            <text:p>enojo</text:p>
          </table:table-cell>
          <table:table-cell table:style-name="ce3" office:value-type="string" calcext:value-type="string">
            <text:p>Anger</text:p>
          </table:table-cell>
          <table:table-cell office:value-type="string" calcext:value-type="string">
            <text:p>ira</text:p>
          </table:table-cell>
          <table:table-cell/>
          <table:table-cell table:formula="of:=IF([.B2098]=[.D209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98];&quot;, '&quot;;SUBSTITUTE(LOWER([.B2098]);&quot;'&quot;;&quot;''&quot;);&quot;', '&quot;;SUBSTITUTE(LOWER([.C2098]);&quot;'&quot;;&quot;''&quot;);&quot;', '&quot;;SUBSTITUTE(LOWER([.D2098]);&quot;'&quot;;&quot;''&quot;);&quot;');&quot;)" office:value-type="string" office:string-value="insert into palabras(id, castellano, ingles, latin) values(2097, 'enojo', 'anger', 'ira');" calcext:value-type="string">
            <text:p>insert into palabras(id, castellano, ingles, latin) values(2097, 'enojo', 'anger', 'ira');</text:p>
          </table:table-cell>
        </table:table-row>
        <table:table-row table:style-name="ro1">
          <table:table-cell table:formula="of:=[.A2098]+1" office:value-type="float" office:value="2098" calcext:value-type="float">
            <text:p>2098</text:p>
          </table:table-cell>
          <table:table-cell office:value-type="string" calcext:value-type="string">
            <text:p>placer</text:p>
          </table:table-cell>
          <table:table-cell table:style-name="ce3" office:value-type="string" calcext:value-type="string">
            <text:p>Pleasure</text:p>
          </table:table-cell>
          <table:table-cell office:value-type="string" calcext:value-type="string">
            <text:p>voluptas</text:p>
          </table:table-cell>
          <table:table-cell/>
          <table:table-cell table:formula="of:=IF([.B2099]=[.D209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099];&quot;, '&quot;;SUBSTITUTE(LOWER([.B2099]);&quot;'&quot;;&quot;''&quot;);&quot;', '&quot;;SUBSTITUTE(LOWER([.C2099]);&quot;'&quot;;&quot;''&quot;);&quot;', '&quot;;SUBSTITUTE(LOWER([.D2099]);&quot;'&quot;;&quot;''&quot;);&quot;');&quot;)" office:value-type="string" office:string-value="insert into palabras(id, castellano, ingles, latin) values(2098, 'placer', 'pleasure', 'voluptas');" calcext:value-type="string">
            <text:p>insert into palabras(id, castellano, ingles, latin) values(2098, 'placer', 'pleasure', 'voluptas');</text:p>
          </table:table-cell>
        </table:table-row>
        <table:table-row table:style-name="ro1">
          <table:table-cell table:formula="of:=[.A2099]+1" office:value-type="float" office:value="2099" calcext:value-type="float">
            <text:p>2099</text:p>
          </table:table-cell>
          <table:table-cell office:value-type="string" calcext:value-type="string">
            <text:p>empatía</text:p>
          </table:table-cell>
          <table:table-cell table:style-name="ce3" office:value-type="string" calcext:value-type="string">
            <text:p>Empathy</text:p>
          </table:table-cell>
          <table:table-cell office:value-type="string" calcext:value-type="string">
            <text:p>empathia</text:p>
          </table:table-cell>
          <table:table-cell/>
          <table:table-cell table:formula="of:=IF([.B2100]=[.D2100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100];&quot;, '&quot;;SUBSTITUTE(LOWER([.B2100]);&quot;'&quot;;&quot;''&quot;);&quot;', '&quot;;SUBSTITUTE(LOWER([.C2100]);&quot;'&quot;;&quot;''&quot;);&quot;', '&quot;;SUBSTITUTE(LOWER([.D2100]);&quot;'&quot;;&quot;''&quot;);&quot;');&quot;)" office:value-type="string" office:string-value="insert into palabras(id, castellano, ingles, latin) values(2099, 'empatía', 'empathy', 'empathia');" calcext:value-type="string">
            <text:p>insert into palabras(id, castellano, ingles, latin) values(2099, 'empatía', 'empathy', 'empathia');</text:p>
          </table:table-cell>
        </table:table-row>
        <table:table-row table:style-name="ro1">
          <table:table-cell table:formula="of:=[.A2100]+1" office:value-type="float" office:value="2100" calcext:value-type="float">
            <text:p>2100</text:p>
          </table:table-cell>
          <table:table-cell office:value-type="string" calcext:value-type="string">
            <text:p>interés</text:p>
          </table:table-cell>
          <table:table-cell table:style-name="ce3" office:value-type="string" calcext:value-type="string">
            <text:p>Interest</text:p>
          </table:table-cell>
          <table:table-cell office:value-type="string" calcext:value-type="string">
            <text:p>interest</text:p>
          </table:table-cell>
          <table:table-cell/>
          <table:table-cell table:formula="of:=IF([.B2101]=[.D2101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101];&quot;, '&quot;;SUBSTITUTE(LOWER([.B2101]);&quot;'&quot;;&quot;''&quot;);&quot;', '&quot;;SUBSTITUTE(LOWER([.C2101]);&quot;'&quot;;&quot;''&quot;);&quot;', '&quot;;SUBSTITUTE(LOWER([.D2101]);&quot;'&quot;;&quot;''&quot;);&quot;');&quot;)" office:value-type="string" office:string-value="insert into palabras(id, castellano, ingles, latin) values(2100, 'interés', 'interest', 'interest');" calcext:value-type="string">
            <text:p>insert into palabras(id, castellano, ingles, latin) values(2100, 'interés', 'interest', 'interest');</text:p>
          </table:table-cell>
        </table:table-row>
        <table:table-row table:style-name="ro1">
          <table:table-cell table:formula="of:=[.A2101]+1" office:value-type="float" office:value="2101" calcext:value-type="float">
            <text:p>2101</text:p>
          </table:table-cell>
          <table:table-cell office:value-type="string" calcext:value-type="string">
            <text:p>aburrimiento</text:p>
          </table:table-cell>
          <table:table-cell table:style-name="ce3" office:value-type="string" calcext:value-type="string">
            <text:p>Boredom</text:p>
          </table:table-cell>
          <table:table-cell office:value-type="string" calcext:value-type="string">
            <text:p>taedium</text:p>
          </table:table-cell>
          <table:table-cell/>
          <table:table-cell table:formula="of:=IF([.B2102]=[.D2102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102];&quot;, '&quot;;SUBSTITUTE(LOWER([.B2102]);&quot;'&quot;;&quot;''&quot;);&quot;', '&quot;;SUBSTITUTE(LOWER([.C2102]);&quot;'&quot;;&quot;''&quot;);&quot;', '&quot;;SUBSTITUTE(LOWER([.D2102]);&quot;'&quot;;&quot;''&quot;);&quot;');&quot;)" office:value-type="string" office:string-value="insert into palabras(id, castellano, ingles, latin) values(2101, 'aburrimiento', 'boredom', 'taedium');" calcext:value-type="string">
            <text:p>insert into palabras(id, castellano, ingles, latin) values(2101, 'aburrimiento', 'boredom', 'taedium');</text:p>
          </table:table-cell>
        </table:table-row>
        <table:table-row table:style-name="ro1">
          <table:table-cell table:formula="of:=[.A2102]+1" office:value-type="float" office:value="2102" calcext:value-type="float">
            <text:p>2102</text:p>
          </table:table-cell>
          <table:table-cell office:value-type="string" calcext:value-type="string">
            <text:p>cansancio</text:p>
          </table:table-cell>
          <table:table-cell table:style-name="ce3" office:value-type="string" calcext:value-type="string">
            <text:p>Fatigue</text:p>
          </table:table-cell>
          <table:table-cell office:value-type="string" calcext:value-type="string">
            <text:p>fatige</text:p>
          </table:table-cell>
          <table:table-cell/>
          <table:table-cell table:formula="of:=IF([.B2103]=[.D2103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103];&quot;, '&quot;;SUBSTITUTE(LOWER([.B2103]);&quot;'&quot;;&quot;''&quot;);&quot;', '&quot;;SUBSTITUTE(LOWER([.C2103]);&quot;'&quot;;&quot;''&quot;);&quot;', '&quot;;SUBSTITUTE(LOWER([.D2103]);&quot;'&quot;;&quot;''&quot;);&quot;');&quot;)" office:value-type="string" office:string-value="insert into palabras(id, castellano, ingles, latin) values(2102, 'cansancio', 'fatigue', 'fatige');" calcext:value-type="string">
            <text:p>insert into palabras(id, castellano, ingles, latin) values(2102, 'cansancio', 'fatigue', 'fatige');</text:p>
          </table:table-cell>
        </table:table-row>
        <table:table-row table:style-name="ro1">
          <table:table-cell table:formula="of:=[.A2103]+1" office:value-type="float" office:value="2103" calcext:value-type="float">
            <text:p>2103</text:p>
          </table:table-cell>
          <table:table-cell office:value-type="string" calcext:value-type="string">
            <text:p>sorpresa</text:p>
          </table:table-cell>
          <table:table-cell table:style-name="ce3" office:value-type="string" calcext:value-type="string">
            <text:p>Surprise</text:p>
          </table:table-cell>
          <table:table-cell office:value-type="string" calcext:value-type="string">
            <text:p>miratio</text:p>
          </table:table-cell>
          <table:table-cell/>
          <table:table-cell table:formula="of:=IF([.B2104]=[.D2104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104];&quot;, '&quot;;SUBSTITUTE(LOWER([.B2104]);&quot;'&quot;;&quot;''&quot;);&quot;', '&quot;;SUBSTITUTE(LOWER([.C2104]);&quot;'&quot;;&quot;''&quot;);&quot;', '&quot;;SUBSTITUTE(LOWER([.D2104]);&quot;'&quot;;&quot;''&quot;);&quot;');&quot;)" office:value-type="string" office:string-value="insert into palabras(id, castellano, ingles, latin) values(2103, 'sorpresa', 'surprise', 'miratio');" calcext:value-type="string">
            <text:p>insert into palabras(id, castellano, ingles, latin) values(2103, 'sorpresa', 'surprise', 'miratio');</text:p>
          </table:table-cell>
        </table:table-row>
        <table:table-row table:style-name="ro1">
          <table:table-cell table:formula="of:=[.A2104]+1" office:value-type="float" office:value="2104" calcext:value-type="float">
            <text:p>2104</text:p>
          </table:table-cell>
          <table:table-cell office:value-type="string" calcext:value-type="string">
            <text:p>susto</text:p>
          </table:table-cell>
          <table:table-cell table:style-name="ce3" office:value-type="string" calcext:value-type="string">
            <text:p>Shock</text:p>
          </table:table-cell>
          <table:table-cell office:value-type="string" calcext:value-type="string">
            <text:p>terror</text:p>
          </table:table-cell>
          <table:table-cell/>
          <table:table-cell table:formula="of:=IF([.B2105]=[.D2105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105];&quot;, '&quot;;SUBSTITUTE(LOWER([.B2105]);&quot;'&quot;;&quot;''&quot;);&quot;', '&quot;;SUBSTITUTE(LOWER([.C2105]);&quot;'&quot;;&quot;''&quot;);&quot;', '&quot;;SUBSTITUTE(LOWER([.D2105]);&quot;'&quot;;&quot;''&quot;);&quot;');&quot;)" office:value-type="string" office:string-value="insert into palabras(id, castellano, ingles, latin) values(2104, 'susto', 'shock', 'terror');" calcext:value-type="string">
            <text:p>insert into palabras(id, castellano, ingles, latin) values(2104, 'susto', 'shock', 'terror');</text:p>
          </table:table-cell>
        </table:table-row>
        <table:table-row table:style-name="ro1">
          <table:table-cell table:formula="of:=[.A2105]+1" office:value-type="float" office:value="2105" calcext:value-type="float">
            <text:p>2105</text:p>
          </table:table-cell>
          <table:table-cell office:value-type="string" calcext:value-type="string">
            <text:p>seguridad</text:p>
          </table:table-cell>
          <table:table-cell table:style-name="ce3" office:value-type="string" calcext:value-type="string">
            <text:p>Safety</text:p>
          </table:table-cell>
          <table:table-cell office:value-type="string" calcext:value-type="string">
            <text:p>securitas</text:p>
          </table:table-cell>
          <table:table-cell/>
          <table:table-cell table:formula="of:=IF([.B2106]=[.D2106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106];&quot;, '&quot;;SUBSTITUTE(LOWER([.B2106]);&quot;'&quot;;&quot;''&quot;);&quot;', '&quot;;SUBSTITUTE(LOWER([.C2106]);&quot;'&quot;;&quot;''&quot;);&quot;', '&quot;;SUBSTITUTE(LOWER([.D2106]);&quot;'&quot;;&quot;''&quot;);&quot;');&quot;)" office:value-type="string" office:string-value="insert into palabras(id, castellano, ingles, latin) values(2105, 'seguridad', 'safety', 'securitas');" calcext:value-type="string">
            <text:p>insert into palabras(id, castellano, ingles, latin) values(2105, 'seguridad', 'safety', 'securitas');</text:p>
          </table:table-cell>
        </table:table-row>
        <table:table-row table:style-name="ro1">
          <table:table-cell table:formula="of:=[.A2106]+1" office:value-type="float" office:value="2106" calcext:value-type="float">
            <text:p>2106</text:p>
          </table:table-cell>
          <table:table-cell office:value-type="string" calcext:value-type="string">
            <text:p>confianza</text:p>
          </table:table-cell>
          <table:table-cell table:style-name="ce3" office:value-type="string" calcext:value-type="string">
            <text:p>Confidence</text:p>
          </table:table-cell>
          <table:table-cell office:value-type="string" calcext:value-type="string">
            <text:p>fiducia</text:p>
          </table:table-cell>
          <table:table-cell/>
          <table:table-cell table:formula="of:=IF([.B2107]=[.D2107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107];&quot;, '&quot;;SUBSTITUTE(LOWER([.B2107]);&quot;'&quot;;&quot;''&quot;);&quot;', '&quot;;SUBSTITUTE(LOWER([.C2107]);&quot;'&quot;;&quot;''&quot;);&quot;', '&quot;;SUBSTITUTE(LOWER([.D2107]);&quot;'&quot;;&quot;''&quot;);&quot;');&quot;)" office:value-type="string" office:string-value="insert into palabras(id, castellano, ingles, latin) values(2106, 'confianza', 'confidence', 'fiducia');" calcext:value-type="string">
            <text:p>insert into palabras(id, castellano, ingles, latin) values(2106, 'confianza', 'confidence', 'fiducia');</text:p>
          </table:table-cell>
        </table:table-row>
        <table:table-row table:style-name="ro1">
          <table:table-cell table:formula="of:=[.A2107]+1" office:value-type="float" office:value="2107" calcext:value-type="float">
            <text:p>2107</text:p>
          </table:table-cell>
          <table:table-cell office:value-type="string" calcext:value-type="string">
            <text:p>miedo</text:p>
          </table:table-cell>
          <table:table-cell table:style-name="ce3" office:value-type="string" calcext:value-type="string">
            <text:p>Fear</text:p>
          </table:table-cell>
          <table:table-cell office:value-type="string" calcext:value-type="string">
            <text:p>timor</text:p>
          </table:table-cell>
          <table:table-cell/>
          <table:table-cell table:formula="of:=IF([.B2108]=[.D2108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108];&quot;, '&quot;;SUBSTITUTE(LOWER([.B2108]);&quot;'&quot;;&quot;''&quot;);&quot;', '&quot;;SUBSTITUTE(LOWER([.C2108]);&quot;'&quot;;&quot;''&quot;);&quot;', '&quot;;SUBSTITUTE(LOWER([.D2108]);&quot;'&quot;;&quot;''&quot;);&quot;');&quot;)" office:value-type="string" office:string-value="insert into palabras(id, castellano, ingles, latin) values(2107, 'miedo', 'fear', 'timor');" calcext:value-type="string">
            <text:p>insert into palabras(id, castellano, ingles, latin) values(2107, 'miedo', 'fear', 'timor');</text:p>
          </table:table-cell>
        </table:table-row>
        <table:table-row table:style-name="ro1">
          <table:table-cell table:formula="of:=[.A2108]+1" office:value-type="float" office:value="2108" calcext:value-type="float">
            <text:p>2108</text:p>
          </table:table-cell>
          <table:table-cell office:value-type="string" calcext:value-type="string">
            <text:p>ejemplo</text:p>
          </table:table-cell>
          <table:table-cell table:style-name="ce3" office:value-type="string" calcext:value-type="string">
            <text:p>Example</text:p>
          </table:table-cell>
          <table:table-cell office:value-type="string" calcext:value-type="string">
            <text:p>exemplum</text:p>
          </table:table-cell>
          <table:table-cell/>
          <table:table-cell table:formula="of:=IF([.B2109]=[.D2109];&quot;si&quot;;&quot;no&quot;)" office:value-type="string" office:string-value="no" calcext:value-type="string">
            <text:p>no</text:p>
          </table:table-cell>
          <table:table-cell/>
          <table:table-cell table:formula="of:=CONCATENATE(&quot;insert into palabras(id, castellano, ingles, latin) values(&quot;;[.A2109];&quot;, '&quot;;SUBSTITUTE(LOWER([.B2109]);&quot;'&quot;;&quot;''&quot;);&quot;', '&quot;;SUBSTITUTE(LOWER([.C2109]);&quot;'&quot;;&quot;''&quot;);&quot;', '&quot;;SUBSTITUTE(LOWER([.D2109]);&quot;'&quot;;&quot;''&quot;);&quot;');&quot;)" office:value-type="string" office:string-value="insert into palabras(id, castellano, ingles, latin) values(2108, 'ejemplo', 'example', 'exemplum');" calcext:value-type="string">
            <text:p>insert into palabras(id, castellano, ingles, latin) values(2108, 'ejemplo', 'example', 'exemplum');</text:p>
          </table:table-cell>
        </table:table-row>
      </table:table>
      <table:named-expressions/>
      <table:database-ranges>
        <table:database-range table:name="__Anonymous_Sheet_DB__0" table:target-range-address="'1'.A1:'1'.F181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9-10T09:02:58.224000000</dc:date>
    <meta:editing-duration>PT1H48M45S</meta:editing-duration>
    <meta:editing-cycles>13</meta:editing-cycles>
    <meta:generator>LibreOffice/7.4.7.2$Windows_X86_64 LibreOffice_project/723314e595e8007d3cf785c16538505a1c878ca5</meta:generator>
    <meta:document-statistic meta:table-count="1" meta:cell-count="12654" meta:object-count="0"/>
  </office:meta>
</office:document-meta>
</file>